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478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2.432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2.159cm"/>
    </style:style>
    <style:style style:name="co19" style:family="table-column">
      <style:table-column-properties fo:break-before="auto" style:column-width="1.859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1998soil_water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RUNOF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ISCHG</text:p>
          </table:table-cell>
          <table:table-cell office:value-type="string" calcext:value-type="string">
            <text:p>SNOWPACK</text:p>
          </table:table-cell>
          <table:table-cell office:value-type="string" calcext:value-type="string">
            <text:p>WTR_1</text:p>
          </table:table-cell>
          <table:table-cell office:value-type="string" calcext:value-type="string">
            <text:p>WTR_2</text:p>
          </table:table-cell>
          <table:table-cell office:value-type="string" calcext:value-type="string">
            <text:p>WTR_3</text:p>
          </table:table-cell>
          <table:table-cell office:value-type="string" calcext:value-type="string">
            <text:p>WTR_4</text:p>
          </table:table-cell>
          <table:table-cell office:value-type="string" calcext:value-type="string">
            <text:p>WTR_5</text:p>
          </table:table-cell>
          <table:table-cell office:value-type="string" calcext:value-type="string">
            <text:p>WTR_6</text:p>
          </table:table-cell>
          <table:table-cell office:value-type="string" calcext:value-type="string">
            <text:p>WTR_7</text:p>
          </table:table-cell>
          <table:table-cell office:value-type="string" calcext:value-type="string">
            <text:p>WTR_8</text:p>
          </table:table-cell>
          <table:table-cell office:value-type="string" calcext:value-type="string">
            <text:p>WTR_9</text:p>
          </table:table-cell>
          <table:table-cell office:value-type="string" calcext:value-type="string">
            <text:p>WTR_10</text:p>
          </table:table-cell>
          <table:table-cell office:value-type="string" calcext:value-type="string">
            <text:p>WTR_11</text:p>
          </table:table-cell>
          <table:table-cell office:value-type="string" calcext:value-type="string">
            <text:p>WTR_12</text:p>
          </table:table-cell>
          <table:table-cell office:value-type="string" calcext:value-type="string">
            <text:p>WTR_13</text:p>
          </table:table-cell>
          <table:table-cell office:value-type="string" calcext:value-type="string">
            <text:p>SURF_WTR</text:p>
          </table:table-cell>
          <table:table-cell office:value-type="string" calcext:value-type="string">
            <text:p>ICE_1</text:p>
          </table:table-cell>
          <table:table-cell office:value-type="string" calcext:value-type="string">
            <text:p>ICE_2</text:p>
          </table:table-cell>
          <table:table-cell office:value-type="string" calcext:value-type="string">
            <text:p>ICE_3</text:p>
          </table:table-cell>
          <table:table-cell office:value-type="string" calcext:value-type="string">
            <text:p>ICE_4</text:p>
          </table:table-cell>
          <table:table-cell office:value-type="string" calcext:value-type="string">
            <text:p>ICE_5</text:p>
          </table:table-cell>
          <table:table-cell office:value-type="string" calcext:value-type="string">
            <text:p>ICE_6</text:p>
          </table:table-cell>
          <table:table-cell office:value-type="string" calcext:value-type="string">
            <text:p>ICE_7</text:p>
          </table:table-cell>
          <table:table-cell office:value-type="string" calcext:value-type="string">
            <text:p>ICE_8</text:p>
          </table:table-cell>
          <table:table-cell office:value-type="string" calcext:value-type="string">
            <text:p>ICE_9</text:p>
          </table:table-cell>
          <table:table-cell office:value-type="string" calcext:value-type="string">
            <text:p>ICE_10</text:p>
          </table:table-cell>
          <table:table-cell office:value-type="string" calcext:value-type="string">
            <text:p>ICE_11</text:p>
          </table:table-cell>
          <table:table-cell office:value-type="string" calcext:value-type="string">
            <text:p>ICE_12</text:p>
          </table:table-cell>
          <table:table-cell office:value-type="string" calcext:value-type="string">
            <text:p>ICE_13</text:p>
          </table:table-cell>
          <table:table-cell office:value-type="string" calcext:value-type="string">
            <text:p>SURF_ICE</text:p>
          </table:table-cell>
          <table:table-cell office:value-type="string" calcext:value-type="string">
            <text:p>PSI_1</text:p>
          </table:table-cell>
          <table:table-cell office:value-type="string" calcext:value-type="string">
            <text:p>PSI_2</text:p>
          </table:table-cell>
          <table:table-cell office:value-type="string" calcext:value-type="string">
            <text:p>PSI_3</text:p>
          </table:table-cell>
          <table:table-cell office:value-type="string" calcext:value-type="string">
            <text:p>PSI_4</text:p>
          </table:table-cell>
          <table:table-cell office:value-type="string" calcext:value-type="string">
            <text:p>PSI_5</text:p>
          </table:table-cell>
          <table:table-cell office:value-type="string" calcext:value-type="string">
            <text:p>PSI_6</text:p>
          </table:table-cell>
          <table:table-cell office:value-type="string" calcext:value-type="string">
            <text:p>PSI_7</text:p>
          </table:table-cell>
          <table:table-cell office:value-type="string" calcext:value-type="string">
            <text:p>PSI_8</text:p>
          </table:table-cell>
          <table:table-cell office:value-type="string" calcext:value-type="string">
            <text:p>PSI_9</text:p>
          </table:table-cell>
          <table:table-cell office:value-type="string" calcext:value-type="string">
            <text:p>PSI_10</text:p>
          </table:table-cell>
          <table:table-cell office:value-type="string" calcext:value-type="string">
            <text:p>TILE_DRG</text:p>
          </table:table-cell>
          <table:table-cell office:value-type="string" calcext:value-type="string">
            <text:p>SEDIMENT</text:p>
          </table:table-cell>
          <table:table-cell office:value-type="string" calcext:value-type="string">
            <text:p>PSI_SURF</text:p>
          </table:table-cell>
          <table:table-cell office:value-type="string" calcext:value-type="string">
            <text:p>SURF_ELEV</text:p>
          </table:table-cell>
          <table:table-cell office:value-type="string" calcext:value-type="string">
            <text:p>ACTV_LYR</text:p>
          </table:table-cell>
          <table:table-cell office:value-type="string" calcext:value-type="string">
            <text:p>WTR_TB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998" calcext:value-type="float">
            <text:p>1011998</text:p>
          </table:table-cell>
          <table:table-cell office:value-type="float" office:value="6.599999" calcext:value-type="float">
            <text:p>6.599999</text:p>
          </table:table-cell>
          <table:table-cell office:value-type="float" office:value="0.2243138" calcext:value-type="float">
            <text:p>0.2243138</text:p>
          </table:table-cell>
          <table:table-cell office:value-type="float" office:value="0" calcext:value-type="float">
            <text:p>0</text:p>
          </table:table-cell>
          <table:table-cell office:value-type="float" office:value="1419.643" calcext:value-type="float">
            <text:p>1419.643</text:p>
          </table:table-cell>
          <table:table-cell office:value-type="float" office:value="19.04577" calcext:value-type="float">
            <text:p>19.04577</text:p>
          </table:table-cell>
          <table:table-cell office:value-type="float" office:value="130.7372" calcext:value-type="float">
            <text:p>130.7372</text:p>
          </table:table-cell>
          <table:table-cell office:value-type="float" office:value="0.1274933" calcext:value-type="float">
            <text:p>0.1274933</text:p>
          </table:table-cell>
          <table:table-cell office:value-type="float" office:value="0.387764" calcext:value-type="float">
            <text:p>0.387764</text:p>
          </table:table-cell>
          <table:table-cell office:value-type="float" office:value="0.395501" calcext:value-type="float">
            <text:p>0.395501</text:p>
          </table:table-cell>
          <table:table-cell office:value-type="float" office:value="0.4090084" calcext:value-type="float">
            <text:p>0.4090084</text:p>
          </table:table-cell>
          <table:table-cell office:value-type="float" office:value="0.425676" calcext:value-type="float">
            <text:p>0.425676</text:p>
          </table:table-cell>
          <table:table-cell office:value-type="float" office:value="0.4459769" calcext:value-type="float">
            <text:p>0.4459769</text:p>
          </table:table-cell>
          <table:table-cell office:value-type="float" office:value="0.5035789" calcext:value-type="float">
            <text:p>0.5035789</text:p>
          </table:table-cell>
          <table:table-cell office:value-type="float" office:value="0.5099042" calcext:value-type="float">
            <text:p>0.5099042</text:p>
          </table:table-cell>
          <table:table-cell office:value-type="float" office:value="0.5104994" calcext:value-type="float">
            <text:p>0.5104994</text:p>
          </table:table-cell>
          <table:table-cell office:value-type="float" office:value="0.5109006" calcext:value-type="float">
            <text:p>0.5109006</text:p>
          </table:table-cell>
          <table:table-cell office:value-type="float" office:value="0.5111479" calcext:value-type="float">
            <text:p>0.5111479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96259" calcext:value-type="float">
            <text:p>0.3096259</text:p>
          </table:table-cell>
          <table:table-cell office:value-type="float" office:value="0.1075903" calcext:value-type="float">
            <text:p>0.107590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.92802" calcext:value-type="float">
            <text:p>-3.92802</text:p>
          </table:table-cell>
          <table:table-cell office:value-type="float" office:value="-0.003175721" calcext:value-type="float">
            <text:p>-0.003175721</text:p>
          </table:table-cell>
          <table:table-cell office:value-type="float" office:value="-0.002779369" calcext:value-type="float">
            <text:p>-0.002779369</text:p>
          </table:table-cell>
          <table:table-cell office:value-type="float" office:value="-0.002199832" calcext:value-type="float">
            <text:p>-0.002199832</text:p>
          </table:table-cell>
          <table:table-cell office:value-type="float" office:value="-0.001660487" calcext:value-type="float">
            <text:p>-0.001660487</text:p>
          </table:table-cell>
          <table:table-cell office:value-type="float" office:value="-0.001205987" calcext:value-type="float">
            <text:p>-0.001205987</text:p>
          </table:table-cell>
          <table:table-cell office:value-type="float" office:value="-0.0005980154" calcext:value-type="float">
            <text:p>-0.0005980154</text:p>
          </table:table-cell>
          <table:table-cell office:value-type="float" office:value="-0.0005053015" calcext:value-type="float">
            <text:p>-0.0005053015</text:p>
          </table:table-cell>
          <table:table-cell office:value-type="float" office:value="-0.0005029956" calcext:value-type="float">
            <text:p>-0.0005029956</text:p>
          </table:table-cell>
          <table:table-cell office:value-type="float" office:value="-0.0005013773" calcext:value-type="float">
            <text:p>-0.0005013773</text:p>
          </table:table-cell>
          <table:table-cell office:value-type="float" office:value="18.46579" calcext:value-type="float">
            <text:p>18.46579</text:p>
          </table:table-cell>
          <table:table-cell office:value-type="float" office:value="0" calcext:value-type="float">
            <text:p>0</text:p>
          </table:table-cell>
          <table:table-cell office:value-type="float" office:value="-17.88201" calcext:value-type="float">
            <text:p>-17.88201</text:p>
          </table:table-cell>
          <table:table-cell office:value-type="float" office:value="0.01848603" calcext:value-type="float">
            <text:p>0.01848603</text:p>
          </table:table-cell>
          <table:table-cell office:value-type="float" office:value="-9999.019" calcext:value-type="float">
            <text:p>-9999.019</text:p>
          </table:table-cell>
          <table:table-cell office:value-type="float" office:value="-0.2247834" calcext:value-type="float">
            <text:p>-0.22478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998" calcext:value-type="float">
            <text:p>2011998</text:p>
          </table:table-cell>
          <table:table-cell office:value-type="float" office:value="6.599999" calcext:value-type="float">
            <text:p>6.599999</text:p>
          </table:table-cell>
          <table:table-cell office:value-type="float" office:value="0.00080629" calcext:value-type="float">
            <text:p>0.00080629</text:p>
          </table:table-cell>
          <table:table-cell office:value-type="float" office:value="0" calcext:value-type="float">
            <text:p>0</text:p>
          </table:table-cell>
          <table:table-cell office:value-type="float" office:value="1401.947" calcext:value-type="float">
            <text:p>1401.947</text:p>
          </table:table-cell>
          <table:table-cell office:value-type="float" office:value="36.96502" calcext:value-type="float">
            <text:p>36.96502</text:p>
          </table:table-cell>
          <table:table-cell office:value-type="float" office:value="118.0858" calcext:value-type="float">
            <text:p>118.0858</text:p>
          </table:table-cell>
          <table:table-cell office:value-type="float" office:value="0.1825327" calcext:value-type="float">
            <text:p>0.1825327</text:p>
          </table:table-cell>
          <table:table-cell office:value-type="float" office:value="0.3668154" calcext:value-type="float">
            <text:p>0.3668154</text:p>
          </table:table-cell>
          <table:table-cell office:value-type="float" office:value="0.3706285" calcext:value-type="float">
            <text:p>0.3706285</text:p>
          </table:table-cell>
          <table:table-cell office:value-type="float" office:value="0.377454" calcext:value-type="float">
            <text:p>0.377454</text:p>
          </table:table-cell>
          <table:table-cell office:value-type="float" office:value="0.3858697" calcext:value-type="float">
            <text:p>0.3858697</text:p>
          </table:table-cell>
          <table:table-cell office:value-type="float" office:value="0.3959242" calcext:value-type="float">
            <text:p>0.3959242</text:p>
          </table:table-cell>
          <table:table-cell office:value-type="float" office:value="0.4354836" calcext:value-type="float">
            <text:p>0.4354836</text:p>
          </table:table-cell>
          <table:table-cell office:value-type="float" office:value="0.4868588" calcext:value-type="float">
            <text:p>0.4868588</text:p>
          </table:table-cell>
          <table:table-cell office:value-type="float" office:value="0.5105245" calcext:value-type="float">
            <text:p>0.5105245</text:p>
          </table:table-cell>
          <table:table-cell office:value-type="float" office:value="0.5109123" calcext:value-type="float">
            <text:p>0.5109123</text:p>
          </table:table-cell>
          <table:table-cell office:value-type="float" office:value="0.5111542" calcext:value-type="float">
            <text:p>0.511154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7939" calcext:value-type="float">
            <text:p>0.2397939</text:p>
          </table:table-cell>
          <table:table-cell office:value-type="float" office:value="0.08285472" calcext:value-type="float">
            <text:p>0.0828547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4305362" calcext:value-type="float">
            <text:p>-0.4305362</text:p>
          </table:table-cell>
          <table:table-cell office:value-type="float" office:value="-0.004670517" calcext:value-type="float">
            <text:p>-0.004670517</text:p>
          </table:table-cell>
          <table:table-cell office:value-type="float" office:value="-0.004370168" calcext:value-type="float">
            <text:p>-0.004370168</text:p>
          </table:table-cell>
          <table:table-cell office:value-type="float" office:value="-0.003849006" calcext:value-type="float">
            <text:p>-0.003849006</text:p>
          </table:table-cell>
          <table:table-cell office:value-type="float" office:value="-0.003305343" calcext:value-type="float">
            <text:p>-0.003305343</text:p>
          </table:table-cell>
          <table:table-cell office:value-type="float" office:value="-0.002764059" calcext:value-type="float">
            <text:p>-0.002764059</text:p>
          </table:table-cell>
          <table:table-cell office:value-type="float" office:value="-0.00205733" calcext:value-type="float">
            <text:p>-0.00205733</text:p>
          </table:table-cell>
          <table:table-cell office:value-type="float" office:value="-0.0007805428" calcext:value-type="float">
            <text:p>-0.0007805428</text:p>
          </table:table-cell>
          <table:table-cell office:value-type="float" office:value="-0.0005027589" calcext:value-type="float">
            <text:p>-0.0005027589</text:p>
          </table:table-cell>
          <table:table-cell office:value-type="float" office:value="-0.0005012669" calcext:value-type="float">
            <text:p>-0.0005012669</text:p>
          </table:table-cell>
          <table:table-cell office:value-type="float" office:value="36.08951" calcext:value-type="float">
            <text:p>36.08951</text:p>
          </table:table-cell>
          <table:table-cell office:value-type="float" office:value="0" calcext:value-type="float">
            <text:p>0</text:p>
          </table:table-cell>
          <table:table-cell office:value-type="float" office:value="-1.017425" calcext:value-type="float">
            <text:p>-1.017425</text:p>
          </table:table-cell>
          <table:table-cell office:value-type="float" office:value="0.01821104" calcext:value-type="float">
            <text:p>0.0182110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3444705" calcext:value-type="float">
            <text:p>-0.34447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1998" calcext:value-type="float">
            <text:p>3011998</text:p>
          </table:table-cell>
          <table:table-cell office:value-type="float" office:value="6.599999" calcext:value-type="float">
            <text:p>6.599999</text:p>
          </table:table-cell>
          <table:table-cell office:value-type="float" office:value="-0.4501194" calcext:value-type="float">
            <text:p>-0.4501194</text:p>
          </table:table-cell>
          <table:table-cell office:value-type="float" office:value="0" calcext:value-type="float">
            <text:p>0</text:p>
          </table:table-cell>
          <table:table-cell office:value-type="float" office:value="1386.877" calcext:value-type="float">
            <text:p>1386.877</text:p>
          </table:table-cell>
          <table:table-cell office:value-type="float" office:value="52.48627" calcext:value-type="float">
            <text:p>52.48627</text:p>
          </table:table-cell>
          <table:table-cell office:value-type="float" office:value="78.20692" calcext:value-type="float">
            <text:p>78.20692</text:p>
          </table:table-cell>
          <table:table-cell office:value-type="float" office:value="0.2239884" calcext:value-type="float">
            <text:p>0.2239884</text:p>
          </table:table-cell>
          <table:table-cell office:value-type="float" office:value="0.3385069" calcext:value-type="float">
            <text:p>0.3385069</text:p>
          </table:table-cell>
          <table:table-cell office:value-type="float" office:value="0.3457953" calcext:value-type="float">
            <text:p>0.3457953</text:p>
          </table:table-cell>
          <table:table-cell office:value-type="float" office:value="0.3572228" calcext:value-type="float">
            <text:p>0.3572228</text:p>
          </table:table-cell>
          <table:table-cell office:value-type="float" office:value="0.3690001" calcext:value-type="float">
            <text:p>0.3690001</text:p>
          </table:table-cell>
          <table:table-cell office:value-type="float" office:value="0.3813024" calcext:value-type="float">
            <text:p>0.3813024</text:p>
          </table:table-cell>
          <table:table-cell office:value-type="float" office:value="0.4286246" calcext:value-type="float">
            <text:p>0.4286246</text:p>
          </table:table-cell>
          <table:table-cell office:value-type="float" office:value="0.4483995" calcext:value-type="float">
            <text:p>0.4483995</text:p>
          </table:table-cell>
          <table:table-cell office:value-type="float" office:value="0.5104686" calcext:value-type="float">
            <text:p>0.5104686</text:p>
          </table:table-cell>
          <table:table-cell office:value-type="float" office:value="0.5109203" calcext:value-type="float">
            <text:p>0.5109203</text:p>
          </table:table-cell>
          <table:table-cell office:value-type="float" office:value="0.5111581" calcext:value-type="float">
            <text:p>0.511158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69626" calcext:value-type="float">
            <text:p>0.2069626</text:p>
          </table:table-cell>
          <table:table-cell office:value-type="float" office:value="0.017518" calcext:value-type="float">
            <text:p>0.01751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210186" calcext:value-type="float">
            <text:p>-0.1210186</text:p>
          </table:table-cell>
          <table:table-cell office:value-type="float" office:value="-0.008169962" calcext:value-type="float">
            <text:p>-0.008169962</text:p>
          </table:table-cell>
          <table:table-cell office:value-type="float" office:value="-0.007076615" calcext:value-type="float">
            <text:p>-0.007076615</text:p>
          </table:table-cell>
          <table:table-cell office:value-type="float" office:value="-0.005644229" calcext:value-type="float">
            <text:p>-0.005644229</text:p>
          </table:table-cell>
          <table:table-cell office:value-type="float" office:value="-0.004511374" calcext:value-type="float">
            <text:p>-0.004511374</text:p>
          </table:table-cell>
          <table:table-cell office:value-type="float" office:value="-0.003593076" calcext:value-type="float">
            <text:p>-0.003593076</text:p>
          </table:table-cell>
          <table:table-cell office:value-type="float" office:value="-0.002406751" calcext:value-type="float">
            <text:p>-0.002406751</text:p>
          </table:table-cell>
          <table:table-cell office:value-type="float" office:value="-0.00172515" calcext:value-type="float">
            <text:p>-0.00172515</text:p>
          </table:table-cell>
          <table:table-cell office:value-type="float" office:value="-0.0005030032" calcext:value-type="float">
            <text:p>-0.0005030032</text:p>
          </table:table-cell>
          <table:table-cell office:value-type="float" office:value="-0.0005011913" calcext:value-type="float">
            <text:p>-0.0005011913</text:p>
          </table:table-cell>
          <table:table-cell office:value-type="float" office:value="51.5513" calcext:value-type="float">
            <text:p>51.5513</text:p>
          </table:table-cell>
          <table:table-cell office:value-type="float" office:value="0" calcext:value-type="float">
            <text:p>0</text:p>
          </table:table-cell>
          <table:table-cell office:value-type="float" office:value="-0.3075664" calcext:value-type="float">
            <text:p>-0.3075664</text:p>
          </table:table-cell>
          <table:table-cell office:value-type="float" office:value="0.01820189" calcext:value-type="float">
            <text:p>0.01820189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439752" calcext:value-type="float">
            <text:p>-0.439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1998" calcext:value-type="float">
            <text:p>4011998</text:p>
          </table:table-cell>
          <table:table-cell office:value-type="float" office:value="6.599999" calcext:value-type="float">
            <text:p>6.599999</text:p>
          </table:table-cell>
          <table:table-cell office:value-type="float" office:value="-0.5208312" calcext:value-type="float">
            <text:p>-0.5208312</text:p>
          </table:table-cell>
          <table:table-cell office:value-type="float" office:value="0" calcext:value-type="float">
            <text:p>0</text:p>
          </table:table-cell>
          <table:table-cell office:value-type="float" office:value="1373.029" calcext:value-type="float">
            <text:p>1373.029</text:p>
          </table:table-cell>
          <table:table-cell office:value-type="float" office:value="66.40527" calcext:value-type="float">
            <text:p>66.40527</text:p>
          </table:table-cell>
          <table:table-cell office:value-type="float" office:value="74.32585" calcext:value-type="float">
            <text:p>74.32585</text:p>
          </table:table-cell>
          <table:table-cell office:value-type="float" office:value="0.1976002" calcext:value-type="float">
            <text:p>0.1976002</text:p>
          </table:table-cell>
          <table:table-cell office:value-type="float" office:value="0.3228123" calcext:value-type="float">
            <text:p>0.3228123</text:p>
          </table:table-cell>
          <table:table-cell office:value-type="float" office:value="0.3291372" calcext:value-type="float">
            <text:p>0.3291372</text:p>
          </table:table-cell>
          <table:table-cell office:value-type="float" office:value="0.3395166" calcext:value-type="float">
            <text:p>0.3395166</text:p>
          </table:table-cell>
          <table:table-cell office:value-type="float" office:value="0.3498086" calcext:value-type="float">
            <text:p>0.3498086</text:p>
          </table:table-cell>
          <table:table-cell office:value-type="float" office:value="0.3602446" calcext:value-type="float">
            <text:p>0.3602446</text:p>
          </table:table-cell>
          <table:table-cell office:value-type="float" office:value="0.4094295" calcext:value-type="float">
            <text:p>0.4094295</text:p>
          </table:table-cell>
          <table:table-cell office:value-type="float" office:value="0.4308764" calcext:value-type="float">
            <text:p>0.4308764</text:p>
          </table:table-cell>
          <table:table-cell office:value-type="float" office:value="0.4969699" calcext:value-type="float">
            <text:p>0.4969699</text:p>
          </table:table-cell>
          <table:table-cell office:value-type="float" office:value="0.5109267" calcext:value-type="float">
            <text:p>0.5109267</text:p>
          </table:table-cell>
          <table:table-cell office:value-type="float" office:value="0.5111611" calcext:value-type="float">
            <text:p>0.51116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56" calcext:value-type="float">
            <text:p>0.181856</text:p>
          </table:table-cell>
          <table:table-cell office:value-type="float" office:value="0.00000000001265257" calcext:value-type="float">
            <text:p>1.265257E-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57724" calcext:value-type="float">
            <text:p>-0.257724</text:p>
          </table:table-cell>
          <table:table-cell office:value-type="float" office:value="-0.01137058" calcext:value-type="float">
            <text:p>-0.01137058</text:p>
          </table:table-cell>
          <table:table-cell office:value-type="float" office:value="-0.009984885" calcext:value-type="float">
            <text:p>-0.009984885</text:p>
          </table:table-cell>
          <table:table-cell office:value-type="float" office:value="-0.008050339" calcext:value-type="float">
            <text:p>-0.008050339</text:p>
          </table:table-cell>
          <table:table-cell office:value-type="float" office:value="-0.006538519" calcext:value-type="float">
            <text:p>-0.006538519</text:p>
          </table:table-cell>
          <table:table-cell office:value-type="float" office:value="-0.005329565" calcext:value-type="float">
            <text:p>-0.005329565</text:p>
          </table:table-cell>
          <table:table-cell office:value-type="float" office:value="-0.003731898" calcext:value-type="float">
            <text:p>-0.003731898</text:p>
          </table:table-cell>
          <table:table-cell office:value-type="float" office:value="-0.002539602" calcext:value-type="float">
            <text:p>-0.002539602</text:p>
          </table:table-cell>
          <table:table-cell office:value-type="float" office:value="-0.00064828" calcext:value-type="float">
            <text:p>-0.00064828</text:p>
          </table:table-cell>
          <table:table-cell office:value-type="float" office:value="-0.0005011309" calcext:value-type="float">
            <text:p>-0.0005011309</text:p>
          </table:table-cell>
          <table:table-cell office:value-type="float" office:value="65.66225" calcext:value-type="float">
            <text:p>65.66225</text:p>
          </table:table-cell>
          <table:table-cell office:value-type="float" office:value="0" calcext:value-type="float">
            <text:p>0</text:p>
          </table:table-cell>
          <table:table-cell office:value-type="float" office:value="-0.7572321" calcext:value-type="float">
            <text:p>-0.7572321</text:p>
          </table:table-cell>
          <table:table-cell office:value-type="float" office:value="0.01802823" calcext:value-type="float">
            <text:p>0.01802823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5259487" calcext:value-type="float">
            <text:p>-0.5259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1998" calcext:value-type="float">
            <text:p>5011998</text:p>
          </table:table-cell>
          <table:table-cell office:value-type="float" office:value="27.2" calcext:value-type="float">
            <text:p>27.2</text:p>
          </table:table-cell>
          <table:table-cell office:value-type="float" office:value="-0.7563837" calcext:value-type="float">
            <text:p>-0.7563837</text:p>
          </table:table-cell>
          <table:table-cell office:value-type="float" office:value="0" calcext:value-type="float">
            <text:p>0</text:p>
          </table:table-cell>
          <table:table-cell office:value-type="float" office:value="1381.5" calcext:value-type="float">
            <text:p>1381.5</text:p>
          </table:table-cell>
          <table:table-cell office:value-type="float" office:value="78.77029" calcext:value-type="float">
            <text:p>78.77029</text:p>
          </table:table-cell>
          <table:table-cell office:value-type="float" office:value="293.4391" calcext:value-type="float">
            <text:p>293.4391</text:p>
          </table:table-cell>
          <table:table-cell office:value-type="float" office:value="0.1959046" calcext:value-type="float">
            <text:p>0.1959046</text:p>
          </table:table-cell>
          <table:table-cell office:value-type="float" office:value="0.3123208" calcext:value-type="float">
            <text:p>0.3123208</text:p>
          </table:table-cell>
          <table:table-cell office:value-type="float" office:value="0.3182229" calcext:value-type="float">
            <text:p>0.3182229</text:p>
          </table:table-cell>
          <table:table-cell office:value-type="float" office:value="0.3268214" calcext:value-type="float">
            <text:p>0.3268214</text:p>
          </table:table-cell>
          <table:table-cell office:value-type="float" office:value="0.3357624" calcext:value-type="float">
            <text:p>0.3357624</text:p>
          </table:table-cell>
          <table:table-cell office:value-type="float" office:value="0.3450165" calcext:value-type="float">
            <text:p>0.3450165</text:p>
          </table:table-cell>
          <table:table-cell office:value-type="float" office:value="0.3975855" calcext:value-type="float">
            <text:p>0.3975855</text:p>
          </table:table-cell>
          <table:table-cell office:value-type="float" office:value="0.420773" calcext:value-type="float">
            <text:p>0.420773</text:p>
          </table:table-cell>
          <table:table-cell office:value-type="float" office:value="0.4762151" calcext:value-type="float">
            <text:p>0.4762151</text:p>
          </table:table-cell>
          <table:table-cell office:value-type="float" office:value="0.5109325" calcext:value-type="float">
            <text:p>0.5109325</text:p>
          </table:table-cell>
          <table:table-cell office:value-type="float" office:value="0.5111641" calcext:value-type="float">
            <text:p>0.511164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0199" calcext:value-type="float">
            <text:p>0.1410199</text:p>
          </table:table-cell>
          <table:table-cell office:value-type="float" office:value="0.00000000001132338" calcext:value-type="float">
            <text:p>1.132338E-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2775755" calcext:value-type="float">
            <text:p>-0.2775755</text:p>
          </table:table-cell>
          <table:table-cell office:value-type="float" office:value="-0.01433869" calcext:value-type="float">
            <text:p>-0.01433869</text:p>
          </table:table-cell>
          <table:table-cell office:value-type="float" office:value="-0.01261793" calcext:value-type="float">
            <text:p>-0.01261793</text:p>
          </table:table-cell>
          <table:table-cell office:value-type="float" office:value="-0.01049017" calcext:value-type="float">
            <text:p>-0.01049017</text:p>
          </table:table-cell>
          <table:table-cell office:value-type="float" office:value="-0.008699251" calcext:value-type="float">
            <text:p>-0.008699251</text:p>
          </table:table-cell>
          <table:table-cell office:value-type="float" office:value="-0.007200504" calcext:value-type="float">
            <text:p>-0.007200504</text:p>
          </table:table-cell>
          <table:table-cell office:value-type="float" office:value="-0.004962028" calcext:value-type="float">
            <text:p>-0.004962028</text:p>
          </table:table-cell>
          <table:table-cell office:value-type="float" office:value="-0.003191786" calcext:value-type="float">
            <text:p>-0.003191786</text:p>
          </table:table-cell>
          <table:table-cell office:value-type="float" office:value="-0.000975266" calcext:value-type="float">
            <text:p>-0.000975266</text:p>
          </table:table-cell>
          <table:table-cell office:value-type="float" office:value="-0.0005010776" calcext:value-type="float">
            <text:p>-0.0005010776</text:p>
          </table:table-cell>
          <table:table-cell office:value-type="float" office:value="78.26099" calcext:value-type="float">
            <text:p>78.26099</text:p>
          </table:table-cell>
          <table:table-cell office:value-type="float" office:value="0" calcext:value-type="float">
            <text:p>0</text:p>
          </table:table-cell>
          <table:table-cell office:value-type="float" office:value="-0.7389755" calcext:value-type="float">
            <text:p>-0.7389755</text:p>
          </table:table-cell>
          <table:table-cell office:value-type="float" office:value="0.01793992" calcext:value-type="float">
            <text:p>0.0179399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5889251" calcext:value-type="float">
            <text:p>-0.58892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1998" calcext:value-type="float">
            <text:p>6011998</text:p>
          </table:table-cell>
          <table:table-cell office:value-type="float" office:value="44.40005" calcext:value-type="float">
            <text:p>44.40005</text:p>
          </table:table-cell>
          <table:table-cell office:value-type="float" office:value="-0.9737243" calcext:value-type="float">
            <text:p>-0.9737243</text:p>
          </table:table-cell>
          <table:table-cell office:value-type="float" office:value="0" calcext:value-type="float">
            <text:p>0</text:p>
          </table:table-cell>
          <table:table-cell office:value-type="float" office:value="1388.09" calcext:value-type="float">
            <text:p>1388.09</text:p>
          </table:table-cell>
          <table:table-cell office:value-type="float" office:value="89.59756" calcext:value-type="float">
            <text:p>89.59756</text:p>
          </table:table-cell>
          <table:table-cell office:value-type="float" office:value="397.4386" calcext:value-type="float">
            <text:p>397.4386</text:p>
          </table:table-cell>
          <table:table-cell office:value-type="float" office:value="0.21424" calcext:value-type="float">
            <text:p>0.21424</text:p>
          </table:table-cell>
          <table:table-cell office:value-type="float" office:value="0.2948556" calcext:value-type="float">
            <text:p>0.2948556</text:p>
          </table:table-cell>
          <table:table-cell office:value-type="float" office:value="0.3058268" calcext:value-type="float">
            <text:p>0.3058268</text:p>
          </table:table-cell>
          <table:table-cell office:value-type="float" office:value="0.3167184" calcext:value-type="float">
            <text:p>0.3167184</text:p>
          </table:table-cell>
          <table:table-cell office:value-type="float" office:value="0.326412" calcext:value-type="float">
            <text:p>0.326412</text:p>
          </table:table-cell>
          <table:table-cell office:value-type="float" office:value="0.3366709" calcext:value-type="float">
            <text:p>0.3366709</text:p>
          </table:table-cell>
          <table:table-cell office:value-type="float" office:value="0.3934336" calcext:value-type="float">
            <text:p>0.3934336</text:p>
          </table:table-cell>
          <table:table-cell office:value-type="float" office:value="0.4130358" calcext:value-type="float">
            <text:p>0.4130358</text:p>
          </table:table-cell>
          <table:table-cell office:value-type="float" office:value="0.4550077" calcext:value-type="float">
            <text:p>0.4550077</text:p>
          </table:table-cell>
          <table:table-cell office:value-type="float" office:value="0.510938" calcext:value-type="float">
            <text:p>0.510938</text:p>
          </table:table-cell>
          <table:table-cell office:value-type="float" office:value="0.5111668" calcext:value-type="float">
            <text:p>0.511166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08741" calcext:value-type="float">
            <text:p>0.08408741</text:p>
          </table:table-cell>
          <table:table-cell office:value-type="float" office:value="0.000000000009934089" calcext:value-type="float">
            <text:p>9.934089E-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604985" calcext:value-type="float">
            <text:p>-0.1604985</text:p>
          </table:table-cell>
          <table:table-cell office:value-type="float" office:value="-0.02135735" calcext:value-type="float">
            <text:p>-0.02135735</text:p>
          </table:table-cell>
          <table:table-cell office:value-type="float" office:value="-0.01661496" calcext:value-type="float">
            <text:p>-0.01661496</text:p>
          </table:table-cell>
          <table:table-cell office:value-type="float" office:value="-0.01304813" calcext:value-type="float">
            <text:p>-0.01304813</text:p>
          </table:table-cell>
          <table:table-cell office:value-type="float" office:value="-0.01059237" calcext:value-type="float">
            <text:p>-0.01059237</text:p>
          </table:table-cell>
          <table:table-cell office:value-type="float" office:value="-0.008546147" calcext:value-type="float">
            <text:p>-0.008546147</text:p>
          </table:table-cell>
          <table:table-cell office:value-type="float" office:value="-0.005504473" calcext:value-type="float">
            <text:p>-0.005504473</text:p>
          </table:table-cell>
          <table:table-cell office:value-type="float" office:value="-0.003816533" calcext:value-type="float">
            <text:p>-0.003816533</text:p>
          </table:table-cell>
          <table:table-cell office:value-type="float" office:value="-0.001509458" calcext:value-type="float">
            <text:p>-0.001509458</text:p>
          </table:table-cell>
          <table:table-cell office:value-type="float" office:value="-0.000501025" calcext:value-type="float">
            <text:p>-0.000501025</text:p>
          </table:table-cell>
          <table:table-cell office:value-type="float" office:value="89.3754" calcext:value-type="float">
            <text:p>89.3754</text:p>
          </table:table-cell>
          <table:table-cell office:value-type="float" office:value="0" calcext:value-type="float">
            <text:p>0</text:p>
          </table:table-cell>
          <table:table-cell office:value-type="float" office:value="-0.3755054" calcext:value-type="float">
            <text:p>-0.3755054</text:p>
          </table:table-cell>
          <table:table-cell office:value-type="float" office:value="0.01787278" calcext:value-type="float">
            <text:p>0.01787278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6533799" calcext:value-type="float">
            <text:p>-0.65337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1998" calcext:value-type="float">
            <text:p>7011998</text:p>
          </table:table-cell>
          <table:table-cell office:value-type="float" office:value="49.80003" calcext:value-type="float">
            <text:p>49.80003</text:p>
          </table:table-cell>
          <table:table-cell office:value-type="float" office:value="-1.220781" calcext:value-type="float">
            <text:p>-1.220781</text:p>
          </table:table-cell>
          <table:table-cell office:value-type="float" office:value="0" calcext:value-type="float">
            <text:p>0</text:p>
          </table:table-cell>
          <table:table-cell office:value-type="float" office:value="1384.337" calcext:value-type="float">
            <text:p>1384.337</text:p>
          </table:table-cell>
          <table:table-cell office:value-type="float" office:value="98.99851" calcext:value-type="float">
            <text:p>98.99851</text:p>
          </table:table-cell>
          <table:table-cell office:value-type="float" office:value="390.8954" calcext:value-type="float">
            <text:p>390.8954</text:p>
          </table:table-cell>
          <table:table-cell office:value-type="float" office:value="0.2268984" calcext:value-type="float">
            <text:p>0.2268984</text:p>
          </table:table-cell>
          <table:table-cell office:value-type="float" office:value="0.274969" calcext:value-type="float">
            <text:p>0.274969</text:p>
          </table:table-cell>
          <table:table-cell office:value-type="float" office:value="0.2931185" calcext:value-type="float">
            <text:p>0.2931185</text:p>
          </table:table-cell>
          <table:table-cell office:value-type="float" office:value="0.3092648" calcext:value-type="float">
            <text:p>0.3092648</text:p>
          </table:table-cell>
          <table:table-cell office:value-type="float" office:value="0.3206592" calcext:value-type="float">
            <text:p>0.3206592</text:p>
          </table:table-cell>
          <table:table-cell office:value-type="float" office:value="0.3329619" calcext:value-type="float">
            <text:p>0.3329619</text:p>
          </table:table-cell>
          <table:table-cell office:value-type="float" office:value="0.3927603" calcext:value-type="float">
            <text:p>0.3927603</text:p>
          </table:table-cell>
          <table:table-cell office:value-type="float" office:value="0.4071052" calcext:value-type="float">
            <text:p>0.4071052</text:p>
          </table:table-cell>
          <table:table-cell office:value-type="float" office:value="0.4352057" calcext:value-type="float">
            <text:p>0.4352057</text:p>
          </table:table-cell>
          <table:table-cell office:value-type="float" office:value="0.5109432" calcext:value-type="float">
            <text:p>0.5109432</text:p>
          </table:table-cell>
          <table:table-cell office:value-type="float" office:value="0.5111694" calcext:value-type="float">
            <text:p>0.511169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44233" calcext:value-type="float">
            <text:p>0.02444233</text:p>
          </table:table-cell>
          <table:table-cell office:value-type="float" office:value="0.000000000003942169" calcext:value-type="float">
            <text:p>3.942169E-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12549" calcext:value-type="float">
            <text:p>-0.112549</text:p>
          </table:table-cell>
          <table:table-cell office:value-type="float" office:value="-0.03455758" calcext:value-type="float">
            <text:p>-0.03455758</text:p>
          </table:table-cell>
          <table:table-cell office:value-type="float" office:value="-0.02233148" calcext:value-type="float">
            <text:p>-0.02233148</text:p>
          </table:table-cell>
          <table:table-cell office:value-type="float" office:value="-0.01541392" calcext:value-type="float">
            <text:p>-0.01541392</text:p>
          </table:table-cell>
          <table:table-cell office:value-type="float" office:value="-0.01199234" calcext:value-type="float">
            <text:p>-0.01199234</text:p>
          </table:table-cell>
          <table:table-cell office:value-type="float" office:value="-0.009235152" calcext:value-type="float">
            <text:p>-0.009235152</text:p>
          </table:table-cell>
          <table:table-cell office:value-type="float" office:value="-0.00558953" calcext:value-type="float">
            <text:p>-0.00558953</text:p>
          </table:table-cell>
          <table:table-cell office:value-type="float" office:value="-0.004386227" calcext:value-type="float">
            <text:p>-0.004386227</text:p>
          </table:table-cell>
          <table:table-cell office:value-type="float" office:value="-0.002313198" calcext:value-type="float">
            <text:p>-0.002313198</text:p>
          </table:table-cell>
          <table:table-cell office:value-type="float" office:value="-0.0005009772" calcext:value-type="float">
            <text:p>-0.0005009772</text:p>
          </table:table-cell>
          <table:table-cell office:value-type="float" office:value="99.14653" calcext:value-type="float">
            <text:p>99.14653</text:p>
          </table:table-cell>
          <table:table-cell office:value-type="float" office:value="0" calcext:value-type="float">
            <text:p>0</text:p>
          </table:table-cell>
          <table:table-cell office:value-type="float" office:value="-0.2305971" calcext:value-type="float">
            <text:p>-0.2305971</text:p>
          </table:table-cell>
          <table:table-cell office:value-type="float" office:value="0.01777232" calcext:value-type="float">
            <text:p>0.0177723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7135979" calcext:value-type="float">
            <text:p>-0.7135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1998" calcext:value-type="float">
            <text:p>8011998</text:p>
          </table:table-cell>
          <table:table-cell office:value-type="float" office:value="67.90005" calcext:value-type="float">
            <text:p>67.90005</text:p>
          </table:table-cell>
          <table:table-cell office:value-type="float" office:value="-1.483286" calcext:value-type="float">
            <text:p>-1.483286</text:p>
          </table:table-cell>
          <table:table-cell office:value-type="float" office:value="0" calcext:value-type="float">
            <text:p>0</text:p>
          </table:table-cell>
          <table:table-cell office:value-type="float" office:value="1395.124" calcext:value-type="float">
            <text:p>1395.124</text:p>
          </table:table-cell>
          <table:table-cell office:value-type="float" office:value="106.5754" calcext:value-type="float">
            <text:p>106.5754</text:p>
          </table:table-cell>
          <table:table-cell office:value-type="float" office:value="471.654" calcext:value-type="float">
            <text:p>471.654</text:p>
          </table:table-cell>
          <table:table-cell office:value-type="float" office:value="0.2329541" calcext:value-type="float">
            <text:p>0.2329541</text:p>
          </table:table-cell>
          <table:table-cell office:value-type="float" office:value="0.2616712" calcext:value-type="float">
            <text:p>0.2616712</text:p>
          </table:table-cell>
          <table:table-cell office:value-type="float" office:value="0.2840906" calcext:value-type="float">
            <text:p>0.2840906</text:p>
          </table:table-cell>
          <table:table-cell office:value-type="float" office:value="0.3042526" calcext:value-type="float">
            <text:p>0.3042526</text:p>
          </table:table-cell>
          <table:table-cell office:value-type="float" office:value="0.3169052" calcext:value-type="float">
            <text:p>0.3169052</text:p>
          </table:table-cell>
          <table:table-cell office:value-type="float" office:value="0.3288845" calcext:value-type="float">
            <text:p>0.3288845</text:p>
          </table:table-cell>
          <table:table-cell office:value-type="float" office:value="0.3865744" calcext:value-type="float">
            <text:p>0.3865744</text:p>
          </table:table-cell>
          <table:table-cell office:value-type="float" office:value="0.4016494" calcext:value-type="float">
            <text:p>0.4016494</text:p>
          </table:table-cell>
          <table:table-cell office:value-type="float" office:value="0.4236216" calcext:value-type="float">
            <text:p>0.4236216</text:p>
          </table:table-cell>
          <table:table-cell office:value-type="float" office:value="0.5088245" calcext:value-type="float">
            <text:p>0.5088245</text:p>
          </table:table-cell>
          <table:table-cell office:value-type="float" office:value="0.5111706" calcext:value-type="float">
            <text:p>0.51117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7039308" calcext:value-type="float">
            <text:p>0.0007039308</text:p>
          </table:table-cell>
          <table:table-cell office:value-type="float" office:value="0.000000000003275841" calcext:value-type="float">
            <text:p>3.275841E-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9622663" calcext:value-type="float">
            <text:p>-0.09622663</text:p>
          </table:table-cell>
          <table:table-cell office:value-type="float" office:value="-0.04698342" calcext:value-type="float">
            <text:p>-0.04698342</text:p>
          </table:table-cell>
          <table:table-cell office:value-type="float" office:value="-0.02779941" calcext:value-type="float">
            <text:p>-0.02779941</text:p>
          </table:table-cell>
          <table:table-cell office:value-type="float" office:value="-0.01726213" calcext:value-type="float">
            <text:p>-0.01726213</text:p>
          </table:table-cell>
          <table:table-cell office:value-type="float" office:value="-0.01300573" calcext:value-type="float">
            <text:p>-0.01300573</text:p>
          </table:table-cell>
          <table:table-cell office:value-type="float" office:value="-0.01004935" calcext:value-type="float">
            <text:p>-0.01004935</text:p>
          </table:table-cell>
          <table:table-cell office:value-type="float" office:value="-0.006502493" calcext:value-type="float">
            <text:p>-0.006502493</text:p>
          </table:table-cell>
          <table:table-cell office:value-type="float" office:value="-0.004992781" calcext:value-type="float">
            <text:p>-0.004992781</text:p>
          </table:table-cell>
          <table:table-cell office:value-type="float" office:value="-0.003004034" calcext:value-type="float">
            <text:p>-0.003004034</text:p>
          </table:table-cell>
          <table:table-cell office:value-type="float" office:value="-0.0005209083" calcext:value-type="float">
            <text:p>-0.0005209083</text:p>
          </table:table-cell>
          <table:table-cell office:value-type="float" office:value="108.1511" calcext:value-type="float">
            <text:p>108.1511</text:p>
          </table:table-cell>
          <table:table-cell office:value-type="float" office:value="0" calcext:value-type="float">
            <text:p>0</text:p>
          </table:table-cell>
          <table:table-cell office:value-type="float" office:value="-0.140521" calcext:value-type="float">
            <text:p>-0.140521</text:p>
          </table:table-cell>
          <table:table-cell office:value-type="float" office:value="0.01766604" calcext:value-type="float">
            <text:p>0.01766604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74868" calcext:value-type="float">
            <text:p>-0.748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1998" calcext:value-type="float">
            <text:p>9011998</text:p>
          </table:table-cell>
          <table:table-cell office:value-type="float" office:value="91.40001" calcext:value-type="float">
            <text:p>91.40001</text:p>
          </table:table-cell>
          <table:table-cell office:value-type="float" office:value="-1.754728" calcext:value-type="float">
            <text:p>-1.754728</text:p>
          </table:table-cell>
          <table:table-cell office:value-type="float" office:value="0" calcext:value-type="float">
            <text:p>0</text:p>
          </table:table-cell>
          <table:table-cell office:value-type="float" office:value="1412.328" calcext:value-type="float">
            <text:p>1412.328</text:p>
          </table:table-cell>
          <table:table-cell office:value-type="float" office:value="113.1428" calcext:value-type="float">
            <text:p>113.1428</text:p>
          </table:table-cell>
          <table:table-cell office:value-type="float" office:value="577.1429" calcext:value-type="float">
            <text:p>577.1429</text:p>
          </table:table-cell>
          <table:table-cell office:value-type="float" office:value="0.2525945" calcext:value-type="float">
            <text:p>0.2525945</text:p>
          </table:table-cell>
          <table:table-cell office:value-type="float" office:value="0.263189" calcext:value-type="float">
            <text:p>0.263189</text:p>
          </table:table-cell>
          <table:table-cell office:value-type="float" office:value="0.2807422" calcext:value-type="float">
            <text:p>0.2807422</text:p>
          </table:table-cell>
          <table:table-cell office:value-type="float" office:value="0.3005637" calcext:value-type="float">
            <text:p>0.3005637</text:p>
          </table:table-cell>
          <table:table-cell office:value-type="float" office:value="0.3118539" calcext:value-type="float">
            <text:p>0.3118539</text:p>
          </table:table-cell>
          <table:table-cell office:value-type="float" office:value="0.322159" calcext:value-type="float">
            <text:p>0.322159</text:p>
          </table:table-cell>
          <table:table-cell office:value-type="float" office:value="0.3787786" calcext:value-type="float">
            <text:p>0.3787786</text:p>
          </table:table-cell>
          <table:table-cell office:value-type="float" office:value="0.3960172" calcext:value-type="float">
            <text:p>0.3960172</text:p>
          </table:table-cell>
          <table:table-cell office:value-type="float" office:value="0.4174967" calcext:value-type="float">
            <text:p>0.4174967</text:p>
          </table:table-cell>
          <table:table-cell office:value-type="float" office:value="0.5042305" calcext:value-type="float">
            <text:p>0.5042305</text:p>
          </table:table-cell>
          <table:table-cell office:value-type="float" office:value="0.5111713" calcext:value-type="float">
            <text:p>0.5111713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792597" calcext:value-type="float">
            <text:p>0.0005792597</text:p>
          </table:table-cell>
          <table:table-cell office:value-type="float" office:value="0.0000000000005739926" calcext:value-type="float">
            <text:p>5.739926E-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5863154" calcext:value-type="float">
            <text:p>-0.05863154</text:p>
          </table:table-cell>
          <table:table-cell office:value-type="float" office:value="-0.04545762" calcext:value-type="float">
            <text:p>-0.04545762</text:p>
          </table:table-cell>
          <table:table-cell office:value-type="float" office:value="-0.03021537" calcext:value-type="float">
            <text:p>-0.03021537</text:p>
          </table:table-cell>
          <table:table-cell office:value-type="float" office:value="-0.01879468" calcext:value-type="float">
            <text:p>-0.01879468</text:p>
          </table:table-cell>
          <table:table-cell office:value-type="float" office:value="-0.01454844" calcext:value-type="float">
            <text:p>-0.01454844</text:p>
          </table:table-cell>
          <table:table-cell office:value-type="float" office:value="-0.01160598" calcext:value-type="float">
            <text:p>-0.01160598</text:p>
          </table:table-cell>
          <table:table-cell office:value-type="float" office:value="-0.007911171" calcext:value-type="float">
            <text:p>-0.007911171</text:p>
          </table:table-cell>
          <table:table-cell office:value-type="float" office:value="-0.005718034" calcext:value-type="float">
            <text:p>-0.005718034</text:p>
          </table:table-cell>
          <table:table-cell office:value-type="float" office:value="-0.003456164" calcext:value-type="float">
            <text:p>-0.003456164</text:p>
          </table:table-cell>
          <table:table-cell office:value-type="float" office:value="-0.0005680392" calcext:value-type="float">
            <text:p>-0.0005680392</text:p>
          </table:table-cell>
          <table:table-cell office:value-type="float" office:value="116.4884" calcext:value-type="float">
            <text:p>116.4884</text:p>
          </table:table-cell>
          <table:table-cell office:value-type="float" office:value="0" calcext:value-type="float">
            <text:p>0</text:p>
          </table:table-cell>
          <table:table-cell office:value-type="float" office:value="-0.06581713" calcext:value-type="float">
            <text:p>-0.06581713</text:p>
          </table:table-cell>
          <table:table-cell office:value-type="float" office:value="0.01759092" calcext:value-type="float">
            <text:p>0.0175909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7661238" calcext:value-type="float">
            <text:p>-0.76612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1998" calcext:value-type="float">
            <text:p>10011998</text:p>
          </table:table-cell>
          <table:table-cell office:value-type="float" office:value="91.40001" calcext:value-type="float">
            <text:p>91.40001</text:p>
          </table:table-cell>
          <table:table-cell office:value-type="float" office:value="-2.019964" calcext:value-type="float">
            <text:p>-2.019964</text:p>
          </table:table-cell>
          <table:table-cell office:value-type="float" office:value="0" calcext:value-type="float">
            <text:p>0</text:p>
          </table:table-cell>
          <table:table-cell office:value-type="float" office:value="1406.785" calcext:value-type="float">
            <text:p>1406.785</text:p>
          </table:table-cell>
          <table:table-cell office:value-type="float" office:value="118.9518" calcext:value-type="float">
            <text:p>118.9518</text:p>
          </table:table-cell>
          <table:table-cell office:value-type="float" office:value="544.6085" calcext:value-type="float">
            <text:p>544.6085</text:p>
          </table:table-cell>
          <table:table-cell office:value-type="float" office:value="0.2762925" calcext:value-type="float">
            <text:p>0.2762925</text:p>
          </table:table-cell>
          <table:table-cell office:value-type="float" office:value="0.2774619" calcext:value-type="float">
            <text:p>0.2774619</text:p>
          </table:table-cell>
          <table:table-cell office:value-type="float" office:value="0.2835402" calcext:value-type="float">
            <text:p>0.2835402</text:p>
          </table:table-cell>
          <table:table-cell office:value-type="float" office:value="0.2978456" calcext:value-type="float">
            <text:p>0.2978456</text:p>
          </table:table-cell>
          <table:table-cell office:value-type="float" office:value="0.3074716" calcext:value-type="float">
            <text:p>0.3074716</text:p>
          </table:table-cell>
          <table:table-cell office:value-type="float" office:value="0.3154214" calcext:value-type="float">
            <text:p>0.3154214</text:p>
          </table:table-cell>
          <table:table-cell office:value-type="float" office:value="0.3702583" calcext:value-type="float">
            <text:p>0.3702583</text:p>
          </table:table-cell>
          <table:table-cell office:value-type="float" office:value="0.3906518" calcext:value-type="float">
            <text:p>0.3906518</text:p>
          </table:table-cell>
          <table:table-cell office:value-type="float" office:value="0.4131817" calcext:value-type="float">
            <text:p>0.4131817</text:p>
          </table:table-cell>
          <table:table-cell office:value-type="float" office:value="0.4988269" calcext:value-type="float">
            <text:p>0.4988269</text:p>
          </table:table-cell>
          <table:table-cell office:value-type="float" office:value="0.5111741" calcext:value-type="float">
            <text:p>0.511174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742325" calcext:value-type="float">
            <text:p>0.0004742325</text:p>
          </table:table-cell>
          <table:table-cell office:value-type="float" office:value="1.963853E-015" calcext:value-type="float">
            <text:p>1.96385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3383826" calcext:value-type="float">
            <text:p>-0.03383826</text:p>
          </table:table-cell>
          <table:table-cell office:value-type="float" office:value="-0.03293248" calcext:value-type="float">
            <text:p>-0.03293248</text:p>
          </table:table-cell>
          <table:table-cell office:value-type="float" office:value="-0.02824626" calcext:value-type="float">
            <text:p>-0.02824626</text:p>
          </table:table-cell>
          <table:table-cell office:value-type="float" office:value="-0.02002986" calcext:value-type="float">
            <text:p>-0.02002986</text:p>
          </table:table-cell>
          <table:table-cell office:value-type="float" office:value="-0.01605558" calcext:value-type="float">
            <text:p>-0.01605558</text:p>
          </table:table-cell>
          <table:table-cell office:value-type="float" office:value="-0.01344064" calcext:value-type="float">
            <text:p>-0.01344064</text:p>
          </table:table-cell>
          <table:table-cell office:value-type="float" office:value="-0.009851613" calcext:value-type="float">
            <text:p>-0.009851613</text:p>
          </table:table-cell>
          <table:table-cell office:value-type="float" office:value="-0.00651876" calcext:value-type="float">
            <text:p>-0.00651876</text:p>
          </table:table-cell>
          <table:table-cell office:value-type="float" office:value="-0.003819361" calcext:value-type="float">
            <text:p>-0.003819361</text:p>
          </table:table-cell>
          <table:table-cell office:value-type="float" office:value="-0.0006297635" calcext:value-type="float">
            <text:p>-0.0006297635</text:p>
          </table:table-cell>
          <table:table-cell office:value-type="float" office:value="124.1379" calcext:value-type="float">
            <text:p>124.1379</text:p>
          </table:table-cell>
          <table:table-cell office:value-type="float" office:value="0" calcext:value-type="float">
            <text:p>0</text:p>
          </table:table-cell>
          <table:table-cell office:value-type="float" office:value="-0.03381984" calcext:value-type="float">
            <text:p>-0.03381984</text:p>
          </table:table-cell>
          <table:table-cell office:value-type="float" office:value="0.0175145" calcext:value-type="float">
            <text:p>0.0175145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8328614" calcext:value-type="float">
            <text:p>-0.83286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1998" calcext:value-type="float">
            <text:p>11011998</text:p>
          </table:table-cell>
          <table:table-cell office:value-type="float" office:value="91.40001" calcext:value-type="float">
            <text:p>91.40001</text:p>
          </table:table-cell>
          <table:table-cell office:value-type="float" office:value="-2.129259" calcext:value-type="float">
            <text:p>-2.129259</text:p>
          </table:table-cell>
          <table:table-cell office:value-type="float" office:value="0" calcext:value-type="float">
            <text:p>0</text:p>
          </table:table-cell>
          <table:table-cell office:value-type="float" office:value="1401.862" calcext:value-type="float">
            <text:p>1401.862</text:p>
          </table:table-cell>
          <table:table-cell office:value-type="float" office:value="123.9832" calcext:value-type="float">
            <text:p>123.9832</text:p>
          </table:table-cell>
          <table:table-cell office:value-type="float" office:value="520.8994" calcext:value-type="float">
            <text:p>520.8994</text:p>
          </table:table-cell>
          <table:table-cell office:value-type="float" office:value="0.2908848" calcext:value-type="float">
            <text:p>0.2908848</text:p>
          </table:table-cell>
          <table:table-cell office:value-type="float" office:value="0.290621" calcext:value-type="float">
            <text:p>0.290621</text:p>
          </table:table-cell>
          <table:table-cell office:value-type="float" office:value="0.2913464" calcext:value-type="float">
            <text:p>0.2913464</text:p>
          </table:table-cell>
          <table:table-cell office:value-type="float" office:value="0.2978118" calcext:value-type="float">
            <text:p>0.2978118</text:p>
          </table:table-cell>
          <table:table-cell office:value-type="float" office:value="0.3045684" calcext:value-type="float">
            <text:p>0.3045684</text:p>
          </table:table-cell>
          <table:table-cell office:value-type="float" office:value="0.3104757" calcext:value-type="float">
            <text:p>0.3104757</text:p>
          </table:table-cell>
          <table:table-cell office:value-type="float" office:value="0.3642619" calcext:value-type="float">
            <text:p>0.3642619</text:p>
          </table:table-cell>
          <table:table-cell office:value-type="float" office:value="0.3857158" calcext:value-type="float">
            <text:p>0.3857158</text:p>
          </table:table-cell>
          <table:table-cell office:value-type="float" office:value="0.4098919" calcext:value-type="float">
            <text:p>0.4098919</text:p>
          </table:table-cell>
          <table:table-cell office:value-type="float" office:value="0.4932488" calcext:value-type="float">
            <text:p>0.4932488</text:p>
          </table:table-cell>
          <table:table-cell office:value-type="float" office:value="0.5111752" calcext:value-type="float">
            <text:p>0.5111752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884361" calcext:value-type="float">
            <text:p>0.0003884361</text:p>
          </table:table-cell>
          <table:table-cell office:value-type="float" office:value="1.963631E-015" calcext:value-type="float">
            <text:p>1.96363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365685" calcext:value-type="float">
            <text:p>-0.02365685</text:p>
          </table:table-cell>
          <table:table-cell office:value-type="float" office:value="-0.02379862" calcext:value-type="float">
            <text:p>-0.02379862</text:p>
          </table:table-cell>
          <table:table-cell office:value-type="float" office:value="-0.02339552" calcext:value-type="float">
            <text:p>-0.02339552</text:p>
          </table:table-cell>
          <table:table-cell office:value-type="float" office:value="-0.02005975" calcext:value-type="float">
            <text:p>-0.02005975</text:p>
          </table:table-cell>
          <table:table-cell office:value-type="float" office:value="-0.01715724" calcext:value-type="float">
            <text:p>-0.01715724</text:p>
          </table:table-cell>
          <table:table-cell office:value-type="float" office:value="-0.01500863" calcext:value-type="float">
            <text:p>-0.01500863</text:p>
          </table:table-cell>
          <table:table-cell office:value-type="float" office:value="-0.01154282" calcext:value-type="float">
            <text:p>-0.01154282</text:p>
          </table:table-cell>
          <table:table-cell office:value-type="float" office:value="-0.007366712" calcext:value-type="float">
            <text:p>-0.007366712</text:p>
          </table:table-cell>
          <table:table-cell office:value-type="float" office:value="-0.004124097" calcext:value-type="float">
            <text:p>-0.004124097</text:p>
          </table:table-cell>
          <table:table-cell office:value-type="float" office:value="-0.000701377" calcext:value-type="float">
            <text:p>-0.000701377</text:p>
          </table:table-cell>
          <table:table-cell office:value-type="float" office:value="131.1044" calcext:value-type="float">
            <text:p>131.1044</text:p>
          </table:table-cell>
          <table:table-cell office:value-type="float" office:value="0" calcext:value-type="float">
            <text:p>0</text:p>
          </table:table-cell>
          <table:table-cell office:value-type="float" office:value="-0.02353379" calcext:value-type="float">
            <text:p>-0.02353379</text:p>
          </table:table-cell>
          <table:table-cell office:value-type="float" office:value="0.01744311" calcext:value-type="float">
            <text:p>0.01744311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858852" calcext:value-type="float">
            <text:p>-0.8588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1998" calcext:value-type="float">
            <text:p>12011998</text:p>
          </table:table-cell>
          <table:table-cell office:value-type="float" office:value="91.40001" calcext:value-type="float">
            <text:p>91.40001</text:p>
          </table:table-cell>
          <table:table-cell office:value-type="float" office:value="-2.283722" calcext:value-type="float">
            <text:p>-2.283722</text:p>
          </table:table-cell>
          <table:table-cell office:value-type="float" office:value="0" calcext:value-type="float">
            <text:p>0</text:p>
          </table:table-cell>
          <table:table-cell office:value-type="float" office:value="1397.479" calcext:value-type="float">
            <text:p>1397.479</text:p>
          </table:table-cell>
          <table:table-cell office:value-type="float" office:value="128.5214" calcext:value-type="float">
            <text:p>128.5214</text:p>
          </table:table-cell>
          <table:table-cell office:value-type="float" office:value="504.0676" calcext:value-type="float">
            <text:p>504.0676</text:p>
          </table:table-cell>
          <table:table-cell office:value-type="float" office:value="0.2963442" calcext:value-type="float">
            <text:p>0.2963442</text:p>
          </table:table-cell>
          <table:table-cell office:value-type="float" office:value="0.2965097" calcext:value-type="float">
            <text:p>0.2965097</text:p>
          </table:table-cell>
          <table:table-cell office:value-type="float" office:value="0.2970502" calcext:value-type="float">
            <text:p>0.2970502</text:p>
          </table:table-cell>
          <table:table-cell office:value-type="float" office:value="0.2997597" calcext:value-type="float">
            <text:p>0.2997597</text:p>
          </table:table-cell>
          <table:table-cell office:value-type="float" office:value="0.3036466" calcext:value-type="float">
            <text:p>0.3036466</text:p>
          </table:table-cell>
          <table:table-cell office:value-type="float" office:value="0.3082325" calcext:value-type="float">
            <text:p>0.3082325</text:p>
          </table:table-cell>
          <table:table-cell office:value-type="float" office:value="0.360918" calcext:value-type="float">
            <text:p>0.360918</text:p>
          </table:table-cell>
          <table:table-cell office:value-type="float" office:value="0.3815854" calcext:value-type="float">
            <text:p>0.3815854</text:p>
          </table:table-cell>
          <table:table-cell office:value-type="float" office:value="0.4071968" calcext:value-type="float">
            <text:p>0.4071968</text:p>
          </table:table-cell>
          <table:table-cell office:value-type="float" office:value="0.4875947" calcext:value-type="float">
            <text:p>0.4875947</text:p>
          </table:table-cell>
          <table:table-cell office:value-type="float" office:value="0.5111763" calcext:value-type="float">
            <text:p>0.511176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141516" calcext:value-type="float">
            <text:p>0.0003141516</text:p>
          </table:table-cell>
          <table:table-cell office:value-type="float" office:value="1.96341E-015" calcext:value-type="float">
            <text:p>1.9634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073405" calcext:value-type="float">
            <text:p>-0.02073405</text:p>
          </table:table-cell>
          <table:table-cell office:value-type="float" office:value="-0.02065123" calcext:value-type="float">
            <text:p>-0.02065123</text:p>
          </table:table-cell>
          <table:table-cell office:value-type="float" office:value="-0.02042649" calcext:value-type="float">
            <text:p>-0.02042649</text:p>
          </table:table-cell>
          <table:table-cell office:value-type="float" office:value="-0.01917251" calcext:value-type="float">
            <text:p>-0.01917251</text:p>
          </table:table-cell>
          <table:table-cell office:value-type="float" office:value="-0.0175275" calcext:value-type="float">
            <text:p>-0.0175275</text:p>
          </table:table-cell>
          <table:table-cell office:value-type="float" office:value="-0.01579039" calcext:value-type="float">
            <text:p>-0.01579039</text:p>
          </table:table-cell>
          <table:table-cell office:value-type="float" office:value="-0.0126229" calcext:value-type="float">
            <text:p>-0.0126229</text:p>
          </table:table-cell>
          <table:table-cell office:value-type="float" office:value="-0.008170967" calcext:value-type="float">
            <text:p>-0.008170967</text:p>
          </table:table-cell>
          <table:table-cell office:value-type="float" office:value="-0.004394106" calcext:value-type="float">
            <text:p>-0.004394106</text:p>
          </table:table-cell>
          <table:table-cell office:value-type="float" office:value="-0.0007832564" calcext:value-type="float">
            <text:p>-0.0007832564</text:p>
          </table:table-cell>
          <table:table-cell office:value-type="float" office:value="137.6295" calcext:value-type="float">
            <text:p>137.6295</text:p>
          </table:table-cell>
          <table:table-cell office:value-type="float" office:value="0" calcext:value-type="float">
            <text:p>0</text:p>
          </table:table-cell>
          <table:table-cell office:value-type="float" office:value="-0.02085039" calcext:value-type="float">
            <text:p>-0.02085039</text:p>
          </table:table-cell>
          <table:table-cell office:value-type="float" office:value="0.01736563" calcext:value-type="float">
            <text:p>0.01736563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8851957" calcext:value-type="float">
            <text:p>-0.88519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1998" calcext:value-type="float">
            <text:p>13011998</text:p>
          </table:table-cell>
          <table:table-cell office:value-type="float" office:value="95.20002" calcext:value-type="float">
            <text:p>95.20002</text:p>
          </table:table-cell>
          <table:table-cell office:value-type="float" office:value="-2.454061" calcext:value-type="float">
            <text:p>-2.454061</text:p>
          </table:table-cell>
          <table:table-cell office:value-type="float" office:value="0" calcext:value-type="float">
            <text:p>0</text:p>
          </table:table-cell>
          <table:table-cell office:value-type="float" office:value="1397.267" calcext:value-type="float">
            <text:p>1397.267</text:p>
          </table:table-cell>
          <table:table-cell office:value-type="float" office:value="132.7037" calcext:value-type="float">
            <text:p>132.7037</text:p>
          </table:table-cell>
          <table:table-cell office:value-type="float" office:value="507.0843" calcext:value-type="float">
            <text:p>507.0843</text:p>
          </table:table-cell>
          <table:table-cell office:value-type="float" office:value="0.2973841" calcext:value-type="float">
            <text:p>0.2973841</text:p>
          </table:table-cell>
          <table:table-cell office:value-type="float" office:value="0.297672" calcext:value-type="float">
            <text:p>0.297672</text:p>
          </table:table-cell>
          <table:table-cell office:value-type="float" office:value="0.298692" calcext:value-type="float">
            <text:p>0.298692</text:p>
          </table:table-cell>
          <table:table-cell office:value-type="float" office:value="0.3009903" calcext:value-type="float">
            <text:p>0.3009903</text:p>
          </table:table-cell>
          <table:table-cell office:value-type="float" office:value="0.3037874" calcext:value-type="float">
            <text:p>0.3037874</text:p>
          </table:table-cell>
          <table:table-cell office:value-type="float" office:value="0.3074282" calcext:value-type="float">
            <text:p>0.3074282</text:p>
          </table:table-cell>
          <table:table-cell office:value-type="float" office:value="0.3588355" calcext:value-type="float">
            <text:p>0.3588355</text:p>
          </table:table-cell>
          <table:table-cell office:value-type="float" office:value="0.3781629" calcext:value-type="float">
            <text:p>0.3781629</text:p>
          </table:table-cell>
          <table:table-cell office:value-type="float" office:value="0.4049296" calcext:value-type="float">
            <text:p>0.4049296</text:p>
          </table:table-cell>
          <table:table-cell office:value-type="float" office:value="0.4820006" calcext:value-type="float">
            <text:p>0.4820006</text:p>
          </table:table-cell>
          <table:table-cell office:value-type="float" office:value="0.5111775" calcext:value-type="float">
            <text:p>0.511177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20871" calcext:value-type="float">
            <text:p>0.0002320871</text:p>
          </table:table-cell>
          <table:table-cell office:value-type="float" office:value="1.963189E-015" calcext:value-type="float">
            <text:p>1.96318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024407" calcext:value-type="float">
            <text:p>-0.02024407</text:p>
          </table:table-cell>
          <table:table-cell office:value-type="float" office:value="-0.02010185" calcext:value-type="float">
            <text:p>-0.02010185</text:p>
          </table:table-cell>
          <table:table-cell office:value-type="float" office:value="-0.0196506" calcext:value-type="float">
            <text:p>-0.0196506</text:p>
          </table:table-cell>
          <table:table-cell office:value-type="float" office:value="-0.01862971" calcext:value-type="float">
            <text:p>-0.01862971</text:p>
          </table:table-cell>
          <table:table-cell office:value-type="float" office:value="-0.01747226" calcext:value-type="float">
            <text:p>-0.01747226</text:p>
          </table:table-cell>
          <table:table-cell office:value-type="float" office:value="-0.0160824" calcext:value-type="float">
            <text:p>-0.0160824</text:p>
          </table:table-cell>
          <table:table-cell office:value-type="float" office:value="-0.01335138" calcext:value-type="float">
            <text:p>-0.01335138</text:p>
          </table:table-cell>
          <table:table-cell office:value-type="float" office:value="-0.008910986" calcext:value-type="float">
            <text:p>-0.008910986</text:p>
          </table:table-cell>
          <table:table-cell office:value-type="float" office:value="-0.004636022" calcext:value-type="float">
            <text:p>-0.004636022</text:p>
          </table:table-cell>
          <table:table-cell office:value-type="float" office:value="-0.0008748145" calcext:value-type="float">
            <text:p>-0.0008748145</text:p>
          </table:table-cell>
          <table:table-cell office:value-type="float" office:value="143.8482" calcext:value-type="float">
            <text:p>143.8482</text:p>
          </table:table-cell>
          <table:table-cell office:value-type="float" office:value="0" calcext:value-type="float">
            <text:p>0</text:p>
          </table:table-cell>
          <table:table-cell office:value-type="float" office:value="-0.02037421" calcext:value-type="float">
            <text:p>-0.02037421</text:p>
          </table:table-cell>
          <table:table-cell office:value-type="float" office:value="0.01726949" calcext:value-type="float">
            <text:p>0.01726949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9112698" calcext:value-type="float">
            <text:p>-0.91126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1998" calcext:value-type="float">
            <text:p>14011998</text:p>
          </table:table-cell>
          <table:table-cell office:value-type="float" office:value="95.20002" calcext:value-type="float">
            <text:p>95.20002</text:p>
          </table:table-cell>
          <table:table-cell office:value-type="float" office:value="-2.480706" calcext:value-type="float">
            <text:p>-2.480706</text:p>
          </table:table-cell>
          <table:table-cell office:value-type="float" office:value="0" calcext:value-type="float">
            <text:p>0</text:p>
          </table:table-cell>
          <table:table-cell office:value-type="float" office:value="1393.401" calcext:value-type="float">
            <text:p>1393.401</text:p>
          </table:table-cell>
          <table:table-cell office:value-type="float" office:value="136.5965" calcext:value-type="float">
            <text:p>136.5965</text:p>
          </table:table-cell>
          <table:table-cell office:value-type="float" office:value="495.0563" calcext:value-type="float">
            <text:p>495.0563</text:p>
          </table:table-cell>
          <table:table-cell office:value-type="float" office:value="0.2985435" calcext:value-type="float">
            <text:p>0.2985435</text:p>
          </table:table-cell>
          <table:table-cell office:value-type="float" office:value="0.2988087" calcext:value-type="float">
            <text:p>0.2988087</text:p>
          </table:table-cell>
          <table:table-cell office:value-type="float" office:value="0.2996884" calcext:value-type="float">
            <text:p>0.2996884</text:p>
          </table:table-cell>
          <table:table-cell office:value-type="float" office:value="0.3014527" calcext:value-type="float">
            <text:p>0.3014527</text:p>
          </table:table-cell>
          <table:table-cell office:value-type="float" office:value="0.3037334" calcext:value-type="float">
            <text:p>0.3037334</text:p>
          </table:table-cell>
          <table:table-cell office:value-type="float" office:value="0.3066301" calcext:value-type="float">
            <text:p>0.3066301</text:p>
          </table:table-cell>
          <table:table-cell office:value-type="float" office:value="0.3573272" calcext:value-type="float">
            <text:p>0.3573272</text:p>
          </table:table-cell>
          <table:table-cell office:value-type="float" office:value="0.3754222" calcext:value-type="float">
            <text:p>0.3754222</text:p>
          </table:table-cell>
          <table:table-cell office:value-type="float" office:value="0.4030443" calcext:value-type="float">
            <text:p>0.4030443</text:p>
          </table:table-cell>
          <table:table-cell office:value-type="float" office:value="0.4765562" calcext:value-type="float">
            <text:p>0.4765562</text:p>
          </table:table-cell>
          <table:table-cell office:value-type="float" office:value="0.5111785" calcext:value-type="float">
            <text:p>0.511178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655172" calcext:value-type="float">
            <text:p>0.0001655172</text:p>
          </table:table-cell>
          <table:table-cell office:value-type="float" office:value="1.96297E-015" calcext:value-type="float">
            <text:p>1.9629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970173" calcext:value-type="float">
            <text:p>-0.01970173</text:p>
          </table:table-cell>
          <table:table-cell office:value-type="float" office:value="-0.01957381" calcext:value-type="float">
            <text:p>-0.01957381</text:p>
          </table:table-cell>
          <table:table-cell office:value-type="float" office:value="-0.01919924" calcext:value-type="float">
            <text:p>-0.01919924</text:p>
          </table:table-cell>
          <table:table-cell office:value-type="float" office:value="-0.01842994" calcext:value-type="float">
            <text:p>-0.01842994</text:p>
          </table:table-cell>
          <table:table-cell office:value-type="float" office:value="-0.01749263" calcext:value-type="float">
            <text:p>-0.01749263</text:p>
          </table:table-cell>
          <table:table-cell office:value-type="float" office:value="-0.01637497" calcext:value-type="float">
            <text:p>-0.01637497</text:p>
          </table:table-cell>
          <table:table-cell office:value-type="float" office:value="-0.01390595" calcext:value-type="float">
            <text:p>-0.01390595</text:p>
          </table:table-cell>
          <table:table-cell office:value-type="float" office:value="-0.009557215" calcext:value-type="float">
            <text:p>-0.009557215</text:p>
          </table:table-cell>
          <table:table-cell office:value-type="float" office:value="-0.004848701" calcext:value-type="float">
            <text:p>-0.004848701</text:p>
          </table:table-cell>
          <table:table-cell office:value-type="float" office:value="-0.0009753995" calcext:value-type="float">
            <text:p>-0.0009753995</text:p>
          </table:table-cell>
          <table:table-cell office:value-type="float" office:value="149.8259" calcext:value-type="float">
            <text:p>149.8259</text:p>
          </table:table-cell>
          <table:table-cell office:value-type="float" office:value="0" calcext:value-type="float">
            <text:p>0</text:p>
          </table:table-cell>
          <table:table-cell office:value-type="float" office:value="-0.01982664" calcext:value-type="float">
            <text:p>-0.01982664</text:p>
          </table:table-cell>
          <table:table-cell office:value-type="float" office:value="0.01716112" calcext:value-type="float">
            <text:p>0.01716112</text:p>
          </table:table-cell>
          <table:table-cell office:value-type="float" office:value="-9999.018" calcext:value-type="float">
            <text:p>-9999.018</text:p>
          </table:table-cell>
          <table:table-cell office:value-type="float" office:value="-0.9366468" calcext:value-type="float">
            <text:p>-0.9366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1998" calcext:value-type="float">
            <text:p>15011998</text:p>
          </table:table-cell>
          <table:table-cell office:value-type="float" office:value="95.50001" calcext:value-type="float">
            <text:p>95.50001</text:p>
          </table:table-cell>
          <table:table-cell office:value-type="float" office:value="-2.609456" calcext:value-type="float">
            <text:p>-2.609456</text:p>
          </table:table-cell>
          <table:table-cell office:value-type="float" office:value="0" calcext:value-type="float">
            <text:p>0</text:p>
          </table:table-cell>
          <table:table-cell office:value-type="float" office:value="1390.197" calcext:value-type="float">
            <text:p>1390.197</text:p>
          </table:table-cell>
          <table:table-cell office:value-type="float" office:value="140.2288" calcext:value-type="float">
            <text:p>140.2288</text:p>
          </table:table-cell>
          <table:table-cell office:value-type="float" office:value="488.746" calcext:value-type="float">
            <text:p>488.746</text:p>
          </table:table-cell>
          <table:table-cell office:value-type="float" office:value="0.2992292" calcext:value-type="float">
            <text:p>0.2992292</text:p>
          </table:table-cell>
          <table:table-cell office:value-type="float" office:value="0.2994745" calcext:value-type="float">
            <text:p>0.2994745</text:p>
          </table:table-cell>
          <table:table-cell office:value-type="float" office:value="0.300264" calcext:value-type="float">
            <text:p>0.300264</text:p>
          </table:table-cell>
          <table:table-cell office:value-type="float" office:value="0.3016873" calcext:value-type="float">
            <text:p>0.3016873</text:p>
          </table:table-cell>
          <table:table-cell office:value-type="float" office:value="0.3036315" calcext:value-type="float">
            <text:p>0.3036315</text:p>
          </table:table-cell>
          <table:table-cell office:value-type="float" office:value="0.3061943" calcext:value-type="float">
            <text:p>0.3061943</text:p>
          </table:table-cell>
          <table:table-cell office:value-type="float" office:value="0.3562926" calcext:value-type="float">
            <text:p>0.3562926</text:p>
          </table:table-cell>
          <table:table-cell office:value-type="float" office:value="0.3733026" calcext:value-type="float">
            <text:p>0.3733026</text:p>
          </table:table-cell>
          <table:table-cell office:value-type="float" office:value="0.4035109" calcext:value-type="float">
            <text:p>0.4035109</text:p>
          </table:table-cell>
          <table:table-cell office:value-type="float" office:value="0.4699698" calcext:value-type="float">
            <text:p>0.4699698</text:p>
          </table:table-cell>
          <table:table-cell office:value-type="float" office:value="0.5111798" calcext:value-type="float">
            <text:p>0.51117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171325" calcext:value-type="float">
            <text:p>0.0001171325</text:p>
          </table:table-cell>
          <table:table-cell office:value-type="float" office:value="1.962757E-015" calcext:value-type="float">
            <text:p>1.96275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938785" calcext:value-type="float">
            <text:p>-0.01938785</text:p>
          </table:table-cell>
          <table:table-cell office:value-type="float" office:value="-0.01927112" calcext:value-type="float">
            <text:p>-0.01927112</text:p>
          </table:table-cell>
          <table:table-cell office:value-type="float" office:value="-0.01894364" calcext:value-type="float">
            <text:p>-0.01894364</text:p>
          </table:table-cell>
          <table:table-cell office:value-type="float" office:value="-0.01833009" calcext:value-type="float">
            <text:p>-0.01833009</text:p>
          </table:table-cell>
          <table:table-cell office:value-type="float" office:value="-0.01753385" calcext:value-type="float">
            <text:p>-0.01753385</text:p>
          </table:table-cell>
          <table:table-cell office:value-type="float" office:value="-0.01653863" calcext:value-type="float">
            <text:p>-0.01653863</text:p>
          </table:table-cell>
          <table:table-cell office:value-type="float" office:value="-0.01430171" calcext:value-type="float">
            <text:p>-0.01430171</text:p>
          </table:table-cell>
          <table:table-cell office:value-type="float" office:value="-0.01009292" calcext:value-type="float">
            <text:p>-0.01009292</text:p>
          </table:table-cell>
          <table:table-cell office:value-type="float" office:value="-0.004794877" calcext:value-type="float">
            <text:p>-0.004794877</text:p>
          </table:table-cell>
          <table:table-cell office:value-type="float" office:value="-0.001114576" calcext:value-type="float">
            <text:p>-0.001114576</text:p>
          </table:table-cell>
          <table:table-cell office:value-type="float" office:value="155.5772" calcext:value-type="float">
            <text:p>155.5772</text:p>
          </table:table-cell>
          <table:table-cell office:value-type="float" office:value="0" calcext:value-type="float">
            <text:p>0</text:p>
          </table:table-cell>
          <table:table-cell office:value-type="float" office:value="-0.01950952" calcext:value-type="float">
            <text:p>-0.01950952</text:p>
          </table:table-cell>
          <table:table-cell office:value-type="float" office:value="0.01704367" calcext:value-type="float">
            <text:p>0.01704367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0.9673567" calcext:value-type="float">
            <text:p>-0.96735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1998" calcext:value-type="float">
            <text:p>16011998</text:p>
          </table:table-cell>
          <table:table-cell office:value-type="float" office:value="102.2" calcext:value-type="float">
            <text:p>102.2</text:p>
          </table:table-cell>
          <table:table-cell office:value-type="float" office:value="-2.787799" calcext:value-type="float">
            <text:p>-2.787799</text:p>
          </table:table-cell>
          <table:table-cell office:value-type="float" office:value="0" calcext:value-type="float">
            <text:p>0</text:p>
          </table:table-cell>
          <table:table-cell office:value-type="float" office:value="1393.687" calcext:value-type="float">
            <text:p>1393.687</text:p>
          </table:table-cell>
          <table:table-cell office:value-type="float" office:value="143.6182" calcext:value-type="float">
            <text:p>143.6182</text:p>
          </table:table-cell>
          <table:table-cell office:value-type="float" office:value="518.7914" calcext:value-type="float">
            <text:p>518.7914</text:p>
          </table:table-cell>
          <table:table-cell office:value-type="float" office:value="0.2996101" calcext:value-type="float">
            <text:p>0.2996101</text:p>
          </table:table-cell>
          <table:table-cell office:value-type="float" office:value="0.2998459" calcext:value-type="float">
            <text:p>0.2998459</text:p>
          </table:table-cell>
          <table:table-cell office:value-type="float" office:value="0.300587" calcext:value-type="float">
            <text:p>0.300587</text:p>
          </table:table-cell>
          <table:table-cell office:value-type="float" office:value="0.3018179" calcext:value-type="float">
            <text:p>0.3018179</text:p>
          </table:table-cell>
          <table:table-cell office:value-type="float" office:value="0.3035625" calcext:value-type="float">
            <text:p>0.3035625</text:p>
          </table:table-cell>
          <table:table-cell office:value-type="float" office:value="0.3058862" calcext:value-type="float">
            <text:p>0.3058862</text:p>
          </table:table-cell>
          <table:table-cell office:value-type="float" office:value="0.3553794" calcext:value-type="float">
            <text:p>0.3553794</text:p>
          </table:table-cell>
          <table:table-cell office:value-type="float" office:value="0.3715092" calcext:value-type="float">
            <text:p>0.3715092</text:p>
          </table:table-cell>
          <table:table-cell office:value-type="float" office:value="0.40168" calcext:value-type="float">
            <text:p>0.40168</text:p>
          </table:table-cell>
          <table:table-cell office:value-type="float" office:value="0.4651389" calcext:value-type="float">
            <text:p>0.4651389</text:p>
          </table:table-cell>
          <table:table-cell office:value-type="float" office:value="0.5111808" calcext:value-type="float">
            <text:p>0.51118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8463796" calcext:value-type="float">
            <text:p>8.463796E-05</text:p>
          </table:table-cell>
          <table:table-cell office:value-type="float" office:value="1.962545E-015" calcext:value-type="float">
            <text:p>1.96254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921595" calcext:value-type="float">
            <text:p>-0.01921595</text:p>
          </table:table-cell>
          <table:table-cell office:value-type="float" office:value="-0.01910473" calcext:value-type="float">
            <text:p>-0.01910473</text:p>
          </table:table-cell>
          <table:table-cell office:value-type="float" office:value="-0.01880194" calcext:value-type="float">
            <text:p>-0.01880194</text:p>
          </table:table-cell>
          <table:table-cell office:value-type="float" office:value="-0.01827471" calcext:value-type="float">
            <text:p>-0.01827471</text:p>
          </table:table-cell>
          <table:table-cell office:value-type="float" office:value="-0.01756158" calcext:value-type="float">
            <text:p>-0.01756158</text:p>
          </table:table-cell>
          <table:table-cell office:value-type="float" office:value="-0.01665475" calcext:value-type="float">
            <text:p>-0.01665475</text:p>
          </table:table-cell>
          <table:table-cell office:value-type="float" office:value="-0.01466" calcext:value-type="float">
            <text:p>-0.01466</text:p>
          </table:table-cell>
          <table:table-cell office:value-type="float" office:value="-0.01057127" calcext:value-type="float">
            <text:p>-0.01057127</text:p>
          </table:table-cell>
          <table:table-cell office:value-type="float" office:value="-0.005008965" calcext:value-type="float">
            <text:p>-0.005008965</text:p>
          </table:table-cell>
          <table:table-cell office:value-type="float" office:value="-0.001230598" calcext:value-type="float">
            <text:p>-0.001230598</text:p>
          </table:table-cell>
          <table:table-cell office:value-type="float" office:value="161.1229" calcext:value-type="float">
            <text:p>161.1229</text:p>
          </table:table-cell>
          <table:table-cell office:value-type="float" office:value="0" calcext:value-type="float">
            <text:p>0</text:p>
          </table:table-cell>
          <table:table-cell office:value-type="float" office:value="-0.01933521" calcext:value-type="float">
            <text:p>-0.01933521</text:p>
          </table:table-cell>
          <table:table-cell office:value-type="float" office:value="0.01692234" calcext:value-type="float">
            <text:p>0.01692234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0.9898816" calcext:value-type="float">
            <text:p>-0.98988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1998" calcext:value-type="float">
            <text:p>17011998</text:p>
          </table:table-cell>
          <table:table-cell office:value-type="float" office:value="102.2" calcext:value-type="float">
            <text:p>102.2</text:p>
          </table:table-cell>
          <table:table-cell office:value-type="float" office:value="-2.94043" calcext:value-type="float">
            <text:p>-2.94043</text:p>
          </table:table-cell>
          <table:table-cell office:value-type="float" office:value="0" calcext:value-type="float">
            <text:p>0</text:p>
          </table:table-cell>
          <table:table-cell office:value-type="float" office:value="1390.698" calcext:value-type="float">
            <text:p>1390.698</text:p>
          </table:table-cell>
          <table:table-cell office:value-type="float" office:value="146.7597" calcext:value-type="float">
            <text:p>146.7597</text:p>
          </table:table-cell>
          <table:table-cell office:value-type="float" office:value="510.7195" calcext:value-type="float">
            <text:p>510.7195</text:p>
          </table:table-cell>
          <table:table-cell office:value-type="float" office:value="0.2998323" calcext:value-type="float">
            <text:p>0.2998323</text:p>
          </table:table-cell>
          <table:table-cell office:value-type="float" office:value="0.3000597" calcext:value-type="float">
            <text:p>0.3000597</text:p>
          </table:table-cell>
          <table:table-cell office:value-type="float" office:value="0.3007652" calcext:value-type="float">
            <text:p>0.3007652</text:p>
          </table:table-cell>
          <table:table-cell office:value-type="float" office:value="0.3018712" calcext:value-type="float">
            <text:p>0.3018712</text:p>
          </table:table-cell>
          <table:table-cell office:value-type="float" office:value="0.3034728" calcext:value-type="float">
            <text:p>0.3034728</text:p>
          </table:table-cell>
          <table:table-cell office:value-type="float" office:value="0.3056132" calcext:value-type="float">
            <text:p>0.3056132</text:p>
          </table:table-cell>
          <table:table-cell office:value-type="float" office:value="0.3546931" calcext:value-type="float">
            <text:p>0.3546931</text:p>
          </table:table-cell>
          <table:table-cell office:value-type="float" office:value="0.3699993" calcext:value-type="float">
            <text:p>0.3699993</text:p>
          </table:table-cell>
          <table:table-cell office:value-type="float" office:value="0.4000008" calcext:value-type="float">
            <text:p>0.4000008</text:p>
          </table:table-cell>
          <table:table-cell office:value-type="float" office:value="0.4605981" calcext:value-type="float">
            <text:p>0.4605981</text:p>
          </table:table-cell>
          <table:table-cell office:value-type="float" office:value="0.5111817" calcext:value-type="float">
            <text:p>0.5111817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158314" calcext:value-type="float">
            <text:p>6.158314E-05</text:p>
          </table:table-cell>
          <table:table-cell office:value-type="float" office:value="1.962336E-015" calcext:value-type="float">
            <text:p>1.96233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911658" calcext:value-type="float">
            <text:p>-0.01911658</text:p>
          </table:table-cell>
          <table:table-cell office:value-type="float" office:value="-0.01900972" calcext:value-type="float">
            <text:p>-0.01900972</text:p>
          </table:table-cell>
          <table:table-cell office:value-type="float" office:value="-0.01872425" calcext:value-type="float">
            <text:p>-0.01872425</text:p>
          </table:table-cell>
          <table:table-cell office:value-type="float" office:value="-0.01825212" calcext:value-type="float">
            <text:p>-0.01825212</text:p>
          </table:table-cell>
          <table:table-cell office:value-type="float" office:value="-0.01759764" calcext:value-type="float">
            <text:p>-0.01759764</text:p>
          </table:table-cell>
          <table:table-cell office:value-type="float" office:value="-0.01675865" calcext:value-type="float">
            <text:p>-0.01675865</text:p>
          </table:table-cell>
          <table:table-cell office:value-type="float" office:value="-0.01493685" calcext:value-type="float">
            <text:p>-0.01493685</text:p>
          </table:table-cell>
          <table:table-cell office:value-type="float" office:value="-0.01099386" calcext:value-type="float">
            <text:p>-0.01099386</text:p>
          </table:table-cell>
          <table:table-cell office:value-type="float" office:value="-0.005214429" calcext:value-type="float">
            <text:p>-0.005214429</text:p>
          </table:table-cell>
          <table:table-cell office:value-type="float" office:value="-0.001351914" calcext:value-type="float">
            <text:p>-0.001351914</text:p>
          </table:table-cell>
          <table:table-cell office:value-type="float" office:value="166.4711" calcext:value-type="float">
            <text:p>166.4711</text:p>
          </table:table-cell>
          <table:table-cell office:value-type="float" office:value="0" calcext:value-type="float">
            <text:p>0</text:p>
          </table:table-cell>
          <table:table-cell office:value-type="float" office:value="-0.01923318" calcext:value-type="float">
            <text:p>-0.01923318</text:p>
          </table:table-cell>
          <table:table-cell office:value-type="float" office:value="0.01679263" calcext:value-type="float">
            <text:p>0.01679263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011054" calcext:value-type="float">
            <text:p>-1.0110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1998" calcext:value-type="float">
            <text:p>18011998</text:p>
          </table:table-cell>
          <table:table-cell office:value-type="float" office:value="103.4" calcext:value-type="float">
            <text:p>103.4</text:p>
          </table:table-cell>
          <table:table-cell office:value-type="float" office:value="-3.159594" calcext:value-type="float">
            <text:p>-3.159594</text:p>
          </table:table-cell>
          <table:table-cell office:value-type="float" office:value="0" calcext:value-type="float">
            <text:p>0</text:p>
          </table:table-cell>
          <table:table-cell office:value-type="float" office:value="1389.212" calcext:value-type="float">
            <text:p>1389.212</text:p>
          </table:table-cell>
          <table:table-cell office:value-type="float" office:value="149.6649" calcext:value-type="float">
            <text:p>149.6649</text:p>
          </table:table-cell>
          <table:table-cell office:value-type="float" office:value="507.0934" calcext:value-type="float">
            <text:p>507.0934</text:p>
          </table:table-cell>
          <table:table-cell office:value-type="float" office:value="0.2999585" calcext:value-type="float">
            <text:p>0.2999585</text:p>
          </table:table-cell>
          <table:table-cell office:value-type="float" office:value="0.3001793" calcext:value-type="float">
            <text:p>0.3001793</text:p>
          </table:table-cell>
          <table:table-cell office:value-type="float" office:value="0.3008598" calcext:value-type="float">
            <text:p>0.3008598</text:p>
          </table:table-cell>
          <table:table-cell office:value-type="float" office:value="0.3019184" calcext:value-type="float">
            <text:p>0.3019184</text:p>
          </table:table-cell>
          <table:table-cell office:value-type="float" office:value="0.3033917" calcext:value-type="float">
            <text:p>0.3033917</text:p>
          </table:table-cell>
          <table:table-cell office:value-type="float" office:value="0.3054061" calcext:value-type="float">
            <text:p>0.3054061</text:p>
          </table:table-cell>
          <table:table-cell office:value-type="float" office:value="0.3542041" calcext:value-type="float">
            <text:p>0.3542041</text:p>
          </table:table-cell>
          <table:table-cell office:value-type="float" office:value="0.3687821" calcext:value-type="float">
            <text:p>0.3687821</text:p>
          </table:table-cell>
          <table:table-cell office:value-type="float" office:value="0.3985191" calcext:value-type="float">
            <text:p>0.3985191</text:p>
          </table:table-cell>
          <table:table-cell office:value-type="float" office:value="0.456276" calcext:value-type="float">
            <text:p>0.456276</text:p>
          </table:table-cell>
          <table:table-cell office:value-type="float" office:value="0.5111825" calcext:value-type="float">
            <text:p>0.511182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4457427" calcext:value-type="float">
            <text:p>4.457427E-05</text:p>
          </table:table-cell>
          <table:table-cell office:value-type="float" office:value="1.96214E-015" calcext:value-type="float">
            <text:p>1.9621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906037" calcext:value-type="float">
            <text:p>-0.01906037</text:p>
          </table:table-cell>
          <table:table-cell office:value-type="float" office:value="-0.01895685" calcext:value-type="float">
            <text:p>-0.01895685</text:p>
          </table:table-cell>
          <table:table-cell office:value-type="float" office:value="-0.01868339" calcext:value-type="float">
            <text:p>-0.01868339</text:p>
          </table:table-cell>
          <table:table-cell office:value-type="float" office:value="-0.01823486" calcext:value-type="float">
            <text:p>-0.01823486</text:p>
          </table:table-cell>
          <table:table-cell office:value-type="float" office:value="-0.01763063" calcext:value-type="float">
            <text:p>-0.01763063</text:p>
          </table:table-cell>
          <table:table-cell office:value-type="float" office:value="-0.01683797" calcext:value-type="float">
            <text:p>-0.01683797</text:p>
          </table:table-cell>
          <table:table-cell office:value-type="float" office:value="-0.01513753" calcext:value-type="float">
            <text:p>-0.01513753</text:p>
          </table:table-cell>
          <table:table-cell office:value-type="float" office:value="-0.01134818" calcext:value-type="float">
            <text:p>-0.01134818</text:p>
          </table:table-cell>
          <table:table-cell office:value-type="float" office:value="-0.005403575" calcext:value-type="float">
            <text:p>-0.005403575</text:p>
          </table:table-cell>
          <table:table-cell office:value-type="float" office:value="-0.001479749" calcext:value-type="float">
            <text:p>-0.001479749</text:p>
          </table:table-cell>
          <table:table-cell office:value-type="float" office:value="171.6336" calcext:value-type="float">
            <text:p>171.6336</text:p>
          </table:table-cell>
          <table:table-cell office:value-type="float" office:value="0" calcext:value-type="float">
            <text:p>0</text:p>
          </table:table-cell>
          <table:table-cell office:value-type="float" office:value="-0.01917433" calcext:value-type="float">
            <text:p>-0.01917433</text:p>
          </table:table-cell>
          <table:table-cell office:value-type="float" office:value="0.0166516" calcext:value-type="float">
            <text:p>0.0166516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031204" calcext:value-type="float">
            <text:p>-1.0312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1998" calcext:value-type="float">
            <text:p>19011998</text:p>
          </table:table-cell>
          <table:table-cell office:value-type="float" office:value="106.1" calcext:value-type="float">
            <text:p>106.1</text:p>
          </table:table-cell>
          <table:table-cell office:value-type="float" office:value="-3.415846" calcext:value-type="float">
            <text:p>-3.415846</text:p>
          </table:table-cell>
          <table:table-cell office:value-type="float" office:value="0" calcext:value-type="float">
            <text:p>0</text:p>
          </table:table-cell>
          <table:table-cell office:value-type="float" office:value="1389.504" calcext:value-type="float">
            <text:p>1389.504</text:p>
          </table:table-cell>
          <table:table-cell office:value-type="float" office:value="152.3302" calcext:value-type="float">
            <text:p>152.3302</text:p>
          </table:table-cell>
          <table:table-cell office:value-type="float" office:value="509.0563" calcext:value-type="float">
            <text:p>509.0563</text:p>
          </table:table-cell>
          <table:table-cell office:value-type="float" office:value="0.300095" calcext:value-type="float">
            <text:p>0.300095</text:p>
          </table:table-cell>
          <table:table-cell office:value-type="float" office:value="0.3003155" calcext:value-type="float">
            <text:p>0.3003155</text:p>
          </table:table-cell>
          <table:table-cell office:value-type="float" office:value="0.3010004" calcext:value-type="float">
            <text:p>0.3010004</text:p>
          </table:table-cell>
          <table:table-cell office:value-type="float" office:value="0.3020854" calcext:value-type="float">
            <text:p>0.3020854</text:p>
          </table:table-cell>
          <table:table-cell office:value-type="float" office:value="0.3033943" calcext:value-type="float">
            <text:p>0.3033943</text:p>
          </table:table-cell>
          <table:table-cell office:value-type="float" office:value="0.3052739" calcext:value-type="float">
            <text:p>0.3052739</text:p>
          </table:table-cell>
          <table:table-cell office:value-type="float" office:value="0.3538301" calcext:value-type="float">
            <text:p>0.3538301</text:p>
          </table:table-cell>
          <table:table-cell office:value-type="float" office:value="0.3677289" calcext:value-type="float">
            <text:p>0.3677289</text:p>
          </table:table-cell>
          <table:table-cell office:value-type="float" office:value="0.3972536" calcext:value-type="float">
            <text:p>0.3972536</text:p>
          </table:table-cell>
          <table:table-cell office:value-type="float" office:value="0.4521913" calcext:value-type="float">
            <text:p>0.4521913</text:p>
          </table:table-cell>
          <table:table-cell office:value-type="float" office:value="0.5111833" calcext:value-type="float">
            <text:p>0.511183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3202835" calcext:value-type="float">
            <text:p>3.202835E-05</text:p>
          </table:table-cell>
          <table:table-cell office:value-type="float" office:value="1.961949E-015" calcext:value-type="float">
            <text:p>1.96194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900038" calcext:value-type="float">
            <text:p>-0.01900038</text:p>
          </table:table-cell>
          <table:table-cell office:value-type="float" office:value="-0.01889744" calcext:value-type="float">
            <text:p>-0.01889744</text:p>
          </table:table-cell>
          <table:table-cell office:value-type="float" office:value="-0.01862303" calcext:value-type="float">
            <text:p>-0.01862303</text:p>
          </table:table-cell>
          <table:table-cell office:value-type="float" office:value="-0.01816371" calcext:value-type="float">
            <text:p>-0.01816371</text:p>
          </table:table-cell>
          <table:table-cell office:value-type="float" office:value="-0.01762977" calcext:value-type="float">
            <text:p>-0.01762977</text:p>
          </table:table-cell>
          <table:table-cell office:value-type="float" office:value="-0.01688901" calcext:value-type="float">
            <text:p>-0.01688901</text:p>
          </table:table-cell>
          <table:table-cell office:value-type="float" office:value="-0.01529285" calcext:value-type="float">
            <text:p>-0.01529285</text:p>
          </table:table-cell>
          <table:table-cell office:value-type="float" office:value="-0.01166464" calcext:value-type="float">
            <text:p>-0.01166464</text:p>
          </table:table-cell>
          <table:table-cell office:value-type="float" office:value="-0.005571175" calcext:value-type="float">
            <text:p>-0.005571175</text:p>
          </table:table-cell>
          <table:table-cell office:value-type="float" office:value="-0.001612947" calcext:value-type="float">
            <text:p>-0.001612947</text:p>
          </table:table-cell>
          <table:table-cell office:value-type="float" office:value="176.6053" calcext:value-type="float">
            <text:p>176.6053</text:p>
          </table:table-cell>
          <table:table-cell office:value-type="float" office:value="0" calcext:value-type="float">
            <text:p>0</text:p>
          </table:table-cell>
          <table:table-cell office:value-type="float" office:value="-0.01911226" calcext:value-type="float">
            <text:p>-0.01911226</text:p>
          </table:table-cell>
          <table:table-cell office:value-type="float" office:value="0.01649855" calcext:value-type="float">
            <text:p>0.01649855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050251" calcext:value-type="float">
            <text:p>-1.0502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1998" calcext:value-type="float">
            <text:p>20011998</text:p>
          </table:table-cell>
          <table:table-cell office:value-type="float" office:value="106.1" calcext:value-type="float">
            <text:p>106.1</text:p>
          </table:table-cell>
          <table:table-cell office:value-type="float" office:value="-3.668872" calcext:value-type="float">
            <text:p>-3.668872</text:p>
          </table:table-cell>
          <table:table-cell office:value-type="float" office:value="0" calcext:value-type="float">
            <text:p>0</text:p>
          </table:table-cell>
          <table:table-cell office:value-type="float" office:value="1387.285" calcext:value-type="float">
            <text:p>1387.285</text:p>
          </table:table-cell>
          <table:table-cell office:value-type="float" office:value="154.803" calcext:value-type="float">
            <text:p>154.803</text:p>
          </table:table-cell>
          <table:table-cell office:value-type="float" office:value="501.5352" calcext:value-type="float">
            <text:p>501.5352</text:p>
          </table:table-cell>
          <table:table-cell office:value-type="float" office:value="0.3002414" calcext:value-type="float">
            <text:p>0.3002414</text:p>
          </table:table-cell>
          <table:table-cell office:value-type="float" office:value="0.3004596" calcext:value-type="float">
            <text:p>0.3004596</text:p>
          </table:table-cell>
          <table:table-cell office:value-type="float" office:value="0.301139" calcext:value-type="float">
            <text:p>0.301139</text:p>
          </table:table-cell>
          <table:table-cell office:value-type="float" office:value="0.302211" calcext:value-type="float">
            <text:p>0.302211</text:p>
          </table:table-cell>
          <table:table-cell office:value-type="float" office:value="0.3033934" calcext:value-type="float">
            <text:p>0.3033934</text:p>
          </table:table-cell>
          <table:table-cell office:value-type="float" office:value="0.3051404" calcext:value-type="float">
            <text:p>0.3051404</text:p>
          </table:table-cell>
          <table:table-cell office:value-type="float" office:value="0.3533622" calcext:value-type="float">
            <text:p>0.3533622</text:p>
          </table:table-cell>
          <table:table-cell office:value-type="float" office:value="0.3667615" calcext:value-type="float">
            <text:p>0.3667615</text:p>
          </table:table-cell>
          <table:table-cell office:value-type="float" office:value="0.3962497" calcext:value-type="float">
            <text:p>0.3962497</text:p>
          </table:table-cell>
          <table:table-cell office:value-type="float" office:value="0.4483218" calcext:value-type="float">
            <text:p>0.4483218</text:p>
          </table:table-cell>
          <table:table-cell office:value-type="float" office:value="0.5111841" calcext:value-type="float">
            <text:p>0.511184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2270351" calcext:value-type="float">
            <text:p>2.270351E-05</text:p>
          </table:table-cell>
          <table:table-cell office:value-type="float" office:value="1.961758E-015" calcext:value-type="float">
            <text:p>1.96175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93607" calcext:value-type="float">
            <text:p>-0.01893607</text:p>
          </table:table-cell>
          <table:table-cell office:value-type="float" office:value="-0.01883454" calcext:value-type="float">
            <text:p>-0.01883454</text:p>
          </table:table-cell>
          <table:table-cell office:value-type="float" office:value="-0.01856368" calcext:value-type="float">
            <text:p>-0.01856368</text:p>
          </table:table-cell>
          <table:table-cell office:value-type="float" office:value="-0.01811059" calcext:value-type="float">
            <text:p>-0.01811059</text:p>
          </table:table-cell>
          <table:table-cell office:value-type="float" office:value="-0.01763009" calcext:value-type="float">
            <text:p>-0.01763009</text:p>
          </table:table-cell>
          <table:table-cell office:value-type="float" office:value="-0.01694026" calcext:value-type="float">
            <text:p>-0.01694026</text:p>
          </table:table-cell>
          <table:table-cell office:value-type="float" office:value="-0.01548886" calcext:value-type="float">
            <text:p>-0.01548886</text:p>
          </table:table-cell>
          <table:table-cell office:value-type="float" office:value="-0.01196367" calcext:value-type="float">
            <text:p>-0.01196367</text:p>
          </table:table-cell>
          <table:table-cell office:value-type="float" office:value="-0.005708385" calcext:value-type="float">
            <text:p>-0.005708385</text:p>
          </table:table-cell>
          <table:table-cell office:value-type="float" office:value="-0.001751409" calcext:value-type="float">
            <text:p>-0.001751409</text:p>
          </table:table-cell>
          <table:table-cell office:value-type="float" office:value="181.4318" calcext:value-type="float">
            <text:p>181.4318</text:p>
          </table:table-cell>
          <table:table-cell office:value-type="float" office:value="0" calcext:value-type="float">
            <text:p>0</text:p>
          </table:table-cell>
          <table:table-cell office:value-type="float" office:value="-0.01904579" calcext:value-type="float">
            <text:p>-0.01904579</text:p>
          </table:table-cell>
          <table:table-cell office:value-type="float" office:value="0.0163337" calcext:value-type="float">
            <text:p>0.0163337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068291" calcext:value-type="float">
            <text:p>-1.0682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1998" calcext:value-type="float">
            <text:p>21011998</text:p>
          </table:table-cell>
          <table:table-cell office:value-type="float" office:value="106.1" calcext:value-type="float">
            <text:p>106.1</text:p>
          </table:table-cell>
          <table:table-cell office:value-type="float" office:value="-3.838731" calcext:value-type="float">
            <text:p>-3.838731</text:p>
          </table:table-cell>
          <table:table-cell office:value-type="float" office:value="0" calcext:value-type="float">
            <text:p>0</text:p>
          </table:table-cell>
          <table:table-cell office:value-type="float" office:value="1385.149" calcext:value-type="float">
            <text:p>1385.149</text:p>
          </table:table-cell>
          <table:table-cell office:value-type="float" office:value="157.1093" calcext:value-type="float">
            <text:p>157.1093</text:p>
          </table:table-cell>
          <table:table-cell office:value-type="float" office:value="494.5896" calcext:value-type="float">
            <text:p>494.5896</text:p>
          </table:table-cell>
          <table:table-cell office:value-type="float" office:value="0.3003773" calcext:value-type="float">
            <text:p>0.3003773</text:p>
          </table:table-cell>
          <table:table-cell office:value-type="float" office:value="0.3005919" calcext:value-type="float">
            <text:p>0.3005919</text:p>
          </table:table-cell>
          <table:table-cell office:value-type="float" office:value="0.3012564" calcext:value-type="float">
            <text:p>0.3012564</text:p>
          </table:table-cell>
          <table:table-cell office:value-type="float" office:value="0.3022735" calcext:value-type="float">
            <text:p>0.3022735</text:p>
          </table:table-cell>
          <table:table-cell office:value-type="float" office:value="0.3033453" calcext:value-type="float">
            <text:p>0.3033453</text:p>
          </table:table-cell>
          <table:table-cell office:value-type="float" office:value="0.30492" calcext:value-type="float">
            <text:p>0.30492</text:p>
          </table:table-cell>
          <table:table-cell office:value-type="float" office:value="0.3530513" calcext:value-type="float">
            <text:p>0.3530513</text:p>
          </table:table-cell>
          <table:table-cell office:value-type="float" office:value="0.3659816" calcext:value-type="float">
            <text:p>0.3659816</text:p>
          </table:table-cell>
          <table:table-cell office:value-type="float" office:value="0.3953497" calcext:value-type="float">
            <text:p>0.3953497</text:p>
          </table:table-cell>
          <table:table-cell office:value-type="float" office:value="0.4446479" calcext:value-type="float">
            <text:p>0.4446479</text:p>
          </table:table-cell>
          <table:table-cell office:value-type="float" office:value="0.5111848" calcext:value-type="float">
            <text:p>0.511184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584225" calcext:value-type="float">
            <text:p>1.584225E-05</text:p>
          </table:table-cell>
          <table:table-cell office:value-type="float" office:value="1.961568E-015" calcext:value-type="float">
            <text:p>1.96156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7635" calcext:value-type="float">
            <text:p>-0.01887635</text:p>
          </table:table-cell>
          <table:table-cell office:value-type="float" office:value="-0.0187768" calcext:value-type="float">
            <text:p>-0.0187768</text:p>
          </table:table-cell>
          <table:table-cell office:value-type="float" office:value="-0.01851333" calcext:value-type="float">
            <text:p>-0.01851333</text:p>
          </table:table-cell>
          <table:table-cell office:value-type="float" office:value="-0.01808434" calcext:value-type="float">
            <text:p>-0.01808434</text:p>
          </table:table-cell>
          <table:table-cell office:value-type="float" office:value="-0.01764927" calcext:value-type="float">
            <text:p>-0.01764927</text:p>
          </table:table-cell>
          <table:table-cell office:value-type="float" office:value="-0.01702528" calcext:value-type="float">
            <text:p>-0.01702528</text:p>
          </table:table-cell>
          <table:table-cell office:value-type="float" office:value="-0.01562151" calcext:value-type="float">
            <text:p>-0.01562151</text:p>
          </table:table-cell>
          <table:table-cell office:value-type="float" office:value="-0.01221151" calcext:value-type="float">
            <text:p>-0.01221151</text:p>
          </table:table-cell>
          <table:table-cell office:value-type="float" office:value="-0.005834316" calcext:value-type="float">
            <text:p>-0.005834316</text:p>
          </table:table-cell>
          <table:table-cell office:value-type="float" office:value="-0.001895118" calcext:value-type="float">
            <text:p>-0.001895118</text:p>
          </table:table-cell>
          <table:table-cell office:value-type="float" office:value="186.1374" calcext:value-type="float">
            <text:p>186.1374</text:p>
          </table:table-cell>
          <table:table-cell office:value-type="float" office:value="0" calcext:value-type="float">
            <text:p>0</text:p>
          </table:table-cell>
          <table:table-cell office:value-type="float" office:value="-0.01898391" calcext:value-type="float">
            <text:p>-0.01898391</text:p>
          </table:table-cell>
          <table:table-cell office:value-type="float" office:value="0.0161596" calcext:value-type="float">
            <text:p>0.0161596</text:p>
          </table:table-cell>
          <table:table-cell office:value-type="float" office:value="-9999.017" calcext:value-type="float">
            <text:p>-9999.017</text:p>
          </table:table-cell>
          <table:table-cell office:value-type="float" office:value="-1.08542" calcext:value-type="float">
            <text:p>-1.085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1998" calcext:value-type="float">
            <text:p>22011998</text:p>
          </table:table-cell>
          <table:table-cell office:value-type="float" office:value="106.1" calcext:value-type="float">
            <text:p>106.1</text:p>
          </table:table-cell>
          <table:table-cell office:value-type="float" office:value="-3.862863" calcext:value-type="float">
            <text:p>-3.862863</text:p>
          </table:table-cell>
          <table:table-cell office:value-type="float" office:value="0" calcext:value-type="float">
            <text:p>0</text:p>
          </table:table-cell>
          <table:table-cell office:value-type="float" office:value="1383.023" calcext:value-type="float">
            <text:p>1383.023</text:p>
          </table:table-cell>
          <table:table-cell office:value-type="float" office:value="159.2593" calcext:value-type="float">
            <text:p>159.2593</text:p>
          </table:table-cell>
          <table:table-cell office:value-type="float" office:value="488.662" calcext:value-type="float">
            <text:p>488.662</text:p>
          </table:table-cell>
          <table:table-cell office:value-type="float" office:value="0.3004569" calcext:value-type="float">
            <text:p>0.3004569</text:p>
          </table:table-cell>
          <table:table-cell office:value-type="float" office:value="0.3006688" calcext:value-type="float">
            <text:p>0.3006688</text:p>
          </table:table-cell>
          <table:table-cell office:value-type="float" office:value="0.3013189" calcext:value-type="float">
            <text:p>0.3013189</text:p>
          </table:table-cell>
          <table:table-cell office:value-type="float" office:value="0.3022822" calcext:value-type="float">
            <text:p>0.3022822</text:p>
          </table:table-cell>
          <table:table-cell office:value-type="float" office:value="0.3032855" calcext:value-type="float">
            <text:p>0.3032855</text:p>
          </table:table-cell>
          <table:table-cell office:value-type="float" office:value="0.3047939" calcext:value-type="float">
            <text:p>0.3047939</text:p>
          </table:table-cell>
          <table:table-cell office:value-type="float" office:value="0.3528158" calcext:value-type="float">
            <text:p>0.3528158</text:p>
          </table:table-cell>
          <table:table-cell office:value-type="float" office:value="0.3653782" calcext:value-type="float">
            <text:p>0.3653782</text:p>
          </table:table-cell>
          <table:table-cell office:value-type="float" office:value="0.3945105" calcext:value-type="float">
            <text:p>0.3945105</text:p>
          </table:table-cell>
          <table:table-cell office:value-type="float" office:value="0.4411754" calcext:value-type="float">
            <text:p>0.4411754</text:p>
          </table:table-cell>
          <table:table-cell office:value-type="float" office:value="0.5111855" calcext:value-type="float">
            <text:p>0.511185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1098186" calcext:value-type="float">
            <text:p>1.098186E-05</text:p>
          </table:table-cell>
          <table:table-cell office:value-type="float" office:value="1.961377E-015" calcext:value-type="float">
            <text:p>1.96137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4129" calcext:value-type="float">
            <text:p>-0.01884129</text:p>
          </table:table-cell>
          <table:table-cell office:value-type="float" office:value="-0.01874324" calcext:value-type="float">
            <text:p>-0.01874324</text:p>
          </table:table-cell>
          <table:table-cell office:value-type="float" office:value="-0.01848653" calcext:value-type="float">
            <text:p>-0.01848653</text:p>
          </table:table-cell>
          <table:table-cell office:value-type="float" office:value="-0.01808065" calcext:value-type="float">
            <text:p>-0.01808065</text:p>
          </table:table-cell>
          <table:table-cell office:value-type="float" office:value="-0.01767365" calcext:value-type="float">
            <text:p>-0.01767365</text:p>
          </table:table-cell>
          <table:table-cell office:value-type="float" office:value="-0.01707472" calcext:value-type="float">
            <text:p>-0.01707472</text:p>
          </table:table-cell>
          <table:table-cell office:value-type="float" office:value="-0.01572255" calcext:value-type="float">
            <text:p>-0.01572255</text:p>
          </table:table-cell>
          <table:table-cell office:value-type="float" office:value="-0.01240704" calcext:value-type="float">
            <text:p>-0.01240704</text:p>
          </table:table-cell>
          <table:table-cell office:value-type="float" office:value="-0.005954503" calcext:value-type="float">
            <text:p>-0.005954503</text:p>
          </table:table-cell>
          <table:table-cell office:value-type="float" office:value="-0.002043013" calcext:value-type="float">
            <text:p>-0.002043013</text:p>
          </table:table-cell>
          <table:table-cell office:value-type="float" office:value="190.7322" calcext:value-type="float">
            <text:p>190.7322</text:p>
          </table:table-cell>
          <table:table-cell office:value-type="float" office:value="0" calcext:value-type="float">
            <text:p>0</text:p>
          </table:table-cell>
          <table:table-cell office:value-type="float" office:value="-0.01894741" calcext:value-type="float">
            <text:p>-0.01894741</text:p>
          </table:table-cell>
          <table:table-cell office:value-type="float" office:value="0.0159815" calcext:value-type="float">
            <text:p>0.015981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101612" calcext:value-type="float">
            <text:p>-1.1016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1998" calcext:value-type="float">
            <text:p>23011998</text:p>
          </table:table-cell>
          <table:table-cell office:value-type="float" office:value="112.2" calcext:value-type="float">
            <text:p>112.2</text:p>
          </table:table-cell>
          <table:table-cell office:value-type="float" office:value="-4.001153" calcext:value-type="float">
            <text:p>-4.001153</text:p>
          </table:table-cell>
          <table:table-cell office:value-type="float" office:value="0" calcext:value-type="float">
            <text:p>0</text:p>
          </table:table-cell>
          <table:table-cell office:value-type="float" office:value="1387.258" calcext:value-type="float">
            <text:p>1387.258</text:p>
          </table:table-cell>
          <table:table-cell office:value-type="float" office:value="161.263" calcext:value-type="float">
            <text:p>161.263</text:p>
          </table:table-cell>
          <table:table-cell office:value-type="float" office:value="510.3872" calcext:value-type="float">
            <text:p>510.3872</text:p>
          </table:table-cell>
          <table:table-cell office:value-type="float" office:value="0.3004838" calcext:value-type="float">
            <text:p>0.3004838</text:p>
          </table:table-cell>
          <table:table-cell office:value-type="float" office:value="0.3006962" calcext:value-type="float">
            <text:p>0.3006962</text:p>
          </table:table-cell>
          <table:table-cell office:value-type="float" office:value="0.3013422" calcext:value-type="float">
            <text:p>0.3013422</text:p>
          </table:table-cell>
          <table:table-cell office:value-type="float" office:value="0.3022801" calcext:value-type="float">
            <text:p>0.3022801</text:p>
          </table:table-cell>
          <table:table-cell office:value-type="float" office:value="0.3032504" calcext:value-type="float">
            <text:p>0.3032504</text:p>
          </table:table-cell>
          <table:table-cell office:value-type="float" office:value="0.3047177" calcext:value-type="float">
            <text:p>0.3047177</text:p>
          </table:table-cell>
          <table:table-cell office:value-type="float" office:value="0.3526299" calcext:value-type="float">
            <text:p>0.3526299</text:p>
          </table:table-cell>
          <table:table-cell office:value-type="float" office:value="0.3648891" calcext:value-type="float">
            <text:p>0.3648891</text:p>
          </table:table-cell>
          <table:table-cell office:value-type="float" office:value="0.3937281" calcext:value-type="float">
            <text:p>0.3937281</text:p>
          </table:table-cell>
          <table:table-cell office:value-type="float" office:value="0.4379075" calcext:value-type="float">
            <text:p>0.4379075</text:p>
          </table:table-cell>
          <table:table-cell office:value-type="float" office:value="0.5111862" calcext:value-type="float">
            <text:p>0.5111862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773293" calcext:value-type="float">
            <text:p>7.73293E-06</text:p>
          </table:table-cell>
          <table:table-cell office:value-type="float" office:value="1.961187E-015" calcext:value-type="float">
            <text:p>1.96118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2937" calcext:value-type="float">
            <text:p>-0.01882937</text:p>
          </table:table-cell>
          <table:table-cell office:value-type="float" office:value="-0.01873128" calcext:value-type="float">
            <text:p>-0.01873128</text:p>
          </table:table-cell>
          <table:table-cell office:value-type="float" office:value="-0.01847651" calcext:value-type="float">
            <text:p>-0.01847651</text:p>
          </table:table-cell>
          <table:table-cell office:value-type="float" office:value="-0.0180815" calcext:value-type="float">
            <text:p>-0.0180815</text:p>
          </table:table-cell>
          <table:table-cell office:value-type="float" office:value="-0.01768798" calcext:value-type="float">
            <text:p>-0.01768798</text:p>
          </table:table-cell>
          <table:table-cell office:value-type="float" office:value="-0.0171045" calcext:value-type="float">
            <text:p>-0.0171045</text:p>
          </table:table-cell>
          <table:table-cell office:value-type="float" office:value="-0.01580282" calcext:value-type="float">
            <text:p>-0.01580282</text:p>
          </table:table-cell>
          <table:table-cell office:value-type="float" office:value="-0.01256803" calcext:value-type="float">
            <text:p>-0.01256803</text:p>
          </table:table-cell>
          <table:table-cell office:value-type="float" office:value="-0.006069027" calcext:value-type="float">
            <text:p>-0.006069027</text:p>
          </table:table-cell>
          <table:table-cell office:value-type="float" office:value="-0.002193906" calcext:value-type="float">
            <text:p>-0.002193906</text:p>
          </table:table-cell>
          <table:table-cell office:value-type="float" office:value="195.2264" calcext:value-type="float">
            <text:p>195.2264</text:p>
          </table:table-cell>
          <table:table-cell office:value-type="float" office:value="0" calcext:value-type="float">
            <text:p>0</text:p>
          </table:table-cell>
          <table:table-cell office:value-type="float" office:value="-0.01893505" calcext:value-type="float">
            <text:p>-0.01893505</text:p>
          </table:table-cell>
          <table:table-cell office:value-type="float" office:value="0.01580634" calcext:value-type="float">
            <text:p>0.01580634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116849" calcext:value-type="float">
            <text:p>-1.1168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1998" calcext:value-type="float">
            <text:p>24011998</text:p>
          </table:table-cell>
          <table:table-cell office:value-type="float" office:value="125.5001" calcext:value-type="float">
            <text:p>125.5001</text:p>
          </table:table-cell>
          <table:table-cell office:value-type="float" office:value="-4.229215" calcext:value-type="float">
            <text:p>-4.229215</text:p>
          </table:table-cell>
          <table:table-cell office:value-type="float" office:value="0" calcext:value-type="float">
            <text:p>0</text:p>
          </table:table-cell>
          <table:table-cell office:value-type="float" office:value="1398.921" calcext:value-type="float">
            <text:p>1398.921</text:p>
          </table:table-cell>
          <table:table-cell office:value-type="float" office:value="163.1286" calcext:value-type="float">
            <text:p>163.1286</text:p>
          </table:table-cell>
          <table:table-cell office:value-type="float" office:value="550.6102" calcext:value-type="float">
            <text:p>550.6102</text:p>
          </table:table-cell>
          <table:table-cell office:value-type="float" office:value="0.3004742" calcext:value-type="float">
            <text:p>0.3004742</text:p>
          </table:table-cell>
          <table:table-cell office:value-type="float" office:value="0.3006885" calcext:value-type="float">
            <text:p>0.3006885</text:p>
          </table:table-cell>
          <table:table-cell office:value-type="float" office:value="0.3013368" calcext:value-type="float">
            <text:p>0.3013368</text:p>
          </table:table-cell>
          <table:table-cell office:value-type="float" office:value="0.3022666" calcext:value-type="float">
            <text:p>0.3022666</text:p>
          </table:table-cell>
          <table:table-cell office:value-type="float" office:value="0.3032202" calcext:value-type="float">
            <text:p>0.3032202</text:p>
          </table:table-cell>
          <table:table-cell office:value-type="float" office:value="0.3046587" calcext:value-type="float">
            <text:p>0.3046587</text:p>
          </table:table-cell>
          <table:table-cell office:value-type="float" office:value="0.3524819" calcext:value-type="float">
            <text:p>0.3524819</text:p>
          </table:table-cell>
          <table:table-cell office:value-type="float" office:value="0.3644541" calcext:value-type="float">
            <text:p>0.3644541</text:p>
          </table:table-cell>
          <table:table-cell office:value-type="float" office:value="0.3930277" calcext:value-type="float">
            <text:p>0.3930277</text:p>
          </table:table-cell>
          <table:table-cell office:value-type="float" office:value="0.4348426" calcext:value-type="float">
            <text:p>0.4348426</text:p>
          </table:table-cell>
          <table:table-cell office:value-type="float" office:value="0.5111868" calcext:value-type="float">
            <text:p>0.511186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5671488" calcext:value-type="float">
            <text:p>5.671488E-06</text:p>
          </table:table-cell>
          <table:table-cell office:value-type="float" office:value="1.961E-015" calcext:value-type="float">
            <text:p>1.96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3348" calcext:value-type="float">
            <text:p>-0.01883348</text:p>
          </table:table-cell>
          <table:table-cell office:value-type="float" office:value="-0.01873464" calcext:value-type="float">
            <text:p>-0.01873464</text:p>
          </table:table-cell>
          <table:table-cell office:value-type="float" office:value="-0.01847876" calcext:value-type="float">
            <text:p>-0.01847876</text:p>
          </table:table-cell>
          <table:table-cell office:value-type="float" office:value="-0.01808719" calcext:value-type="float">
            <text:p>-0.01808719</text:p>
          </table:table-cell>
          <table:table-cell office:value-type="float" office:value="-0.01770023" calcext:value-type="float">
            <text:p>-0.01770023</text:p>
          </table:table-cell>
          <table:table-cell office:value-type="float" office:value="-0.0171276" calcext:value-type="float">
            <text:p>-0.0171276</text:p>
          </table:table-cell>
          <table:table-cell office:value-type="float" office:value="-0.015867" calcext:value-type="float">
            <text:p>-0.015867</text:p>
          </table:table-cell>
          <table:table-cell office:value-type="float" office:value="-0.01271291" calcext:value-type="float">
            <text:p>-0.01271291</text:p>
          </table:table-cell>
          <table:table-cell office:value-type="float" office:value="-0.006173708" calcext:value-type="float">
            <text:p>-0.006173708</text:p>
          </table:table-cell>
          <table:table-cell office:value-type="float" office:value="-0.002346693" calcext:value-type="float">
            <text:p>-0.002346693</text:p>
          </table:table-cell>
          <table:table-cell office:value-type="float" office:value="199.6277" calcext:value-type="float">
            <text:p>199.6277</text:p>
          </table:table-cell>
          <table:table-cell office:value-type="float" office:value="0" calcext:value-type="float">
            <text:p>0</text:p>
          </table:table-cell>
          <table:table-cell office:value-type="float" office:value="-0.01893895" calcext:value-type="float">
            <text:p>-0.01893895</text:p>
          </table:table-cell>
          <table:table-cell office:value-type="float" office:value="0.01564099" calcext:value-type="float">
            <text:p>0.01564099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131141" calcext:value-type="float">
            <text:p>-1.1311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1998" calcext:value-type="float">
            <text:p>25011998</text:p>
          </table:table-cell>
          <table:table-cell office:value-type="float" office:value="125.5001" calcext:value-type="float">
            <text:p>125.5001</text:p>
          </table:table-cell>
          <table:table-cell office:value-type="float" office:value="-4.360869" calcext:value-type="float">
            <text:p>-4.360869</text:p>
          </table:table-cell>
          <table:table-cell office:value-type="float" office:value="0" calcext:value-type="float">
            <text:p>0</text:p>
          </table:table-cell>
          <table:table-cell office:value-type="float" office:value="1397.326" calcext:value-type="float">
            <text:p>1397.326</text:p>
          </table:table-cell>
          <table:table-cell office:value-type="float" office:value="164.8556" calcext:value-type="float">
            <text:p>164.8556</text:p>
          </table:table-cell>
          <table:table-cell office:value-type="float" office:value="545.0987" calcext:value-type="float">
            <text:p>545.0987</text:p>
          </table:table-cell>
          <table:table-cell office:value-type="float" office:value="0.3004644" calcext:value-type="float">
            <text:p>0.3004644</text:p>
          </table:table-cell>
          <table:table-cell office:value-type="float" office:value="0.3006785" calcext:value-type="float">
            <text:p>0.3006785</text:p>
          </table:table-cell>
          <table:table-cell office:value-type="float" office:value="0.3013269" calcext:value-type="float">
            <text:p>0.3013269</text:p>
          </table:table-cell>
          <table:table-cell office:value-type="float" office:value="0.3022657" calcext:value-type="float">
            <text:p>0.3022657</text:p>
          </table:table-cell>
          <table:table-cell office:value-type="float" office:value="0.3032441" calcext:value-type="float">
            <text:p>0.3032441</text:p>
          </table:table-cell>
          <table:table-cell office:value-type="float" office:value="0.3046289" calcext:value-type="float">
            <text:p>0.3046289</text:p>
          </table:table-cell>
          <table:table-cell office:value-type="float" office:value="0.3523567" calcext:value-type="float">
            <text:p>0.3523567</text:p>
          </table:table-cell>
          <table:table-cell office:value-type="float" office:value="0.3640651" calcext:value-type="float">
            <text:p>0.3640651</text:p>
          </table:table-cell>
          <table:table-cell office:value-type="float" office:value="0.3924024" calcext:value-type="float">
            <text:p>0.3924024</text:p>
          </table:table-cell>
          <table:table-cell office:value-type="float" office:value="0.4319781" calcext:value-type="float">
            <text:p>0.4319781</text:p>
          </table:table-cell>
          <table:table-cell office:value-type="float" office:value="0.5111873" calcext:value-type="float">
            <text:p>0.511187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4197104" calcext:value-type="float">
            <text:p>4.197104E-06</text:p>
          </table:table-cell>
          <table:table-cell office:value-type="float" office:value="1.960829E-015" calcext:value-type="float">
            <text:p>1.96082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3779" calcext:value-type="float">
            <text:p>-0.01883779</text:p>
          </table:table-cell>
          <table:table-cell office:value-type="float" office:value="-0.01873907" calcext:value-type="float">
            <text:p>-0.01873907</text:p>
          </table:table-cell>
          <table:table-cell office:value-type="float" office:value="-0.01848315" calcext:value-type="float">
            <text:p>-0.01848315</text:p>
          </table:table-cell>
          <table:table-cell office:value-type="float" office:value="-0.01808766" calcext:value-type="float">
            <text:p>-0.01808766</text:p>
          </table:table-cell>
          <table:table-cell office:value-type="float" office:value="-0.01768994" calcext:value-type="float">
            <text:p>-0.01768994</text:p>
          </table:table-cell>
          <table:table-cell office:value-type="float" office:value="-0.01713941" calcext:value-type="float">
            <text:p>-0.01713941</text:p>
          </table:table-cell>
          <table:table-cell office:value-type="float" office:value="-0.01592165" calcext:value-type="float">
            <text:p>-0.01592165</text:p>
          </table:table-cell>
          <table:table-cell office:value-type="float" office:value="-0.01284422" calcext:value-type="float">
            <text:p>-0.01284422</text:p>
          </table:table-cell>
          <table:table-cell office:value-type="float" office:value="-0.006268756" calcext:value-type="float">
            <text:p>-0.006268756</text:p>
          </table:table-cell>
          <table:table-cell office:value-type="float" office:value="-0.00250017" calcext:value-type="float">
            <text:p>-0.00250017</text:p>
          </table:table-cell>
          <table:table-cell office:value-type="float" office:value="203.9346" calcext:value-type="float">
            <text:p>203.9346</text:p>
          </table:table-cell>
          <table:table-cell office:value-type="float" office:value="0" calcext:value-type="float">
            <text:p>0</text:p>
          </table:table-cell>
          <table:table-cell office:value-type="float" office:value="-0.01894214" calcext:value-type="float">
            <text:p>-0.01894214</text:p>
          </table:table-cell>
          <table:table-cell office:value-type="float" office:value="0.01547616" calcext:value-type="float">
            <text:p>0.01547616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144499" calcext:value-type="float">
            <text:p>-1.1444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1998" calcext:value-type="float">
            <text:p>26011998</text:p>
          </table:table-cell>
          <table:table-cell office:value-type="float" office:value="125.5001" calcext:value-type="float">
            <text:p>125.5001</text:p>
          </table:table-cell>
          <table:table-cell office:value-type="float" office:value="-4.369746" calcext:value-type="float">
            <text:p>-4.369746</text:p>
          </table:table-cell>
          <table:table-cell office:value-type="float" office:value="0" calcext:value-type="float">
            <text:p>0</text:p>
          </table:table-cell>
          <table:table-cell office:value-type="float" office:value="1395.742" calcext:value-type="float">
            <text:p>1395.742</text:p>
          </table:table-cell>
          <table:table-cell office:value-type="float" office:value="166.4488" calcext:value-type="float">
            <text:p>166.4488</text:p>
          </table:table-cell>
          <table:table-cell office:value-type="float" office:value="540.1215" calcext:value-type="float">
            <text:p>540.1215</text:p>
          </table:table-cell>
          <table:table-cell office:value-type="float" office:value="0.3004712" calcext:value-type="float">
            <text:p>0.3004712</text:p>
          </table:table-cell>
          <table:table-cell office:value-type="float" office:value="0.3006863" calcext:value-type="float">
            <text:p>0.3006863</text:p>
          </table:table-cell>
          <table:table-cell office:value-type="float" office:value="0.3013384" calcext:value-type="float">
            <text:p>0.3013384</text:p>
          </table:table-cell>
          <table:table-cell office:value-type="float" office:value="0.3022922" calcext:value-type="float">
            <text:p>0.3022922</text:p>
          </table:table-cell>
          <table:table-cell office:value-type="float" office:value="0.3032987" calcext:value-type="float">
            <text:p>0.3032987</text:p>
          </table:table-cell>
          <table:table-cell office:value-type="float" office:value="0.3046286" calcext:value-type="float">
            <text:p>0.3046286</text:p>
          </table:table-cell>
          <table:table-cell office:value-type="float" office:value="0.3522626" calcext:value-type="float">
            <text:p>0.3522626</text:p>
          </table:table-cell>
          <table:table-cell office:value-type="float" office:value="0.3637506" calcext:value-type="float">
            <text:p>0.3637506</text:p>
          </table:table-cell>
          <table:table-cell office:value-type="float" office:value="0.3918112" calcext:value-type="float">
            <text:p>0.3918112</text:p>
          </table:table-cell>
          <table:table-cell office:value-type="float" office:value="0.4293158" calcext:value-type="float">
            <text:p>0.4293158</text:p>
          </table:table-cell>
          <table:table-cell office:value-type="float" office:value="0.5111879" calcext:value-type="float">
            <text:p>0.511187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3097296" calcext:value-type="float">
            <text:p>3.097296E-06</text:p>
          </table:table-cell>
          <table:table-cell office:value-type="float" office:value="1.96066E-015" calcext:value-type="float">
            <text:p>1.9606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3488" calcext:value-type="float">
            <text:p>-0.01883488</text:p>
          </table:table-cell>
          <table:table-cell office:value-type="float" office:value="-0.01873585" calcext:value-type="float">
            <text:p>-0.01873585</text:p>
          </table:table-cell>
          <table:table-cell office:value-type="float" office:value="-0.01847836" calcext:value-type="float">
            <text:p>-0.01847836</text:p>
          </table:table-cell>
          <table:table-cell office:value-type="float" office:value="-0.01807679" calcext:value-type="float">
            <text:p>-0.01807679</text:p>
          </table:table-cell>
          <table:table-cell office:value-type="float" office:value="-0.01767081" calcext:value-type="float">
            <text:p>-0.01767081</text:p>
          </table:table-cell>
          <table:table-cell office:value-type="float" office:value="-0.01713961" calcext:value-type="float">
            <text:p>-0.01713961</text:p>
          </table:table-cell>
          <table:table-cell office:value-type="float" office:value="-0.01596286" calcext:value-type="float">
            <text:p>-0.01596286</text:p>
          </table:table-cell>
          <table:table-cell office:value-type="float" office:value="-0.01295152" calcext:value-type="float">
            <text:p>-0.01295152</text:p>
          </table:table-cell>
          <table:table-cell office:value-type="float" office:value="-0.006360085" calcext:value-type="float">
            <text:p>-0.006360085</text:p>
          </table:table-cell>
          <table:table-cell office:value-type="float" office:value="-0.002652817" calcext:value-type="float">
            <text:p>-0.002652817</text:p>
          </table:table-cell>
          <table:table-cell office:value-type="float" office:value="208.151" calcext:value-type="float">
            <text:p>208.151</text:p>
          </table:table-cell>
          <table:table-cell office:value-type="float" office:value="0" calcext:value-type="float">
            <text:p>0</text:p>
          </table:table-cell>
          <table:table-cell office:value-type="float" office:value="-0.01893839" calcext:value-type="float">
            <text:p>-0.01893839</text:p>
          </table:table-cell>
          <table:table-cell office:value-type="float" office:value="0.01531012" calcext:value-type="float">
            <text:p>0.01531012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156914" calcext:value-type="float">
            <text:p>-1.1569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1998" calcext:value-type="float">
            <text:p>27011998</text:p>
          </table:table-cell>
          <table:table-cell office:value-type="float" office:value="126.5" calcext:value-type="float">
            <text:p>126.5</text:p>
          </table:table-cell>
          <table:table-cell office:value-type="float" office:value="-4.446757" calcext:value-type="float">
            <text:p>-4.446757</text:p>
          </table:table-cell>
          <table:table-cell office:value-type="float" office:value="0" calcext:value-type="float">
            <text:p>0</text:p>
          </table:table-cell>
          <table:table-cell office:value-type="float" office:value="1395.349" calcext:value-type="float">
            <text:p>1395.349</text:p>
          </table:table-cell>
          <table:table-cell office:value-type="float" office:value="167.9199" calcext:value-type="float">
            <text:p>167.9199</text:p>
          </table:table-cell>
          <table:table-cell office:value-type="float" office:value="542.0157" calcext:value-type="float">
            <text:p>542.0157</text:p>
          </table:table-cell>
          <table:table-cell office:value-type="float" office:value="0.3004826" calcext:value-type="float">
            <text:p>0.3004826</text:p>
          </table:table-cell>
          <table:table-cell office:value-type="float" office:value="0.3006998" calcext:value-type="float">
            <text:p>0.3006998</text:p>
          </table:table-cell>
          <table:table-cell office:value-type="float" office:value="0.3013569" calcext:value-type="float">
            <text:p>0.3013569</text:p>
          </table:table-cell>
          <table:table-cell office:value-type="float" office:value="0.3023193" calcext:value-type="float">
            <text:p>0.3023193</text:p>
          </table:table-cell>
          <table:table-cell office:value-type="float" office:value="0.3033314" calcext:value-type="float">
            <text:p>0.3033314</text:p>
          </table:table-cell>
          <table:table-cell office:value-type="float" office:value="0.3046289" calcext:value-type="float">
            <text:p>0.3046289</text:p>
          </table:table-cell>
          <table:table-cell office:value-type="float" office:value="0.3521901" calcext:value-type="float">
            <text:p>0.3521901</text:p>
          </table:table-cell>
          <table:table-cell office:value-type="float" office:value="0.3634939" calcext:value-type="float">
            <text:p>0.3634939</text:p>
          </table:table-cell>
          <table:table-cell office:value-type="float" office:value="0.3912592" calcext:value-type="float">
            <text:p>0.3912592</text:p>
          </table:table-cell>
          <table:table-cell office:value-type="float" office:value="0.4268482" calcext:value-type="float">
            <text:p>0.4268482</text:p>
          </table:table-cell>
          <table:table-cell office:value-type="float" office:value="0.5111883" calcext:value-type="float">
            <text:p>0.511188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2308496" calcext:value-type="float">
            <text:p>2.308496E-06</text:p>
          </table:table-cell>
          <table:table-cell office:value-type="float" office:value="1.96049E-015" calcext:value-type="float">
            <text:p>1.9604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299" calcext:value-type="float">
            <text:p>-0.0188299</text:p>
          </table:table-cell>
          <table:table-cell office:value-type="float" office:value="-0.01873007" calcext:value-type="float">
            <text:p>-0.01873007</text:p>
          </table:table-cell>
          <table:table-cell office:value-type="float" office:value="-0.01847055" calcext:value-type="float">
            <text:p>-0.01847055</text:p>
          </table:table-cell>
          <table:table-cell office:value-type="float" office:value="-0.01806561" calcext:value-type="float">
            <text:p>-0.01806561</text:p>
          </table:table-cell>
          <table:table-cell office:value-type="float" office:value="-0.01765355" calcext:value-type="float">
            <text:p>-0.01765355</text:p>
          </table:table-cell>
          <table:table-cell office:value-type="float" office:value="-0.01713953" calcext:value-type="float">
            <text:p>-0.01713953</text:p>
          </table:table-cell>
          <table:table-cell office:value-type="float" office:value="-0.01599459" calcext:value-type="float">
            <text:p>-0.01599459</text:p>
          </table:table-cell>
          <table:table-cell office:value-type="float" office:value="-0.01303982" calcext:value-type="float">
            <text:p>-0.01303982</text:p>
          </table:table-cell>
          <table:table-cell office:value-type="float" office:value="-0.006446721" calcext:value-type="float">
            <text:p>-0.006446721</text:p>
          </table:table-cell>
          <table:table-cell office:value-type="float" office:value="-0.002803538" calcext:value-type="float">
            <text:p>-0.002803538</text:p>
          </table:table-cell>
          <table:table-cell office:value-type="float" office:value="212.2878" calcext:value-type="float">
            <text:p>212.2878</text:p>
          </table:table-cell>
          <table:table-cell office:value-type="float" office:value="0" calcext:value-type="float">
            <text:p>0</text:p>
          </table:table-cell>
          <table:table-cell office:value-type="float" office:value="-0.01893315" calcext:value-type="float">
            <text:p>-0.01893315</text:p>
          </table:table-cell>
          <table:table-cell office:value-type="float" office:value="0.01514715" calcext:value-type="float">
            <text:p>0.01514715</text:p>
          </table:table-cell>
          <table:table-cell office:value-type="float" office:value="-9999.016" calcext:value-type="float">
            <text:p>-9999.016</text:p>
          </table:table-cell>
          <table:table-cell office:value-type="float" office:value="-1.168423" calcext:value-type="float">
            <text:p>-1.1684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1998" calcext:value-type="float">
            <text:p>28011998</text:p>
          </table:table-cell>
          <table:table-cell office:value-type="float" office:value="126.8999" calcext:value-type="float">
            <text:p>126.8999</text:p>
          </table:table-cell>
          <table:table-cell office:value-type="float" office:value="-4.579886" calcext:value-type="float">
            <text:p>-4.579886</text:p>
          </table:table-cell>
          <table:table-cell office:value-type="float" office:value="0" calcext:value-type="float">
            <text:p>0</text:p>
          </table:table-cell>
          <table:table-cell office:value-type="float" office:value="1394.528" calcext:value-type="float">
            <text:p>1394.528</text:p>
          </table:table-cell>
          <table:table-cell office:value-type="float" office:value="169.2752" calcext:value-type="float">
            <text:p>169.2752</text:p>
          </table:table-cell>
          <table:table-cell office:value-type="float" office:value="539.0364" calcext:value-type="float">
            <text:p>539.0364</text:p>
          </table:table-cell>
          <table:table-cell office:value-type="float" office:value="0.3004913" calcext:value-type="float">
            <text:p>0.3004913</text:p>
          </table:table-cell>
          <table:table-cell office:value-type="float" office:value="0.3007106" calcext:value-type="float">
            <text:p>0.3007106</text:p>
          </table:table-cell>
          <table:table-cell office:value-type="float" office:value="0.3013729" calcext:value-type="float">
            <text:p>0.3013729</text:p>
          </table:table-cell>
          <table:table-cell office:value-type="float" office:value="0.3023418" calcext:value-type="float">
            <text:p>0.3023418</text:p>
          </table:table-cell>
          <table:table-cell office:value-type="float" office:value="0.3033586" calcext:value-type="float">
            <text:p>0.3033586</text:p>
          </table:table-cell>
          <table:table-cell office:value-type="float" office:value="0.3046288" calcext:value-type="float">
            <text:p>0.3046288</text:p>
          </table:table-cell>
          <table:table-cell office:value-type="float" office:value="0.3521321" calcext:value-type="float">
            <text:p>0.3521321</text:p>
          </table:table-cell>
          <table:table-cell office:value-type="float" office:value="0.3632821" calcext:value-type="float">
            <text:p>0.3632821</text:p>
          </table:table-cell>
          <table:table-cell office:value-type="float" office:value="0.3907391" calcext:value-type="float">
            <text:p>0.3907391</text:p>
          </table:table-cell>
          <table:table-cell office:value-type="float" office:value="0.4245725" calcext:value-type="float">
            <text:p>0.4245725</text:p>
          </table:table-cell>
          <table:table-cell office:value-type="float" office:value="0.5111888" calcext:value-type="float">
            <text:p>0.5111888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762226" calcext:value-type="float">
            <text:p>1.762226E-06</text:p>
          </table:table-cell>
          <table:table-cell office:value-type="float" office:value="1.960321E-015" calcext:value-type="float">
            <text:p>1.96032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2612" calcext:value-type="float">
            <text:p>-0.01882612</text:p>
          </table:table-cell>
          <table:table-cell office:value-type="float" office:value="-0.01872549" calcext:value-type="float">
            <text:p>-0.01872549</text:p>
          </table:table-cell>
          <table:table-cell office:value-type="float" office:value="-0.01846377" calcext:value-type="float">
            <text:p>-0.01846377</text:p>
          </table:table-cell>
          <table:table-cell office:value-type="float" office:value="-0.01805625" calcext:value-type="float">
            <text:p>-0.01805625</text:p>
          </table:table-cell>
          <table:table-cell office:value-type="float" office:value="-0.01764609" calcext:value-type="float">
            <text:p>-0.01764609</text:p>
          </table:table-cell>
          <table:table-cell office:value-type="float" office:value="-0.01713957" calcext:value-type="float">
            <text:p>-0.01713957</text:p>
          </table:table-cell>
          <table:table-cell office:value-type="float" office:value="-0.01602004" calcext:value-type="float">
            <text:p>-0.01602004</text:p>
          </table:table-cell>
          <table:table-cell office:value-type="float" office:value="-0.01311316" calcext:value-type="float">
            <text:p>-0.01311316</text:p>
          </table:table-cell>
          <table:table-cell office:value-type="float" office:value="-0.006529534" calcext:value-type="float">
            <text:p>-0.006529534</text:p>
          </table:table-cell>
          <table:table-cell office:value-type="float" office:value="-0.002950958" calcext:value-type="float">
            <text:p>-0.002950958</text:p>
          </table:table-cell>
          <table:table-cell office:value-type="float" office:value="216.3504" calcext:value-type="float">
            <text:p>216.3504</text:p>
          </table:table-cell>
          <table:table-cell office:value-type="float" office:value="0" calcext:value-type="float">
            <text:p>0</text:p>
          </table:table-cell>
          <table:table-cell office:value-type="float" office:value="-0.0189292" calcext:value-type="float">
            <text:p>-0.0189292</text:p>
          </table:table-cell>
          <table:table-cell office:value-type="float" office:value="0.01499076" calcext:value-type="float">
            <text:p>0.01499076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179036" calcext:value-type="float">
            <text:p>-1.1790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1998" calcext:value-type="float">
            <text:p>29011998</text:p>
          </table:table-cell>
          <table:table-cell office:value-type="float" office:value="127.8999" calcext:value-type="float">
            <text:p>127.8999</text:p>
          </table:table-cell>
          <table:table-cell office:value-type="float" office:value="-4.730803" calcext:value-type="float">
            <text:p>-4.730803</text:p>
          </table:table-cell>
          <table:table-cell office:value-type="float" office:value="0" calcext:value-type="float">
            <text:p>0</text:p>
          </table:table-cell>
          <table:table-cell office:value-type="float" office:value="1394.434" calcext:value-type="float">
            <text:p>1394.434</text:p>
          </table:table-cell>
          <table:table-cell office:value-type="float" office:value="170.5213" calcext:value-type="float">
            <text:p>170.5213</text:p>
          </table:table-cell>
          <table:table-cell office:value-type="float" office:value="537.9885" calcext:value-type="float">
            <text:p>537.9885</text:p>
          </table:table-cell>
          <table:table-cell office:value-type="float" office:value="0.3005032" calcext:value-type="float">
            <text:p>0.3005032</text:p>
          </table:table-cell>
          <table:table-cell office:value-type="float" office:value="0.3007235" calcext:value-type="float">
            <text:p>0.3007235</text:p>
          </table:table-cell>
          <table:table-cell office:value-type="float" office:value="0.3013881" calcext:value-type="float">
            <text:p>0.3013881</text:p>
          </table:table-cell>
          <table:table-cell office:value-type="float" office:value="0.3023612" calcext:value-type="float">
            <text:p>0.3023612</text:p>
          </table:table-cell>
          <table:table-cell office:value-type="float" office:value="0.3033777" calcext:value-type="float">
            <text:p>0.3033777</text:p>
          </table:table-cell>
          <table:table-cell office:value-type="float" office:value="0.3046291" calcext:value-type="float">
            <text:p>0.3046291</text:p>
          </table:table-cell>
          <table:table-cell office:value-type="float" office:value="0.3520848" calcext:value-type="float">
            <text:p>0.3520848</text:p>
          </table:table-cell>
          <table:table-cell office:value-type="float" office:value="0.363105" calcext:value-type="float">
            <text:p>0.363105</text:p>
          </table:table-cell>
          <table:table-cell office:value-type="float" office:value="0.3902593" calcext:value-type="float">
            <text:p>0.3902593</text:p>
          </table:table-cell>
          <table:table-cell office:value-type="float" office:value="0.4224765" calcext:value-type="float">
            <text:p>0.4224765</text:p>
          </table:table-cell>
          <table:table-cell office:value-type="float" office:value="0.5111892" calcext:value-type="float">
            <text:p>0.511189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61722" calcext:value-type="float">
            <text:p>1.361722E-06</text:p>
          </table:table-cell>
          <table:table-cell office:value-type="float" office:value="1.960152E-015" calcext:value-type="float">
            <text:p>1.960152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2097" calcext:value-type="float">
            <text:p>-0.01882097</text:p>
          </table:table-cell>
          <table:table-cell office:value-type="float" office:value="-0.01872001" calcext:value-type="float">
            <text:p>-0.01872001</text:p>
          </table:table-cell>
          <table:table-cell office:value-type="float" office:value="-0.01845738" calcext:value-type="float">
            <text:p>-0.01845738</text:p>
          </table:table-cell>
          <table:table-cell office:value-type="float" office:value="-0.01804828" calcext:value-type="float">
            <text:p>-0.01804828</text:p>
          </table:table-cell>
          <table:table-cell office:value-type="float" office:value="-0.01763442" calcext:value-type="float">
            <text:p>-0.01763442</text:p>
          </table:table-cell>
          <table:table-cell office:value-type="float" office:value="-0.01713952" calcext:value-type="float">
            <text:p>-0.01713952</text:p>
          </table:table-cell>
          <table:table-cell office:value-type="float" office:value="-0.01604086" calcext:value-type="float">
            <text:p>-0.01604086</text:p>
          </table:table-cell>
          <table:table-cell office:value-type="float" office:value="-0.01317486" calcext:value-type="float">
            <text:p>-0.01317486</text:p>
          </table:table-cell>
          <table:table-cell office:value-type="float" office:value="-0.006606993" calcext:value-type="float">
            <text:p>-0.006606993</text:p>
          </table:table-cell>
          <table:table-cell office:value-type="float" office:value="-0.003094346" calcext:value-type="float">
            <text:p>-0.003094346</text:p>
          </table:table-cell>
          <table:table-cell office:value-type="float" office:value="220.3438" calcext:value-type="float">
            <text:p>220.3438</text:p>
          </table:table-cell>
          <table:table-cell office:value-type="float" office:value="0" calcext:value-type="float">
            <text:p>0</text:p>
          </table:table-cell>
          <table:table-cell office:value-type="float" office:value="-0.01892344" calcext:value-type="float">
            <text:p>-0.01892344</text:p>
          </table:table-cell>
          <table:table-cell office:value-type="float" office:value="0.01483771" calcext:value-type="float">
            <text:p>0.01483771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188812" calcext:value-type="float">
            <text:p>-1.1888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1998" calcext:value-type="float">
            <text:p>30011998</text:p>
          </table:table-cell>
          <table:table-cell office:value-type="float" office:value="134.3997" calcext:value-type="float">
            <text:p>134.3997</text:p>
          </table:table-cell>
          <table:table-cell office:value-type="float" office:value="-4.939207" calcext:value-type="float">
            <text:p>-4.939207</text:p>
          </table:table-cell>
          <table:table-cell office:value-type="float" office:value="0" calcext:value-type="float">
            <text:p>0</text:p>
          </table:table-cell>
          <table:table-cell office:value-type="float" office:value="1399.989" calcext:value-type="float">
            <text:p>1399.989</text:p>
          </table:table-cell>
          <table:table-cell office:value-type="float" office:value="171.675" calcext:value-type="float">
            <text:p>171.675</text:p>
          </table:table-cell>
          <table:table-cell office:value-type="float" office:value="548.004" calcext:value-type="float">
            <text:p>548.004</text:p>
          </table:table-cell>
          <table:table-cell office:value-type="float" office:value="0.3004215" calcext:value-type="float">
            <text:p>0.3004215</text:p>
          </table:table-cell>
          <table:table-cell office:value-type="float" office:value="0.3006406" calcext:value-type="float">
            <text:p>0.3006406</text:p>
          </table:table-cell>
          <table:table-cell office:value-type="float" office:value="0.3013067" calcext:value-type="float">
            <text:p>0.3013067</text:p>
          </table:table-cell>
          <table:table-cell office:value-type="float" office:value="0.3023077" calcext:value-type="float">
            <text:p>0.3023077</text:p>
          </table:table-cell>
          <table:table-cell office:value-type="float" office:value="0.3034047" calcext:value-type="float">
            <text:p>0.3034047</text:p>
          </table:table-cell>
          <table:table-cell office:value-type="float" office:value="0.3046292" calcext:value-type="float">
            <text:p>0.3046292</text:p>
          </table:table-cell>
          <table:table-cell office:value-type="float" office:value="0.3520453" calcext:value-type="float">
            <text:p>0.3520453</text:p>
          </table:table-cell>
          <table:table-cell office:value-type="float" office:value="0.362955" calcext:value-type="float">
            <text:p>0.362955</text:p>
          </table:table-cell>
          <table:table-cell office:value-type="float" office:value="0.3898102" calcext:value-type="float">
            <text:p>0.3898102</text:p>
          </table:table-cell>
          <table:table-cell office:value-type="float" office:value="0.4205675" calcext:value-type="float">
            <text:p>0.4205675</text:p>
          </table:table-cell>
          <table:table-cell office:value-type="float" office:value="0.5111788" calcext:value-type="float">
            <text:p>0.511178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050607" calcext:value-type="float">
            <text:p>1.050607E-06</text:p>
          </table:table-cell>
          <table:table-cell office:value-type="float" office:value="1.959983E-015" calcext:value-type="float">
            <text:p>1.95998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529" calcext:value-type="float">
            <text:p>-0.0188529</text:p>
          </table:table-cell>
          <table:table-cell office:value-type="float" office:value="-0.01875193" calcext:value-type="float">
            <text:p>-0.01875193</text:p>
          </table:table-cell>
          <table:table-cell office:value-type="float" office:value="-0.01848842" calcext:value-type="float">
            <text:p>-0.01848842</text:p>
          </table:table-cell>
          <table:table-cell office:value-type="float" office:value="-0.01806754" calcext:value-type="float">
            <text:p>-0.01806754</text:p>
          </table:table-cell>
          <table:table-cell office:value-type="float" office:value="-0.01762372" calcext:value-type="float">
            <text:p>-0.01762372</text:p>
          </table:table-cell>
          <table:table-cell office:value-type="float" office:value="-0.01713957" calcext:value-type="float">
            <text:p>-0.01713957</text:p>
          </table:table-cell>
          <table:table-cell office:value-type="float" office:value="-0.01605826" calcext:value-type="float">
            <text:p>-0.01605826</text:p>
          </table:table-cell>
          <table:table-cell office:value-type="float" office:value="-0.01322731" calcext:value-type="float">
            <text:p>-0.01322731</text:p>
          </table:table-cell>
          <table:table-cell office:value-type="float" office:value="-0.006680394" calcext:value-type="float">
            <text:p>-0.006680394</text:p>
          </table:table-cell>
          <table:table-cell office:value-type="float" office:value="-0.003231706" calcext:value-type="float">
            <text:p>-0.003231706</text:p>
          </table:table-cell>
          <table:table-cell office:value-type="float" office:value="224.2835" calcext:value-type="float">
            <text:p>224.2835</text:p>
          </table:table-cell>
          <table:table-cell office:value-type="float" office:value="0" calcext:value-type="float">
            <text:p>0</text:p>
          </table:table-cell>
          <table:table-cell office:value-type="float" office:value="-0.01895436" calcext:value-type="float">
            <text:p>-0.01895436</text:p>
          </table:table-cell>
          <table:table-cell office:value-type="float" office:value="0.0146853" calcext:value-type="float">
            <text:p>0.0146853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197715" calcext:value-type="float">
            <text:p>-1.1977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1998" calcext:value-type="float">
            <text:p>3101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119669" calcext:value-type="float">
            <text:p>-5.119669</text:p>
          </table:table-cell>
          <table:table-cell office:value-type="float" office:value="0" calcext:value-type="float">
            <text:p>0</text:p>
          </table:table-cell>
          <table:table-cell office:value-type="float" office:value="1399.714" calcext:value-type="float">
            <text:p>1399.714</text:p>
          </table:table-cell>
          <table:table-cell office:value-type="float" office:value="172.7316" calcext:value-type="float">
            <text:p>172.7316</text:p>
          </table:table-cell>
          <table:table-cell office:value-type="float" office:value="544.316" calcext:value-type="float">
            <text:p>544.316</text:p>
          </table:table-cell>
          <table:table-cell office:value-type="float" office:value="0.300367" calcext:value-type="float">
            <text:p>0.300367</text:p>
          </table:table-cell>
          <table:table-cell office:value-type="float" office:value="0.3005844" calcext:value-type="float">
            <text:p>0.3005844</text:p>
          </table:table-cell>
          <table:table-cell office:value-type="float" office:value="0.3012549" calcext:value-type="float">
            <text:p>0.3012549</text:p>
          </table:table-cell>
          <table:table-cell office:value-type="float" office:value="0.3022842" calcext:value-type="float">
            <text:p>0.3022842</text:p>
          </table:table-cell>
          <table:table-cell office:value-type="float" office:value="0.303411" calcext:value-type="float">
            <text:p>0.303411</text:p>
          </table:table-cell>
          <table:table-cell office:value-type="float" office:value="0.3046289" calcext:value-type="float">
            <text:p>0.3046289</text:p>
          </table:table-cell>
          <table:table-cell office:value-type="float" office:value="0.3520119" calcext:value-type="float">
            <text:p>0.3520119</text:p>
          </table:table-cell>
          <table:table-cell office:value-type="float" office:value="0.3628264" calcext:value-type="float">
            <text:p>0.3628264</text:p>
          </table:table-cell>
          <table:table-cell office:value-type="float" office:value="0.3893927" calcext:value-type="float">
            <text:p>0.3893927</text:p>
          </table:table-cell>
          <table:table-cell office:value-type="float" office:value="0.4189886" calcext:value-type="float">
            <text:p>0.4189886</text:p>
          </table:table-cell>
          <table:table-cell office:value-type="float" office:value="0.5109995" calcext:value-type="float">
            <text:p>0.51099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7915578" calcext:value-type="float">
            <text:p>7.915578E-07</text:p>
          </table:table-cell>
          <table:table-cell office:value-type="float" office:value="1.95982E-015" calcext:value-type="float">
            <text:p>1.95982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8061" calcext:value-type="float">
            <text:p>-0.01888061</text:p>
          </table:table-cell>
          <table:table-cell office:value-type="float" office:value="-0.01878123" calcext:value-type="float">
            <text:p>-0.01878123</text:p>
          </table:table-cell>
          <table:table-cell office:value-type="float" office:value="-0.01851457" calcext:value-type="float">
            <text:p>-0.01851457</text:p>
          </table:table-cell>
          <table:table-cell office:value-type="float" office:value="-0.01808063" calcext:value-type="float">
            <text:p>-0.01808063</text:p>
          </table:table-cell>
          <table:table-cell office:value-type="float" office:value="-0.01762395" calcext:value-type="float">
            <text:p>-0.01762395</text:p>
          </table:table-cell>
          <table:table-cell office:value-type="float" office:value="-0.01713961" calcext:value-type="float">
            <text:p>-0.01713961</text:p>
          </table:table-cell>
          <table:table-cell office:value-type="float" office:value="-0.01607304" calcext:value-type="float">
            <text:p>-0.01607304</text:p>
          </table:table-cell>
          <table:table-cell office:value-type="float" office:value="-0.01327248" calcext:value-type="float">
            <text:p>-0.01327248</text:p>
          </table:table-cell>
          <table:table-cell office:value-type="float" office:value="-0.006749478" calcext:value-type="float">
            <text:p>-0.006749478</text:p>
          </table:table-cell>
          <table:table-cell office:value-type="float" office:value="-0.003351002" calcext:value-type="float">
            <text:p>-0.003351002</text:p>
          </table:table-cell>
          <table:table-cell office:value-type="float" office:value="228.1622" calcext:value-type="float">
            <text:p>228.1622</text:p>
          </table:table-cell>
          <table:table-cell office:value-type="float" office:value="0" calcext:value-type="float">
            <text:p>0</text:p>
          </table:table-cell>
          <table:table-cell office:value-type="float" office:value="-0.0189797" calcext:value-type="float">
            <text:p>-0.0189797</text:p>
          </table:table-cell>
          <table:table-cell office:value-type="float" office:value="0.01452904" calcext:value-type="float">
            <text:p>0.01452904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05071" calcext:value-type="float">
            <text:p>-1.205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1998" calcext:value-type="float">
            <text:p>1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297529" calcext:value-type="float">
            <text:p>-5.297529</text:p>
          </table:table-cell>
          <table:table-cell office:value-type="float" office:value="0" calcext:value-type="float">
            <text:p>0</text:p>
          </table:table-cell>
          <table:table-cell office:value-type="float" office:value="1399.202" calcext:value-type="float">
            <text:p>1399.202</text:p>
          </table:table-cell>
          <table:table-cell office:value-type="float" office:value="173.422" calcext:value-type="float">
            <text:p>173.422</text:p>
          </table:table-cell>
          <table:table-cell office:value-type="float" office:value="538.2961" calcext:value-type="float">
            <text:p>538.2961</text:p>
          </table:table-cell>
          <table:table-cell office:value-type="float" office:value="0.3003911" calcext:value-type="float">
            <text:p>0.3003911</text:p>
          </table:table-cell>
          <table:table-cell office:value-type="float" office:value="0.3006117" calcext:value-type="float">
            <text:p>0.3006117</text:p>
          </table:table-cell>
          <table:table-cell office:value-type="float" office:value="0.3012828" calcext:value-type="float">
            <text:p>0.3012828</text:p>
          </table:table-cell>
          <table:table-cell office:value-type="float" office:value="0.3023118" calcext:value-type="float">
            <text:p>0.3023118</text:p>
          </table:table-cell>
          <table:table-cell office:value-type="float" office:value="0.303435" calcext:value-type="float">
            <text:p>0.303435</text:p>
          </table:table-cell>
          <table:table-cell office:value-type="float" office:value="0.3046285" calcext:value-type="float">
            <text:p>0.3046285</text:p>
          </table:table-cell>
          <table:table-cell office:value-type="float" office:value="0.3519834" calcext:value-type="float">
            <text:p>0.3519834</text:p>
          </table:table-cell>
          <table:table-cell office:value-type="float" office:value="0.3627155" calcext:value-type="float">
            <text:p>0.3627155</text:p>
          </table:table-cell>
          <table:table-cell office:value-type="float" office:value="0.3890386" calcext:value-type="float">
            <text:p>0.3890386</text:p>
          </table:table-cell>
          <table:table-cell office:value-type="float" office:value="0.4181856" calcext:value-type="float">
            <text:p>0.4181856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799974" calcext:value-type="float">
            <text:p>5.799974E-07</text:p>
          </table:table-cell>
          <table:table-cell office:value-type="float" office:value="1.959663E-015" calcext:value-type="float">
            <text:p>1.95966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702" calcext:value-type="float">
            <text:p>-0.0188702</text:p>
          </table:table-cell>
          <table:table-cell office:value-type="float" office:value="-0.01876906" calcext:value-type="float">
            <text:p>-0.01876906</text:p>
          </table:table-cell>
          <table:table-cell office:value-type="float" office:value="-0.01850273" calcext:value-type="float">
            <text:p>-0.01850273</text:p>
          </table:table-cell>
          <table:table-cell office:value-type="float" office:value="-0.01806924" calcext:value-type="float">
            <text:p>-0.01806924</text:p>
          </table:table-cell>
          <table:table-cell office:value-type="float" office:value="-0.01761414" calcext:value-type="float">
            <text:p>-0.01761414</text:p>
          </table:table-cell>
          <table:table-cell office:value-type="float" office:value="-0.01713987" calcext:value-type="float">
            <text:p>-0.01713987</text:p>
          </table:table-cell>
          <table:table-cell office:value-type="float" office:value="-0.01608561" calcext:value-type="float">
            <text:p>-0.01608561</text:p>
          </table:table-cell>
          <table:table-cell office:value-type="float" office:value="-0.01331155" calcext:value-type="float">
            <text:p>-0.01331155</text:p>
          </table:table-cell>
          <table:table-cell office:value-type="float" office:value="-0.006808714" calcext:value-type="float">
            <text:p>-0.006808714</text:p>
          </table:table-cell>
          <table:table-cell office:value-type="float" office:value="-0.003413242" calcext:value-type="float">
            <text:p>-0.003413242</text:p>
          </table:table-cell>
          <table:table-cell office:value-type="float" office:value="231.9874" calcext:value-type="float">
            <text:p>231.9874</text:p>
          </table:table-cell>
          <table:table-cell office:value-type="float" office:value="0" calcext:value-type="float">
            <text:p>0</text:p>
          </table:table-cell>
          <table:table-cell office:value-type="float" office:value="-0.01896912" calcext:value-type="float">
            <text:p>-0.01896912</text:p>
          </table:table-cell>
          <table:table-cell office:value-type="float" office:value="0.0143692" calcext:value-type="float">
            <text:p>0.0143692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08735" calcext:value-type="float">
            <text:p>-1.2087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998" calcext:value-type="float">
            <text:p>2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423823" calcext:value-type="float">
            <text:p>-5.423823</text:p>
          </table:table-cell>
          <table:table-cell office:value-type="float" office:value="0" calcext:value-type="float">
            <text:p>0</text:p>
          </table:table-cell>
          <table:table-cell office:value-type="float" office:value="1398.854" calcext:value-type="float">
            <text:p>1398.854</text:p>
          </table:table-cell>
          <table:table-cell office:value-type="float" office:value="173.8971" calcext:value-type="float">
            <text:p>173.8971</text:p>
          </table:table-cell>
          <table:table-cell office:value-type="float" office:value="532.9827" calcext:value-type="float">
            <text:p>532.9827</text:p>
          </table:table-cell>
          <table:table-cell office:value-type="float" office:value="0.3004131" calcext:value-type="float">
            <text:p>0.3004131</text:p>
          </table:table-cell>
          <table:table-cell office:value-type="float" office:value="0.3006331" calcext:value-type="float">
            <text:p>0.3006331</text:p>
          </table:table-cell>
          <table:table-cell office:value-type="float" office:value="0.3013023" calcext:value-type="float">
            <text:p>0.3013023</text:p>
          </table:table-cell>
          <table:table-cell office:value-type="float" office:value="0.3023275" calcext:value-type="float">
            <text:p>0.3023275</text:p>
          </table:table-cell>
          <table:table-cell office:value-type="float" office:value="0.3034425" calcext:value-type="float">
            <text:p>0.3034425</text:p>
          </table:table-cell>
          <table:table-cell office:value-type="float" office:value="0.3046287" calcext:value-type="float">
            <text:p>0.3046287</text:p>
          </table:table-cell>
          <table:table-cell office:value-type="float" office:value="0.3519585" calcext:value-type="float">
            <text:p>0.3519585</text:p>
          </table:table-cell>
          <table:table-cell office:value-type="float" office:value="0.36262" calcext:value-type="float">
            <text:p>0.36262</text:p>
          </table:table-cell>
          <table:table-cell office:value-type="float" office:value="0.3887326" calcext:value-type="float">
            <text:p>0.3887326</text:p>
          </table:table-cell>
          <table:table-cell office:value-type="float" office:value="0.4174936" calcext:value-type="float">
            <text:p>0.4174936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4164136" calcext:value-type="float">
            <text:p>4.164136E-07</text:p>
          </table:table-cell>
          <table:table-cell office:value-type="float" office:value="1.959512E-015" calcext:value-type="float">
            <text:p>1.959512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6056" calcext:value-type="float">
            <text:p>-0.01886056</text:p>
          </table:table-cell>
          <table:table-cell office:value-type="float" office:value="-0.0187599" calcext:value-type="float">
            <text:p>-0.0187599</text:p>
          </table:table-cell>
          <table:table-cell office:value-type="float" office:value="-0.01849444" calcext:value-type="float">
            <text:p>-0.01849444</text:p>
          </table:table-cell>
          <table:table-cell office:value-type="float" office:value="-0.01806273" calcext:value-type="float">
            <text:p>-0.01806273</text:p>
          </table:table-cell>
          <table:table-cell office:value-type="float" office:value="-0.01761116" calcext:value-type="float">
            <text:p>-0.01761116</text:p>
          </table:table-cell>
          <table:table-cell office:value-type="float" office:value="-0.01713979" calcext:value-type="float">
            <text:p>-0.01713979</text:p>
          </table:table-cell>
          <table:table-cell office:value-type="float" office:value="-0.0160966" calcext:value-type="float">
            <text:p>-0.0160966</text:p>
          </table:table-cell>
          <table:table-cell office:value-type="float" office:value="-0.01334536" calcext:value-type="float">
            <text:p>-0.01334536</text:p>
          </table:table-cell>
          <table:table-cell office:value-type="float" office:value="-0.006860352" calcext:value-type="float">
            <text:p>-0.006860352</text:p>
          </table:table-cell>
          <table:table-cell office:value-type="float" office:value="-0.003467903" calcext:value-type="float">
            <text:p>-0.003467903</text:p>
          </table:table-cell>
          <table:table-cell office:value-type="float" office:value="235.7844" calcext:value-type="float">
            <text:p>235.7844</text:p>
          </table:table-cell>
          <table:table-cell office:value-type="float" office:value="0" calcext:value-type="float">
            <text:p>0</text:p>
          </table:table-cell>
          <table:table-cell office:value-type="float" office:value="-0.01895835" calcext:value-type="float">
            <text:p>-0.01895835</text:p>
          </table:table-cell>
          <table:table-cell office:value-type="float" office:value="0.01420813" calcext:value-type="float">
            <text:p>0.01420813</text:p>
          </table:table-cell>
          <table:table-cell office:value-type="float" office:value="-9999.015" calcext:value-type="float">
            <text:p>-9999.015</text:p>
          </table:table-cell>
          <table:table-cell office:value-type="float" office:value="-1.211964" calcext:value-type="float">
            <text:p>-1.2119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1998" calcext:value-type="float">
            <text:p>3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473958" calcext:value-type="float">
            <text:p>-5.473958</text:p>
          </table:table-cell>
          <table:table-cell office:value-type="float" office:value="0" calcext:value-type="float">
            <text:p>0</text:p>
          </table:table-cell>
          <table:table-cell office:value-type="float" office:value="1398.494" calcext:value-type="float">
            <text:p>1398.494</text:p>
          </table:table-cell>
          <table:table-cell office:value-type="float" office:value="174.3091" calcext:value-type="float">
            <text:p>174.3091</text:p>
          </table:table-cell>
          <table:table-cell office:value-type="float" office:value="527.7105" calcext:value-type="float">
            <text:p>527.7105</text:p>
          </table:table-cell>
          <table:table-cell office:value-type="float" office:value="0.3004356" calcext:value-type="float">
            <text:p>0.3004356</text:p>
          </table:table-cell>
          <table:table-cell office:value-type="float" office:value="0.3006555" calcext:value-type="float">
            <text:p>0.3006555</text:p>
          </table:table-cell>
          <table:table-cell office:value-type="float" office:value="0.301323" calcext:value-type="float">
            <text:p>0.301323</text:p>
          </table:table-cell>
          <table:table-cell office:value-type="float" office:value="0.3023433" calcext:value-type="float">
            <text:p>0.3023433</text:p>
          </table:table-cell>
          <table:table-cell office:value-type="float" office:value="0.3034505" calcext:value-type="float">
            <text:p>0.3034505</text:p>
          </table:table-cell>
          <table:table-cell office:value-type="float" office:value="0.3046285" calcext:value-type="float">
            <text:p>0.3046285</text:p>
          </table:table-cell>
          <table:table-cell office:value-type="float" office:value="0.3519373" calcext:value-type="float">
            <text:p>0.3519373</text:p>
          </table:table-cell>
          <table:table-cell office:value-type="float" office:value="0.3625375" calcext:value-type="float">
            <text:p>0.3625375</text:p>
          </table:table-cell>
          <table:table-cell office:value-type="float" office:value="0.3884685" calcext:value-type="float">
            <text:p>0.3884685</text:p>
          </table:table-cell>
          <table:table-cell office:value-type="float" office:value="0.4168995" calcext:value-type="float">
            <text:p>0.4168995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935631" calcext:value-type="float">
            <text:p>2.935631E-07</text:p>
          </table:table-cell>
          <table:table-cell office:value-type="float" office:value="1.959363E-015" calcext:value-type="float">
            <text:p>1.95936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507" calcext:value-type="float">
            <text:p>-0.0188507</text:p>
          </table:table-cell>
          <table:table-cell office:value-type="float" office:value="-0.0187502" calcext:value-type="float">
            <text:p>-0.0187502</text:p>
          </table:table-cell>
          <table:table-cell office:value-type="float" office:value="-0.01848568" calcext:value-type="float">
            <text:p>-0.01848568</text:p>
          </table:table-cell>
          <table:table-cell office:value-type="float" office:value="-0.01805617" calcext:value-type="float">
            <text:p>-0.01805617</text:p>
          </table:table-cell>
          <table:table-cell office:value-type="float" office:value="-0.01760799" calcext:value-type="float">
            <text:p>-0.01760799</text:p>
          </table:table-cell>
          <table:table-cell office:value-type="float" office:value="-0.01713987" calcext:value-type="float">
            <text:p>-0.01713987</text:p>
          </table:table-cell>
          <table:table-cell office:value-type="float" office:value="-0.01610599" calcext:value-type="float">
            <text:p>-0.01610599</text:p>
          </table:table-cell>
          <table:table-cell office:value-type="float" office:value="-0.01337459" calcext:value-type="float">
            <text:p>-0.01337459</text:p>
          </table:table-cell>
          <table:table-cell office:value-type="float" office:value="-0.006905289" calcext:value-type="float">
            <text:p>-0.006905289</text:p>
          </table:table-cell>
          <table:table-cell office:value-type="float" office:value="-0.003515617" calcext:value-type="float">
            <text:p>-0.003515617</text:p>
          </table:table-cell>
          <table:table-cell office:value-type="float" office:value="239.5554" calcext:value-type="float">
            <text:p>239.5554</text:p>
          </table:table-cell>
          <table:table-cell office:value-type="float" office:value="0" calcext:value-type="float">
            <text:p>0</text:p>
          </table:table-cell>
          <table:table-cell office:value-type="float" office:value="-0.01894743" calcext:value-type="float">
            <text:p>-0.01894743</text:p>
          </table:table-cell>
          <table:table-cell office:value-type="float" office:value="0.01404663" calcext:value-type="float">
            <text:p>0.01404663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14736" calcext:value-type="float">
            <text:p>-1.2147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1998" calcext:value-type="float">
            <text:p>4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43023" calcext:value-type="float">
            <text:p>-5.43023</text:p>
          </table:table-cell>
          <table:table-cell office:value-type="float" office:value="0" calcext:value-type="float">
            <text:p>0</text:p>
          </table:table-cell>
          <table:table-cell office:value-type="float" office:value="1398.097" calcext:value-type="float">
            <text:p>1398.097</text:p>
          </table:table-cell>
          <table:table-cell office:value-type="float" office:value="174.6637" calcext:value-type="float">
            <text:p>174.6637</text:p>
          </table:table-cell>
          <table:table-cell office:value-type="float" office:value="523.2784" calcext:value-type="float">
            <text:p>523.2784</text:p>
          </table:table-cell>
          <table:table-cell office:value-type="float" office:value="0.3004558" calcext:value-type="float">
            <text:p>0.3004558</text:p>
          </table:table-cell>
          <table:table-cell office:value-type="float" office:value="0.3006767" calcext:value-type="float">
            <text:p>0.3006767</text:p>
          </table:table-cell>
          <table:table-cell office:value-type="float" office:value="0.301345" calcext:value-type="float">
            <text:p>0.301345</text:p>
          </table:table-cell>
          <table:table-cell office:value-type="float" office:value="0.3023614" calcext:value-type="float">
            <text:p>0.3023614</text:p>
          </table:table-cell>
          <table:table-cell office:value-type="float" office:value="0.3034607" calcext:value-type="float">
            <text:p>0.3034607</text:p>
          </table:table-cell>
          <table:table-cell office:value-type="float" office:value="0.3046287" calcext:value-type="float">
            <text:p>0.3046287</text:p>
          </table:table-cell>
          <table:table-cell office:value-type="float" office:value="0.351919" calcext:value-type="float">
            <text:p>0.351919</text:p>
          </table:table-cell>
          <table:table-cell office:value-type="float" office:value="0.3624665" calcext:value-type="float">
            <text:p>0.3624665</text:p>
          </table:table-cell>
          <table:table-cell office:value-type="float" office:value="0.3882406" calcext:value-type="float">
            <text:p>0.3882406</text:p>
          </table:table-cell>
          <table:table-cell office:value-type="float" office:value="0.4163904" calcext:value-type="float">
            <text:p>0.416390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045414" calcext:value-type="float">
            <text:p>2.045414E-07</text:p>
          </table:table-cell>
          <table:table-cell office:value-type="float" office:value="1.959215E-015" calcext:value-type="float">
            <text:p>1.95921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4183" calcext:value-type="float">
            <text:p>-0.01884183</text:p>
          </table:table-cell>
          <table:table-cell office:value-type="float" office:value="-0.01874106" calcext:value-type="float">
            <text:p>-0.01874106</text:p>
          </table:table-cell>
          <table:table-cell office:value-type="float" office:value="-0.01847632" calcext:value-type="float">
            <text:p>-0.01847632</text:p>
          </table:table-cell>
          <table:table-cell office:value-type="float" office:value="-0.0180487" calcext:value-type="float">
            <text:p>-0.0180487</text:p>
          </table:table-cell>
          <table:table-cell office:value-type="float" office:value="-0.01760387" calcext:value-type="float">
            <text:p>-0.01760387</text:p>
          </table:table-cell>
          <table:table-cell office:value-type="float" office:value="-0.01713982" calcext:value-type="float">
            <text:p>-0.01713982</text:p>
          </table:table-cell>
          <table:table-cell office:value-type="float" office:value="-0.01611406" calcext:value-type="float">
            <text:p>-0.01611406</text:p>
          </table:table-cell>
          <table:table-cell office:value-type="float" office:value="-0.01339985" calcext:value-type="float">
            <text:p>-0.01339985</text:p>
          </table:table-cell>
          <table:table-cell office:value-type="float" office:value="-0.006944305" calcext:value-type="float">
            <text:p>-0.006944305</text:p>
          </table:table-cell>
          <table:table-cell office:value-type="float" office:value="-0.003557071" calcext:value-type="float">
            <text:p>-0.003557071</text:p>
          </table:table-cell>
          <table:table-cell office:value-type="float" office:value="243.3033" calcext:value-type="float">
            <text:p>243.3033</text:p>
          </table:table-cell>
          <table:table-cell office:value-type="float" office:value="0" calcext:value-type="float">
            <text:p>0</text:p>
          </table:table-cell>
          <table:table-cell office:value-type="float" office:value="-0.01893809" calcext:value-type="float">
            <text:p>-0.01893809</text:p>
          </table:table-cell>
          <table:table-cell office:value-type="float" office:value="0.0138865" calcext:value-type="float">
            <text:p>0.0138865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17111" calcext:value-type="float">
            <text:p>-1.2171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1998" calcext:value-type="float">
            <text:p>5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320938" calcext:value-type="float">
            <text:p>-5.320938</text:p>
          </table:table-cell>
          <table:table-cell office:value-type="float" office:value="0" calcext:value-type="float">
            <text:p>0</text:p>
          </table:table-cell>
          <table:table-cell office:value-type="float" office:value="1397.688" calcext:value-type="float">
            <text:p>1397.688</text:p>
          </table:table-cell>
          <table:table-cell office:value-type="float" office:value="174.9654" calcext:value-type="float">
            <text:p>174.9654</text:p>
          </table:table-cell>
          <table:table-cell office:value-type="float" office:value="519.0603" calcext:value-type="float">
            <text:p>519.0603</text:p>
          </table:table-cell>
          <table:table-cell office:value-type="float" office:value="0.3004928" calcext:value-type="float">
            <text:p>0.3004928</text:p>
          </table:table-cell>
          <table:table-cell office:value-type="float" office:value="0.3007165" calcext:value-type="float">
            <text:p>0.3007165</text:p>
          </table:table-cell>
          <table:table-cell office:value-type="float" office:value="0.3013901" calcext:value-type="float">
            <text:p>0.3013901</text:p>
          </table:table-cell>
          <table:table-cell office:value-type="float" office:value="0.3024023" calcext:value-type="float">
            <text:p>0.3024023</text:p>
          </table:table-cell>
          <table:table-cell office:value-type="float" office:value="0.303486" calcext:value-type="float">
            <text:p>0.303486</text:p>
          </table:table-cell>
          <table:table-cell office:value-type="float" office:value="0.3046184" calcext:value-type="float">
            <text:p>0.3046184</text:p>
          </table:table-cell>
          <table:table-cell office:value-type="float" office:value="0.3518155" calcext:value-type="float">
            <text:p>0.3518155</text:p>
          </table:table-cell>
          <table:table-cell office:value-type="float" office:value="0.3622341" calcext:value-type="float">
            <text:p>0.3622341</text:p>
          </table:table-cell>
          <table:table-cell office:value-type="float" office:value="0.3882219" calcext:value-type="float">
            <text:p>0.3882219</text:p>
          </table:table-cell>
          <table:table-cell office:value-type="float" office:value="0.4159331" calcext:value-type="float">
            <text:p>0.415933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437294" calcext:value-type="float">
            <text:p>1.437294E-07</text:p>
          </table:table-cell>
          <table:table-cell office:value-type="float" office:value="1.959067E-015" calcext:value-type="float">
            <text:p>1.95906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2568" calcext:value-type="float">
            <text:p>-0.01882568</text:p>
          </table:table-cell>
          <table:table-cell office:value-type="float" office:value="-0.01872386" calcext:value-type="float">
            <text:p>-0.01872386</text:p>
          </table:table-cell>
          <table:table-cell office:value-type="float" office:value="-0.01845708" calcext:value-type="float">
            <text:p>-0.01845708</text:p>
          </table:table-cell>
          <table:table-cell office:value-type="float" office:value="-0.01803177" calcext:value-type="float">
            <text:p>-0.01803177</text:p>
          </table:table-cell>
          <table:table-cell office:value-type="float" office:value="-0.01759356" calcext:value-type="float">
            <text:p>-0.01759356</text:p>
          </table:table-cell>
          <table:table-cell office:value-type="float" office:value="-0.01714385" calcext:value-type="float">
            <text:p>-0.01714385</text:p>
          </table:table-cell>
          <table:table-cell office:value-type="float" office:value="-0.0161594" calcext:value-type="float">
            <text:p>-0.0161594</text:p>
          </table:table-cell>
          <table:table-cell office:value-type="float" office:value="-0.01348196" calcext:value-type="float">
            <text:p>-0.01348196</text:p>
          </table:table-cell>
          <table:table-cell office:value-type="float" office:value="-0.006947899" calcext:value-type="float">
            <text:p>-0.006947899</text:p>
          </table:table-cell>
          <table:table-cell office:value-type="float" office:value="-0.003594758" calcext:value-type="float">
            <text:p>-0.003594758</text:p>
          </table:table-cell>
          <table:table-cell office:value-type="float" office:value="247.0243" calcext:value-type="float">
            <text:p>247.0243</text:p>
          </table:table-cell>
          <table:table-cell office:value-type="float" office:value="0" calcext:value-type="float">
            <text:p>0</text:p>
          </table:table-cell>
          <table:table-cell office:value-type="float" office:value="-0.01892203" calcext:value-type="float">
            <text:p>-0.01892203</text:p>
          </table:table-cell>
          <table:table-cell office:value-type="float" office:value="0.01373227" calcext:value-type="float">
            <text:p>0.01373227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19244" calcext:value-type="float">
            <text:p>-1.2192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1998" calcext:value-type="float">
            <text:p>6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260646" calcext:value-type="float">
            <text:p>-5.260646</text:p>
          </table:table-cell>
          <table:table-cell office:value-type="float" office:value="0" calcext:value-type="float">
            <text:p>0</text:p>
          </table:table-cell>
          <table:table-cell office:value-type="float" office:value="1397.373" calcext:value-type="float">
            <text:p>1397.373</text:p>
          </table:table-cell>
          <table:table-cell office:value-type="float" office:value="175.2208" calcext:value-type="float">
            <text:p>175.2208</text:p>
          </table:table-cell>
          <table:table-cell office:value-type="float" office:value="515.2128" calcext:value-type="float">
            <text:p>515.2128</text:p>
          </table:table-cell>
          <table:table-cell office:value-type="float" office:value="0.3005331" calcext:value-type="float">
            <text:p>0.3005331</text:p>
          </table:table-cell>
          <table:table-cell office:value-type="float" office:value="0.3007587" calcext:value-type="float">
            <text:p>0.3007587</text:p>
          </table:table-cell>
          <table:table-cell office:value-type="float" office:value="0.3014349" calcext:value-type="float">
            <text:p>0.3014349</text:p>
          </table:table-cell>
          <table:table-cell office:value-type="float" office:value="0.3024384" calcext:value-type="float">
            <text:p>0.3024384</text:p>
          </table:table-cell>
          <table:table-cell office:value-type="float" office:value="0.3034997" calcext:value-type="float">
            <text:p>0.3034997</text:p>
          </table:table-cell>
          <table:table-cell office:value-type="float" office:value="0.3046021" calcext:value-type="float">
            <text:p>0.3046021</text:p>
          </table:table-cell>
          <table:table-cell office:value-type="float" office:value="0.351726" calcext:value-type="float">
            <text:p>0.351726</text:p>
          </table:table-cell>
          <table:table-cell office:value-type="float" office:value="0.3620163" calcext:value-type="float">
            <text:p>0.3620163</text:p>
          </table:table-cell>
          <table:table-cell office:value-type="float" office:value="0.3882205" calcext:value-type="float">
            <text:p>0.3882205</text:p>
          </table:table-cell>
          <table:table-cell office:value-type="float" office:value="0.4155486" calcext:value-type="float">
            <text:p>0.4155486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1029146" calcext:value-type="float">
            <text:p>1.029146E-07</text:p>
          </table:table-cell>
          <table:table-cell office:value-type="float" office:value="1.958919E-015" calcext:value-type="float">
            <text:p>1.95891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08" calcext:value-type="float">
            <text:p>-0.018808</text:p>
          </table:table-cell>
          <table:table-cell office:value-type="float" office:value="-0.01870553" calcext:value-type="float">
            <text:p>-0.01870553</text:p>
          </table:table-cell>
          <table:table-cell office:value-type="float" office:value="-0.01843796" calcext:value-type="float">
            <text:p>-0.01843796</text:p>
          </table:table-cell>
          <table:table-cell office:value-type="float" office:value="-0.01801678" calcext:value-type="float">
            <text:p>-0.01801678</text:p>
          </table:table-cell>
          <table:table-cell office:value-type="float" office:value="-0.01758804" calcext:value-type="float">
            <text:p>-0.01758804</text:p>
          </table:table-cell>
          <table:table-cell office:value-type="float" office:value="-0.01715027" calcext:value-type="float">
            <text:p>-0.01715027</text:p>
          </table:table-cell>
          <table:table-cell office:value-type="float" office:value="-0.01619923" calcext:value-type="float">
            <text:p>-0.01619923</text:p>
          </table:table-cell>
          <table:table-cell office:value-type="float" office:value="-0.01356026" calcext:value-type="float">
            <text:p>-0.01356026</text:p>
          </table:table-cell>
          <table:table-cell office:value-type="float" office:value="-0.006948124" calcext:value-type="float">
            <text:p>-0.006948124</text:p>
          </table:table-cell>
          <table:table-cell office:value-type="float" office:value="-0.003626803" calcext:value-type="float">
            <text:p>-0.003626803</text:p>
          </table:table-cell>
          <table:table-cell office:value-type="float" office:value="250.7208" calcext:value-type="float">
            <text:p>250.7208</text:p>
          </table:table-cell>
          <table:table-cell office:value-type="float" office:value="0" calcext:value-type="float">
            <text:p>0</text:p>
          </table:table-cell>
          <table:table-cell office:value-type="float" office:value="-0.01890443" calcext:value-type="float">
            <text:p>-0.01890443</text:p>
          </table:table-cell>
          <table:table-cell office:value-type="float" office:value="0.01358536" calcext:value-type="float">
            <text:p>0.01358536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1038" calcext:value-type="float">
            <text:p>-1.2210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1998" calcext:value-type="float">
            <text:p>7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204608" calcext:value-type="float">
            <text:p>-5.204608</text:p>
          </table:table-cell>
          <table:table-cell office:value-type="float" office:value="0" calcext:value-type="float">
            <text:p>0</text:p>
          </table:table-cell>
          <table:table-cell office:value-type="float" office:value="1397.098" calcext:value-type="float">
            <text:p>1397.098</text:p>
          </table:table-cell>
          <table:table-cell office:value-type="float" office:value="175.4392" calcext:value-type="float">
            <text:p>175.4392</text:p>
          </table:table-cell>
          <table:table-cell office:value-type="float" office:value="511.4883" calcext:value-type="float">
            <text:p>511.4883</text:p>
          </table:table-cell>
          <table:table-cell office:value-type="float" office:value="0.3005559" calcext:value-type="float">
            <text:p>0.3005559</text:p>
          </table:table-cell>
          <table:table-cell office:value-type="float" office:value="0.300783" calcext:value-type="float">
            <text:p>0.300783</text:p>
          </table:table-cell>
          <table:table-cell office:value-type="float" office:value="0.301461" calcext:value-type="float">
            <text:p>0.301461</text:p>
          </table:table-cell>
          <table:table-cell office:value-type="float" office:value="0.3024577" calcext:value-type="float">
            <text:p>0.3024577</text:p>
          </table:table-cell>
          <table:table-cell office:value-type="float" office:value="0.3035031" calcext:value-type="float">
            <text:p>0.3035031</text:p>
          </table:table-cell>
          <table:table-cell office:value-type="float" office:value="0.3045869" calcext:value-type="float">
            <text:p>0.3045869</text:p>
          </table:table-cell>
          <table:table-cell office:value-type="float" office:value="0.3516647" calcext:value-type="float">
            <text:p>0.3516647</text:p>
          </table:table-cell>
          <table:table-cell office:value-type="float" office:value="0.3618469" calcext:value-type="float">
            <text:p>0.3618469</text:p>
          </table:table-cell>
          <table:table-cell office:value-type="float" office:value="0.3882032" calcext:value-type="float">
            <text:p>0.3882032</text:p>
          </table:table-cell>
          <table:table-cell office:value-type="float" office:value="0.4152256" calcext:value-type="float">
            <text:p>0.415225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7517348" calcext:value-type="float">
            <text:p>7.517348E-08</text:p>
          </table:table-cell>
          <table:table-cell office:value-type="float" office:value="1.958771E-015" calcext:value-type="float">
            <text:p>1.95877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79807" calcext:value-type="float">
            <text:p>-0.01879807</text:p>
          </table:table-cell>
          <table:table-cell office:value-type="float" office:value="-0.01869502" calcext:value-type="float">
            <text:p>-0.01869502</text:p>
          </table:table-cell>
          <table:table-cell office:value-type="float" office:value="-0.01842689" calcext:value-type="float">
            <text:p>-0.01842689</text:p>
          </table:table-cell>
          <table:table-cell office:value-type="float" office:value="-0.01800878" calcext:value-type="float">
            <text:p>-0.01800878</text:p>
          </table:table-cell>
          <table:table-cell office:value-type="float" office:value="-0.01758667" calcext:value-type="float">
            <text:p>-0.01758667</text:p>
          </table:table-cell>
          <table:table-cell office:value-type="float" office:value="-0.0171562" calcext:value-type="float">
            <text:p>-0.0171562</text:p>
          </table:table-cell>
          <table:table-cell office:value-type="float" office:value="-0.01622659" calcext:value-type="float">
            <text:p>-0.01622659</text:p>
          </table:table-cell>
          <table:table-cell office:value-type="float" office:value="-0.01362151" calcext:value-type="float">
            <text:p>-0.01362151</text:p>
          </table:table-cell>
          <table:table-cell office:value-type="float" office:value="-0.006951063" calcext:value-type="float">
            <text:p>-0.006951063</text:p>
          </table:table-cell>
          <table:table-cell office:value-type="float" office:value="-0.003653972" calcext:value-type="float">
            <text:p>-0.003653972</text:p>
          </table:table-cell>
          <table:table-cell office:value-type="float" office:value="254.3992" calcext:value-type="float">
            <text:p>254.3992</text:p>
          </table:table-cell>
          <table:table-cell office:value-type="float" office:value="0" calcext:value-type="float">
            <text:p>0</text:p>
          </table:table-cell>
          <table:table-cell office:value-type="float" office:value="-0.01889443" calcext:value-type="float">
            <text:p>-0.01889443</text:p>
          </table:table-cell>
          <table:table-cell office:value-type="float" office:value="0.01344524" calcext:value-type="float">
            <text:p>0.01344524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2546" calcext:value-type="float">
            <text:p>-1.2225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1998" calcext:value-type="float">
            <text:p>8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107035" calcext:value-type="float">
            <text:p>-5.107035</text:p>
          </table:table-cell>
          <table:table-cell office:value-type="float" office:value="0" calcext:value-type="float">
            <text:p>0</text:p>
          </table:table-cell>
          <table:table-cell office:value-type="float" office:value="1396.812" calcext:value-type="float">
            <text:p>1396.812</text:p>
          </table:table-cell>
          <table:table-cell office:value-type="float" office:value="175.6257" calcext:value-type="float">
            <text:p>175.6257</text:p>
          </table:table-cell>
          <table:table-cell office:value-type="float" office:value="507.7657" calcext:value-type="float">
            <text:p>507.7657</text:p>
          </table:table-cell>
          <table:table-cell office:value-type="float" office:value="0.3005646" calcext:value-type="float">
            <text:p>0.3005646</text:p>
          </table:table-cell>
          <table:table-cell office:value-type="float" office:value="0.3007932" calcext:value-type="float">
            <text:p>0.3007932</text:p>
          </table:table-cell>
          <table:table-cell office:value-type="float" office:value="0.3014733" calcext:value-type="float">
            <text:p>0.3014733</text:p>
          </table:table-cell>
          <table:table-cell office:value-type="float" office:value="0.3024658" calcext:value-type="float">
            <text:p>0.3024658</text:p>
          </table:table-cell>
          <table:table-cell office:value-type="float" office:value="0.3035013" calcext:value-type="float">
            <text:p>0.3035013</text:p>
          </table:table-cell>
          <table:table-cell office:value-type="float" office:value="0.3045734" calcext:value-type="float">
            <text:p>0.3045734</text:p>
          </table:table-cell>
          <table:table-cell office:value-type="float" office:value="0.3516195" calcext:value-type="float">
            <text:p>0.3516195</text:p>
          </table:table-cell>
          <table:table-cell office:value-type="float" office:value="0.3617173" calcext:value-type="float">
            <text:p>0.3617173</text:p>
          </table:table-cell>
          <table:table-cell office:value-type="float" office:value="0.3881728" calcext:value-type="float">
            <text:p>0.3881728</text:p>
          </table:table-cell>
          <table:table-cell office:value-type="float" office:value="0.4149551" calcext:value-type="float">
            <text:p>0.414955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5582634" calcext:value-type="float">
            <text:p>5.582634E-08</text:p>
          </table:table-cell>
          <table:table-cell office:value-type="float" office:value="1.958622E-015" calcext:value-type="float">
            <text:p>1.958622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79422" calcext:value-type="float">
            <text:p>-0.01879422</text:p>
          </table:table-cell>
          <table:table-cell office:value-type="float" office:value="-0.01869062" calcext:value-type="float">
            <text:p>-0.01869062</text:p>
          </table:table-cell>
          <table:table-cell office:value-type="float" office:value="-0.01842169" calcext:value-type="float">
            <text:p>-0.01842169</text:p>
          </table:table-cell>
          <table:table-cell office:value-type="float" office:value="-0.01800541" calcext:value-type="float">
            <text:p>-0.01800541</text:p>
          </table:table-cell>
          <table:table-cell office:value-type="float" office:value="-0.01758742" calcext:value-type="float">
            <text:p>-0.01758742</text:p>
          </table:table-cell>
          <table:table-cell office:value-type="float" office:value="-0.01716154" calcext:value-type="float">
            <text:p>-0.01716154</text:p>
          </table:table-cell>
          <table:table-cell office:value-type="float" office:value="-0.01624677" calcext:value-type="float">
            <text:p>-0.01624677</text:p>
          </table:table-cell>
          <table:table-cell office:value-type="float" office:value="-0.01366859" calcext:value-type="float">
            <text:p>-0.01366859</text:p>
          </table:table-cell>
          <table:table-cell office:value-type="float" office:value="-0.006956276" calcext:value-type="float">
            <text:p>-0.006956276</text:p>
          </table:table-cell>
          <table:table-cell office:value-type="float" office:value="-0.00367689" calcext:value-type="float">
            <text:p>-0.00367689</text:p>
          </table:table-cell>
          <table:table-cell office:value-type="float" office:value="258.0623" calcext:value-type="float">
            <text:p>258.0623</text:p>
          </table:table-cell>
          <table:table-cell office:value-type="float" office:value="0" calcext:value-type="float">
            <text:p>0</text:p>
          </table:table-cell>
          <table:table-cell office:value-type="float" office:value="-0.01889045" calcext:value-type="float">
            <text:p>-0.01889045</text:p>
          </table:table-cell>
          <table:table-cell office:value-type="float" office:value="0.01331076" calcext:value-type="float">
            <text:p>0.01331076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3808" calcext:value-type="float">
            <text:p>-1.2238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1998" calcext:value-type="float">
            <text:p>9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055767" calcext:value-type="float">
            <text:p>-5.055767</text:p>
          </table:table-cell>
          <table:table-cell office:value-type="float" office:value="0" calcext:value-type="float">
            <text:p>0</text:p>
          </table:table-cell>
          <table:table-cell office:value-type="float" office:value="1396.598" calcext:value-type="float">
            <text:p>1396.598</text:p>
          </table:table-cell>
          <table:table-cell office:value-type="float" office:value="175.7879" calcext:value-type="float">
            <text:p>175.7879</text:p>
          </table:table-cell>
          <table:table-cell office:value-type="float" office:value="504.199" calcext:value-type="float">
            <text:p>504.199</text:p>
          </table:table-cell>
          <table:table-cell office:value-type="float" office:value="0.3005631" calcext:value-type="float">
            <text:p>0.3005631</text:p>
          </table:table-cell>
          <table:table-cell office:value-type="float" office:value="0.300793" calcext:value-type="float">
            <text:p>0.300793</text:p>
          </table:table-cell>
          <table:table-cell office:value-type="float" office:value="0.3014756" calcext:value-type="float">
            <text:p>0.3014756</text:p>
          </table:table-cell>
          <table:table-cell office:value-type="float" office:value="0.3024662" calcext:value-type="float">
            <text:p>0.3024662</text:p>
          </table:table-cell>
          <table:table-cell office:value-type="float" office:value="0.3034959" calcext:value-type="float">
            <text:p>0.3034959</text:p>
          </table:table-cell>
          <table:table-cell office:value-type="float" office:value="0.3045609" calcext:value-type="float">
            <text:p>0.3045609</text:p>
          </table:table-cell>
          <table:table-cell office:value-type="float" office:value="0.3515851" calcext:value-type="float">
            <text:p>0.3515851</text:p>
          </table:table-cell>
          <table:table-cell office:value-type="float" office:value="0.3616177" calcext:value-type="float">
            <text:p>0.3616177</text:p>
          </table:table-cell>
          <table:table-cell office:value-type="float" office:value="0.3881353" calcext:value-type="float">
            <text:p>0.3881353</text:p>
          </table:table-cell>
          <table:table-cell office:value-type="float" office:value="0.4147287" calcext:value-type="float">
            <text:p>0.4147287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4209269" calcext:value-type="float">
            <text:p>4.209269E-08</text:p>
          </table:table-cell>
          <table:table-cell office:value-type="float" office:value="1.958474E-015" calcext:value-type="float">
            <text:p>1.95847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79483" calcext:value-type="float">
            <text:p>-0.01879483</text:p>
          </table:table-cell>
          <table:table-cell office:value-type="float" office:value="-0.01869075" calcext:value-type="float">
            <text:p>-0.01869075</text:p>
          </table:table-cell>
          <table:table-cell office:value-type="float" office:value="-0.01842069" calcext:value-type="float">
            <text:p>-0.01842069</text:p>
          </table:table-cell>
          <table:table-cell office:value-type="float" office:value="-0.01800527" calcext:value-type="float">
            <text:p>-0.01800527</text:p>
          </table:table-cell>
          <table:table-cell office:value-type="float" office:value="-0.01758959" calcext:value-type="float">
            <text:p>-0.01758959</text:p>
          </table:table-cell>
          <table:table-cell office:value-type="float" office:value="-0.01716647" calcext:value-type="float">
            <text:p>-0.01716647</text:p>
          </table:table-cell>
          <table:table-cell office:value-type="float" office:value="-0.01626217" calcext:value-type="float">
            <text:p>-0.01626217</text:p>
          </table:table-cell>
          <table:table-cell office:value-type="float" office:value="-0.01370489" calcext:value-type="float">
            <text:p>-0.01370489</text:p>
          </table:table-cell>
          <table:table-cell office:value-type="float" office:value="-0.006962714" calcext:value-type="float">
            <text:p>-0.006962714</text:p>
          </table:table-cell>
          <table:table-cell office:value-type="float" office:value="-0.003696205" calcext:value-type="float">
            <text:p>-0.003696205</text:p>
          </table:table-cell>
          <table:table-cell office:value-type="float" office:value="261.714" calcext:value-type="float">
            <text:p>261.714</text:p>
          </table:table-cell>
          <table:table-cell office:value-type="float" office:value="0" calcext:value-type="float">
            <text:p>0</text:p>
          </table:table-cell>
          <table:table-cell office:value-type="float" office:value="-0.01889095" calcext:value-type="float">
            <text:p>-0.01889095</text:p>
          </table:table-cell>
          <table:table-cell office:value-type="float" office:value="0.01318141" calcext:value-type="float">
            <text:p>0.01318141</text:p>
          </table:table-cell>
          <table:table-cell office:value-type="float" office:value="-9999.014" calcext:value-type="float">
            <text:p>-9999.014</text:p>
          </table:table-cell>
          <table:table-cell office:value-type="float" office:value="-1.224865" calcext:value-type="float">
            <text:p>-1.2248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1998" calcext:value-type="float">
            <text:p>10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094283" calcext:value-type="float">
            <text:p>-5.094283</text:p>
          </table:table-cell>
          <table:table-cell office:value-type="float" office:value="0" calcext:value-type="float">
            <text:p>0</text:p>
          </table:table-cell>
          <table:table-cell office:value-type="float" office:value="1396.497" calcext:value-type="float">
            <text:p>1396.497</text:p>
          </table:table-cell>
          <table:table-cell office:value-type="float" office:value="175.9286" calcext:value-type="float">
            <text:p>175.9286</text:p>
          </table:table-cell>
          <table:table-cell office:value-type="float" office:value="500.6927" calcext:value-type="float">
            <text:p>500.6927</text:p>
          </table:table-cell>
          <table:table-cell office:value-type="float" office:value="0.3005554" calcext:value-type="float">
            <text:p>0.3005554</text:p>
          </table:table-cell>
          <table:table-cell office:value-type="float" office:value="0.3007864" calcext:value-type="float">
            <text:p>0.3007864</text:p>
          </table:table-cell>
          <table:table-cell office:value-type="float" office:value="0.3014707" calcext:value-type="float">
            <text:p>0.3014707</text:p>
          </table:table-cell>
          <table:table-cell office:value-type="float" office:value="0.3024613" calcext:value-type="float">
            <text:p>0.3024613</text:p>
          </table:table-cell>
          <table:table-cell office:value-type="float" office:value="0.3034878" calcext:value-type="float">
            <text:p>0.3034878</text:p>
          </table:table-cell>
          <table:table-cell office:value-type="float" office:value="0.3045489" calcext:value-type="float">
            <text:p>0.3045489</text:p>
          </table:table-cell>
          <table:table-cell office:value-type="float" office:value="0.3515578" calcext:value-type="float">
            <text:p>0.3515578</text:p>
          </table:table-cell>
          <table:table-cell office:value-type="float" office:value="0.361541" calcext:value-type="float">
            <text:p>0.361541</text:p>
          </table:table-cell>
          <table:table-cell office:value-type="float" office:value="0.3880948" calcext:value-type="float">
            <text:p>0.3880948</text:p>
          </table:table-cell>
          <table:table-cell office:value-type="float" office:value="0.4145387" calcext:value-type="float">
            <text:p>0.414538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3213822" calcext:value-type="float">
            <text:p>3.213822E-08</text:p>
          </table:table-cell>
          <table:table-cell office:value-type="float" office:value="1.958329E-015" calcext:value-type="float">
            <text:p>1.95832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79814" calcext:value-type="float">
            <text:p>-0.01879814</text:p>
          </table:table-cell>
          <table:table-cell office:value-type="float" office:value="-0.01869362" calcext:value-type="float">
            <text:p>-0.01869362</text:p>
          </table:table-cell>
          <table:table-cell office:value-type="float" office:value="-0.01842277" calcext:value-type="float">
            <text:p>-0.01842277</text:p>
          </table:table-cell>
          <table:table-cell office:value-type="float" office:value="-0.01800732" calcext:value-type="float">
            <text:p>-0.01800732</text:p>
          </table:table-cell>
          <table:table-cell office:value-type="float" office:value="-0.01759284" calcext:value-type="float">
            <text:p>-0.01759284</text:p>
          </table:table-cell>
          <table:table-cell office:value-type="float" office:value="-0.01717121" calcext:value-type="float">
            <text:p>-0.01717121</text:p>
          </table:table-cell>
          <table:table-cell office:value-type="float" office:value="-0.01627443" calcext:value-type="float">
            <text:p>-0.01627443</text:p>
          </table:table-cell>
          <table:table-cell office:value-type="float" office:value="-0.01373291" calcext:value-type="float">
            <text:p>-0.01373291</text:p>
          </table:table-cell>
          <table:table-cell office:value-type="float" office:value="-0.006969696" calcext:value-type="float">
            <text:p>-0.006969696</text:p>
          </table:table-cell>
          <table:table-cell office:value-type="float" office:value="-0.003712491" calcext:value-type="float">
            <text:p>-0.003712491</text:p>
          </table:table-cell>
          <table:table-cell office:value-type="float" office:value="265.3578" calcext:value-type="float">
            <text:p>265.3578</text:p>
          </table:table-cell>
          <table:table-cell office:value-type="float" office:value="0" calcext:value-type="float">
            <text:p>0</text:p>
          </table:table-cell>
          <table:table-cell office:value-type="float" office:value="-0.01889398" calcext:value-type="float">
            <text:p>-0.01889398</text:p>
          </table:table-cell>
          <table:table-cell office:value-type="float" office:value="0.01305646" calcext:value-type="float">
            <text:p>0.01305646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5752" calcext:value-type="float">
            <text:p>-1.2257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1998" calcext:value-type="float">
            <text:p>11021998</text:p>
          </table:table-cell>
          <table:table-cell office:value-type="float" office:value="134.9997" calcext:value-type="float">
            <text:p>134.9997</text:p>
          </table:table-cell>
          <table:table-cell office:value-type="float" office:value="-5.16654" calcext:value-type="float">
            <text:p>-5.16654</text:p>
          </table:table-cell>
          <table:table-cell office:value-type="float" office:value="0" calcext:value-type="float">
            <text:p>0</text:p>
          </table:table-cell>
          <table:table-cell office:value-type="float" office:value="1396.447" calcext:value-type="float">
            <text:p>1396.447</text:p>
          </table:table-cell>
          <table:table-cell office:value-type="float" office:value="176.0507" calcext:value-type="float">
            <text:p>176.0507</text:p>
          </table:table-cell>
          <table:table-cell office:value-type="float" office:value="496.3584" calcext:value-type="float">
            <text:p>496.3584</text:p>
          </table:table-cell>
          <table:table-cell office:value-type="float" office:value="0.3005446" calcext:value-type="float">
            <text:p>0.3005446</text:p>
          </table:table-cell>
          <table:table-cell office:value-type="float" office:value="0.3007764" calcext:value-type="float">
            <text:p>0.3007764</text:p>
          </table:table-cell>
          <table:table-cell office:value-type="float" office:value="0.3014619" calcext:value-type="float">
            <text:p>0.3014619</text:p>
          </table:table-cell>
          <table:table-cell office:value-type="float" office:value="0.302453" calcext:value-type="float">
            <text:p>0.302453</text:p>
          </table:table-cell>
          <table:table-cell office:value-type="float" office:value="0.3034784" calcext:value-type="float">
            <text:p>0.3034784</text:p>
          </table:table-cell>
          <table:table-cell office:value-type="float" office:value="0.3045377" calcext:value-type="float">
            <text:p>0.3045377</text:p>
          </table:table-cell>
          <table:table-cell office:value-type="float" office:value="0.3515357" calcext:value-type="float">
            <text:p>0.3515357</text:p>
          </table:table-cell>
          <table:table-cell office:value-type="float" office:value="0.3614814" calcext:value-type="float">
            <text:p>0.3614814</text:p>
          </table:table-cell>
          <table:table-cell office:value-type="float" office:value="0.3880542" calcext:value-type="float">
            <text:p>0.3880542</text:p>
          </table:table-cell>
          <table:table-cell office:value-type="float" office:value="0.4143792" calcext:value-type="float">
            <text:p>0.4143792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2464084" calcext:value-type="float">
            <text:p>2.464084E-08</text:p>
          </table:table-cell>
          <table:table-cell office:value-type="float" office:value="1.95819E-015" calcext:value-type="float">
            <text:p>1.9581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0284" calcext:value-type="float">
            <text:p>-0.01880284</text:p>
          </table:table-cell>
          <table:table-cell office:value-type="float" office:value="-0.01869803" calcext:value-type="float">
            <text:p>-0.01869803</text:p>
          </table:table-cell>
          <table:table-cell office:value-type="float" office:value="-0.01842656" calcext:value-type="float">
            <text:p>-0.01842656</text:p>
          </table:table-cell>
          <table:table-cell office:value-type="float" office:value="-0.01801078" calcext:value-type="float">
            <text:p>-0.01801078</text:p>
          </table:table-cell>
          <table:table-cell office:value-type="float" office:value="-0.01759671" calcext:value-type="float">
            <text:p>-0.01759671</text:p>
          </table:table-cell>
          <table:table-cell office:value-type="float" office:value="-0.0171756" calcext:value-type="float">
            <text:p>-0.0171756</text:p>
          </table:table-cell>
          <table:table-cell office:value-type="float" office:value="-0.01628426" calcext:value-type="float">
            <text:p>-0.01628426</text:p>
          </table:table-cell>
          <table:table-cell office:value-type="float" office:value="-0.01375474" calcext:value-type="float">
            <text:p>-0.01375474</text:p>
          </table:table-cell>
          <table:table-cell office:value-type="float" office:value="-0.006976679" calcext:value-type="float">
            <text:p>-0.006976679</text:p>
          </table:table-cell>
          <table:table-cell office:value-type="float" office:value="-0.003726231" calcext:value-type="float">
            <text:p>-0.003726231</text:p>
          </table:table-cell>
          <table:table-cell office:value-type="float" office:value="268.9931" calcext:value-type="float">
            <text:p>268.9931</text:p>
          </table:table-cell>
          <table:table-cell office:value-type="float" office:value="0" calcext:value-type="float">
            <text:p>0</text:p>
          </table:table-cell>
          <table:table-cell office:value-type="float" office:value="-0.0188982" calcext:value-type="float">
            <text:p>-0.0188982</text:p>
          </table:table-cell>
          <table:table-cell office:value-type="float" office:value="0.01293431" calcext:value-type="float">
            <text:p>0.01293431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6496" calcext:value-type="float">
            <text:p>-1.2264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1998" calcext:value-type="float">
            <text:p>12021998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5.347736" calcext:value-type="float">
            <text:p>-5.347736</text:p>
          </table:table-cell>
          <table:table-cell office:value-type="float" office:value="0" calcext:value-type="float">
            <text:p>0</text:p>
          </table:table-cell>
          <table:table-cell office:value-type="float" office:value="1400.323" calcext:value-type="float">
            <text:p>1400.323</text:p>
          </table:table-cell>
          <table:table-cell office:value-type="float" office:value="176.1549" calcext:value-type="float">
            <text:p>176.1549</text:p>
          </table:table-cell>
          <table:table-cell office:value-type="float" office:value="494.0078" calcext:value-type="float">
            <text:p>494.0078</text:p>
          </table:table-cell>
          <table:table-cell office:value-type="float" office:value="0.3005396" calcext:value-type="float">
            <text:p>0.3005396</text:p>
          </table:table-cell>
          <table:table-cell office:value-type="float" office:value="0.3007705" calcext:value-type="float">
            <text:p>0.3007705</text:p>
          </table:table-cell>
          <table:table-cell office:value-type="float" office:value="0.3014537" calcext:value-type="float">
            <text:p>0.3014537</text:p>
          </table:table-cell>
          <table:table-cell office:value-type="float" office:value="0.3024435" calcext:value-type="float">
            <text:p>0.3024435</text:p>
          </table:table-cell>
          <table:table-cell office:value-type="float" office:value="0.3034683" calcext:value-type="float">
            <text:p>0.3034683</text:p>
          </table:table-cell>
          <table:table-cell office:value-type="float" office:value="0.3045269" calcext:value-type="float">
            <text:p>0.3045269</text:p>
          </table:table-cell>
          <table:table-cell office:value-type="float" office:value="0.3515179" calcext:value-type="float">
            <text:p>0.3515179</text:p>
          </table:table-cell>
          <table:table-cell office:value-type="float" office:value="0.3614346" calcext:value-type="float">
            <text:p>0.3614346</text:p>
          </table:table-cell>
          <table:table-cell office:value-type="float" office:value="0.3880147" calcext:value-type="float">
            <text:p>0.3880147</text:p>
          </table:table-cell>
          <table:table-cell office:value-type="float" office:value="0.4142451" calcext:value-type="float">
            <text:p>0.414245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1854878" calcext:value-type="float">
            <text:p>1.854878E-08</text:p>
          </table:table-cell>
          <table:table-cell office:value-type="float" office:value="1.95806E-015" calcext:value-type="float">
            <text:p>1.9580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0504" calcext:value-type="float">
            <text:p>-0.01880504</text:p>
          </table:table-cell>
          <table:table-cell office:value-type="float" office:value="-0.01870068" calcext:value-type="float">
            <text:p>-0.01870068</text:p>
          </table:table-cell>
          <table:table-cell office:value-type="float" office:value="-0.0184301" calcext:value-type="float">
            <text:p>-0.0184301</text:p>
          </table:table-cell>
          <table:table-cell office:value-type="float" office:value="-0.0180147" calcext:value-type="float">
            <text:p>-0.0180147</text:p>
          </table:table-cell>
          <table:table-cell office:value-type="float" office:value="-0.01760079" calcext:value-type="float">
            <text:p>-0.01760079</text:p>
          </table:table-cell>
          <table:table-cell office:value-type="float" office:value="-0.01717984" calcext:value-type="float">
            <text:p>-0.01717984</text:p>
          </table:table-cell>
          <table:table-cell office:value-type="float" office:value="-0.01629229" calcext:value-type="float">
            <text:p>-0.01629229</text:p>
          </table:table-cell>
          <table:table-cell office:value-type="float" office:value="-0.01377188" calcext:value-type="float">
            <text:p>-0.01377188</text:p>
          </table:table-cell>
          <table:table-cell office:value-type="float" office:value="-0.006983488" calcext:value-type="float">
            <text:p>-0.006983488</text:p>
          </table:table-cell>
          <table:table-cell office:value-type="float" office:value="-0.003737821" calcext:value-type="float">
            <text:p>-0.003737821</text:p>
          </table:table-cell>
          <table:table-cell office:value-type="float" office:value="272.6212" calcext:value-type="float">
            <text:p>272.6212</text:p>
          </table:table-cell>
          <table:table-cell office:value-type="float" office:value="0" calcext:value-type="float">
            <text:p>0</text:p>
          </table:table-cell>
          <table:table-cell office:value-type="float" office:value="-0.01889918" calcext:value-type="float">
            <text:p>-0.01889918</text:p>
          </table:table-cell>
          <table:table-cell office:value-type="float" office:value="0.012811" calcext:value-type="float">
            <text:p>0.012811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7122" calcext:value-type="float">
            <text:p>-1.2271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1998" calcext:value-type="float">
            <text:p>13021998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5.145821" calcext:value-type="float">
            <text:p>-5.145821</text:p>
          </table:table-cell>
          <table:table-cell office:value-type="float" office:value="0" calcext:value-type="float">
            <text:p>0</text:p>
          </table:table-cell>
          <table:table-cell office:value-type="float" office:value="1400.028" calcext:value-type="float">
            <text:p>1400.028</text:p>
          </table:table-cell>
          <table:table-cell office:value-type="float" office:value="176.2483" calcext:value-type="float">
            <text:p>176.2483</text:p>
          </table:table-cell>
          <table:table-cell office:value-type="float" office:value="489.2746" calcext:value-type="float">
            <text:p>489.2746</text:p>
          </table:table-cell>
          <table:table-cell office:value-type="float" office:value="0.3005329" calcext:value-type="float">
            <text:p>0.3005329</text:p>
          </table:table-cell>
          <table:table-cell office:value-type="float" office:value="0.3007641" calcext:value-type="float">
            <text:p>0.3007641</text:p>
          </table:table-cell>
          <table:table-cell office:value-type="float" office:value="0.3014471" calcext:value-type="float">
            <text:p>0.3014471</text:p>
          </table:table-cell>
          <table:table-cell office:value-type="float" office:value="0.3024357" calcext:value-type="float">
            <text:p>0.3024357</text:p>
          </table:table-cell>
          <table:table-cell office:value-type="float" office:value="0.3034594" calcext:value-type="float">
            <text:p>0.3034594</text:p>
          </table:table-cell>
          <table:table-cell office:value-type="float" office:value="0.3045175" calcext:value-type="float">
            <text:p>0.3045175</text:p>
          </table:table-cell>
          <table:table-cell office:value-type="float" office:value="0.3515029" calcext:value-type="float">
            <text:p>0.3515029</text:p>
          </table:table-cell>
          <table:table-cell office:value-type="float" office:value="0.3613981" calcext:value-type="float">
            <text:p>0.3613981</text:p>
          </table:table-cell>
          <table:table-cell office:value-type="float" office:value="0.3879777" calcext:value-type="float">
            <text:p>0.3879777</text:p>
          </table:table-cell>
          <table:table-cell office:value-type="float" office:value="0.4141322" calcext:value-type="float">
            <text:p>0.4141322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1364278" calcext:value-type="float">
            <text:p>1.364278E-08</text:p>
          </table:table-cell>
          <table:table-cell office:value-type="float" office:value="1.957932E-015" calcext:value-type="float">
            <text:p>1.957932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0795" calcext:value-type="float">
            <text:p>-0.01880795</text:p>
          </table:table-cell>
          <table:table-cell office:value-type="float" office:value="-0.01870349" calcext:value-type="float">
            <text:p>-0.01870349</text:p>
          </table:table-cell>
          <table:table-cell office:value-type="float" office:value="-0.01843293" calcext:value-type="float">
            <text:p>-0.01843293</text:p>
          </table:table-cell>
          <table:table-cell office:value-type="float" office:value="-0.01801805" calcext:value-type="float">
            <text:p>-0.01801805</text:p>
          </table:table-cell>
          <table:table-cell office:value-type="float" office:value="-0.01760441" calcext:value-type="float">
            <text:p>-0.01760441</text:p>
          </table:table-cell>
          <table:table-cell office:value-type="float" office:value="-0.01718357" calcext:value-type="float">
            <text:p>-0.01718357</text:p>
          </table:table-cell>
          <table:table-cell office:value-type="float" office:value="-0.01629899" calcext:value-type="float">
            <text:p>-0.01629899</text:p>
          </table:table-cell>
          <table:table-cell office:value-type="float" office:value="-0.01378531" calcext:value-type="float">
            <text:p>-0.01378531</text:p>
          </table:table-cell>
          <table:table-cell office:value-type="float" office:value="-0.006989892" calcext:value-type="float">
            <text:p>-0.006989892</text:p>
          </table:table-cell>
          <table:table-cell office:value-type="float" office:value="-0.003747612" calcext:value-type="float">
            <text:p>-0.003747612</text:p>
          </table:table-cell>
          <table:table-cell office:value-type="float" office:value="276.2422" calcext:value-type="float">
            <text:p>276.2422</text:p>
          </table:table-cell>
          <table:table-cell office:value-type="float" office:value="0" calcext:value-type="float">
            <text:p>0</text:p>
          </table:table-cell>
          <table:table-cell office:value-type="float" office:value="-0.01890163" calcext:value-type="float">
            <text:p>-0.01890163</text:p>
          </table:table-cell>
          <table:table-cell office:value-type="float" office:value="0.01268664" calcext:value-type="float">
            <text:p>0.01268664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7649" calcext:value-type="float">
            <text:p>-1.2276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1998" calcext:value-type="float">
            <text:p>14021998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4.926361" calcext:value-type="float">
            <text:p>-4.926361</text:p>
          </table:table-cell>
          <table:table-cell office:value-type="float" office:value="0" calcext:value-type="float">
            <text:p>0</text:p>
          </table:table-cell>
          <table:table-cell office:value-type="float" office:value="1399.729" calcext:value-type="float">
            <text:p>1399.729</text:p>
          </table:table-cell>
          <table:table-cell office:value-type="float" office:value="176.3288" calcext:value-type="float">
            <text:p>176.3288</text:p>
          </table:table-cell>
          <table:table-cell office:value-type="float" office:value="485.2695" calcext:value-type="float">
            <text:p>485.2695</text:p>
          </table:table-cell>
          <table:table-cell office:value-type="float" office:value="0.3005215" calcext:value-type="float">
            <text:p>0.3005215</text:p>
          </table:table-cell>
          <table:table-cell office:value-type="float" office:value="0.3007535" calcext:value-type="float">
            <text:p>0.3007535</text:p>
          </table:table-cell>
          <table:table-cell office:value-type="float" office:value="0.3014379" calcext:value-type="float">
            <text:p>0.3014379</text:p>
          </table:table-cell>
          <table:table-cell office:value-type="float" office:value="0.3024271" calcext:value-type="float">
            <text:p>0.3024271</text:p>
          </table:table-cell>
          <table:table-cell office:value-type="float" office:value="0.3034508" calcext:value-type="float">
            <text:p>0.3034508</text:p>
          </table:table-cell>
          <table:table-cell office:value-type="float" office:value="0.3045091" calcext:value-type="float">
            <text:p>0.3045091</text:p>
          </table:table-cell>
          <table:table-cell office:value-type="float" office:value="0.3514906" calcext:value-type="float">
            <text:p>0.3514906</text:p>
          </table:table-cell>
          <table:table-cell office:value-type="float" office:value="0.3613688" calcext:value-type="float">
            <text:p>0.3613688</text:p>
          </table:table-cell>
          <table:table-cell office:value-type="float" office:value="0.3879435" calcext:value-type="float">
            <text:p>0.3879435</text:p>
          </table:table-cell>
          <table:table-cell office:value-type="float" office:value="0.4140369" calcext:value-type="float">
            <text:p>0.4140369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9996605" calcext:value-type="float">
            <text:p>9.996605E-09</text:p>
          </table:table-cell>
          <table:table-cell office:value-type="float" office:value="1.957805E-015" calcext:value-type="float">
            <text:p>1.95780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129" calcext:value-type="float">
            <text:p>-0.0188129</text:p>
          </table:table-cell>
          <table:table-cell office:value-type="float" office:value="-0.01870812" calcext:value-type="float">
            <text:p>-0.01870812</text:p>
          </table:table-cell>
          <table:table-cell office:value-type="float" office:value="-0.01843687" calcext:value-type="float">
            <text:p>-0.01843687</text:p>
          </table:table-cell>
          <table:table-cell office:value-type="float" office:value="-0.01802156" calcext:value-type="float">
            <text:p>-0.01802156</text:p>
          </table:table-cell>
          <table:table-cell office:value-type="float" office:value="-0.0176079" calcext:value-type="float">
            <text:p>-0.0176079</text:p>
          </table:table-cell>
          <table:table-cell office:value-type="float" office:value="-0.01718686" calcext:value-type="float">
            <text:p>-0.01718686</text:p>
          </table:table-cell>
          <table:table-cell office:value-type="float" office:value="-0.01630452" calcext:value-type="float">
            <text:p>-0.01630452</text:p>
          </table:table-cell>
          <table:table-cell office:value-type="float" office:value="-0.01379608" calcext:value-type="float">
            <text:p>-0.01379608</text:p>
          </table:table-cell>
          <table:table-cell office:value-type="float" office:value="-0.0069958" calcext:value-type="float">
            <text:p>-0.0069958</text:p>
          </table:table-cell>
          <table:table-cell office:value-type="float" office:value="-0.003755894" calcext:value-type="float">
            <text:p>-0.003755894</text:p>
          </table:table-cell>
          <table:table-cell office:value-type="float" office:value="279.8586" calcext:value-type="float">
            <text:p>279.8586</text:p>
          </table:table-cell>
          <table:table-cell office:value-type="float" office:value="0" calcext:value-type="float">
            <text:p>0</text:p>
          </table:table-cell>
          <table:table-cell office:value-type="float" office:value="-0.01890621" calcext:value-type="float">
            <text:p>-0.01890621</text:p>
          </table:table-cell>
          <table:table-cell office:value-type="float" office:value="0.01256478" calcext:value-type="float">
            <text:p>0.0125647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093" calcext:value-type="float">
            <text:p>-1.2280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1998" calcext:value-type="float">
            <text:p>15021998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4.730755" calcext:value-type="float">
            <text:p>-4.730755</text:p>
          </table:table-cell>
          <table:table-cell office:value-type="float" office:value="0" calcext:value-type="float">
            <text:p>0</text:p>
          </table:table-cell>
          <table:table-cell office:value-type="float" office:value="1399.462" calcext:value-type="float">
            <text:p>1399.462</text:p>
          </table:table-cell>
          <table:table-cell office:value-type="float" office:value="176.3978" calcext:value-type="float">
            <text:p>176.3978</text:p>
          </table:table-cell>
          <table:table-cell office:value-type="float" office:value="481.5612" calcext:value-type="float">
            <text:p>481.5612</text:p>
          </table:table-cell>
          <table:table-cell office:value-type="float" office:value="0.3005073" calcext:value-type="float">
            <text:p>0.3005073</text:p>
          </table:table-cell>
          <table:table-cell office:value-type="float" office:value="0.3007403" calcext:value-type="float">
            <text:p>0.3007403</text:p>
          </table:table-cell>
          <table:table-cell office:value-type="float" office:value="0.3014265" calcext:value-type="float">
            <text:p>0.3014265</text:p>
          </table:table-cell>
          <table:table-cell office:value-type="float" office:value="0.3024176" calcext:value-type="float">
            <text:p>0.3024176</text:p>
          </table:table-cell>
          <table:table-cell office:value-type="float" office:value="0.3034424" calcext:value-type="float">
            <text:p>0.3034424</text:p>
          </table:table-cell>
          <table:table-cell office:value-type="float" office:value="0.3045017" calcext:value-type="float">
            <text:p>0.3045017</text:p>
          </table:table-cell>
          <table:table-cell office:value-type="float" office:value="0.3514805" calcext:value-type="float">
            <text:p>0.3514805</text:p>
          </table:table-cell>
          <table:table-cell office:value-type="float" office:value="0.3613456" calcext:value-type="float">
            <text:p>0.3613456</text:p>
          </table:table-cell>
          <table:table-cell office:value-type="float" office:value="0.3879128" calcext:value-type="float">
            <text:p>0.3879128</text:p>
          </table:table-cell>
          <table:table-cell office:value-type="float" office:value="0.4139568" calcext:value-type="float">
            <text:p>0.4139568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7327394" calcext:value-type="float">
            <text:p>7.327394E-09</text:p>
          </table:table-cell>
          <table:table-cell office:value-type="float" office:value="1.957678E-015" calcext:value-type="float">
            <text:p>1.95767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1907" calcext:value-type="float">
            <text:p>-0.01881907</text:p>
          </table:table-cell>
          <table:table-cell office:value-type="float" office:value="-0.01871387" calcext:value-type="float">
            <text:p>-0.01871387</text:p>
          </table:table-cell>
          <table:table-cell office:value-type="float" office:value="-0.01844173" calcext:value-type="float">
            <text:p>-0.01844173</text:p>
          </table:table-cell>
          <table:table-cell office:value-type="float" office:value="-0.01802559" calcext:value-type="float">
            <text:p>-0.01802559</text:p>
          </table:table-cell>
          <table:table-cell office:value-type="float" office:value="-0.01761134" calcext:value-type="float">
            <text:p>-0.01761134</text:p>
          </table:table-cell>
          <table:table-cell office:value-type="float" office:value="-0.01718981" calcext:value-type="float">
            <text:p>-0.01718981</text:p>
          </table:table-cell>
          <table:table-cell office:value-type="float" office:value="-0.01630902" calcext:value-type="float">
            <text:p>-0.01630902</text:p>
          </table:table-cell>
          <table:table-cell office:value-type="float" office:value="-0.01380461" calcext:value-type="float">
            <text:p>-0.01380461</text:p>
          </table:table-cell>
          <table:table-cell office:value-type="float" office:value="-0.007001133" calcext:value-type="float">
            <text:p>-0.007001133</text:p>
          </table:table-cell>
          <table:table-cell office:value-type="float" office:value="-0.003762873" calcext:value-type="float">
            <text:p>-0.003762873</text:p>
          </table:table-cell>
          <table:table-cell office:value-type="float" office:value="283.4739" calcext:value-type="float">
            <text:p>283.4739</text:p>
          </table:table-cell>
          <table:table-cell office:value-type="float" office:value="0" calcext:value-type="float">
            <text:p>0</text:p>
          </table:table-cell>
          <table:table-cell office:value-type="float" office:value="-0.01891213" calcext:value-type="float">
            <text:p>-0.01891213</text:p>
          </table:table-cell>
          <table:table-cell office:value-type="float" office:value="0.0124458" calcext:value-type="float">
            <text:p>0.0124458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467" calcext:value-type="float">
            <text:p>-1.2284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1998" calcext:value-type="float">
            <text:p>16021998</text:p>
          </table:table-cell>
          <table:table-cell office:value-type="float" office:value="138.7997" calcext:value-type="float">
            <text:p>138.7997</text:p>
          </table:table-cell>
          <table:table-cell office:value-type="float" office:value="-4.540565" calcext:value-type="float">
            <text:p>-4.540565</text:p>
          </table:table-cell>
          <table:table-cell office:value-type="float" office:value="0" calcext:value-type="float">
            <text:p>0</text:p>
          </table:table-cell>
          <table:table-cell office:value-type="float" office:value="1399.24" calcext:value-type="float">
            <text:p>1399.24</text:p>
          </table:table-cell>
          <table:table-cell office:value-type="float" office:value="176.4285" calcext:value-type="float">
            <text:p>176.4285</text:p>
          </table:table-cell>
          <table:table-cell office:value-type="float" office:value="478.061" calcext:value-type="float">
            <text:p>478.061</text:p>
          </table:table-cell>
          <table:table-cell office:value-type="float" office:value="0.3004906" calcext:value-type="float">
            <text:p>0.3004906</text:p>
          </table:table-cell>
          <table:table-cell office:value-type="float" office:value="0.3007246" calcext:value-type="float">
            <text:p>0.3007246</text:p>
          </table:table-cell>
          <table:table-cell office:value-type="float" office:value="0.3014132" calcext:value-type="float">
            <text:p>0.3014132</text:p>
          </table:table-cell>
          <table:table-cell office:value-type="float" office:value="0.3024068" calcext:value-type="float">
            <text:p>0.3024068</text:p>
          </table:table-cell>
          <table:table-cell office:value-type="float" office:value="0.3034337" calcext:value-type="float">
            <text:p>0.3034337</text:p>
          </table:table-cell>
          <table:table-cell office:value-type="float" office:value="0.3044946" calcext:value-type="float">
            <text:p>0.3044946</text:p>
          </table:table-cell>
          <table:table-cell office:value-type="float" office:value="0.3514718" calcext:value-type="float">
            <text:p>0.3514718</text:p>
          </table:table-cell>
          <table:table-cell office:value-type="float" office:value="0.3613267" calcext:value-type="float">
            <text:p>0.3613267</text:p>
          </table:table-cell>
          <table:table-cell office:value-type="float" office:value="0.3878891" calcext:value-type="float">
            <text:p>0.3878891</text:p>
          </table:table-cell>
          <table:table-cell office:value-type="float" office:value="0.4139486" calcext:value-type="float">
            <text:p>0.4139486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5383184" calcext:value-type="float">
            <text:p>5.383184E-09</text:p>
          </table:table-cell>
          <table:table-cell office:value-type="float" office:value="1.957552E-015" calcext:value-type="float">
            <text:p>1.957552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2634" calcext:value-type="float">
            <text:p>-0.01882634</text:p>
          </table:table-cell>
          <table:table-cell office:value-type="float" office:value="-0.01872076" calcext:value-type="float">
            <text:p>-0.01872076</text:p>
          </table:table-cell>
          <table:table-cell office:value-type="float" office:value="-0.0184474" calcext:value-type="float">
            <text:p>-0.0184474</text:p>
          </table:table-cell>
          <table:table-cell office:value-type="float" office:value="-0.01803009" calcext:value-type="float">
            <text:p>-0.01803009</text:p>
          </table:table-cell>
          <table:table-cell office:value-type="float" office:value="-0.01761483" calcext:value-type="float">
            <text:p>-0.01761483</text:p>
          </table:table-cell>
          <table:table-cell office:value-type="float" office:value="-0.01719264" calcext:value-type="float">
            <text:p>-0.01719264</text:p>
          </table:table-cell>
          <table:table-cell office:value-type="float" office:value="-0.01631296" calcext:value-type="float">
            <text:p>-0.01631296</text:p>
          </table:table-cell>
          <table:table-cell office:value-type="float" office:value="-0.01381157" calcext:value-type="float">
            <text:p>-0.01381157</text:p>
          </table:table-cell>
          <table:table-cell office:value-type="float" office:value="-0.007005237" calcext:value-type="float">
            <text:p>-0.007005237</text:p>
          </table:table-cell>
          <table:table-cell office:value-type="float" office:value="-0.00376365" calcext:value-type="float">
            <text:p>-0.00376365</text:p>
          </table:table-cell>
          <table:table-cell office:value-type="float" office:value="287.0845" calcext:value-type="float">
            <text:p>287.0845</text:p>
          </table:table-cell>
          <table:table-cell office:value-type="float" office:value="0" calcext:value-type="float">
            <text:p>0</text:p>
          </table:table-cell>
          <table:table-cell office:value-type="float" office:value="-0.01891916" calcext:value-type="float">
            <text:p>-0.01891916</text:p>
          </table:table-cell>
          <table:table-cell office:value-type="float" office:value="0.01232979" calcext:value-type="float">
            <text:p>0.01232979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1998" calcext:value-type="float">
            <text:p>17021998</text:p>
          </table:table-cell>
          <table:table-cell office:value-type="float" office:value="138.9997" calcext:value-type="float">
            <text:p>138.9997</text:p>
          </table:table-cell>
          <table:table-cell office:value-type="float" office:value="-4.330912" calcext:value-type="float">
            <text:p>-4.330912</text:p>
          </table:table-cell>
          <table:table-cell office:value-type="float" office:value="0" calcext:value-type="float">
            <text:p>0</text:p>
          </table:table-cell>
          <table:table-cell office:value-type="float" office:value="1399.207" calcext:value-type="float">
            <text:p>1399.207</text:p>
          </table:table-cell>
          <table:table-cell office:value-type="float" office:value="176.4524" calcext:value-type="float">
            <text:p>176.4524</text:p>
          </table:table-cell>
          <table:table-cell office:value-type="float" office:value="474.7431" calcext:value-type="float">
            <text:p>474.7431</text:p>
          </table:table-cell>
          <table:table-cell office:value-type="float" office:value="0.3004732" calcext:value-type="float">
            <text:p>0.3004732</text:p>
          </table:table-cell>
          <table:table-cell office:value-type="float" office:value="0.3007081" calcext:value-type="float">
            <text:p>0.3007081</text:p>
          </table:table-cell>
          <table:table-cell office:value-type="float" office:value="0.3013988" calcext:value-type="float">
            <text:p>0.3013988</text:p>
          </table:table-cell>
          <table:table-cell office:value-type="float" office:value="0.3023953" calcext:value-type="float">
            <text:p>0.3023953</text:p>
          </table:table-cell>
          <table:table-cell office:value-type="float" office:value="0.3034245" calcext:value-type="float">
            <text:p>0.3034245</text:p>
          </table:table-cell>
          <table:table-cell office:value-type="float" office:value="0.3044874" calcext:value-type="float">
            <text:p>0.3044874</text:p>
          </table:table-cell>
          <table:table-cell office:value-type="float" office:value="0.3514645" calcext:value-type="float">
            <text:p>0.3514645</text:p>
          </table:table-cell>
          <table:table-cell office:value-type="float" office:value="0.3613117" calcext:value-type="float">
            <text:p>0.3613117</text:p>
          </table:table-cell>
          <table:table-cell office:value-type="float" office:value="0.3878701" calcext:value-type="float">
            <text:p>0.3878701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3967709" calcext:value-type="float">
            <text:p>3.967709E-09</text:p>
          </table:table-cell>
          <table:table-cell office:value-type="float" office:value="1.957429E-015" calcext:value-type="float">
            <text:p>1.95742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3395" calcext:value-type="float">
            <text:p>-0.01883395</text:p>
          </table:table-cell>
          <table:table-cell office:value-type="float" office:value="-0.01872794" calcext:value-type="float">
            <text:p>-0.01872794</text:p>
          </table:table-cell>
          <table:table-cell office:value-type="float" office:value="-0.0184536" calcext:value-type="float">
            <text:p>-0.0184536</text:p>
          </table:table-cell>
          <table:table-cell office:value-type="float" office:value="-0.0180349" calcext:value-type="float">
            <text:p>-0.0180349</text:p>
          </table:table-cell>
          <table:table-cell office:value-type="float" office:value="-0.01761855" calcext:value-type="float">
            <text:p>-0.01761855</text:p>
          </table:table-cell>
          <table:table-cell office:value-type="float" office:value="-0.01719545" calcext:value-type="float">
            <text:p>-0.01719545</text:p>
          </table:table-cell>
          <table:table-cell office:value-type="float" office:value="-0.01631618" calcext:value-type="float">
            <text:p>-0.01631618</text:p>
          </table:table-cell>
          <table:table-cell office:value-type="float" office:value="-0.01381707" calcext:value-type="float">
            <text:p>-0.01381707</text:p>
          </table:table-cell>
          <table:table-cell office:value-type="float" office:value="-0.007008548" calcext:value-type="float">
            <text:p>-0.007008548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290.6951" calcext:value-type="float">
            <text:p>290.6951</text:p>
          </table:table-cell>
          <table:table-cell office:value-type="float" office:value="0" calcext:value-type="float">
            <text:p>0</text:p>
          </table:table-cell>
          <table:table-cell office:value-type="float" office:value="-0.01892651" calcext:value-type="float">
            <text:p>-0.01892651</text:p>
          </table:table-cell>
          <table:table-cell office:value-type="float" office:value="0.01221676" calcext:value-type="float">
            <text:p>0.01221676</text:p>
          </table:table-cell>
          <table:table-cell office:value-type="float" office:value="-9999.013" calcext:value-type="float">
            <text:p>-9999.013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1998" calcext:value-type="float">
            <text:p>18021998</text:p>
          </table:table-cell>
          <table:table-cell office:value-type="float" office:value="152.0995" calcext:value-type="float">
            <text:p>152.0995</text:p>
          </table:table-cell>
          <table:table-cell office:value-type="float" office:value="-4.518895" calcext:value-type="float">
            <text:p>-4.518895</text:p>
          </table:table-cell>
          <table:table-cell office:value-type="float" office:value="0" calcext:value-type="float">
            <text:p>0</text:p>
          </table:table-cell>
          <table:table-cell office:value-type="float" office:value="1412.465" calcext:value-type="float">
            <text:p>1412.465</text:p>
          </table:table-cell>
          <table:table-cell office:value-type="float" office:value="176.4818" calcext:value-type="float">
            <text:p>176.4818</text:p>
          </table:table-cell>
          <table:table-cell office:value-type="float" office:value="489.3822" calcext:value-type="float">
            <text:p>489.3822</text:p>
          </table:table-cell>
          <table:table-cell office:value-type="float" office:value="0.3362507" calcext:value-type="float">
            <text:p>0.3362507</text:p>
          </table:table-cell>
          <table:table-cell office:value-type="float" office:value="0.3352488" calcext:value-type="float">
            <text:p>0.3352488</text:p>
          </table:table-cell>
          <table:table-cell office:value-type="float" office:value="0.3241645" calcext:value-type="float">
            <text:p>0.3241645</text:p>
          </table:table-cell>
          <table:table-cell office:value-type="float" office:value="0.3082595" calcext:value-type="float">
            <text:p>0.3082595</text:p>
          </table:table-cell>
          <table:table-cell office:value-type="float" office:value="0.3043005" calcext:value-type="float">
            <text:p>0.3043005</text:p>
          </table:table-cell>
          <table:table-cell office:value-type="float" office:value="0.3045916" calcext:value-type="float">
            <text:p>0.3045916</text:p>
          </table:table-cell>
          <table:table-cell office:value-type="float" office:value="0.3514959" calcext:value-type="float">
            <text:p>0.3514959</text:p>
          </table:table-cell>
          <table:table-cell office:value-type="float" office:value="0.3613008" calcext:value-type="float">
            <text:p>0.3613008</text:p>
          </table:table-cell>
          <table:table-cell office:value-type="float" office:value="0.3878547" calcext:value-type="float">
            <text:p>0.3878547</text:p>
          </table:table-cell>
          <table:table-cell office:value-type="float" office:value="0.4139486" calcext:value-type="float">
            <text:p>0.413948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2937052" calcext:value-type="float">
            <text:p>2.937052E-09</text:p>
          </table:table-cell>
          <table:table-cell office:value-type="float" office:value="1.957313E-015" calcext:value-type="float">
            <text:p>1.95731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436434" calcext:value-type="float">
            <text:p>-0.008436434</text:p>
          </table:table-cell>
          <table:table-cell office:value-type="float" office:value="-0.008632171" calcext:value-type="float">
            <text:p>-0.008632171</text:p>
          </table:table-cell>
          <table:table-cell office:value-type="float" office:value="-0.01117247" calcext:value-type="float">
            <text:p>-0.01117247</text:p>
          </table:table-cell>
          <table:table-cell office:value-type="float" office:value="-0.01588034" calcext:value-type="float">
            <text:p>-0.01588034</text:p>
          </table:table-cell>
          <table:table-cell office:value-type="float" office:value="-0.01730282" calcext:value-type="float">
            <text:p>-0.01730282</text:p>
          </table:table-cell>
          <table:table-cell office:value-type="float" office:value="-0.01716051" calcext:value-type="float">
            <text:p>-0.01716051</text:p>
          </table:table-cell>
          <table:table-cell office:value-type="float" office:value="-0.01630223" calcext:value-type="float">
            <text:p>-0.01630223</text:p>
          </table:table-cell>
          <table:table-cell office:value-type="float" office:value="-0.01382113" calcext:value-type="float">
            <text:p>-0.01382113</text:p>
          </table:table-cell>
          <table:table-cell office:value-type="float" office:value="-0.007011222" calcext:value-type="float">
            <text:p>-0.007011222</text:p>
          </table:table-cell>
          <table:table-cell office:value-type="float" office:value="-0.00376365" calcext:value-type="float">
            <text:p>-0.00376365</text:p>
          </table:table-cell>
          <table:table-cell office:value-type="float" office:value="294.3058" calcext:value-type="float">
            <text:p>294.3058</text:p>
          </table:table-cell>
          <table:table-cell office:value-type="float" office:value="0" calcext:value-type="float">
            <text:p>0</text:p>
          </table:table-cell>
          <table:table-cell office:value-type="float" office:value="-0.008533621" calcext:value-type="float">
            <text:p>-0.008533621</text:p>
          </table:table-cell>
          <table:table-cell office:value-type="float" office:value="0.01210272" calcext:value-type="float">
            <text:p>0.01210272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1998" calcext:value-type="float">
            <text:p>19021998</text:p>
          </table:table-cell>
          <table:table-cell office:value-type="float" office:value="154.2995" calcext:value-type="float">
            <text:p>154.2995</text:p>
          </table:table-cell>
          <table:table-cell office:value-type="float" office:value="-4.6379" calcext:value-type="float">
            <text:p>-4.6379</text:p>
          </table:table-cell>
          <table:table-cell office:value-type="float" office:value="0" calcext:value-type="float">
            <text:p>0</text:p>
          </table:table-cell>
          <table:table-cell office:value-type="float" office:value="1412.755" calcext:value-type="float">
            <text:p>1412.755</text:p>
          </table:table-cell>
          <table:table-cell office:value-type="float" office:value="178.5093" calcext:value-type="float">
            <text:p>178.5093</text:p>
          </table:table-cell>
          <table:table-cell office:value-type="float" office:value="482.4292" calcext:value-type="float">
            <text:p>482.4292</text:p>
          </table:table-cell>
          <table:table-cell office:value-type="float" office:value="0.3269735" calcext:value-type="float">
            <text:p>0.3269735</text:p>
          </table:table-cell>
          <table:table-cell office:value-type="float" office:value="0.3267018" calcext:value-type="float">
            <text:p>0.3267018</text:p>
          </table:table-cell>
          <table:table-cell office:value-type="float" office:value="0.3253424" calcext:value-type="float">
            <text:p>0.3253424</text:p>
          </table:table-cell>
          <table:table-cell office:value-type="float" office:value="0.3180819" calcext:value-type="float">
            <text:p>0.3180819</text:p>
          </table:table-cell>
          <table:table-cell office:value-type="float" office:value="0.3113283" calcext:value-type="float">
            <text:p>0.3113283</text:p>
          </table:table-cell>
          <table:table-cell office:value-type="float" office:value="0.3082027" calcext:value-type="float">
            <text:p>0.3082027</text:p>
          </table:table-cell>
          <table:table-cell office:value-type="float" office:value="0.3521011" calcext:value-type="float">
            <text:p>0.3521011</text:p>
          </table:table-cell>
          <table:table-cell office:value-type="float" office:value="0.3613108" calcext:value-type="float">
            <text:p>0.3613108</text:p>
          </table:table-cell>
          <table:table-cell office:value-type="float" office:value="0.3878423" calcext:value-type="float">
            <text:p>0.3878423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2193523" calcext:value-type="float">
            <text:p>2.193523E-09</text:p>
          </table:table-cell>
          <table:table-cell office:value-type="float" office:value="1.957194E-015" calcext:value-type="float">
            <text:p>1.95719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038689" calcext:value-type="float">
            <text:p>-0.01038689</text:p>
          </table:table-cell>
          <table:table-cell office:value-type="float" office:value="-0.01044483" calcext:value-type="float">
            <text:p>-0.01044483</text:p>
          </table:table-cell>
          <table:table-cell office:value-type="float" office:value="-0.01078918" calcext:value-type="float">
            <text:p>-0.01078918</text:p>
          </table:table-cell>
          <table:table-cell office:value-type="float" office:value="-0.0126792" calcext:value-type="float">
            <text:p>-0.0126792</text:p>
          </table:table-cell>
          <table:table-cell office:value-type="float" office:value="-0.01475096" calcext:value-type="float">
            <text:p>-0.01475096</text:p>
          </table:table-cell>
          <table:table-cell office:value-type="float" office:value="-0.01582175" calcext:value-type="float">
            <text:p>-0.01582175</text:p>
          </table:table-cell>
          <table:table-cell office:value-type="float" office:value="-0.01603939" calcext:value-type="float">
            <text:p>-0.01603939</text:p>
          </table:table-cell>
          <table:table-cell office:value-type="float" office:value="-0.01381764" calcext:value-type="float">
            <text:p>-0.01381764</text:p>
          </table:table-cell>
          <table:table-cell office:value-type="float" office:value="-0.007013386" calcext:value-type="float">
            <text:p>-0.007013386</text:p>
          </table:table-cell>
          <table:table-cell office:value-type="float" office:value="-0.003763654" calcext:value-type="float">
            <text:p>-0.003763654</text:p>
          </table:table-cell>
          <table:table-cell office:value-type="float" office:value="299.9111" calcext:value-type="float">
            <text:p>299.9111</text:p>
          </table:table-cell>
          <table:table-cell office:value-type="float" office:value="0" calcext:value-type="float">
            <text:p>0</text:p>
          </table:table-cell>
          <table:table-cell office:value-type="float" office:value="-0.01041672" calcext:value-type="float">
            <text:p>-0.01041672</text:p>
          </table:table-cell>
          <table:table-cell office:value-type="float" office:value="0.01198961" calcext:value-type="float">
            <text:p>0.01198961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1998" calcext:value-type="float">
            <text:p>20021998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4.874993" calcext:value-type="float">
            <text:p>-4.874993</text:p>
          </table:table-cell>
          <table:table-cell office:value-type="float" office:value="0" calcext:value-type="float">
            <text:p>0</text:p>
          </table:table-cell>
          <table:table-cell office:value-type="float" office:value="1411.449" calcext:value-type="float">
            <text:p>1411.449</text:p>
          </table:table-cell>
          <table:table-cell office:value-type="float" office:value="180.6522" calcext:value-type="float">
            <text:p>180.6522</text:p>
          </table:table-cell>
          <table:table-cell office:value-type="float" office:value="475.5392" calcext:value-type="float">
            <text:p>475.5392</text:p>
          </table:table-cell>
          <table:table-cell office:value-type="float" office:value="0.3256564" calcext:value-type="float">
            <text:p>0.3256564</text:p>
          </table:table-cell>
          <table:table-cell office:value-type="float" office:value="0.3254142" calcext:value-type="float">
            <text:p>0.3254142</text:p>
          </table:table-cell>
          <table:table-cell office:value-type="float" office:value="0.3237136" calcext:value-type="float">
            <text:p>0.3237136</text:p>
          </table:table-cell>
          <table:table-cell office:value-type="float" office:value="0.3168822" calcext:value-type="float">
            <text:p>0.3168822</text:p>
          </table:table-cell>
          <table:table-cell office:value-type="float" office:value="0.3115043" calcext:value-type="float">
            <text:p>0.3115043</text:p>
          </table:table-cell>
          <table:table-cell office:value-type="float" office:value="0.3096178" calcext:value-type="float">
            <text:p>0.3096178</text:p>
          </table:table-cell>
          <table:table-cell office:value-type="float" office:value="0.3531868" calcext:value-type="float">
            <text:p>0.3531868</text:p>
          </table:table-cell>
          <table:table-cell office:value-type="float" office:value="0.3613947" calcext:value-type="float">
            <text:p>0.3613947</text:p>
          </table:table-cell>
          <table:table-cell office:value-type="float" office:value="0.387835" calcext:value-type="float">
            <text:p>0.387835</text:p>
          </table:table-cell>
          <table:table-cell office:value-type="float" office:value="0.4139488" calcext:value-type="float">
            <text:p>0.413948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164592" calcext:value-type="float">
            <text:p>1.64592E-09</text:p>
          </table:table-cell>
          <table:table-cell office:value-type="float" office:value="1.957076E-015" calcext:value-type="float">
            <text:p>1.95707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068617" calcext:value-type="float">
            <text:p>-0.01068617</text:p>
          </table:table-cell>
          <table:table-cell office:value-type="float" office:value="-0.01074334" calcext:value-type="float">
            <text:p>-0.01074334</text:p>
          </table:table-cell>
          <table:table-cell office:value-type="float" office:value="-0.01117828" calcext:value-type="float">
            <text:p>-0.01117828</text:p>
          </table:table-cell>
          <table:table-cell office:value-type="float" office:value="-0.0130184" calcext:value-type="float">
            <text:p>-0.0130184</text:p>
          </table:table-cell>
          <table:table-cell office:value-type="float" office:value="-0.01468804" calcext:value-type="float">
            <text:p>-0.01468804</text:p>
          </table:table-cell>
          <table:table-cell office:value-type="float" office:value="-0.01531649" calcext:value-type="float">
            <text:p>-0.01531649</text:p>
          </table:table-cell>
          <table:table-cell office:value-type="float" office:value="-0.01556924" calcext:value-type="float">
            <text:p>-0.01556924</text:p>
          </table:table-cell>
          <table:table-cell office:value-type="float" office:value="-0.01378711" calcext:value-type="float">
            <text:p>-0.01378711</text:p>
          </table:table-cell>
          <table:table-cell office:value-type="float" office:value="-0.00701466" calcext:value-type="float">
            <text:p>-0.00701466</text:p>
          </table:table-cell>
          <table:table-cell office:value-type="float" office:value="-0.003763661" calcext:value-type="float">
            <text:p>-0.003763661</text:p>
          </table:table-cell>
          <table:table-cell office:value-type="float" office:value="305.6331" calcext:value-type="float">
            <text:p>305.6331</text:p>
          </table:table-cell>
          <table:table-cell office:value-type="float" office:value="0" calcext:value-type="float">
            <text:p>0</text:p>
          </table:table-cell>
          <table:table-cell office:value-type="float" office:value="-0.01071452" calcext:value-type="float">
            <text:p>-0.01071452</text:p>
          </table:table-cell>
          <table:table-cell office:value-type="float" office:value="0.01188099" calcext:value-type="float">
            <text:p>0.01188099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1998" calcext:value-type="float">
            <text:p>21021998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4.874869" calcext:value-type="float">
            <text:p>-4.874869</text:p>
          </table:table-cell>
          <table:table-cell office:value-type="float" office:value="0" calcext:value-type="float">
            <text:p>0</text:p>
          </table:table-cell>
          <table:table-cell office:value-type="float" office:value="1409.447" calcext:value-type="float">
            <text:p>1409.447</text:p>
          </table:table-cell>
          <table:table-cell office:value-type="float" office:value="182.6545" calcext:value-type="float">
            <text:p>182.6545</text:p>
          </table:table-cell>
          <table:table-cell office:value-type="float" office:value="468.3369" calcext:value-type="float">
            <text:p>468.3369</text:p>
          </table:table-cell>
          <table:table-cell office:value-type="float" office:value="0.3226913" calcext:value-type="float">
            <text:p>0.3226913</text:p>
          </table:table-cell>
          <table:table-cell office:value-type="float" office:value="0.3222339" calcext:value-type="float">
            <text:p>0.3222339</text:p>
          </table:table-cell>
          <table:table-cell office:value-type="float" office:value="0.320356" calcext:value-type="float">
            <text:p>0.320356</text:p>
          </table:table-cell>
          <table:table-cell office:value-type="float" office:value="0.3139519" calcext:value-type="float">
            <text:p>0.3139519</text:p>
          </table:table-cell>
          <table:table-cell office:value-type="float" office:value="0.3102131" calcext:value-type="float">
            <text:p>0.3102131</text:p>
          </table:table-cell>
          <table:table-cell office:value-type="float" office:value="0.3093637" calcext:value-type="float">
            <text:p>0.3093637</text:p>
          </table:table-cell>
          <table:table-cell office:value-type="float" office:value="0.3538853" calcext:value-type="float">
            <text:p>0.3538853</text:p>
          </table:table-cell>
          <table:table-cell office:value-type="float" office:value="0.3615213" calcext:value-type="float">
            <text:p>0.3615213</text:p>
          </table:table-cell>
          <table:table-cell office:value-type="float" office:value="0.3878348" calcext:value-type="float">
            <text:p>0.3878348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1241911" calcext:value-type="float">
            <text:p>1.241911E-09</text:p>
          </table:table-cell>
          <table:table-cell office:value-type="float" office:value="1.956959E-015" calcext:value-type="float">
            <text:p>1.95695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138914" calcext:value-type="float">
            <text:p>-0.01138914</text:p>
          </table:table-cell>
          <table:table-cell office:value-type="float" office:value="-0.01150181" calcext:value-type="float">
            <text:p>-0.01150181</text:p>
          </table:table-cell>
          <table:table-cell office:value-type="float" office:value="-0.01203155" calcext:value-type="float">
            <text:p>-0.01203155</text:p>
          </table:table-cell>
          <table:table-cell office:value-type="float" office:value="-0.01389706" calcext:value-type="float">
            <text:p>-0.01389706</text:p>
          </table:table-cell>
          <table:table-cell office:value-type="float" office:value="-0.01511175" calcext:value-type="float">
            <text:p>-0.01511175</text:p>
          </table:table-cell>
          <table:table-cell office:value-type="float" office:value="-0.01539875" calcext:value-type="float">
            <text:p>-0.01539875</text:p>
          </table:table-cell>
          <table:table-cell office:value-type="float" office:value="-0.01527258" calcext:value-type="float">
            <text:p>-0.01527258</text:p>
          </table:table-cell>
          <table:table-cell office:value-type="float" office:value="-0.01374089" calcext:value-type="float">
            <text:p>-0.01374089</text:p>
          </table:table-cell>
          <table:table-cell office:value-type="float" office:value="-0.007014707" calcext:value-type="float">
            <text:p>-0.007014707</text:p>
          </table:table-cell>
          <table:table-cell office:value-type="float" office:value="-0.003763639" calcext:value-type="float">
            <text:p>-0.003763639</text:p>
          </table:table-cell>
          <table:table-cell office:value-type="float" office:value="311.2154" calcext:value-type="float">
            <text:p>311.2154</text:p>
          </table:table-cell>
          <table:table-cell office:value-type="float" office:value="0" calcext:value-type="float">
            <text:p>0</text:p>
          </table:table-cell>
          <table:table-cell office:value-type="float" office:value="-0.01139819" calcext:value-type="float">
            <text:p>-0.01139819</text:p>
          </table:table-cell>
          <table:table-cell office:value-type="float" office:value="0.01177616" calcext:value-type="float">
            <text:p>0.01177616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1998" calcext:value-type="float">
            <text:p>22021998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4.748752" calcext:value-type="float">
            <text:p>-4.748752</text:p>
          </table:table-cell>
          <table:table-cell office:value-type="float" office:value="0" calcext:value-type="float">
            <text:p>0</text:p>
          </table:table-cell>
          <table:table-cell office:value-type="float" office:value="1407.487" calcext:value-type="float">
            <text:p>1407.487</text:p>
          </table:table-cell>
          <table:table-cell office:value-type="float" office:value="184.4876" calcext:value-type="float">
            <text:p>184.4876</text:p>
          </table:table-cell>
          <table:table-cell office:value-type="float" office:value="460.5063" calcext:value-type="float">
            <text:p>460.5063</text:p>
          </table:table-cell>
          <table:table-cell office:value-type="float" office:value="0.3216651" calcext:value-type="float">
            <text:p>0.3216651</text:p>
          </table:table-cell>
          <table:table-cell office:value-type="float" office:value="0.3211961" calcext:value-type="float">
            <text:p>0.3211961</text:p>
          </table:table-cell>
          <table:table-cell office:value-type="float" office:value="0.3193011" calcext:value-type="float">
            <text:p>0.3193011</text:p>
          </table:table-cell>
          <table:table-cell office:value-type="float" office:value="0.3130525" calcext:value-type="float">
            <text:p>0.3130525</text:p>
          </table:table-cell>
          <table:table-cell office:value-type="float" office:value="0.3094727" calcext:value-type="float">
            <text:p>0.3094727</text:p>
          </table:table-cell>
          <table:table-cell office:value-type="float" office:value="0.308685" calcext:value-type="float">
            <text:p>0.308685</text:p>
          </table:table-cell>
          <table:table-cell office:value-type="float" office:value="0.3538939" calcext:value-type="float">
            <text:p>0.3538939</text:p>
          </table:table-cell>
          <table:table-cell office:value-type="float" office:value="0.3616373" calcext:value-type="float">
            <text:p>0.3616373</text:p>
          </table:table-cell>
          <table:table-cell office:value-type="float" office:value="0.3878407" calcext:value-type="float">
            <text:p>0.3878407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9436827" calcext:value-type="float">
            <text:p>9.436827E-10</text:p>
          </table:table-cell>
          <table:table-cell office:value-type="float" office:value="1.956844E-015" calcext:value-type="float">
            <text:p>1.95684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164345" calcext:value-type="float">
            <text:p>-0.01164345</text:p>
          </table:table-cell>
          <table:table-cell office:value-type="float" office:value="-0.01176403" calcext:value-type="float">
            <text:p>-0.01176403</text:p>
          </table:table-cell>
          <table:table-cell office:value-type="float" office:value="-0.01231249" calcext:value-type="float">
            <text:p>-0.01231249</text:p>
          </table:table-cell>
          <table:table-cell office:value-type="float" office:value="-0.01417907" calcext:value-type="float">
            <text:p>-0.01417907</text:p>
          </table:table-cell>
          <table:table-cell office:value-type="float" office:value="-0.01536842" calcext:value-type="float">
            <text:p>-0.01536842</text:p>
          </table:table-cell>
          <table:table-cell office:value-type="float" office:value="-0.0156366" calcext:value-type="float">
            <text:p>-0.0156366</text:p>
          </table:table-cell>
          <table:table-cell office:value-type="float" office:value="-0.01526721" calcext:value-type="float">
            <text:p>-0.01526721</text:p>
          </table:table-cell>
          <table:table-cell office:value-type="float" office:value="-0.01369848" calcext:value-type="float">
            <text:p>-0.01369848</text:p>
          </table:table-cell>
          <table:table-cell office:value-type="float" office:value="-0.007013677" calcext:value-type="float">
            <text:p>-0.007013677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316.6292" calcext:value-type="float">
            <text:p>316.6292</text:p>
          </table:table-cell>
          <table:table-cell office:value-type="float" office:value="0" calcext:value-type="float">
            <text:p>0</text:p>
          </table:table-cell>
          <table:table-cell office:value-type="float" office:value="-0.01164964" calcext:value-type="float">
            <text:p>-0.01164964</text:p>
          </table:table-cell>
          <table:table-cell office:value-type="float" office:value="0.01167423" calcext:value-type="float">
            <text:p>0.01167423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1998" calcext:value-type="float">
            <text:p>23021998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4.753919" calcext:value-type="float">
            <text:p>-4.753919</text:p>
          </table:table-cell>
          <table:table-cell office:value-type="float" office:value="0" calcext:value-type="float">
            <text:p>0</text:p>
          </table:table-cell>
          <table:table-cell office:value-type="float" office:value="1405.71" calcext:value-type="float">
            <text:p>1405.71</text:p>
          </table:table-cell>
          <table:table-cell office:value-type="float" office:value="186.2691" calcext:value-type="float">
            <text:p>186.2691</text:p>
          </table:table-cell>
          <table:table-cell office:value-type="float" office:value="452.3398" calcext:value-type="float">
            <text:p>452.3398</text:p>
          </table:table-cell>
          <table:table-cell office:value-type="float" office:value="0.322886" calcext:value-type="float">
            <text:p>0.322886</text:p>
          </table:table-cell>
          <table:table-cell office:value-type="float" office:value="0.3223742" calcext:value-type="float">
            <text:p>0.3223742</text:p>
          </table:table-cell>
          <table:table-cell office:value-type="float" office:value="0.3202496" calcext:value-type="float">
            <text:p>0.3202496</text:p>
          </table:table-cell>
          <table:table-cell office:value-type="float" office:value="0.3133349" calcext:value-type="float">
            <text:p>0.3133349</text:p>
          </table:table-cell>
          <table:table-cell office:value-type="float" office:value="0.3091316" calcext:value-type="float">
            <text:p>0.3091316</text:p>
          </table:table-cell>
          <table:table-cell office:value-type="float" office:value="0.3082908" calcext:value-type="float">
            <text:p>0.3082908</text:p>
          </table:table-cell>
          <table:table-cell office:value-type="float" office:value="0.3537287" calcext:value-type="float">
            <text:p>0.3537287</text:p>
          </table:table-cell>
          <table:table-cell office:value-type="float" office:value="0.3617129" calcext:value-type="float">
            <text:p>0.3617129</text:p>
          </table:table-cell>
          <table:table-cell office:value-type="float" office:value="0.3878503" calcext:value-type="float">
            <text:p>0.3878503</text:p>
          </table:table-cell>
          <table:table-cell office:value-type="float" office:value="0.4139486" calcext:value-type="float">
            <text:p>0.413948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722883" calcext:value-type="float">
            <text:p>7.22883E-10</text:p>
          </table:table-cell>
          <table:table-cell office:value-type="float" office:value="1.956728E-015" calcext:value-type="float">
            <text:p>1.95672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133738" calcext:value-type="float">
            <text:p>-0.01133738</text:p>
          </table:table-cell>
          <table:table-cell office:value-type="float" office:value="-0.01146234" calcext:value-type="float">
            <text:p>-0.01146234</text:p>
          </table:table-cell>
          <table:table-cell office:value-type="float" office:value="-0.01205875" calcext:value-type="float">
            <text:p>-0.01205875</text:p>
          </table:table-cell>
          <table:table-cell office:value-type="float" office:value="-0.01409539" calcext:value-type="float">
            <text:p>-0.01409539</text:p>
          </table:table-cell>
          <table:table-cell office:value-type="float" office:value="-0.01548787" calcext:value-type="float">
            <text:p>-0.01548787</text:p>
          </table:table-cell>
          <table:table-cell office:value-type="float" office:value="-0.01577606" calcext:value-type="float">
            <text:p>-0.01577606</text:p>
          </table:table-cell>
          <table:table-cell office:value-type="float" office:value="-0.01533596" calcext:value-type="float">
            <text:p>-0.01533596</text:p>
          </table:table-cell>
          <table:table-cell office:value-type="float" office:value="-0.01367088" calcext:value-type="float">
            <text:p>-0.01367088</text:p>
          </table:table-cell>
          <table:table-cell office:value-type="float" office:value="-0.007012035" calcext:value-type="float">
            <text:p>-0.007012035</text:p>
          </table:table-cell>
          <table:table-cell office:value-type="float" office:value="-0.00376365" calcext:value-type="float">
            <text:p>-0.00376365</text:p>
          </table:table-cell>
          <table:table-cell office:value-type="float" office:value="321.9895" calcext:value-type="float">
            <text:p>321.9895</text:p>
          </table:table-cell>
          <table:table-cell office:value-type="float" office:value="0" calcext:value-type="float">
            <text:p>0</text:p>
          </table:table-cell>
          <table:table-cell office:value-type="float" office:value="-0.01134254" calcext:value-type="float">
            <text:p>-0.01134254</text:p>
          </table:table-cell>
          <table:table-cell office:value-type="float" office:value="0.01157497" calcext:value-type="float">
            <text:p>0.01157497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1998" calcext:value-type="float">
            <text:p>24021998</text:p>
          </table:table-cell>
          <table:table-cell office:value-type="float" office:value="154.8996" calcext:value-type="float">
            <text:p>154.8996</text:p>
          </table:table-cell>
          <table:table-cell office:value-type="float" office:value="-4.724697" calcext:value-type="float">
            <text:p>-4.724697</text:p>
          </table:table-cell>
          <table:table-cell office:value-type="float" office:value="0" calcext:value-type="float">
            <text:p>0</text:p>
          </table:table-cell>
          <table:table-cell office:value-type="float" office:value="1404.02" calcext:value-type="float">
            <text:p>1404.02</text:p>
          </table:table-cell>
          <table:table-cell office:value-type="float" office:value="187.9293" calcext:value-type="float">
            <text:p>187.9293</text:p>
          </table:table-cell>
          <table:table-cell office:value-type="float" office:value="446.542" calcext:value-type="float">
            <text:p>446.542</text:p>
          </table:table-cell>
          <table:table-cell office:value-type="float" office:value="0.3157922" calcext:value-type="float">
            <text:p>0.3157922</text:p>
          </table:table-cell>
          <table:table-cell office:value-type="float" office:value="0.3154221" calcext:value-type="float">
            <text:p>0.3154221</text:p>
          </table:table-cell>
          <table:table-cell office:value-type="float" office:value="0.3138565" calcext:value-type="float">
            <text:p>0.3138565</text:p>
          </table:table-cell>
          <table:table-cell office:value-type="float" office:value="0.3105054" calcext:value-type="float">
            <text:p>0.3105054</text:p>
          </table:table-cell>
          <table:table-cell office:value-type="float" office:value="0.3084518" calcext:value-type="float">
            <text:p>0.3084518</text:p>
          </table:table-cell>
          <table:table-cell office:value-type="float" office:value="0.308114" calcext:value-type="float">
            <text:p>0.308114</text:p>
          </table:table-cell>
          <table:table-cell office:value-type="float" office:value="0.3536215" calcext:value-type="float">
            <text:p>0.3536215</text:p>
          </table:table-cell>
          <table:table-cell office:value-type="float" office:value="0.361757" calcext:value-type="float">
            <text:p>0.361757</text:p>
          </table:table-cell>
          <table:table-cell office:value-type="float" office:value="0.3878605" calcext:value-type="float">
            <text:p>0.3878605</text:p>
          </table:table-cell>
          <table:table-cell office:value-type="float" office:value="0.4139488" calcext:value-type="float">
            <text:p>0.413948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5575762" calcext:value-type="float">
            <text:p>5.575762E-10</text:p>
          </table:table-cell>
          <table:table-cell office:value-type="float" office:value="1.956618E-015" calcext:value-type="float">
            <text:p>1.95661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327415" calcext:value-type="float">
            <text:p>-0.01327415</text:p>
          </table:table-cell>
          <table:table-cell office:value-type="float" office:value="-0.01338565" calcext:value-type="float">
            <text:p>-0.01338565</text:p>
          </table:table-cell>
          <table:table-cell office:value-type="float" office:value="-0.01389316" calcext:value-type="float">
            <text:p>-0.01389316</text:p>
          </table:table-cell>
          <table:table-cell office:value-type="float" office:value="-0.01499569" calcext:value-type="float">
            <text:p>-0.01499569</text:p>
          </table:table-cell>
          <table:table-cell office:value-type="float" office:value="-0.01571691" calcext:value-type="float">
            <text:p>-0.01571691</text:p>
          </table:table-cell>
          <table:table-cell office:value-type="float" office:value="-0.01583636" calcext:value-type="float">
            <text:p>-0.01583636</text:p>
          </table:table-cell>
          <table:table-cell office:value-type="float" office:value="-0.01538092" calcext:value-type="float">
            <text:p>-0.01538092</text:p>
          </table:table-cell>
          <table:table-cell office:value-type="float" office:value="-0.01365479" calcext:value-type="float">
            <text:p>-0.01365479</text:p>
          </table:table-cell>
          <table:table-cell office:value-type="float" office:value="-0.007010273" calcext:value-type="float">
            <text:p>-0.007010273</text:p>
          </table:table-cell>
          <table:table-cell office:value-type="float" office:value="-0.003763661" calcext:value-type="float">
            <text:p>-0.003763661</text:p>
          </table:table-cell>
          <table:table-cell office:value-type="float" office:value="327.2331" calcext:value-type="float">
            <text:p>327.2331</text:p>
          </table:table-cell>
          <table:table-cell office:value-type="float" office:value="0" calcext:value-type="float">
            <text:p>0</text:p>
          </table:table-cell>
          <table:table-cell office:value-type="float" office:value="-0.01326976" calcext:value-type="float">
            <text:p>-0.01326976</text:p>
          </table:table-cell>
          <table:table-cell office:value-type="float" office:value="0.0114795" calcext:value-type="float">
            <text:p>0.0114795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1998" calcext:value-type="float">
            <text:p>25021998</text:p>
          </table:table-cell>
          <table:table-cell office:value-type="float" office:value="159.2995" calcext:value-type="float">
            <text:p>159.2995</text:p>
          </table:table-cell>
          <table:table-cell office:value-type="float" office:value="-4.642094" calcext:value-type="float">
            <text:p>-4.642094</text:p>
          </table:table-cell>
          <table:table-cell office:value-type="float" office:value="0" calcext:value-type="float">
            <text:p>0</text:p>
          </table:table-cell>
          <table:table-cell office:value-type="float" office:value="1405.868" calcext:value-type="float">
            <text:p>1405.868</text:p>
          </table:table-cell>
          <table:table-cell office:value-type="float" office:value="190.3986" calcext:value-type="float">
            <text:p>190.3986</text:p>
          </table:table-cell>
          <table:table-cell office:value-type="float" office:value="435.1217" calcext:value-type="float">
            <text:p>435.1217</text:p>
          </table:table-cell>
          <table:table-cell office:value-type="float" office:value="0.3515925" calcext:value-type="float">
            <text:p>0.3515925</text:p>
          </table:table-cell>
          <table:table-cell office:value-type="float" office:value="0.3518801" calcext:value-type="float">
            <text:p>0.3518801</text:p>
          </table:table-cell>
          <table:table-cell office:value-type="float" office:value="0.3513902" calcext:value-type="float">
            <text:p>0.3513902</text:p>
          </table:table-cell>
          <table:table-cell office:value-type="float" office:value="0.3411524" calcext:value-type="float">
            <text:p>0.3411524</text:p>
          </table:table-cell>
          <table:table-cell office:value-type="float" office:value="0.3220313" calcext:value-type="float">
            <text:p>0.3220313</text:p>
          </table:table-cell>
          <table:table-cell office:value-type="float" office:value="0.3120304" calcext:value-type="float">
            <text:p>0.3120304</text:p>
          </table:table-cell>
          <table:table-cell office:value-type="float" office:value="0.3550897" calcext:value-type="float">
            <text:p>0.3550897</text:p>
          </table:table-cell>
          <table:table-cell office:value-type="float" office:value="0.3618408" calcext:value-type="float">
            <text:p>0.3618408</text:p>
          </table:table-cell>
          <table:table-cell office:value-type="float" office:value="0.3878709" calcext:value-type="float">
            <text:p>0.3878709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4370391" calcext:value-type="float">
            <text:p>4.370391E-10</text:p>
          </table:table-cell>
          <table:table-cell office:value-type="float" office:value="1.956515E-015" calcext:value-type="float">
            <text:p>1.95651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6224775" calcext:value-type="float">
            <text:p>-0.006224775</text:p>
          </table:table-cell>
          <table:table-cell office:value-type="float" office:value="-0.006185453" calcext:value-type="float">
            <text:p>-0.006185453</text:p>
          </table:table-cell>
          <table:table-cell office:value-type="float" office:value="-0.006270319" calcext:value-type="float">
            <text:p>-0.006270319</text:p>
          </table:table-cell>
          <table:table-cell office:value-type="float" office:value="-0.007774472" calcext:value-type="float">
            <text:p>-0.007774472</text:p>
          </table:table-cell>
          <table:table-cell office:value-type="float" office:value="-0.01173857" calcext:value-type="float">
            <text:p>-0.01173857</text:p>
          </table:table-cell>
          <table:table-cell office:value-type="float" office:value="-0.01457552" calcext:value-type="float">
            <text:p>-0.01457552</text:p>
          </table:table-cell>
          <table:table-cell office:value-type="float" office:value="-0.01478133" calcext:value-type="float">
            <text:p>-0.01478133</text:p>
          </table:table-cell>
          <table:table-cell office:value-type="float" office:value="-0.01362488" calcext:value-type="float">
            <text:p>-0.01362488</text:p>
          </table:table-cell>
          <table:table-cell office:value-type="float" office:value="-0.007008468" calcext:value-type="float">
            <text:p>-0.007008468</text:p>
          </table:table-cell>
          <table:table-cell office:value-type="float" office:value="-0.003763639" calcext:value-type="float">
            <text:p>-0.003763639</text:p>
          </table:table-cell>
          <table:table-cell office:value-type="float" office:value="333.268" calcext:value-type="float">
            <text:p>333.268</text:p>
          </table:table-cell>
          <table:table-cell office:value-type="float" office:value="0" calcext:value-type="float">
            <text:p>0</text:p>
          </table:table-cell>
          <table:table-cell office:value-type="float" office:value="-0.006335991" calcext:value-type="float">
            <text:p>-0.006335991</text:p>
          </table:table-cell>
          <table:table-cell office:value-type="float" office:value="0.01137951" calcext:value-type="float">
            <text:p>0.01137951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1998" calcext:value-type="float">
            <text:p>26021998</text:p>
          </table:table-cell>
          <table:table-cell office:value-type="float" office:value="159.2995" calcext:value-type="float">
            <text:p>159.2995</text:p>
          </table:table-cell>
          <table:table-cell office:value-type="float" office:value="-4.642357" calcext:value-type="float">
            <text:p>-4.642357</text:p>
          </table:table-cell>
          <table:table-cell office:value-type="float" office:value="0" calcext:value-type="float">
            <text:p>0</text:p>
          </table:table-cell>
          <table:table-cell office:value-type="float" office:value="1402.071" calcext:value-type="float">
            <text:p>1402.071</text:p>
          </table:table-cell>
          <table:table-cell office:value-type="float" office:value="194.1944" calcext:value-type="float">
            <text:p>194.1944</text:p>
          </table:table-cell>
          <table:table-cell office:value-type="float" office:value="423.8627" calcext:value-type="float">
            <text:p>423.8627</text:p>
          </table:table-cell>
          <table:table-cell office:value-type="float" office:value="0.3437554" calcext:value-type="float">
            <text:p>0.3437554</text:p>
          </table:table-cell>
          <table:table-cell office:value-type="float" office:value="0.3440258" calcext:value-type="float">
            <text:p>0.3440258</text:p>
          </table:table-cell>
          <table:table-cell office:value-type="float" office:value="0.3438154" calcext:value-type="float">
            <text:p>0.3438154</text:p>
          </table:table-cell>
          <table:table-cell office:value-type="float" office:value="0.3373756" calcext:value-type="float">
            <text:p>0.3373756</text:p>
          </table:table-cell>
          <table:table-cell office:value-type="float" office:value="0.3275439" calcext:value-type="float">
            <text:p>0.3275439</text:p>
          </table:table-cell>
          <table:table-cell office:value-type="float" office:value="0.3209633" calcext:value-type="float">
            <text:p>0.3209633</text:p>
          </table:table-cell>
          <table:table-cell office:value-type="float" office:value="0.3575017" calcext:value-type="float">
            <text:p>0.3575017</text:p>
          </table:table-cell>
          <table:table-cell office:value-type="float" office:value="0.3620519" calcext:value-type="float">
            <text:p>0.3620519</text:p>
          </table:table-cell>
          <table:table-cell office:value-type="float" office:value="0.3878863" calcext:value-type="float">
            <text:p>0.3878863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3464237" calcext:value-type="float">
            <text:p>3.464237E-10</text:p>
          </table:table-cell>
          <table:table-cell office:value-type="float" office:value="1.956409E-015" calcext:value-type="float">
            <text:p>1.95640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7302469" calcext:value-type="float">
            <text:p>-0.007302469</text:p>
          </table:table-cell>
          <table:table-cell office:value-type="float" office:value="-0.007272151" calcext:value-type="float">
            <text:p>-0.007272151</text:p>
          </table:table-cell>
          <table:table-cell office:value-type="float" office:value="-0.007326573" calcext:value-type="float">
            <text:p>-0.007326573</text:p>
          </table:table-cell>
          <table:table-cell office:value-type="float" office:value="-0.00839348" calcext:value-type="float">
            <text:p>-0.00839348</text:p>
          </table:table-cell>
          <table:table-cell office:value-type="float" office:value="-0.01036714" calcext:value-type="float">
            <text:p>-0.01036714</text:p>
          </table:table-cell>
          <table:table-cell office:value-type="float" office:value="-0.01194866" calcext:value-type="float">
            <text:p>-0.01194866</text:p>
          </table:table-cell>
          <table:table-cell office:value-type="float" office:value="-0.01385679" calcext:value-type="float">
            <text:p>-0.01385679</text:p>
          </table:table-cell>
          <table:table-cell office:value-type="float" office:value="-0.01354929" calcext:value-type="float">
            <text:p>-0.01354929</text:p>
          </table:table-cell>
          <table:table-cell office:value-type="float" office:value="-0.007005808" calcext:value-type="float">
            <text:p>-0.007005808</text:p>
          </table:table-cell>
          <table:table-cell office:value-type="float" office:value="-0.003763643" calcext:value-type="float">
            <text:p>-0.003763643</text:p>
          </table:table-cell>
          <table:table-cell office:value-type="float" office:value="340.6367" calcext:value-type="float">
            <text:p>340.6367</text:p>
          </table:table-cell>
          <table:table-cell office:value-type="float" office:value="0" calcext:value-type="float">
            <text:p>0</text:p>
          </table:table-cell>
          <table:table-cell office:value-type="float" office:value="-0.007484598" calcext:value-type="float">
            <text:p>-0.007484598</text:p>
          </table:table-cell>
          <table:table-cell office:value-type="float" office:value="0.01128581" calcext:value-type="float">
            <text:p>0.01128581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1998" calcext:value-type="float">
            <text:p>27021998</text:p>
          </table:table-cell>
          <table:table-cell office:value-type="float" office:value="159.2995" calcext:value-type="float">
            <text:p>159.2995</text:p>
          </table:table-cell>
          <table:table-cell office:value-type="float" office:value="-4.524333" calcext:value-type="float">
            <text:p>-4.524333</text:p>
          </table:table-cell>
          <table:table-cell office:value-type="float" office:value="0" calcext:value-type="float">
            <text:p>0</text:p>
          </table:table-cell>
          <table:table-cell office:value-type="float" office:value="1398.31" calcext:value-type="float">
            <text:p>1398.31</text:p>
          </table:table-cell>
          <table:table-cell office:value-type="float" office:value="197.8359" calcext:value-type="float">
            <text:p>197.8359</text:p>
          </table:table-cell>
          <table:table-cell office:value-type="float" office:value="414.976" calcext:value-type="float">
            <text:p>414.976</text:p>
          </table:table-cell>
          <table:table-cell office:value-type="float" office:value="0.3353438" calcext:value-type="float">
            <text:p>0.3353438</text:p>
          </table:table-cell>
          <table:table-cell office:value-type="float" office:value="0.3352826" calcext:value-type="float">
            <text:p>0.3352826</text:p>
          </table:table-cell>
          <table:table-cell office:value-type="float" office:value="0.3345723" calcext:value-type="float">
            <text:p>0.3345723</text:p>
          </table:table-cell>
          <table:table-cell office:value-type="float" office:value="0.3293126" calcext:value-type="float">
            <text:p>0.3293126</text:p>
          </table:table-cell>
          <table:table-cell office:value-type="float" office:value="0.32298" calcext:value-type="float">
            <text:p>0.32298</text:p>
          </table:table-cell>
          <table:table-cell office:value-type="float" office:value="0.3196878" calcext:value-type="float">
            <text:p>0.3196878</text:p>
          </table:table-cell>
          <table:table-cell office:value-type="float" office:value="0.3596626" calcext:value-type="float">
            <text:p>0.3596626</text:p>
          </table:table-cell>
          <table:table-cell office:value-type="float" office:value="0.3624117" calcext:value-type="float">
            <text:p>0.3624117</text:p>
          </table:table-cell>
          <table:table-cell office:value-type="float" office:value="0.3879125" calcext:value-type="float">
            <text:p>0.3879125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2769956" calcext:value-type="float">
            <text:p>2.769956E-10</text:p>
          </table:table-cell>
          <table:table-cell office:value-type="float" office:value="1.956303E-015" calcext:value-type="float">
            <text:p>1.95630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705845" calcext:value-type="float">
            <text:p>-0.008705845</text:p>
          </table:table-cell>
          <table:table-cell office:value-type="float" office:value="-0.00870805" calcext:value-type="float">
            <text:p>-0.00870805</text:p>
          </table:table-cell>
          <table:table-cell office:value-type="float" office:value="-0.008876317" calcext:value-type="float">
            <text:p>-0.008876317</text:p>
          </table:table-cell>
          <table:table-cell office:value-type="float" office:value="-0.00994888" calcext:value-type="float">
            <text:p>-0.00994888</text:p>
          </table:table-cell>
          <table:table-cell office:value-type="float" office:value="-0.01141574" calcext:value-type="float">
            <text:p>-0.01141574</text:p>
          </table:table-cell>
          <table:table-cell office:value-type="float" office:value="-0.01226046" calcext:value-type="float">
            <text:p>-0.01226046</text:p>
          </table:table-cell>
          <table:table-cell office:value-type="float" office:value="-0.01306689" calcext:value-type="float">
            <text:p>-0.01306689</text:p>
          </table:table-cell>
          <table:table-cell office:value-type="float" office:value="-0.01342101" calcext:value-type="float">
            <text:p>-0.01342101</text:p>
          </table:table-cell>
          <table:table-cell office:value-type="float" office:value="-0.007001297" calcext:value-type="float">
            <text:p>-0.007001297</text:p>
          </table:table-cell>
          <table:table-cell office:value-type="float" office:value="-0.003763639" calcext:value-type="float">
            <text:p>-0.003763639</text:p>
          </table:table-cell>
          <table:table-cell office:value-type="float" office:value="347.8526" calcext:value-type="float">
            <text:p>347.8526</text:p>
          </table:table-cell>
          <table:table-cell office:value-type="float" office:value="0" calcext:value-type="float">
            <text:p>0</text:p>
          </table:table-cell>
          <table:table-cell office:value-type="float" office:value="-0.00880321" calcext:value-type="float">
            <text:p>-0.00880321</text:p>
          </table:table-cell>
          <table:table-cell office:value-type="float" office:value="0.0111965" calcext:value-type="float">
            <text:p>0.0111965</text:p>
          </table:table-cell>
          <table:table-cell office:value-type="float" office:value="-9999.012" calcext:value-type="float">
            <text:p>-9999.012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1998" calcext:value-type="float">
            <text:p>28021998</text:p>
          </table:table-cell>
          <table:table-cell office:value-type="float" office:value="159.2995" calcext:value-type="float">
            <text:p>159.2995</text:p>
          </table:table-cell>
          <table:table-cell office:value-type="float" office:value="-4.762717" calcext:value-type="float">
            <text:p>-4.762717</text:p>
          </table:table-cell>
          <table:table-cell office:value-type="float" office:value="0" calcext:value-type="float">
            <text:p>0</text:p>
          </table:table-cell>
          <table:table-cell office:value-type="float" office:value="1395.112" calcext:value-type="float">
            <text:p>1395.112</text:p>
          </table:table-cell>
          <table:table-cell office:value-type="float" office:value="201.2714" calcext:value-type="float">
            <text:p>201.2714</text:p>
          </table:table-cell>
          <table:table-cell office:value-type="float" office:value="403.2735" calcext:value-type="float">
            <text:p>403.2735</text:p>
          </table:table-cell>
          <table:table-cell office:value-type="float" office:value="0.342386" calcext:value-type="float">
            <text:p>0.342386</text:p>
          </table:table-cell>
          <table:table-cell office:value-type="float" office:value="0.3424866" calcext:value-type="float">
            <text:p>0.3424866</text:p>
          </table:table-cell>
          <table:table-cell office:value-type="float" office:value="0.3417487" calcext:value-type="float">
            <text:p>0.3417487</text:p>
          </table:table-cell>
          <table:table-cell office:value-type="float" office:value="0.3332565" calcext:value-type="float">
            <text:p>0.3332565</text:p>
          </table:table-cell>
          <table:table-cell office:value-type="float" office:value="0.3230642" calcext:value-type="float">
            <text:p>0.3230642</text:p>
          </table:table-cell>
          <table:table-cell office:value-type="float" office:value="0.3180111" calcext:value-type="float">
            <text:p>0.3180111</text:p>
          </table:table-cell>
          <table:table-cell office:value-type="float" office:value="0.3593616" calcext:value-type="float">
            <text:p>0.3593616</text:p>
          </table:table-cell>
          <table:table-cell office:value-type="float" office:value="0.3629664" calcext:value-type="float">
            <text:p>0.3629664</text:p>
          </table:table-cell>
          <table:table-cell office:value-type="float" office:value="0.3878458" calcext:value-type="float">
            <text:p>0.3878458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224218" calcext:value-type="float">
            <text:p>2.24218E-10</text:p>
          </table:table-cell>
          <table:table-cell office:value-type="float" office:value="1.956202E-015" calcext:value-type="float">
            <text:p>1.956202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7515547" calcext:value-type="float">
            <text:p>-0.007515547</text:p>
          </table:table-cell>
          <table:table-cell office:value-type="float" office:value="-0.007496442" calcext:value-type="float">
            <text:p>-0.007496442</text:p>
          </table:table-cell>
          <table:table-cell office:value-type="float" office:value="-0.007638164" calcext:value-type="float">
            <text:p>-0.007638164</text:p>
          </table:table-cell>
          <table:table-cell office:value-type="float" office:value="-0.009163826" calcext:value-type="float">
            <text:p>-0.009163826</text:p>
          </table:table-cell>
          <table:table-cell office:value-type="float" office:value="-0.01141909" calcext:value-type="float">
            <text:p>-0.01141909</text:p>
          </table:table-cell>
          <table:table-cell office:value-type="float" office:value="-0.01273084" calcext:value-type="float">
            <text:p>-0.01273084</text:p>
          </table:table-cell>
          <table:table-cell office:value-type="float" office:value="-0.01316928" calcext:value-type="float">
            <text:p>-0.01316928</text:p>
          </table:table-cell>
          <table:table-cell office:value-type="float" office:value="-0.01322555" calcext:value-type="float">
            <text:p>-0.01322555</text:p>
          </table:table-cell>
          <table:table-cell office:value-type="float" office:value="-0.00701271" calcext:value-type="float">
            <text:p>-0.00701271</text:p>
          </table:table-cell>
          <table:table-cell office:value-type="float" office:value="-0.003763645" calcext:value-type="float">
            <text:p>-0.003763645</text:p>
          </table:table-cell>
          <table:table-cell office:value-type="float" office:value="354.8606" calcext:value-type="float">
            <text:p>354.8606</text:p>
          </table:table-cell>
          <table:table-cell office:value-type="float" office:value="0" calcext:value-type="float">
            <text:p>0</text:p>
          </table:table-cell>
          <table:table-cell office:value-type="float" office:value="-0.007604875" calcext:value-type="float">
            <text:p>-0.007604875</text:p>
          </table:table-cell>
          <table:table-cell office:value-type="float" office:value="0.01110838" calcext:value-type="float">
            <text:p>0.0111083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1998" calcext:value-type="float">
            <text:p>1031998</text:p>
          </table:table-cell>
          <table:table-cell office:value-type="float" office:value="164.5996" calcext:value-type="float">
            <text:p>164.5996</text:p>
          </table:table-cell>
          <table:table-cell office:value-type="float" office:value="-4.964139" calcext:value-type="float">
            <text:p>-4.964139</text:p>
          </table:table-cell>
          <table:table-cell office:value-type="float" office:value="0" calcext:value-type="float">
            <text:p>0</text:p>
          </table:table-cell>
          <table:table-cell office:value-type="float" office:value="1396.877" calcext:value-type="float">
            <text:p>1396.877</text:p>
          </table:table-cell>
          <table:table-cell office:value-type="float" office:value="205.0073" calcext:value-type="float">
            <text:p>205.0073</text:p>
          </table:table-cell>
          <table:table-cell office:value-type="float" office:value="400.4532" calcext:value-type="float">
            <text:p>400.4532</text:p>
          </table:table-cell>
          <table:table-cell office:value-type="float" office:value="0.347757" calcext:value-type="float">
            <text:p>0.347757</text:p>
          </table:table-cell>
          <table:table-cell office:value-type="float" office:value="0.3450842" calcext:value-type="float">
            <text:p>0.3450842</text:p>
          </table:table-cell>
          <table:table-cell office:value-type="float" office:value="0.3406919" calcext:value-type="float">
            <text:p>0.3406919</text:p>
          </table:table-cell>
          <table:table-cell office:value-type="float" office:value="0.334796" calcext:value-type="float">
            <text:p>0.334796</text:p>
          </table:table-cell>
          <table:table-cell office:value-type="float" office:value="0.3265511" calcext:value-type="float">
            <text:p>0.3265511</text:p>
          </table:table-cell>
          <table:table-cell office:value-type="float" office:value="0.3207922" calcext:value-type="float">
            <text:p>0.3207922</text:p>
          </table:table-cell>
          <table:table-cell office:value-type="float" office:value="0.3597066" calcext:value-type="float">
            <text:p>0.3597066</text:p>
          </table:table-cell>
          <table:table-cell office:value-type="float" office:value="0.3633563" calcext:value-type="float">
            <text:p>0.3633563</text:p>
          </table:table-cell>
          <table:table-cell office:value-type="float" office:value="0.3878148" calcext:value-type="float">
            <text:p>0.3878148</text:p>
          </table:table-cell>
          <table:table-cell office:value-type="float" office:value="0.4139488" calcext:value-type="float">
            <text:p>0.4139488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1836392" calcext:value-type="float">
            <text:p>1.836392E-10</text:p>
          </table:table-cell>
          <table:table-cell office:value-type="float" office:value="1.9561E-015" calcext:value-type="float">
            <text:p>1.956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6895819" calcext:value-type="float">
            <text:p>-0.006895819</text:p>
          </table:table-cell>
          <table:table-cell office:value-type="float" office:value="-0.007306318" calcext:value-type="float">
            <text:p>-0.007306318</text:p>
          </table:table-cell>
          <table:table-cell office:value-type="float" office:value="-0.007854758" calcext:value-type="float">
            <text:p>-0.007854758</text:p>
          </table:table-cell>
          <table:table-cell office:value-type="float" office:value="-0.008860582" calcext:value-type="float">
            <text:p>-0.008860582</text:p>
          </table:table-cell>
          <table:table-cell office:value-type="float" office:value="-0.01058392" calcext:value-type="float">
            <text:p>-0.01058392</text:p>
          </table:table-cell>
          <table:table-cell office:value-type="float" office:value="-0.01199018" calcext:value-type="float">
            <text:p>-0.01199018</text:p>
          </table:table-cell>
          <table:table-cell office:value-type="float" office:value="-0.01305376" calcext:value-type="float">
            <text:p>-0.01305376</text:p>
          </table:table-cell>
          <table:table-cell office:value-type="float" office:value="-0.01308954" calcext:value-type="float">
            <text:p>-0.01308954</text:p>
          </table:table-cell>
          <table:table-cell office:value-type="float" office:value="-0.007018153" calcext:value-type="float">
            <text:p>-0.007018153</text:p>
          </table:table-cell>
          <table:table-cell office:value-type="float" office:value="-0.003763661" calcext:value-type="float">
            <text:p>-0.003763661</text:p>
          </table:table-cell>
          <table:table-cell office:value-type="float" office:value="362.1721" calcext:value-type="float">
            <text:p>362.1721</text:p>
          </table:table-cell>
          <table:table-cell office:value-type="float" office:value="0" calcext:value-type="float">
            <text:p>0</text:p>
          </table:table-cell>
          <table:table-cell office:value-type="float" office:value="-0.006853401" calcext:value-type="float">
            <text:p>-0.006853401</text:p>
          </table:table-cell>
          <table:table-cell office:value-type="float" office:value="0.01102256" calcext:value-type="float">
            <text:p>0.0110225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1998" calcext:value-type="float">
            <text:p>2031998</text:p>
          </table:table-cell>
          <table:table-cell office:value-type="float" office:value="165.5996" calcext:value-type="float">
            <text:p>165.5996</text:p>
          </table:table-cell>
          <table:table-cell office:value-type="float" office:value="-5.16137" calcext:value-type="float">
            <text:p>-5.16137</text:p>
          </table:table-cell>
          <table:table-cell office:value-type="float" office:value="0" calcext:value-type="float">
            <text:p>0</text:p>
          </table:table-cell>
          <table:table-cell office:value-type="float" office:value="1394.282" calcext:value-type="float">
            <text:p>1394.282</text:p>
          </table:table-cell>
          <table:table-cell office:value-type="float" office:value="208.7974" calcext:value-type="float">
            <text:p>208.7974</text:p>
          </table:table-cell>
          <table:table-cell office:value-type="float" office:value="392.6328" calcext:value-type="float">
            <text:p>392.6328</text:p>
          </table:table-cell>
          <table:table-cell office:value-type="float" office:value="0.3393743" calcext:value-type="float">
            <text:p>0.3393743</text:p>
          </table:table-cell>
          <table:table-cell office:value-type="float" office:value="0.3395538" calcext:value-type="float">
            <text:p>0.3395538</text:p>
          </table:table-cell>
          <table:table-cell office:value-type="float" office:value="0.3390235" calcext:value-type="float">
            <text:p>0.3390235</text:p>
          </table:table-cell>
          <table:table-cell office:value-type="float" office:value="0.3325779" calcext:value-type="float">
            <text:p>0.3325779</text:p>
          </table:table-cell>
          <table:table-cell office:value-type="float" office:value="0.3248914" calcext:value-type="float">
            <text:p>0.3248914</text:p>
          </table:table-cell>
          <table:table-cell office:value-type="float" office:value="0.3207465" calcext:value-type="float">
            <text:p>0.3207465</text:p>
          </table:table-cell>
          <table:table-cell office:value-type="float" office:value="0.3605305" calcext:value-type="float">
            <text:p>0.3605305</text:p>
          </table:table-cell>
          <table:table-cell office:value-type="float" office:value="0.3637028" calcext:value-type="float">
            <text:p>0.3637028</text:p>
          </table:table-cell>
          <table:table-cell office:value-type="float" office:value="0.3878114" calcext:value-type="float">
            <text:p>0.3878114</text:p>
          </table:table-cell>
          <table:table-cell office:value-type="float" office:value="0.4139488" calcext:value-type="float">
            <text:p>0.4139488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1516703" calcext:value-type="float">
            <text:p>1.516703E-10</text:p>
          </table:table-cell>
          <table:table-cell office:value-type="float" office:value="1.956E-015" calcext:value-type="float">
            <text:p>1.95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004563" calcext:value-type="float">
            <text:p>-0.008004563</text:p>
          </table:table-cell>
          <table:table-cell office:value-type="float" office:value="-0.007978087" calcext:value-type="float">
            <text:p>-0.007978087</text:p>
          </table:table-cell>
          <table:table-cell office:value-type="float" office:value="-0.008086242" calcext:value-type="float">
            <text:p>-0.008086242</text:p>
          </table:table-cell>
          <table:table-cell office:value-type="float" office:value="-0.009279042" calcext:value-type="float">
            <text:p>-0.009279042</text:p>
          </table:table-cell>
          <table:table-cell office:value-type="float" office:value="-0.01096768" calcext:value-type="float">
            <text:p>-0.01096768</text:p>
          </table:table-cell>
          <table:table-cell office:value-type="float" office:value="-0.01199227" calcext:value-type="float">
            <text:p>-0.01199227</text:p>
          </table:table-cell>
          <table:table-cell office:value-type="float" office:value="-0.01276563" calcext:value-type="float">
            <text:p>-0.01276563</text:p>
          </table:table-cell>
          <table:table-cell office:value-type="float" office:value="-0.01297014" calcext:value-type="float">
            <text:p>-0.01297014</text:p>
          </table:table-cell>
          <table:table-cell office:value-type="float" office:value="-0.007018782" calcext:value-type="float">
            <text:p>-0.007018782</text:p>
          </table:table-cell>
          <table:table-cell office:value-type="float" office:value="-0.003763661" calcext:value-type="float">
            <text:p>-0.003763661</text:p>
          </table:table-cell>
          <table:table-cell office:value-type="float" office:value="369.5405" calcext:value-type="float">
            <text:p>369.5405</text:p>
          </table:table-cell>
          <table:table-cell office:value-type="float" office:value="0" calcext:value-type="float">
            <text:p>0</text:p>
          </table:table-cell>
          <table:table-cell office:value-type="float" office:value="-0.008085213" calcext:value-type="float">
            <text:p>-0.008085213</text:p>
          </table:table-cell>
          <table:table-cell office:value-type="float" office:value="0.01093946" calcext:value-type="float">
            <text:p>0.0109394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9" calcext:value-type="float">
            <text:p>-1.2285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1998" calcext:value-type="float">
            <text:p>3031998</text:p>
          </table:table-cell>
          <table:table-cell office:value-type="float" office:value="165.8996" calcext:value-type="float">
            <text:p>165.8996</text:p>
          </table:table-cell>
          <table:table-cell office:value-type="float" office:value="-5.357985" calcext:value-type="float">
            <text:p>-5.357985</text:p>
          </table:table-cell>
          <table:table-cell office:value-type="float" office:value="0" calcext:value-type="float">
            <text:p>0</text:p>
          </table:table-cell>
          <table:table-cell office:value-type="float" office:value="1391.284" calcext:value-type="float">
            <text:p>1391.284</text:p>
          </table:table-cell>
          <table:table-cell office:value-type="float" office:value="212.2904" calcext:value-type="float">
            <text:p>212.2904</text:p>
          </table:table-cell>
          <table:table-cell office:value-type="float" office:value="385.495" calcext:value-type="float">
            <text:p>385.495</text:p>
          </table:table-cell>
          <table:table-cell office:value-type="float" office:value="0.3353086" calcext:value-type="float">
            <text:p>0.3353086</text:p>
          </table:table-cell>
          <table:table-cell office:value-type="float" office:value="0.335279" calcext:value-type="float">
            <text:p>0.335279</text:p>
          </table:table-cell>
          <table:table-cell office:value-type="float" office:value="0.3343358" calcext:value-type="float">
            <text:p>0.3343358</text:p>
          </table:table-cell>
          <table:table-cell office:value-type="float" office:value="0.3275813" calcext:value-type="float">
            <text:p>0.3275813</text:p>
          </table:table-cell>
          <table:table-cell office:value-type="float" office:value="0.3212774" calcext:value-type="float">
            <text:p>0.3212774</text:p>
          </table:table-cell>
          <table:table-cell office:value-type="float" office:value="0.3184651" calcext:value-type="float">
            <text:p>0.3184651</text:p>
          </table:table-cell>
          <table:table-cell office:value-type="float" office:value="0.3603281" calcext:value-type="float">
            <text:p>0.3603281</text:p>
          </table:table-cell>
          <table:table-cell office:value-type="float" office:value="0.363975" calcext:value-type="float">
            <text:p>0.363975</text:p>
          </table:table-cell>
          <table:table-cell office:value-type="float" office:value="0.3878264" calcext:value-type="float">
            <text:p>0.3878264</text:p>
          </table:table-cell>
          <table:table-cell office:value-type="float" office:value="0.4139488" calcext:value-type="float">
            <text:p>0.413948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1264255" calcext:value-type="float">
            <text:p>1.264255E-10</text:p>
          </table:table-cell>
          <table:table-cell office:value-type="float" office:value="1.955905E-015" calcext:value-type="float">
            <text:p>1.95590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8705497" calcext:value-type="float">
            <text:p>-0.008705497</text:p>
          </table:table-cell>
          <table:table-cell office:value-type="float" office:value="-0.008711938" calcext:value-type="float">
            <text:p>-0.008711938</text:p>
          </table:table-cell>
          <table:table-cell office:value-type="float" office:value="-0.008915457" calcext:value-type="float">
            <text:p>-0.008915457</text:p>
          </table:table-cell>
          <table:table-cell office:value-type="float" office:value="-0.01032893" calcext:value-type="float">
            <text:p>-0.01032893</text:p>
          </table:table-cell>
          <table:table-cell office:value-type="float" office:value="-0.01185062" calcext:value-type="float">
            <text:p>-0.01185062</text:p>
          </table:table-cell>
          <table:table-cell office:value-type="float" office:value="-0.01259083" calcext:value-type="float">
            <text:p>-0.01259083</text:p>
          </table:table-cell>
          <table:table-cell office:value-type="float" office:value="-0.01283057" calcext:value-type="float">
            <text:p>-0.01283057</text:p>
          </table:table-cell>
          <table:table-cell office:value-type="float" office:value="-0.01287687" calcext:value-type="float">
            <text:p>-0.01287687</text:p>
          </table:table-cell>
          <table:table-cell office:value-type="float" office:value="-0.007016206" calcext:value-type="float">
            <text:p>-0.007016206</text:p>
          </table:table-cell>
          <table:table-cell office:value-type="float" office:value="-0.003763634" calcext:value-type="float">
            <text:p>-0.003763634</text:p>
          </table:table-cell>
          <table:table-cell office:value-type="float" office:value="376.612" calcext:value-type="float">
            <text:p>376.612</text:p>
          </table:table-cell>
          <table:table-cell office:value-type="float" office:value="0" calcext:value-type="float">
            <text:p>0</text:p>
          </table:table-cell>
          <table:table-cell office:value-type="float" office:value="-0.008779345" calcext:value-type="float">
            <text:p>-0.008779345</text:p>
          </table:table-cell>
          <table:table-cell office:value-type="float" office:value="0.01085951" calcext:value-type="float">
            <text:p>0.0108595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1998" calcext:value-type="float">
            <text:p>4031998</text:p>
          </table:table-cell>
          <table:table-cell office:value-type="float" office:value="167.6995" calcext:value-type="float">
            <text:p>167.6995</text:p>
          </table:table-cell>
          <table:table-cell office:value-type="float" office:value="-5.565764" calcext:value-type="float">
            <text:p>-5.565764</text:p>
          </table:table-cell>
          <table:table-cell office:value-type="float" office:value="0" calcext:value-type="float">
            <text:p>0</text:p>
          </table:table-cell>
          <table:table-cell office:value-type="float" office:value="1389.896" calcext:value-type="float">
            <text:p>1389.896</text:p>
          </table:table-cell>
          <table:table-cell office:value-type="float" office:value="215.6867" calcext:value-type="float">
            <text:p>215.6867</text:p>
          </table:table-cell>
          <table:table-cell office:value-type="float" office:value="377.5675" calcext:value-type="float">
            <text:p>377.5675</text:p>
          </table:table-cell>
          <table:table-cell office:value-type="float" office:value="0.3411234" calcext:value-type="float">
            <text:p>0.3411234</text:p>
          </table:table-cell>
          <table:table-cell office:value-type="float" office:value="0.341091" calcext:value-type="float">
            <text:p>0.341091</text:p>
          </table:table-cell>
          <table:table-cell office:value-type="float" office:value="0.3403185" calcext:value-type="float">
            <text:p>0.3403185</text:p>
          </table:table-cell>
          <table:table-cell office:value-type="float" office:value="0.3322689" calcext:value-type="float">
            <text:p>0.3322689</text:p>
          </table:table-cell>
          <table:table-cell office:value-type="float" office:value="0.3224453" calcext:value-type="float">
            <text:p>0.3224453</text:p>
          </table:table-cell>
          <table:table-cell office:value-type="float" office:value="0.3175752" calcext:value-type="float">
            <text:p>0.3175752</text:p>
          </table:table-cell>
          <table:table-cell office:value-type="float" office:value="0.3594966" calcext:value-type="float">
            <text:p>0.3594966</text:p>
          </table:table-cell>
          <table:table-cell office:value-type="float" office:value="0.3641112" calcext:value-type="float">
            <text:p>0.3641112</text:p>
          </table:table-cell>
          <table:table-cell office:value-type="float" office:value="0.3878495" calcext:value-type="float">
            <text:p>0.3878495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1064596" calcext:value-type="float">
            <text:p>1.064596E-10</text:p>
          </table:table-cell>
          <table:table-cell office:value-type="float" office:value="1.955819E-015" calcext:value-type="float">
            <text:p>1.95581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7709337" calcext:value-type="float">
            <text:p>-0.007709337</text:p>
          </table:table-cell>
          <table:table-cell office:value-type="float" office:value="-0.0077124" calcext:value-type="float">
            <text:p>-0.0077124</text:p>
          </table:table-cell>
          <table:table-cell office:value-type="float" office:value="-0.0078667" calcext:value-type="float">
            <text:p>-0.0078667</text:p>
          </table:table-cell>
          <table:table-cell office:value-type="float" office:value="-0.009354811" calcext:value-type="float">
            <text:p>-0.009354811</text:p>
          </table:table-cell>
          <table:table-cell office:value-type="float" office:value="-0.01157241" calcext:value-type="float">
            <text:p>-0.01157241</text:p>
          </table:table-cell>
          <table:table-cell office:value-type="float" office:value="-0.01285427" calcext:value-type="float">
            <text:p>-0.01285427</text:p>
          </table:table-cell>
          <table:table-cell office:value-type="float" office:value="-0.01312123" calcext:value-type="float">
            <text:p>-0.01312123</text:p>
          </table:table-cell>
          <table:table-cell office:value-type="float" office:value="-0.01283024" calcext:value-type="float">
            <text:p>-0.01283024</text:p>
          </table:table-cell>
          <table:table-cell office:value-type="float" office:value="-0.007012205" calcext:value-type="float">
            <text:p>-0.007012205</text:p>
          </table:table-cell>
          <table:table-cell office:value-type="float" office:value="-0.003763647" calcext:value-type="float">
            <text:p>-0.003763647</text:p>
          </table:table-cell>
          <table:table-cell office:value-type="float" office:value="383.5838" calcext:value-type="float">
            <text:p>383.5838</text:p>
          </table:table-cell>
          <table:table-cell office:value-type="float" office:value="0" calcext:value-type="float">
            <text:p>0</text:p>
          </table:table-cell>
          <table:table-cell office:value-type="float" office:value="-0.007883061" calcext:value-type="float">
            <text:p>-0.007883061</text:p>
          </table:table-cell>
          <table:table-cell office:value-type="float" office:value="0.01078056" calcext:value-type="float">
            <text:p>0.0107805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1998" calcext:value-type="float">
            <text:p>5031998</text:p>
          </table:table-cell>
          <table:table-cell office:value-type="float" office:value="168.2994" calcext:value-type="float">
            <text:p>168.2994</text:p>
          </table:table-cell>
          <table:table-cell office:value-type="float" office:value="-5.632543" calcext:value-type="float">
            <text:p>-5.632543</text:p>
          </table:table-cell>
          <table:table-cell office:value-type="float" office:value="0" calcext:value-type="float">
            <text:p>0</text:p>
          </table:table-cell>
          <table:table-cell office:value-type="float" office:value="1387.356" calcext:value-type="float">
            <text:p>1387.356</text:p>
          </table:table-cell>
          <table:table-cell office:value-type="float" office:value="218.8924" calcext:value-type="float">
            <text:p>218.8924</text:p>
          </table:table-cell>
          <table:table-cell office:value-type="float" office:value="374.6796" calcext:value-type="float">
            <text:p>374.6796</text:p>
          </table:table-cell>
          <table:table-cell office:value-type="float" office:value="0.3237233" calcext:value-type="float">
            <text:p>0.3237233</text:p>
          </table:table-cell>
          <table:table-cell office:value-type="float" office:value="0.3235005" calcext:value-type="float">
            <text:p>0.3235005</text:p>
          </table:table-cell>
          <table:table-cell office:value-type="float" office:value="0.3227108" calcext:value-type="float">
            <text:p>0.3227108</text:p>
          </table:table-cell>
          <table:table-cell office:value-type="float" office:value="0.3200226" calcext:value-type="float">
            <text:p>0.3200226</text:p>
          </table:table-cell>
          <table:table-cell office:value-type="float" office:value="0.3176282" calcext:value-type="float">
            <text:p>0.3176282</text:p>
          </table:table-cell>
          <table:table-cell office:value-type="float" office:value="0.3165672" calcext:value-type="float">
            <text:p>0.3165672</text:p>
          </table:table-cell>
          <table:table-cell office:value-type="float" office:value="0.3593547" calcext:value-type="float">
            <text:p>0.3593547</text:p>
          </table:table-cell>
          <table:table-cell office:value-type="float" office:value="0.3641737" calcext:value-type="float">
            <text:p>0.3641737</text:p>
          </table:table-cell>
          <table:table-cell office:value-type="float" office:value="0.3878722" calcext:value-type="float">
            <text:p>0.3878722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9043716" calcext:value-type="float">
            <text:p>9.043716E-11</text:p>
          </table:table-cell>
          <table:table-cell office:value-type="float" office:value="1.955733E-015" calcext:value-type="float">
            <text:p>1.95573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117021" calcext:value-type="float">
            <text:p>-0.01117021</text:p>
          </table:table-cell>
          <table:table-cell office:value-type="float" office:value="-0.01120933" calcext:value-type="float">
            <text:p>-0.01120933</text:p>
          </table:table-cell>
          <table:table-cell office:value-type="float" office:value="-0.01143594" calcext:value-type="float">
            <text:p>-0.01143594</text:p>
          </table:table-cell>
          <table:table-cell office:value-type="float" office:value="-0.01214115" calcext:value-type="float">
            <text:p>-0.01214115</text:p>
          </table:table-cell>
          <table:table-cell office:value-type="float" office:value="-0.01280864" calcext:value-type="float">
            <text:p>-0.01280864</text:p>
          </table:table-cell>
          <table:table-cell office:value-type="float" office:value="-0.01311392" calcext:value-type="float">
            <text:p>-0.01311392</text:p>
          </table:table-cell>
          <table:table-cell office:value-type="float" office:value="-0.01316966" calcext:value-type="float">
            <text:p>-0.01316966</text:p>
          </table:table-cell>
          <table:table-cell office:value-type="float" office:value="-0.01280902" calcext:value-type="float">
            <text:p>-0.01280902</text:p>
          </table:table-cell>
          <table:table-cell office:value-type="float" office:value="-0.007008274" calcext:value-type="float">
            <text:p>-0.007008274</text:p>
          </table:table-cell>
          <table:table-cell office:value-type="float" office:value="-0.003763629" calcext:value-type="float">
            <text:p>-0.003763629</text:p>
          </table:table-cell>
          <table:table-cell office:value-type="float" office:value="390.3716" calcext:value-type="float">
            <text:p>390.3716</text:p>
          </table:table-cell>
          <table:table-cell office:value-type="float" office:value="0" calcext:value-type="float">
            <text:p>0</text:p>
          </table:table-cell>
          <table:table-cell office:value-type="float" office:value="-0.01118956" calcext:value-type="float">
            <text:p>-0.01118956</text:p>
          </table:table-cell>
          <table:table-cell office:value-type="float" office:value="0.01070632" calcext:value-type="float">
            <text:p>0.01070632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1998" calcext:value-type="float">
            <text:p>6031998</text:p>
          </table:table-cell>
          <table:table-cell office:value-type="float" office:value="168.2994" calcext:value-type="float">
            <text:p>168.2994</text:p>
          </table:table-cell>
          <table:table-cell office:value-type="float" office:value="-5.469691" calcext:value-type="float">
            <text:p>-5.469691</text:p>
          </table:table-cell>
          <table:table-cell office:value-type="float" office:value="0" calcext:value-type="float">
            <text:p>0</text:p>
          </table:table-cell>
          <table:table-cell office:value-type="float" office:value="1384.494" calcext:value-type="float">
            <text:p>1384.494</text:p>
          </table:table-cell>
          <table:table-cell office:value-type="float" office:value="221.5905" calcext:value-type="float">
            <text:p>221.5905</text:p>
          </table:table-cell>
          <table:table-cell office:value-type="float" office:value="365.6489" calcext:value-type="float">
            <text:p>365.6489</text:p>
          </table:table-cell>
          <table:table-cell office:value-type="float" office:value="0.3323492" calcext:value-type="float">
            <text:p>0.3323492</text:p>
          </table:table-cell>
          <table:table-cell office:value-type="float" office:value="0.3320689" calcext:value-type="float">
            <text:p>0.3320689</text:p>
          </table:table-cell>
          <table:table-cell office:value-type="float" office:value="0.3305022" calcext:value-type="float">
            <text:p>0.3305022</text:p>
          </table:table-cell>
          <table:table-cell office:value-type="float" office:value="0.3221277" calcext:value-type="float">
            <text:p>0.3221277</text:p>
          </table:table-cell>
          <table:table-cell office:value-type="float" office:value="0.3154155" calcext:value-type="float">
            <text:p>0.3154155</text:p>
          </table:table-cell>
          <table:table-cell office:value-type="float" office:value="0.313296" calcext:value-type="float">
            <text:p>0.313296</text:p>
          </table:table-cell>
          <table:table-cell office:value-type="float" office:value="0.3579611" calcext:value-type="float">
            <text:p>0.3579611</text:p>
          </table:table-cell>
          <table:table-cell office:value-type="float" office:value="0.3641437" calcext:value-type="float">
            <text:p>0.3641437</text:p>
          </table:table-cell>
          <table:table-cell office:value-type="float" office:value="0.3878914" calcext:value-type="float">
            <text:p>0.3878914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7750296" calcext:value-type="float">
            <text:p>7.750296E-11</text:p>
          </table:table-cell>
          <table:table-cell office:value-type="float" office:value="1.955648E-015" calcext:value-type="float">
            <text:p>1.95564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9258076" calcext:value-type="float">
            <text:p>-0.009258076</text:p>
          </table:table-cell>
          <table:table-cell office:value-type="float" office:value="-0.009310212" calcext:value-type="float">
            <text:p>-0.009310212</text:p>
          </table:table-cell>
          <table:table-cell office:value-type="float" office:value="-0.009661079" calcext:value-type="float">
            <text:p>-0.009661079</text:p>
          </table:table-cell>
          <table:table-cell office:value-type="float" office:value="-0.01162125" calcext:value-type="float">
            <text:p>-0.01162125</text:p>
          </table:table-cell>
          <table:table-cell office:value-type="float" office:value="-0.01347961" calcext:value-type="float">
            <text:p>-0.01347961</text:p>
          </table:table-cell>
          <table:table-cell office:value-type="float" office:value="-0.01411166" calcext:value-type="float">
            <text:p>-0.01411166</text:p>
          </table:table-cell>
          <table:table-cell office:value-type="float" office:value="-0.01367009" calcext:value-type="float">
            <text:p>-0.01367009</text:p>
          </table:table-cell>
          <table:table-cell office:value-type="float" office:value="-0.01281862" calcext:value-type="float">
            <text:p>-0.01281862</text:p>
          </table:table-cell>
          <table:table-cell office:value-type="float" office:value="-0.00700494" calcext:value-type="float">
            <text:p>-0.00700494</text:p>
          </table:table-cell>
          <table:table-cell office:value-type="float" office:value="-0.003763629" calcext:value-type="float">
            <text:p>-0.003763629</text:p>
          </table:table-cell>
          <table:table-cell office:value-type="float" office:value="396.6431" calcext:value-type="float">
            <text:p>396.6431</text:p>
          </table:table-cell>
          <table:table-cell office:value-type="float" office:value="0" calcext:value-type="float">
            <text:p>0</text:p>
          </table:table-cell>
          <table:table-cell office:value-type="float" office:value="-0.009344553" calcext:value-type="float">
            <text:p>-0.009344553</text:p>
          </table:table-cell>
          <table:table-cell office:value-type="float" office:value="0.01063214" calcext:value-type="float">
            <text:p>0.01063214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1998" calcext:value-type="float">
            <text:p>7031998</text:p>
          </table:table-cell>
          <table:table-cell office:value-type="float" office:value="168.2994" calcext:value-type="float">
            <text:p>168.2994</text:p>
          </table:table-cell>
          <table:table-cell office:value-type="float" office:value="-5.529086" calcext:value-type="float">
            <text:p>-5.529086</text:p>
          </table:table-cell>
          <table:table-cell office:value-type="float" office:value="0" calcext:value-type="float">
            <text:p>0</text:p>
          </table:table-cell>
          <table:table-cell office:value-type="float" office:value="1381.969" calcext:value-type="float">
            <text:p>1381.969</text:p>
          </table:table-cell>
          <table:table-cell office:value-type="float" office:value="224.1736" calcext:value-type="float">
            <text:p>224.1736</text:p>
          </table:table-cell>
          <table:table-cell office:value-type="float" office:value="360.028" calcext:value-type="float">
            <text:p>360.028</text:p>
          </table:table-cell>
          <table:table-cell office:value-type="float" office:value="0.323507" calcext:value-type="float">
            <text:p>0.323507</text:p>
          </table:table-cell>
          <table:table-cell office:value-type="float" office:value="0.3230711" calcext:value-type="float">
            <text:p>0.3230711</text:p>
          </table:table-cell>
          <table:table-cell office:value-type="float" office:value="0.3213498" calcext:value-type="float">
            <text:p>0.3213498</text:p>
          </table:table-cell>
          <table:table-cell office:value-type="float" office:value="0.3164912" calcext:value-type="float">
            <text:p>0.3164912</text:p>
          </table:table-cell>
          <table:table-cell office:value-type="float" office:value="0.3132904" calcext:value-type="float">
            <text:p>0.3132904</text:p>
          </table:table-cell>
          <table:table-cell office:value-type="float" office:value="0.3124763" calcext:value-type="float">
            <text:p>0.3124763</text:p>
          </table:table-cell>
          <table:table-cell office:value-type="float" office:value="0.3570464" calcext:value-type="float">
            <text:p>0.3570464</text:p>
          </table:table-cell>
          <table:table-cell office:value-type="float" office:value="0.3640034" calcext:value-type="float">
            <text:p>0.3640034</text:p>
          </table:table-cell>
          <table:table-cell office:value-type="float" office:value="0.3879009" calcext:value-type="float">
            <text:p>0.3879009</text:p>
          </table:table-cell>
          <table:table-cell office:value-type="float" office:value="0.413949" calcext:value-type="float">
            <text:p>0.41394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6711821" calcext:value-type="float">
            <text:p>6.711821E-11</text:p>
          </table:table-cell>
          <table:table-cell office:value-type="float" office:value="1.955563E-015" calcext:value-type="float">
            <text:p>1.95556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120229" calcext:value-type="float">
            <text:p>-0.01120229</text:p>
          </table:table-cell>
          <table:table-cell office:value-type="float" office:value="-0.01129884" calcext:value-type="float">
            <text:p>-0.01129884</text:p>
          </table:table-cell>
          <table:table-cell office:value-type="float" office:value="-0.01177708" calcext:value-type="float">
            <text:p>-0.01177708</text:p>
          </table:table-cell>
          <table:table-cell office:value-type="float" office:value="-0.01313332" calcext:value-type="float">
            <text:p>-0.01313332</text:p>
          </table:table-cell>
          <table:table-cell office:value-type="float" office:value="-0.01410453" calcext:value-type="float">
            <text:p>-0.01410453</text:p>
          </table:table-cell>
          <table:table-cell office:value-type="float" office:value="-0.0143599" calcext:value-type="float">
            <text:p>-0.0143599</text:p>
          </table:table-cell>
          <table:table-cell office:value-type="float" office:value="-0.0140134" calcext:value-type="float">
            <text:p>-0.0140134</text:p>
          </table:table-cell>
          <table:table-cell office:value-type="float" office:value="-0.01286595" calcext:value-type="float">
            <text:p>-0.01286595</text:p>
          </table:table-cell>
          <table:table-cell office:value-type="float" office:value="-0.007003273" calcext:value-type="float">
            <text:p>-0.007003273</text:p>
          </table:table-cell>
          <table:table-cell office:value-type="float" office:value="-0.003763629" calcext:value-type="float">
            <text:p>-0.003763629</text:p>
          </table:table-cell>
          <table:table-cell office:value-type="float" office:value="402.8056" calcext:value-type="float">
            <text:p>402.8056</text:p>
          </table:table-cell>
          <table:table-cell office:value-type="float" office:value="0" calcext:value-type="float">
            <text:p>0</text:p>
          </table:table-cell>
          <table:table-cell office:value-type="float" office:value="-0.01120611" calcext:value-type="float">
            <text:p>-0.01120611</text:p>
          </table:table-cell>
          <table:table-cell office:value-type="float" office:value="0.01056126" calcext:value-type="float">
            <text:p>0.0105612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1998" calcext:value-type="float">
            <text:p>8031998</text:p>
          </table:table-cell>
          <table:table-cell office:value-type="float" office:value="170.7995" calcext:value-type="float">
            <text:p>170.7995</text:p>
          </table:table-cell>
          <table:table-cell office:value-type="float" office:value="-5.511702" calcext:value-type="float">
            <text:p>-5.511702</text:p>
          </table:table-cell>
          <table:table-cell office:value-type="float" office:value="0" calcext:value-type="float">
            <text:p>0</text:p>
          </table:table-cell>
          <table:table-cell office:value-type="float" office:value="1382.29" calcext:value-type="float">
            <text:p>1382.29</text:p>
          </table:table-cell>
          <table:table-cell office:value-type="float" office:value="226.3332" calcext:value-type="float">
            <text:p>226.3332</text:p>
          </table:table-cell>
          <table:table-cell office:value-type="float" office:value="355.5163" calcext:value-type="float">
            <text:p>355.5163</text:p>
          </table:table-cell>
          <table:table-cell office:value-type="float" office:value="0.3396461" calcext:value-type="float">
            <text:p>0.3396461</text:p>
          </table:table-cell>
          <table:table-cell office:value-type="float" office:value="0.3274773" calcext:value-type="float">
            <text:p>0.3274773</text:p>
          </table:table-cell>
          <table:table-cell office:value-type="float" office:value="0.3187185" calcext:value-type="float">
            <text:p>0.3187185</text:p>
          </table:table-cell>
          <table:table-cell office:value-type="float" office:value="0.3136319" calcext:value-type="float">
            <text:p>0.3136319</text:p>
          </table:table-cell>
          <table:table-cell office:value-type="float" office:value="0.3108462" calcext:value-type="float">
            <text:p>0.3108462</text:p>
          </table:table-cell>
          <table:table-cell office:value-type="float" office:value="0.3105819" calcext:value-type="float">
            <text:p>0.3105819</text:p>
          </table:table-cell>
          <table:table-cell office:value-type="float" office:value="0.3560883" calcext:value-type="float">
            <text:p>0.3560883</text:p>
          </table:table-cell>
          <table:table-cell office:value-type="float" office:value="0.3638232" calcext:value-type="float">
            <text:p>0.3638232</text:p>
          </table:table-cell>
          <table:table-cell office:value-type="float" office:value="0.3878992" calcext:value-type="float">
            <text:p>0.3878992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5867714" calcext:value-type="float">
            <text:p>5.867714E-11</text:p>
          </table:table-cell>
          <table:table-cell office:value-type="float" office:value="1.955479E-015" calcext:value-type="float">
            <text:p>1.95547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9254796" calcext:value-type="float">
            <text:p>-0.009254796</text:p>
          </table:table-cell>
          <table:table-cell office:value-type="float" office:value="-0.01122625" calcext:value-type="float">
            <text:p>-0.01122625</text:p>
          </table:table-cell>
          <table:table-cell office:value-type="float" office:value="-0.01252532" calcext:value-type="float">
            <text:p>-0.01252532</text:p>
          </table:table-cell>
          <table:table-cell office:value-type="float" office:value="-0.01398834" calcext:value-type="float">
            <text:p>-0.01398834</text:p>
          </table:table-cell>
          <table:table-cell office:value-type="float" office:value="-0.01489583" calcext:value-type="float">
            <text:p>-0.01489583</text:p>
          </table:table-cell>
          <table:table-cell office:value-type="float" office:value="-0.01498148" calcext:value-type="float">
            <text:p>-0.01498148</text:p>
          </table:table-cell>
          <table:table-cell office:value-type="float" office:value="-0.01438205" calcext:value-type="float">
            <text:p>-0.01438205</text:p>
          </table:table-cell>
          <table:table-cell office:value-type="float" office:value="-0.01292715" calcext:value-type="float">
            <text:p>-0.01292715</text:p>
          </table:table-cell>
          <table:table-cell office:value-type="float" office:value="-0.00700355" calcext:value-type="float">
            <text:p>-0.00700355</text:p>
          </table:table-cell>
          <table:table-cell office:value-type="float" office:value="-0.003763645" calcext:value-type="float">
            <text:p>-0.003763645</text:p>
          </table:table-cell>
          <table:table-cell office:value-type="float" office:value="408.5418" calcext:value-type="float">
            <text:p>408.5418</text:p>
          </table:table-cell>
          <table:table-cell office:value-type="float" office:value="0" calcext:value-type="float">
            <text:p>0</text:p>
          </table:table-cell>
          <table:table-cell office:value-type="float" office:value="-0.008856357" calcext:value-type="float">
            <text:p>-0.008856357</text:p>
          </table:table-cell>
          <table:table-cell office:value-type="float" office:value="0.01049188" calcext:value-type="float">
            <text:p>0.01049188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1998" calcext:value-type="float">
            <text:p>9031998</text:p>
          </table:table-cell>
          <table:table-cell office:value-type="float" office:value="201.4996" calcext:value-type="float">
            <text:p>201.4996</text:p>
          </table:table-cell>
          <table:table-cell office:value-type="float" office:value="-5.703633" calcext:value-type="float">
            <text:p>-5.703633</text:p>
          </table:table-cell>
          <table:table-cell office:value-type="float" office:value="0" calcext:value-type="float">
            <text:p>0</text:p>
          </table:table-cell>
          <table:table-cell office:value-type="float" office:value="1408.001" calcext:value-type="float">
            <text:p>1408.001</text:p>
          </table:table-cell>
          <table:table-cell office:value-type="float" office:value="231.5141" calcext:value-type="float">
            <text:p>231.5141</text:p>
          </table:table-cell>
          <table:table-cell office:value-type="float" office:value="351.7096" calcext:value-type="float">
            <text:p>351.7096</text:p>
          </table:table-cell>
          <table:table-cell office:value-type="float" office:value="0.4005264" calcext:value-type="float">
            <text:p>0.4005264</text:p>
          </table:table-cell>
          <table:table-cell office:value-type="float" office:value="0.4023172" calcext:value-type="float">
            <text:p>0.4023172</text:p>
          </table:table-cell>
          <table:table-cell office:value-type="float" office:value="0.4093487" calcext:value-type="float">
            <text:p>0.4093487</text:p>
          </table:table-cell>
          <table:table-cell office:value-type="float" office:value="0.418384" calcext:value-type="float">
            <text:p>0.418384</text:p>
          </table:table-cell>
          <table:table-cell office:value-type="float" office:value="0.4295081" calcext:value-type="float">
            <text:p>0.4295081</text:p>
          </table:table-cell>
          <table:table-cell office:value-type="float" office:value="0.4468124" calcext:value-type="float">
            <text:p>0.4468124</text:p>
          </table:table-cell>
          <table:table-cell office:value-type="float" office:value="0.3815175" calcext:value-type="float">
            <text:p>0.3815175</text:p>
          </table:table-cell>
          <table:table-cell office:value-type="float" office:value="0.3643564" calcext:value-type="float">
            <text:p>0.3643564</text:p>
          </table:table-cell>
          <table:table-cell office:value-type="float" office:value="0.3878987" calcext:value-type="float">
            <text:p>0.3878987</text:p>
          </table:table-cell>
          <table:table-cell office:value-type="float" office:value="0.413949" calcext:value-type="float">
            <text:p>0.41394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5249755" calcext:value-type="float">
            <text:p>5.249755E-11</text:p>
          </table:table-cell>
          <table:table-cell office:value-type="float" office:value="1.955415E-015" calcext:value-type="float">
            <text:p>1.95541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2505369" calcext:value-type="float">
            <text:p>-0.002505369</text:p>
          </table:table-cell>
          <table:table-cell office:value-type="float" office:value="-0.002421092" calcext:value-type="float">
            <text:p>-0.002421092</text:p>
          </table:table-cell>
          <table:table-cell office:value-type="float" office:value="-0.002158531" calcext:value-type="float">
            <text:p>-0.002158531</text:p>
          </table:table-cell>
          <table:table-cell office:value-type="float" office:value="-0.00186242" calcext:value-type="float">
            <text:p>-0.00186242</text:p>
          </table:table-cell>
          <table:table-cell office:value-type="float" office:value="-0.001567779" calcext:value-type="float">
            <text:p>-0.001567779</text:p>
          </table:table-cell>
          <table:table-cell office:value-type="float" office:value="-0.001196937" calcext:value-type="float">
            <text:p>-0.001196937</text:p>
          </table:table-cell>
          <table:table-cell office:value-type="float" office:value="-0.007615133" calcext:value-type="float">
            <text:p>-0.007615133</text:p>
          </table:table-cell>
          <table:table-cell office:value-type="float" office:value="-0.01275477" calcext:value-type="float">
            <text:p>-0.01275477</text:p>
          </table:table-cell>
          <table:table-cell office:value-type="float" office:value="-0.007003704" calcext:value-type="float">
            <text:p>-0.007003704</text:p>
          </table:table-cell>
          <table:table-cell office:value-type="float" office:value="-0.003763654" calcext:value-type="float">
            <text:p>-0.003763654</text:p>
          </table:table-cell>
          <table:table-cell office:value-type="float" office:value="417.266" calcext:value-type="float">
            <text:p>417.266</text:p>
          </table:table-cell>
          <table:table-cell office:value-type="float" office:value="0" calcext:value-type="float">
            <text:p>0</text:p>
          </table:table-cell>
          <table:table-cell office:value-type="float" office:value="-0.003354798" calcext:value-type="float">
            <text:p>-0.003354798</text:p>
          </table:table-cell>
          <table:table-cell office:value-type="float" office:value="0.01040646" calcext:value-type="float">
            <text:p>0.01040646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1998" calcext:value-type="float">
            <text:p>10031998</text:p>
          </table:table-cell>
          <table:table-cell office:value-type="float" office:value="206.2995" calcext:value-type="float">
            <text:p>206.2995</text:p>
          </table:table-cell>
          <table:table-cell office:value-type="float" office:value="-5.577742" calcext:value-type="float">
            <text:p>-5.577742</text:p>
          </table:table-cell>
          <table:table-cell office:value-type="float" office:value="0" calcext:value-type="float">
            <text:p>0</text:p>
          </table:table-cell>
          <table:table-cell office:value-type="float" office:value="1405.64" calcext:value-type="float">
            <text:p>1405.64</text:p>
          </table:table-cell>
          <table:table-cell office:value-type="float" office:value="238.5477" calcext:value-type="float">
            <text:p>238.5477</text:p>
          </table:table-cell>
          <table:table-cell office:value-type="float" office:value="376.5571" calcext:value-type="float">
            <text:p>376.5571</text:p>
          </table:table-cell>
          <table:table-cell office:value-type="float" office:value="0.3632613" calcext:value-type="float">
            <text:p>0.3632613</text:p>
          </table:table-cell>
          <table:table-cell office:value-type="float" office:value="0.3644045" calcext:value-type="float">
            <text:p>0.3644045</text:p>
          </table:table-cell>
          <table:table-cell office:value-type="float" office:value="0.3678117" calcext:value-type="float">
            <text:p>0.3678117</text:p>
          </table:table-cell>
          <table:table-cell office:value-type="float" office:value="0.3733759" calcext:value-type="float">
            <text:p>0.3733759</text:p>
          </table:table-cell>
          <table:table-cell office:value-type="float" office:value="0.3798819" calcext:value-type="float">
            <text:p>0.3798819</text:p>
          </table:table-cell>
          <table:table-cell office:value-type="float" office:value="0.3874958" calcext:value-type="float">
            <text:p>0.3874958</text:p>
          </table:table-cell>
          <table:table-cell office:value-type="float" office:value="0.4246853" calcext:value-type="float">
            <text:p>0.4246853</text:p>
          </table:table-cell>
          <table:table-cell office:value-type="float" office:value="0.3677042" calcext:value-type="float">
            <text:p>0.3677042</text:p>
          </table:table-cell>
          <table:table-cell office:value-type="float" office:value="0.3880071" calcext:value-type="float">
            <text:p>0.3880071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4653754" calcext:value-type="float">
            <text:p>4.653754E-11</text:p>
          </table:table-cell>
          <table:table-cell office:value-type="float" office:value="1.95533E-015" calcext:value-type="float">
            <text:p>1.9553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50063" calcext:value-type="float">
            <text:p>-0.0050063</text:p>
          </table:table-cell>
          <table:table-cell office:value-type="float" office:value="-0.004894916" calcext:value-type="float">
            <text:p>-0.004894916</text:p>
          </table:table-cell>
          <table:table-cell office:value-type="float" office:value="-0.004605737" calcext:value-type="float">
            <text:p>-0.004605737</text:p>
          </table:table-cell>
          <table:table-cell office:value-type="float" office:value="-0.004149165" calcext:value-type="float">
            <text:p>-0.004149165</text:p>
          </table:table-cell>
          <table:table-cell office:value-type="float" office:value="-0.003683513" calcext:value-type="float">
            <text:p>-0.003683513</text:p>
          </table:table-cell>
          <table:table-cell office:value-type="float" office:value="-0.003209185" calcext:value-type="float">
            <text:p>-0.003209185</text:p>
          </table:table-cell>
          <table:table-cell office:value-type="float" office:value="-0.002620597" calcext:value-type="float">
            <text:p>-0.002620597</text:p>
          </table:table-cell>
          <table:table-cell office:value-type="float" office:value="-0.0116904" calcext:value-type="float">
            <text:p>-0.0116904</text:p>
          </table:table-cell>
          <table:table-cell office:value-type="float" office:value="-0.006985107" calcext:value-type="float">
            <text:p>-0.006985107</text:p>
          </table:table-cell>
          <table:table-cell office:value-type="float" office:value="-0.003763634" calcext:value-type="float">
            <text:p>-0.003763634</text:p>
          </table:table-cell>
          <table:table-cell office:value-type="float" office:value="427.8806" calcext:value-type="float">
            <text:p>427.8806</text:p>
          </table:table-cell>
          <table:table-cell office:value-type="float" office:value="0" calcext:value-type="float">
            <text:p>0</text:p>
          </table:table-cell>
          <table:table-cell office:value-type="float" office:value="-0.005088801" calcext:value-type="float">
            <text:p>-0.005088801</text:p>
          </table:table-cell>
          <table:table-cell office:value-type="float" office:value="0.01034001" calcext:value-type="float">
            <text:p>0.01034001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1998" calcext:value-type="float">
            <text:p>11031998</text:p>
          </table:table-cell>
          <table:table-cell office:value-type="float" office:value="206.2995" calcext:value-type="float">
            <text:p>206.2995</text:p>
          </table:table-cell>
          <table:table-cell office:value-type="float" office:value="-5.257298" calcext:value-type="float">
            <text:p>-5.257298</text:p>
          </table:table-cell>
          <table:table-cell office:value-type="float" office:value="0" calcext:value-type="float">
            <text:p>0</text:p>
          </table:table-cell>
          <table:table-cell office:value-type="float" office:value="1399.074" calcext:value-type="float">
            <text:p>1399.074</text:p>
          </table:table-cell>
          <table:table-cell office:value-type="float" office:value="244.7915" calcext:value-type="float">
            <text:p>244.7915</text:p>
          </table:table-cell>
          <table:table-cell office:value-type="float" office:value="373.8955" calcext:value-type="float">
            <text:p>373.8955</text:p>
          </table:table-cell>
          <table:table-cell office:value-type="float" office:value="0.3444061" calcext:value-type="float">
            <text:p>0.3444061</text:p>
          </table:table-cell>
          <table:table-cell office:value-type="float" office:value="0.3450431" calcext:value-type="float">
            <text:p>0.3450431</text:p>
          </table:table-cell>
          <table:table-cell office:value-type="float" office:value="0.347115" calcext:value-type="float">
            <text:p>0.347115</text:p>
          </table:table-cell>
          <table:table-cell office:value-type="float" office:value="0.3512118" calcext:value-type="float">
            <text:p>0.3512118</text:p>
          </table:table-cell>
          <table:table-cell office:value-type="float" office:value="0.3562287" calcext:value-type="float">
            <text:p>0.3562287</text:p>
          </table:table-cell>
          <table:table-cell office:value-type="float" office:value="0.3618475" calcext:value-type="float">
            <text:p>0.3618475</text:p>
          </table:table-cell>
          <table:table-cell office:value-type="float" office:value="0.4028475" calcext:value-type="float">
            <text:p>0.4028475</text:p>
          </table:table-cell>
          <table:table-cell office:value-type="float" office:value="0.3711925" calcext:value-type="float">
            <text:p>0.3711925</text:p>
          </table:table-cell>
          <table:table-cell office:value-type="float" office:value="0.3882243" calcext:value-type="float">
            <text:p>0.3882243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4081061" calcext:value-type="float">
            <text:p>4.081061E-11</text:p>
          </table:table-cell>
          <table:table-cell office:value-type="float" office:value="1.955245E-015" calcext:value-type="float">
            <text:p>1.95524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7263327" calcext:value-type="float">
            <text:p>-0.007263327</text:p>
          </table:table-cell>
          <table:table-cell office:value-type="float" office:value="-0.007167085" calcext:value-type="float">
            <text:p>-0.007167085</text:p>
          </table:table-cell>
          <table:table-cell office:value-type="float" office:value="-0.006895917" calcext:value-type="float">
            <text:p>-0.006895917</text:p>
          </table:table-cell>
          <table:table-cell office:value-type="float" office:value="-0.00635381" calcext:value-type="float">
            <text:p>-0.00635381</text:p>
          </table:table-cell>
          <table:table-cell office:value-type="float" office:value="-0.005759513" calcext:value-type="float">
            <text:p>-0.005759513</text:p>
          </table:table-cell>
          <table:table-cell office:value-type="float" office:value="-0.005163449" calcext:value-type="float">
            <text:p>-0.005163449</text:p>
          </table:table-cell>
          <table:table-cell office:value-type="float" office:value="-0.004357284" calcext:value-type="float">
            <text:p>-0.004357284</text:p>
          </table:table-cell>
          <table:table-cell office:value-type="float" office:value="-0.01066998" calcext:value-type="float">
            <text:p>-0.01066998</text:p>
          </table:table-cell>
          <table:table-cell office:value-type="float" office:value="-0.006947875" calcext:value-type="float">
            <text:p>-0.006947875</text:p>
          </table:table-cell>
          <table:table-cell office:value-type="float" office:value="-0.003763645" calcext:value-type="float">
            <text:p>-0.003763645</text:p>
          </table:table-cell>
          <table:table-cell office:value-type="float" office:value="437.698" calcext:value-type="float">
            <text:p>437.698</text:p>
          </table:table-cell>
          <table:table-cell office:value-type="float" office:value="0" calcext:value-type="float">
            <text:p>0</text:p>
          </table:table-cell>
          <table:table-cell office:value-type="float" office:value="-0.00734493" calcext:value-type="float">
            <text:p>-0.00734493</text:p>
          </table:table-cell>
          <table:table-cell office:value-type="float" office:value="0.01027393" calcext:value-type="float">
            <text:p>0.01027393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1998" calcext:value-type="float">
            <text:p>12031998</text:p>
          </table:table-cell>
          <table:table-cell office:value-type="float" office:value="206.2995" calcext:value-type="float">
            <text:p>206.2995</text:p>
          </table:table-cell>
          <table:table-cell office:value-type="float" office:value="-5.000633" calcext:value-type="float">
            <text:p>-5.000633</text:p>
          </table:table-cell>
          <table:table-cell office:value-type="float" office:value="0" calcext:value-type="float">
            <text:p>0</text:p>
          </table:table-cell>
          <table:table-cell office:value-type="float" office:value="1393.554" calcext:value-type="float">
            <text:p>1393.554</text:p>
          </table:table-cell>
          <table:table-cell office:value-type="float" office:value="250.0546" calcext:value-type="float">
            <text:p>250.0546</text:p>
          </table:table-cell>
          <table:table-cell office:value-type="float" office:value="371.472" calcext:value-type="float">
            <text:p>371.472</text:p>
          </table:table-cell>
          <table:table-cell office:value-type="float" office:value="0.3298322" calcext:value-type="float">
            <text:p>0.3298322</text:p>
          </table:table-cell>
          <table:table-cell office:value-type="float" office:value="0.3300456" calcext:value-type="float">
            <text:p>0.3300456</text:p>
          </table:table-cell>
          <table:table-cell office:value-type="float" office:value="0.3311264" calcext:value-type="float">
            <text:p>0.3311264</text:p>
          </table:table-cell>
          <table:table-cell office:value-type="float" office:value="0.333771" calcext:value-type="float">
            <text:p>0.333771</text:p>
          </table:table-cell>
          <table:table-cell office:value-type="float" office:value="0.3373074" calcext:value-type="float">
            <text:p>0.3373074</text:p>
          </table:table-cell>
          <table:table-cell office:value-type="float" office:value="0.3414057" calcext:value-type="float">
            <text:p>0.3414057</text:p>
          </table:table-cell>
          <table:table-cell office:value-type="float" office:value="0.3854216" calcext:value-type="float">
            <text:p>0.3854216</text:p>
          </table:table-cell>
          <table:table-cell office:value-type="float" office:value="0.3725848" calcext:value-type="float">
            <text:p>0.3725848</text:p>
          </table:table-cell>
          <table:table-cell office:value-type="float" office:value="0.3884336" calcext:value-type="float">
            <text:p>0.3884336</text:p>
          </table:table-cell>
          <table:table-cell office:value-type="float" office:value="0.413949" calcext:value-type="float">
            <text:p>0.41394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3581398" calcext:value-type="float">
            <text:p>3.581398E-11</text:p>
          </table:table-cell>
          <table:table-cell office:value-type="float" office:value="1.95516E-015" calcext:value-type="float">
            <text:p>1.9551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9818494" calcext:value-type="float">
            <text:p>-0.009818494</text:p>
          </table:table-cell>
          <table:table-cell office:value-type="float" office:value="-0.009770796" calcext:value-type="float">
            <text:p>-0.009770796</text:p>
          </table:table-cell>
          <table:table-cell office:value-type="float" office:value="-0.009574234" calcext:value-type="float">
            <text:p>-0.009574234</text:p>
          </table:table-cell>
          <table:table-cell office:value-type="float" office:value="-0.009056321" calcext:value-type="float">
            <text:p>-0.009056321</text:p>
          </table:table-cell>
          <table:table-cell office:value-type="float" office:value="-0.008420265" calcext:value-type="float">
            <text:p>-0.008420265</text:p>
          </table:table-cell>
          <table:table-cell office:value-type="float" office:value="-0.007740747" calcext:value-type="float">
            <text:p>-0.007740747</text:p>
          </table:table-cell>
          <table:table-cell office:value-type="float" office:value="-0.006680948" calcext:value-type="float">
            <text:p>-0.006680948</text:p>
          </table:table-cell>
          <table:table-cell office:value-type="float" office:value="-0.01028803" calcext:value-type="float">
            <text:p>-0.01028803</text:p>
          </table:table-cell>
          <table:table-cell office:value-type="float" office:value="-0.006912108" calcext:value-type="float">
            <text:p>-0.006912108</text:p>
          </table:table-cell>
          <table:table-cell office:value-type="float" office:value="-0.003763652" calcext:value-type="float">
            <text:p>-0.003763652</text:p>
          </table:table-cell>
          <table:table-cell office:value-type="float" office:value="446.5014" calcext:value-type="float">
            <text:p>446.5014</text:p>
          </table:table-cell>
          <table:table-cell office:value-type="float" office:value="0" calcext:value-type="float">
            <text:p>0</text:p>
          </table:table-cell>
          <table:table-cell office:value-type="float" office:value="-0.009858897" calcext:value-type="float">
            <text:p>-0.009858897</text:p>
          </table:table-cell>
          <table:table-cell office:value-type="float" office:value="0.01020959" calcext:value-type="float">
            <text:p>0.01020959</text:p>
          </table:table-cell>
          <table:table-cell office:value-type="float" office:value="-9999.011" calcext:value-type="float">
            <text:p>-9999.01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1998" calcext:value-type="float">
            <text:p>13031998</text:p>
          </table:table-cell>
          <table:table-cell office:value-type="float" office:value="206.2995" calcext:value-type="float">
            <text:p>206.2995</text:p>
          </table:table-cell>
          <table:table-cell office:value-type="float" office:value="-4.774997" calcext:value-type="float">
            <text:p>-4.774997</text:p>
          </table:table-cell>
          <table:table-cell office:value-type="float" office:value="0" calcext:value-type="float">
            <text:p>0</text:p>
          </table:table-cell>
          <table:table-cell office:value-type="float" office:value="1389.298" calcext:value-type="float">
            <text:p>1389.298</text:p>
          </table:table-cell>
          <table:table-cell office:value-type="float" office:value="254.0852" calcext:value-type="float">
            <text:p>254.0852</text:p>
          </table:table-cell>
          <table:table-cell office:value-type="float" office:value="368.9216" calcext:value-type="float">
            <text:p>368.9216</text:p>
          </table:table-cell>
          <table:table-cell office:value-type="float" office:value="0.3166007" calcext:value-type="float">
            <text:p>0.3166007</text:p>
          </table:table-cell>
          <table:table-cell office:value-type="float" office:value="0.3169588" calcext:value-type="float">
            <text:p>0.3169588</text:p>
          </table:table-cell>
          <table:table-cell office:value-type="float" office:value="0.318179" calcext:value-type="float">
            <text:p>0.318179</text:p>
          </table:table-cell>
          <table:table-cell office:value-type="float" office:value="0.3205113" calcext:value-type="float">
            <text:p>0.3205113</text:p>
          </table:table-cell>
          <table:table-cell office:value-type="float" office:value="0.3233582" calcext:value-type="float">
            <text:p>0.3233582</text:p>
          </table:table-cell>
          <table:table-cell office:value-type="float" office:value="0.3266497" calcext:value-type="float">
            <text:p>0.3266497</text:p>
          </table:table-cell>
          <table:table-cell office:value-type="float" office:value="0.3728687" calcext:value-type="float">
            <text:p>0.3728687</text:p>
          </table:table-cell>
          <table:table-cell office:value-type="float" office:value="0.3727427" calcext:value-type="float">
            <text:p>0.3727427</text:p>
          </table:table-cell>
          <table:table-cell office:value-type="float" office:value="0.3885987" calcext:value-type="float">
            <text:p>0.3885987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3151786" calcext:value-type="float">
            <text:p>3.151786E-11</text:p>
          </table:table-cell>
          <table:table-cell office:value-type="float" office:value="1.955075E-015" calcext:value-type="float">
            <text:p>1.95507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306044" calcext:value-type="float">
            <text:p>-0.01306044</text:p>
          </table:table-cell>
          <table:table-cell office:value-type="float" office:value="-0.01295454" calcext:value-type="float">
            <text:p>-0.01295454</text:p>
          </table:table-cell>
          <table:table-cell office:value-type="float" office:value="-0.01263713" calcext:value-type="float">
            <text:p>-0.01263713</text:p>
          </table:table-cell>
          <table:table-cell office:value-type="float" office:value="-0.01201053" calcext:value-type="float">
            <text:p>-0.01201053</text:p>
          </table:table-cell>
          <table:table-cell office:value-type="float" office:value="-0.01129849" calcext:value-type="float">
            <text:p>-0.01129849</text:p>
          </table:table-cell>
          <table:table-cell office:value-type="float" office:value="-0.01052917" calcext:value-type="float">
            <text:p>-0.01052917</text:p>
          </table:table-cell>
          <table:table-cell office:value-type="float" office:value="-0.00920515" calcext:value-type="float">
            <text:p>-0.00920515</text:p>
          </table:table-cell>
          <table:table-cell office:value-type="float" office:value="-0.0102432" calcext:value-type="float">
            <text:p>-0.0102432</text:p>
          </table:table-cell>
          <table:table-cell office:value-type="float" office:value="-0.006883837" calcext:value-type="float">
            <text:p>-0.006883837</text:p>
          </table:table-cell>
          <table:table-cell office:value-type="float" office:value="-0.003763426" calcext:value-type="float">
            <text:p>-0.003763426</text:p>
          </table:table-cell>
          <table:table-cell office:value-type="float" office:value="454.0626" calcext:value-type="float">
            <text:p>454.0626</text:p>
          </table:table-cell>
          <table:table-cell office:value-type="float" office:value="0" calcext:value-type="float">
            <text:p>0</text:p>
          </table:table-cell>
          <table:table-cell office:value-type="float" office:value="-0.01313087" calcext:value-type="float">
            <text:p>-0.01313087</text:p>
          </table:table-cell>
          <table:table-cell office:value-type="float" office:value="0.01014705" calcext:value-type="float">
            <text:p>0.0101470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1998" calcext:value-type="float">
            <text:p>14031998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4.7718" calcext:value-type="float">
            <text:p>-4.7718</text:p>
          </table:table-cell>
          <table:table-cell office:value-type="float" office:value="0" calcext:value-type="float">
            <text:p>0</text:p>
          </table:table-cell>
          <table:table-cell office:value-type="float" office:value="1387.714" calcext:value-type="float">
            <text:p>1387.714</text:p>
          </table:table-cell>
          <table:table-cell office:value-type="float" office:value="256.8671" calcext:value-type="float">
            <text:p>256.8671</text:p>
          </table:table-cell>
          <table:table-cell office:value-type="float" office:value="369.594" calcext:value-type="float">
            <text:p>369.594</text:p>
          </table:table-cell>
          <table:table-cell office:value-type="float" office:value="0.3085912" calcext:value-type="float">
            <text:p>0.3085912</text:p>
          </table:table-cell>
          <table:table-cell office:value-type="float" office:value="0.308881" calcext:value-type="float">
            <text:p>0.308881</text:p>
          </table:table-cell>
          <table:table-cell office:value-type="float" office:value="0.3098664" calcext:value-type="float">
            <text:p>0.3098664</text:p>
          </table:table-cell>
          <table:table-cell office:value-type="float" office:value="0.3117959" calcext:value-type="float">
            <text:p>0.3117959</text:p>
          </table:table-cell>
          <table:table-cell office:value-type="float" office:value="0.3142256" calcext:value-type="float">
            <text:p>0.3142256</text:p>
          </table:table-cell>
          <table:table-cell office:value-type="float" office:value="0.3171437" calcext:value-type="float">
            <text:p>0.3171437</text:p>
          </table:table-cell>
          <table:table-cell office:value-type="float" office:value="0.365287" calcext:value-type="float">
            <text:p>0.365287</text:p>
          </table:table-cell>
          <table:table-cell office:value-type="float" office:value="0.3715868" calcext:value-type="float">
            <text:p>0.3715868</text:p>
          </table:table-cell>
          <table:table-cell office:value-type="float" office:value="0.3887196" calcext:value-type="float">
            <text:p>0.3887196</text:p>
          </table:table-cell>
          <table:table-cell office:value-type="float" office:value="0.4139602" calcext:value-type="float">
            <text:p>0.413960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2779826" calcext:value-type="float">
            <text:p>2.779826E-11</text:p>
          </table:table-cell>
          <table:table-cell office:value-type="float" office:value="1.954991E-015" calcext:value-type="float">
            <text:p>1.95499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562379" calcext:value-type="float">
            <text:p>-0.01562379</text:p>
          </table:table-cell>
          <table:table-cell office:value-type="float" office:value="-0.0155184" calcext:value-type="float">
            <text:p>-0.0155184</text:p>
          </table:table-cell>
          <table:table-cell office:value-type="float" office:value="-0.0152024" calcext:value-type="float">
            <text:p>-0.0152024</text:p>
          </table:table-cell>
          <table:table-cell office:value-type="float" office:value="-0.01455906" calcext:value-type="float">
            <text:p>-0.01455906</text:p>
          </table:table-cell>
          <table:table-cell office:value-type="float" office:value="-0.01379856" calcext:value-type="float">
            <text:p>-0.01379856</text:p>
          </table:table-cell>
          <table:table-cell office:value-type="float" office:value="-0.01294013" calcext:value-type="float">
            <text:p>-0.01294013</text:p>
          </table:table-cell>
          <table:table-cell office:value-type="float" office:value="-0.01123029" calcext:value-type="float">
            <text:p>-0.01123029</text:p>
          </table:table-cell>
          <table:table-cell office:value-type="float" office:value="-0.01055104" calcext:value-type="float">
            <text:p>-0.01055104</text:p>
          </table:table-cell>
          <table:table-cell office:value-type="float" office:value="-0.006863238" calcext:value-type="float">
            <text:p>-0.006863238</text:p>
          </table:table-cell>
          <table:table-cell office:value-type="float" office:value="-0.003762665" calcext:value-type="float">
            <text:p>-0.003762665</text:p>
          </table:table-cell>
          <table:table-cell office:value-type="float" office:value="460.3726" calcext:value-type="float">
            <text:p>460.3726</text:p>
          </table:table-cell>
          <table:table-cell office:value-type="float" office:value="0" calcext:value-type="float">
            <text:p>0</text:p>
          </table:table-cell>
          <table:table-cell office:value-type="float" office:value="-0.01569018" calcext:value-type="float">
            <text:p>-0.01569018</text:p>
          </table:table-cell>
          <table:table-cell office:value-type="float" office:value="0.01008587" calcext:value-type="float">
            <text:p>0.0100858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56" calcext:value-type="float">
            <text:p>-1.2284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1998" calcext:value-type="float">
            <text:p>15031998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4.444462" calcext:value-type="float">
            <text:p>-4.444462</text:p>
          </table:table-cell>
          <table:table-cell office:value-type="float" office:value="0" calcext:value-type="float">
            <text:p>0</text:p>
          </table:table-cell>
          <table:table-cell office:value-type="float" office:value="1385.571" calcext:value-type="float">
            <text:p>1385.571</text:p>
          </table:table-cell>
          <table:table-cell office:value-type="float" office:value="258.6837" calcext:value-type="float">
            <text:p>258.6837</text:p>
          </table:table-cell>
          <table:table-cell office:value-type="float" office:value="366.4411" calcext:value-type="float">
            <text:p>366.4411</text:p>
          </table:table-cell>
          <table:table-cell office:value-type="float" office:value="0.3040537" calcext:value-type="float">
            <text:p>0.3040537</text:p>
          </table:table-cell>
          <table:table-cell office:value-type="float" office:value="0.3043198" calcext:value-type="float">
            <text:p>0.3043198</text:p>
          </table:table-cell>
          <table:table-cell office:value-type="float" office:value="0.3051894" calcext:value-type="float">
            <text:p>0.3051894</text:p>
          </table:table-cell>
          <table:table-cell office:value-type="float" office:value="0.3068538" calcext:value-type="float">
            <text:p>0.3068538</text:p>
          </table:table-cell>
          <table:table-cell office:value-type="float" office:value="0.3089696" calcext:value-type="float">
            <text:p>0.3089696</text:p>
          </table:table-cell>
          <table:table-cell office:value-type="float" office:value="0.311582" calcext:value-type="float">
            <text:p>0.311582</text:p>
          </table:table-cell>
          <table:table-cell office:value-type="float" office:value="0.3604019" calcext:value-type="float">
            <text:p>0.3604019</text:p>
          </table:table-cell>
          <table:table-cell office:value-type="float" office:value="0.3700978" calcext:value-type="float">
            <text:p>0.3700978</text:p>
          </table:table-cell>
          <table:table-cell office:value-type="float" office:value="0.3887354" calcext:value-type="float">
            <text:p>0.3887354</text:p>
          </table:table-cell>
          <table:table-cell office:value-type="float" office:value="0.4139712" calcext:value-type="float">
            <text:p>0.413971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2456609" calcext:value-type="float">
            <text:p>2.456609E-11</text:p>
          </table:table-cell>
          <table:table-cell office:value-type="float" office:value="1.954907E-015" calcext:value-type="float">
            <text:p>1.95490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733046" calcext:value-type="float">
            <text:p>-0.01733046</text:p>
          </table:table-cell>
          <table:table-cell office:value-type="float" office:value="-0.01722232" calcext:value-type="float">
            <text:p>-0.01722232</text:p>
          </table:table-cell>
          <table:table-cell office:value-type="float" office:value="-0.01690692" calcext:value-type="float">
            <text:p>-0.01690692</text:p>
          </table:table-cell>
          <table:table-cell office:value-type="float" office:value="-0.01627839" calcext:value-type="float">
            <text:p>-0.01627839</text:p>
          </table:table-cell>
          <table:table-cell office:value-type="float" office:value="-0.01552344" calcext:value-type="float">
            <text:p>-0.01552344</text:p>
          </table:table-cell>
          <table:table-cell office:value-type="float" office:value="-0.01464177" calcext:value-type="float">
            <text:p>-0.01464177</text:p>
          </table:table-cell>
          <table:table-cell office:value-type="float" office:value="-0.01279445" calcext:value-type="float">
            <text:p>-0.01279445</text:p>
          </table:table-cell>
          <table:table-cell office:value-type="float" office:value="-0.01096549" calcext:value-type="float">
            <text:p>-0.01096549</text:p>
          </table:table-cell>
          <table:table-cell office:value-type="float" office:value="-0.006860378" calcext:value-type="float">
            <text:p>-0.006860378</text:p>
          </table:table-cell>
          <table:table-cell office:value-type="float" office:value="-0.003761705" calcext:value-type="float">
            <text:p>-0.003761705</text:p>
          </table:table-cell>
          <table:table-cell office:value-type="float" office:value="465.7139" calcext:value-type="float">
            <text:p>465.7139</text:p>
          </table:table-cell>
          <table:table-cell office:value-type="float" office:value="0" calcext:value-type="float">
            <text:p>0</text:p>
          </table:table-cell>
          <table:table-cell office:value-type="float" office:value="-0.01740533" calcext:value-type="float">
            <text:p>-0.01740533</text:p>
          </table:table-cell>
          <table:table-cell office:value-type="float" office:value="0.01002587" calcext:value-type="float">
            <text:p>0.0100258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04" calcext:value-type="float">
            <text:p>-1.2284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1998" calcext:value-type="float">
            <text:p>16031998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4.012103" calcext:value-type="float">
            <text:p>-4.012103</text:p>
          </table:table-cell>
          <table:table-cell office:value-type="float" office:value="0" calcext:value-type="float">
            <text:p>0</text:p>
          </table:table-cell>
          <table:table-cell office:value-type="float" office:value="1383.96" calcext:value-type="float">
            <text:p>1383.96</text:p>
          </table:table-cell>
          <table:table-cell office:value-type="float" office:value="259.8651" calcext:value-type="float">
            <text:p>259.8651</text:p>
          </table:table-cell>
          <table:table-cell office:value-type="float" office:value="362.5169" calcext:value-type="float">
            <text:p>362.5169</text:p>
          </table:table-cell>
          <table:table-cell office:value-type="float" office:value="0.3025559" calcext:value-type="float">
            <text:p>0.3025559</text:p>
          </table:table-cell>
          <table:table-cell office:value-type="float" office:value="0.3023838" calcext:value-type="float">
            <text:p>0.3023838</text:p>
          </table:table-cell>
          <table:table-cell office:value-type="float" office:value="0.3027793" calcext:value-type="float">
            <text:p>0.3027793</text:p>
          </table:table-cell>
          <table:table-cell office:value-type="float" office:value="0.3042423" calcext:value-type="float">
            <text:p>0.3042423</text:p>
          </table:table-cell>
          <table:table-cell office:value-type="float" office:value="0.3060945" calcext:value-type="float">
            <text:p>0.3060945</text:p>
          </table:table-cell>
          <table:table-cell office:value-type="float" office:value="0.3084238" calcext:value-type="float">
            <text:p>0.3084238</text:p>
          </table:table-cell>
          <table:table-cell office:value-type="float" office:value="0.3573487" calcext:value-type="float">
            <text:p>0.3573487</text:p>
          </table:table-cell>
          <table:table-cell office:value-type="float" office:value="0.3686253" calcext:value-type="float">
            <text:p>0.3686253</text:p>
          </table:table-cell>
          <table:table-cell office:value-type="float" office:value="0.3886552" calcext:value-type="float">
            <text:p>0.3886552</text:p>
          </table:table-cell>
          <table:table-cell office:value-type="float" office:value="0.4139781" calcext:value-type="float">
            <text:p>0.413978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2180243" calcext:value-type="float">
            <text:p>2.180243E-11</text:p>
          </table:table-cell>
          <table:table-cell office:value-type="float" office:value="1.954824E-015" calcext:value-type="float">
            <text:p>1.95482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796793" calcext:value-type="float">
            <text:p>-0.01796793</text:p>
          </table:table-cell>
          <table:table-cell office:value-type="float" office:value="-0.01803082" calcext:value-type="float">
            <text:p>-0.01803082</text:p>
          </table:table-cell>
          <table:table-cell office:value-type="float" office:value="-0.01787461" calcext:value-type="float">
            <text:p>-0.01787461</text:p>
          </table:table-cell>
          <table:table-cell office:value-type="float" office:value="-0.01728152" calcext:value-type="float">
            <text:p>-0.01728152</text:p>
          </table:table-cell>
          <table:table-cell office:value-type="float" office:value="-0.01657111" calcext:value-type="float">
            <text:p>-0.01657111</text:p>
          </table:table-cell>
          <table:table-cell office:value-type="float" office:value="-0.01571987" calcext:value-type="float">
            <text:p>-0.01571987</text:p>
          </table:table-cell>
          <table:table-cell office:value-type="float" office:value="-0.01389439" calcext:value-type="float">
            <text:p>-0.01389439</text:p>
          </table:table-cell>
          <table:table-cell office:value-type="float" office:value="-0.01139387" calcext:value-type="float">
            <text:p>-0.01139387</text:p>
          </table:table-cell>
          <table:table-cell office:value-type="float" office:value="-0.00687381" calcext:value-type="float">
            <text:p>-0.00687381</text:p>
          </table:table-cell>
          <table:table-cell office:value-type="float" office:value="-0.003761099" calcext:value-type="float">
            <text:p>-0.003761099</text:p>
          </table:table-cell>
          <table:table-cell office:value-type="float" office:value="470.4203" calcext:value-type="float">
            <text:p>470.4203</text:p>
          </table:table-cell>
          <table:table-cell office:value-type="float" office:value="0" calcext:value-type="float">
            <text:p>0</text:p>
          </table:table-cell>
          <table:table-cell office:value-type="float" office:value="-0.01793308" calcext:value-type="float">
            <text:p>-0.01793308</text:p>
          </table:table-cell>
          <table:table-cell office:value-type="float" office:value="0.00996702" calcext:value-type="float">
            <text:p>0.0099670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72" calcext:value-type="float">
            <text:p>-1.2283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1998" calcext:value-type="float">
            <text:p>17031998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3.710081" calcext:value-type="float">
            <text:p>-3.710081</text:p>
          </table:table-cell>
          <table:table-cell office:value-type="float" office:value="0" calcext:value-type="float">
            <text:p>0</text:p>
          </table:table-cell>
          <table:table-cell office:value-type="float" office:value="1382.819" calcext:value-type="float">
            <text:p>1382.819</text:p>
          </table:table-cell>
          <table:table-cell office:value-type="float" office:value="260.7047" calcext:value-type="float">
            <text:p>260.7047</text:p>
          </table:table-cell>
          <table:table-cell office:value-type="float" office:value="357.133" calcext:value-type="float">
            <text:p>357.133</text:p>
          </table:table-cell>
          <table:table-cell office:value-type="float" office:value="0.3030288" calcext:value-type="float">
            <text:p>0.3030288</text:p>
          </table:table-cell>
          <table:table-cell office:value-type="float" office:value="0.3026016" calcext:value-type="float">
            <text:p>0.3026016</text:p>
          </table:table-cell>
          <table:table-cell office:value-type="float" office:value="0.302281" calcext:value-type="float">
            <text:p>0.302281</text:p>
          </table:table-cell>
          <table:table-cell office:value-type="float" office:value="0.3031451" calcext:value-type="float">
            <text:p>0.3031451</text:p>
          </table:table-cell>
          <table:table-cell office:value-type="float" office:value="0.3046831" calcext:value-type="float">
            <text:p>0.3046831</text:p>
          </table:table-cell>
          <table:table-cell office:value-type="float" office:value="0.3067223" calcext:value-type="float">
            <text:p>0.3067223</text:p>
          </table:table-cell>
          <table:table-cell office:value-type="float" office:value="0.3554451" calcext:value-type="float">
            <text:p>0.3554451</text:p>
          </table:table-cell>
          <table:table-cell office:value-type="float" office:value="0.3673185" calcext:value-type="float">
            <text:p>0.3673185</text:p>
          </table:table-cell>
          <table:table-cell office:value-type="float" office:value="0.3885235" calcext:value-type="float">
            <text:p>0.3885235</text:p>
          </table:table-cell>
          <table:table-cell office:value-type="float" office:value="0.413978" calcext:value-type="float">
            <text:p>0.413978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945491" calcext:value-type="float">
            <text:p>1.945491E-11</text:p>
          </table:table-cell>
          <table:table-cell office:value-type="float" office:value="1.954746E-015" calcext:value-type="float">
            <text:p>1.95474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776453" calcext:value-type="float">
            <text:p>-0.01776453</text:p>
          </table:table-cell>
          <table:table-cell office:value-type="float" office:value="-0.01793553" calcext:value-type="float">
            <text:p>-0.01793553</text:p>
          </table:table-cell>
          <table:table-cell office:value-type="float" office:value="-0.01808557" calcext:value-type="float">
            <text:p>-0.01808557</text:p>
          </table:table-cell>
          <table:table-cell office:value-type="float" office:value="-0.01772565" calcext:value-type="float">
            <text:p>-0.01772565</text:p>
          </table:table-cell>
          <table:table-cell office:value-type="float" office:value="-0.01711633" calcext:value-type="float">
            <text:p>-0.01711633</text:p>
          </table:table-cell>
          <table:table-cell office:value-type="float" office:value="-0.01634013" calcext:value-type="float">
            <text:p>-0.01634013</text:p>
          </table:table-cell>
          <table:table-cell office:value-type="float" office:value="-0.01463084" calcext:value-type="float">
            <text:p>-0.01463084</text:p>
          </table:table-cell>
          <table:table-cell office:value-type="float" office:value="-0.01178952" calcext:value-type="float">
            <text:p>-0.01178952</text:p>
          </table:table-cell>
          <table:table-cell office:value-type="float" office:value="-0.006896279" calcext:value-type="float">
            <text:p>-0.006896279</text:p>
          </table:table-cell>
          <table:table-cell office:value-type="float" office:value="-0.003761106" calcext:value-type="float">
            <text:p>-0.003761106</text:p>
          </table:table-cell>
          <table:table-cell office:value-type="float" office:value="474.7895" calcext:value-type="float">
            <text:p>474.7895</text:p>
          </table:table-cell>
          <table:table-cell office:value-type="float" office:value="0" calcext:value-type="float">
            <text:p>0</text:p>
          </table:table-cell>
          <table:table-cell office:value-type="float" office:value="-0.01768468" calcext:value-type="float">
            <text:p>-0.01768468</text:p>
          </table:table-cell>
          <table:table-cell office:value-type="float" office:value="0.009909127" calcext:value-type="float">
            <text:p>0.00990912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72" calcext:value-type="float">
            <text:p>-1.2283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1998" calcext:value-type="float">
            <text:p>18031998</text:p>
          </table:table-cell>
          <table:table-cell office:value-type="float" office:value="207.4995" calcext:value-type="float">
            <text:p>207.4995</text:p>
          </table:table-cell>
          <table:table-cell office:value-type="float" office:value="-3.394854" calcext:value-type="float">
            <text:p>-3.394854</text:p>
          </table:table-cell>
          <table:table-cell office:value-type="float" office:value="0" calcext:value-type="float">
            <text:p>0</text:p>
          </table:table-cell>
          <table:table-cell office:value-type="float" office:value="1381.817" calcext:value-type="float">
            <text:p>1381.817</text:p>
          </table:table-cell>
          <table:table-cell office:value-type="float" office:value="261.3926" calcext:value-type="float">
            <text:p>261.3926</text:p>
          </table:table-cell>
          <table:table-cell office:value-type="float" office:value="352.4593" calcext:value-type="float">
            <text:p>352.4593</text:p>
          </table:table-cell>
          <table:table-cell office:value-type="float" office:value="0.3034993" calcext:value-type="float">
            <text:p>0.3034993</text:p>
          </table:table-cell>
          <table:table-cell office:value-type="float" office:value="0.3030038" calcext:value-type="float">
            <text:p>0.3030038</text:p>
          </table:table-cell>
          <table:table-cell office:value-type="float" office:value="0.3024354" calcext:value-type="float">
            <text:p>0.3024354</text:p>
          </table:table-cell>
          <table:table-cell office:value-type="float" office:value="0.3028468" calcext:value-type="float">
            <text:p>0.3028468</text:p>
          </table:table-cell>
          <table:table-cell office:value-type="float" office:value="0.3040565" calcext:value-type="float">
            <text:p>0.3040565</text:p>
          </table:table-cell>
          <table:table-cell office:value-type="float" office:value="0.3058535" calcext:value-type="float">
            <text:p>0.3058535</text:p>
          </table:table-cell>
          <table:table-cell office:value-type="float" office:value="0.3541316" calcext:value-type="float">
            <text:p>0.3541316</text:p>
          </table:table-cell>
          <table:table-cell office:value-type="float" office:value="0.3661461" calcext:value-type="float">
            <text:p>0.3661461</text:p>
          </table:table-cell>
          <table:table-cell office:value-type="float" office:value="0.3884262" calcext:value-type="float">
            <text:p>0.3884262</text:p>
          </table:table-cell>
          <table:table-cell office:value-type="float" office:value="0.4139726" calcext:value-type="float">
            <text:p>0.4139726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747172" calcext:value-type="float">
            <text:p>1.747172E-11</text:p>
          </table:table-cell>
          <table:table-cell office:value-type="float" office:value="1.954675E-015" calcext:value-type="float">
            <text:p>1.95467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756818" calcext:value-type="float">
            <text:p>-0.01756818</text:p>
          </table:table-cell>
          <table:table-cell office:value-type="float" office:value="-0.0177658" calcext:value-type="float">
            <text:p>-0.0177658</text:p>
          </table:table-cell>
          <table:table-cell office:value-type="float" office:value="-0.01802056" calcext:value-type="float">
            <text:p>-0.01802056</text:p>
          </table:table-cell>
          <table:table-cell office:value-type="float" office:value="-0.01784905" calcext:value-type="float">
            <text:p>-0.01784905</text:p>
          </table:table-cell>
          <table:table-cell office:value-type="float" office:value="-0.01736468" calcext:value-type="float">
            <text:p>-0.01736468</text:p>
          </table:table-cell>
          <table:table-cell office:value-type="float" office:value="-0.01666761" calcext:value-type="float">
            <text:p>-0.01666761</text:p>
          </table:table-cell>
          <table:table-cell office:value-type="float" office:value="-0.01516534" calcext:value-type="float">
            <text:p>-0.01516534</text:p>
          </table:table-cell>
          <table:table-cell office:value-type="float" office:value="-0.01215784" calcext:value-type="float">
            <text:p>-0.01215784</text:p>
          </table:table-cell>
          <table:table-cell office:value-type="float" office:value="-0.006912764" calcext:value-type="float">
            <text:p>-0.006912764</text:p>
          </table:table-cell>
          <table:table-cell office:value-type="float" office:value="-0.003761567" calcext:value-type="float">
            <text:p>-0.003761567</text:p>
          </table:table-cell>
          <table:table-cell office:value-type="float" office:value="479.007" calcext:value-type="float">
            <text:p>479.007</text:p>
          </table:table-cell>
          <table:table-cell office:value-type="float" office:value="0" calcext:value-type="float">
            <text:p>0</text:p>
          </table:table-cell>
          <table:table-cell office:value-type="float" office:value="-0.01747942" calcext:value-type="float">
            <text:p>-0.01747942</text:p>
          </table:table-cell>
          <table:table-cell office:value-type="float" office:value="0.009852211" calcext:value-type="float">
            <text:p>0.00985221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397" calcext:value-type="float">
            <text:p>-1.2283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1998" calcext:value-type="float">
            <text:p>19031998</text:p>
          </table:table-cell>
          <table:table-cell office:value-type="float" office:value="220.3995" calcext:value-type="float">
            <text:p>220.3995</text:p>
          </table:table-cell>
          <table:table-cell office:value-type="float" office:value="-3.506399" calcext:value-type="float">
            <text:p>-3.506399</text:p>
          </table:table-cell>
          <table:table-cell office:value-type="float" office:value="0" calcext:value-type="float">
            <text:p>0</text:p>
          </table:table-cell>
          <table:table-cell office:value-type="float" office:value="1394.259" calcext:value-type="float">
            <text:p>1394.259</text:p>
          </table:table-cell>
          <table:table-cell office:value-type="float" office:value="261.9616" calcext:value-type="float">
            <text:p>261.9616</text:p>
          </table:table-cell>
          <table:table-cell office:value-type="float" office:value="386.4343" calcext:value-type="float">
            <text:p>386.4343</text:p>
          </table:table-cell>
          <table:table-cell office:value-type="float" office:value="0.3007182" calcext:value-type="float">
            <text:p>0.3007182</text:p>
          </table:table-cell>
          <table:table-cell office:value-type="float" office:value="0.3009399" calcext:value-type="float">
            <text:p>0.3009399</text:p>
          </table:table-cell>
          <table:table-cell office:value-type="float" office:value="0.3015801" calcext:value-type="float">
            <text:p>0.3015801</text:p>
          </table:table-cell>
          <table:table-cell office:value-type="float" office:value="0.3024862" calcext:value-type="float">
            <text:p>0.3024862</text:p>
          </table:table-cell>
          <table:table-cell office:value-type="float" office:value="0.3037019" calcext:value-type="float">
            <text:p>0.3037019</text:p>
          </table:table-cell>
          <table:table-cell office:value-type="float" office:value="0.3053812" calcext:value-type="float">
            <text:p>0.3053812</text:p>
          </table:table-cell>
          <table:table-cell office:value-type="float" office:value="0.3533483" calcext:value-type="float">
            <text:p>0.3533483</text:p>
          </table:table-cell>
          <table:table-cell office:value-type="float" office:value="0.3651888" calcext:value-type="float">
            <text:p>0.3651888</text:p>
          </table:table-cell>
          <table:table-cell office:value-type="float" office:value="0.3882915" calcext:value-type="float">
            <text:p>0.3882915</text:p>
          </table:table-cell>
          <table:table-cell office:value-type="float" office:value="0.4139622" calcext:value-type="float">
            <text:p>0.4139622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565161" calcext:value-type="float">
            <text:p>1.565161E-11</text:p>
          </table:table-cell>
          <table:table-cell office:value-type="float" office:value="1.954607E-015" calcext:value-type="float">
            <text:p>1.95460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71929" calcext:value-type="float">
            <text:p>-0.01871929</text:p>
          </table:table-cell>
          <table:table-cell office:value-type="float" office:value="-0.01862121" calcext:value-type="float">
            <text:p>-0.01862121</text:p>
          </table:table-cell>
          <table:table-cell office:value-type="float" office:value="-0.01837155" calcext:value-type="float">
            <text:p>-0.01837155</text:p>
          </table:table-cell>
          <table:table-cell office:value-type="float" office:value="-0.01799508" calcext:value-type="float">
            <text:p>-0.01799508</text:p>
          </table:table-cell>
          <table:table-cell office:value-type="float" office:value="-0.01750621" calcext:value-type="float">
            <text:p>-0.01750621</text:p>
          </table:table-cell>
          <table:table-cell office:value-type="float" office:value="-0.01684798" calcext:value-type="float">
            <text:p>-0.01684798</text:p>
          </table:table-cell>
          <table:table-cell office:value-type="float" office:value="-0.01549421" calcext:value-type="float">
            <text:p>-0.01549421</text:p>
          </table:table-cell>
          <table:table-cell office:value-type="float" office:value="-0.01246807" calcext:value-type="float">
            <text:p>-0.01246807</text:p>
          </table:table-cell>
          <table:table-cell office:value-type="float" office:value="-0.006935754" calcext:value-type="float">
            <text:p>-0.006935754</text:p>
          </table:table-cell>
          <table:table-cell office:value-type="float" office:value="-0.003762466" calcext:value-type="float">
            <text:p>-0.003762466</text:p>
          </table:table-cell>
          <table:table-cell office:value-type="float" office:value="483.1104" calcext:value-type="float">
            <text:p>483.1104</text:p>
          </table:table-cell>
          <table:table-cell office:value-type="float" office:value="0" calcext:value-type="float">
            <text:p>0</text:p>
          </table:table-cell>
          <table:table-cell office:value-type="float" office:value="-0.01879561" calcext:value-type="float">
            <text:p>-0.01879561</text:p>
          </table:table-cell>
          <table:table-cell office:value-type="float" office:value="0.009796046" calcext:value-type="float">
            <text:p>0.009796046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45" calcext:value-type="float">
            <text:p>-1.2284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1998" calcext:value-type="float">
            <text:p>20031998</text:p>
          </table:table-cell>
          <table:table-cell office:value-type="float" office:value="223.7995" calcext:value-type="float">
            <text:p>223.7995</text:p>
          </table:table-cell>
          <table:table-cell office:value-type="float" office:value="-3.548636" calcext:value-type="float">
            <text:p>-3.548636</text:p>
          </table:table-cell>
          <table:table-cell office:value-type="float" office:value="0" calcext:value-type="float">
            <text:p>0</text:p>
          </table:table-cell>
          <table:table-cell office:value-type="float" office:value="1397.369" calcext:value-type="float">
            <text:p>1397.369</text:p>
          </table:table-cell>
          <table:table-cell office:value-type="float" office:value="262.2928" calcext:value-type="float">
            <text:p>262.2928</text:p>
          </table:table-cell>
          <table:table-cell office:value-type="float" office:value="392.076" calcext:value-type="float">
            <text:p>392.076</text:p>
          </table:table-cell>
          <table:table-cell office:value-type="float" office:value="0.3024015" calcext:value-type="float">
            <text:p>0.3024015</text:p>
          </table:table-cell>
          <table:table-cell office:value-type="float" office:value="0.3020617" calcext:value-type="float">
            <text:p>0.3020617</text:p>
          </table:table-cell>
          <table:table-cell office:value-type="float" office:value="0.3017234" calcext:value-type="float">
            <text:p>0.3017234</text:p>
          </table:table-cell>
          <table:table-cell office:value-type="float" office:value="0.3022874" calcext:value-type="float">
            <text:p>0.3022874</text:p>
          </table:table-cell>
          <table:table-cell office:value-type="float" office:value="0.3033329" calcext:value-type="float">
            <text:p>0.3033329</text:p>
          </table:table-cell>
          <table:table-cell office:value-type="float" office:value="0.3049023" calcext:value-type="float">
            <text:p>0.3049023</text:p>
          </table:table-cell>
          <table:table-cell office:value-type="float" office:value="0.3528706" calcext:value-type="float">
            <text:p>0.3528706</text:p>
          </table:table-cell>
          <table:table-cell office:value-type="float" office:value="0.364422" calcext:value-type="float">
            <text:p>0.364422</text:p>
          </table:table-cell>
          <table:table-cell office:value-type="float" office:value="0.3882027" calcext:value-type="float">
            <text:p>0.3882027</text:p>
          </table:table-cell>
          <table:table-cell office:value-type="float" office:value="0.4139491" calcext:value-type="float">
            <text:p>0.413949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383822" calcext:value-type="float">
            <text:p>1.383822E-11</text:p>
          </table:table-cell>
          <table:table-cell office:value-type="float" office:value="1.954539E-015" calcext:value-type="float">
            <text:p>1.95453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02669" calcext:value-type="float">
            <text:p>-0.01802669</text:p>
          </table:table-cell>
          <table:table-cell office:value-type="float" office:value="-0.01816465" calcext:value-type="float">
            <text:p>-0.01816465</text:p>
          </table:table-cell>
          <table:table-cell office:value-type="float" office:value="-0.01832566" calcext:value-type="float">
            <text:p>-0.01832566</text:p>
          </table:table-cell>
          <table:table-cell office:value-type="float" office:value="-0.01808381" calcext:value-type="float">
            <text:p>-0.01808381</text:p>
          </table:table-cell>
          <table:table-cell office:value-type="float" office:value="-0.01765612" calcext:value-type="float">
            <text:p>-0.01765612</text:p>
          </table:table-cell>
          <table:table-cell office:value-type="float" office:value="-0.017033" calcext:value-type="float">
            <text:p>-0.017033</text:p>
          </table:table-cell>
          <table:table-cell office:value-type="float" office:value="-0.01569847" calcext:value-type="float">
            <text:p>-0.01569847</text:p>
          </table:table-cell>
          <table:table-cell office:value-type="float" office:value="-0.01272288" calcext:value-type="float">
            <text:p>-0.01272288</text:p>
          </table:table-cell>
          <table:table-cell office:value-type="float" office:value="-0.006951163" calcext:value-type="float">
            <text:p>-0.006951163</text:p>
          </table:table-cell>
          <table:table-cell office:value-type="float" office:value="-0.003763625" calcext:value-type="float">
            <text:p>-0.003763625</text:p>
          </table:table-cell>
          <table:table-cell office:value-type="float" office:value="486.9912" calcext:value-type="float">
            <text:p>486.9912</text:p>
          </table:table-cell>
          <table:table-cell office:value-type="float" office:value="0" calcext:value-type="float">
            <text:p>0</text:p>
          </table:table-cell>
          <table:table-cell office:value-type="float" office:value="-0.01798093" calcext:value-type="float">
            <text:p>-0.01798093</text:p>
          </table:table-cell>
          <table:table-cell office:value-type="float" office:value="0.009739961" calcext:value-type="float">
            <text:p>0.009739961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1998" calcext:value-type="float">
            <text:p>21031998</text:p>
          </table:table-cell>
          <table:table-cell office:value-type="float" office:value="226.1995" calcext:value-type="float">
            <text:p>226.1995</text:p>
          </table:table-cell>
          <table:table-cell office:value-type="float" office:value="-3.587755" calcext:value-type="float">
            <text:p>-3.587755</text:p>
          </table:table-cell>
          <table:table-cell office:value-type="float" office:value="0" calcext:value-type="float">
            <text:p>0</text:p>
          </table:table-cell>
          <table:table-cell office:value-type="float" office:value="1399.516" calcext:value-type="float">
            <text:p>1399.516</text:p>
          </table:table-cell>
          <table:table-cell office:value-type="float" office:value="262.5871" calcext:value-type="float">
            <text:p>262.5871</text:p>
          </table:table-cell>
          <table:table-cell office:value-type="float" office:value="397.7841" calcext:value-type="float">
            <text:p>397.7841</text:p>
          </table:table-cell>
          <table:table-cell office:value-type="float" office:value="0.3028809" calcext:value-type="float">
            <text:p>0.3028809</text:p>
          </table:table-cell>
          <table:table-cell office:value-type="float" office:value="0.302544" calcext:value-type="float">
            <text:p>0.302544</text:p>
          </table:table-cell>
          <table:table-cell office:value-type="float" office:value="0.3022013" calcext:value-type="float">
            <text:p>0.3022013</text:p>
          </table:table-cell>
          <table:table-cell office:value-type="float" office:value="0.3025636" calcext:value-type="float">
            <text:p>0.3025636</text:p>
          </table:table-cell>
          <table:table-cell office:value-type="float" office:value="0.3033923" calcext:value-type="float">
            <text:p>0.3033923</text:p>
          </table:table-cell>
          <table:table-cell office:value-type="float" office:value="0.3047816" calcext:value-type="float">
            <text:p>0.3047816</text:p>
          </table:table-cell>
          <table:table-cell office:value-type="float" office:value="0.3525304" calcext:value-type="float">
            <text:p>0.3525304</text:p>
          </table:table-cell>
          <table:table-cell office:value-type="float" office:value="0.3638065" calcext:value-type="float">
            <text:p>0.3638065</text:p>
          </table:table-cell>
          <table:table-cell office:value-type="float" office:value="0.3881436" calcext:value-type="float">
            <text:p>0.3881436</text:p>
          </table:table-cell>
          <table:table-cell office:value-type="float" office:value="0.4139491" calcext:value-type="float">
            <text:p>0.413949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220628" calcext:value-type="float">
            <text:p>1.220628E-11</text:p>
          </table:table-cell>
          <table:table-cell office:value-type="float" office:value="1.954473E-015" calcext:value-type="float">
            <text:p>1.95447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782871" calcext:value-type="float">
            <text:p>-0.01782871</text:p>
          </table:table-cell>
          <table:table-cell office:value-type="float" office:value="-0.01796366" calcext:value-type="float">
            <text:p>-0.01796366</text:p>
          </table:table-cell>
          <table:table-cell office:value-type="float" office:value="-0.01812387" calcext:value-type="float">
            <text:p>-0.01812387</text:p>
          </table:table-cell>
          <table:table-cell office:value-type="float" office:value="-0.01796935" calcext:value-type="float">
            <text:p>-0.01796935</text:p>
          </table:table-cell>
          <table:table-cell office:value-type="float" office:value="-0.01763216" calcext:value-type="float">
            <text:p>-0.01763216</text:p>
          </table:table-cell>
          <table:table-cell office:value-type="float" office:value="-0.01708075" calcext:value-type="float">
            <text:p>-0.01708075</text:p>
          </table:table-cell>
          <table:table-cell office:value-type="float" office:value="-0.01584581" calcext:value-type="float">
            <text:p>-0.01584581</text:p>
          </table:table-cell>
          <table:table-cell office:value-type="float" office:value="-0.0129317" calcext:value-type="float">
            <text:p>-0.0129317</text:p>
          </table:table-cell>
          <table:table-cell office:value-type="float" office:value="-0.00696128" calcext:value-type="float">
            <text:p>-0.00696128</text:p>
          </table:table-cell>
          <table:table-cell office:value-type="float" office:value="-0.003763625" calcext:value-type="float">
            <text:p>-0.003763625</text:p>
          </table:table-cell>
          <table:table-cell office:value-type="float" office:value="490.8535" calcext:value-type="float">
            <text:p>490.8535</text:p>
          </table:table-cell>
          <table:table-cell office:value-type="float" office:value="0" calcext:value-type="float">
            <text:p>0</text:p>
          </table:table-cell>
          <table:table-cell office:value-type="float" office:value="-0.01778497" calcext:value-type="float">
            <text:p>-0.01778497</text:p>
          </table:table-cell>
          <table:table-cell office:value-type="float" office:value="0.009684358" calcext:value-type="float">
            <text:p>0.00968435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1998" calcext:value-type="float">
            <text:p>22031998</text:p>
          </table:table-cell>
          <table:table-cell office:value-type="float" office:value="236.7994" calcext:value-type="float">
            <text:p>236.7994</text:p>
          </table:table-cell>
          <table:table-cell office:value-type="float" office:value="-3.74717" calcext:value-type="float">
            <text:p>-3.74717</text:p>
          </table:table-cell>
          <table:table-cell office:value-type="float" office:value="0" calcext:value-type="float">
            <text:p>0</text:p>
          </table:table-cell>
          <table:table-cell office:value-type="float" office:value="1410.009" calcext:value-type="float">
            <text:p>1410.009</text:p>
          </table:table-cell>
          <table:table-cell office:value-type="float" office:value="262.8515" calcext:value-type="float">
            <text:p>262.8515</text:p>
          </table:table-cell>
          <table:table-cell office:value-type="float" office:value="428.7922" calcext:value-type="float">
            <text:p>428.7922</text:p>
          </table:table-cell>
          <table:table-cell office:value-type="float" office:value="0.3012322" calcext:value-type="float">
            <text:p>0.3012322</text:p>
          </table:table-cell>
          <table:table-cell office:value-type="float" office:value="0.301458" calcext:value-type="float">
            <text:p>0.301458</text:p>
          </table:table-cell>
          <table:table-cell office:value-type="float" office:value="0.3020554" calcext:value-type="float">
            <text:p>0.3020554</text:p>
          </table:table-cell>
          <table:table-cell office:value-type="float" office:value="0.3026846" calcext:value-type="float">
            <text:p>0.3026846</text:p>
          </table:table-cell>
          <table:table-cell office:value-type="float" office:value="0.3033989" calcext:value-type="float">
            <text:p>0.3033989</text:p>
          </table:table-cell>
          <table:table-cell office:value-type="float" office:value="0.3047141" calcext:value-type="float">
            <text:p>0.3047141</text:p>
          </table:table-cell>
          <table:table-cell office:value-type="float" office:value="0.3523096" calcext:value-type="float">
            <text:p>0.3523096</text:p>
          </table:table-cell>
          <table:table-cell office:value-type="float" office:value="0.3633326" calcext:value-type="float">
            <text:p>0.3633326</text:p>
          </table:table-cell>
          <table:table-cell office:value-type="float" office:value="0.3880673" calcext:value-type="float">
            <text:p>0.3880673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1071198" calcext:value-type="float">
            <text:p>1.071198E-11</text:p>
          </table:table-cell>
          <table:table-cell office:value-type="float" office:value="1.954408E-015" calcext:value-type="float">
            <text:p>1.95440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50293" calcext:value-type="float">
            <text:p>-0.01850293</text:p>
          </table:table-cell>
          <table:table-cell office:value-type="float" office:value="-0.01840439" calcext:value-type="float">
            <text:p>-0.01840439</text:p>
          </table:table-cell>
          <table:table-cell office:value-type="float" office:value="-0.01817634" calcext:value-type="float">
            <text:p>-0.01817634</text:p>
          </table:table-cell>
          <table:table-cell office:value-type="float" office:value="-0.01791697" calcext:value-type="float">
            <text:p>-0.01791697</text:p>
          </table:table-cell>
          <table:table-cell office:value-type="float" office:value="-0.01762974" calcext:value-type="float">
            <text:p>-0.01762974</text:p>
          </table:table-cell>
          <table:table-cell office:value-type="float" office:value="-0.01710724" calcext:value-type="float">
            <text:p>-0.01710724</text:p>
          </table:table-cell>
          <table:table-cell office:value-type="float" office:value="-0.01594217" calcext:value-type="float">
            <text:p>-0.01594217</text:p>
          </table:table-cell>
          <table:table-cell office:value-type="float" office:value="-0.01309502" calcext:value-type="float">
            <text:p>-0.01309502</text:p>
          </table:table-cell>
          <table:table-cell office:value-type="float" office:value="-0.006974394" calcext:value-type="float">
            <text:p>-0.006974394</text:p>
          </table:table-cell>
          <table:table-cell office:value-type="float" office:value="-0.003763641" calcext:value-type="float">
            <text:p>-0.003763641</text:p>
          </table:table-cell>
          <table:table-cell office:value-type="float" office:value="494.6927" calcext:value-type="float">
            <text:p>494.6927</text:p>
          </table:table-cell>
          <table:table-cell office:value-type="float" office:value="0" calcext:value-type="float">
            <text:p>0</text:p>
          </table:table-cell>
          <table:table-cell office:value-type="float" office:value="-0.01858456" calcext:value-type="float">
            <text:p>-0.01858456</text:p>
          </table:table-cell>
          <table:table-cell office:value-type="float" office:value="0.009629249" calcext:value-type="float">
            <text:p>0.009629249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1998" calcext:value-type="float">
            <text:p>23031998</text:p>
          </table:table-cell>
          <table:table-cell office:value-type="float" office:value="237.1994" calcext:value-type="float">
            <text:p>237.1994</text:p>
          </table:table-cell>
          <table:table-cell office:value-type="float" office:value="-3.826216" calcext:value-type="float">
            <text:p>-3.826216</text:p>
          </table:table-cell>
          <table:table-cell office:value-type="float" office:value="0" calcext:value-type="float">
            <text:p>0</text:p>
          </table:table-cell>
          <table:table-cell office:value-type="float" office:value="1410.333" calcext:value-type="float">
            <text:p>1410.333</text:p>
          </table:table-cell>
          <table:table-cell office:value-type="float" office:value="263.0066" calcext:value-type="float">
            <text:p>263.0066</text:p>
          </table:table-cell>
          <table:table-cell office:value-type="float" office:value="428.4338" calcext:value-type="float">
            <text:p>428.4338</text:p>
          </table:table-cell>
          <table:table-cell office:value-type="float" office:value="0.3007987" calcext:value-type="float">
            <text:p>0.3007987</text:p>
          </table:table-cell>
          <table:table-cell office:value-type="float" office:value="0.3010438" calcext:value-type="float">
            <text:p>0.3010438</text:p>
          </table:table-cell>
          <table:table-cell office:value-type="float" office:value="0.301732" calcext:value-type="float">
            <text:p>0.301732</text:p>
          </table:table-cell>
          <table:table-cell office:value-type="float" office:value="0.3025786" calcext:value-type="float">
            <text:p>0.3025786</text:p>
          </table:table-cell>
          <table:table-cell office:value-type="float" office:value="0.3033553" calcext:value-type="float">
            <text:p>0.3033553</text:p>
          </table:table-cell>
          <table:table-cell office:value-type="float" office:value="0.3046544" calcext:value-type="float">
            <text:p>0.3046544</text:p>
          </table:table-cell>
          <table:table-cell office:value-type="float" office:value="0.3521546" calcext:value-type="float">
            <text:p>0.3521546</text:p>
          </table:table-cell>
          <table:table-cell office:value-type="float" office:value="0.3629701" calcext:value-type="float">
            <text:p>0.3629701</text:p>
          </table:table-cell>
          <table:table-cell office:value-type="float" office:value="0.3879845" calcext:value-type="float">
            <text:p>0.3879845</text:p>
          </table:table-cell>
          <table:table-cell office:value-type="float" office:value="0.413949" calcext:value-type="float">
            <text:p>0.41394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932204" calcext:value-type="float">
            <text:p>9.32204E-12</text:p>
          </table:table-cell>
          <table:table-cell office:value-type="float" office:value="1.954344E-015" calcext:value-type="float">
            <text:p>1.95434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69128" calcext:value-type="float">
            <text:p>-0.01869128</text:p>
          </table:table-cell>
          <table:table-cell office:value-type="float" office:value="-0.01858309" calcext:value-type="float">
            <text:p>-0.01858309</text:p>
          </table:table-cell>
          <table:table-cell office:value-type="float" office:value="-0.01831254" calcext:value-type="float">
            <text:p>-0.01831254</text:p>
          </table:table-cell>
          <table:table-cell office:value-type="float" office:value="-0.01795946" calcext:value-type="float">
            <text:p>-0.01795946</text:p>
          </table:table-cell>
          <table:table-cell office:value-type="float" office:value="-0.01764697" calcext:value-type="float">
            <text:p>-0.01764697</text:p>
          </table:table-cell>
          <table:table-cell office:value-type="float" office:value="-0.01713044" calcext:value-type="float">
            <text:p>-0.01713044</text:p>
          </table:table-cell>
          <table:table-cell office:value-type="float" office:value="-0.01601017" calcext:value-type="float">
            <text:p>-0.01601017</text:p>
          </table:table-cell>
          <table:table-cell office:value-type="float" office:value="-0.01322154" calcext:value-type="float">
            <text:p>-0.01322154</text:p>
          </table:table-cell>
          <table:table-cell office:value-type="float" office:value="-0.006988665" calcext:value-type="float">
            <text:p>-0.006988665</text:p>
          </table:table-cell>
          <table:table-cell office:value-type="float" office:value="-0.003763629" calcext:value-type="float">
            <text:p>-0.003763629</text:p>
          </table:table-cell>
          <table:table-cell office:value-type="float" office:value="498.424" calcext:value-type="float">
            <text:p>498.424</text:p>
          </table:table-cell>
          <table:table-cell office:value-type="float" office:value="0" calcext:value-type="float">
            <text:p>0</text:p>
          </table:table-cell>
          <table:table-cell office:value-type="float" office:value="-0.01877529" calcext:value-type="float">
            <text:p>-0.01877529</text:p>
          </table:table-cell>
          <table:table-cell office:value-type="float" office:value="0.009574507" calcext:value-type="float">
            <text:p>0.00957450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1998" calcext:value-type="float">
            <text:p>24031998</text:p>
          </table:table-cell>
          <table:table-cell office:value-type="float" office:value="237.1994" calcext:value-type="float">
            <text:p>237.1994</text:p>
          </table:table-cell>
          <table:table-cell office:value-type="float" office:value="-3.610653" calcext:value-type="float">
            <text:p>-3.610653</text:p>
          </table:table-cell>
          <table:table-cell office:value-type="float" office:value="0" calcext:value-type="float">
            <text:p>0</text:p>
          </table:table-cell>
          <table:table-cell office:value-type="float" office:value="1409.99" calcext:value-type="float">
            <text:p>1409.99</text:p>
          </table:table-cell>
          <table:table-cell office:value-type="float" office:value="263.1331" calcext:value-type="float">
            <text:p>263.1331</text:p>
          </table:table-cell>
          <table:table-cell office:value-type="float" office:value="426.4032" calcext:value-type="float">
            <text:p>426.4032</text:p>
          </table:table-cell>
          <table:table-cell office:value-type="float" office:value="0.3004587" calcext:value-type="float">
            <text:p>0.3004587</text:p>
          </table:table-cell>
          <table:table-cell office:value-type="float" office:value="0.300707" calcext:value-type="float">
            <text:p>0.300707</text:p>
          </table:table-cell>
          <table:table-cell office:value-type="float" office:value="0.3014184" calcext:value-type="float">
            <text:p>0.3014184</text:p>
          </table:table-cell>
          <table:table-cell office:value-type="float" office:value="0.3023936" calcext:value-type="float">
            <text:p>0.3023936</text:p>
          </table:table-cell>
          <table:table-cell office:value-type="float" office:value="0.3034198" calcext:value-type="float">
            <text:p>0.3034198</text:p>
          </table:table-cell>
          <table:table-cell office:value-type="float" office:value="0.3046325" calcext:value-type="float">
            <text:p>0.3046325</text:p>
          </table:table-cell>
          <table:table-cell office:value-type="float" office:value="0.3520408" calcext:value-type="float">
            <text:p>0.3520408</text:p>
          </table:table-cell>
          <table:table-cell office:value-type="float" office:value="0.3626936" calcext:value-type="float">
            <text:p>0.3626936</text:p>
          </table:table-cell>
          <table:table-cell office:value-type="float" office:value="0.387902" calcext:value-type="float">
            <text:p>0.387902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8105385" calcext:value-type="float">
            <text:p>8.105385E-12</text:p>
          </table:table-cell>
          <table:table-cell office:value-type="float" office:value="1.95428E-015" calcext:value-type="float">
            <text:p>1.9542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83577" calcext:value-type="float">
            <text:p>-0.01883577</text:p>
          </table:table-cell>
          <table:table-cell office:value-type="float" office:value="-0.01872508" calcext:value-type="float">
            <text:p>-0.01872508</text:p>
          </table:table-cell>
          <table:table-cell office:value-type="float" office:value="-0.01844228" calcext:value-type="float">
            <text:p>-0.01844228</text:p>
          </table:table-cell>
          <table:table-cell office:value-type="float" office:value="-0.01803352" calcext:value-type="float">
            <text:p>-0.01803352</text:p>
          </table:table-cell>
          <table:table-cell office:value-type="float" office:value="-0.01761974" calcext:value-type="float">
            <text:p>-0.01761974</text:p>
          </table:table-cell>
          <table:table-cell office:value-type="float" office:value="-0.01713941" calcext:value-type="float">
            <text:p>-0.01713941</text:p>
          </table:table-cell>
          <table:table-cell office:value-type="float" office:value="-0.01606038" calcext:value-type="float">
            <text:p>-0.01606038</text:p>
          </table:table-cell>
          <table:table-cell office:value-type="float" office:value="-0.01331895" calcext:value-type="float">
            <text:p>-0.01331895</text:p>
          </table:table-cell>
          <table:table-cell office:value-type="float" office:value="-0.007002949" calcext:value-type="float">
            <text:p>-0.007002949</text:p>
          </table:table-cell>
          <table:table-cell office:value-type="float" office:value="-0.003763632" calcext:value-type="float">
            <text:p>-0.003763632</text:p>
          </table:table-cell>
          <table:table-cell office:value-type="float" office:value="502.1332" calcext:value-type="float">
            <text:p>502.1332</text:p>
          </table:table-cell>
          <table:table-cell office:value-type="float" office:value="0" calcext:value-type="float">
            <text:p>0</text:p>
          </table:table-cell>
          <table:table-cell office:value-type="float" office:value="-0.01892029" calcext:value-type="float">
            <text:p>-0.01892029</text:p>
          </table:table-cell>
          <table:table-cell office:value-type="float" office:value="0.009520464" calcext:value-type="float">
            <text:p>0.009520464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1998" calcext:value-type="float">
            <text:p>25031998</text:p>
          </table:table-cell>
          <table:table-cell office:value-type="float" office:value="237.1994" calcext:value-type="float">
            <text:p>237.1994</text:p>
          </table:table-cell>
          <table:table-cell office:value-type="float" office:value="-3.482824" calcext:value-type="float">
            <text:p>-3.482824</text:p>
          </table:table-cell>
          <table:table-cell office:value-type="float" office:value="0" calcext:value-type="float">
            <text:p>0</text:p>
          </table:table-cell>
          <table:table-cell office:value-type="float" office:value="1409.767" calcext:value-type="float">
            <text:p>1409.767</text:p>
          </table:table-cell>
          <table:table-cell office:value-type="float" office:value="263.2275" calcext:value-type="float">
            <text:p>263.2275</text:p>
          </table:table-cell>
          <table:table-cell office:value-type="float" office:value="420.0909" calcext:value-type="float">
            <text:p>420.0909</text:p>
          </table:table-cell>
          <table:table-cell office:value-type="float" office:value="0.3002559" calcext:value-type="float">
            <text:p>0.3002559</text:p>
          </table:table-cell>
          <table:table-cell office:value-type="float" office:value="0.3005095" calcext:value-type="float">
            <text:p>0.3005095</text:p>
          </table:table-cell>
          <table:table-cell office:value-type="float" office:value="0.301244" calcext:value-type="float">
            <text:p>0.301244</text:p>
          </table:table-cell>
          <table:table-cell office:value-type="float" office:value="0.3023126" calcext:value-type="float">
            <text:p>0.3023126</text:p>
          </table:table-cell>
          <table:table-cell office:value-type="float" office:value="0.3034406" calcext:value-type="float">
            <text:p>0.3034406</text:p>
          </table:table-cell>
          <table:table-cell office:value-type="float" office:value="0.3046309" calcext:value-type="float">
            <text:p>0.3046309</text:p>
          </table:table-cell>
          <table:table-cell office:value-type="float" office:value="0.3519659" calcext:value-type="float">
            <text:p>0.3519659</text:p>
          </table:table-cell>
          <table:table-cell office:value-type="float" office:value="0.3624833" calcext:value-type="float">
            <text:p>0.3624833</text:p>
          </table:table-cell>
          <table:table-cell office:value-type="float" office:value="0.3878238" calcext:value-type="float">
            <text:p>0.3878238</text:p>
          </table:table-cell>
          <table:table-cell office:value-type="float" office:value="0.413949" calcext:value-type="float">
            <text:p>0.41394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705654" calcext:value-type="float">
            <text:p>7.05654E-12</text:p>
          </table:table-cell>
          <table:table-cell office:value-type="float" office:value="1.954217E-015" calcext:value-type="float">
            <text:p>1.95421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892869" calcext:value-type="float">
            <text:p>-0.01892869</text:p>
          </table:table-cell>
          <table:table-cell office:value-type="float" office:value="-0.01881538" calcext:value-type="float">
            <text:p>-0.01881538</text:p>
          </table:table-cell>
          <table:table-cell office:value-type="float" office:value="-0.01852064" calcext:value-type="float">
            <text:p>-0.01852064</text:p>
          </table:table-cell>
          <table:table-cell office:value-type="float" office:value="-0.01807035" calcext:value-type="float">
            <text:p>-0.01807035</text:p>
          </table:table-cell>
          <table:table-cell office:value-type="float" office:value="-0.01761315" calcext:value-type="float">
            <text:p>-0.01761315</text:p>
          </table:table-cell>
          <table:table-cell office:value-type="float" office:value="-0.01713992" calcext:value-type="float">
            <text:p>-0.01713992</text:p>
          </table:table-cell>
          <table:table-cell office:value-type="float" office:value="-0.01609343" calcext:value-type="float">
            <text:p>-0.01609343</text:p>
          </table:table-cell>
          <table:table-cell office:value-type="float" office:value="-0.01339356" calcext:value-type="float">
            <text:p>-0.01339356</text:p>
          </table:table-cell>
          <table:table-cell office:value-type="float" office:value="-0.0070165" calcext:value-type="float">
            <text:p>-0.0070165</text:p>
          </table:table-cell>
          <table:table-cell office:value-type="float" office:value="-0.003763652" calcext:value-type="float">
            <text:p>-0.003763652</text:p>
          </table:table-cell>
          <table:table-cell office:value-type="float" office:value="505.8142" calcext:value-type="float">
            <text:p>505.8142</text:p>
          </table:table-cell>
          <table:table-cell office:value-type="float" office:value="0" calcext:value-type="float">
            <text:p>0</text:p>
          </table:table-cell>
          <table:table-cell office:value-type="float" office:value="-0.01901377" calcext:value-type="float">
            <text:p>-0.01901377</text:p>
          </table:table-cell>
          <table:table-cell office:value-type="float" office:value="0.0094672" calcext:value-type="float">
            <text:p>0.0094672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1998" calcext:value-type="float">
            <text:p>26031998</text:p>
          </table:table-cell>
          <table:table-cell office:value-type="float" office:value="248.3994" calcext:value-type="float">
            <text:p>248.3994</text:p>
          </table:table-cell>
          <table:table-cell office:value-type="float" office:value="-3.750357" calcext:value-type="float">
            <text:p>-3.750357</text:p>
          </table:table-cell>
          <table:table-cell office:value-type="float" office:value="0" calcext:value-type="float">
            <text:p>0</text:p>
          </table:table-cell>
          <table:table-cell office:value-type="float" office:value="1419.503" calcext:value-type="float">
            <text:p>1419.503</text:p>
          </table:table-cell>
          <table:table-cell office:value-type="float" office:value="264.9575" calcext:value-type="float">
            <text:p>264.9575</text:p>
          </table:table-cell>
          <table:table-cell office:value-type="float" office:value="414.5876" calcext:value-type="float">
            <text:p>414.5876</text:p>
          </table:table-cell>
          <table:table-cell office:value-type="float" office:value="0.3710845" calcext:value-type="float">
            <text:p>0.3710845</text:p>
          </table:table-cell>
          <table:table-cell office:value-type="float" office:value="0.3720003" calcext:value-type="float">
            <text:p>0.3720003</text:p>
          </table:table-cell>
          <table:table-cell office:value-type="float" office:value="0.3732226" calcext:value-type="float">
            <text:p>0.3732226</text:p>
          </table:table-cell>
          <table:table-cell office:value-type="float" office:value="0.3635655" calcext:value-type="float">
            <text:p>0.3635655</text:p>
          </table:table-cell>
          <table:table-cell office:value-type="float" office:value="0.3269744" calcext:value-type="float">
            <text:p>0.3269744</text:p>
          </table:table-cell>
          <table:table-cell office:value-type="float" office:value="0.3100355" calcext:value-type="float">
            <text:p>0.3100355</text:p>
          </table:table-cell>
          <table:table-cell office:value-type="float" office:value="0.3526247" calcext:value-type="float">
            <text:p>0.3526247</text:p>
          </table:table-cell>
          <table:table-cell office:value-type="float" office:value="0.3622563" calcext:value-type="float">
            <text:p>0.3622563</text:p>
          </table:table-cell>
          <table:table-cell office:value-type="float" office:value="0.3878395" calcext:value-type="float">
            <text:p>0.3878395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6194879" calcext:value-type="float">
            <text:p>6.194879E-12</text:p>
          </table:table-cell>
          <table:table-cell office:value-type="float" office:value="1.954157E-015" calcext:value-type="float">
            <text:p>1.95415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249546" calcext:value-type="float">
            <text:p>-0.004249546</text:p>
          </table:table-cell>
          <table:table-cell office:value-type="float" office:value="-0.004174584" calcext:value-type="float">
            <text:p>-0.004174584</text:p>
          </table:table-cell>
          <table:table-cell office:value-type="float" office:value="-0.004094867" calcext:value-type="float">
            <text:p>-0.004094867</text:p>
          </table:table-cell>
          <table:table-cell office:value-type="float" office:value="-0.004973484" calcext:value-type="float">
            <text:p>-0.004973484</text:p>
          </table:table-cell>
          <table:table-cell office:value-type="float" office:value="-0.01068862" calcext:value-type="float">
            <text:p>-0.01068862</text:p>
          </table:table-cell>
          <table:table-cell office:value-type="float" office:value="-0.01531158" calcext:value-type="float">
            <text:p>-0.01531158</text:p>
          </table:table-cell>
          <table:table-cell office:value-type="float" office:value="-0.01581371" calcext:value-type="float">
            <text:p>-0.01581371</text:p>
          </table:table-cell>
          <table:table-cell office:value-type="float" office:value="-0.01347433" calcext:value-type="float">
            <text:p>-0.01347433</text:p>
          </table:table-cell>
          <table:table-cell office:value-type="float" office:value="-0.007013998" calcext:value-type="float">
            <text:p>-0.007013998</text:p>
          </table:table-cell>
          <table:table-cell office:value-type="float" office:value="-0.003763645" calcext:value-type="float">
            <text:p>-0.003763645</text:p>
          </table:table-cell>
          <table:table-cell office:value-type="float" office:value="511.1076" calcext:value-type="float">
            <text:p>511.1076</text:p>
          </table:table-cell>
          <table:table-cell office:value-type="float" office:value="0" calcext:value-type="float">
            <text:p>0</text:p>
          </table:table-cell>
          <table:table-cell office:value-type="float" office:value="-0.004322181" calcext:value-type="float">
            <text:p>-0.004322181</text:p>
          </table:table-cell>
          <table:table-cell office:value-type="float" office:value="0.009407667" calcext:value-type="float">
            <text:p>0.009407667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8" calcext:value-type="float">
            <text:p>-1.2285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1998" calcext:value-type="float">
            <text:p>27031998</text:p>
          </table:table-cell>
          <table:table-cell office:value-type="float" office:value="248.3994" calcext:value-type="float">
            <text:p>248.3994</text:p>
          </table:table-cell>
          <table:table-cell office:value-type="float" office:value="-4.753121" calcext:value-type="float">
            <text:p>-4.753121</text:p>
          </table:table-cell>
          <table:table-cell office:value-type="float" office:value="0" calcext:value-type="float">
            <text:p>0</text:p>
          </table:table-cell>
          <table:table-cell office:value-type="float" office:value="1415.317" calcext:value-type="float">
            <text:p>1415.317</text:p>
          </table:table-cell>
          <table:table-cell office:value-type="float" office:value="270.1455" calcext:value-type="float">
            <text:p>270.1455</text:p>
          </table:table-cell>
          <table:table-cell office:value-type="float" office:value="385.148" calcext:value-type="float">
            <text:p>385.148</text:p>
          </table:table-cell>
          <table:table-cell office:value-type="float" office:value="0.3955454" calcext:value-type="float">
            <text:p>0.3955454</text:p>
          </table:table-cell>
          <table:table-cell office:value-type="float" office:value="0.393725" calcext:value-type="float">
            <text:p>0.393725</text:p>
          </table:table-cell>
          <table:table-cell office:value-type="float" office:value="0.3901108" calcext:value-type="float">
            <text:p>0.3901108</text:p>
          </table:table-cell>
          <table:table-cell office:value-type="float" office:value="0.3826384" calcext:value-type="float">
            <text:p>0.3826384</text:p>
          </table:table-cell>
          <table:table-cell office:value-type="float" office:value="0.3718727" calcext:value-type="float">
            <text:p>0.3718727</text:p>
          </table:table-cell>
          <table:table-cell office:value-type="float" office:value="0.3598952" calcext:value-type="float">
            <text:p>0.3598952</text:p>
          </table:table-cell>
          <table:table-cell office:value-type="float" office:value="0.3637518" calcext:value-type="float">
            <text:p>0.3637518</text:p>
          </table:table-cell>
          <table:table-cell office:value-type="float" office:value="0.3624311" calcext:value-type="float">
            <text:p>0.3624311</text:p>
          </table:table-cell>
          <table:table-cell office:value-type="float" office:value="0.3878776" calcext:value-type="float">
            <text:p>0.3878776</text:p>
          </table:table-cell>
          <table:table-cell office:value-type="float" office:value="0.4139489" calcext:value-type="float">
            <text:p>0.4139489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5482509" calcext:value-type="float">
            <text:p>5.482509E-12</text:p>
          </table:table-cell>
          <table:table-cell office:value-type="float" office:value="1.954093E-015" calcext:value-type="float">
            <text:p>1.95409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2791845" calcext:value-type="float">
            <text:p>-0.002791845</text:p>
          </table:table-cell>
          <table:table-cell office:value-type="float" office:value="-0.002870129" calcext:value-type="float">
            <text:p>-0.002870129</text:p>
          </table:table-cell>
          <table:table-cell office:value-type="float" office:value="-0.003065326" calcext:value-type="float">
            <text:p>-0.003065326</text:p>
          </table:table-cell>
          <table:table-cell office:value-type="float" office:value="-0.003511848" calcext:value-type="float">
            <text:p>-0.003511848</text:p>
          </table:table-cell>
          <table:table-cell office:value-type="float" office:value="-0.004320902" calcext:value-type="float">
            <text:p>-0.004320902</text:p>
          </table:table-cell>
          <table:table-cell office:value-type="float" office:value="-0.00546462" calcext:value-type="float">
            <text:p>-0.00546462</text:p>
          </table:table-cell>
          <table:table-cell office:value-type="float" office:value="-0.01178381" calcext:value-type="float">
            <text:p>-0.01178381</text:p>
          </table:table-cell>
          <table:table-cell office:value-type="float" office:value="-0.01341547" calcext:value-type="float">
            <text:p>-0.01341547</text:p>
          </table:table-cell>
          <table:table-cell office:value-type="float" office:value="-0.007007389" calcext:value-type="float">
            <text:p>-0.007007389</text:p>
          </table:table-cell>
          <table:table-cell office:value-type="float" office:value="-0.003763632" calcext:value-type="float">
            <text:p>-0.003763632</text:p>
          </table:table-cell>
          <table:table-cell office:value-type="float" office:value="519.8433" calcext:value-type="float">
            <text:p>519.8433</text:p>
          </table:table-cell>
          <table:table-cell office:value-type="float" office:value="0" calcext:value-type="float">
            <text:p>0</text:p>
          </table:table-cell>
          <table:table-cell office:value-type="float" office:value="-0.002357509" calcext:value-type="float">
            <text:p>-0.002357509</text:p>
          </table:table-cell>
          <table:table-cell office:value-type="float" office:value="0.009347195" calcext:value-type="float">
            <text:p>0.009347195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507" calcext:value-type="float">
            <text:p>-1.2285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1998" calcext:value-type="float">
            <text:p>28031998</text:p>
          </table:table-cell>
          <table:table-cell office:value-type="float" office:value="256.3994" calcext:value-type="float">
            <text:p>256.3994</text:p>
          </table:table-cell>
          <table:table-cell office:value-type="float" office:value="-6.028412" calcext:value-type="float">
            <text:p>-6.028412</text:p>
          </table:table-cell>
          <table:table-cell office:value-type="float" office:value="0" calcext:value-type="float">
            <text:p>0</text:p>
          </table:table-cell>
          <table:table-cell office:value-type="float" office:value="1417.702" calcext:value-type="float">
            <text:p>1417.702</text:p>
          </table:table-cell>
          <table:table-cell office:value-type="float" office:value="277.0344" calcext:value-type="float">
            <text:p>277.0344</text:p>
          </table:table-cell>
          <table:table-cell office:value-type="float" office:value="342.7112" calcext:value-type="float">
            <text:p>342.7112</text:p>
          </table:table-cell>
          <table:table-cell office:value-type="float" office:value="0.4348787" calcext:value-type="float">
            <text:p>0.4348787</text:p>
          </table:table-cell>
          <table:table-cell office:value-type="float" office:value="0.4342941" calcext:value-type="float">
            <text:p>0.4342941</text:p>
          </table:table-cell>
          <table:table-cell office:value-type="float" office:value="0.4349981" calcext:value-type="float">
            <text:p>0.4349981</text:p>
          </table:table-cell>
          <table:table-cell office:value-type="float" office:value="0.4366478" calcext:value-type="float">
            <text:p>0.4366478</text:p>
          </table:table-cell>
          <table:table-cell office:value-type="float" office:value="0.4413006" calcext:value-type="float">
            <text:p>0.4413006</text:p>
          </table:table-cell>
          <table:table-cell office:value-type="float" office:value="0.451527" calcext:value-type="float">
            <text:p>0.451527</text:p>
          </table:table-cell>
          <table:table-cell office:value-type="float" office:value="0.4383929" calcext:value-type="float">
            <text:p>0.4383929</text:p>
          </table:table-cell>
          <table:table-cell office:value-type="float" office:value="0.3647352" calcext:value-type="float">
            <text:p>0.3647352</text:p>
          </table:table-cell>
          <table:table-cell office:value-type="float" office:value="0.387851" calcext:value-type="float">
            <text:p>0.387851</text:p>
          </table:table-cell>
          <table:table-cell office:value-type="float" office:value="0.4139487" calcext:value-type="float">
            <text:p>0.413948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1629163" calcext:value-type="float">
            <text:p>1.629163E-05</text:p>
          </table:table-cell>
          <table:table-cell office:value-type="float" office:value="0.000000000004885751" calcext:value-type="float">
            <text:p>4.885751E-12</text:p>
          </table:table-cell>
          <table:table-cell office:value-type="float" office:value="1.954037E-015" calcext:value-type="float">
            <text:p>1.95403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1438026" calcext:value-type="float">
            <text:p>-0.001438026</text:p>
          </table:table-cell>
          <table:table-cell office:value-type="float" office:value="-0.001450376" calcext:value-type="float">
            <text:p>-0.001450376</text:p>
          </table:table-cell>
          <table:table-cell office:value-type="float" office:value="-0.00142806" calcext:value-type="float">
            <text:p>-0.00142806</text:p>
          </table:table-cell>
          <table:table-cell office:value-type="float" office:value="-0.001385844" calcext:value-type="float">
            <text:p>-0.001385844</text:p>
          </table:table-cell>
          <table:table-cell office:value-type="float" office:value="-0.001303564" calcext:value-type="float">
            <text:p>-0.001303564</text:p>
          </table:table-cell>
          <table:table-cell office:value-type="float" office:value="-0.001116327" calcext:value-type="float">
            <text:p>-0.001116327</text:p>
          </table:table-cell>
          <table:table-cell office:value-type="float" office:value="-0.002178066" calcext:value-type="float">
            <text:p>-0.002178066</text:p>
          </table:table-cell>
          <table:table-cell office:value-type="float" office:value="-0.01263641" calcext:value-type="float">
            <text:p>-0.01263641</text:p>
          </table:table-cell>
          <table:table-cell office:value-type="float" office:value="-0.007012045" calcext:value-type="float">
            <text:p>-0.007012045</text:p>
          </table:table-cell>
          <table:table-cell office:value-type="float" office:value="-0.003763647" calcext:value-type="float">
            <text:p>-0.003763647</text:p>
          </table:table-cell>
          <table:table-cell office:value-type="float" office:value="530.2717" calcext:value-type="float">
            <text:p>530.271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30018" calcext:value-type="float">
            <text:p>0.0093001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92" calcext:value-type="float">
            <text:p>-1.2284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1998" calcext:value-type="float">
            <text:p>29031998</text:p>
          </table:table-cell>
          <table:table-cell office:value-type="float" office:value="257.3995" calcext:value-type="float">
            <text:p>257.3995</text:p>
          </table:table-cell>
          <table:table-cell office:value-type="float" office:value="-6.936925" calcext:value-type="float">
            <text:p>-6.936925</text:p>
          </table:table-cell>
          <table:table-cell office:value-type="float" office:value="0" calcext:value-type="float">
            <text:p>0</text:p>
          </table:table-cell>
          <table:table-cell office:value-type="float" office:value="1411.426" calcext:value-type="float">
            <text:p>1411.426</text:p>
          </table:table-cell>
          <table:table-cell office:value-type="float" office:value="285.2171" calcext:value-type="float">
            <text:p>285.2171</text:p>
          </table:table-cell>
          <table:table-cell office:value-type="float" office:value="317.0083" calcext:value-type="float">
            <text:p>317.0083</text:p>
          </table:table-cell>
          <table:table-cell office:value-type="float" office:value="0.3862933" calcext:value-type="float">
            <text:p>0.3862933</text:p>
          </table:table-cell>
          <table:table-cell office:value-type="float" office:value="0.3881772" calcext:value-type="float">
            <text:p>0.3881772</text:p>
          </table:table-cell>
          <table:table-cell office:value-type="float" office:value="0.3937142" calcext:value-type="float">
            <text:p>0.3937142</text:p>
          </table:table-cell>
          <table:table-cell office:value-type="float" office:value="0.401887" calcext:value-type="float">
            <text:p>0.401887</text:p>
          </table:table-cell>
          <table:table-cell office:value-type="float" office:value="0.4116302" calcext:value-type="float">
            <text:p>0.4116302</text:p>
          </table:table-cell>
          <table:table-cell office:value-type="float" office:value="0.424242" calcext:value-type="float">
            <text:p>0.424242</text:p>
          </table:table-cell>
          <table:table-cell office:value-type="float" office:value="0.4594051" calcext:value-type="float">
            <text:p>0.4594051</text:p>
          </table:table-cell>
          <table:table-cell office:value-type="float" office:value="0.4202666" calcext:value-type="float">
            <text:p>0.4202666</text:p>
          </table:table-cell>
          <table:table-cell office:value-type="float" office:value="0.3903303" calcext:value-type="float">
            <text:p>0.3903303</text:p>
          </table:table-cell>
          <table:table-cell office:value-type="float" office:value="0.4139726" calcext:value-type="float">
            <text:p>0.413972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4509279" calcext:value-type="float">
            <text:p>4.509279E-12</text:p>
          </table:table-cell>
          <table:table-cell office:value-type="float" office:value="1.953974E-015" calcext:value-type="float">
            <text:p>1.95397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3251129" calcext:value-type="float">
            <text:p>-0.003251129</text:p>
          </table:table-cell>
          <table:table-cell office:value-type="float" office:value="-0.003140362" calcext:value-type="float">
            <text:p>-0.003140362</text:p>
          </table:table-cell>
          <table:table-cell office:value-type="float" office:value="-0.002858146" calcext:value-type="float">
            <text:p>-0.002858146</text:p>
          </table:table-cell>
          <table:table-cell office:value-type="float" office:value="-0.002478634" calcext:value-type="float">
            <text:p>-0.002478634</text:p>
          </table:table-cell>
          <table:table-cell office:value-type="float" office:value="-0.002104484" calcext:value-type="float">
            <text:p>-0.002104484</text:p>
          </table:table-cell>
          <table:table-cell office:value-type="float" office:value="-0.001709059" calcext:value-type="float">
            <text:p>-0.001709059</text:p>
          </table:table-cell>
          <table:table-cell office:value-type="float" office:value="-0.001233173" calcext:value-type="float">
            <text:p>-0.001233173</text:p>
          </table:table-cell>
          <table:table-cell office:value-type="float" office:value="-0.003242228" calcext:value-type="float">
            <text:p>-0.003242228</text:p>
          </table:table-cell>
          <table:table-cell office:value-type="float" office:value="-0.006602949" calcext:value-type="float">
            <text:p>-0.006602949</text:p>
          </table:table-cell>
          <table:table-cell office:value-type="float" office:value="-0.003761655" calcext:value-type="float">
            <text:p>-0.003761655</text:p>
          </table:table-cell>
          <table:table-cell office:value-type="float" office:value="541.9614" calcext:value-type="float">
            <text:p>541.9614</text:p>
          </table:table-cell>
          <table:table-cell office:value-type="float" office:value="0" calcext:value-type="float">
            <text:p>0</text:p>
          </table:table-cell>
          <table:table-cell office:value-type="float" office:value="-0.003323102" calcext:value-type="float">
            <text:p>-0.003323102</text:p>
          </table:table-cell>
          <table:table-cell office:value-type="float" office:value="0.009226948" calcext:value-type="float">
            <text:p>0.009226948</text:p>
          </table:table-cell>
          <table:table-cell office:value-type="float" office:value="-9999.01" calcext:value-type="float">
            <text:p>-9999.01</text:p>
          </table:table-cell>
          <table:table-cell office:value-type="float" office:value="-1.228402" calcext:value-type="float">
            <text:p>-1.22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1998" calcext:value-type="float">
            <text:p>30031998</text:p>
          </table:table-cell>
          <table:table-cell office:value-type="float" office:value="267.8994" calcext:value-type="float">
            <text:p>267.8994</text:p>
          </table:table-cell>
          <table:table-cell office:value-type="float" office:value="-8.510398" calcext:value-type="float">
            <text:p>-8.510398</text:p>
          </table:table-cell>
          <table:table-cell office:value-type="float" office:value="0" calcext:value-type="float">
            <text:p>0</text:p>
          </table:table-cell>
          <table:table-cell office:value-type="float" office:value="1415.026" calcext:value-type="float">
            <text:p>1415.026</text:p>
          </table:table-cell>
          <table:table-cell office:value-type="float" office:value="293.6882" calcext:value-type="float">
            <text:p>293.6882</text:p>
          </table:table-cell>
          <table:table-cell office:value-type="float" office:value="268.1667" calcext:value-type="float">
            <text:p>268.1667</text:p>
          </table:table-cell>
          <table:table-cell office:value-type="float" office:value="0.4498793" calcext:value-type="float">
            <text:p>0.4498793</text:p>
          </table:table-cell>
          <table:table-cell office:value-type="float" office:value="0.4487163" calcext:value-type="float">
            <text:p>0.4487163</text:p>
          </table:table-cell>
          <table:table-cell office:value-type="float" office:value="0.4492259" calcext:value-type="float">
            <text:p>0.4492259</text:p>
          </table:table-cell>
          <table:table-cell office:value-type="float" office:value="0.4515386" calcext:value-type="float">
            <text:p>0.4515386</text:p>
          </table:table-cell>
          <table:table-cell office:value-type="float" office:value="0.4598078" calcext:value-type="float">
            <text:p>0.4598078</text:p>
          </table:table-cell>
          <table:table-cell office:value-type="float" office:value="0.4811813" calcext:value-type="float">
            <text:p>0.4811813</text:p>
          </table:table-cell>
          <table:table-cell office:value-type="float" office:value="0.4655441" calcext:value-type="float">
            <text:p>0.4655441</text:p>
          </table:table-cell>
          <table:table-cell office:value-type="float" office:value="0.4613255" calcext:value-type="float">
            <text:p>0.4613255</text:p>
          </table:table-cell>
          <table:table-cell office:value-type="float" office:value="0.3944255" calcext:value-type="float">
            <text:p>0.3944255</text:p>
          </table:table-cell>
          <table:table-cell office:value-type="float" office:value="0.41417" calcext:value-type="float">
            <text:p>0.41417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291157" calcext:value-type="float">
            <text:p>2.91157E-05</text:p>
          </table:table-cell>
          <table:table-cell office:value-type="float" office:value="0.000000000004220044" calcext:value-type="float">
            <text:p>4.220044E-12</text:p>
          </table:table-cell>
          <table:table-cell office:value-type="float" office:value="1.953923E-015" calcext:value-type="float">
            <text:p>1.95392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1129868" calcext:value-type="float">
            <text:p>-0.001129868</text:p>
          </table:table-cell>
          <table:table-cell office:value-type="float" office:value="-0.001136011" calcext:value-type="float">
            <text:p>-0.001136011</text:p>
          </table:table-cell>
          <table:table-cell office:value-type="float" office:value="-0.001146903" calcext:value-type="float">
            <text:p>-0.001146903</text:p>
          </table:table-cell>
          <table:table-cell office:value-type="float" office:value="-0.001117361" calcext:value-type="float">
            <text:p>-0.001117361</text:p>
          </table:table-cell>
          <table:table-cell office:value-type="float" office:value="-0.0009951025" calcext:value-type="float">
            <text:p>-0.0009951025</text:p>
          </table:table-cell>
          <table:table-cell office:value-type="float" office:value="-0.0007306613" calcext:value-type="float">
            <text:p>-0.0007306613</text:p>
          </table:table-cell>
          <table:table-cell office:value-type="float" office:value="-0.001099561" calcext:value-type="float">
            <text:p>-0.001099561</text:p>
          </table:table-cell>
          <table:table-cell office:value-type="float" office:value="-0.001390197" calcext:value-type="float">
            <text:p>-0.001390197</text:p>
          </table:table-cell>
          <table:table-cell office:value-type="float" office:value="-0.005977072" calcext:value-type="float">
            <text:p>-0.005977072</text:p>
          </table:table-cell>
          <table:table-cell office:value-type="float" office:value="-0.003744771" calcext:value-type="float">
            <text:p>-0.003744771</text:p>
          </table:table-cell>
          <table:table-cell office:value-type="float" office:value="553.8534" calcext:value-type="float">
            <text:p>553.853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195688" calcext:value-type="float">
            <text:p>0.00919568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27467" calcext:value-type="float">
            <text:p>-1.2274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1998" calcext:value-type="float">
            <text:p>31031998</text:p>
          </table:table-cell>
          <table:table-cell office:value-type="float" office:value="279.9994" calcext:value-type="float">
            <text:p>279.9994</text:p>
          </table:table-cell>
          <table:table-cell office:value-type="float" office:value="-9.575061" calcext:value-type="float">
            <text:p>-9.575061</text:p>
          </table:table-cell>
          <table:table-cell office:value-type="float" office:value="0" calcext:value-type="float">
            <text:p>0</text:p>
          </table:table-cell>
          <table:table-cell office:value-type="float" office:value="1416.631" calcext:value-type="float">
            <text:p>1416.631</text:p>
          </table:table-cell>
          <table:table-cell office:value-type="float" office:value="305.2475" calcext:value-type="float">
            <text:p>305.2475</text:p>
          </table:table-cell>
          <table:table-cell office:value-type="float" office:value="232.0077" calcext:value-type="float">
            <text:p>232.0077</text:p>
          </table:table-cell>
          <table:table-cell office:value-type="float" office:value="0.4094223" calcext:value-type="float">
            <text:p>0.4094223</text:p>
          </table:table-cell>
          <table:table-cell office:value-type="float" office:value="0.4100222" calcext:value-type="float">
            <text:p>0.4100222</text:p>
          </table:table-cell>
          <table:table-cell office:value-type="float" office:value="0.4134403" calcext:value-type="float">
            <text:p>0.4134403</text:p>
          </table:table-cell>
          <table:table-cell office:value-type="float" office:value="0.417984" calcext:value-type="float">
            <text:p>0.417984</text:p>
          </table:table-cell>
          <table:table-cell office:value-type="float" office:value="0.4252798" calcext:value-type="float">
            <text:p>0.4252798</text:p>
          </table:table-cell>
          <table:table-cell office:value-type="float" office:value="0.4371686" calcext:value-type="float">
            <text:p>0.4371686</text:p>
          </table:table-cell>
          <table:table-cell office:value-type="float" office:value="0.464361" calcext:value-type="float">
            <text:p>0.464361</text:p>
          </table:table-cell>
          <table:table-cell office:value-type="float" office:value="0.4682794" calcext:value-type="float">
            <text:p>0.4682794</text:p>
          </table:table-cell>
          <table:table-cell office:value-type="float" office:value="0.465284" calcext:value-type="float">
            <text:p>0.465284</text:p>
          </table:table-cell>
          <table:table-cell office:value-type="float" office:value="0.4200889" calcext:value-type="float">
            <text:p>0.4200889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5555339" calcext:value-type="float">
            <text:p>5.555339E-07</text:p>
          </table:table-cell>
          <table:table-cell office:value-type="float" office:value="0.000000000003835332" calcext:value-type="float">
            <text:p>3.835332E-12</text:p>
          </table:table-cell>
          <table:table-cell office:value-type="float" office:value="1.953864E-015" calcext:value-type="float">
            <text:p>1.95386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214611" calcext:value-type="float">
            <text:p>-0.00214611</text:p>
          </table:table-cell>
          <table:table-cell office:value-type="float" office:value="-0.002121493" calcext:value-type="float">
            <text:p>-0.002121493</text:p>
          </table:table-cell>
          <table:table-cell office:value-type="float" office:value="-0.002033364" calcext:value-type="float">
            <text:p>-0.002033364</text:p>
          </table:table-cell>
          <table:table-cell office:value-type="float" office:value="-0.001896933" calcext:value-type="float">
            <text:p>-0.001896933</text:p>
          </table:table-cell>
          <table:table-cell office:value-type="float" office:value="-0.001682369" calcext:value-type="float">
            <text:p>-0.001682369</text:p>
          </table:table-cell>
          <table:table-cell office:value-type="float" office:value="-0.001382423" calcext:value-type="float">
            <text:p>-0.001382423</text:p>
          </table:table-cell>
          <table:table-cell office:value-type="float" office:value="-0.001099547" calcext:value-type="float">
            <text:p>-0.001099547</text:p>
          </table:table-cell>
          <table:table-cell office:value-type="float" office:value="-0.001144565" calcext:value-type="float">
            <text:p>-0.001144565</text:p>
          </table:table-cell>
          <table:table-cell office:value-type="float" office:value="-0.001224049" calcext:value-type="float">
            <text:p>-0.001224049</text:p>
          </table:table-cell>
          <table:table-cell office:value-type="float" office:value="-0.003292605" calcext:value-type="float">
            <text:p>-0.003292605</text:p>
          </table:table-cell>
          <table:table-cell office:value-type="float" office:value="569.7868" calcext:value-type="float">
            <text:p>569.786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106174" calcext:value-type="float">
            <text:p>0.00910617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201403" calcext:value-type="float">
            <text:p>-1.20140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1998" calcext:value-type="float">
            <text:p>1041998</text:p>
          </table:table-cell>
          <table:table-cell office:value-type="float" office:value="297.4993" calcext:value-type="float">
            <text:p>297.4993</text:p>
          </table:table-cell>
          <table:table-cell office:value-type="float" office:value="-9.981201" calcext:value-type="float">
            <text:p>-9.981201</text:p>
          </table:table-cell>
          <table:table-cell office:value-type="float" office:value="0" calcext:value-type="float">
            <text:p>0</text:p>
          </table:table-cell>
          <table:table-cell office:value-type="float" office:value="1423.571" calcext:value-type="float">
            <text:p>1423.571</text:p>
          </table:table-cell>
          <table:table-cell office:value-type="float" office:value="316.2124" calcext:value-type="float">
            <text:p>316.2124</text:p>
          </table:table-cell>
          <table:table-cell office:value-type="float" office:value="224.6125" calcext:value-type="float">
            <text:p>224.6125</text:p>
          </table:table-cell>
          <table:table-cell office:value-type="float" office:value="0.4253917" calcext:value-type="float">
            <text:p>0.4253917</text:p>
          </table:table-cell>
          <table:table-cell office:value-type="float" office:value="0.4241391" calcext:value-type="float">
            <text:p>0.4241391</text:p>
          </table:table-cell>
          <table:table-cell office:value-type="float" office:value="0.4237963" calcext:value-type="float">
            <text:p>0.4237963</text:p>
          </table:table-cell>
          <table:table-cell office:value-type="float" office:value="0.4257011" calcext:value-type="float">
            <text:p>0.4257011</text:p>
          </table:table-cell>
          <table:table-cell office:value-type="float" office:value="0.4308579" calcext:value-type="float">
            <text:p>0.4308579</text:p>
          </table:table-cell>
          <table:table-cell office:value-type="float" office:value="0.4413836" calcext:value-type="float">
            <text:p>0.4413836</text:p>
          </table:table-cell>
          <table:table-cell office:value-type="float" office:value="0.4602137" calcext:value-type="float">
            <text:p>0.4602137</text:p>
          </table:table-cell>
          <table:table-cell office:value-type="float" office:value="0.457018" calcext:value-type="float">
            <text:p>0.457018</text:p>
          </table:table-cell>
          <table:table-cell office:value-type="float" office:value="0.4649395" calcext:value-type="float">
            <text:p>0.4649395</text:p>
          </table:table-cell>
          <table:table-cell office:value-type="float" office:value="0.4390911" calcext:value-type="float">
            <text:p>0.4390911</text:p>
          </table:table-cell>
          <table:table-cell office:value-type="float" office:value="0.5111858" calcext:value-type="float">
            <text:p>0.511185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1255353" calcext:value-type="float">
            <text:p>1.255353E-05</text:p>
          </table:table-cell>
          <table:table-cell office:value-type="float" office:value="0.000000000003520701" calcext:value-type="float">
            <text:p>3.520701E-12</text:p>
          </table:table-cell>
          <table:table-cell office:value-type="float" office:value="1.953806E-015" calcext:value-type="float">
            <text:p>1.95380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1683012" calcext:value-type="float">
            <text:p>-0.001683012</text:p>
          </table:table-cell>
          <table:table-cell office:value-type="float" office:value="-0.001726818" calcext:value-type="float">
            <text:p>-0.001726818</text:p>
          </table:table-cell>
          <table:table-cell office:value-type="float" office:value="-0.001732172" calcext:value-type="float">
            <text:p>-0.001732172</text:p>
          </table:table-cell>
          <table:table-cell office:value-type="float" office:value="-0.001678139" calcext:value-type="float">
            <text:p>-0.001678139</text:p>
          </table:table-cell>
          <table:table-cell office:value-type="float" office:value="-0.001547814" calcext:value-type="float">
            <text:p>-0.001547814</text:p>
          </table:table-cell>
          <table:table-cell office:value-type="float" office:value="-0.001304916" calcext:value-type="float">
            <text:p>-0.001304916</text:p>
          </table:table-cell>
          <table:table-cell office:value-type="float" office:value="-0.001213815" calcext:value-type="float">
            <text:p>-0.001213815</text:p>
          </table:table-cell>
          <table:table-cell office:value-type="float" office:value="-0.001460986" calcext:value-type="float">
            <text:p>-0.001460986</text:p>
          </table:table-cell>
          <table:table-cell office:value-type="float" office:value="-0.001232769" calcext:value-type="float">
            <text:p>-0.001232769</text:p>
          </table:table-cell>
          <table:table-cell office:value-type="float" office:value="-0.002146024" calcext:value-type="float">
            <text:p>-0.002146024</text:p>
          </table:table-cell>
          <table:table-cell office:value-type="float" office:value="582.8674" calcext:value-type="float">
            <text:p>582.867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9059635" calcext:value-type="float">
            <text:p>0.00905963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11213" calcext:value-type="float">
            <text:p>-1.112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1998" calcext:value-type="float">
            <text:p>2041998</text:p>
          </table:table-cell>
          <table:table-cell office:value-type="float" office:value="308.8993" calcext:value-type="float">
            <text:p>308.8993</text:p>
          </table:table-cell>
          <table:table-cell office:value-type="float" office:value="-10.30553" calcext:value-type="float">
            <text:p>-10.30553</text:p>
          </table:table-cell>
          <table:table-cell office:value-type="float" office:value="0" calcext:value-type="float">
            <text:p>0</text:p>
          </table:table-cell>
          <table:table-cell office:value-type="float" office:value="1423.738" calcext:value-type="float">
            <text:p>1423.738</text:p>
          </table:table-cell>
          <table:table-cell office:value-type="float" office:value="327.7683" calcext:value-type="float">
            <text:p>327.7683</text:p>
          </table:table-cell>
          <table:table-cell office:value-type="float" office:value="218.1788" calcext:value-type="float">
            <text:p>218.1788</text:p>
          </table:table-cell>
          <table:table-cell office:value-type="float" office:value="0.3990042" calcext:value-type="float">
            <text:p>0.3990042</text:p>
          </table:table-cell>
          <table:table-cell office:value-type="float" office:value="0.4008423" calcext:value-type="float">
            <text:p>0.4008423</text:p>
          </table:table-cell>
          <table:table-cell office:value-type="float" office:value="0.4064014" calcext:value-type="float">
            <text:p>0.4064014</text:p>
          </table:table-cell>
          <table:table-cell office:value-type="float" office:value="0.4126576" calcext:value-type="float">
            <text:p>0.4126576</text:p>
          </table:table-cell>
          <table:table-cell office:value-type="float" office:value="0.4200522" calcext:value-type="float">
            <text:p>0.4200522</text:p>
          </table:table-cell>
          <table:table-cell office:value-type="float" office:value="0.4307029" calcext:value-type="float">
            <text:p>0.4307029</text:p>
          </table:table-cell>
          <table:table-cell office:value-type="float" office:value="0.4550416" calcext:value-type="float">
            <text:p>0.4550416</text:p>
          </table:table-cell>
          <table:table-cell office:value-type="float" office:value="0.4533205" calcext:value-type="float">
            <text:p>0.4533205</text:p>
          </table:table-cell>
          <table:table-cell office:value-type="float" office:value="0.4633745" calcext:value-type="float">
            <text:p>0.4633745</text:p>
          </table:table-cell>
          <table:table-cell office:value-type="float" office:value="0.4538787" calcext:value-type="float">
            <text:p>0.4538787</text:p>
          </table:table-cell>
          <table:table-cell office:value-type="float" office:value="0.5111831" calcext:value-type="float">
            <text:p>0.511183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323952" calcext:value-type="float">
            <text:p>3.23952E-12</text:p>
          </table:table-cell>
          <table:table-cell office:value-type="float" office:value="1.953745E-015" calcext:value-type="float">
            <text:p>1.95374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251159" calcext:value-type="float">
            <text:p>-0.00251159</text:p>
          </table:table-cell>
          <table:table-cell office:value-type="float" office:value="-0.002466608" calcext:value-type="float">
            <text:p>-0.002466608</text:p>
          </table:table-cell>
          <table:table-cell office:value-type="float" office:value="-0.00227467" calcext:value-type="float">
            <text:p>-0.00227467</text:p>
          </table:table-cell>
          <table:table-cell office:value-type="float" office:value="-0.002061382" calcext:value-type="float">
            <text:p>-0.002061382</text:p>
          </table:table-cell>
          <table:table-cell office:value-type="float" office:value="-0.001827815" calcext:value-type="float">
            <text:p>-0.001827815</text:p>
          </table:table-cell>
          <table:table-cell office:value-type="float" office:value="-0.001532018" calcext:value-type="float">
            <text:p>-0.001532018</text:p>
          </table:table-cell>
          <table:table-cell office:value-type="float" office:value="-0.001358392" calcext:value-type="float">
            <text:p>-0.001358392</text:p>
          </table:table-cell>
          <table:table-cell office:value-type="float" office:value="-0.001563722" calcext:value-type="float">
            <text:p>-0.001563722</text:p>
          </table:table-cell>
          <table:table-cell office:value-type="float" office:value="-0.001271414" calcext:value-type="float">
            <text:p>-0.001271414</text:p>
          </table:table-cell>
          <table:table-cell office:value-type="float" office:value="-0.001563261" calcext:value-type="float">
            <text:p>-0.001563261</text:p>
          </table:table-cell>
          <table:table-cell office:value-type="float" office:value="596.2339" calcext:value-type="float">
            <text:p>596.2339</text:p>
          </table:table-cell>
          <table:table-cell office:value-type="float" office:value="0" calcext:value-type="float">
            <text:p>0</text:p>
          </table:table-cell>
          <table:table-cell office:value-type="float" office:value="-0.003258889" calcext:value-type="float">
            <text:p>-0.003258889</text:p>
          </table:table-cell>
          <table:table-cell office:value-type="float" office:value="0.008993395" calcext:value-type="float">
            <text:p>0.00899339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043356" calcext:value-type="float">
            <text:p>-1.0433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1998" calcext:value-type="float">
            <text:p>3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69298" calcext:value-type="float">
            <text:p>-10.69298</text:p>
          </table:table-cell>
          <table:table-cell office:value-type="float" office:value="0" calcext:value-type="float">
            <text:p>0</text:p>
          </table:table-cell>
          <table:table-cell office:value-type="float" office:value="1412.81" calcext:value-type="float">
            <text:p>1412.81</text:p>
          </table:table-cell>
          <table:table-cell office:value-type="float" office:value="339.4814" calcext:value-type="float">
            <text:p>339.4814</text:p>
          </table:table-cell>
          <table:table-cell office:value-type="float" office:value="204.1219" calcext:value-type="float">
            <text:p>204.1219</text:p>
          </table:table-cell>
          <table:table-cell office:value-type="float" office:value="0.3781988" calcext:value-type="float">
            <text:p>0.3781988</text:p>
          </table:table-cell>
          <table:table-cell office:value-type="float" office:value="0.3797641" calcext:value-type="float">
            <text:p>0.3797641</text:p>
          </table:table-cell>
          <table:table-cell office:value-type="float" office:value="0.3842779" calcext:value-type="float">
            <text:p>0.3842779</text:p>
          </table:table-cell>
          <table:table-cell office:value-type="float" office:value="0.3903461" calcext:value-type="float">
            <text:p>0.3903461</text:p>
          </table:table-cell>
          <table:table-cell office:value-type="float" office:value="0.3969284" calcext:value-type="float">
            <text:p>0.3969284</text:p>
          </table:table-cell>
          <table:table-cell office:value-type="float" office:value="0.4045447" calcext:value-type="float">
            <text:p>0.4045447</text:p>
          </table:table-cell>
          <table:table-cell office:value-type="float" office:value="0.4337294" calcext:value-type="float">
            <text:p>0.4337294</text:p>
          </table:table-cell>
          <table:table-cell office:value-type="float" office:value="0.4408819" calcext:value-type="float">
            <text:p>0.4408819</text:p>
          </table:table-cell>
          <table:table-cell office:value-type="float" office:value="0.4478844" calcext:value-type="float">
            <text:p>0.4478844</text:p>
          </table:table-cell>
          <table:table-cell office:value-type="float" office:value="0.4710104" calcext:value-type="float">
            <text:p>0.4710104</text:p>
          </table:table-cell>
          <table:table-cell office:value-type="float" office:value="0.5111797" calcext:value-type="float">
            <text:p>0.51117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2979529" calcext:value-type="float">
            <text:p>2.979529E-12</text:p>
          </table:table-cell>
          <table:table-cell office:value-type="float" office:value="1.953681E-015" calcext:value-type="float">
            <text:p>1.95368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3768689" calcext:value-type="float">
            <text:p>-0.003768689</text:p>
          </table:table-cell>
          <table:table-cell office:value-type="float" office:value="-0.003659486" calcext:value-type="float">
            <text:p>-0.003659486</text:p>
          </table:table-cell>
          <table:table-cell office:value-type="float" office:value="-0.003384733" calcext:value-type="float">
            <text:p>-0.003384733</text:p>
          </table:table-cell>
          <table:table-cell office:value-type="float" office:value="-0.003035506" calcext:value-type="float">
            <text:p>-0.003035506</text:p>
          </table:table-cell>
          <table:table-cell office:value-type="float" office:value="-0.002710481" calcext:value-type="float">
            <text:p>-0.002710481</text:p>
          </table:table-cell>
          <table:table-cell office:value-type="float" office:value="-0.002380163" calcext:value-type="float">
            <text:p>-0.002380163</text:p>
          </table:table-cell>
          <table:table-cell office:value-type="float" office:value="-0.002138893" calcext:value-type="float">
            <text:p>-0.002138893</text:p>
          </table:table-cell>
          <table:table-cell office:value-type="float" office:value="-0.002038468" calcext:value-type="float">
            <text:p>-0.002038468</text:p>
          </table:table-cell>
          <table:table-cell office:value-type="float" office:value="-0.001757137" calcext:value-type="float">
            <text:p>-0.001757137</text:p>
          </table:table-cell>
          <table:table-cell office:value-type="float" office:value="-0.001095459" calcext:value-type="float">
            <text:p>-0.001095459</text:p>
          </table:table-cell>
          <table:table-cell office:value-type="float" office:value="609.6834" calcext:value-type="float">
            <text:p>609.6834</text:p>
          </table:table-cell>
          <table:table-cell office:value-type="float" office:value="0" calcext:value-type="float">
            <text:p>0</text:p>
          </table:table-cell>
          <table:table-cell office:value-type="float" office:value="-0.003846128" calcext:value-type="float">
            <text:p>-0.003846128</text:p>
          </table:table-cell>
          <table:table-cell office:value-type="float" office:value="0.008943609" calcext:value-type="float">
            <text:p>0.00894360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633974" calcext:value-type="float">
            <text:p>-0.963397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1998" calcext:value-type="float">
            <text:p>4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66596" calcext:value-type="float">
            <text:p>-10.66596</text:p>
          </table:table-cell>
          <table:table-cell office:value-type="float" office:value="0" calcext:value-type="float">
            <text:p>0</text:p>
          </table:table-cell>
          <table:table-cell office:value-type="float" office:value="1401.483" calcext:value-type="float">
            <text:p>1401.483</text:p>
          </table:table-cell>
          <table:table-cell office:value-type="float" office:value="350.7813" calcext:value-type="float">
            <text:p>350.7813</text:p>
          </table:table-cell>
          <table:table-cell office:value-type="float" office:value="198.6745" calcext:value-type="float">
            <text:p>198.6745</text:p>
          </table:table-cell>
          <table:table-cell office:value-type="float" office:value="0.3591054" calcext:value-type="float">
            <text:p>0.3591054</text:p>
          </table:table-cell>
          <table:table-cell office:value-type="float" office:value="0.3600439" calcext:value-type="float">
            <text:p>0.3600439</text:p>
          </table:table-cell>
          <table:table-cell office:value-type="float" office:value="0.362799" calcext:value-type="float">
            <text:p>0.362799</text:p>
          </table:table-cell>
          <table:table-cell office:value-type="float" office:value="0.3664374" calcext:value-type="float">
            <text:p>0.3664374</text:p>
          </table:table-cell>
          <table:table-cell office:value-type="float" office:value="0.3706228" calcext:value-type="float">
            <text:p>0.3706228</text:p>
          </table:table-cell>
          <table:table-cell office:value-type="float" office:value="0.3758641" calcext:value-type="float">
            <text:p>0.3758641</text:p>
          </table:table-cell>
          <table:table-cell office:value-type="float" office:value="0.4127677" calcext:value-type="float">
            <text:p>0.4127677</text:p>
          </table:table-cell>
          <table:table-cell office:value-type="float" office:value="0.4279219" calcext:value-type="float">
            <text:p>0.4279219</text:p>
          </table:table-cell>
          <table:table-cell office:value-type="float" office:value="0.4343933" calcext:value-type="float">
            <text:p>0.4343933</text:p>
          </table:table-cell>
          <table:table-cell office:value-type="float" office:value="0.4791617" calcext:value-type="float">
            <text:p>0.4791617</text:p>
          </table:table-cell>
          <table:table-cell office:value-type="float" office:value="0.5111781" calcext:value-type="float">
            <text:p>0.511178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2759331" calcext:value-type="float">
            <text:p>2.759331E-12</text:p>
          </table:table-cell>
          <table:table-cell office:value-type="float" office:value="1.953618E-015" calcext:value-type="float">
            <text:p>1.95361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5417517" calcext:value-type="float">
            <text:p>-0.005417517</text:p>
          </table:table-cell>
          <table:table-cell office:value-type="float" office:value="-0.005314638" calcext:value-type="float">
            <text:p>-0.005314638</text:p>
          </table:table-cell>
          <table:table-cell office:value-type="float" office:value="-0.005060755" calcext:value-type="float">
            <text:p>-0.005060755</text:p>
          </table:table-cell>
          <table:table-cell office:value-type="float" office:value="-0.004725537" calcext:value-type="float">
            <text:p>-0.004725537</text:p>
          </table:table-cell>
          <table:table-cell office:value-type="float" office:value="-0.004375251" calcext:value-type="float">
            <text:p>-0.004375251</text:p>
          </table:table-cell>
          <table:table-cell office:value-type="float" office:value="-0.003970637" calcext:value-type="float">
            <text:p>-0.003970637</text:p>
          </table:table-cell>
          <table:table-cell office:value-type="float" office:value="-0.003452699" calcext:value-type="float">
            <text:p>-0.003452699</text:p>
          </table:table-cell>
          <table:table-cell office:value-type="float" office:value="-0.002712027" calcext:value-type="float">
            <text:p>-0.002712027</text:p>
          </table:table-cell>
          <table:table-cell office:value-type="float" office:value="-0.002358986" calcext:value-type="float">
            <text:p>-0.002358986</text:p>
          </table:table-cell>
          <table:table-cell office:value-type="float" office:value="-0.0009277206" calcext:value-type="float">
            <text:p>-0.0009277206</text:p>
          </table:table-cell>
          <table:table-cell office:value-type="float" office:value="622.7426" calcext:value-type="float">
            <text:p>622.7426</text:p>
          </table:table-cell>
          <table:table-cell office:value-type="float" office:value="0" calcext:value-type="float">
            <text:p>0</text:p>
          </table:table-cell>
          <table:table-cell office:value-type="float" office:value="-0.005502282" calcext:value-type="float">
            <text:p>-0.005502282</text:p>
          </table:table-cell>
          <table:table-cell office:value-type="float" office:value="0.008896968" calcext:value-type="float">
            <text:p>0.008896968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249968" calcext:value-type="float">
            <text:p>-0.92499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1998" calcext:value-type="float">
            <text:p>5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49901" calcext:value-type="float">
            <text:p>-10.49901</text:p>
          </table:table-cell>
          <table:table-cell office:value-type="float" office:value="0" calcext:value-type="float">
            <text:p>0</text:p>
          </table:table-cell>
          <table:table-cell office:value-type="float" office:value="1390.454" calcext:value-type="float">
            <text:p>1390.454</text:p>
          </table:table-cell>
          <table:table-cell office:value-type="float" office:value="361.6438" calcext:value-type="float">
            <text:p>361.6438</text:p>
          </table:table-cell>
          <table:table-cell office:value-type="float" office:value="181.1211" calcext:value-type="float">
            <text:p>181.1211</text:p>
          </table:table-cell>
          <table:table-cell office:value-type="float" office:value="0.3666354" calcext:value-type="float">
            <text:p>0.3666354</text:p>
          </table:table-cell>
          <table:table-cell office:value-type="float" office:value="0.3675121" calcext:value-type="float">
            <text:p>0.3675121</text:p>
          </table:table-cell>
          <table:table-cell office:value-type="float" office:value="0.3702737" calcext:value-type="float">
            <text:p>0.3702737</text:p>
          </table:table-cell>
          <table:table-cell office:value-type="float" office:value="0.3719511" calcext:value-type="float">
            <text:p>0.3719511</text:p>
          </table:table-cell>
          <table:table-cell office:value-type="float" office:value="0.372389" calcext:value-type="float">
            <text:p>0.372389</text:p>
          </table:table-cell>
          <table:table-cell office:value-type="float" office:value="0.3733982" calcext:value-type="float">
            <text:p>0.3733982</text:p>
          </table:table-cell>
          <table:table-cell office:value-type="float" office:value="0.4042344" calcext:value-type="float">
            <text:p>0.4042344</text:p>
          </table:table-cell>
          <table:table-cell office:value-type="float" office:value="0.4164261" calcext:value-type="float">
            <text:p>0.4164261</text:p>
          </table:table-cell>
          <table:table-cell office:value-type="float" office:value="0.4260017" calcext:value-type="float">
            <text:p>0.4260017</text:p>
          </table:table-cell>
          <table:table-cell office:value-type="float" office:value="0.4804907" calcext:value-type="float">
            <text:p>0.4804907</text:p>
          </table:table-cell>
          <table:table-cell office:value-type="float" office:value="0.5111779" calcext:value-type="float">
            <text:p>0.511177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2579145" calcext:value-type="float">
            <text:p>2.579145E-12</text:p>
          </table:table-cell>
          <table:table-cell office:value-type="float" office:value="1.953555E-015" calcext:value-type="float">
            <text:p>1.95355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669092" calcext:value-type="float">
            <text:p>-0.004669092</text:p>
          </table:table-cell>
          <table:table-cell office:value-type="float" office:value="-0.00458973" calcext:value-type="float">
            <text:p>-0.00458973</text:p>
          </table:table-cell>
          <table:table-cell office:value-type="float" office:value="-0.004374884" calcext:value-type="float">
            <text:p>-0.004374884</text:p>
          </table:table-cell>
          <table:table-cell office:value-type="float" office:value="-0.004250153" calcext:value-type="float">
            <text:p>-0.004250153</text:p>
          </table:table-cell>
          <table:table-cell office:value-type="float" office:value="-0.004235248" calcext:value-type="float">
            <text:p>-0.004235248</text:p>
          </table:table-cell>
          <table:table-cell office:value-type="float" office:value="-0.004168596" calcext:value-type="float">
            <text:p>-0.004168596</text:p>
          </table:table-cell>
          <table:table-cell office:value-type="float" office:value="-0.004243908" calcext:value-type="float">
            <text:p>-0.004243908</text:p>
          </table:table-cell>
          <table:table-cell office:value-type="float" office:value="-0.003526866" calcext:value-type="float">
            <text:p>-0.003526866</text:p>
          </table:table-cell>
          <table:table-cell office:value-type="float" office:value="-0.002846926" calcext:value-type="float">
            <text:p>-0.002846926</text:p>
          </table:table-cell>
          <table:table-cell office:value-type="float" office:value="-0.0009025045" calcext:value-type="float">
            <text:p>-0.0009025045</text:p>
          </table:table-cell>
          <table:table-cell office:value-type="float" office:value="635.4003" calcext:value-type="float">
            <text:p>635.4003</text:p>
          </table:table-cell>
          <table:table-cell office:value-type="float" office:value="0" calcext:value-type="float">
            <text:p>0</text:p>
          </table:table-cell>
          <table:table-cell office:value-type="float" office:value="-0.004869169" calcext:value-type="float">
            <text:p>-0.004869169</text:p>
          </table:table-cell>
          <table:table-cell office:value-type="float" office:value="0.008848777" calcext:value-type="float">
            <text:p>0.008848777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185651" calcext:value-type="float">
            <text:p>-0.91856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1998" calcext:value-type="float">
            <text:p>6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2484" calcext:value-type="float">
            <text:p>-10.2484</text:p>
          </table:table-cell>
          <table:table-cell office:value-type="float" office:value="0" calcext:value-type="float">
            <text:p>0</text:p>
          </table:table-cell>
          <table:table-cell office:value-type="float" office:value="1379.376" calcext:value-type="float">
            <text:p>1379.376</text:p>
          </table:table-cell>
          <table:table-cell office:value-type="float" office:value="372.4714" calcext:value-type="float">
            <text:p>372.4714</text:p>
          </table:table-cell>
          <table:table-cell office:value-type="float" office:value="159.4318" calcext:value-type="float">
            <text:p>159.4318</text:p>
          </table:table-cell>
          <table:table-cell office:value-type="float" office:value="0.3708039" calcext:value-type="float">
            <text:p>0.3708039</text:p>
          </table:table-cell>
          <table:table-cell office:value-type="float" office:value="0.3719963" calcext:value-type="float">
            <text:p>0.3719963</text:p>
          </table:table-cell>
          <table:table-cell office:value-type="float" office:value="0.3752446" calcext:value-type="float">
            <text:p>0.3752446</text:p>
          </table:table-cell>
          <table:table-cell office:value-type="float" office:value="0.3777034" calcext:value-type="float">
            <text:p>0.3777034</text:p>
          </table:table-cell>
          <table:table-cell office:value-type="float" office:value="0.3788086" calcext:value-type="float">
            <text:p>0.3788086</text:p>
          </table:table-cell>
          <table:table-cell office:value-type="float" office:value="0.3805009" calcext:value-type="float">
            <text:p>0.3805009</text:p>
          </table:table-cell>
          <table:table-cell office:value-type="float" office:value="0.4057044" calcext:value-type="float">
            <text:p>0.4057044</text:p>
          </table:table-cell>
          <table:table-cell office:value-type="float" office:value="0.4098362" calcext:value-type="float">
            <text:p>0.4098362</text:p>
          </table:table-cell>
          <table:table-cell office:value-type="float" office:value="0.4202176" calcext:value-type="float">
            <text:p>0.4202176</text:p>
          </table:table-cell>
          <table:table-cell office:value-type="float" office:value="0.4789963" calcext:value-type="float">
            <text:p>0.4789963</text:p>
          </table:table-cell>
          <table:table-cell office:value-type="float" office:value="0.5111781" calcext:value-type="float">
            <text:p>0.511178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2438759" calcext:value-type="float">
            <text:p>2.438759E-12</text:p>
          </table:table-cell>
          <table:table-cell office:value-type="float" office:value="1.953493E-015" calcext:value-type="float">
            <text:p>1.95349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312734" calcext:value-type="float">
            <text:p>-0.004312734</text:p>
          </table:table-cell>
          <table:table-cell office:value-type="float" office:value="-0.004215165" calcext:value-type="float">
            <text:p>-0.004215165</text:p>
          </table:table-cell>
          <table:table-cell office:value-type="float" office:value="-0.003985304" calcext:value-type="float">
            <text:p>-0.003985304</text:p>
          </table:table-cell>
          <table:table-cell office:value-type="float" office:value="-0.003818252" calcext:value-type="float">
            <text:p>-0.003818252</text:p>
          </table:table-cell>
          <table:table-cell office:value-type="float" office:value="-0.003756636" calcext:value-type="float">
            <text:p>-0.003756636</text:p>
          </table:table-cell>
          <table:table-cell office:value-type="float" office:value="-0.003652816" calcext:value-type="float">
            <text:p>-0.003652816</text:p>
          </table:table-cell>
          <table:table-cell office:value-type="float" office:value="-0.004105035" calcext:value-type="float">
            <text:p>-0.004105035</text:p>
          </table:table-cell>
          <table:table-cell office:value-type="float" office:value="-0.004115071" calcext:value-type="float">
            <text:p>-0.004115071</text:p>
          </table:table-cell>
          <table:table-cell office:value-type="float" office:value="-0.00324745" calcext:value-type="float">
            <text:p>-0.00324745</text:p>
          </table:table-cell>
          <table:table-cell office:value-type="float" office:value="-0.0009294638" calcext:value-type="float">
            <text:p>-0.0009294638</text:p>
          </table:table-cell>
          <table:table-cell office:value-type="float" office:value="648.0804" calcext:value-type="float">
            <text:p>648.0804</text:p>
          </table:table-cell>
          <table:table-cell office:value-type="float" office:value="0" calcext:value-type="float">
            <text:p>0</text:p>
          </table:table-cell>
          <table:table-cell office:value-type="float" office:value="-0.004396426" calcext:value-type="float">
            <text:p>-0.004396426</text:p>
          </table:table-cell>
          <table:table-cell office:value-type="float" office:value="0.008800894" calcext:value-type="float">
            <text:p>0.008800894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254342" calcext:value-type="float">
            <text:p>-0.92543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1998" calcext:value-type="float">
            <text:p>7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0.06036" calcext:value-type="float">
            <text:p>-10.06036</text:p>
          </table:table-cell>
          <table:table-cell office:value-type="float" office:value="0" calcext:value-type="float">
            <text:p>0</text:p>
          </table:table-cell>
          <table:table-cell office:value-type="float" office:value="1368.406" calcext:value-type="float">
            <text:p>1368.406</text:p>
          </table:table-cell>
          <table:table-cell office:value-type="float" office:value="383.2537" calcext:value-type="float">
            <text:p>383.2537</text:p>
          </table:table-cell>
          <table:table-cell office:value-type="float" office:value="136.3925" calcext:value-type="float">
            <text:p>136.3925</text:p>
          </table:table-cell>
          <table:table-cell office:value-type="float" office:value="0.3711645" calcext:value-type="float">
            <text:p>0.3711645</text:p>
          </table:table-cell>
          <table:table-cell office:value-type="float" office:value="0.3724976" calcext:value-type="float">
            <text:p>0.3724976</text:p>
          </table:table-cell>
          <table:table-cell office:value-type="float" office:value="0.3760593" calcext:value-type="float">
            <text:p>0.3760593</text:p>
          </table:table-cell>
          <table:table-cell office:value-type="float" office:value="0.3791332" calcext:value-type="float">
            <text:p>0.3791332</text:p>
          </table:table-cell>
          <table:table-cell office:value-type="float" office:value="0.381312" calcext:value-type="float">
            <text:p>0.381312</text:p>
          </table:table-cell>
          <table:table-cell office:value-type="float" office:value="0.3838274" calcext:value-type="float">
            <text:p>0.3838274</text:p>
          </table:table-cell>
          <table:table-cell office:value-type="float" office:value="0.4083368" calcext:value-type="float">
            <text:p>0.4083368</text:p>
          </table:table-cell>
          <table:table-cell office:value-type="float" office:value="0.4066252" calcext:value-type="float">
            <text:p>0.4066252</text:p>
          </table:table-cell>
          <table:table-cell office:value-type="float" office:value="0.4162378" calcext:value-type="float">
            <text:p>0.4162378</text:p>
          </table:table-cell>
          <table:table-cell office:value-type="float" office:value="0.4761626" calcext:value-type="float">
            <text:p>0.4761626</text:p>
          </table:table-cell>
          <table:table-cell office:value-type="float" office:value="0.5111787" calcext:value-type="float">
            <text:p>0.511178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2264245" calcext:value-type="float">
            <text:p>2.264245E-12</text:p>
          </table:table-cell>
          <table:table-cell office:value-type="float" office:value="1.953431E-015" calcext:value-type="float">
            <text:p>1.95343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283958" calcext:value-type="float">
            <text:p>-0.004283958</text:p>
          </table:table-cell>
          <table:table-cell office:value-type="float" office:value="-0.004176352" calcext:value-type="float">
            <text:p>-0.004176352</text:p>
          </table:table-cell>
          <table:table-cell office:value-type="float" office:value="-0.003927141" calcext:value-type="float">
            <text:p>-0.003927141</text:p>
          </table:table-cell>
          <table:table-cell office:value-type="float" office:value="-0.003718366" calcext:value-type="float">
            <text:p>-0.003718366</text:p>
          </table:table-cell>
          <table:table-cell office:value-type="float" office:value="-0.003585688" calcext:value-type="float">
            <text:p>-0.003585688</text:p>
          </table:table-cell>
          <table:table-cell office:value-type="float" office:value="-0.003439215" calcext:value-type="float">
            <text:p>-0.003439215</text:p>
          </table:table-cell>
          <table:table-cell office:value-type="float" office:value="-0.003853676" calcext:value-type="float">
            <text:p>-0.003853676</text:p>
          </table:table-cell>
          <table:table-cell office:value-type="float" office:value="-0.004440114" calcext:value-type="float">
            <text:p>-0.004440114</text:p>
          </table:table-cell>
          <table:table-cell office:value-type="float" office:value="-0.003558943" calcext:value-type="float">
            <text:p>-0.003558943</text:p>
          </table:table-cell>
          <table:table-cell office:value-type="float" office:value="-0.0009836156" calcext:value-type="float">
            <text:p>-0.0009836156</text:p>
          </table:table-cell>
          <table:table-cell office:value-type="float" office:value="660.7703" calcext:value-type="float">
            <text:p>660.7703</text:p>
          </table:table-cell>
          <table:table-cell office:value-type="float" office:value="0" calcext:value-type="float">
            <text:p>0</text:p>
          </table:table-cell>
          <table:table-cell office:value-type="float" office:value="-0.004367241" calcext:value-type="float">
            <text:p>-0.004367241</text:p>
          </table:table-cell>
          <table:table-cell office:value-type="float" office:value="0.008752819" calcext:value-type="float">
            <text:p>0.00875281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385904" calcext:value-type="float">
            <text:p>-0.938590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1998" calcext:value-type="float">
            <text:p>8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9.988685" calcext:value-type="float">
            <text:p>-9.988685</text:p>
          </table:table-cell>
          <table:table-cell office:value-type="float" office:value="0" calcext:value-type="float">
            <text:p>0</text:p>
          </table:table-cell>
          <table:table-cell office:value-type="float" office:value="1357.633" calcext:value-type="float">
            <text:p>1357.633</text:p>
          </table:table-cell>
          <table:table-cell office:value-type="float" office:value="393.9546" calcext:value-type="float">
            <text:p>393.9546</text:p>
          </table:table-cell>
          <table:table-cell office:value-type="float" office:value="110.3695" calcext:value-type="float">
            <text:p>110.3695</text:p>
          </table:table-cell>
          <table:table-cell office:value-type="float" office:value="0.3737267" calcext:value-type="float">
            <text:p>0.3737267</text:p>
          </table:table-cell>
          <table:table-cell office:value-type="float" office:value="0.3750769" calcext:value-type="float">
            <text:p>0.3750769</text:p>
          </table:table-cell>
          <table:table-cell office:value-type="float" office:value="0.3787272" calcext:value-type="float">
            <text:p>0.3787272</text:p>
          </table:table-cell>
          <table:table-cell office:value-type="float" office:value="0.3820789" calcext:value-type="float">
            <text:p>0.3820789</text:p>
          </table:table-cell>
          <table:table-cell office:value-type="float" office:value="0.3848061" calcext:value-type="float">
            <text:p>0.3848061</text:p>
          </table:table-cell>
          <table:table-cell office:value-type="float" office:value="0.3879659" calcext:value-type="float">
            <text:p>0.3879659</text:p>
          </table:table-cell>
          <table:table-cell office:value-type="float" office:value="0.4118381" calcext:value-type="float">
            <text:p>0.4118381</text:p>
          </table:table-cell>
          <table:table-cell office:value-type="float" office:value="0.4050866" calcext:value-type="float">
            <text:p>0.4050866</text:p>
          </table:table-cell>
          <table:table-cell office:value-type="float" office:value="0.4133494" calcext:value-type="float">
            <text:p>0.4133494</text:p>
          </table:table-cell>
          <table:table-cell office:value-type="float" office:value="0.4728337" calcext:value-type="float">
            <text:p>0.4728337</text:p>
          </table:table-cell>
          <table:table-cell office:value-type="float" office:value="0.5111794" calcext:value-type="float">
            <text:p>0.511179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2062403" calcext:value-type="float">
            <text:p>2.062403E-12</text:p>
          </table:table-cell>
          <table:table-cell office:value-type="float" office:value="1.95337E-015" calcext:value-type="float">
            <text:p>1.9533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084963" calcext:value-type="float">
            <text:p>-0.004084963</text:p>
          </table:table-cell>
          <table:table-cell office:value-type="float" office:value="-0.003981733" calcext:value-type="float">
            <text:p>-0.003981733</text:p>
          </table:table-cell>
          <table:table-cell office:value-type="float" office:value="-0.003738127" calcext:value-type="float">
            <text:p>-0.003738127</text:p>
          </table:table-cell>
          <table:table-cell office:value-type="float" office:value="-0.003524533" calcext:value-type="float">
            <text:p>-0.003524533</text:p>
          </table:table-cell>
          <table:table-cell office:value-type="float" office:value="-0.00336691" calcext:value-type="float">
            <text:p>-0.00336691</text:p>
          </table:table-cell>
          <table:table-cell office:value-type="float" office:value="-0.003185997" calcext:value-type="float">
            <text:p>-0.003185997</text:p>
          </table:table-cell>
          <table:table-cell office:value-type="float" office:value="-0.003551217" calcext:value-type="float">
            <text:p>-0.003551217</text:p>
          </table:table-cell>
          <table:table-cell office:value-type="float" office:value="-0.004607189" calcext:value-type="float">
            <text:p>-0.004607189</text:p>
          </table:table-cell>
          <table:table-cell office:value-type="float" office:value="-0.003805849" calcext:value-type="float">
            <text:p>-0.003805849</text:p>
          </table:table-cell>
          <table:table-cell office:value-type="float" office:value="-0.001051862" calcext:value-type="float">
            <text:p>-0.001051862</text:p>
          </table:table-cell>
          <table:table-cell office:value-type="float" office:value="673.4224" calcext:value-type="float">
            <text:p>673.4224</text:p>
          </table:table-cell>
          <table:table-cell office:value-type="float" office:value="0" calcext:value-type="float">
            <text:p>0</text:p>
          </table:table-cell>
          <table:table-cell office:value-type="float" office:value="-0.004167052" calcext:value-type="float">
            <text:p>-0.004167052</text:p>
          </table:table-cell>
          <table:table-cell office:value-type="float" office:value="0.008704371" calcext:value-type="float">
            <text:p>0.008704371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540753" calcext:value-type="float">
            <text:p>-0.95407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1998" calcext:value-type="float">
            <text:p>9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9.520799" calcext:value-type="float">
            <text:p>-9.520799</text:p>
          </table:table-cell>
          <table:table-cell office:value-type="float" office:value="0" calcext:value-type="float">
            <text:p>0</text:p>
          </table:table-cell>
          <table:table-cell office:value-type="float" office:value="1346.644" calcext:value-type="float">
            <text:p>1346.644</text:p>
          </table:table-cell>
          <table:table-cell office:value-type="float" office:value="404.4753" calcext:value-type="float">
            <text:p>404.4753</text:p>
          </table:table-cell>
          <table:table-cell office:value-type="float" office:value="90.10966" calcext:value-type="float">
            <text:p>90.10966</text:p>
          </table:table-cell>
          <table:table-cell office:value-type="float" office:value="0.3684516" calcext:value-type="float">
            <text:p>0.3684516</text:p>
          </table:table-cell>
          <table:table-cell office:value-type="float" office:value="0.3696114" calcext:value-type="float">
            <text:p>0.3696114</text:p>
          </table:table-cell>
          <table:table-cell office:value-type="float" office:value="0.3730379" calcext:value-type="float">
            <text:p>0.3730379</text:p>
          </table:table-cell>
          <table:table-cell office:value-type="float" office:value="0.3762902" calcext:value-type="float">
            <text:p>0.3762902</text:p>
          </table:table-cell>
          <table:table-cell office:value-type="float" office:value="0.3788783" calcext:value-type="float">
            <text:p>0.3788783</text:p>
          </table:table-cell>
          <table:table-cell office:value-type="float" office:value="0.3817293" calcext:value-type="float">
            <text:p>0.3817293</text:p>
          </table:table-cell>
          <table:table-cell office:value-type="float" office:value="0.4093073" calcext:value-type="float">
            <text:p>0.4093073</text:p>
          </table:table-cell>
          <table:table-cell office:value-type="float" office:value="0.4044658" calcext:value-type="float">
            <text:p>0.4044658</text:p>
          </table:table-cell>
          <table:table-cell office:value-type="float" office:value="0.4114498" calcext:value-type="float">
            <text:p>0.4114498</text:p>
          </table:table-cell>
          <table:table-cell office:value-type="float" office:value="0.4691567" calcext:value-type="float">
            <text:p>0.4691567</text:p>
          </table:table-cell>
          <table:table-cell office:value-type="float" office:value="0.5111801" calcext:value-type="float">
            <text:p>0.51118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1896811" calcext:value-type="float">
            <text:p>1.896811E-12</text:p>
          </table:table-cell>
          <table:table-cell office:value-type="float" office:value="1.953307E-015" calcext:value-type="float">
            <text:p>1.95330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514636" calcext:value-type="float">
            <text:p>-0.004514636</text:p>
          </table:table-cell>
          <table:table-cell office:value-type="float" office:value="-0.004414519" calcext:value-type="float">
            <text:p>-0.004414519</text:p>
          </table:table-cell>
          <table:table-cell office:value-type="float" office:value="-0.004157367" calcext:value-type="float">
            <text:p>-0.004157367</text:p>
          </table:table-cell>
          <table:table-cell office:value-type="float" office:value="-0.003920357" calcext:value-type="float">
            <text:p>-0.003920357</text:p>
          </table:table-cell>
          <table:table-cell office:value-type="float" office:value="-0.003749667" calcext:value-type="float">
            <text:p>-0.003749667</text:p>
          </table:table-cell>
          <table:table-cell office:value-type="float" office:value="-0.003564287" calcext:value-type="float">
            <text:p>-0.003564287</text:p>
          </table:table-cell>
          <table:table-cell office:value-type="float" office:value="-0.003762821" calcext:value-type="float">
            <text:p>-0.003762821</text:p>
          </table:table-cell>
          <table:table-cell office:value-type="float" office:value="-0.004674835" calcext:value-type="float">
            <text:p>-0.004674835</text:p>
          </table:table-cell>
          <table:table-cell office:value-type="float" office:value="-0.003978188" calcext:value-type="float">
            <text:p>-0.003978188</text:p>
          </table:table-cell>
          <table:table-cell office:value-type="float" office:value="-0.001133549" calcext:value-type="float">
            <text:p>-0.001133549</text:p>
          </table:table-cell>
          <table:table-cell office:value-type="float" office:value="685.937" calcext:value-type="float">
            <text:p>685.937</text:p>
          </table:table-cell>
          <table:table-cell office:value-type="float" office:value="0" calcext:value-type="float">
            <text:p>0</text:p>
          </table:table-cell>
          <table:table-cell office:value-type="float" office:value="-0.004721258" calcext:value-type="float">
            <text:p>-0.004721258</text:p>
          </table:table-cell>
          <table:table-cell office:value-type="float" office:value="0.008657942" calcext:value-type="float">
            <text:p>0.008657942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712126" calcext:value-type="float">
            <text:p>-0.97121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1998" calcext:value-type="float">
            <text:p>10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8.946259" calcext:value-type="float">
            <text:p>-8.946259</text:p>
          </table:table-cell>
          <table:table-cell office:value-type="float" office:value="0" calcext:value-type="float">
            <text:p>0</text:p>
          </table:table-cell>
          <table:table-cell office:value-type="float" office:value="1335.881" calcext:value-type="float">
            <text:p>1335.881</text:p>
          </table:table-cell>
          <table:table-cell office:value-type="float" office:value="414.6626" calcext:value-type="float">
            <text:p>414.6626</text:p>
          </table:table-cell>
          <table:table-cell office:value-type="float" office:value="69.90892" calcext:value-type="float">
            <text:p>69.90892</text:p>
          </table:table-cell>
          <table:table-cell office:value-type="float" office:value="0.3657911" calcext:value-type="float">
            <text:p>0.3657911</text:p>
          </table:table-cell>
          <table:table-cell office:value-type="float" office:value="0.3669851" calcext:value-type="float">
            <text:p>0.3669851</text:p>
          </table:table-cell>
          <table:table-cell office:value-type="float" office:value="0.3701675" calcext:value-type="float">
            <text:p>0.3701675</text:p>
          </table:table-cell>
          <table:table-cell office:value-type="float" office:value="0.3726631" calcext:value-type="float">
            <text:p>0.3726631</text:p>
          </table:table-cell>
          <table:table-cell office:value-type="float" office:value="0.3740397" calcext:value-type="float">
            <text:p>0.3740397</text:p>
          </table:table-cell>
          <table:table-cell office:value-type="float" office:value="0.3759038" calcext:value-type="float">
            <text:p>0.3759038</text:p>
          </table:table-cell>
          <table:table-cell office:value-type="float" office:value="0.4044334" calcext:value-type="float">
            <text:p>0.4044334</text:p>
          </table:table-cell>
          <table:table-cell office:value-type="float" office:value="0.4026771" calcext:value-type="float">
            <text:p>0.4026771</text:p>
          </table:table-cell>
          <table:table-cell office:value-type="float" office:value="0.4098496" calcext:value-type="float">
            <text:p>0.4098496</text:p>
          </table:table-cell>
          <table:table-cell office:value-type="float" office:value="0.4655761" calcext:value-type="float">
            <text:p>0.4655761</text:p>
          </table:table-cell>
          <table:table-cell office:value-type="float" office:value="0.5111808" calcext:value-type="float">
            <text:p>0.51118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1774707" calcext:value-type="float">
            <text:p>1.774707E-12</text:p>
          </table:table-cell>
          <table:table-cell office:value-type="float" office:value="1.953245E-015" calcext:value-type="float">
            <text:p>1.95324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744904" calcext:value-type="float">
            <text:p>-0.004744904</text:p>
          </table:table-cell>
          <table:table-cell office:value-type="float" office:value="-0.004636301" calcext:value-type="float">
            <text:p>-0.004636301</text:p>
          </table:table-cell>
          <table:table-cell office:value-type="float" office:value="-0.004384872" calcext:value-type="float">
            <text:p>-0.004384872</text:p>
          </table:table-cell>
          <table:table-cell office:value-type="float" office:value="-0.004195137" calcext:value-type="float">
            <text:p>-0.004195137</text:p>
          </table:table-cell>
          <table:table-cell office:value-type="float" office:value="-0.004102137" calcext:value-type="float">
            <text:p>-0.004102137</text:p>
          </table:table-cell>
          <table:table-cell office:value-type="float" office:value="-0.003970164" calcext:value-type="float">
            <text:p>-0.003970164</text:p>
          </table:table-cell>
          <table:table-cell office:value-type="float" office:value="-0.004224461" calcext:value-type="float">
            <text:p>-0.004224461</text:p>
          </table:table-cell>
          <table:table-cell office:value-type="float" office:value="-0.004875972" calcext:value-type="float">
            <text:p>-0.004875972</text:p>
          </table:table-cell>
          <table:table-cell office:value-type="float" office:value="-0.004129574" calcext:value-type="float">
            <text:p>-0.004129574</text:p>
          </table:table-cell>
          <table:table-cell office:value-type="float" office:value="-0.001219891" calcext:value-type="float">
            <text:p>-0.001219891</text:p>
          </table:table-cell>
          <table:table-cell office:value-type="float" office:value="698.1598" calcext:value-type="float">
            <text:p>698.1598</text:p>
          </table:table-cell>
          <table:table-cell office:value-type="float" office:value="0" calcext:value-type="float">
            <text:p>0</text:p>
          </table:table-cell>
          <table:table-cell office:value-type="float" office:value="-0.004833171" calcext:value-type="float">
            <text:p>-0.004833171</text:p>
          </table:table-cell>
          <table:table-cell office:value-type="float" office:value="0.00861269" calcext:value-type="float">
            <text:p>0.0086126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0.9879032" calcext:value-type="float">
            <text:p>-0.98790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1998" calcext:value-type="float">
            <text:p>11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8.619308" calcext:value-type="float">
            <text:p>-8.619308</text:p>
          </table:table-cell>
          <table:table-cell office:value-type="float" office:value="0" calcext:value-type="float">
            <text:p>0</text:p>
          </table:table-cell>
          <table:table-cell office:value-type="float" office:value="1325.607" calcext:value-type="float">
            <text:p>1325.607</text:p>
          </table:table-cell>
          <table:table-cell office:value-type="float" office:value="424.6094" calcext:value-type="float">
            <text:p>424.6094</text:p>
          </table:table-cell>
          <table:table-cell office:value-type="float" office:value="46.41784" calcext:value-type="float">
            <text:p>46.41784</text:p>
          </table:table-cell>
          <table:table-cell office:value-type="float" office:value="0.3670608" calcext:value-type="float">
            <text:p>0.3670608</text:p>
          </table:table-cell>
          <table:table-cell office:value-type="float" office:value="0.3684033" calcext:value-type="float">
            <text:p>0.3684033</text:p>
          </table:table-cell>
          <table:table-cell office:value-type="float" office:value="0.3717412" calcext:value-type="float">
            <text:p>0.3717412</text:p>
          </table:table-cell>
          <table:table-cell office:value-type="float" office:value="0.3738647" calcext:value-type="float">
            <text:p>0.3738647</text:p>
          </table:table-cell>
          <table:table-cell office:value-type="float" office:value="0.3747427" calcext:value-type="float">
            <text:p>0.3747427</text:p>
          </table:table-cell>
          <table:table-cell office:value-type="float" office:value="0.3761857" calcext:value-type="float">
            <text:p>0.3761857</text:p>
          </table:table-cell>
          <table:table-cell office:value-type="float" office:value="0.4024893" calcext:value-type="float">
            <text:p>0.4024893</text:p>
          </table:table-cell>
          <table:table-cell office:value-type="float" office:value="0.4004009" calcext:value-type="float">
            <text:p>0.4004009</text:p>
          </table:table-cell>
          <table:table-cell office:value-type="float" office:value="0.408287" calcext:value-type="float">
            <text:p>0.408287</text:p>
          </table:table-cell>
          <table:table-cell office:value-type="float" office:value="0.4620265" calcext:value-type="float">
            <text:p>0.4620265</text:p>
          </table:table-cell>
          <table:table-cell office:value-type="float" office:value="0.5111815" calcext:value-type="float">
            <text:p>0.511181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1154102" calcext:value-type="float">
            <text:p>1.154102E-12</text:p>
          </table:table-cell>
          <table:table-cell office:value-type="float" office:value="1.953187E-015" calcext:value-type="float">
            <text:p>1.95318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623584" calcext:value-type="float">
            <text:p>-0.004623584</text:p>
          </table:table-cell>
          <table:table-cell office:value-type="float" office:value="-0.004506633" calcext:value-type="float">
            <text:p>-0.004506633</text:p>
          </table:table-cell>
          <table:table-cell office:value-type="float" office:value="-0.004253381" calcext:value-type="float">
            <text:p>-0.004253381</text:p>
          </table:table-cell>
          <table:table-cell office:value-type="float" office:value="-0.004102058" calcext:value-type="float">
            <text:p>-0.004102058</text:p>
          </table:table-cell>
          <table:table-cell office:value-type="float" office:value="-0.004049152" calcext:value-type="float">
            <text:p>-0.004049152</text:p>
          </table:table-cell>
          <table:table-cell office:value-type="float" office:value="-0.003953336" calcext:value-type="float">
            <text:p>-0.003953336</text:p>
          </table:table-cell>
          <table:table-cell office:value-type="float" office:value="-0.004425496" calcext:value-type="float">
            <text:p>-0.004425496</text:p>
          </table:table-cell>
          <table:table-cell office:value-type="float" office:value="-0.005149454" calcext:value-type="float">
            <text:p>-0.005149454</text:p>
          </table:table-cell>
          <table:table-cell office:value-type="float" office:value="-0.004284029" calcext:value-type="float">
            <text:p>-0.004284029</text:p>
          </table:table-cell>
          <table:table-cell office:value-type="float" office:value="-0.001312637" calcext:value-type="float">
            <text:p>-0.001312637</text:p>
          </table:table-cell>
          <table:table-cell office:value-type="float" office:value="710.1741" calcext:value-type="float">
            <text:p>710.1741</text:p>
          </table:table-cell>
          <table:table-cell office:value-type="float" office:value="0" calcext:value-type="float">
            <text:p>0</text:p>
          </table:table-cell>
          <table:table-cell office:value-type="float" office:value="-0.00473728" calcext:value-type="float">
            <text:p>-0.00473728</text:p>
          </table:table-cell>
          <table:table-cell office:value-type="float" office:value="0.008542305" calcext:value-type="float">
            <text:p>0.008542305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004437" calcext:value-type="float">
            <text:p>-1.00443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1998" calcext:value-type="float">
            <text:p>12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8.099143" calcext:value-type="float">
            <text:p>-8.099143</text:p>
          </table:table-cell>
          <table:table-cell office:value-type="float" office:value="0" calcext:value-type="float">
            <text:p>0</text:p>
          </table:table-cell>
          <table:table-cell office:value-type="float" office:value="1315.26" calcext:value-type="float">
            <text:p>1315.26</text:p>
          </table:table-cell>
          <table:table-cell office:value-type="float" office:value="434.4355" calcext:value-type="float">
            <text:p>434.4355</text:p>
          </table:table-cell>
          <table:table-cell office:value-type="float" office:value="5.550994" calcext:value-type="float">
            <text:p>5.550994</text:p>
          </table:table-cell>
          <table:table-cell office:value-type="float" office:value="0.3690895" calcext:value-type="float">
            <text:p>0.3690895</text:p>
          </table:table-cell>
          <table:table-cell office:value-type="float" office:value="0.3703651" calcext:value-type="float">
            <text:p>0.3703651</text:p>
          </table:table-cell>
          <table:table-cell office:value-type="float" office:value="0.3735852" calcext:value-type="float">
            <text:p>0.3735852</text:p>
          </table:table-cell>
          <table:table-cell office:value-type="float" office:value="0.3755253" calcext:value-type="float">
            <text:p>0.3755253</text:p>
          </table:table-cell>
          <table:table-cell office:value-type="float" office:value="0.3764427" calcext:value-type="float">
            <text:p>0.3764427</text:p>
          </table:table-cell>
          <table:table-cell office:value-type="float" office:value="0.3777253" calcext:value-type="float">
            <text:p>0.3777253</text:p>
          </table:table-cell>
          <table:table-cell office:value-type="float" office:value="0.4052239" calcext:value-type="float">
            <text:p>0.4052239</text:p>
          </table:table-cell>
          <table:table-cell office:value-type="float" office:value="0.399817" calcext:value-type="float">
            <text:p>0.399817</text:p>
          </table:table-cell>
          <table:table-cell office:value-type="float" office:value="0.4070495" calcext:value-type="float">
            <text:p>0.4070495</text:p>
          </table:table-cell>
          <table:table-cell office:value-type="float" office:value="0.4584527" calcext:value-type="float">
            <text:p>0.4584527</text:p>
          </table:table-cell>
          <table:table-cell office:value-type="float" office:value="0.5111822" calcext:value-type="float">
            <text:p>0.511182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1388E-015" calcext:value-type="float">
            <text:p>1.941388E-15</text:p>
          </table:table-cell>
          <table:table-cell office:value-type="float" office:value="1.97017E-015" calcext:value-type="float">
            <text:p>1.9701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4450361" calcext:value-type="float">
            <text:p>-0.004450361</text:p>
          </table:table-cell>
          <table:table-cell office:value-type="float" office:value="-0.004340487" calcext:value-type="float">
            <text:p>-0.004340487</text:p>
          </table:table-cell>
          <table:table-cell office:value-type="float" office:value="-0.004107786" calcext:value-type="float">
            <text:p>-0.004107786</text:p>
          </table:table-cell>
          <table:table-cell office:value-type="float" office:value="-0.003972442" calcext:value-type="float">
            <text:p>-0.003972442</text:p>
          </table:table-cell>
          <table:table-cell office:value-type="float" office:value="-0.003927482" calcext:value-type="float">
            <text:p>-0.003927482</text:p>
          </table:table-cell>
          <table:table-cell office:value-type="float" office:value="-0.003847531" calcext:value-type="float">
            <text:p>-0.003847531</text:p>
          </table:table-cell>
          <table:table-cell office:value-type="float" office:value="-0.004144268" calcext:value-type="float">
            <text:p>-0.004144268</text:p>
          </table:table-cell>
          <table:table-cell office:value-type="float" office:value="-0.005223552" calcext:value-type="float">
            <text:p>-0.005223552</text:p>
          </table:table-cell>
          <table:table-cell office:value-type="float" office:value="-0.004410812" calcext:value-type="float">
            <text:p>-0.004410812</text:p>
          </table:table-cell>
          <table:table-cell office:value-type="float" office:value="-0.001414047" calcext:value-type="float">
            <text:p>-0.001414047</text:p>
          </table:table-cell>
          <table:table-cell office:value-type="float" office:value="722.0893" calcext:value-type="float">
            <text:p>722.0893</text:p>
          </table:table-cell>
          <table:table-cell office:value-type="float" office:value="0" calcext:value-type="float">
            <text:p>0</text:p>
          </table:table-cell>
          <table:table-cell office:value-type="float" office:value="-0.004535447" calcext:value-type="float">
            <text:p>-0.004535447</text:p>
          </table:table-cell>
          <table:table-cell office:value-type="float" office:value="0.008370979" calcext:value-type="float">
            <text:p>0.008370979</text:p>
          </table:table-cell>
          <table:table-cell office:value-type="float" office:value="-9999.009" calcext:value-type="float">
            <text:p>-9999.009</text:p>
          </table:table-cell>
          <table:table-cell office:value-type="float" office:value="-1.021099" calcext:value-type="float">
            <text:p>-1.0210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1998" calcext:value-type="float">
            <text:p>13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5.238699" calcext:value-type="float">
            <text:p>-5.238699</text:p>
          </table:table-cell>
          <table:table-cell office:value-type="float" office:value="0" calcext:value-type="float">
            <text:p>0</text:p>
          </table:table-cell>
          <table:table-cell office:value-type="float" office:value="1303.415" calcext:value-type="float">
            <text:p>1303.415</text:p>
          </table:table-cell>
          <table:table-cell office:value-type="float" office:value="443.421" calcext:value-type="float">
            <text:p>443.421</text:p>
          </table:table-cell>
          <table:table-cell office:value-type="float" office:value="0" calcext:value-type="float">
            <text:p>0</text:p>
          </table:table-cell>
          <table:table-cell office:value-type="float" office:value="0.3233739" calcext:value-type="float">
            <text:p>0.3233739</text:p>
          </table:table-cell>
          <table:table-cell office:value-type="float" office:value="0.3252521" calcext:value-type="float">
            <text:p>0.3252521</text:p>
          </table:table-cell>
          <table:table-cell office:value-type="float" office:value="0.3301084" calcext:value-type="float">
            <text:p>0.3301084</text:p>
          </table:table-cell>
          <table:table-cell office:value-type="float" office:value="0.3395239" calcext:value-type="float">
            <text:p>0.3395239</text:p>
          </table:table-cell>
          <table:table-cell office:value-type="float" office:value="0.3475077" calcext:value-type="float">
            <text:p>0.3475077</text:p>
          </table:table-cell>
          <table:table-cell office:value-type="float" office:value="0.3541153" calcext:value-type="float">
            <text:p>0.3541153</text:p>
          </table:table-cell>
          <table:table-cell office:value-type="float" office:value="0.3968521" calcext:value-type="float">
            <text:p>0.3968521</text:p>
          </table:table-cell>
          <table:table-cell office:value-type="float" office:value="0.3990417" calcext:value-type="float">
            <text:p>0.3990417</text:p>
          </table:table-cell>
          <table:table-cell office:value-type="float" office:value="0.4060095" calcext:value-type="float">
            <text:p>0.4060095</text:p>
          </table:table-cell>
          <table:table-cell office:value-type="float" office:value="0.4550709" calcext:value-type="float">
            <text:p>0.4550709</text:p>
          </table:table-cell>
          <table:table-cell office:value-type="float" office:value="0.5111829" calcext:value-type="float">
            <text:p>0.511182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6375E-015" calcext:value-type="float">
            <text:p>1.896375E-15</text:p>
          </table:table-cell>
          <table:table-cell office:value-type="float" office:value="1.970043E-015" calcext:value-type="float">
            <text:p>1.97004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131883" calcext:value-type="float">
            <text:p>-0.01131883</text:p>
          </table:table-cell>
          <table:table-cell office:value-type="float" office:value="-0.01085946" calcext:value-type="float">
            <text:p>-0.01085946</text:p>
          </table:table-cell>
          <table:table-cell office:value-type="float" office:value="-0.009794394" calcext:value-type="float">
            <text:p>-0.009794394</text:p>
          </table:table-cell>
          <table:table-cell office:value-type="float" office:value="-0.008028002" calcext:value-type="float">
            <text:p>-0.008028002</text:p>
          </table:table-cell>
          <table:table-cell office:value-type="float" office:value="-0.006828626" calcext:value-type="float">
            <text:p>-0.006828626</text:p>
          </table:table-cell>
          <table:table-cell office:value-type="float" office:value="-0.005993529" calcext:value-type="float">
            <text:p>-0.005993529</text:p>
          </table:table-cell>
          <table:table-cell office:value-type="float" office:value="-0.005035106" calcext:value-type="float">
            <text:p>-0.005035106</text:p>
          </table:table-cell>
          <table:table-cell office:value-type="float" office:value="-0.005318633" calcext:value-type="float">
            <text:p>-0.005318633</text:p>
          </table:table-cell>
          <table:table-cell office:value-type="float" office:value="-0.004520476" calcext:value-type="float">
            <text:p>-0.004520476</text:p>
          </table:table-cell>
          <table:table-cell office:value-type="float" office:value="-0.001518038" calcext:value-type="float">
            <text:p>-0.001518038</text:p>
          </table:table-cell>
          <table:table-cell office:value-type="float" office:value="733.222" calcext:value-type="float">
            <text:p>733.222</text:p>
          </table:table-cell>
          <table:table-cell office:value-type="float" office:value="0" calcext:value-type="float">
            <text:p>0</text:p>
          </table:table-cell>
          <table:table-cell office:value-type="float" office:value="-0.01152042" calcext:value-type="float">
            <text:p>-0.01152042</text:p>
          </table:table-cell>
          <table:table-cell office:value-type="float" office:value="0.00812425" calcext:value-type="float">
            <text:p>0.00812425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36867" calcext:value-type="float">
            <text:p>-1.0368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1998" calcext:value-type="float">
            <text:p>14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1.5678" calcext:value-type="float">
            <text:p>-1.5678</text:p>
          </table:table-cell>
          <table:table-cell office:value-type="float" office:value="0" calcext:value-type="float">
            <text:p>0</text:p>
          </table:table-cell>
          <table:table-cell office:value-type="float" office:value="1292.798" calcext:value-type="float">
            <text:p>1292.798</text:p>
          </table:table-cell>
          <table:table-cell office:value-type="float" office:value="450.3673" calcext:value-type="float">
            <text:p>450.3673</text:p>
          </table:table-cell>
          <table:table-cell office:value-type="float" office:value="0" calcext:value-type="float">
            <text:p>0</text:p>
          </table:table-cell>
          <table:table-cell office:value-type="float" office:value="0.1639304" calcext:value-type="float">
            <text:p>0.1639304</text:p>
          </table:table-cell>
          <table:table-cell office:value-type="float" office:value="0.3086974" calcext:value-type="float">
            <text:p>0.3086974</text:p>
          </table:table-cell>
          <table:table-cell office:value-type="float" office:value="0.3123083" calcext:value-type="float">
            <text:p>0.3123083</text:p>
          </table:table-cell>
          <table:table-cell office:value-type="float" office:value="0.3200556" calcext:value-type="float">
            <text:p>0.3200556</text:p>
          </table:table-cell>
          <table:table-cell office:value-type="float" office:value="0.3269326" calcext:value-type="float">
            <text:p>0.3269326</text:p>
          </table:table-cell>
          <table:table-cell office:value-type="float" office:value="0.3330852" calcext:value-type="float">
            <text:p>0.3330852</text:p>
          </table:table-cell>
          <table:table-cell office:value-type="float" office:value="0.3815743" calcext:value-type="float">
            <text:p>0.3815743</text:p>
          </table:table-cell>
          <table:table-cell office:value-type="float" office:value="0.3943518" calcext:value-type="float">
            <text:p>0.3943518</text:p>
          </table:table-cell>
          <table:table-cell office:value-type="float" office:value="0.404764" calcext:value-type="float">
            <text:p>0.404764</text:p>
          </table:table-cell>
          <table:table-cell office:value-type="float" office:value="0.4518664" calcext:value-type="float">
            <text:p>0.4518664</text:p>
          </table:table-cell>
          <table:table-cell office:value-type="float" office:value="0.5111835" calcext:value-type="float">
            <text:p>0.511183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6616E-015" calcext:value-type="float">
            <text:p>1.896616E-15</text:p>
          </table:table-cell>
          <table:table-cell office:value-type="float" office:value="1.96988E-015" calcext:value-type="float">
            <text:p>1.9698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069091" calcext:value-type="float">
            <text:p>-0.8069091</text:p>
          </table:table-cell>
          <table:table-cell office:value-type="float" office:value="-0.01560854" calcext:value-type="float">
            <text:p>-0.01560854</text:p>
          </table:table-cell>
          <table:table-cell office:value-type="float" office:value="-0.01440995" calcext:value-type="float">
            <text:p>-0.01440995</text:p>
          </table:table-cell>
          <table:table-cell office:value-type="float" office:value="-0.01212773" calcext:value-type="float">
            <text:p>-0.01212773</text:p>
          </table:table-cell>
          <table:table-cell office:value-type="float" office:value="-0.01045833" calcext:value-type="float">
            <text:p>-0.01045833</text:p>
          </table:table-cell>
          <table:table-cell office:value-type="float" office:value="-0.009188447" calcext:value-type="float">
            <text:p>-0.009188447</text:p>
          </table:table-cell>
          <table:table-cell office:value-type="float" office:value="-0.007365244" calcext:value-type="float">
            <text:p>-0.007365244</text:p>
          </table:table-cell>
          <table:table-cell office:value-type="float" office:value="-0.005954491" calcext:value-type="float">
            <text:p>-0.005954491</text:p>
          </table:table-cell>
          <table:table-cell office:value-type="float" office:value="-0.004655162" calcext:value-type="float">
            <text:p>-0.004655162</text:p>
          </table:table-cell>
          <table:table-cell office:value-type="float" office:value="-0.001624398" calcext:value-type="float">
            <text:p>-0.001624398</text:p>
          </table:table-cell>
          <table:table-cell office:value-type="float" office:value="742.3654" calcext:value-type="float">
            <text:p>742.3654</text:p>
          </table:table-cell>
          <table:table-cell office:value-type="float" office:value="0" calcext:value-type="float">
            <text:p>0</text:p>
          </table:table-cell>
          <table:table-cell office:value-type="float" office:value="-2.607024" calcext:value-type="float">
            <text:p>-2.607024</text:p>
          </table:table-cell>
          <table:table-cell office:value-type="float" office:value="0.007936838" calcext:value-type="float">
            <text:p>0.007936838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51806" calcext:value-type="float">
            <text:p>-1.0518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1998" calcext:value-type="float">
            <text:p>15041998</text:p>
          </table:table-cell>
          <table:table-cell office:value-type="float" office:value="309.2994" calcext:value-type="float">
            <text:p>309.2994</text:p>
          </table:table-cell>
          <table:table-cell office:value-type="float" office:value="-0.4107969" calcext:value-type="float">
            <text:p>-0.4107969</text:p>
          </table:table-cell>
          <table:table-cell office:value-type="float" office:value="0" calcext:value-type="float">
            <text:p>0</text:p>
          </table:table-cell>
          <table:table-cell office:value-type="float" office:value="1286.21" calcext:value-type="float">
            <text:p>1286.21</text:p>
          </table:table-cell>
          <table:table-cell office:value-type="float" office:value="455.7992" calcext:value-type="float">
            <text:p>455.7992</text:p>
          </table:table-cell>
          <table:table-cell office:value-type="float" office:value="0" calcext:value-type="float">
            <text:p>0</text:p>
          </table:table-cell>
          <table:table-cell office:value-type="float" office:value="0.07468966" calcext:value-type="float">
            <text:p>0.07468966</text:p>
          </table:table-cell>
          <table:table-cell office:value-type="float" office:value="0.307232" calcext:value-type="float">
            <text:p>0.307232</text:p>
          </table:table-cell>
          <table:table-cell office:value-type="float" office:value="0.3085601" calcext:value-type="float">
            <text:p>0.3085601</text:p>
          </table:table-cell>
          <table:table-cell office:value-type="float" office:value="0.3119545" calcext:value-type="float">
            <text:p>0.3119545</text:p>
          </table:table-cell>
          <table:table-cell office:value-type="float" office:value="0.3163206" calcext:value-type="float">
            <text:p>0.3163206</text:p>
          </table:table-cell>
          <table:table-cell office:value-type="float" office:value="0.3212816" calcext:value-type="float">
            <text:p>0.3212816</text:p>
          </table:table-cell>
          <table:table-cell office:value-type="float" office:value="0.3721534" calcext:value-type="float">
            <text:p>0.3721534</text:p>
          </table:table-cell>
          <table:table-cell office:value-type="float" office:value="0.3889088" calcext:value-type="float">
            <text:p>0.3889088</text:p>
          </table:table-cell>
          <table:table-cell office:value-type="float" office:value="0.4031878" calcext:value-type="float">
            <text:p>0.4031878</text:p>
          </table:table-cell>
          <table:table-cell office:value-type="float" office:value="0.4487423" calcext:value-type="float">
            <text:p>0.4487423</text:p>
          </table:table-cell>
          <table:table-cell office:value-type="float" office:value="0.5111842" calcext:value-type="float">
            <text:p>0.511184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6863E-015" calcext:value-type="float">
            <text:p>1.896863E-15</text:p>
          </table:table-cell>
          <table:table-cell office:value-type="float" office:value="1.969718E-015" calcext:value-type="float">
            <text:p>1.96971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02.6447" calcext:value-type="float">
            <text:p>-102.6447</text:p>
          </table:table-cell>
          <table:table-cell office:value-type="float" office:value="-0.01611875" calcext:value-type="float">
            <text:p>-0.01611875</text:p>
          </table:table-cell>
          <table:table-cell office:value-type="float" office:value="-0.01566516" calcext:value-type="float">
            <text:p>-0.01566516</text:p>
          </table:table-cell>
          <table:table-cell office:value-type="float" office:value="-0.01451365" calcext:value-type="float">
            <text:p>-0.01451365</text:p>
          </table:table-cell>
          <table:table-cell office:value-type="float" office:value="-0.01317669" calcext:value-type="float">
            <text:p>-0.01317669</text:p>
          </table:table-cell>
          <table:table-cell office:value-type="float" office:value="-0.01182234" calcext:value-type="float">
            <text:p>-0.01182234</text:p>
          </table:table-cell>
          <table:table-cell office:value-type="float" office:value="-0.009383135" calcext:value-type="float">
            <text:p>-0.009383135</text:p>
          </table:table-cell>
          <table:table-cell office:value-type="float" office:value="-0.006805169" calcext:value-type="float">
            <text:p>-0.006805169</text:p>
          </table:table-cell>
          <table:table-cell office:value-type="float" office:value="-0.004832509" calcext:value-type="float">
            <text:p>-0.004832509</text:p>
          </table:table-cell>
          <table:table-cell office:value-type="float" office:value="-0.001735984" calcext:value-type="float">
            <text:p>-0.001735984</text:p>
          </table:table-cell>
          <table:table-cell office:value-type="float" office:value="750.0396" calcext:value-type="float">
            <text:p>750.0396</text:p>
          </table:table-cell>
          <table:table-cell office:value-type="float" office:value="0" calcext:value-type="float">
            <text:p>0</text:p>
          </table:table-cell>
          <table:table-cell office:value-type="float" office:value="-51.11038" calcext:value-type="float">
            <text:p>-51.11038</text:p>
          </table:table-cell>
          <table:table-cell office:value-type="float" office:value="0.007873497" calcext:value-type="float">
            <text:p>0.00787349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6636" calcext:value-type="float">
            <text:p>-1.066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1998" calcext:value-type="float">
            <text:p>16041998</text:p>
          </table:table-cell>
          <table:table-cell office:value-type="float" office:value="320.0995" calcext:value-type="float">
            <text:p>320.0995</text:p>
          </table:table-cell>
          <table:table-cell office:value-type="float" office:value="-0.2943047" calcext:value-type="float">
            <text:p>-0.2943047</text:p>
          </table:table-cell>
          <table:table-cell office:value-type="float" office:value="0" calcext:value-type="float">
            <text:p>0</text:p>
          </table:table-cell>
          <table:table-cell office:value-type="float" office:value="1291.394" calcext:value-type="float">
            <text:p>1291.394</text:p>
          </table:table-cell>
          <table:table-cell office:value-type="float" office:value="461.2986" calcext:value-type="float">
            <text:p>461.2986</text:p>
          </table:table-cell>
          <table:table-cell office:value-type="float" office:value="0" calcext:value-type="float">
            <text:p>0</text:p>
          </table:table-cell>
          <table:table-cell office:value-type="float" office:value="0.3595462" calcext:value-type="float">
            <text:p>0.3595462</text:p>
          </table:table-cell>
          <table:table-cell office:value-type="float" office:value="0.3598091" calcext:value-type="float">
            <text:p>0.3598091</text:p>
          </table:table-cell>
          <table:table-cell office:value-type="float" office:value="0.3588111" calcext:value-type="float">
            <text:p>0.3588111</text:p>
          </table:table-cell>
          <table:table-cell office:value-type="float" office:value="0.3372994" calcext:value-type="float">
            <text:p>0.3372994</text:p>
          </table:table-cell>
          <table:table-cell office:value-type="float" office:value="0.3192171" calcext:value-type="float">
            <text:p>0.3192171</text:p>
          </table:table-cell>
          <table:table-cell office:value-type="float" office:value="0.3188879" calcext:value-type="float">
            <text:p>0.3188879</text:p>
          </table:table-cell>
          <table:table-cell office:value-type="float" office:value="0.3728111" calcext:value-type="float">
            <text:p>0.3728111</text:p>
          </table:table-cell>
          <table:table-cell office:value-type="float" office:value="0.384402" calcext:value-type="float">
            <text:p>0.384402</text:p>
          </table:table-cell>
          <table:table-cell office:value-type="float" office:value="0.4014371" calcext:value-type="float">
            <text:p>0.4014371</text:p>
          </table:table-cell>
          <table:table-cell office:value-type="float" office:value="0.4451473" calcext:value-type="float">
            <text:p>0.4451473</text:p>
          </table:table-cell>
          <table:table-cell office:value-type="float" office:value="0.5111849" calcext:value-type="float">
            <text:p>0.511184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099E-015" calcext:value-type="float">
            <text:p>1.897099E-15</text:p>
          </table:table-cell>
          <table:table-cell office:value-type="float" office:value="1.969561E-015" calcext:value-type="float">
            <text:p>1.96956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5282692" calcext:value-type="float">
            <text:p>-0.005282692</text:p>
          </table:table-cell>
          <table:table-cell office:value-type="float" office:value="-0.005276003" calcext:value-type="float">
            <text:p>-0.005276003</text:p>
          </table:table-cell>
          <table:table-cell office:value-type="float" office:value="-0.005387436" calcext:value-type="float">
            <text:p>-0.005387436</text:p>
          </table:table-cell>
          <table:table-cell office:value-type="float" office:value="-0.008530749" calcext:value-type="float">
            <text:p>-0.008530749</text:p>
          </table:table-cell>
          <table:table-cell office:value-type="float" office:value="-0.01250438" calcext:value-type="float">
            <text:p>-0.01250438</text:p>
          </table:table-cell>
          <table:table-cell office:value-type="float" office:value="-0.01250244" calcext:value-type="float">
            <text:p>-0.01250244</text:p>
          </table:table-cell>
          <table:table-cell office:value-type="float" office:value="-0.00921265" calcext:value-type="float">
            <text:p>-0.00921265</text:p>
          </table:table-cell>
          <table:table-cell office:value-type="float" office:value="-0.007614661" calcext:value-type="float">
            <text:p>-0.007614661</text:p>
          </table:table-cell>
          <table:table-cell office:value-type="float" office:value="-0.005038278" calcext:value-type="float">
            <text:p>-0.005038278</text:p>
          </table:table-cell>
          <table:table-cell office:value-type="float" office:value="-0.001875075" calcext:value-type="float">
            <text:p>-0.001875075</text:p>
          </table:table-cell>
          <table:table-cell office:value-type="float" office:value="757.812" calcext:value-type="float">
            <text:p>757.812</text:p>
          </table:table-cell>
          <table:table-cell office:value-type="float" office:value="0" calcext:value-type="float">
            <text:p>0</text:p>
          </table:table-cell>
          <table:table-cell office:value-type="float" office:value="-0.005457599" calcext:value-type="float">
            <text:p>-0.005457599</text:p>
          </table:table-cell>
          <table:table-cell office:value-type="float" office:value="0.007765261" calcext:value-type="float">
            <text:p>0.007765261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83119" calcext:value-type="float">
            <text:p>-1.0831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1998" calcext:value-type="float">
            <text:p>17041998</text:p>
          </table:table-cell>
          <table:table-cell office:value-type="float" office:value="323.6996" calcext:value-type="float">
            <text:p>323.6996</text:p>
          </table:table-cell>
          <table:table-cell office:value-type="float" office:value="1.58292" calcext:value-type="float">
            <text:p>1.58292</text:p>
          </table:table-cell>
          <table:table-cell office:value-type="float" office:value="0" calcext:value-type="float">
            <text:p>0</text:p>
          </table:table-cell>
          <table:table-cell office:value-type="float" office:value="1286.259" calcext:value-type="float">
            <text:p>1286.259</text:p>
          </table:table-cell>
          <table:table-cell office:value-type="float" office:value="468.1554" calcext:value-type="float">
            <text:p>468.1554</text:p>
          </table:table-cell>
          <table:table-cell office:value-type="float" office:value="0" calcext:value-type="float">
            <text:p>0</text:p>
          </table:table-cell>
          <table:table-cell office:value-type="float" office:value="0.3179917" calcext:value-type="float">
            <text:p>0.3179917</text:p>
          </table:table-cell>
          <table:table-cell office:value-type="float" office:value="0.319683" calcext:value-type="float">
            <text:p>0.319683</text:p>
          </table:table-cell>
          <table:table-cell office:value-type="float" office:value="0.3235212" calcext:value-type="float">
            <text:p>0.3235212</text:p>
          </table:table-cell>
          <table:table-cell office:value-type="float" office:value="0.3277462" calcext:value-type="float">
            <text:p>0.3277462</text:p>
          </table:table-cell>
          <table:table-cell office:value-type="float" office:value="0.329145" calcext:value-type="float">
            <text:p>0.329145</text:p>
          </table:table-cell>
          <table:table-cell office:value-type="float" office:value="0.3295849" calcext:value-type="float">
            <text:p>0.3295849</text:p>
          </table:table-cell>
          <table:table-cell office:value-type="float" office:value="0.370586" calcext:value-type="float">
            <text:p>0.370586</text:p>
          </table:table-cell>
          <table:table-cell office:value-type="float" office:value="0.3811588" calcext:value-type="float">
            <text:p>0.3811588</text:p>
          </table:table-cell>
          <table:table-cell office:value-type="float" office:value="0.3998524" calcext:value-type="float">
            <text:p>0.3998524</text:p>
          </table:table-cell>
          <table:table-cell office:value-type="float" office:value="0.4421188" calcext:value-type="float">
            <text:p>0.4421188</text:p>
          </table:table-cell>
          <table:table-cell office:value-type="float" office:value="0.5111855" calcext:value-type="float">
            <text:p>0.511185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396E-015" calcext:value-type="float">
            <text:p>1.897396E-15</text:p>
          </table:table-cell>
          <table:table-cell office:value-type="float" office:value="1.969364E-015" calcext:value-type="float">
            <text:p>1.96936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268641" calcext:value-type="float">
            <text:p>-0.01268641</text:p>
          </table:table-cell>
          <table:table-cell office:value-type="float" office:value="-0.01220604" calcext:value-type="float">
            <text:p>-0.01220604</text:p>
          </table:table-cell>
          <table:table-cell office:value-type="float" office:value="-0.01123672" calcext:value-type="float">
            <text:p>-0.01123672</text:p>
          </table:table-cell>
          <table:table-cell office:value-type="float" office:value="-0.01025711" calcext:value-type="float">
            <text:p>-0.01025711</text:p>
          </table:table-cell>
          <table:table-cell office:value-type="float" office:value="-0.009975073" calcext:value-type="float">
            <text:p>-0.009975073</text:p>
          </table:table-cell>
          <table:table-cell office:value-type="float" office:value="-0.009899126" calcext:value-type="float">
            <text:p>-0.009899126</text:p>
          </table:table-cell>
          <table:table-cell office:value-type="float" office:value="-0.009789827" calcext:value-type="float">
            <text:p>-0.009789827</text:p>
          </table:table-cell>
          <table:table-cell office:value-type="float" office:value="-0.008261495" calcext:value-type="float">
            <text:p>-0.008261495</text:p>
          </table:table-cell>
          <table:table-cell office:value-type="float" office:value="-0.005233145" calcext:value-type="float">
            <text:p>-0.005233145</text:p>
          </table:table-cell>
          <table:table-cell office:value-type="float" office:value="-0.002001824" calcext:value-type="float">
            <text:p>-0.002001824</text:p>
          </table:table-cell>
          <table:table-cell office:value-type="float" office:value="767.0057" calcext:value-type="float">
            <text:p>767.0057</text:p>
          </table:table-cell>
          <table:table-cell office:value-type="float" office:value="0" calcext:value-type="float">
            <text:p>0</text:p>
          </table:table-cell>
          <table:table-cell office:value-type="float" office:value="-0.01286749" calcext:value-type="float">
            <text:p>-0.01286749</text:p>
          </table:table-cell>
          <table:table-cell office:value-type="float" office:value="0.007517369" calcext:value-type="float">
            <text:p>0.007517369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097236" calcext:value-type="float">
            <text:p>-1.09723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1998" calcext:value-type="float">
            <text:p>18041998</text:p>
          </table:table-cell>
          <table:table-cell office:value-type="float" office:value="323.6996" calcext:value-type="float">
            <text:p>323.6996</text:p>
          </table:table-cell>
          <table:table-cell office:value-type="float" office:value="4.221763" calcext:value-type="float">
            <text:p>4.221763</text:p>
          </table:table-cell>
          <table:table-cell office:value-type="float" office:value="0" calcext:value-type="float">
            <text:p>0</text:p>
          </table:table-cell>
          <table:table-cell office:value-type="float" office:value="1278.686" calcext:value-type="float">
            <text:p>1278.686</text:p>
          </table:table-cell>
          <table:table-cell office:value-type="float" office:value="473.0901" calcext:value-type="float">
            <text:p>473.0901</text:p>
          </table:table-cell>
          <table:table-cell office:value-type="float" office:value="0" calcext:value-type="float">
            <text:p>0</text:p>
          </table:table-cell>
          <table:table-cell office:value-type="float" office:value="0.2325541" calcext:value-type="float">
            <text:p>0.2325541</text:p>
          </table:table-cell>
          <table:table-cell office:value-type="float" office:value="0.2914667" calcext:value-type="float">
            <text:p>0.2914667</text:p>
          </table:table-cell>
          <table:table-cell office:value-type="float" office:value="0.3020528" calcext:value-type="float">
            <text:p>0.3020528</text:p>
          </table:table-cell>
          <table:table-cell office:value-type="float" office:value="0.3105547" calcext:value-type="float">
            <text:p>0.3105547</text:p>
          </table:table-cell>
          <table:table-cell office:value-type="float" office:value="0.3152979" calcext:value-type="float">
            <text:p>0.3152979</text:p>
          </table:table-cell>
          <table:table-cell office:value-type="float" office:value="0.3188649" calcext:value-type="float">
            <text:p>0.3188649</text:p>
          </table:table-cell>
          <table:table-cell office:value-type="float" office:value="0.3669541" calcext:value-type="float">
            <text:p>0.3669541</text:p>
          </table:table-cell>
          <table:table-cell office:value-type="float" office:value="0.378525" calcext:value-type="float">
            <text:p>0.378525</text:p>
          </table:table-cell>
          <table:table-cell office:value-type="float" office:value="0.3983537" calcext:value-type="float">
            <text:p>0.3983537</text:p>
          </table:table-cell>
          <table:table-cell office:value-type="float" office:value="0.4392002" calcext:value-type="float">
            <text:p>0.4392002</text:p>
          </table:table-cell>
          <table:table-cell office:value-type="float" office:value="0.511186" calcext:value-type="float">
            <text:p>0.51118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665E-015" calcext:value-type="float">
            <text:p>1.897665E-15</text:p>
          </table:table-cell>
          <table:table-cell office:value-type="float" office:value="1.969183E-015" calcext:value-type="float">
            <text:p>1.96918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9853655" calcext:value-type="float">
            <text:p>-0.09853655</text:p>
          </table:table-cell>
          <table:table-cell office:value-type="float" office:value="-0.02318556" calcext:value-type="float">
            <text:p>-0.02318556</text:p>
          </table:table-cell>
          <table:table-cell office:value-type="float" office:value="-0.01812227" calcext:value-type="float">
            <text:p>-0.01812227</text:p>
          </table:table-cell>
          <table:table-cell office:value-type="float" office:value="-0.01494803" calcext:value-type="float">
            <text:p>-0.01494803</text:p>
          </table:table-cell>
          <table:table-cell office:value-type="float" office:value="-0.01346236" calcext:value-type="float">
            <text:p>-0.01346236</text:p>
          </table:table-cell>
          <table:table-cell office:value-type="float" office:value="-0.0124569" calcext:value-type="float">
            <text:p>-0.0124569</text:p>
          </table:table-cell>
          <table:table-cell office:value-type="float" office:value="-0.0107524" calcext:value-type="float">
            <text:p>-0.0107524</text:p>
          </table:table-cell>
          <table:table-cell office:value-type="float" office:value="-0.008830819" calcext:value-type="float">
            <text:p>-0.008830819</text:p>
          </table:table-cell>
          <table:table-cell office:value-type="float" office:value="-0.00542537" calcext:value-type="float">
            <text:p>-0.00542537</text:p>
          </table:table-cell>
          <table:table-cell office:value-type="float" office:value="-0.002132954" calcext:value-type="float">
            <text:p>-0.002132954</text:p>
          </table:table-cell>
          <table:table-cell office:value-type="float" office:value="774.3355" calcext:value-type="float">
            <text:p>774.3355</text:p>
          </table:table-cell>
          <table:table-cell office:value-type="float" office:value="0" calcext:value-type="float">
            <text:p>0</text:p>
          </table:table-cell>
          <table:table-cell office:value-type="float" office:value="-0.1501651" calcext:value-type="float">
            <text:p>-0.1501651</text:p>
          </table:table-cell>
          <table:table-cell office:value-type="float" office:value="0.007369436" calcext:value-type="float">
            <text:p>0.007369436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110838" calcext:value-type="float">
            <text:p>-1.1108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1998" calcext:value-type="float">
            <text:p>19041998</text:p>
          </table:table-cell>
          <table:table-cell office:value-type="float" office:value="323.6996" calcext:value-type="float">
            <text:p>323.6996</text:p>
          </table:table-cell>
          <table:table-cell office:value-type="float" office:value="6.065075" calcext:value-type="float">
            <text:p>6.065075</text:p>
          </table:table-cell>
          <table:table-cell office:value-type="float" office:value="0" calcext:value-type="float">
            <text:p>0</text:p>
          </table:table-cell>
          <table:table-cell office:value-type="float" office:value="1273.61" calcext:value-type="float">
            <text:p>1273.61</text:p>
          </table:table-cell>
          <table:table-cell office:value-type="float" office:value="476.3228" calcext:value-type="float">
            <text:p>476.3228</text:p>
          </table:table-cell>
          <table:table-cell office:value-type="float" office:value="0" calcext:value-type="float">
            <text:p>0</text:p>
          </table:table-cell>
          <table:table-cell office:value-type="float" office:value="0.1835462" calcext:value-type="float">
            <text:p>0.1835462</text:p>
          </table:table-cell>
          <table:table-cell office:value-type="float" office:value="0.287691" calcext:value-type="float">
            <text:p>0.287691</text:p>
          </table:table-cell>
          <table:table-cell office:value-type="float" office:value="0.293008" calcext:value-type="float">
            <text:p>0.293008</text:p>
          </table:table-cell>
          <table:table-cell office:value-type="float" office:value="0.3016974" calcext:value-type="float">
            <text:p>0.3016974</text:p>
          </table:table-cell>
          <table:table-cell office:value-type="float" office:value="0.3072216" calcext:value-type="float">
            <text:p>0.3072216</text:p>
          </table:table-cell>
          <table:table-cell office:value-type="float" office:value="0.3115736" calcext:value-type="float">
            <text:p>0.3115736</text:p>
          </table:table-cell>
          <table:table-cell office:value-type="float" office:value="0.3621115" calcext:value-type="float">
            <text:p>0.3621115</text:p>
          </table:table-cell>
          <table:table-cell office:value-type="float" office:value="0.3759228" calcext:value-type="float">
            <text:p>0.3759228</text:p>
          </table:table-cell>
          <table:table-cell office:value-type="float" office:value="0.3971239" calcext:value-type="float">
            <text:p>0.3971239</text:p>
          </table:table-cell>
          <table:table-cell office:value-type="float" office:value="0.4363313" calcext:value-type="float">
            <text:p>0.4363313</text:p>
          </table:table-cell>
          <table:table-cell office:value-type="float" office:value="0.5111866" calcext:value-type="float">
            <text:p>0.511186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918E-015" calcext:value-type="float">
            <text:p>1.897918E-15</text:p>
          </table:table-cell>
          <table:table-cell office:value-type="float" office:value="1.969015E-015" calcext:value-type="float">
            <text:p>1.969015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4127397" calcext:value-type="float">
            <text:p>-0.4127397</text:p>
          </table:table-cell>
          <table:table-cell office:value-type="float" office:value="-0.02550074" calcext:value-type="float">
            <text:p>-0.02550074</text:p>
          </table:table-cell>
          <table:table-cell office:value-type="float" office:value="-0.02246164" calcext:value-type="float">
            <text:p>-0.02246164</text:p>
          </table:table-cell>
          <table:table-cell office:value-type="float" office:value="-0.01831201" calcext:value-type="float">
            <text:p>-0.01831201</text:p>
          </table:table-cell>
          <table:table-cell office:value-type="float" office:value="-0.01614251" calcext:value-type="float">
            <text:p>-0.01614251</text:p>
          </table:table-cell>
          <table:table-cell office:value-type="float" office:value="-0.01463912" calcext:value-type="float">
            <text:p>-0.01463912</text:p>
          </table:table-cell>
          <table:table-cell office:value-type="float" office:value="-0.01222323" calcext:value-type="float">
            <text:p>-0.01222323</text:p>
          </table:table-cell>
          <table:table-cell office:value-type="float" office:value="-0.009435868" calcext:value-type="float">
            <text:p>-0.009435868</text:p>
          </table:table-cell>
          <table:table-cell office:value-type="float" office:value="-0.00558873" calcext:value-type="float">
            <text:p>-0.00558873</text:p>
          </table:table-cell>
          <table:table-cell office:value-type="float" office:value="-0.002271219" calcext:value-type="float">
            <text:p>-0.002271219</text:p>
          </table:table-cell>
          <table:table-cell office:value-type="float" office:value="780.0123" calcext:value-type="float">
            <text:p>780.0123</text:p>
          </table:table-cell>
          <table:table-cell office:value-type="float" office:value="0" calcext:value-type="float">
            <text:p>0</text:p>
          </table:table-cell>
          <table:table-cell office:value-type="float" office:value="-0.6985381" calcext:value-type="float">
            <text:p>-0.6985381</text:p>
          </table:table-cell>
          <table:table-cell office:value-type="float" office:value="0.007284597" calcext:value-type="float">
            <text:p>0.007284597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-1.124214" calcext:value-type="float">
            <text:p>-1.1242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1998" calcext:value-type="float">
            <text:p>20041998</text:p>
          </table:table-cell>
          <table:table-cell office:value-type="float" office:value="324.4996" calcext:value-type="float">
            <text:p>324.4996</text:p>
          </table:table-cell>
          <table:table-cell office:value-type="float" office:value="7.836777" calcext:value-type="float">
            <text:p>7.836777</text:p>
          </table:table-cell>
          <table:table-cell office:value-type="float" office:value="0" calcext:value-type="float">
            <text:p>0</text:p>
          </table:table-cell>
          <table:table-cell office:value-type="float" office:value="1270.13" calcext:value-type="float">
            <text:p>1270.13</text:p>
          </table:table-cell>
          <table:table-cell office:value-type="float" office:value="478.8311" calcext:value-type="float">
            <text:p>478.8311</text:p>
          </table:table-cell>
          <table:table-cell office:value-type="float" office:value="0" calcext:value-type="float">
            <text:p>0</text:p>
          </table:table-cell>
          <table:table-cell office:value-type="float" office:value="0.1284389" calcext:value-type="float">
            <text:p>0.1284389</text:p>
          </table:table-cell>
          <table:table-cell office:value-type="float" office:value="0.2918354" calcext:value-type="float">
            <text:p>0.2918354</text:p>
          </table:table-cell>
          <table:table-cell office:value-type="float" office:value="0.2944697" calcext:value-type="float">
            <text:p>0.2944697</text:p>
          </table:table-cell>
          <table:table-cell office:value-type="float" office:value="0.2995907" calcext:value-type="float">
            <text:p>0.2995907</text:p>
          </table:table-cell>
          <table:table-cell office:value-type="float" office:value="0.3038915" calcext:value-type="float">
            <text:p>0.3038915</text:p>
          </table:table-cell>
          <table:table-cell office:value-type="float" office:value="0.3078499" calcext:value-type="float">
            <text:p>0.3078499</text:p>
          </table:table-cell>
          <table:table-cell office:value-type="float" office:value="0.358557" calcext:value-type="float">
            <text:p>0.358557</text:p>
          </table:table-cell>
          <table:table-cell office:value-type="float" office:value="0.3734853" calcext:value-type="float">
            <text:p>0.3734853</text:p>
          </table:table-cell>
          <table:table-cell office:value-type="float" office:value="0.395929" calcext:value-type="float">
            <text:p>0.395929</text:p>
          </table:table-cell>
          <table:table-cell office:value-type="float" office:value="0.4336152" calcext:value-type="float">
            <text:p>0.4336152</text:p>
          </table:table-cell>
          <table:table-cell office:value-type="float" office:value="0.5111871" calcext:value-type="float">
            <text:p>0.51118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8178E-015" calcext:value-type="float">
            <text:p>1.898178E-15</text:p>
          </table:table-cell>
          <table:table-cell office:value-type="float" office:value="1.968841E-015" calcext:value-type="float">
            <text:p>1.96884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3.646181" calcext:value-type="float">
            <text:p>-3.646181</text:p>
          </table:table-cell>
          <table:table-cell office:value-type="float" office:value="-0.02308654" calcext:value-type="float">
            <text:p>-0.02308654</text:p>
          </table:table-cell>
          <table:table-cell office:value-type="float" office:value="-0.02170143" calcext:value-type="float">
            <text:p>-0.02170143</text:p>
          </table:table-cell>
          <table:table-cell office:value-type="float" office:value="-0.0192352" calcext:value-type="float">
            <text:p>-0.0192352</text:p>
          </table:table-cell>
          <table:table-cell office:value-type="float" office:value="-0.01742455" calcext:value-type="float">
            <text:p>-0.01742455</text:p>
          </table:table-cell>
          <table:table-cell office:value-type="float" office:value="-0.01592648" calcext:value-type="float">
            <text:p>-0.01592648</text:p>
          </table:table-cell>
          <table:table-cell office:value-type="float" office:value="-0.01344764" calcext:value-type="float">
            <text:p>-0.01344764</text:p>
          </table:table-cell>
          <table:table-cell office:value-type="float" office:value="-0.01004471" calcext:value-type="float">
            <text:p>-0.01004471</text:p>
          </table:table-cell>
          <table:table-cell office:value-type="float" office:value="-0.005752624" calcext:value-type="float">
            <text:p>-0.005752624</text:p>
          </table:table-cell>
          <table:table-cell office:value-type="float" office:value="-0.002411285" calcext:value-type="float">
            <text:p>-0.002411285</text:p>
          </table:table-cell>
          <table:table-cell office:value-type="float" office:value="785.0132" calcext:value-type="float">
            <text:p>785.0132</text:p>
          </table:table-cell>
          <table:table-cell office:value-type="float" office:value="0" calcext:value-type="float">
            <text:p>0</text:p>
          </table:table-cell>
          <table:table-cell office:value-type="float" office:value="-5.212918" calcext:value-type="float">
            <text:p>-5.212918</text:p>
          </table:table-cell>
          <table:table-cell office:value-type="float" office:value="0.007214687" calcext:value-type="float">
            <text:p>0.00721468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36877" calcext:value-type="float">
            <text:p>-1.1368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1998" calcext:value-type="float">
            <text:p>21041998</text:p>
          </table:table-cell>
          <table:table-cell office:value-type="float" office:value="324.4996" calcext:value-type="float">
            <text:p>324.4996</text:p>
          </table:table-cell>
          <table:table-cell office:value-type="float" office:value="8.528197" calcext:value-type="float">
            <text:p>8.528197</text:p>
          </table:table-cell>
          <table:table-cell office:value-type="float" office:value="0" calcext:value-type="float">
            <text:p>0</text:p>
          </table:table-cell>
          <table:table-cell office:value-type="float" office:value="1267.306" calcext:value-type="float">
            <text:p>1267.306</text:p>
          </table:table-cell>
          <table:table-cell office:value-type="float" office:value="480.964" calcext:value-type="float">
            <text:p>480.964</text:p>
          </table:table-cell>
          <table:table-cell office:value-type="float" office:value="0" calcext:value-type="float">
            <text:p>0</text:p>
          </table:table-cell>
          <table:table-cell office:value-type="float" office:value="0.07397676" calcext:value-type="float">
            <text:p>0.07397676</text:p>
          </table:table-cell>
          <table:table-cell office:value-type="float" office:value="0.2954974" calcext:value-type="float">
            <text:p>0.2954974</text:p>
          </table:table-cell>
          <table:table-cell office:value-type="float" office:value="0.2965605" calcext:value-type="float">
            <text:p>0.2965605</text:p>
          </table:table-cell>
          <table:table-cell office:value-type="float" office:value="0.2994277" calcext:value-type="float">
            <text:p>0.2994277</text:p>
          </table:table-cell>
          <table:table-cell office:value-type="float" office:value="0.3026904" calcext:value-type="float">
            <text:p>0.3026904</text:p>
          </table:table-cell>
          <table:table-cell office:value-type="float" office:value="0.305935" calcext:value-type="float">
            <text:p>0.305935</text:p>
          </table:table-cell>
          <table:table-cell office:value-type="float" office:value="0.3563003" calcext:value-type="float">
            <text:p>0.3563003</text:p>
          </table:table-cell>
          <table:table-cell office:value-type="float" office:value="0.3713795" calcext:value-type="float">
            <text:p>0.3713795</text:p>
          </table:table-cell>
          <table:table-cell office:value-type="float" office:value="0.3948381" calcext:value-type="float">
            <text:p>0.3948381</text:p>
          </table:table-cell>
          <table:table-cell office:value-type="float" office:value="0.4310466" calcext:value-type="float">
            <text:p>0.4310466</text:p>
          </table:table-cell>
          <table:table-cell office:value-type="float" office:value="0.5111876" calcext:value-type="float">
            <text:p>0.511187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8475E-015" calcext:value-type="float">
            <text:p>1.898475E-15</text:p>
          </table:table-cell>
          <table:table-cell office:value-type="float" office:value="1.96864E-015" calcext:value-type="float">
            <text:p>1.9686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09.3542" calcext:value-type="float">
            <text:p>-109.3542</text:p>
          </table:table-cell>
          <table:table-cell office:value-type="float" office:value="-0.021164" calcext:value-type="float">
            <text:p>-0.021164</text:p>
          </table:table-cell>
          <table:table-cell office:value-type="float" office:value="-0.02066074" calcext:value-type="float">
            <text:p>-0.02066074</text:p>
          </table:table-cell>
          <table:table-cell office:value-type="float" office:value="-0.01931837" calcext:value-type="float">
            <text:p>-0.01931837</text:p>
          </table:table-cell>
          <table:table-cell office:value-type="float" office:value="-0.01791687" calcext:value-type="float">
            <text:p>-0.01791687</text:p>
          </table:table-cell>
          <table:table-cell office:value-type="float" office:value="-0.01663499" calcext:value-type="float">
            <text:p>-0.01663499</text:p>
          </table:table-cell>
          <table:table-cell office:value-type="float" office:value="-0.0142952" calcext:value-type="float">
            <text:p>-0.0142952</text:p>
          </table:table-cell>
          <table:table-cell office:value-type="float" office:value="-0.01060624" calcext:value-type="float">
            <text:p>-0.01060624</text:p>
          </table:table-cell>
          <table:table-cell office:value-type="float" office:value="-0.005907051" calcext:value-type="float">
            <text:p>-0.005907051</text:p>
          </table:table-cell>
          <table:table-cell office:value-type="float" office:value="-0.002552582" calcext:value-type="float">
            <text:p>-0.002552582</text:p>
          </table:table-cell>
          <table:table-cell office:value-type="float" office:value="789.6896" calcext:value-type="float">
            <text:p>789.6896</text:p>
          </table:table-cell>
          <table:table-cell office:value-type="float" office:value="0" calcext:value-type="float">
            <text:p>0</text:p>
          </table:table-cell>
          <table:table-cell office:value-type="float" office:value="-34.69621" calcext:value-type="float">
            <text:p>-34.69621</text:p>
          </table:table-cell>
          <table:table-cell office:value-type="float" office:value="0.007138096" calcext:value-type="float">
            <text:p>0.00713809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48854" calcext:value-type="float">
            <text:p>-1.1488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1998" calcext:value-type="float">
            <text:p>22041998</text:p>
          </table:table-cell>
          <table:table-cell office:value-type="float" office:value="324.4996" calcext:value-type="float">
            <text:p>324.4996</text:p>
          </table:table-cell>
          <table:table-cell office:value-type="float" office:value="8.539512" calcext:value-type="float">
            <text:p>8.539512</text:p>
          </table:table-cell>
          <table:table-cell office:value-type="float" office:value="0" calcext:value-type="float">
            <text:p>0</text:p>
          </table:table-cell>
          <table:table-cell office:value-type="float" office:value="1265.413" calcext:value-type="float">
            <text:p>1265.413</text:p>
          </table:table-cell>
          <table:table-cell office:value-type="float" office:value="482.845" calcext:value-type="float">
            <text:p>482.845</text:p>
          </table:table-cell>
          <table:table-cell office:value-type="float" office:value="0" calcext:value-type="float">
            <text:p>0</text:p>
          </table:table-cell>
          <table:table-cell office:value-type="float" office:value="0.07418247" calcext:value-type="float">
            <text:p>0.07418247</text:p>
          </table:table-cell>
          <table:table-cell office:value-type="float" office:value="0.2971138" calcext:value-type="float">
            <text:p>0.2971138</text:p>
          </table:table-cell>
          <table:table-cell office:value-type="float" office:value="0.2980408" calcext:value-type="float">
            <text:p>0.2980408</text:p>
          </table:table-cell>
          <table:table-cell office:value-type="float" office:value="0.3001131" calcext:value-type="float">
            <text:p>0.3001131</text:p>
          </table:table-cell>
          <table:table-cell office:value-type="float" office:value="0.3025666" calcext:value-type="float">
            <text:p>0.3025666</text:p>
          </table:table-cell>
          <table:table-cell office:value-type="float" office:value="0.3052179" calcext:value-type="float">
            <text:p>0.3052179</text:p>
          </table:table-cell>
          <table:table-cell office:value-type="float" office:value="0.3548378" calcext:value-type="float">
            <text:p>0.3548378</text:p>
          </table:table-cell>
          <table:table-cell office:value-type="float" office:value="0.3695827" calcext:value-type="float">
            <text:p>0.3695827</text:p>
          </table:table-cell>
          <table:table-cell office:value-type="float" office:value="0.3938253" calcext:value-type="float">
            <text:p>0.3938253</text:p>
          </table:table-cell>
          <table:table-cell office:value-type="float" office:value="0.4286351" calcext:value-type="float">
            <text:p>0.4286351</text:p>
          </table:table-cell>
          <table:table-cell office:value-type="float" office:value="0.5111881" calcext:value-type="float">
            <text:p>0.511188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8826E-015" calcext:value-type="float">
            <text:p>1.898826E-15</text:p>
          </table:table-cell>
          <table:table-cell office:value-type="float" office:value="1.968409E-015" calcext:value-type="float">
            <text:p>1.96840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06.76" calcext:value-type="float">
            <text:p>-106.76</text:p>
          </table:table-cell>
          <table:table-cell office:value-type="float" office:value="-0.02037023" calcext:value-type="float">
            <text:p>-0.02037023</text:p>
          </table:table-cell>
          <table:table-cell office:value-type="float" office:value="-0.019954" calcext:value-type="float">
            <text:p>-0.019954</text:p>
          </table:table-cell>
          <table:table-cell office:value-type="float" office:value="-0.01901399" calcext:value-type="float">
            <text:p>-0.01901399</text:p>
          </table:table-cell>
          <table:table-cell office:value-type="float" office:value="-0.01797004" calcext:value-type="float">
            <text:p>-0.01797004</text:p>
          </table:table-cell>
          <table:table-cell office:value-type="float" office:value="-0.01691127" calcext:value-type="float">
            <text:p>-0.01691127</text:p>
          </table:table-cell>
          <table:table-cell office:value-type="float" office:value="-0.01487667" calcext:value-type="float">
            <text:p>-0.01487667</text:p>
          </table:table-cell>
          <table:table-cell office:value-type="float" office:value="-0.01111295" calcext:value-type="float">
            <text:p>-0.01111295</text:p>
          </table:table-cell>
          <table:table-cell office:value-type="float" office:value="-0.00605443" calcext:value-type="float">
            <text:p>-0.00605443</text:p>
          </table:table-cell>
          <table:table-cell office:value-type="float" office:value="-0.002693602" calcext:value-type="float">
            <text:p>-0.002693602</text:p>
          </table:table-cell>
          <table:table-cell office:value-type="float" office:value="794.1601" calcext:value-type="float">
            <text:p>794.1601</text:p>
          </table:table-cell>
          <table:table-cell office:value-type="float" office:value="0" calcext:value-type="float">
            <text:p>0</text:p>
          </table:table-cell>
          <table:table-cell office:value-type="float" office:value="-42.3466" calcext:value-type="float">
            <text:p>-42.3466</text:p>
          </table:table-cell>
          <table:table-cell office:value-type="float" office:value="0.007090283" calcext:value-type="float">
            <text:p>0.00709028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60098" calcext:value-type="float">
            <text:p>-1.16009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1998" calcext:value-type="float">
            <text:p>23041998</text:p>
          </table:table-cell>
          <table:table-cell office:value-type="float" office:value="324.4996" calcext:value-type="float">
            <text:p>324.4996</text:p>
          </table:table-cell>
          <table:table-cell office:value-type="float" office:value="8.551218" calcext:value-type="float">
            <text:p>8.551218</text:p>
          </table:table-cell>
          <table:table-cell office:value-type="float" office:value="0" calcext:value-type="float">
            <text:p>0</text:p>
          </table:table-cell>
          <table:table-cell office:value-type="float" office:value="1263.705" calcext:value-type="float">
            <text:p>1263.705</text:p>
          </table:table-cell>
          <table:table-cell office:value-type="float" office:value="484.5408" calcext:value-type="float">
            <text:p>484.5408</text:p>
          </table:table-cell>
          <table:table-cell office:value-type="float" office:value="0" calcext:value-type="float">
            <text:p>0</text:p>
          </table:table-cell>
          <table:table-cell office:value-type="float" office:value="0.07359833" calcext:value-type="float">
            <text:p>0.07359833</text:p>
          </table:table-cell>
          <table:table-cell office:value-type="float" office:value="0.2979893" calcext:value-type="float">
            <text:p>0.2979893</text:p>
          </table:table-cell>
          <table:table-cell office:value-type="float" office:value="0.2988929" calcext:value-type="float">
            <text:p>0.2988929</text:p>
          </table:table-cell>
          <table:table-cell office:value-type="float" office:value="0.3006372" calcext:value-type="float">
            <text:p>0.3006372</text:p>
          </table:table-cell>
          <table:table-cell office:value-type="float" office:value="0.3026577" calcext:value-type="float">
            <text:p>0.3026577</text:p>
          </table:table-cell>
          <table:table-cell office:value-type="float" office:value="0.3049481" calcext:value-type="float">
            <text:p>0.3049481</text:p>
          </table:table-cell>
          <table:table-cell office:value-type="float" office:value="0.3539965" calcext:value-type="float">
            <text:p>0.3539965</text:p>
          </table:table-cell>
          <table:table-cell office:value-type="float" office:value="0.3680782" calcext:value-type="float">
            <text:p>0.3680782</text:p>
          </table:table-cell>
          <table:table-cell office:value-type="float" office:value="0.3929318" calcext:value-type="float">
            <text:p>0.3929318</text:p>
          </table:table-cell>
          <table:table-cell office:value-type="float" office:value="0.4263493" calcext:value-type="float">
            <text:p>0.4263493</text:p>
          </table:table-cell>
          <table:table-cell office:value-type="float" office:value="0.5111886" calcext:value-type="float">
            <text:p>0.511188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9219E-015" calcext:value-type="float">
            <text:p>1.899219E-15</text:p>
          </table:table-cell>
          <table:table-cell office:value-type="float" office:value="1.968147E-015" calcext:value-type="float">
            <text:p>1.96814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12.5727" calcext:value-type="float">
            <text:p>-112.5727</text:p>
          </table:table-cell>
          <table:table-cell office:value-type="float" office:value="-0.01995486" calcext:value-type="float">
            <text:p>-0.01995486</text:p>
          </table:table-cell>
          <table:table-cell office:value-type="float" office:value="-0.01956023" calcext:value-type="float">
            <text:p>-0.01956023</text:p>
          </table:table-cell>
          <table:table-cell office:value-type="float" office:value="-0.01878418" calcext:value-type="float">
            <text:p>-0.01878418</text:p>
          </table:table-cell>
          <table:table-cell office:value-type="float" office:value="-0.01793282" calcext:value-type="float">
            <text:p>-0.01793282</text:p>
          </table:table-cell>
          <table:table-cell office:value-type="float" office:value="-0.01701641" calcext:value-type="float">
            <text:p>-0.01701641</text:p>
          </table:table-cell>
          <table:table-cell office:value-type="float" office:value="-0.01522293" calcext:value-type="float">
            <text:p>-0.01522293</text:p>
          </table:table-cell>
          <table:table-cell office:value-type="float" office:value="-0.0115577" calcext:value-type="float">
            <text:p>-0.0115577</text:p>
          </table:table-cell>
          <table:table-cell office:value-type="float" office:value="-0.006187996" calcext:value-type="float">
            <text:p>-0.006187996</text:p>
          </table:table-cell>
          <table:table-cell office:value-type="float" office:value="-0.002835232" calcext:value-type="float">
            <text:p>-0.002835232</text:p>
          </table:table-cell>
          <table:table-cell office:value-type="float" office:value="798.4936" calcext:value-type="float">
            <text:p>798.4936</text:p>
          </table:table-cell>
          <table:table-cell office:value-type="float" office:value="0" calcext:value-type="float">
            <text:p>0</text:p>
          </table:table-cell>
          <table:table-cell office:value-type="float" office:value="-41.2347" calcext:value-type="float">
            <text:p>-41.2347</text:p>
          </table:table-cell>
          <table:table-cell office:value-type="float" office:value="0.007048281" calcext:value-type="float">
            <text:p>0.00704828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70756" calcext:value-type="float">
            <text:p>-1.17075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1998" calcext:value-type="float">
            <text:p>24041998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9.024672" calcext:value-type="float">
            <text:p>9.024672</text:p>
          </table:table-cell>
          <table:table-cell office:value-type="float" office:value="0" calcext:value-type="float">
            <text:p>0</text:p>
          </table:table-cell>
          <table:table-cell office:value-type="float" office:value="1272.287" calcext:value-type="float">
            <text:p>1272.287</text:p>
          </table:table-cell>
          <table:table-cell office:value-type="float" office:value="486.2843" calcext:value-type="float">
            <text:p>486.2843</text:p>
          </table:table-cell>
          <table:table-cell office:value-type="float" office:value="0" calcext:value-type="float">
            <text:p>0</text:p>
          </table:table-cell>
          <table:table-cell office:value-type="float" office:value="0.3809826" calcext:value-type="float">
            <text:p>0.3809826</text:p>
          </table:table-cell>
          <table:table-cell office:value-type="float" office:value="0.381214" calcext:value-type="float">
            <text:p>0.381214</text:p>
          </table:table-cell>
          <table:table-cell office:value-type="float" office:value="0.3777547" calcext:value-type="float">
            <text:p>0.3777547</text:p>
          </table:table-cell>
          <table:table-cell office:value-type="float" office:value="0.3161297" calcext:value-type="float">
            <text:p>0.3161297</text:p>
          </table:table-cell>
          <table:table-cell office:value-type="float" office:value="0.3045777" calcext:value-type="float">
            <text:p>0.3045777</text:p>
          </table:table-cell>
          <table:table-cell office:value-type="float" office:value="0.305321" calcext:value-type="float">
            <text:p>0.305321</text:p>
          </table:table-cell>
          <table:table-cell office:value-type="float" office:value="0.3556793" calcext:value-type="float">
            <text:p>0.3556793</text:p>
          </table:table-cell>
          <table:table-cell office:value-type="float" office:value="0.3668559" calcext:value-type="float">
            <text:p>0.3668559</text:p>
          </table:table-cell>
          <table:table-cell office:value-type="float" office:value="0.3922085" calcext:value-type="float">
            <text:p>0.3922085</text:p>
          </table:table-cell>
          <table:table-cell office:value-type="float" office:value="0.4242052" calcext:value-type="float">
            <text:p>0.4242052</text:p>
          </table:table-cell>
          <table:table-cell office:value-type="float" office:value="0.511189" calcext:value-type="float">
            <text:p>0.51118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9588E-015" calcext:value-type="float">
            <text:p>1.899588E-15</text:p>
          </table:table-cell>
          <table:table-cell office:value-type="float" office:value="1.967899E-015" calcext:value-type="float">
            <text:p>1.96789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3360007" calcext:value-type="float">
            <text:p>-0.003360007</text:p>
          </table:table-cell>
          <table:table-cell office:value-type="float" office:value="-0.003362642" calcext:value-type="float">
            <text:p>-0.003362642</text:p>
          </table:table-cell>
          <table:table-cell office:value-type="float" office:value="-0.003828925" calcext:value-type="float">
            <text:p>-0.003828925</text:p>
          </table:table-cell>
          <table:table-cell office:value-type="float" office:value="-0.01364323" calcext:value-type="float">
            <text:p>-0.01364323</text:p>
          </table:table-cell>
          <table:table-cell office:value-type="float" office:value="-0.01726362" calcext:value-type="float">
            <text:p>-0.01726362</text:p>
          </table:table-cell>
          <table:table-cell office:value-type="float" office:value="-0.01688781" calcext:value-type="float">
            <text:p>-0.01688781</text:p>
          </table:table-cell>
          <table:table-cell office:value-type="float" office:value="-0.01453337" calcext:value-type="float">
            <text:p>-0.01453337</text:p>
          </table:table-cell>
          <table:table-cell office:value-type="float" office:value="-0.01193433" calcext:value-type="float">
            <text:p>-0.01193433</text:p>
          </table:table-cell>
          <table:table-cell office:value-type="float" office:value="-0.006298523" calcext:value-type="float">
            <text:p>-0.006298523</text:p>
          </table:table-cell>
          <table:table-cell office:value-type="float" office:value="-0.002975625" calcext:value-type="float">
            <text:p>-0.002975625</text:p>
          </table:table-cell>
          <table:table-cell office:value-type="float" office:value="802.91" calcext:value-type="float">
            <text:p>802.91</text:p>
          </table:table-cell>
          <table:table-cell office:value-type="float" office:value="0" calcext:value-type="float">
            <text:p>0</text:p>
          </table:table-cell>
          <table:table-cell office:value-type="float" office:value="-0.003412086" calcext:value-type="float">
            <text:p>-0.003412086</text:p>
          </table:table-cell>
          <table:table-cell office:value-type="float" office:value="0.006980187" calcext:value-type="float">
            <text:p>0.00698018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80755" calcext:value-type="float">
            <text:p>-1.1807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1998" calcext:value-type="float">
            <text:p>25041998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11.9217" calcext:value-type="float">
            <text:p>11.9217</text:p>
          </table:table-cell>
          <table:table-cell office:value-type="float" office:value="0" calcext:value-type="float">
            <text:p>0</text:p>
          </table:table-cell>
          <table:table-cell office:value-type="float" office:value="1265.535" calcext:value-type="float">
            <text:p>1265.535</text:p>
          </table:table-cell>
          <table:table-cell office:value-type="float" office:value="490.1387" calcext:value-type="float">
            <text:p>490.1387</text:p>
          </table:table-cell>
          <table:table-cell office:value-type="float" office:value="0" calcext:value-type="float">
            <text:p>0</text:p>
          </table:table-cell>
          <table:table-cell office:value-type="float" office:value="0.283806" calcext:value-type="float">
            <text:p>0.283806</text:p>
          </table:table-cell>
          <table:table-cell office:value-type="float" office:value="0.2929611" calcext:value-type="float">
            <text:p>0.2929611</text:p>
          </table:table-cell>
          <table:table-cell office:value-type="float" office:value="0.3050944" calcext:value-type="float">
            <text:p>0.3050944</text:p>
          </table:table-cell>
          <table:table-cell office:value-type="float" office:value="0.3129223" calcext:value-type="float">
            <text:p>0.3129223</text:p>
          </table:table-cell>
          <table:table-cell office:value-type="float" office:value="0.3140477" calcext:value-type="float">
            <text:p>0.3140477</text:p>
          </table:table-cell>
          <table:table-cell office:value-type="float" office:value="0.3131049" calcext:value-type="float">
            <text:p>0.3131049</text:p>
          </table:table-cell>
          <table:table-cell office:value-type="float" office:value="0.3559079" calcext:value-type="float">
            <text:p>0.3559079</text:p>
          </table:table-cell>
          <table:table-cell office:value-type="float" office:value="0.3660191" calcext:value-type="float">
            <text:p>0.3660191</text:p>
          </table:table-cell>
          <table:table-cell office:value-type="float" office:value="0.3915795" calcext:value-type="float">
            <text:p>0.3915795</text:p>
          </table:table-cell>
          <table:table-cell office:value-type="float" office:value="0.4222161" calcext:value-type="float">
            <text:p>0.4222161</text:p>
          </table:table-cell>
          <table:table-cell office:value-type="float" office:value="0.5111894" calcext:value-type="float">
            <text:p>0.511189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9905E-015" calcext:value-type="float">
            <text:p>1.899905E-15</text:p>
          </table:table-cell>
          <table:table-cell office:value-type="float" office:value="1.96769E-015" calcext:value-type="float">
            <text:p>1.9676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832189" calcext:value-type="float">
            <text:p>-0.02832189</text:p>
          </table:table-cell>
          <table:table-cell office:value-type="float" office:value="-0.02247309" calcext:value-type="float">
            <text:p>-0.02247309</text:p>
          </table:table-cell>
          <table:table-cell office:value-type="float" office:value="-0.0168654" calcext:value-type="float">
            <text:p>-0.0168654</text:p>
          </table:table-cell>
          <table:table-cell office:value-type="float" office:value="-0.01414936" calcext:value-type="float">
            <text:p>-0.01414936</text:p>
          </table:table-cell>
          <table:table-cell office:value-type="float" office:value="-0.0138374" calcext:value-type="float">
            <text:p>-0.0138374</text:p>
          </table:table-cell>
          <table:table-cell office:value-type="float" office:value="-0.01415632" calcext:value-type="float">
            <text:p>-0.01415632</text:p>
          </table:table-cell>
          <table:table-cell office:value-type="float" office:value="-0.01446037" calcext:value-type="float">
            <text:p>-0.01446037</text:p>
          </table:table-cell>
          <table:table-cell office:value-type="float" office:value="-0.01219981" calcext:value-type="float">
            <text:p>-0.01219981</text:p>
          </table:table-cell>
          <table:table-cell office:value-type="float" office:value="-0.006396296" calcext:value-type="float">
            <text:p>-0.006396296</text:p>
          </table:table-cell>
          <table:table-cell office:value-type="float" office:value="-0.003112763" calcext:value-type="float">
            <text:p>-0.003112763</text:p>
          </table:table-cell>
          <table:table-cell office:value-type="float" office:value="809.49" calcext:value-type="float">
            <text:p>809.49</text:p>
          </table:table-cell>
          <table:table-cell office:value-type="float" office:value="0" calcext:value-type="float">
            <text:p>0</text:p>
          </table:table-cell>
          <table:table-cell office:value-type="float" office:value="-0.03268675" calcext:value-type="float">
            <text:p>-0.03268675</text:p>
          </table:table-cell>
          <table:table-cell office:value-type="float" office:value="0.006861755" calcext:value-type="float">
            <text:p>0.006861755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90031" calcext:value-type="float">
            <text:p>-1.1900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1998" calcext:value-type="float">
            <text:p>26041998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15.11252" calcext:value-type="float">
            <text:p>15.11252</text:p>
          </table:table-cell>
          <table:table-cell office:value-type="float" office:value="0" calcext:value-type="float">
            <text:p>0</text:p>
          </table:table-cell>
          <table:table-cell office:value-type="float" office:value="1260.369" calcext:value-type="float">
            <text:p>1260.369</text:p>
          </table:table-cell>
          <table:table-cell office:value-type="float" office:value="492.1136" calcext:value-type="float">
            <text:p>492.1136</text:p>
          </table:table-cell>
          <table:table-cell office:value-type="float" office:value="0" calcext:value-type="float">
            <text:p>0</text:p>
          </table:table-cell>
          <table:table-cell office:value-type="float" office:value="0.107401" calcext:value-type="float">
            <text:p>0.107401</text:p>
          </table:table-cell>
          <table:table-cell office:value-type="float" office:value="0.2949111" calcext:value-type="float">
            <text:p>0.2949111</text:p>
          </table:table-cell>
          <table:table-cell office:value-type="float" office:value="0.2971895" calcext:value-type="float">
            <text:p>0.2971895</text:p>
          </table:table-cell>
          <table:table-cell office:value-type="float" office:value="0.3023252" calcext:value-type="float">
            <text:p>0.3023252</text:p>
          </table:table-cell>
          <table:table-cell office:value-type="float" office:value="0.3058088" calcext:value-type="float">
            <text:p>0.3058088</text:p>
          </table:table-cell>
          <table:table-cell office:value-type="float" office:value="0.308234" calcext:value-type="float">
            <text:p>0.308234</text:p>
          </table:table-cell>
          <table:table-cell office:value-type="float" office:value="0.3556336" calcext:value-type="float">
            <text:p>0.3556336</text:p>
          </table:table-cell>
          <table:table-cell office:value-type="float" office:value="0.3654406" calcext:value-type="float">
            <text:p>0.3654406</text:p>
          </table:table-cell>
          <table:table-cell office:value-type="float" office:value="0.390983" calcext:value-type="float">
            <text:p>0.390983</text:p>
          </table:table-cell>
          <table:table-cell office:value-type="float" office:value="0.4204051" calcext:value-type="float">
            <text:p>0.4204051</text:p>
          </table:table-cell>
          <table:table-cell office:value-type="float" office:value="0.5111725" calcext:value-type="float">
            <text:p>0.511172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177E-015" calcext:value-type="float">
            <text:p>1.900177E-15</text:p>
          </table:table-cell>
          <table:table-cell office:value-type="float" office:value="1.967507E-015" calcext:value-type="float">
            <text:p>1.96750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0.7544" calcext:value-type="float">
            <text:p>-10.7544</text:p>
          </table:table-cell>
          <table:table-cell office:value-type="float" office:value="-0.02147366" calcext:value-type="float">
            <text:p>-0.02147366</text:p>
          </table:table-cell>
          <table:table-cell office:value-type="float" office:value="-0.02036181" calcext:value-type="float">
            <text:p>-0.02036181</text:p>
          </table:table-cell>
          <table:table-cell office:value-type="float" office:value="-0.01805202" calcext:value-type="float">
            <text:p>-0.01805202</text:p>
          </table:table-cell>
          <table:table-cell office:value-type="float" office:value="-0.01667029" calcext:value-type="float">
            <text:p>-0.01667029</text:p>
          </table:table-cell>
          <table:table-cell office:value-type="float" office:value="-0.01578229" calcext:value-type="float">
            <text:p>-0.01578229</text:p>
          </table:table-cell>
          <table:table-cell office:value-type="float" office:value="-0.01455763" calcext:value-type="float">
            <text:p>-0.01455763</text:p>
          </table:table-cell>
          <table:table-cell office:value-type="float" office:value="-0.01238698" calcext:value-type="float">
            <text:p>-0.01238698</text:p>
          </table:table-cell>
          <table:table-cell office:value-type="float" office:value="-0.006490545" calcext:value-type="float">
            <text:p>-0.006490545</text:p>
          </table:table-cell>
          <table:table-cell office:value-type="float" office:value="-0.003243783" calcext:value-type="float">
            <text:p>-0.003243783</text:p>
          </table:table-cell>
          <table:table-cell office:value-type="float" office:value="814.2258" calcext:value-type="float">
            <text:p>814.2258</text:p>
          </table:table-cell>
          <table:table-cell office:value-type="float" office:value="0" calcext:value-type="float">
            <text:p>0</text:p>
          </table:table-cell>
          <table:table-cell office:value-type="float" office:value="-17.07499" calcext:value-type="float">
            <text:p>-17.07499</text:p>
          </table:table-cell>
          <table:table-cell office:value-type="float" office:value="0.006797946" calcext:value-type="float">
            <text:p>0.00679794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198477" calcext:value-type="float">
            <text:p>-1.19847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1998" calcext:value-type="float">
            <text:p>27041998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15.4832" calcext:value-type="float">
            <text:p>15.4832</text:p>
          </table:table-cell>
          <table:table-cell office:value-type="float" office:value="0" calcext:value-type="float">
            <text:p>0</text:p>
          </table:table-cell>
          <table:table-cell office:value-type="float" office:value="1258.645" calcext:value-type="float">
            <text:p>1258.645</text:p>
          </table:table-cell>
          <table:table-cell office:value-type="float" office:value="493.4671" calcext:value-type="float">
            <text:p>493.4671</text:p>
          </table:table-cell>
          <table:table-cell office:value-type="float" office:value="0" calcext:value-type="float">
            <text:p>0</text:p>
          </table:table-cell>
          <table:table-cell office:value-type="float" office:value="0.07612476" calcext:value-type="float">
            <text:p>0.07612476</text:p>
          </table:table-cell>
          <table:table-cell office:value-type="float" office:value="0.2979877" calcext:value-type="float">
            <text:p>0.2979877</text:p>
          </table:table-cell>
          <table:table-cell office:value-type="float" office:value="0.2989881" calcext:value-type="float">
            <text:p>0.2989881</text:p>
          </table:table-cell>
          <table:table-cell office:value-type="float" office:value="0.3012252" calcext:value-type="float">
            <text:p>0.3012252</text:p>
          </table:table-cell>
          <table:table-cell office:value-type="float" office:value="0.3034887" calcext:value-type="float">
            <text:p>0.3034887</text:p>
          </table:table-cell>
          <table:table-cell office:value-type="float" office:value="0.3057789" calcext:value-type="float">
            <text:p>0.3057789</text:p>
          </table:table-cell>
          <table:table-cell office:value-type="float" office:value="0.3541271" calcext:value-type="float">
            <text:p>0.3541271</text:p>
          </table:table-cell>
          <table:table-cell office:value-type="float" office:value="0.3648874" calcext:value-type="float">
            <text:p>0.3648874</text:p>
          </table:table-cell>
          <table:table-cell office:value-type="float" office:value="0.3904303" calcext:value-type="float">
            <text:p>0.3904303</text:p>
          </table:table-cell>
          <table:table-cell office:value-type="float" office:value="0.418947" calcext:value-type="float">
            <text:p>0.418947</text:p>
          </table:table-cell>
          <table:table-cell office:value-type="float" office:value="0.5109459" calcext:value-type="float">
            <text:p>0.510945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424E-015" calcext:value-type="float">
            <text:p>1.900424E-15</text:p>
          </table:table-cell>
          <table:table-cell office:value-type="float" office:value="1.967344E-015" calcext:value-type="float">
            <text:p>1.96734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91.30921" calcext:value-type="float">
            <text:p>-91.30921</text:p>
          </table:table-cell>
          <table:table-cell office:value-type="float" office:value="-0.01995796" calcext:value-type="float">
            <text:p>-0.01995796</text:p>
          </table:table-cell>
          <table:table-cell office:value-type="float" office:value="-0.01951982" calcext:value-type="float">
            <text:p>-0.01951982</text:p>
          </table:table-cell>
          <table:table-cell office:value-type="float" office:value="-0.01852884" calcext:value-type="float">
            <text:p>-0.01852884</text:p>
          </table:table-cell>
          <table:table-cell office:value-type="float" office:value="-0.01759048" calcext:value-type="float">
            <text:p>-0.01759048</text:p>
          </table:table-cell>
          <table:table-cell office:value-type="float" office:value="-0.01669361" calcext:value-type="float">
            <text:p>-0.01669361</text:p>
          </table:table-cell>
          <table:table-cell office:value-type="float" office:value="-0.01516597" calcext:value-type="float">
            <text:p>-0.01516597</text:p>
          </table:table-cell>
          <table:table-cell office:value-type="float" office:value="-0.01256848" calcext:value-type="float">
            <text:p>-0.01256848</text:p>
          </table:table-cell>
          <table:table-cell office:value-type="float" office:value="-0.006579302" calcext:value-type="float">
            <text:p>-0.006579302</text:p>
          </table:table-cell>
          <table:table-cell office:value-type="float" office:value="-0.003354252" calcext:value-type="float">
            <text:p>-0.003354252</text:p>
          </table:table-cell>
          <table:table-cell office:value-type="float" office:value="818.3818" calcext:value-type="float">
            <text:p>818.3818</text:p>
          </table:table-cell>
          <table:table-cell office:value-type="float" office:value="0" calcext:value-type="float">
            <text:p>0</text:p>
          </table:table-cell>
          <table:table-cell office:value-type="float" office:value="-35.4953" calcext:value-type="float">
            <text:p>-35.4953</text:p>
          </table:table-cell>
          <table:table-cell office:value-type="float" office:value="0.006783283" calcext:value-type="float">
            <text:p>0.00678328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205254" calcext:value-type="float">
            <text:p>-1.2052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1998" calcext:value-type="float">
            <text:p>28041998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15.49975" calcext:value-type="float">
            <text:p>15.49975</text:p>
          </table:table-cell>
          <table:table-cell office:value-type="float" office:value="0" calcext:value-type="float">
            <text:p>0</text:p>
          </table:table-cell>
          <table:table-cell office:value-type="float" office:value="1257.8" calcext:value-type="float">
            <text:p>1257.8</text:p>
          </table:table-cell>
          <table:table-cell office:value-type="float" office:value="494.2946" calcext:value-type="float">
            <text:p>494.2946</text:p>
          </table:table-cell>
          <table:table-cell office:value-type="float" office:value="0" calcext:value-type="float">
            <text:p>0</text:p>
          </table:table-cell>
          <table:table-cell office:value-type="float" office:value="0.0750067" calcext:value-type="float">
            <text:p>0.0750067</text:p>
          </table:table-cell>
          <table:table-cell office:value-type="float" office:value="0.2989072" calcext:value-type="float">
            <text:p>0.2989072</text:p>
          </table:table-cell>
          <table:table-cell office:value-type="float" office:value="0.2997571" calcext:value-type="float">
            <text:p>0.2997571</text:p>
          </table:table-cell>
          <table:table-cell office:value-type="float" office:value="0.3012886" calcext:value-type="float">
            <text:p>0.3012886</text:p>
          </table:table-cell>
          <table:table-cell office:value-type="float" office:value="0.3029908" calcext:value-type="float">
            <text:p>0.3029908</text:p>
          </table:table-cell>
          <table:table-cell office:value-type="float" office:value="0.3049026" calcext:value-type="float">
            <text:p>0.3049026</text:p>
          </table:table-cell>
          <table:table-cell office:value-type="float" office:value="0.3530979" calcext:value-type="float">
            <text:p>0.3530979</text:p>
          </table:table-cell>
          <table:table-cell office:value-type="float" office:value="0.3643485" calcext:value-type="float">
            <text:p>0.3643485</text:p>
          </table:table-cell>
          <table:table-cell office:value-type="float" office:value="0.3899515" calcext:value-type="float">
            <text:p>0.3899515</text:p>
          </table:table-cell>
          <table:table-cell office:value-type="float" office:value="0.4181981" calcext:value-type="float">
            <text:p>0.4181981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0742E-015" calcext:value-type="float">
            <text:p>1.900742E-15</text:p>
          </table:table-cell>
          <table:table-cell office:value-type="float" office:value="1.96713E-015" calcext:value-type="float">
            <text:p>1.9671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00.9414" calcext:value-type="float">
            <text:p>-100.9414</text:p>
          </table:table-cell>
          <table:table-cell office:value-type="float" office:value="-0.01953283" calcext:value-type="float">
            <text:p>-0.01953283</text:p>
          </table:table-cell>
          <table:table-cell office:value-type="float" office:value="-0.01917155" calcext:value-type="float">
            <text:p>-0.01917155</text:p>
          </table:table-cell>
          <table:table-cell office:value-type="float" office:value="-0.01850298" calcext:value-type="float">
            <text:p>-0.01850298</text:p>
          </table:table-cell>
          <table:table-cell office:value-type="float" office:value="-0.01779503" calcext:value-type="float">
            <text:p>-0.01779503</text:p>
          </table:table-cell>
          <table:table-cell office:value-type="float" office:value="-0.01703194" calcext:value-type="float">
            <text:p>-0.01703194</text:p>
          </table:table-cell>
          <table:table-cell office:value-type="float" office:value="-0.01560052" calcext:value-type="float">
            <text:p>-0.01560052</text:p>
          </table:table-cell>
          <table:table-cell office:value-type="float" office:value="-0.01274842" calcext:value-type="float">
            <text:p>-0.01274842</text:p>
          </table:table-cell>
          <table:table-cell office:value-type="float" office:value="-0.006657269" calcext:value-type="float">
            <text:p>-0.006657269</text:p>
          </table:table-cell>
          <table:table-cell office:value-type="float" office:value="-0.003412322" calcext:value-type="float">
            <text:p>-0.003412322</text:p>
          </table:table-cell>
          <table:table-cell office:value-type="float" office:value="822.3509" calcext:value-type="float">
            <text:p>822.3509</text:p>
          </table:table-cell>
          <table:table-cell office:value-type="float" office:value="0" calcext:value-type="float">
            <text:p>0</text:p>
          </table:table-cell>
          <table:table-cell office:value-type="float" office:value="-33.74933" calcext:value-type="float">
            <text:p>-33.74933</text:p>
          </table:table-cell>
          <table:table-cell office:value-type="float" office:value="0.006748551" calcext:value-type="float">
            <text:p>0.00674855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208681" calcext:value-type="float">
            <text:p>-1.2086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1998" calcext:value-type="float">
            <text:p>29041998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15.53282" calcext:value-type="float">
            <text:p>15.53282</text:p>
          </table:table-cell>
          <table:table-cell office:value-type="float" office:value="0" calcext:value-type="float">
            <text:p>0</text:p>
          </table:table-cell>
          <table:table-cell office:value-type="float" office:value="1257.196" calcext:value-type="float">
            <text:p>1257.196</text:p>
          </table:table-cell>
          <table:table-cell office:value-type="float" office:value="494.8658" calcext:value-type="float">
            <text:p>494.8658</text:p>
          </table:table-cell>
          <table:table-cell office:value-type="float" office:value="0" calcext:value-type="float">
            <text:p>0</text:p>
          </table:table-cell>
          <table:table-cell office:value-type="float" office:value="0.07332367" calcext:value-type="float">
            <text:p>0.07332367</text:p>
          </table:table-cell>
          <table:table-cell office:value-type="float" office:value="0.2992269" calcext:value-type="float">
            <text:p>0.2992269</text:p>
          </table:table-cell>
          <table:table-cell office:value-type="float" office:value="0.3000698" calcext:value-type="float">
            <text:p>0.3000698</text:p>
          </table:table-cell>
          <table:table-cell office:value-type="float" office:value="0.3014254" calcext:value-type="float">
            <text:p>0.3014254</text:p>
          </table:table-cell>
          <table:table-cell office:value-type="float" office:value="0.3029575" calcext:value-type="float">
            <text:p>0.3029575</text:p>
          </table:table-cell>
          <table:table-cell office:value-type="float" office:value="0.3045486" calcext:value-type="float">
            <text:p>0.3045486</text:p>
          </table:table-cell>
          <table:table-cell office:value-type="float" office:value="0.3525617" calcext:value-type="float">
            <text:p>0.3525617</text:p>
          </table:table-cell>
          <table:table-cell office:value-type="float" office:value="0.3639015" calcext:value-type="float">
            <text:p>0.3639015</text:p>
          </table:table-cell>
          <table:table-cell office:value-type="float" office:value="0.3895261" calcext:value-type="float">
            <text:p>0.3895261</text:p>
          </table:table-cell>
          <table:table-cell office:value-type="float" office:value="0.4175461" calcext:value-type="float">
            <text:p>0.417546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138E-015" calcext:value-type="float">
            <text:p>1.901138E-15</text:p>
          </table:table-cell>
          <table:table-cell office:value-type="float" office:value="1.966867E-015" calcext:value-type="float">
            <text:p>1.96686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14.7724" calcext:value-type="float">
            <text:p>-114.7724</text:p>
          </table:table-cell>
          <table:table-cell office:value-type="float" office:value="-0.01938642" calcext:value-type="float">
            <text:p>-0.01938642</text:p>
          </table:table-cell>
          <table:table-cell office:value-type="float" office:value="-0.01903208" calcext:value-type="float">
            <text:p>-0.01903208</text:p>
          </table:table-cell>
          <table:table-cell office:value-type="float" office:value="-0.018445" calcext:value-type="float">
            <text:p>-0.018445</text:p>
          </table:table-cell>
          <table:table-cell office:value-type="float" office:value="-0.01781013" calcext:value-type="float">
            <text:p>-0.01781013</text:p>
          </table:table-cell>
          <table:table-cell office:value-type="float" office:value="-0.01717246" calcext:value-type="float">
            <text:p>-0.01717246</text:p>
          </table:table-cell>
          <table:table-cell office:value-type="float" office:value="-0.0158319" calcext:value-type="float">
            <text:p>-0.0158319</text:p>
          </table:table-cell>
          <table:table-cell office:value-type="float" office:value="-0.01289986" calcext:value-type="float">
            <text:p>-0.01289986</text:p>
          </table:table-cell>
          <table:table-cell office:value-type="float" office:value="-0.00672741" calcext:value-type="float">
            <text:p>-0.00672741</text:p>
          </table:table-cell>
          <table:table-cell office:value-type="float" office:value="-0.003463777" calcext:value-type="float">
            <text:p>-0.003463777</text:p>
          </table:table-cell>
          <table:table-cell office:value-type="float" office:value="826.2257" calcext:value-type="float">
            <text:p>826.2257</text:p>
          </table:table-cell>
          <table:table-cell office:value-type="float" office:value="0" calcext:value-type="float">
            <text:p>0</text:p>
          </table:table-cell>
          <table:table-cell office:value-type="float" office:value="-50.31866" calcext:value-type="float">
            <text:p>-50.31866</text:p>
          </table:table-cell>
          <table:table-cell office:value-type="float" office:value="0.006714396" calcext:value-type="float">
            <text:p>0.006714396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211722" calcext:value-type="float">
            <text:p>-1.2117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1998" calcext:value-type="float">
            <text:p>30041998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15.50115" calcext:value-type="float">
            <text:p>15.50115</text:p>
          </table:table-cell>
          <table:table-cell office:value-type="float" office:value="0" calcext:value-type="float">
            <text:p>0</text:p>
          </table:table-cell>
          <table:table-cell office:value-type="float" office:value="1256.756" calcext:value-type="float">
            <text:p>1256.756</text:p>
          </table:table-cell>
          <table:table-cell office:value-type="float" office:value="495.3375" calcext:value-type="float">
            <text:p>495.3375</text:p>
          </table:table-cell>
          <table:table-cell office:value-type="float" office:value="0" calcext:value-type="float">
            <text:p>0</text:p>
          </table:table-cell>
          <table:table-cell office:value-type="float" office:value="0.07610763" calcext:value-type="float">
            <text:p>0.07610763</text:p>
          </table:table-cell>
          <table:table-cell office:value-type="float" office:value="0.2994437" calcext:value-type="float">
            <text:p>0.2994437</text:p>
          </table:table-cell>
          <table:table-cell office:value-type="float" office:value="0.3002648" calcext:value-type="float">
            <text:p>0.3002648</text:p>
          </table:table-cell>
          <table:table-cell office:value-type="float" office:value="0.3015651" calcext:value-type="float">
            <text:p>0.3015651</text:p>
          </table:table-cell>
          <table:table-cell office:value-type="float" office:value="0.3030027" calcext:value-type="float">
            <text:p>0.3030027</text:p>
          </table:table-cell>
          <table:table-cell office:value-type="float" office:value="0.3044792" calcext:value-type="float">
            <text:p>0.3044792</text:p>
          </table:table-cell>
          <table:table-cell office:value-type="float" office:value="0.3522678" calcext:value-type="float">
            <text:p>0.3522678</text:p>
          </table:table-cell>
          <table:table-cell office:value-type="float" office:value="0.3635264" calcext:value-type="float">
            <text:p>0.3635264</text:p>
          </table:table-cell>
          <table:table-cell office:value-type="float" office:value="0.3891504" calcext:value-type="float">
            <text:p>0.3891504</text:p>
          </table:table-cell>
          <table:table-cell office:value-type="float" office:value="0.4169801" calcext:value-type="float">
            <text:p>0.416980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1596E-015" calcext:value-type="float">
            <text:p>1.901596E-15</text:p>
          </table:table-cell>
          <table:table-cell office:value-type="float" office:value="1.966561E-015" calcext:value-type="float">
            <text:p>1.966561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91.67415" calcext:value-type="float">
            <text:p>-91.67415</text:p>
          </table:table-cell>
          <table:table-cell office:value-type="float" office:value="-0.01928758" calcext:value-type="float">
            <text:p>-0.01928758</text:p>
          </table:table-cell>
          <table:table-cell office:value-type="float" office:value="-0.01894649" calcext:value-type="float">
            <text:p>-0.01894649</text:p>
          </table:table-cell>
          <table:table-cell office:value-type="float" office:value="-0.01838557" calcext:value-type="float">
            <text:p>-0.01838557</text:p>
          </table:table-cell>
          <table:table-cell office:value-type="float" office:value="-0.01779158" calcext:value-type="float">
            <text:p>-0.01779158</text:p>
          </table:table-cell>
          <table:table-cell office:value-type="float" office:value="-0.01719995" calcext:value-type="float">
            <text:p>-0.01719995</text:p>
          </table:table-cell>
          <table:table-cell office:value-type="float" office:value="-0.0159605" calcext:value-type="float">
            <text:p>-0.0159605</text:p>
          </table:table-cell>
          <table:table-cell office:value-type="float" office:value="-0.01302856" calcext:value-type="float">
            <text:p>-0.01302856</text:p>
          </table:table-cell>
          <table:table-cell office:value-type="float" office:value="-0.006790029" calcext:value-type="float">
            <text:p>-0.006790029</text:p>
          </table:table-cell>
          <table:table-cell office:value-type="float" office:value="-0.003509148" calcext:value-type="float">
            <text:p>-0.003509148</text:p>
          </table:table-cell>
          <table:table-cell office:value-type="float" office:value="830.0356" calcext:value-type="float">
            <text:p>830.0356</text:p>
          </table:table-cell>
          <table:table-cell office:value-type="float" office:value="0" calcext:value-type="float">
            <text:p>0</text:p>
          </table:table-cell>
          <table:table-cell office:value-type="float" office:value="-36.744" calcext:value-type="float">
            <text:p>-36.744</text:p>
          </table:table-cell>
          <table:table-cell office:value-type="float" office:value="0.006691624" calcext:value-type="float">
            <text:p>0.006691624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214363" calcext:value-type="float">
            <text:p>-1.2143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1998" calcext:value-type="float">
            <text:p>1051998</text:p>
          </table:table-cell>
          <table:table-cell office:value-type="float" office:value="335.2997" calcext:value-type="float">
            <text:p>335.2997</text:p>
          </table:table-cell>
          <table:table-cell office:value-type="float" office:value="15.42491" calcext:value-type="float">
            <text:p>15.42491</text:p>
          </table:table-cell>
          <table:table-cell office:value-type="float" office:value="0" calcext:value-type="float">
            <text:p>0</text:p>
          </table:table-cell>
          <table:table-cell office:value-type="float" office:value="1256.432" calcext:value-type="float">
            <text:p>1256.432</text:p>
          </table:table-cell>
          <table:table-cell office:value-type="float" office:value="495.7384" calcext:value-type="float">
            <text:p>495.7384</text:p>
          </table:table-cell>
          <table:table-cell office:value-type="float" office:value="0" calcext:value-type="float">
            <text:p>0</text:p>
          </table:table-cell>
          <table:table-cell office:value-type="float" office:value="0.0829964" calcext:value-type="float">
            <text:p>0.0829964</text:p>
          </table:table-cell>
          <table:table-cell office:value-type="float" office:value="0.2994427" calcext:value-type="float">
            <text:p>0.2994427</text:p>
          </table:table-cell>
          <table:table-cell office:value-type="float" office:value="0.3003469" calcext:value-type="float">
            <text:p>0.3003469</text:p>
          </table:table-cell>
          <table:table-cell office:value-type="float" office:value="0.3016427" calcext:value-type="float">
            <text:p>0.3016427</text:p>
          </table:table-cell>
          <table:table-cell office:value-type="float" office:value="0.3030278" calcext:value-type="float">
            <text:p>0.3030278</text:p>
          </table:table-cell>
          <table:table-cell office:value-type="float" office:value="0.304442" calcext:value-type="float">
            <text:p>0.304442</text:p>
          </table:table-cell>
          <table:table-cell office:value-type="float" office:value="0.3521014" calcext:value-type="float">
            <text:p>0.3521014</text:p>
          </table:table-cell>
          <table:table-cell office:value-type="float" office:value="0.363222" calcext:value-type="float">
            <text:p>0.363222</text:p>
          </table:table-cell>
          <table:table-cell office:value-type="float" office:value="0.3888207" calcext:value-type="float">
            <text:p>0.3888207</text:p>
          </table:table-cell>
          <table:table-cell office:value-type="float" office:value="0.4164893" calcext:value-type="float">
            <text:p>0.4164893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2095E-015" calcext:value-type="float">
            <text:p>1.902095E-15</text:p>
          </table:table-cell>
          <table:table-cell office:value-type="float" office:value="1.966228E-015" calcext:value-type="float">
            <text:p>1.96622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54.10759" calcext:value-type="float">
            <text:p>-54.10759</text:p>
          </table:table-cell>
          <table:table-cell office:value-type="float" office:value="-0.019287" calcext:value-type="float">
            <text:p>-0.019287</text:p>
          </table:table-cell>
          <table:table-cell office:value-type="float" office:value="-0.01890953" calcext:value-type="float">
            <text:p>-0.01890953</text:p>
          </table:table-cell>
          <table:table-cell office:value-type="float" office:value="-0.01835253" calcext:value-type="float">
            <text:p>-0.01835253</text:p>
          </table:table-cell>
          <table:table-cell office:value-type="float" office:value="-0.0177813" calcext:value-type="float">
            <text:p>-0.0177813</text:p>
          </table:table-cell>
          <table:table-cell office:value-type="float" office:value="-0.01721466" calcext:value-type="float">
            <text:p>-0.01721466</text:p>
          </table:table-cell>
          <table:table-cell office:value-type="float" office:value="-0.01603386" calcext:value-type="float">
            <text:p>-0.01603386</text:p>
          </table:table-cell>
          <table:table-cell office:value-type="float" office:value="-0.01313402" calcext:value-type="float">
            <text:p>-0.01313402</text:p>
          </table:table-cell>
          <table:table-cell office:value-type="float" office:value="-0.006845526" calcext:value-type="float">
            <text:p>-0.006845526</text:p>
          </table:table-cell>
          <table:table-cell office:value-type="float" office:value="-0.003549017" calcext:value-type="float">
            <text:p>-0.003549017</text:p>
          </table:table-cell>
          <table:table-cell office:value-type="float" office:value="833.815" calcext:value-type="float">
            <text:p>833.815</text:p>
          </table:table-cell>
          <table:table-cell office:value-type="float" office:value="0" calcext:value-type="float">
            <text:p>0</text:p>
          </table:table-cell>
          <table:table-cell office:value-type="float" office:value="-19.96344" calcext:value-type="float">
            <text:p>-19.96344</text:p>
          </table:table-cell>
          <table:table-cell office:value-type="float" office:value="0.006676233" calcext:value-type="float">
            <text:p>0.006676233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216653" calcext:value-type="float">
            <text:p>-1.2166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1998" calcext:value-type="float">
            <text:p>2051998</text:p>
          </table:table-cell>
          <table:table-cell office:value-type="float" office:value="345.1268" calcext:value-type="float">
            <text:p>345.1268</text:p>
          </table:table-cell>
          <table:table-cell office:value-type="float" office:value="16.50114" calcext:value-type="float">
            <text:p>16.50114</text:p>
          </table:table-cell>
          <table:table-cell office:value-type="float" office:value="0" calcext:value-type="float">
            <text:p>0</text:p>
          </table:table-cell>
          <table:table-cell office:value-type="float" office:value="1263.549" calcext:value-type="float">
            <text:p>1263.549</text:p>
          </table:table-cell>
          <table:table-cell office:value-type="float" office:value="497.3714" calcext:value-type="float">
            <text:p>497.3714</text:p>
          </table:table-cell>
          <table:table-cell office:value-type="float" office:value="0" calcext:value-type="float">
            <text:p>0</text:p>
          </table:table-cell>
          <table:table-cell office:value-type="float" office:value="0.3573324" calcext:value-type="float">
            <text:p>0.3573324</text:p>
          </table:table-cell>
          <table:table-cell office:value-type="float" office:value="0.3541237" calcext:value-type="float">
            <text:p>0.3541237</text:p>
          </table:table-cell>
          <table:table-cell office:value-type="float" office:value="0.334052" calcext:value-type="float">
            <text:p>0.334052</text:p>
          </table:table-cell>
          <table:table-cell office:value-type="float" office:value="0.319093" calcext:value-type="float">
            <text:p>0.319093</text:p>
          </table:table-cell>
          <table:table-cell office:value-type="float" office:value="0.3105094" calcext:value-type="float">
            <text:p>0.3105094</text:p>
          </table:table-cell>
          <table:table-cell office:value-type="float" office:value="0.3073092" calcext:value-type="float">
            <text:p>0.3073092</text:p>
          </table:table-cell>
          <table:table-cell office:value-type="float" office:value="0.3528899" calcext:value-type="float">
            <text:p>0.3528899</text:p>
          </table:table-cell>
          <table:table-cell office:value-type="float" office:value="0.3630448" calcext:value-type="float">
            <text:p>0.3630448</text:p>
          </table:table-cell>
          <table:table-cell office:value-type="float" office:value="0.3885352" calcext:value-type="float">
            <text:p>0.3885352</text:p>
          </table:table-cell>
          <table:table-cell office:value-type="float" office:value="0.4160646" calcext:value-type="float">
            <text:p>0.4160646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2516E-015" calcext:value-type="float">
            <text:p>1.902516E-15</text:p>
          </table:table-cell>
          <table:table-cell office:value-type="float" office:value="1.965947E-015" calcext:value-type="float">
            <text:p>1.96594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05495818" calcext:value-type="float">
            <text:p>-0.005495818</text:p>
          </table:table-cell>
          <table:table-cell office:value-type="float" office:value="-0.005855102" calcext:value-type="float">
            <text:p>-0.005855102</text:p>
          </table:table-cell>
          <table:table-cell office:value-type="float" office:value="-0.009141306" calcext:value-type="float">
            <text:p>-0.009141306</text:p>
          </table:table-cell>
          <table:table-cell office:value-type="float" office:value="-0.01244827" calcext:value-type="float">
            <text:p>-0.01244827</text:p>
          </table:table-cell>
          <table:table-cell office:value-type="float" office:value="-0.01504019" calcext:value-type="float">
            <text:p>-0.01504019</text:p>
          </table:table-cell>
          <table:table-cell office:value-type="float" office:value="-0.01615384" calcext:value-type="float">
            <text:p>-0.01615384</text:p>
          </table:table-cell>
          <table:table-cell office:value-type="float" office:value="-0.0156942" calcext:value-type="float">
            <text:p>-0.0156942</text:p>
          </table:table-cell>
          <table:table-cell office:value-type="float" office:value="-0.0131962" calcext:value-type="float">
            <text:p>-0.0131962</text:p>
          </table:table-cell>
          <table:table-cell office:value-type="float" office:value="-0.006893978" calcext:value-type="float">
            <text:p>-0.006893978</text:p>
          </table:table-cell>
          <table:table-cell office:value-type="float" office:value="-0.003583923" calcext:value-type="float">
            <text:p>-0.003583923</text:p>
          </table:table-cell>
          <table:table-cell office:value-type="float" office:value="838.832" calcext:value-type="float">
            <text:p>838.832</text:p>
          </table:table-cell>
          <table:table-cell office:value-type="float" office:value="0" calcext:value-type="float">
            <text:p>0</text:p>
          </table:table-cell>
          <table:table-cell office:value-type="float" office:value="-0.005553934" calcext:value-type="float">
            <text:p>-0.005553934</text:p>
          </table:table-cell>
          <table:table-cell office:value-type="float" office:value="0.006587362" calcext:value-type="float">
            <text:p>0.006587362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218633" calcext:value-type="float">
            <text:p>-1.2186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1998" calcext:value-type="float">
            <text:p>3051998</text:p>
          </table:table-cell>
          <table:table-cell office:value-type="float" office:value="346.3994" calcext:value-type="float">
            <text:p>346.3994</text:p>
          </table:table-cell>
          <table:table-cell office:value-type="float" office:value="17.63603" calcext:value-type="float">
            <text:p>17.63603</text:p>
          </table:table-cell>
          <table:table-cell office:value-type="float" office:value="0" calcext:value-type="float">
            <text:p>0</text:p>
          </table:table-cell>
          <table:table-cell office:value-type="float" office:value="1261.012" calcext:value-type="float">
            <text:p>1261.012</text:p>
          </table:table-cell>
          <table:table-cell office:value-type="float" office:value="500.0464" calcext:value-type="float">
            <text:p>500.0464</text:p>
          </table:table-cell>
          <table:table-cell office:value-type="float" office:value="0" calcext:value-type="float">
            <text:p>0</text:p>
          </table:table-cell>
          <table:table-cell office:value-type="float" office:value="0.3088437" calcext:value-type="float">
            <text:p>0.3088437</text:p>
          </table:table-cell>
          <table:table-cell office:value-type="float" office:value="0.3090961" calcext:value-type="float">
            <text:p>0.3090961</text:p>
          </table:table-cell>
          <table:table-cell office:value-type="float" office:value="0.3109197" calcext:value-type="float">
            <text:p>0.3109197</text:p>
          </table:table-cell>
          <table:table-cell office:value-type="float" office:value="0.3131392" calcext:value-type="float">
            <text:p>0.3131392</text:p>
          </table:table-cell>
          <table:table-cell office:value-type="float" office:value="0.3127556" calcext:value-type="float">
            <text:p>0.3127556</text:p>
          </table:table-cell>
          <table:table-cell office:value-type="float" office:value="0.3116458" calcext:value-type="float">
            <text:p>0.3116458</text:p>
          </table:table-cell>
          <table:table-cell office:value-type="float" office:value="0.354403" calcext:value-type="float">
            <text:p>0.354403</text:p>
          </table:table-cell>
          <table:table-cell office:value-type="float" office:value="0.3629668" calcext:value-type="float">
            <text:p>0.3629668</text:p>
          </table:table-cell>
          <table:table-cell office:value-type="float" office:value="0.3882934" calcext:value-type="float">
            <text:p>0.3882934</text:p>
          </table:table-cell>
          <table:table-cell office:value-type="float" office:value="0.4156979" calcext:value-type="float">
            <text:p>0.415697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2879E-015" calcext:value-type="float">
            <text:p>1.902879E-15</text:p>
          </table:table-cell>
          <table:table-cell office:value-type="float" office:value="1.965699E-015" calcext:value-type="float">
            <text:p>1.96569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559389" calcext:value-type="float">
            <text:p>-0.01559389</text:p>
          </table:table-cell>
          <table:table-cell office:value-type="float" office:value="-0.01548646" calcext:value-type="float">
            <text:p>-0.01548646</text:p>
          </table:table-cell>
          <table:table-cell office:value-type="float" office:value="-0.01483962" calcext:value-type="float">
            <text:p>-0.01483962</text:p>
          </table:table-cell>
          <table:table-cell office:value-type="float" office:value="-0.01410881" calcext:value-type="float">
            <text:p>-0.01410881</text:p>
          </table:table-cell>
          <table:table-cell office:value-type="float" office:value="-0.01425066" calcext:value-type="float">
            <text:p>-0.01425066</text:p>
          </table:table-cell>
          <table:table-cell office:value-type="float" office:value="-0.01462628" calcext:value-type="float">
            <text:p>-0.01462628</text:p>
          </table:table-cell>
          <table:table-cell office:value-type="float" office:value="-0.01506412" calcext:value-type="float">
            <text:p>-0.01506412</text:p>
          </table:table-cell>
          <table:table-cell office:value-type="float" office:value="-0.01322402" calcext:value-type="float">
            <text:p>-0.01322402</text:p>
          </table:table-cell>
          <table:table-cell office:value-type="float" office:value="-0.006935354" calcext:value-type="float">
            <text:p>-0.006935354</text:p>
          </table:table-cell>
          <table:table-cell office:value-type="float" office:value="-0.003614372" calcext:value-type="float">
            <text:p>-0.003614372</text:p>
          </table:table-cell>
          <table:table-cell office:value-type="float" office:value="844.9313" calcext:value-type="float">
            <text:p>844.9313</text:p>
          </table:table-cell>
          <table:table-cell office:value-type="float" office:value="0" calcext:value-type="float">
            <text:p>0</text:p>
          </table:table-cell>
          <table:table-cell office:value-type="float" office:value="-0.01537965" calcext:value-type="float">
            <text:p>-0.01537965</text:p>
          </table:table-cell>
          <table:table-cell office:value-type="float" office:value="0.00646647" calcext:value-type="float">
            <text:p>0.00646647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220344" calcext:value-type="float">
            <text:p>-1.22034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1998" calcext:value-type="float">
            <text:p>4051998</text:p>
          </table:table-cell>
          <table:table-cell office:value-type="float" office:value="348.5995" calcext:value-type="float">
            <text:p>348.5995</text:p>
          </table:table-cell>
          <table:table-cell office:value-type="float" office:value="18.43525" calcext:value-type="float">
            <text:p>18.43525</text:p>
          </table:table-cell>
          <table:table-cell office:value-type="float" office:value="0" calcext:value-type="float">
            <text:p>0</text:p>
          </table:table-cell>
          <table:table-cell office:value-type="float" office:value="1260.739" calcext:value-type="float">
            <text:p>1260.739</text:p>
          </table:table-cell>
          <table:table-cell office:value-type="float" office:value="501.7231" calcext:value-type="float">
            <text:p>501.7231</text:p>
          </table:table-cell>
          <table:table-cell office:value-type="float" office:value="0" calcext:value-type="float">
            <text:p>0</text:p>
          </table:table-cell>
          <table:table-cell office:value-type="float" office:value="0.3190278" calcext:value-type="float">
            <text:p>0.3190278</text:p>
          </table:table-cell>
          <table:table-cell office:value-type="float" office:value="0.3182749" calcext:value-type="float">
            <text:p>0.3182749</text:p>
          </table:table-cell>
          <table:table-cell office:value-type="float" office:value="0.3156533" calcext:value-type="float">
            <text:p>0.3156533</text:p>
          </table:table-cell>
          <table:table-cell office:value-type="float" office:value="0.3099478" calcext:value-type="float">
            <text:p>0.3099478</text:p>
          </table:table-cell>
          <table:table-cell office:value-type="float" office:value="0.3079425" calcext:value-type="float">
            <text:p>0.3079425</text:p>
          </table:table-cell>
          <table:table-cell office:value-type="float" office:value="0.3084268" calcext:value-type="float">
            <text:p>0.3084268</text:p>
          </table:table-cell>
          <table:table-cell office:value-type="float" office:value="0.3546382" calcext:value-type="float">
            <text:p>0.3546382</text:p>
          </table:table-cell>
          <table:table-cell office:value-type="float" office:value="0.362947" calcext:value-type="float">
            <text:p>0.362947</text:p>
          </table:table-cell>
          <table:table-cell office:value-type="float" office:value="0.3881673" calcext:value-type="float">
            <text:p>0.3881673</text:p>
          </table:table-cell>
          <table:table-cell office:value-type="float" office:value="0.4153606" calcext:value-type="float">
            <text:p>0.4153606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23E-015" calcext:value-type="float">
            <text:p>1.90323E-15</text:p>
          </table:table-cell>
          <table:table-cell office:value-type="float" office:value="1.96546E-015" calcext:value-type="float">
            <text:p>1.9654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1232518" calcext:value-type="float">
            <text:p>-0.01232518</text:p>
          </table:table-cell>
          <table:table-cell office:value-type="float" office:value="-0.01253721" calcext:value-type="float">
            <text:p>-0.01253721</text:p>
          </table:table-cell>
          <table:table-cell office:value-type="float" office:value="-0.01335015" calcext:value-type="float">
            <text:p>-0.01335015</text:p>
          </table:table-cell>
          <table:table-cell office:value-type="float" office:value="-0.01521312" calcext:value-type="float">
            <text:p>-0.01521312</text:p>
          </table:table-cell>
          <table:table-cell office:value-type="float" office:value="-0.0159069" calcext:value-type="float">
            <text:p>-0.0159069</text:p>
          </table:table-cell>
          <table:table-cell office:value-type="float" office:value="-0.0157231" calcext:value-type="float">
            <text:p>-0.0157231</text:p>
          </table:table-cell>
          <table:table-cell office:value-type="float" office:value="-0.01495889" calcext:value-type="float">
            <text:p>-0.01495889</text:p>
          </table:table-cell>
          <table:table-cell office:value-type="float" office:value="-0.01323069" calcext:value-type="float">
            <text:p>-0.01323069</text:p>
          </table:table-cell>
          <table:table-cell office:value-type="float" office:value="-0.006957231" calcext:value-type="float">
            <text:p>-0.006957231</text:p>
          </table:table-cell>
          <table:table-cell office:value-type="float" office:value="-0.003642595" calcext:value-type="float">
            <text:p>-0.003642595</text:p>
          </table:table-cell>
          <table:table-cell office:value-type="float" office:value="850.0616" calcext:value-type="float">
            <text:p>850.0616</text:p>
          </table:table-cell>
          <table:table-cell office:value-type="float" office:value="0" calcext:value-type="float">
            <text:p>0</text:p>
          </table:table-cell>
          <table:table-cell office:value-type="float" office:value="-0.01216233" calcext:value-type="float">
            <text:p>-0.01216233</text:p>
          </table:table-cell>
          <table:table-cell office:value-type="float" office:value="0.006319081" calcext:value-type="float">
            <text:p>0.006319081</text:p>
          </table:table-cell>
          <table:table-cell office:value-type="float" office:value="-9999.007" calcext:value-type="float">
            <text:p>-9999.007</text:p>
          </table:table-cell>
          <table:table-cell office:value-type="float" office:value="-1.221916" calcext:value-type="float">
            <text:p>-1.2219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1998" calcext:value-type="float">
            <text:p>5051998</text:p>
          </table:table-cell>
          <table:table-cell office:value-type="float" office:value="349.5995" calcext:value-type="float">
            <text:p>349.5995</text:p>
          </table:table-cell>
          <table:table-cell office:value-type="float" office:value="20.07712" calcext:value-type="float">
            <text:p>20.07712</text:p>
          </table:table-cell>
          <table:table-cell office:value-type="float" office:value="0" calcext:value-type="float">
            <text:p>0</text:p>
          </table:table-cell>
          <table:table-cell office:value-type="float" office:value="1258.729" calcext:value-type="float">
            <text:p>1258.729</text:p>
          </table:table-cell>
          <table:table-cell office:value-type="float" office:value="503.0875" calcext:value-type="float">
            <text:p>503.0875</text:p>
          </table:table-cell>
          <table:table-cell office:value-type="float" office:value="0" calcext:value-type="float">
            <text:p>0</text:p>
          </table:table-cell>
          <table:table-cell office:value-type="float" office:value="0.2957344" calcext:value-type="float">
            <text:p>0.2957344</text:p>
          </table:table-cell>
          <table:table-cell office:value-type="float" office:value="0.2965076" calcext:value-type="float">
            <text:p>0.2965076</text:p>
          </table:table-cell>
          <table:table-cell office:value-type="float" office:value="0.3002744" calcext:value-type="float">
            <text:p>0.3002744</text:p>
          </table:table-cell>
          <table:table-cell office:value-type="float" office:value="0.304848" calcext:value-type="float">
            <text:p>0.304848</text:p>
          </table:table-cell>
          <table:table-cell office:value-type="float" office:value="0.3065699" calcext:value-type="float">
            <text:p>0.3065699</text:p>
          </table:table-cell>
          <table:table-cell office:value-type="float" office:value="0.307573" calcext:value-type="float">
            <text:p>0.307573</text:p>
          </table:table-cell>
          <table:table-cell office:value-type="float" office:value="0.3539915" calcext:value-type="float">
            <text:p>0.3539915</text:p>
          </table:table-cell>
          <table:table-cell office:value-type="float" office:value="0.3628664" calcext:value-type="float">
            <text:p>0.3628664</text:p>
          </table:table-cell>
          <table:table-cell office:value-type="float" office:value="0.3880877" calcext:value-type="float">
            <text:p>0.3880877</text:p>
          </table:table-cell>
          <table:table-cell office:value-type="float" office:value="0.4150657" calcext:value-type="float">
            <text:p>0.4150657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606E-015" calcext:value-type="float">
            <text:p>1.903606E-15</text:p>
          </table:table-cell>
          <table:table-cell office:value-type="float" office:value="1.965208E-015" calcext:value-type="float">
            <text:p>1.96520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02117309" calcext:value-type="float">
            <text:p>-0.02117309</text:p>
          </table:table-cell>
          <table:table-cell office:value-type="float" office:value="-0.02075553" calcext:value-type="float">
            <text:p>-0.02075553</text:p>
          </table:table-cell>
          <table:table-cell office:value-type="float" office:value="-0.01893173" calcext:value-type="float">
            <text:p>-0.01893173</text:p>
          </table:table-cell>
          <table:table-cell office:value-type="float" office:value="-0.01701971" calcext:value-type="float">
            <text:p>-0.01701971</text:p>
          </table:table-cell>
          <table:table-cell office:value-type="float" office:value="-0.01638543" calcext:value-type="float">
            <text:p>-0.01638543</text:p>
          </table:table-cell>
          <table:table-cell office:value-type="float" office:value="-0.01602758" calcext:value-type="float">
            <text:p>-0.01602758</text:p>
          </table:table-cell>
          <table:table-cell office:value-type="float" office:value="-0.01522536" calcext:value-type="float">
            <text:p>-0.01522536</text:p>
          </table:table-cell>
          <table:table-cell office:value-type="float" office:value="-0.01325883" calcext:value-type="float">
            <text:p>-0.01325883</text:p>
          </table:table-cell>
          <table:table-cell office:value-type="float" office:value="-0.006970933" calcext:value-type="float">
            <text:p>-0.006970933</text:p>
          </table:table-cell>
          <table:table-cell office:value-type="float" office:value="-0.003667515" calcext:value-type="float">
            <text:p>-0.003667515</text:p>
          </table:table-cell>
          <table:table-cell office:value-type="float" office:value="854.8961" calcext:value-type="float">
            <text:p>854.8961</text:p>
          </table:table-cell>
          <table:table-cell office:value-type="float" office:value="0" calcext:value-type="float">
            <text:p>0</text:p>
          </table:table-cell>
          <table:table-cell office:value-type="float" office:value="-0.02094837" calcext:value-type="float">
            <text:p>-0.02094837</text:p>
          </table:table-cell>
          <table:table-cell office:value-type="float" office:value="0.006149276" calcext:value-type="float">
            <text:p>0.00614927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3293" calcext:value-type="float">
            <text:p>-1.2232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1998" calcext:value-type="float">
            <text:p>6051998</text:p>
          </table:table-cell>
          <table:table-cell office:value-type="float" office:value="350.1994" calcext:value-type="float">
            <text:p>350.1994</text:p>
          </table:table-cell>
          <table:table-cell office:value-type="float" office:value="22.21967" calcext:value-type="float">
            <text:p>22.21967</text:p>
          </table:table-cell>
          <table:table-cell office:value-type="float" office:value="0" calcext:value-type="float">
            <text:p>0</text:p>
          </table:table-cell>
          <table:table-cell office:value-type="float" office:value="1256.605" calcext:value-type="float">
            <text:p>1256.605</text:p>
          </table:table-cell>
          <table:table-cell office:value-type="float" office:value="503.6645" calcext:value-type="float">
            <text:p>503.6645</text:p>
          </table:table-cell>
          <table:table-cell office:value-type="float" office:value="0" calcext:value-type="float">
            <text:p>0</text:p>
          </table:table-cell>
          <table:table-cell office:value-type="float" office:value="0.2219627" calcext:value-type="float">
            <text:p>0.2219627</text:p>
          </table:table-cell>
          <table:table-cell office:value-type="float" office:value="0.2864418" calcext:value-type="float">
            <text:p>0.2864418</text:p>
          </table:table-cell>
          <table:table-cell office:value-type="float" office:value="0.2948551" calcext:value-type="float">
            <text:p>0.2948551</text:p>
          </table:table-cell>
          <table:table-cell office:value-type="float" office:value="0.301073" calcext:value-type="float">
            <text:p>0.301073</text:p>
          </table:table-cell>
          <table:table-cell office:value-type="float" office:value="0.3038483" calcext:value-type="float">
            <text:p>0.3038483</text:p>
          </table:table-cell>
          <table:table-cell office:value-type="float" office:value="0.3057473" calcext:value-type="float">
            <text:p>0.3057473</text:p>
          </table:table-cell>
          <table:table-cell office:value-type="float" office:value="0.3532146" calcext:value-type="float">
            <text:p>0.3532146</text:p>
          </table:table-cell>
          <table:table-cell office:value-type="float" office:value="0.3627411" calcext:value-type="float">
            <text:p>0.3627411</text:p>
          </table:table-cell>
          <table:table-cell office:value-type="float" office:value="0.3880111" calcext:value-type="float">
            <text:p>0.3880111</text:p>
          </table:table-cell>
          <table:table-cell office:value-type="float" office:value="0.4148167" calcext:value-type="float">
            <text:p>0.4148167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008E-015" calcext:value-type="float">
            <text:p>1.904008E-15</text:p>
          </table:table-cell>
          <table:table-cell office:value-type="float" office:value="1.964939E-015" calcext:value-type="float">
            <text:p>1.96493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131855" calcext:value-type="float">
            <text:p>-0.131855</text:p>
          </table:table-cell>
          <table:table-cell office:value-type="float" office:value="-0.02618456" calcext:value-type="float">
            <text:p>-0.02618456</text:p>
          </table:table-cell>
          <table:table-cell office:value-type="float" office:value="-0.0214452" calcext:value-type="float">
            <text:p>-0.0214452</text:p>
          </table:table-cell>
          <table:table-cell office:value-type="float" office:value="-0.01856958" calcext:value-type="float">
            <text:p>-0.01856958</text:p>
          </table:table-cell>
          <table:table-cell office:value-type="float" office:value="-0.01743959" calcext:value-type="float">
            <text:p>-0.01743959</text:p>
          </table:table-cell>
          <table:table-cell office:value-type="float" office:value="-0.01670527" calcext:value-type="float">
            <text:p>-0.01670527</text:p>
          </table:table-cell>
          <table:table-cell office:value-type="float" office:value="-0.01555027" calcext:value-type="float">
            <text:p>-0.01555027</text:p>
          </table:table-cell>
          <table:table-cell office:value-type="float" office:value="-0.01330268" calcext:value-type="float">
            <text:p>-0.01330268</text:p>
          </table:table-cell>
          <table:table-cell office:value-type="float" office:value="-0.006984141" calcext:value-type="float">
            <text:p>-0.006984141</text:p>
          </table:table-cell>
          <table:table-cell office:value-type="float" office:value="-0.003688696" calcext:value-type="float">
            <text:p>-0.003688696</text:p>
          </table:table-cell>
          <table:table-cell office:value-type="float" office:value="858.9585" calcext:value-type="float">
            <text:p>858.9585</text:p>
          </table:table-cell>
          <table:table-cell office:value-type="float" office:value="0" calcext:value-type="float">
            <text:p>0</text:p>
          </table:table-cell>
          <table:table-cell office:value-type="float" office:value="-0.1776999" calcext:value-type="float">
            <text:p>-0.1776999</text:p>
          </table:table-cell>
          <table:table-cell office:value-type="float" office:value="0.005994652" calcext:value-type="float">
            <text:p>0.005994652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4455" calcext:value-type="float">
            <text:p>-1.2244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1998" calcext:value-type="float">
            <text:p>7051998</text:p>
          </table:table-cell>
          <table:table-cell office:value-type="float" office:value="350.1994" calcext:value-type="float">
            <text:p>350.1994</text:p>
          </table:table-cell>
          <table:table-cell office:value-type="float" office:value="24.51823" calcext:value-type="float">
            <text:p>24.51823</text:p>
          </table:table-cell>
          <table:table-cell office:value-type="float" office:value="0" calcext:value-type="float">
            <text:p>0</text:p>
          </table:table-cell>
          <table:table-cell office:value-type="float" office:value="1254.087" calcext:value-type="float">
            <text:p>1254.087</text:p>
          </table:table-cell>
          <table:table-cell office:value-type="float" office:value="503.8802" calcext:value-type="float">
            <text:p>503.8802</text:p>
          </table:table-cell>
          <table:table-cell office:value-type="float" office:value="0" calcext:value-type="float">
            <text:p>0</text:p>
          </table:table-cell>
          <table:table-cell office:value-type="float" office:value="0.1033193" calcext:value-type="float">
            <text:p>0.1033193</text:p>
          </table:table-cell>
          <table:table-cell office:value-type="float" office:value="0.2852004" calcext:value-type="float">
            <text:p>0.2852004</text:p>
          </table:table-cell>
          <table:table-cell office:value-type="float" office:value="0.2880394" calcext:value-type="float">
            <text:p>0.2880394</text:p>
          </table:table-cell>
          <table:table-cell office:value-type="float" office:value="0.2958073" calcext:value-type="float">
            <text:p>0.2958073</text:p>
          </table:table-cell>
          <table:table-cell office:value-type="float" office:value="0.300828" calcext:value-type="float">
            <text:p>0.300828</text:p>
          </table:table-cell>
          <table:table-cell office:value-type="float" office:value="0.3039133" calcext:value-type="float">
            <text:p>0.3039133</text:p>
          </table:table-cell>
          <table:table-cell office:value-type="float" office:value="0.3524204" calcext:value-type="float">
            <text:p>0.3524204</text:p>
          </table:table-cell>
          <table:table-cell office:value-type="float" office:value="0.3625946" calcext:value-type="float">
            <text:p>0.3625946</text:p>
          </table:table-cell>
          <table:table-cell office:value-type="float" office:value="0.387936" calcext:value-type="float">
            <text:p>0.387936</text:p>
          </table:table-cell>
          <table:table-cell office:value-type="float" office:value="0.4146064" calcext:value-type="float">
            <text:p>0.414606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43E-015" calcext:value-type="float">
            <text:p>1.90443E-15</text:p>
          </table:table-cell>
          <table:table-cell office:value-type="float" office:value="1.964658E-015" calcext:value-type="float">
            <text:p>1.964658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4.02749" calcext:value-type="float">
            <text:p>-14.02749</text:p>
          </table:table-cell>
          <table:table-cell office:value-type="float" office:value="-0.02712958" calcext:value-type="float">
            <text:p>-0.02712958</text:p>
          </table:table-cell>
          <table:table-cell office:value-type="float" office:value="-0.025313" calcext:value-type="float">
            <text:p>-0.025313</text:p>
          </table:table-cell>
          <table:table-cell office:value-type="float" office:value="-0.02100716" calcext:value-type="float">
            <text:p>-0.02100716</text:p>
          </table:table-cell>
          <table:table-cell office:value-type="float" office:value="-0.01868981" calcext:value-type="float">
            <text:p>-0.01868981</text:p>
          </table:table-cell>
          <table:table-cell office:value-type="float" office:value="-0.01741646" calcext:value-type="float">
            <text:p>-0.01741646</text:p>
          </table:table-cell>
          <table:table-cell office:value-type="float" office:value="-0.01589148" calcext:value-type="float">
            <text:p>-0.01589148</text:p>
          </table:table-cell>
          <table:table-cell office:value-type="float" office:value="-0.01335434" calcext:value-type="float">
            <text:p>-0.01335434</text:p>
          </table:table-cell>
          <table:table-cell office:value-type="float" office:value="-0.006997115" calcext:value-type="float">
            <text:p>-0.006997115</text:p>
          </table:table-cell>
          <table:table-cell office:value-type="float" office:value="-0.003706687" calcext:value-type="float">
            <text:p>-0.003706687</text:p>
          </table:table-cell>
          <table:table-cell office:value-type="float" office:value="862.6771" calcext:value-type="float">
            <text:p>862.6771</text:p>
          </table:table-cell>
          <table:table-cell office:value-type="float" office:value="0" calcext:value-type="float">
            <text:p>0</text:p>
          </table:table-cell>
          <table:table-cell office:value-type="float" office:value="-6.990856" calcext:value-type="float">
            <text:p>-6.990856</text:p>
          </table:table-cell>
          <table:table-cell office:value-type="float" office:value="0.00589854" calcext:value-type="float">
            <text:p>0.00589854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5436" calcext:value-type="float">
            <text:p>-1.2254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1998" calcext:value-type="float">
            <text:p>8051998</text:p>
          </table:table-cell>
          <table:table-cell office:value-type="float" office:value="350.1994" calcext:value-type="float">
            <text:p>350.1994</text:p>
          </table:table-cell>
          <table:table-cell office:value-type="float" office:value="24.84562" calcext:value-type="float">
            <text:p>24.84562</text:p>
          </table:table-cell>
          <table:table-cell office:value-type="float" office:value="0" calcext:value-type="float">
            <text:p>0</text:p>
          </table:table-cell>
          <table:table-cell office:value-type="float" office:value="1253.644" calcext:value-type="float">
            <text:p>1253.644</text:p>
          </table:table-cell>
          <table:table-cell office:value-type="float" office:value="504.0029" calcext:value-type="float">
            <text:p>504.0029</text:p>
          </table:table-cell>
          <table:table-cell office:value-type="float" office:value="0" calcext:value-type="float">
            <text:p>0</text:p>
          </table:table-cell>
          <table:table-cell office:value-type="float" office:value="0.07922246" calcext:value-type="float">
            <text:p>0.07922246</text:p>
          </table:table-cell>
          <table:table-cell office:value-type="float" office:value="0.2906385" calcext:value-type="float">
            <text:p>0.2906385</text:p>
          </table:table-cell>
          <table:table-cell office:value-type="float" office:value="0.2917236" calcext:value-type="float">
            <text:p>0.2917236</text:p>
          </table:table-cell>
          <table:table-cell office:value-type="float" office:value="0.2952619" calcext:value-type="float">
            <text:p>0.2952619</text:p>
          </table:table-cell>
          <table:table-cell office:value-type="float" office:value="0.2990083" calcext:value-type="float">
            <text:p>0.2990083</text:p>
          </table:table-cell>
          <table:table-cell office:value-type="float" office:value="0.3022683" calcext:value-type="float">
            <text:p>0.3022683</text:p>
          </table:table-cell>
          <table:table-cell office:value-type="float" office:value="0.3515568" calcext:value-type="float">
            <text:p>0.3515568</text:p>
          </table:table-cell>
          <table:table-cell office:value-type="float" office:value="0.3623953" calcext:value-type="float">
            <text:p>0.3623953</text:p>
          </table:table-cell>
          <table:table-cell office:value-type="float" office:value="0.3878777" calcext:value-type="float">
            <text:p>0.3878777</text:p>
          </table:table-cell>
          <table:table-cell office:value-type="float" office:value="0.4144286" calcext:value-type="float">
            <text:p>0.4144286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4923E-015" calcext:value-type="float">
            <text:p>1.904923E-15</text:p>
          </table:table-cell>
          <table:table-cell office:value-type="float" office:value="1.964329E-015" calcext:value-type="float">
            <text:p>1.96432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70.26492" calcext:value-type="float">
            <text:p>-70.26492</text:p>
          </table:table-cell>
          <table:table-cell office:value-type="float" office:value="-0.02375768" calcext:value-type="float">
            <text:p>-0.02375768</text:p>
          </table:table-cell>
          <table:table-cell office:value-type="float" office:value="-0.02316462" calcext:value-type="float">
            <text:p>-0.02316462</text:p>
          </table:table-cell>
          <table:table-cell office:value-type="float" office:value="-0.02129146" calcext:value-type="float">
            <text:p>-0.02129146</text:p>
          </table:table-cell>
          <table:table-cell office:value-type="float" office:value="-0.01950504" calcext:value-type="float">
            <text:p>-0.01950504</text:p>
          </table:table-cell>
          <table:table-cell office:value-type="float" office:value="-0.01808888" calcext:value-type="float">
            <text:p>-0.01808888</text:p>
          </table:table-cell>
          <table:table-cell office:value-type="float" office:value="-0.01627106" calcext:value-type="float">
            <text:p>-0.01627106</text:p>
          </table:table-cell>
          <table:table-cell office:value-type="float" office:value="-0.01342443" calcext:value-type="float">
            <text:p>-0.01342443</text:p>
          </table:table-cell>
          <table:table-cell office:value-type="float" office:value="-0.007007439" calcext:value-type="float">
            <text:p>-0.007007439</text:p>
          </table:table-cell>
          <table:table-cell office:value-type="float" office:value="-0.003721981" calcext:value-type="float">
            <text:p>-0.003721981</text:p>
          </table:table-cell>
          <table:table-cell office:value-type="float" office:value="866.3093" calcext:value-type="float">
            <text:p>866.3093</text:p>
          </table:table-cell>
          <table:table-cell office:value-type="float" office:value="0" calcext:value-type="float">
            <text:p>0</text:p>
          </table:table-cell>
          <table:table-cell office:value-type="float" office:value="-42.66624" calcext:value-type="float">
            <text:p>-42.66624</text:p>
          </table:table-cell>
          <table:table-cell office:value-type="float" office:value="0.005829749" calcext:value-type="float">
            <text:p>0.005829749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6266" calcext:value-type="float">
            <text:p>-1.2262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1998" calcext:value-type="float">
            <text:p>9051998</text:p>
          </table:table-cell>
          <table:table-cell office:value-type="float" office:value="350.3994" calcext:value-type="float">
            <text:p>350.3994</text:p>
          </table:table-cell>
          <table:table-cell office:value-type="float" office:value="24.77954" calcext:value-type="float">
            <text:p>24.77954</text:p>
          </table:table-cell>
          <table:table-cell office:value-type="float" office:value="0" calcext:value-type="float">
            <text:p>0</text:p>
          </table:table-cell>
          <table:table-cell office:value-type="float" office:value="1253.831" calcext:value-type="float">
            <text:p>1253.831</text:p>
          </table:table-cell>
          <table:table-cell office:value-type="float" office:value="504.0941" calcext:value-type="float">
            <text:p>504.0941</text:p>
          </table:table-cell>
          <table:table-cell office:value-type="float" office:value="0" calcext:value-type="float">
            <text:p>0</text:p>
          </table:table-cell>
          <table:table-cell office:value-type="float" office:value="0.0975575" calcext:value-type="float">
            <text:p>0.0975575</text:p>
          </table:table-cell>
          <table:table-cell office:value-type="float" office:value="0.292152" calcext:value-type="float">
            <text:p>0.292152</text:p>
          </table:table-cell>
          <table:table-cell office:value-type="float" office:value="0.293445" calcext:value-type="float">
            <text:p>0.293445</text:p>
          </table:table-cell>
          <table:table-cell office:value-type="float" office:value="0.2958786" calcext:value-type="float">
            <text:p>0.2958786</text:p>
          </table:table-cell>
          <table:table-cell office:value-type="float" office:value="0.2987181" calcext:value-type="float">
            <text:p>0.2987181</text:p>
          </table:table-cell>
          <table:table-cell office:value-type="float" office:value="0.3015425" calcext:value-type="float">
            <text:p>0.3015425</text:p>
          </table:table-cell>
          <table:table-cell office:value-type="float" office:value="0.3507634" calcext:value-type="float">
            <text:p>0.3507634</text:p>
          </table:table-cell>
          <table:table-cell office:value-type="float" office:value="0.3620698" calcext:value-type="float">
            <text:p>0.3620698</text:p>
          </table:table-cell>
          <table:table-cell office:value-type="float" office:value="0.3879158" calcext:value-type="float">
            <text:p>0.3879158</text:p>
          </table:table-cell>
          <table:table-cell office:value-type="float" office:value="0.4142809" calcext:value-type="float">
            <text:p>0.414280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378E-015" calcext:value-type="float">
            <text:p>1.905378E-15</text:p>
          </table:table-cell>
          <table:table-cell office:value-type="float" office:value="1.964029E-015" calcext:value-type="float">
            <text:p>1.96402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9.72292" calcext:value-type="float">
            <text:p>-19.72292</text:p>
          </table:table-cell>
          <table:table-cell office:value-type="float" office:value="-0.02289484" calcext:value-type="float">
            <text:p>-0.02289484</text:p>
          </table:table-cell>
          <table:table-cell office:value-type="float" office:value="-0.02222685" calcext:value-type="float">
            <text:p>-0.02222685</text:p>
          </table:table-cell>
          <table:table-cell office:value-type="float" office:value="-0.02098698" calcext:value-type="float">
            <text:p>-0.02098698</text:p>
          </table:table-cell>
          <table:table-cell office:value-type="float" office:value="-0.01964045" calcext:value-type="float">
            <text:p>-0.01964045</text:p>
          </table:table-cell>
          <table:table-cell office:value-type="float" office:value="-0.01839554" calcext:value-type="float">
            <text:p>-0.01839554</text:p>
          </table:table-cell>
          <table:table-cell office:value-type="float" office:value="-0.01663093" calcext:value-type="float">
            <text:p>-0.01663093</text:p>
          </table:table-cell>
          <table:table-cell office:value-type="float" office:value="-0.01354085" calcext:value-type="float">
            <text:p>-0.01354085</text:p>
          </table:table-cell>
          <table:table-cell office:value-type="float" office:value="-0.007000793" calcext:value-type="float">
            <text:p>-0.007000793</text:p>
          </table:table-cell>
          <table:table-cell office:value-type="float" office:value="-0.003734741" calcext:value-type="float">
            <text:p>-0.003734741</text:p>
          </table:table-cell>
          <table:table-cell office:value-type="float" office:value="869.9162" calcext:value-type="float">
            <text:p>869.9162</text:p>
          </table:table-cell>
          <table:table-cell office:value-type="float" office:value="0" calcext:value-type="float">
            <text:p>0</text:p>
          </table:table-cell>
          <table:table-cell office:value-type="float" office:value="-2.163448" calcext:value-type="float">
            <text:p>-2.163448</text:p>
          </table:table-cell>
          <table:table-cell office:value-type="float" office:value="0.0058093" calcext:value-type="float">
            <text:p>0.005809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6956" calcext:value-type="float">
            <text:p>-1.2269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1998" calcext:value-type="float">
            <text:p>10051998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25.0771" calcext:value-type="float">
            <text:p>25.0771</text:p>
          </table:table-cell>
          <table:table-cell office:value-type="float" office:value="0" calcext:value-type="float">
            <text:p>0</text:p>
          </table:table-cell>
          <table:table-cell office:value-type="float" office:value="1254.476" calcext:value-type="float">
            <text:p>1254.476</text:p>
          </table:table-cell>
          <table:table-cell office:value-type="float" office:value="504.1551" calcext:value-type="float">
            <text:p>504.1551</text:p>
          </table:table-cell>
          <table:table-cell office:value-type="float" office:value="0" calcext:value-type="float">
            <text:p>0</text:p>
          </table:table-cell>
          <table:table-cell office:value-type="float" office:value="0.1429413" calcext:value-type="float">
            <text:p>0.1429413</text:p>
          </table:table-cell>
          <table:table-cell office:value-type="float" office:value="0.2922484" calcext:value-type="float">
            <text:p>0.2922484</text:p>
          </table:table-cell>
          <table:table-cell office:value-type="float" office:value="0.2941214" calcext:value-type="float">
            <text:p>0.2941214</text:p>
          </table:table-cell>
          <table:table-cell office:value-type="float" office:value="0.2962869" calcext:value-type="float">
            <text:p>0.2962869</text:p>
          </table:table-cell>
          <table:table-cell office:value-type="float" office:value="0.29876" calcext:value-type="float">
            <text:p>0.29876</text:p>
          </table:table-cell>
          <table:table-cell office:value-type="float" office:value="0.30126" calcext:value-type="float">
            <text:p>0.30126</text:p>
          </table:table-cell>
          <table:table-cell office:value-type="float" office:value="0.3502869" calcext:value-type="float">
            <text:p>0.3502869</text:p>
          </table:table-cell>
          <table:table-cell office:value-type="float" office:value="0.3617806" calcext:value-type="float">
            <text:p>0.3617806</text:p>
          </table:table-cell>
          <table:table-cell office:value-type="float" office:value="0.3879262" calcext:value-type="float">
            <text:p>0.3879262</text:p>
          </table:table-cell>
          <table:table-cell office:value-type="float" office:value="0.4141593" calcext:value-type="float">
            <text:p>0.414159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5791E-015" calcext:value-type="float">
            <text:p>1.905791E-15</text:p>
          </table:table-cell>
          <table:table-cell office:value-type="float" office:value="1.963754E-015" calcext:value-type="float">
            <text:p>1.963754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.919141" calcext:value-type="float">
            <text:p>-1.919141</text:p>
          </table:table-cell>
          <table:table-cell office:value-type="float" office:value="-0.0228084" calcext:value-type="float">
            <text:p>-0.0228084</text:p>
          </table:table-cell>
          <table:table-cell office:value-type="float" office:value="-0.02186538" calcext:value-type="float">
            <text:p>-0.02186538</text:p>
          </table:table-cell>
          <table:table-cell office:value-type="float" office:value="-0.02078509" calcext:value-type="float">
            <text:p>-0.02078509</text:p>
          </table:table-cell>
          <table:table-cell office:value-type="float" office:value="-0.01962181" calcext:value-type="float">
            <text:p>-0.01962181</text:p>
          </table:table-cell>
          <table:table-cell office:value-type="float" office:value="-0.01851696" calcext:value-type="float">
            <text:p>-0.01851696</text:p>
          </table:table-cell>
          <table:table-cell office:value-type="float" office:value="-0.01685166" calcext:value-type="float">
            <text:p>-0.01685166</text:p>
          </table:table-cell>
          <table:table-cell office:value-type="float" office:value="-0.01364537" calcext:value-type="float">
            <text:p>-0.01364537</text:p>
          </table:table-cell>
          <table:table-cell office:value-type="float" office:value="-0.006998964" calcext:value-type="float">
            <text:p>-0.006998964</text:p>
          </table:table-cell>
          <table:table-cell office:value-type="float" office:value="-0.003745271" calcext:value-type="float">
            <text:p>-0.003745271</text:p>
          </table:table-cell>
          <table:table-cell office:value-type="float" office:value="873.5018" calcext:value-type="float">
            <text:p>873.5018</text:p>
          </table:table-cell>
          <table:table-cell office:value-type="float" office:value="0" calcext:value-type="float">
            <text:p>0</text:p>
          </table:table-cell>
          <table:table-cell office:value-type="float" office:value="-0.06821157" calcext:value-type="float">
            <text:p>-0.06821157</text:p>
          </table:table-cell>
          <table:table-cell office:value-type="float" office:value="0.005775033" calcext:value-type="float">
            <text:p>0.00577503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7523" calcext:value-type="float">
            <text:p>-1.2275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1998" calcext:value-type="float">
            <text:p>11051998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26.23539" calcext:value-type="float">
            <text:p>26.23539</text:p>
          </table:table-cell>
          <table:table-cell office:value-type="float" office:value="0" calcext:value-type="float">
            <text:p>0</text:p>
          </table:table-cell>
          <table:table-cell office:value-type="float" office:value="1253.289" calcext:value-type="float">
            <text:p>1253.289</text:p>
          </table:table-cell>
          <table:table-cell office:value-type="float" office:value="504.1779" calcext:value-type="float">
            <text:p>504.1779</text:p>
          </table:table-cell>
          <table:table-cell office:value-type="float" office:value="0" calcext:value-type="float">
            <text:p>0</text:p>
          </table:table-cell>
          <table:table-cell office:value-type="float" office:value="0.07704368" calcext:value-type="float">
            <text:p>0.07704368</text:p>
          </table:table-cell>
          <table:table-cell office:value-type="float" office:value="0.2931613" calcext:value-type="float">
            <text:p>0.2931613</text:p>
          </table:table-cell>
          <table:table-cell office:value-type="float" office:value="0.2940631" calcext:value-type="float">
            <text:p>0.2940631</text:p>
          </table:table-cell>
          <table:table-cell office:value-type="float" office:value="0.2962644" calcext:value-type="float">
            <text:p>0.2962644</text:p>
          </table:table-cell>
          <table:table-cell office:value-type="float" office:value="0.2987162" calcext:value-type="float">
            <text:p>0.2987162</text:p>
          </table:table-cell>
          <table:table-cell office:value-type="float" office:value="0.3011191" calcext:value-type="float">
            <text:p>0.3011191</text:p>
          </table:table-cell>
          <table:table-cell office:value-type="float" office:value="0.3500238" calcext:value-type="float">
            <text:p>0.3500238</text:p>
          </table:table-cell>
          <table:table-cell office:value-type="float" office:value="0.3615389" calcext:value-type="float">
            <text:p>0.3615389</text:p>
          </table:table-cell>
          <table:table-cell office:value-type="float" office:value="0.3879177" calcext:value-type="float">
            <text:p>0.3879177</text:p>
          </table:table-cell>
          <table:table-cell office:value-type="float" office:value="0.4140585" calcext:value-type="float">
            <text:p>0.414058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221E-015" calcext:value-type="float">
            <text:p>1.906221E-15</text:p>
          </table:table-cell>
          <table:table-cell office:value-type="float" office:value="1.963466E-015" calcext:value-type="float">
            <text:p>1.963466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84.7929" calcext:value-type="float">
            <text:p>-84.7929</text:p>
          </table:table-cell>
          <table:table-cell office:value-type="float" office:value="-0.0223625" calcext:value-type="float">
            <text:p>-0.0223625</text:p>
          </table:table-cell>
          <table:table-cell office:value-type="float" office:value="-0.02190783" calcext:value-type="float">
            <text:p>-0.02190783</text:p>
          </table:table-cell>
          <table:table-cell office:value-type="float" office:value="-0.02079554" calcext:value-type="float">
            <text:p>-0.02079554</text:p>
          </table:table-cell>
          <table:table-cell office:value-type="float" office:value="-0.01964132" calcext:value-type="float">
            <text:p>-0.01964132</text:p>
          </table:table-cell>
          <table:table-cell office:value-type="float" office:value="-0.01857733" calcext:value-type="float">
            <text:p>-0.01857733</text:p>
          </table:table-cell>
          <table:table-cell office:value-type="float" office:value="-0.01697487" calcext:value-type="float">
            <text:p>-0.01697487</text:p>
          </table:table-cell>
          <table:table-cell office:value-type="float" office:value="-0.01373337" calcext:value-type="float">
            <text:p>-0.01373337</text:p>
          </table:table-cell>
          <table:table-cell office:value-type="float" office:value="-0.007000405" calcext:value-type="float">
            <text:p>-0.007000405</text:p>
          </table:table-cell>
          <table:table-cell office:value-type="float" office:value="-0.003754036" calcext:value-type="float">
            <text:p>-0.003754036</text:p>
          </table:table-cell>
          <table:table-cell office:value-type="float" office:value="877.0609" calcext:value-type="float">
            <text:p>877.0609</text:p>
          </table:table-cell>
          <table:table-cell office:value-type="float" office:value="0" calcext:value-type="float">
            <text:p>0</text:p>
          </table:table-cell>
          <table:table-cell office:value-type="float" office:value="-49.94915" calcext:value-type="float">
            <text:p>-49.94915</text:p>
          </table:table-cell>
          <table:table-cell office:value-type="float" office:value="0.00572631" calcext:value-type="float">
            <text:p>0.00572631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7994" calcext:value-type="float">
            <text:p>-1.2279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1998" calcext:value-type="float">
            <text:p>12051998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26.24897" calcext:value-type="float">
            <text:p>26.24897</text:p>
          </table:table-cell>
          <table:table-cell office:value-type="float" office:value="0" calcext:value-type="float">
            <text:p>0</text:p>
          </table:table-cell>
          <table:table-cell office:value-type="float" office:value="1253.265" calcext:value-type="float">
            <text:p>1253.265</text:p>
          </table:table-cell>
          <table:table-cell office:value-type="float" office:value="504.1916" calcext:value-type="float">
            <text:p>504.1916</text:p>
          </table:table-cell>
          <table:table-cell office:value-type="float" office:value="0" calcext:value-type="float">
            <text:p>0</text:p>
          </table:table-cell>
          <table:table-cell office:value-type="float" office:value="0.0757307" calcext:value-type="float">
            <text:p>0.0757307</text:p>
          </table:table-cell>
          <table:table-cell office:value-type="float" office:value="0.2942635" calcext:value-type="float">
            <text:p>0.2942635</text:p>
          </table:table-cell>
          <table:table-cell office:value-type="float" office:value="0.2950302" calcext:value-type="float">
            <text:p>0.2950302</text:p>
          </table:table-cell>
          <table:table-cell office:value-type="float" office:value="0.2966877" calcext:value-type="float">
            <text:p>0.2966877</text:p>
          </table:table-cell>
          <table:table-cell office:value-type="float" office:value="0.2988057" calcext:value-type="float">
            <text:p>0.2988057</text:p>
          </table:table-cell>
          <table:table-cell office:value-type="float" office:value="0.3010483" calcext:value-type="float">
            <text:p>0.3010483</text:p>
          </table:table-cell>
          <table:table-cell office:value-type="float" office:value="0.3498634" calcext:value-type="float">
            <text:p>0.3498634</text:p>
          </table:table-cell>
          <table:table-cell office:value-type="float" office:value="0.3613443" calcext:value-type="float">
            <text:p>0.3613443</text:p>
          </table:table-cell>
          <table:table-cell office:value-type="float" office:value="0.3878972" calcext:value-type="float">
            <text:p>0.3878972</text:p>
          </table:table-cell>
          <table:table-cell office:value-type="float" office:value="0.4139743" calcext:value-type="float">
            <text:p>0.413974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6728E-015" calcext:value-type="float">
            <text:p>1.906728E-15</text:p>
          </table:table-cell>
          <table:table-cell office:value-type="float" office:value="1.963127E-015" calcext:value-type="float">
            <text:p>1.963127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93.86211" calcext:value-type="float">
            <text:p>-93.86211</text:p>
          </table:table-cell>
          <table:table-cell office:value-type="float" office:value="-0.02178433" calcext:value-type="float">
            <text:p>-0.02178433</text:p>
          </table:table-cell>
          <table:table-cell office:value-type="float" office:value="-0.0214113" calcext:value-type="float">
            <text:p>-0.0214113</text:p>
          </table:table-cell>
          <table:table-cell office:value-type="float" office:value="-0.02059252" calcext:value-type="float">
            <text:p>-0.02059252</text:p>
          </table:table-cell>
          <table:table-cell office:value-type="float" office:value="-0.01960178" calcext:value-type="float">
            <text:p>-0.01960178</text:p>
          </table:table-cell>
          <table:table-cell office:value-type="float" office:value="-0.01860842" calcext:value-type="float">
            <text:p>-0.01860842</text:p>
          </table:table-cell>
          <table:table-cell office:value-type="float" office:value="-0.01705046" calcext:value-type="float">
            <text:p>-0.01705046</text:p>
          </table:table-cell>
          <table:table-cell office:value-type="float" office:value="-0.01380476" calcext:value-type="float">
            <text:p>-0.01380476</text:p>
          </table:table-cell>
          <table:table-cell office:value-type="float" office:value="-0.007003935" calcext:value-type="float">
            <text:p>-0.007003935</text:p>
          </table:table-cell>
          <table:table-cell office:value-type="float" office:value="-0.00376137" calcext:value-type="float">
            <text:p>-0.00376137</text:p>
          </table:table-cell>
          <table:table-cell office:value-type="float" office:value="880.6136" calcext:value-type="float">
            <text:p>880.6136</text:p>
          </table:table-cell>
          <table:table-cell office:value-type="float" office:value="0" calcext:value-type="float">
            <text:p>0</text:p>
          </table:table-cell>
          <table:table-cell office:value-type="float" office:value="-45.59776" calcext:value-type="float">
            <text:p>-45.59776</text:p>
          </table:table-cell>
          <table:table-cell office:value-type="float" office:value="0.005702413" calcext:value-type="float">
            <text:p>0.005702413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8387" calcext:value-type="float">
            <text:p>-1.2283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1998" calcext:value-type="float">
            <text:p>13051998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26.25583" calcext:value-type="float">
            <text:p>26.25583</text:p>
          </table:table-cell>
          <table:table-cell office:value-type="float" office:value="0" calcext:value-type="float">
            <text:p>0</text:p>
          </table:table-cell>
          <table:table-cell office:value-type="float" office:value="1253.283" calcext:value-type="float">
            <text:p>1253.283</text:p>
          </table:table-cell>
          <table:table-cell office:value-type="float" office:value="504.1673" calcext:value-type="float">
            <text:p>504.1673</text:p>
          </table:table-cell>
          <table:table-cell office:value-type="float" office:value="0" calcext:value-type="float">
            <text:p>0</text:p>
          </table:table-cell>
          <table:table-cell office:value-type="float" office:value="0.07502331" calcext:value-type="float">
            <text:p>0.07502331</text:p>
          </table:table-cell>
          <table:table-cell office:value-type="float" office:value="0.2949314" calcext:value-type="float">
            <text:p>0.2949314</text:p>
          </table:table-cell>
          <table:table-cell office:value-type="float" office:value="0.2956769" calcext:value-type="float">
            <text:p>0.2956769</text:p>
          </table:table-cell>
          <table:table-cell office:value-type="float" office:value="0.297161" calcext:value-type="float">
            <text:p>0.297161</text:p>
          </table:table-cell>
          <table:table-cell office:value-type="float" office:value="0.2990582" calcext:value-type="float">
            <text:p>0.2990582</text:p>
          </table:table-cell>
          <table:table-cell office:value-type="float" office:value="0.3011348" calcext:value-type="float">
            <text:p>0.3011348</text:p>
          </table:table-cell>
          <table:table-cell office:value-type="float" office:value="0.3497812" calcext:value-type="float">
            <text:p>0.3497812</text:p>
          </table:table-cell>
          <table:table-cell office:value-type="float" office:value="0.3611913" calcext:value-type="float">
            <text:p>0.3611913</text:p>
          </table:table-cell>
          <table:table-cell office:value-type="float" office:value="0.3878709" calcext:value-type="float">
            <text:p>0.3878709</text:p>
          </table:table-cell>
          <table:table-cell office:value-type="float" office:value="0.4139504" calcext:value-type="float">
            <text:p>0.4139504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7274E-015" calcext:value-type="float">
            <text:p>1.907274E-15</text:p>
          </table:table-cell>
          <table:table-cell office:value-type="float" office:value="1.962763E-015" calcext:value-type="float">
            <text:p>1.96276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101.8582" calcext:value-type="float">
            <text:p>-101.8582</text:p>
          </table:table-cell>
          <table:table-cell office:value-type="float" office:value="-0.02144205" calcext:value-type="float">
            <text:p>-0.02144205</text:p>
          </table:table-cell>
          <table:table-cell office:value-type="float" office:value="-0.0210874" calcext:value-type="float">
            <text:p>-0.0210874</text:p>
          </table:table-cell>
          <table:table-cell office:value-type="float" office:value="-0.02036576" calcext:value-type="float">
            <text:p>-0.02036576</text:p>
          </table:table-cell>
          <table:table-cell office:value-type="float" office:value="-0.01948761" calcext:value-type="float">
            <text:p>-0.01948761</text:p>
          </table:table-cell>
          <table:table-cell office:value-type="float" office:value="-0.01857197" calcext:value-type="float">
            <text:p>-0.01857197</text:p>
          </table:table-cell>
          <table:table-cell office:value-type="float" office:value="-0.01708947" calcext:value-type="float">
            <text:p>-0.01708947</text:p>
          </table:table-cell>
          <table:table-cell office:value-type="float" office:value="-0.01386117" calcext:value-type="float">
            <text:p>-0.01386117</text:p>
          </table:table-cell>
          <table:table-cell office:value-type="float" office:value="-0.007008478" calcext:value-type="float">
            <text:p>-0.007008478</text:p>
          </table:table-cell>
          <table:table-cell office:value-type="float" office:value="-0.00376351" calcext:value-type="float">
            <text:p>-0.00376351</text:p>
          </table:table-cell>
          <table:table-cell office:value-type="float" office:value="884.1551" calcext:value-type="float">
            <text:p>884.1551</text:p>
          </table:table-cell>
          <table:table-cell office:value-type="float" office:value="0" calcext:value-type="float">
            <text:p>0</text:p>
          </table:table-cell>
          <table:table-cell office:value-type="float" office:value="-46.77591" calcext:value-type="float">
            <text:p>-46.77591</text:p>
          </table:table-cell>
          <table:table-cell office:value-type="float" office:value="0.005688526" calcext:value-type="float">
            <text:p>0.005688526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1998" calcext:value-type="float">
            <text:p>14051998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26.21359" calcext:value-type="float">
            <text:p>26.21359</text:p>
          </table:table-cell>
          <table:table-cell office:value-type="float" office:value="0" calcext:value-type="float">
            <text:p>0</text:p>
          </table:table-cell>
          <table:table-cell office:value-type="float" office:value="1253.369" calcext:value-type="float">
            <text:p>1253.369</text:p>
          </table:table-cell>
          <table:table-cell office:value-type="float" office:value="504.1254" calcext:value-type="float">
            <text:p>504.1254</text:p>
          </table:table-cell>
          <table:table-cell office:value-type="float" office:value="0" calcext:value-type="float">
            <text:p>0</text:p>
          </table:table-cell>
          <table:table-cell office:value-type="float" office:value="0.07899497" calcext:value-type="float">
            <text:p>0.07899497</text:p>
          </table:table-cell>
          <table:table-cell office:value-type="float" office:value="0.2954013" calcext:value-type="float">
            <text:p>0.2954013</text:p>
          </table:table-cell>
          <table:table-cell office:value-type="float" office:value="0.2961703" calcext:value-type="float">
            <text:p>0.2961703</text:p>
          </table:table-cell>
          <table:table-cell office:value-type="float" office:value="0.2976188" calcext:value-type="float">
            <text:p>0.2976188</text:p>
          </table:table-cell>
          <table:table-cell office:value-type="float" office:value="0.2993534" calcext:value-type="float">
            <text:p>0.2993534</text:p>
          </table:table-cell>
          <table:table-cell office:value-type="float" office:value="0.3012378" calcext:value-type="float">
            <text:p>0.3012378</text:p>
          </table:table-cell>
          <table:table-cell office:value-type="float" office:value="0.3497616" calcext:value-type="float">
            <text:p>0.3497616</text:p>
          </table:table-cell>
          <table:table-cell office:value-type="float" office:value="0.3610753" calcext:value-type="float">
            <text:p>0.3610753</text:p>
          </table:table-cell>
          <table:table-cell office:value-type="float" office:value="0.3878433" calcext:value-type="float">
            <text:p>0.3878433</text:p>
          </table:table-cell>
          <table:table-cell office:value-type="float" office:value="0.4139504" calcext:value-type="float">
            <text:p>0.4139504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7852E-015" calcext:value-type="float">
            <text:p>1.907852E-15</text:p>
          </table:table-cell>
          <table:table-cell office:value-type="float" office:value="1.962379E-015" calcext:value-type="float">
            <text:p>1.962379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73.34936" calcext:value-type="float">
            <text:p>-73.34936</text:p>
          </table:table-cell>
          <table:table-cell office:value-type="float" office:value="-0.02120494" calcext:value-type="float">
            <text:p>-0.02120494</text:p>
          </table:table-cell>
          <table:table-cell office:value-type="float" office:value="-0.02084431" calcext:value-type="float">
            <text:p>-0.02084431</text:p>
          </table:table-cell>
          <table:table-cell office:value-type="float" office:value="-0.02014907" calcext:value-type="float">
            <text:p>-0.02014907</text:p>
          </table:table-cell>
          <table:table-cell office:value-type="float" office:value="-0.01935467" calcext:value-type="float">
            <text:p>-0.01935467</text:p>
          </table:table-cell>
          <table:table-cell office:value-type="float" office:value="-0.01852816" calcext:value-type="float">
            <text:p>-0.01852816</text:p>
          </table:table-cell>
          <table:table-cell office:value-type="float" office:value="-0.01709902" calcext:value-type="float">
            <text:p>-0.01709902</text:p>
          </table:table-cell>
          <table:table-cell office:value-type="float" office:value="-0.0139042" calcext:value-type="float">
            <text:p>-0.0139042</text:p>
          </table:table-cell>
          <table:table-cell office:value-type="float" office:value="-0.007013279" calcext:value-type="float">
            <text:p>-0.007013279</text:p>
          </table:table-cell>
          <table:table-cell office:value-type="float" office:value="-0.003763517" calcext:value-type="float">
            <text:p>-0.003763517</text:p>
          </table:table-cell>
          <table:table-cell office:value-type="float" office:value="887.6913" calcext:value-type="float">
            <text:p>887.6913</text:p>
          </table:table-cell>
          <table:table-cell office:value-type="float" office:value="0" calcext:value-type="float">
            <text:p>0</text:p>
          </table:table-cell>
          <table:table-cell office:value-type="float" office:value="-35.35098" calcext:value-type="float">
            <text:p>-35.35098</text:p>
          </table:table-cell>
          <table:table-cell office:value-type="float" office:value="0.005677698" calcext:value-type="float">
            <text:p>0.00567769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1998" calcext:value-type="float">
            <text:p>15051998</text:p>
          </table:table-cell>
          <table:table-cell office:value-type="float" office:value="351.3993" calcext:value-type="float">
            <text:p>351.3993</text:p>
          </table:table-cell>
          <table:table-cell office:value-type="float" office:value="26.21565" calcext:value-type="float">
            <text:p>26.21565</text:p>
          </table:table-cell>
          <table:table-cell office:value-type="float" office:value="0" calcext:value-type="float">
            <text:p>0</text:p>
          </table:table-cell>
          <table:table-cell office:value-type="float" office:value="1253.415" calcext:value-type="float">
            <text:p>1253.415</text:p>
          </table:table-cell>
          <table:table-cell office:value-type="float" office:value="504.0824" calcext:value-type="float">
            <text:p>504.0824</text:p>
          </table:table-cell>
          <table:table-cell office:value-type="float" office:value="0" calcext:value-type="float">
            <text:p>0</text:p>
          </table:table-cell>
          <table:table-cell office:value-type="float" office:value="0.07921752" calcext:value-type="float">
            <text:p>0.07921752</text:p>
          </table:table-cell>
          <table:table-cell office:value-type="float" office:value="0.2957303" calcext:value-type="float">
            <text:p>0.2957303</text:p>
          </table:table-cell>
          <table:table-cell office:value-type="float" office:value="0.2965507" calcext:value-type="float">
            <text:p>0.2965507</text:p>
          </table:table-cell>
          <table:table-cell office:value-type="float" office:value="0.2979684" calcext:value-type="float">
            <text:p>0.2979684</text:p>
          </table:table-cell>
          <table:table-cell office:value-type="float" office:value="0.2996271" calcext:value-type="float">
            <text:p>0.2996271</text:p>
          </table:table-cell>
          <table:table-cell office:value-type="float" office:value="0.3014329" calcext:value-type="float">
            <text:p>0.3014329</text:p>
          </table:table-cell>
          <table:table-cell office:value-type="float" office:value="0.3497985" calcext:value-type="float">
            <text:p>0.3497985</text:p>
          </table:table-cell>
          <table:table-cell office:value-type="float" office:value="0.3609906" calcext:value-type="float">
            <text:p>0.3609906</text:p>
          </table:table-cell>
          <table:table-cell office:value-type="float" office:value="0.3878174" calcext:value-type="float">
            <text:p>0.3878174</text:p>
          </table:table-cell>
          <table:table-cell office:value-type="float" office:value="0.4139504" calcext:value-type="float">
            <text:p>0.413950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8505E-015" calcext:value-type="float">
            <text:p>1.908505E-15</text:p>
          </table:table-cell>
          <table:table-cell office:value-type="float" office:value="1.961943E-015" calcext:value-type="float">
            <text:p>1.961943E-1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72.23363" calcext:value-type="float">
            <text:p>-72.23363</text:p>
          </table:table-cell>
          <table:table-cell office:value-type="float" office:value="-0.02104045" calcext:value-type="float">
            <text:p>-0.02104045</text:p>
          </table:table-cell>
          <table:table-cell office:value-type="float" office:value="-0.02065864" calcext:value-type="float">
            <text:p>-0.02065864</text:p>
          </table:table-cell>
          <table:table-cell office:value-type="float" office:value="-0.01998524" calcext:value-type="float">
            <text:p>-0.01998524</text:p>
          </table:table-cell>
          <table:table-cell office:value-type="float" office:value="-0.01923236" calcext:value-type="float">
            <text:p>-0.01923236</text:p>
          </table:table-cell>
          <table:table-cell office:value-type="float" office:value="-0.01844524" calcext:value-type="float">
            <text:p>-0.01844524</text:p>
          </table:table-cell>
          <table:table-cell office:value-type="float" office:value="-0.01708189" calcext:value-type="float">
            <text:p>-0.01708189</text:p>
          </table:table-cell>
          <table:table-cell office:value-type="float" office:value="-0.0139357" calcext:value-type="float">
            <text:p>-0.0139357</text:p>
          </table:table-cell>
          <table:table-cell office:value-type="float" office:value="-0.007017778" calcext:value-type="float">
            <text:p>-0.007017778</text:p>
          </table:table-cell>
          <table:table-cell office:value-type="float" office:value="-0.003763517" calcext:value-type="float">
            <text:p>-0.003763517</text:p>
          </table:table-cell>
          <table:table-cell office:value-type="float" office:value="891.2275" calcext:value-type="float">
            <text:p>891.2275</text:p>
          </table:table-cell>
          <table:table-cell office:value-type="float" office:value="0" calcext:value-type="float">
            <text:p>0</text:p>
          </table:table-cell>
          <table:table-cell office:value-type="float" office:value="-31.63787" calcext:value-type="float">
            <text:p>-31.63787</text:p>
          </table:table-cell>
          <table:table-cell office:value-type="float" office:value="0.005668418" calcext:value-type="float">
            <text:p>0.005668418</text:p>
          </table:table-cell>
          <table:table-cell office:value-type="float" office:value="-9999.006" calcext:value-type="float">
            <text:p>-9999.006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1998" calcext:value-type="float">
            <text:p>16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24398" calcext:value-type="float">
            <text:p>27.24398</text:p>
          </table:table-cell>
          <table:table-cell office:value-type="float" office:value="0" calcext:value-type="float">
            <text:p>0</text:p>
          </table:table-cell>
          <table:table-cell office:value-type="float" office:value="1252.636" calcext:value-type="float">
            <text:p>1252.636</text:p>
          </table:table-cell>
          <table:table-cell office:value-type="float" office:value="504.0362" calcext:value-type="float">
            <text:p>504.0362</text:p>
          </table:table-cell>
          <table:table-cell office:value-type="float" office:value="0" calcext:value-type="float">
            <text:p>0</text:p>
          </table:table-cell>
          <table:table-cell office:value-type="float" office:value="0.09236781" calcext:value-type="float">
            <text:p>0.09236781</text:p>
          </table:table-cell>
          <table:table-cell office:value-type="float" office:value="0.2847834" calcext:value-type="float">
            <text:p>0.2847834</text:p>
          </table:table-cell>
          <table:table-cell office:value-type="float" office:value="0.2871799" calcext:value-type="float">
            <text:p>0.2871799</text:p>
          </table:table-cell>
          <table:table-cell office:value-type="float" office:value="0.2941881" calcext:value-type="float">
            <text:p>0.2941881</text:p>
          </table:table-cell>
          <table:table-cell office:value-type="float" office:value="0.2985872" calcext:value-type="float">
            <text:p>0.2985872</text:p>
          </table:table-cell>
          <table:table-cell office:value-type="float" office:value="0.3013202" calcext:value-type="float">
            <text:p>0.3013202</text:p>
          </table:table-cell>
          <table:table-cell office:value-type="float" office:value="0.349851" calcext:value-type="float">
            <text:p>0.349851</text:p>
          </table:table-cell>
          <table:table-cell office:value-type="float" office:value="0.3609326" calcext:value-type="float">
            <text:p>0.3609326</text:p>
          </table:table-cell>
          <table:table-cell office:value-type="float" office:value="0.3877954" calcext:value-type="float">
            <text:p>0.3877954</text:p>
          </table:table-cell>
          <table:table-cell office:value-type="float" office:value="0.4139503" calcext:value-type="float">
            <text:p>0.413950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0192E-015" calcext:value-type="float">
            <text:p>1.680192E-15</text:p>
          </table:table-cell>
          <table:table-cell office:value-type="float" office:value="1.712157E-015" calcext:value-type="float">
            <text:p>1.712157E-15</text:p>
          </table:table-cell>
          <table:table-cell office:value-type="float" office:value="1.205984E-016" calcext:value-type="float">
            <text:p>1.20598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7.58872" calcext:value-type="float">
            <text:p>-27.58872</text:p>
          </table:table-cell>
          <table:table-cell office:value-type="float" office:value="-0.02737878" calcext:value-type="float">
            <text:p>-0.02737878</text:p>
          </table:table-cell>
          <table:table-cell office:value-type="float" office:value="-0.02583791" calcext:value-type="float">
            <text:p>-0.02583791</text:p>
          </table:table-cell>
          <table:table-cell office:value-type="float" office:value="-0.02182082" calcext:value-type="float">
            <text:p>-0.02182082</text:p>
          </table:table-cell>
          <table:table-cell office:value-type="float" office:value="-0.01968873" calcext:value-type="float">
            <text:p>-0.01968873</text:p>
          </table:table-cell>
          <table:table-cell office:value-type="float" office:value="-0.01848818" calcext:value-type="float">
            <text:p>-0.01848818</text:p>
          </table:table-cell>
          <table:table-cell office:value-type="float" office:value="-0.01705671" calcext:value-type="float">
            <text:p>-0.01705671</text:p>
          </table:table-cell>
          <table:table-cell office:value-type="float" office:value="-0.01395726" calcext:value-type="float">
            <text:p>-0.01395726</text:p>
          </table:table-cell>
          <table:table-cell office:value-type="float" office:value="-0.007021607" calcext:value-type="float">
            <text:p>-0.007021607</text:p>
          </table:table-cell>
          <table:table-cell office:value-type="float" office:value="-0.003763485" calcext:value-type="float">
            <text:p>-0.003763485</text:p>
          </table:table-cell>
          <table:table-cell office:value-type="float" office:value="894.7581" calcext:value-type="float">
            <text:p>894.7581</text:p>
          </table:table-cell>
          <table:table-cell office:value-type="float" office:value="0" calcext:value-type="float">
            <text:p>0</text:p>
          </table:table-cell>
          <table:table-cell office:value-type="float" office:value="-5.179518" calcext:value-type="float">
            <text:p>-5.179518</text:p>
          </table:table-cell>
          <table:table-cell office:value-type="float" office:value="0.002774171" calcext:value-type="float">
            <text:p>0.00277417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1998" calcext:value-type="float">
            <text:p>17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46437" calcext:value-type="float">
            <text:p>27.46437</text:p>
          </table:table-cell>
          <table:table-cell office:value-type="float" office:value="0" calcext:value-type="float">
            <text:p>0</text:p>
          </table:table-cell>
          <table:table-cell office:value-type="float" office:value="1252.47" calcext:value-type="float">
            <text:p>1252.47</text:p>
          </table:table-cell>
          <table:table-cell office:value-type="float" office:value="503.9882" calcext:value-type="float">
            <text:p>503.9882</text:p>
          </table:table-cell>
          <table:table-cell office:value-type="float" office:value="0" calcext:value-type="float">
            <text:p>0</text:p>
          </table:table-cell>
          <table:table-cell office:value-type="float" office:value="0.07576393" calcext:value-type="float">
            <text:p>0.07576393</text:p>
          </table:table-cell>
          <table:table-cell office:value-type="float" office:value="0.2892487" calcext:value-type="float">
            <text:p>0.2892487</text:p>
          </table:table-cell>
          <table:table-cell office:value-type="float" office:value="0.2902028" calcext:value-type="float">
            <text:p>0.2902028</text:p>
          </table:table-cell>
          <table:table-cell office:value-type="float" office:value="0.293555" calcext:value-type="float">
            <text:p>0.293555</text:p>
          </table:table-cell>
          <table:table-cell office:value-type="float" office:value="0.2972944" calcext:value-type="float">
            <text:p>0.2972944</text:p>
          </table:table-cell>
          <table:table-cell office:value-type="float" office:value="0.3002754" calcext:value-type="float">
            <text:p>0.3002754</text:p>
          </table:table-cell>
          <table:table-cell office:value-type="float" office:value="0.3495912" calcext:value-type="float">
            <text:p>0.3495912</text:p>
          </table:table-cell>
          <table:table-cell office:value-type="float" office:value="0.360882" calcext:value-type="float">
            <text:p>0.360882</text:p>
          </table:table-cell>
          <table:table-cell office:value-type="float" office:value="0.3877756" calcext:value-type="float">
            <text:p>0.3877756</text:p>
          </table:table-cell>
          <table:table-cell office:value-type="float" office:value="0.4139506" calcext:value-type="float">
            <text:p>0.413950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0869E-015" calcext:value-type="float">
            <text:p>1.680869E-15</text:p>
          </table:table-cell>
          <table:table-cell office:value-type="float" office:value="1.711732E-015" calcext:value-type="float">
            <text:p>1.711732E-15</text:p>
          </table:table-cell>
          <table:table-cell office:value-type="float" office:value="1.205902E-016" calcext:value-type="float">
            <text:p>1.20590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94.19623" calcext:value-type="float">
            <text:p>-94.19623</text:p>
          </table:table-cell>
          <table:table-cell office:value-type="float" office:value="-0.02455476" calcext:value-type="float">
            <text:p>-0.02455476</text:p>
          </table:table-cell>
          <table:table-cell office:value-type="float" office:value="-0.02401157" calcext:value-type="float">
            <text:p>-0.02401157</text:p>
          </table:table-cell>
          <table:table-cell office:value-type="float" office:value="-0.02216784" calcext:value-type="float">
            <text:p>-0.02216784</text:p>
          </table:table-cell>
          <table:table-cell office:value-type="float" office:value="-0.02030008" calcext:value-type="float">
            <text:p>-0.02030008</text:p>
          </table:table-cell>
          <table:table-cell office:value-type="float" office:value="-0.01893977" calcext:value-type="float">
            <text:p>-0.01893977</text:p>
          </table:table-cell>
          <table:table-cell office:value-type="float" office:value="-0.0171776" calcext:value-type="float">
            <text:p>-0.0171776</text:p>
          </table:table-cell>
          <table:table-cell office:value-type="float" office:value="-0.01397607" calcext:value-type="float">
            <text:p>-0.01397607</text:p>
          </table:table-cell>
          <table:table-cell office:value-type="float" office:value="-0.007025043" calcext:value-type="float">
            <text:p>-0.007025043</text:p>
          </table:table-cell>
          <table:table-cell office:value-type="float" office:value="-0.003763523" calcext:value-type="float">
            <text:p>-0.003763523</text:p>
          </table:table-cell>
          <table:table-cell office:value-type="float" office:value="898.2883" calcext:value-type="float">
            <text:p>898.2883</text:p>
          </table:table-cell>
          <table:table-cell office:value-type="float" office:value="0" calcext:value-type="float">
            <text:p>0</text:p>
          </table:table-cell>
          <table:table-cell office:value-type="float" office:value="-53.80102" calcext:value-type="float">
            <text:p>-53.80102</text:p>
          </table:table-cell>
          <table:table-cell office:value-type="float" office:value="0.002766581" calcext:value-type="float">
            <text:p>0.00276658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1998" calcext:value-type="float">
            <text:p>18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45977" calcext:value-type="float">
            <text:p>27.45977</text:p>
          </table:table-cell>
          <table:table-cell office:value-type="float" office:value="0" calcext:value-type="float">
            <text:p>0</text:p>
          </table:table-cell>
          <table:table-cell office:value-type="float" office:value="1252.532" calcext:value-type="float">
            <text:p>1252.532</text:p>
          </table:table-cell>
          <table:table-cell office:value-type="float" office:value="503.9338" calcext:value-type="float">
            <text:p>503.9338</text:p>
          </table:table-cell>
          <table:table-cell office:value-type="float" office:value="0" calcext:value-type="float">
            <text:p>0</text:p>
          </table:table-cell>
          <table:table-cell office:value-type="float" office:value="0.0764128" calcext:value-type="float">
            <text:p>0.0764128</text:p>
          </table:table-cell>
          <table:table-cell office:value-type="float" office:value="0.291107" calcext:value-type="float">
            <text:p>0.291107</text:p>
          </table:table-cell>
          <table:table-cell office:value-type="float" office:value="0.2919611" calcext:value-type="float">
            <text:p>0.2919611</text:p>
          </table:table-cell>
          <table:table-cell office:value-type="float" office:value="0.2942497" calcext:value-type="float">
            <text:p>0.2942497</text:p>
          </table:table-cell>
          <table:table-cell office:value-type="float" office:value="0.2970005" calcext:value-type="float">
            <text:p>0.2970005</text:p>
          </table:table-cell>
          <table:table-cell office:value-type="float" office:value="0.2997006" calcext:value-type="float">
            <text:p>0.2997006</text:p>
          </table:table-cell>
          <table:table-cell office:value-type="float" office:value="0.3491796" calcext:value-type="float">
            <text:p>0.3491796</text:p>
          </table:table-cell>
          <table:table-cell office:value-type="float" office:value="0.3608135" calcext:value-type="float">
            <text:p>0.3608135</text:p>
          </table:table-cell>
          <table:table-cell office:value-type="float" office:value="0.3877565" calcext:value-type="float">
            <text:p>0.3877565</text:p>
          </table:table-cell>
          <table:table-cell office:value-type="float" office:value="0.4139506" calcext:value-type="float">
            <text:p>0.413950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1532E-015" calcext:value-type="float">
            <text:p>1.681532E-15</text:p>
          </table:table-cell>
          <table:table-cell office:value-type="float" office:value="1.711317E-015" calcext:value-type="float">
            <text:p>1.711317E-15</text:p>
          </table:table-cell>
          <table:table-cell office:value-type="float" office:value="1.205822E-016" calcext:value-type="float">
            <text:p>1.20582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90.69131" calcext:value-type="float">
            <text:p>-90.69131</text:p>
          </table:table-cell>
          <table:table-cell office:value-type="float" office:value="-0.02347021" calcext:value-type="float">
            <text:p>-0.02347021</text:p>
          </table:table-cell>
          <table:table-cell office:value-type="float" office:value="-0.02301929" calcext:value-type="float">
            <text:p>-0.02301929</text:p>
          </table:table-cell>
          <table:table-cell office:value-type="float" office:value="-0.02180865" calcext:value-type="float">
            <text:p>-0.02180865</text:p>
          </table:table-cell>
          <table:table-cell office:value-type="float" office:value="-0.02044291" calcext:value-type="float">
            <text:p>-0.02044291</text:p>
          </table:table-cell>
          <table:table-cell office:value-type="float" office:value="-0.01919573" calcext:value-type="float">
            <text:p>-0.01919573</text:p>
          </table:table-cell>
          <table:table-cell office:value-type="float" office:value="-0.01737381" calcext:value-type="float">
            <text:p>-0.01737381</text:p>
          </table:table-cell>
          <table:table-cell office:value-type="float" office:value="-0.01400148" calcext:value-type="float">
            <text:p>-0.01400148</text:p>
          </table:table-cell>
          <table:table-cell office:value-type="float" office:value="-0.00702836" calcext:value-type="float">
            <text:p>-0.00702836</text:p>
          </table:table-cell>
          <table:table-cell office:value-type="float" office:value="-0.003763528" calcext:value-type="float">
            <text:p>-0.003763528</text:p>
          </table:table-cell>
          <table:table-cell office:value-type="float" office:value="901.813" calcext:value-type="float">
            <text:p>901.813</text:p>
          </table:table-cell>
          <table:table-cell office:value-type="float" office:value="0" calcext:value-type="float">
            <text:p>0</text:p>
          </table:table-cell>
          <table:table-cell office:value-type="float" office:value="-50.358" calcext:value-type="float">
            <text:p>-50.358</text:p>
          </table:table-cell>
          <table:table-cell office:value-type="float" office:value="0.002761936" calcext:value-type="float">
            <text:p>0.00276193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2" calcext:value-type="float">
            <text:p>-1.2285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1998" calcext:value-type="float">
            <text:p>19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41354" calcext:value-type="float">
            <text:p>27.41354</text:p>
          </table:table-cell>
          <table:table-cell office:value-type="float" office:value="0" calcext:value-type="float">
            <text:p>0</text:p>
          </table:table-cell>
          <table:table-cell office:value-type="float" office:value="1252.64" calcext:value-type="float">
            <text:p>1252.64</text:p>
          </table:table-cell>
          <table:table-cell office:value-type="float" office:value="503.8733" calcext:value-type="float">
            <text:p>503.8733</text:p>
          </table:table-cell>
          <table:table-cell office:value-type="float" office:value="0" calcext:value-type="float">
            <text:p>0</text:p>
          </table:table-cell>
          <table:table-cell office:value-type="float" office:value="0.08141094" calcext:value-type="float">
            <text:p>0.08141094</text:p>
          </table:table-cell>
          <table:table-cell office:value-type="float" office:value="0.2921286" calcext:value-type="float">
            <text:p>0.2921286</text:p>
          </table:table-cell>
          <table:table-cell office:value-type="float" office:value="0.2930072" calcext:value-type="float">
            <text:p>0.2930072</text:p>
          </table:table-cell>
          <table:table-cell office:value-type="float" office:value="0.294889" calcext:value-type="float">
            <text:p>0.294889</text:p>
          </table:table-cell>
          <table:table-cell office:value-type="float" office:value="0.2971402" calcext:value-type="float">
            <text:p>0.2971402</text:p>
          </table:table-cell>
          <table:table-cell office:value-type="float" office:value="0.2995314" calcext:value-type="float">
            <text:p>0.2995314</text:p>
          </table:table-cell>
          <table:table-cell office:value-type="float" office:value="0.3488714" calcext:value-type="float">
            <text:p>0.3488714</text:p>
          </table:table-cell>
          <table:table-cell office:value-type="float" office:value="0.3607309" calcext:value-type="float">
            <text:p>0.3607309</text:p>
          </table:table-cell>
          <table:table-cell office:value-type="float" office:value="0.3877375" calcext:value-type="float">
            <text:p>0.3877375</text:p>
          </table:table-cell>
          <table:table-cell office:value-type="float" office:value="0.4139506" calcext:value-type="float">
            <text:p>0.4139506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2143E-015" calcext:value-type="float">
            <text:p>1.682143E-15</text:p>
          </table:table-cell>
          <table:table-cell office:value-type="float" office:value="1.710935E-015" calcext:value-type="float">
            <text:p>1.710935E-15</text:p>
          </table:table-cell>
          <table:table-cell office:value-type="float" office:value="1.205747E-016" calcext:value-type="float">
            <text:p>1.20574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1.01436" calcext:value-type="float">
            <text:p>-61.01436</text:p>
          </table:table-cell>
          <table:table-cell office:value-type="float" office:value="-0.02289666" calcext:value-type="float">
            <text:p>-0.02289666</text:p>
          </table:table-cell>
          <table:table-cell office:value-type="float" office:value="-0.02245089" calcext:value-type="float">
            <text:p>-0.02245089</text:p>
          </table:table-cell>
          <table:table-cell office:value-type="float" office:value="-0.02148174" calcext:value-type="float">
            <text:p>-0.02148174</text:p>
          </table:table-cell>
          <table:table-cell office:value-type="float" office:value="-0.02037786" calcext:value-type="float">
            <text:p>-0.02037786</text:p>
          </table:table-cell>
          <table:table-cell office:value-type="float" office:value="-0.01927287" calcext:value-type="float">
            <text:p>-0.01927287</text:p>
          </table:table-cell>
          <table:table-cell office:value-type="float" office:value="-0.01752323" calcext:value-type="float">
            <text:p>-0.01752323</text:p>
          </table:table-cell>
          <table:table-cell office:value-type="float" office:value="-0.0140323" calcext:value-type="float">
            <text:p>-0.0140323</text:p>
          </table:table-cell>
          <table:table-cell office:value-type="float" office:value="-0.007031679" calcext:value-type="float">
            <text:p>-0.007031679</text:p>
          </table:table-cell>
          <table:table-cell office:value-type="float" office:value="-0.003763498" calcext:value-type="float">
            <text:p>-0.003763498</text:p>
          </table:table-cell>
          <table:table-cell office:value-type="float" office:value="905.3378" calcext:value-type="float">
            <text:p>905.3378</text:p>
          </table:table-cell>
          <table:table-cell office:value-type="float" office:value="0" calcext:value-type="float">
            <text:p>0</text:p>
          </table:table-cell>
          <table:table-cell office:value-type="float" office:value="-27.28775" calcext:value-type="float">
            <text:p>-27.28775</text:p>
          </table:table-cell>
          <table:table-cell office:value-type="float" office:value="0.002758107" calcext:value-type="float">
            <text:p>0.00275810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1998" calcext:value-type="float">
            <text:p>20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46578" calcext:value-type="float">
            <text:p>27.46578</text:p>
          </table:table-cell>
          <table:table-cell office:value-type="float" office:value="0" calcext:value-type="float">
            <text:p>0</text:p>
          </table:table-cell>
          <table:table-cell office:value-type="float" office:value="1252.652" calcext:value-type="float">
            <text:p>1252.652</text:p>
          </table:table-cell>
          <table:table-cell office:value-type="float" office:value="503.8077" calcext:value-type="float">
            <text:p>503.8077</text:p>
          </table:table-cell>
          <table:table-cell office:value-type="float" office:value="0" calcext:value-type="float">
            <text:p>0</text:p>
          </table:table-cell>
          <table:table-cell office:value-type="float" office:value="0.07793467" calcext:value-type="float">
            <text:p>0.07793467</text:p>
          </table:table-cell>
          <table:table-cell office:value-type="float" office:value="0.2928928" calcext:value-type="float">
            <text:p>0.2928928</text:p>
          </table:table-cell>
          <table:table-cell office:value-type="float" office:value="0.2936875" calcext:value-type="float">
            <text:p>0.2936875</text:p>
          </table:table-cell>
          <table:table-cell office:value-type="float" office:value="0.2953838" calcext:value-type="float">
            <text:p>0.2953838</text:p>
          </table:table-cell>
          <table:table-cell office:value-type="float" office:value="0.2974067" calcext:value-type="float">
            <text:p>0.2974067</text:p>
          </table:table-cell>
          <table:table-cell office:value-type="float" office:value="0.2995999" calcext:value-type="float">
            <text:p>0.2995999</text:p>
          </table:table-cell>
          <table:table-cell office:value-type="float" office:value="0.3487252" calcext:value-type="float">
            <text:p>0.3487252</text:p>
          </table:table-cell>
          <table:table-cell office:value-type="float" office:value="0.3606512" calcext:value-type="float">
            <text:p>0.3606512</text:p>
          </table:table-cell>
          <table:table-cell office:value-type="float" office:value="0.387718" calcext:value-type="float">
            <text:p>0.387718</text:p>
          </table:table-cell>
          <table:table-cell office:value-type="float" office:value="0.4139505" calcext:value-type="float">
            <text:p>0.4139505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2766E-015" calcext:value-type="float">
            <text:p>1.682766E-15</text:p>
          </table:table-cell>
          <table:table-cell office:value-type="float" office:value="1.710544E-015" calcext:value-type="float">
            <text:p>1.710544E-15</text:p>
          </table:table-cell>
          <table:table-cell office:value-type="float" office:value="1.205671E-016" calcext:value-type="float">
            <text:p>1.20567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1.46657" calcext:value-type="float">
            <text:p>-81.46657</text:p>
          </table:table-cell>
          <table:table-cell office:value-type="float" office:value="-0.02248964" calcext:value-type="float">
            <text:p>-0.02248964</text:p>
          </table:table-cell>
          <table:table-cell office:value-type="float" office:value="-0.02209159" calcext:value-type="float">
            <text:p>-0.02209159</text:p>
          </table:table-cell>
          <table:table-cell office:value-type="float" office:value="-0.02123287" calcext:value-type="float">
            <text:p>-0.02123287</text:p>
          </table:table-cell>
          <table:table-cell office:value-type="float" office:value="-0.02025181" calcext:value-type="float">
            <text:p>-0.02025181</text:p>
          </table:table-cell>
          <table:table-cell office:value-type="float" office:value="-0.01924299" calcext:value-type="float">
            <text:p>-0.01924299</text:p>
          </table:table-cell>
          <table:table-cell office:value-type="float" office:value="-0.0175949" calcext:value-type="float">
            <text:p>-0.0175949</text:p>
          </table:table-cell>
          <table:table-cell office:value-type="float" office:value="-0.01406214" calcext:value-type="float">
            <text:p>-0.01406214</text:p>
          </table:table-cell>
          <table:table-cell office:value-type="float" office:value="-0.007035066" calcext:value-type="float">
            <text:p>-0.007035066</text:p>
          </table:table-cell>
          <table:table-cell office:value-type="float" office:value="-0.003763507" calcext:value-type="float">
            <text:p>-0.003763507</text:p>
          </table:table-cell>
          <table:table-cell office:value-type="float" office:value="908.8626" calcext:value-type="float">
            <text:p>908.8626</text:p>
          </table:table-cell>
          <table:table-cell office:value-type="float" office:value="0" calcext:value-type="float">
            <text:p>0</text:p>
          </table:table-cell>
          <table:table-cell office:value-type="float" office:value="-44.57302" calcext:value-type="float">
            <text:p>-44.57302</text:p>
          </table:table-cell>
          <table:table-cell office:value-type="float" office:value="0.002753787" calcext:value-type="float">
            <text:p>0.00275378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1998" calcext:value-type="float">
            <text:p>21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462" calcext:value-type="float">
            <text:p>27.462</text:p>
          </table:table-cell>
          <table:table-cell office:value-type="float" office:value="0" calcext:value-type="float">
            <text:p>0</text:p>
          </table:table-cell>
          <table:table-cell office:value-type="float" office:value="1252.725" calcext:value-type="float">
            <text:p>1252.725</text:p>
          </table:table-cell>
          <table:table-cell office:value-type="float" office:value="503.7367" calcext:value-type="float">
            <text:p>503.7367</text:p>
          </table:table-cell>
          <table:table-cell office:value-type="float" office:value="0" calcext:value-type="float">
            <text:p>0</text:p>
          </table:table-cell>
          <table:table-cell office:value-type="float" office:value="0.07929751" calcext:value-type="float">
            <text:p>0.07929751</text:p>
          </table:table-cell>
          <table:table-cell office:value-type="float" office:value="0.2933554" calcext:value-type="float">
            <text:p>0.2933554</text:p>
          </table:table-cell>
          <table:table-cell office:value-type="float" office:value="0.2942238" calcext:value-type="float">
            <text:p>0.2942238</text:p>
          </table:table-cell>
          <table:table-cell office:value-type="float" office:value="0.2957841" calcext:value-type="float">
            <text:p>0.2957841</text:p>
          </table:table-cell>
          <table:table-cell office:value-type="float" office:value="0.2976863" calcext:value-type="float">
            <text:p>0.2976863</text:p>
          </table:table-cell>
          <table:table-cell office:value-type="float" office:value="0.2997586" calcext:value-type="float">
            <text:p>0.2997586</text:p>
          </table:table-cell>
          <table:table-cell office:value-type="float" office:value="0.3486988" calcext:value-type="float">
            <text:p>0.3486988</text:p>
          </table:table-cell>
          <table:table-cell office:value-type="float" office:value="0.3605848" calcext:value-type="float">
            <text:p>0.3605848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4139507" calcext:value-type="float">
            <text:p>0.4139507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3303E-015" calcext:value-type="float">
            <text:p>1.683303E-15</text:p>
          </table:table-cell>
          <table:table-cell office:value-type="float" office:value="1.710208E-015" calcext:value-type="float">
            <text:p>1.710208E-15</text:p>
          </table:table-cell>
          <table:table-cell office:value-type="float" office:value="1.205603E-016" calcext:value-type="float">
            <text:p>1.20560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70.95435" calcext:value-type="float">
            <text:p>-70.95435</text:p>
          </table:table-cell>
          <table:table-cell office:value-type="float" office:value="-0.02224629" calcext:value-type="float">
            <text:p>-0.02224629</text:p>
          </table:table-cell>
          <table:table-cell office:value-type="float" office:value="-0.02181175" calcext:value-type="float">
            <text:p>-0.02181175</text:p>
          </table:table-cell>
          <table:table-cell office:value-type="float" office:value="-0.02103377" calcext:value-type="float">
            <text:p>-0.02103377</text:p>
          </table:table-cell>
          <table:table-cell office:value-type="float" office:value="-0.02012022" calcext:value-type="float">
            <text:p>-0.02012022</text:p>
          </table:table-cell>
          <table:table-cell office:value-type="float" office:value="-0.01917272" calcext:value-type="float">
            <text:p>-0.01917272</text:p>
          </table:table-cell>
          <table:table-cell office:value-type="float" office:value="-0.01760827" calcext:value-type="float">
            <text:p>-0.01760827</text:p>
          </table:table-cell>
          <table:table-cell office:value-type="float" office:value="-0.01408706" calcext:value-type="float">
            <text:p>-0.01408706</text:p>
          </table:table-cell>
          <table:table-cell office:value-type="float" office:value="-0.007038194" calcext:value-type="float">
            <text:p>-0.007038194</text:p>
          </table:table-cell>
          <table:table-cell office:value-type="float" office:value="-0.003763521" calcext:value-type="float">
            <text:p>-0.003763521</text:p>
          </table:table-cell>
          <table:table-cell office:value-type="float" office:value="912.3841" calcext:value-type="float">
            <text:p>912.3841</text:p>
          </table:table-cell>
          <table:table-cell office:value-type="float" office:value="0" calcext:value-type="float">
            <text:p>0</text:p>
          </table:table-cell>
          <table:table-cell office:value-type="float" office:value="-25.14116" calcext:value-type="float">
            <text:p>-25.14116</text:p>
          </table:table-cell>
          <table:table-cell office:value-type="float" office:value="0.002750433" calcext:value-type="float">
            <text:p>0.00275043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1998" calcext:value-type="float">
            <text:p>22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4978" calcext:value-type="float">
            <text:p>27.4978</text:p>
          </table:table-cell>
          <table:table-cell office:value-type="float" office:value="0" calcext:value-type="float">
            <text:p>0</text:p>
          </table:table-cell>
          <table:table-cell office:value-type="float" office:value="1252.761" calcext:value-type="float">
            <text:p>1252.761</text:p>
          </table:table-cell>
          <table:table-cell office:value-type="float" office:value="503.6632" calcext:value-type="float">
            <text:p>503.6632</text:p>
          </table:table-cell>
          <table:table-cell office:value-type="float" office:value="0" calcext:value-type="float">
            <text:p>0</text:p>
          </table:table-cell>
          <table:table-cell office:value-type="float" office:value="0.07733911" calcext:value-type="float">
            <text:p>0.07733911</text:p>
          </table:table-cell>
          <table:table-cell office:value-type="float" office:value="0.2938515" calcext:value-type="float">
            <text:p>0.2938515</text:p>
          </table:table-cell>
          <table:table-cell office:value-type="float" office:value="0.2946647" calcext:value-type="float">
            <text:p>0.2946647</text:p>
          </table:table-cell>
          <table:table-cell office:value-type="float" office:value="0.2961495" calcext:value-type="float">
            <text:p>0.2961495</text:p>
          </table:table-cell>
          <table:table-cell office:value-type="float" office:value="0.2979639" calcext:value-type="float">
            <text:p>0.2979639</text:p>
          </table:table-cell>
          <table:table-cell office:value-type="float" office:value="0.2999576" calcext:value-type="float">
            <text:p>0.2999576</text:p>
          </table:table-cell>
          <table:table-cell office:value-type="float" office:value="0.3487494" calcext:value-type="float">
            <text:p>0.3487494</text:p>
          </table:table-cell>
          <table:table-cell office:value-type="float" office:value="0.3605368" calcext:value-type="float">
            <text:p>0.3605368</text:p>
          </table:table-cell>
          <table:table-cell office:value-type="float" office:value="0.3876813" calcext:value-type="float">
            <text:p>0.3876813</text:p>
          </table:table-cell>
          <table:table-cell office:value-type="float" office:value="0.4139507" calcext:value-type="float">
            <text:p>0.4139507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3772E-015" calcext:value-type="float">
            <text:p>1.683772E-15</text:p>
          </table:table-cell>
          <table:table-cell office:value-type="float" office:value="1.709916E-015" calcext:value-type="float">
            <text:p>1.709916E-15</text:p>
          </table:table-cell>
          <table:table-cell office:value-type="float" office:value="1.205544E-016" calcext:value-type="float">
            <text:p>1.20554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3.16316" calcext:value-type="float">
            <text:p>-83.16316</text:p>
          </table:table-cell>
          <table:table-cell office:value-type="float" office:value="-0.02198253" calcext:value-type="float">
            <text:p>-0.02198253</text:p>
          </table:table-cell>
          <table:table-cell office:value-type="float" office:value="-0.02158609" calcext:value-type="float">
            <text:p>-0.02158609</text:p>
          </table:table-cell>
          <table:table-cell office:value-type="float" office:value="-0.02085426" calcext:value-type="float">
            <text:p>-0.02085426</text:p>
          </table:table-cell>
          <table:table-cell office:value-type="float" office:value="-0.01999054" calcext:value-type="float">
            <text:p>-0.01999054</text:p>
          </table:table-cell>
          <table:table-cell office:value-type="float" office:value="-0.01908479" calcext:value-type="float">
            <text:p>-0.01908479</text:p>
          </table:table-cell>
          <table:table-cell office:value-type="float" office:value="-0.01758393" calcext:value-type="float">
            <text:p>-0.01758393</text:p>
          </table:table-cell>
          <table:table-cell office:value-type="float" office:value="-0.01410518" calcext:value-type="float">
            <text:p>-0.01410518</text:p>
          </table:table-cell>
          <table:table-cell office:value-type="float" office:value="-0.007041466" calcext:value-type="float">
            <text:p>-0.007041466</text:p>
          </table:table-cell>
          <table:table-cell office:value-type="float" office:value="-0.003763514" calcext:value-type="float">
            <text:p>-0.003763514</text:p>
          </table:table-cell>
          <table:table-cell office:value-type="float" office:value="915.9031" calcext:value-type="float">
            <text:p>915.9031</text:p>
          </table:table-cell>
          <table:table-cell office:value-type="float" office:value="0" calcext:value-type="float">
            <text:p>0</text:p>
          </table:table-cell>
          <table:table-cell office:value-type="float" office:value="-32.82772" calcext:value-type="float">
            <text:p>-32.82772</text:p>
          </table:table-cell>
          <table:table-cell office:value-type="float" office:value="0.002747432" calcext:value-type="float">
            <text:p>0.00274743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1998" calcext:value-type="float">
            <text:p>23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54547" calcext:value-type="float">
            <text:p>27.54547</text:p>
          </table:table-cell>
          <table:table-cell office:value-type="float" office:value="0" calcext:value-type="float">
            <text:p>0</text:p>
          </table:table-cell>
          <table:table-cell office:value-type="float" office:value="1252.788" calcext:value-type="float">
            <text:p>1252.788</text:p>
          </table:table-cell>
          <table:table-cell office:value-type="float" office:value="503.5876" calcext:value-type="float">
            <text:p>503.5876</text:p>
          </table:table-cell>
          <table:table-cell office:value-type="float" office:value="0" calcext:value-type="float">
            <text:p>0</text:p>
          </table:table-cell>
          <table:table-cell office:value-type="float" office:value="0.07398504" calcext:value-type="float">
            <text:p>0.07398504</text:p>
          </table:table-cell>
          <table:table-cell office:value-type="float" office:value="0.2943246" calcext:value-type="float">
            <text:p>0.2943246</text:p>
          </table:table-cell>
          <table:table-cell office:value-type="float" office:value="0.2950843" calcext:value-type="float">
            <text:p>0.2950843</text:p>
          </table:table-cell>
          <table:table-cell office:value-type="float" office:value="0.2965049" calcext:value-type="float">
            <text:p>0.2965049</text:p>
          </table:table-cell>
          <table:table-cell office:value-type="float" office:value="0.2982492" calcext:value-type="float">
            <text:p>0.2982492</text:p>
          </table:table-cell>
          <table:table-cell office:value-type="float" office:value="0.3001797" calcext:value-type="float">
            <text:p>0.3001797</text:p>
          </table:table-cell>
          <table:table-cell office:value-type="float" office:value="0.3488428" calcext:value-type="float">
            <text:p>0.3488428</text:p>
          </table:table-cell>
          <table:table-cell office:value-type="float" office:value="0.3605083" calcext:value-type="float">
            <text:p>0.3605083</text:p>
          </table:table-cell>
          <table:table-cell office:value-type="float" office:value="0.387665" calcext:value-type="float">
            <text:p>0.387665</text:p>
          </table:table-cell>
          <table:table-cell office:value-type="float" office:value="0.4139507" calcext:value-type="float">
            <text:p>0.4139507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4279E-015" calcext:value-type="float">
            <text:p>1.684279E-15</text:p>
          </table:table-cell>
          <table:table-cell office:value-type="float" office:value="1.709598E-015" calcext:value-type="float">
            <text:p>1.709598E-15</text:p>
          </table:table-cell>
          <table:table-cell office:value-type="float" office:value="1.205481E-016" calcext:value-type="float">
            <text:p>1.20548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09.2708" calcext:value-type="float">
            <text:p>-109.2708</text:p>
          </table:table-cell>
          <table:table-cell office:value-type="float" office:value="-0.02174117" calcext:value-type="float">
            <text:p>-0.02174117</text:p>
          </table:table-cell>
          <table:table-cell office:value-type="float" office:value="-0.02137394" calcext:value-type="float">
            <text:p>-0.02137394</text:p>
          </table:table-cell>
          <table:table-cell office:value-type="float" office:value="-0.02068146" calcext:value-type="float">
            <text:p>-0.02068146</text:p>
          </table:table-cell>
          <table:table-cell office:value-type="float" office:value="-0.01985827" calcext:value-type="float">
            <text:p>-0.01985827</text:p>
          </table:table-cell>
          <table:table-cell office:value-type="float" office:value="-0.01898719" calcext:value-type="float">
            <text:p>-0.01898719</text:p>
          </table:table-cell>
          <table:table-cell office:value-type="float" office:value="-0.01753878" calcext:value-type="float">
            <text:p>-0.01753878</text:p>
          </table:table-cell>
          <table:table-cell office:value-type="float" office:value="-0.01411599" calcext:value-type="float">
            <text:p>-0.01411599</text:p>
          </table:table-cell>
          <table:table-cell office:value-type="float" office:value="-0.007044318" calcext:value-type="float">
            <text:p>-0.007044318</text:p>
          </table:table-cell>
          <table:table-cell office:value-type="float" office:value="-0.003763514" calcext:value-type="float">
            <text:p>-0.003763514</text:p>
          </table:table-cell>
          <table:table-cell office:value-type="float" office:value="919.4199" calcext:value-type="float">
            <text:p>919.4199</text:p>
          </table:table-cell>
          <table:table-cell office:value-type="float" office:value="0" calcext:value-type="float">
            <text:p>0</text:p>
          </table:table-cell>
          <table:table-cell office:value-type="float" office:value="-59.52621" calcext:value-type="float">
            <text:p>-59.52621</text:p>
          </table:table-cell>
          <table:table-cell office:value-type="float" office:value="0.002744348" calcext:value-type="float">
            <text:p>0.002744348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1998" calcext:value-type="float">
            <text:p>24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54401" calcext:value-type="float">
            <text:p>27.54401</text:p>
          </table:table-cell>
          <table:table-cell office:value-type="float" office:value="0" calcext:value-type="float">
            <text:p>0</text:p>
          </table:table-cell>
          <table:table-cell office:value-type="float" office:value="1252.865" calcext:value-type="float">
            <text:p>1252.865</text:p>
          </table:table-cell>
          <table:table-cell office:value-type="float" office:value="503.5021" calcext:value-type="float">
            <text:p>503.5021</text:p>
          </table:table-cell>
          <table:table-cell office:value-type="float" office:value="0" calcext:value-type="float">
            <text:p>0</text:p>
          </table:table-cell>
          <table:table-cell office:value-type="float" office:value="0.07457075" calcext:value-type="float">
            <text:p>0.07457075</text:p>
          </table:table-cell>
          <table:table-cell office:value-type="float" office:value="0.2947284" calcext:value-type="float">
            <text:p>0.2947284</text:p>
          </table:table-cell>
          <table:table-cell office:value-type="float" office:value="0.2954829" calcext:value-type="float">
            <text:p>0.2954829</text:p>
          </table:table-cell>
          <table:table-cell office:value-type="float" office:value="0.2968607" calcext:value-type="float">
            <text:p>0.2968607</text:p>
          </table:table-cell>
          <table:table-cell office:value-type="float" office:value="0.2985444" calcext:value-type="float">
            <text:p>0.2985444</text:p>
          </table:table-cell>
          <table:table-cell office:value-type="float" office:value="0.3004201" calcext:value-type="float">
            <text:p>0.3004201</text:p>
          </table:table-cell>
          <table:table-cell office:value-type="float" office:value="0.348964" calcext:value-type="float">
            <text:p>0.348964</text:p>
          </table:table-cell>
          <table:table-cell office:value-type="float" office:value="0.3604972" calcext:value-type="float">
            <text:p>0.3604972</text:p>
          </table:table-cell>
          <table:table-cell office:value-type="float" office:value="0.3876513" calcext:value-type="float">
            <text:p>0.3876513</text:p>
          </table:table-cell>
          <table:table-cell office:value-type="float" office:value="0.4139508" calcext:value-type="float">
            <text:p>0.413950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4832E-015" calcext:value-type="float">
            <text:p>1.684832E-15</text:p>
          </table:table-cell>
          <table:table-cell office:value-type="float" office:value="1.709252E-015" calcext:value-type="float">
            <text:p>1.709252E-15</text:p>
          </table:table-cell>
          <table:table-cell office:value-type="float" office:value="1.205413E-016" calcext:value-type="float">
            <text:p>1.20541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03.2427" calcext:value-type="float">
            <text:p>-103.2427</text:p>
          </table:table-cell>
          <table:table-cell office:value-type="float" office:value="-0.02153516" calcext:value-type="float">
            <text:p>-0.02153516</text:p>
          </table:table-cell>
          <table:table-cell office:value-type="float" office:value="-0.0211743" calcext:value-type="float">
            <text:p>-0.0211743</text:p>
          </table:table-cell>
          <table:table-cell office:value-type="float" office:value="-0.02050998" calcext:value-type="float">
            <text:p>-0.02050998</text:p>
          </table:table-cell>
          <table:table-cell office:value-type="float" office:value="-0.01972246" calcext:value-type="float">
            <text:p>-0.01972246</text:p>
          </table:table-cell>
          <table:table-cell office:value-type="float" office:value="-0.01888208" calcext:value-type="float">
            <text:p>-0.01888208</text:p>
          </table:table-cell>
          <table:table-cell office:value-type="float" office:value="-0.01748029" calcext:value-type="float">
            <text:p>-0.01748029</text:p>
          </table:table-cell>
          <table:table-cell office:value-type="float" office:value="-0.01412027" calcext:value-type="float">
            <text:p>-0.01412027</text:p>
          </table:table-cell>
          <table:table-cell office:value-type="float" office:value="-0.00704671" calcext:value-type="float">
            <text:p>-0.00704671</text:p>
          </table:table-cell>
          <table:table-cell office:value-type="float" office:value="-0.003763509" calcext:value-type="float">
            <text:p>-0.003763509</text:p>
          </table:table-cell>
          <table:table-cell office:value-type="float" office:value="922.928" calcext:value-type="float">
            <text:p>922.928</text:p>
          </table:table-cell>
          <table:table-cell office:value-type="float" office:value="0" calcext:value-type="float">
            <text:p>0</text:p>
          </table:table-cell>
          <table:table-cell office:value-type="float" office:value="-62.78269" calcext:value-type="float">
            <text:p>-62.78269</text:p>
          </table:table-cell>
          <table:table-cell office:value-type="float" office:value="0.002741136" calcext:value-type="float">
            <text:p>0.00274113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1998" calcext:value-type="float">
            <text:p>25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51983" calcext:value-type="float">
            <text:p>27.51983</text:p>
          </table:table-cell>
          <table:table-cell office:value-type="float" office:value="0" calcext:value-type="float">
            <text:p>0</text:p>
          </table:table-cell>
          <table:table-cell office:value-type="float" office:value="1252.966" calcext:value-type="float">
            <text:p>1252.966</text:p>
          </table:table-cell>
          <table:table-cell office:value-type="float" office:value="503.4163" calcext:value-type="float">
            <text:p>503.4163</text:p>
          </table:table-cell>
          <table:table-cell office:value-type="float" office:value="0" calcext:value-type="float">
            <text:p>0</text:p>
          </table:table-cell>
          <table:table-cell office:value-type="float" office:value="0.07737274" calcext:value-type="float">
            <text:p>0.07737274</text:p>
          </table:table-cell>
          <table:table-cell office:value-type="float" office:value="0.2950194" calcext:value-type="float">
            <text:p>0.2950194</text:p>
          </table:table-cell>
          <table:table-cell office:value-type="float" office:value="0.2958093" calcext:value-type="float">
            <text:p>0.2958093</text:p>
          </table:table-cell>
          <table:table-cell office:value-type="float" office:value="0.2971793" calcext:value-type="float">
            <text:p>0.2971793</text:p>
          </table:table-cell>
          <table:table-cell office:value-type="float" office:value="0.2988318" calcext:value-type="float">
            <text:p>0.2988318</text:p>
          </table:table-cell>
          <table:table-cell office:value-type="float" office:value="0.3006701" calcext:value-type="float">
            <text:p>0.3006701</text:p>
          </table:table-cell>
          <table:table-cell office:value-type="float" office:value="0.3491039" calcext:value-type="float">
            <text:p>0.3491039</text:p>
          </table:table-cell>
          <table:table-cell office:value-type="float" office:value="0.3604999" calcext:value-type="float">
            <text:p>0.3604999</text:p>
          </table:table-cell>
          <table:table-cell office:value-type="float" office:value="0.3876404" calcext:value-type="float">
            <text:p>0.3876404</text:p>
          </table:table-cell>
          <table:table-cell office:value-type="float" office:value="0.4139504" calcext:value-type="float">
            <text:p>0.4139504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5408E-015" calcext:value-type="float">
            <text:p>1.685408E-15</text:p>
          </table:table-cell>
          <table:table-cell office:value-type="float" office:value="1.708891E-015" calcext:value-type="float">
            <text:p>1.708891E-15</text:p>
          </table:table-cell>
          <table:table-cell office:value-type="float" office:value="1.205343E-016" calcext:value-type="float">
            <text:p>1.20534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3.03478" calcext:value-type="float">
            <text:p>-83.03478</text:p>
          </table:table-cell>
          <table:table-cell office:value-type="float" office:value="-0.02138371" calcext:value-type="float">
            <text:p>-0.02138371</text:p>
          </table:table-cell>
          <table:table-cell office:value-type="float" office:value="-0.02101218" calcext:value-type="float">
            <text:p>-0.02101218</text:p>
          </table:table-cell>
          <table:table-cell office:value-type="float" office:value="-0.02035776" calcext:value-type="float">
            <text:p>-0.02035776</text:p>
          </table:table-cell>
          <table:table-cell office:value-type="float" office:value="-0.01959126" calcext:value-type="float">
            <text:p>-0.01959126</text:p>
          </table:table-cell>
          <table:table-cell office:value-type="float" office:value="-0.01877345" calcext:value-type="float">
            <text:p>-0.01877345</text:p>
          </table:table-cell>
          <table:table-cell office:value-type="float" office:value="-0.01741299" calcext:value-type="float">
            <text:p>-0.01741299</text:p>
          </table:table-cell>
          <table:table-cell office:value-type="float" office:value="-0.0141193" calcext:value-type="float">
            <text:p>-0.0141193</text:p>
          </table:table-cell>
          <table:table-cell office:value-type="float" office:value="-0.007048619" calcext:value-type="float">
            <text:p>-0.007048619</text:p>
          </table:table-cell>
          <table:table-cell office:value-type="float" office:value="-0.003763507" calcext:value-type="float">
            <text:p>-0.003763507</text:p>
          </table:table-cell>
          <table:table-cell office:value-type="float" office:value="926.4356" calcext:value-type="float">
            <text:p>926.4356</text:p>
          </table:table-cell>
          <table:table-cell office:value-type="float" office:value="0" calcext:value-type="float">
            <text:p>0</text:p>
          </table:table-cell>
          <table:table-cell office:value-type="float" office:value="-46.71845" calcext:value-type="float">
            <text:p>-46.71845</text:p>
          </table:table-cell>
          <table:table-cell office:value-type="float" office:value="0.002737876" calcext:value-type="float">
            <text:p>0.00273787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1998" calcext:value-type="float">
            <text:p>26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54432" calcext:value-type="float">
            <text:p>27.54432</text:p>
          </table:table-cell>
          <table:table-cell office:value-type="float" office:value="0" calcext:value-type="float">
            <text:p>0</text:p>
          </table:table-cell>
          <table:table-cell office:value-type="float" office:value="1253.018" calcext:value-type="float">
            <text:p>1253.018</text:p>
          </table:table-cell>
          <table:table-cell office:value-type="float" office:value="503.3305" calcext:value-type="float">
            <text:p>503.3305</text:p>
          </table:table-cell>
          <table:table-cell office:value-type="float" office:value="0" calcext:value-type="float">
            <text:p>0</text:p>
          </table:table-cell>
          <table:table-cell office:value-type="float" office:value="0.07551404" calcext:value-type="float">
            <text:p>0.07551404</text:p>
          </table:table-cell>
          <table:table-cell office:value-type="float" office:value="0.2953425" calcext:value-type="float">
            <text:p>0.2953425</text:p>
          </table:table-cell>
          <table:table-cell office:value-type="float" office:value="0.2961147" calcext:value-type="float">
            <text:p>0.2961147</text:p>
          </table:table-cell>
          <table:table-cell office:value-type="float" office:value="0.2974749" calcext:value-type="float">
            <text:p>0.2974749</text:p>
          </table:table-cell>
          <table:table-cell office:value-type="float" office:value="0.2991049" calcext:value-type="float">
            <text:p>0.2991049</text:p>
          </table:table-cell>
          <table:table-cell office:value-type="float" office:value="0.3009161" calcext:value-type="float">
            <text:p>0.3009161</text:p>
          </table:table-cell>
          <table:table-cell office:value-type="float" office:value="0.349253" calcext:value-type="float">
            <text:p>0.349253</text:p>
          </table:table-cell>
          <table:table-cell office:value-type="float" office:value="0.3605133" calcext:value-type="float">
            <text:p>0.3605133</text:p>
          </table:table-cell>
          <table:table-cell office:value-type="float" office:value="0.3876323" calcext:value-type="float">
            <text:p>0.3876323</text:p>
          </table:table-cell>
          <table:table-cell office:value-type="float" office:value="0.4139508" calcext:value-type="float">
            <text:p>0.4139508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5952E-015" calcext:value-type="float">
            <text:p>1.685952E-15</text:p>
          </table:table-cell>
          <table:table-cell office:value-type="float" office:value="1.70855E-015" calcext:value-type="float">
            <text:p>1.70855E-15</text:p>
          </table:table-cell>
          <table:table-cell office:value-type="float" office:value="1.205275E-016" calcext:value-type="float">
            <text:p>1.20527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97.90333" calcext:value-type="float">
            <text:p>-97.90333</text:p>
          </table:table-cell>
          <table:table-cell office:value-type="float" office:value="-0.02122533" calcext:value-type="float">
            <text:p>-0.02122533</text:p>
          </table:table-cell>
          <table:table-cell office:value-type="float" office:value="-0.02086237" calcext:value-type="float">
            <text:p>-0.02086237</text:p>
          </table:table-cell>
          <table:table-cell office:value-type="float" office:value="-0.02021776" calcext:value-type="float">
            <text:p>-0.02021776</text:p>
          </table:table-cell>
          <table:table-cell office:value-type="float" office:value="-0.01946743" calcext:value-type="float">
            <text:p>-0.01946743</text:p>
          </table:table-cell>
          <table:table-cell office:value-type="float" office:value="-0.01866721" calcext:value-type="float">
            <text:p>-0.01866721</text:p>
          </table:table-cell>
          <table:table-cell office:value-type="float" office:value="-0.01734151" calcext:value-type="float">
            <text:p>-0.01734151</text:p>
          </table:table-cell>
          <table:table-cell office:value-type="float" office:value="-0.01411431" calcext:value-type="float">
            <text:p>-0.01411431</text:p>
          </table:table-cell>
          <table:table-cell office:value-type="float" office:value="-0.007050034" calcext:value-type="float">
            <text:p>-0.007050034</text:p>
          </table:table-cell>
          <table:table-cell office:value-type="float" office:value="-0.003763509" calcext:value-type="float">
            <text:p>-0.003763509</text:p>
          </table:table-cell>
          <table:table-cell office:value-type="float" office:value="929.9432" calcext:value-type="float">
            <text:p>929.9432</text:p>
          </table:table-cell>
          <table:table-cell office:value-type="float" office:value="0" calcext:value-type="float">
            <text:p>0</text:p>
          </table:table-cell>
          <table:table-cell office:value-type="float" office:value="-47.40379" calcext:value-type="float">
            <text:p>-47.40379</text:p>
          </table:table-cell>
          <table:table-cell office:value-type="float" office:value="0.002734806" calcext:value-type="float">
            <text:p>0.00273480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1998" calcext:value-type="float">
            <text:p>27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52055" calcext:value-type="float">
            <text:p>27.52055</text:p>
          </table:table-cell>
          <table:table-cell office:value-type="float" office:value="0" calcext:value-type="float">
            <text:p>0</text:p>
          </table:table-cell>
          <table:table-cell office:value-type="float" office:value="1253.119" calcext:value-type="float">
            <text:p>1253.119</text:p>
          </table:table-cell>
          <table:table-cell office:value-type="float" office:value="503.2492" calcext:value-type="float">
            <text:p>503.2492</text:p>
          </table:table-cell>
          <table:table-cell office:value-type="float" office:value="0" calcext:value-type="float">
            <text:p>0</text:p>
          </table:table-cell>
          <table:table-cell office:value-type="float" office:value="0.0787273" calcext:value-type="float">
            <text:p>0.0787273</text:p>
          </table:table-cell>
          <table:table-cell office:value-type="float" office:value="0.2955121" calcext:value-type="float">
            <text:p>0.2955121</text:p>
          </table:table-cell>
          <table:table-cell office:value-type="float" office:value="0.2963842" calcext:value-type="float">
            <text:p>0.2963842</text:p>
          </table:table-cell>
          <table:table-cell office:value-type="float" office:value="0.2977867" calcext:value-type="float">
            <text:p>0.2977867</text:p>
          </table:table-cell>
          <table:table-cell office:value-type="float" office:value="0.2993746" calcext:value-type="float">
            <text:p>0.2993746</text:p>
          </table:table-cell>
          <table:table-cell office:value-type="float" office:value="0.3011029" calcext:value-type="float">
            <text:p>0.3011029</text:p>
          </table:table-cell>
          <table:table-cell office:value-type="float" office:value="0.3493927" calcext:value-type="float">
            <text:p>0.3493927</text:p>
          </table:table-cell>
          <table:table-cell office:value-type="float" office:value="0.3605346" calcext:value-type="float">
            <text:p>0.3605346</text:p>
          </table:table-cell>
          <table:table-cell office:value-type="float" office:value="0.3876269" calcext:value-type="float">
            <text:p>0.3876269</text:p>
          </table:table-cell>
          <table:table-cell office:value-type="float" office:value="0.4139508" calcext:value-type="float">
            <text:p>0.4139508</text:p>
          </table:table-cell>
          <table:table-cell office:value-type="float" office:value="0.510709" calcext:value-type="float">
            <text:p>0.510709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6465E-015" calcext:value-type="float">
            <text:p>1.686465E-15</text:p>
          </table:table-cell>
          <table:table-cell office:value-type="float" office:value="1.708229E-015" calcext:value-type="float">
            <text:p>1.708229E-15</text:p>
          </table:table-cell>
          <table:table-cell office:value-type="float" office:value="1.205212E-016" calcext:value-type="float">
            <text:p>1.20521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74.79191" calcext:value-type="float">
            <text:p>-74.79191</text:p>
          </table:table-cell>
          <table:table-cell office:value-type="float" office:value="-0.0211383" calcext:value-type="float">
            <text:p>-0.0211383</text:p>
          </table:table-cell>
          <table:table-cell office:value-type="float" office:value="-0.02073011" calcext:value-type="float">
            <text:p>-0.02073011</text:p>
          </table:table-cell>
          <table:table-cell office:value-type="float" office:value="-0.02007119" calcext:value-type="float">
            <text:p>-0.02007119</text:p>
          </table:table-cell>
          <table:table-cell office:value-type="float" office:value="-0.01934602" calcext:value-type="float">
            <text:p>-0.01934602</text:p>
          </table:table-cell>
          <table:table-cell office:value-type="float" office:value="-0.01858695" calcext:value-type="float">
            <text:p>-0.01858695</text:p>
          </table:table-cell>
          <table:table-cell office:value-type="float" office:value="-0.01727473" calcext:value-type="float">
            <text:p>-0.01727473</text:p>
          </table:table-cell>
          <table:table-cell office:value-type="float" office:value="-0.01410634" calcext:value-type="float">
            <text:p>-0.01410634</text:p>
          </table:table-cell>
          <table:table-cell office:value-type="float" office:value="-0.007050992" calcext:value-type="float">
            <text:p>-0.007050992</text:p>
          </table:table-cell>
          <table:table-cell office:value-type="float" office:value="-0.003763505" calcext:value-type="float">
            <text:p>-0.003763505</text:p>
          </table:table-cell>
          <table:table-cell office:value-type="float" office:value="933.4554" calcext:value-type="float">
            <text:p>933.4554</text:p>
          </table:table-cell>
          <table:table-cell office:value-type="float" office:value="0" calcext:value-type="float">
            <text:p>0</text:p>
          </table:table-cell>
          <table:table-cell office:value-type="float" office:value="-36.15522" calcext:value-type="float">
            <text:p>-36.15522</text:p>
          </table:table-cell>
          <table:table-cell office:value-type="float" office:value="0.002731815" calcext:value-type="float">
            <text:p>0.00273181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1998" calcext:value-type="float">
            <text:p>28051998</text:p>
          </table:table-cell>
          <table:table-cell office:value-type="float" office:value="351.5994" calcext:value-type="float">
            <text:p>351.5994</text:p>
          </table:table-cell>
          <table:table-cell office:value-type="float" office:value="27.55057" calcext:value-type="float">
            <text:p>27.55057</text:p>
          </table:table-cell>
          <table:table-cell office:value-type="float" office:value="0" calcext:value-type="float">
            <text:p>0</text:p>
          </table:table-cell>
          <table:table-cell office:value-type="float" office:value="1253.166" calcext:value-type="float">
            <text:p>1253.166</text:p>
          </table:table-cell>
          <table:table-cell office:value-type="float" office:value="503.1682" calcext:value-type="float">
            <text:p>503.1682</text:p>
          </table:table-cell>
          <table:table-cell office:value-type="float" office:value="0" calcext:value-type="float">
            <text:p>0</text:p>
          </table:table-cell>
          <table:table-cell office:value-type="float" office:value="0.07752217" calcext:value-type="float">
            <text:p>0.07752217</text:p>
          </table:table-cell>
          <table:table-cell office:value-type="float" office:value="0.2957497" calcext:value-type="float">
            <text:p>0.2957497</text:p>
          </table:table-cell>
          <table:table-cell office:value-type="float" office:value="0.2966069" calcext:value-type="float">
            <text:p>0.2966069</text:p>
          </table:table-cell>
          <table:table-cell office:value-type="float" office:value="0.2980215" calcext:value-type="float">
            <text:p>0.2980215</text:p>
          </table:table-cell>
          <table:table-cell office:value-type="float" office:value="0.2996069" calcext:value-type="float">
            <text:p>0.2996069</text:p>
          </table:table-cell>
          <table:table-cell office:value-type="float" office:value="0.3013218" calcext:value-type="float">
            <text:p>0.3013218</text:p>
          </table:table-cell>
          <table:table-cell office:value-type="float" office:value="0.3495329" calcext:value-type="float">
            <text:p>0.3495329</text:p>
          </table:table-cell>
          <table:table-cell office:value-type="float" office:value="0.3605629" calcext:value-type="float">
            <text:p>0.3605629</text:p>
          </table:table-cell>
          <table:table-cell office:value-type="float" office:value="0.387624" calcext:value-type="float">
            <text:p>0.387624</text:p>
          </table:table-cell>
          <table:table-cell office:value-type="float" office:value="0.4139507" calcext:value-type="float">
            <text:p>0.4139507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7053E-015" calcext:value-type="float">
            <text:p>1.687053E-15</text:p>
          </table:table-cell>
          <table:table-cell office:value-type="float" office:value="1.70786E-015" calcext:value-type="float">
            <text:p>1.70786E-15</text:p>
          </table:table-cell>
          <table:table-cell office:value-type="float" office:value="1.20514E-016" calcext:value-type="float">
            <text:p>1.2051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1.48658" calcext:value-type="float">
            <text:p>-81.48658</text:p>
          </table:table-cell>
          <table:table-cell office:value-type="float" office:value="-0.02102286" calcext:value-type="float">
            <text:p>-0.02102286</text:p>
          </table:table-cell>
          <table:table-cell office:value-type="float" office:value="-0.02062267" calcext:value-type="float">
            <text:p>-0.02062267</text:p>
          </table:table-cell>
          <table:table-cell office:value-type="float" office:value="-0.01996174" calcext:value-type="float">
            <text:p>-0.01996174</text:p>
          </table:table-cell>
          <table:table-cell office:value-type="float" office:value="-0.01924213" calcext:value-type="float">
            <text:p>-0.01924213</text:p>
          </table:table-cell>
          <table:table-cell office:value-type="float" office:value="-0.01849351" calcext:value-type="float">
            <text:p>-0.01849351</text:p>
          </table:table-cell>
          <table:table-cell office:value-type="float" office:value="-0.01720812" calcext:value-type="float">
            <text:p>-0.01720812</text:p>
          </table:table-cell>
          <table:table-cell office:value-type="float" office:value="-0.01409571" calcext:value-type="float">
            <text:p>-0.01409571</text:p>
          </table:table-cell>
          <table:table-cell office:value-type="float" office:value="-0.007051496" calcext:value-type="float">
            <text:p>-0.007051496</text:p>
          </table:table-cell>
          <table:table-cell office:value-type="float" office:value="-0.003763514" calcext:value-type="float">
            <text:p>-0.003763514</text:p>
          </table:table-cell>
          <table:table-cell office:value-type="float" office:value="936.9688" calcext:value-type="float">
            <text:p>936.9688</text:p>
          </table:table-cell>
          <table:table-cell office:value-type="float" office:value="0" calcext:value-type="float">
            <text:p>0</text:p>
          </table:table-cell>
          <table:table-cell office:value-type="float" office:value="-55.75499" calcext:value-type="float">
            <text:p>-55.75499</text:p>
          </table:table-cell>
          <table:table-cell office:value-type="float" office:value="0.002728255" calcext:value-type="float">
            <text:p>0.00272825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1998" calcext:value-type="float">
            <text:p>29051998</text:p>
          </table:table-cell>
          <table:table-cell office:value-type="float" office:value="354.2993" calcext:value-type="float">
            <text:p>354.2993</text:p>
          </table:table-cell>
          <table:table-cell office:value-type="float" office:value="29.57943" calcext:value-type="float">
            <text:p>29.57943</text:p>
          </table:table-cell>
          <table:table-cell office:value-type="float" office:value="0" calcext:value-type="float">
            <text:p>0</text:p>
          </table:table-cell>
          <table:table-cell office:value-type="float" office:value="1253.899" calcext:value-type="float">
            <text:p>1253.899</text:p>
          </table:table-cell>
          <table:table-cell office:value-type="float" office:value="503.101" calcext:value-type="float">
            <text:p>503.101</text:p>
          </table:table-cell>
          <table:table-cell office:value-type="float" office:value="0" calcext:value-type="float">
            <text:p>0</text:p>
          </table:table-cell>
          <table:table-cell office:value-type="float" office:value="0.1744813" calcext:value-type="float">
            <text:p>0.1744813</text:p>
          </table:table-cell>
          <table:table-cell office:value-type="float" office:value="0.2872028" calcext:value-type="float">
            <text:p>0.2872028</text:p>
          </table:table-cell>
          <table:table-cell office:value-type="float" office:value="0.2927755" calcext:value-type="float">
            <text:p>0.2927755</text:p>
          </table:table-cell>
          <table:table-cell office:value-type="float" office:value="0.297214" calcext:value-type="float">
            <text:p>0.297214</text:p>
          </table:table-cell>
          <table:table-cell office:value-type="float" office:value="0.2995989" calcext:value-type="float">
            <text:p>0.2995989</text:p>
          </table:table-cell>
          <table:table-cell office:value-type="float" office:value="0.3015018" calcext:value-type="float">
            <text:p>0.3015018</text:p>
          </table:table-cell>
          <table:table-cell office:value-type="float" office:value="0.349739" calcext:value-type="float">
            <text:p>0.349739</text:p>
          </table:table-cell>
          <table:table-cell office:value-type="float" office:value="0.3605989" calcext:value-type="float">
            <text:p>0.3605989</text:p>
          </table:table-cell>
          <table:table-cell office:value-type="float" office:value="0.3876239" calcext:value-type="float">
            <text:p>0.3876239</text:p>
          </table:table-cell>
          <table:table-cell office:value-type="float" office:value="0.4139508" calcext:value-type="float">
            <text:p>0.413950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7585E-015" calcext:value-type="float">
            <text:p>1.687585E-15</text:p>
          </table:table-cell>
          <table:table-cell office:value-type="float" office:value="1.707528E-015" calcext:value-type="float">
            <text:p>1.707528E-15</text:p>
          </table:table-cell>
          <table:table-cell office:value-type="float" office:value="1.205074E-016" calcext:value-type="float">
            <text:p>1.20507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5646018" calcext:value-type="float">
            <text:p>-0.5646018</text:p>
          </table:table-cell>
          <table:table-cell office:value-type="float" office:value="-0.02576295" calcext:value-type="float">
            <text:p>-0.02576295</text:p>
          </table:table-cell>
          <table:table-cell office:value-type="float" office:value="-0.02254352" calcext:value-type="float">
            <text:p>-0.02254352</text:p>
          </table:table-cell>
          <table:table-cell office:value-type="float" office:value="-0.02032768" calcext:value-type="float">
            <text:p>-0.02032768</text:p>
          </table:table-cell>
          <table:table-cell office:value-type="float" office:value="-0.01924136" calcext:value-type="float">
            <text:p>-0.01924136</text:p>
          </table:table-cell>
          <table:table-cell office:value-type="float" office:value="-0.01841586" calcext:value-type="float">
            <text:p>-0.01841586</text:p>
          </table:table-cell>
          <table:table-cell office:value-type="float" office:value="-0.01711029" calcext:value-type="float">
            <text:p>-0.01711029</text:p>
          </table:table-cell>
          <table:table-cell office:value-type="float" office:value="-0.01408223" calcext:value-type="float">
            <text:p>-0.01408223</text:p>
          </table:table-cell>
          <table:table-cell office:value-type="float" office:value="-0.00705151" calcext:value-type="float">
            <text:p>-0.00705151</text:p>
          </table:table-cell>
          <table:table-cell office:value-type="float" office:value="-0.00376351" calcext:value-type="float">
            <text:p>-0.00376351</text:p>
          </table:table-cell>
          <table:table-cell office:value-type="float" office:value="940.4821" calcext:value-type="float">
            <text:p>940.4821</text:p>
          </table:table-cell>
          <table:table-cell office:value-type="float" office:value="0" calcext:value-type="float">
            <text:p>0</text:p>
          </table:table-cell>
          <table:table-cell office:value-type="float" office:value="-0.5510039" calcext:value-type="float">
            <text:p>-0.5510039</text:p>
          </table:table-cell>
          <table:table-cell office:value-type="float" office:value="0.002712527" calcext:value-type="float">
            <text:p>0.00271252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1998" calcext:value-type="float">
            <text:p>30051998</text:p>
          </table:table-cell>
          <table:table-cell office:value-type="float" office:value="354.2993" calcext:value-type="float">
            <text:p>354.2993</text:p>
          </table:table-cell>
          <table:table-cell office:value-type="float" office:value="30.83084" calcext:value-type="float">
            <text:p>30.83084</text:p>
          </table:table-cell>
          <table:table-cell office:value-type="float" office:value="0" calcext:value-type="float">
            <text:p>0</text:p>
          </table:table-cell>
          <table:table-cell office:value-type="float" office:value="1252.722" calcext:value-type="float">
            <text:p>1252.722</text:p>
          </table:table-cell>
          <table:table-cell office:value-type="float" office:value="503.0217" calcext:value-type="float">
            <text:p>503.0217</text:p>
          </table:table-cell>
          <table:table-cell office:value-type="float" office:value="0" calcext:value-type="float">
            <text:p>0</text:p>
          </table:table-cell>
          <table:table-cell office:value-type="float" office:value="0.0772609" calcext:value-type="float">
            <text:p>0.0772609</text:p>
          </table:table-cell>
          <table:table-cell office:value-type="float" office:value="0.2912926" calcext:value-type="float">
            <text:p>0.2912926</text:p>
          </table:table-cell>
          <table:table-cell office:value-type="float" office:value="0.2923817" calcext:value-type="float">
            <text:p>0.2923817</text:p>
          </table:table-cell>
          <table:table-cell office:value-type="float" office:value="0.2955032" calcext:value-type="float">
            <text:p>0.2955032</text:p>
          </table:table-cell>
          <table:table-cell office:value-type="float" office:value="0.2985519" calcext:value-type="float">
            <text:p>0.2985519</text:p>
          </table:table-cell>
          <table:table-cell office:value-type="float" office:value="0.3010854" calcext:value-type="float">
            <text:p>0.3010854</text:p>
          </table:table-cell>
          <table:table-cell office:value-type="float" office:value="0.3497175" calcext:value-type="float">
            <text:p>0.3497175</text:p>
          </table:table-cell>
          <table:table-cell office:value-type="float" office:value="0.360631" calcext:value-type="float">
            <text:p>0.360631</text:p>
          </table:table-cell>
          <table:table-cell office:value-type="float" office:value="0.3876252" calcext:value-type="float">
            <text:p>0.3876252</text:p>
          </table:table-cell>
          <table:table-cell office:value-type="float" office:value="0.4139508" calcext:value-type="float">
            <text:p>0.413950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8068E-015" calcext:value-type="float">
            <text:p>1.688068E-15</text:p>
          </table:table-cell>
          <table:table-cell office:value-type="float" office:value="1.707227E-015" calcext:value-type="float">
            <text:p>1.707227E-15</text:p>
          </table:table-cell>
          <table:table-cell office:value-type="float" office:value="1.205013E-016" calcext:value-type="float">
            <text:p>1.20501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3.39802" calcext:value-type="float">
            <text:p>-83.39802</text:p>
          </table:table-cell>
          <table:table-cell office:value-type="float" office:value="-0.0233767" calcext:value-type="float">
            <text:p>-0.0233767</text:p>
          </table:table-cell>
          <table:table-cell office:value-type="float" office:value="-0.02279526" calcext:value-type="float">
            <text:p>-0.02279526</text:p>
          </table:table-cell>
          <table:table-cell office:value-type="float" office:value="-0.02117157" calcext:value-type="float">
            <text:p>-0.02117157</text:p>
          </table:table-cell>
          <table:table-cell office:value-type="float" office:value="-0.01971446" calcext:value-type="float">
            <text:p>-0.01971446</text:p>
          </table:table-cell>
          <table:table-cell office:value-type="float" office:value="-0.01859103" calcext:value-type="float">
            <text:p>-0.01859103</text:p>
          </table:table-cell>
          <table:table-cell office:value-type="float" office:value="-0.01711948" calcext:value-type="float">
            <text:p>-0.01711948</text:p>
          </table:table-cell>
          <table:table-cell office:value-type="float" office:value="-0.01407014" calcext:value-type="float">
            <text:p>-0.01407014</text:p>
          </table:table-cell>
          <table:table-cell office:value-type="float" office:value="-0.007051288" calcext:value-type="float">
            <text:p>-0.007051288</text:p>
          </table:table-cell>
          <table:table-cell office:value-type="float" office:value="-0.003763514" calcext:value-type="float">
            <text:p>-0.003763514</text:p>
          </table:table-cell>
          <table:table-cell office:value-type="float" office:value="943.9971" calcext:value-type="float">
            <text:p>943.9971</text:p>
          </table:table-cell>
          <table:table-cell office:value-type="float" office:value="0" calcext:value-type="float">
            <text:p>0</text:p>
          </table:table-cell>
          <table:table-cell office:value-type="float" office:value="-40.62638" calcext:value-type="float">
            <text:p>-40.62638</text:p>
          </table:table-cell>
          <table:table-cell office:value-type="float" office:value="0.002702922" calcext:value-type="float">
            <text:p>0.00270292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1998" calcext:value-type="float">
            <text:p>31051998</text:p>
          </table:table-cell>
          <table:table-cell office:value-type="float" office:value="368.6993" calcext:value-type="float">
            <text:p>368.6993</text:p>
          </table:table-cell>
          <table:table-cell office:value-type="float" office:value="33.07147" calcext:value-type="float">
            <text:p>33.07147</text:p>
          </table:table-cell>
          <table:table-cell office:value-type="float" office:value="0" calcext:value-type="float">
            <text:p>0</text:p>
          </table:table-cell>
          <table:table-cell office:value-type="float" office:value="1263.22" calcext:value-type="float">
            <text:p>1263.22</text:p>
          </table:table-cell>
          <table:table-cell office:value-type="float" office:value="504.6801" calcext:value-type="float">
            <text:p>504.6801</text:p>
          </table:table-cell>
          <table:table-cell office:value-type="float" office:value="0" calcext:value-type="float">
            <text:p>0</text:p>
          </table:table-cell>
          <table:table-cell office:value-type="float" office:value="0.3367874" calcext:value-type="float">
            <text:p>0.3367874</text:p>
          </table:table-cell>
          <table:table-cell office:value-type="float" office:value="0.3380747" calcext:value-type="float">
            <text:p>0.3380747</text:p>
          </table:table-cell>
          <table:table-cell office:value-type="float" office:value="0.3397981" calcext:value-type="float">
            <text:p>0.3397981</text:p>
          </table:table-cell>
          <table:table-cell office:value-type="float" office:value="0.3342094" calcext:value-type="float">
            <text:p>0.3342094</text:p>
          </table:table-cell>
          <table:table-cell office:value-type="float" office:value="0.3202862" calcext:value-type="float">
            <text:p>0.3202862</text:p>
          </table:table-cell>
          <table:table-cell office:value-type="float" office:value="0.3134401" calcext:value-type="float">
            <text:p>0.3134401</text:p>
          </table:table-cell>
          <table:table-cell office:value-type="float" office:value="0.3630304" calcext:value-type="float">
            <text:p>0.3630304</text:p>
          </table:table-cell>
          <table:table-cell office:value-type="float" office:value="0.3613048" calcext:value-type="float">
            <text:p>0.3613048</text:p>
          </table:table-cell>
          <table:table-cell office:value-type="float" office:value="0.3873292" calcext:value-type="float">
            <text:p>0.3873292</text:p>
          </table:table-cell>
          <table:table-cell office:value-type="float" office:value="0.413611" calcext:value-type="float">
            <text:p>0.413611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8477E-015" calcext:value-type="float">
            <text:p>1.688477E-15</text:p>
          </table:table-cell>
          <table:table-cell office:value-type="float" office:value="1.706972E-015" calcext:value-type="float">
            <text:p>1.706972E-15</text:p>
          </table:table-cell>
          <table:table-cell office:value-type="float" office:value="1.204961E-016" calcext:value-type="float">
            <text:p>1.20496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8405527" calcext:value-type="float">
            <text:p>-0.008405527</text:p>
          </table:table-cell>
          <table:table-cell office:value-type="float" office:value="-0.00818631" calcext:value-type="float">
            <text:p>-0.00818631</text:p>
          </table:table-cell>
          <table:table-cell office:value-type="float" office:value="-0.007930569" calcext:value-type="float">
            <text:p>-0.007930569</text:p>
          </table:table-cell>
          <table:table-cell office:value-type="float" office:value="-0.008942254" calcext:value-type="float">
            <text:p>-0.008942254</text:p>
          </table:table-cell>
          <table:table-cell office:value-type="float" office:value="-0.01216109" calcext:value-type="float">
            <text:p>-0.01216109</text:p>
          </table:table-cell>
          <table:table-cell office:value-type="float" office:value="-0.01412659" calcext:value-type="float">
            <text:p>-0.01412659</text:p>
          </table:table-cell>
          <table:table-cell office:value-type="float" office:value="-0.01191803" calcext:value-type="float">
            <text:p>-0.01191803</text:p>
          </table:table-cell>
          <table:table-cell office:value-type="float" office:value="-0.01382384" calcext:value-type="float">
            <text:p>-0.01382384</text:p>
          </table:table-cell>
          <table:table-cell office:value-type="float" office:value="-0.007103353" calcext:value-type="float">
            <text:p>-0.007103353</text:p>
          </table:table-cell>
          <table:table-cell office:value-type="float" office:value="-0.00379354" calcext:value-type="float">
            <text:p>-0.00379354</text:p>
          </table:table-cell>
          <table:table-cell office:value-type="float" office:value="949.6698" calcext:value-type="float">
            <text:p>949.6698</text:p>
          </table:table-cell>
          <table:table-cell office:value-type="float" office:value="0" calcext:value-type="float">
            <text:p>0</text:p>
          </table:table-cell>
          <table:table-cell office:value-type="float" office:value="-0.008532669" calcext:value-type="float">
            <text:p>-0.008532669</text:p>
          </table:table-cell>
          <table:table-cell office:value-type="float" office:value="0.002671984" calcext:value-type="float">
            <text:p>0.00267198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301" calcext:value-type="float">
            <text:p>-1.230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1998" calcext:value-type="float">
            <text:p>1061998</text:p>
          </table:table-cell>
          <table:table-cell office:value-type="float" office:value="368.6993" calcext:value-type="float">
            <text:p>368.6993</text:p>
          </table:table-cell>
          <table:table-cell office:value-type="float" office:value="37.05106" calcext:value-type="float">
            <text:p>37.05106</text:p>
          </table:table-cell>
          <table:table-cell office:value-type="float" office:value="0" calcext:value-type="float">
            <text:p>0</text:p>
          </table:table-cell>
          <table:table-cell office:value-type="float" office:value="1257.003" calcext:value-type="float">
            <text:p>1257.003</text:p>
          </table:table-cell>
          <table:table-cell office:value-type="float" office:value="506.9197" calcext:value-type="float">
            <text:p>506.9197</text:p>
          </table:table-cell>
          <table:table-cell office:value-type="float" office:value="0" calcext:value-type="float">
            <text:p>0</text:p>
          </table:table-cell>
          <table:table-cell office:value-type="float" office:value="0.0822052" calcext:value-type="float">
            <text:p>0.0822052</text:p>
          </table:table-cell>
          <table:table-cell office:value-type="float" office:value="0.3069664" calcext:value-type="float">
            <text:p>0.3069664</text:p>
          </table:table-cell>
          <table:table-cell office:value-type="float" office:value="0.3083799" calcext:value-type="float">
            <text:p>0.3083799</text:p>
          </table:table-cell>
          <table:table-cell office:value-type="float" office:value="0.3113859" calcext:value-type="float">
            <text:p>0.3113859</text:p>
          </table:table-cell>
          <table:table-cell office:value-type="float" office:value="0.3134348" calcext:value-type="float">
            <text:p>0.3134348</text:p>
          </table:table-cell>
          <table:table-cell office:value-type="float" office:value="0.3148126" calcext:value-type="float">
            <text:p>0.3148126</text:p>
          </table:table-cell>
          <table:table-cell office:value-type="float" office:value="0.3597149" calcext:value-type="float">
            <text:p>0.3597149</text:p>
          </table:table-cell>
          <table:table-cell office:value-type="float" office:value="0.3620047" calcext:value-type="float">
            <text:p>0.3620047</text:p>
          </table:table-cell>
          <table:table-cell office:value-type="float" office:value="0.3874601" calcext:value-type="float">
            <text:p>0.3874601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8854E-015" calcext:value-type="float">
            <text:p>1.688854E-15</text:p>
          </table:table-cell>
          <table:table-cell office:value-type="float" office:value="1.706736E-015" calcext:value-type="float">
            <text:p>1.706736E-15</text:p>
          </table:table-cell>
          <table:table-cell office:value-type="float" office:value="1.204913E-016" calcext:value-type="float">
            <text:p>1.20491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6.79486" calcext:value-type="float">
            <text:p>-56.79486</text:p>
          </table:table-cell>
          <table:table-cell office:value-type="float" office:value="-0.0162103" calcext:value-type="float">
            <text:p>-0.0162103</text:p>
          </table:table-cell>
          <table:table-cell office:value-type="float" office:value="-0.01571921" calcext:value-type="float">
            <text:p>-0.01571921</text:p>
          </table:table-cell>
          <table:table-cell office:value-type="float" office:value="-0.01468918" calcext:value-type="float">
            <text:p>-0.01468918</text:p>
          </table:table-cell>
          <table:table-cell office:value-type="float" office:value="-0.01403867" calcext:value-type="float">
            <text:p>-0.01403867</text:p>
          </table:table-cell>
          <table:table-cell office:value-type="float" office:value="-0.01362325" calcext:value-type="float">
            <text:p>-0.01362325</text:p>
          </table:table-cell>
          <table:table-cell office:value-type="float" office:value="-0.01303705" calcext:value-type="float">
            <text:p>-0.01303705</text:p>
          </table:table-cell>
          <table:table-cell office:value-type="float" office:value="-0.01356748" calcext:value-type="float">
            <text:p>-0.01356748</text:p>
          </table:table-cell>
          <table:table-cell office:value-type="float" office:value="-0.007080415" calcext:value-type="float">
            <text:p>-0.007080415</text:p>
          </table:table-cell>
          <table:table-cell office:value-type="float" office:value="-0.003764715" calcext:value-type="float">
            <text:p>-0.003764715</text:p>
          </table:table-cell>
          <table:table-cell office:value-type="float" office:value="955.6728" calcext:value-type="float">
            <text:p>955.6728</text:p>
          </table:table-cell>
          <table:table-cell office:value-type="float" office:value="0" calcext:value-type="float">
            <text:p>0</text:p>
          </table:table-cell>
          <table:table-cell office:value-type="float" office:value="-23.89555" calcext:value-type="float">
            <text:p>-23.89555</text:p>
          </table:table-cell>
          <table:table-cell office:value-type="float" office:value="0.002645866" calcext:value-type="float">
            <text:p>0.00264586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65" calcext:value-type="float">
            <text:p>-1.22856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1998" calcext:value-type="float">
            <text:p>2061998</text:p>
          </table:table-cell>
          <table:table-cell office:value-type="float" office:value="372.7168" calcext:value-type="float">
            <text:p>372.7168</text:p>
          </table:table-cell>
          <table:table-cell office:value-type="float" office:value="37.65124" calcext:value-type="float">
            <text:p>37.65124</text:p>
          </table:table-cell>
          <table:table-cell office:value-type="float" office:value="0" calcext:value-type="float">
            <text:p>0</text:p>
          </table:table-cell>
          <table:table-cell office:value-type="float" office:value="1259.115" calcext:value-type="float">
            <text:p>1259.115</text:p>
          </table:table-cell>
          <table:table-cell office:value-type="float" office:value="508.2256" calcext:value-type="float">
            <text:p>508.2256</text:p>
          </table:table-cell>
          <table:table-cell office:value-type="float" office:value="0" calcext:value-type="float">
            <text:p>0</text:p>
          </table:table-cell>
          <table:table-cell office:value-type="float" office:value="0.3189827" calcext:value-type="float">
            <text:p>0.3189827</text:p>
          </table:table-cell>
          <table:table-cell office:value-type="float" office:value="0.3185757" calcext:value-type="float">
            <text:p>0.3185757</text:p>
          </table:table-cell>
          <table:table-cell office:value-type="float" office:value="0.3111991" calcext:value-type="float">
            <text:p>0.3111991</text:p>
          </table:table-cell>
          <table:table-cell office:value-type="float" office:value="0.3070242" calcext:value-type="float">
            <text:p>0.3070242</text:p>
          </table:table-cell>
          <table:table-cell office:value-type="float" office:value="0.307744" calcext:value-type="float">
            <text:p>0.307744</text:p>
          </table:table-cell>
          <table:table-cell office:value-type="float" office:value="0.3095576" calcext:value-type="float">
            <text:p>0.3095576</text:p>
          </table:table-cell>
          <table:table-cell office:value-type="float" office:value="0.3570337" calcext:value-type="float">
            <text:p>0.3570337</text:p>
          </table:table-cell>
          <table:table-cell office:value-type="float" office:value="0.3623104" calcext:value-type="float">
            <text:p>0.3623104</text:p>
          </table:table-cell>
          <table:table-cell office:value-type="float" office:value="0.3875756" calcext:value-type="float">
            <text:p>0.3875756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9233E-015" calcext:value-type="float">
            <text:p>1.689233E-15</text:p>
          </table:table-cell>
          <table:table-cell office:value-type="float" office:value="1.706498E-015" calcext:value-type="float">
            <text:p>1.706498E-15</text:p>
          </table:table-cell>
          <table:table-cell office:value-type="float" office:value="1.204865E-016" calcext:value-type="float">
            <text:p>1.20486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214841" calcext:value-type="float">
            <text:p>-0.01214841</text:p>
          </table:table-cell>
          <table:table-cell office:value-type="float" office:value="-0.01229666" calcext:value-type="float">
            <text:p>-0.01229666</text:p>
          </table:table-cell>
          <table:table-cell office:value-type="float" office:value="-0.0148089" calcext:value-type="float">
            <text:p>-0.0148089</text:p>
          </table:table-cell>
          <table:table-cell office:value-type="float" office:value="-0.01625732" calcext:value-type="float">
            <text:p>-0.01625732</text:p>
          </table:table-cell>
          <table:table-cell office:value-type="float" office:value="-0.01596853" calcext:value-type="float">
            <text:p>-0.01596853</text:p>
          </table:table-cell>
          <table:table-cell office:value-type="float" office:value="-0.01532429" calcext:value-type="float">
            <text:p>-0.01532429</text:p>
          </table:table-cell>
          <table:table-cell office:value-type="float" office:value="-0.01401141" calcext:value-type="float">
            <text:p>-0.01401141</text:p>
          </table:table-cell>
          <table:table-cell office:value-type="float" office:value="-0.01345668" calcext:value-type="float">
            <text:p>-0.01345668</text:p>
          </table:table-cell>
          <table:table-cell office:value-type="float" office:value="-0.007060146" calcext:value-type="float">
            <text:p>-0.007060146</text:p>
          </table:table-cell>
          <table:table-cell office:value-type="float" office:value="-0.003763492" calcext:value-type="float">
            <text:p>-0.003763492</text:p>
          </table:table-cell>
          <table:table-cell office:value-type="float" office:value="960.5706" calcext:value-type="float">
            <text:p>960.5706</text:p>
          </table:table-cell>
          <table:table-cell office:value-type="float" office:value="0" calcext:value-type="float">
            <text:p>0</text:p>
          </table:table-cell>
          <table:table-cell office:value-type="float" office:value="-0.01198802" calcext:value-type="float">
            <text:p>-0.01198802</text:p>
          </table:table-cell>
          <table:table-cell office:value-type="float" office:value="0.00263089" calcext:value-type="float">
            <text:p>0.0026308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1998" calcext:value-type="float">
            <text:p>3061998</text:p>
          </table:table-cell>
          <table:table-cell office:value-type="float" office:value="375.1169" calcext:value-type="float">
            <text:p>375.1169</text:p>
          </table:table-cell>
          <table:table-cell office:value-type="float" office:value="41.05092" calcext:value-type="float">
            <text:p>41.05092</text:p>
          </table:table-cell>
          <table:table-cell office:value-type="float" office:value="0" calcext:value-type="float">
            <text:p>0</text:p>
          </table:table-cell>
          <table:table-cell office:value-type="float" office:value="1257.1" calcext:value-type="float">
            <text:p>1257.1</text:p>
          </table:table-cell>
          <table:table-cell office:value-type="float" office:value="509.2351" calcext:value-type="float">
            <text:p>509.2351</text:p>
          </table:table-cell>
          <table:table-cell office:value-type="float" office:value="0" calcext:value-type="float">
            <text:p>0</text:p>
          </table:table-cell>
          <table:table-cell office:value-type="float" office:value="0.2814823" calcext:value-type="float">
            <text:p>0.2814823</text:p>
          </table:table-cell>
          <table:table-cell office:value-type="float" office:value="0.2868071" calcext:value-type="float">
            <text:p>0.2868071</text:p>
          </table:table-cell>
          <table:table-cell office:value-type="float" office:value="0.2979157" calcext:value-type="float">
            <text:p>0.2979157</text:p>
          </table:table-cell>
          <table:table-cell office:value-type="float" office:value="0.3041728" calcext:value-type="float">
            <text:p>0.3041728</text:p>
          </table:table-cell>
          <table:table-cell office:value-type="float" office:value="0.3060732" calcext:value-type="float">
            <text:p>0.3060732</text:p>
          </table:table-cell>
          <table:table-cell office:value-type="float" office:value="0.3075696" calcext:value-type="float">
            <text:p>0.3075696</text:p>
          </table:table-cell>
          <table:table-cell office:value-type="float" office:value="0.3549601" calcext:value-type="float">
            <text:p>0.3549601</text:p>
          </table:table-cell>
          <table:table-cell office:value-type="float" office:value="0.3623567" calcext:value-type="float">
            <text:p>0.3623567</text:p>
          </table:table-cell>
          <table:table-cell office:value-type="float" office:value="0.3876729" calcext:value-type="float">
            <text:p>0.3876729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956E-015" calcext:value-type="float">
            <text:p>1.68956E-15</text:p>
          </table:table-cell>
          <table:table-cell office:value-type="float" office:value="1.706293E-015" calcext:value-type="float">
            <text:p>1.706293E-15</text:p>
          </table:table-cell>
          <table:table-cell office:value-type="float" office:value="1.204826E-016" calcext:value-type="float">
            <text:p>1.20482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2995973" calcext:value-type="float">
            <text:p>-0.02995973</text:p>
          </table:table-cell>
          <table:table-cell office:value-type="float" office:value="-0.02613683" calcext:value-type="float">
            <text:p>-0.02613683</text:p>
          </table:table-cell>
          <table:table-cell office:value-type="float" office:value="-0.01992942" calcext:value-type="float">
            <text:p>-0.01992942</text:p>
          </table:table-cell>
          <table:table-cell office:value-type="float" office:value="-0.01728247" calcext:value-type="float">
            <text:p>-0.01728247</text:p>
          </table:table-cell>
          <table:table-cell office:value-type="float" office:value="-0.01657673" calcext:value-type="float">
            <text:p>-0.01657673</text:p>
          </table:table-cell>
          <table:table-cell office:value-type="float" office:value="-0.01603081" calcext:value-type="float">
            <text:p>-0.01603081</text:p>
          </table:table-cell>
          <table:table-cell office:value-type="float" office:value="-0.01482498" calcext:value-type="float">
            <text:p>-0.01482498</text:p>
          </table:table-cell>
          <table:table-cell office:value-type="float" office:value="-0.01343948" calcext:value-type="float">
            <text:p>-0.01343948</text:p>
          </table:table-cell>
          <table:table-cell office:value-type="float" office:value="-0.007043142" calcext:value-type="float">
            <text:p>-0.007043142</text:p>
          </table:table-cell>
          <table:table-cell office:value-type="float" office:value="-0.003763503" calcext:value-type="float">
            <text:p>-0.003763503</text:p>
          </table:table-cell>
          <table:table-cell office:value-type="float" office:value="965.1716" calcext:value-type="float">
            <text:p>965.1716</text:p>
          </table:table-cell>
          <table:table-cell office:value-type="float" office:value="0" calcext:value-type="float">
            <text:p>0</text:p>
          </table:table-cell>
          <table:table-cell office:value-type="float" office:value="-0.03089522" calcext:value-type="float">
            <text:p>-0.03089522</text:p>
          </table:table-cell>
          <table:table-cell office:value-type="float" office:value="0.002589396" calcext:value-type="float">
            <text:p>0.002589396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1998" calcext:value-type="float">
            <text:p>4061998</text:p>
          </table:table-cell>
          <table:table-cell office:value-type="float" office:value="375.1169" calcext:value-type="float">
            <text:p>375.1169</text:p>
          </table:table-cell>
          <table:table-cell office:value-type="float" office:value="43.8487" calcext:value-type="float">
            <text:p>43.8487</text:p>
          </table:table-cell>
          <table:table-cell office:value-type="float" office:value="0" calcext:value-type="float">
            <text:p>0</text:p>
          </table:table-cell>
          <table:table-cell office:value-type="float" office:value="1254.05" calcext:value-type="float">
            <text:p>1254.05</text:p>
          </table:table-cell>
          <table:table-cell office:value-type="float" office:value="509.4838" calcext:value-type="float">
            <text:p>509.4838</text:p>
          </table:table-cell>
          <table:table-cell office:value-type="float" office:value="0" calcext:value-type="float">
            <text:p>0</text:p>
          </table:table-cell>
          <table:table-cell office:value-type="float" office:value="0.08249179" calcext:value-type="float">
            <text:p>0.08249179</text:p>
          </table:table-cell>
          <table:table-cell office:value-type="float" office:value="0.2916894" calcext:value-type="float">
            <text:p>0.2916894</text:p>
          </table:table-cell>
          <table:table-cell office:value-type="float" office:value="0.293391" calcext:value-type="float">
            <text:p>0.293391</text:p>
          </table:table-cell>
          <table:table-cell office:value-type="float" office:value="0.298788" calcext:value-type="float">
            <text:p>0.298788</text:p>
          </table:table-cell>
          <table:table-cell office:value-type="float" office:value="0.3026892" calcext:value-type="float">
            <text:p>0.3026892</text:p>
          </table:table-cell>
          <table:table-cell office:value-type="float" office:value="0.3053119" calcext:value-type="float">
            <text:p>0.3053119</text:p>
          </table:table-cell>
          <table:table-cell office:value-type="float" office:value="0.3533413" calcext:value-type="float">
            <text:p>0.3533413</text:p>
          </table:table-cell>
          <table:table-cell office:value-type="float" office:value="0.3622543" calcext:value-type="float">
            <text:p>0.3622543</text:p>
          </table:table-cell>
          <table:table-cell office:value-type="float" office:value="0.3877471" calcext:value-type="float">
            <text:p>0.3877471</text:p>
          </table:table-cell>
          <table:table-cell office:value-type="float" office:value="0.4139506" calcext:value-type="float">
            <text:p>0.4139506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9869E-015" calcext:value-type="float">
            <text:p>1.689869E-15</text:p>
          </table:table-cell>
          <table:table-cell office:value-type="float" office:value="1.706099E-015" calcext:value-type="float">
            <text:p>1.706099E-15</text:p>
          </table:table-cell>
          <table:table-cell office:value-type="float" office:value="1.20479E-016" calcext:value-type="float">
            <text:p>1.2047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6.39756" calcext:value-type="float">
            <text:p>-56.39756</text:p>
          </table:table-cell>
          <table:table-cell office:value-type="float" office:value="-0.02317661" calcext:value-type="float">
            <text:p>-0.02317661</text:p>
          </table:table-cell>
          <table:table-cell office:value-type="float" office:value="-0.02226488" calcext:value-type="float">
            <text:p>-0.02226488</text:p>
          </table:table-cell>
          <table:table-cell office:value-type="float" office:value="-0.0196008" calcext:value-type="float">
            <text:p>-0.0196008</text:p>
          </table:table-cell>
          <table:table-cell office:value-type="float" office:value="-0.01791348" calcext:value-type="float">
            <text:p>-0.01791348</text:p>
          </table:table-cell>
          <table:table-cell office:value-type="float" office:value="-0.01687116" calcext:value-type="float">
            <text:p>-0.01687116</text:p>
          </table:table-cell>
          <table:table-cell office:value-type="float" office:value="-0.0154944" calcext:value-type="float">
            <text:p>-0.0154944</text:p>
          </table:table-cell>
          <table:table-cell office:value-type="float" office:value="-0.01347555" calcext:value-type="float">
            <text:p>-0.01347555</text:p>
          </table:table-cell>
          <table:table-cell office:value-type="float" office:value="-0.007030184" calcext:value-type="float">
            <text:p>-0.007030184</text:p>
          </table:table-cell>
          <table:table-cell office:value-type="float" office:value="-0.003763503" calcext:value-type="float">
            <text:p>-0.003763503</text:p>
          </table:table-cell>
          <table:table-cell office:value-type="float" office:value="969.0121" calcext:value-type="float">
            <text:p>969.0121</text:p>
          </table:table-cell>
          <table:table-cell office:value-type="float" office:value="0" calcext:value-type="float">
            <text:p>0</text:p>
          </table:table-cell>
          <table:table-cell office:value-type="float" office:value="-16.50497" calcext:value-type="float">
            <text:p>-16.50497</text:p>
          </table:table-cell>
          <table:table-cell office:value-type="float" office:value="0.002565125" calcext:value-type="float">
            <text:p>0.00256512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1998" calcext:value-type="float">
            <text:p>5061998</text:p>
          </table:table-cell>
          <table:table-cell office:value-type="float" office:value="375.1169" calcext:value-type="float">
            <text:p>375.1169</text:p>
          </table:table-cell>
          <table:table-cell office:value-type="float" office:value="43.91893" calcext:value-type="float">
            <text:p>43.91893</text:p>
          </table:table-cell>
          <table:table-cell office:value-type="float" office:value="0" calcext:value-type="float">
            <text:p>0</text:p>
          </table:table-cell>
          <table:table-cell office:value-type="float" office:value="1253.915" calcext:value-type="float">
            <text:p>1253.915</text:p>
          </table:table-cell>
          <table:table-cell office:value-type="float" office:value="509.5547" calcext:value-type="float">
            <text:p>509.5547</text:p>
          </table:table-cell>
          <table:table-cell office:value-type="float" office:value="0" calcext:value-type="float">
            <text:p>0</text:p>
          </table:table-cell>
          <table:table-cell office:value-type="float" office:value="0.07747748" calcext:value-type="float">
            <text:p>0.07747748</text:p>
          </table:table-cell>
          <table:table-cell office:value-type="float" office:value="0.2949834" calcext:value-type="float">
            <text:p>0.2949834</text:p>
          </table:table-cell>
          <table:table-cell office:value-type="float" office:value="0.2959529" calcext:value-type="float">
            <text:p>0.2959529</text:p>
          </table:table-cell>
          <table:table-cell office:value-type="float" office:value="0.2985475" calcext:value-type="float">
            <text:p>0.2985475</text:p>
          </table:table-cell>
          <table:table-cell office:value-type="float" office:value="0.3014183" calcext:value-type="float">
            <text:p>0.3014183</text:p>
          </table:table-cell>
          <table:table-cell office:value-type="float" office:value="0.3038621" calcext:value-type="float">
            <text:p>0.3038621</text:p>
          </table:table-cell>
          <table:table-cell office:value-type="float" office:value="0.3522252" calcext:value-type="float">
            <text:p>0.3522252</text:p>
          </table:table-cell>
          <table:table-cell office:value-type="float" office:value="0.3620847" calcext:value-type="float">
            <text:p>0.3620847</text:p>
          </table:table-cell>
          <table:table-cell office:value-type="float" office:value="0.3877982" calcext:value-type="float">
            <text:p>0.3877982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0243E-015" calcext:value-type="float">
            <text:p>1.690243E-15</text:p>
          </table:table-cell>
          <table:table-cell office:value-type="float" office:value="1.705865E-015" calcext:value-type="float">
            <text:p>1.705865E-15</text:p>
          </table:table-cell>
          <table:table-cell office:value-type="float" office:value="1.204745E-016" calcext:value-type="float">
            <text:p>1.20474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2.21882" calcext:value-type="float">
            <text:p>-82.21882</text:p>
          </table:table-cell>
          <table:table-cell office:value-type="float" office:value="-0.02141352" calcext:value-type="float">
            <text:p>-0.02141352</text:p>
          </table:table-cell>
          <table:table-cell office:value-type="float" office:value="-0.02094947" calcext:value-type="float">
            <text:p>-0.02094947</text:p>
          </table:table-cell>
          <table:table-cell office:value-type="float" office:value="-0.01972026" calcext:value-type="float">
            <text:p>-0.01972026</text:p>
          </table:table-cell>
          <table:table-cell office:value-type="float" office:value="-0.01845056" calcext:value-type="float">
            <text:p>-0.01845056</text:p>
          </table:table-cell>
          <table:table-cell office:value-type="float" office:value="-0.01744274" calcext:value-type="float">
            <text:p>-0.01744274</text:p>
          </table:table-cell>
          <table:table-cell office:value-type="float" office:value="-0.01597679" calcext:value-type="float">
            <text:p>-0.01597679</text:p>
          </table:table-cell>
          <table:table-cell office:value-type="float" office:value="-0.01353615" calcext:value-type="float">
            <text:p>-0.01353615</text:p>
          </table:table-cell>
          <table:table-cell office:value-type="float" office:value="-0.007021273" calcext:value-type="float">
            <text:p>-0.007021273</text:p>
          </table:table-cell>
          <table:table-cell office:value-type="float" office:value="-0.003763507" calcext:value-type="float">
            <text:p>-0.003763507</text:p>
          </table:table-cell>
          <table:table-cell office:value-type="float" office:value="972.6632" calcext:value-type="float">
            <text:p>972.6632</text:p>
          </table:table-cell>
          <table:table-cell office:value-type="float" office:value="0" calcext:value-type="float">
            <text:p>0</text:p>
          </table:table-cell>
          <table:table-cell office:value-type="float" office:value="-38.60077" calcext:value-type="float">
            <text:p>-38.60077</text:p>
          </table:table-cell>
          <table:table-cell office:value-type="float" office:value="0.002551471" calcext:value-type="float">
            <text:p>0.00255147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1998" calcext:value-type="float">
            <text:p>6061998</text:p>
          </table:table-cell>
          <table:table-cell office:value-type="float" office:value="375.1169" calcext:value-type="float">
            <text:p>375.1169</text:p>
          </table:table-cell>
          <table:table-cell office:value-type="float" office:value="43.86648" calcext:value-type="float">
            <text:p>43.86648</text:p>
          </table:table-cell>
          <table:table-cell office:value-type="float" office:value="0" calcext:value-type="float">
            <text:p>0</text:p>
          </table:table-cell>
          <table:table-cell office:value-type="float" office:value="1253.954" calcext:value-type="float">
            <text:p>1253.954</text:p>
          </table:table-cell>
          <table:table-cell office:value-type="float" office:value="509.5698" calcext:value-type="float">
            <text:p>509.5698</text:p>
          </table:table-cell>
          <table:table-cell office:value-type="float" office:value="0" calcext:value-type="float">
            <text:p>0</text:p>
          </table:table-cell>
          <table:table-cell office:value-type="float" office:value="0.08315547" calcext:value-type="float">
            <text:p>0.08315547</text:p>
          </table:table-cell>
          <table:table-cell office:value-type="float" office:value="0.2960485" calcext:value-type="float">
            <text:p>0.2960485</text:p>
          </table:table-cell>
          <table:table-cell office:value-type="float" office:value="0.2970282" calcext:value-type="float">
            <text:p>0.2970282</text:p>
          </table:table-cell>
          <table:table-cell office:value-type="float" office:value="0.2989767" calcext:value-type="float">
            <text:p>0.2989767</text:p>
          </table:table-cell>
          <table:table-cell office:value-type="float" office:value="0.3011846" calcext:value-type="float">
            <text:p>0.3011846</text:p>
          </table:table-cell>
          <table:table-cell office:value-type="float" office:value="0.3033642" calcext:value-type="float">
            <text:p>0.3033642</text:p>
          </table:table-cell>
          <table:table-cell office:value-type="float" office:value="0.3515421" calcext:value-type="float">
            <text:p>0.3515421</text:p>
          </table:table-cell>
          <table:table-cell office:value-type="float" office:value="0.3618948" calcext:value-type="float">
            <text:p>0.3618948</text:p>
          </table:table-cell>
          <table:table-cell office:value-type="float" office:value="0.3878293" calcext:value-type="float">
            <text:p>0.3878293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0604E-015" calcext:value-type="float">
            <text:p>1.690604E-15</text:p>
          </table:table-cell>
          <table:table-cell office:value-type="float" office:value="1.705638E-015" calcext:value-type="float">
            <text:p>1.705638E-15</text:p>
          </table:table-cell>
          <table:table-cell office:value-type="float" office:value="1.204701E-016" calcext:value-type="float">
            <text:p>1.20470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3.44703" calcext:value-type="float">
            <text:p>-53.44703</text:p>
          </table:table-cell>
          <table:table-cell office:value-type="float" office:value="-0.02087732" calcext:value-type="float">
            <text:p>-0.02087732</text:p>
          </table:table-cell>
          <table:table-cell office:value-type="float" office:value="-0.02042352" calcext:value-type="float">
            <text:p>-0.02042352</text:p>
          </table:table-cell>
          <table:table-cell office:value-type="float" office:value="-0.01952461" calcext:value-type="float">
            <text:p>-0.01952461</text:p>
          </table:table-cell>
          <table:table-cell office:value-type="float" office:value="-0.0185529" calcext:value-type="float">
            <text:p>-0.0185529</text:p>
          </table:table-cell>
          <table:table-cell office:value-type="float" office:value="-0.01764488" calcext:value-type="float">
            <text:p>-0.01764488</text:p>
          </table:table-cell>
          <table:table-cell office:value-type="float" office:value="-0.01628028" calcext:value-type="float">
            <text:p>-0.01628028</text:p>
          </table:table-cell>
          <table:table-cell office:value-type="float" office:value="-0.01360456" calcext:value-type="float">
            <text:p>-0.01360456</text:p>
          </table:table-cell>
          <table:table-cell office:value-type="float" office:value="-0.007015844" calcext:value-type="float">
            <text:p>-0.007015844</text:p>
          </table:table-cell>
          <table:table-cell office:value-type="float" office:value="-0.003763507" calcext:value-type="float">
            <text:p>-0.003763507</text:p>
          </table:table-cell>
          <table:table-cell office:value-type="float" office:value="976.2574" calcext:value-type="float">
            <text:p>976.2574</text:p>
          </table:table-cell>
          <table:table-cell office:value-type="float" office:value="0" calcext:value-type="float">
            <text:p>0</text:p>
          </table:table-cell>
          <table:table-cell office:value-type="float" office:value="-17.94772" calcext:value-type="float">
            <text:p>-17.94772</text:p>
          </table:table-cell>
          <table:table-cell office:value-type="float" office:value="0.002546011" calcext:value-type="float">
            <text:p>0.00254601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01" calcext:value-type="float">
            <text:p>-1.2285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1998" calcext:value-type="float">
            <text:p>7061998</text:p>
          </table:table-cell>
          <table:table-cell office:value-type="float" office:value="375.7168" calcext:value-type="float">
            <text:p>375.7168</text:p>
          </table:table-cell>
          <table:table-cell office:value-type="float" office:value="44.00384" calcext:value-type="float">
            <text:p>44.00384</text:p>
          </table:table-cell>
          <table:table-cell office:value-type="float" office:value="0" calcext:value-type="float">
            <text:p>0</text:p>
          </table:table-cell>
          <table:table-cell office:value-type="float" office:value="1254.417" calcext:value-type="float">
            <text:p>1254.417</text:p>
          </table:table-cell>
          <table:table-cell office:value-type="float" office:value="509.5775" calcext:value-type="float">
            <text:p>509.5775</text:p>
          </table:table-cell>
          <table:table-cell office:value-type="float" office:value="0" calcext:value-type="float">
            <text:p>0</text:p>
          </table:table-cell>
          <table:table-cell office:value-type="float" office:value="0.1230301" calcext:value-type="float">
            <text:p>0.1230301</text:p>
          </table:table-cell>
          <table:table-cell office:value-type="float" office:value="0.2958848" calcext:value-type="float">
            <text:p>0.2958848</text:p>
          </table:table-cell>
          <table:table-cell office:value-type="float" office:value="0.2974973" calcext:value-type="float">
            <text:p>0.2974973</text:p>
          </table:table-cell>
          <table:table-cell office:value-type="float" office:value="0.2992927" calcext:value-type="float">
            <text:p>0.2992927</text:p>
          </table:table-cell>
          <table:table-cell office:value-type="float" office:value="0.3011689" calcext:value-type="float">
            <text:p>0.3011689</text:p>
          </table:table-cell>
          <table:table-cell office:value-type="float" office:value="0.3031662" calcext:value-type="float">
            <text:p>0.3031662</text:p>
          </table:table-cell>
          <table:table-cell office:value-type="float" office:value="0.3511704" calcext:value-type="float">
            <text:p>0.3511704</text:p>
          </table:table-cell>
          <table:table-cell office:value-type="float" office:value="0.3617151" calcext:value-type="float">
            <text:p>0.3617151</text:p>
          </table:table-cell>
          <table:table-cell office:value-type="float" office:value="0.3878445" calcext:value-type="float">
            <text:p>0.3878445</text:p>
          </table:table-cell>
          <table:table-cell office:value-type="float" office:value="0.4139508" calcext:value-type="float">
            <text:p>0.4139508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0924E-015" calcext:value-type="float">
            <text:p>1.690924E-15</text:p>
          </table:table-cell>
          <table:table-cell office:value-type="float" office:value="1.705437E-015" calcext:value-type="float">
            <text:p>1.705437E-15</text:p>
          </table:table-cell>
          <table:table-cell office:value-type="float" office:value="1.204663E-016" calcext:value-type="float">
            <text:p>1.20466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.789885" calcext:value-type="float">
            <text:p>-4.789885</text:p>
          </table:table-cell>
          <table:table-cell office:value-type="float" office:value="-0.02091943" calcext:value-type="float">
            <text:p>-0.02091943</text:p>
          </table:table-cell>
          <table:table-cell office:value-type="float" office:value="-0.02019385" calcext:value-type="float">
            <text:p>-0.02019385</text:p>
          </table:table-cell>
          <table:table-cell office:value-type="float" office:value="-0.01938095" calcext:value-type="float">
            <text:p>-0.01938095</text:p>
          </table:table-cell>
          <table:table-cell office:value-type="float" office:value="-0.01855991" calcext:value-type="float">
            <text:p>-0.01855991</text:p>
          </table:table-cell>
          <table:table-cell office:value-type="float" office:value="-0.0177256" calcext:value-type="float">
            <text:p>-0.0177256</text:p>
          </table:table-cell>
          <table:table-cell office:value-type="float" office:value="-0.01644797" calcext:value-type="float">
            <text:p>-0.01644797</text:p>
          </table:table-cell>
          <table:table-cell office:value-type="float" office:value="-0.01366967" calcext:value-type="float">
            <text:p>-0.01366967</text:p>
          </table:table-cell>
          <table:table-cell office:value-type="float" office:value="-0.007013185" calcext:value-type="float">
            <text:p>-0.007013185</text:p>
          </table:table-cell>
          <table:table-cell office:value-type="float" office:value="-0.003763482" calcext:value-type="float">
            <text:p>-0.003763482</text:p>
          </table:table-cell>
          <table:table-cell office:value-type="float" office:value="979.8384" calcext:value-type="float">
            <text:p>979.8384</text:p>
          </table:table-cell>
          <table:table-cell office:value-type="float" office:value="0" calcext:value-type="float">
            <text:p>0</text:p>
          </table:table-cell>
          <table:table-cell office:value-type="float" office:value="-0.3113166" calcext:value-type="float">
            <text:p>-0.3113166</text:p>
          </table:table-cell>
          <table:table-cell office:value-type="float" office:value="0.002540731" calcext:value-type="float">
            <text:p>0.00254073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1998" calcext:value-type="float">
            <text:p>8061998</text:p>
          </table:table-cell>
          <table:table-cell office:value-type="float" office:value="375.9167" calcext:value-type="float">
            <text:p>375.9167</text:p>
          </table:table-cell>
          <table:table-cell office:value-type="float" office:value="44.73011" calcext:value-type="float">
            <text:p>44.73011</text:p>
          </table:table-cell>
          <table:table-cell office:value-type="float" office:value="0" calcext:value-type="float">
            <text:p>0</text:p>
          </table:table-cell>
          <table:table-cell office:value-type="float" office:value="1253.902" calcext:value-type="float">
            <text:p>1253.902</text:p>
          </table:table-cell>
          <table:table-cell office:value-type="float" office:value="509.5647" calcext:value-type="float">
            <text:p>509.5647</text:p>
          </table:table-cell>
          <table:table-cell office:value-type="float" office:value="0" calcext:value-type="float">
            <text:p>0</text:p>
          </table:table-cell>
          <table:table-cell office:value-type="float" office:value="0.08967189" calcext:value-type="float">
            <text:p>0.08967189</text:p>
          </table:table-cell>
          <table:table-cell office:value-type="float" office:value="0.2959774" calcext:value-type="float">
            <text:p>0.2959774</text:p>
          </table:table-cell>
          <table:table-cell office:value-type="float" office:value="0.2970338" calcext:value-type="float">
            <text:p>0.2970338</text:p>
          </table:table-cell>
          <table:table-cell office:value-type="float" office:value="0.2990261" calcext:value-type="float">
            <text:p>0.2990261</text:p>
          </table:table-cell>
          <table:table-cell office:value-type="float" office:value="0.3010684" calcext:value-type="float">
            <text:p>0.3010684</text:p>
          </table:table-cell>
          <table:table-cell office:value-type="float" office:value="0.3030296" calcext:value-type="float">
            <text:p>0.3030296</text:p>
          </table:table-cell>
          <table:table-cell office:value-type="float" office:value="0.3509656" calcext:value-type="float">
            <text:p>0.3509656</text:p>
          </table:table-cell>
          <table:table-cell office:value-type="float" office:value="0.3615615" calcext:value-type="float">
            <text:p>0.3615615</text:p>
          </table:table-cell>
          <table:table-cell office:value-type="float" office:value="0.3878483" calcext:value-type="float">
            <text:p>0.3878483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1259E-015" calcext:value-type="float">
            <text:p>1.691259E-15</text:p>
          </table:table-cell>
          <table:table-cell office:value-type="float" office:value="1.705228E-015" calcext:value-type="float">
            <text:p>1.705228E-15</text:p>
          </table:table-cell>
          <table:table-cell office:value-type="float" office:value="1.204623E-016" calcext:value-type="float">
            <text:p>1.20462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3.66515" calcext:value-type="float">
            <text:p>-33.66515</text:p>
          </table:table-cell>
          <table:table-cell office:value-type="float" office:value="-0.02091327" calcext:value-type="float">
            <text:p>-0.02091327</text:p>
          </table:table-cell>
          <table:table-cell office:value-type="float" office:value="-0.02042055" calcext:value-type="float">
            <text:p>-0.02042055</text:p>
          </table:table-cell>
          <table:table-cell office:value-type="float" office:value="-0.01950088" calcext:value-type="float">
            <text:p>-0.01950088</text:p>
          </table:table-cell>
          <table:table-cell office:value-type="float" office:value="-0.01860236" calcext:value-type="float">
            <text:p>-0.01860236</text:p>
          </table:table-cell>
          <table:table-cell office:value-type="float" office:value="-0.01778108" calcext:value-type="float">
            <text:p>-0.01778108</text:p>
          </table:table-cell>
          <table:table-cell office:value-type="float" office:value="-0.01654159" calcext:value-type="float">
            <text:p>-0.01654159</text:p>
          </table:table-cell>
          <table:table-cell office:value-type="float" office:value="-0.01372568" calcext:value-type="float">
            <text:p>-0.01372568</text:p>
          </table:table-cell>
          <table:table-cell office:value-type="float" office:value="-0.00701252" calcext:value-type="float">
            <text:p>-0.00701252</text:p>
          </table:table-cell>
          <table:table-cell office:value-type="float" office:value="-0.003763482" calcext:value-type="float">
            <text:p>-0.003763482</text:p>
          </table:table-cell>
          <table:table-cell office:value-type="float" office:value="983.4023" calcext:value-type="float">
            <text:p>983.4023</text:p>
          </table:table-cell>
          <table:table-cell office:value-type="float" office:value="0" calcext:value-type="float">
            <text:p>0</text:p>
          </table:table-cell>
          <table:table-cell office:value-type="float" office:value="-9.271082" calcext:value-type="float">
            <text:p>-9.271082</text:p>
          </table:table-cell>
          <table:table-cell office:value-type="float" office:value="0.002527603" calcext:value-type="float">
            <text:p>0.00252760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1998" calcext:value-type="float">
            <text:p>9061998</text:p>
          </table:table-cell>
          <table:table-cell office:value-type="float" office:value="375.9167" calcext:value-type="float">
            <text:p>375.9167</text:p>
          </table:table-cell>
          <table:table-cell office:value-type="float" office:value="44.89456" calcext:value-type="float">
            <text:p>44.89456</text:p>
          </table:table-cell>
          <table:table-cell office:value-type="float" office:value="0" calcext:value-type="float">
            <text:p>0</text:p>
          </table:table-cell>
          <table:table-cell office:value-type="float" office:value="1253.758" calcext:value-type="float">
            <text:p>1253.758</text:p>
          </table:table-cell>
          <table:table-cell office:value-type="float" office:value="509.5456" calcext:value-type="float">
            <text:p>509.5456</text:p>
          </table:table-cell>
          <table:table-cell office:value-type="float" office:value="0" calcext:value-type="float">
            <text:p>0</text:p>
          </table:table-cell>
          <table:table-cell office:value-type="float" office:value="0.07704741" calcext:value-type="float">
            <text:p>0.07704741</text:p>
          </table:table-cell>
          <table:table-cell office:value-type="float" office:value="0.2967038" calcext:value-type="float">
            <text:p>0.2967038</text:p>
          </table:table-cell>
          <table:table-cell office:value-type="float" office:value="0.2975881" calcext:value-type="float">
            <text:p>0.2975881</text:p>
          </table:table-cell>
          <table:table-cell office:value-type="float" office:value="0.2992193" calcext:value-type="float">
            <text:p>0.2992193</text:p>
          </table:table-cell>
          <table:table-cell office:value-type="float" office:value="0.3010109" calcext:value-type="float">
            <text:p>0.3010109</text:p>
          </table:table-cell>
          <table:table-cell office:value-type="float" office:value="0.3029099" calcext:value-type="float">
            <text:p>0.3029099</text:p>
          </table:table-cell>
          <table:table-cell office:value-type="float" office:value="0.3508295" calcext:value-type="float">
            <text:p>0.3508295</text:p>
          </table:table-cell>
          <table:table-cell office:value-type="float" office:value="0.361437" calcext:value-type="float">
            <text:p>0.361437</text:p>
          </table:table-cell>
          <table:table-cell office:value-type="float" office:value="0.3878443" calcext:value-type="float">
            <text:p>0.3878443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1665E-015" calcext:value-type="float">
            <text:p>1.691665E-15</text:p>
          </table:table-cell>
          <table:table-cell office:value-type="float" office:value="1.704974E-015" calcext:value-type="float">
            <text:p>1.704974E-15</text:p>
          </table:table-cell>
          <table:table-cell office:value-type="float" office:value="1.204574E-016" calcext:value-type="float">
            <text:p>1.20457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5.11689" calcext:value-type="float">
            <text:p>-85.11689</text:p>
          </table:table-cell>
          <table:table-cell office:value-type="float" office:value="-0.02055775" calcext:value-type="float">
            <text:p>-0.02055775</text:p>
          </table:table-cell>
          <table:table-cell office:value-type="float" office:value="-0.02015776" calcext:value-type="float">
            <text:p>-0.02015776</text:p>
          </table:table-cell>
          <table:table-cell office:value-type="float" office:value="-0.01941466" calcext:value-type="float">
            <text:p>-0.01941466</text:p>
          </table:table-cell>
          <table:table-cell office:value-type="float" office:value="-0.01862773" calcext:value-type="float">
            <text:p>-0.01862773</text:p>
          </table:table-cell>
          <table:table-cell office:value-type="float" office:value="-0.01783021" calcext:value-type="float">
            <text:p>-0.01783021</text:p>
          </table:table-cell>
          <table:table-cell office:value-type="float" office:value="-0.01660374" calcext:value-type="float">
            <text:p>-0.01660374</text:p>
          </table:table-cell>
          <table:table-cell office:value-type="float" office:value="-0.01377129" calcext:value-type="float">
            <text:p>-0.01377129</text:p>
          </table:table-cell>
          <table:table-cell office:value-type="float" office:value="-0.007013188" calcext:value-type="float">
            <text:p>-0.007013188</text:p>
          </table:table-cell>
          <table:table-cell office:value-type="float" office:value="-0.003763485" calcext:value-type="float">
            <text:p>-0.003763485</text:p>
          </table:table-cell>
          <table:table-cell office:value-type="float" office:value="986.9615" calcext:value-type="float">
            <text:p>986.9615</text:p>
          </table:table-cell>
          <table:table-cell office:value-type="float" office:value="0" calcext:value-type="float">
            <text:p>0</text:p>
          </table:table-cell>
          <table:table-cell office:value-type="float" office:value="-47.88437" calcext:value-type="float">
            <text:p>-47.88437</text:p>
          </table:table-cell>
          <table:table-cell office:value-type="float" office:value="0.002519572" calcext:value-type="float">
            <text:p>0.002519572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1998" calcext:value-type="float">
            <text:p>10061998</text:p>
          </table:table-cell>
          <table:table-cell office:value-type="float" office:value="380.9167" calcext:value-type="float">
            <text:p>380.9167</text:p>
          </table:table-cell>
          <table:table-cell office:value-type="float" office:value="45.35568" calcext:value-type="float">
            <text:p>45.35568</text:p>
          </table:table-cell>
          <table:table-cell office:value-type="float" office:value="0" calcext:value-type="float">
            <text:p>0</text:p>
          </table:table-cell>
          <table:table-cell office:value-type="float" office:value="1258.312" calcext:value-type="float">
            <text:p>1258.312</text:p>
          </table:table-cell>
          <table:table-cell office:value-type="float" office:value="509.5344" calcext:value-type="float">
            <text:p>509.5344</text:p>
          </table:table-cell>
          <table:table-cell office:value-type="float" office:value="0" calcext:value-type="float">
            <text:p>0</text:p>
          </table:table-cell>
          <table:table-cell office:value-type="float" office:value="0.344342" calcext:value-type="float">
            <text:p>0.344342</text:p>
          </table:table-cell>
          <table:table-cell office:value-type="float" office:value="0.3432808" calcext:value-type="float">
            <text:p>0.3432808</text:p>
          </table:table-cell>
          <table:table-cell office:value-type="float" office:value="0.3124751" calcext:value-type="float">
            <text:p>0.3124751</text:p>
          </table:table-cell>
          <table:table-cell office:value-type="float" office:value="0.3013096" calcext:value-type="float">
            <text:p>0.3013096</text:p>
          </table:table-cell>
          <table:table-cell office:value-type="float" office:value="0.3012748" calcext:value-type="float">
            <text:p>0.3012748</text:p>
          </table:table-cell>
          <table:table-cell office:value-type="float" office:value="0.3029762" calcext:value-type="float">
            <text:p>0.3029762</text:p>
          </table:table-cell>
          <table:table-cell office:value-type="float" office:value="0.3512479" calcext:value-type="float">
            <text:p>0.3512479</text:p>
          </table:table-cell>
          <table:table-cell office:value-type="float" office:value="0.3613465" calcext:value-type="float">
            <text:p>0.3613465</text:p>
          </table:table-cell>
          <table:table-cell office:value-type="float" office:value="0.3878358" calcext:value-type="float">
            <text:p>0.3878358</text:p>
          </table:table-cell>
          <table:table-cell office:value-type="float" office:value="0.4139508" calcext:value-type="float">
            <text:p>0.4139508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214E-015" calcext:value-type="float">
            <text:p>1.69214E-15</text:p>
          </table:table-cell>
          <table:table-cell office:value-type="float" office:value="1.704676E-015" calcext:value-type="float">
            <text:p>1.704676E-15</text:p>
          </table:table-cell>
          <table:table-cell office:value-type="float" office:value="1.204515E-016" calcext:value-type="float">
            <text:p>1.20451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6983682" calcext:value-type="float">
            <text:p>-0.006983682</text:p>
          </table:table-cell>
          <table:table-cell office:value-type="float" office:value="-0.007139729" calcext:value-type="float">
            <text:p>-0.007139729</text:p>
          </table:table-cell>
          <table:table-cell office:value-type="float" office:value="-0.01459973" calcext:value-type="float">
            <text:p>-0.01459973</text:p>
          </table:table-cell>
          <table:table-cell office:value-type="float" office:value="-0.01858968" calcext:value-type="float">
            <text:p>-0.01858968</text:p>
          </table:table-cell>
          <table:table-cell office:value-type="float" office:value="-0.01852673" calcext:value-type="float">
            <text:p>-0.01852673</text:p>
          </table:table-cell>
          <table:table-cell office:value-type="float" office:value="-0.01780585" calcext:value-type="float">
            <text:p>-0.01780585</text:p>
          </table:table-cell>
          <table:table-cell office:value-type="float" office:value="-0.01641218" calcext:value-type="float">
            <text:p>-0.01641218</text:p>
          </table:table-cell>
          <table:table-cell office:value-type="float" office:value="-0.01380465" calcext:value-type="float">
            <text:p>-0.01380465</text:p>
          </table:table-cell>
          <table:table-cell office:value-type="float" office:value="-0.00701467" calcext:value-type="float">
            <text:p>-0.00701467</text:p>
          </table:table-cell>
          <table:table-cell office:value-type="float" office:value="-0.003763492" calcext:value-type="float">
            <text:p>-0.003763492</text:p>
          </table:table-cell>
          <table:table-cell office:value-type="float" office:value="990.5208" calcext:value-type="float">
            <text:p>990.5208</text:p>
          </table:table-cell>
          <table:table-cell office:value-type="float" office:value="0" calcext:value-type="float">
            <text:p>0</text:p>
          </table:table-cell>
          <table:table-cell office:value-type="float" office:value="-0.007002288" calcext:value-type="float">
            <text:p>-0.007002288</text:p>
          </table:table-cell>
          <table:table-cell office:value-type="float" office:value="0.002511313" calcext:value-type="float">
            <text:p>0.002511313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1998" calcext:value-type="float">
            <text:p>11061998</text:p>
          </table:table-cell>
          <table:table-cell office:value-type="float" office:value="380.9167" calcext:value-type="float">
            <text:p>380.9167</text:p>
          </table:table-cell>
          <table:table-cell office:value-type="float" office:value="48.69285" calcext:value-type="float">
            <text:p>48.69285</text:p>
          </table:table-cell>
          <table:table-cell office:value-type="float" office:value="0" calcext:value-type="float">
            <text:p>0</text:p>
          </table:table-cell>
          <table:table-cell office:value-type="float" office:value="1254.824" calcext:value-type="float">
            <text:p>1254.824</text:p>
          </table:table-cell>
          <table:table-cell office:value-type="float" office:value="509.6904" calcext:value-type="float">
            <text:p>509.6904</text:p>
          </table:table-cell>
          <table:table-cell office:value-type="float" office:value="0" calcext:value-type="float">
            <text:p>0</text:p>
          </table:table-cell>
          <table:table-cell office:value-type="float" office:value="0.08437482" calcext:value-type="float">
            <text:p>0.08437482</text:p>
          </table:table-cell>
          <table:table-cell office:value-type="float" office:value="0.3030703" calcext:value-type="float">
            <text:p>0.3030703</text:p>
          </table:table-cell>
          <table:table-cell office:value-type="float" office:value="0.3039537" calcext:value-type="float">
            <text:p>0.3039537</text:p>
          </table:table-cell>
          <table:table-cell office:value-type="float" office:value="0.304696" calcext:value-type="float">
            <text:p>0.304696</text:p>
          </table:table-cell>
          <table:table-cell office:value-type="float" office:value="0.3047723" calcext:value-type="float">
            <text:p>0.3047723</text:p>
          </table:table-cell>
          <table:table-cell office:value-type="float" office:value="0.3050769" calcext:value-type="float">
            <text:p>0.3050769</text:p>
          </table:table-cell>
          <table:table-cell office:value-type="float" office:value="0.3513024" calcext:value-type="float">
            <text:p>0.3513024</text:p>
          </table:table-cell>
          <table:table-cell office:value-type="float" office:value="0.3613019" calcext:value-type="float">
            <text:p>0.3613019</text:p>
          </table:table-cell>
          <table:table-cell office:value-type="float" office:value="0.3878262" calcext:value-type="float">
            <text:p>0.3878262</text:p>
          </table:table-cell>
          <table:table-cell office:value-type="float" office:value="0.4139508" calcext:value-type="float">
            <text:p>0.4139508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258E-015" calcext:value-type="float">
            <text:p>1.69258E-15</text:p>
          </table:table-cell>
          <table:table-cell office:value-type="float" office:value="1.704401E-015" calcext:value-type="float">
            <text:p>1.704401E-15</text:p>
          </table:table-cell>
          <table:table-cell office:value-type="float" office:value="1.20446E-016" calcext:value-type="float">
            <text:p>1.2044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8.92758" calcext:value-type="float">
            <text:p>-48.92758</text:p>
          </table:table-cell>
          <table:table-cell office:value-type="float" office:value="-0.01771695" calcext:value-type="float">
            <text:p>-0.01771695</text:p>
          </table:table-cell>
          <table:table-cell office:value-type="float" office:value="-0.01738237" calcext:value-type="float">
            <text:p>-0.01738237</text:p>
          </table:table-cell>
          <table:table-cell office:value-type="float" office:value="-0.01709962" calcext:value-type="float">
            <text:p>-0.01709962</text:p>
          </table:table-cell>
          <table:table-cell office:value-type="float" office:value="-0.01708373" calcext:value-type="float">
            <text:p>-0.01708373</text:p>
          </table:table-cell>
          <table:table-cell office:value-type="float" office:value="-0.01697246" calcext:value-type="float">
            <text:p>-0.01697246</text:p>
          </table:table-cell>
          <table:table-cell office:value-type="float" office:value="-0.01639223" calcext:value-type="float">
            <text:p>-0.01639223</text:p>
          </table:table-cell>
          <table:table-cell office:value-type="float" office:value="-0.01382114" calcext:value-type="float">
            <text:p>-0.01382114</text:p>
          </table:table-cell>
          <table:table-cell office:value-type="float" office:value="-0.007016326" calcext:value-type="float">
            <text:p>-0.007016326</text:p>
          </table:table-cell>
          <table:table-cell office:value-type="float" office:value="-0.003763492" calcext:value-type="float">
            <text:p>-0.003763492</text:p>
          </table:table-cell>
          <table:table-cell office:value-type="float" office:value="994.255" calcext:value-type="float">
            <text:p>994.255</text:p>
          </table:table-cell>
          <table:table-cell office:value-type="float" office:value="0" calcext:value-type="float">
            <text:p>0</text:p>
          </table:table-cell>
          <table:table-cell office:value-type="float" office:value="-21.49526" calcext:value-type="float">
            <text:p>-21.49526</text:p>
          </table:table-cell>
          <table:table-cell office:value-type="float" office:value="0.002493619" calcext:value-type="float">
            <text:p>0.002493619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1998" calcext:value-type="float">
            <text:p>12061998</text:p>
          </table:table-cell>
          <table:table-cell office:value-type="float" office:value="388.7169" calcext:value-type="float">
            <text:p>388.7169</text:p>
          </table:table-cell>
          <table:table-cell office:value-type="float" office:value="49.41576" calcext:value-type="float">
            <text:p>49.41576</text:p>
          </table:table-cell>
          <table:table-cell office:value-type="float" office:value="0" calcext:value-type="float">
            <text:p>0</text:p>
          </table:table-cell>
          <table:table-cell office:value-type="float" office:value="1260.569" calcext:value-type="float">
            <text:p>1260.569</text:p>
          </table:table-cell>
          <table:table-cell office:value-type="float" office:value="511.0262" calcext:value-type="float">
            <text:p>511.0262</text:p>
          </table:table-cell>
          <table:table-cell office:value-type="float" office:value="0" calcext:value-type="float">
            <text:p>0</text:p>
          </table:table-cell>
          <table:table-cell office:value-type="float" office:value="0.3329568" calcext:value-type="float">
            <text:p>0.3329568</text:p>
          </table:table-cell>
          <table:table-cell office:value-type="float" office:value="0.3328388" calcext:value-type="float">
            <text:p>0.3328388</text:p>
          </table:table-cell>
          <table:table-cell office:value-type="float" office:value="0.3316068" calcext:value-type="float">
            <text:p>0.3316068</text:p>
          </table:table-cell>
          <table:table-cell office:value-type="float" office:value="0.3203591" calcext:value-type="float">
            <text:p>0.3203591</text:p>
          </table:table-cell>
          <table:table-cell office:value-type="float" office:value="0.3093747" calcext:value-type="float">
            <text:p>0.3093747</text:p>
          </table:table-cell>
          <table:table-cell office:value-type="float" office:value="0.3062761" calcext:value-type="float">
            <text:p>0.3062761</text:p>
          </table:table-cell>
          <table:table-cell office:value-type="float" office:value="0.3522196" calcext:value-type="float">
            <text:p>0.3522196</text:p>
          </table:table-cell>
          <table:table-cell office:value-type="float" office:value="0.3613213" calcext:value-type="float">
            <text:p>0.3613213</text:p>
          </table:table-cell>
          <table:table-cell office:value-type="float" office:value="0.3878177" calcext:value-type="float">
            <text:p>0.3878177</text:p>
          </table:table-cell>
          <table:table-cell office:value-type="float" office:value="0.4139508" calcext:value-type="float">
            <text:p>0.4139508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2959E-015" calcext:value-type="float">
            <text:p>1.692959E-15</text:p>
          </table:table-cell>
          <table:table-cell office:value-type="float" office:value="1.704162E-015" calcext:value-type="float">
            <text:p>1.704162E-15</text:p>
          </table:table-cell>
          <table:table-cell office:value-type="float" office:value="1.204412E-016" calcext:value-type="float">
            <text:p>1.20441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9133742" calcext:value-type="float">
            <text:p>-0.009133742</text:p>
          </table:table-cell>
          <table:table-cell office:value-type="float" office:value="-0.009147367" calcext:value-type="float">
            <text:p>-0.009147367</text:p>
          </table:table-cell>
          <table:table-cell office:value-type="float" office:value="-0.009410449" calcext:value-type="float">
            <text:p>-0.009410449</text:p>
          </table:table-cell>
          <table:table-cell office:value-type="float" office:value="-0.01209038" calcext:value-type="float">
            <text:p>-0.01209038</text:p>
          </table:table-cell>
          <table:table-cell office:value-type="float" office:value="-0.0154595" calcext:value-type="float">
            <text:p>-0.0154595</text:p>
          </table:table-cell>
          <table:table-cell office:value-type="float" office:value="-0.0165398" calcext:value-type="float">
            <text:p>-0.0165398</text:p>
          </table:table-cell>
          <table:table-cell office:value-type="float" office:value="-0.0159839" calcext:value-type="float">
            <text:p>-0.0159839</text:p>
          </table:table-cell>
          <table:table-cell office:value-type="float" office:value="-0.01381429" calcext:value-type="float">
            <text:p>-0.01381429</text:p>
          </table:table-cell>
          <table:table-cell office:value-type="float" office:value="-0.007017825" calcext:value-type="float">
            <text:p>-0.007017825</text:p>
          </table:table-cell>
          <table:table-cell office:value-type="float" office:value="-0.003763489" calcext:value-type="float">
            <text:p>-0.003763489</text:p>
          </table:table-cell>
          <table:table-cell office:value-type="float" office:value="999.1466" calcext:value-type="float">
            <text:p>999.1466</text:p>
          </table:table-cell>
          <table:table-cell office:value-type="float" office:value="0" calcext:value-type="float">
            <text:p>0</text:p>
          </table:table-cell>
          <table:table-cell office:value-type="float" office:value="-0.009157536" calcext:value-type="float">
            <text:p>-0.009157536</text:p>
          </table:table-cell>
          <table:table-cell office:value-type="float" office:value="0.002466011" calcext:value-type="float">
            <text:p>0.002466011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1998" calcext:value-type="float">
            <text:p>13061998</text:p>
          </table:table-cell>
          <table:table-cell office:value-type="float" office:value="410.5169" calcext:value-type="float">
            <text:p>410.5169</text:p>
          </table:table-cell>
          <table:table-cell office:value-type="float" office:value="50.73268" calcext:value-type="float">
            <text:p>50.73268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72.39" calcext:value-type="float">
            <text:p>1272.39</text:p>
          </table:table-cell>
          <table:table-cell office:value-type="float" office:value="516.6758" calcext:value-type="float">
            <text:p>516.6758</text:p>
          </table:table-cell>
          <table:table-cell office:value-type="float" office:value="0" calcext:value-type="float">
            <text:p>0</text:p>
          </table:table-cell>
          <table:table-cell office:value-type="float" office:value="0.355043" calcext:value-type="float">
            <text:p>0.355043</text:p>
          </table:table-cell>
          <table:table-cell office:value-type="float" office:value="0.3560759" calcext:value-type="float">
            <text:p>0.3560759</text:p>
          </table:table-cell>
          <table:table-cell office:value-type="float" office:value="0.358842" calcext:value-type="float">
            <text:p>0.358842</text:p>
          </table:table-cell>
          <table:table-cell office:value-type="float" office:value="0.3615395" calcext:value-type="float">
            <text:p>0.3615395</text:p>
          </table:table-cell>
          <table:table-cell office:value-type="float" office:value="0.3629643" calcext:value-type="float">
            <text:p>0.3629643</text:p>
          </table:table-cell>
          <table:table-cell office:value-type="float" office:value="0.363691" calcext:value-type="float">
            <text:p>0.363691</text:p>
          </table:table-cell>
          <table:table-cell office:value-type="float" office:value="0.3835084" calcext:value-type="float">
            <text:p>0.3835084</text:p>
          </table:table-cell>
          <table:table-cell office:value-type="float" office:value="0.3627761" calcext:value-type="float">
            <text:p>0.3627761</text:p>
          </table:table-cell>
          <table:table-cell office:value-type="float" office:value="0.3874075" calcext:value-type="float">
            <text:p>0.3874075</text:p>
          </table:table-cell>
          <table:table-cell office:value-type="float" office:value="0.4134805" calcext:value-type="float">
            <text:p>0.413480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3314E-015" calcext:value-type="float">
            <text:p>1.693314E-15</text:p>
          </table:table-cell>
          <table:table-cell office:value-type="float" office:value="1.70394E-015" calcext:value-type="float">
            <text:p>1.70394E-15</text:p>
          </table:table-cell>
          <table:table-cell office:value-type="float" office:value="1.204367E-016" calcext:value-type="float">
            <text:p>1.20436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5858425" calcext:value-type="float">
            <text:p>-0.005858425</text:p>
          </table:table-cell>
          <table:table-cell office:value-type="float" office:value="-0.00573646" calcext:value-type="float">
            <text:p>-0.00573646</text:p>
          </table:table-cell>
          <table:table-cell office:value-type="float" office:value="-0.005450879" calcext:value-type="float">
            <text:p>-0.005450879</text:p>
          </table:table-cell>
          <table:table-cell office:value-type="float" office:value="-0.005182764" calcext:value-type="float">
            <text:p>-0.005182764</text:p>
          </table:table-cell>
          <table:table-cell office:value-type="float" office:value="-0.00505339" calcext:value-type="float">
            <text:p>-0.00505339</text:p>
          </table:table-cell>
          <table:table-cell office:value-type="float" office:value="-0.004986464" calcext:value-type="float">
            <text:p>-0.004986464</text:p>
          </table:table-cell>
          <table:table-cell office:value-type="float" office:value="-0.007058171" calcext:value-type="float">
            <text:p>-0.007058171</text:p>
          </table:table-cell>
          <table:table-cell office:value-type="float" office:value="-0.01330169" calcext:value-type="float">
            <text:p>-0.01330169</text:p>
          </table:table-cell>
          <table:table-cell office:value-type="float" office:value="-0.007089486" calcext:value-type="float">
            <text:p>-0.007089486</text:p>
          </table:table-cell>
          <table:table-cell office:value-type="float" office:value="-0.003805053" calcext:value-type="float">
            <text:p>-0.003805053</text:p>
          </table:table-cell>
          <table:table-cell office:value-type="float" office:value="1008.964" calcext:value-type="float">
            <text:p>1008.964</text:p>
          </table:table-cell>
          <table:table-cell office:value-type="float" office:value="0" calcext:value-type="float">
            <text:p>0</text:p>
          </table:table-cell>
          <table:table-cell office:value-type="float" office:value="-0.005945781" calcext:value-type="float">
            <text:p>-0.005945781</text:p>
          </table:table-cell>
          <table:table-cell office:value-type="float" office:value="0.002400855" calcext:value-type="float">
            <text:p>0.002400855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3071" calcext:value-type="float">
            <text:p>-1.230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1998" calcext:value-type="float">
            <text:p>14061998</text:p>
          </table:table-cell>
          <table:table-cell office:value-type="float" office:value="429.9696" calcext:value-type="float">
            <text:p>429.9696</text:p>
          </table:table-cell>
          <table:table-cell office:value-type="float" office:value="51.66489" calcext:value-type="float">
            <text:p>51.6648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84.717" calcext:value-type="float">
            <text:p>1284.717</text:p>
          </table:table-cell>
          <table:table-cell office:value-type="float" office:value="522.8698" calcext:value-type="float">
            <text:p>522.8698</text:p>
          </table:table-cell>
          <table:table-cell office:value-type="float" office:value="0" calcext:value-type="float">
            <text:p>0</text:p>
          </table:table-cell>
          <table:table-cell office:value-type="float" office:value="0.4092035" calcext:value-type="float">
            <text:p>0.4092035</text:p>
          </table:table-cell>
          <table:table-cell office:value-type="float" office:value="0.4059629" calcext:value-type="float">
            <text:p>0.4059629</text:p>
          </table:table-cell>
          <table:table-cell office:value-type="float" office:value="0.4047332" calcext:value-type="float">
            <text:p>0.4047332</text:p>
          </table:table-cell>
          <table:table-cell office:value-type="float" office:value="0.4049324" calcext:value-type="float">
            <text:p>0.4049324</text:p>
          </table:table-cell>
          <table:table-cell office:value-type="float" office:value="0.4057436" calcext:value-type="float">
            <text:p>0.4057436</text:p>
          </table:table-cell>
          <table:table-cell office:value-type="float" office:value="0.4082421" calcext:value-type="float">
            <text:p>0.4082421</text:p>
          </table:table-cell>
          <table:table-cell office:value-type="float" office:value="0.4071209" calcext:value-type="float">
            <text:p>0.4071209</text:p>
          </table:table-cell>
          <table:table-cell office:value-type="float" office:value="0.3654698" calcext:value-type="float">
            <text:p>0.3654698</text:p>
          </table:table-cell>
          <table:table-cell office:value-type="float" office:value="0.387249" calcext:value-type="float">
            <text:p>0.387249</text:p>
          </table:table-cell>
          <table:table-cell office:value-type="float" office:value="0.4133626" calcext:value-type="float">
            <text:p>0.4133626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0001043984" calcext:value-type="float">
            <text:p>1.043984E-06</text:p>
          </table:table-cell>
          <table:table-cell office:value-type="float" office:value="1.693634E-015" calcext:value-type="float">
            <text:p>1.693634E-15</text:p>
          </table:table-cell>
          <table:table-cell office:value-type="float" office:value="1.703739E-015" calcext:value-type="float">
            <text:p>1.703739E-15</text:p>
          </table:table-cell>
          <table:table-cell office:value-type="float" office:value="1.204328E-016" calcext:value-type="float">
            <text:p>1.20432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2219258" calcext:value-type="float">
            <text:p>-0.002219258</text:p>
          </table:table-cell>
          <table:table-cell office:value-type="float" office:value="-0.002341979" calcext:value-type="float">
            <text:p>-0.002341979</text:p>
          </table:table-cell>
          <table:table-cell office:value-type="float" office:value="-0.002391997" calcext:value-type="float">
            <text:p>-0.002391997</text:p>
          </table:table-cell>
          <table:table-cell office:value-type="float" office:value="-0.002357079" calcext:value-type="float">
            <text:p>-0.002357079</text:p>
          </table:table-cell>
          <table:table-cell office:value-type="float" office:value="-0.002334046" calcext:value-type="float">
            <text:p>-0.002334046</text:p>
          </table:table-cell>
          <table:table-cell office:value-type="float" office:value="-0.002280284" calcext:value-type="float">
            <text:p>-0.002280284</text:p>
          </table:table-cell>
          <table:table-cell office:value-type="float" office:value="-0.004020171" calcext:value-type="float">
            <text:p>-0.004020171</text:p>
          </table:table-cell>
          <table:table-cell office:value-type="float" office:value="-0.01239094" calcext:value-type="float">
            <text:p>-0.01239094</text:p>
          </table:table-cell>
          <table:table-cell office:value-type="float" office:value="-0.007117742" calcext:value-type="float">
            <text:p>-0.007117742</text:p>
          </table:table-cell>
          <table:table-cell office:value-type="float" office:value="-0.003815474" calcext:value-type="float">
            <text:p>-0.003815474</text:p>
          </table:table-cell>
          <table:table-cell office:value-type="float" office:value="1019.179" calcext:value-type="float">
            <text:p>1019.17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332494" calcext:value-type="float">
            <text:p>0.00233249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-1.231259" calcext:value-type="float">
            <text:p>-1.2312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1998" calcext:value-type="float">
            <text:p>15061998</text:p>
          </table:table-cell>
          <table:table-cell office:value-type="float" office:value="435.517" calcext:value-type="float">
            <text:p>435.517</text:p>
          </table:table-cell>
          <table:table-cell office:value-type="float" office:value="54.53358" calcext:value-type="float">
            <text:p>54.53358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80.531" calcext:value-type="float">
            <text:p>1280.531</text:p>
          </table:table-cell>
          <table:table-cell office:value-type="float" office:value="529.7316" calcext:value-type="float">
            <text:p>529.7316</text:p>
          </table:table-cell>
          <table:table-cell office:value-type="float" office:value="0" calcext:value-type="float">
            <text:p>0</text:p>
          </table:table-cell>
          <table:table-cell office:value-type="float" office:value="0.3550941" calcext:value-type="float">
            <text:p>0.3550941</text:p>
          </table:table-cell>
          <table:table-cell office:value-type="float" office:value="0.3566978" calcext:value-type="float">
            <text:p>0.3566978</text:p>
          </table:table-cell>
          <table:table-cell office:value-type="float" office:value="0.3611743" calcext:value-type="float">
            <text:p>0.3611743</text:p>
          </table:table-cell>
          <table:table-cell office:value-type="float" office:value="0.3707321" calcext:value-type="float">
            <text:p>0.3707321</text:p>
          </table:table-cell>
          <table:table-cell office:value-type="float" office:value="0.3812151" calcext:value-type="float">
            <text:p>0.3812151</text:p>
          </table:table-cell>
          <table:table-cell office:value-type="float" office:value="0.3922677" calcext:value-type="float">
            <text:p>0.3922677</text:p>
          </table:table-cell>
          <table:table-cell office:value-type="float" office:value="0.4328373" calcext:value-type="float">
            <text:p>0.4328373</text:p>
          </table:table-cell>
          <table:table-cell office:value-type="float" office:value="0.3696024" calcext:value-type="float">
            <text:p>0.3696024</text:p>
          </table:table-cell>
          <table:table-cell office:value-type="float" office:value="0.387555" calcext:value-type="float">
            <text:p>0.387555</text:p>
          </table:table-cell>
          <table:table-cell office:value-type="float" office:value="0.41373" calcext:value-type="float">
            <text:p>0.41373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4027E-015" calcext:value-type="float">
            <text:p>1.694027E-15</text:p>
          </table:table-cell>
          <table:table-cell office:value-type="float" office:value="1.703494E-015" calcext:value-type="float">
            <text:p>1.703494E-15</text:p>
          </table:table-cell>
          <table:table-cell office:value-type="float" office:value="1.20428E-016" calcext:value-type="float">
            <text:p>1.2042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5897654" calcext:value-type="float">
            <text:p>-0.005897654</text:p>
          </table:table-cell>
          <table:table-cell office:value-type="float" office:value="-0.005709098" calcext:value-type="float">
            <text:p>-0.005709098</text:p>
          </table:table-cell>
          <table:table-cell office:value-type="float" office:value="-0.005244472" calcext:value-type="float">
            <text:p>-0.005244472</text:p>
          </table:table-cell>
          <table:table-cell office:value-type="float" office:value="-0.004369378" calcext:value-type="float">
            <text:p>-0.004369378</text:p>
          </table:table-cell>
          <table:table-cell office:value-type="float" office:value="-0.003594773" calcext:value-type="float">
            <text:p>-0.003594773</text:p>
          </table:table-cell>
          <table:table-cell office:value-type="float" office:value="-0.002942292" calcext:value-type="float">
            <text:p>-0.002942292</text:p>
          </table:table-cell>
          <table:table-cell office:value-type="float" office:value="-0.002173697" calcext:value-type="float">
            <text:p>-0.002173697</text:p>
          </table:table-cell>
          <table:table-cell office:value-type="float" office:value="-0.01112524" calcext:value-type="float">
            <text:p>-0.01112524</text:p>
          </table:table-cell>
          <table:table-cell office:value-type="float" office:value="-0.007064251" calcext:value-type="float">
            <text:p>-0.007064251</text:p>
          </table:table-cell>
          <table:table-cell office:value-type="float" office:value="-0.003783095" calcext:value-type="float">
            <text:p>-0.003783095</text:p>
          </table:table-cell>
          <table:table-cell office:value-type="float" office:value="1029.805" calcext:value-type="float">
            <text:p>1029.805</text:p>
          </table:table-cell>
          <table:table-cell office:value-type="float" office:value="0" calcext:value-type="float">
            <text:p>0</text:p>
          </table:table-cell>
          <table:table-cell office:value-type="float" office:value="-0.005933325" calcext:value-type="float">
            <text:p>-0.005933325</text:p>
          </table:table-cell>
          <table:table-cell office:value-type="float" office:value="0.002250641" calcext:value-type="float">
            <text:p>0.00225064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9545" calcext:value-type="float">
            <text:p>-1.2295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1998" calcext:value-type="float">
            <text:p>16061998</text:p>
          </table:table-cell>
          <table:table-cell office:value-type="float" office:value="437.3169" calcext:value-type="float">
            <text:p>437.3169</text:p>
          </table:table-cell>
          <table:table-cell office:value-type="float" office:value="56.22095" calcext:value-type="float">
            <text:p>56.22095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74.572" calcext:value-type="float">
            <text:p>1274.572</text:p>
          </table:table-cell>
          <table:table-cell office:value-type="float" office:value="535.8018" calcext:value-type="float">
            <text:p>535.8018</text:p>
          </table:table-cell>
          <table:table-cell office:value-type="float" office:value="0" calcext:value-type="float">
            <text:p>0</text:p>
          </table:table-cell>
          <table:table-cell office:value-type="float" office:value="0.3475097" calcext:value-type="float">
            <text:p>0.3475097</text:p>
          </table:table-cell>
          <table:table-cell office:value-type="float" office:value="0.3479058" calcext:value-type="float">
            <text:p>0.3479058</text:p>
          </table:table-cell>
          <table:table-cell office:value-type="float" office:value="0.349215" calcext:value-type="float">
            <text:p>0.349215</text:p>
          </table:table-cell>
          <table:table-cell office:value-type="float" office:value="0.3510088" calcext:value-type="float">
            <text:p>0.3510088</text:p>
          </table:table-cell>
          <table:table-cell office:value-type="float" office:value="0.3554828" calcext:value-type="float">
            <text:p>0.3554828</text:p>
          </table:table-cell>
          <table:table-cell office:value-type="float" office:value="0.3616439" calcext:value-type="float">
            <text:p>0.3616439</text:p>
          </table:table-cell>
          <table:table-cell office:value-type="float" office:value="0.4038398" calcext:value-type="float">
            <text:p>0.4038398</text:p>
          </table:table-cell>
          <table:table-cell office:value-type="float" office:value="0.3726182" calcext:value-type="float">
            <text:p>0.3726182</text:p>
          </table:table-cell>
          <table:table-cell office:value-type="float" office:value="0.3879743" calcext:value-type="float">
            <text:p>0.3879743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4423E-015" calcext:value-type="float">
            <text:p>1.694423E-15</text:p>
          </table:table-cell>
          <table:table-cell office:value-type="float" office:value="1.703246E-015" calcext:value-type="float">
            <text:p>1.703246E-15</text:p>
          </table:table-cell>
          <table:table-cell office:value-type="float" office:value="1.20423E-016" calcext:value-type="float">
            <text:p>1.2042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6785789" calcext:value-type="float">
            <text:p>-0.006785789</text:p>
          </table:table-cell>
          <table:table-cell office:value-type="float" office:value="-0.006737896" calcext:value-type="float">
            <text:p>-0.006737896</text:p>
          </table:table-cell>
          <table:table-cell office:value-type="float" office:value="-0.006599956" calcext:value-type="float">
            <text:p>-0.006599956</text:p>
          </table:table-cell>
          <table:table-cell office:value-type="float" office:value="-0.006400396" calcext:value-type="float">
            <text:p>-0.006400396</text:p>
          </table:table-cell>
          <table:table-cell office:value-type="float" office:value="-0.005857327" calcext:value-type="float">
            <text:p>-0.005857327</text:p>
          </table:table-cell>
          <table:table-cell office:value-type="float" office:value="-0.005188713" calcext:value-type="float">
            <text:p>-0.005188713</text:p>
          </table:table-cell>
          <table:table-cell office:value-type="float" office:value="-0.004251716" calcext:value-type="float">
            <text:p>-0.004251716</text:p>
          </table:table-cell>
          <table:table-cell office:value-type="float" office:value="-0.01028354" calcext:value-type="float">
            <text:p>-0.01028354</text:p>
          </table:table-cell>
          <table:table-cell office:value-type="float" office:value="-0.006991505" calcext:value-type="float">
            <text:p>-0.006991505</text:p>
          </table:table-cell>
          <table:table-cell office:value-type="float" office:value="-0.003763496" calcext:value-type="float">
            <text:p>-0.003763496</text:p>
          </table:table-cell>
          <table:table-cell office:value-type="float" office:value="1039.569" calcext:value-type="float">
            <text:p>1039.569</text:p>
          </table:table-cell>
          <table:table-cell office:value-type="float" office:value="0" calcext:value-type="float">
            <text:p>0</text:p>
          </table:table-cell>
          <table:table-cell office:value-type="float" office:value="-0.006819615" calcext:value-type="float">
            <text:p>-0.006819615</text:p>
          </table:table-cell>
          <table:table-cell office:value-type="float" office:value="0.002172147" calcext:value-type="float">
            <text:p>0.00217214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1998" calcext:value-type="float">
            <text:p>17061998</text:p>
          </table:table-cell>
          <table:table-cell office:value-type="float" office:value="439.1169" calcext:value-type="float">
            <text:p>439.1169</text:p>
          </table:table-cell>
          <table:table-cell office:value-type="float" office:value="58.1911" calcext:value-type="float">
            <text:p>58.1911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9.198" calcext:value-type="float">
            <text:p>1269.198</text:p>
          </table:table-cell>
          <table:table-cell office:value-type="float" office:value="541.0059" calcext:value-type="float">
            <text:p>541.0059</text:p>
          </table:table-cell>
          <table:table-cell office:value-type="float" office:value="0" calcext:value-type="float">
            <text:p>0</text:p>
          </table:table-cell>
          <table:table-cell office:value-type="float" office:value="0.3270691" calcext:value-type="float">
            <text:p>0.3270691</text:p>
          </table:table-cell>
          <table:table-cell office:value-type="float" office:value="0.327669" calcext:value-type="float">
            <text:p>0.327669</text:p>
          </table:table-cell>
          <table:table-cell office:value-type="float" office:value="0.3296748" calcext:value-type="float">
            <text:p>0.3296748</text:p>
          </table:table-cell>
          <table:table-cell office:value-type="float" office:value="0.332971" calcext:value-type="float">
            <text:p>0.332971</text:p>
          </table:table-cell>
          <table:table-cell office:value-type="float" office:value="0.3366201" calcext:value-type="float">
            <text:p>0.3366201</text:p>
          </table:table-cell>
          <table:table-cell office:value-type="float" office:value="0.3407224" calcext:value-type="float">
            <text:p>0.3407224</text:p>
          </table:table-cell>
          <table:table-cell office:value-type="float" office:value="0.384738" calcext:value-type="float">
            <text:p>0.384738</text:p>
          </table:table-cell>
          <table:table-cell office:value-type="float" office:value="0.3743135" calcext:value-type="float">
            <text:p>0.3743135</text:p>
          </table:table-cell>
          <table:table-cell office:value-type="float" office:value="0.3883579" calcext:value-type="float">
            <text:p>0.3883579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482E-015" calcext:value-type="float">
            <text:p>1.69482E-15</text:p>
          </table:table-cell>
          <table:table-cell office:value-type="float" office:value="1.702999E-015" calcext:value-type="float">
            <text:p>1.702999E-15</text:p>
          </table:table-cell>
          <table:table-cell office:value-type="float" office:value="1.204179E-016" calcext:value-type="float">
            <text:p>1.20417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043117" calcext:value-type="float">
            <text:p>-0.01043117</text:p>
          </table:table-cell>
          <table:table-cell office:value-type="float" office:value="-0.0102798" calcext:value-type="float">
            <text:p>-0.0102798</text:p>
          </table:table-cell>
          <table:table-cell office:value-type="float" office:value="-0.009860853" calcext:value-type="float">
            <text:p>-0.009860853</text:p>
          </table:table-cell>
          <table:table-cell office:value-type="float" office:value="-0.009212581" calcext:value-type="float">
            <text:p>-0.009212581</text:p>
          </table:table-cell>
          <table:table-cell office:value-type="float" office:value="-0.00854481" calcext:value-type="float">
            <text:p>-0.00854481</text:p>
          </table:table-cell>
          <table:table-cell office:value-type="float" office:value="-0.007852575" calcext:value-type="float">
            <text:p>-0.007852575</text:p>
          </table:table-cell>
          <table:table-cell office:value-type="float" office:value="-0.006795905" calcext:value-type="float">
            <text:p>-0.006795905</text:p>
          </table:table-cell>
          <table:table-cell office:value-type="float" office:value="-0.009841152" calcext:value-type="float">
            <text:p>-0.009841152</text:p>
          </table:table-cell>
          <table:table-cell office:value-type="float" office:value="-0.006925367" calcext:value-type="float">
            <text:p>-0.006925367</text:p>
          </table:table-cell>
          <table:table-cell office:value-type="float" office:value="-0.003763485" calcext:value-type="float">
            <text:p>-0.003763485</text:p>
          </table:table-cell>
          <table:table-cell office:value-type="float" office:value="1048.321" calcext:value-type="float">
            <text:p>1048.321</text:p>
          </table:table-cell>
          <table:table-cell office:value-type="float" office:value="0" calcext:value-type="float">
            <text:p>0</text:p>
          </table:table-cell>
          <table:table-cell office:value-type="float" office:value="-0.01026903" calcext:value-type="float">
            <text:p>-0.01026903</text:p>
          </table:table-cell>
          <table:table-cell office:value-type="float" office:value="0.002093422" calcext:value-type="float">
            <text:p>0.00209342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1998" calcext:value-type="float">
            <text:p>18061998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61.07486" calcext:value-type="float">
            <text:p>61.0748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73.172" calcext:value-type="float">
            <text:p>1273.172</text:p>
          </table:table-cell>
          <table:table-cell office:value-type="float" office:value="547.1511" calcext:value-type="float">
            <text:p>547.1511</text:p>
          </table:table-cell>
          <table:table-cell office:value-type="float" office:value="0" calcext:value-type="float">
            <text:p>0</text:p>
          </table:table-cell>
          <table:table-cell office:value-type="float" office:value="0.3426879" calcext:value-type="float">
            <text:p>0.3426879</text:p>
          </table:table-cell>
          <table:table-cell office:value-type="float" office:value="0.3436545" calcext:value-type="float">
            <text:p>0.3436545</text:p>
          </table:table-cell>
          <table:table-cell office:value-type="float" office:value="0.3461424" calcext:value-type="float">
            <text:p>0.3461424</text:p>
          </table:table-cell>
          <table:table-cell office:value-type="float" office:value="0.3494423" calcext:value-type="float">
            <text:p>0.3494423</text:p>
          </table:table-cell>
          <table:table-cell office:value-type="float" office:value="0.3518942" calcext:value-type="float">
            <text:p>0.3518942</text:p>
          </table:table-cell>
          <table:table-cell office:value-type="float" office:value="0.353911" calcext:value-type="float">
            <text:p>0.353911</text:p>
          </table:table-cell>
          <table:table-cell office:value-type="float" office:value="0.3894957" calcext:value-type="float">
            <text:p>0.3894957</text:p>
          </table:table-cell>
          <table:table-cell office:value-type="float" office:value="0.3751428" calcext:value-type="float">
            <text:p>0.3751428</text:p>
          </table:table-cell>
          <table:table-cell office:value-type="float" office:value="0.3884743" calcext:value-type="float">
            <text:p>0.3884743</text:p>
          </table:table-cell>
          <table:table-cell office:value-type="float" office:value="0.4138621" calcext:value-type="float">
            <text:p>0.4138621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5222E-015" calcext:value-type="float">
            <text:p>1.695222E-15</text:p>
          </table:table-cell>
          <table:table-cell office:value-type="float" office:value="1.702747E-015" calcext:value-type="float">
            <text:p>1.702747E-15</text:p>
          </table:table-cell>
          <table:table-cell office:value-type="float" office:value="1.204129E-016" calcext:value-type="float">
            <text:p>1.20412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7511775" calcext:value-type="float">
            <text:p>-0.007511775</text:p>
          </table:table-cell>
          <table:table-cell office:value-type="float" office:value="-0.007362035" calcext:value-type="float">
            <text:p>-0.007362035</text:p>
          </table:table-cell>
          <table:table-cell office:value-type="float" office:value="-0.007016854" calcext:value-type="float">
            <text:p>-0.007016854</text:p>
          </table:table-cell>
          <table:table-cell office:value-type="float" office:value="-0.006574836" calcext:value-type="float">
            <text:p>-0.006574836</text:p>
          </table:table-cell>
          <table:table-cell office:value-type="float" office:value="-0.006268095" calcext:value-type="float">
            <text:p>-0.006268095</text:p>
          </table:table-cell>
          <table:table-cell office:value-type="float" office:value="-0.006029176" calcext:value-type="float">
            <text:p>-0.006029176</text:p>
          </table:table-cell>
          <table:table-cell office:value-type="float" office:value="-0.006053186" calcext:value-type="float">
            <text:p>-0.006053186</text:p>
          </table:table-cell>
          <table:table-cell office:value-type="float" office:value="-0.009634921" calcext:value-type="float">
            <text:p>-0.009634921</text:p>
          </table:table-cell>
          <table:table-cell office:value-type="float" office:value="-0.006905612" calcext:value-type="float">
            <text:p>-0.006905612</text:p>
          </table:table-cell>
          <table:table-cell office:value-type="float" office:value="-0.003771594" calcext:value-type="float">
            <text:p>-0.003771594</text:p>
          </table:table-cell>
          <table:table-cell office:value-type="float" office:value="1058.404" calcext:value-type="float">
            <text:p>1058.404</text:p>
          </table:table-cell>
          <table:table-cell office:value-type="float" office:value="0" calcext:value-type="float">
            <text:p>0</text:p>
          </table:table-cell>
          <table:table-cell office:value-type="float" office:value="-0.007580266" calcext:value-type="float">
            <text:p>-0.007580266</text:p>
          </table:table-cell>
          <table:table-cell office:value-type="float" office:value="0.002003504" calcext:value-type="float">
            <text:p>0.00200350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933" calcext:value-type="float">
            <text:p>-1.2289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1998" calcext:value-type="float">
            <text:p>19061998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64.47149" calcext:value-type="float">
            <text:p>64.4714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5.094" calcext:value-type="float">
            <text:p>1265.094</text:p>
          </table:table-cell>
          <table:table-cell office:value-type="float" office:value="551.8291" calcext:value-type="float">
            <text:p>551.8291</text:p>
          </table:table-cell>
          <table:table-cell office:value-type="float" office:value="0" calcext:value-type="float">
            <text:p>0</text:p>
          </table:table-cell>
          <table:table-cell office:value-type="float" office:value="0.09279846" calcext:value-type="float">
            <text:p>0.09279846</text:p>
          </table:table-cell>
          <table:table-cell office:value-type="float" office:value="0.3209117" calcext:value-type="float">
            <text:p>0.3209117</text:p>
          </table:table-cell>
          <table:table-cell office:value-type="float" office:value="0.3226105" calcext:value-type="float">
            <text:p>0.3226105</text:p>
          </table:table-cell>
          <table:table-cell office:value-type="float" office:value="0.3263427" calcext:value-type="float">
            <text:p>0.3263427</text:p>
          </table:table-cell>
          <table:table-cell office:value-type="float" office:value="0.3303531" calcext:value-type="float">
            <text:p>0.3303531</text:p>
          </table:table-cell>
          <table:table-cell office:value-type="float" office:value="0.3342899" calcext:value-type="float">
            <text:p>0.3342899</text:p>
          </table:table-cell>
          <table:table-cell office:value-type="float" office:value="0.3790471" calcext:value-type="float">
            <text:p>0.3790471</text:p>
          </table:table-cell>
          <table:table-cell office:value-type="float" office:value="0.3752771" calcext:value-type="float">
            <text:p>0.3752771</text:p>
          </table:table-cell>
          <table:table-cell office:value-type="float" office:value="0.3887995" calcext:value-type="float">
            <text:p>0.3887995</text:p>
          </table:table-cell>
          <table:table-cell office:value-type="float" office:value="0.4139597" calcext:value-type="float">
            <text:p>0.4139597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5672E-015" calcext:value-type="float">
            <text:p>1.695672E-15</text:p>
          </table:table-cell>
          <table:table-cell office:value-type="float" office:value="1.702465E-015" calcext:value-type="float">
            <text:p>1.702465E-15</text:p>
          </table:table-cell>
          <table:table-cell office:value-type="float" office:value="1.204072E-016" calcext:value-type="float">
            <text:p>1.20407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7.56842" calcext:value-type="float">
            <text:p>-27.56842</text:p>
          </table:table-cell>
          <table:table-cell office:value-type="float" office:value="-0.01188452" calcext:value-type="float">
            <text:p>-0.01188452</text:p>
          </table:table-cell>
          <table:table-cell office:value-type="float" office:value="-0.01147644" calcext:value-type="float">
            <text:p>-0.01147644</text:p>
          </table:table-cell>
          <table:table-cell office:value-type="float" office:value="-0.01059874" calcext:value-type="float">
            <text:p>-0.01059874</text:p>
          </table:table-cell>
          <table:table-cell office:value-type="float" office:value="-0.009733979" calcext:value-type="float">
            <text:p>-0.009733979</text:p>
          </table:table-cell>
          <table:table-cell office:value-type="float" office:value="-0.008964702" calcext:value-type="float">
            <text:p>-0.008964702</text:p>
          </table:table-cell>
          <table:table-cell office:value-type="float" office:value="-0.007852668" calcext:value-type="float">
            <text:p>-0.007852668</text:p>
          </table:table-cell>
          <table:table-cell office:value-type="float" office:value="-0.009598387" calcext:value-type="float">
            <text:p>-0.009598387</text:p>
          </table:table-cell>
          <table:table-cell office:value-type="float" office:value="-0.006850222" calcext:value-type="float">
            <text:p>-0.006850222</text:p>
          </table:table-cell>
          <table:table-cell office:value-type="float" office:value="-0.003762739" calcext:value-type="float">
            <text:p>-0.003762739</text:p>
          </table:table-cell>
          <table:table-cell office:value-type="float" office:value="1066.656" calcext:value-type="float">
            <text:p>1066.656</text:p>
          </table:table-cell>
          <table:table-cell office:value-type="float" office:value="0" calcext:value-type="float">
            <text:p>0</text:p>
          </table:table-cell>
          <table:table-cell office:value-type="float" office:value="-11.00199" calcext:value-type="float">
            <text:p>-11.00199</text:p>
          </table:table-cell>
          <table:table-cell office:value-type="float" office:value="0.001946801" calcext:value-type="float">
            <text:p>0.00194680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6" calcext:value-type="float">
            <text:p>-1.2284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1998" calcext:value-type="float">
            <text:p>20061998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64.52094" calcext:value-type="float">
            <text:p>64.52094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1.746" calcext:value-type="float">
            <text:p>1261.746</text:p>
          </table:table-cell>
          <table:table-cell office:value-type="float" office:value="555.1302" calcext:value-type="float">
            <text:p>555.1302</text:p>
          </table:table-cell>
          <table:table-cell office:value-type="float" office:value="0" calcext:value-type="float">
            <text:p>0</text:p>
          </table:table-cell>
          <table:table-cell office:value-type="float" office:value="0.08897182" calcext:value-type="float">
            <text:p>0.08897182</text:p>
          </table:table-cell>
          <table:table-cell office:value-type="float" office:value="0.3117123" calcext:value-type="float">
            <text:p>0.3117123</text:p>
          </table:table-cell>
          <table:table-cell office:value-type="float" office:value="0.3129545" calcext:value-type="float">
            <text:p>0.3129545</text:p>
          </table:table-cell>
          <table:table-cell office:value-type="float" office:value="0.3153566" calcext:value-type="float">
            <text:p>0.3153566</text:p>
          </table:table-cell>
          <table:table-cell office:value-type="float" office:value="0.3182328" calcext:value-type="float">
            <text:p>0.3182328</text:p>
          </table:table-cell>
          <table:table-cell office:value-type="float" office:value="0.3216165" calcext:value-type="float">
            <text:p>0.3216165</text:p>
          </table:table-cell>
          <table:table-cell office:value-type="float" office:value="0.3692167" calcext:value-type="float">
            <text:p>0.3692167</text:p>
          </table:table-cell>
          <table:table-cell office:value-type="float" office:value="0.3741322" calcext:value-type="float">
            <text:p>0.3741322</text:p>
          </table:table-cell>
          <table:table-cell office:value-type="float" office:value="0.3890033" calcext:value-type="float">
            <text:p>0.3890033</text:p>
          </table:table-cell>
          <table:table-cell office:value-type="float" office:value="0.4139804" calcext:value-type="float">
            <text:p>0.413980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6231E-015" calcext:value-type="float">
            <text:p>1.696231E-15</text:p>
          </table:table-cell>
          <table:table-cell office:value-type="float" office:value="1.702116E-015" calcext:value-type="float">
            <text:p>1.702116E-15</text:p>
          </table:table-cell>
          <table:table-cell office:value-type="float" office:value="1.204003E-016" calcext:value-type="float">
            <text:p>1.20400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5.90489" calcext:value-type="float">
            <text:p>-35.90489</text:p>
          </table:table-cell>
          <table:table-cell office:value-type="float" office:value="-0.01455849" calcext:value-type="float">
            <text:p>-0.01455849</text:p>
          </table:table-cell>
          <table:table-cell office:value-type="float" office:value="-0.01418218" calcext:value-type="float">
            <text:p>-0.01418218</text:p>
          </table:table-cell>
          <table:table-cell office:value-type="float" office:value="-0.01345698" calcext:value-type="float">
            <text:p>-0.01345698</text:p>
          </table:table-cell>
          <table:table-cell office:value-type="float" office:value="-0.01263583" calcext:value-type="float">
            <text:p>-0.01263583</text:p>
          </table:table-cell>
          <table:table-cell office:value-type="float" office:value="-0.01173983" calcext:value-type="float">
            <text:p>-0.01173983</text:p>
          </table:table-cell>
          <table:table-cell office:value-type="float" office:value="-0.01012575" calcext:value-type="float">
            <text:p>-0.01012575</text:p>
          </table:table-cell>
          <table:table-cell office:value-type="float" office:value="-0.009881583" calcext:value-type="float">
            <text:p>-0.009881583</text:p>
          </table:table-cell>
          <table:table-cell office:value-type="float" office:value="-0.006815636" calcext:value-type="float">
            <text:p>-0.006815636</text:p>
          </table:table-cell>
          <table:table-cell office:value-type="float" office:value="-0.003760947" calcext:value-type="float">
            <text:p>-0.003760947</text:p>
          </table:table-cell>
          <table:table-cell office:value-type="float" office:value="1073.474" calcext:value-type="float">
            <text:p>1073.474</text:p>
          </table:table-cell>
          <table:table-cell office:value-type="float" office:value="0" calcext:value-type="float">
            <text:p>0</text:p>
          </table:table-cell>
          <table:table-cell office:value-type="float" office:value="-15.57751" calcext:value-type="float">
            <text:p>-15.57751</text:p>
          </table:table-cell>
          <table:table-cell office:value-type="float" office:value="0.001906407" calcext:value-type="float">
            <text:p>0.00190640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364" calcext:value-type="float">
            <text:p>-1.2283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1998" calcext:value-type="float">
            <text:p>21061998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64.55405" calcext:value-type="float">
            <text:p>64.55405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9.487" calcext:value-type="float">
            <text:p>1259.487</text:p>
          </table:table-cell>
          <table:table-cell office:value-type="float" office:value="557.3567" calcext:value-type="float">
            <text:p>557.3567</text:p>
          </table:table-cell>
          <table:table-cell office:value-type="float" office:value="0" calcext:value-type="float">
            <text:p>0</text:p>
          </table:table-cell>
          <table:table-cell office:value-type="float" office:value="0.08633932" calcext:value-type="float">
            <text:p>0.08633932</text:p>
          </table:table-cell>
          <table:table-cell office:value-type="float" office:value="0.3058586" calcext:value-type="float">
            <text:p>0.3058586</text:p>
          </table:table-cell>
          <table:table-cell office:value-type="float" office:value="0.3068922" calcext:value-type="float">
            <text:p>0.3068922</text:p>
          </table:table-cell>
          <table:table-cell office:value-type="float" office:value="0.3088533" calcext:value-type="float">
            <text:p>0.3088533</text:p>
          </table:table-cell>
          <table:table-cell office:value-type="float" office:value="0.3112817" calcext:value-type="float">
            <text:p>0.3112817</text:p>
          </table:table-cell>
          <table:table-cell office:value-type="float" office:value="0.3142032" calcext:value-type="float">
            <text:p>0.3142032</text:p>
          </table:table-cell>
          <table:table-cell office:value-type="float" office:value="0.3629496" calcext:value-type="float">
            <text:p>0.3629496</text:p>
          </table:table-cell>
          <table:table-cell office:value-type="float" office:value="0.3723666" calcext:value-type="float">
            <text:p>0.3723666</text:p>
          </table:table-cell>
          <table:table-cell office:value-type="float" office:value="0.3890665" calcext:value-type="float">
            <text:p>0.3890665</text:p>
          </table:table-cell>
          <table:table-cell office:value-type="float" office:value="0.4140032" calcext:value-type="float">
            <text:p>0.4140032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6852E-015" calcext:value-type="float">
            <text:p>1.696852E-15</text:p>
          </table:table-cell>
          <table:table-cell office:value-type="float" office:value="1.701725E-015" calcext:value-type="float">
            <text:p>1.701725E-15</text:p>
          </table:table-cell>
          <table:table-cell office:value-type="float" office:value="1.203927E-016" calcext:value-type="float">
            <text:p>1.20392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2.90253" calcext:value-type="float">
            <text:p>-42.90253</text:p>
          </table:table-cell>
          <table:table-cell office:value-type="float" office:value="-0.01662277" calcext:value-type="float">
            <text:p>-0.01662277</text:p>
          </table:table-cell>
          <table:table-cell office:value-type="float" office:value="-0.01625873" calcext:value-type="float">
            <text:p>-0.01625873</text:p>
          </table:table-cell>
          <table:table-cell office:value-type="float" office:value="-0.01556392" calcext:value-type="float">
            <text:p>-0.01556392</text:p>
          </table:table-cell>
          <table:table-cell office:value-type="float" office:value="-0.01474096" calcext:value-type="float">
            <text:p>-0.01474096</text:p>
          </table:table-cell>
          <table:table-cell office:value-type="float" office:value="-0.01381193" calcext:value-type="float">
            <text:p>-0.01381193</text:p>
          </table:table-cell>
          <table:table-cell office:value-type="float" office:value="-0.01195393" calcext:value-type="float">
            <text:p>-0.01195393</text:p>
          </table:table-cell>
          <table:table-cell office:value-type="float" office:value="-0.01033981" calcext:value-type="float">
            <text:p>-0.01033981</text:p>
          </table:table-cell>
          <table:table-cell office:value-type="float" office:value="-0.006804874" calcext:value-type="float">
            <text:p>-0.006804874</text:p>
          </table:table-cell>
          <table:table-cell office:value-type="float" office:value="-0.003758955" calcext:value-type="float">
            <text:p>-0.003758955</text:p>
          </table:table-cell>
          <table:table-cell office:value-type="float" office:value="1079.213" calcext:value-type="float">
            <text:p>1079.213</text:p>
          </table:table-cell>
          <table:table-cell office:value-type="float" office:value="0" calcext:value-type="float">
            <text:p>0</text:p>
          </table:table-cell>
          <table:table-cell office:value-type="float" office:value="-20.07543" calcext:value-type="float">
            <text:p>-20.07543</text:p>
          </table:table-cell>
          <table:table-cell office:value-type="float" office:value="0.001888398" calcext:value-type="float">
            <text:p>0.00188839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257" calcext:value-type="float">
            <text:p>-1.2282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1998" calcext:value-type="float">
            <text:p>22061998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64.5513" calcext:value-type="float">
            <text:p>64.5513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8.03" calcext:value-type="float">
            <text:p>1258.03</text:p>
          </table:table-cell>
          <table:table-cell office:value-type="float" office:value="558.8167" calcext:value-type="float">
            <text:p>558.8167</text:p>
          </table:table-cell>
          <table:table-cell office:value-type="float" office:value="0" calcext:value-type="float">
            <text:p>0</text:p>
          </table:table-cell>
          <table:table-cell office:value-type="float" office:value="0.08667809" calcext:value-type="float">
            <text:p>0.08667809</text:p>
          </table:table-cell>
          <table:table-cell office:value-type="float" office:value="0.3026468" calcext:value-type="float">
            <text:p>0.3026468</text:p>
          </table:table-cell>
          <table:table-cell office:value-type="float" office:value="0.3035865" calcext:value-type="float">
            <text:p>0.3035865</text:p>
          </table:table-cell>
          <table:table-cell office:value-type="float" office:value="0.3052776" calcext:value-type="float">
            <text:p>0.3052776</text:p>
          </table:table-cell>
          <table:table-cell office:value-type="float" office:value="0.3073757" calcext:value-type="float">
            <text:p>0.3073757</text:p>
          </table:table-cell>
          <table:table-cell office:value-type="float" office:value="0.3100171" calcext:value-type="float">
            <text:p>0.3100171</text:p>
          </table:table-cell>
          <table:table-cell office:value-type="float" office:value="0.359025" calcext:value-type="float">
            <text:p>0.359025</text:p>
          </table:table-cell>
          <table:table-cell office:value-type="float" office:value="0.3705026" calcext:value-type="float">
            <text:p>0.3705026</text:p>
          </table:table-cell>
          <table:table-cell office:value-type="float" office:value="0.3890388" calcext:value-type="float">
            <text:p>0.3890388</text:p>
          </table:table-cell>
          <table:table-cell office:value-type="float" office:value="0.4140235" calcext:value-type="float">
            <text:p>0.414023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491E-015" calcext:value-type="float">
            <text:p>1.697491E-15</text:p>
          </table:table-cell>
          <table:table-cell office:value-type="float" office:value="1.701325E-015" calcext:value-type="float">
            <text:p>1.701325E-15</text:p>
          </table:table-cell>
          <table:table-cell office:value-type="float" office:value="1.203847E-016" calcext:value-type="float">
            <text:p>1.20384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1.94199" calcext:value-type="float">
            <text:p>-41.94199</text:p>
          </table:table-cell>
          <table:table-cell office:value-type="float" office:value="-0.01789916" calcext:value-type="float">
            <text:p>-0.01789916</text:p>
          </table:table-cell>
          <table:table-cell office:value-type="float" office:value="-0.017538" calcext:value-type="float">
            <text:p>-0.017538</text:p>
          </table:table-cell>
          <table:table-cell office:value-type="float" office:value="-0.01688323" calcext:value-type="float">
            <text:p>-0.01688323</text:p>
          </table:table-cell>
          <table:table-cell office:value-type="float" office:value="-0.01610059" calcext:value-type="float">
            <text:p>-0.01610059</text:p>
          </table:table-cell>
          <table:table-cell office:value-type="float" office:value="-0.0151697" calcext:value-type="float">
            <text:p>-0.0151697</text:p>
          </table:table-cell>
          <table:table-cell office:value-type="float" office:value="-0.01327914" calcext:value-type="float">
            <text:p>-0.01327914</text:p>
          </table:table-cell>
          <table:table-cell office:value-type="float" office:value="-0.01085062" calcext:value-type="float">
            <text:p>-0.01085062</text:p>
          </table:table-cell>
          <table:table-cell office:value-type="float" office:value="-0.006809318" calcext:value-type="float">
            <text:p>-0.006809318</text:p>
          </table:table-cell>
          <table:table-cell office:value-type="float" office:value="-0.003757188" calcext:value-type="float">
            <text:p>-0.003757188</text:p>
          </table:table-cell>
          <table:table-cell office:value-type="float" office:value="1084.188" calcext:value-type="float">
            <text:p>1084.188</text:p>
          </table:table-cell>
          <table:table-cell office:value-type="float" office:value="0" calcext:value-type="float">
            <text:p>0</text:p>
          </table:table-cell>
          <table:table-cell office:value-type="float" office:value="-15.48843" calcext:value-type="float">
            <text:p>-15.48843</text:p>
          </table:table-cell>
          <table:table-cell office:value-type="float" office:value="0.001877922" calcext:value-type="float">
            <text:p>0.00187792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163" calcext:value-type="float">
            <text:p>-1.22816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1998" calcext:value-type="float">
            <text:p>23061998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64.51899" calcext:value-type="float">
            <text:p>64.5189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7.086" calcext:value-type="float">
            <text:p>1257.086</text:p>
          </table:table-cell>
          <table:table-cell office:value-type="float" office:value="559.7928" calcext:value-type="float">
            <text:p>559.7928</text:p>
          </table:table-cell>
          <table:table-cell office:value-type="float" office:value="0" calcext:value-type="float">
            <text:p>0</text:p>
          </table:table-cell>
          <table:table-cell office:value-type="float" office:value="0.09009409" calcext:value-type="float">
            <text:p>0.09009409</text:p>
          </table:table-cell>
          <table:table-cell office:value-type="float" office:value="0.3009703" calcext:value-type="float">
            <text:p>0.3009703</text:p>
          </table:table-cell>
          <table:table-cell office:value-type="float" office:value="0.3018689" calcext:value-type="float">
            <text:p>0.3018689</text:p>
          </table:table-cell>
          <table:table-cell office:value-type="float" office:value="0.3034114" calcext:value-type="float">
            <text:p>0.3034114</text:p>
          </table:table-cell>
          <table:table-cell office:value-type="float" office:value="0.3052644" calcext:value-type="float">
            <text:p>0.3052644</text:p>
          </table:table-cell>
          <table:table-cell office:value-type="float" office:value="0.307538" calcext:value-type="float">
            <text:p>0.307538</text:p>
          </table:table-cell>
          <table:table-cell office:value-type="float" office:value="0.3566278" calcext:value-type="float">
            <text:p>0.3566278</text:p>
          </table:table-cell>
          <table:table-cell office:value-type="float" office:value="0.36884" calcext:value-type="float">
            <text:p>0.36884</text:p>
          </table:table-cell>
          <table:table-cell office:value-type="float" office:value="0.3889101" calcext:value-type="float">
            <text:p>0.3889101</text:p>
          </table:table-cell>
          <table:table-cell office:value-type="float" office:value="0.4140362" calcext:value-type="float">
            <text:p>0.414036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8128E-015" calcext:value-type="float">
            <text:p>1.698128E-15</text:p>
          </table:table-cell>
          <table:table-cell office:value-type="float" office:value="1.700925E-015" calcext:value-type="float">
            <text:p>1.700925E-15</text:p>
          </table:table-cell>
          <table:table-cell office:value-type="float" office:value="1.203768E-016" calcext:value-type="float">
            <text:p>1.20376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2.78138" calcext:value-type="float">
            <text:p>-32.78138</text:p>
          </table:table-cell>
          <table:table-cell office:value-type="float" office:value="-0.01861095" calcext:value-type="float">
            <text:p>-0.01861095</text:p>
          </table:table-cell>
          <table:table-cell office:value-type="float" office:value="-0.01824794" calcext:value-type="float">
            <text:p>-0.01824794</text:p>
          </table:table-cell>
          <table:table-cell office:value-type="float" office:value="-0.01762214" calcext:value-type="float">
            <text:p>-0.01762214</text:p>
          </table:table-cell>
          <table:table-cell office:value-type="float" office:value="-0.01689415" calcext:value-type="float">
            <text:p>-0.01689415</text:p>
          </table:table-cell>
          <table:table-cell office:value-type="float" office:value="-0.01604375" calcext:value-type="float">
            <text:p>-0.01604375</text:p>
          </table:table-cell>
          <table:table-cell office:value-type="float" office:value="-0.01417012" calcext:value-type="float">
            <text:p>-0.01417012</text:p>
          </table:table-cell>
          <table:table-cell office:value-type="float" office:value="-0.01133038" calcext:value-type="float">
            <text:p>-0.01133038</text:p>
          </table:table-cell>
          <table:table-cell office:value-type="float" office:value="-0.006830804" calcext:value-type="float">
            <text:p>-0.006830804</text:p>
          </table:table-cell>
          <table:table-cell office:value-type="float" office:value="-0.003756084" calcext:value-type="float">
            <text:p>-0.003756084</text:p>
          </table:table-cell>
          <table:table-cell office:value-type="float" office:value="1088.683" calcext:value-type="float">
            <text:p>1088.683</text:p>
          </table:table-cell>
          <table:table-cell office:value-type="float" office:value="0" calcext:value-type="float">
            <text:p>0</text:p>
          </table:table-cell>
          <table:table-cell office:value-type="float" office:value="-11.61109" calcext:value-type="float">
            <text:p>-11.61109</text:p>
          </table:table-cell>
          <table:table-cell office:value-type="float" office:value="0.001870221" calcext:value-type="float">
            <text:p>0.00187022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104" calcext:value-type="float">
            <text:p>-1.2281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1998" calcext:value-type="float">
            <text:p>24061998</text:p>
          </table:table-cell>
          <table:table-cell office:value-type="float" office:value="452.1169" calcext:value-type="float">
            <text:p>452.1169</text:p>
          </table:table-cell>
          <table:table-cell office:value-type="float" office:value="64.56611" calcext:value-type="float">
            <text:p>64.56611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6.362" calcext:value-type="float">
            <text:p>1256.362</text:p>
          </table:table-cell>
          <table:table-cell office:value-type="float" office:value="560.4667" calcext:value-type="float">
            <text:p>560.4667</text:p>
          </table:table-cell>
          <table:table-cell office:value-type="float" office:value="0" calcext:value-type="float">
            <text:p>0</text:p>
          </table:table-cell>
          <table:table-cell office:value-type="float" office:value="0.08611368" calcext:value-type="float">
            <text:p>0.08611368</text:p>
          </table:table-cell>
          <table:table-cell office:value-type="float" office:value="0.3002053" calcext:value-type="float">
            <text:p>0.3002053</text:p>
          </table:table-cell>
          <table:table-cell office:value-type="float" office:value="0.3010204" calcext:value-type="float">
            <text:p>0.3010204</text:p>
          </table:table-cell>
          <table:table-cell office:value-type="float" office:value="0.3024481" calcext:value-type="float">
            <text:p>0.3024481</text:p>
          </table:table-cell>
          <table:table-cell office:value-type="float" office:value="0.3041581" calcext:value-type="float">
            <text:p>0.3041581</text:p>
          </table:table-cell>
          <table:table-cell office:value-type="float" office:value="0.3062541" calcext:value-type="float">
            <text:p>0.3062541</text:p>
          </table:table-cell>
          <table:table-cell office:value-type="float" office:value="0.3550324" calcext:value-type="float">
            <text:p>0.3550324</text:p>
          </table:table-cell>
          <table:table-cell office:value-type="float" office:value="0.3674327" calcext:value-type="float">
            <text:p>0.3674327</text:p>
          </table:table-cell>
          <table:table-cell office:value-type="float" office:value="0.3887239" calcext:value-type="float">
            <text:p>0.3887239</text:p>
          </table:table-cell>
          <table:table-cell office:value-type="float" office:value="0.4140384" calcext:value-type="float">
            <text:p>0.414038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8766E-015" calcext:value-type="float">
            <text:p>1.698766E-15</text:p>
          </table:table-cell>
          <table:table-cell office:value-type="float" office:value="1.700525E-015" calcext:value-type="float">
            <text:p>1.700525E-15</text:p>
          </table:table-cell>
          <table:table-cell office:value-type="float" office:value="1.203688E-016" calcext:value-type="float">
            <text:p>1.20368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3.4598" calcext:value-type="float">
            <text:p>-43.4598</text:p>
          </table:table-cell>
          <table:table-cell office:value-type="float" office:value="-0.01894999" calcext:value-type="float">
            <text:p>-0.01894999</text:p>
          </table:table-cell>
          <table:table-cell office:value-type="float" office:value="-0.01861154" calcext:value-type="float">
            <text:p>-0.01861154</text:p>
          </table:table-cell>
          <table:table-cell office:value-type="float" office:value="-0.01801796" calcext:value-type="float">
            <text:p>-0.01801796</text:p>
          </table:table-cell>
          <table:table-cell office:value-type="float" office:value="-0.01732794" calcext:value-type="float">
            <text:p>-0.01732794</text:p>
          </table:table-cell>
          <table:table-cell office:value-type="float" office:value="-0.01652015" calcext:value-type="float">
            <text:p>-0.01652015</text:p>
          </table:table-cell>
          <table:table-cell office:value-type="float" office:value="-0.01479771" calcext:value-type="float">
            <text:p>-0.01479771</text:p>
          </table:table-cell>
          <table:table-cell office:value-type="float" office:value="-0.01175467" calcext:value-type="float">
            <text:p>-0.01175467</text:p>
          </table:table-cell>
          <table:table-cell office:value-type="float" office:value="-0.006862347" calcext:value-type="float">
            <text:p>-0.006862347</text:p>
          </table:table-cell>
          <table:table-cell office:value-type="float" office:value="-0.003755877" calcext:value-type="float">
            <text:p>-0.003755877</text:p>
          </table:table-cell>
          <table:table-cell office:value-type="float" office:value="1092.895" calcext:value-type="float">
            <text:p>1092.895</text:p>
          </table:table-cell>
          <table:table-cell office:value-type="float" office:value="0" calcext:value-type="float">
            <text:p>0</text:p>
          </table:table-cell>
          <table:table-cell office:value-type="float" office:value="-20.03968" calcext:value-type="float">
            <text:p>-20.03968</text:p>
          </table:table-cell>
          <table:table-cell office:value-type="float" office:value="0.001863417" calcext:value-type="float">
            <text:p>0.00186341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092" calcext:value-type="float">
            <text:p>-1.22809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1998" calcext:value-type="float">
            <text:p>25061998</text:p>
          </table:table-cell>
          <table:table-cell office:value-type="float" office:value="456.3171" calcext:value-type="float">
            <text:p>456.3171</text:p>
          </table:table-cell>
          <table:table-cell office:value-type="float" office:value="66.05638" calcext:value-type="float">
            <text:p>66.05638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8.507" calcext:value-type="float">
            <text:p>1258.507</text:p>
          </table:table-cell>
          <table:table-cell office:value-type="float" office:value="561.0229" calcext:value-type="float">
            <text:p>561.0229</text:p>
          </table:table-cell>
          <table:table-cell office:value-type="float" office:value="0" calcext:value-type="float">
            <text:p>0</text:p>
          </table:table-cell>
          <table:table-cell office:value-type="float" office:value="0.3014761" calcext:value-type="float">
            <text:p>0.3014761</text:p>
          </table:table-cell>
          <table:table-cell office:value-type="float" office:value="0.3027131" calcext:value-type="float">
            <text:p>0.3027131</text:p>
          </table:table-cell>
          <table:table-cell office:value-type="float" office:value="0.3037326" calcext:value-type="float">
            <text:p>0.3037326</text:p>
          </table:table-cell>
          <table:table-cell office:value-type="float" office:value="0.3030295" calcext:value-type="float">
            <text:p>0.3030295</text:p>
          </table:table-cell>
          <table:table-cell office:value-type="float" office:value="0.3037738" calcext:value-type="float">
            <text:p>0.3037738</text:p>
          </table:table-cell>
          <table:table-cell office:value-type="float" office:value="0.3056013" calcext:value-type="float">
            <text:p>0.3056013</text:p>
          </table:table-cell>
          <table:table-cell office:value-type="float" office:value="0.3540536" calcext:value-type="float">
            <text:p>0.3540536</text:p>
          </table:table-cell>
          <table:table-cell office:value-type="float" office:value="0.366215" calcext:value-type="float">
            <text:p>0.366215</text:p>
          </table:table-cell>
          <table:table-cell office:value-type="float" office:value="0.3885901" calcext:value-type="float">
            <text:p>0.3885901</text:p>
          </table:table-cell>
          <table:table-cell office:value-type="float" office:value="0.4140327" calcext:value-type="float">
            <text:p>0.4140327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9339E-015" calcext:value-type="float">
            <text:p>1.699339E-15</text:p>
          </table:table-cell>
          <table:table-cell office:value-type="float" office:value="1.700169E-015" calcext:value-type="float">
            <text:p>1.700169E-15</text:p>
          </table:table-cell>
          <table:table-cell office:value-type="float" office:value="1.203616E-016" calcext:value-type="float">
            <text:p>1.20361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834985" calcext:value-type="float">
            <text:p>-0.01834985</text:p>
          </table:table-cell>
          <table:table-cell office:value-type="float" office:value="-0.01783327" calcext:value-type="float">
            <text:p>-0.01783327</text:p>
          </table:table-cell>
          <table:table-cell office:value-type="float" office:value="-0.01746292" calcext:value-type="float">
            <text:p>-0.01746292</text:p>
          </table:table-cell>
          <table:table-cell office:value-type="float" office:value="-0.01778629" calcext:value-type="float">
            <text:p>-0.01778629</text:p>
          </table:table-cell>
          <table:table-cell office:value-type="float" office:value="-0.01748662" calcext:value-type="float">
            <text:p>-0.01748662</text:p>
          </table:table-cell>
          <table:table-cell office:value-type="float" office:value="-0.01676869" calcext:value-type="float">
            <text:p>-0.01676869</text:p>
          </table:table-cell>
          <table:table-cell office:value-type="float" office:value="-0.01519858" calcext:value-type="float">
            <text:p>-0.01519858</text:p>
          </table:table-cell>
          <table:table-cell office:value-type="float" office:value="-0.01213631" calcext:value-type="float">
            <text:p>-0.01213631</text:p>
          </table:table-cell>
          <table:table-cell office:value-type="float" office:value="-0.006884967" calcext:value-type="float">
            <text:p>-0.006884967</text:p>
          </table:table-cell>
          <table:table-cell office:value-type="float" office:value="-0.003756369" calcext:value-type="float">
            <text:p>-0.003756369</text:p>
          </table:table-cell>
          <table:table-cell office:value-type="float" office:value="1096.979" calcext:value-type="float">
            <text:p>1096.979</text:p>
          </table:table-cell>
          <table:table-cell office:value-type="float" office:value="0" calcext:value-type="float">
            <text:p>0</text:p>
          </table:table-cell>
          <table:table-cell office:value-type="float" office:value="-0.01762357" calcext:value-type="float">
            <text:p>-0.01762357</text:p>
          </table:table-cell>
          <table:table-cell office:value-type="float" office:value="0.001845667" calcext:value-type="float">
            <text:p>0.00184566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119" calcext:value-type="float">
            <text:p>-1.2281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1998" calcext:value-type="float">
            <text:p>26061998</text:p>
          </table:table-cell>
          <table:table-cell office:value-type="float" office:value="477.76" calcext:value-type="float">
            <text:p>477.76</text:p>
          </table:table-cell>
          <table:table-cell office:value-type="float" office:value="68.18882" calcext:value-type="float">
            <text:p>68.18882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75.503" calcext:value-type="float">
            <text:p>1275.503</text:p>
          </table:table-cell>
          <table:table-cell office:value-type="float" office:value="563.3369" calcext:value-type="float">
            <text:p>563.3369</text:p>
          </table:table-cell>
          <table:table-cell office:value-type="float" office:value="0" calcext:value-type="float">
            <text:p>0</text:p>
          </table:table-cell>
          <table:table-cell office:value-type="float" office:value="0.4497923" calcext:value-type="float">
            <text:p>0.4497923</text:p>
          </table:table-cell>
          <table:table-cell office:value-type="float" office:value="0.448428" calcext:value-type="float">
            <text:p>0.448428</text:p>
          </table:table-cell>
          <table:table-cell office:value-type="float" office:value="0.4564993" calcext:value-type="float">
            <text:p>0.4564993</text:p>
          </table:table-cell>
          <table:table-cell office:value-type="float" office:value="0.378443" calcext:value-type="float">
            <text:p>0.378443</text:p>
          </table:table-cell>
          <table:table-cell office:value-type="float" office:value="0.3123763" calcext:value-type="float">
            <text:p>0.3123763</text:p>
          </table:table-cell>
          <table:table-cell office:value-type="float" office:value="0.3105679" calcext:value-type="float">
            <text:p>0.3105679</text:p>
          </table:table-cell>
          <table:table-cell office:value-type="float" office:value="0.3796268" calcext:value-type="float">
            <text:p>0.3796268</text:p>
          </table:table-cell>
          <table:table-cell office:value-type="float" office:value="0.365372" calcext:value-type="float">
            <text:p>0.365372</text:p>
          </table:table-cell>
          <table:table-cell office:value-type="float" office:value="0.388021" calcext:value-type="float">
            <text:p>0.388021</text:p>
          </table:table-cell>
          <table:table-cell office:value-type="float" office:value="0.4134048" calcext:value-type="float">
            <text:p>0.4134048</text:p>
          </table:table-cell>
          <table:table-cell office:value-type="float" office:value="0.5106011" calcext:value-type="float">
            <text:p>0.51060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978E-015" calcext:value-type="float">
            <text:p>1.69978E-15</text:p>
          </table:table-cell>
          <table:table-cell office:value-type="float" office:value="1.699894E-015" calcext:value-type="float">
            <text:p>1.699894E-15</text:p>
          </table:table-cell>
          <table:table-cell office:value-type="float" office:value="1.203559E-016" calcext:value-type="float">
            <text:p>1.20355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06244346" calcext:value-type="float">
            <text:p>-0.0006244346</text:p>
          </table:table-cell>
          <table:table-cell office:value-type="float" office:value="-0.001077391" calcext:value-type="float">
            <text:p>-0.001077391</text:p>
          </table:table-cell>
          <table:table-cell office:value-type="float" office:value="-0.001022986" calcext:value-type="float">
            <text:p>-0.001022986</text:p>
          </table:table-cell>
          <table:table-cell office:value-type="float" office:value="-0.00492888" calcext:value-type="float">
            <text:p>-0.00492888</text:p>
          </table:table-cell>
          <table:table-cell office:value-type="float" office:value="-0.01481881" calcext:value-type="float">
            <text:p>-0.01481881</text:p>
          </table:table-cell>
          <table:table-cell office:value-type="float" office:value="-0.01515802" calcext:value-type="float">
            <text:p>-0.01515802</text:p>
          </table:table-cell>
          <table:table-cell office:value-type="float" office:value="-0.007732008" calcext:value-type="float">
            <text:p>-0.007732008</text:p>
          </table:table-cell>
          <table:table-cell office:value-type="float" office:value="-0.01241733" calcext:value-type="float">
            <text:p>-0.01241733</text:p>
          </table:table-cell>
          <table:table-cell office:value-type="float" office:value="-0.006982783" calcext:value-type="float">
            <text:p>-0.006982783</text:p>
          </table:table-cell>
          <table:table-cell office:value-type="float" office:value="-0.003811785" calcext:value-type="float">
            <text:p>-0.003811785</text:p>
          </table:table-cell>
          <table:table-cell office:value-type="float" office:value="1103.181" calcext:value-type="float">
            <text:p>1103.181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189243" calcext:value-type="float">
            <text:p>0.0018924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31024" calcext:value-type="float">
            <text:p>-1.2310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1998" calcext:value-type="float">
            <text:p>27061998</text:p>
          </table:table-cell>
          <table:table-cell office:value-type="float" office:value="486.1172" calcext:value-type="float">
            <text:p>486.1172</text:p>
          </table:table-cell>
          <table:table-cell office:value-type="float" office:value="72.75122" calcext:value-type="float">
            <text:p>72.75122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73.852" calcext:value-type="float">
            <text:p>1273.852</text:p>
          </table:table-cell>
          <table:table-cell office:value-type="float" office:value="568.778" calcext:value-type="float">
            <text:p>568.778</text:p>
          </table:table-cell>
          <table:table-cell office:value-type="float" office:value="0" calcext:value-type="float">
            <text:p>0</text:p>
          </table:table-cell>
          <table:table-cell office:value-type="float" office:value="0.3738076" calcext:value-type="float">
            <text:p>0.3738076</text:p>
          </table:table-cell>
          <table:table-cell office:value-type="float" office:value="0.3742387" calcext:value-type="float">
            <text:p>0.3742387</text:p>
          </table:table-cell>
          <table:table-cell office:value-type="float" office:value="0.3758742" calcext:value-type="float">
            <text:p>0.3758742</text:p>
          </table:table-cell>
          <table:table-cell office:value-type="float" office:value="0.3671438" calcext:value-type="float">
            <text:p>0.3671438</text:p>
          </table:table-cell>
          <table:table-cell office:value-type="float" office:value="0.3546771" calcext:value-type="float">
            <text:p>0.3546771</text:p>
          </table:table-cell>
          <table:table-cell office:value-type="float" office:value="0.3493025" calcext:value-type="float">
            <text:p>0.3493025</text:p>
          </table:table-cell>
          <table:table-cell office:value-type="float" office:value="0.3834797" calcext:value-type="float">
            <text:p>0.3834797</text:p>
          </table:table-cell>
          <table:table-cell office:value-type="float" office:value="0.3665896" calcext:value-type="float">
            <text:p>0.3665896</text:p>
          </table:table-cell>
          <table:table-cell office:value-type="float" office:value="0.3880849" calcext:value-type="float">
            <text:p>0.3880849</text:p>
          </table:table-cell>
          <table:table-cell office:value-type="float" office:value="0.4137483" calcext:value-type="float">
            <text:p>0.4137483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0271E-015" calcext:value-type="float">
            <text:p>1.700271E-15</text:p>
          </table:table-cell>
          <table:table-cell office:value-type="float" office:value="1.699587E-015" calcext:value-type="float">
            <text:p>1.699587E-15</text:p>
          </table:table-cell>
          <table:table-cell office:value-type="float" office:value="1.203497E-016" calcext:value-type="float">
            <text:p>1.20349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4006142" calcext:value-type="float">
            <text:p>-0.004006142</text:p>
          </table:table-cell>
          <table:table-cell office:value-type="float" office:value="-0.003975434" calcext:value-type="float">
            <text:p>-0.003975434</text:p>
          </table:table-cell>
          <table:table-cell office:value-type="float" office:value="-0.003885792" calcext:value-type="float">
            <text:p>-0.003885792</text:p>
          </table:table-cell>
          <table:table-cell office:value-type="float" office:value="-0.004701302" calcext:value-type="float">
            <text:p>-0.004701302</text:p>
          </table:table-cell>
          <table:table-cell office:value-type="float" office:value="-0.006022182" calcext:value-type="float">
            <text:p>-0.006022182</text:p>
          </table:table-cell>
          <table:table-cell office:value-type="float" office:value="-0.006651584" calcext:value-type="float">
            <text:p>-0.006651584</text:p>
          </table:table-cell>
          <table:table-cell office:value-type="float" office:value="-0.007041134" calcext:value-type="float">
            <text:p>-0.007041134</text:p>
          </table:table-cell>
          <table:table-cell office:value-type="float" office:value="-0.01202656" calcext:value-type="float">
            <text:p>-0.01202656</text:p>
          </table:table-cell>
          <table:table-cell office:value-type="float" office:value="-0.00697189" calcext:value-type="float">
            <text:p>-0.00697189</text:p>
          </table:table-cell>
          <table:table-cell office:value-type="float" office:value="-0.003781515" calcext:value-type="float">
            <text:p>-0.003781515</text:p>
          </table:table-cell>
          <table:table-cell office:value-type="float" office:value="1112.458" calcext:value-type="float">
            <text:p>1112.458</text:p>
          </table:table-cell>
          <table:table-cell office:value-type="float" office:value="0" calcext:value-type="float">
            <text:p>0</text:p>
          </table:table-cell>
          <table:table-cell office:value-type="float" office:value="-0.004014646" calcext:value-type="float">
            <text:p>-0.004014646</text:p>
          </table:table-cell>
          <table:table-cell office:value-type="float" office:value="0.001742398" calcext:value-type="float">
            <text:p>0.00174239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9461" calcext:value-type="float">
            <text:p>-1.2294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1998" calcext:value-type="float">
            <text:p>28061998</text:p>
          </table:table-cell>
          <table:table-cell office:value-type="float" office:value="486.5171" calcext:value-type="float">
            <text:p>486.5171</text:p>
          </table:table-cell>
          <table:table-cell office:value-type="float" office:value="76.37742" calcext:value-type="float">
            <text:p>76.37742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5.528" calcext:value-type="float">
            <text:p>1265.528</text:p>
          </table:table-cell>
          <table:table-cell office:value-type="float" office:value="573.8709" calcext:value-type="float">
            <text:p>573.8709</text:p>
          </table:table-cell>
          <table:table-cell office:value-type="float" office:value="0" calcext:value-type="float">
            <text:p>0</text:p>
          </table:table-cell>
          <table:table-cell office:value-type="float" office:value="0.1117601" calcext:value-type="float">
            <text:p>0.1117601</text:p>
          </table:table-cell>
          <table:table-cell office:value-type="float" office:value="0.3301218" calcext:value-type="float">
            <text:p>0.3301218</text:p>
          </table:table-cell>
          <table:table-cell office:value-type="float" office:value="0.3319856" calcext:value-type="float">
            <text:p>0.3319856</text:p>
          </table:table-cell>
          <table:table-cell office:value-type="float" office:value="0.334933" calcext:value-type="float">
            <text:p>0.334933</text:p>
          </table:table-cell>
          <table:table-cell office:value-type="float" office:value="0.3377366" calcext:value-type="float">
            <text:p>0.3377366</text:p>
          </table:table-cell>
          <table:table-cell office:value-type="float" office:value="0.340387" calcext:value-type="float">
            <text:p>0.340387</text:p>
          </table:table-cell>
          <table:table-cell office:value-type="float" office:value="0.3810759" calcext:value-type="float">
            <text:p>0.3810759</text:p>
          </table:table-cell>
          <table:table-cell office:value-type="float" office:value="0.368155" calcext:value-type="float">
            <text:p>0.368155</text:p>
          </table:table-cell>
          <table:table-cell office:value-type="float" office:value="0.3882067" calcext:value-type="float">
            <text:p>0.3882067</text:p>
          </table:table-cell>
          <table:table-cell office:value-type="float" office:value="0.4139512" calcext:value-type="float">
            <text:p>0.413951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0724E-015" calcext:value-type="float">
            <text:p>1.700724E-15</text:p>
          </table:table-cell>
          <table:table-cell office:value-type="float" office:value="1.699305E-015" calcext:value-type="float">
            <text:p>1.699305E-15</text:p>
          </table:table-cell>
          <table:table-cell office:value-type="float" office:value="1.203438E-016" calcext:value-type="float">
            <text:p>1.20343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.430543" calcext:value-type="float">
            <text:p>-8.430543</text:p>
          </table:table-cell>
          <table:table-cell office:value-type="float" office:value="-0.009749833" calcext:value-type="float">
            <text:p>-0.009749833</text:p>
          </table:table-cell>
          <table:table-cell office:value-type="float" office:value="-0.009394112" calcext:value-type="float">
            <text:p>-0.009394112</text:p>
          </table:table-cell>
          <table:table-cell office:value-type="float" office:value="-0.008841083" calcext:value-type="float">
            <text:p>-0.008841083</text:p>
          </table:table-cell>
          <table:table-cell office:value-type="float" office:value="-0.00834566" calcext:value-type="float">
            <text:p>-0.00834566</text:p>
          </table:table-cell>
          <table:table-cell office:value-type="float" office:value="-0.007905191" calcext:value-type="float">
            <text:p>-0.007905191</text:p>
          </table:table-cell>
          <table:table-cell office:value-type="float" office:value="-0.007463912" calcext:value-type="float">
            <text:p>-0.007463912</text:p>
          </table:table-cell>
          <table:table-cell office:value-type="float" office:value="-0.01154419" calcext:value-type="float">
            <text:p>-0.01154419</text:p>
          </table:table-cell>
          <table:table-cell office:value-type="float" office:value="-0.006950885" calcext:value-type="float">
            <text:p>-0.006950885</text:p>
          </table:table-cell>
          <table:table-cell office:value-type="float" office:value="-0.00376348" calcext:value-type="float">
            <text:p>-0.00376348</text:p>
          </table:table-cell>
          <table:table-cell office:value-type="float" office:value="1121.22" calcext:value-type="float">
            <text:p>1121.22</text:p>
          </table:table-cell>
          <table:table-cell office:value-type="float" office:value="0" calcext:value-type="float">
            <text:p>0</text:p>
          </table:table-cell>
          <table:table-cell office:value-type="float" office:value="-6.233797" calcext:value-type="float">
            <text:p>-6.233797</text:p>
          </table:table-cell>
          <table:table-cell office:value-type="float" office:value="0.001705727" calcext:value-type="float">
            <text:p>0.00170572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1998" calcext:value-type="float">
            <text:p>29061998</text:p>
          </table:table-cell>
          <table:table-cell office:value-type="float" office:value="487.0171" calcext:value-type="float">
            <text:p>487.0171</text:p>
          </table:table-cell>
          <table:table-cell office:value-type="float" office:value="77.15031" calcext:value-type="float">
            <text:p>77.15031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1.543" calcext:value-type="float">
            <text:p>1261.543</text:p>
          </table:table-cell>
          <table:table-cell office:value-type="float" office:value="577.5807" calcext:value-type="float">
            <text:p>577.5807</text:p>
          </table:table-cell>
          <table:table-cell office:value-type="float" office:value="0" calcext:value-type="float">
            <text:p>0</text:p>
          </table:table-cell>
          <table:table-cell office:value-type="float" office:value="0.0864064" calcext:value-type="float">
            <text:p>0.0864064</text:p>
          </table:table-cell>
          <table:table-cell office:value-type="float" office:value="0.3164493" calcext:value-type="float">
            <text:p>0.3164493</text:p>
          </table:table-cell>
          <table:table-cell office:value-type="float" office:value="0.3177609" calcext:value-type="float">
            <text:p>0.3177609</text:p>
          </table:table-cell>
          <table:table-cell office:value-type="float" office:value="0.3200559" calcext:value-type="float">
            <text:p>0.3200559</text:p>
          </table:table-cell>
          <table:table-cell office:value-type="float" office:value="0.3226318" calcext:value-type="float">
            <text:p>0.3226318</text:p>
          </table:table-cell>
          <table:table-cell office:value-type="float" office:value="0.325521" calcext:value-type="float">
            <text:p>0.325521</text:p>
          </table:table-cell>
          <table:table-cell office:value-type="float" office:value="0.3712845" calcext:value-type="float">
            <text:p>0.3712845</text:p>
          </table:table-cell>
          <table:table-cell office:value-type="float" office:value="0.368994" calcext:value-type="float">
            <text:p>0.368994</text:p>
          </table:table-cell>
          <table:table-cell office:value-type="float" office:value="0.3882348" calcext:value-type="float">
            <text:p>0.3882348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1186E-015" calcext:value-type="float">
            <text:p>1.701186E-15</text:p>
          </table:table-cell>
          <table:table-cell office:value-type="float" office:value="1.699015E-015" calcext:value-type="float">
            <text:p>1.699015E-15</text:p>
          </table:table-cell>
          <table:table-cell office:value-type="float" office:value="1.203379E-016" calcext:value-type="float">
            <text:p>1.20337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2.59028" calcext:value-type="float">
            <text:p>-42.59028</text:p>
          </table:table-cell>
          <table:table-cell office:value-type="float" office:value="-0.0131019" calcext:value-type="float">
            <text:p>-0.0131019</text:p>
          </table:table-cell>
          <table:table-cell office:value-type="float" office:value="-0.01275083" calcext:value-type="float">
            <text:p>-0.01275083</text:p>
          </table:table-cell>
          <table:table-cell office:value-type="float" office:value="-0.0121377" calcext:value-type="float">
            <text:p>-0.0121377</text:p>
          </table:table-cell>
          <table:table-cell office:value-type="float" office:value="-0.01148224" calcext:value-type="float">
            <text:p>-0.01148224</text:p>
          </table:table-cell>
          <table:table-cell office:value-type="float" office:value="-0.01079178" calcext:value-type="float">
            <text:p>-0.01079178</text:p>
          </table:table-cell>
          <table:table-cell office:value-type="float" office:value="-0.009593546" calcext:value-type="float">
            <text:p>-0.009593546</text:p>
          </table:table-cell>
          <table:table-cell office:value-type="float" office:value="-0.01129033" calcext:value-type="float">
            <text:p>-0.01129033</text:p>
          </table:table-cell>
          <table:table-cell office:value-type="float" office:value="-0.006945948" calcext:value-type="float">
            <text:p>-0.006945948</text:p>
          </table:table-cell>
          <table:table-cell office:value-type="float" office:value="-0.003763489" calcext:value-type="float">
            <text:p>-0.003763489</text:p>
          </table:table-cell>
          <table:table-cell office:value-type="float" office:value="1128.467" calcext:value-type="float">
            <text:p>1128.467</text:p>
          </table:table-cell>
          <table:table-cell office:value-type="float" office:value="0" calcext:value-type="float">
            <text:p>0</text:p>
          </table:table-cell>
          <table:table-cell office:value-type="float" office:value="-20.61601" calcext:value-type="float">
            <text:p>-20.61601</text:p>
          </table:table-cell>
          <table:table-cell office:value-type="float" office:value="0.001690343" calcext:value-type="float">
            <text:p>0.00169034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1998" calcext:value-type="float">
            <text:p>30061998</text:p>
          </table:table-cell>
          <table:table-cell office:value-type="float" office:value="488.2491" calcext:value-type="float">
            <text:p>488.2491</text:p>
          </table:table-cell>
          <table:table-cell office:value-type="float" office:value="77.2866" calcext:value-type="float">
            <text:p>77.286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0.137" calcext:value-type="float">
            <text:p>1260.137</text:p>
          </table:table-cell>
          <table:table-cell office:value-type="float" office:value="580.0811" calcext:value-type="float">
            <text:p>580.0811</text:p>
          </table:table-cell>
          <table:table-cell office:value-type="float" office:value="0" calcext:value-type="float">
            <text:p>0</text:p>
          </table:table-cell>
          <table:table-cell office:value-type="float" office:value="0.1791704" calcext:value-type="float">
            <text:p>0.1791704</text:p>
          </table:table-cell>
          <table:table-cell office:value-type="float" office:value="0.30805" calcext:value-type="float">
            <text:p>0.30805</text:p>
          </table:table-cell>
          <table:table-cell office:value-type="float" office:value="0.3092932" calcext:value-type="float">
            <text:p>0.3092932</text:p>
          </table:table-cell>
          <table:table-cell office:value-type="float" office:value="0.3112569" calcext:value-type="float">
            <text:p>0.3112569</text:p>
          </table:table-cell>
          <table:table-cell office:value-type="float" office:value="0.3135707" calcext:value-type="float">
            <text:p>0.3135707</text:p>
          </table:table-cell>
          <table:table-cell office:value-type="float" office:value="0.3163166" calcext:value-type="float">
            <text:p>0.3163166</text:p>
          </table:table-cell>
          <table:table-cell office:value-type="float" office:value="0.3640083" calcext:value-type="float">
            <text:p>0.3640083</text:p>
          </table:table-cell>
          <table:table-cell office:value-type="float" office:value="0.3687102" calcext:value-type="float">
            <text:p>0.3687102</text:p>
          </table:table-cell>
          <table:table-cell office:value-type="float" office:value="0.3882498" calcext:value-type="float">
            <text:p>0.3882498</text:p>
          </table:table-cell>
          <table:table-cell office:value-type="float" office:value="0.4139512" calcext:value-type="float">
            <text:p>0.413951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1652E-015" calcext:value-type="float">
            <text:p>1.701652E-15</text:p>
          </table:table-cell>
          <table:table-cell office:value-type="float" office:value="1.698725E-015" calcext:value-type="float">
            <text:p>1.698725E-15</text:p>
          </table:table-cell>
          <table:table-cell office:value-type="float" office:value="1.203319E-016" calcext:value-type="float">
            <text:p>1.20331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8172376" calcext:value-type="float">
            <text:p>-0.8172376</text:p>
          </table:table-cell>
          <table:table-cell office:value-type="float" office:value="-0.01580161" calcext:value-type="float">
            <text:p>-0.01580161</text:p>
          </table:table-cell>
          <table:table-cell office:value-type="float" office:value="-0.01539642" calcext:value-type="float">
            <text:p>-0.01539642</text:p>
          </table:table-cell>
          <table:table-cell office:value-type="float" office:value="-0.01474369" calcext:value-type="float">
            <text:p>-0.01474369</text:p>
          </table:table-cell>
          <table:table-cell office:value-type="float" office:value="-0.01400639" calcext:value-type="float">
            <text:p>-0.01400639</text:p>
          </table:table-cell>
          <table:table-cell office:value-type="float" office:value="-0.01318274" calcext:value-type="float">
            <text:p>-0.01318274</text:p>
          </table:table-cell>
          <table:table-cell office:value-type="float" office:value="-0.01162091" calcext:value-type="float">
            <text:p>-0.01162091</text:p>
          </table:table-cell>
          <table:table-cell office:value-type="float" office:value="-0.01137165" calcext:value-type="float">
            <text:p>-0.01137165</text:p>
          </table:table-cell>
          <table:table-cell office:value-type="float" office:value="-0.006943322" calcext:value-type="float">
            <text:p>-0.006943322</text:p>
          </table:table-cell>
          <table:table-cell office:value-type="float" office:value="-0.003763496" calcext:value-type="float">
            <text:p>-0.003763496</text:p>
          </table:table-cell>
          <table:table-cell office:value-type="float" office:value="1134.497" calcext:value-type="float">
            <text:p>1134.497</text:p>
          </table:table-cell>
          <table:table-cell office:value-type="float" office:value="0" calcext:value-type="float">
            <text:p>0</text:p>
          </table:table-cell>
          <table:table-cell office:value-type="float" office:value="-0.04834378" calcext:value-type="float">
            <text:p>-0.04834378</text:p>
          </table:table-cell>
          <table:table-cell office:value-type="float" office:value="0.00168084" calcext:value-type="float">
            <text:p>0.0016808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1998" calcext:value-type="float">
            <text:p>1071998</text:p>
          </table:table-cell>
          <table:table-cell office:value-type="float" office:value="496.1174" calcext:value-type="float">
            <text:p>496.1174</text:p>
          </table:table-cell>
          <table:table-cell office:value-type="float" office:value="78.7134" calcext:value-type="float">
            <text:p>78.7134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3.458" calcext:value-type="float">
            <text:p>1263.458</text:p>
          </table:table-cell>
          <table:table-cell office:value-type="float" office:value="583.1986" calcext:value-type="float">
            <text:p>583.1986</text:p>
          </table:table-cell>
          <table:table-cell office:value-type="float" office:value="0" calcext:value-type="float">
            <text:p>0</text:p>
          </table:table-cell>
          <table:table-cell office:value-type="float" office:value="0.324688" calcext:value-type="float">
            <text:p>0.324688</text:p>
          </table:table-cell>
          <table:table-cell office:value-type="float" office:value="0.3257346" calcext:value-type="float">
            <text:p>0.3257346</text:p>
          </table:table-cell>
          <table:table-cell office:value-type="float" office:value="0.3274787" calcext:value-type="float">
            <text:p>0.3274787</text:p>
          </table:table-cell>
          <table:table-cell office:value-type="float" office:value="0.3256411" calcext:value-type="float">
            <text:p>0.3256411</text:p>
          </table:table-cell>
          <table:table-cell office:value-type="float" office:value="0.320395" calcext:value-type="float">
            <text:p>0.320395</text:p>
          </table:table-cell>
          <table:table-cell office:value-type="float" office:value="0.3167579" calcext:value-type="float">
            <text:p>0.3167579</text:p>
          </table:table-cell>
          <table:table-cell office:value-type="float" office:value="0.3605212" calcext:value-type="float">
            <text:p>0.3605212</text:p>
          </table:table-cell>
          <table:table-cell office:value-type="float" office:value="0.3679472" calcext:value-type="float">
            <text:p>0.3679472</text:p>
          </table:table-cell>
          <table:table-cell office:value-type="float" office:value="0.3882256" calcext:value-type="float">
            <text:p>0.3882256</text:p>
          </table:table-cell>
          <table:table-cell office:value-type="float" office:value="0.413951" calcext:value-type="float">
            <text:p>0.413951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2018E-015" calcext:value-type="float">
            <text:p>1.702018E-15</text:p>
          </table:table-cell>
          <table:table-cell office:value-type="float" office:value="1.698495E-015" calcext:value-type="float">
            <text:p>1.698495E-15</text:p>
          </table:table-cell>
          <table:table-cell office:value-type="float" office:value="1.203274E-016" calcext:value-type="float">
            <text:p>1.20327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096521" calcext:value-type="float">
            <text:p>-0.01096521</text:p>
          </table:table-cell>
          <table:table-cell office:value-type="float" office:value="-0.01069336" calcext:value-type="float">
            <text:p>-0.01069336</text:p>
          </table:table-cell>
          <table:table-cell office:value-type="float" office:value="-0.01029968" calcext:value-type="float">
            <text:p>-0.01029968</text:p>
          </table:table-cell>
          <table:table-cell office:value-type="float" office:value="-0.01073493" calcext:value-type="float">
            <text:p>-0.01073493</text:p>
          </table:table-cell>
          <table:table-cell office:value-type="float" office:value="-0.01207309" calcext:value-type="float">
            <text:p>-0.01207309</text:p>
          </table:table-cell>
          <table:table-cell office:value-type="float" office:value="-0.01309102" calcext:value-type="float">
            <text:p>-0.01309102</text:p>
          </table:table-cell>
          <table:table-cell office:value-type="float" office:value="-0.01276475" calcext:value-type="float">
            <text:p>-0.01276475</text:p>
          </table:table-cell>
          <table:table-cell office:value-type="float" office:value="-0.01159943" calcext:value-type="float">
            <text:p>-0.01159943</text:p>
          </table:table-cell>
          <table:table-cell office:value-type="float" office:value="-0.006947491" calcext:value-type="float">
            <text:p>-0.006947491</text:p>
          </table:table-cell>
          <table:table-cell office:value-type="float" office:value="-0.003763489" calcext:value-type="float">
            <text:p>-0.003763489</text:p>
          </table:table-cell>
          <table:table-cell office:value-type="float" office:value="1141.123" calcext:value-type="float">
            <text:p>1141.123</text:p>
          </table:table-cell>
          <table:table-cell office:value-type="float" office:value="0" calcext:value-type="float">
            <text:p>0</text:p>
          </table:table-cell>
          <table:table-cell office:value-type="float" office:value="-0.0106242" calcext:value-type="float">
            <text:p>-0.0106242</text:p>
          </table:table-cell>
          <table:table-cell office:value-type="float" office:value="0.00164459" calcext:value-type="float">
            <text:p>0.0016445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1998" calcext:value-type="float">
            <text:p>2071998</text:p>
          </table:table-cell>
          <table:table-cell office:value-type="float" office:value="496.1174" calcext:value-type="float">
            <text:p>496.1174</text:p>
          </table:table-cell>
          <table:table-cell office:value-type="float" office:value="81.48925" calcext:value-type="float">
            <text:p>81.48925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8.241" calcext:value-type="float">
            <text:p>1258.241</text:p>
          </table:table-cell>
          <table:table-cell office:value-type="float" office:value="585.6376" calcext:value-type="float">
            <text:p>585.6376</text:p>
          </table:table-cell>
          <table:table-cell office:value-type="float" office:value="0" calcext:value-type="float">
            <text:p>0</text:p>
          </table:table-cell>
          <table:table-cell office:value-type="float" office:value="0.08818325" calcext:value-type="float">
            <text:p>0.08818325</text:p>
          </table:table-cell>
          <table:table-cell office:value-type="float" office:value="0.3090513" calcext:value-type="float">
            <text:p>0.3090513</text:p>
          </table:table-cell>
          <table:table-cell office:value-type="float" office:value="0.3100465" calcext:value-type="float">
            <text:p>0.3100465</text:p>
          </table:table-cell>
          <table:table-cell office:value-type="float" office:value="0.3113552" calcext:value-type="float">
            <text:p>0.3113552</text:p>
          </table:table-cell>
          <table:table-cell office:value-type="float" office:value="0.3124082" calcext:value-type="float">
            <text:p>0.3124082</text:p>
          </table:table-cell>
          <table:table-cell office:value-type="float" office:value="0.3135856" calcext:value-type="float">
            <text:p>0.3135856</text:p>
          </table:table-cell>
          <table:table-cell office:value-type="float" office:value="0.3592733" calcext:value-type="float">
            <text:p>0.3592733</text:p>
          </table:table-cell>
          <table:table-cell office:value-type="float" office:value="0.3671114" calcext:value-type="float">
            <text:p>0.3671114</text:p>
          </table:table-cell>
          <table:table-cell office:value-type="float" office:value="0.3882299" calcext:value-type="float">
            <text:p>0.3882299</text:p>
          </table:table-cell>
          <table:table-cell office:value-type="float" office:value="0.4139509" calcext:value-type="float">
            <text:p>0.4139509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2434E-015" calcext:value-type="float">
            <text:p>1.702434E-15</text:p>
          </table:table-cell>
          <table:table-cell office:value-type="float" office:value="1.698234E-015" calcext:value-type="float">
            <text:p>1.698234E-15</text:p>
          </table:table-cell>
          <table:table-cell office:value-type="float" office:value="1.203222E-016" calcext:value-type="float">
            <text:p>1.20322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7.70874" calcext:value-type="float">
            <text:p>-37.70874</text:p>
          </table:table-cell>
          <table:table-cell office:value-type="float" office:value="-0.01545681" calcext:value-type="float">
            <text:p>-0.01545681</text:p>
          </table:table-cell>
          <table:table-cell office:value-type="float" office:value="-0.01513478" calcext:value-type="float">
            <text:p>-0.01513478</text:p>
          </table:table-cell>
          <table:table-cell office:value-type="float" office:value="-0.01470739" calcext:value-type="float">
            <text:p>-0.01470739</text:p>
          </table:table-cell>
          <table:table-cell office:value-type="float" office:value="-0.01437225" calcext:value-type="float">
            <text:p>-0.01437225</text:p>
          </table:table-cell>
          <table:table-cell office:value-type="float" office:value="-0.01400485" calcext:value-type="float">
            <text:p>-0.01400485</text:p>
          </table:table-cell>
          <table:table-cell office:value-type="float" office:value="-0.01319573" calcext:value-type="float">
            <text:p>-0.01319573</text:p>
          </table:table-cell>
          <table:table-cell office:value-type="float" office:value="-0.01185552" calcext:value-type="float">
            <text:p>-0.01185552</text:p>
          </table:table-cell>
          <table:table-cell office:value-type="float" office:value="-0.006946739" calcext:value-type="float">
            <text:p>-0.006946739</text:p>
          </table:table-cell>
          <table:table-cell office:value-type="float" office:value="-0.003763491" calcext:value-type="float">
            <text:p>-0.003763491</text:p>
          </table:table-cell>
          <table:table-cell office:value-type="float" office:value="1147.107" calcext:value-type="float">
            <text:p>1147.107</text:p>
          </table:table-cell>
          <table:table-cell office:value-type="float" office:value="0" calcext:value-type="float">
            <text:p>0</text:p>
          </table:table-cell>
          <table:table-cell office:value-type="float" office:value="-14.67987" calcext:value-type="float">
            <text:p>-14.67987</text:p>
          </table:table-cell>
          <table:table-cell office:value-type="float" office:value="0.001617161" calcext:value-type="float">
            <text:p>0.00161716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1998" calcext:value-type="float">
            <text:p>3071998</text:p>
          </table:table-cell>
          <table:table-cell office:value-type="float" office:value="496.1174" calcext:value-type="float">
            <text:p>496.1174</text:p>
          </table:table-cell>
          <table:table-cell office:value-type="float" office:value="81.52737" calcext:value-type="float">
            <text:p>81.52737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6.801" calcext:value-type="float">
            <text:p>1256.801</text:p>
          </table:table-cell>
          <table:table-cell office:value-type="float" office:value="587.038" calcext:value-type="float">
            <text:p>587.038</text:p>
          </table:table-cell>
          <table:table-cell office:value-type="float" office:value="0" calcext:value-type="float">
            <text:p>0</text:p>
          </table:table-cell>
          <table:table-cell office:value-type="float" office:value="0.0846963" calcext:value-type="float">
            <text:p>0.0846963</text:p>
          </table:table-cell>
          <table:table-cell office:value-type="float" office:value="0.3037562" calcext:value-type="float">
            <text:p>0.3037562</text:p>
          </table:table-cell>
          <table:table-cell office:value-type="float" office:value="0.3046449" calcext:value-type="float">
            <text:p>0.3046449</text:p>
          </table:table-cell>
          <table:table-cell office:value-type="float" office:value="0.3060239" calcext:value-type="float">
            <text:p>0.3060239</text:p>
          </table:table-cell>
          <table:table-cell office:value-type="float" office:value="0.3075594" calcext:value-type="float">
            <text:p>0.3075594</text:p>
          </table:table-cell>
          <table:table-cell office:value-type="float" office:value="0.3093941" calcext:value-type="float">
            <text:p>0.3093941</text:p>
          </table:table-cell>
          <table:table-cell office:value-type="float" office:value="0.3570648" calcext:value-type="float">
            <text:p>0.3570648</text:p>
          </table:table-cell>
          <table:table-cell office:value-type="float" office:value="0.366278" calcext:value-type="float">
            <text:p>0.366278</text:p>
          </table:table-cell>
          <table:table-cell office:value-type="float" office:value="0.3882256" calcext:value-type="float">
            <text:p>0.3882256</text:p>
          </table:table-cell>
          <table:table-cell office:value-type="float" office:value="0.4139511" calcext:value-type="float">
            <text:p>0.4139511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294E-015" calcext:value-type="float">
            <text:p>1.70294E-15</text:p>
          </table:table-cell>
          <table:table-cell office:value-type="float" office:value="1.697919E-015" calcext:value-type="float">
            <text:p>1.697919E-15</text:p>
          </table:table-cell>
          <table:table-cell office:value-type="float" office:value="1.203159E-016" calcext:value-type="float">
            <text:p>1.20315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8.15615" calcext:value-type="float">
            <text:p>-48.15615</text:p>
          </table:table-cell>
          <table:table-cell office:value-type="float" office:value="-0.01744896" calcext:value-type="float">
            <text:p>-0.01744896</text:p>
          </table:table-cell>
          <table:table-cell office:value-type="float" office:value="-0.01711608" calcext:value-type="float">
            <text:p>-0.01711608</text:p>
          </table:table-cell>
          <table:table-cell office:value-type="float" office:value="-0.01659668" calcext:value-type="float">
            <text:p>-0.01659668</text:p>
          </table:table-cell>
          <table:table-cell office:value-type="float" office:value="-0.01603243" calcext:value-type="float">
            <text:p>-0.01603243</text:p>
          </table:table-cell>
          <table:table-cell office:value-type="float" office:value="-0.0153833" calcext:value-type="float">
            <text:p>-0.0153833</text:p>
          </table:table-cell>
          <table:table-cell office:value-type="float" office:value="-0.0140031" calcext:value-type="float">
            <text:p>-0.0140031</text:p>
          </table:table-cell>
          <table:table-cell office:value-type="float" office:value="-0.01211717" calcext:value-type="float">
            <text:p>-0.01211717</text:p>
          </table:table-cell>
          <table:table-cell office:value-type="float" office:value="-0.006947495" calcext:value-type="float">
            <text:p>-0.006947495</text:p>
          </table:table-cell>
          <table:table-cell office:value-type="float" office:value="-0.003763482" calcext:value-type="float">
            <text:p>-0.003763482</text:p>
          </table:table-cell>
          <table:table-cell office:value-type="float" office:value="1152.049" calcext:value-type="float">
            <text:p>1152.049</text:p>
          </table:table-cell>
          <table:table-cell office:value-type="float" office:value="0" calcext:value-type="float">
            <text:p>0</text:p>
          </table:table-cell>
          <table:table-cell office:value-type="float" office:value="-20.77913" calcext:value-type="float">
            <text:p>-20.77913</text:p>
          </table:table-cell>
          <table:table-cell office:value-type="float" office:value="0.001604882" calcext:value-type="float">
            <text:p>0.00160488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1998" calcext:value-type="float">
            <text:p>4071998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83.19044" calcext:value-type="float">
            <text:p>83.19044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9.106" calcext:value-type="float">
            <text:p>1259.106</text:p>
          </table:table-cell>
          <table:table-cell office:value-type="float" office:value="588.4684" calcext:value-type="float">
            <text:p>588.4684</text:p>
          </table:table-cell>
          <table:table-cell office:value-type="float" office:value="0" calcext:value-type="float">
            <text:p>0</text:p>
          </table:table-cell>
          <table:table-cell office:value-type="float" office:value="0.2972659" calcext:value-type="float">
            <text:p>0.2972659</text:p>
          </table:table-cell>
          <table:table-cell office:value-type="float" office:value="0.3038642" calcext:value-type="float">
            <text:p>0.3038642</text:p>
          </table:table-cell>
          <table:table-cell office:value-type="float" office:value="0.3085695" calcext:value-type="float">
            <text:p>0.3085695</text:p>
          </table:table-cell>
          <table:table-cell office:value-type="float" office:value="0.3090423" calcext:value-type="float">
            <text:p>0.3090423</text:p>
          </table:table-cell>
          <table:table-cell office:value-type="float" office:value="0.3077161" calcext:value-type="float">
            <text:p>0.3077161</text:p>
          </table:table-cell>
          <table:table-cell office:value-type="float" office:value="0.3079977" calcext:value-type="float">
            <text:p>0.3079977</text:p>
          </table:table-cell>
          <table:table-cell office:value-type="float" office:value="0.3554897" calcext:value-type="float">
            <text:p>0.3554897</text:p>
          </table:table-cell>
          <table:table-cell office:value-type="float" office:value="0.3654757" calcext:value-type="float">
            <text:p>0.3654757</text:p>
          </table:table-cell>
          <table:table-cell office:value-type="float" office:value="0.3882257" calcext:value-type="float">
            <text:p>0.3882257</text:p>
          </table:table-cell>
          <table:table-cell office:value-type="float" office:value="0.4139513" calcext:value-type="float">
            <text:p>0.4139513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337E-015" calcext:value-type="float">
            <text:p>1.70337E-15</text:p>
          </table:table-cell>
          <table:table-cell office:value-type="float" office:value="1.697651E-015" calcext:value-type="float">
            <text:p>1.697651E-15</text:p>
          </table:table-cell>
          <table:table-cell office:value-type="float" office:value="1.203102E-016" calcext:value-type="float">
            <text:p>1.20310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2040691" calcext:value-type="float">
            <text:p>-0.02040691</text:p>
          </table:table-cell>
          <table:table-cell office:value-type="float" office:value="-0.01737561" calcext:value-type="float">
            <text:p>-0.01737561</text:p>
          </table:table-cell>
          <table:table-cell office:value-type="float" office:value="-0.01560214" calcext:value-type="float">
            <text:p>-0.01560214</text:p>
          </table:table-cell>
          <table:table-cell office:value-type="float" office:value="-0.0154842" calcext:value-type="float">
            <text:p>-0.0154842</text:p>
          </table:table-cell>
          <table:table-cell office:value-type="float" office:value="-0.01598495" calcext:value-type="float">
            <text:p>-0.01598495</text:p>
          </table:table-cell>
          <table:table-cell office:value-type="float" office:value="-0.01588681" calcext:value-type="float">
            <text:p>-0.01588681</text:p>
          </table:table-cell>
          <table:table-cell office:value-type="float" office:value="-0.01461583" calcext:value-type="float">
            <text:p>-0.01461583</text:p>
          </table:table-cell>
          <table:table-cell office:value-type="float" office:value="-0.01237525" calcext:value-type="float">
            <text:p>-0.01237525</text:p>
          </table:table-cell>
          <table:table-cell office:value-type="float" office:value="-0.006947471" calcext:value-type="float">
            <text:p>-0.006947471</text:p>
          </table:table-cell>
          <table:table-cell office:value-type="float" office:value="-0.003763478" calcext:value-type="float">
            <text:p>-0.003763478</text:p>
          </table:table-cell>
          <table:table-cell office:value-type="float" office:value="1157.01" calcext:value-type="float">
            <text:p>1157.01</text:p>
          </table:table-cell>
          <table:table-cell office:value-type="float" office:value="0" calcext:value-type="float">
            <text:p>0</text:p>
          </table:table-cell>
          <table:table-cell office:value-type="float" office:value="-0.02068352" calcext:value-type="float">
            <text:p>-0.02068352</text:p>
          </table:table-cell>
          <table:table-cell office:value-type="float" office:value="0.001577147" calcext:value-type="float">
            <text:p>0.00157714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1998" calcext:value-type="float">
            <text:p>5071998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85.7269" calcext:value-type="float">
            <text:p>85.726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758" calcext:value-type="float">
            <text:p>1255.758</text:p>
          </table:table-cell>
          <table:table-cell office:value-type="float" office:value="589.2783" calcext:value-type="float">
            <text:p>589.2783</text:p>
          </table:table-cell>
          <table:table-cell office:value-type="float" office:value="0" calcext:value-type="float">
            <text:p>0</text:p>
          </table:table-cell>
          <table:table-cell office:value-type="float" office:value="0.08707053" calcext:value-type="float">
            <text:p>0.08707053</text:p>
          </table:table-cell>
          <table:table-cell office:value-type="float" office:value="0.3009558" calcext:value-type="float">
            <text:p>0.3009558</text:p>
          </table:table-cell>
          <table:table-cell office:value-type="float" office:value="0.3018646" calcext:value-type="float">
            <text:p>0.3018646</text:p>
          </table:table-cell>
          <table:table-cell office:value-type="float" office:value="0.3035208" calcext:value-type="float">
            <text:p>0.3035208</text:p>
          </table:table-cell>
          <table:table-cell office:value-type="float" office:value="0.3051225" calcext:value-type="float">
            <text:p>0.3051225</text:p>
          </table:table-cell>
          <table:table-cell office:value-type="float" office:value="0.3068134" calcext:value-type="float">
            <text:p>0.3068134</text:p>
          </table:table-cell>
          <table:table-cell office:value-type="float" office:value="0.3543923" calcext:value-type="float">
            <text:p>0.3543923</text:p>
          </table:table-cell>
          <table:table-cell office:value-type="float" office:value="0.3647485" calcext:value-type="float">
            <text:p>0.3647485</text:p>
          </table:table-cell>
          <table:table-cell office:value-type="float" office:value="0.3882137" calcext:value-type="float">
            <text:p>0.3882137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3787E-015" calcext:value-type="float">
            <text:p>1.703787E-15</text:p>
          </table:table-cell>
          <table:table-cell office:value-type="float" office:value="1.69739E-015" calcext:value-type="float">
            <text:p>1.69739E-15</text:p>
          </table:table-cell>
          <table:table-cell office:value-type="float" office:value="1.203051E-016" calcext:value-type="float">
            <text:p>1.20305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0.47572" calcext:value-type="float">
            <text:p>-40.47572</text:p>
          </table:table-cell>
          <table:table-cell office:value-type="float" office:value="-0.01861973" calcext:value-type="float">
            <text:p>-0.01861973</text:p>
          </table:table-cell>
          <table:table-cell office:value-type="float" office:value="-0.01825228" calcext:value-type="float">
            <text:p>-0.01825228</text:p>
          </table:table-cell>
          <table:table-cell office:value-type="float" office:value="-0.01757631" calcext:value-type="float">
            <text:p>-0.01757631</text:p>
          </table:table-cell>
          <table:table-cell office:value-type="float" office:value="-0.01694749" calcext:value-type="float">
            <text:p>-0.01694749</text:p>
          </table:table-cell>
          <table:table-cell office:value-type="float" office:value="-0.0163096" calcext:value-type="float">
            <text:p>-0.0163096</text:p>
          </table:table-cell>
          <table:table-cell office:value-type="float" office:value="-0.01505947" calcext:value-type="float">
            <text:p>-0.01505947</text:p>
          </table:table-cell>
          <table:table-cell office:value-type="float" office:value="-0.01261457" calcext:value-type="float">
            <text:p>-0.01261457</text:p>
          </table:table-cell>
          <table:table-cell office:value-type="float" office:value="-0.006949479" calcext:value-type="float">
            <text:p>-0.006949479</text:p>
          </table:table-cell>
          <table:table-cell office:value-type="float" office:value="-0.003763469" calcext:value-type="float">
            <text:p>-0.003763469</text:p>
          </table:table-cell>
          <table:table-cell office:value-type="float" office:value="1161.38" calcext:value-type="float">
            <text:p>1161.38</text:p>
          </table:table-cell>
          <table:table-cell office:value-type="float" office:value="0" calcext:value-type="float">
            <text:p>0</text:p>
          </table:table-cell>
          <table:table-cell office:value-type="float" office:value="-13.17735" calcext:value-type="float">
            <text:p>-13.17735</text:p>
          </table:table-cell>
          <table:table-cell office:value-type="float" office:value="0.001557689" calcext:value-type="float">
            <text:p>0.00155768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1998" calcext:value-type="float">
            <text:p>6071998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85.68485" calcext:value-type="float">
            <text:p>85.68485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347" calcext:value-type="float">
            <text:p>1255.347</text:p>
          </table:table-cell>
          <table:table-cell office:value-type="float" office:value="589.7288" calcext:value-type="float">
            <text:p>589.7288</text:p>
          </table:table-cell>
          <table:table-cell office:value-type="float" office:value="0" calcext:value-type="float">
            <text:p>0</text:p>
          </table:table-cell>
          <table:table-cell office:value-type="float" office:value="0.09129512" calcext:value-type="float">
            <text:p>0.09129512</text:p>
          </table:table-cell>
          <table:table-cell office:value-type="float" office:value="0.300183" calcext:value-type="float">
            <text:p>0.300183</text:p>
          </table:table-cell>
          <table:table-cell office:value-type="float" office:value="0.3009568" calcext:value-type="float">
            <text:p>0.3009568</text:p>
          </table:table-cell>
          <table:table-cell office:value-type="float" office:value="0.3022902" calcext:value-type="float">
            <text:p>0.3022902</text:p>
          </table:table-cell>
          <table:table-cell office:value-type="float" office:value="0.3038126" calcext:value-type="float">
            <text:p>0.3038126</text:p>
          </table:table-cell>
          <table:table-cell office:value-type="float" office:value="0.3055941" calcext:value-type="float">
            <text:p>0.3055941</text:p>
          </table:table-cell>
          <table:table-cell office:value-type="float" office:value="0.3534272" calcext:value-type="float">
            <text:p>0.3534272</text:p>
          </table:table-cell>
          <table:table-cell office:value-type="float" office:value="0.3641222" calcext:value-type="float">
            <text:p>0.3641222</text:p>
          </table:table-cell>
          <table:table-cell office:value-type="float" office:value="0.3881687" calcext:value-type="float">
            <text:p>0.3881687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4208E-015" calcext:value-type="float">
            <text:p>1.704208E-15</text:p>
          </table:table-cell>
          <table:table-cell office:value-type="float" office:value="1.697128E-015" calcext:value-type="float">
            <text:p>1.697128E-15</text:p>
          </table:table-cell>
          <table:table-cell office:value-type="float" office:value="1.202997E-016" calcext:value-type="float">
            <text:p>1.20299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0.14236" calcext:value-type="float">
            <text:p>-30.14236</text:p>
          </table:table-cell>
          <table:table-cell office:value-type="float" office:value="-0.01895923" calcext:value-type="float">
            <text:p>-0.01895923</text:p>
          </table:table-cell>
          <table:table-cell office:value-type="float" office:value="-0.01864068" calcext:value-type="float">
            <text:p>-0.01864068</text:p>
          </table:table-cell>
          <table:table-cell office:value-type="float" office:value="-0.01808455" calcext:value-type="float">
            <text:p>-0.01808455</text:p>
          </table:table-cell>
          <table:table-cell office:value-type="float" office:value="-0.01746616" calcext:value-type="float">
            <text:p>-0.01746616</text:p>
          </table:table-cell>
          <table:table-cell office:value-type="float" office:value="-0.01676991" calcext:value-type="float">
            <text:p>-0.01676991</text:p>
          </table:table-cell>
          <table:table-cell office:value-type="float" office:value="-0.01546146" calcext:value-type="float">
            <text:p>-0.01546146</text:p>
          </table:table-cell>
          <table:table-cell office:value-type="float" office:value="-0.01282487" calcext:value-type="float">
            <text:p>-0.01282487</text:p>
          </table:table-cell>
          <table:table-cell office:value-type="float" office:value="-0.006957171" calcext:value-type="float">
            <text:p>-0.006957171</text:p>
          </table:table-cell>
          <table:table-cell office:value-type="float" office:value="-0.003763469" calcext:value-type="float">
            <text:p>-0.003763469</text:p>
          </table:table-cell>
          <table:table-cell office:value-type="float" office:value="1165.394" calcext:value-type="float">
            <text:p>1165.394</text:p>
          </table:table-cell>
          <table:table-cell office:value-type="float" office:value="0" calcext:value-type="float">
            <text:p>0</text:p>
          </table:table-cell>
          <table:table-cell office:value-type="float" office:value="-8.995053" calcext:value-type="float">
            <text:p>-8.995053</text:p>
          </table:table-cell>
          <table:table-cell office:value-type="float" office:value="0.001551329" calcext:value-type="float">
            <text:p>0.00155132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1998" calcext:value-type="float">
            <text:p>7071998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85.68912" calcext:value-type="float">
            <text:p>85.68912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097" calcext:value-type="float">
            <text:p>1255.097</text:p>
          </table:table-cell>
          <table:table-cell office:value-type="float" office:value="589.9733" calcext:value-type="float">
            <text:p>589.9733</text:p>
          </table:table-cell>
          <table:table-cell office:value-type="float" office:value="0" calcext:value-type="float">
            <text:p>0</text:p>
          </table:table-cell>
          <table:table-cell office:value-type="float" office:value="0.09116913" calcext:value-type="float">
            <text:p>0.09116913</text:p>
          </table:table-cell>
          <table:table-cell office:value-type="float" office:value="0.3000921" calcext:value-type="float">
            <text:p>0.3000921</text:p>
          </table:table-cell>
          <table:table-cell office:value-type="float" office:value="0.3009011" calcext:value-type="float">
            <text:p>0.3009011</text:p>
          </table:table-cell>
          <table:table-cell office:value-type="float" office:value="0.3020748" calcext:value-type="float">
            <text:p>0.3020748</text:p>
          </table:table-cell>
          <table:table-cell office:value-type="float" office:value="0.3032929" calcext:value-type="float">
            <text:p>0.3032929</text:p>
          </table:table-cell>
          <table:table-cell office:value-type="float" office:value="0.3048945" calcext:value-type="float">
            <text:p>0.3048945</text:p>
          </table:table-cell>
          <table:table-cell office:value-type="float" office:value="0.3527886" calcext:value-type="float">
            <text:p>0.3527886</text:p>
          </table:table-cell>
          <table:table-cell office:value-type="float" office:value="0.3636135" calcext:value-type="float">
            <text:p>0.3636135</text:p>
          </table:table-cell>
          <table:table-cell office:value-type="float" office:value="0.3881019" calcext:value-type="float">
            <text:p>0.3881019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4667E-015" calcext:value-type="float">
            <text:p>1.704667E-15</text:p>
          </table:table-cell>
          <table:table-cell office:value-type="float" office:value="1.69684E-015" calcext:value-type="float">
            <text:p>1.69684E-15</text:p>
          </table:table-cell>
          <table:table-cell office:value-type="float" office:value="1.20294E-016" calcext:value-type="float">
            <text:p>1.2029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0.46572" calcext:value-type="float">
            <text:p>-30.46572</text:p>
          </table:table-cell>
          <table:table-cell office:value-type="float" office:value="-0.01900043" calcext:value-type="float">
            <text:p>-0.01900043</text:p>
          </table:table-cell>
          <table:table-cell office:value-type="float" office:value="-0.01866705" calcext:value-type="float">
            <text:p>-0.01866705</text:p>
          </table:table-cell>
          <table:table-cell office:value-type="float" office:value="-0.01817769" calcext:value-type="float">
            <text:p>-0.01817769</text:p>
          </table:table-cell>
          <table:table-cell office:value-type="float" office:value="-0.01767739" calcext:value-type="float">
            <text:p>-0.01767739</text:p>
          </table:table-cell>
          <table:table-cell office:value-type="float" office:value="-0.01704055" calcext:value-type="float">
            <text:p>-0.01704055</text:p>
          </table:table-cell>
          <table:table-cell office:value-type="float" office:value="-0.01573468" calcext:value-type="float">
            <text:p>-0.01573468</text:p>
          </table:table-cell>
          <table:table-cell office:value-type="float" office:value="-0.01299865" calcext:value-type="float">
            <text:p>-0.01299865</text:p>
          </table:table-cell>
          <table:table-cell office:value-type="float" office:value="-0.006968636" calcext:value-type="float">
            <text:p>-0.006968636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1169.205" calcext:value-type="float">
            <text:p>1169.205</text:p>
          </table:table-cell>
          <table:table-cell office:value-type="float" office:value="0" calcext:value-type="float">
            <text:p>0</text:p>
          </table:table-cell>
          <table:table-cell office:value-type="float" office:value="-10.32685" calcext:value-type="float">
            <text:p>-10.32685</text:p>
          </table:table-cell>
          <table:table-cell office:value-type="float" office:value="0.001543424" calcext:value-type="float">
            <text:p>0.00154342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1998" calcext:value-type="float">
            <text:p>8071998</text:p>
          </table:table-cell>
          <table:table-cell office:value-type="float" office:value="501.5175" calcext:value-type="float">
            <text:p>501.5175</text:p>
          </table:table-cell>
          <table:table-cell office:value-type="float" office:value="85.65994" calcext:value-type="float">
            <text:p>85.65994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97" calcext:value-type="float">
            <text:p>1254.97</text:p>
          </table:table-cell>
          <table:table-cell office:value-type="float" office:value="590.1272" calcext:value-type="float">
            <text:p>590.1272</text:p>
          </table:table-cell>
          <table:table-cell office:value-type="float" office:value="0" calcext:value-type="float">
            <text:p>0</text:p>
          </table:table-cell>
          <table:table-cell office:value-type="float" office:value="0.09486895" calcext:value-type="float">
            <text:p>0.09486895</text:p>
          </table:table-cell>
          <table:table-cell office:value-type="float" office:value="0.2999282" calcext:value-type="float">
            <text:p>0.2999282</text:p>
          </table:table-cell>
          <table:table-cell office:value-type="float" office:value="0.3007873" calcext:value-type="float">
            <text:p>0.3007873</text:p>
          </table:table-cell>
          <table:table-cell office:value-type="float" office:value="0.3019867" calcext:value-type="float">
            <text:p>0.3019867</text:p>
          </table:table-cell>
          <table:table-cell office:value-type="float" office:value="0.3032052" calcext:value-type="float">
            <text:p>0.3032052</text:p>
          </table:table-cell>
          <table:table-cell office:value-type="float" office:value="0.3046299" calcext:value-type="float">
            <text:p>0.3046299</text:p>
          </table:table-cell>
          <table:table-cell office:value-type="float" office:value="0.352373" calcext:value-type="float">
            <text:p>0.352373</text:p>
          </table:table-cell>
          <table:table-cell office:value-type="float" office:value="0.3632039" calcext:value-type="float">
            <text:p>0.3632039</text:p>
          </table:table-cell>
          <table:table-cell office:value-type="float" office:value="0.3880243" calcext:value-type="float">
            <text:p>0.3880243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5111E-015" calcext:value-type="float">
            <text:p>1.705111E-15</text:p>
          </table:table-cell>
          <table:table-cell office:value-type="float" office:value="1.696564E-015" calcext:value-type="float">
            <text:p>1.696564E-15</text:p>
          </table:table-cell>
          <table:table-cell office:value-type="float" office:value="1.202883E-016" calcext:value-type="float">
            <text:p>1.20288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3.67336" calcext:value-type="float">
            <text:p>-23.67336</text:p>
          </table:table-cell>
          <table:table-cell office:value-type="float" office:value="-0.01907339" calcext:value-type="float">
            <text:p>-0.01907339</text:p>
          </table:table-cell>
          <table:table-cell office:value-type="float" office:value="-0.01871587" calcext:value-type="float">
            <text:p>-0.01871587</text:p>
          </table:table-cell>
          <table:table-cell office:value-type="float" office:value="-0.01821449" calcext:value-type="float">
            <text:p>-0.01821449</text:p>
          </table:table-cell>
          <table:table-cell office:value-type="float" office:value="-0.01771522" calcext:value-type="float">
            <text:p>-0.01771522</text:p>
          </table:table-cell>
          <table:table-cell office:value-type="float" office:value="-0.01714503" calcext:value-type="float">
            <text:p>-0.01714503</text:p>
          </table:table-cell>
          <table:table-cell office:value-type="float" office:value="-0.01591547" calcext:value-type="float">
            <text:p>-0.01591547</text:p>
          </table:table-cell>
          <table:table-cell office:value-type="float" office:value="-0.01314043" calcext:value-type="float">
            <text:p>-0.01314043</text:p>
          </table:table-cell>
          <table:table-cell office:value-type="float" office:value="-0.006981997" calcext:value-type="float">
            <text:p>-0.006981997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1172.935" calcext:value-type="float">
            <text:p>1172.935</text:p>
          </table:table-cell>
          <table:table-cell office:value-type="float" office:value="0" calcext:value-type="float">
            <text:p>0</text:p>
          </table:table-cell>
          <table:table-cell office:value-type="float" office:value="-7.298504" calcext:value-type="float">
            <text:p>-7.298504</text:p>
          </table:table-cell>
          <table:table-cell office:value-type="float" office:value="0.001537933" calcext:value-type="float">
            <text:p>0.00153793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1998" calcext:value-type="float">
            <text:p>9071998</text:p>
          </table:table-cell>
          <table:table-cell office:value-type="float" office:value="517.1408" calcext:value-type="float">
            <text:p>517.1408</text:p>
          </table:table-cell>
          <table:table-cell office:value-type="float" office:value="86.06376" calcext:value-type="float">
            <text:p>86.0637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9.317" calcext:value-type="float">
            <text:p>1269.317</text:p>
          </table:table-cell>
          <table:table-cell office:value-type="float" office:value="591.0054" calcext:value-type="float">
            <text:p>591.0054</text:p>
          </table:table-cell>
          <table:table-cell office:value-type="float" office:value="0" calcext:value-type="float">
            <text:p>0</text:p>
          </table:table-cell>
          <table:table-cell office:value-type="float" office:value="0.5056684" calcext:value-type="float">
            <text:p>0.5056684</text:p>
          </table:table-cell>
          <table:table-cell office:value-type="float" office:value="0.4720655" calcext:value-type="float">
            <text:p>0.4720655</text:p>
          </table:table-cell>
          <table:table-cell office:value-type="float" office:value="0.4072037" calcext:value-type="float">
            <text:p>0.4072037</text:p>
          </table:table-cell>
          <table:table-cell office:value-type="float" office:value="0.3127328" calcext:value-type="float">
            <text:p>0.3127328</text:p>
          </table:table-cell>
          <table:table-cell office:value-type="float" office:value="0.3038363" calcext:value-type="float">
            <text:p>0.3038363</text:p>
          </table:table-cell>
          <table:table-cell office:value-type="float" office:value="0.3065733" calcext:value-type="float">
            <text:p>0.3065733</text:p>
          </table:table-cell>
          <table:table-cell office:value-type="float" office:value="0.376867" calcext:value-type="float">
            <text:p>0.376867</text:p>
          </table:table-cell>
          <table:table-cell office:value-type="float" office:value="0.3628591" calcext:value-type="float">
            <text:p>0.3628591</text:p>
          </table:table-cell>
          <table:table-cell office:value-type="float" office:value="0.3875922" calcext:value-type="float">
            <text:p>0.3875922</text:p>
          </table:table-cell>
          <table:table-cell office:value-type="float" office:value="0.4134212" calcext:value-type="float">
            <text:p>0.4134212</text:p>
          </table:table-cell>
          <table:table-cell office:value-type="float" office:value="0.5104205" calcext:value-type="float">
            <text:p>0.5104205</text:p>
          </table:table-cell>
          <table:table-cell office:value-type="float" office:value="0.5112639" calcext:value-type="float">
            <text:p>0.5112639</text:p>
          </table:table-cell>
          <table:table-cell office:value-type="float" office:value="0" calcext:value-type="float">
            <text:p>0</text:p>
          </table:table-cell>
          <table:table-cell office:value-type="float" office:value="0.0002444505" calcext:value-type="float">
            <text:p>0.0002444505</text:p>
          </table:table-cell>
          <table:table-cell office:value-type="float" office:value="1.705569E-015" calcext:value-type="float">
            <text:p>1.705569E-15</text:p>
          </table:table-cell>
          <table:table-cell office:value-type="float" office:value="1.696277E-015" calcext:value-type="float">
            <text:p>1.696277E-15</text:p>
          </table:table-cell>
          <table:table-cell office:value-type="float" office:value="1.202825E-016" calcext:value-type="float">
            <text:p>1.20282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05274355" calcext:value-type="float">
            <text:p>-0.0005274355</text:p>
          </table:table-cell>
          <table:table-cell office:value-type="float" office:value="-0.0008144741" calcext:value-type="float">
            <text:p>-0.0008144741</text:p>
          </table:table-cell>
          <table:table-cell office:value-type="float" office:value="-0.002625906" calcext:value-type="float">
            <text:p>-0.002625906</text:p>
          </table:table-cell>
          <table:table-cell office:value-type="float" office:value="-0.01475624" calcext:value-type="float">
            <text:p>-0.01475624</text:p>
          </table:table-cell>
          <table:table-cell office:value-type="float" office:value="-0.01752523" calcext:value-type="float">
            <text:p>-0.01752523</text:p>
          </table:table-cell>
          <table:table-cell office:value-type="float" office:value="-0.01651767" calcext:value-type="float">
            <text:p>-0.01651767</text:p>
          </table:table-cell>
          <table:table-cell office:value-type="float" office:value="-0.00869894" calcext:value-type="float">
            <text:p>-0.00869894</text:p>
          </table:table-cell>
          <table:table-cell office:value-type="float" office:value="-0.01326427" calcext:value-type="float">
            <text:p>-0.01326427</text:p>
          </table:table-cell>
          <table:table-cell office:value-type="float" office:value="-0.007052344" calcext:value-type="float">
            <text:p>-0.007052344</text:p>
          </table:table-cell>
          <table:table-cell office:value-type="float" office:value="-0.003806381" calcext:value-type="float">
            <text:p>-0.003806381</text:p>
          </table:table-cell>
          <table:table-cell office:value-type="float" office:value="1177.548" calcext:value-type="float">
            <text:p>1177.548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282027" calcext:value-type="float">
            <text:p>0.002282027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2444583" calcext:value-type="float">
            <text:p>0.00024445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1998" calcext:value-type="float">
            <text:p>10071998</text:p>
          </table:table-cell>
          <table:table-cell office:value-type="float" office:value="517.7175" calcext:value-type="float">
            <text:p>517.7175</text:p>
          </table:table-cell>
          <table:table-cell office:value-type="float" office:value="90.29646" calcext:value-type="float">
            <text:p>90.2964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1.933" calcext:value-type="float">
            <text:p>1261.933</text:p>
          </table:table-cell>
          <table:table-cell office:value-type="float" office:value="594.7239" calcext:value-type="float">
            <text:p>594.7239</text:p>
          </table:table-cell>
          <table:table-cell office:value-type="float" office:value="0" calcext:value-type="float">
            <text:p>0</text:p>
          </table:table-cell>
          <table:table-cell office:value-type="float" office:value="0.1436241" calcext:value-type="float">
            <text:p>0.1436241</text:p>
          </table:table-cell>
          <table:table-cell office:value-type="float" office:value="0.3273059" calcext:value-type="float">
            <text:p>0.3273059</text:p>
          </table:table-cell>
          <table:table-cell office:value-type="float" office:value="0.3287529" calcext:value-type="float">
            <text:p>0.3287529</text:p>
          </table:table-cell>
          <table:table-cell office:value-type="float" office:value="0.3290709" calcext:value-type="float">
            <text:p>0.3290709</text:p>
          </table:table-cell>
          <table:table-cell office:value-type="float" office:value="0.3277881" calcext:value-type="float">
            <text:p>0.3277881</text:p>
          </table:table-cell>
          <table:table-cell office:value-type="float" office:value="0.3264286" calcext:value-type="float">
            <text:p>0.3264286</text:p>
          </table:table-cell>
          <table:table-cell office:value-type="float" office:value="0.3661028" calcext:value-type="float">
            <text:p>0.3661028</text:p>
          </table:table-cell>
          <table:table-cell office:value-type="float" office:value="0.3640879" calcext:value-type="float">
            <text:p>0.3640879</text:p>
          </table:table-cell>
          <table:table-cell office:value-type="float" office:value="0.387624" calcext:value-type="float">
            <text:p>0.387624</text:p>
          </table:table-cell>
          <table:table-cell office:value-type="float" office:value="0.4137497" calcext:value-type="float">
            <text:p>0.4137497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598E-015" calcext:value-type="float">
            <text:p>1.70598E-15</text:p>
          </table:table-cell>
          <table:table-cell office:value-type="float" office:value="1.696021E-015" calcext:value-type="float">
            <text:p>1.696021E-15</text:p>
          </table:table-cell>
          <table:table-cell office:value-type="float" office:value="1.202772E-016" calcext:value-type="float">
            <text:p>1.20277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.810632" calcext:value-type="float">
            <text:p>-1.810632</text:p>
          </table:table-cell>
          <table:table-cell office:value-type="float" office:value="-0.01033765" calcext:value-type="float">
            <text:p>-0.01033765</text:p>
          </table:table-cell>
          <table:table-cell office:value-type="float" office:value="-0.01004591" calcext:value-type="float">
            <text:p>-0.01004591</text:p>
          </table:table-cell>
          <table:table-cell office:value-type="float" office:value="-0.009990563" calcext:value-type="float">
            <text:p>-0.009990563</text:p>
          </table:table-cell>
          <table:table-cell office:value-type="float" office:value="-0.01027981" calcext:value-type="float">
            <text:p>-0.01027981</text:p>
          </table:table-cell>
          <table:table-cell office:value-type="float" office:value="-0.01059835" calcext:value-type="float">
            <text:p>-0.01059835</text:p>
          </table:table-cell>
          <table:table-cell office:value-type="float" office:value="-0.01100586" calcext:value-type="float">
            <text:p>-0.01100586</text:p>
          </table:table-cell>
          <table:table-cell office:value-type="float" office:value="-0.01284123" calcext:value-type="float">
            <text:p>-0.01284123</text:p>
          </table:table-cell>
          <table:table-cell office:value-type="float" office:value="-0.007051765" calcext:value-type="float">
            <text:p>-0.007051765</text:p>
          </table:table-cell>
          <table:table-cell office:value-type="float" office:value="-0.00378138" calcext:value-type="float">
            <text:p>-0.00378138</text:p>
          </table:table-cell>
          <table:table-cell office:value-type="float" office:value="1185.212" calcext:value-type="float">
            <text:p>1185.212</text:p>
          </table:table-cell>
          <table:table-cell office:value-type="float" office:value="0" calcext:value-type="float">
            <text:p>0</text:p>
          </table:table-cell>
          <table:table-cell office:value-type="float" office:value="-2.892902" calcext:value-type="float">
            <text:p>-2.892902</text:p>
          </table:table-cell>
          <table:table-cell office:value-type="float" office:value="0.001504096" calcext:value-type="float">
            <text:p>0.00150409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9454" calcext:value-type="float">
            <text:p>-1.2294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1998" calcext:value-type="float">
            <text:p>11071998</text:p>
          </table:table-cell>
          <table:table-cell office:value-type="float" office:value="517.7175" calcext:value-type="float">
            <text:p>517.7175</text:p>
          </table:table-cell>
          <table:table-cell office:value-type="float" office:value="90.84557" calcext:value-type="float">
            <text:p>90.84557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8.679" calcext:value-type="float">
            <text:p>1258.679</text:p>
          </table:table-cell>
          <table:table-cell office:value-type="float" office:value="597.4266" calcext:value-type="float">
            <text:p>597.4266</text:p>
          </table:table-cell>
          <table:table-cell office:value-type="float" office:value="0" calcext:value-type="float">
            <text:p>0</text:p>
          </table:table-cell>
          <table:table-cell office:value-type="float" office:value="0.0920559" calcext:value-type="float">
            <text:p>0.0920559</text:p>
          </table:table-cell>
          <table:table-cell office:value-type="float" office:value="0.3124278" calcext:value-type="float">
            <text:p>0.3124278</text:p>
          </table:table-cell>
          <table:table-cell office:value-type="float" office:value="0.3135159" calcext:value-type="float">
            <text:p>0.3135159</text:p>
          </table:table-cell>
          <table:table-cell office:value-type="float" office:value="0.3149073" calcext:value-type="float">
            <text:p>0.3149073</text:p>
          </table:table-cell>
          <table:table-cell office:value-type="float" office:value="0.3162092" calcext:value-type="float">
            <text:p>0.3162092</text:p>
          </table:table-cell>
          <table:table-cell office:value-type="float" office:value="0.3176825" calcext:value-type="float">
            <text:p>0.3176825</text:p>
          </table:table-cell>
          <table:table-cell office:value-type="float" office:value="0.3627932" calcext:value-type="float">
            <text:p>0.3627932</text:p>
          </table:table-cell>
          <table:table-cell office:value-type="float" office:value="0.3646092" calcext:value-type="float">
            <text:p>0.3646092</text:p>
          </table:table-cell>
          <table:table-cell office:value-type="float" office:value="0.3877174" calcext:value-type="float">
            <text:p>0.3877174</text:p>
          </table:table-cell>
          <table:table-cell office:value-type="float" office:value="0.4139513" calcext:value-type="float">
            <text:p>0.413951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6379E-015" calcext:value-type="float">
            <text:p>1.706379E-15</text:p>
          </table:table-cell>
          <table:table-cell office:value-type="float" office:value="1.695772E-015" calcext:value-type="float">
            <text:p>1.695772E-15</text:p>
          </table:table-cell>
          <table:table-cell office:value-type="float" office:value="1.202723E-016" calcext:value-type="float">
            <text:p>1.20272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8.60024" calcext:value-type="float">
            <text:p>-28.60024</text:p>
          </table:table-cell>
          <table:table-cell office:value-type="float" office:value="-0.01432575" calcext:value-type="float">
            <text:p>-0.01432575</text:p>
          </table:table-cell>
          <table:table-cell office:value-type="float" office:value="-0.01400368" calcext:value-type="float">
            <text:p>-0.01400368</text:p>
          </table:table-cell>
          <table:table-cell office:value-type="float" office:value="-0.01358941" calcext:value-type="float">
            <text:p>-0.01358941</text:p>
          </table:table-cell>
          <table:table-cell office:value-type="float" office:value="-0.01321028" calcext:value-type="float">
            <text:p>-0.01321028</text:p>
          </table:table-cell>
          <table:table-cell office:value-type="float" office:value="-0.01279205" calcext:value-type="float">
            <text:p>-0.01279205</text:p>
          </table:table-cell>
          <table:table-cell office:value-type="float" office:value="-0.01200565" calcext:value-type="float">
            <text:p>-0.01200565</text:p>
          </table:table-cell>
          <table:table-cell office:value-type="float" office:value="-0.01266414" calcext:value-type="float">
            <text:p>-0.01266414</text:p>
          </table:table-cell>
          <table:table-cell office:value-type="float" office:value="-0.007035476" calcext:value-type="float">
            <text:p>-0.007035476</text:p>
          </table:table-cell>
          <table:table-cell office:value-type="float" office:value="-0.003763492" calcext:value-type="float">
            <text:p>-0.003763492</text:p>
          </table:table-cell>
          <table:table-cell office:value-type="float" office:value="1191.615" calcext:value-type="float">
            <text:p>1191.615</text:p>
          </table:table-cell>
          <table:table-cell office:value-type="float" office:value="0" calcext:value-type="float">
            <text:p>0</text:p>
          </table:table-cell>
          <table:table-cell office:value-type="float" office:value="-8.310378" calcext:value-type="float">
            <text:p>-8.310378</text:p>
          </table:table-cell>
          <table:table-cell office:value-type="float" office:value="0.001496244" calcext:value-type="float">
            <text:p>0.00149624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1998" calcext:value-type="float">
            <text:p>12071998</text:p>
          </table:table-cell>
          <table:table-cell office:value-type="float" office:value="517.7175" calcext:value-type="float">
            <text:p>517.7175</text:p>
          </table:table-cell>
          <table:table-cell office:value-type="float" office:value="90.93285" calcext:value-type="float">
            <text:p>90.93285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6.891" calcext:value-type="float">
            <text:p>1256.891</text:p>
          </table:table-cell>
          <table:table-cell office:value-type="float" office:value="599.1305" calcext:value-type="float">
            <text:p>599.1305</text:p>
          </table:table-cell>
          <table:table-cell office:value-type="float" office:value="0" calcext:value-type="float">
            <text:p>0</text:p>
          </table:table-cell>
          <table:table-cell office:value-type="float" office:value="0.08429538" calcext:value-type="float">
            <text:p>0.08429538</text:p>
          </table:table-cell>
          <table:table-cell office:value-type="float" office:value="0.3055264" calcext:value-type="float">
            <text:p>0.3055264</text:p>
          </table:table-cell>
          <table:table-cell office:value-type="float" office:value="0.3064605" calcext:value-type="float">
            <text:p>0.3064605</text:p>
          </table:table-cell>
          <table:table-cell office:value-type="float" office:value="0.3079619" calcext:value-type="float">
            <text:p>0.3079619</text:p>
          </table:table-cell>
          <table:table-cell office:value-type="float" office:value="0.3096404" calcext:value-type="float">
            <text:p>0.3096404</text:p>
          </table:table-cell>
          <table:table-cell office:value-type="float" office:value="0.311626" calcext:value-type="float">
            <text:p>0.311626</text:p>
          </table:table-cell>
          <table:table-cell office:value-type="float" office:value="0.3588858" calcext:value-type="float">
            <text:p>0.3588858</text:p>
          </table:table-cell>
          <table:table-cell office:value-type="float" office:value="0.3646284" calcext:value-type="float">
            <text:p>0.3646284</text:p>
          </table:table-cell>
          <table:table-cell office:value-type="float" office:value="0.3877958" calcext:value-type="float">
            <text:p>0.3877958</text:p>
          </table:table-cell>
          <table:table-cell office:value-type="float" office:value="0.4139512" calcext:value-type="float">
            <text:p>0.413951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6841E-015" calcext:value-type="float">
            <text:p>1.706841E-15</text:p>
          </table:table-cell>
          <table:table-cell office:value-type="float" office:value="1.695482E-015" calcext:value-type="float">
            <text:p>1.695482E-15</text:p>
          </table:table-cell>
          <table:table-cell office:value-type="float" office:value="1.202667E-016" calcext:value-type="float">
            <text:p>1.20266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9.36574" calcext:value-type="float">
            <text:p>-49.36574</text:p>
          </table:table-cell>
          <table:table-cell office:value-type="float" office:value="-0.01675488" calcext:value-type="float">
            <text:p>-0.01675488</text:p>
          </table:table-cell>
          <table:table-cell office:value-type="float" office:value="-0.01642097" calcext:value-type="float">
            <text:p>-0.01642097</text:p>
          </table:table-cell>
          <table:table-cell office:value-type="float" office:value="-0.01588161" calcext:value-type="float">
            <text:p>-0.01588161</text:p>
          </table:table-cell>
          <table:table-cell office:value-type="float" office:value="-0.01529561" calcext:value-type="float">
            <text:p>-0.01529561</text:p>
          </table:table-cell>
          <table:table-cell office:value-type="float" office:value="-0.01463076" calcext:value-type="float">
            <text:p>-0.01463076</text:p>
          </table:table-cell>
          <table:table-cell office:value-type="float" office:value="-0.01332811" calcext:value-type="float">
            <text:p>-0.01332811</text:p>
          </table:table-cell>
          <table:table-cell office:value-type="float" office:value="-0.01265636" calcext:value-type="float">
            <text:p>-0.01265636</text:p>
          </table:table-cell>
          <table:table-cell office:value-type="float" office:value="-0.007021822" calcext:value-type="float">
            <text:p>-0.007021822</text:p>
          </table:table-cell>
          <table:table-cell office:value-type="float" office:value="-0.003763469" calcext:value-type="float">
            <text:p>-0.003763469</text:p>
          </table:table-cell>
          <table:table-cell office:value-type="float" office:value="1196.902" calcext:value-type="float">
            <text:p>1196.902</text:p>
          </table:table-cell>
          <table:table-cell office:value-type="float" office:value="0" calcext:value-type="float">
            <text:p>0</text:p>
          </table:table-cell>
          <table:table-cell office:value-type="float" office:value="-21.0449" calcext:value-type="float">
            <text:p>-21.0449</text:p>
          </table:table-cell>
          <table:table-cell office:value-type="float" office:value="0.001488807" calcext:value-type="float">
            <text:p>0.00148880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1998" calcext:value-type="float">
            <text:p>13071998</text:p>
          </table:table-cell>
          <table:table-cell office:value-type="float" office:value="520.3177" calcext:value-type="float">
            <text:p>520.3177</text:p>
          </table:table-cell>
          <table:table-cell office:value-type="float" office:value="93.68175" calcext:value-type="float">
            <text:p>93.68175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808" calcext:value-type="float">
            <text:p>1255.808</text:p>
          </table:table-cell>
          <table:table-cell office:value-type="float" office:value="600.0705" calcext:value-type="float">
            <text:p>600.0705</text:p>
          </table:table-cell>
          <table:table-cell office:value-type="float" office:value="0" calcext:value-type="float">
            <text:p>0</text:p>
          </table:table-cell>
          <table:table-cell office:value-type="float" office:value="0.08601759" calcext:value-type="float">
            <text:p>0.08601759</text:p>
          </table:table-cell>
          <table:table-cell office:value-type="float" office:value="0.3010098" calcext:value-type="float">
            <text:p>0.3010098</text:p>
          </table:table-cell>
          <table:table-cell office:value-type="float" office:value="0.3019479" calcext:value-type="float">
            <text:p>0.3019479</text:p>
          </table:table-cell>
          <table:table-cell office:value-type="float" office:value="0.3039482" calcext:value-type="float">
            <text:p>0.3039482</text:p>
          </table:table-cell>
          <table:table-cell office:value-type="float" office:value="0.3059639" calcext:value-type="float">
            <text:p>0.3059639</text:p>
          </table:table-cell>
          <table:table-cell office:value-type="float" office:value="0.3080935" calcext:value-type="float">
            <text:p>0.3080935</text:p>
          </table:table-cell>
          <table:table-cell office:value-type="float" office:value="0.3561656" calcext:value-type="float">
            <text:p>0.3561656</text:p>
          </table:table-cell>
          <table:table-cell office:value-type="float" office:value="0.3643467" calcext:value-type="float">
            <text:p>0.3643467</text:p>
          </table:table-cell>
          <table:table-cell office:value-type="float" office:value="0.3878483" calcext:value-type="float">
            <text:p>0.3878483</text:p>
          </table:table-cell>
          <table:table-cell office:value-type="float" office:value="0.4139511" calcext:value-type="float">
            <text:p>0.413951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7294E-015" calcext:value-type="float">
            <text:p>1.707294E-15</text:p>
          </table:table-cell>
          <table:table-cell office:value-type="float" office:value="1.6952E-015" calcext:value-type="float">
            <text:p>1.6952E-15</text:p>
          </table:table-cell>
          <table:table-cell office:value-type="float" office:value="1.202611E-016" calcext:value-type="float">
            <text:p>1.20261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3.57544" calcext:value-type="float">
            <text:p>-43.57544</text:p>
          </table:table-cell>
          <table:table-cell office:value-type="float" office:value="-0.01860341" calcext:value-type="float">
            <text:p>-0.01860341</text:p>
          </table:table-cell>
          <table:table-cell office:value-type="float" office:value="-0.01822026" calcext:value-type="float">
            <text:p>-0.01822026</text:p>
          </table:table-cell>
          <table:table-cell office:value-type="float" office:value="-0.01740553" calcext:value-type="float">
            <text:p>-0.01740553</text:p>
          </table:table-cell>
          <table:table-cell office:value-type="float" office:value="-0.01662526" calcext:value-type="float">
            <text:p>-0.01662526</text:p>
          </table:table-cell>
          <table:table-cell office:value-type="float" office:value="-0.01584186" calcext:value-type="float">
            <text:p>-0.01584186</text:p>
          </table:table-cell>
          <table:table-cell office:value-type="float" office:value="-0.01434701" calcext:value-type="float">
            <text:p>-0.01434701</text:p>
          </table:table-cell>
          <table:table-cell office:value-type="float" office:value="-0.01274997" calcext:value-type="float">
            <text:p>-0.01274997</text:p>
          </table:table-cell>
          <table:table-cell office:value-type="float" office:value="-0.007012667" calcext:value-type="float">
            <text:p>-0.007012667</text:p>
          </table:table-cell>
          <table:table-cell office:value-type="float" office:value="-0.003763485" calcext:value-type="float">
            <text:p>-0.003763485</text:p>
          </table:table-cell>
          <table:table-cell office:value-type="float" office:value="1201.415" calcext:value-type="float">
            <text:p>1201.415</text:p>
          </table:table-cell>
          <table:table-cell office:value-type="float" office:value="0" calcext:value-type="float">
            <text:p>0</text:p>
          </table:table-cell>
          <table:table-cell office:value-type="float" office:value="-20.56087" calcext:value-type="float">
            <text:p>-20.56087</text:p>
          </table:table-cell>
          <table:table-cell office:value-type="float" office:value="0.001476457" calcext:value-type="float">
            <text:p>0.00147645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1998" calcext:value-type="float">
            <text:p>14071998</text:p>
          </table:table-cell>
          <table:table-cell office:value-type="float" office:value="520.3177" calcext:value-type="float">
            <text:p>520.3177</text:p>
          </table:table-cell>
          <table:table-cell office:value-type="float" office:value="93.6976" calcext:value-type="float">
            <text:p>93.697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274" calcext:value-type="float">
            <text:p>1255.274</text:p>
          </table:table-cell>
          <table:table-cell office:value-type="float" office:value="600.5942" calcext:value-type="float">
            <text:p>600.5942</text:p>
          </table:table-cell>
          <table:table-cell office:value-type="float" office:value="0" calcext:value-type="float">
            <text:p>0</text:p>
          </table:table-cell>
          <table:table-cell office:value-type="float" office:value="0.08434661" calcext:value-type="float">
            <text:p>0.08434661</text:p>
          </table:table-cell>
          <table:table-cell office:value-type="float" office:value="0.3003656" calcext:value-type="float">
            <text:p>0.3003656</text:p>
          </table:table-cell>
          <table:table-cell office:value-type="float" office:value="0.3011768" calcext:value-type="float">
            <text:p>0.3011768</text:p>
          </table:table-cell>
          <table:table-cell office:value-type="float" office:value="0.3026091" calcext:value-type="float">
            <text:p>0.3026091</text:p>
          </table:table-cell>
          <table:table-cell office:value-type="float" office:value="0.3042692" calcext:value-type="float">
            <text:p>0.3042692</text:p>
          </table:table-cell>
          <table:table-cell office:value-type="float" office:value="0.3061833" calcext:value-type="float">
            <text:p>0.3061833</text:p>
          </table:table-cell>
          <table:table-cell office:value-type="float" office:value="0.3542626" calcext:value-type="float">
            <text:p>0.3542626</text:p>
          </table:table-cell>
          <table:table-cell office:value-type="float" office:value="0.3639358" calcext:value-type="float">
            <text:p>0.3639358</text:p>
          </table:table-cell>
          <table:table-cell office:value-type="float" office:value="0.3878691" calcext:value-type="float">
            <text:p>0.3878691</text:p>
          </table:table-cell>
          <table:table-cell office:value-type="float" office:value="0.4139511" calcext:value-type="float">
            <text:p>0.4139511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7807E-015" calcext:value-type="float">
            <text:p>1.707807E-15</text:p>
          </table:table-cell>
          <table:table-cell office:value-type="float" office:value="1.69488E-015" calcext:value-type="float">
            <text:p>1.69488E-15</text:p>
          </table:table-cell>
          <table:table-cell office:value-type="float" office:value="1.202548E-016" calcext:value-type="float">
            <text:p>1.20254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9.79612" calcext:value-type="float">
            <text:p>-49.79612</text:p>
          </table:table-cell>
          <table:table-cell office:value-type="float" office:value="-0.01887899" calcext:value-type="float">
            <text:p>-0.01887899</text:p>
          </table:table-cell>
          <table:table-cell office:value-type="float" office:value="-0.01854695" calcext:value-type="float">
            <text:p>-0.01854695</text:p>
          </table:table-cell>
          <table:table-cell office:value-type="float" office:value="-0.01795299" calcext:value-type="float">
            <text:p>-0.01795299</text:p>
          </table:table-cell>
          <table:table-cell office:value-type="float" office:value="-0.0172845" calcext:value-type="float">
            <text:p>-0.0172845</text:p>
          </table:table-cell>
          <table:table-cell office:value-type="float" office:value="-0.01654598" calcext:value-type="float">
            <text:p>-0.01654598</text:p>
          </table:table-cell>
          <table:table-cell office:value-type="float" office:value="-0.01511098" calcext:value-type="float">
            <text:p>-0.01511098</text:p>
          </table:table-cell>
          <table:table-cell office:value-type="float" office:value="-0.01288862" calcext:value-type="float">
            <text:p>-0.01288862</text:p>
          </table:table-cell>
          <table:table-cell office:value-type="float" office:value="-0.007009" calcext:value-type="float">
            <text:p>-0.007009</text:p>
          </table:table-cell>
          <table:table-cell office:value-type="float" office:value="-0.003763482" calcext:value-type="float">
            <text:p>-0.003763482</text:p>
          </table:table-cell>
          <table:table-cell office:value-type="float" office:value="1205.515" calcext:value-type="float">
            <text:p>1205.515</text:p>
          </table:table-cell>
          <table:table-cell office:value-type="float" office:value="0" calcext:value-type="float">
            <text:p>0</text:p>
          </table:table-cell>
          <table:table-cell office:value-type="float" office:value="-25.28484" calcext:value-type="float">
            <text:p>-25.28484</text:p>
          </table:table-cell>
          <table:table-cell office:value-type="float" office:value="0.0014696" calcext:value-type="float">
            <text:p>0.001469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1998" calcext:value-type="float">
            <text:p>15071998</text:p>
          </table:table-cell>
          <table:table-cell office:value-type="float" office:value="520.3177" calcext:value-type="float">
            <text:p>520.3177</text:p>
          </table:table-cell>
          <table:table-cell office:value-type="float" office:value="93.65959" calcext:value-type="float">
            <text:p>93.6595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01" calcext:value-type="float">
            <text:p>1255.01</text:p>
          </table:table-cell>
          <table:table-cell office:value-type="float" office:value="600.8997" calcext:value-type="float">
            <text:p>600.8997</text:p>
          </table:table-cell>
          <table:table-cell office:value-type="float" office:value="0" calcext:value-type="float">
            <text:p>0</text:p>
          </table:table-cell>
          <table:table-cell office:value-type="float" office:value="0.08767003" calcext:value-type="float">
            <text:p>0.08767003</text:p>
          </table:table-cell>
          <table:table-cell office:value-type="float" office:value="0.3001661" calcext:value-type="float">
            <text:p>0.3001661</text:p>
          </table:table-cell>
          <table:table-cell office:value-type="float" office:value="0.3009454" calcext:value-type="float">
            <text:p>0.3009454</text:p>
          </table:table-cell>
          <table:table-cell office:value-type="float" office:value="0.3020427" calcext:value-type="float">
            <text:p>0.3020427</text:p>
          </table:table-cell>
          <table:table-cell office:value-type="float" office:value="0.3034996" calcext:value-type="float">
            <text:p>0.3034996</text:p>
          </table:table-cell>
          <table:table-cell office:value-type="float" office:value="0.305256" calcext:value-type="float">
            <text:p>0.305256</text:p>
          </table:table-cell>
          <table:table-cell office:value-type="float" office:value="0.3531458" calcext:value-type="float">
            <text:p>0.3531458</text:p>
          </table:table-cell>
          <table:table-cell office:value-type="float" office:value="0.3635039" calcext:value-type="float">
            <text:p>0.3635039</text:p>
          </table:table-cell>
          <table:table-cell office:value-type="float" office:value="0.3878627" calcext:value-type="float">
            <text:p>0.3878627</text:p>
          </table:table-cell>
          <table:table-cell office:value-type="float" office:value="0.4139511" calcext:value-type="float">
            <text:p>0.413951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8379E-015" calcext:value-type="float">
            <text:p>1.708379E-15</text:p>
          </table:table-cell>
          <table:table-cell office:value-type="float" office:value="1.694523E-015" calcext:value-type="float">
            <text:p>1.694523E-15</text:p>
          </table:table-cell>
          <table:table-cell office:value-type="float" office:value="1.202477E-016" calcext:value-type="float">
            <text:p>1.20247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8.94305" calcext:value-type="float">
            <text:p>-38.94305</text:p>
          </table:table-cell>
          <table:table-cell office:value-type="float" office:value="-0.01896801" calcext:value-type="float">
            <text:p>-0.01896801</text:p>
          </table:table-cell>
          <table:table-cell office:value-type="float" office:value="-0.01864898" calcext:value-type="float">
            <text:p>-0.01864898</text:p>
          </table:table-cell>
          <table:table-cell office:value-type="float" office:value="-0.01819062" calcext:value-type="float">
            <text:p>-0.01819062</text:p>
          </table:table-cell>
          <table:table-cell office:value-type="float" office:value="-0.0175935" calcext:value-type="float">
            <text:p>-0.0175935</text:p>
          </table:table-cell>
          <table:table-cell office:value-type="float" office:value="-0.01689954" calcext:value-type="float">
            <text:p>-0.01689954</text:p>
          </table:table-cell>
          <table:table-cell office:value-type="float" office:value="-0.01558125" calcext:value-type="float">
            <text:p>-0.01558125</text:p>
          </table:table-cell>
          <table:table-cell office:value-type="float" office:value="-0.01303663" calcext:value-type="float">
            <text:p>-0.01303663</text:p>
          </table:table-cell>
          <table:table-cell office:value-type="float" office:value="-0.007010072" calcext:value-type="float">
            <text:p>-0.007010072</text:p>
          </table:table-cell>
          <table:table-cell office:value-type="float" office:value="-0.003763485" calcext:value-type="float">
            <text:p>-0.003763485</text:p>
          </table:table-cell>
          <table:table-cell office:value-type="float" office:value="1209.397" calcext:value-type="float">
            <text:p>1209.397</text:p>
          </table:table-cell>
          <table:table-cell office:value-type="float" office:value="0" calcext:value-type="float">
            <text:p>0</text:p>
          </table:table-cell>
          <table:table-cell office:value-type="float" office:value="-17.13421" calcext:value-type="float">
            <text:p>-17.13421</text:p>
          </table:table-cell>
          <table:table-cell office:value-type="float" office:value="0.001464261" calcext:value-type="float">
            <text:p>0.00146426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1998" calcext:value-type="float">
            <text:p>16071998</text:p>
          </table:table-cell>
          <table:table-cell office:value-type="float" office:value="537.5177" calcext:value-type="float">
            <text:p>537.5177</text:p>
          </table:table-cell>
          <table:table-cell office:value-type="float" office:value="95.90768" calcext:value-type="float">
            <text:p>95.90768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8.304" calcext:value-type="float">
            <text:p>1268.304</text:p>
          </table:table-cell>
          <table:table-cell office:value-type="float" office:value="602.5604" calcext:value-type="float">
            <text:p>602.5604</text:p>
          </table:table-cell>
          <table:table-cell office:value-type="float" office:value="0" calcext:value-type="float">
            <text:p>0</text:p>
          </table:table-cell>
          <table:table-cell office:value-type="float" office:value="0.3871788" calcext:value-type="float">
            <text:p>0.3871788</text:p>
          </table:table-cell>
          <table:table-cell office:value-type="float" office:value="0.3866023" calcext:value-type="float">
            <text:p>0.3866023</text:p>
          </table:table-cell>
          <table:table-cell office:value-type="float" office:value="0.3870299" calcext:value-type="float">
            <text:p>0.3870299</text:p>
          </table:table-cell>
          <table:table-cell office:value-type="float" office:value="0.3594068" calcext:value-type="float">
            <text:p>0.3594068</text:p>
          </table:table-cell>
          <table:table-cell office:value-type="float" office:value="0.3218808" calcext:value-type="float">
            <text:p>0.3218808</text:p>
          </table:table-cell>
          <table:table-cell office:value-type="float" office:value="0.3109211" calcext:value-type="float">
            <text:p>0.3109211</text:p>
          </table:table-cell>
          <table:table-cell office:value-type="float" office:value="0.3601195" calcext:value-type="float">
            <text:p>0.3601195</text:p>
          </table:table-cell>
          <table:table-cell office:value-type="float" office:value="0.3634055" calcext:value-type="float">
            <text:p>0.3634055</text:p>
          </table:table-cell>
          <table:table-cell office:value-type="float" office:value="0.3877218" calcext:value-type="float">
            <text:p>0.3877218</text:p>
          </table:table-cell>
          <table:table-cell office:value-type="float" office:value="0.413895" calcext:value-type="float">
            <text:p>0.413895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8912E-015" calcext:value-type="float">
            <text:p>1.708912E-15</text:p>
          </table:table-cell>
          <table:table-cell office:value-type="float" office:value="1.694188E-015" calcext:value-type="float">
            <text:p>1.694188E-15</text:p>
          </table:table-cell>
          <table:table-cell office:value-type="float" office:value="1.202409E-016" calcext:value-type="float">
            <text:p>1.20240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3047199" calcext:value-type="float">
            <text:p>-0.003047199</text:p>
          </table:table-cell>
          <table:table-cell office:value-type="float" office:value="-0.003099698" calcext:value-type="float">
            <text:p>-0.003099698</text:p>
          </table:table-cell>
          <table:table-cell office:value-type="float" office:value="-0.003143067" calcext:value-type="float">
            <text:p>-0.003143067</text:p>
          </table:table-cell>
          <table:table-cell office:value-type="float" office:value="-0.005578626" calcext:value-type="float">
            <text:p>-0.005578626</text:p>
          </table:table-cell>
          <table:table-cell office:value-type="float" office:value="-0.01193092" calcext:value-type="float">
            <text:p>-0.01193092</text:p>
          </table:table-cell>
          <table:table-cell office:value-type="float" office:value="-0.0149811" calcext:value-type="float">
            <text:p>-0.0149811</text:p>
          </table:table-cell>
          <table:table-cell office:value-type="float" office:value="-0.01288592" calcext:value-type="float">
            <text:p>-0.01288592</text:p>
          </table:table-cell>
          <table:table-cell office:value-type="float" office:value="-0.0130733" calcext:value-type="float">
            <text:p>-0.0130733</text:p>
          </table:table-cell>
          <table:table-cell office:value-type="float" office:value="-0.007034627" calcext:value-type="float">
            <text:p>-0.007034627</text:p>
          </table:table-cell>
          <table:table-cell office:value-type="float" office:value="-0.003768673" calcext:value-type="float">
            <text:p>-0.003768673</text:p>
          </table:table-cell>
          <table:table-cell office:value-type="float" office:value="1214.821" calcext:value-type="float">
            <text:p>1214.821</text:p>
          </table:table-cell>
          <table:table-cell office:value-type="float" office:value="0" calcext:value-type="float">
            <text:p>0</text:p>
          </table:table-cell>
          <table:table-cell office:value-type="float" office:value="-0.003079977" calcext:value-type="float">
            <text:p>-0.003079977</text:p>
          </table:table-cell>
          <table:table-cell office:value-type="float" office:value="0.001450216" calcext:value-type="float">
            <text:p>0.00145021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777" calcext:value-type="float">
            <text:p>-1.22877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1998" calcext:value-type="float">
            <text:p>17071998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99.03013" calcext:value-type="float">
            <text:p>99.03013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9.837" calcext:value-type="float">
            <text:p>1269.837</text:p>
          </table:table-cell>
          <table:table-cell office:value-type="float" office:value="607.9032" calcext:value-type="float">
            <text:p>607.9032</text:p>
          </table:table-cell>
          <table:table-cell office:value-type="float" office:value="0" calcext:value-type="float">
            <text:p>0</text:p>
          </table:table-cell>
          <table:table-cell office:value-type="float" office:value="0.3446979" calcext:value-type="float">
            <text:p>0.3446979</text:p>
          </table:table-cell>
          <table:table-cell office:value-type="float" office:value="0.347124" calcext:value-type="float">
            <text:p>0.347124</text:p>
          </table:table-cell>
          <table:table-cell office:value-type="float" office:value="0.350064" calcext:value-type="float">
            <text:p>0.350064</text:p>
          </table:table-cell>
          <table:table-cell office:value-type="float" office:value="0.3518982" calcext:value-type="float">
            <text:p>0.3518982</text:p>
          </table:table-cell>
          <table:table-cell office:value-type="float" office:value="0.3511082" calcext:value-type="float">
            <text:p>0.3511082</text:p>
          </table:table-cell>
          <table:table-cell office:value-type="float" office:value="0.3490222" calcext:value-type="float">
            <text:p>0.3490222</text:p>
          </table:table-cell>
          <table:table-cell office:value-type="float" office:value="0.3770692" calcext:value-type="float">
            <text:p>0.3770692</text:p>
          </table:table-cell>
          <table:table-cell office:value-type="float" office:value="0.3644698" calcext:value-type="float">
            <text:p>0.3644698</text:p>
          </table:table-cell>
          <table:table-cell office:value-type="float" office:value="0.3875932" calcext:value-type="float">
            <text:p>0.3875932</text:p>
          </table:table-cell>
          <table:table-cell office:value-type="float" office:value="0.4138452" calcext:value-type="float">
            <text:p>0.413845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9366E-015" calcext:value-type="float">
            <text:p>1.709366E-15</text:p>
          </table:table-cell>
          <table:table-cell office:value-type="float" office:value="1.693904E-015" calcext:value-type="float">
            <text:p>1.693904E-15</text:p>
          </table:table-cell>
          <table:table-cell office:value-type="float" office:value="1.202352E-016" calcext:value-type="float">
            <text:p>1.20235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7194412" calcext:value-type="float">
            <text:p>-0.007194412</text:p>
          </table:table-cell>
          <table:table-cell office:value-type="float" office:value="-0.006853525" calcext:value-type="float">
            <text:p>-0.006853525</text:p>
          </table:table-cell>
          <table:table-cell office:value-type="float" office:value="-0.00647373" calcext:value-type="float">
            <text:p>-0.00647373</text:p>
          </table:table-cell>
          <table:table-cell office:value-type="float" office:value="-0.006252161" calcext:value-type="float">
            <text:p>-0.006252161</text:p>
          </table:table-cell>
          <table:table-cell office:value-type="float" office:value="-0.006368807" calcext:value-type="float">
            <text:p>-0.006368807</text:p>
          </table:table-cell>
          <table:table-cell office:value-type="float" office:value="-0.00666102" calcext:value-type="float">
            <text:p>-0.00666102</text:p>
          </table:table-cell>
          <table:table-cell office:value-type="float" office:value="-0.008294798" calcext:value-type="float">
            <text:p>-0.008294798</text:p>
          </table:table-cell>
          <table:table-cell office:value-type="float" office:value="-0.01271595" calcext:value-type="float">
            <text:p>-0.01271595</text:p>
          </table:table-cell>
          <table:table-cell office:value-type="float" office:value="-0.007057218" calcext:value-type="float">
            <text:p>-0.007057218</text:p>
          </table:table-cell>
          <table:table-cell office:value-type="float" office:value="-0.003773034" calcext:value-type="float">
            <text:p>-0.003773034</text:p>
          </table:table-cell>
          <table:table-cell office:value-type="float" office:value="1224.043" calcext:value-type="float">
            <text:p>1224.043</text:p>
          </table:table-cell>
          <table:table-cell office:value-type="float" office:value="0" calcext:value-type="float">
            <text:p>0</text:p>
          </table:table-cell>
          <table:table-cell office:value-type="float" office:value="-0.007225006" calcext:value-type="float">
            <text:p>-0.007225006</text:p>
          </table:table-cell>
          <table:table-cell office:value-type="float" office:value="0.001416368" calcext:value-type="float">
            <text:p>0.00141636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901" calcext:value-type="float">
            <text:p>-1.229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1998" calcext:value-type="float">
            <text:p>18071998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102.0895" calcext:value-type="float">
            <text:p>102.0895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2.443" calcext:value-type="float">
            <text:p>1262.443</text:p>
          </table:table-cell>
          <table:table-cell office:value-type="float" office:value="612.2353" calcext:value-type="float">
            <text:p>612.2353</text:p>
          </table:table-cell>
          <table:table-cell office:value-type="float" office:value="0" calcext:value-type="float">
            <text:p>0</text:p>
          </table:table-cell>
          <table:table-cell office:value-type="float" office:value="0.08741504" calcext:value-type="float">
            <text:p>0.08741504</text:p>
          </table:table-cell>
          <table:table-cell office:value-type="float" office:value="0.3233101" calcext:value-type="float">
            <text:p>0.3233101</text:p>
          </table:table-cell>
          <table:table-cell office:value-type="float" office:value="0.3247925" calcext:value-type="float">
            <text:p>0.3247925</text:p>
          </table:table-cell>
          <table:table-cell office:value-type="float" office:value="0.3271649" calcext:value-type="float">
            <text:p>0.3271649</text:p>
          </table:table-cell>
          <table:table-cell office:value-type="float" office:value="0.3294843" calcext:value-type="float">
            <text:p>0.3294843</text:p>
          </table:table-cell>
          <table:table-cell office:value-type="float" office:value="0.3317482" calcext:value-type="float">
            <text:p>0.3317482</text:p>
          </table:table-cell>
          <table:table-cell office:value-type="float" office:value="0.3742475" calcext:value-type="float">
            <text:p>0.3742475</text:p>
          </table:table-cell>
          <table:table-cell office:value-type="float" office:value="0.365887" calcext:value-type="float">
            <text:p>0.365887</text:p>
          </table:table-cell>
          <table:table-cell office:value-type="float" office:value="0.3877373" calcext:value-type="float">
            <text:p>0.3877373</text:p>
          </table:table-cell>
          <table:table-cell office:value-type="float" office:value="0.4139513" calcext:value-type="float">
            <text:p>0.4139513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9805E-015" calcext:value-type="float">
            <text:p>1.709805E-15</text:p>
          </table:table-cell>
          <table:table-cell office:value-type="float" office:value="1.693629E-015" calcext:value-type="float">
            <text:p>1.693629E-15</text:p>
          </table:table-cell>
          <table:table-cell office:value-type="float" office:value="1.202298E-016" calcext:value-type="float">
            <text:p>1.20229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9.69444" calcext:value-type="float">
            <text:p>-39.69444</text:p>
          </table:table-cell>
          <table:table-cell office:value-type="float" office:value="-0.01128184" calcext:value-type="float">
            <text:p>-0.01128184</text:p>
          </table:table-cell>
          <table:table-cell office:value-type="float" office:value="-0.01094709" calcext:value-type="float">
            <text:p>-0.01094709</text:p>
          </table:table-cell>
          <table:table-cell office:value-type="float" office:value="-0.010414" calcext:value-type="float">
            <text:p>-0.010414</text:p>
          </table:table-cell>
          <table:table-cell office:value-type="float" office:value="-0.009917061" calcext:value-type="float">
            <text:p>-0.009917061</text:p>
          </table:table-cell>
          <table:table-cell office:value-type="float" office:value="-0.009456863" calcext:value-type="float">
            <text:p>-0.009456863</text:p>
          </table:table-cell>
          <table:table-cell office:value-type="float" office:value="-0.008889566" calcext:value-type="float">
            <text:p>-0.008889566</text:p>
          </table:table-cell>
          <table:table-cell office:value-type="float" office:value="-0.0122484" calcext:value-type="float">
            <text:p>-0.0122484</text:p>
          </table:table-cell>
          <table:table-cell office:value-type="float" office:value="-0.007032169" calcext:value-type="float">
            <text:p>-0.007032169</text:p>
          </table:table-cell>
          <table:table-cell office:value-type="float" office:value="-0.003763496" calcext:value-type="float">
            <text:p>-0.003763496</text:p>
          </table:table-cell>
          <table:table-cell office:value-type="float" office:value="1232.023" calcext:value-type="float">
            <text:p>1232.023</text:p>
          </table:table-cell>
          <table:table-cell office:value-type="float" office:value="0" calcext:value-type="float">
            <text:p>0</text:p>
          </table:table-cell>
          <table:table-cell office:value-type="float" office:value="-14.96626" calcext:value-type="float">
            <text:p>-14.96626</text:p>
          </table:table-cell>
          <table:table-cell office:value-type="float" office:value="0.00139637" calcext:value-type="float">
            <text:p>0.0013963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1998" calcext:value-type="float">
            <text:p>19071998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102.1052" calcext:value-type="float">
            <text:p>102.1052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9.466" calcext:value-type="float">
            <text:p>1259.466</text:p>
          </table:table-cell>
          <table:table-cell office:value-type="float" office:value="615.2017" calcext:value-type="float">
            <text:p>615.2017</text:p>
          </table:table-cell>
          <table:table-cell office:value-type="float" office:value="0" calcext:value-type="float">
            <text:p>0</text:p>
          </table:table-cell>
          <table:table-cell office:value-type="float" office:value="0.08620655" calcext:value-type="float">
            <text:p>0.08620655</text:p>
          </table:table-cell>
          <table:table-cell office:value-type="float" office:value="0.3120402" calcext:value-type="float">
            <text:p>0.3120402</text:p>
          </table:table-cell>
          <table:table-cell office:value-type="float" office:value="0.3131843" calcext:value-type="float">
            <text:p>0.3131843</text:p>
          </table:table-cell>
          <table:table-cell office:value-type="float" office:value="0.3151706" calcext:value-type="float">
            <text:p>0.3151706</text:p>
          </table:table-cell>
          <table:table-cell office:value-type="float" office:value="0.3174289" calcext:value-type="float">
            <text:p>0.3174289</text:p>
          </table:table-cell>
          <table:table-cell office:value-type="float" office:value="0.3200168" calcext:value-type="float">
            <text:p>0.3200168</text:p>
          </table:table-cell>
          <table:table-cell office:value-type="float" office:value="0.366633" calcext:value-type="float">
            <text:p>0.366633</text:p>
          </table:table-cell>
          <table:table-cell office:value-type="float" office:value="0.3663871" calcext:value-type="float">
            <text:p>0.3663871</text:p>
          </table:table-cell>
          <table:table-cell office:value-type="float" office:value="0.3878959" calcext:value-type="float">
            <text:p>0.3878959</text:p>
          </table:table-cell>
          <table:table-cell office:value-type="float" office:value="0.4139512" calcext:value-type="float">
            <text:p>0.413951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0278E-015" calcext:value-type="float">
            <text:p>1.710278E-15</text:p>
          </table:table-cell>
          <table:table-cell office:value-type="float" office:value="1.693332E-015" calcext:value-type="float">
            <text:p>1.693332E-15</text:p>
          </table:table-cell>
          <table:table-cell office:value-type="float" office:value="1.202239E-016" calcext:value-type="float">
            <text:p>1.20223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3.86625" calcext:value-type="float">
            <text:p>-43.86625</text:p>
          </table:table-cell>
          <table:table-cell office:value-type="float" office:value="-0.01445712" calcext:value-type="float">
            <text:p>-0.01445712</text:p>
          </table:table-cell>
          <table:table-cell office:value-type="float" office:value="-0.01411271" calcext:value-type="float">
            <text:p>-0.01411271</text:p>
          </table:table-cell>
          <table:table-cell office:value-type="float" office:value="-0.01351438" calcext:value-type="float">
            <text:p>-0.01351438</text:p>
          </table:table-cell>
          <table:table-cell office:value-type="float" office:value="-0.01286198" calcext:value-type="float">
            <text:p>-0.01286198</text:p>
          </table:table-cell>
          <table:table-cell office:value-type="float" office:value="-0.01215557" calcext:value-type="float">
            <text:p>-0.01215557</text:p>
          </table:table-cell>
          <table:table-cell office:value-type="float" office:value="-0.01083902" calcext:value-type="float">
            <text:p>-0.01083902</text:p>
          </table:table-cell>
          <table:table-cell office:value-type="float" office:value="-0.0120857" calcext:value-type="float">
            <text:p>-0.0120857</text:p>
          </table:table-cell>
          <table:table-cell office:value-type="float" office:value="-0.007004633" calcext:value-type="float">
            <text:p>-0.007004633</text:p>
          </table:table-cell>
          <table:table-cell office:value-type="float" office:value="-0.003763482" calcext:value-type="float">
            <text:p>-0.003763482</text:p>
          </table:table-cell>
          <table:table-cell office:value-type="float" office:value="1238.571" calcext:value-type="float">
            <text:p>1238.571</text:p>
          </table:table-cell>
          <table:table-cell office:value-type="float" office:value="0" calcext:value-type="float">
            <text:p>0</text:p>
          </table:table-cell>
          <table:table-cell office:value-type="float" office:value="-19.46045" calcext:value-type="float">
            <text:p>-19.46045</text:p>
          </table:table-cell>
          <table:table-cell office:value-type="float" office:value="0.001388553" calcext:value-type="float">
            <text:p>0.00138855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1998" calcext:value-type="float">
            <text:p>20071998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102.0949" calcext:value-type="float">
            <text:p>102.094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7.592" calcext:value-type="float">
            <text:p>1257.592</text:p>
          </table:table-cell>
          <table:table-cell office:value-type="float" office:value="617.0911" calcext:value-type="float">
            <text:p>617.0911</text:p>
          </table:table-cell>
          <table:table-cell office:value-type="float" office:value="0" calcext:value-type="float">
            <text:p>0</text:p>
          </table:table-cell>
          <table:table-cell office:value-type="float" office:value="0.08686579" calcext:value-type="float">
            <text:p>0.08686579</text:p>
          </table:table-cell>
          <table:table-cell office:value-type="float" office:value="0.3057685" calcext:value-type="float">
            <text:p>0.3057685</text:p>
          </table:table-cell>
          <table:table-cell office:value-type="float" office:value="0.3067385" calcext:value-type="float">
            <text:p>0.3067385</text:p>
          </table:table-cell>
          <table:table-cell office:value-type="float" office:value="0.3084769" calcext:value-type="float">
            <text:p>0.3084769</text:p>
          </table:table-cell>
          <table:table-cell office:value-type="float" office:value="0.3105274" calcext:value-type="float">
            <text:p>0.3105274</text:p>
          </table:table-cell>
          <table:table-cell office:value-type="float" office:value="0.3129655" calcext:value-type="float">
            <text:p>0.3129655</text:p>
          </table:table-cell>
          <table:table-cell office:value-type="float" office:value="0.3609266" calcext:value-type="float">
            <text:p>0.3609266</text:p>
          </table:table-cell>
          <table:table-cell office:value-type="float" office:value="0.3661693" calcext:value-type="float">
            <text:p>0.3661693</text:p>
          </table:table-cell>
          <table:table-cell office:value-type="float" office:value="0.3880239" calcext:value-type="float">
            <text:p>0.3880239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0795E-015" calcext:value-type="float">
            <text:p>1.710795E-15</text:p>
          </table:table-cell>
          <table:table-cell office:value-type="float" office:value="1.693011E-015" calcext:value-type="float">
            <text:p>1.693011E-15</text:p>
          </table:table-cell>
          <table:table-cell office:value-type="float" office:value="1.202174E-016" calcext:value-type="float">
            <text:p>1.20217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1.05182" calcext:value-type="float">
            <text:p>-41.05182</text:p>
          </table:table-cell>
          <table:table-cell office:value-type="float" office:value="-0.01666332" calcext:value-type="float">
            <text:p>-0.01666332</text:p>
          </table:table-cell>
          <table:table-cell office:value-type="float" office:value="-0.01631979" calcext:value-type="float">
            <text:p>-0.01631979</text:p>
          </table:table-cell>
          <table:table-cell office:value-type="float" office:value="-0.01569923" calcext:value-type="float">
            <text:p>-0.01569923</text:p>
          </table:table-cell>
          <table:table-cell office:value-type="float" office:value="-0.01499443" calcext:value-type="float">
            <text:p>-0.01499443</text:p>
          </table:table-cell>
          <table:table-cell office:value-type="float" office:value="-0.01419989" calcext:value-type="float">
            <text:p>-0.01419989</text:p>
          </table:table-cell>
          <table:table-cell office:value-type="float" office:value="-0.01261574" calcext:value-type="float">
            <text:p>-0.01261574</text:p>
          </table:table-cell>
          <table:table-cell office:value-type="float" office:value="-0.0121532" calcext:value-type="float">
            <text:p>-0.0121532</text:p>
          </table:table-cell>
          <table:table-cell office:value-type="float" office:value="-0.006982423" calcext:value-type="float">
            <text:p>-0.006982423</text:p>
          </table:table-cell>
          <table:table-cell office:value-type="float" office:value="-0.003763467" calcext:value-type="float">
            <text:p>-0.003763467</text:p>
          </table:table-cell>
          <table:table-cell office:value-type="float" office:value="1244.029" calcext:value-type="float">
            <text:p>1244.029</text:p>
          </table:table-cell>
          <table:table-cell office:value-type="float" office:value="0" calcext:value-type="float">
            <text:p>0</text:p>
          </table:table-cell>
          <table:table-cell office:value-type="float" office:value="-14.13842" calcext:value-type="float">
            <text:p>-14.13842</text:p>
          </table:table-cell>
          <table:table-cell office:value-type="float" office:value="0.001381741" calcext:value-type="float">
            <text:p>0.00138174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1998" calcext:value-type="float">
            <text:p>21071998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102.0892" calcext:value-type="float">
            <text:p>102.0892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6.449" calcext:value-type="float">
            <text:p>1256.449</text:p>
          </table:table-cell>
          <table:table-cell office:value-type="float" office:value="618.2403" calcext:value-type="float">
            <text:p>618.2403</text:p>
          </table:table-cell>
          <table:table-cell office:value-type="float" office:value="0" calcext:value-type="float">
            <text:p>0</text:p>
          </table:table-cell>
          <table:table-cell office:value-type="float" office:value="0.08749703" calcext:value-type="float">
            <text:p>0.08749703</text:p>
          </table:table-cell>
          <table:table-cell office:value-type="float" office:value="0.3025136" calcext:value-type="float">
            <text:p>0.3025136</text:p>
          </table:table-cell>
          <table:table-cell office:value-type="float" office:value="0.3033941" calcext:value-type="float">
            <text:p>0.3033941</text:p>
          </table:table-cell>
          <table:table-cell office:value-type="float" office:value="0.304946" calcext:value-type="float">
            <text:p>0.304946</text:p>
          </table:table-cell>
          <table:table-cell office:value-type="float" office:value="0.3067697" calcext:value-type="float">
            <text:p>0.3067697</text:p>
          </table:table-cell>
          <table:table-cell office:value-type="float" office:value="0.3089605" calcext:value-type="float">
            <text:p>0.3089605</text:p>
          </table:table-cell>
          <table:table-cell office:value-type="float" office:value="0.3572576" calcext:value-type="float">
            <text:p>0.3572576</text:p>
          </table:table-cell>
          <table:table-cell office:value-type="float" office:value="0.3656041" calcext:value-type="float">
            <text:p>0.3656041</text:p>
          </table:table-cell>
          <table:table-cell office:value-type="float" office:value="0.3881014" calcext:value-type="float">
            <text:p>0.3881014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1324E-015" calcext:value-type="float">
            <text:p>1.711324E-15</text:p>
          </table:table-cell>
          <table:table-cell office:value-type="float" office:value="1.692682E-015" calcext:value-type="float">
            <text:p>1.692682E-15</text:p>
          </table:table-cell>
          <table:table-cell office:value-type="float" office:value="1.202107E-016" calcext:value-type="float">
            <text:p>1.20210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8.67413" calcext:value-type="float">
            <text:p>-38.67413</text:p>
          </table:table-cell>
          <table:table-cell office:value-type="float" office:value="-0.01796272" calcext:value-type="float">
            <text:p>-0.01796272</text:p>
          </table:table-cell>
          <table:table-cell office:value-type="float" office:value="-0.0176202" calcext:value-type="float">
            <text:p>-0.0176202</text:p>
          </table:table-cell>
          <table:table-cell office:value-type="float" office:value="-0.01701416" calcext:value-type="float">
            <text:p>-0.01701416</text:p>
          </table:table-cell>
          <table:table-cell office:value-type="float" office:value="-0.01632425" calcext:value-type="float">
            <text:p>-0.01632425</text:p>
          </table:table-cell>
          <table:table-cell office:value-type="float" office:value="-0.01553539" calcext:value-type="float">
            <text:p>-0.01553539</text:p>
          </table:table-cell>
          <table:table-cell office:value-type="float" office:value="-0.01392863" calcext:value-type="float">
            <text:p>-0.01392863</text:p>
          </table:table-cell>
          <table:table-cell office:value-type="float" office:value="-0.01233415" calcext:value-type="float">
            <text:p>-0.01233415</text:p>
          </table:table-cell>
          <table:table-cell office:value-type="float" office:value="-0.006968975" calcext:value-type="float">
            <text:p>-0.006968975</text:p>
          </table:table-cell>
          <table:table-cell office:value-type="float" office:value="-0.003763467" calcext:value-type="float">
            <text:p>-0.003763467</text:p>
          </table:table-cell>
          <table:table-cell office:value-type="float" office:value="1248.743" calcext:value-type="float">
            <text:p>1248.743</text:p>
          </table:table-cell>
          <table:table-cell office:value-type="float" office:value="0" calcext:value-type="float">
            <text:p>0</text:p>
          </table:table-cell>
          <table:table-cell office:value-type="float" office:value="-17.08038" calcext:value-type="float">
            <text:p>-17.08038</text:p>
          </table:table-cell>
          <table:table-cell office:value-type="float" office:value="0.001376384" calcext:value-type="float">
            <text:p>0.00137638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1998" calcext:value-type="float">
            <text:p>22071998</text:p>
          </table:table-cell>
          <table:table-cell office:value-type="float" office:value="547.5177" calcext:value-type="float">
            <text:p>547.5177</text:p>
          </table:table-cell>
          <table:table-cell office:value-type="float" office:value="102.103" calcext:value-type="float">
            <text:p>102.103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736" calcext:value-type="float">
            <text:p>1255.736</text:p>
          </table:table-cell>
          <table:table-cell office:value-type="float" office:value="618.9382" calcext:value-type="float">
            <text:p>618.9382</text:p>
          </table:table-cell>
          <table:table-cell office:value-type="float" office:value="0" calcext:value-type="float">
            <text:p>0</text:p>
          </table:table-cell>
          <table:table-cell office:value-type="float" office:value="0.08574763" calcext:value-type="float">
            <text:p>0.08574763</text:p>
          </table:table-cell>
          <table:table-cell office:value-type="float" office:value="0.3009011" calcext:value-type="float">
            <text:p>0.3009011</text:p>
          </table:table-cell>
          <table:table-cell office:value-type="float" office:value="0.3017262" calcext:value-type="float">
            <text:p>0.3017262</text:p>
          </table:table-cell>
          <table:table-cell office:value-type="float" office:value="0.3031396" calcext:value-type="float">
            <text:p>0.3031396</text:p>
          </table:table-cell>
          <table:table-cell office:value-type="float" office:value="0.3048004" calcext:value-type="float">
            <text:p>0.3048004</text:p>
          </table:table-cell>
          <table:table-cell office:value-type="float" office:value="0.3067785" calcext:value-type="float">
            <text:p>0.3067785</text:p>
          </table:table-cell>
          <table:table-cell office:value-type="float" office:value="0.3550413" calcext:value-type="float">
            <text:p>0.3550413</text:p>
          </table:table-cell>
          <table:table-cell office:value-type="float" office:value="0.3649423" calcext:value-type="float">
            <text:p>0.3649423</text:p>
          </table:table-cell>
          <table:table-cell office:value-type="float" office:value="0.3881299" calcext:value-type="float">
            <text:p>0.3881299</text:p>
          </table:table-cell>
          <table:table-cell office:value-type="float" office:value="0.4139513" calcext:value-type="float">
            <text:p>0.4139513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1889E-015" calcext:value-type="float">
            <text:p>1.711889E-15</text:p>
          </table:table-cell>
          <table:table-cell office:value-type="float" office:value="1.692329E-015" calcext:value-type="float">
            <text:p>1.692329E-15</text:p>
          </table:table-cell>
          <table:table-cell office:value-type="float" office:value="1.202036E-016" calcext:value-type="float">
            <text:p>1.20203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2.89064" calcext:value-type="float">
            <text:p>-42.89064</text:p>
          </table:table-cell>
          <table:table-cell office:value-type="float" office:value="-0.01864669" calcext:value-type="float">
            <text:p>-0.01864669</text:p>
          </table:table-cell>
          <table:table-cell office:value-type="float" office:value="-0.01831284" calcext:value-type="float">
            <text:p>-0.01831284</text:p>
          </table:table-cell>
          <table:table-cell office:value-type="float" office:value="-0.01773542" calcext:value-type="float">
            <text:p>-0.01773542</text:p>
          </table:table-cell>
          <table:table-cell office:value-type="float" office:value="-0.01707623" calcext:value-type="float">
            <text:p>-0.01707623</text:p>
          </table:table-cell>
          <table:table-cell office:value-type="float" office:value="-0.01632411" calcext:value-type="float">
            <text:p>-0.01632411</text:p>
          </table:table-cell>
          <table:table-cell office:value-type="float" office:value="-0.01479355" calcext:value-type="float">
            <text:p>-0.01479355</text:p>
          </table:table-cell>
          <table:table-cell office:value-type="float" office:value="-0.01255059" calcext:value-type="float">
            <text:p>-0.01255059</text:p>
          </table:table-cell>
          <table:table-cell office:value-type="float" office:value="-0.006963989" calcext:value-type="float">
            <text:p>-0.006963989</text:p>
          </table:table-cell>
          <table:table-cell office:value-type="float" office:value="-0.003763478" calcext:value-type="float">
            <text:p>-0.003763478</text:p>
          </table:table-cell>
          <table:table-cell office:value-type="float" office:value="1253.005" calcext:value-type="float">
            <text:p>1253.005</text:p>
          </table:table-cell>
          <table:table-cell office:value-type="float" office:value="0" calcext:value-type="float">
            <text:p>0</text:p>
          </table:table-cell>
          <table:table-cell office:value-type="float" office:value="-15.42983" calcext:value-type="float">
            <text:p>-15.42983</text:p>
          </table:table-cell>
          <table:table-cell office:value-type="float" office:value="0.00137144" calcext:value-type="float">
            <text:p>0.0013714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1998" calcext:value-type="float">
            <text:p>23071998</text:p>
          </table:table-cell>
          <table:table-cell office:value-type="float" office:value="552.7177" calcext:value-type="float">
            <text:p>552.7177</text:p>
          </table:table-cell>
          <table:table-cell office:value-type="float" office:value="103.6179" calcext:value-type="float">
            <text:p>103.617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8.866" calcext:value-type="float">
            <text:p>1258.866</text:p>
          </table:table-cell>
          <table:table-cell office:value-type="float" office:value="619.4902" calcext:value-type="float">
            <text:p>619.4902</text:p>
          </table:table-cell>
          <table:table-cell office:value-type="float" office:value="0" calcext:value-type="float">
            <text:p>0</text:p>
          </table:table-cell>
          <table:table-cell office:value-type="float" office:value="0.327583" calcext:value-type="float">
            <text:p>0.327583</text:p>
          </table:table-cell>
          <table:table-cell office:value-type="float" office:value="0.3245773" calcext:value-type="float">
            <text:p>0.3245773</text:p>
          </table:table-cell>
          <table:table-cell office:value-type="float" office:value="0.3111909" calcext:value-type="float">
            <text:p>0.3111909</text:p>
          </table:table-cell>
          <table:table-cell office:value-type="float" office:value="0.3035653" calcext:value-type="float">
            <text:p>0.3035653</text:p>
          </table:table-cell>
          <table:table-cell office:value-type="float" office:value="0.3038807" calcext:value-type="float">
            <text:p>0.3038807</text:p>
          </table:table-cell>
          <table:table-cell office:value-type="float" office:value="0.3057144" calcext:value-type="float">
            <text:p>0.3057144</text:p>
          </table:table-cell>
          <table:table-cell office:value-type="float" office:value="0.3539665" calcext:value-type="float">
            <text:p>0.3539665</text:p>
          </table:table-cell>
          <table:table-cell office:value-type="float" office:value="0.3643068" calcext:value-type="float">
            <text:p>0.3643068</text:p>
          </table:table-cell>
          <table:table-cell office:value-type="float" office:value="0.3881151" calcext:value-type="float">
            <text:p>0.3881151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2364E-015" calcext:value-type="float">
            <text:p>1.712364E-15</text:p>
          </table:table-cell>
          <table:table-cell office:value-type="float" office:value="1.692034E-015" calcext:value-type="float">
            <text:p>1.692034E-15</text:p>
          </table:table-cell>
          <table:table-cell office:value-type="float" office:value="1.201975E-016" calcext:value-type="float">
            <text:p>1.20197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9973427" calcext:value-type="float">
            <text:p>-0.009973427</text:p>
          </table:table-cell>
          <table:table-cell office:value-type="float" office:value="-0.01068679" calcext:value-type="float">
            <text:p>-0.01068679</text:p>
          </table:table-cell>
          <table:table-cell office:value-type="float" office:value="-0.01487285" calcext:value-type="float">
            <text:p>-0.01487285</text:p>
          </table:table-cell>
          <table:table-cell office:value-type="float" office:value="-0.01762305" calcext:value-type="float">
            <text:p>-0.01762305</text:p>
          </table:table-cell>
          <table:table-cell office:value-type="float" office:value="-0.0174482" calcext:value-type="float">
            <text:p>-0.0174482</text:p>
          </table:table-cell>
          <table:table-cell office:value-type="float" office:value="-0.01672639" calcext:value-type="float">
            <text:p>-0.01672639</text:p>
          </table:table-cell>
          <table:table-cell office:value-type="float" office:value="-0.01523404" calcext:value-type="float">
            <text:p>-0.01523404</text:p>
          </table:table-cell>
          <table:table-cell office:value-type="float" office:value="-0.01276268" calcext:value-type="float">
            <text:p>-0.01276268</text:p>
          </table:table-cell>
          <table:table-cell office:value-type="float" office:value="-0.006966467" calcext:value-type="float">
            <text:p>-0.006966467</text:p>
          </table:table-cell>
          <table:table-cell office:value-type="float" office:value="-0.003763482" calcext:value-type="float">
            <text:p>-0.003763482</text:p>
          </table:table-cell>
          <table:table-cell office:value-type="float" office:value="1257.111" calcext:value-type="float">
            <text:p>1257.111</text:p>
          </table:table-cell>
          <table:table-cell office:value-type="float" office:value="0" calcext:value-type="float">
            <text:p>0</text:p>
          </table:table-cell>
          <table:table-cell office:value-type="float" office:value="-0.009743963" calcext:value-type="float">
            <text:p>-0.009743963</text:p>
          </table:table-cell>
          <table:table-cell office:value-type="float" office:value="0.00136178" calcext:value-type="float">
            <text:p>0.0013617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1998" calcext:value-type="float">
            <text:p>24071998</text:p>
          </table:table-cell>
          <table:table-cell office:value-type="float" office:value="552.7177" calcext:value-type="float">
            <text:p>552.7177</text:p>
          </table:table-cell>
          <table:table-cell office:value-type="float" office:value="106.2926" calcext:value-type="float">
            <text:p>106.292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401" calcext:value-type="float">
            <text:p>1255.401</text:p>
          </table:table-cell>
          <table:table-cell office:value-type="float" office:value="620.2816" calcext:value-type="float">
            <text:p>620.2816</text:p>
          </table:table-cell>
          <table:table-cell office:value-type="float" office:value="0" calcext:value-type="float">
            <text:p>0</text:p>
          </table:table-cell>
          <table:table-cell office:value-type="float" office:value="0.08583698" calcext:value-type="float">
            <text:p>0.08583698</text:p>
          </table:table-cell>
          <table:table-cell office:value-type="float" office:value="0.3022463" calcext:value-type="float">
            <text:p>0.3022463</text:p>
          </table:table-cell>
          <table:table-cell office:value-type="float" office:value="0.3030205" calcext:value-type="float">
            <text:p>0.3030205</text:p>
          </table:table-cell>
          <table:table-cell office:value-type="float" office:value="0.3038127" calcext:value-type="float">
            <text:p>0.3038127</text:p>
          </table:table-cell>
          <table:table-cell office:value-type="float" office:value="0.3046074" calcext:value-type="float">
            <text:p>0.3046074</text:p>
          </table:table-cell>
          <table:table-cell office:value-type="float" office:value="0.3058062" calcext:value-type="float">
            <text:p>0.3058062</text:p>
          </table:table-cell>
          <table:table-cell office:value-type="float" office:value="0.3531711" calcext:value-type="float">
            <text:p>0.3531711</text:p>
          </table:table-cell>
          <table:table-cell office:value-type="float" office:value="0.3637612" calcext:value-type="float">
            <text:p>0.3637612</text:p>
          </table:table-cell>
          <table:table-cell office:value-type="float" office:value="0.38807" calcext:value-type="float">
            <text:p>0.38807</text:p>
          </table:table-cell>
          <table:table-cell office:value-type="float" office:value="0.4139513" calcext:value-type="float">
            <text:p>0.4139513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39" calcext:value-type="float">
            <text:p>0.51126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277E-015" calcext:value-type="float">
            <text:p>1.71277E-15</text:p>
          </table:table-cell>
          <table:table-cell office:value-type="float" office:value="1.691781E-015" calcext:value-type="float">
            <text:p>1.691781E-15</text:p>
          </table:table-cell>
          <table:table-cell office:value-type="float" office:value="1.201925E-016" calcext:value-type="float">
            <text:p>1.20192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4.10074" calcext:value-type="float">
            <text:p>-44.10074</text:p>
          </table:table-cell>
          <table:table-cell office:value-type="float" office:value="-0.01806997" calcext:value-type="float">
            <text:p>-0.01806997</text:p>
          </table:table-cell>
          <table:table-cell office:value-type="float" office:value="-0.01776902" calcext:value-type="float">
            <text:p>-0.01776902</text:p>
          </table:table-cell>
          <table:table-cell office:value-type="float" office:value="-0.01746064" calcext:value-type="float">
            <text:p>-0.01746064</text:p>
          </table:table-cell>
          <table:table-cell office:value-type="float" office:value="-0.01715238" calcext:value-type="float">
            <text:p>-0.01715238</text:p>
          </table:table-cell>
          <table:table-cell office:value-type="float" office:value="-0.01669142" calcext:value-type="float">
            <text:p>-0.01669142</text:p>
          </table:table-cell>
          <table:table-cell office:value-type="float" office:value="-0.01557203" calcext:value-type="float">
            <text:p>-0.01557203</text:p>
          </table:table-cell>
          <table:table-cell office:value-type="float" office:value="-0.01294812" calcext:value-type="float">
            <text:p>-0.01294812</text:p>
          </table:table-cell>
          <table:table-cell office:value-type="float" office:value="-0.006974204" calcext:value-type="float">
            <text:p>-0.006974204</text:p>
          </table:table-cell>
          <table:table-cell office:value-type="float" office:value="-0.003763478" calcext:value-type="float">
            <text:p>-0.003763478</text:p>
          </table:table-cell>
          <table:table-cell office:value-type="float" office:value="1261.463" calcext:value-type="float">
            <text:p>1261.463</text:p>
          </table:table-cell>
          <table:table-cell office:value-type="float" office:value="0" calcext:value-type="float">
            <text:p>0</text:p>
          </table:table-cell>
          <table:table-cell office:value-type="float" office:value="-13.79936" calcext:value-type="float">
            <text:p>-13.79936</text:p>
          </table:table-cell>
          <table:table-cell office:value-type="float" office:value="0.001352176" calcext:value-type="float">
            <text:p>0.00135217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1998" calcext:value-type="float">
            <text:p>25071998</text:p>
          </table:table-cell>
          <table:table-cell office:value-type="float" office:value="552.7177" calcext:value-type="float">
            <text:p>552.7177</text:p>
          </table:table-cell>
          <table:table-cell office:value-type="float" office:value="106.2776" calcext:value-type="float">
            <text:p>106.277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006" calcext:value-type="float">
            <text:p>1255.006</text:p>
          </table:table-cell>
          <table:table-cell office:value-type="float" office:value="620.696" calcext:value-type="float">
            <text:p>620.696</text:p>
          </table:table-cell>
          <table:table-cell office:value-type="float" office:value="0" calcext:value-type="float">
            <text:p>0</text:p>
          </table:table-cell>
          <table:table-cell office:value-type="float" office:value="0.08733376" calcext:value-type="float">
            <text:p>0.08733376</text:p>
          </table:table-cell>
          <table:table-cell office:value-type="float" office:value="0.300389" calcext:value-type="float">
            <text:p>0.300389</text:p>
          </table:table-cell>
          <table:table-cell office:value-type="float" office:value="0.3011892" calcext:value-type="float">
            <text:p>0.3011892</text:p>
          </table:table-cell>
          <table:table-cell office:value-type="float" office:value="0.302357" calcext:value-type="float">
            <text:p>0.302357</text:p>
          </table:table-cell>
          <table:table-cell office:value-type="float" office:value="0.303626" calcext:value-type="float">
            <text:p>0.303626</text:p>
          </table:table-cell>
          <table:table-cell office:value-type="float" office:value="0.3051297" calcext:value-type="float">
            <text:p>0.3051297</text:p>
          </table:table-cell>
          <table:table-cell office:value-type="float" office:value="0.3527496" calcext:value-type="float">
            <text:p>0.3527496</text:p>
          </table:table-cell>
          <table:table-cell office:value-type="float" office:value="0.3633452" calcext:value-type="float">
            <text:p>0.3633452</text:p>
          </table:table-cell>
          <table:table-cell office:value-type="float" office:value="0.3880079" calcext:value-type="float">
            <text:p>0.3880079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3188E-015" calcext:value-type="float">
            <text:p>1.713188E-15</text:p>
          </table:table-cell>
          <table:table-cell office:value-type="float" office:value="1.69152E-015" calcext:value-type="float">
            <text:p>1.69152E-15</text:p>
          </table:table-cell>
          <table:table-cell office:value-type="float" office:value="1.201873E-016" calcext:value-type="float">
            <text:p>1.20187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9.72871" calcext:value-type="float">
            <text:p>-39.72871</text:p>
          </table:table-cell>
          <table:table-cell office:value-type="float" office:value="-0.01886898" calcext:value-type="float">
            <text:p>-0.01886898</text:p>
          </table:table-cell>
          <table:table-cell office:value-type="float" office:value="-0.01854148" calcext:value-type="float">
            <text:p>-0.01854148</text:p>
          </table:table-cell>
          <table:table-cell office:value-type="float" office:value="-0.01805803" calcext:value-type="float">
            <text:p>-0.01805803</text:p>
          </table:table-cell>
          <table:table-cell office:value-type="float" office:value="-0.01754253" calcext:value-type="float">
            <text:p>-0.01754253</text:p>
          </table:table-cell>
          <table:table-cell office:value-type="float" office:value="-0.01695007" calcext:value-type="float">
            <text:p>-0.01695007</text:p>
          </table:table-cell>
          <table:table-cell office:value-type="float" office:value="-0.0157523" calcext:value-type="float">
            <text:p>-0.0157523</text:p>
          </table:table-cell>
          <table:table-cell office:value-type="float" office:value="-0.01309158" calcext:value-type="float">
            <text:p>-0.01309158</text:p>
          </table:table-cell>
          <table:table-cell office:value-type="float" office:value="-0.006984887" calcext:value-type="float">
            <text:p>-0.006984887</text:p>
          </table:table-cell>
          <table:table-cell office:value-type="float" office:value="-0.003763465" calcext:value-type="float">
            <text:p>-0.003763465</text:p>
          </table:table-cell>
          <table:table-cell office:value-type="float" office:value="1265.449" calcext:value-type="float">
            <text:p>1265.449</text:p>
          </table:table-cell>
          <table:table-cell office:value-type="float" office:value="0" calcext:value-type="float">
            <text:p>0</text:p>
          </table:table-cell>
          <table:table-cell office:value-type="float" office:value="-13.19699" calcext:value-type="float">
            <text:p>-13.19699</text:p>
          </table:table-cell>
          <table:table-cell office:value-type="float" office:value="0.001347502" calcext:value-type="float">
            <text:p>0.00134750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1998" calcext:value-type="float">
            <text:p>26071998</text:p>
          </table:table-cell>
          <table:table-cell office:value-type="float" office:value="552.7177" calcext:value-type="float">
            <text:p>552.7177</text:p>
          </table:table-cell>
          <table:table-cell office:value-type="float" office:value="106.2739" calcext:value-type="float">
            <text:p>106.273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826" calcext:value-type="float">
            <text:p>1254.826</text:p>
          </table:table-cell>
          <table:table-cell office:value-type="float" office:value="620.882" calcext:value-type="float">
            <text:p>620.882</text:p>
          </table:table-cell>
          <table:table-cell office:value-type="float" office:value="0" calcext:value-type="float">
            <text:p>0</text:p>
          </table:table-cell>
          <table:table-cell office:value-type="float" office:value="0.08752415" calcext:value-type="float">
            <text:p>0.08752415</text:p>
          </table:table-cell>
          <table:table-cell office:value-type="float" office:value="0.3002526" calcext:value-type="float">
            <text:p>0.3002526</text:p>
          </table:table-cell>
          <table:table-cell office:value-type="float" office:value="0.3010143" calcext:value-type="float">
            <text:p>0.3010143</text:p>
          </table:table-cell>
          <table:table-cell office:value-type="float" office:value="0.3021265" calcext:value-type="float">
            <text:p>0.3021265</text:p>
          </table:table-cell>
          <table:table-cell office:value-type="float" office:value="0.3032193" calcext:value-type="float">
            <text:p>0.3032193</text:p>
          </table:table-cell>
          <table:table-cell office:value-type="float" office:value="0.3046948" calcext:value-type="float">
            <text:p>0.3046948</text:p>
          </table:table-cell>
          <table:table-cell office:value-type="float" office:value="0.3523683" calcext:value-type="float">
            <text:p>0.3523683</text:p>
          </table:table-cell>
          <table:table-cell office:value-type="float" office:value="0.3630053" calcext:value-type="float">
            <text:p>0.3630053</text:p>
          </table:table-cell>
          <table:table-cell office:value-type="float" office:value="0.3879382" calcext:value-type="float">
            <text:p>0.3879382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3627E-015" calcext:value-type="float">
            <text:p>1.713627E-15</text:p>
          </table:table-cell>
          <table:table-cell office:value-type="float" office:value="1.691245E-015" calcext:value-type="float">
            <text:p>1.691245E-15</text:p>
          </table:table-cell>
          <table:table-cell office:value-type="float" office:value="1.201818E-016" calcext:value-type="float">
            <text:p>1.20181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9.25698" calcext:value-type="float">
            <text:p>-39.25698</text:p>
          </table:table-cell>
          <table:table-cell office:value-type="float" office:value="-0.01893399" calcext:value-type="float">
            <text:p>-0.01893399</text:p>
          </table:table-cell>
          <table:table-cell office:value-type="float" office:value="-0.01862132" calcext:value-type="float">
            <text:p>-0.01862132</text:p>
          </table:table-cell>
          <table:table-cell office:value-type="float" office:value="-0.01815765" calcext:value-type="float">
            <text:p>-0.01815765</text:p>
          </table:table-cell>
          <table:table-cell office:value-type="float" office:value="-0.01770878" calcext:value-type="float">
            <text:p>-0.01770878</text:p>
          </table:table-cell>
          <table:table-cell office:value-type="float" office:value="-0.01712012" calcext:value-type="float">
            <text:p>-0.01712012</text:p>
          </table:table-cell>
          <table:table-cell office:value-type="float" office:value="-0.01591773" calcext:value-type="float">
            <text:p>-0.01591773</text:p>
          </table:table-cell>
          <table:table-cell office:value-type="float" office:value="-0.01321001" calcext:value-type="float">
            <text:p>-0.01321001</text:p>
          </table:table-cell>
          <table:table-cell office:value-type="float" office:value="-0.006996925" calcext:value-type="float">
            <text:p>-0.006996925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1269.209" calcext:value-type="float">
            <text:p>1269.209</text:p>
          </table:table-cell>
          <table:table-cell office:value-type="float" office:value="0" calcext:value-type="float">
            <text:p>0</text:p>
          </table:table-cell>
          <table:table-cell office:value-type="float" office:value="-12.29033" calcext:value-type="float">
            <text:p>-12.29033</text:p>
          </table:table-cell>
          <table:table-cell office:value-type="float" office:value="0.001343252" calcext:value-type="float">
            <text:p>0.00134325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1998" calcext:value-type="float">
            <text:p>27071998</text:p>
          </table:table-cell>
          <table:table-cell office:value-type="float" office:value="555.3178" calcext:value-type="float">
            <text:p>555.3178</text:p>
          </table:table-cell>
          <table:table-cell office:value-type="float" office:value="106.9583" calcext:value-type="float">
            <text:p>106.9583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6.636" calcext:value-type="float">
            <text:p>1256.636</text:p>
          </table:table-cell>
          <table:table-cell office:value-type="float" office:value="620.9938" calcext:value-type="float">
            <text:p>620.9938</text:p>
          </table:table-cell>
          <table:table-cell office:value-type="float" office:value="0" calcext:value-type="float">
            <text:p>0</text:p>
          </table:table-cell>
          <table:table-cell office:value-type="float" office:value="0.2846234" calcext:value-type="float">
            <text:p>0.2846234</text:p>
          </table:table-cell>
          <table:table-cell office:value-type="float" office:value="0.2934176" calcext:value-type="float">
            <text:p>0.2934176</text:p>
          </table:table-cell>
          <table:table-cell office:value-type="float" office:value="0.2988073" calcext:value-type="float">
            <text:p>0.2988073</text:p>
          </table:table-cell>
          <table:table-cell office:value-type="float" office:value="0.3018046" calcext:value-type="float">
            <text:p>0.3018046</text:p>
          </table:table-cell>
          <table:table-cell office:value-type="float" office:value="0.3033179" calcext:value-type="float">
            <text:p>0.3033179</text:p>
          </table:table-cell>
          <table:table-cell office:value-type="float" office:value="0.3046461" calcext:value-type="float">
            <text:p>0.3046461</text:p>
          </table:table-cell>
          <table:table-cell office:value-type="float" office:value="0.3522564" calcext:value-type="float">
            <text:p>0.3522564</text:p>
          </table:table-cell>
          <table:table-cell office:value-type="float" office:value="0.362732" calcext:value-type="float">
            <text:p>0.362732</text:p>
          </table:table-cell>
          <table:table-cell office:value-type="float" office:value="0.3878667" calcext:value-type="float">
            <text:p>0.3878667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039E-015" calcext:value-type="float">
            <text:p>1.714039E-15</text:p>
          </table:table-cell>
          <table:table-cell office:value-type="float" office:value="1.690987E-015" calcext:value-type="float">
            <text:p>1.690987E-15</text:p>
          </table:table-cell>
          <table:table-cell office:value-type="float" office:value="1.201768E-016" calcext:value-type="float">
            <text:p>1.20176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2783891" calcext:value-type="float">
            <text:p>-0.02783891</text:p>
          </table:table-cell>
          <table:table-cell office:value-type="float" office:value="-0.02217006" calcext:value-type="float">
            <text:p>-0.02217006</text:p>
          </table:table-cell>
          <table:table-cell office:value-type="float" office:value="-0.01956354" calcext:value-type="float">
            <text:p>-0.01956354</text:p>
          </table:table-cell>
          <table:table-cell office:value-type="float" office:value="-0.018283" calcext:value-type="float">
            <text:p>-0.018283</text:p>
          </table:table-cell>
          <table:table-cell office:value-type="float" office:value="-0.01766829" calcext:value-type="float">
            <text:p>-0.01766829</text:p>
          </table:table-cell>
          <table:table-cell office:value-type="float" office:value="-0.01714019" calcext:value-type="float">
            <text:p>-0.01714019</text:p>
          </table:table-cell>
          <table:table-cell office:value-type="float" office:value="-0.01596673" calcext:value-type="float">
            <text:p>-0.01596673</text:p>
          </table:table-cell>
          <table:table-cell office:value-type="float" office:value="-0.01330618" calcext:value-type="float">
            <text:p>-0.01330618</text:p>
          </table:table-cell>
          <table:table-cell office:value-type="float" office:value="-0.00700931" calcext:value-type="float">
            <text:p>-0.00700931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272.88" calcext:value-type="float">
            <text:p>1272.88</text:p>
          </table:table-cell>
          <table:table-cell office:value-type="float" office:value="0" calcext:value-type="float">
            <text:p>0</text:p>
          </table:table-cell>
          <table:table-cell office:value-type="float" office:value="-0.02039593" calcext:value-type="float">
            <text:p>-0.02039593</text:p>
          </table:table-cell>
          <table:table-cell office:value-type="float" office:value="0.001336074" calcext:value-type="float">
            <text:p>0.00133607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1998" calcext:value-type="float">
            <text:p>28071998</text:p>
          </table:table-cell>
          <table:table-cell office:value-type="float" office:value="566.9176" calcext:value-type="float">
            <text:p>566.9176</text:p>
          </table:table-cell>
          <table:table-cell office:value-type="float" office:value="109.7759" calcext:value-type="float">
            <text:p>109.775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5.037" calcext:value-type="float">
            <text:p>1265.037</text:p>
          </table:table-cell>
          <table:table-cell office:value-type="float" office:value="621.385" calcext:value-type="float">
            <text:p>621.385</text:p>
          </table:table-cell>
          <table:table-cell office:value-type="float" office:value="0" calcext:value-type="float">
            <text:p>0</text:p>
          </table:table-cell>
          <table:table-cell office:value-type="float" office:value="0.5086352" calcext:value-type="float">
            <text:p>0.5086352</text:p>
          </table:table-cell>
          <table:table-cell office:value-type="float" office:value="0.4732516" calcext:value-type="float">
            <text:p>0.4732516</text:p>
          </table:table-cell>
          <table:table-cell office:value-type="float" office:value="0.338118" calcext:value-type="float">
            <text:p>0.338118</text:p>
          </table:table-cell>
          <table:table-cell office:value-type="float" office:value="0.301609" calcext:value-type="float">
            <text:p>0.301609</text:p>
          </table:table-cell>
          <table:table-cell office:value-type="float" office:value="0.3023565" calcext:value-type="float">
            <text:p>0.3023565</text:p>
          </table:table-cell>
          <table:table-cell office:value-type="float" office:value="0.3045891" calcext:value-type="float">
            <text:p>0.3045891</text:p>
          </table:table-cell>
          <table:table-cell office:value-type="float" office:value="0.3652996" calcext:value-type="float">
            <text:p>0.3652996</text:p>
          </table:table-cell>
          <table:table-cell office:value-type="float" office:value="0.3624735" calcext:value-type="float">
            <text:p>0.3624735</text:p>
          </table:table-cell>
          <table:table-cell office:value-type="float" office:value="0.3876339" calcext:value-type="float">
            <text:p>0.3876339</text:p>
          </table:table-cell>
          <table:table-cell office:value-type="float" office:value="0.4137052" calcext:value-type="float">
            <text:p>0.4137052</text:p>
          </table:table-cell>
          <table:table-cell office:value-type="float" office:value="0.5105757" calcext:value-type="float">
            <text:p>0.5105757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8593915" calcext:value-type="float">
            <text:p>0.0008593915</text:p>
          </table:table-cell>
          <table:table-cell office:value-type="float" office:value="1.714437E-015" calcext:value-type="float">
            <text:p>1.714437E-15</text:p>
          </table:table-cell>
          <table:table-cell office:value-type="float" office:value="1.690738E-015" calcext:value-type="float">
            <text:p>1.690738E-15</text:p>
          </table:table-cell>
          <table:table-cell office:value-type="float" office:value="1.201719E-016" calcext:value-type="float">
            <text:p>1.20171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05245815" calcext:value-type="float">
            <text:p>-0.0005245815</text:p>
          </table:table-cell>
          <table:table-cell office:value-type="float" office:value="-0.0007960413" calcext:value-type="float">
            <text:p>-0.0007960413</text:p>
          </table:table-cell>
          <table:table-cell office:value-type="float" office:value="-0.01008417" calcext:value-type="float">
            <text:p>-0.01008417</text:p>
          </table:table-cell>
          <table:table-cell office:value-type="float" office:value="-0.01866081" calcext:value-type="float">
            <text:p>-0.01866081</text:p>
          </table:table-cell>
          <table:table-cell office:value-type="float" office:value="-0.01807109" calcext:value-type="float">
            <text:p>-0.01807109</text:p>
          </table:table-cell>
          <table:table-cell office:value-type="float" office:value="-0.01721214" calcext:value-type="float">
            <text:p>-0.01721214</text:p>
          </table:table-cell>
          <table:table-cell office:value-type="float" office:value="-0.01181922" calcext:value-type="float">
            <text:p>-0.01181922</text:p>
          </table:table-cell>
          <table:table-cell office:value-type="float" office:value="-0.01339671" calcext:value-type="float">
            <text:p>-0.01339671</text:p>
          </table:table-cell>
          <table:table-cell office:value-type="float" office:value="-0.00704508" calcext:value-type="float">
            <text:p>-0.00704508</text:p>
          </table:table-cell>
          <table:table-cell office:value-type="float" office:value="-0.003781398" calcext:value-type="float">
            <text:p>-0.003781398</text:p>
          </table:table-cell>
          <table:table-cell office:value-type="float" office:value="1276.905" calcext:value-type="float">
            <text:p>1276.90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2746034" calcext:value-type="float">
            <text:p>0.002746034</text:p>
          </table:table-cell>
          <table:table-cell office:value-type="float" office:value="-9999.003" calcext:value-type="float">
            <text:p>-9999.003</text:p>
          </table:table-cell>
          <table:table-cell office:value-type="float" office:value="0.0008594056" calcext:value-type="float">
            <text:p>0.00085940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1998" calcext:value-type="float">
            <text:p>29071998</text:p>
          </table:table-cell>
          <table:table-cell office:value-type="float" office:value="566.9176" calcext:value-type="float">
            <text:p>566.9176</text:p>
          </table:table-cell>
          <table:table-cell office:value-type="float" office:value="113.2823" calcext:value-type="float">
            <text:p>113.2823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8.958" calcext:value-type="float">
            <text:p>1258.958</text:p>
          </table:table-cell>
          <table:table-cell office:value-type="float" office:value="623.9543" calcext:value-type="float">
            <text:p>623.9543</text:p>
          </table:table-cell>
          <table:table-cell office:value-type="float" office:value="0" calcext:value-type="float">
            <text:p>0</text:p>
          </table:table-cell>
          <table:table-cell office:value-type="float" office:value="0.09222715" calcext:value-type="float">
            <text:p>0.09222715</text:p>
          </table:table-cell>
          <table:table-cell office:value-type="float" office:value="0.3210354" calcext:value-type="float">
            <text:p>0.3210354</text:p>
          </table:table-cell>
          <table:table-cell office:value-type="float" office:value="0.3219499" calcext:value-type="float">
            <text:p>0.3219499</text:p>
          </table:table-cell>
          <table:table-cell office:value-type="float" office:value="0.3208619" calcext:value-type="float">
            <text:p>0.3208619</text:p>
          </table:table-cell>
          <table:table-cell office:value-type="float" office:value="0.3178624" calcext:value-type="float">
            <text:p>0.3178624</text:p>
          </table:table-cell>
          <table:table-cell office:value-type="float" office:value="0.3158411" calcext:value-type="float">
            <text:p>0.3158411</text:p>
          </table:table-cell>
          <table:table-cell office:value-type="float" office:value="0.3597266" calcext:value-type="float">
            <text:p>0.3597266</text:p>
          </table:table-cell>
          <table:table-cell office:value-type="float" office:value="0.3632266" calcext:value-type="float">
            <text:p>0.3632266</text:p>
          </table:table-cell>
          <table:table-cell office:value-type="float" office:value="0.3876246" calcext:value-type="float">
            <text:p>0.3876246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4816E-015" calcext:value-type="float">
            <text:p>1.714816E-15</text:p>
          </table:table-cell>
          <table:table-cell office:value-type="float" office:value="1.690499E-015" calcext:value-type="float">
            <text:p>1.690499E-15</text:p>
          </table:table-cell>
          <table:table-cell office:value-type="float" office:value="1.201674E-016" calcext:value-type="float">
            <text:p>1.20167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8.23561" calcext:value-type="float">
            <text:p>-28.23561</text:p>
          </table:table-cell>
          <table:table-cell office:value-type="float" office:value="-0.01183475" calcext:value-type="float">
            <text:p>-0.01183475</text:p>
          </table:table-cell>
          <table:table-cell office:value-type="float" office:value="-0.0116221" calcext:value-type="float">
            <text:p>-0.0116221</text:p>
          </table:table-cell>
          <table:table-cell office:value-type="float" office:value="-0.01191734" calcext:value-type="float">
            <text:p>-0.01191734</text:p>
          </table:table-cell>
          <table:table-cell office:value-type="float" office:value="-0.01274896" calcext:value-type="float">
            <text:p>-0.01274896</text:p>
          </table:table-cell>
          <table:table-cell office:value-type="float" office:value="-0.01334425" calcext:value-type="float">
            <text:p>-0.01334425</text:p>
          </table:table-cell>
          <table:table-cell office:value-type="float" office:value="-0.0130366" calcext:value-type="float">
            <text:p>-0.0130366</text:p>
          </table:table-cell>
          <table:table-cell office:value-type="float" office:value="-0.01313541" calcext:value-type="float">
            <text:p>-0.01313541</text:p>
          </table:table-cell>
          <table:table-cell office:value-type="float" office:value="-0.007051577" calcext:value-type="float">
            <text:p>-0.007051577</text:p>
          </table:table-cell>
          <table:table-cell office:value-type="float" office:value="-0.00376348" calcext:value-type="float">
            <text:p>-0.00376348</text:p>
          </table:table-cell>
          <table:table-cell office:value-type="float" office:value="1283.3" calcext:value-type="float">
            <text:p>1283.3</text:p>
          </table:table-cell>
          <table:table-cell office:value-type="float" office:value="0" calcext:value-type="float">
            <text:p>0</text:p>
          </table:table-cell>
          <table:table-cell office:value-type="float" office:value="-8.725616" calcext:value-type="float">
            <text:p>-8.725616</text:p>
          </table:table-cell>
          <table:table-cell office:value-type="float" office:value="0.001302258" calcext:value-type="float">
            <text:p>0.00130225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1998" calcext:value-type="float">
            <text:p>30071998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14.4533" calcext:value-type="float">
            <text:p>114.4533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61.058" calcext:value-type="float">
            <text:p>1261.058</text:p>
          </table:table-cell>
          <table:table-cell office:value-type="float" office:value="626.3801" calcext:value-type="float">
            <text:p>626.3801</text:p>
          </table:table-cell>
          <table:table-cell office:value-type="float" office:value="0" calcext:value-type="float">
            <text:p>0</text:p>
          </table:table-cell>
          <table:table-cell office:value-type="float" office:value="0.3220284" calcext:value-type="float">
            <text:p>0.3220284</text:p>
          </table:table-cell>
          <table:table-cell office:value-type="float" office:value="0.3234768" calcext:value-type="float">
            <text:p>0.3234768</text:p>
          </table:table-cell>
          <table:table-cell office:value-type="float" office:value="0.3241656" calcext:value-type="float">
            <text:p>0.3241656</text:p>
          </table:table-cell>
          <table:table-cell office:value-type="float" office:value="0.318615" calcext:value-type="float">
            <text:p>0.318615</text:p>
          </table:table-cell>
          <table:table-cell office:value-type="float" office:value="0.3137853" calcext:value-type="float">
            <text:p>0.3137853</text:p>
          </table:table-cell>
          <table:table-cell office:value-type="float" office:value="0.312879" calcext:value-type="float">
            <text:p>0.312879</text:p>
          </table:table-cell>
          <table:table-cell office:value-type="float" office:value="0.3583408" calcext:value-type="float">
            <text:p>0.3583408</text:p>
          </table:table-cell>
          <table:table-cell office:value-type="float" office:value="0.3634921" calcext:value-type="float">
            <text:p>0.3634921</text:p>
          </table:table-cell>
          <table:table-cell office:value-type="float" office:value="0.3876529" calcext:value-type="float">
            <text:p>0.3876529</text:p>
          </table:table-cell>
          <table:table-cell office:value-type="float" office:value="0.4139514" calcext:value-type="float">
            <text:p>0.4139514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5165E-015" calcext:value-type="float">
            <text:p>1.715165E-15</text:p>
          </table:table-cell>
          <table:table-cell office:value-type="float" office:value="1.690281E-015" calcext:value-type="float">
            <text:p>1.690281E-15</text:p>
          </table:table-cell>
          <table:table-cell office:value-type="float" office:value="1.201631E-016" calcext:value-type="float">
            <text:p>1.20163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152981" calcext:value-type="float">
            <text:p>-0.01152981</text:p>
          </table:table-cell>
          <table:table-cell office:value-type="float" office:value="-0.01119418" calcext:value-type="float">
            <text:p>-0.01119418</text:p>
          </table:table-cell>
          <table:table-cell office:value-type="float" office:value="-0.01105618" calcext:value-type="float">
            <text:p>-0.01105618</text:p>
          </table:table-cell>
          <table:table-cell office:value-type="float" office:value="-0.01254218" calcext:value-type="float">
            <text:p>-0.01254218</text:p>
          </table:table-cell>
          <table:table-cell office:value-type="float" office:value="-0.01396903" calcext:value-type="float">
            <text:p>-0.01396903</text:p>
          </table:table-cell>
          <table:table-cell office:value-type="float" office:value="-0.01424227" calcext:value-type="float">
            <text:p>-0.01424227</text:p>
          </table:table-cell>
          <table:table-cell office:value-type="float" office:value="-0.01352962" calcext:value-type="float">
            <text:p>-0.01352962</text:p>
          </table:table-cell>
          <table:table-cell office:value-type="float" office:value="-0.01304272" calcext:value-type="float">
            <text:p>-0.01304272</text:p>
          </table:table-cell>
          <table:table-cell office:value-type="float" office:value="-0.007046663" calcext:value-type="float">
            <text:p>-0.007046663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1289.304" calcext:value-type="float">
            <text:p>1289.304</text:p>
          </table:table-cell>
          <table:table-cell office:value-type="float" office:value="0" calcext:value-type="float">
            <text:p>0</text:p>
          </table:table-cell>
          <table:table-cell office:value-type="float" office:value="-0.01074317" calcext:value-type="float">
            <text:p>-0.01074317</text:p>
          </table:table-cell>
          <table:table-cell office:value-type="float" office:value="0.001288367" calcext:value-type="float">
            <text:p>0.00128836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1998" calcext:value-type="float">
            <text:p>31071998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17.1223" calcext:value-type="float">
            <text:p>117.1223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6.576" calcext:value-type="float">
            <text:p>1256.576</text:p>
          </table:table-cell>
          <table:table-cell office:value-type="float" office:value="628.1877" calcext:value-type="float">
            <text:p>628.1877</text:p>
          </table:table-cell>
          <table:table-cell office:value-type="float" office:value="0" calcext:value-type="float">
            <text:p>0</text:p>
          </table:table-cell>
          <table:table-cell office:value-type="float" office:value="0.08782071" calcext:value-type="float">
            <text:p>0.08782071</text:p>
          </table:table-cell>
          <table:table-cell office:value-type="float" office:value="0.3070421" calcext:value-type="float">
            <text:p>0.3070421</text:p>
          </table:table-cell>
          <table:table-cell office:value-type="float" office:value="0.3079328" calcext:value-type="float">
            <text:p>0.3079328</text:p>
          </table:table-cell>
          <table:table-cell office:value-type="float" office:value="0.3089102" calcext:value-type="float">
            <text:p>0.3089102</text:p>
          </table:table-cell>
          <table:table-cell office:value-type="float" office:value="0.3096759" calcext:value-type="float">
            <text:p>0.3096759</text:p>
          </table:table-cell>
          <table:table-cell office:value-type="float" office:value="0.3106584" calcext:value-type="float">
            <text:p>0.3106584</text:p>
          </table:table-cell>
          <table:table-cell office:value-type="float" office:value="0.356635" calcext:value-type="float">
            <text:p>0.356635</text:p>
          </table:table-cell>
          <table:table-cell office:value-type="float" office:value="0.3635206" calcext:value-type="float">
            <text:p>0.3635206</text:p>
          </table:table-cell>
          <table:table-cell office:value-type="float" office:value="0.3876828" calcext:value-type="float">
            <text:p>0.3876828</text:p>
          </table:table-cell>
          <table:table-cell office:value-type="float" office:value="0.4139513" calcext:value-type="float">
            <text:p>0.4139513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5503E-015" calcext:value-type="float">
            <text:p>1.715503E-15</text:p>
          </table:table-cell>
          <table:table-cell office:value-type="float" office:value="1.690068E-015" calcext:value-type="float">
            <text:p>1.690068E-15</text:p>
          </table:table-cell>
          <table:table-cell office:value-type="float" office:value="1.201591E-016" calcext:value-type="float">
            <text:p>1.20159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8.36945" calcext:value-type="float">
            <text:p>-38.36945</text:p>
          </table:table-cell>
          <table:table-cell office:value-type="float" office:value="-0.01618427" calcext:value-type="float">
            <text:p>-0.01618427</text:p>
          </table:table-cell>
          <table:table-cell office:value-type="float" office:value="-0.01587975" calcext:value-type="float">
            <text:p>-0.01587975</text:p>
          </table:table-cell>
          <table:table-cell office:value-type="float" office:value="-0.01554309" calcext:value-type="float">
            <text:p>-0.01554309</text:p>
          </table:table-cell>
          <table:table-cell office:value-type="float" office:value="-0.01528372" calcext:value-type="float">
            <text:p>-0.01528372</text:p>
          </table:table-cell>
          <table:table-cell office:value-type="float" office:value="-0.01495478" calcext:value-type="float">
            <text:p>-0.01495478</text:p>
          </table:table-cell>
          <table:table-cell office:value-type="float" office:value="-0.01416919" calcext:value-type="float">
            <text:p>-0.01416919</text:p>
          </table:table-cell>
          <table:table-cell office:value-type="float" office:value="-0.01303224" calcext:value-type="float">
            <text:p>-0.01303224</text:p>
          </table:table-cell>
          <table:table-cell office:value-type="float" office:value="-0.007041443" calcext:value-type="float">
            <text:p>-0.007041443</text:p>
          </table:table-cell>
          <table:table-cell office:value-type="float" office:value="-0.003763465" calcext:value-type="float">
            <text:p>-0.003763465</text:p>
          </table:table-cell>
          <table:table-cell office:value-type="float" office:value="1294.717" calcext:value-type="float">
            <text:p>1294.717</text:p>
          </table:table-cell>
          <table:table-cell office:value-type="float" office:value="0" calcext:value-type="float">
            <text:p>0</text:p>
          </table:table-cell>
          <table:table-cell office:value-type="float" office:value="-11.59465" calcext:value-type="float">
            <text:p>-11.59465</text:p>
          </table:table-cell>
          <table:table-cell office:value-type="float" office:value="0.001274019" calcext:value-type="float">
            <text:p>0.001274019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1998" calcext:value-type="float">
            <text:p>1081998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17.136" calcext:value-type="float">
            <text:p>117.13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599" calcext:value-type="float">
            <text:p>1255.599</text:p>
          </table:table-cell>
          <table:table-cell office:value-type="float" office:value="629.1516" calcext:value-type="float">
            <text:p>629.1516</text:p>
          </table:table-cell>
          <table:table-cell office:value-type="float" office:value="0" calcext:value-type="float">
            <text:p>0</text:p>
          </table:table-cell>
          <table:table-cell office:value-type="float" office:value="0.08670139" calcext:value-type="float">
            <text:p>0.08670139</text:p>
          </table:table-cell>
          <table:table-cell office:value-type="float" office:value="0.3026365" calcext:value-type="float">
            <text:p>0.3026365</text:p>
          </table:table-cell>
          <table:table-cell office:value-type="float" office:value="0.3034891" calcext:value-type="float">
            <text:p>0.3034891</text:p>
          </table:table-cell>
          <table:table-cell office:value-type="float" office:value="0.3047482" calcext:value-type="float">
            <text:p>0.3047482</text:p>
          </table:table-cell>
          <table:table-cell office:value-type="float" office:value="0.3061005" calcext:value-type="float">
            <text:p>0.3061005</text:p>
          </table:table-cell>
          <table:table-cell office:value-type="float" office:value="0.3077093" calcext:value-type="float">
            <text:p>0.3077093</text:p>
          </table:table-cell>
          <table:table-cell office:value-type="float" office:value="0.355005" calcext:value-type="float">
            <text:p>0.355005</text:p>
          </table:table-cell>
          <table:table-cell office:value-type="float" office:value="0.3633968" calcext:value-type="float">
            <text:p>0.3633968</text:p>
          </table:table-cell>
          <table:table-cell office:value-type="float" office:value="0.3877032" calcext:value-type="float">
            <text:p>0.3877032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5885E-015" calcext:value-type="float">
            <text:p>1.715885E-15</text:p>
          </table:table-cell>
          <table:table-cell office:value-type="float" office:value="1.689832E-015" calcext:value-type="float">
            <text:p>1.689832E-15</text:p>
          </table:table-cell>
          <table:table-cell office:value-type="float" office:value="1.201544E-016" calcext:value-type="float">
            <text:p>1.20154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1.37648" calcext:value-type="float">
            <text:p>-41.37648</text:p>
          </table:table-cell>
          <table:table-cell office:value-type="float" office:value="-0.01790984" calcext:value-type="float">
            <text:p>-0.01790984</text:p>
          </table:table-cell>
          <table:table-cell office:value-type="float" office:value="-0.01758119" calcext:value-type="float">
            <text:p>-0.01758119</text:p>
          </table:table-cell>
          <table:table-cell office:value-type="float" office:value="-0.01709095" calcext:value-type="float">
            <text:p>-0.01709095</text:p>
          </table:table-cell>
          <table:table-cell office:value-type="float" office:value="-0.01657565" calcext:value-type="float">
            <text:p>-0.01657565</text:p>
          </table:table-cell>
          <table:table-cell office:value-type="float" office:value="-0.0159826" calcext:value-type="float">
            <text:p>-0.0159826</text:p>
          </table:table-cell>
          <table:table-cell office:value-type="float" office:value="-0.01480906" calcext:value-type="float">
            <text:p>-0.01480906</text:p>
          </table:table-cell>
          <table:table-cell office:value-type="float" office:value="-0.01307448" calcext:value-type="float">
            <text:p>-0.01307448</text:p>
          </table:table-cell>
          <table:table-cell office:value-type="float" office:value="-0.007037878" calcext:value-type="float">
            <text:p>-0.007037878</text:p>
          </table:table-cell>
          <table:table-cell office:value-type="float" office:value="-0.003763482" calcext:value-type="float">
            <text:p>-0.003763482</text:p>
          </table:table-cell>
          <table:table-cell office:value-type="float" office:value="1299.274" calcext:value-type="float">
            <text:p>1299.274</text:p>
          </table:table-cell>
          <table:table-cell office:value-type="float" office:value="0" calcext:value-type="float">
            <text:p>0</text:p>
          </table:table-cell>
          <table:table-cell office:value-type="float" office:value="-15.04862" calcext:value-type="float">
            <text:p>-15.04862</text:p>
          </table:table-cell>
          <table:table-cell office:value-type="float" office:value="0.001267133" calcext:value-type="float">
            <text:p>0.001267133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1998" calcext:value-type="float">
            <text:p>2081998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17.1509" calcext:value-type="float">
            <text:p>117.150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053" calcext:value-type="float">
            <text:p>1255.053</text:p>
          </table:table-cell>
          <table:table-cell office:value-type="float" office:value="629.684" calcext:value-type="float">
            <text:p>629.684</text:p>
          </table:table-cell>
          <table:table-cell office:value-type="float" office:value="0" calcext:value-type="float">
            <text:p>0</text:p>
          </table:table-cell>
          <table:table-cell office:value-type="float" office:value="0.08518326" calcext:value-type="float">
            <text:p>0.08518326</text:p>
          </table:table-cell>
          <table:table-cell office:value-type="float" office:value="0.3008246" calcext:value-type="float">
            <text:p>0.3008246</text:p>
          </table:table-cell>
          <table:table-cell office:value-type="float" office:value="0.3016085" calcext:value-type="float">
            <text:p>0.3016085</text:p>
          </table:table-cell>
          <table:table-cell office:value-type="float" office:value="0.3028944" calcext:value-type="float">
            <text:p>0.3028944</text:p>
          </table:table-cell>
          <table:table-cell office:value-type="float" office:value="0.3043469" calcext:value-type="float">
            <text:p>0.3043469</text:p>
          </table:table-cell>
          <table:table-cell office:value-type="float" office:value="0.3060367" calcext:value-type="float">
            <text:p>0.3060367</text:p>
          </table:table-cell>
          <table:table-cell office:value-type="float" office:value="0.3536822" calcext:value-type="float">
            <text:p>0.3536822</text:p>
          </table:table-cell>
          <table:table-cell office:value-type="float" office:value="0.3631696" calcext:value-type="float">
            <text:p>0.3631696</text:p>
          </table:table-cell>
          <table:table-cell office:value-type="float" office:value="0.3877085" calcext:value-type="float">
            <text:p>0.3877085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631E-015" calcext:value-type="float">
            <text:p>1.71631E-15</text:p>
          </table:table-cell>
          <table:table-cell office:value-type="float" office:value="1.689565E-015" calcext:value-type="float">
            <text:p>1.689565E-15</text:p>
          </table:table-cell>
          <table:table-cell office:value-type="float" office:value="1.201492E-016" calcext:value-type="float">
            <text:p>1.20149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6.52644" calcext:value-type="float">
            <text:p>-46.52644</text:p>
          </table:table-cell>
          <table:table-cell office:value-type="float" office:value="-0.01868207" calcext:value-type="float">
            <text:p>-0.01868207</text:p>
          </table:table-cell>
          <table:table-cell office:value-type="float" office:value="-0.01836387" calcext:value-type="float">
            <text:p>-0.01836387</text:p>
          </table:table-cell>
          <table:table-cell office:value-type="float" office:value="-0.01783644" calcext:value-type="float">
            <text:p>-0.01783644</text:p>
          </table:table-cell>
          <table:table-cell office:value-type="float" office:value="-0.01725485" calcext:value-type="float">
            <text:p>-0.01725485</text:p>
          </table:table-cell>
          <table:table-cell office:value-type="float" office:value="-0.01660269" calcext:value-type="float">
            <text:p>-0.01660269</text:p>
          </table:table-cell>
          <table:table-cell office:value-type="float" office:value="-0.01535356" calcext:value-type="float">
            <text:p>-0.01535356</text:p>
          </table:table-cell>
          <table:table-cell office:value-type="float" office:value="-0.01315295" calcext:value-type="float">
            <text:p>-0.01315295</text:p>
          </table:table-cell>
          <table:table-cell office:value-type="float" office:value="-0.007036918" calcext:value-type="float">
            <text:p>-0.007036918</text:p>
          </table:table-cell>
          <table:table-cell office:value-type="float" office:value="-0.003763487" calcext:value-type="float">
            <text:p>-0.003763487</text:p>
          </table:table-cell>
          <table:table-cell office:value-type="float" office:value="1303.388" calcext:value-type="float">
            <text:p>1303.388</text:p>
          </table:table-cell>
          <table:table-cell office:value-type="float" office:value="0" calcext:value-type="float">
            <text:p>0</text:p>
          </table:table-cell>
          <table:table-cell office:value-type="float" office:value="-19.86351" calcext:value-type="float">
            <text:p>-19.86351</text:p>
          </table:table-cell>
          <table:table-cell office:value-type="float" office:value="0.00126158" calcext:value-type="float">
            <text:p>0.0012615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1998" calcext:value-type="float">
            <text:p>3081998</text:p>
          </table:table-cell>
          <table:table-cell office:value-type="float" office:value="572.6175" calcext:value-type="float">
            <text:p>572.6175</text:p>
          </table:table-cell>
          <table:table-cell office:value-type="float" office:value="117.094" calcext:value-type="float">
            <text:p>117.094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818" calcext:value-type="float">
            <text:p>1254.818</text:p>
          </table:table-cell>
          <table:table-cell office:value-type="float" office:value="629.9755" calcext:value-type="float">
            <text:p>629.9755</text:p>
          </table:table-cell>
          <table:table-cell office:value-type="float" office:value="0" calcext:value-type="float">
            <text:p>0</text:p>
          </table:table-cell>
          <table:table-cell office:value-type="float" office:value="0.09015039" calcext:value-type="float">
            <text:p>0.09015039</text:p>
          </table:table-cell>
          <table:table-cell office:value-type="float" office:value="0.300238" calcext:value-type="float">
            <text:p>0.300238</text:p>
          </table:table-cell>
          <table:table-cell office:value-type="float" office:value="0.3009976" calcext:value-type="float">
            <text:p>0.3009976</text:p>
          </table:table-cell>
          <table:table-cell office:value-type="float" office:value="0.3020819" calcext:value-type="float">
            <text:p>0.3020819</text:p>
          </table:table-cell>
          <table:table-cell office:value-type="float" office:value="0.3034673" calcext:value-type="float">
            <text:p>0.3034673</text:p>
          </table:table-cell>
          <table:table-cell office:value-type="float" office:value="0.3050944" calcext:value-type="float">
            <text:p>0.3050944</text:p>
          </table:table-cell>
          <table:table-cell office:value-type="float" office:value="0.3528497" calcext:value-type="float">
            <text:p>0.3528497</text:p>
          </table:table-cell>
          <table:table-cell office:value-type="float" office:value="0.3629178" calcext:value-type="float">
            <text:p>0.3629178</text:p>
          </table:table-cell>
          <table:table-cell office:value-type="float" office:value="0.3876984" calcext:value-type="float">
            <text:p>0.3876984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6755E-015" calcext:value-type="float">
            <text:p>1.716755E-15</text:p>
          </table:table-cell>
          <table:table-cell office:value-type="float" office:value="1.689287E-015" calcext:value-type="float">
            <text:p>1.689287E-15</text:p>
          </table:table-cell>
          <table:table-cell office:value-type="float" office:value="1.201437E-016" calcext:value-type="float">
            <text:p>1.20143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2.63187" calcext:value-type="float">
            <text:p>-32.63187</text:p>
          </table:table-cell>
          <table:table-cell office:value-type="float" office:value="-0.01894279" calcext:value-type="float">
            <text:p>-0.01894279</text:p>
          </table:table-cell>
          <table:table-cell office:value-type="float" office:value="-0.01862929" calcext:value-type="float">
            <text:p>-0.01862929</text:p>
          </table:table-cell>
          <table:table-cell office:value-type="float" office:value="-0.01817558" calcext:value-type="float">
            <text:p>-0.01817558</text:p>
          </table:table-cell>
          <table:table-cell office:value-type="float" office:value="-0.01760744" calcext:value-type="float">
            <text:p>-0.01760744</text:p>
          </table:table-cell>
          <table:table-cell office:value-type="float" office:value="-0.01696383" calcext:value-type="float">
            <text:p>-0.01696383</text:p>
          </table:table-cell>
          <table:table-cell office:value-type="float" office:value="-0.01570831" calcext:value-type="float">
            <text:p>-0.01570831</text:p>
          </table:table-cell>
          <table:table-cell office:value-type="float" office:value="-0.01324096" calcext:value-type="float">
            <text:p>-0.01324096</text:p>
          </table:table-cell>
          <table:table-cell office:value-type="float" office:value="-0.00703865" calcext:value-type="float">
            <text:p>-0.00703865</text:p>
          </table:table-cell>
          <table:table-cell office:value-type="float" office:value="-0.003763485" calcext:value-type="float">
            <text:p>-0.003763485</text:p>
          </table:table-cell>
          <table:table-cell office:value-type="float" office:value="1307.272" calcext:value-type="float">
            <text:p>1307.272</text:p>
          </table:table-cell>
          <table:table-cell office:value-type="float" office:value="0" calcext:value-type="float">
            <text:p>0</text:p>
          </table:table-cell>
          <table:table-cell office:value-type="float" office:value="-10.99272" calcext:value-type="float">
            <text:p>-10.99272</text:p>
          </table:table-cell>
          <table:table-cell office:value-type="float" office:value="0.001257028" calcext:value-type="float">
            <text:p>0.00125702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1998" calcext:value-type="float">
            <text:p>4081998</text:p>
          </table:table-cell>
          <table:table-cell office:value-type="float" office:value="573.4174" calcext:value-type="float">
            <text:p>573.4174</text:p>
          </table:table-cell>
          <table:table-cell office:value-type="float" office:value="117.8968" calcext:value-type="float">
            <text:p>117.8968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682" calcext:value-type="float">
            <text:p>1254.682</text:p>
          </table:table-cell>
          <table:table-cell office:value-type="float" office:value="630.1057" calcext:value-type="float">
            <text:p>630.1057</text:p>
          </table:table-cell>
          <table:table-cell office:value-type="float" office:value="0" calcext:value-type="float">
            <text:p>0</text:p>
          </table:table-cell>
          <table:table-cell office:value-type="float" office:value="0.09017193" calcext:value-type="float">
            <text:p>0.09017193</text:p>
          </table:table-cell>
          <table:table-cell office:value-type="float" office:value="0.3000946" calcext:value-type="float">
            <text:p>0.3000946</text:p>
          </table:table-cell>
          <table:table-cell office:value-type="float" office:value="0.3008657" calcext:value-type="float">
            <text:p>0.3008657</text:p>
          </table:table-cell>
          <table:table-cell office:value-type="float" office:value="0.3020321" calcext:value-type="float">
            <text:p>0.3020321</text:p>
          </table:table-cell>
          <table:table-cell office:value-type="float" office:value="0.3031722" calcext:value-type="float">
            <text:p>0.3031722</text:p>
          </table:table-cell>
          <table:table-cell office:value-type="float" office:value="0.3046704" calcext:value-type="float">
            <text:p>0.3046704</text:p>
          </table:table-cell>
          <table:table-cell office:value-type="float" office:value="0.3523616" calcext:value-type="float">
            <text:p>0.3523616</text:p>
          </table:table-cell>
          <table:table-cell office:value-type="float" office:value="0.3626899" calcext:value-type="float">
            <text:p>0.3626899</text:p>
          </table:table-cell>
          <table:table-cell office:value-type="float" office:value="0.3876769" calcext:value-type="float">
            <text:p>0.3876769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7189E-015" calcext:value-type="float">
            <text:p>1.717189E-15</text:p>
          </table:table-cell>
          <table:table-cell office:value-type="float" office:value="1.689015E-015" calcext:value-type="float">
            <text:p>1.689015E-15</text:p>
          </table:table-cell>
          <table:table-cell office:value-type="float" office:value="1.201383E-016" calcext:value-type="float">
            <text:p>1.20138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2.50727" calcext:value-type="float">
            <text:p>-32.50727</text:p>
          </table:table-cell>
          <table:table-cell office:value-type="float" office:value="-0.0190062" calcext:value-type="float">
            <text:p>-0.0190062</text:p>
          </table:table-cell>
          <table:table-cell office:value-type="float" office:value="-0.01868665" calcext:value-type="float">
            <text:p>-0.01868665</text:p>
          </table:table-cell>
          <table:table-cell office:value-type="float" office:value="-0.01819775" calcext:value-type="float">
            <text:p>-0.01819775</text:p>
          </table:table-cell>
          <table:table-cell office:value-type="float" office:value="-0.01772849" calcext:value-type="float">
            <text:p>-0.01772849</text:p>
          </table:table-cell>
          <table:table-cell office:value-type="float" office:value="-0.0171301" calcext:value-type="float">
            <text:p>-0.0171301</text:p>
          </table:table-cell>
          <table:table-cell office:value-type="float" office:value="-0.01592049" calcext:value-type="float">
            <text:p>-0.01592049</text:p>
          </table:table-cell>
          <table:table-cell office:value-type="float" office:value="-0.0133211" calcext:value-type="float">
            <text:p>-0.0133211</text:p>
          </table:table-cell>
          <table:table-cell office:value-type="float" office:value="-0.007042376" calcext:value-type="float">
            <text:p>-0.007042376</text:p>
          </table:table-cell>
          <table:table-cell office:value-type="float" office:value="-0.003763453" calcext:value-type="float">
            <text:p>-0.003763453</text:p>
          </table:table-cell>
          <table:table-cell office:value-type="float" office:value="1311.008" calcext:value-type="float">
            <text:p>1311.008</text:p>
          </table:table-cell>
          <table:table-cell office:value-type="float" office:value="0" calcext:value-type="float">
            <text:p>0</text:p>
          </table:table-cell>
          <table:table-cell office:value-type="float" office:value="-10.65111" calcext:value-type="float">
            <text:p>-10.65111</text:p>
          </table:table-cell>
          <table:table-cell office:value-type="float" office:value="0.001249706" calcext:value-type="float">
            <text:p>0.001249706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1998" calcext:value-type="float">
            <text:p>5081998</text:p>
          </table:table-cell>
          <table:table-cell office:value-type="float" office:value="573.4174" calcext:value-type="float">
            <text:p>573.4174</text:p>
          </table:table-cell>
          <table:table-cell office:value-type="float" office:value="117.8914" calcext:value-type="float">
            <text:p>117.8914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621" calcext:value-type="float">
            <text:p>1254.621</text:p>
          </table:table-cell>
          <table:table-cell office:value-type="float" office:value="630.1719" calcext:value-type="float">
            <text:p>630.1719</text:p>
          </table:table-cell>
          <table:table-cell office:value-type="float" office:value="0" calcext:value-type="float">
            <text:p>0</text:p>
          </table:table-cell>
          <table:table-cell office:value-type="float" office:value="0.09063053" calcext:value-type="float">
            <text:p>0.09063053</text:p>
          </table:table-cell>
          <table:table-cell office:value-type="float" office:value="0.3000776" calcext:value-type="float">
            <text:p>0.3000776</text:p>
          </table:table-cell>
          <table:table-cell office:value-type="float" office:value="0.3008842" calcext:value-type="float">
            <text:p>0.3008842</text:p>
          </table:table-cell>
          <table:table-cell office:value-type="float" office:value="0.3020683" calcext:value-type="float">
            <text:p>0.3020683</text:p>
          </table:table-cell>
          <table:table-cell office:value-type="float" office:value="0.3033087" calcext:value-type="float">
            <text:p>0.3033087</text:p>
          </table:table-cell>
          <table:table-cell office:value-type="float" office:value="0.3045977" calcext:value-type="float">
            <text:p>0.3045977</text:p>
          </table:table-cell>
          <table:table-cell office:value-type="float" office:value="0.3520744" calcext:value-type="float">
            <text:p>0.3520744</text:p>
          </table:table-cell>
          <table:table-cell office:value-type="float" office:value="0.36249" calcext:value-type="float">
            <text:p>0.36249</text:p>
          </table:table-cell>
          <table:table-cell office:value-type="float" office:value="0.3876477" calcext:value-type="float">
            <text:p>0.3876477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764E-015" calcext:value-type="float">
            <text:p>1.71764E-15</text:p>
          </table:table-cell>
          <table:table-cell office:value-type="float" office:value="1.688733E-015" calcext:value-type="float">
            <text:p>1.688733E-15</text:p>
          </table:table-cell>
          <table:table-cell office:value-type="float" office:value="1.201327E-016" calcext:value-type="float">
            <text:p>1.20132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1.26555" calcext:value-type="float">
            <text:p>-31.26555</text:p>
          </table:table-cell>
          <table:table-cell office:value-type="float" office:value="-0.01901333" calcext:value-type="float">
            <text:p>-0.01901333</text:p>
          </table:table-cell>
          <table:table-cell office:value-type="float" office:value="-0.01867845" calcext:value-type="float">
            <text:p>-0.01867845</text:p>
          </table:table-cell>
          <table:table-cell office:value-type="float" office:value="-0.01818332" calcext:value-type="float">
            <text:p>-0.01818332</text:p>
          </table:table-cell>
          <table:table-cell office:value-type="float" office:value="-0.01767413" calcext:value-type="float">
            <text:p>-0.01767413</text:p>
          </table:table-cell>
          <table:table-cell office:value-type="float" office:value="-0.01715956" calcext:value-type="float">
            <text:p>-0.01715956</text:p>
          </table:table-cell>
          <table:table-cell office:value-type="float" office:value="-0.01604705" calcext:value-type="float">
            <text:p>-0.01604705</text:p>
          </table:table-cell>
          <table:table-cell office:value-type="float" office:value="-0.01339197" calcext:value-type="float">
            <text:p>-0.01339197</text:p>
          </table:table-cell>
          <table:table-cell office:value-type="float" office:value="-0.007047456" calcext:value-type="float">
            <text:p>-0.007047456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314.656" calcext:value-type="float">
            <text:p>1314.656</text:p>
          </table:table-cell>
          <table:table-cell office:value-type="float" office:value="0" calcext:value-type="float">
            <text:p>0</text:p>
          </table:table-cell>
          <table:table-cell office:value-type="float" office:value="-9.331934" calcext:value-type="float">
            <text:p>-9.331934</text:p>
          </table:table-cell>
          <table:table-cell office:value-type="float" office:value="0.001244714" calcext:value-type="float">
            <text:p>0.00124471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1998" calcext:value-type="float">
            <text:p>6081998</text:p>
          </table:table-cell>
          <table:table-cell office:value-type="float" office:value="573.717" calcext:value-type="float">
            <text:p>573.717</text:p>
          </table:table-cell>
          <table:table-cell office:value-type="float" office:value="117.9703" calcext:value-type="float">
            <text:p>117.9703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787" calcext:value-type="float">
            <text:p>1254.787</text:p>
          </table:table-cell>
          <table:table-cell office:value-type="float" office:value="630.2266" calcext:value-type="float">
            <text:p>630.2266</text:p>
          </table:table-cell>
          <table:table-cell office:value-type="float" office:value="0" calcext:value-type="float">
            <text:p>0</text:p>
          </table:table-cell>
          <table:table-cell office:value-type="float" office:value="0.1106849" calcext:value-type="float">
            <text:p>0.1106849</text:p>
          </table:table-cell>
          <table:table-cell office:value-type="float" office:value="0.2998851" calcext:value-type="float">
            <text:p>0.2998851</text:p>
          </table:table-cell>
          <table:table-cell office:value-type="float" office:value="0.300808" calcext:value-type="float">
            <text:p>0.300808</text:p>
          </table:table-cell>
          <table:table-cell office:value-type="float" office:value="0.3020578" calcext:value-type="float">
            <text:p>0.3020578</text:p>
          </table:table-cell>
          <table:table-cell office:value-type="float" office:value="0.3032974" calcext:value-type="float">
            <text:p>0.3032974</text:p>
          </table:table-cell>
          <table:table-cell office:value-type="float" office:value="0.3045447" calcext:value-type="float">
            <text:p>0.3045447</text:p>
          </table:table-cell>
          <table:table-cell office:value-type="float" office:value="0.3518534" calcext:value-type="float">
            <text:p>0.3518534</text:p>
          </table:table-cell>
          <table:table-cell office:value-type="float" office:value="0.3622268" calcext:value-type="float">
            <text:p>0.3622268</text:p>
          </table:table-cell>
          <table:table-cell office:value-type="float" office:value="0.3877028" calcext:value-type="float">
            <text:p>0.3877028</text:p>
          </table:table-cell>
          <table:table-cell office:value-type="float" office:value="0.4139512" calcext:value-type="float">
            <text:p>0.4139512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8039E-015" calcext:value-type="float">
            <text:p>1.718039E-15</text:p>
          </table:table-cell>
          <table:table-cell office:value-type="float" office:value="1.68848E-015" calcext:value-type="float">
            <text:p>1.68848E-15</text:p>
          </table:table-cell>
          <table:table-cell office:value-type="float" office:value="1.201278E-016" calcext:value-type="float">
            <text:p>1.20127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9.076771" calcext:value-type="float">
            <text:p>-9.076771</text:p>
          </table:table-cell>
          <table:table-cell office:value-type="float" office:value="-0.01909744" calcext:value-type="float">
            <text:p>-0.01909744</text:p>
          </table:table-cell>
          <table:table-cell office:value-type="float" office:value="-0.01871053" calcext:value-type="float">
            <text:p>-0.01871053</text:p>
          </table:table-cell>
          <table:table-cell office:value-type="float" office:value="-0.01818728" calcext:value-type="float">
            <text:p>-0.01818728</text:p>
          </table:table-cell>
          <table:table-cell office:value-type="float" office:value="-0.01767852" calcext:value-type="float">
            <text:p>-0.01767852</text:p>
          </table:table-cell>
          <table:table-cell office:value-type="float" office:value="-0.01718015" calcext:value-type="float">
            <text:p>-0.01718015</text:p>
          </table:table-cell>
          <table:table-cell office:value-type="float" office:value="-0.01614449" calcext:value-type="float">
            <text:p>-0.01614449</text:p>
          </table:table-cell>
          <table:table-cell office:value-type="float" office:value="-0.01348538" calcext:value-type="float">
            <text:p>-0.01348538</text:p>
          </table:table-cell>
          <table:table-cell office:value-type="float" office:value="-0.007038063" calcext:value-type="float">
            <text:p>-0.007038063</text:p>
          </table:table-cell>
          <table:table-cell office:value-type="float" office:value="-0.003763474" calcext:value-type="float">
            <text:p>-0.003763474</text:p>
          </table:table-cell>
          <table:table-cell office:value-type="float" office:value="1318.295" calcext:value-type="float">
            <text:p>1318.295</text:p>
          </table:table-cell>
          <table:table-cell office:value-type="float" office:value="0" calcext:value-type="float">
            <text:p>0</text:p>
          </table:table-cell>
          <table:table-cell office:value-type="float" office:value="-0.8895673" calcext:value-type="float">
            <text:p>-0.8895673</text:p>
          </table:table-cell>
          <table:table-cell office:value-type="float" office:value="0.001240131" calcext:value-type="float">
            <text:p>0.00124013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1998" calcext:value-type="float">
            <text:p>7081998</text:p>
          </table:table-cell>
          <table:table-cell office:value-type="float" office:value="575.8168" calcext:value-type="float">
            <text:p>575.8168</text:p>
          </table:table-cell>
          <table:table-cell office:value-type="float" office:value="119.0962" calcext:value-type="float">
            <text:p>119.0962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71" calcext:value-type="float">
            <text:p>1255.71</text:p>
          </table:table-cell>
          <table:table-cell office:value-type="float" office:value="630.2774" calcext:value-type="float">
            <text:p>630.2774</text:p>
          </table:table-cell>
          <table:table-cell office:value-type="float" office:value="0" calcext:value-type="float">
            <text:p>0</text:p>
          </table:table-cell>
          <table:table-cell office:value-type="float" office:value="0.2541153" calcext:value-type="float">
            <text:p>0.2541153</text:p>
          </table:table-cell>
          <table:table-cell office:value-type="float" office:value="0.2895206" calcext:value-type="float">
            <text:p>0.2895206</text:p>
          </table:table-cell>
          <table:table-cell office:value-type="float" office:value="0.2955523" calcext:value-type="float">
            <text:p>0.2955523</text:p>
          </table:table-cell>
          <table:table-cell office:value-type="float" office:value="0.3002868" calcext:value-type="float">
            <text:p>0.3002868</text:p>
          </table:table-cell>
          <table:table-cell office:value-type="float" office:value="0.302778" calcext:value-type="float">
            <text:p>0.302778</text:p>
          </table:table-cell>
          <table:table-cell office:value-type="float" office:value="0.3043872" calcext:value-type="float">
            <text:p>0.3043872</text:p>
          </table:table-cell>
          <table:table-cell office:value-type="float" office:value="0.35178" calcext:value-type="float">
            <text:p>0.35178</text:p>
          </table:table-cell>
          <table:table-cell office:value-type="float" office:value="0.3619978" calcext:value-type="float">
            <text:p>0.3619978</text:p>
          </table:table-cell>
          <table:table-cell office:value-type="float" office:value="0.3877615" calcext:value-type="float">
            <text:p>0.3877615</text:p>
          </table:table-cell>
          <table:table-cell office:value-type="float" office:value="0.4139517" calcext:value-type="float">
            <text:p>0.4139517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8392E-015" calcext:value-type="float">
            <text:p>1.718392E-15</text:p>
          </table:table-cell>
          <table:table-cell office:value-type="float" office:value="1.688259E-015" calcext:value-type="float">
            <text:p>1.688259E-15</text:p>
          </table:table-cell>
          <table:table-cell office:value-type="float" office:value="1.201236E-016" calcext:value-type="float">
            <text:p>1.20123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5732655" calcext:value-type="float">
            <text:p>-0.05732655</text:p>
          </table:table-cell>
          <table:table-cell office:value-type="float" office:value="-0.02428432" calcext:value-type="float">
            <text:p>-0.02428432</text:p>
          </table:table-cell>
          <table:table-cell office:value-type="float" office:value="-0.02111255" calcext:value-type="float">
            <text:p>-0.02111255</text:p>
          </table:table-cell>
          <table:table-cell office:value-type="float" office:value="-0.01892838" calcext:value-type="float">
            <text:p>-0.01892838</text:p>
          </table:table-cell>
          <table:table-cell office:value-type="float" office:value="-0.01788367" calcext:value-type="float">
            <text:p>-0.01788367</text:p>
          </table:table-cell>
          <table:table-cell office:value-type="float" office:value="-0.01724003" calcext:value-type="float">
            <text:p>-0.01724003</text:p>
          </table:table-cell>
          <table:table-cell office:value-type="float" office:value="-0.01617682" calcext:value-type="float">
            <text:p>-0.01617682</text:p>
          </table:table-cell>
          <table:table-cell office:value-type="float" office:value="-0.01356777" calcext:value-type="float">
            <text:p>-0.01356777</text:p>
          </table:table-cell>
          <table:table-cell office:value-type="float" office:value="-0.007027804" calcext:value-type="float">
            <text:p>-0.007027804</text:p>
          </table:table-cell>
          <table:table-cell office:value-type="float" office:value="-0.003763478" calcext:value-type="float">
            <text:p>-0.003763478</text:p>
          </table:table-cell>
          <table:table-cell office:value-type="float" office:value="1321.934" calcext:value-type="float">
            <text:p>1321.934</text:p>
          </table:table-cell>
          <table:table-cell office:value-type="float" office:value="0" calcext:value-type="float">
            <text:p>0</text:p>
          </table:table-cell>
          <table:table-cell office:value-type="float" office:value="-0.07017415" calcext:value-type="float">
            <text:p>-0.07017415</text:p>
          </table:table-cell>
          <table:table-cell office:value-type="float" office:value="0.001222772" calcext:value-type="float">
            <text:p>0.00122277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1998" calcext:value-type="float">
            <text:p>8081998</text:p>
          </table:table-cell>
          <table:table-cell office:value-type="float" office:value="575.8168" calcext:value-type="float">
            <text:p>575.8168</text:p>
          </table:table-cell>
          <table:table-cell office:value-type="float" office:value="121.0155" calcext:value-type="float">
            <text:p>121.0155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3.772" calcext:value-type="float">
            <text:p>1253.772</text:p>
          </table:table-cell>
          <table:table-cell office:value-type="float" office:value="630.302" calcext:value-type="float">
            <text:p>630.302</text:p>
          </table:table-cell>
          <table:table-cell office:value-type="float" office:value="0" calcext:value-type="float">
            <text:p>0</text:p>
          </table:table-cell>
          <table:table-cell office:value-type="float" office:value="0.1145751" calcext:value-type="float">
            <text:p>0.1145751</text:p>
          </table:table-cell>
          <table:table-cell office:value-type="float" office:value="0.2910013" calcext:value-type="float">
            <text:p>0.2910013</text:p>
          </table:table-cell>
          <table:table-cell office:value-type="float" office:value="0.2926694" calcext:value-type="float">
            <text:p>0.2926694</text:p>
          </table:table-cell>
          <table:table-cell office:value-type="float" office:value="0.2973321" calcext:value-type="float">
            <text:p>0.2973321</text:p>
          </table:table-cell>
          <table:table-cell office:value-type="float" office:value="0.3009291" calcext:value-type="float">
            <text:p>0.3009291</text:p>
          </table:table-cell>
          <table:table-cell office:value-type="float" office:value="0.3034781" calcext:value-type="float">
            <text:p>0.3034781</text:p>
          </table:table-cell>
          <table:table-cell office:value-type="float" office:value="0.3514785" calcext:value-type="float">
            <text:p>0.3514785</text:p>
          </table:table-cell>
          <table:table-cell office:value-type="float" office:value="0.3618129" calcext:value-type="float">
            <text:p>0.3618129</text:p>
          </table:table-cell>
          <table:table-cell office:value-type="float" office:value="0.3877975" calcext:value-type="float">
            <text:p>0.3877975</text:p>
          </table:table-cell>
          <table:table-cell office:value-type="float" office:value="0.4139516" calcext:value-type="float">
            <text:p>0.413951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874E-015" calcext:value-type="float">
            <text:p>1.71874E-15</text:p>
          </table:table-cell>
          <table:table-cell office:value-type="float" office:value="1.688042E-015" calcext:value-type="float">
            <text:p>1.688042E-15</text:p>
          </table:table-cell>
          <table:table-cell office:value-type="float" office:value="1.201194E-016" calcext:value-type="float">
            <text:p>1.20119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7.353976" calcext:value-type="float">
            <text:p>-7.353976</text:p>
          </table:table-cell>
          <table:table-cell office:value-type="float" office:value="-0.02356715" calcext:value-type="float">
            <text:p>-0.02356715</text:p>
          </table:table-cell>
          <table:table-cell office:value-type="float" office:value="-0.02265193" calcext:value-type="float">
            <text:p>-0.02265193</text:p>
          </table:table-cell>
          <table:table-cell office:value-type="float" office:value="-0.02028506" calcext:value-type="float">
            <text:p>-0.02028506</text:p>
          </table:table-cell>
          <table:table-cell office:value-type="float" office:value="-0.01865945" calcext:value-type="float">
            <text:p>-0.01865945</text:p>
          </table:table-cell>
          <table:table-cell office:value-type="float" office:value="-0.01759934" calcext:value-type="float">
            <text:p>-0.01759934</text:p>
          </table:table-cell>
          <table:table-cell office:value-type="float" office:value="-0.01631037" calcext:value-type="float">
            <text:p>-0.01631037</text:p>
          </table:table-cell>
          <table:table-cell office:value-type="float" office:value="-0.01363462" calcext:value-type="float">
            <text:p>-0.01363462</text:p>
          </table:table-cell>
          <table:table-cell office:value-type="float" office:value="-0.007021517" calcext:value-type="float">
            <text:p>-0.007021517</text:p>
          </table:table-cell>
          <table:table-cell office:value-type="float" office:value="-0.003763478" calcext:value-type="float">
            <text:p>-0.003763478</text:p>
          </table:table-cell>
          <table:table-cell office:value-type="float" office:value="1325.539" calcext:value-type="float">
            <text:p>1325.539</text:p>
          </table:table-cell>
          <table:table-cell office:value-type="float" office:value="0" calcext:value-type="float">
            <text:p>0</text:p>
          </table:table-cell>
          <table:table-cell office:value-type="float" office:value="-3.920127" calcext:value-type="float">
            <text:p>-3.920127</text:p>
          </table:table-cell>
          <table:table-cell office:value-type="float" office:value="0.001203937" calcext:value-type="float">
            <text:p>0.00120393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1998" calcext:value-type="float">
            <text:p>9081998</text:p>
          </table:table-cell>
          <table:table-cell office:value-type="float" office:value="577.305" calcext:value-type="float">
            <text:p>577.305</text:p>
          </table:table-cell>
          <table:table-cell office:value-type="float" office:value="121.3146" calcext:value-type="float">
            <text:p>121.314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967" calcext:value-type="float">
            <text:p>1254.967</text:p>
          </table:table-cell>
          <table:table-cell office:value-type="float" office:value="630.3051" calcext:value-type="float">
            <text:p>630.3051</text:p>
          </table:table-cell>
          <table:table-cell office:value-type="float" office:value="0" calcext:value-type="float">
            <text:p>0</text:p>
          </table:table-cell>
          <table:table-cell office:value-type="float" office:value="0.2175904" calcext:value-type="float">
            <text:p>0.2175904</text:p>
          </table:table-cell>
          <table:table-cell office:value-type="float" office:value="0.2938146" calcext:value-type="float">
            <text:p>0.2938146</text:p>
          </table:table-cell>
          <table:table-cell office:value-type="float" office:value="0.2948939" calcext:value-type="float">
            <text:p>0.2948939</text:p>
          </table:table-cell>
          <table:table-cell office:value-type="float" office:value="0.2973228" calcext:value-type="float">
            <text:p>0.2973228</text:p>
          </table:table-cell>
          <table:table-cell office:value-type="float" office:value="0.3000546" calcext:value-type="float">
            <text:p>0.3000546</text:p>
          </table:table-cell>
          <table:table-cell office:value-type="float" office:value="0.3025396" calcext:value-type="float">
            <text:p>0.3025396</text:p>
          </table:table-cell>
          <table:table-cell office:value-type="float" office:value="0.3511428" calcext:value-type="float">
            <text:p>0.3511428</text:p>
          </table:table-cell>
          <table:table-cell office:value-type="float" office:value="0.3616486" calcext:value-type="float">
            <text:p>0.3616486</text:p>
          </table:table-cell>
          <table:table-cell office:value-type="float" office:value="0.3878172" calcext:value-type="float">
            <text:p>0.3878172</text:p>
          </table:table-cell>
          <table:table-cell office:value-type="float" office:value="0.4139513" calcext:value-type="float">
            <text:p>0.413951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9159E-015" calcext:value-type="float">
            <text:p>1.719159E-15</text:p>
          </table:table-cell>
          <table:table-cell office:value-type="float" office:value="1.687782E-015" calcext:value-type="float">
            <text:p>1.687782E-15</text:p>
          </table:table-cell>
          <table:table-cell office:value-type="float" office:value="1.201142E-016" calcext:value-type="float">
            <text:p>1.20114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3782882" calcext:value-type="float">
            <text:p>-0.3782882</text:p>
          </table:table-cell>
          <table:table-cell office:value-type="float" office:value="-0.02195957" calcext:value-type="float">
            <text:p>-0.02195957</text:p>
          </table:table-cell>
          <table:table-cell office:value-type="float" office:value="-0.02148405" calcext:value-type="float">
            <text:p>-0.02148405</text:p>
          </table:table-cell>
          <table:table-cell office:value-type="float" office:value="-0.02029711" calcext:value-type="float">
            <text:p>-0.02029711</text:p>
          </table:table-cell>
          <table:table-cell office:value-type="float" office:value="-0.01904584" calcext:value-type="float">
            <text:p>-0.01904584</text:p>
          </table:table-cell>
          <table:table-cell office:value-type="float" office:value="-0.01798378" calcext:value-type="float">
            <text:p>-0.01798378</text:p>
          </table:table-cell>
          <table:table-cell office:value-type="float" office:value="-0.01647512" calcext:value-type="float">
            <text:p>-0.01647512</text:p>
          </table:table-cell>
          <table:table-cell office:value-type="float" office:value="-0.01369434" calcext:value-type="float">
            <text:p>-0.01369434</text:p>
          </table:table-cell>
          <table:table-cell office:value-type="float" office:value="-0.007018079" calcext:value-type="float">
            <text:p>-0.007018079</text:p>
          </table:table-cell>
          <table:table-cell office:value-type="float" office:value="-0.003763476" calcext:value-type="float">
            <text:p>-0.003763476</text:p>
          </table:table-cell>
          <table:table-cell office:value-type="float" office:value="1329.109" calcext:value-type="float">
            <text:p>1329.109</text:p>
          </table:table-cell>
          <table:table-cell office:value-type="float" office:value="0" calcext:value-type="float">
            <text:p>0</text:p>
          </table:table-cell>
          <table:table-cell office:value-type="float" office:value="-0.02705117" calcext:value-type="float">
            <text:p>-0.02705117</text:p>
          </table:table-cell>
          <table:table-cell office:value-type="float" office:value="0.001192111" calcext:value-type="float">
            <text:p>0.001192111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1998" calcext:value-type="float">
            <text:p>10081998</text:p>
          </table:table-cell>
          <table:table-cell office:value-type="float" office:value="578.0813" calcext:value-type="float">
            <text:p>578.0813</text:p>
          </table:table-cell>
          <table:table-cell office:value-type="float" office:value="122.9274" calcext:value-type="float">
            <text:p>122.9274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143" calcext:value-type="float">
            <text:p>1254.143</text:p>
          </table:table-cell>
          <table:table-cell office:value-type="float" office:value="630.2947" calcext:value-type="float">
            <text:p>630.2947</text:p>
          </table:table-cell>
          <table:table-cell office:value-type="float" office:value="0" calcext:value-type="float">
            <text:p>0</text:p>
          </table:table-cell>
          <table:table-cell office:value-type="float" office:value="0.1964154" calcext:value-type="float">
            <text:p>0.1964154</text:p>
          </table:table-cell>
          <table:table-cell office:value-type="float" office:value="0.2882347" calcext:value-type="float">
            <text:p>0.2882347</text:p>
          </table:table-cell>
          <table:table-cell office:value-type="float" office:value="0.2909739" calcext:value-type="float">
            <text:p>0.2909739</text:p>
          </table:table-cell>
          <table:table-cell office:value-type="float" office:value="0.2957986" calcext:value-type="float">
            <text:p>0.2957986</text:p>
          </table:table-cell>
          <table:table-cell office:value-type="float" office:value="0.2992791" calcext:value-type="float">
            <text:p>0.2992791</text:p>
          </table:table-cell>
          <table:table-cell office:value-type="float" office:value="0.3019339" calcext:value-type="float">
            <text:p>0.3019339</text:p>
          </table:table-cell>
          <table:table-cell office:value-type="float" office:value="0.3506687" calcext:value-type="float">
            <text:p>0.3506687</text:p>
          </table:table-cell>
          <table:table-cell office:value-type="float" office:value="0.361498" calcext:value-type="float">
            <text:p>0.361498</text:p>
          </table:table-cell>
          <table:table-cell office:value-type="float" office:value="0.3878249" calcext:value-type="float">
            <text:p>0.3878249</text:p>
          </table:table-cell>
          <table:table-cell office:value-type="float" office:value="0.4139516" calcext:value-type="float">
            <text:p>0.4139516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9561E-015" calcext:value-type="float">
            <text:p>1.719561E-15</text:p>
          </table:table-cell>
          <table:table-cell office:value-type="float" office:value="1.687528E-015" calcext:value-type="float">
            <text:p>1.687528E-15</text:p>
          </table:table-cell>
          <table:table-cell office:value-type="float" office:value="1.201094E-016" calcext:value-type="float">
            <text:p>1.20109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2708312" calcext:value-type="float">
            <text:p>-0.2708312</text:p>
          </table:table-cell>
          <table:table-cell office:value-type="float" office:value="-0.02517828" calcext:value-type="float">
            <text:p>-0.02517828</text:p>
          </table:table-cell>
          <table:table-cell office:value-type="float" office:value="-0.02357483" calcext:value-type="float">
            <text:p>-0.02357483</text:p>
          </table:table-cell>
          <table:table-cell office:value-type="float" office:value="-0.02102388" calcext:value-type="float">
            <text:p>-0.02102388</text:p>
          </table:table-cell>
          <table:table-cell office:value-type="float" office:value="-0.01938635" calcext:value-type="float">
            <text:p>-0.01938635</text:p>
          </table:table-cell>
          <table:table-cell office:value-type="float" office:value="-0.01823435" calcext:value-type="float">
            <text:p>-0.01823435</text:p>
          </table:table-cell>
          <table:table-cell office:value-type="float" office:value="-0.01667679" calcext:value-type="float">
            <text:p>-0.01667679</text:p>
          </table:table-cell>
          <table:table-cell office:value-type="float" office:value="-0.01374921" calcext:value-type="float">
            <text:p>-0.01374921</text:p>
          </table:table-cell>
          <table:table-cell office:value-type="float" office:value="-0.007016717" calcext:value-type="float">
            <text:p>-0.007016717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332.677" calcext:value-type="float">
            <text:p>1332.677</text:p>
          </table:table-cell>
          <table:table-cell office:value-type="float" office:value="0" calcext:value-type="float">
            <text:p>0</text:p>
          </table:table-cell>
          <table:table-cell office:value-type="float" office:value="-0.4269001" calcext:value-type="float">
            <text:p>-0.4269001</text:p>
          </table:table-cell>
          <table:table-cell office:value-type="float" office:value="0.00116595" calcext:value-type="float">
            <text:p>0.00116595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1998" calcext:value-type="float">
            <text:p>11081998</text:p>
          </table:table-cell>
          <table:table-cell office:value-type="float" office:value="578.6812" calcext:value-type="float">
            <text:p>578.6812</text:p>
          </table:table-cell>
          <table:table-cell office:value-type="float" office:value="124.903" calcext:value-type="float">
            <text:p>124.903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2.793" calcext:value-type="float">
            <text:p>1252.793</text:p>
          </table:table-cell>
          <table:table-cell office:value-type="float" office:value="630.2794" calcext:value-type="float">
            <text:p>630.2794</text:p>
          </table:table-cell>
          <table:table-cell office:value-type="float" office:value="0" calcext:value-type="float">
            <text:p>0</text:p>
          </table:table-cell>
          <table:table-cell office:value-type="float" office:value="0.089119" calcext:value-type="float">
            <text:p>0.089119</text:p>
          </table:table-cell>
          <table:table-cell office:value-type="float" office:value="0.2896094" calcext:value-type="float">
            <text:p>0.2896094</text:p>
          </table:table-cell>
          <table:table-cell office:value-type="float" office:value="0.2907455" calcext:value-type="float">
            <text:p>0.2907455</text:p>
          </table:table-cell>
          <table:table-cell office:value-type="float" office:value="0.2943438" calcext:value-type="float">
            <text:p>0.2943438</text:p>
          </table:table-cell>
          <table:table-cell office:value-type="float" office:value="0.298012" calcext:value-type="float">
            <text:p>0.298012</text:p>
          </table:table-cell>
          <table:table-cell office:value-type="float" office:value="0.3010761" calcext:value-type="float">
            <text:p>0.3010761</text:p>
          </table:table-cell>
          <table:table-cell office:value-type="float" office:value="0.3502322" calcext:value-type="float">
            <text:p>0.3502322</text:p>
          </table:table-cell>
          <table:table-cell office:value-type="float" office:value="0.3613522" calcext:value-type="float">
            <text:p>0.3613522</text:p>
          </table:table-cell>
          <table:table-cell office:value-type="float" office:value="0.3878237" calcext:value-type="float">
            <text:p>0.3878237</text:p>
          </table:table-cell>
          <table:table-cell office:value-type="float" office:value="0.4139516" calcext:value-type="float">
            <text:p>0.413951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19948E-015" calcext:value-type="float">
            <text:p>1.719948E-15</text:p>
          </table:table-cell>
          <table:table-cell office:value-type="float" office:value="1.687286E-015" calcext:value-type="float">
            <text:p>1.687286E-15</text:p>
          </table:table-cell>
          <table:table-cell office:value-type="float" office:value="1.201047E-016" calcext:value-type="float">
            <text:p>1.20104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4.94823" calcext:value-type="float">
            <text:p>-34.94823</text:p>
          </table:table-cell>
          <table:table-cell office:value-type="float" office:value="-0.0243576" calcext:value-type="float">
            <text:p>-0.0243576</text:p>
          </table:table-cell>
          <table:table-cell office:value-type="float" office:value="-0.02371265" calcext:value-type="float">
            <text:p>-0.02371265</text:p>
          </table:table-cell>
          <table:table-cell office:value-type="float" office:value="-0.02176395" calcext:value-type="float">
            <text:p>-0.02176395</text:p>
          </table:table-cell>
          <table:table-cell office:value-type="float" office:value="-0.01996729" calcext:value-type="float">
            <text:p>-0.01996729</text:p>
          </table:table-cell>
          <table:table-cell office:value-type="float" office:value="-0.01859744" calcext:value-type="float">
            <text:p>-0.01859744</text:p>
          </table:table-cell>
          <table:table-cell office:value-type="float" office:value="-0.01687809" calcext:value-type="float">
            <text:p>-0.01687809</text:p>
          </table:table-cell>
          <table:table-cell office:value-type="float" office:value="-0.0138026" calcext:value-type="float">
            <text:p>-0.0138026</text:p>
          </table:table-cell>
          <table:table-cell office:value-type="float" office:value="-0.007016928" calcext:value-type="float">
            <text:p>-0.007016928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336.224" calcext:value-type="float">
            <text:p>1336.224</text:p>
          </table:table-cell>
          <table:table-cell office:value-type="float" office:value="0" calcext:value-type="float">
            <text:p>0</text:p>
          </table:table-cell>
          <table:table-cell office:value-type="float" office:value="-10.97014" calcext:value-type="float">
            <text:p>-10.97014</text:p>
          </table:table-cell>
          <table:table-cell office:value-type="float" office:value="0.001148464" calcext:value-type="float">
            <text:p>0.001148464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1998" calcext:value-type="float">
            <text:p>12081998</text:p>
          </table:table-cell>
          <table:table-cell office:value-type="float" office:value="578.6812" calcext:value-type="float">
            <text:p>578.6812</text:p>
          </table:table-cell>
          <table:table-cell office:value-type="float" office:value="124.9249" calcext:value-type="float">
            <text:p>124.9249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2.812" calcext:value-type="float">
            <text:p>1252.812</text:p>
          </table:table-cell>
          <table:table-cell office:value-type="float" office:value="630.2427" calcext:value-type="float">
            <text:p>630.2427</text:p>
          </table:table-cell>
          <table:table-cell office:value-type="float" office:value="0" calcext:value-type="float">
            <text:p>0</text:p>
          </table:table-cell>
          <table:table-cell office:value-type="float" office:value="0.08711437" calcext:value-type="float">
            <text:p>0.08711437</text:p>
          </table:table-cell>
          <table:table-cell office:value-type="float" office:value="0.2917947" calcext:value-type="float">
            <text:p>0.2917947</text:p>
          </table:table-cell>
          <table:table-cell office:value-type="float" office:value="0.2926744" calcext:value-type="float">
            <text:p>0.2926744</text:p>
          </table:table-cell>
          <table:table-cell office:value-type="float" office:value="0.2949404" calcext:value-type="float">
            <text:p>0.2949404</text:p>
          </table:table-cell>
          <table:table-cell office:value-type="float" office:value="0.2976589" calcext:value-type="float">
            <text:p>0.2976589</text:p>
          </table:table-cell>
          <table:table-cell office:value-type="float" office:value="0.3003873" calcext:value-type="float">
            <text:p>0.3003873</text:p>
          </table:table-cell>
          <table:table-cell office:value-type="float" office:value="0.3497676" calcext:value-type="float">
            <text:p>0.3497676</text:p>
          </table:table-cell>
          <table:table-cell office:value-type="float" office:value="0.3612071" calcext:value-type="float">
            <text:p>0.3612071</text:p>
          </table:table-cell>
          <table:table-cell office:value-type="float" office:value="0.3878156" calcext:value-type="float">
            <text:p>0.3878156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0342E-015" calcext:value-type="float">
            <text:p>1.720342E-15</text:p>
          </table:table-cell>
          <table:table-cell office:value-type="float" office:value="1.687041E-015" calcext:value-type="float">
            <text:p>1.687041E-15</text:p>
          </table:table-cell>
          <table:table-cell office:value-type="float" office:value="1.200999E-016" calcext:value-type="float">
            <text:p>1.20099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0.03297" calcext:value-type="float">
            <text:p>-40.03297</text:p>
          </table:table-cell>
          <table:table-cell office:value-type="float" office:value="-0.02310428" calcext:value-type="float">
            <text:p>-0.02310428</text:p>
          </table:table-cell>
          <table:table-cell office:value-type="float" office:value="-0.02264123" calcext:value-type="float">
            <text:p>-0.02264123</text:p>
          </table:table-cell>
          <table:table-cell office:value-type="float" office:value="-0.02146357" calcext:value-type="float">
            <text:p>-0.02146357</text:p>
          </table:table-cell>
          <table:table-cell office:value-type="float" office:value="-0.02013696" calcext:value-type="float">
            <text:p>-0.02013696</text:p>
          </table:table-cell>
          <table:table-cell office:value-type="float" office:value="-0.0188982" calcext:value-type="float">
            <text:p>-0.0188982</text:p>
          </table:table-cell>
          <table:table-cell office:value-type="float" office:value="-0.01709566" calcext:value-type="float">
            <text:p>-0.01709566</text:p>
          </table:table-cell>
          <table:table-cell office:value-type="float" office:value="-0.01385599" calcext:value-type="float">
            <text:p>-0.01385599</text:p>
          </table:table-cell>
          <table:table-cell office:value-type="float" office:value="-0.00701832" calcext:value-type="float">
            <text:p>-0.00701832</text:p>
          </table:table-cell>
          <table:table-cell office:value-type="float" office:value="-0.003763465" calcext:value-type="float">
            <text:p>-0.003763465</text:p>
          </table:table-cell>
          <table:table-cell office:value-type="float" office:value="1339.772" calcext:value-type="float">
            <text:p>1339.772</text:p>
          </table:table-cell>
          <table:table-cell office:value-type="float" office:value="0" calcext:value-type="float">
            <text:p>0</text:p>
          </table:table-cell>
          <table:table-cell office:value-type="float" office:value="-11.95755" calcext:value-type="float">
            <text:p>-11.95755</text:p>
          </table:table-cell>
          <table:table-cell office:value-type="float" office:value="0.001141962" calcext:value-type="float">
            <text:p>0.001141962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1998" calcext:value-type="float">
            <text:p>13081998</text:p>
          </table:table-cell>
          <table:table-cell office:value-type="float" office:value="578.6812" calcext:value-type="float">
            <text:p>578.6812</text:p>
          </table:table-cell>
          <table:table-cell office:value-type="float" office:value="124.9152" calcext:value-type="float">
            <text:p>124.9152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2.868" calcext:value-type="float">
            <text:p>1252.868</text:p>
          </table:table-cell>
          <table:table-cell office:value-type="float" office:value="630.2026" calcext:value-type="float">
            <text:p>630.2026</text:p>
          </table:table-cell>
          <table:table-cell office:value-type="float" office:value="0" calcext:value-type="float">
            <text:p>0</text:p>
          </table:table-cell>
          <table:table-cell office:value-type="float" office:value="0.08821605" calcext:value-type="float">
            <text:p>0.08821605</text:p>
          </table:table-cell>
          <table:table-cell office:value-type="float" office:value="0.292935" calcext:value-type="float">
            <text:p>0.292935</text:p>
          </table:table-cell>
          <table:table-cell office:value-type="float" office:value="0.2937633" calcext:value-type="float">
            <text:p>0.2937633</text:p>
          </table:table-cell>
          <table:table-cell office:value-type="float" office:value="0.2956002" calcext:value-type="float">
            <text:p>0.2956002</text:p>
          </table:table-cell>
          <table:table-cell office:value-type="float" office:value="0.297831" calcext:value-type="float">
            <text:p>0.297831</text:p>
          </table:table-cell>
          <table:table-cell office:value-type="float" office:value="0.3002206" calcext:value-type="float">
            <text:p>0.3002206</text:p>
          </table:table-cell>
          <table:table-cell office:value-type="float" office:value="0.3494237" calcext:value-type="float">
            <text:p>0.3494237</text:p>
          </table:table-cell>
          <table:table-cell office:value-type="float" office:value="0.3610674" calcext:value-type="float">
            <text:p>0.3610674</text:p>
          </table:table-cell>
          <table:table-cell office:value-type="float" office:value="0.3878022" calcext:value-type="float">
            <text:p>0.3878022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0714E-015" calcext:value-type="float">
            <text:p>1.720714E-15</text:p>
          </table:table-cell>
          <table:table-cell office:value-type="float" office:value="1.68681E-015" calcext:value-type="float">
            <text:p>1.68681E-15</text:p>
          </table:table-cell>
          <table:table-cell office:value-type="float" office:value="1.200954E-016" calcext:value-type="float">
            <text:p>1.20095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7.15321" calcext:value-type="float">
            <text:p>-37.15321</text:p>
          </table:table-cell>
          <table:table-cell office:value-type="float" office:value="-0.02248391" calcext:value-type="float">
            <text:p>-0.02248391</text:p>
          </table:table-cell>
          <table:table-cell office:value-type="float" office:value="-0.02206239" calcext:value-type="float">
            <text:p>-0.02206239</text:p>
          </table:table-cell>
          <table:table-cell office:value-type="float" office:value="-0.02113286" calcext:value-type="float">
            <text:p>-0.02113286</text:p>
          </table:table-cell>
          <table:table-cell office:value-type="float" office:value="-0.02005761" calcext:value-type="float">
            <text:p>-0.02005761</text:p>
          </table:table-cell>
          <table:table-cell office:value-type="float" office:value="-0.01897276" calcext:value-type="float">
            <text:p>-0.01897276</text:p>
          </table:table-cell>
          <table:table-cell office:value-type="float" office:value="-0.01725934" calcext:value-type="float">
            <text:p>-0.01725934</text:p>
          </table:table-cell>
          <table:table-cell office:value-type="float" office:value="-0.01390764" calcext:value-type="float">
            <text:p>-0.01390764</text:p>
          </table:table-cell>
          <table:table-cell office:value-type="float" office:value="-0.007020633" calcext:value-type="float">
            <text:p>-0.007020633</text:p>
          </table:table-cell>
          <table:table-cell office:value-type="float" office:value="-0.003763465" calcext:value-type="float">
            <text:p>-0.003763465</text:p>
          </table:table-cell>
          <table:table-cell office:value-type="float" office:value="1343.309" calcext:value-type="float">
            <text:p>1343.309</text:p>
          </table:table-cell>
          <table:table-cell office:value-type="float" office:value="0" calcext:value-type="float">
            <text:p>0</text:p>
          </table:table-cell>
          <table:table-cell office:value-type="float" office:value="-11.48172" calcext:value-type="float">
            <text:p>-11.48172</text:p>
          </table:table-cell>
          <table:table-cell office:value-type="float" office:value="0.001136748" calcext:value-type="float">
            <text:p>0.001136748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1998" calcext:value-type="float">
            <text:p>14081998</text:p>
          </table:table-cell>
          <table:table-cell office:value-type="float" office:value="578.6812" calcext:value-type="float">
            <text:p>578.6812</text:p>
          </table:table-cell>
          <table:table-cell office:value-type="float" office:value="124.8825" calcext:value-type="float">
            <text:p>124.8825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2.954" calcext:value-type="float">
            <text:p>1252.954</text:p>
          </table:table-cell>
          <table:table-cell office:value-type="float" office:value="630.158" calcext:value-type="float">
            <text:p>630.158</text:p>
          </table:table-cell>
          <table:table-cell office:value-type="float" office:value="0" calcext:value-type="float">
            <text:p>0</text:p>
          </table:table-cell>
          <table:table-cell office:value-type="float" office:value="0.09136806" calcext:value-type="float">
            <text:p>0.09136806</text:p>
          </table:table-cell>
          <table:table-cell office:value-type="float" office:value="0.2938226" calcext:value-type="float">
            <text:p>0.2938226</text:p>
          </table:table-cell>
          <table:table-cell office:value-type="float" office:value="0.2945501" calcext:value-type="float">
            <text:p>0.2945501</text:p>
          </table:table-cell>
          <table:table-cell office:value-type="float" office:value="0.2961136" calcext:value-type="float">
            <text:p>0.2961136</text:p>
          </table:table-cell>
          <table:table-cell office:value-type="float" office:value="0.2981094" calcext:value-type="float">
            <text:p>0.2981094</text:p>
          </table:table-cell>
          <table:table-cell office:value-type="float" office:value="0.3002883" calcext:value-type="float">
            <text:p>0.3002883</text:p>
          </table:table-cell>
          <table:table-cell office:value-type="float" office:value="0.3492535" calcext:value-type="float">
            <text:p>0.3492535</text:p>
          </table:table-cell>
          <table:table-cell office:value-type="float" office:value="0.3609438" calcext:value-type="float">
            <text:p>0.3609438</text:p>
          </table:table-cell>
          <table:table-cell office:value-type="float" office:value="0.3877849" calcext:value-type="float">
            <text:p>0.3877849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1107E-015" calcext:value-type="float">
            <text:p>1.721107E-15</text:p>
          </table:table-cell>
          <table:table-cell office:value-type="float" office:value="1.686567E-015" calcext:value-type="float">
            <text:p>1.686567E-15</text:p>
          </table:table-cell>
          <table:table-cell office:value-type="float" office:value="1.200905E-016" calcext:value-type="float">
            <text:p>1.20090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0.10038" calcext:value-type="float">
            <text:p>-30.10038</text:p>
          </table:table-cell>
          <table:table-cell office:value-type="float" office:value="-0.02201531" calcext:value-type="float">
            <text:p>-0.02201531</text:p>
          </table:table-cell>
          <table:table-cell office:value-type="float" office:value="-0.02165618" calcext:value-type="float">
            <text:p>-0.02165618</text:p>
          </table:table-cell>
          <table:table-cell office:value-type="float" office:value="-0.02087962" calcext:value-type="float">
            <text:p>-0.02087962</text:p>
          </table:table-cell>
          <table:table-cell office:value-type="float" office:value="-0.01992825" calcext:value-type="float">
            <text:p>-0.01992825</text:p>
          </table:table-cell>
          <table:table-cell office:value-type="float" office:value="-0.0189438" calcext:value-type="float">
            <text:p>-0.0189438</text:p>
          </table:table-cell>
          <table:table-cell office:value-type="float" office:value="-0.01734138" calcext:value-type="float">
            <text:p>-0.01734138</text:p>
          </table:table-cell>
          <table:table-cell office:value-type="float" office:value="-0.0139535" calcext:value-type="float">
            <text:p>-0.0139535</text:p>
          </table:table-cell>
          <table:table-cell office:value-type="float" office:value="-0.007023633" calcext:value-type="float">
            <text:p>-0.007023633</text:p>
          </table:table-cell>
          <table:table-cell office:value-type="float" office:value="-0.003763465" calcext:value-type="float">
            <text:p>-0.003763465</text:p>
          </table:table-cell>
          <table:table-cell office:value-type="float" office:value="1346.834" calcext:value-type="float">
            <text:p>1346.834</text:p>
          </table:table-cell>
          <table:table-cell office:value-type="float" office:value="0" calcext:value-type="float">
            <text:p>0</text:p>
          </table:table-cell>
          <table:table-cell office:value-type="float" office:value="-9.796067" calcext:value-type="float">
            <text:p>-9.796067</text:p>
          </table:table-cell>
          <table:table-cell office:value-type="float" office:value="0.001131497" calcext:value-type="float">
            <text:p>0.00113149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1998" calcext:value-type="float">
            <text:p>15081998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25.8531" calcext:value-type="float">
            <text:p>125.8531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5.232" calcext:value-type="float">
            <text:p>1255.232</text:p>
          </table:table-cell>
          <table:table-cell office:value-type="float" office:value="630.1152" calcext:value-type="float">
            <text:p>630.1152</text:p>
          </table:table-cell>
          <table:table-cell office:value-type="float" office:value="0" calcext:value-type="float">
            <text:p>0</text:p>
          </table:table-cell>
          <table:table-cell office:value-type="float" office:value="0.291402" calcext:value-type="float">
            <text:p>0.291402</text:p>
          </table:table-cell>
          <table:table-cell office:value-type="float" office:value="0.2947454" calcext:value-type="float">
            <text:p>0.2947454</text:p>
          </table:table-cell>
          <table:table-cell office:value-type="float" office:value="0.2961477" calcext:value-type="float">
            <text:p>0.2961477</text:p>
          </table:table-cell>
          <table:table-cell office:value-type="float" office:value="0.2968196" calcext:value-type="float">
            <text:p>0.2968196</text:p>
          </table:table-cell>
          <table:table-cell office:value-type="float" office:value="0.2984552" calcext:value-type="float">
            <text:p>0.2984552</text:p>
          </table:table-cell>
          <table:table-cell office:value-type="float" office:value="0.3005025" calcext:value-type="float">
            <text:p>0.3005025</text:p>
          </table:table-cell>
          <table:table-cell office:value-type="float" office:value="0.3494297" calcext:value-type="float">
            <text:p>0.3494297</text:p>
          </table:table-cell>
          <table:table-cell office:value-type="float" office:value="0.3608522" calcext:value-type="float">
            <text:p>0.3608522</text:p>
          </table:table-cell>
          <table:table-cell office:value-type="float" office:value="0.3877659" calcext:value-type="float">
            <text:p>0.3877659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1534E-015" calcext:value-type="float">
            <text:p>1.721534E-15</text:p>
          </table:table-cell>
          <table:table-cell office:value-type="float" office:value="1.6863E-015" calcext:value-type="float">
            <text:p>1.6863E-15</text:p>
          </table:table-cell>
          <table:table-cell office:value-type="float" office:value="1.200853E-016" calcext:value-type="float">
            <text:p>1.20085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2322312" calcext:value-type="float">
            <text:p>-0.02322312</text:p>
          </table:table-cell>
          <table:table-cell office:value-type="float" office:value="-0.02144939" calcext:value-type="float">
            <text:p>-0.02144939</text:p>
          </table:table-cell>
          <table:table-cell office:value-type="float" office:value="-0.02084433" calcext:value-type="float">
            <text:p>-0.02084433</text:p>
          </table:table-cell>
          <table:table-cell office:value-type="float" office:value="-0.02054198" calcext:value-type="float">
            <text:p>-0.02054198</text:p>
          </table:table-cell>
          <table:table-cell office:value-type="float" office:value="-0.01977022" calcext:value-type="float">
            <text:p>-0.01977022</text:p>
          </table:table-cell>
          <table:table-cell office:value-type="float" office:value="-0.01885132" calcext:value-type="float">
            <text:p>-0.01885132</text:p>
          </table:table-cell>
          <table:table-cell office:value-type="float" office:value="-0.01725703" calcext:value-type="float">
            <text:p>-0.01725703</text:p>
          </table:table-cell>
          <table:table-cell office:value-type="float" office:value="-0.01398775" calcext:value-type="float">
            <text:p>-0.01398775</text:p>
          </table:table-cell>
          <table:table-cell office:value-type="float" office:value="-0.00702695" calcext:value-type="float">
            <text:p>-0.00702695</text:p>
          </table:table-cell>
          <table:table-cell office:value-type="float" office:value="-0.003763465" calcext:value-type="float">
            <text:p>-0.003763465</text:p>
          </table:table-cell>
          <table:table-cell office:value-type="float" office:value="1350.359" calcext:value-type="float">
            <text:p>1350.359</text:p>
          </table:table-cell>
          <table:table-cell office:value-type="float" office:value="0" calcext:value-type="float">
            <text:p>0</text:p>
          </table:table-cell>
          <table:table-cell office:value-type="float" office:value="-0.0210726" calcext:value-type="float">
            <text:p>-0.0210726</text:p>
          </table:table-cell>
          <table:table-cell office:value-type="float" office:value="0.001122352" calcext:value-type="float">
            <text:p>0.00112235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1998" calcext:value-type="float">
            <text:p>16081998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28.2217" calcext:value-type="float">
            <text:p>128.2217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2.925" calcext:value-type="float">
            <text:p>1252.925</text:p>
          </table:table-cell>
          <table:table-cell office:value-type="float" office:value="630.055" calcext:value-type="float">
            <text:p>630.055</text:p>
          </table:table-cell>
          <table:table-cell office:value-type="float" office:value="0" calcext:value-type="float">
            <text:p>0</text:p>
          </table:table-cell>
          <table:table-cell office:value-type="float" office:value="0.09015407" calcext:value-type="float">
            <text:p>0.09015407</text:p>
          </table:table-cell>
          <table:table-cell office:value-type="float" office:value="0.2930282" calcext:value-type="float">
            <text:p>0.2930282</text:p>
          </table:table-cell>
          <table:table-cell office:value-type="float" office:value="0.2939698" calcext:value-type="float">
            <text:p>0.2939698</text:p>
          </table:table-cell>
          <table:table-cell office:value-type="float" office:value="0.2963374" calcext:value-type="float">
            <text:p>0.2963374</text:p>
          </table:table-cell>
          <table:table-cell office:value-type="float" office:value="0.2985996" calcext:value-type="float">
            <text:p>0.2985996</text:p>
          </table:table-cell>
          <table:table-cell office:value-type="float" office:value="0.3007291" calcext:value-type="float">
            <text:p>0.3007291</text:p>
          </table:table-cell>
          <table:table-cell office:value-type="float" office:value="0.349382" calcext:value-type="float">
            <text:p>0.349382</text:p>
          </table:table-cell>
          <table:table-cell office:value-type="float" office:value="0.3607912" calcext:value-type="float">
            <text:p>0.3607912</text:p>
          </table:table-cell>
          <table:table-cell office:value-type="float" office:value="0.3877473" calcext:value-type="float">
            <text:p>0.3877473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1915E-015" calcext:value-type="float">
            <text:p>1.721915E-15</text:p>
          </table:table-cell>
          <table:table-cell office:value-type="float" office:value="1.686063E-015" calcext:value-type="float">
            <text:p>1.686063E-15</text:p>
          </table:table-cell>
          <table:table-cell office:value-type="float" office:value="1.200807E-016" calcext:value-type="float">
            <text:p>1.20080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2.36182" calcext:value-type="float">
            <text:p>-32.36182</text:p>
          </table:table-cell>
          <table:table-cell office:value-type="float" office:value="-0.02244204" calcext:value-type="float">
            <text:p>-0.02244204</text:p>
          </table:table-cell>
          <table:table-cell office:value-type="float" office:value="-0.021958" calcext:value-type="float">
            <text:p>-0.021958</text:p>
          </table:table-cell>
          <table:table-cell office:value-type="float" office:value="-0.02076755" calcext:value-type="float">
            <text:p>-0.02076755</text:p>
          </table:table-cell>
          <table:table-cell office:value-type="float" office:value="-0.01970027" calcext:value-type="float">
            <text:p>-0.01970027</text:p>
          </table:table-cell>
          <table:table-cell office:value-type="float" office:value="-0.01875158" calcext:value-type="float">
            <text:p>-0.01875158</text:p>
          </table:table-cell>
          <table:table-cell office:value-type="float" office:value="-0.01728056" calcext:value-type="float">
            <text:p>-0.01728056</text:p>
          </table:table-cell>
          <table:table-cell office:value-type="float" office:value="-0.01401051" calcext:value-type="float">
            <text:p>-0.01401051</text:p>
          </table:table-cell>
          <table:table-cell office:value-type="float" office:value="-0.007030174" calcext:value-type="float">
            <text:p>-0.007030174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353.884" calcext:value-type="float">
            <text:p>1353.884</text:p>
          </table:table-cell>
          <table:table-cell office:value-type="float" office:value="0" calcext:value-type="float">
            <text:p>0</text:p>
          </table:table-cell>
          <table:table-cell office:value-type="float" office:value="-9.024263" calcext:value-type="float">
            <text:p>-9.024263</text:p>
          </table:table-cell>
          <table:table-cell office:value-type="float" office:value="0.001112584" calcext:value-type="float">
            <text:p>0.00111258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1998" calcext:value-type="float">
            <text:p>17081998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28.2256" calcext:value-type="float">
            <text:p>128.225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2.984" calcext:value-type="float">
            <text:p>1252.984</text:p>
          </table:table-cell>
          <table:table-cell office:value-type="float" office:value="629.9902" calcext:value-type="float">
            <text:p>629.9902</text:p>
          </table:table-cell>
          <table:table-cell office:value-type="float" office:value="0" calcext:value-type="float">
            <text:p>0</text:p>
          </table:table-cell>
          <table:table-cell office:value-type="float" office:value="0.09036041" calcext:value-type="float">
            <text:p>0.09036041</text:p>
          </table:table-cell>
          <table:table-cell office:value-type="float" office:value="0.2941296" calcext:value-type="float">
            <text:p>0.2941296</text:p>
          </table:table-cell>
          <table:table-cell office:value-type="float" office:value="0.2949401" calcext:value-type="float">
            <text:p>0.2949401</text:p>
          </table:table-cell>
          <table:table-cell office:value-type="float" office:value="0.2965823" calcext:value-type="float">
            <text:p>0.2965823</text:p>
          </table:table-cell>
          <table:table-cell office:value-type="float" office:value="0.298598" calcext:value-type="float">
            <text:p>0.298598</text:p>
          </table:table-cell>
          <table:table-cell office:value-type="float" office:value="0.3007093" calcext:value-type="float">
            <text:p>0.3007093</text:p>
          </table:table-cell>
          <table:table-cell office:value-type="float" office:value="0.3493724" calcext:value-type="float">
            <text:p>0.3493724</text:p>
          </table:table-cell>
          <table:table-cell office:value-type="float" office:value="0.3607451" calcext:value-type="float">
            <text:p>0.3607451</text:p>
          </table:table-cell>
          <table:table-cell office:value-type="float" office:value="0.3877306" calcext:value-type="float">
            <text:p>0.3877306</text:p>
          </table:table-cell>
          <table:table-cell office:value-type="float" office:value="0.4139516" calcext:value-type="float">
            <text:p>0.413951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231E-015" calcext:value-type="float">
            <text:p>1.72231E-15</text:p>
          </table:table-cell>
          <table:table-cell office:value-type="float" office:value="1.685818E-015" calcext:value-type="float">
            <text:p>1.685818E-15</text:p>
          </table:table-cell>
          <table:table-cell office:value-type="float" office:value="1.200757E-016" calcext:value-type="float">
            <text:p>1.20075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1.63369" calcext:value-type="float">
            <text:p>-31.63369</text:p>
          </table:table-cell>
          <table:table-cell office:value-type="float" office:value="-0.0218578" calcext:value-type="float">
            <text:p>-0.0218578</text:p>
          </table:table-cell>
          <table:table-cell office:value-type="float" office:value="-0.02145788" calcext:value-type="float">
            <text:p>-0.02145788</text:p>
          </table:table-cell>
          <table:table-cell office:value-type="float" office:value="-0.02065154" calcext:value-type="float">
            <text:p>-0.02065154</text:p>
          </table:table-cell>
          <table:table-cell office:value-type="float" office:value="-0.01970267" calcext:value-type="float">
            <text:p>-0.01970267</text:p>
          </table:table-cell>
          <table:table-cell office:value-type="float" office:value="-0.01876031" calcext:value-type="float">
            <text:p>-0.01876031</text:p>
          </table:table-cell>
          <table:table-cell office:value-type="float" office:value="-0.01728504" calcext:value-type="float">
            <text:p>-0.01728504</text:p>
          </table:table-cell>
          <table:table-cell office:value-type="float" office:value="-0.01402777" calcext:value-type="float">
            <text:p>-0.01402777</text:p>
          </table:table-cell>
          <table:table-cell office:value-type="float" office:value="-0.007033074" calcext:value-type="float">
            <text:p>-0.007033074</text:p>
          </table:table-cell>
          <table:table-cell office:value-type="float" office:value="-0.003763482" calcext:value-type="float">
            <text:p>-0.003763482</text:p>
          </table:table-cell>
          <table:table-cell office:value-type="float" office:value="1357.408" calcext:value-type="float">
            <text:p>1357.408</text:p>
          </table:table-cell>
          <table:table-cell office:value-type="float" office:value="0" calcext:value-type="float">
            <text:p>0</text:p>
          </table:table-cell>
          <table:table-cell office:value-type="float" office:value="-12.10422" calcext:value-type="float">
            <text:p>-12.10422</text:p>
          </table:table-cell>
          <table:table-cell office:value-type="float" office:value="0.001107125" calcext:value-type="float">
            <text:p>0.00110712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1998" calcext:value-type="float">
            <text:p>18081998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28.3058" calcext:value-type="float">
            <text:p>128.3058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2.969" calcext:value-type="float">
            <text:p>1252.969</text:p>
          </table:table-cell>
          <table:table-cell office:value-type="float" office:value="629.9244" calcext:value-type="float">
            <text:p>629.9244</text:p>
          </table:table-cell>
          <table:table-cell office:value-type="float" office:value="0" calcext:value-type="float">
            <text:p>0</text:p>
          </table:table-cell>
          <table:table-cell office:value-type="float" office:value="0.08348192" calcext:value-type="float">
            <text:p>0.08348192</text:p>
          </table:table-cell>
          <table:table-cell office:value-type="float" office:value="0.2947029" calcext:value-type="float">
            <text:p>0.2947029</text:p>
          </table:table-cell>
          <table:table-cell office:value-type="float" office:value="0.2954827" calcext:value-type="float">
            <text:p>0.2954827</text:p>
          </table:table-cell>
          <table:table-cell office:value-type="float" office:value="0.2969758" calcext:value-type="float">
            <text:p>0.2969758</text:p>
          </table:table-cell>
          <table:table-cell office:value-type="float" office:value="0.2988092" calcext:value-type="float">
            <text:p>0.2988092</text:p>
          </table:table-cell>
          <table:table-cell office:value-type="float" office:value="0.3008071" calcext:value-type="float">
            <text:p>0.3008071</text:p>
          </table:table-cell>
          <table:table-cell office:value-type="float" office:value="0.3493762" calcext:value-type="float">
            <text:p>0.3493762</text:p>
          </table:table-cell>
          <table:table-cell office:value-type="float" office:value="0.3607098" calcext:value-type="float">
            <text:p>0.3607098</text:p>
          </table:table-cell>
          <table:table-cell office:value-type="float" office:value="0.3877156" calcext:value-type="float">
            <text:p>0.3877156</text:p>
          </table:table-cell>
          <table:table-cell office:value-type="float" office:value="0.4139516" calcext:value-type="float">
            <text:p>0.4139516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2668E-015" calcext:value-type="float">
            <text:p>1.722668E-15</text:p>
          </table:table-cell>
          <table:table-cell office:value-type="float" office:value="1.685598E-015" calcext:value-type="float">
            <text:p>1.685598E-15</text:p>
          </table:table-cell>
          <table:table-cell office:value-type="float" office:value="1.200714E-016" calcext:value-type="float">
            <text:p>1.20071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2.22145" calcext:value-type="float">
            <text:p>-52.22145</text:p>
          </table:table-cell>
          <table:table-cell office:value-type="float" office:value="-0.02156308" calcext:value-type="float">
            <text:p>-0.02156308</text:p>
          </table:table-cell>
          <table:table-cell office:value-type="float" office:value="-0.02118526" calcext:value-type="float">
            <text:p>-0.02118526</text:p>
          </table:table-cell>
          <table:table-cell office:value-type="float" office:value="-0.02046237" calcext:value-type="float">
            <text:p>-0.02046237</text:p>
          </table:table-cell>
          <table:table-cell office:value-type="float" office:value="-0.01960684" calcext:value-type="float">
            <text:p>-0.01960684</text:p>
          </table:table-cell>
          <table:table-cell office:value-type="float" office:value="-0.0187186" calcext:value-type="float">
            <text:p>-0.0187186</text:p>
          </table:table-cell>
          <table:table-cell office:value-type="float" office:value="-0.01728348" calcext:value-type="float">
            <text:p>-0.01728348</text:p>
          </table:table-cell>
          <table:table-cell office:value-type="float" office:value="-0.014041" calcext:value-type="float">
            <text:p>-0.014041</text:p>
          </table:table-cell>
          <table:table-cell office:value-type="float" office:value="-0.007035697" calcext:value-type="float">
            <text:p>-0.007035697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360.933" calcext:value-type="float">
            <text:p>1360.933</text:p>
          </table:table-cell>
          <table:table-cell office:value-type="float" office:value="0" calcext:value-type="float">
            <text:p>0</text:p>
          </table:table-cell>
          <table:table-cell office:value-type="float" office:value="-20.46938" calcext:value-type="float">
            <text:p>-20.46938</text:p>
          </table:table-cell>
          <table:table-cell office:value-type="float" office:value="0.001103858" calcext:value-type="float">
            <text:p>0.00110385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1998" calcext:value-type="float">
            <text:p>19081998</text:p>
          </table:table-cell>
          <table:table-cell office:value-type="float" office:value="581.8812" calcext:value-type="float">
            <text:p>581.8812</text:p>
          </table:table-cell>
          <table:table-cell office:value-type="float" office:value="128.2796" calcext:value-type="float">
            <text:p>128.2796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3.064" calcext:value-type="float">
            <text:p>1253.064</text:p>
          </table:table-cell>
          <table:table-cell office:value-type="float" office:value="629.8586" calcext:value-type="float">
            <text:p>629.8586</text:p>
          </table:table-cell>
          <table:table-cell office:value-type="float" office:value="0" calcext:value-type="float">
            <text:p>0</text:p>
          </table:table-cell>
          <table:table-cell office:value-type="float" office:value="0.08594047" calcext:value-type="float">
            <text:p>0.08594047</text:p>
          </table:table-cell>
          <table:table-cell office:value-type="float" office:value="0.2952113" calcext:value-type="float">
            <text:p>0.2952113</text:p>
          </table:table-cell>
          <table:table-cell office:value-type="float" office:value="0.2959495" calcext:value-type="float">
            <text:p>0.2959495</text:p>
          </table:table-cell>
          <table:table-cell office:value-type="float" office:value="0.2973502" calcext:value-type="float">
            <text:p>0.2973502</text:p>
          </table:table-cell>
          <table:table-cell office:value-type="float" office:value="0.2990751" calcext:value-type="float">
            <text:p>0.2990751</text:p>
          </table:table-cell>
          <table:table-cell office:value-type="float" office:value="0.3009879" calcext:value-type="float">
            <text:p>0.3009879</text:p>
          </table:table-cell>
          <table:table-cell office:value-type="float" office:value="0.34943" calcext:value-type="float">
            <text:p>0.34943</text:p>
          </table:table-cell>
          <table:table-cell office:value-type="float" office:value="0.3606859" calcext:value-type="float">
            <text:p>0.3606859</text:p>
          </table:table-cell>
          <table:table-cell office:value-type="float" office:value="0.3877021" calcext:value-type="float">
            <text:p>0.3877021</text:p>
          </table:table-cell>
          <table:table-cell office:value-type="float" office:value="0.4139517" calcext:value-type="float">
            <text:p>0.4139517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2995E-015" calcext:value-type="float">
            <text:p>1.722995E-15</text:p>
          </table:table-cell>
          <table:table-cell office:value-type="float" office:value="1.685393E-015" calcext:value-type="float">
            <text:p>1.685393E-15</text:p>
          </table:table-cell>
          <table:table-cell office:value-type="float" office:value="1.200675E-016" calcext:value-type="float">
            <text:p>1.20067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3.76875" calcext:value-type="float">
            <text:p>-43.76875</text:p>
          </table:table-cell>
          <table:table-cell office:value-type="float" office:value="-0.02130654" calcext:value-type="float">
            <text:p>-0.02130654</text:p>
          </table:table-cell>
          <table:table-cell office:value-type="float" office:value="-0.02095434" calcext:value-type="float">
            <text:p>-0.02095434</text:p>
          </table:table-cell>
          <table:table-cell office:value-type="float" office:value="-0.02028436" calcext:value-type="float">
            <text:p>-0.02028436</text:p>
          </table:table-cell>
          <table:table-cell office:value-type="float" office:value="-0.01948635" calcext:value-type="float">
            <text:p>-0.01948635</text:p>
          </table:table-cell>
          <table:table-cell office:value-type="float" office:value="-0.01864103" calcext:value-type="float">
            <text:p>-0.01864103</text:p>
          </table:table-cell>
          <table:table-cell office:value-type="float" office:value="-0.01725806" calcext:value-type="float">
            <text:p>-0.01725806</text:p>
          </table:table-cell>
          <table:table-cell office:value-type="float" office:value="-0.01404997" calcext:value-type="float">
            <text:p>-0.01404997</text:p>
          </table:table-cell>
          <table:table-cell office:value-type="float" office:value="-0.007038053" calcext:value-type="float">
            <text:p>-0.007038053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1364.458" calcext:value-type="float">
            <text:p>1364.458</text:p>
          </table:table-cell>
          <table:table-cell office:value-type="float" office:value="0" calcext:value-type="float">
            <text:p>0</text:p>
          </table:table-cell>
          <table:table-cell office:value-type="float" office:value="-13.62235" calcext:value-type="float">
            <text:p>-13.62235</text:p>
          </table:table-cell>
          <table:table-cell office:value-type="float" office:value="0.00110092" calcext:value-type="float">
            <text:p>0.0011009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1998" calcext:value-type="float">
            <text:p>20081998</text:p>
          </table:table-cell>
          <table:table-cell office:value-type="float" office:value="586.8816" calcext:value-type="float">
            <text:p>586.8816</text:p>
          </table:table-cell>
          <table:table-cell office:value-type="float" office:value="128.858" calcext:value-type="float">
            <text:p>128.858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7.54" calcext:value-type="float">
            <text:p>1257.54</text:p>
          </table:table-cell>
          <table:table-cell office:value-type="float" office:value="629.8071" calcext:value-type="float">
            <text:p>629.8071</text:p>
          </table:table-cell>
          <table:table-cell office:value-type="float" office:value="0" calcext:value-type="float">
            <text:p>0</text:p>
          </table:table-cell>
          <table:table-cell office:value-type="float" office:value="0.3374241" calcext:value-type="float">
            <text:p>0.3374241</text:p>
          </table:table-cell>
          <table:table-cell office:value-type="float" office:value="0.3343367" calcext:value-type="float">
            <text:p>0.3343367</text:p>
          </table:table-cell>
          <table:table-cell office:value-type="float" office:value="0.315193" calcext:value-type="float">
            <text:p>0.315193</text:p>
          </table:table-cell>
          <table:table-cell office:value-type="float" office:value="0.3010498" calcext:value-type="float">
            <text:p>0.3010498</text:p>
          </table:table-cell>
          <table:table-cell office:value-type="float" office:value="0.2997415" calcext:value-type="float">
            <text:p>0.2997415</text:p>
          </table:table-cell>
          <table:table-cell office:value-type="float" office:value="0.3012499" calcext:value-type="float">
            <text:p>0.3012499</text:p>
          </table:table-cell>
          <table:table-cell office:value-type="float" office:value="0.3498358" calcext:value-type="float">
            <text:p>0.3498358</text:p>
          </table:table-cell>
          <table:table-cell office:value-type="float" office:value="0.3606826" calcext:value-type="float">
            <text:p>0.3606826</text:p>
          </table:table-cell>
          <table:table-cell office:value-type="float" office:value="0.3876908" calcext:value-type="float">
            <text:p>0.3876908</text:p>
          </table:table-cell>
          <table:table-cell office:value-type="float" office:value="0.4139516" calcext:value-type="float">
            <text:p>0.4139516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303E-015" calcext:value-type="float">
            <text:p>1.723303E-15</text:p>
          </table:table-cell>
          <table:table-cell office:value-type="float" office:value="1.685202E-015" calcext:value-type="float">
            <text:p>1.685202E-15</text:p>
          </table:table-cell>
          <table:table-cell office:value-type="float" office:value="1.200637E-016" calcext:value-type="float">
            <text:p>1.20063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8142496" calcext:value-type="float">
            <text:p>-0.008142496</text:p>
          </table:table-cell>
          <table:table-cell office:value-type="float" office:value="-0.008639674" calcext:value-type="float">
            <text:p>-0.008639674</text:p>
          </table:table-cell>
          <table:table-cell office:value-type="float" office:value="-0.01368629" calcext:value-type="float">
            <text:p>-0.01368629</text:p>
          </table:table-cell>
          <table:table-cell office:value-type="float" office:value="-0.01873265" calcext:value-type="float">
            <text:p>-0.01873265</text:p>
          </table:table-cell>
          <table:table-cell office:value-type="float" office:value="-0.01920837" calcext:value-type="float">
            <text:p>-0.01920837</text:p>
          </table:table-cell>
          <table:table-cell office:value-type="float" office:value="-0.01853188" calcext:value-type="float">
            <text:p>-0.01853188</text:p>
          </table:table-cell>
          <table:table-cell office:value-type="float" office:value="-0.01706512" calcext:value-type="float">
            <text:p>-0.01706512</text:p>
          </table:table-cell>
          <table:table-cell office:value-type="float" office:value="-0.01405138" calcext:value-type="float">
            <text:p>-0.01405138</text:p>
          </table:table-cell>
          <table:table-cell office:value-type="float" office:value="-0.007040033" calcext:value-type="float">
            <text:p>-0.007040033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1367.983" calcext:value-type="float">
            <text:p>1367.983</text:p>
          </table:table-cell>
          <table:table-cell office:value-type="float" office:value="0" calcext:value-type="float">
            <text:p>0</text:p>
          </table:table-cell>
          <table:table-cell office:value-type="float" office:value="-0.008195472" calcext:value-type="float">
            <text:p>-0.008195472</text:p>
          </table:table-cell>
          <table:table-cell office:value-type="float" office:value="0.001095577" calcext:value-type="float">
            <text:p>0.00109557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1998" calcext:value-type="float">
            <text:p>21081998</text:p>
          </table:table-cell>
          <table:table-cell office:value-type="float" office:value="586.8816" calcext:value-type="float">
            <text:p>586.8816</text:p>
          </table:table-cell>
          <table:table-cell office:value-type="float" office:value="131.5778" calcext:value-type="float">
            <text:p>131.5778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888" calcext:value-type="float">
            <text:p>1254.888</text:p>
          </table:table-cell>
          <table:table-cell office:value-type="float" office:value="629.7415" calcext:value-type="float">
            <text:p>629.7415</text:p>
          </table:table-cell>
          <table:table-cell office:value-type="float" office:value="0" calcext:value-type="float">
            <text:p>0</text:p>
          </table:table-cell>
          <table:table-cell office:value-type="float" office:value="0.09405261" calcext:value-type="float">
            <text:p>0.09405261</text:p>
          </table:table-cell>
          <table:table-cell office:value-type="float" office:value="0.3064785" calcext:value-type="float">
            <text:p>0.3064785</text:p>
          </table:table-cell>
          <table:table-cell office:value-type="float" office:value="0.307178" calcext:value-type="float">
            <text:p>0.307178</text:p>
          </table:table-cell>
          <table:table-cell office:value-type="float" office:value="0.3065695" calcext:value-type="float">
            <text:p>0.3065695</text:p>
          </table:table-cell>
          <table:table-cell office:value-type="float" office:value="0.3051912" calcext:value-type="float">
            <text:p>0.3051912</text:p>
          </table:table-cell>
          <table:table-cell office:value-type="float" office:value="0.3045174" calcext:value-type="float">
            <text:p>0.3045174</text:p>
          </table:table-cell>
          <table:table-cell office:value-type="float" office:value="0.3503209" calcext:value-type="float">
            <text:p>0.3503209</text:p>
          </table:table-cell>
          <table:table-cell office:value-type="float" office:value="0.360714" calcext:value-type="float">
            <text:p>0.360714</text:p>
          </table:table-cell>
          <table:table-cell office:value-type="float" office:value="0.3876826" calcext:value-type="float">
            <text:p>0.3876826</text:p>
          </table:table-cell>
          <table:table-cell office:value-type="float" office:value="0.4139515" calcext:value-type="float">
            <text:p>0.4139515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612E-015" calcext:value-type="float">
            <text:p>1.723612E-15</text:p>
          </table:table-cell>
          <table:table-cell office:value-type="float" office:value="1.685011E-015" calcext:value-type="float">
            <text:p>1.685011E-15</text:p>
          </table:table-cell>
          <table:table-cell office:value-type="float" office:value="1.200601E-016" calcext:value-type="float">
            <text:p>1.20060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5.10551" calcext:value-type="float">
            <text:p>-25.10551</text:p>
          </table:table-cell>
          <table:table-cell office:value-type="float" office:value="-0.01640952" calcext:value-type="float">
            <text:p>-0.01640952</text:p>
          </table:table-cell>
          <table:table-cell office:value-type="float" office:value="-0.01616871" calcext:value-type="float">
            <text:p>-0.01616871</text:p>
          </table:table-cell>
          <table:table-cell office:value-type="float" office:value="-0.01640523" calcext:value-type="float">
            <text:p>-0.01640523</text:p>
          </table:table-cell>
          <table:table-cell office:value-type="float" office:value="-0.01693794" calcext:value-type="float">
            <text:p>-0.01693794</text:p>
          </table:table-cell>
          <table:table-cell office:value-type="float" office:value="-0.01720575" calcext:value-type="float">
            <text:p>-0.01720575</text:p>
          </table:table-cell>
          <table:table-cell office:value-type="float" office:value="-0.01684451" calcext:value-type="float">
            <text:p>-0.01684451</text:p>
          </table:table-cell>
          <table:table-cell office:value-type="float" office:value="-0.01403978" calcext:value-type="float">
            <text:p>-0.01403978</text:p>
          </table:table-cell>
          <table:table-cell office:value-type="float" office:value="-0.007041453" calcext:value-type="float">
            <text:p>-0.007041453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1371.507" calcext:value-type="float">
            <text:p>1371.507</text:p>
          </table:table-cell>
          <table:table-cell office:value-type="float" office:value="0" calcext:value-type="float">
            <text:p>0</text:p>
          </table:table-cell>
          <table:table-cell office:value-type="float" office:value="-7.223873" calcext:value-type="float">
            <text:p>-7.223873</text:p>
          </table:table-cell>
          <table:table-cell office:value-type="float" office:value="0.001084992" calcext:value-type="float">
            <text:p>0.00108499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1998" calcext:value-type="float">
            <text:p>22081998</text:p>
          </table:table-cell>
          <table:table-cell office:value-type="float" office:value="588.4816" calcext:value-type="float">
            <text:p>588.4816</text:p>
          </table:table-cell>
          <table:table-cell office:value-type="float" office:value="133.6724" calcext:value-type="float">
            <text:p>133.6724</text:p>
          </table:table-cell>
          <table:table-cell office:value-type="float" office:value="3.014909" calcext:value-type="float">
            <text:p>3.014909</text:p>
          </table:table-cell>
          <table:table-cell office:value-type="float" office:value="1254.304" calcext:value-type="float">
            <text:p>1254.304</text:p>
          </table:table-cell>
          <table:table-cell office:value-type="float" office:value="629.832" calcext:value-type="float">
            <text:p>629.832</text:p>
          </table:table-cell>
          <table:table-cell office:value-type="float" office:value="0" calcext:value-type="float">
            <text:p>0</text:p>
          </table:table-cell>
          <table:table-cell office:value-type="float" office:value="0.08890109" calcext:value-type="float">
            <text:p>0.08890109</text:p>
          </table:table-cell>
          <table:table-cell office:value-type="float" office:value="0.3000249" calcext:value-type="float">
            <text:p>0.3000249</text:p>
          </table:table-cell>
          <table:table-cell office:value-type="float" office:value="0.3009189" calcext:value-type="float">
            <text:p>0.3009189</text:p>
          </table:table-cell>
          <table:table-cell office:value-type="float" office:value="0.3027119" calcext:value-type="float">
            <text:p>0.3027119</text:p>
          </table:table-cell>
          <table:table-cell office:value-type="float" office:value="0.3041158" calcext:value-type="float">
            <text:p>0.3041158</text:p>
          </table:table-cell>
          <table:table-cell office:value-type="float" office:value="0.305224" calcext:value-type="float">
            <text:p>0.305224</text:p>
          </table:table-cell>
          <table:table-cell office:value-type="float" office:value="0.3513214" calcext:value-type="float">
            <text:p>0.3513214</text:p>
          </table:table-cell>
          <table:table-cell office:value-type="float" office:value="0.360816" calcext:value-type="float">
            <text:p>0.360816</text:p>
          </table:table-cell>
          <table:table-cell office:value-type="float" office:value="0.3876799" calcext:value-type="float">
            <text:p>0.3876799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925E-015" calcext:value-type="float">
            <text:p>1.723925E-15</text:p>
          </table:table-cell>
          <table:table-cell office:value-type="float" office:value="1.684817E-015" calcext:value-type="float">
            <text:p>1.684817E-15</text:p>
          </table:table-cell>
          <table:table-cell office:value-type="float" office:value="1.200563E-016" calcext:value-type="float">
            <text:p>1.20056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5.86731" calcext:value-type="float">
            <text:p>-35.86731</text:p>
          </table:table-cell>
          <table:table-cell office:value-type="float" office:value="-0.01904064" calcext:value-type="float">
            <text:p>-0.01904064</text:p>
          </table:table-cell>
          <table:table-cell office:value-type="float" office:value="-0.0186652" calcext:value-type="float">
            <text:p>-0.0186652</text:p>
          </table:table-cell>
          <table:table-cell office:value-type="float" office:value="-0.01790919" calcext:value-type="float">
            <text:p>-0.01790919</text:p>
          </table:table-cell>
          <table:table-cell office:value-type="float" office:value="-0.01734394" calcext:value-type="float">
            <text:p>-0.01734394</text:p>
          </table:table-cell>
          <table:table-cell office:value-type="float" office:value="-0.01691277" calcext:value-type="float">
            <text:p>-0.01691277</text:p>
          </table:table-cell>
          <table:table-cell office:value-type="float" office:value="-0.01638484" calcext:value-type="float">
            <text:p>-0.01638484</text:p>
          </table:table-cell>
          <table:table-cell office:value-type="float" office:value="-0.01400198" calcext:value-type="float">
            <text:p>-0.01400198</text:p>
          </table:table-cell>
          <table:table-cell office:value-type="float" office:value="-0.007041954" calcext:value-type="float">
            <text:p>-0.007041954</text:p>
          </table:table-cell>
          <table:table-cell office:value-type="float" office:value="-0.003763471" calcext:value-type="float">
            <text:p>-0.003763471</text:p>
          </table:table-cell>
          <table:table-cell office:value-type="float" office:value="1375.19" calcext:value-type="float">
            <text:p>1375.19</text:p>
          </table:table-cell>
          <table:table-cell office:value-type="float" office:value="0" calcext:value-type="float">
            <text:p>0</text:p>
          </table:table-cell>
          <table:table-cell office:value-type="float" office:value="-12.38131" calcext:value-type="float">
            <text:p>-12.38131</text:p>
          </table:table-cell>
          <table:table-cell office:value-type="float" office:value="0.001074706" calcext:value-type="float">
            <text:p>0.0010747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1998" calcext:value-type="float">
            <text:p>23081998</text:p>
          </table:table-cell>
          <table:table-cell office:value-type="float" office:value="608.2921" calcext:value-type="float">
            <text:p>608.2921</text:p>
          </table:table-cell>
          <table:table-cell office:value-type="float" office:value="134.0056" calcext:value-type="float">
            <text:p>134.0056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72.927" calcext:value-type="float">
            <text:p>1272.927</text:p>
          </table:table-cell>
          <table:table-cell office:value-type="float" office:value="630.6796" calcext:value-type="float">
            <text:p>630.6796</text:p>
          </table:table-cell>
          <table:table-cell office:value-type="float" office:value="0" calcext:value-type="float">
            <text:p>0</text:p>
          </table:table-cell>
          <table:table-cell office:value-type="float" office:value="0.5124483" calcext:value-type="float">
            <text:p>0.5124483</text:p>
          </table:table-cell>
          <table:table-cell office:value-type="float" office:value="0.4715921" calcext:value-type="float">
            <text:p>0.4715921</text:p>
          </table:table-cell>
          <table:table-cell office:value-type="float" office:value="0.4311463" calcext:value-type="float">
            <text:p>0.4311463</text:p>
          </table:table-cell>
          <table:table-cell office:value-type="float" office:value="0.3182976" calcext:value-type="float">
            <text:p>0.3182976</text:p>
          </table:table-cell>
          <table:table-cell office:value-type="float" office:value="0.3047247" calcext:value-type="float">
            <text:p>0.3047247</text:p>
          </table:table-cell>
          <table:table-cell office:value-type="float" office:value="0.3059227" calcext:value-type="float">
            <text:p>0.3059227</text:p>
          </table:table-cell>
          <table:table-cell office:value-type="float" office:value="0.3711872" calcext:value-type="float">
            <text:p>0.3711872</text:p>
          </table:table-cell>
          <table:table-cell office:value-type="float" office:value="0.3609008" calcext:value-type="float">
            <text:p>0.3609008</text:p>
          </table:table-cell>
          <table:table-cell office:value-type="float" office:value="0.387415" calcext:value-type="float">
            <text:p>0.387415</text:p>
          </table:table-cell>
          <table:table-cell office:value-type="float" office:value="0.4135661" calcext:value-type="float">
            <text:p>0.4135661</text:p>
          </table:table-cell>
          <table:table-cell office:value-type="float" office:value="0.5105531" calcext:value-type="float">
            <text:p>0.5105531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3140379" calcext:value-type="float">
            <text:p>0.003140379</text:p>
          </table:table-cell>
          <table:table-cell office:value-type="float" office:value="1.724209E-015" calcext:value-type="float">
            <text:p>1.724209E-15</text:p>
          </table:table-cell>
          <table:table-cell office:value-type="float" office:value="1.68464E-015" calcext:value-type="float">
            <text:p>1.68464E-15</text:p>
          </table:table-cell>
          <table:table-cell office:value-type="float" office:value="1.200528E-016" calcext:value-type="float">
            <text:p>1.20052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05164998" calcext:value-type="float">
            <text:p>-0.0005164998</text:p>
          </table:table-cell>
          <table:table-cell office:value-type="float" office:value="-0.0008217052" calcext:value-type="float">
            <text:p>-0.0008217052</text:p>
          </table:table-cell>
          <table:table-cell office:value-type="float" office:value="-0.001750083" calcext:value-type="float">
            <text:p>-0.001750083</text:p>
          </table:table-cell>
          <table:table-cell office:value-type="float" office:value="-0.01311197" calcext:value-type="float">
            <text:p>-0.01311197</text:p>
          </table:table-cell>
          <table:table-cell office:value-type="float" office:value="-0.01721968" calcext:value-type="float">
            <text:p>-0.01721968</text:p>
          </table:table-cell>
          <table:table-cell office:value-type="float" office:value="-0.01673716" calcext:value-type="float">
            <text:p>-0.01673716</text:p>
          </table:table-cell>
          <table:table-cell office:value-type="float" office:value="-0.01006051" calcext:value-type="float">
            <text:p>-0.01006051</text:p>
          </table:table-cell>
          <table:table-cell office:value-type="float" office:value="-0.01397041" calcext:value-type="float">
            <text:p>-0.01397041</text:p>
          </table:table-cell>
          <table:table-cell office:value-type="float" office:value="-0.007083559" calcext:value-type="float">
            <text:p>-0.007083559</text:p>
          </table:table-cell>
          <table:table-cell office:value-type="float" office:value="-0.003793636" calcext:value-type="float">
            <text:p>-0.003793636</text:p>
          </table:table-cell>
          <table:table-cell office:value-type="float" office:value="1379.797" calcext:value-type="float">
            <text:p>1379.797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622163" calcext:value-type="float">
            <text:p>0.00462216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3140389" calcext:value-type="float">
            <text:p>0.00314038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1998" calcext:value-type="float">
            <text:p>24081998</text:p>
          </table:table-cell>
          <table:table-cell office:value-type="float" office:value="608.8814" calcext:value-type="float">
            <text:p>608.8814</text:p>
          </table:table-cell>
          <table:table-cell office:value-type="float" office:value="136.2753" calcext:value-type="float">
            <text:p>136.2753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66.413" calcext:value-type="float">
            <text:p>1266.413</text:p>
          </table:table-cell>
          <table:table-cell office:value-type="float" office:value="635.5136" calcext:value-type="float">
            <text:p>635.5136</text:p>
          </table:table-cell>
          <table:table-cell office:value-type="float" office:value="0" calcext:value-type="float">
            <text:p>0</text:p>
          </table:table-cell>
          <table:table-cell office:value-type="float" office:value="0.3329358" calcext:value-type="float">
            <text:p>0.3329358</text:p>
          </table:table-cell>
          <table:table-cell office:value-type="float" office:value="0.3342804" calcext:value-type="float">
            <text:p>0.3342804</text:p>
          </table:table-cell>
          <table:table-cell office:value-type="float" office:value="0.3365574" calcext:value-type="float">
            <text:p>0.3365574</text:p>
          </table:table-cell>
          <table:table-cell office:value-type="float" office:value="0.3391546" calcext:value-type="float">
            <text:p>0.3391546</text:p>
          </table:table-cell>
          <table:table-cell office:value-type="float" office:value="0.3403186" calcext:value-type="float">
            <text:p>0.3403186</text:p>
          </table:table-cell>
          <table:table-cell office:value-type="float" office:value="0.3406015" calcext:value-type="float">
            <text:p>0.3406015</text:p>
          </table:table-cell>
          <table:table-cell office:value-type="float" office:value="0.3730994" calcext:value-type="float">
            <text:p>0.3730994</text:p>
          </table:table-cell>
          <table:table-cell office:value-type="float" office:value="0.362523" calcext:value-type="float">
            <text:p>0.362523</text:p>
          </table:table-cell>
          <table:table-cell office:value-type="float" office:value="0.3874567" calcext:value-type="float">
            <text:p>0.3874567</text:p>
          </table:table-cell>
          <table:table-cell office:value-type="float" office:value="0.41379" calcext:value-type="float">
            <text:p>0.4137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4502E-015" calcext:value-type="float">
            <text:p>1.724502E-15</text:p>
          </table:table-cell>
          <table:table-cell office:value-type="float" office:value="1.684459E-015" calcext:value-type="float">
            <text:p>1.684459E-15</text:p>
          </table:table-cell>
          <table:table-cell office:value-type="float" office:value="1.200493E-016" calcext:value-type="float">
            <text:p>1.20049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9184434" calcext:value-type="float">
            <text:p>-0.009184434</text:p>
          </table:table-cell>
          <table:table-cell office:value-type="float" office:value="-0.008942015" calcext:value-type="float">
            <text:p>-0.008942015</text:p>
          </table:table-cell>
          <table:table-cell office:value-type="float" office:value="-0.00854046" calcext:value-type="float">
            <text:p>-0.00854046</text:p>
          </table:table-cell>
          <table:table-cell office:value-type="float" office:value="-0.008098709" calcext:value-type="float">
            <text:p>-0.008098709</text:p>
          </table:table-cell>
          <table:table-cell office:value-type="float" office:value="-0.007911952" calcext:value-type="float">
            <text:p>-0.007911952</text:p>
          </table:table-cell>
          <table:table-cell office:value-type="float" office:value="-0.007876174" calcext:value-type="float">
            <text:p>-0.007876174</text:p>
          </table:table-cell>
          <table:table-cell office:value-type="float" office:value="-0.009176659" calcext:value-type="float">
            <text:p>-0.009176659</text:p>
          </table:table-cell>
          <table:table-cell office:value-type="float" office:value="-0.01338847" calcext:value-type="float">
            <text:p>-0.01338847</text:p>
          </table:table-cell>
          <table:table-cell office:value-type="float" office:value="-0.007081013" calcext:value-type="float">
            <text:p>-0.007081013</text:p>
          </table:table-cell>
          <table:table-cell office:value-type="float" office:value="-0.00377788" calcext:value-type="float">
            <text:p>-0.00377788</text:p>
          </table:table-cell>
          <table:table-cell office:value-type="float" office:value="1388.546" calcext:value-type="float">
            <text:p>1388.546</text:p>
          </table:table-cell>
          <table:table-cell office:value-type="float" office:value="0" calcext:value-type="float">
            <text:p>0</text:p>
          </table:table-cell>
          <table:table-cell office:value-type="float" office:value="-0.009235544" calcext:value-type="float">
            <text:p>-0.009235544</text:p>
          </table:table-cell>
          <table:table-cell office:value-type="float" office:value="0.00102863" calcext:value-type="float">
            <text:p>0.0010286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9268" calcext:value-type="float">
            <text:p>-1.22926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1998" calcext:value-type="float">
            <text:p>25081998</text:p>
          </table:table-cell>
          <table:table-cell office:value-type="float" office:value="619.4815" calcext:value-type="float">
            <text:p>619.4815</text:p>
          </table:table-cell>
          <table:table-cell office:value-type="float" office:value="137.4335" calcext:value-type="float">
            <text:p>137.4335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70.991" calcext:value-type="float">
            <text:p>1270.991</text:p>
          </table:table-cell>
          <table:table-cell office:value-type="float" office:value="640.3795" calcext:value-type="float">
            <text:p>640.3795</text:p>
          </table:table-cell>
          <table:table-cell office:value-type="float" office:value="0" calcext:value-type="float">
            <text:p>0</text:p>
          </table:table-cell>
          <table:table-cell office:value-type="float" office:value="0.3586135" calcext:value-type="float">
            <text:p>0.3586135</text:p>
          </table:table-cell>
          <table:table-cell office:value-type="float" office:value="0.3591472" calcext:value-type="float">
            <text:p>0.3591472</text:p>
          </table:table-cell>
          <table:table-cell office:value-type="float" office:value="0.3611034" calcext:value-type="float">
            <text:p>0.3611034</text:p>
          </table:table-cell>
          <table:table-cell office:value-type="float" office:value="0.359673" calcext:value-type="float">
            <text:p>0.359673</text:p>
          </table:table-cell>
          <table:table-cell office:value-type="float" office:value="0.3534333" calcext:value-type="float">
            <text:p>0.3534333</text:p>
          </table:table-cell>
          <table:table-cell office:value-type="float" office:value="0.3464662" calcext:value-type="float">
            <text:p>0.3464662</text:p>
          </table:table-cell>
          <table:table-cell office:value-type="float" office:value="0.3771035" calcext:value-type="float">
            <text:p>0.3771035</text:p>
          </table:table-cell>
          <table:table-cell office:value-type="float" office:value="0.364332" calcext:value-type="float">
            <text:p>0.364332</text:p>
          </table:table-cell>
          <table:table-cell office:value-type="float" office:value="0.3874664" calcext:value-type="float">
            <text:p>0.3874664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4774E-015" calcext:value-type="float">
            <text:p>1.724774E-15</text:p>
          </table:table-cell>
          <table:table-cell office:value-type="float" office:value="1.68429E-015" calcext:value-type="float">
            <text:p>1.68429E-15</text:p>
          </table:table-cell>
          <table:table-cell office:value-type="float" office:value="1.200459E-016" calcext:value-type="float">
            <text:p>1.20045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5442041" calcext:value-type="float">
            <text:p>-0.005442041</text:p>
          </table:table-cell>
          <table:table-cell office:value-type="float" office:value="-0.005391257" calcext:value-type="float">
            <text:p>-0.005391257</text:p>
          </table:table-cell>
          <table:table-cell office:value-type="float" office:value="-0.005207268" calcext:value-type="float">
            <text:p>-0.005207268</text:p>
          </table:table-cell>
          <table:table-cell office:value-type="float" office:value="-0.005369204" calcext:value-type="float">
            <text:p>-0.005369204</text:p>
          </table:table-cell>
          <table:table-cell office:value-type="float" office:value="-0.006098032" calcext:value-type="float">
            <text:p>-0.006098032</text:p>
          </table:table-cell>
          <table:table-cell office:value-type="float" office:value="-0.00705885" calcext:value-type="float">
            <text:p>-0.00705885</text:p>
          </table:table-cell>
          <table:table-cell office:value-type="float" office:value="-0.008283052" calcext:value-type="float">
            <text:p>-0.008283052</text:p>
          </table:table-cell>
          <table:table-cell office:value-type="float" office:value="-0.01276264" calcext:value-type="float">
            <text:p>-0.01276264</text:p>
          </table:table-cell>
          <table:table-cell office:value-type="float" office:value="-0.0070795" calcext:value-type="float">
            <text:p>-0.0070795</text:p>
          </table:table-cell>
          <table:table-cell office:value-type="float" office:value="-0.00376344" calcext:value-type="float">
            <text:p>-0.00376344</text:p>
          </table:table-cell>
          <table:table-cell office:value-type="float" office:value="1397.21" calcext:value-type="float">
            <text:p>1397.21</text:p>
          </table:table-cell>
          <table:table-cell office:value-type="float" office:value="0" calcext:value-type="float">
            <text:p>0</text:p>
          </table:table-cell>
          <table:table-cell office:value-type="float" office:value="-0.0055827" calcext:value-type="float">
            <text:p>-0.0055827</text:p>
          </table:table-cell>
          <table:table-cell office:value-type="float" office:value="0.0009915014" calcext:value-type="float">
            <text:p>0.000991501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1998" calcext:value-type="float">
            <text:p>26081998</text:p>
          </table:table-cell>
          <table:table-cell office:value-type="float" office:value="619.6815" calcext:value-type="float">
            <text:p>619.6815</text:p>
          </table:table-cell>
          <table:table-cell office:value-type="float" office:value="140.199" calcext:value-type="float">
            <text:p>140.199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63.755" calcext:value-type="float">
            <text:p>1263.755</text:p>
          </table:table-cell>
          <table:table-cell office:value-type="float" office:value="645.0533" calcext:value-type="float">
            <text:p>645.0533</text:p>
          </table:table-cell>
          <table:table-cell office:value-type="float" office:value="0" calcext:value-type="float">
            <text:p>0</text:p>
          </table:table-cell>
          <table:table-cell office:value-type="float" office:value="0.1706313" calcext:value-type="float">
            <text:p>0.1706313</text:p>
          </table:table-cell>
          <table:table-cell office:value-type="float" office:value="0.3242371" calcext:value-type="float">
            <text:p>0.3242371</text:p>
          </table:table-cell>
          <table:table-cell office:value-type="float" office:value="0.3260837" calcext:value-type="float">
            <text:p>0.3260837</text:p>
          </table:table-cell>
          <table:table-cell office:value-type="float" office:value="0.329261" calcext:value-type="float">
            <text:p>0.329261</text:p>
          </table:table-cell>
          <table:table-cell office:value-type="float" office:value="0.3320805" calcext:value-type="float">
            <text:p>0.3320805</text:p>
          </table:table-cell>
          <table:table-cell office:value-type="float" office:value="0.3344224" calcext:value-type="float">
            <text:p>0.3344224</text:p>
          </table:table-cell>
          <table:table-cell office:value-type="float" office:value="0.3756261" calcext:value-type="float">
            <text:p>0.3756261</text:p>
          </table:table-cell>
          <table:table-cell office:value-type="float" office:value="0.3658281" calcext:value-type="float">
            <text:p>0.3658281</text:p>
          </table:table-cell>
          <table:table-cell office:value-type="float" office:value="0.3876293" calcext:value-type="float">
            <text:p>0.3876293</text:p>
          </table:table-cell>
          <table:table-cell office:value-type="float" office:value="0.4139516" calcext:value-type="float">
            <text:p>0.4139516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5072E-015" calcext:value-type="float">
            <text:p>1.725072E-15</text:p>
          </table:table-cell>
          <table:table-cell office:value-type="float" office:value="1.684105E-015" calcext:value-type="float">
            <text:p>1.684105E-15</text:p>
          </table:table-cell>
          <table:table-cell office:value-type="float" office:value="1.200424E-016" calcext:value-type="float">
            <text:p>1.20042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6375287" calcext:value-type="float">
            <text:p>-0.6375287</text:p>
          </table:table-cell>
          <table:table-cell office:value-type="float" office:value="-0.01106973" calcext:value-type="float">
            <text:p>-0.01106973</text:p>
          </table:table-cell>
          <table:table-cell office:value-type="float" office:value="-0.01065498" calcext:value-type="float">
            <text:p>-0.01065498</text:p>
          </table:table-cell>
          <table:table-cell office:value-type="float" office:value="-0.0099624" calcext:value-type="float">
            <text:p>-0.0099624</text:p>
          </table:table-cell>
          <table:table-cell office:value-type="float" office:value="-0.009389311" calcext:value-type="float">
            <text:p>-0.009389311</text:p>
          </table:table-cell>
          <table:table-cell office:value-type="float" office:value="-0.008942557" calcext:value-type="float">
            <text:p>-0.008942557</text:p>
          </table:table-cell>
          <table:table-cell office:value-type="float" office:value="-0.008582206" calcext:value-type="float">
            <text:p>-0.008582206</text:p>
          </table:table-cell>
          <table:table-cell office:value-type="float" office:value="-0.01226802" calcext:value-type="float">
            <text:p>-0.01226802</text:p>
          </table:table-cell>
          <table:table-cell office:value-type="float" office:value="-0.007051113" calcext:value-type="float">
            <text:p>-0.007051113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405.472" calcext:value-type="float">
            <text:p>1405.472</text:p>
          </table:table-cell>
          <table:table-cell office:value-type="float" office:value="0" calcext:value-type="float">
            <text:p>0</text:p>
          </table:table-cell>
          <table:table-cell office:value-type="float" office:value="-1.30513" calcext:value-type="float">
            <text:p>-1.30513</text:p>
          </table:table-cell>
          <table:table-cell office:value-type="float" office:value="0.0009606086" calcext:value-type="float">
            <text:p>0.000960608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1998" calcext:value-type="float">
            <text:p>27081998</text:p>
          </table:table-cell>
          <table:table-cell office:value-type="float" office:value="619.6815" calcext:value-type="float">
            <text:p>619.6815</text:p>
          </table:table-cell>
          <table:table-cell office:value-type="float" office:value="141.0784" calcext:value-type="float">
            <text:p>141.0784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9.762" calcext:value-type="float">
            <text:p>1259.762</text:p>
          </table:table-cell>
          <table:table-cell office:value-type="float" office:value="648.1685" calcext:value-type="float">
            <text:p>648.1685</text:p>
          </table:table-cell>
          <table:table-cell office:value-type="float" office:value="0" calcext:value-type="float">
            <text:p>0</text:p>
          </table:table-cell>
          <table:table-cell office:value-type="float" office:value="0.08781308" calcext:value-type="float">
            <text:p>0.08781308</text:p>
          </table:table-cell>
          <table:table-cell office:value-type="float" office:value="0.3129704" calcext:value-type="float">
            <text:p>0.3129704</text:p>
          </table:table-cell>
          <table:table-cell office:value-type="float" office:value="0.314166" calcext:value-type="float">
            <text:p>0.314166</text:p>
          </table:table-cell>
          <table:table-cell office:value-type="float" office:value="0.316285" calcext:value-type="float">
            <text:p>0.316285</text:p>
          </table:table-cell>
          <table:table-cell office:value-type="float" office:value="0.3186986" calcext:value-type="float">
            <text:p>0.3186986</text:p>
          </table:table-cell>
          <table:table-cell office:value-type="float" office:value="0.3214089" calcext:value-type="float">
            <text:p>0.3214089</text:p>
          </table:table-cell>
          <table:table-cell office:value-type="float" office:value="0.3677745" calcext:value-type="float">
            <text:p>0.3677745</text:p>
          </table:table-cell>
          <table:table-cell office:value-type="float" office:value="0.3664574" calcext:value-type="float">
            <text:p>0.3664574</text:p>
          </table:table-cell>
          <table:table-cell office:value-type="float" office:value="0.387813" calcext:value-type="float">
            <text:p>0.387813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5397E-015" calcext:value-type="float">
            <text:p>1.725397E-15</text:p>
          </table:table-cell>
          <table:table-cell office:value-type="float" office:value="1.683901E-015" calcext:value-type="float">
            <text:p>1.683901E-15</text:p>
          </table:table-cell>
          <table:table-cell office:value-type="float" office:value="1.200384E-016" calcext:value-type="float">
            <text:p>1.20038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8.73197" calcext:value-type="float">
            <text:p>-38.73197</text:p>
          </table:table-cell>
          <table:table-cell office:value-type="float" office:value="-0.01416613" calcext:value-type="float">
            <text:p>-0.01416613</text:p>
          </table:table-cell>
          <table:table-cell office:value-type="float" office:value="-0.01381315" calcext:value-type="float">
            <text:p>-0.01381315</text:p>
          </table:table-cell>
          <table:table-cell office:value-type="float" office:value="-0.01318947" calcext:value-type="float">
            <text:p>-0.01318947</text:p>
          </table:table-cell>
          <table:table-cell office:value-type="float" office:value="-0.01251125" calcext:value-type="float">
            <text:p>-0.01251125</text:p>
          </table:table-cell>
          <table:table-cell office:value-type="float" office:value="-0.0117949" calcext:value-type="float">
            <text:p>-0.0117949</text:p>
          </table:table-cell>
          <table:table-cell office:value-type="float" office:value="-0.01051901" calcext:value-type="float">
            <text:p>-0.01051901</text:p>
          </table:table-cell>
          <table:table-cell office:value-type="float" office:value="-0.01206392" calcext:value-type="float">
            <text:p>-0.01206392</text:p>
          </table:table-cell>
          <table:table-cell office:value-type="float" office:value="-0.007019124" calcext:value-type="float">
            <text:p>-0.007019124</text:p>
          </table:table-cell>
          <table:table-cell office:value-type="float" office:value="-0.003763467" calcext:value-type="float">
            <text:p>-0.003763467</text:p>
          </table:table-cell>
          <table:table-cell office:value-type="float" office:value="1412.177" calcext:value-type="float">
            <text:p>1412.177</text:p>
          </table:table-cell>
          <table:table-cell office:value-type="float" office:value="0" calcext:value-type="float">
            <text:p>0</text:p>
          </table:table-cell>
          <table:table-cell office:value-type="float" office:value="-14.37392" calcext:value-type="float">
            <text:p>-14.37392</text:p>
          </table:table-cell>
          <table:table-cell office:value-type="float" office:value="0.0009443238" calcext:value-type="float">
            <text:p>0.00094432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1998" calcext:value-type="float">
            <text:p>28081998</text:p>
          </table:table-cell>
          <table:table-cell office:value-type="float" office:value="619.6815" calcext:value-type="float">
            <text:p>619.6815</text:p>
          </table:table-cell>
          <table:table-cell office:value-type="float" office:value="141.0727" calcext:value-type="float">
            <text:p>141.0727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7.768" calcext:value-type="float">
            <text:p>1257.768</text:p>
          </table:table-cell>
          <table:table-cell office:value-type="float" office:value="650.1731" calcext:value-type="float">
            <text:p>650.1731</text:p>
          </table:table-cell>
          <table:table-cell office:value-type="float" office:value="0" calcext:value-type="float">
            <text:p>0</text:p>
          </table:table-cell>
          <table:table-cell office:value-type="float" office:value="0.08890033" calcext:value-type="float">
            <text:p>0.08890033</text:p>
          </table:table-cell>
          <table:table-cell office:value-type="float" office:value="0.3062961" calcext:value-type="float">
            <text:p>0.3062961</text:p>
          </table:table-cell>
          <table:table-cell office:value-type="float" office:value="0.3073017" calcext:value-type="float">
            <text:p>0.3073017</text:p>
          </table:table-cell>
          <table:table-cell office:value-type="float" office:value="0.3091149" calcext:value-type="float">
            <text:p>0.3091149</text:p>
          </table:table-cell>
          <table:table-cell office:value-type="float" office:value="0.3112362" calcext:value-type="float">
            <text:p>0.3112362</text:p>
          </table:table-cell>
          <table:table-cell office:value-type="float" office:value="0.3137485" calcext:value-type="float">
            <text:p>0.3137485</text:p>
          </table:table-cell>
          <table:table-cell office:value-type="float" office:value="0.3616502" calcext:value-type="float">
            <text:p>0.3616502</text:p>
          </table:table-cell>
          <table:table-cell office:value-type="float" office:value="0.3662982" calcext:value-type="float">
            <text:p>0.3662982</text:p>
          </table:table-cell>
          <table:table-cell office:value-type="float" office:value="0.3879656" calcext:value-type="float">
            <text:p>0.3879656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5742E-015" calcext:value-type="float">
            <text:p>1.725742E-15</text:p>
          </table:table-cell>
          <table:table-cell office:value-type="float" office:value="1.683685E-015" calcext:value-type="float">
            <text:p>1.683685E-15</text:p>
          </table:table-cell>
          <table:table-cell office:value-type="float" office:value="1.200342E-016" calcext:value-type="float">
            <text:p>1.20034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5.28697" calcext:value-type="float">
            <text:p>-35.28697</text:p>
          </table:table-cell>
          <table:table-cell office:value-type="float" office:value="-0.01647206" calcext:value-type="float">
            <text:p>-0.01647206</text:p>
          </table:table-cell>
          <table:table-cell office:value-type="float" office:value="-0.01611684" calcext:value-type="float">
            <text:p>-0.01611684</text:p>
          </table:table-cell>
          <table:table-cell office:value-type="float" office:value="-0.01547774" calcext:value-type="float">
            <text:p>-0.01547774</text:p>
          </table:table-cell>
          <table:table-cell office:value-type="float" office:value="-0.01476029" calcext:value-type="float">
            <text:p>-0.01476029</text:p>
          </table:table-cell>
          <table:table-cell office:value-type="float" office:value="-0.01395651" calcext:value-type="float">
            <text:p>-0.01395651</text:p>
          </table:table-cell>
          <table:table-cell office:value-type="float" office:value="-0.01237439" calcext:value-type="float">
            <text:p>-0.01237439</text:p>
          </table:table-cell>
          <table:table-cell office:value-type="float" office:value="-0.01211252" calcext:value-type="float">
            <text:p>-0.01211252</text:p>
          </table:table-cell>
          <table:table-cell office:value-type="float" office:value="-0.006992609" calcext:value-type="float">
            <text:p>-0.006992609</text:p>
          </table:table-cell>
          <table:table-cell office:value-type="float" office:value="-0.003763451" calcext:value-type="float">
            <text:p>-0.003763451</text:p>
          </table:table-cell>
          <table:table-cell office:value-type="float" office:value="1417.755" calcext:value-type="float">
            <text:p>1417.755</text:p>
          </table:table-cell>
          <table:table-cell office:value-type="float" office:value="0" calcext:value-type="float">
            <text:p>0</text:p>
          </table:table-cell>
          <table:table-cell office:value-type="float" office:value="-17.19494" calcext:value-type="float">
            <text:p>-17.19494</text:p>
          </table:table-cell>
          <table:table-cell office:value-type="float" office:value="0.0009358864" calcext:value-type="float">
            <text:p>0.000935886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1998" calcext:value-type="float">
            <text:p>29081998</text:p>
          </table:table-cell>
          <table:table-cell office:value-type="float" office:value="622.6816" calcext:value-type="float">
            <text:p>622.6816</text:p>
          </table:table-cell>
          <table:table-cell office:value-type="float" office:value="142.6946" calcext:value-type="float">
            <text:p>142.6946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7.93" calcext:value-type="float">
            <text:p>1257.93</text:p>
          </table:table-cell>
          <table:table-cell office:value-type="float" office:value="651.3926" calcext:value-type="float">
            <text:p>651.3926</text:p>
          </table:table-cell>
          <table:table-cell office:value-type="float" office:value="0" calcext:value-type="float">
            <text:p>0</text:p>
          </table:table-cell>
          <table:table-cell office:value-type="float" office:value="0.2262432" calcext:value-type="float">
            <text:p>0.2262432</text:p>
          </table:table-cell>
          <table:table-cell office:value-type="float" office:value="0.2992875" calcext:value-type="float">
            <text:p>0.2992875</text:p>
          </table:table-cell>
          <table:table-cell office:value-type="float" office:value="0.3024895" calcext:value-type="float">
            <text:p>0.3024895</text:p>
          </table:table-cell>
          <table:table-cell office:value-type="float" office:value="0.305028" calcext:value-type="float">
            <text:p>0.305028</text:p>
          </table:table-cell>
          <table:table-cell office:value-type="float" office:value="0.3071312" calcext:value-type="float">
            <text:p>0.3071312</text:p>
          </table:table-cell>
          <table:table-cell office:value-type="float" office:value="0.3094471" calcext:value-type="float">
            <text:p>0.3094471</text:p>
          </table:table-cell>
          <table:table-cell office:value-type="float" office:value="0.357795" calcext:value-type="float">
            <text:p>0.357795</text:p>
          </table:table-cell>
          <table:table-cell office:value-type="float" office:value="0.3657505" calcext:value-type="float">
            <text:p>0.3657505</text:p>
          </table:table-cell>
          <table:table-cell office:value-type="float" office:value="0.3880638" calcext:value-type="float">
            <text:p>0.3880638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606E-015" calcext:value-type="float">
            <text:p>1.72606E-15</text:p>
          </table:table-cell>
          <table:table-cell office:value-type="float" office:value="1.683489E-015" calcext:value-type="float">
            <text:p>1.683489E-15</text:p>
          </table:table-cell>
          <table:table-cell office:value-type="float" office:value="1.200303E-016" calcext:value-type="float">
            <text:p>1.20030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145855" calcext:value-type="float">
            <text:p>-0.1145855</text:p>
          </table:table-cell>
          <table:table-cell office:value-type="float" office:value="-0.01933948" calcext:value-type="float">
            <text:p>-0.01933948</text:p>
          </table:table-cell>
          <table:table-cell office:value-type="float" office:value="-0.01797776" calcext:value-type="float">
            <text:p>-0.01797776</text:p>
          </table:table-cell>
          <table:table-cell office:value-type="float" office:value="-0.01698051" calcext:value-type="float">
            <text:p>-0.01698051</text:p>
          </table:table-cell>
          <table:table-cell office:value-type="float" office:value="-0.01619264" calcext:value-type="float">
            <text:p>-0.01619264</text:p>
          </table:table-cell>
          <table:table-cell office:value-type="float" office:value="-0.0153672" calcext:value-type="float">
            <text:p>-0.0153672</text:p>
          </table:table-cell>
          <table:table-cell office:value-type="float" office:value="-0.01372762" calcext:value-type="float">
            <text:p>-0.01372762</text:p>
          </table:table-cell>
          <table:table-cell office:value-type="float" office:value="-0.01228705" calcext:value-type="float">
            <text:p>-0.01228705</text:p>
          </table:table-cell>
          <table:table-cell office:value-type="float" office:value="-0.006975561" calcext:value-type="float">
            <text:p>-0.006975561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422.528" calcext:value-type="float">
            <text:p>1422.528</text:p>
          </table:table-cell>
          <table:table-cell office:value-type="float" office:value="0" calcext:value-type="float">
            <text:p>0</text:p>
          </table:table-cell>
          <table:table-cell office:value-type="float" office:value="-0.01459657" calcext:value-type="float">
            <text:p>-0.01459657</text:p>
          </table:table-cell>
          <table:table-cell office:value-type="float" office:value="0.0009189483" calcext:value-type="float">
            <text:p>0.00091894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1998" calcext:value-type="float">
            <text:p>30081998</text:p>
          </table:table-cell>
          <table:table-cell office:value-type="float" office:value="623.0816" calcext:value-type="float">
            <text:p>623.0816</text:p>
          </table:table-cell>
          <table:table-cell office:value-type="float" office:value="144.6976" calcext:value-type="float">
            <text:p>144.6976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5.718" calcext:value-type="float">
            <text:p>1255.718</text:p>
          </table:table-cell>
          <table:table-cell office:value-type="float" office:value="652.0018" calcext:value-type="float">
            <text:p>652.0018</text:p>
          </table:table-cell>
          <table:table-cell office:value-type="float" office:value="0" calcext:value-type="float">
            <text:p>0</text:p>
          </table:table-cell>
          <table:table-cell office:value-type="float" office:value="0.09408718" calcext:value-type="float">
            <text:p>0.09408718</text:p>
          </table:table-cell>
          <table:table-cell office:value-type="float" office:value="0.2998061" calcext:value-type="float">
            <text:p>0.2998061</text:p>
          </table:table-cell>
          <table:table-cell office:value-type="float" office:value="0.3006867" calcext:value-type="float">
            <text:p>0.3006867</text:p>
          </table:table-cell>
          <table:table-cell office:value-type="float" office:value="0.3025488" calcext:value-type="float">
            <text:p>0.3025488</text:p>
          </table:table-cell>
          <table:table-cell office:value-type="float" office:value="0.3046199" calcext:value-type="float">
            <text:p>0.3046199</text:p>
          </table:table-cell>
          <table:table-cell office:value-type="float" office:value="0.3068475" calcext:value-type="float">
            <text:p>0.3068475</text:p>
          </table:table-cell>
          <table:table-cell office:value-type="float" office:value="0.3553278" calcext:value-type="float">
            <text:p>0.3553278</text:p>
          </table:table-cell>
          <table:table-cell office:value-type="float" office:value="0.365083" calcext:value-type="float">
            <text:p>0.365083</text:p>
          </table:table-cell>
          <table:table-cell office:value-type="float" office:value="0.388107" calcext:value-type="float">
            <text:p>0.388107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13" calcext:value-type="float">
            <text:p>0.510711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6352E-015" calcext:value-type="float">
            <text:p>1.726352E-15</text:p>
          </table:table-cell>
          <table:table-cell office:value-type="float" office:value="1.683308E-015" calcext:value-type="float">
            <text:p>1.683308E-15</text:p>
          </table:table-cell>
          <table:table-cell office:value-type="float" office:value="1.200267E-016" calcext:value-type="float">
            <text:p>1.20026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4.38991" calcext:value-type="float">
            <text:p>-24.38991</text:p>
          </table:table-cell>
          <table:table-cell office:value-type="float" office:value="-0.01913953" calcext:value-type="float">
            <text:p>-0.01913953</text:p>
          </table:table-cell>
          <table:table-cell office:value-type="float" office:value="-0.01876772" calcext:value-type="float">
            <text:p>-0.01876772</text:p>
          </table:table-cell>
          <table:table-cell office:value-type="float" office:value="-0.01798218" calcext:value-type="float">
            <text:p>-0.01798218</text:p>
          </table:table-cell>
          <table:table-cell office:value-type="float" office:value="-0.01714826" calcext:value-type="float">
            <text:p>-0.01714826</text:p>
          </table:table-cell>
          <table:table-cell office:value-type="float" office:value="-0.01629968" calcext:value-type="float">
            <text:p>-0.01629968</text:p>
          </table:table-cell>
          <table:table-cell office:value-type="float" office:value="-0.01467858" calcext:value-type="float">
            <text:p>-0.01467858</text:p>
          </table:table-cell>
          <table:table-cell office:value-type="float" office:value="-0.01250434" calcext:value-type="float">
            <text:p>-0.01250434</text:p>
          </table:table-cell>
          <table:table-cell office:value-type="float" office:value="-0.006968041" calcext:value-type="float">
            <text:p>-0.006968041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426.699" calcext:value-type="float">
            <text:p>1426.699</text:p>
          </table:table-cell>
          <table:table-cell office:value-type="float" office:value="0" calcext:value-type="float">
            <text:p>0</text:p>
          </table:table-cell>
          <table:table-cell office:value-type="float" office:value="-5.615987" calcext:value-type="float">
            <text:p>-5.615987</text:p>
          </table:table-cell>
          <table:table-cell office:value-type="float" office:value="0.0009055833" calcext:value-type="float">
            <text:p>0.000905583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1998" calcext:value-type="float">
            <text:p>31081998</text:p>
          </table:table-cell>
          <table:table-cell office:value-type="float" office:value="623.0816" calcext:value-type="float">
            <text:p>623.0816</text:p>
          </table:table-cell>
          <table:table-cell office:value-type="float" office:value="144.8081" calcext:value-type="float">
            <text:p>144.8081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5.237" calcext:value-type="float">
            <text:p>1255.237</text:p>
          </table:table-cell>
          <table:table-cell office:value-type="float" office:value="652.3744" calcext:value-type="float">
            <text:p>652.3744</text:p>
          </table:table-cell>
          <table:table-cell office:value-type="float" office:value="0" calcext:value-type="float">
            <text:p>0</text:p>
          </table:table-cell>
          <table:table-cell office:value-type="float" office:value="0.08423051" calcext:value-type="float">
            <text:p>0.08423051</text:p>
          </table:table-cell>
          <table:table-cell office:value-type="float" office:value="0.3000189" calcext:value-type="float">
            <text:p>0.3000189</text:p>
          </table:table-cell>
          <table:table-cell office:value-type="float" office:value="0.3008305" calcext:value-type="float">
            <text:p>0.3008305</text:p>
          </table:table-cell>
          <table:table-cell office:value-type="float" office:value="0.3020592" calcext:value-type="float">
            <text:p>0.3020592</text:p>
          </table:table-cell>
          <table:table-cell office:value-type="float" office:value="0.3036712" calcext:value-type="float">
            <text:p>0.3036712</text:p>
          </table:table-cell>
          <table:table-cell office:value-type="float" office:value="0.3056286" calcext:value-type="float">
            <text:p>0.3056286</text:p>
          </table:table-cell>
          <table:table-cell office:value-type="float" office:value="0.353781" calcext:value-type="float">
            <text:p>0.353781</text:p>
          </table:table-cell>
          <table:table-cell office:value-type="float" office:value="0.364416" calcext:value-type="float">
            <text:p>0.364416</text:p>
          </table:table-cell>
          <table:table-cell office:value-type="float" office:value="0.3881039" calcext:value-type="float">
            <text:p>0.3881039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6657E-015" calcext:value-type="float">
            <text:p>1.726657E-15</text:p>
          </table:table-cell>
          <table:table-cell office:value-type="float" office:value="1.683116E-015" calcext:value-type="float">
            <text:p>1.683116E-15</text:p>
          </table:table-cell>
          <table:table-cell office:value-type="float" office:value="1.200231E-016" calcext:value-type="float">
            <text:p>1.20023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8.93351" calcext:value-type="float">
            <text:p>-48.93351</text:p>
          </table:table-cell>
          <table:table-cell office:value-type="float" office:value="-0.01904359" calcext:value-type="float">
            <text:p>-0.01904359</text:p>
          </table:table-cell>
          <table:table-cell office:value-type="float" office:value="-0.01870458" calcext:value-type="float">
            <text:p>-0.01870458</text:p>
          </table:table-cell>
          <table:table-cell office:value-type="float" office:value="-0.01818782" calcext:value-type="float">
            <text:p>-0.01818782</text:p>
          </table:table-cell>
          <table:table-cell office:value-type="float" office:value="-0.01752736" calcext:value-type="float">
            <text:p>-0.01752736</text:p>
          </table:table-cell>
          <table:table-cell office:value-type="float" office:value="-0.01676009" calcext:value-type="float">
            <text:p>-0.01676009</text:p>
          </table:table-cell>
          <table:table-cell office:value-type="float" office:value="-0.01531256" calcext:value-type="float">
            <text:p>-0.01531256</text:p>
          </table:table-cell>
          <table:table-cell office:value-type="float" office:value="-0.01272604" calcext:value-type="float">
            <text:p>-0.01272604</text:p>
          </table:table-cell>
          <table:table-cell office:value-type="float" office:value="-0.0069685" calcext:value-type="float">
            <text:p>-0.0069685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1430.631" calcext:value-type="float">
            <text:p>1430.631</text:p>
          </table:table-cell>
          <table:table-cell office:value-type="float" office:value="0" calcext:value-type="float">
            <text:p>0</text:p>
          </table:table-cell>
          <table:table-cell office:value-type="float" office:value="-19.49649" calcext:value-type="float">
            <text:p>-19.49649</text:p>
          </table:table-cell>
          <table:table-cell office:value-type="float" office:value="0.0008989468" calcext:value-type="float">
            <text:p>0.000898946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1998" calcext:value-type="float">
            <text:p>1091998</text:p>
          </table:table-cell>
          <table:table-cell office:value-type="float" office:value="623.0816" calcext:value-type="float">
            <text:p>623.0816</text:p>
          </table:table-cell>
          <table:table-cell office:value-type="float" office:value="144.7818" calcext:value-type="float">
            <text:p>144.7818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5.022" calcext:value-type="float">
            <text:p>1255.022</text:p>
          </table:table-cell>
          <table:table-cell office:value-type="float" office:value="652.6157" calcext:value-type="float">
            <text:p>652.6157</text:p>
          </table:table-cell>
          <table:table-cell office:value-type="float" office:value="0" calcext:value-type="float">
            <text:p>0</text:p>
          </table:table-cell>
          <table:table-cell office:value-type="float" office:value="0.0868616" calcext:value-type="float">
            <text:p>0.0868616</text:p>
          </table:table-cell>
          <table:table-cell office:value-type="float" office:value="0.300044" calcext:value-type="float">
            <text:p>0.300044</text:p>
          </table:table-cell>
          <table:table-cell office:value-type="float" office:value="0.3008333" calcext:value-type="float">
            <text:p>0.3008333</text:p>
          </table:table-cell>
          <table:table-cell office:value-type="float" office:value="0.3020417" calcext:value-type="float">
            <text:p>0.3020417</text:p>
          </table:table-cell>
          <table:table-cell office:value-type="float" office:value="0.3033068" calcext:value-type="float">
            <text:p>0.3033068</text:p>
          </table:table-cell>
          <table:table-cell office:value-type="float" office:value="0.3049624" calcext:value-type="float">
            <text:p>0.3049624</text:p>
          </table:table-cell>
          <table:table-cell office:value-type="float" office:value="0.3529449" calcext:value-type="float">
            <text:p>0.3529449</text:p>
          </table:table-cell>
          <table:table-cell office:value-type="float" office:value="0.3638368" calcext:value-type="float">
            <text:p>0.3638368</text:p>
          </table:table-cell>
          <table:table-cell office:value-type="float" office:value="0.3880667" calcext:value-type="float">
            <text:p>0.3880667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6965E-015" calcext:value-type="float">
            <text:p>1.726965E-15</text:p>
          </table:table-cell>
          <table:table-cell office:value-type="float" office:value="1.682924E-015" calcext:value-type="float">
            <text:p>1.682924E-15</text:p>
          </table:table-cell>
          <table:table-cell office:value-type="float" office:value="1.200194E-016" calcext:value-type="float">
            <text:p>1.20019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0.84956" calcext:value-type="float">
            <text:p>-40.84956</text:p>
          </table:table-cell>
          <table:table-cell office:value-type="float" office:value="-0.01903113" calcext:value-type="float">
            <text:p>-0.01903113</text:p>
          </table:table-cell>
          <table:table-cell office:value-type="float" office:value="-0.01870365" calcext:value-type="float">
            <text:p>-0.01870365</text:p>
          </table:table-cell>
          <table:table-cell office:value-type="float" office:value="-0.01819636" calcext:value-type="float">
            <text:p>-0.01819636</text:p>
          </table:table-cell>
          <table:table-cell office:value-type="float" office:value="-0.01767546" calcext:value-type="float">
            <text:p>-0.01767546</text:p>
          </table:table-cell>
          <table:table-cell office:value-type="float" office:value="-0.01701725" calcext:value-type="float">
            <text:p>-0.01701725</text:p>
          </table:table-cell>
          <table:table-cell office:value-type="float" office:value="-0.01566827" calcext:value-type="float">
            <text:p>-0.01566827</text:p>
          </table:table-cell>
          <table:table-cell office:value-type="float" office:value="-0.01292241" calcext:value-type="float">
            <text:p>-0.01292241</text:p>
          </table:table-cell>
          <table:table-cell office:value-type="float" office:value="-0.006974849" calcext:value-type="float">
            <text:p>-0.006974849</text:p>
          </table:table-cell>
          <table:table-cell office:value-type="float" office:value="-0.00376346" calcext:value-type="float">
            <text:p>-0.00376346</text:p>
          </table:table-cell>
          <table:table-cell office:value-type="float" office:value="1434.437" calcext:value-type="float">
            <text:p>1434.437</text:p>
          </table:table-cell>
          <table:table-cell office:value-type="float" office:value="0" calcext:value-type="float">
            <text:p>0</text:p>
          </table:table-cell>
          <table:table-cell office:value-type="float" office:value="-15.6023" calcext:value-type="float">
            <text:p>-15.6023</text:p>
          </table:table-cell>
          <table:table-cell office:value-type="float" office:value="0.000894455" calcext:value-type="float">
            <text:p>0.00089445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1998" calcext:value-type="float">
            <text:p>2091998</text:p>
          </table:table-cell>
          <table:table-cell office:value-type="float" office:value="628.2816" calcext:value-type="float">
            <text:p>628.2816</text:p>
          </table:table-cell>
          <table:table-cell office:value-type="float" office:value="145.8773" calcext:value-type="float">
            <text:p>145.8773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8.946" calcext:value-type="float">
            <text:p>1258.946</text:p>
          </table:table-cell>
          <table:table-cell office:value-type="float" office:value="652.7973" calcext:value-type="float">
            <text:p>652.7973</text:p>
          </table:table-cell>
          <table:table-cell office:value-type="float" office:value="0" calcext:value-type="float">
            <text:p>0</text:p>
          </table:table-cell>
          <table:table-cell office:value-type="float" office:value="0.349094" calcext:value-type="float">
            <text:p>0.349094</text:p>
          </table:table-cell>
          <table:table-cell office:value-type="float" office:value="0.3455553" calcext:value-type="float">
            <text:p>0.3455553</text:p>
          </table:table-cell>
          <table:table-cell office:value-type="float" office:value="0.3122225" calcext:value-type="float">
            <text:p>0.3122225</text:p>
          </table:table-cell>
          <table:table-cell office:value-type="float" office:value="0.3028712" calcext:value-type="float">
            <text:p>0.3028712</text:p>
          </table:table-cell>
          <table:table-cell office:value-type="float" office:value="0.3031438" calcext:value-type="float">
            <text:p>0.3031438</text:p>
          </table:table-cell>
          <table:table-cell office:value-type="float" office:value="0.3047145" calcext:value-type="float">
            <text:p>0.3047145</text:p>
          </table:table-cell>
          <table:table-cell office:value-type="float" office:value="0.3529259" calcext:value-type="float">
            <text:p>0.3529259</text:p>
          </table:table-cell>
          <table:table-cell office:value-type="float" office:value="0.3633858" calcext:value-type="float">
            <text:p>0.3633858</text:p>
          </table:table-cell>
          <table:table-cell office:value-type="float" office:value="0.3880091" calcext:value-type="float">
            <text:p>0.3880091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7239E-015" calcext:value-type="float">
            <text:p>1.727239E-15</text:p>
          </table:table-cell>
          <table:table-cell office:value-type="float" office:value="1.682753E-015" calcext:value-type="float">
            <text:p>1.682753E-15</text:p>
          </table:table-cell>
          <table:table-cell office:value-type="float" office:value="1.20016E-016" calcext:value-type="float">
            <text:p>1.2001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6348051" calcext:value-type="float">
            <text:p>-0.006348051</text:p>
          </table:table-cell>
          <table:table-cell office:value-type="float" office:value="-0.006838013" calcext:value-type="float">
            <text:p>-0.006838013</text:p>
          </table:table-cell>
          <table:table-cell office:value-type="float" office:value="-0.01472856" calcext:value-type="float">
            <text:p>-0.01472856</text:p>
          </table:table-cell>
          <table:table-cell office:value-type="float" office:value="-0.01792794" calcext:value-type="float">
            <text:p>-0.01792794</text:p>
          </table:table-cell>
          <table:table-cell office:value-type="float" office:value="-0.01774773" calcext:value-type="float">
            <text:p>-0.01774773</text:p>
          </table:table-cell>
          <table:table-cell office:value-type="float" office:value="-0.01711556" calcext:value-type="float">
            <text:p>-0.01711556</text:p>
          </table:table-cell>
          <table:table-cell office:value-type="float" office:value="-0.01567549" calcext:value-type="float">
            <text:p>-0.01567549</text:p>
          </table:table-cell>
          <table:table-cell office:value-type="float" office:value="-0.01307774" calcext:value-type="float">
            <text:p>-0.01307774</text:p>
          </table:table-cell>
          <table:table-cell office:value-type="float" office:value="-0.006984781" calcext:value-type="float">
            <text:p>-0.006984781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1438.186" calcext:value-type="float">
            <text:p>1438.186</text:p>
          </table:table-cell>
          <table:table-cell office:value-type="float" office:value="0" calcext:value-type="float">
            <text:p>0</text:p>
          </table:table-cell>
          <table:table-cell office:value-type="float" office:value="-0.006406982" calcext:value-type="float">
            <text:p>-0.006406982</text:p>
          </table:table-cell>
          <table:table-cell office:value-type="float" office:value="0.0008837045" calcext:value-type="float">
            <text:p>0.000883704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1998" calcext:value-type="float">
            <text:p>3091998</text:p>
          </table:table-cell>
          <table:table-cell office:value-type="float" office:value="629.8815" calcext:value-type="float">
            <text:p>629.8815</text:p>
          </table:table-cell>
          <table:table-cell office:value-type="float" office:value="147.8657" calcext:value-type="float">
            <text:p>147.8657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7.625" calcext:value-type="float">
            <text:p>1257.625</text:p>
          </table:table-cell>
          <table:table-cell office:value-type="float" office:value="653.7328" calcext:value-type="float">
            <text:p>653.7328</text:p>
          </table:table-cell>
          <table:table-cell office:value-type="float" office:value="0" calcext:value-type="float">
            <text:p>0</text:p>
          </table:table-cell>
          <table:table-cell office:value-type="float" office:value="0.3032855" calcext:value-type="float">
            <text:p>0.3032855</text:p>
          </table:table-cell>
          <table:table-cell office:value-type="float" office:value="0.3040839" calcext:value-type="float">
            <text:p>0.3040839</text:p>
          </table:table-cell>
          <table:table-cell office:value-type="float" office:value="0.3043567" calcext:value-type="float">
            <text:p>0.3043567</text:p>
          </table:table-cell>
          <table:table-cell office:value-type="float" office:value="0.3051034" calcext:value-type="float">
            <text:p>0.3051034</text:p>
          </table:table-cell>
          <table:table-cell office:value-type="float" office:value="0.3053148" calcext:value-type="float">
            <text:p>0.3053148</text:p>
          </table:table-cell>
          <table:table-cell office:value-type="float" office:value="0.305887" calcext:value-type="float">
            <text:p>0.305887</text:p>
          </table:table-cell>
          <table:table-cell office:value-type="float" office:value="0.3526503" calcext:value-type="float">
            <text:p>0.3526503</text:p>
          </table:table-cell>
          <table:table-cell office:value-type="float" office:value="0.3630484" calcext:value-type="float">
            <text:p>0.3630484</text:p>
          </table:table-cell>
          <table:table-cell office:value-type="float" office:value="0.387942" calcext:value-type="float">
            <text:p>0.387942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7481E-015" calcext:value-type="float">
            <text:p>1.727481E-15</text:p>
          </table:table-cell>
          <table:table-cell office:value-type="float" office:value="1.6826E-015" calcext:value-type="float">
            <text:p>1.6826E-15</text:p>
          </table:table-cell>
          <table:table-cell office:value-type="float" office:value="1.20013E-016" calcext:value-type="float">
            <text:p>1.2001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751311" calcext:value-type="float">
            <text:p>-0.01751311</text:p>
          </table:table-cell>
          <table:table-cell office:value-type="float" office:value="-0.01728933" calcext:value-type="float">
            <text:p>-0.01728933</text:p>
          </table:table-cell>
          <table:table-cell office:value-type="float" office:value="-0.01724145" calcext:value-type="float">
            <text:p>-0.01724145</text:p>
          </table:table-cell>
          <table:table-cell office:value-type="float" office:value="-0.01695014" calcext:value-type="float">
            <text:p>-0.01695014</text:p>
          </table:table-cell>
          <table:table-cell office:value-type="float" office:value="-0.01687926" calcext:value-type="float">
            <text:p>-0.01687926</text:p>
          </table:table-cell>
          <table:table-cell office:value-type="float" office:value="-0.01666593" calcext:value-type="float">
            <text:p>-0.01666593</text:p>
          </table:table-cell>
          <table:table-cell office:value-type="float" office:value="-0.01579755" calcext:value-type="float">
            <text:p>-0.01579755</text:p>
          </table:table-cell>
          <table:table-cell office:value-type="float" office:value="-0.01319523" calcext:value-type="float">
            <text:p>-0.01319523</text:p>
          </table:table-cell>
          <table:table-cell office:value-type="float" office:value="-0.006996348" calcext:value-type="float">
            <text:p>-0.006996348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442.682" calcext:value-type="float">
            <text:p>1442.682</text:p>
          </table:table-cell>
          <table:table-cell office:value-type="float" office:value="0" calcext:value-type="float">
            <text:p>0</text:p>
          </table:table-cell>
          <table:table-cell office:value-type="float" office:value="-0.01628494" calcext:value-type="float">
            <text:p>-0.01628494</text:p>
          </table:table-cell>
          <table:table-cell office:value-type="float" office:value="0.0008624747" calcext:value-type="float">
            <text:p>0.000862474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1998" calcext:value-type="float">
            <text:p>4091998</text:p>
          </table:table-cell>
          <table:table-cell office:value-type="float" office:value="630.0816" calcext:value-type="float">
            <text:p>630.0816</text:p>
          </table:table-cell>
          <table:table-cell office:value-type="float" office:value="150.538" calcext:value-type="float">
            <text:p>150.538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755" calcext:value-type="float">
            <text:p>1254.755</text:p>
          </table:table-cell>
          <table:table-cell office:value-type="float" office:value="654.1359" calcext:value-type="float">
            <text:p>654.1359</text:p>
          </table:table-cell>
          <table:table-cell office:value-type="float" office:value="0" calcext:value-type="float">
            <text:p>0</text:p>
          </table:table-cell>
          <table:table-cell office:value-type="float" office:value="0.08889516" calcext:value-type="float">
            <text:p>0.08889516</text:p>
          </table:table-cell>
          <table:table-cell office:value-type="float" office:value="0.2995964" calcext:value-type="float">
            <text:p>0.2995964</text:p>
          </table:table-cell>
          <table:table-cell office:value-type="float" office:value="0.3004898" calcext:value-type="float">
            <text:p>0.3004898</text:p>
          </table:table-cell>
          <table:table-cell office:value-type="float" office:value="0.3021373" calcext:value-type="float">
            <text:p>0.3021373</text:p>
          </table:table-cell>
          <table:table-cell office:value-type="float" office:value="0.3036935" calcext:value-type="float">
            <text:p>0.3036935</text:p>
          </table:table-cell>
          <table:table-cell office:value-type="float" office:value="0.305204" calcext:value-type="float">
            <text:p>0.305204</text:p>
          </table:table-cell>
          <table:table-cell office:value-type="float" office:value="0.3525202" calcext:value-type="float">
            <text:p>0.3525202</text:p>
          </table:table-cell>
          <table:table-cell office:value-type="float" office:value="0.3627943" calcext:value-type="float">
            <text:p>0.3627943</text:p>
          </table:table-cell>
          <table:table-cell office:value-type="float" office:value="0.3878729" calcext:value-type="float">
            <text:p>0.3878729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7719E-015" calcext:value-type="float">
            <text:p>1.727719E-15</text:p>
          </table:table-cell>
          <table:table-cell office:value-type="float" office:value="1.68245E-015" calcext:value-type="float">
            <text:p>1.68245E-15</text:p>
          </table:table-cell>
          <table:table-cell office:value-type="float" office:value="1.200101E-016" calcext:value-type="float">
            <text:p>1.20010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4.83485" calcext:value-type="float">
            <text:p>-34.83485</text:p>
          </table:table-cell>
          <table:table-cell office:value-type="float" office:value="-0.0192347" calcext:value-type="float">
            <text:p>-0.0192347</text:p>
          </table:table-cell>
          <table:table-cell office:value-type="float" office:value="-0.01885477" calcext:value-type="float">
            <text:p>-0.01885477</text:p>
          </table:table-cell>
          <table:table-cell office:value-type="float" office:value="-0.01815166" calcext:value-type="float">
            <text:p>-0.01815166</text:p>
          </table:table-cell>
          <table:table-cell office:value-type="float" office:value="-0.01751575" calcext:value-type="float">
            <text:p>-0.01751575</text:p>
          </table:table-cell>
          <table:table-cell office:value-type="float" office:value="-0.01692242" calcext:value-type="float">
            <text:p>-0.01692242</text:p>
          </table:table-cell>
          <table:table-cell office:value-type="float" office:value="-0.01585266" calcext:value-type="float">
            <text:p>-0.01585266</text:p>
          </table:table-cell>
          <table:table-cell office:value-type="float" office:value="-0.0132845" calcext:value-type="float">
            <text:p>-0.0132845</text:p>
          </table:table-cell>
          <table:table-cell office:value-type="float" office:value="-0.007008321" calcext:value-type="float">
            <text:p>-0.007008321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446.672" calcext:value-type="float">
            <text:p>1446.672</text:p>
          </table:table-cell>
          <table:table-cell office:value-type="float" office:value="0" calcext:value-type="float">
            <text:p>0</text:p>
          </table:table-cell>
          <table:table-cell office:value-type="float" office:value="-11.60203" calcext:value-type="float">
            <text:p>-11.60203</text:p>
          </table:table-cell>
          <table:table-cell office:value-type="float" office:value="0.0008503373" calcext:value-type="float">
            <text:p>0.000850337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1998" calcext:value-type="float">
            <text:p>5091998</text:p>
          </table:table-cell>
          <table:table-cell office:value-type="float" office:value="630.0816" calcext:value-type="float">
            <text:p>630.0816</text:p>
          </table:table-cell>
          <table:table-cell office:value-type="float" office:value="150.5326" calcext:value-type="float">
            <text:p>150.5326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625" calcext:value-type="float">
            <text:p>1254.625</text:p>
          </table:table-cell>
          <table:table-cell office:value-type="float" office:value="654.2761" calcext:value-type="float">
            <text:p>654.2761</text:p>
          </table:table-cell>
          <table:table-cell office:value-type="float" office:value="0" calcext:value-type="float">
            <text:p>0</text:p>
          </table:table-cell>
          <table:table-cell office:value-type="float" office:value="0.08974792" calcext:value-type="float">
            <text:p>0.08974792</text:p>
          </table:table-cell>
          <table:table-cell office:value-type="float" office:value="0.2998718" calcext:value-type="float">
            <text:p>0.2998718</text:p>
          </table:table-cell>
          <table:table-cell office:value-type="float" office:value="0.3006736" calcext:value-type="float">
            <text:p>0.3006736</text:p>
          </table:table-cell>
          <table:table-cell office:value-type="float" office:value="0.3019074" calcext:value-type="float">
            <text:p>0.3019074</text:p>
          </table:table-cell>
          <table:table-cell office:value-type="float" office:value="0.3031873" calcext:value-type="float">
            <text:p>0.3031873</text:p>
          </table:table-cell>
          <table:table-cell office:value-type="float" office:value="0.3046219" calcext:value-type="float">
            <text:p>0.3046219</text:p>
          </table:table-cell>
          <table:table-cell office:value-type="float" office:value="0.3522069" calcext:value-type="float">
            <text:p>0.3522069</text:p>
          </table:table-cell>
          <table:table-cell office:value-type="float" office:value="0.3625871" calcext:value-type="float">
            <text:p>0.3625871</text:p>
          </table:table-cell>
          <table:table-cell office:value-type="float" office:value="0.3878064" calcext:value-type="float">
            <text:p>0.3878064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799E-015" calcext:value-type="float">
            <text:p>1.72799E-15</text:p>
          </table:table-cell>
          <table:table-cell office:value-type="float" office:value="1.682282E-015" calcext:value-type="float">
            <text:p>1.682282E-15</text:p>
          </table:table-cell>
          <table:table-cell office:value-type="float" office:value="1.200068E-016" calcext:value-type="float">
            <text:p>1.20006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4.00587" calcext:value-type="float">
            <text:p>-34.00587</text:p>
          </table:table-cell>
          <table:table-cell office:value-type="float" office:value="-0.019109" calcext:value-type="float">
            <text:p>-0.019109</text:p>
          </table:table-cell>
          <table:table-cell office:value-type="float" office:value="-0.01877298" calcext:value-type="float">
            <text:p>-0.01877298</text:p>
          </table:table-cell>
          <table:table-cell office:value-type="float" office:value="-0.01825274" calcext:value-type="float">
            <text:p>-0.01825274</text:p>
          </table:table-cell>
          <table:table-cell office:value-type="float" office:value="-0.01772584" calcext:value-type="float">
            <text:p>-0.01772584</text:p>
          </table:table-cell>
          <table:table-cell office:value-type="float" office:value="-0.01715086" calcext:value-type="float">
            <text:p>-0.01715086</text:p>
          </table:table-cell>
          <table:table-cell office:value-type="float" office:value="-0.01598898" calcext:value-type="float">
            <text:p>-0.01598898</text:p>
          </table:table-cell>
          <table:table-cell office:value-type="float" office:value="-0.01335774" calcext:value-type="float">
            <text:p>-0.01335774</text:p>
          </table:table-cell>
          <table:table-cell office:value-type="float" office:value="-0.00701986" calcext:value-type="float">
            <text:p>-0.00701986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1450.392" calcext:value-type="float">
            <text:p>1450.392</text:p>
          </table:table-cell>
          <table:table-cell office:value-type="float" office:value="0" calcext:value-type="float">
            <text:p>0</text:p>
          </table:table-cell>
          <table:table-cell office:value-type="float" office:value="-12.16578" calcext:value-type="float">
            <text:p>-12.16578</text:p>
          </table:table-cell>
          <table:table-cell office:value-type="float" office:value="0.0008431422" calcext:value-type="float">
            <text:p>0.000843142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1998" calcext:value-type="float">
            <text:p>6091998</text:p>
          </table:table-cell>
          <table:table-cell office:value-type="float" office:value="630.0816" calcext:value-type="float">
            <text:p>630.0816</text:p>
          </table:table-cell>
          <table:table-cell office:value-type="float" office:value="150.5565" calcext:value-type="float">
            <text:p>150.5565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537" calcext:value-type="float">
            <text:p>1254.537</text:p>
          </table:table-cell>
          <table:table-cell office:value-type="float" office:value="654.3533" calcext:value-type="float">
            <text:p>654.3533</text:p>
          </table:table-cell>
          <table:table-cell office:value-type="float" office:value="0" calcext:value-type="float">
            <text:p>0</text:p>
          </table:table-cell>
          <table:table-cell office:value-type="float" office:value="0.08805672" calcext:value-type="float">
            <text:p>0.08805672</text:p>
          </table:table-cell>
          <table:table-cell office:value-type="float" office:value="0.2999058" calcext:value-type="float">
            <text:p>0.2999058</text:p>
          </table:table-cell>
          <table:table-cell office:value-type="float" office:value="0.3007128" calcext:value-type="float">
            <text:p>0.3007128</text:p>
          </table:table-cell>
          <table:table-cell office:value-type="float" office:value="0.301943" calcext:value-type="float">
            <text:p>0.301943</text:p>
          </table:table-cell>
          <table:table-cell office:value-type="float" office:value="0.3032271" calcext:value-type="float">
            <text:p>0.3032271</text:p>
          </table:table-cell>
          <table:table-cell office:value-type="float" office:value="0.3045377" calcext:value-type="float">
            <text:p>0.3045377</text:p>
          </table:table-cell>
          <table:table-cell office:value-type="float" office:value="0.3519634" calcext:value-type="float">
            <text:p>0.3519634</text:p>
          </table:table-cell>
          <table:table-cell office:value-type="float" office:value="0.3623809" calcext:value-type="float">
            <text:p>0.3623809</text:p>
          </table:table-cell>
          <table:table-cell office:value-type="float" office:value="0.3877711" calcext:value-type="float">
            <text:p>0.3877711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8304E-015" calcext:value-type="float">
            <text:p>1.728304E-15</text:p>
          </table:table-cell>
          <table:table-cell office:value-type="float" office:value="1.682086E-015" calcext:value-type="float">
            <text:p>1.682086E-15</text:p>
          </table:table-cell>
          <table:table-cell office:value-type="float" office:value="1.200031E-016" calcext:value-type="float">
            <text:p>1.20003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6.48069" calcext:value-type="float">
            <text:p>-36.48069</text:p>
          </table:table-cell>
          <table:table-cell office:value-type="float" office:value="-0.01909402" calcext:value-type="float">
            <text:p>-0.01909402</text:p>
          </table:table-cell>
          <table:table-cell office:value-type="float" office:value="-0.01875603" calcext:value-type="float">
            <text:p>-0.01875603</text:p>
          </table:table-cell>
          <table:table-cell office:value-type="float" office:value="-0.018238" calcext:value-type="float">
            <text:p>-0.018238</text:p>
          </table:table-cell>
          <table:table-cell office:value-type="float" office:value="-0.01770877" calcext:value-type="float">
            <text:p>-0.01770877</text:p>
          </table:table-cell>
          <table:table-cell office:value-type="float" office:value="-0.01718439" calcext:value-type="float">
            <text:p>-0.01718439</text:p>
          </table:table-cell>
          <table:table-cell office:value-type="float" office:value="-0.01609596" calcext:value-type="float">
            <text:p>-0.01609596</text:p>
          </table:table-cell>
          <table:table-cell office:value-type="float" office:value="-0.01343049" calcext:value-type="float">
            <text:p>-0.01343049</text:p>
          </table:table-cell>
          <table:table-cell office:value-type="float" office:value="-0.007026219" calcext:value-type="float">
            <text:p>-0.007026219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1454.032" calcext:value-type="float">
            <text:p>1454.032</text:p>
          </table:table-cell>
          <table:table-cell office:value-type="float" office:value="0" calcext:value-type="float">
            <text:p>0</text:p>
          </table:table-cell>
          <table:table-cell office:value-type="float" office:value="-16.57667" calcext:value-type="float">
            <text:p>-16.57667</text:p>
          </table:table-cell>
          <table:table-cell office:value-type="float" office:value="0.0008365783" calcext:value-type="float">
            <text:p>0.000836578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1998" calcext:value-type="float">
            <text:p>7091998</text:p>
          </table:table-cell>
          <table:table-cell office:value-type="float" office:value="632.0814" calcext:value-type="float">
            <text:p>632.0814</text:p>
          </table:table-cell>
          <table:table-cell office:value-type="float" office:value="151.3847" calcext:value-type="float">
            <text:p>151.3847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5.649" calcext:value-type="float">
            <text:p>1255.649</text:p>
          </table:table-cell>
          <table:table-cell office:value-type="float" office:value="654.4174" calcext:value-type="float">
            <text:p>654.4174</text:p>
          </table:table-cell>
          <table:table-cell office:value-type="float" office:value="0" calcext:value-type="float">
            <text:p>0</text:p>
          </table:table-cell>
          <table:table-cell office:value-type="float" office:value="0.2004838" calcext:value-type="float">
            <text:p>0.2004838</text:p>
          </table:table-cell>
          <table:table-cell office:value-type="float" office:value="0.2976343" calcext:value-type="float">
            <text:p>0.2976343</text:p>
          </table:table-cell>
          <table:table-cell office:value-type="float" office:value="0.2998408" calcext:value-type="float">
            <text:p>0.2998408</text:p>
          </table:table-cell>
          <table:table-cell office:value-type="float" office:value="0.301771" calcext:value-type="float">
            <text:p>0.301771</text:p>
          </table:table-cell>
          <table:table-cell office:value-type="float" office:value="0.3031822" calcext:value-type="float">
            <text:p>0.3031822</text:p>
          </table:table-cell>
          <table:table-cell office:value-type="float" office:value="0.3044899" calcext:value-type="float">
            <text:p>0.3044899</text:p>
          </table:table-cell>
          <table:table-cell office:value-type="float" office:value="0.3518728" calcext:value-type="float">
            <text:p>0.3518728</text:p>
          </table:table-cell>
          <table:table-cell office:value-type="float" office:value="0.3621175" calcext:value-type="float">
            <text:p>0.3621175</text:p>
          </table:table-cell>
          <table:table-cell office:value-type="float" office:value="0.3878218" calcext:value-type="float">
            <text:p>0.3878218</text:p>
          </table:table-cell>
          <table:table-cell office:value-type="float" office:value="0.4139517" calcext:value-type="float">
            <text:p>0.4139517</text:p>
          </table:table-cell>
          <table:table-cell office:value-type="float" office:value="0.5107109" calcext:value-type="float">
            <text:p>0.510710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8593E-015" calcext:value-type="float">
            <text:p>1.728593E-15</text:p>
          </table:table-cell>
          <table:table-cell office:value-type="float" office:value="1.681906E-015" calcext:value-type="float">
            <text:p>1.681906E-15</text:p>
          </table:table-cell>
          <table:table-cell office:value-type="float" office:value="1.199995E-016" calcext:value-type="float">
            <text:p>1.19999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2389218" calcext:value-type="float">
            <text:p>-0.2389218</text:p>
          </table:table-cell>
          <table:table-cell office:value-type="float" office:value="-0.02011786" calcext:value-type="float">
            <text:p>-0.02011786</text:p>
          </table:table-cell>
          <table:table-cell office:value-type="float" office:value="-0.01912642" calcext:value-type="float">
            <text:p>-0.01912642</text:p>
          </table:table-cell>
          <table:table-cell office:value-type="float" office:value="-0.01830588" calcext:value-type="float">
            <text:p>-0.01830588</text:p>
          </table:table-cell>
          <table:table-cell office:value-type="float" office:value="-0.01772614" calcext:value-type="float">
            <text:p>-0.01772614</text:p>
          </table:table-cell>
          <table:table-cell office:value-type="float" office:value="-0.01720315" calcext:value-type="float">
            <text:p>-0.01720315</text:p>
          </table:table-cell>
          <table:table-cell office:value-type="float" office:value="-0.01613609" calcext:value-type="float">
            <text:p>-0.01613609</text:p>
          </table:table-cell>
          <table:table-cell office:value-type="float" office:value="-0.01352486" calcext:value-type="float">
            <text:p>-0.01352486</text:p>
          </table:table-cell>
          <table:table-cell office:value-type="float" office:value="-0.007017373" calcext:value-type="float">
            <text:p>-0.007017373</text:p>
          </table:table-cell>
          <table:table-cell office:value-type="float" office:value="-0.003763458" calcext:value-type="float">
            <text:p>-0.003763458</text:p>
          </table:table-cell>
          <table:table-cell office:value-type="float" office:value="1457.671" calcext:value-type="float">
            <text:p>1457.671</text:p>
          </table:table-cell>
          <table:table-cell office:value-type="float" office:value="0" calcext:value-type="float">
            <text:p>0</text:p>
          </table:table-cell>
          <table:table-cell office:value-type="float" office:value="-0.01351313" calcext:value-type="float">
            <text:p>-0.01351313</text:p>
          </table:table-cell>
          <table:table-cell office:value-type="float" office:value="0.0008291055" calcext:value-type="float">
            <text:p>0.000829105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1998" calcext:value-type="float">
            <text:p>8091998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53.0307" calcext:value-type="float">
            <text:p>153.0307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7.743" calcext:value-type="float">
            <text:p>1257.743</text:p>
          </table:table-cell>
          <table:table-cell office:value-type="float" office:value="654.4789" calcext:value-type="float">
            <text:p>654.4789</text:p>
          </table:table-cell>
          <table:table-cell office:value-type="float" office:value="0" calcext:value-type="float">
            <text:p>0</text:p>
          </table:table-cell>
          <table:table-cell office:value-type="float" office:value="0.3295238" calcext:value-type="float">
            <text:p>0.3295238</text:p>
          </table:table-cell>
          <table:table-cell office:value-type="float" office:value="0.3256202" calcext:value-type="float">
            <text:p>0.3256202</text:p>
          </table:table-cell>
          <table:table-cell office:value-type="float" office:value="0.3080261" calcext:value-type="float">
            <text:p>0.3080261</text:p>
          </table:table-cell>
          <table:table-cell office:value-type="float" office:value="0.302355" calcext:value-type="float">
            <text:p>0.302355</text:p>
          </table:table-cell>
          <table:table-cell office:value-type="float" office:value="0.3028924" calcext:value-type="float">
            <text:p>0.3028924</text:p>
          </table:table-cell>
          <table:table-cell office:value-type="float" office:value="0.3043008" calcext:value-type="float">
            <text:p>0.3043008</text:p>
          </table:table-cell>
          <table:table-cell office:value-type="float" office:value="0.3518365" calcext:value-type="float">
            <text:p>0.3518365</text:p>
          </table:table-cell>
          <table:table-cell office:value-type="float" office:value="0.3619173" calcext:value-type="float">
            <text:p>0.3619173</text:p>
          </table:table-cell>
          <table:table-cell office:value-type="float" office:value="0.3878504" calcext:value-type="float">
            <text:p>0.3878504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8819E-015" calcext:value-type="float">
            <text:p>1.728819E-15</text:p>
          </table:table-cell>
          <table:table-cell office:value-type="float" office:value="1.681762E-015" calcext:value-type="float">
            <text:p>1.681762E-15</text:p>
          </table:table-cell>
          <table:table-cell office:value-type="float" office:value="1.199966E-016" calcext:value-type="float">
            <text:p>1.19996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9574655" calcext:value-type="float">
            <text:p>-0.009574655</text:p>
          </table:table-cell>
          <table:table-cell office:value-type="float" office:value="-0.01060802" calcext:value-type="float">
            <text:p>-0.01060802</text:p>
          </table:table-cell>
          <table:table-cell office:value-type="float" office:value="-0.01602551" calcext:value-type="float">
            <text:p>-0.01602551</text:p>
          </table:table-cell>
          <table:table-cell office:value-type="float" office:value="-0.01811289" calcext:value-type="float">
            <text:p>-0.01811289</text:p>
          </table:table-cell>
          <table:table-cell office:value-type="float" office:value="-0.01785077" calcext:value-type="float">
            <text:p>-0.01785077</text:p>
          </table:table-cell>
          <table:table-cell office:value-type="float" office:value="-0.01727766" calcext:value-type="float">
            <text:p>-0.01727766</text:p>
          </table:table-cell>
          <table:table-cell office:value-type="float" office:value="-0.01615165" calcext:value-type="float">
            <text:p>-0.01615165</text:p>
          </table:table-cell>
          <table:table-cell office:value-type="float" office:value="-0.01359714" calcext:value-type="float">
            <text:p>-0.01359714</text:p>
          </table:table-cell>
          <table:table-cell office:value-type="float" office:value="-0.007012379" calcext:value-type="float">
            <text:p>-0.007012379</text:p>
          </table:table-cell>
          <table:table-cell office:value-type="float" office:value="-0.003763464" calcext:value-type="float">
            <text:p>-0.003763464</text:p>
          </table:table-cell>
          <table:table-cell office:value-type="float" office:value="1461.304" calcext:value-type="float">
            <text:p>1461.304</text:p>
          </table:table-cell>
          <table:table-cell office:value-type="float" office:value="0" calcext:value-type="float">
            <text:p>0</text:p>
          </table:table-cell>
          <table:table-cell office:value-type="float" office:value="-0.00957281" calcext:value-type="float">
            <text:p>-0.00957281</text:p>
          </table:table-cell>
          <table:table-cell office:value-type="float" office:value="0.0008174594" calcext:value-type="float">
            <text:p>0.000817459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1998" calcext:value-type="float">
            <text:p>9091998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55.0374" calcext:value-type="float">
            <text:p>155.0374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5.434" calcext:value-type="float">
            <text:p>1255.434</text:p>
          </table:table-cell>
          <table:table-cell office:value-type="float" office:value="654.7841" calcext:value-type="float">
            <text:p>654.7841</text:p>
          </table:table-cell>
          <table:table-cell office:value-type="float" office:value="0" calcext:value-type="float">
            <text:p>0</text:p>
          </table:table-cell>
          <table:table-cell office:value-type="float" office:value="0.1568425" calcext:value-type="float">
            <text:p>0.1568425</text:p>
          </table:table-cell>
          <table:table-cell office:value-type="float" office:value="0.3013657" calcext:value-type="float">
            <text:p>0.3013657</text:p>
          </table:table-cell>
          <table:table-cell office:value-type="float" office:value="0.302714" calcext:value-type="float">
            <text:p>0.302714</text:p>
          </table:table-cell>
          <table:table-cell office:value-type="float" office:value="0.3037933" calcext:value-type="float">
            <text:p>0.3037933</text:p>
          </table:table-cell>
          <table:table-cell office:value-type="float" office:value="0.304353" calcext:value-type="float">
            <text:p>0.304353</text:p>
          </table:table-cell>
          <table:table-cell office:value-type="float" office:value="0.3051525" calcext:value-type="float">
            <text:p>0.3051525</text:p>
          </table:table-cell>
          <table:table-cell office:value-type="float" office:value="0.3517705" calcext:value-type="float">
            <text:p>0.3517705</text:p>
          </table:table-cell>
          <table:table-cell office:value-type="float" office:value="0.3617652" calcext:value-type="float">
            <text:p>0.3617652</text:p>
          </table:table-cell>
          <table:table-cell office:value-type="float" office:value="0.3878644" calcext:value-type="float">
            <text:p>0.3878644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9031E-015" calcext:value-type="float">
            <text:p>1.729031E-15</text:p>
          </table:table-cell>
          <table:table-cell office:value-type="float" office:value="1.68163E-015" calcext:value-type="float">
            <text:p>1.68163E-15</text:p>
          </table:table-cell>
          <table:table-cell office:value-type="float" office:value="1.199939E-016" calcext:value-type="float">
            <text:p>1.19993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.071778" calcext:value-type="float">
            <text:p>-1.071778</text:p>
          </table:table-cell>
          <table:table-cell office:value-type="float" office:value="-0.01845021" calcext:value-type="float">
            <text:p>-0.01845021</text:p>
          </table:table-cell>
          <table:table-cell office:value-type="float" office:value="-0.01789583" calcext:value-type="float">
            <text:p>-0.01789583</text:p>
          </table:table-cell>
          <table:table-cell office:value-type="float" office:value="-0.01746844" calcext:value-type="float">
            <text:p>-0.01746844</text:p>
          </table:table-cell>
          <table:table-cell office:value-type="float" office:value="-0.01725415" calcext:value-type="float">
            <text:p>-0.01725415</text:p>
          </table:table-cell>
          <table:table-cell office:value-type="float" office:value="-0.01694576" calcext:value-type="float">
            <text:p>-0.01694576</text:p>
          </table:table-cell>
          <table:table-cell office:value-type="float" office:value="-0.01618311" calcext:value-type="float">
            <text:p>-0.01618311</text:p>
          </table:table-cell>
          <table:table-cell office:value-type="float" office:value="-0.01365224" calcext:value-type="float">
            <text:p>-0.01365224</text:p>
          </table:table-cell>
          <table:table-cell office:value-type="float" office:value="-0.007009952" calcext:value-type="float">
            <text:p>-0.007009952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465.183" calcext:value-type="float">
            <text:p>1465.183</text:p>
          </table:table-cell>
          <table:table-cell office:value-type="float" office:value="0" calcext:value-type="float">
            <text:p>0</text:p>
          </table:table-cell>
          <table:table-cell office:value-type="float" office:value="-1.483351" calcext:value-type="float">
            <text:p>-1.483351</text:p>
          </table:table-cell>
          <table:table-cell office:value-type="float" office:value="0.0008041845" calcext:value-type="float">
            <text:p>0.000804184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1998" calcext:value-type="float">
            <text:p>10091998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55.77" calcext:value-type="float">
            <text:p>155.77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459" calcext:value-type="float">
            <text:p>1254.459</text:p>
          </table:table-cell>
          <table:table-cell office:value-type="float" office:value="655.0272" calcext:value-type="float">
            <text:p>655.0272</text:p>
          </table:table-cell>
          <table:table-cell office:value-type="float" office:value="0" calcext:value-type="float">
            <text:p>0</text:p>
          </table:table-cell>
          <table:table-cell office:value-type="float" office:value="0.08909652" calcext:value-type="float">
            <text:p>0.08909652</text:p>
          </table:table-cell>
          <table:table-cell office:value-type="float" office:value="0.3001958" calcext:value-type="float">
            <text:p>0.3001958</text:p>
          </table:table-cell>
          <table:table-cell office:value-type="float" office:value="0.301013" calcext:value-type="float">
            <text:p>0.301013</text:p>
          </table:table-cell>
          <table:table-cell office:value-type="float" office:value="0.3022028" calcext:value-type="float">
            <text:p>0.3022028</text:p>
          </table:table-cell>
          <table:table-cell office:value-type="float" office:value="0.303323" calcext:value-type="float">
            <text:p>0.303323</text:p>
          </table:table-cell>
          <table:table-cell office:value-type="float" office:value="0.3046608" calcext:value-type="float">
            <text:p>0.3046608</text:p>
          </table:table-cell>
          <table:table-cell office:value-type="float" office:value="0.3517475" calcext:value-type="float">
            <text:p>0.3517475</text:p>
          </table:table-cell>
          <table:table-cell office:value-type="float" office:value="0.3616571" calcext:value-type="float">
            <text:p>0.3616571</text:p>
          </table:table-cell>
          <table:table-cell office:value-type="float" office:value="0.3878689" calcext:value-type="float">
            <text:p>0.3878689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9256E-015" calcext:value-type="float">
            <text:p>1.729256E-15</text:p>
          </table:table-cell>
          <table:table-cell office:value-type="float" office:value="1.68149E-015" calcext:value-type="float">
            <text:p>1.68149E-15</text:p>
          </table:table-cell>
          <table:table-cell office:value-type="float" office:value="1.199912E-016" calcext:value-type="float">
            <text:p>1.19991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4.96683" calcext:value-type="float">
            <text:p>-34.96683</text:p>
          </table:table-cell>
          <table:table-cell office:value-type="float" office:value="-0.01896573" calcext:value-type="float">
            <text:p>-0.01896573</text:p>
          </table:table-cell>
          <table:table-cell office:value-type="float" office:value="-0.01862643" calcext:value-type="float">
            <text:p>-0.01862643</text:p>
          </table:table-cell>
          <table:table-cell office:value-type="float" office:value="-0.01812888" calcext:value-type="float">
            <text:p>-0.01812888</text:p>
          </table:table-cell>
          <table:table-cell office:value-type="float" office:value="-0.01766849" calcext:value-type="float">
            <text:p>-0.01766849</text:p>
          </table:table-cell>
          <table:table-cell office:value-type="float" office:value="-0.01713473" calcext:value-type="float">
            <text:p>-0.01713473</text:p>
          </table:table-cell>
          <table:table-cell office:value-type="float" office:value="-0.01619218" calcext:value-type="float">
            <text:p>-0.01619218</text:p>
          </table:table-cell>
          <table:table-cell office:value-type="float" office:value="-0.01369164" calcext:value-type="float">
            <text:p>-0.01369164</text:p>
          </table:table-cell>
          <table:table-cell office:value-type="float" office:value="-0.00700915" calcext:value-type="float">
            <text:p>-0.00700915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-9.830174" calcext:value-type="float">
            <text:p>-9.830174</text:p>
          </table:table-cell>
          <table:table-cell office:value-type="float" office:value="0.0007978501" calcext:value-type="float">
            <text:p>0.000797850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1998" calcext:value-type="float">
            <text:p>11091998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55.741" calcext:value-type="float">
            <text:p>155.741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45" calcext:value-type="float">
            <text:p>1254.45</text:p>
          </table:table-cell>
          <table:table-cell office:value-type="float" office:value="655.0668" calcext:value-type="float">
            <text:p>655.0668</text:p>
          </table:table-cell>
          <table:table-cell office:value-type="float" office:value="0" calcext:value-type="float">
            <text:p>0</text:p>
          </table:table-cell>
          <table:table-cell office:value-type="float" office:value="0.09295705" calcext:value-type="float">
            <text:p>0.09295705</text:p>
          </table:table-cell>
          <table:table-cell office:value-type="float" office:value="0.3000742" calcext:value-type="float">
            <text:p>0.3000742</text:p>
          </table:table-cell>
          <table:table-cell office:value-type="float" office:value="0.3009307" calcext:value-type="float">
            <text:p>0.3009307</text:p>
          </table:table-cell>
          <table:table-cell office:value-type="float" office:value="0.3021295" calcext:value-type="float">
            <text:p>0.3021295</text:p>
          </table:table-cell>
          <table:table-cell office:value-type="float" office:value="0.3033163" calcext:value-type="float">
            <text:p>0.3033163</text:p>
          </table:table-cell>
          <table:table-cell office:value-type="float" office:value="0.3044992" calcext:value-type="float">
            <text:p>0.3044992</text:p>
          </table:table-cell>
          <table:table-cell office:value-type="float" office:value="0.3516178" calcext:value-type="float">
            <text:p>0.3516178</text:p>
          </table:table-cell>
          <table:table-cell office:value-type="float" office:value="0.3615697" calcext:value-type="float">
            <text:p>0.3615697</text:p>
          </table:table-cell>
          <table:table-cell office:value-type="float" office:value="0.3878678" calcext:value-type="float">
            <text:p>0.3878678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9497E-015" calcext:value-type="float">
            <text:p>1.729497E-15</text:p>
          </table:table-cell>
          <table:table-cell office:value-type="float" office:value="1.681339E-015" calcext:value-type="float">
            <text:p>1.681339E-15</text:p>
          </table:table-cell>
          <table:table-cell office:value-type="float" office:value="1.199883E-016" calcext:value-type="float">
            <text:p>1.19988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7.22599" calcext:value-type="float">
            <text:p>-27.22599</text:p>
          </table:table-cell>
          <table:table-cell office:value-type="float" office:value="-0.01901759" calcext:value-type="float">
            <text:p>-0.01901759</text:p>
          </table:table-cell>
          <table:table-cell office:value-type="float" office:value="-0.01866142" calcext:value-type="float">
            <text:p>-0.01866142</text:p>
          </table:table-cell>
          <table:table-cell office:value-type="float" office:value="-0.01815992" calcext:value-type="float">
            <text:p>-0.01815992</text:p>
          </table:table-cell>
          <table:table-cell office:value-type="float" office:value="-0.01767267" calcext:value-type="float">
            <text:p>-0.01767267</text:p>
          </table:table-cell>
          <table:table-cell office:value-type="float" office:value="-0.01719955" calcext:value-type="float">
            <text:p>-0.01719955</text:p>
          </table:table-cell>
          <table:table-cell office:value-type="float" office:value="-0.01624995" calcext:value-type="float">
            <text:p>-0.01624995</text:p>
          </table:table-cell>
          <table:table-cell office:value-type="float" office:value="-0.01372352" calcext:value-type="float">
            <text:p>-0.01372352</text:p>
          </table:table-cell>
          <table:table-cell office:value-type="float" office:value="-0.007009337" calcext:value-type="float">
            <text:p>-0.007009337</text:p>
          </table:table-cell>
          <table:table-cell office:value-type="float" office:value="-0.003763467" calcext:value-type="float">
            <text:p>-0.003763467</text:p>
          </table:table-cell>
          <table:table-cell office:value-type="float" office:value="1472.616" calcext:value-type="float">
            <text:p>1472.616</text:p>
          </table:table-cell>
          <table:table-cell office:value-type="float" office:value="0" calcext:value-type="float">
            <text:p>0</text:p>
          </table:table-cell>
          <table:table-cell office:value-type="float" office:value="-10.63069" calcext:value-type="float">
            <text:p>-10.63069</text:p>
          </table:table-cell>
          <table:table-cell office:value-type="float" office:value="0.0007931009" calcext:value-type="float">
            <text:p>0.00079310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1998" calcext:value-type="float">
            <text:p>12091998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55.7984" calcext:value-type="float">
            <text:p>155.7984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363" calcext:value-type="float">
            <text:p>1254.363</text:p>
          </table:table-cell>
          <table:table-cell office:value-type="float" office:value="655.1016" calcext:value-type="float">
            <text:p>655.1016</text:p>
          </table:table-cell>
          <table:table-cell office:value-type="float" office:value="0" calcext:value-type="float">
            <text:p>0</text:p>
          </table:table-cell>
          <table:table-cell office:value-type="float" office:value="0.08845676" calcext:value-type="float">
            <text:p>0.08845676</text:p>
          </table:table-cell>
          <table:table-cell office:value-type="float" office:value="0.2999759" calcext:value-type="float">
            <text:p>0.2999759</text:p>
          </table:table-cell>
          <table:table-cell office:value-type="float" office:value="0.3008183" calcext:value-type="float">
            <text:p>0.3008183</text:p>
          </table:table-cell>
          <table:table-cell office:value-type="float" office:value="0.3020288" calcext:value-type="float">
            <text:p>0.3020288</text:p>
          </table:table-cell>
          <table:table-cell office:value-type="float" office:value="0.303231" calcext:value-type="float">
            <text:p>0.303231</text:p>
          </table:table-cell>
          <table:table-cell office:value-type="float" office:value="0.3044253" calcext:value-type="float">
            <text:p>0.3044253</text:p>
          </table:table-cell>
          <table:table-cell office:value-type="float" office:value="0.3515317" calcext:value-type="float">
            <text:p>0.3515317</text:p>
          </table:table-cell>
          <table:table-cell office:value-type="float" office:value="0.3614984" calcext:value-type="float">
            <text:p>0.3614984</text:p>
          </table:table-cell>
          <table:table-cell office:value-type="float" office:value="0.3878631" calcext:value-type="float">
            <text:p>0.3878631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9776E-015" calcext:value-type="float">
            <text:p>1.729776E-15</text:p>
          </table:table-cell>
          <table:table-cell office:value-type="float" office:value="1.681164E-015" calcext:value-type="float">
            <text:p>1.681164E-15</text:p>
          </table:table-cell>
          <table:table-cell office:value-type="float" office:value="1.19985E-016" calcext:value-type="float">
            <text:p>1.1998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6.48868" calcext:value-type="float">
            <text:p>-36.48868</text:p>
          </table:table-cell>
          <table:table-cell office:value-type="float" office:value="-0.01906255" calcext:value-type="float">
            <text:p>-0.01906255</text:p>
          </table:table-cell>
          <table:table-cell office:value-type="float" office:value="-0.01871025" calcext:value-type="float">
            <text:p>-0.01871025</text:p>
          </table:table-cell>
          <table:table-cell office:value-type="float" office:value="-0.01820193" calcext:value-type="float">
            <text:p>-0.01820193</text:p>
          </table:table-cell>
          <table:table-cell office:value-type="float" office:value="-0.0177072" calcext:value-type="float">
            <text:p>-0.0177072</text:p>
          </table:table-cell>
          <table:table-cell office:value-type="float" office:value="-0.01722866" calcext:value-type="float">
            <text:p>-0.01722866</text:p>
          </table:table-cell>
          <table:table-cell office:value-type="float" office:value="-0.01628855" calcext:value-type="float">
            <text:p>-0.01628855</text:p>
          </table:table-cell>
          <table:table-cell office:value-type="float" office:value="-0.01374961" calcext:value-type="float">
            <text:p>-0.01374961</text:p>
          </table:table-cell>
          <table:table-cell office:value-type="float" office:value="-0.007010139" calcext:value-type="float">
            <text:p>-0.007010139</text:p>
          </table:table-cell>
          <table:table-cell office:value-type="float" office:value="-0.003763458" calcext:value-type="float">
            <text:p>-0.003763458</text:p>
          </table:table-cell>
          <table:table-cell office:value-type="float" office:value="1476.232" calcext:value-type="float">
            <text:p>1476.232</text:p>
          </table:table-cell>
          <table:table-cell office:value-type="float" office:value="0" calcext:value-type="float">
            <text:p>0</text:p>
          </table:table-cell>
          <table:table-cell office:value-type="float" office:value="-9.799856" calcext:value-type="float">
            <text:p>-9.799856</text:p>
          </table:table-cell>
          <table:table-cell office:value-type="float" office:value="0.0007876573" calcext:value-type="float">
            <text:p>0.000787657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1998" calcext:value-type="float">
            <text:p>13091998</text:p>
          </table:table-cell>
          <table:table-cell office:value-type="float" office:value="635.8816" calcext:value-type="float">
            <text:p>635.8816</text:p>
          </table:table-cell>
          <table:table-cell office:value-type="float" office:value="155.7698" calcext:value-type="float">
            <text:p>155.7698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367" calcext:value-type="float">
            <text:p>1254.367</text:p>
          </table:table-cell>
          <table:table-cell office:value-type="float" office:value="655.1301" calcext:value-type="float">
            <text:p>655.1301</text:p>
          </table:table-cell>
          <table:table-cell office:value-type="float" office:value="0" calcext:value-type="float">
            <text:p>0</text:p>
          </table:table-cell>
          <table:table-cell office:value-type="float" office:value="0.09190532" calcext:value-type="float">
            <text:p>0.09190532</text:p>
          </table:table-cell>
          <table:table-cell office:value-type="float" office:value="0.299914" calcext:value-type="float">
            <text:p>0.299914</text:p>
          </table:table-cell>
          <table:table-cell office:value-type="float" office:value="0.3007591" calcext:value-type="float">
            <text:p>0.3007591</text:p>
          </table:table-cell>
          <table:table-cell office:value-type="float" office:value="0.3019605" calcext:value-type="float">
            <text:p>0.3019605</text:p>
          </table:table-cell>
          <table:table-cell office:value-type="float" office:value="0.3031611" calcext:value-type="float">
            <text:p>0.3031611</text:p>
          </table:table-cell>
          <table:table-cell office:value-type="float" office:value="0.3043649" calcext:value-type="float">
            <text:p>0.3043649</text:p>
          </table:table-cell>
          <table:table-cell office:value-type="float" office:value="0.3514704" calcext:value-type="float">
            <text:p>0.3514704</text:p>
          </table:table-cell>
          <table:table-cell office:value-type="float" office:value="0.361439" calcext:value-type="float">
            <text:p>0.361439</text:p>
          </table:table-cell>
          <table:table-cell office:value-type="float" office:value="0.387856" calcext:value-type="float">
            <text:p>0.387856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0028E-015" calcext:value-type="float">
            <text:p>1.730028E-15</text:p>
          </table:table-cell>
          <table:table-cell office:value-type="float" office:value="1.681005E-015" calcext:value-type="float">
            <text:p>1.681005E-15</text:p>
          </table:table-cell>
          <table:table-cell office:value-type="float" office:value="1.199818E-016" calcext:value-type="float">
            <text:p>1.19981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8.63507" calcext:value-type="float">
            <text:p>-28.63507</text:p>
          </table:table-cell>
          <table:table-cell office:value-type="float" office:value="-0.01908811" calcext:value-type="float">
            <text:p>-0.01908811</text:p>
          </table:table-cell>
          <table:table-cell office:value-type="float" office:value="-0.01873586" calcext:value-type="float">
            <text:p>-0.01873586</text:p>
          </table:table-cell>
          <table:table-cell office:value-type="float" office:value="-0.01823063" calcext:value-type="float">
            <text:p>-0.01823063</text:p>
          </table:table-cell>
          <table:table-cell office:value-type="float" office:value="-0.01773566" calcext:value-type="float">
            <text:p>-0.01773566</text:p>
          </table:table-cell>
          <table:table-cell office:value-type="float" office:value="-0.01725252" calcext:value-type="float">
            <text:p>-0.01725252</text:p>
          </table:table-cell>
          <table:table-cell office:value-type="float" office:value="-0.01631597" calcext:value-type="float">
            <text:p>-0.01631597</text:p>
          </table:table-cell>
          <table:table-cell office:value-type="float" office:value="-0.01377138" calcext:value-type="float">
            <text:p>-0.01377138</text:p>
          </table:table-cell>
          <table:table-cell office:value-type="float" office:value="-0.007011376" calcext:value-type="float">
            <text:p>-0.007011376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479.846" calcext:value-type="float">
            <text:p>1479.846</text:p>
          </table:table-cell>
          <table:table-cell office:value-type="float" office:value="0" calcext:value-type="float">
            <text:p>0</text:p>
          </table:table-cell>
          <table:table-cell office:value-type="float" office:value="-6.707808" calcext:value-type="float">
            <text:p>-6.707808</text:p>
          </table:table-cell>
          <table:table-cell office:value-type="float" office:value="0.0007842056" calcext:value-type="float">
            <text:p>0.000784205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1998" calcext:value-type="float">
            <text:p>14091998</text:p>
          </table:table-cell>
          <table:table-cell office:value-type="float" office:value="639.9257" calcext:value-type="float">
            <text:p>639.9257</text:p>
          </table:table-cell>
          <table:table-cell office:value-type="float" office:value="156.4343" calcext:value-type="float">
            <text:p>156.4343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7.711" calcext:value-type="float">
            <text:p>1257.711</text:p>
          </table:table-cell>
          <table:table-cell office:value-type="float" office:value="655.173" calcext:value-type="float">
            <text:p>655.173</text:p>
          </table:table-cell>
          <table:table-cell office:value-type="float" office:value="0" calcext:value-type="float">
            <text:p>0</text:p>
          </table:table-cell>
          <table:table-cell office:value-type="float" office:value="0.3209725" calcext:value-type="float">
            <text:p>0.3209725</text:p>
          </table:table-cell>
          <table:table-cell office:value-type="float" office:value="0.3169408" calcext:value-type="float">
            <text:p>0.3169408</text:p>
          </table:table-cell>
          <table:table-cell office:value-type="float" office:value="0.3103024" calcext:value-type="float">
            <text:p>0.3103024</text:p>
          </table:table-cell>
          <table:table-cell office:value-type="float" office:value="0.3050877" calcext:value-type="float">
            <text:p>0.3050877</text:p>
          </table:table-cell>
          <table:table-cell office:value-type="float" office:value="0.3039094" calcext:value-type="float">
            <text:p>0.3039094</text:p>
          </table:table-cell>
          <table:table-cell office:value-type="float" office:value="0.304543" calcext:value-type="float">
            <text:p>0.304543</text:p>
          </table:table-cell>
          <table:table-cell office:value-type="float" office:value="0.3516324" calcext:value-type="float">
            <text:p>0.3516324</text:p>
          </table:table-cell>
          <table:table-cell office:value-type="float" office:value="0.3614009" calcext:value-type="float">
            <text:p>0.3614009</text:p>
          </table:table-cell>
          <table:table-cell office:value-type="float" office:value="0.3878488" calcext:value-type="float">
            <text:p>0.3878488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0236E-015" calcext:value-type="float">
            <text:p>1.730236E-15</text:p>
          </table:table-cell>
          <table:table-cell office:value-type="float" office:value="1.680874E-015" calcext:value-type="float">
            <text:p>1.680874E-15</text:p>
          </table:table-cell>
          <table:table-cell office:value-type="float" office:value="1.199793E-016" calcext:value-type="float">
            <text:p>1.19979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190213" calcext:value-type="float">
            <text:p>-0.01190213</text:p>
          </table:table-cell>
          <table:table-cell office:value-type="float" office:value="-0.01297175" calcext:value-type="float">
            <text:p>-0.01297175</text:p>
          </table:table-cell>
          <table:table-cell office:value-type="float" office:value="-0.01512931" calcext:value-type="float">
            <text:p>-0.01512931</text:p>
          </table:table-cell>
          <table:table-cell office:value-type="float" office:value="-0.01701231" calcext:value-type="float">
            <text:p>-0.01701231</text:p>
          </table:table-cell>
          <table:table-cell office:value-type="float" office:value="-0.01744832" calcext:value-type="float">
            <text:p>-0.01744832</text:p>
          </table:table-cell>
          <table:table-cell office:value-type="float" office:value="-0.01718632" calcext:value-type="float">
            <text:p>-0.01718632</text:p>
          </table:table-cell>
          <table:table-cell office:value-type="float" office:value="-0.01624343" calcext:value-type="float">
            <text:p>-0.01624343</text:p>
          </table:table-cell>
          <table:table-cell office:value-type="float" office:value="-0.01378538" calcext:value-type="float">
            <text:p>-0.01378538</text:p>
          </table:table-cell>
          <table:table-cell office:value-type="float" office:value="-0.007012627" calcext:value-type="float">
            <text:p>-0.007012627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483.455" calcext:value-type="float">
            <text:p>1483.455</text:p>
          </table:table-cell>
          <table:table-cell office:value-type="float" office:value="0" calcext:value-type="float">
            <text:p>0</text:p>
          </table:table-cell>
          <table:table-cell office:value-type="float" office:value="-0.01086977" calcext:value-type="float">
            <text:p>-0.01086977</text:p>
          </table:table-cell>
          <table:table-cell office:value-type="float" office:value="0.0007752045" calcext:value-type="float">
            <text:p>0.000775204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1998" calcext:value-type="float">
            <text:p>15091998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6.7885" calcext:value-type="float">
            <text:p>156.7885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9.077" calcext:value-type="float">
            <text:p>1259.077</text:p>
          </table:table-cell>
          <table:table-cell office:value-type="float" office:value="656.4164" calcext:value-type="float">
            <text:p>656.4164</text:p>
          </table:table-cell>
          <table:table-cell office:value-type="float" office:value="0" calcext:value-type="float">
            <text:p>0</text:p>
          </table:table-cell>
          <table:table-cell office:value-type="float" office:value="0.3247912" calcext:value-type="float">
            <text:p>0.3247912</text:p>
          </table:table-cell>
          <table:table-cell office:value-type="float" office:value="0.3240143" calcext:value-type="float">
            <text:p>0.3240143</text:p>
          </table:table-cell>
          <table:table-cell office:value-type="float" office:value="0.3218862" calcext:value-type="float">
            <text:p>0.3218862</text:p>
          </table:table-cell>
          <table:table-cell office:value-type="float" office:value="0.3128766" calcext:value-type="float">
            <text:p>0.3128766</text:p>
          </table:table-cell>
          <table:table-cell office:value-type="float" office:value="0.3071949" calcext:value-type="float">
            <text:p>0.3071949</text:p>
          </table:table-cell>
          <table:table-cell office:value-type="float" office:value="0.3060082" calcext:value-type="float">
            <text:p>0.3060082</text:p>
          </table:table-cell>
          <table:table-cell office:value-type="float" office:value="0.3519305" calcext:value-type="float">
            <text:p>0.3519305</text:p>
          </table:table-cell>
          <table:table-cell office:value-type="float" office:value="0.3613854" calcext:value-type="float">
            <text:p>0.3613854</text:p>
          </table:table-cell>
          <table:table-cell office:value-type="float" office:value="0.3878417" calcext:value-type="float">
            <text:p>0.3878417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0437E-015" calcext:value-type="float">
            <text:p>1.730437E-15</text:p>
          </table:table-cell>
          <table:table-cell office:value-type="float" office:value="1.680749E-015" calcext:value-type="float">
            <text:p>1.680749E-15</text:p>
          </table:table-cell>
          <table:table-cell office:value-type="float" office:value="1.199768E-016" calcext:value-type="float">
            <text:p>1.19976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084402" calcext:value-type="float">
            <text:p>-0.01084402</text:p>
          </table:table-cell>
          <table:table-cell office:value-type="float" office:value="-0.01106186" calcext:value-type="float">
            <text:p>-0.01106186</text:p>
          </table:table-cell>
          <table:table-cell office:value-type="float" office:value="-0.01163436" calcext:value-type="float">
            <text:p>-0.01163436</text:p>
          </table:table-cell>
          <table:table-cell office:value-type="float" office:value="-0.01426244" calcext:value-type="float">
            <text:p>-0.01426244</text:p>
          </table:table-cell>
          <table:table-cell office:value-type="float" office:value="-0.01620429" calcext:value-type="float">
            <text:p>-0.01620429</text:p>
          </table:table-cell>
          <table:table-cell office:value-type="float" office:value="-0.01663068" calcext:value-type="float">
            <text:p>-0.01663068</text:p>
          </table:table-cell>
          <table:table-cell office:value-type="float" office:value="-0.01611317" calcext:value-type="float">
            <text:p>-0.01611317</text:p>
          </table:table-cell>
          <table:table-cell office:value-type="float" office:value="-0.01379122" calcext:value-type="float">
            <text:p>-0.01379122</text:p>
          </table:table-cell>
          <table:table-cell office:value-type="float" office:value="-0.007013864" calcext:value-type="float">
            <text:p>-0.007013864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488.263" calcext:value-type="float">
            <text:p>1488.263</text:p>
          </table:table-cell>
          <table:table-cell office:value-type="float" office:value="0" calcext:value-type="float">
            <text:p>0</text:p>
          </table:table-cell>
          <table:table-cell office:value-type="float" office:value="-0.01050704" calcext:value-type="float">
            <text:p>-0.01050704</text:p>
          </table:table-cell>
          <table:table-cell office:value-type="float" office:value="0.0007568233" calcext:value-type="float">
            <text:p>0.000756823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1998" calcext:value-type="float">
            <text:p>16091998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9.4815" calcext:value-type="float">
            <text:p>159.4815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5.207" calcext:value-type="float">
            <text:p>1255.207</text:p>
          </table:table-cell>
          <table:table-cell office:value-type="float" office:value="657.605" calcext:value-type="float">
            <text:p>657.605</text:p>
          </table:table-cell>
          <table:table-cell office:value-type="float" office:value="0" calcext:value-type="float">
            <text:p>0</text:p>
          </table:table-cell>
          <table:table-cell office:value-type="float" office:value="0.09069888" calcext:value-type="float">
            <text:p>0.09069888</text:p>
          </table:table-cell>
          <table:table-cell office:value-type="float" office:value="0.3044111" calcext:value-type="float">
            <text:p>0.3044111</text:p>
          </table:table-cell>
          <table:table-cell office:value-type="float" office:value="0.3052852" calcext:value-type="float">
            <text:p>0.3052852</text:p>
          </table:table-cell>
          <table:table-cell office:value-type="float" office:value="0.3061703" calcext:value-type="float">
            <text:p>0.3061703</text:p>
          </table:table-cell>
          <table:table-cell office:value-type="float" office:value="0.3065041" calcext:value-type="float">
            <text:p>0.3065041</text:p>
          </table:table-cell>
          <table:table-cell office:value-type="float" office:value="0.3068994" calcext:value-type="float">
            <text:p>0.3068994</text:p>
          </table:table-cell>
          <table:table-cell office:value-type="float" office:value="0.3524024" calcext:value-type="float">
            <text:p>0.3524024</text:p>
          </table:table-cell>
          <table:table-cell office:value-type="float" office:value="0.3614087" calcext:value-type="float">
            <text:p>0.3614087</text:p>
          </table:table-cell>
          <table:table-cell office:value-type="float" office:value="0.3878358" calcext:value-type="float">
            <text:p>0.3878358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0649E-015" calcext:value-type="float">
            <text:p>1.730649E-15</text:p>
          </table:table-cell>
          <table:table-cell office:value-type="float" office:value="1.680616E-015" calcext:value-type="float">
            <text:p>1.680616E-15</text:p>
          </table:table-cell>
          <table:table-cell office:value-type="float" office:value="1.199741E-016" calcext:value-type="float">
            <text:p>1.19974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1.23065" calcext:value-type="float">
            <text:p>-31.23065</text:p>
          </table:table-cell>
          <table:table-cell office:value-type="float" office:value="-0.01719653" calcext:value-type="float">
            <text:p>-0.01719653</text:p>
          </table:table-cell>
          <table:table-cell office:value-type="float" office:value="-0.01687189" calcext:value-type="float">
            <text:p>-0.01687189</text:p>
          </table:table-cell>
          <table:table-cell office:value-type="float" office:value="-0.01654257" calcext:value-type="float">
            <text:p>-0.01654257</text:p>
          </table:table-cell>
          <table:table-cell office:value-type="float" office:value="-0.01642522" calcext:value-type="float">
            <text:p>-0.01642522</text:p>
          </table:table-cell>
          <table:table-cell office:value-type="float" office:value="-0.01628372" calcext:value-type="float">
            <text:p>-0.01628372</text:p>
          </table:table-cell>
          <table:table-cell office:value-type="float" office:value="-0.01590638" calcext:value-type="float">
            <text:p>-0.01590638</text:p>
          </table:table-cell>
          <table:table-cell office:value-type="float" office:value="-0.01378281" calcext:value-type="float">
            <text:p>-0.01378281</text:p>
          </table:table-cell>
          <table:table-cell office:value-type="float" office:value="-0.007014881" calcext:value-type="float">
            <text:p>-0.007014881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493.018" calcext:value-type="float">
            <text:p>1493.018</text:p>
          </table:table-cell>
          <table:table-cell office:value-type="float" office:value="0" calcext:value-type="float">
            <text:p>0</text:p>
          </table:table-cell>
          <table:table-cell office:value-type="float" office:value="-7.734416" calcext:value-type="float">
            <text:p>-7.734416</text:p>
          </table:table-cell>
          <table:table-cell office:value-type="float" office:value="0.0007454924" calcext:value-type="float">
            <text:p>0.000745492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1998" calcext:value-type="float">
            <text:p>17091998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9.5375" calcext:value-type="float">
            <text:p>159.5375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63" calcext:value-type="float">
            <text:p>1254.63</text:p>
          </table:table-cell>
          <table:table-cell office:value-type="float" office:value="658.1346" calcext:value-type="float">
            <text:p>658.1346</text:p>
          </table:table-cell>
          <table:table-cell office:value-type="float" office:value="0" calcext:value-type="float">
            <text:p>0</text:p>
          </table:table-cell>
          <table:table-cell office:value-type="float" office:value="0.08636838" calcext:value-type="float">
            <text:p>0.08636838</text:p>
          </table:table-cell>
          <table:table-cell office:value-type="float" office:value="0.3012315" calcext:value-type="float">
            <text:p>0.3012315</text:p>
          </table:table-cell>
          <table:table-cell office:value-type="float" office:value="0.3020799" calcext:value-type="float">
            <text:p>0.3020799</text:p>
          </table:table-cell>
          <table:table-cell office:value-type="float" office:value="0.3032085" calcext:value-type="float">
            <text:p>0.3032085</text:p>
          </table:table-cell>
          <table:table-cell office:value-type="float" office:value="0.3043311" calcext:value-type="float">
            <text:p>0.3043311</text:p>
          </table:table-cell>
          <table:table-cell office:value-type="float" office:value="0.3055815" calcext:value-type="float">
            <text:p>0.3055815</text:p>
          </table:table-cell>
          <table:table-cell office:value-type="float" office:value="0.3523355" calcext:value-type="float">
            <text:p>0.3523355</text:p>
          </table:table-cell>
          <table:table-cell office:value-type="float" office:value="0.3614438" calcext:value-type="float">
            <text:p>0.3614438</text:p>
          </table:table-cell>
          <table:table-cell office:value-type="float" office:value="0.3878329" calcext:value-type="float">
            <text:p>0.3878329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0871E-015" calcext:value-type="float">
            <text:p>1.730871E-15</text:p>
          </table:table-cell>
          <table:table-cell office:value-type="float" office:value="1.680478E-015" calcext:value-type="float">
            <text:p>1.680478E-15</text:p>
          </table:table-cell>
          <table:table-cell office:value-type="float" office:value="1.199714E-016" calcext:value-type="float">
            <text:p>1.19971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9.26115" calcext:value-type="float">
            <text:p>-39.26115</text:p>
          </table:table-cell>
          <table:table-cell office:value-type="float" office:value="-0.01850912" calcext:value-type="float">
            <text:p>-0.01850912</text:p>
          </table:table-cell>
          <table:table-cell office:value-type="float" office:value="-0.01816685" calcext:value-type="float">
            <text:p>-0.01816685</text:p>
          </table:table-cell>
          <table:table-cell office:value-type="float" office:value="-0.01770958" calcext:value-type="float">
            <text:p>-0.01770958</text:p>
          </table:table-cell>
          <table:table-cell office:value-type="float" office:value="-0.01726257" calcext:value-type="float">
            <text:p>-0.01726257</text:p>
          </table:table-cell>
          <table:table-cell office:value-type="float" office:value="-0.01677748" calcext:value-type="float">
            <text:p>-0.01677748</text:p>
          </table:table-cell>
          <table:table-cell office:value-type="float" office:value="-0.01593293" calcext:value-type="float">
            <text:p>-0.01593293</text:p>
          </table:table-cell>
          <table:table-cell office:value-type="float" office:value="-0.01376992" calcext:value-type="float">
            <text:p>-0.01376992</text:p>
          </table:table-cell>
          <table:table-cell office:value-type="float" office:value="-0.007015386" calcext:value-type="float">
            <text:p>-0.007015386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497.127" calcext:value-type="float">
            <text:p>1497.127</text:p>
          </table:table-cell>
          <table:table-cell office:value-type="float" office:value="0" calcext:value-type="float">
            <text:p>0</text:p>
          </table:table-cell>
          <table:table-cell office:value-type="float" office:value="-11.55887" calcext:value-type="float">
            <text:p>-11.55887</text:p>
          </table:table-cell>
          <table:table-cell office:value-type="float" office:value="0.0007402926" calcext:value-type="float">
            <text:p>0.000740292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1998" calcext:value-type="float">
            <text:p>18091998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9.4388" calcext:value-type="float">
            <text:p>159.4388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498" calcext:value-type="float">
            <text:p>1254.498</text:p>
          </table:table-cell>
          <table:table-cell office:value-type="float" office:value="658.3771" calcext:value-type="float">
            <text:p>658.3771</text:p>
          </table:table-cell>
          <table:table-cell office:value-type="float" office:value="0" calcext:value-type="float">
            <text:p>0</text:p>
          </table:table-cell>
          <table:table-cell office:value-type="float" office:value="0.09623113" calcext:value-type="float">
            <text:p>0.09623113</text:p>
          </table:table-cell>
          <table:table-cell office:value-type="float" office:value="0.3001544" calcext:value-type="float">
            <text:p>0.3001544</text:p>
          </table:table-cell>
          <table:table-cell office:value-type="float" office:value="0.3010104" calcext:value-type="float">
            <text:p>0.3010104</text:p>
          </table:table-cell>
          <table:table-cell office:value-type="float" office:value="0.3021775" calcext:value-type="float">
            <text:p>0.3021775</text:p>
          </table:table-cell>
          <table:table-cell office:value-type="float" office:value="0.3033471" calcext:value-type="float">
            <text:p>0.3033471</text:p>
          </table:table-cell>
          <table:table-cell office:value-type="float" office:value="0.3047619" calcext:value-type="float">
            <text:p>0.3047619</text:p>
          </table:table-cell>
          <table:table-cell office:value-type="float" office:value="0.3519798" calcext:value-type="float">
            <text:p>0.3519798</text:p>
          </table:table-cell>
          <table:table-cell office:value-type="float" office:value="0.3614495" calcext:value-type="float">
            <text:p>0.3614495</text:p>
          </table:table-cell>
          <table:table-cell office:value-type="float" office:value="0.3878324" calcext:value-type="float">
            <text:p>0.3878324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1105E-015" calcext:value-type="float">
            <text:p>1.731105E-15</text:p>
          </table:table-cell>
          <table:table-cell office:value-type="float" office:value="1.680332E-015" calcext:value-type="float">
            <text:p>1.680332E-15</text:p>
          </table:table-cell>
          <table:table-cell office:value-type="float" office:value="1.199685E-016" calcext:value-type="float">
            <text:p>1.19968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1.80506" calcext:value-type="float">
            <text:p>-21.80506</text:p>
          </table:table-cell>
          <table:table-cell office:value-type="float" office:value="-0.01898413" calcext:value-type="float">
            <text:p>-0.01898413</text:p>
          </table:table-cell>
          <table:table-cell office:value-type="float" office:value="-0.01862743" calcext:value-type="float">
            <text:p>-0.01862743</text:p>
          </table:table-cell>
          <table:table-cell office:value-type="float" office:value="-0.01814036" calcext:value-type="float">
            <text:p>-0.01814036</text:p>
          </table:table-cell>
          <table:table-cell office:value-type="float" office:value="-0.01765865" calcext:value-type="float">
            <text:p>-0.01765865</text:p>
          </table:table-cell>
          <table:table-cell office:value-type="float" office:value="-0.01709528" calcext:value-type="float">
            <text:p>-0.01709528</text:p>
          </table:table-cell>
          <table:table-cell office:value-type="float" office:value="-0.01608849" calcext:value-type="float">
            <text:p>-0.01608849</text:p>
          </table:table-cell>
          <table:table-cell office:value-type="float" office:value="-0.0137677" calcext:value-type="float">
            <text:p>-0.0137677</text:p>
          </table:table-cell>
          <table:table-cell office:value-type="float" office:value="-0.00701549" calcext:value-type="float">
            <text:p>-0.00701549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500.935" calcext:value-type="float">
            <text:p>1500.935</text:p>
          </table:table-cell>
          <table:table-cell office:value-type="float" office:value="0" calcext:value-type="float">
            <text:p>0</text:p>
          </table:table-cell>
          <table:table-cell office:value-type="float" office:value="-5.537642" calcext:value-type="float">
            <text:p>-5.537642</text:p>
          </table:table-cell>
          <table:table-cell office:value-type="float" office:value="0.0007362982" calcext:value-type="float">
            <text:p>0.000736298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1998" calcext:value-type="float">
            <text:p>19091998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9.4588" calcext:value-type="float">
            <text:p>159.4588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435" calcext:value-type="float">
            <text:p>1254.435</text:p>
          </table:table-cell>
          <table:table-cell office:value-type="float" office:value="658.4257" calcext:value-type="float">
            <text:p>658.4257</text:p>
          </table:table-cell>
          <table:table-cell office:value-type="float" office:value="0" calcext:value-type="float">
            <text:p>0</text:p>
          </table:table-cell>
          <table:table-cell office:value-type="float" office:value="0.09728864" calcext:value-type="float">
            <text:p>0.09728864</text:p>
          </table:table-cell>
          <table:table-cell office:value-type="float" office:value="0.2999859" calcext:value-type="float">
            <text:p>0.2999859</text:p>
          </table:table-cell>
          <table:table-cell office:value-type="float" office:value="0.3008725" calcext:value-type="float">
            <text:p>0.3008725</text:p>
          </table:table-cell>
          <table:table-cell office:value-type="float" office:value="0.3020905" calcext:value-type="float">
            <text:p>0.3020905</text:p>
          </table:table-cell>
          <table:table-cell office:value-type="float" office:value="0.3033042" calcext:value-type="float">
            <text:p>0.3033042</text:p>
          </table:table-cell>
          <table:table-cell office:value-type="float" office:value="0.3045196" calcext:value-type="float">
            <text:p>0.3045196</text:p>
          </table:table-cell>
          <table:table-cell office:value-type="float" office:value="0.3516937" calcext:value-type="float">
            <text:p>0.3516937</text:p>
          </table:table-cell>
          <table:table-cell office:value-type="float" office:value="0.3614277" calcext:value-type="float">
            <text:p>0.3614277</text:p>
          </table:table-cell>
          <table:table-cell office:value-type="float" office:value="0.3878303" calcext:value-type="float">
            <text:p>0.3878303</text:p>
          </table:table-cell>
          <table:table-cell office:value-type="float" office:value="0.4139518" calcext:value-type="float">
            <text:p>0.4139518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1369E-015" calcext:value-type="float">
            <text:p>1.731369E-15</text:p>
          </table:table-cell>
          <table:table-cell office:value-type="float" office:value="1.680166E-015" calcext:value-type="float">
            <text:p>1.680166E-15</text:p>
          </table:table-cell>
          <table:table-cell office:value-type="float" office:value="1.199653E-016" calcext:value-type="float">
            <text:p>1.19965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0.40309" calcext:value-type="float">
            <text:p>-20.40309</text:p>
          </table:table-cell>
          <table:table-cell office:value-type="float" office:value="-0.01905541" calcext:value-type="float">
            <text:p>-0.01905541</text:p>
          </table:table-cell>
          <table:table-cell office:value-type="float" office:value="-0.01868688" calcext:value-type="float">
            <text:p>-0.01868688</text:p>
          </table:table-cell>
          <table:table-cell office:value-type="float" office:value="-0.01817658" calcext:value-type="float">
            <text:p>-0.01817658</text:p>
          </table:table-cell>
          <table:table-cell office:value-type="float" office:value="-0.01767788" calcext:value-type="float">
            <text:p>-0.01767788</text:p>
          </table:table-cell>
          <table:table-cell office:value-type="float" office:value="-0.01719179" calcext:value-type="float">
            <text:p>-0.01719179</text:p>
          </table:table-cell>
          <table:table-cell office:value-type="float" office:value="-0.01621577" calcext:value-type="float">
            <text:p>-0.01621577</text:p>
          </table:table-cell>
          <table:table-cell office:value-type="float" office:value="-0.01377562" calcext:value-type="float">
            <text:p>-0.01377562</text:p>
          </table:table-cell>
          <table:table-cell office:value-type="float" office:value="-0.007015851" calcext:value-type="float">
            <text:p>-0.007015851</text:p>
          </table:table-cell>
          <table:table-cell office:value-type="float" office:value="-0.003763455" calcext:value-type="float">
            <text:p>-0.003763455</text:p>
          </table:table-cell>
          <table:table-cell office:value-type="float" office:value="1504.561" calcext:value-type="float">
            <text:p>1504.561</text:p>
          </table:table-cell>
          <table:table-cell office:value-type="float" office:value="0" calcext:value-type="float">
            <text:p>0</text:p>
          </table:table-cell>
          <table:table-cell office:value-type="float" office:value="-237.8257" calcext:value-type="float">
            <text:p>-237.8257</text:p>
          </table:table-cell>
          <table:table-cell office:value-type="float" office:value="0.0007315144" calcext:value-type="float">
            <text:p>0.00073151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1998" calcext:value-type="float">
            <text:p>20091998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9.4703" calcext:value-type="float">
            <text:p>159.4703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399" calcext:value-type="float">
            <text:p>1254.399</text:p>
          </table:table-cell>
          <table:table-cell office:value-type="float" office:value="658.4594" calcext:value-type="float">
            <text:p>658.4594</text:p>
          </table:table-cell>
          <table:table-cell office:value-type="float" office:value="0" calcext:value-type="float">
            <text:p>0</text:p>
          </table:table-cell>
          <table:table-cell office:value-type="float" office:value="0.09827512" calcext:value-type="float">
            <text:p>0.09827512</text:p>
          </table:table-cell>
          <table:table-cell office:value-type="float" office:value="0.2997792" calcext:value-type="float">
            <text:p>0.2997792</text:p>
          </table:table-cell>
          <table:table-cell office:value-type="float" office:value="0.300701" calcext:value-type="float">
            <text:p>0.300701</text:p>
          </table:table-cell>
          <table:table-cell office:value-type="float" office:value="0.3019714" calcext:value-type="float">
            <text:p>0.3019714</text:p>
          </table:table-cell>
          <table:table-cell office:value-type="float" office:value="0.3032097" calcext:value-type="float">
            <text:p>0.3032097</text:p>
          </table:table-cell>
          <table:table-cell office:value-type="float" office:value="0.3044245" calcext:value-type="float">
            <text:p>0.3044245</text:p>
          </table:table-cell>
          <table:table-cell office:value-type="float" office:value="0.3515461" calcext:value-type="float">
            <text:p>0.3515461</text:p>
          </table:table-cell>
          <table:table-cell office:value-type="float" office:value="0.3613937" calcext:value-type="float">
            <text:p>0.3613937</text:p>
          </table:table-cell>
          <table:table-cell office:value-type="float" office:value="0.3878279" calcext:value-type="float">
            <text:p>0.3878279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1612E-015" calcext:value-type="float">
            <text:p>1.731612E-15</text:p>
          </table:table-cell>
          <table:table-cell office:value-type="float" office:value="1.680013E-015" calcext:value-type="float">
            <text:p>1.680013E-15</text:p>
          </table:table-cell>
          <table:table-cell office:value-type="float" office:value="1.199622E-016" calcext:value-type="float">
            <text:p>1.19962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9.20631" calcext:value-type="float">
            <text:p>-19.20631</text:p>
          </table:table-cell>
          <table:table-cell office:value-type="float" office:value="-0.01914855" calcext:value-type="float">
            <text:p>-0.01914855</text:p>
          </table:table-cell>
          <table:table-cell office:value-type="float" office:value="-0.01876099" calcext:value-type="float">
            <text:p>-0.01876099</text:p>
          </table:table-cell>
          <table:table-cell office:value-type="float" office:value="-0.01822622" calcext:value-type="float">
            <text:p>-0.01822622</text:p>
          </table:table-cell>
          <table:table-cell office:value-type="float" office:value="-0.01771604" calcext:value-type="float">
            <text:p>-0.01771604</text:p>
          </table:table-cell>
          <table:table-cell office:value-type="float" office:value="-0.01722915" calcext:value-type="float">
            <text:p>-0.01722915</text:p>
          </table:table-cell>
          <table:table-cell office:value-type="float" office:value="-0.01628194" calcext:value-type="float">
            <text:p>-0.01628194</text:p>
          </table:table-cell>
          <table:table-cell office:value-type="float" office:value="-0.01378802" calcext:value-type="float">
            <text:p>-0.01378802</text:p>
          </table:table-cell>
          <table:table-cell office:value-type="float" office:value="-0.007016266" calcext:value-type="float">
            <text:p>-0.007016266</text:p>
          </table:table-cell>
          <table:table-cell office:value-type="float" office:value="-0.003763453" calcext:value-type="float">
            <text:p>-0.003763453</text:p>
          </table:table-cell>
          <table:table-cell office:value-type="float" office:value="1508.177" calcext:value-type="float">
            <text:p>1508.177</text:p>
          </table:table-cell>
          <table:table-cell office:value-type="float" office:value="0" calcext:value-type="float">
            <text:p>0</text:p>
          </table:table-cell>
          <table:table-cell office:value-type="float" office:value="-237.3426" calcext:value-type="float">
            <text:p>-237.3426</text:p>
          </table:table-cell>
          <table:table-cell office:value-type="float" office:value="0.000729737" calcext:value-type="float">
            <text:p>0.00072973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1998" calcext:value-type="float">
            <text:p>21091998</text:p>
          </table:table-cell>
          <table:table-cell office:value-type="float" office:value="642.8813" calcext:value-type="float">
            <text:p>642.8813</text:p>
          </table:table-cell>
          <table:table-cell office:value-type="float" office:value="159.6033" calcext:value-type="float">
            <text:p>159.6033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246" calcext:value-type="float">
            <text:p>1254.246</text:p>
          </table:table-cell>
          <table:table-cell office:value-type="float" office:value="658.4855" calcext:value-type="float">
            <text:p>658.4855</text:p>
          </table:table-cell>
          <table:table-cell office:value-type="float" office:value="0" calcext:value-type="float">
            <text:p>0</text:p>
          </table:table-cell>
          <table:table-cell office:value-type="float" office:value="0.08652721" calcext:value-type="float">
            <text:p>0.08652721</text:p>
          </table:table-cell>
          <table:table-cell office:value-type="float" office:value="0.2997965" calcext:value-type="float">
            <text:p>0.2997965</text:p>
          </table:table-cell>
          <table:table-cell office:value-type="float" office:value="0.3006129" calcext:value-type="float">
            <text:p>0.3006129</text:p>
          </table:table-cell>
          <table:table-cell office:value-type="float" office:value="0.3018513" calcext:value-type="float">
            <text:p>0.3018513</text:p>
          </table:table-cell>
          <table:table-cell office:value-type="float" office:value="0.3031023" calcext:value-type="float">
            <text:p>0.3031023</text:p>
          </table:table-cell>
          <table:table-cell office:value-type="float" office:value="0.3043379" calcext:value-type="float">
            <text:p>0.3043379</text:p>
          </table:table-cell>
          <table:table-cell office:value-type="float" office:value="0.3514603" calcext:value-type="float">
            <text:p>0.3514603</text:p>
          </table:table-cell>
          <table:table-cell office:value-type="float" office:value="0.3613613" calcext:value-type="float">
            <text:p>0.3613613</text:p>
          </table:table-cell>
          <table:table-cell office:value-type="float" office:value="0.3878239" calcext:value-type="float">
            <text:p>0.3878239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1872E-015" calcext:value-type="float">
            <text:p>1.731872E-15</text:p>
          </table:table-cell>
          <table:table-cell office:value-type="float" office:value="1.67985E-015" calcext:value-type="float">
            <text:p>1.67985E-15</text:p>
          </table:table-cell>
          <table:table-cell office:value-type="float" office:value="1.19959E-016" calcext:value-type="float">
            <text:p>1.1995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1.45033" calcext:value-type="float">
            <text:p>-41.45033</text:p>
          </table:table-cell>
          <table:table-cell office:value-type="float" office:value="-0.01914134" calcext:value-type="float">
            <text:p>-0.01914134</text:p>
          </table:table-cell>
          <table:table-cell office:value-type="float" office:value="-0.01880032" calcext:value-type="float">
            <text:p>-0.01880032</text:p>
          </table:table-cell>
          <table:table-cell office:value-type="float" office:value="-0.01827696" calcext:value-type="float">
            <text:p>-0.01827696</text:p>
          </table:table-cell>
          <table:table-cell office:value-type="float" office:value="-0.01775968" calcext:value-type="float">
            <text:p>-0.01775968</text:p>
          </table:table-cell>
          <table:table-cell office:value-type="float" office:value="-0.01726325" calcext:value-type="float">
            <text:p>-0.01726325</text:p>
          </table:table-cell>
          <table:table-cell office:value-type="float" office:value="-0.01632051" calcext:value-type="float">
            <text:p>-0.01632051</text:p>
          </table:table-cell>
          <table:table-cell office:value-type="float" office:value="-0.01379993" calcext:value-type="float">
            <text:p>-0.01379993</text:p>
          </table:table-cell>
          <table:table-cell office:value-type="float" office:value="-0.007016945" calcext:value-type="float">
            <text:p>-0.007016945</text:p>
          </table:table-cell>
          <table:table-cell office:value-type="float" office:value="-0.003763453" calcext:value-type="float">
            <text:p>-0.003763453</text:p>
          </table:table-cell>
          <table:table-cell office:value-type="float" office:value="1511.788" calcext:value-type="float">
            <text:p>1511.788</text:p>
          </table:table-cell>
          <table:table-cell office:value-type="float" office:value="0" calcext:value-type="float">
            <text:p>0</text:p>
          </table:table-cell>
          <table:table-cell office:value-type="float" office:value="-236.5319" calcext:value-type="float">
            <text:p>-236.5319</text:p>
          </table:table-cell>
          <table:table-cell office:value-type="float" office:value="0.0007272084" calcext:value-type="float">
            <text:p>0.000727208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1998" calcext:value-type="float">
            <text:p>22091998</text:p>
          </table:table-cell>
          <table:table-cell office:value-type="float" office:value="644.8814" calcext:value-type="float">
            <text:p>644.8814</text:p>
          </table:table-cell>
          <table:table-cell office:value-type="float" office:value="160.9822" calcext:value-type="float">
            <text:p>160.9822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4.844" calcext:value-type="float">
            <text:p>1254.844</text:p>
          </table:table-cell>
          <table:table-cell office:value-type="float" office:value="658.516" calcext:value-type="float">
            <text:p>658.516</text:p>
          </table:table-cell>
          <table:table-cell office:value-type="float" office:value="0" calcext:value-type="float">
            <text:p>0</text:p>
          </table:table-cell>
          <table:table-cell office:value-type="float" office:value="0.2236641" calcext:value-type="float">
            <text:p>0.2236641</text:p>
          </table:table-cell>
          <table:table-cell office:value-type="float" office:value="0.2858075" calcext:value-type="float">
            <text:p>0.2858075</text:p>
          </table:table-cell>
          <table:table-cell office:value-type="float" office:value="0.2930798" calcext:value-type="float">
            <text:p>0.2930798</text:p>
          </table:table-cell>
          <table:table-cell office:value-type="float" office:value="0.2992596" calcext:value-type="float">
            <text:p>0.2992596</text:p>
          </table:table-cell>
          <table:table-cell office:value-type="float" office:value="0.3022937" calcext:value-type="float">
            <text:p>0.3022937</text:p>
          </table:table-cell>
          <table:table-cell office:value-type="float" office:value="0.3041289" calcext:value-type="float">
            <text:p>0.3041289</text:p>
          </table:table-cell>
          <table:table-cell office:value-type="float" office:value="0.351474" calcext:value-type="float">
            <text:p>0.351474</text:p>
          </table:table-cell>
          <table:table-cell office:value-type="float" office:value="0.3613373" calcext:value-type="float">
            <text:p>0.3613373</text:p>
          </table:table-cell>
          <table:table-cell office:value-type="float" office:value="0.3878192" calcext:value-type="float">
            <text:p>0.3878192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2083E-015" calcext:value-type="float">
            <text:p>1.732083E-15</text:p>
          </table:table-cell>
          <table:table-cell office:value-type="float" office:value="1.679717E-015" calcext:value-type="float">
            <text:p>1.679717E-15</text:p>
          </table:table-cell>
          <table:table-cell office:value-type="float" office:value="1.199564E-016" calcext:value-type="float">
            <text:p>1.19956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225749" calcext:value-type="float">
            <text:p>-0.1225749</text:p>
          </table:table-cell>
          <table:table-cell office:value-type="float" office:value="-0.02664153" calcext:value-type="float">
            <text:p>-0.02664153</text:p>
          </table:table-cell>
          <table:table-cell office:value-type="float" office:value="-0.02238861" calcext:value-type="float">
            <text:p>-0.02238861</text:p>
          </table:table-cell>
          <table:table-cell office:value-type="float" office:value="-0.019384" calcext:value-type="float">
            <text:p>-0.019384</text:p>
          </table:table-cell>
          <table:table-cell office:value-type="float" office:value="-0.01808255" calcext:value-type="float">
            <text:p>-0.01808255</text:p>
          </table:table-cell>
          <table:table-cell office:value-type="float" office:value="-0.0173429" calcext:value-type="float">
            <text:p>-0.0173429</text:p>
          </table:table-cell>
          <table:table-cell office:value-type="float" office:value="-0.01631401" calcext:value-type="float">
            <text:p>-0.01631401</text:p>
          </table:table-cell>
          <table:table-cell office:value-type="float" office:value="-0.01380877" calcext:value-type="float">
            <text:p>-0.01380877</text:p>
          </table:table-cell>
          <table:table-cell office:value-type="float" office:value="-0.007017778" calcext:value-type="float">
            <text:p>-0.007017778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1515.39" calcext:value-type="float">
            <text:p>1515.39</text:p>
          </table:table-cell>
          <table:table-cell office:value-type="float" office:value="0" calcext:value-type="float">
            <text:p>0</text:p>
          </table:table-cell>
          <table:table-cell office:value-type="float" office:value="-236.3754" calcext:value-type="float">
            <text:p>-236.3754</text:p>
          </table:table-cell>
          <table:table-cell office:value-type="float" office:value="0.0007257506" calcext:value-type="float">
            <text:p>0.00072575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1998" calcext:value-type="float">
            <text:p>23091998</text:p>
          </table:table-cell>
          <table:table-cell office:value-type="float" office:value="644.8814" calcext:value-type="float">
            <text:p>644.8814</text:p>
          </table:table-cell>
          <table:table-cell office:value-type="float" office:value="162.6931" calcext:value-type="float">
            <text:p>162.6931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3.146" calcext:value-type="float">
            <text:p>1253.146</text:p>
          </table:table-cell>
          <table:table-cell office:value-type="float" office:value="658.5135" calcext:value-type="float">
            <text:p>658.5135</text:p>
          </table:table-cell>
          <table:table-cell office:value-type="float" office:value="0" calcext:value-type="float">
            <text:p>0</text:p>
          </table:table-cell>
          <table:table-cell office:value-type="float" office:value="0.08155537" calcext:value-type="float">
            <text:p>0.08155537</text:p>
          </table:table-cell>
          <table:table-cell office:value-type="float" office:value="0.2911346" calcext:value-type="float">
            <text:p>0.2911346</text:p>
          </table:table-cell>
          <table:table-cell office:value-type="float" office:value="0.2923973" calcext:value-type="float">
            <text:p>0.2923973</text:p>
          </table:table-cell>
          <table:table-cell office:value-type="float" office:value="0.2965817" calcext:value-type="float">
            <text:p>0.2965817</text:p>
          </table:table-cell>
          <table:table-cell office:value-type="float" office:value="0.3002458" calcext:value-type="float">
            <text:p>0.3002458</text:p>
          </table:table-cell>
          <table:table-cell office:value-type="float" office:value="0.3030047" calcext:value-type="float">
            <text:p>0.3030047</text:p>
          </table:table-cell>
          <table:table-cell office:value-type="float" office:value="0.3511753" calcext:value-type="float">
            <text:p>0.3511753</text:p>
          </table:table-cell>
          <table:table-cell office:value-type="float" office:value="0.3613057" calcext:value-type="float">
            <text:p>0.3613057</text:p>
          </table:table-cell>
          <table:table-cell office:value-type="float" office:value="0.3878144" calcext:value-type="float">
            <text:p>0.3878144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3" calcext:value-type="float">
            <text:p>0.510710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2249E-015" calcext:value-type="float">
            <text:p>1.732249E-15</text:p>
          </table:table-cell>
          <table:table-cell office:value-type="float" office:value="1.679616E-015" calcext:value-type="float">
            <text:p>1.679616E-15</text:p>
          </table:table-cell>
          <table:table-cell office:value-type="float" office:value="1.199542E-016" calcext:value-type="float">
            <text:p>1.19954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0.38717" calcext:value-type="float">
            <text:p>-60.38717</text:p>
          </table:table-cell>
          <table:table-cell office:value-type="float" office:value="-0.02348932" calcext:value-type="float">
            <text:p>-0.02348932</text:p>
          </table:table-cell>
          <table:table-cell office:value-type="float" office:value="-0.02280324" calcext:value-type="float">
            <text:p>-0.02280324</text:p>
          </table:table-cell>
          <table:table-cell office:value-type="float" office:value="-0.02065041" calcext:value-type="float">
            <text:p>-0.02065041</text:p>
          </table:table-cell>
          <table:table-cell office:value-type="float" office:value="-0.01895901" calcext:value-type="float">
            <text:p>-0.01895901</text:p>
          </table:table-cell>
          <table:table-cell office:value-type="float" office:value="-0.01779184" calcext:value-type="float">
            <text:p>-0.01779184</text:p>
          </table:table-cell>
          <table:table-cell office:value-type="float" office:value="-0.01644696" calcext:value-type="float">
            <text:p>-0.01644696</text:p>
          </table:table-cell>
          <table:table-cell office:value-type="float" office:value="-0.01382031" calcext:value-type="float">
            <text:p>-0.01382031</text:p>
          </table:table-cell>
          <table:table-cell office:value-type="float" office:value="-0.007018608" calcext:value-type="float">
            <text:p>-0.007018608</text:p>
          </table:table-cell>
          <table:table-cell office:value-type="float" office:value="-0.003763456" calcext:value-type="float">
            <text:p>-0.003763456</text:p>
          </table:table-cell>
          <table:table-cell office:value-type="float" office:value="1518.971" calcext:value-type="float">
            <text:p>1518.971</text:p>
          </table:table-cell>
          <table:table-cell office:value-type="float" office:value="0" calcext:value-type="float">
            <text:p>0</text:p>
          </table:table-cell>
          <table:table-cell office:value-type="float" office:value="-236.2107" calcext:value-type="float">
            <text:p>-236.2107</text:p>
          </table:table-cell>
          <table:table-cell office:value-type="float" office:value="0.0007246864" calcext:value-type="float">
            <text:p>0.000724686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1998" calcext:value-type="float">
            <text:p>24091998</text:p>
          </table:table-cell>
          <table:table-cell office:value-type="float" office:value="644.9813" calcext:value-type="float">
            <text:p>644.9813</text:p>
          </table:table-cell>
          <table:table-cell office:value-type="float" office:value="162.6333" calcext:value-type="float">
            <text:p>162.6333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3.334" calcext:value-type="float">
            <text:p>1253.334</text:p>
          </table:table-cell>
          <table:table-cell office:value-type="float" office:value="658.4911" calcext:value-type="float">
            <text:p>658.4911</text:p>
          </table:table-cell>
          <table:table-cell office:value-type="float" office:value="0" calcext:value-type="float">
            <text:p>0</text:p>
          </table:table-cell>
          <table:table-cell office:value-type="float" office:value="0.09929001" calcext:value-type="float">
            <text:p>0.09929001</text:p>
          </table:table-cell>
          <table:table-cell office:value-type="float" office:value="0.2932617" calcext:value-type="float">
            <text:p>0.2932617</text:p>
          </table:table-cell>
          <table:table-cell office:value-type="float" office:value="0.294374" calcext:value-type="float">
            <text:p>0.294374</text:p>
          </table:table-cell>
          <table:table-cell office:value-type="float" office:value="0.2968658" calcext:value-type="float">
            <text:p>0.2968658</text:p>
          </table:table-cell>
          <table:table-cell office:value-type="float" office:value="0.2995468" calcext:value-type="float">
            <text:p>0.2995468</text:p>
          </table:table-cell>
          <table:table-cell office:value-type="float" office:value="0.3020255" calcext:value-type="float">
            <text:p>0.3020255</text:p>
          </table:table-cell>
          <table:table-cell office:value-type="float" office:value="0.3506909" calcext:value-type="float">
            <text:p>0.3506909</text:p>
          </table:table-cell>
          <table:table-cell office:value-type="float" office:value="0.361249" calcext:value-type="float">
            <text:p>0.361249</text:p>
          </table:table-cell>
          <table:table-cell office:value-type="float" office:value="0.387809" calcext:value-type="float">
            <text:p>0.387809</text:p>
          </table:table-cell>
          <table:table-cell office:value-type="float" office:value="0.4139519" calcext:value-type="float">
            <text:p>0.4139519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2401E-015" calcext:value-type="float">
            <text:p>1.732401E-15</text:p>
          </table:table-cell>
          <table:table-cell office:value-type="float" office:value="1.679521E-015" calcext:value-type="float">
            <text:p>1.679521E-15</text:p>
          </table:table-cell>
          <table:table-cell office:value-type="float" office:value="1.199522E-016" calcext:value-type="float">
            <text:p>1.19952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7.93983" calcext:value-type="float">
            <text:p>-17.93983</text:p>
          </table:table-cell>
          <table:table-cell office:value-type="float" office:value="-0.02231889" calcext:value-type="float">
            <text:p>-0.02231889</text:p>
          </table:table-cell>
          <table:table-cell office:value-type="float" office:value="-0.0217516" calcext:value-type="float">
            <text:p>-0.0217516</text:p>
          </table:table-cell>
          <table:table-cell office:value-type="float" office:value="-0.02051663" calcext:value-type="float">
            <text:p>-0.02051663</text:p>
          </table:table-cell>
          <table:table-cell office:value-type="float" office:value="-0.01927337" calcext:value-type="float">
            <text:p>-0.01927337</text:p>
          </table:table-cell>
          <table:table-cell office:value-type="float" office:value="-0.018199" calcext:value-type="float">
            <text:p>-0.018199</text:p>
          </table:table-cell>
          <table:table-cell office:value-type="float" office:value="-0.01666707" calcext:value-type="float">
            <text:p>-0.01666707</text:p>
          </table:table-cell>
          <table:table-cell office:value-type="float" office:value="-0.01384102" calcext:value-type="float">
            <text:p>-0.01384102</text:p>
          </table:table-cell>
          <table:table-cell office:value-type="float" office:value="-0.007019545" calcext:value-type="float">
            <text:p>-0.007019545</text:p>
          </table:table-cell>
          <table:table-cell office:value-type="float" office:value="-0.003763453" calcext:value-type="float">
            <text:p>-0.003763453</text:p>
          </table:table-cell>
          <table:table-cell office:value-type="float" office:value="1522.539" calcext:value-type="float">
            <text:p>1522.539</text:p>
          </table:table-cell>
          <table:table-cell office:value-type="float" office:value="0" calcext:value-type="float">
            <text:p>0</text:p>
          </table:table-cell>
          <table:table-cell office:value-type="float" office:value="-236.0852" calcext:value-type="float">
            <text:p>-236.0852</text:p>
          </table:table-cell>
          <table:table-cell office:value-type="float" office:value="0.0007237195" calcext:value-type="float">
            <text:p>0.000723719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1998" calcext:value-type="float">
            <text:p>25091998</text:p>
          </table:table-cell>
          <table:table-cell office:value-type="float" office:value="645.0812" calcext:value-type="float">
            <text:p>645.0812</text:p>
          </table:table-cell>
          <table:table-cell office:value-type="float" office:value="162.8412" calcext:value-type="float">
            <text:p>162.8412</text:p>
          </table:table-cell>
          <table:table-cell office:value-type="float" office:value="3.022115" calcext:value-type="float">
            <text:p>3.022115</text:p>
          </table:table-cell>
          <table:table-cell office:value-type="float" office:value="1253.264" calcext:value-type="float">
            <text:p>1253.264</text:p>
          </table:table-cell>
          <table:table-cell office:value-type="float" office:value="658.4614" calcext:value-type="float">
            <text:p>658.4614</text:p>
          </table:table-cell>
          <table:table-cell office:value-type="float" office:value="0" calcext:value-type="float">
            <text:p>0</text:p>
          </table:table-cell>
          <table:table-cell office:value-type="float" office:value="0.09136471" calcext:value-type="float">
            <text:p>0.09136471</text:p>
          </table:table-cell>
          <table:table-cell office:value-type="float" office:value="0.2943735" calcext:value-type="float">
            <text:p>0.2943735</text:p>
          </table:table-cell>
          <table:table-cell office:value-type="float" office:value="0.295279" calcext:value-type="float">
            <text:p>0.295279</text:p>
          </table:table-cell>
          <table:table-cell office:value-type="float" office:value="0.2972243" calcext:value-type="float">
            <text:p>0.2972243</text:p>
          </table:table-cell>
          <table:table-cell office:value-type="float" office:value="0.299438" calcext:value-type="float">
            <text:p>0.299438</text:p>
          </table:table-cell>
          <table:table-cell office:value-type="float" office:value="0.3016464" calcext:value-type="float">
            <text:p>0.3016464</text:p>
          </table:table-cell>
          <table:table-cell office:value-type="float" office:value="0.3503101" calcext:value-type="float">
            <text:p>0.3503101</text:p>
          </table:table-cell>
          <table:table-cell office:value-type="float" office:value="0.3611727" calcext:value-type="float">
            <text:p>0.3611727</text:p>
          </table:table-cell>
          <table:table-cell office:value-type="float" office:value="0.3878012" calcext:value-type="float">
            <text:p>0.3878012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2579E-015" calcext:value-type="float">
            <text:p>1.732579E-15</text:p>
          </table:table-cell>
          <table:table-cell office:value-type="float" office:value="1.679412E-015" calcext:value-type="float">
            <text:p>1.679412E-15</text:p>
          </table:table-cell>
          <table:table-cell office:value-type="float" office:value="1.1995E-016" calcext:value-type="float">
            <text:p>1.199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0.39929" calcext:value-type="float">
            <text:p>-30.39929</text:p>
          </table:table-cell>
          <table:table-cell office:value-type="float" office:value="-0.02173587" calcext:value-type="float">
            <text:p>-0.02173587</text:p>
          </table:table-cell>
          <table:table-cell office:value-type="float" office:value="-0.02129124" calcext:value-type="float">
            <text:p>-0.02129124</text:p>
          </table:table-cell>
          <table:table-cell office:value-type="float" office:value="-0.02034627" calcext:value-type="float">
            <text:p>-0.02034627</text:p>
          </table:table-cell>
          <table:table-cell office:value-type="float" office:value="-0.01932356" calcext:value-type="float">
            <text:p>-0.01932356</text:p>
          </table:table-cell>
          <table:table-cell office:value-type="float" office:value="-0.01836009" calcext:value-type="float">
            <text:p>-0.01836009</text:p>
          </table:table-cell>
          <table:table-cell office:value-type="float" office:value="-0.01684333" calcext:value-type="float">
            <text:p>-0.01684333</text:p>
          </table:table-cell>
          <table:table-cell office:value-type="float" office:value="-0.01386913" calcext:value-type="float">
            <text:p>-0.01386913</text:p>
          </table:table-cell>
          <table:table-cell office:value-type="float" office:value="-0.007020884" calcext:value-type="float">
            <text:p>-0.007020884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526.085" calcext:value-type="float">
            <text:p>1526.085</text:p>
          </table:table-cell>
          <table:table-cell office:value-type="float" office:value="0" calcext:value-type="float">
            <text:p>0</text:p>
          </table:table-cell>
          <table:table-cell office:value-type="float" office:value="-235.8798" calcext:value-type="float">
            <text:p>-235.8798</text:p>
          </table:table-cell>
          <table:table-cell office:value-type="float" office:value="0.0007223778" calcext:value-type="float">
            <text:p>0.000722377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1998" calcext:value-type="float">
            <text:p>26091998</text:p>
          </table:table-cell>
          <table:table-cell office:value-type="float" office:value="681.111" calcext:value-type="float">
            <text:p>681.111</text:p>
          </table:table-cell>
          <table:table-cell office:value-type="float" office:value="163.0017" calcext:value-type="float">
            <text:p>163.0017</text:p>
          </table:table-cell>
          <table:table-cell office:value-type="float" office:value="9.249865" calcext:value-type="float">
            <text:p>9.249865</text:p>
          </table:table-cell>
          <table:table-cell office:value-type="float" office:value="1282.023" calcext:value-type="float">
            <text:p>1282.023</text:p>
          </table:table-cell>
          <table:table-cell office:value-type="float" office:value="659.347" calcext:value-type="float">
            <text:p>659.347</text:p>
          </table:table-cell>
          <table:table-cell office:value-type="float" office:value="0" calcext:value-type="float">
            <text:p>0</text:p>
          </table:table-cell>
          <table:table-cell office:value-type="float" office:value="0.5142825" calcext:value-type="float">
            <text:p>0.5142825</text:p>
          </table:table-cell>
          <table:table-cell office:value-type="float" office:value="0.4544141" calcext:value-type="float">
            <text:p>0.4544141</text:p>
          </table:table-cell>
          <table:table-cell office:value-type="float" office:value="0.458425" calcext:value-type="float">
            <text:p>0.458425</text:p>
          </table:table-cell>
          <table:table-cell office:value-type="float" office:value="0.3859126" calcext:value-type="float">
            <text:p>0.3859126</text:p>
          </table:table-cell>
          <table:table-cell office:value-type="float" office:value="0.3075792" calcext:value-type="float">
            <text:p>0.3075792</text:p>
          </table:table-cell>
          <table:table-cell office:value-type="float" office:value="0.3080225" calcext:value-type="float">
            <text:p>0.3080225</text:p>
          </table:table-cell>
          <table:table-cell office:value-type="float" office:value="0.3802783" calcext:value-type="float">
            <text:p>0.3802783</text:p>
          </table:table-cell>
          <table:table-cell office:value-type="float" office:value="0.3612522" calcext:value-type="float">
            <text:p>0.3612522</text:p>
          </table:table-cell>
          <table:table-cell office:value-type="float" office:value="0.3873168" calcext:value-type="float">
            <text:p>0.3873168</text:p>
          </table:table-cell>
          <table:table-cell office:value-type="float" office:value="0.4132575" calcext:value-type="float">
            <text:p>0.4132575</text:p>
          </table:table-cell>
          <table:table-cell office:value-type="float" office:value="0.5105788" calcext:value-type="float">
            <text:p>0.5105788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6967673" calcext:value-type="float">
            <text:p>0.006967673</text:p>
          </table:table-cell>
          <table:table-cell office:value-type="float" office:value="1.732758E-015" calcext:value-type="float">
            <text:p>1.732758E-15</text:p>
          </table:table-cell>
          <table:table-cell office:value-type="float" office:value="1.679301E-015" calcext:value-type="float">
            <text:p>1.679301E-15</text:p>
          </table:table-cell>
          <table:table-cell office:value-type="float" office:value="1.199477E-016" calcext:value-type="float">
            <text:p>1.19947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05148793" calcext:value-type="float">
            <text:p>-0.0005148793</text:p>
          </table:table-cell>
          <table:table-cell office:value-type="float" office:value="-0.001066406" calcext:value-type="float">
            <text:p>-0.001066406</text:p>
          </table:table-cell>
          <table:table-cell office:value-type="float" office:value="-0.001008399" calcext:value-type="float">
            <text:p>-0.001008399</text:p>
          </table:table-cell>
          <table:table-cell office:value-type="float" office:value="-0.004247135" calcext:value-type="float">
            <text:p>-0.004247135</text:p>
          </table:table-cell>
          <table:table-cell office:value-type="float" office:value="-0.01651266" calcext:value-type="float">
            <text:p>-0.01651266</text:p>
          </table:table-cell>
          <table:table-cell office:value-type="float" office:value="-0.01602246" calcext:value-type="float">
            <text:p>-0.01602246</text:p>
          </table:table-cell>
          <table:table-cell office:value-type="float" office:value="-0.007972741" calcext:value-type="float">
            <text:p>-0.007972741</text:p>
          </table:table-cell>
          <table:table-cell office:value-type="float" office:value="-0.01384273" calcext:value-type="float">
            <text:p>-0.01384273</text:p>
          </table:table-cell>
          <table:table-cell office:value-type="float" office:value="-0.007100908" calcext:value-type="float">
            <text:p>-0.007100908</text:p>
          </table:table-cell>
          <table:table-cell office:value-type="float" office:value="-0.003820914" calcext:value-type="float">
            <text:p>-0.003820914</text:p>
          </table:table-cell>
          <table:table-cell office:value-type="float" office:value="1530.953" calcext:value-type="float">
            <text:p>1530.95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7165431" calcext:value-type="float">
            <text:p>0.007165431</text:p>
          </table:table-cell>
          <table:table-cell office:value-type="float" office:value="-9999.008" calcext:value-type="float">
            <text:p>-9999.008</text:p>
          </table:table-cell>
          <table:table-cell office:value-type="float" office:value="0.006967689" calcext:value-type="float">
            <text:p>0.00696768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1998" calcext:value-type="float">
            <text:p>27091998</text:p>
          </table:table-cell>
          <table:table-cell office:value-type="float" office:value="690.8814" calcext:value-type="float">
            <text:p>690.8814</text:p>
          </table:table-cell>
          <table:table-cell office:value-type="float" office:value="164.9632" calcext:value-type="float">
            <text:p>164.963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81.2" calcext:value-type="float">
            <text:p>1281.2</text:p>
          </table:table-cell>
          <table:table-cell office:value-type="float" office:value="666.3919" calcext:value-type="float">
            <text:p>666.3919</text:p>
          </table:table-cell>
          <table:table-cell office:value-type="float" office:value="0" calcext:value-type="float">
            <text:p>0</text:p>
          </table:table-cell>
          <table:table-cell office:value-type="float" office:value="0.3678366" calcext:value-type="float">
            <text:p>0.3678366</text:p>
          </table:table-cell>
          <table:table-cell office:value-type="float" office:value="0.3699467" calcext:value-type="float">
            <text:p>0.3699467</text:p>
          </table:table-cell>
          <table:table-cell office:value-type="float" office:value="0.3742592" calcext:value-type="float">
            <text:p>0.3742592</text:p>
          </table:table-cell>
          <table:table-cell office:value-type="float" office:value="0.3807145" calcext:value-type="float">
            <text:p>0.3807145</text:p>
          </table:table-cell>
          <table:table-cell office:value-type="float" office:value="0.3882024" calcext:value-type="float">
            <text:p>0.3882024</text:p>
          </table:table-cell>
          <table:table-cell office:value-type="float" office:value="0.39743" calcext:value-type="float">
            <text:p>0.39743</text:p>
          </table:table-cell>
          <table:table-cell office:value-type="float" office:value="0.4349609" calcext:value-type="float">
            <text:p>0.4349609</text:p>
          </table:table-cell>
          <table:table-cell office:value-type="float" office:value="0.3651064" calcext:value-type="float">
            <text:p>0.3651064</text:p>
          </table:table-cell>
          <table:table-cell office:value-type="float" office:value="0.3871652" calcext:value-type="float">
            <text:p>0.3871652</text:p>
          </table:table-cell>
          <table:table-cell office:value-type="float" office:value="0.4131739" calcext:value-type="float">
            <text:p>0.4131739</text:p>
          </table:table-cell>
          <table:table-cell office:value-type="float" office:value="0.5107105" calcext:value-type="float">
            <text:p>0.51071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2973E-015" calcext:value-type="float">
            <text:p>1.732973E-15</text:p>
          </table:table-cell>
          <table:table-cell office:value-type="float" office:value="1.679166E-015" calcext:value-type="float">
            <text:p>1.679166E-15</text:p>
          </table:table-cell>
          <table:table-cell office:value-type="float" office:value="1.19945E-016" calcext:value-type="float">
            <text:p>1.1994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4572373" calcext:value-type="float">
            <text:p>-0.004572373</text:p>
          </table:table-cell>
          <table:table-cell office:value-type="float" office:value="-0.004410028" calcext:value-type="float">
            <text:p>-0.004410028</text:p>
          </table:table-cell>
          <table:table-cell office:value-type="float" office:value="-0.004081971" calcext:value-type="float">
            <text:p>-0.004081971</text:p>
          </table:table-cell>
          <table:table-cell office:value-type="float" office:value="-0.003634397" calcext:value-type="float">
            <text:p>-0.003634397</text:p>
          </table:table-cell>
          <table:table-cell office:value-type="float" office:value="-0.003178073" calcext:value-type="float">
            <text:p>-0.003178073</text:p>
          </table:table-cell>
          <table:table-cell office:value-type="float" office:value="-0.002699163" calcext:value-type="float">
            <text:p>-0.002699163</text:p>
          </table:table-cell>
          <table:table-cell office:value-type="float" office:value="-0.002082546" calcext:value-type="float">
            <text:p>-0.002082546</text:p>
          </table:table-cell>
          <table:table-cell office:value-type="float" office:value="-0.01251397" calcext:value-type="float">
            <text:p>-0.01251397</text:p>
          </table:table-cell>
          <table:table-cell office:value-type="float" office:value="-0.007132732" calcext:value-type="float">
            <text:p>-0.007132732</text:p>
          </table:table-cell>
          <table:table-cell office:value-type="float" office:value="-0.003832282" calcext:value-type="float">
            <text:p>-0.003832282</text:p>
          </table:table-cell>
          <table:table-cell office:value-type="float" office:value="1542.147" calcext:value-type="float">
            <text:p>1542.147</text:p>
          </table:table-cell>
          <table:table-cell office:value-type="float" office:value="0" calcext:value-type="float">
            <text:p>0</text:p>
          </table:table-cell>
          <table:table-cell office:value-type="float" office:value="-0.004909975" calcext:value-type="float">
            <text:p>-0.004909975</text:p>
          </table:table-cell>
          <table:table-cell office:value-type="float" office:value="0.0006803246" calcext:value-type="float">
            <text:p>0.000680324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32143" calcext:value-type="float">
            <text:p>-1.2321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1998" calcext:value-type="float">
            <text:p>28091998</text:p>
          </table:table-cell>
          <table:table-cell office:value-type="float" office:value="690.8814" calcext:value-type="float">
            <text:p>690.8814</text:p>
          </table:table-cell>
          <table:table-cell office:value-type="float" office:value="167.6095" calcext:value-type="float">
            <text:p>167.6095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2.583" calcext:value-type="float">
            <text:p>1272.583</text:p>
          </table:table-cell>
          <table:table-cell office:value-type="float" office:value="672.3625" calcext:value-type="float">
            <text:p>672.3625</text:p>
          </table:table-cell>
          <table:table-cell office:value-type="float" office:value="0" calcext:value-type="float">
            <text:p>0</text:p>
          </table:table-cell>
          <table:table-cell office:value-type="float" office:value="0.2014587" calcext:value-type="float">
            <text:p>0.2014587</text:p>
          </table:table-cell>
          <table:table-cell office:value-type="float" office:value="0.3441067" calcext:value-type="float">
            <text:p>0.3441067</text:p>
          </table:table-cell>
          <table:table-cell office:value-type="float" office:value="0.3471714" calcext:value-type="float">
            <text:p>0.3471714</text:p>
          </table:table-cell>
          <table:table-cell office:value-type="float" office:value="0.353448" calcext:value-type="float">
            <text:p>0.353448</text:p>
          </table:table-cell>
          <table:table-cell office:value-type="float" office:value="0.3604493" calcext:value-type="float">
            <text:p>0.3604493</text:p>
          </table:table-cell>
          <table:table-cell office:value-type="float" office:value="0.3677076" calcext:value-type="float">
            <text:p>0.3677076</text:p>
          </table:table-cell>
          <table:table-cell office:value-type="float" office:value="0.4091473" calcext:value-type="float">
            <text:p>0.4091473</text:p>
          </table:table-cell>
          <table:table-cell office:value-type="float" office:value="0.3688931" calcext:value-type="float">
            <text:p>0.3688931</text:p>
          </table:table-cell>
          <table:table-cell office:value-type="float" office:value="0.3874711" calcext:value-type="float">
            <text:p>0.3874711</text:p>
          </table:table-cell>
          <table:table-cell office:value-type="float" office:value="0.4135687" calcext:value-type="float">
            <text:p>0.4135687</text:p>
          </table:table-cell>
          <table:table-cell office:value-type="float" office:value="0.5107092" calcext:value-type="float">
            <text:p>0.510709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178E-015" calcext:value-type="float">
            <text:p>1.733178E-15</text:p>
          </table:table-cell>
          <table:table-cell office:value-type="float" office:value="1.679038E-015" calcext:value-type="float">
            <text:p>1.679038E-15</text:p>
          </table:table-cell>
          <table:table-cell office:value-type="float" office:value="1.199424E-016" calcext:value-type="float">
            <text:p>1.19942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2311463" calcext:value-type="float">
            <text:p>-0.2311463</text:p>
          </table:table-cell>
          <table:table-cell office:value-type="float" office:value="-0.007325917" calcext:value-type="float">
            <text:p>-0.007325917</text:p>
          </table:table-cell>
          <table:table-cell office:value-type="float" office:value="-0.00690097" calcext:value-type="float">
            <text:p>-0.00690097</text:p>
          </table:table-cell>
          <table:table-cell office:value-type="float" office:value="-0.006093878" calcext:value-type="float">
            <text:p>-0.006093878</text:p>
          </table:table-cell>
          <table:table-cell office:value-type="float" office:value="-0.005314587" calcext:value-type="float">
            <text:p>-0.005314587</text:p>
          </table:table-cell>
          <table:table-cell office:value-type="float" office:value="-0.004622702" calcext:value-type="float">
            <text:p>-0.004622702</text:p>
          </table:table-cell>
          <table:table-cell office:value-type="float" office:value="-0.003747587" calcext:value-type="float">
            <text:p>-0.003747587</text:p>
          </table:table-cell>
          <table:table-cell office:value-type="float" office:value="-0.0113309" calcext:value-type="float">
            <text:p>-0.0113309</text:p>
          </table:table-cell>
          <table:table-cell office:value-type="float" office:value="-0.007079102" calcext:value-type="float">
            <text:p>-0.007079102</text:p>
          </table:table-cell>
          <table:table-cell office:value-type="float" office:value="-0.003797335" calcext:value-type="float">
            <text:p>-0.003797335</text:p>
          </table:table-cell>
          <table:table-cell office:value-type="float" office:value="1551.905" calcext:value-type="float">
            <text:p>1551.905</text:p>
          </table:table-cell>
          <table:table-cell office:value-type="float" office:value="0" calcext:value-type="float">
            <text:p>0</text:p>
          </table:table-cell>
          <table:table-cell office:value-type="float" office:value="-0.2963203" calcext:value-type="float">
            <text:p>-0.2963203</text:p>
          </table:table-cell>
          <table:table-cell office:value-type="float" office:value="0.0006654002" calcext:value-type="float">
            <text:p>0.00066540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30301" calcext:value-type="float">
            <text:p>-1.23030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1998" calcext:value-type="float">
            <text:p>29091998</text:p>
          </table:table-cell>
          <table:table-cell office:value-type="float" office:value="693.6147" calcext:value-type="float">
            <text:p>693.6147</text:p>
          </table:table-cell>
          <table:table-cell office:value-type="float" office:value="168.9474" calcext:value-type="float">
            <text:p>168.947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9.058" calcext:value-type="float">
            <text:p>1269.058</text:p>
          </table:table-cell>
          <table:table-cell office:value-type="float" office:value="677.2784" calcext:value-type="float">
            <text:p>677.2784</text:p>
          </table:table-cell>
          <table:table-cell office:value-type="float" office:value="0" calcext:value-type="float">
            <text:p>0</text:p>
          </table:table-cell>
          <table:table-cell office:value-type="float" office:value="0.3426194" calcext:value-type="float">
            <text:p>0.3426194</text:p>
          </table:table-cell>
          <table:table-cell office:value-type="float" office:value="0.3343377" calcext:value-type="float">
            <text:p>0.3343377</text:p>
          </table:table-cell>
          <table:table-cell office:value-type="float" office:value="0.3314586" calcext:value-type="float">
            <text:p>0.3314586</text:p>
          </table:table-cell>
          <table:table-cell office:value-type="float" office:value="0.335106" calcext:value-type="float">
            <text:p>0.335106</text:p>
          </table:table-cell>
          <table:table-cell office:value-type="float" office:value="0.3395401" calcext:value-type="float">
            <text:p>0.3395401</text:p>
          </table:table-cell>
          <table:table-cell office:value-type="float" office:value="0.3442894" calcext:value-type="float">
            <text:p>0.3442894</text:p>
          </table:table-cell>
          <table:table-cell office:value-type="float" office:value="0.3882697" calcext:value-type="float">
            <text:p>0.3882697</text:p>
          </table:table-cell>
          <table:table-cell office:value-type="float" office:value="0.3711697" calcext:value-type="float">
            <text:p>0.3711697</text:p>
          </table:table-cell>
          <table:table-cell office:value-type="float" office:value="0.3878531" calcext:value-type="float">
            <text:p>0.3878531</text:p>
          </table:table-cell>
          <table:table-cell office:value-type="float" office:value="0.4139165" calcext:value-type="float">
            <text:p>0.4139165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353E-015" calcext:value-type="float">
            <text:p>1.733353E-15</text:p>
          </table:table-cell>
          <table:table-cell office:value-type="float" office:value="1.678932E-015" calcext:value-type="float">
            <text:p>1.678932E-15</text:p>
          </table:table-cell>
          <table:table-cell office:value-type="float" office:value="1.199401E-016" calcext:value-type="float">
            <text:p>1.19940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7628275" calcext:value-type="float">
            <text:p>-0.007628275</text:p>
          </table:table-cell>
          <table:table-cell office:value-type="float" office:value="-0.009121573" calcext:value-type="float">
            <text:p>-0.009121573</text:p>
          </table:table-cell>
          <table:table-cell office:value-type="float" office:value="-0.00956789" calcext:value-type="float">
            <text:p>-0.00956789</text:p>
          </table:table-cell>
          <table:table-cell office:value-type="float" office:value="-0.008822763" calcext:value-type="float">
            <text:p>-0.008822763</text:p>
          </table:table-cell>
          <table:table-cell office:value-type="float" office:value="-0.008050052" calcext:value-type="float">
            <text:p>-0.008050052</text:p>
          </table:table-cell>
          <table:table-cell office:value-type="float" office:value="-0.007307614" calcext:value-type="float">
            <text:p>-0.007307614</text:p>
          </table:table-cell>
          <table:table-cell office:value-type="float" office:value="-0.006223348" calcext:value-type="float">
            <text:p>-0.006223348</text:p>
          </table:table-cell>
          <table:table-cell office:value-type="float" office:value="-0.01067389" calcext:value-type="float">
            <text:p>-0.01067389</text:p>
          </table:table-cell>
          <table:table-cell office:value-type="float" office:value="-0.007012633" calcext:value-type="float">
            <text:p>-0.007012633</text:p>
          </table:table-cell>
          <table:table-cell office:value-type="float" office:value="-0.003766846" calcext:value-type="float">
            <text:p>-0.003766846</text:p>
          </table:table-cell>
          <table:table-cell office:value-type="float" office:value="1560.581" calcext:value-type="float">
            <text:p>1560.581</text:p>
          </table:table-cell>
          <table:table-cell office:value-type="float" office:value="0" calcext:value-type="float">
            <text:p>0</text:p>
          </table:table-cell>
          <table:table-cell office:value-type="float" office:value="-155.7262" calcext:value-type="float">
            <text:p>-155.7262</text:p>
          </table:table-cell>
          <table:table-cell office:value-type="float" office:value="0.0006610578" calcext:value-type="float">
            <text:p>0.000661057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679" calcext:value-type="float">
            <text:p>-1.22867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1998" calcext:value-type="float">
            <text:p>30091998</text:p>
          </table:table-cell>
          <table:table-cell office:value-type="float" office:value="694.7836" calcext:value-type="float">
            <text:p>694.7836</text:p>
          </table:table-cell>
          <table:table-cell office:value-type="float" office:value="170.6629" calcext:value-type="float">
            <text:p>170.6629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4.574" calcext:value-type="float">
            <text:p>1264.574</text:p>
          </table:table-cell>
          <table:table-cell office:value-type="float" office:value="681.2194" calcext:value-type="float">
            <text:p>681.2194</text:p>
          </table:table-cell>
          <table:table-cell office:value-type="float" office:value="0" calcext:value-type="float">
            <text:p>0</text:p>
          </table:table-cell>
          <table:table-cell office:value-type="float" office:value="0.312488" calcext:value-type="float">
            <text:p>0.312488</text:p>
          </table:table-cell>
          <table:table-cell office:value-type="float" office:value="0.3126886" calcext:value-type="float">
            <text:p>0.3126886</text:p>
          </table:table-cell>
          <table:table-cell office:value-type="float" office:value="0.3163826" calcext:value-type="float">
            <text:p>0.3163826</text:p>
          </table:table-cell>
          <table:table-cell office:value-type="float" office:value="0.3204857" calcext:value-type="float">
            <text:p>0.3204857</text:p>
          </table:table-cell>
          <table:table-cell office:value-type="float" office:value="0.3243549" calcext:value-type="float">
            <text:p>0.3243549</text:p>
          </table:table-cell>
          <table:table-cell office:value-type="float" office:value="0.328281" calcext:value-type="float">
            <text:p>0.328281</text:p>
          </table:table-cell>
          <table:table-cell office:value-type="float" office:value="0.3748166" calcext:value-type="float">
            <text:p>0.3748166</text:p>
          </table:table-cell>
          <table:table-cell office:value-type="float" office:value="0.3715248" calcext:value-type="float">
            <text:p>0.3715248</text:p>
          </table:table-cell>
          <table:table-cell office:value-type="float" office:value="0.3882058" calcext:value-type="float">
            <text:p>0.3882058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534E-015" calcext:value-type="float">
            <text:p>1.733534E-15</text:p>
          </table:table-cell>
          <table:table-cell office:value-type="float" office:value="1.67882E-015" calcext:value-type="float">
            <text:p>1.67882E-15</text:p>
          </table:table-cell>
          <table:table-cell office:value-type="float" office:value="1.199378E-016" calcext:value-type="float">
            <text:p>1.19937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526533" calcext:value-type="float">
            <text:p>-0.01526533</text:p>
          </table:table-cell>
          <table:table-cell office:value-type="float" office:value="-0.01433884" calcext:value-type="float">
            <text:p>-0.01433884</text:p>
          </table:table-cell>
          <table:table-cell office:value-type="float" office:value="-0.01313955" calcext:value-type="float">
            <text:p>-0.01313955</text:p>
          </table:table-cell>
          <table:table-cell office:value-type="float" office:value="-0.01202862" calcext:value-type="float">
            <text:p>-0.01202862</text:p>
          </table:table-cell>
          <table:table-cell office:value-type="float" office:value="-0.01106731" calcext:value-type="float">
            <text:p>-0.01106731</text:p>
          </table:table-cell>
          <table:table-cell office:value-type="float" office:value="-0.01018042" calcext:value-type="float">
            <text:p>-0.01018042</text:p>
          </table:table-cell>
          <table:table-cell office:value-type="float" office:value="-0.00875274" calcext:value-type="float">
            <text:p>-0.00875274</text:p>
          </table:table-cell>
          <table:table-cell office:value-type="float" office:value="-0.01057217" calcext:value-type="float">
            <text:p>-0.01057217</text:p>
          </table:table-cell>
          <table:table-cell office:value-type="float" office:value="-0.006951627" calcext:value-type="float">
            <text:p>-0.006951627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568.103" calcext:value-type="float">
            <text:p>1568.103</text:p>
          </table:table-cell>
          <table:table-cell office:value-type="float" office:value="0" calcext:value-type="float">
            <text:p>0</text:p>
          </table:table-cell>
          <table:table-cell office:value-type="float" office:value="-155.1696" calcext:value-type="float">
            <text:p>-155.1696</text:p>
          </table:table-cell>
          <table:table-cell office:value-type="float" office:value="0.0006588387" calcext:value-type="float">
            <text:p>0.000658838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1998" calcext:value-type="float">
            <text:p>1101998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72.1877" calcext:value-type="float">
            <text:p>172.1877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6.746" calcext:value-type="float">
            <text:p>1266.746</text:p>
          </table:table-cell>
          <table:table-cell office:value-type="float" office:value="686.0239" calcext:value-type="float">
            <text:p>686.0239</text:p>
          </table:table-cell>
          <table:table-cell office:value-type="float" office:value="0" calcext:value-type="float">
            <text:p>0</text:p>
          </table:table-cell>
          <table:table-cell office:value-type="float" office:value="0.3280739" calcext:value-type="float">
            <text:p>0.3280739</text:p>
          </table:table-cell>
          <table:table-cell office:value-type="float" office:value="0.3297336" calcext:value-type="float">
            <text:p>0.3297336</text:p>
          </table:table-cell>
          <table:table-cell office:value-type="float" office:value="0.3319888" calcext:value-type="float">
            <text:p>0.3319888</text:p>
          </table:table-cell>
          <table:table-cell office:value-type="float" office:value="0.333874" calcext:value-type="float">
            <text:p>0.333874</text:p>
          </table:table-cell>
          <table:table-cell office:value-type="float" office:value="0.3337148" calcext:value-type="float">
            <text:p>0.3337148</text:p>
          </table:table-cell>
          <table:table-cell office:value-type="float" office:value="0.3327681" calcext:value-type="float">
            <text:p>0.3327681</text:p>
          </table:table-cell>
          <table:table-cell office:value-type="float" office:value="0.3705454" calcext:value-type="float">
            <text:p>0.3705454</text:p>
          </table:table-cell>
          <table:table-cell office:value-type="float" office:value="0.3709661" calcext:value-type="float">
            <text:p>0.3709661</text:p>
          </table:table-cell>
          <table:table-cell office:value-type="float" office:value="0.3883792" calcext:value-type="float">
            <text:p>0.3883792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691E-015" calcext:value-type="float">
            <text:p>1.733691E-15</text:p>
          </table:table-cell>
          <table:table-cell office:value-type="float" office:value="1.678724E-015" calcext:value-type="float">
            <text:p>1.678724E-15</text:p>
          </table:table-cell>
          <table:table-cell office:value-type="float" office:value="1.199358E-016" calcext:value-type="float">
            <text:p>1.19935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018279" calcext:value-type="float">
            <text:p>-0.01018279</text:p>
          </table:table-cell>
          <table:table-cell office:value-type="float" office:value="-0.009842687" calcext:value-type="float">
            <text:p>-0.009842687</text:p>
          </table:table-cell>
          <table:table-cell office:value-type="float" office:value="-0.009391837" calcext:value-type="float">
            <text:p>-0.009391837</text:p>
          </table:table-cell>
          <table:table-cell office:value-type="float" office:value="-0.009033919" calcext:value-type="float">
            <text:p>-0.009033919</text:p>
          </table:table-cell>
          <table:table-cell office:value-type="float" office:value="-0.009074148" calcext:value-type="float">
            <text:p>-0.009074148</text:p>
          </table:table-cell>
          <table:table-cell office:value-type="float" office:value="-0.009271041" calcext:value-type="float">
            <text:p>-0.009271041</text:p>
          </table:table-cell>
          <table:table-cell office:value-type="float" office:value="-0.009802304" calcext:value-type="float">
            <text:p>-0.009802304</text:p>
          </table:table-cell>
          <table:table-cell office:value-type="float" office:value="-0.01072524" calcext:value-type="float">
            <text:p>-0.01072524</text:p>
          </table:table-cell>
          <table:table-cell office:value-type="float" office:value="-0.006921584" calcext:value-type="float">
            <text:p>-0.006921584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576.409" calcext:value-type="float">
            <text:p>1576.409</text:p>
          </table:table-cell>
          <table:table-cell office:value-type="float" office:value="0" calcext:value-type="float">
            <text:p>0</text:p>
          </table:table-cell>
          <table:table-cell office:value-type="float" office:value="-154.8508" calcext:value-type="float">
            <text:p>-154.8508</text:p>
          </table:table-cell>
          <table:table-cell office:value-type="float" office:value="0.0006572128" calcext:value-type="float">
            <text:p>0.000657212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1998" calcext:value-type="float">
            <text:p>2101998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73.5587" calcext:value-type="float">
            <text:p>173.5587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1.994" calcext:value-type="float">
            <text:p>1261.994</text:p>
          </table:table-cell>
          <table:table-cell office:value-type="float" office:value="689.411" calcext:value-type="float">
            <text:p>689.411</text:p>
          </table:table-cell>
          <table:table-cell office:value-type="float" office:value="0" calcext:value-type="float">
            <text:p>0</text:p>
          </table:table-cell>
          <table:table-cell office:value-type="float" office:value="0.2629916" calcext:value-type="float">
            <text:p>0.2629916</text:p>
          </table:table-cell>
          <table:table-cell office:value-type="float" office:value="0.3048373" calcext:value-type="float">
            <text:p>0.3048373</text:p>
          </table:table-cell>
          <table:table-cell office:value-type="float" office:value="0.3104346" calcext:value-type="float">
            <text:p>0.3104346</text:p>
          </table:table-cell>
          <table:table-cell office:value-type="float" office:value="0.3154339" calcext:value-type="float">
            <text:p>0.3154339</text:p>
          </table:table-cell>
          <table:table-cell office:value-type="float" office:value="0.3186042" calcext:value-type="float">
            <text:p>0.3186042</text:p>
          </table:table-cell>
          <table:table-cell office:value-type="float" office:value="0.3211272" calcext:value-type="float">
            <text:p>0.3211272</text:p>
          </table:table-cell>
          <table:table-cell office:value-type="float" office:value="0.3667506" calcext:value-type="float">
            <text:p>0.3667506</text:p>
          </table:table-cell>
          <table:table-cell office:value-type="float" office:value="0.3703015" calcext:value-type="float">
            <text:p>0.3703015</text:p>
          </table:table-cell>
          <table:table-cell office:value-type="float" office:value="0.3884682" calcext:value-type="float">
            <text:p>0.3884682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816E-015" calcext:value-type="float">
            <text:p>1.733816E-15</text:p>
          </table:table-cell>
          <table:table-cell office:value-type="float" office:value="1.678648E-015" calcext:value-type="float">
            <text:p>1.678648E-15</text:p>
          </table:table-cell>
          <table:table-cell office:value-type="float" office:value="1.199342E-016" calcext:value-type="float">
            <text:p>1.19934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4638516" calcext:value-type="float">
            <text:p>-0.04638516</text:p>
          </table:table-cell>
          <table:table-cell office:value-type="float" office:value="-0.0169976" calcext:value-type="float">
            <text:p>-0.0169976</text:p>
          </table:table-cell>
          <table:table-cell office:value-type="float" office:value="-0.01498692" calcext:value-type="float">
            <text:p>-0.01498692</text:p>
          </table:table-cell>
          <table:table-cell office:value-type="float" office:value="-0.01342573" calcext:value-type="float">
            <text:p>-0.01342573</text:p>
          </table:table-cell>
          <table:table-cell office:value-type="float" office:value="-0.01253198" calcext:value-type="float">
            <text:p>-0.01253198</text:p>
          </table:table-cell>
          <table:table-cell office:value-type="float" office:value="-0.01186719" calcext:value-type="float">
            <text:p>-0.01186719</text:p>
          </table:table-cell>
          <table:table-cell office:value-type="float" office:value="-0.01081087" calcext:value-type="float">
            <text:p>-0.01081087</text:p>
          </table:table-cell>
          <table:table-cell office:value-type="float" office:value="-0.01091081" calcext:value-type="float">
            <text:p>-0.01091081</text:p>
          </table:table-cell>
          <table:table-cell office:value-type="float" office:value="-0.00690627" calcext:value-type="float">
            <text:p>-0.00690627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583.315" calcext:value-type="float">
            <text:p>1583.315</text:p>
          </table:table-cell>
          <table:table-cell office:value-type="float" office:value="0" calcext:value-type="float">
            <text:p>0</text:p>
          </table:table-cell>
          <table:table-cell office:value-type="float" office:value="-154.6408" calcext:value-type="float">
            <text:p>-154.6408</text:p>
          </table:table-cell>
          <table:table-cell office:value-type="float" office:value="0.0006560025" calcext:value-type="float">
            <text:p>0.000656002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1998" calcext:value-type="float">
            <text:p>3101998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75.3784" calcext:value-type="float">
            <text:p>175.378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8.414" calcext:value-type="float">
            <text:p>1258.414</text:p>
          </table:table-cell>
          <table:table-cell office:value-type="float" office:value="691.1793" calcext:value-type="float">
            <text:p>691.1793</text:p>
          </table:table-cell>
          <table:table-cell office:value-type="float" office:value="0" calcext:value-type="float">
            <text:p>0</text:p>
          </table:table-cell>
          <table:table-cell office:value-type="float" office:value="0.1333852" calcext:value-type="float">
            <text:p>0.1333852</text:p>
          </table:table-cell>
          <table:table-cell office:value-type="float" office:value="0.3017816" calcext:value-type="float">
            <text:p>0.3017816</text:p>
          </table:table-cell>
          <table:table-cell office:value-type="float" office:value="0.3032597" calcext:value-type="float">
            <text:p>0.3032597</text:p>
          </table:table-cell>
          <table:table-cell office:value-type="float" office:value="0.3065882" calcext:value-type="float">
            <text:p>0.3065882</text:p>
          </table:table-cell>
          <table:table-cell office:value-type="float" office:value="0.309801" calcext:value-type="float">
            <text:p>0.309801</text:p>
          </table:table-cell>
          <table:table-cell office:value-type="float" office:value="0.3129043" calcext:value-type="float">
            <text:p>0.3129043</text:p>
          </table:table-cell>
          <table:table-cell office:value-type="float" office:value="0.3615168" calcext:value-type="float">
            <text:p>0.3615168</text:p>
          </table:table-cell>
          <table:table-cell office:value-type="float" office:value="0.3693035" calcext:value-type="float">
            <text:p>0.3693035</text:p>
          </table:table-cell>
          <table:table-cell office:value-type="float" office:value="0.3884844" calcext:value-type="float">
            <text:p>0.3884844</text:p>
          </table:table-cell>
          <table:table-cell office:value-type="float" office:value="0.4139552" calcext:value-type="float">
            <text:p>0.4139552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942E-015" calcext:value-type="float">
            <text:p>1.733942E-15</text:p>
          </table:table-cell>
          <table:table-cell office:value-type="float" office:value="1.678572E-015" calcext:value-type="float">
            <text:p>1.678572E-15</text:p>
          </table:table-cell>
          <table:table-cell office:value-type="float" office:value="1.199326E-016" calcext:value-type="float">
            <text:p>1.19932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888632" calcext:value-type="float">
            <text:p>-2.888632</text:p>
          </table:table-cell>
          <table:table-cell office:value-type="float" office:value="-0.01828684" calcext:value-type="float">
            <text:p>-0.01828684</text:p>
          </table:table-cell>
          <table:table-cell office:value-type="float" office:value="-0.01768835" calcext:value-type="float">
            <text:p>-0.01768835</text:p>
          </table:table-cell>
          <table:table-cell office:value-type="float" office:value="-0.01639164" calcext:value-type="float">
            <text:p>-0.01639164</text:p>
          </table:table-cell>
          <table:table-cell office:value-type="float" office:value="-0.01524204" calcext:value-type="float">
            <text:p>-0.01524204</text:p>
          </table:table-cell>
          <table:table-cell office:value-type="float" office:value="-0.01422025" calcext:value-type="float">
            <text:p>-0.01422025</text:p>
          </table:table-cell>
          <table:table-cell office:value-type="float" office:value="-0.01241982" calcext:value-type="float">
            <text:p>-0.01241982</text:p>
          </table:table-cell>
          <table:table-cell office:value-type="float" office:value="-0.01119637" calcext:value-type="float">
            <text:p>-0.01119637</text:p>
          </table:table-cell>
          <table:table-cell office:value-type="float" office:value="-0.006903379" calcext:value-type="float">
            <text:p>-0.006903379</text:p>
          </table:table-cell>
          <table:table-cell office:value-type="float" office:value="-0.003763169" calcext:value-type="float">
            <text:p>-0.003763169</text:p>
          </table:table-cell>
          <table:table-cell office:value-type="float" office:value="1588.602" calcext:value-type="float">
            <text:p>1588.602</text:p>
          </table:table-cell>
          <table:table-cell office:value-type="float" office:value="0" calcext:value-type="float">
            <text:p>0</text:p>
          </table:table-cell>
          <table:table-cell office:value-type="float" office:value="-154.3989" calcext:value-type="float">
            <text:p>-154.3989</text:p>
          </table:table-cell>
          <table:table-cell office:value-type="float" office:value="0.0006547461" calcext:value-type="float">
            <text:p>0.000654746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83" calcext:value-type="float">
            <text:p>-1.2284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1998" calcext:value-type="float">
            <text:p>4101998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75.8863" calcext:value-type="float">
            <text:p>175.8863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6.82" calcext:value-type="float">
            <text:p>1256.82</text:p>
          </table:table-cell>
          <table:table-cell office:value-type="float" office:value="692.2714" calcext:value-type="float">
            <text:p>692.2714</text:p>
          </table:table-cell>
          <table:table-cell office:value-type="float" office:value="0" calcext:value-type="float">
            <text:p>0</text:p>
          </table:table-cell>
          <table:table-cell office:value-type="float" office:value="0.08482164" calcext:value-type="float">
            <text:p>0.08482164</text:p>
          </table:table-cell>
          <table:table-cell office:value-type="float" office:value="0.3012734" calcext:value-type="float">
            <text:p>0.3012734</text:p>
          </table:table-cell>
          <table:table-cell office:value-type="float" office:value="0.3021852" calcext:value-type="float">
            <text:p>0.3021852</text:p>
          </table:table-cell>
          <table:table-cell office:value-type="float" office:value="0.3040307" calcext:value-type="float">
            <text:p>0.3040307</text:p>
          </table:table-cell>
          <table:table-cell office:value-type="float" office:value="0.3062445" calcext:value-type="float">
            <text:p>0.3062445</text:p>
          </table:table-cell>
          <table:table-cell office:value-type="float" office:value="0.3088073" calcext:value-type="float">
            <text:p>0.3088073</text:p>
          </table:table-cell>
          <table:table-cell office:value-type="float" office:value="0.3577706" calcext:value-type="float">
            <text:p>0.3577706</text:p>
          </table:table-cell>
          <table:table-cell office:value-type="float" office:value="0.3681175" calcext:value-type="float">
            <text:p>0.3681175</text:p>
          </table:table-cell>
          <table:table-cell office:value-type="float" office:value="0.3884262" calcext:value-type="float">
            <text:p>0.3884262</text:p>
          </table:table-cell>
          <table:table-cell office:value-type="float" office:value="0.4139557" calcext:value-type="float">
            <text:p>0.4139557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064E-015" calcext:value-type="float">
            <text:p>1.734064E-15</text:p>
          </table:table-cell>
          <table:table-cell office:value-type="float" office:value="1.678498E-015" calcext:value-type="float">
            <text:p>1.678498E-15</text:p>
          </table:table-cell>
          <table:table-cell office:value-type="float" office:value="1.19931E-016" calcext:value-type="float">
            <text:p>1.1993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7.48557" calcext:value-type="float">
            <text:p>-47.48557</text:p>
          </table:table-cell>
          <table:table-cell office:value-type="float" office:value="-0.01849822" calcext:value-type="float">
            <text:p>-0.01849822</text:p>
          </table:table-cell>
          <table:table-cell office:value-type="float" office:value="-0.01812779" calcext:value-type="float">
            <text:p>-0.01812779</text:p>
          </table:table-cell>
          <table:table-cell office:value-type="float" office:value="-0.01738111" calcext:value-type="float">
            <text:p>-0.01738111</text:p>
          </table:table-cell>
          <table:table-cell office:value-type="float" office:value="-0.01652533" calcext:value-type="float">
            <text:p>-0.01652533</text:p>
          </table:table-cell>
          <table:table-cell office:value-type="float" office:value="-0.01559233" calcext:value-type="float">
            <text:p>-0.01559233</text:p>
          </table:table-cell>
          <table:table-cell office:value-type="float" office:value="-0.0137386" calcext:value-type="float">
            <text:p>-0.0137386</text:p>
          </table:table-cell>
          <table:table-cell office:value-type="float" office:value="-0.01154746" calcext:value-type="float">
            <text:p>-0.01154746</text:p>
          </table:table-cell>
          <table:table-cell office:value-type="float" office:value="-0.006913182" calcext:value-type="float">
            <text:p>-0.006913182</text:p>
          </table:table-cell>
          <table:table-cell office:value-type="float" office:value="-0.003763123" calcext:value-type="float">
            <text:p>-0.003763123</text:p>
          </table:table-cell>
          <table:table-cell office:value-type="float" office:value="1593.202" calcext:value-type="float">
            <text:p>1593.202</text:p>
          </table:table-cell>
          <table:table-cell office:value-type="float" office:value="0" calcext:value-type="float">
            <text:p>0</text:p>
          </table:table-cell>
          <table:table-cell office:value-type="float" office:value="-154.0984" calcext:value-type="float">
            <text:p>-154.0984</text:p>
          </table:table-cell>
          <table:table-cell office:value-type="float" office:value="0.000653426" calcext:value-type="float">
            <text:p>0.00065342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8" calcext:value-type="float">
            <text:p>-1.2284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1998" calcext:value-type="float">
            <text:p>5101998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75.9398" calcext:value-type="float">
            <text:p>175.939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6.04" calcext:value-type="float">
            <text:p>1256.04</text:p>
          </table:table-cell>
          <table:table-cell office:value-type="float" office:value="693.0048" calcext:value-type="float">
            <text:p>693.0048</text:p>
          </table:table-cell>
          <table:table-cell office:value-type="float" office:value="0" calcext:value-type="float">
            <text:p>0</text:p>
          </table:table-cell>
          <table:table-cell office:value-type="float" office:value="0.07988407" calcext:value-type="float">
            <text:p>0.07988407</text:p>
          </table:table-cell>
          <table:table-cell office:value-type="float" office:value="0.3004437" calcext:value-type="float">
            <text:p>0.3004437</text:p>
          </table:table-cell>
          <table:table-cell office:value-type="float" office:value="0.301276" calcext:value-type="float">
            <text:p>0.301276</text:p>
          </table:table-cell>
          <table:table-cell office:value-type="float" office:value="0.3027959" calcext:value-type="float">
            <text:p>0.3027959</text:p>
          </table:table-cell>
          <table:table-cell office:value-type="float" office:value="0.3046038" calcext:value-type="float">
            <text:p>0.3046038</text:p>
          </table:table-cell>
          <table:table-cell office:value-type="float" office:value="0.3067686" calcext:value-type="float">
            <text:p>0.3067686</text:p>
          </table:table-cell>
          <table:table-cell office:value-type="float" office:value="0.3555302" calcext:value-type="float">
            <text:p>0.3555302</text:p>
          </table:table-cell>
          <table:table-cell office:value-type="float" office:value="0.3669382" calcext:value-type="float">
            <text:p>0.3669382</text:p>
          </table:table-cell>
          <table:table-cell office:value-type="float" office:value="0.3883575" calcext:value-type="float">
            <text:p>0.3883575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2E-015" calcext:value-type="float">
            <text:p>1.7342E-15</text:p>
          </table:table-cell>
          <table:table-cell office:value-type="float" office:value="1.678415E-015" calcext:value-type="float">
            <text:p>1.678415E-15</text:p>
          </table:table-cell>
          <table:table-cell office:value-type="float" office:value="1.199292E-016" calcext:value-type="float">
            <text:p>1.19929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7.88638" calcext:value-type="float">
            <text:p>-67.88638</text:p>
          </table:table-cell>
          <table:table-cell office:value-type="float" office:value="-0.01885751" calcext:value-type="float">
            <text:p>-0.01885751</text:p>
          </table:table-cell>
          <table:table-cell office:value-type="float" office:value="-0.01851261" calcext:value-type="float">
            <text:p>-0.01851261</text:p>
          </table:table-cell>
          <table:table-cell office:value-type="float" office:value="-0.01788212" calcext:value-type="float">
            <text:p>-0.01788212</text:p>
          </table:table-cell>
          <table:table-cell office:value-type="float" office:value="-0.01715752" calcext:value-type="float">
            <text:p>-0.01715752</text:p>
          </table:table-cell>
          <table:table-cell office:value-type="float" office:value="-0.01633162" calcext:value-type="float">
            <text:p>-0.01633162</text:p>
          </table:table-cell>
          <table:table-cell office:value-type="float" office:value="-0.01459928" calcext:value-type="float">
            <text:p>-0.01459928</text:p>
          </table:table-cell>
          <table:table-cell office:value-type="float" office:value="-0.01190887" calcext:value-type="float">
            <text:p>-0.01190887</text:p>
          </table:table-cell>
          <table:table-cell office:value-type="float" office:value="-0.006925" calcext:value-type="float">
            <text:p>-0.006925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597.454" calcext:value-type="float">
            <text:p>1597.454</text:p>
          </table:table-cell>
          <table:table-cell office:value-type="float" office:value="0" calcext:value-type="float">
            <text:p>0</text:p>
          </table:table-cell>
          <table:table-cell office:value-type="float" office:value="-153.7593" calcext:value-type="float">
            <text:p>-153.7593</text:p>
          </table:table-cell>
          <table:table-cell office:value-type="float" office:value="0.0006519567" calcext:value-type="float">
            <text:p>0.000651956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1998" calcext:value-type="float">
            <text:p>6101998</text:p>
          </table:table-cell>
          <table:table-cell office:value-type="float" office:value="703.2814" calcext:value-type="float">
            <text:p>703.2814</text:p>
          </table:table-cell>
          <table:table-cell office:value-type="float" office:value="175.9094" calcext:value-type="float">
            <text:p>175.909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5.581" calcext:value-type="float">
            <text:p>1255.581</text:p>
          </table:table-cell>
          <table:table-cell office:value-type="float" office:value="693.4995" calcext:value-type="float">
            <text:p>693.4995</text:p>
          </table:table-cell>
          <table:table-cell office:value-type="float" office:value="0" calcext:value-type="float">
            <text:p>0</text:p>
          </table:table-cell>
          <table:table-cell office:value-type="float" office:value="0.08322475" calcext:value-type="float">
            <text:p>0.08322475</text:p>
          </table:table-cell>
          <table:table-cell office:value-type="float" office:value="0.3001185" calcext:value-type="float">
            <text:p>0.3001185</text:p>
          </table:table-cell>
          <table:table-cell office:value-type="float" office:value="0.3009169" calcext:value-type="float">
            <text:p>0.3009169</text:p>
          </table:table-cell>
          <table:table-cell office:value-type="float" office:value="0.3021524" calcext:value-type="float">
            <text:p>0.3021524</text:p>
          </table:table-cell>
          <table:table-cell office:value-type="float" office:value="0.303767" calcext:value-type="float">
            <text:p>0.303767</text:p>
          </table:table-cell>
          <table:table-cell office:value-type="float" office:value="0.3057597" calcext:value-type="float">
            <text:p>0.3057597</text:p>
          </table:table-cell>
          <table:table-cell office:value-type="float" office:value="0.3540981" calcext:value-type="float">
            <text:p>0.3540981</text:p>
          </table:table-cell>
          <table:table-cell office:value-type="float" office:value="0.3658629" calcext:value-type="float">
            <text:p>0.3658629</text:p>
          </table:table-cell>
          <table:table-cell office:value-type="float" office:value="0.3882824" calcext:value-type="float">
            <text:p>0.3882824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336E-015" calcext:value-type="float">
            <text:p>1.734336E-15</text:p>
          </table:table-cell>
          <table:table-cell office:value-type="float" office:value="1.678331E-015" calcext:value-type="float">
            <text:p>1.678331E-15</text:p>
          </table:table-cell>
          <table:table-cell office:value-type="float" office:value="1.199275E-016" calcext:value-type="float">
            <text:p>1.19927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53.23673" calcext:value-type="float">
            <text:p>-53.23673</text:p>
          </table:table-cell>
          <table:table-cell office:value-type="float" office:value="-0.01900265" calcext:value-type="float">
            <text:p>-0.01900265</text:p>
          </table:table-cell>
          <table:table-cell office:value-type="float" office:value="-0.01866976" calcext:value-type="float">
            <text:p>-0.01866976</text:p>
          </table:table-cell>
          <table:table-cell office:value-type="float" office:value="-0.01815033" calcext:value-type="float">
            <text:p>-0.01815033</text:p>
          </table:table-cell>
          <table:table-cell office:value-type="float" office:value="-0.01749036" calcext:value-type="float">
            <text:p>-0.01749036</text:p>
          </table:table-cell>
          <table:table-cell office:value-type="float" office:value="-0.0167117" calcext:value-type="float">
            <text:p>-0.0167117</text:p>
          </table:table-cell>
          <table:table-cell office:value-type="float" office:value="-0.01518151" calcext:value-type="float">
            <text:p>-0.01518151</text:p>
          </table:table-cell>
          <table:table-cell office:value-type="float" office:value="-0.01224989" calcext:value-type="float">
            <text:p>-0.01224989</text:p>
          </table:table-cell>
          <table:table-cell office:value-type="float" office:value="-0.006937752" calcext:value-type="float">
            <text:p>-0.006937752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601.48" calcext:value-type="float">
            <text:p>1601.48</text:p>
          </table:table-cell>
          <table:table-cell office:value-type="float" office:value="0" calcext:value-type="float">
            <text:p>0</text:p>
          </table:table-cell>
          <table:table-cell office:value-type="float" office:value="-153.4894" calcext:value-type="float">
            <text:p>-153.4894</text:p>
          </table:table-cell>
          <table:table-cell office:value-type="float" office:value="0.0006506832" calcext:value-type="float">
            <text:p>0.000650683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1998" calcext:value-type="float">
            <text:p>7101998</text:p>
          </table:table-cell>
          <table:table-cell office:value-type="float" office:value="730.1414" calcext:value-type="float">
            <text:p>730.1414</text:p>
          </table:table-cell>
          <table:table-cell office:value-type="float" office:value="175.9651" calcext:value-type="float">
            <text:p>175.965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9.393" calcext:value-type="float">
            <text:p>1279.393</text:p>
          </table:table-cell>
          <table:table-cell office:value-type="float" office:value="696.4943" calcext:value-type="float">
            <text:p>696.4943</text:p>
          </table:table-cell>
          <table:table-cell office:value-type="float" office:value="0" calcext:value-type="float">
            <text:p>0</text:p>
          </table:table-cell>
          <table:table-cell office:value-type="float" office:value="0.4186927" calcext:value-type="float">
            <text:p>0.4186927</text:p>
          </table:table-cell>
          <table:table-cell office:value-type="float" office:value="0.4161527" calcext:value-type="float">
            <text:p>0.4161527</text:p>
          </table:table-cell>
          <table:table-cell office:value-type="float" office:value="0.4222652" calcext:value-type="float">
            <text:p>0.4222652</text:p>
          </table:table-cell>
          <table:table-cell office:value-type="float" office:value="0.4268073" calcext:value-type="float">
            <text:p>0.4268073</text:p>
          </table:table-cell>
          <table:table-cell office:value-type="float" office:value="0.3811187" calcext:value-type="float">
            <text:p>0.3811187</text:p>
          </table:table-cell>
          <table:table-cell office:value-type="float" office:value="0.3303747" calcext:value-type="float">
            <text:p>0.3303747</text:p>
          </table:table-cell>
          <table:table-cell office:value-type="float" office:value="0.3739297" calcext:value-type="float">
            <text:p>0.3739297</text:p>
          </table:table-cell>
          <table:table-cell office:value-type="float" office:value="0.3656778" calcext:value-type="float">
            <text:p>0.3656778</text:p>
          </table:table-cell>
          <table:table-cell office:value-type="float" office:value="0.3879474" calcext:value-type="float">
            <text:p>0.3879474</text:p>
          </table:table-cell>
          <table:table-cell office:value-type="float" office:value="0.4136286" calcext:value-type="float">
            <text:p>0.4136286</text:p>
          </table:table-cell>
          <table:table-cell office:value-type="float" office:value="0.5107094" calcext:value-type="float">
            <text:p>0.510709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05385664" calcext:value-type="float">
            <text:p>5.385664E-08</text:p>
          </table:table-cell>
          <table:table-cell office:value-type="float" office:value="1.734457E-015" calcext:value-type="float">
            <text:p>1.734457E-15</text:p>
          </table:table-cell>
          <table:table-cell office:value-type="float" office:value="1.678259E-015" calcext:value-type="float">
            <text:p>1.678259E-15</text:p>
          </table:table-cell>
          <table:table-cell office:value-type="float" office:value="1.199259E-016" calcext:value-type="float">
            <text:p>1.19925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1831769" calcext:value-type="float">
            <text:p>-0.001831769</text:p>
          </table:table-cell>
          <table:table-cell office:value-type="float" office:value="-0.00189763" calcext:value-type="float">
            <text:p>-0.00189763</text:p>
          </table:table-cell>
          <table:table-cell office:value-type="float" office:value="-0.001713532" calcext:value-type="float">
            <text:p>-0.001713532</text:p>
          </table:table-cell>
          <table:table-cell office:value-type="float" office:value="-0.00154677" calcext:value-type="float">
            <text:p>-0.00154677</text:p>
          </table:table-cell>
          <table:table-cell office:value-type="float" office:value="-0.00402011" calcext:value-type="float">
            <text:p>-0.00402011</text:p>
          </table:table-cell>
          <table:table-cell office:value-type="float" office:value="-0.01015863" calcext:value-type="float">
            <text:p>-0.01015863</text:p>
          </table:table-cell>
          <table:table-cell office:value-type="float" office:value="-0.008958207" calcext:value-type="float">
            <text:p>-0.008958207</text:p>
          </table:table-cell>
          <table:table-cell office:value-type="float" office:value="-0.01231646" calcext:value-type="float">
            <text:p>-0.01231646</text:p>
          </table:table-cell>
          <table:table-cell office:value-type="float" office:value="-0.006995787" calcext:value-type="float">
            <text:p>-0.006995787</text:p>
          </table:table-cell>
          <table:table-cell office:value-type="float" office:value="-0.003792084" calcext:value-type="float">
            <text:p>-0.003792084</text:p>
          </table:table-cell>
          <table:table-cell office:value-type="float" office:value="1608.389" calcext:value-type="float">
            <text:p>1608.389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640271" calcext:value-type="float">
            <text:p>0.00064027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30023" calcext:value-type="float">
            <text:p>-1.23002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1998" calcext:value-type="float">
            <text:p>8101998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76.9194" calcext:value-type="float">
            <text:p>176.919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4.899" calcext:value-type="float">
            <text:p>1274.899</text:p>
          </table:table-cell>
          <table:table-cell office:value-type="float" office:value="702.9761" calcext:value-type="float">
            <text:p>702.9761</text:p>
          </table:table-cell>
          <table:table-cell office:value-type="float" office:value="0" calcext:value-type="float">
            <text:p>0</text:p>
          </table:table-cell>
          <table:table-cell office:value-type="float" office:value="0.3501826" calcext:value-type="float">
            <text:p>0.3501826</text:p>
          </table:table-cell>
          <table:table-cell office:value-type="float" office:value="0.352231" calcext:value-type="float">
            <text:p>0.352231</text:p>
          </table:table-cell>
          <table:table-cell office:value-type="float" office:value="0.355661" calcext:value-type="float">
            <text:p>0.355661</text:p>
          </table:table-cell>
          <table:table-cell office:value-type="float" office:value="0.3609597" calcext:value-type="float">
            <text:p>0.3609597</text:p>
          </table:table-cell>
          <table:table-cell office:value-type="float" office:value="0.3656497" calcext:value-type="float">
            <text:p>0.3656497</text:p>
          </table:table-cell>
          <table:table-cell office:value-type="float" office:value="0.3695547" calcext:value-type="float">
            <text:p>0.3695547</text:p>
          </table:table-cell>
          <table:table-cell office:value-type="float" office:value="0.4008247" calcext:value-type="float">
            <text:p>0.4008247</text:p>
          </table:table-cell>
          <table:table-cell office:value-type="float" office:value="0.3675464" calcext:value-type="float">
            <text:p>0.3675464</text:p>
          </table:table-cell>
          <table:table-cell office:value-type="float" office:value="0.3880873" calcext:value-type="float">
            <text:p>0.3880873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596E-015" calcext:value-type="float">
            <text:p>1.734596E-15</text:p>
          </table:table-cell>
          <table:table-cell office:value-type="float" office:value="1.678173E-015" calcext:value-type="float">
            <text:p>1.678173E-15</text:p>
          </table:table-cell>
          <table:table-cell office:value-type="float" office:value="1.199242E-016" calcext:value-type="float">
            <text:p>1.19924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6477173" calcext:value-type="float">
            <text:p>-0.006477173</text:p>
          </table:table-cell>
          <table:table-cell office:value-type="float" office:value="-0.006221393" calcext:value-type="float">
            <text:p>-0.006221393</text:p>
          </table:table-cell>
          <table:table-cell office:value-type="float" office:value="-0.005823585" calcext:value-type="float">
            <text:p>-0.005823585</text:p>
          </table:table-cell>
          <table:table-cell office:value-type="float" office:value="-0.005252926" calcext:value-type="float">
            <text:p>-0.005252926</text:p>
          </table:table-cell>
          <table:table-cell office:value-type="float" office:value="-0.004800963" calcext:value-type="float">
            <text:p>-0.004800963</text:p>
          </table:table-cell>
          <table:table-cell office:value-type="float" office:value="-0.004459055" calcext:value-type="float">
            <text:p>-0.004459055</text:p>
          </table:table-cell>
          <table:table-cell office:value-type="float" office:value="-0.004601836" calcext:value-type="float">
            <text:p>-0.004601836</text:p>
          </table:table-cell>
          <table:table-cell office:value-type="float" office:value="-0.01173225" calcext:value-type="float">
            <text:p>-0.01173225</text:p>
          </table:table-cell>
          <table:table-cell office:value-type="float" office:value="-0.006971757" calcext:value-type="float">
            <text:p>-0.006971757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618.598" calcext:value-type="float">
            <text:p>1618.598</text:p>
          </table:table-cell>
          <table:table-cell office:value-type="float" office:value="0" calcext:value-type="float">
            <text:p>0</text:p>
          </table:table-cell>
          <table:table-cell office:value-type="float" office:value="-0.006552146" calcext:value-type="float">
            <text:p>-0.006552146</text:p>
          </table:table-cell>
          <table:table-cell office:value-type="float" office:value="0.0006282598" calcext:value-type="float">
            <text:p>0.000628259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1998" calcext:value-type="float">
            <text:p>9101998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78.8498" calcext:value-type="float">
            <text:p>178.849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7.666" calcext:value-type="float">
            <text:p>1267.666</text:p>
          </table:table-cell>
          <table:table-cell office:value-type="float" office:value="708.2778" calcext:value-type="float">
            <text:p>708.2778</text:p>
          </table:table-cell>
          <table:table-cell office:value-type="float" office:value="0" calcext:value-type="float">
            <text:p>0</text:p>
          </table:table-cell>
          <table:table-cell office:value-type="float" office:value="0.2096848" calcext:value-type="float">
            <text:p>0.2096848</text:p>
          </table:table-cell>
          <table:table-cell office:value-type="float" office:value="0.3289409" calcext:value-type="float">
            <text:p>0.3289409</text:p>
          </table:table-cell>
          <table:table-cell office:value-type="float" office:value="0.3313752" calcext:value-type="float">
            <text:p>0.3313752</text:p>
          </table:table-cell>
          <table:table-cell office:value-type="float" office:value="0.3357412" calcext:value-type="float">
            <text:p>0.3357412</text:p>
          </table:table-cell>
          <table:table-cell office:value-type="float" office:value="0.3402704" calcext:value-type="float">
            <text:p>0.3402704</text:p>
          </table:table-cell>
          <table:table-cell office:value-type="float" office:value="0.3447561" calcext:value-type="float">
            <text:p>0.3447561</text:p>
          </table:table-cell>
          <table:table-cell office:value-type="float" office:value="0.3878284" calcext:value-type="float">
            <text:p>0.3878284</text:p>
          </table:table-cell>
          <table:table-cell office:value-type="float" office:value="0.3701253" calcext:value-type="float">
            <text:p>0.3701253</text:p>
          </table:table-cell>
          <table:table-cell office:value-type="float" office:value="0.3882386" calcext:value-type="float">
            <text:p>0.3882386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732E-015" calcext:value-type="float">
            <text:p>1.734732E-15</text:p>
          </table:table-cell>
          <table:table-cell office:value-type="float" office:value="1.678091E-015" calcext:value-type="float">
            <text:p>1.678091E-15</text:p>
          </table:table-cell>
          <table:table-cell office:value-type="float" office:value="1.199224E-016" calcext:value-type="float">
            <text:p>1.19922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820676" calcext:value-type="float">
            <text:p>-0.1820676</text:p>
          </table:table-cell>
          <table:table-cell office:value-type="float" office:value="-0.01001623" calcext:value-type="float">
            <text:p>-0.01001623</text:p>
          </table:table-cell>
          <table:table-cell office:value-type="float" office:value="-0.009531625" calcext:value-type="float">
            <text:p>-0.009531625</text:p>
          </table:table-cell>
          <table:table-cell office:value-type="float" office:value="-0.008705301" calcext:value-type="float">
            <text:p>-0.008705301</text:p>
          </table:table-cell>
          <table:table-cell office:value-type="float" office:value="-0.007929193" calcext:value-type="float">
            <text:p>-0.007929193</text:p>
          </table:table-cell>
          <table:table-cell office:value-type="float" office:value="-0.007236832" calcext:value-type="float">
            <text:p>-0.007236832</text:p>
          </table:table-cell>
          <table:table-cell office:value-type="float" office:value="-0.006293468" calcext:value-type="float">
            <text:p>-0.006293468</text:p>
          </table:table-cell>
          <table:table-cell office:value-type="float" office:value="-0.0109679" calcext:value-type="float">
            <text:p>-0.0109679</text:p>
          </table:table-cell>
          <table:table-cell office:value-type="float" office:value="-0.00694563" calcext:value-type="float">
            <text:p>-0.00694563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627.461" calcext:value-type="float">
            <text:p>1627.461</text:p>
          </table:table-cell>
          <table:table-cell office:value-type="float" office:value="0" calcext:value-type="float">
            <text:p>0</text:p>
          </table:table-cell>
          <table:table-cell office:value-type="float" office:value="-0.3803776" calcext:value-type="float">
            <text:p>-0.3803776</text:p>
          </table:table-cell>
          <table:table-cell office:value-type="float" office:value="0.0006164277" calcext:value-type="float">
            <text:p>0.000616427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1998" calcext:value-type="float">
            <text:p>10101998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79.9449" calcext:value-type="float">
            <text:p>179.9449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2.663" calcext:value-type="float">
            <text:p>1262.663</text:p>
          </table:table-cell>
          <table:table-cell office:value-type="float" office:value="712.1887" calcext:value-type="float">
            <text:p>712.1887</text:p>
          </table:table-cell>
          <table:table-cell office:value-type="float" office:value="0" calcext:value-type="float">
            <text:p>0</text:p>
          </table:table-cell>
          <table:table-cell office:value-type="float" office:value="0.1128637" calcext:value-type="float">
            <text:p>0.1128637</text:p>
          </table:table-cell>
          <table:table-cell office:value-type="float" office:value="0.3168115" calcext:value-type="float">
            <text:p>0.3168115</text:p>
          </table:table-cell>
          <table:table-cell office:value-type="float" office:value="0.3182865" calcext:value-type="float">
            <text:p>0.3182865</text:p>
          </table:table-cell>
          <table:table-cell office:value-type="float" office:value="0.321196" calcext:value-type="float">
            <text:p>0.321196</text:p>
          </table:table-cell>
          <table:table-cell office:value-type="float" office:value="0.3245246" calcext:value-type="float">
            <text:p>0.3245246</text:p>
          </table:table-cell>
          <table:table-cell office:value-type="float" office:value="0.328194" calcext:value-type="float">
            <text:p>0.328194</text:p>
          </table:table-cell>
          <table:table-cell office:value-type="float" office:value="0.374487" calcext:value-type="float">
            <text:p>0.374487</text:p>
          </table:table-cell>
          <table:table-cell office:value-type="float" office:value="0.3708152" calcext:value-type="float">
            <text:p>0.3708152</text:p>
          </table:table-cell>
          <table:table-cell office:value-type="float" office:value="0.3883603" calcext:value-type="float">
            <text:p>0.3883603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14" calcext:value-type="float">
            <text:p>0.510711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877E-015" calcext:value-type="float">
            <text:p>1.734877E-15</text:p>
          </table:table-cell>
          <table:table-cell office:value-type="float" office:value="1.678002E-015" calcext:value-type="float">
            <text:p>1.678002E-15</text:p>
          </table:table-cell>
          <table:table-cell office:value-type="float" office:value="1.199206E-016" calcext:value-type="float">
            <text:p>1.19920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8.105611" calcext:value-type="float">
            <text:p>-8.105611</text:p>
          </table:table-cell>
          <table:table-cell office:value-type="float" office:value="-0.0130168" calcext:value-type="float">
            <text:p>-0.0130168</text:p>
          </table:table-cell>
          <table:table-cell office:value-type="float" office:value="-0.01261889" calcext:value-type="float">
            <text:p>-0.01261889</text:p>
          </table:table-cell>
          <table:table-cell office:value-type="float" office:value="-0.01185024" calcext:value-type="float">
            <text:p>-0.01185024</text:p>
          </table:table-cell>
          <table:table-cell office:value-type="float" office:value="-0.01102962" calcext:value-type="float">
            <text:p>-0.01102962</text:p>
          </table:table-cell>
          <table:table-cell office:value-type="float" office:value="-0.01019944" calcext:value-type="float">
            <text:p>-0.01019944</text:p>
          </table:table-cell>
          <table:table-cell office:value-type="float" office:value="-0.00882767" calcext:value-type="float">
            <text:p>-0.00882767</text:p>
          </table:table-cell>
          <table:table-cell office:value-type="float" office:value="-0.01076884" calcext:value-type="float">
            <text:p>-0.01076884</text:p>
          </table:table-cell>
          <table:table-cell office:value-type="float" office:value="-0.006924826" calcext:value-type="float">
            <text:p>-0.006924826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634.901" calcext:value-type="float">
            <text:p>1634.901</text:p>
          </table:table-cell>
          <table:table-cell office:value-type="float" office:value="0" calcext:value-type="float">
            <text:p>0</text:p>
          </table:table-cell>
          <table:table-cell office:value-type="float" office:value="-7.129207" calcext:value-type="float">
            <text:p>-7.129207</text:p>
          </table:table-cell>
          <table:table-cell office:value-type="float" office:value="0.000610324" calcext:value-type="float">
            <text:p>0.00061032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1998" calcext:value-type="float">
            <text:p>11101998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80.1831" calcext:value-type="float">
            <text:p>180.183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9.722" calcext:value-type="float">
            <text:p>1259.722</text:p>
          </table:table-cell>
          <table:table-cell office:value-type="float" office:value="714.8961" calcext:value-type="float">
            <text:p>714.8961</text:p>
          </table:table-cell>
          <table:table-cell office:value-type="float" office:value="0" calcext:value-type="float">
            <text:p>0</text:p>
          </table:table-cell>
          <table:table-cell office:value-type="float" office:value="0.09141963" calcext:value-type="float">
            <text:p>0.09141963</text:p>
          </table:table-cell>
          <table:table-cell office:value-type="float" office:value="0.3089282" calcext:value-type="float">
            <text:p>0.3089282</text:p>
          </table:table-cell>
          <table:table-cell office:value-type="float" office:value="0.3100298" calcext:value-type="float">
            <text:p>0.3100298</text:p>
          </table:table-cell>
          <table:table-cell office:value-type="float" office:value="0.3122023" calcext:value-type="float">
            <text:p>0.3122023</text:p>
          </table:table-cell>
          <table:table-cell office:value-type="float" office:value="0.3148216" calcext:value-type="float">
            <text:p>0.3148216</text:p>
          </table:table-cell>
          <table:table-cell office:value-type="float" office:value="0.3178596" calcext:value-type="float">
            <text:p>0.3178596</text:p>
          </table:table-cell>
          <table:table-cell office:value-type="float" office:value="0.3658653" calcext:value-type="float">
            <text:p>0.3658653</text:p>
          </table:table-cell>
          <table:table-cell office:value-type="float" office:value="0.3702589" calcext:value-type="float">
            <text:p>0.3702589</text:p>
          </table:table-cell>
          <table:table-cell office:value-type="float" office:value="0.388451" calcext:value-type="float">
            <text:p>0.388451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392E-015" calcext:value-type="float">
            <text:p>1.733392E-15</text:p>
          </table:table-cell>
          <table:table-cell office:value-type="float" office:value="1.6779E-015" calcext:value-type="float">
            <text:p>1.6779E-15</text:p>
          </table:table-cell>
          <table:table-cell office:value-type="float" office:value="1.199187E-016" calcext:value-type="float">
            <text:p>1.19918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9.96835" calcext:value-type="float">
            <text:p>-29.96835</text:p>
          </table:table-cell>
          <table:table-cell office:value-type="float" office:value="-0.01551968" calcext:value-type="float">
            <text:p>-0.01551968</text:p>
          </table:table-cell>
          <table:table-cell office:value-type="float" office:value="-0.01515685" calcext:value-type="float">
            <text:p>-0.01515685</text:p>
          </table:table-cell>
          <table:table-cell office:value-type="float" office:value="-0.01444416" calcext:value-type="float">
            <text:p>-0.01444416</text:p>
          </table:table-cell>
          <table:table-cell office:value-type="float" office:value="-0.01362885" calcext:value-type="float">
            <text:p>-0.01362885</text:p>
          </table:table-cell>
          <table:table-cell office:value-type="float" office:value="-0.01274694" calcext:value-type="float">
            <text:p>-0.01274694</text:p>
          </table:table-cell>
          <table:table-cell office:value-type="float" office:value="-0.01106152" calcext:value-type="float">
            <text:p>-0.01106152</text:p>
          </table:table-cell>
          <table:table-cell office:value-type="float" office:value="-0.01092268" calcext:value-type="float">
            <text:p>-0.01092268</text:p>
          </table:table-cell>
          <table:table-cell office:value-type="float" office:value="-0.006909221" calcext:value-type="float">
            <text:p>-0.006909221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641.128" calcext:value-type="float">
            <text:p>1641.128</text:p>
          </table:table-cell>
          <table:table-cell office:value-type="float" office:value="0" calcext:value-type="float">
            <text:p>0</text:p>
          </table:table-cell>
          <table:table-cell office:value-type="float" office:value="-119.692" calcext:value-type="float">
            <text:p>-119.692</text:p>
          </table:table-cell>
          <table:table-cell office:value-type="float" office:value="0.0006060029" calcext:value-type="float">
            <text:p>0.000606002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1998" calcext:value-type="float">
            <text:p>12101998</text:p>
          </table:table-cell>
          <table:table-cell office:value-type="float" office:value="733.082" calcext:value-type="float">
            <text:p>733.082</text:p>
          </table:table-cell>
          <table:table-cell office:value-type="float" office:value="180.1609" calcext:value-type="float">
            <text:p>180.1609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7.99" calcext:value-type="float">
            <text:p>1257.99</text:p>
          </table:table-cell>
          <table:table-cell office:value-type="float" office:value="716.6573" calcext:value-type="float">
            <text:p>716.6573</text:p>
          </table:table-cell>
          <table:table-cell office:value-type="float" office:value="0" calcext:value-type="float">
            <text:p>0</text:p>
          </table:table-cell>
          <table:table-cell office:value-type="float" office:value="0.09446864" calcext:value-type="float">
            <text:p>0.09446864</text:p>
          </table:table-cell>
          <table:table-cell office:value-type="float" office:value="0.3042439" calcext:value-type="float">
            <text:p>0.3042439</text:p>
          </table:table-cell>
          <table:table-cell office:value-type="float" office:value="0.305225" calcext:value-type="float">
            <text:p>0.305225</text:p>
          </table:table-cell>
          <table:table-cell office:value-type="float" office:value="0.3070413" calcext:value-type="float">
            <text:p>0.3070413</text:p>
          </table:table-cell>
          <table:table-cell office:value-type="float" office:value="0.3092299" calcext:value-type="float">
            <text:p>0.3092299</text:p>
          </table:table-cell>
          <table:table-cell office:value-type="float" office:value="0.3118624" calcext:value-type="float">
            <text:p>0.3118624</text:p>
          </table:table-cell>
          <table:table-cell office:value-type="float" office:value="0.3605474" calcext:value-type="float">
            <text:p>0.3605474</text:p>
          </table:table-cell>
          <table:table-cell office:value-type="float" office:value="0.3691612" calcext:value-type="float">
            <text:p>0.3691612</text:p>
          </table:table-cell>
          <table:table-cell office:value-type="float" office:value="0.3884653" calcext:value-type="float">
            <text:p>0.3884653</text:p>
          </table:table-cell>
          <table:table-cell office:value-type="float" office:value="0.4139534" calcext:value-type="float">
            <text:p>0.413953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54E-015" calcext:value-type="float">
            <text:p>1.73354E-15</text:p>
          </table:table-cell>
          <table:table-cell office:value-type="float" office:value="1.67781E-015" calcext:value-type="float">
            <text:p>1.67781E-15</text:p>
          </table:table-cell>
          <table:table-cell office:value-type="float" office:value="1.199168E-016" calcext:value-type="float">
            <text:p>1.19916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4.54887" calcext:value-type="float">
            <text:p>-24.54887</text:p>
          </table:table-cell>
          <table:table-cell office:value-type="float" office:value="-0.01726969" calcext:value-type="float">
            <text:p>-0.01726969</text:p>
          </table:table-cell>
          <table:table-cell office:value-type="float" office:value="-0.01690239" calcext:value-type="float">
            <text:p>-0.01690239</text:p>
          </table:table-cell>
          <table:table-cell office:value-type="float" office:value="-0.01622485" calcext:value-type="float">
            <text:p>-0.01622485</text:p>
          </table:table-cell>
          <table:table-cell office:value-type="float" office:value="-0.01544371" calcext:value-type="float">
            <text:p>-0.01544371</text:p>
          </table:table-cell>
          <table:table-cell office:value-type="float" office:value="-0.01455966" calcext:value-type="float">
            <text:p>-0.01455966</text:p>
          </table:table-cell>
          <table:table-cell office:value-type="float" office:value="-0.01274681" calcext:value-type="float">
            <text:p>-0.01274681</text:p>
          </table:table-cell>
          <table:table-cell office:value-type="float" office:value="-0.0112377" calcext:value-type="float">
            <text:p>-0.0112377</text:p>
          </table:table-cell>
          <table:table-cell office:value-type="float" office:value="-0.006906639" calcext:value-type="float">
            <text:p>-0.006906639</text:p>
          </table:table-cell>
          <table:table-cell office:value-type="float" office:value="-0.003763331" calcext:value-type="float">
            <text:p>-0.003763331</text:p>
          </table:table-cell>
          <table:table-cell office:value-type="float" office:value="1646.402" calcext:value-type="float">
            <text:p>1646.402</text:p>
          </table:table-cell>
          <table:table-cell office:value-type="float" office:value="0" calcext:value-type="float">
            <text:p>0</text:p>
          </table:table-cell>
          <table:table-cell office:value-type="float" office:value="-119.3571" calcext:value-type="float">
            <text:p>-119.3571</text:p>
          </table:table-cell>
          <table:table-cell office:value-type="float" office:value="0.0006043175" calcext:value-type="float">
            <text:p>0.000604317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1" calcext:value-type="float">
            <text:p>-1.22849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1998" calcext:value-type="float">
            <text:p>13101998</text:p>
          </table:table-cell>
          <table:table-cell office:value-type="float" office:value="736.8757" calcext:value-type="float">
            <text:p>736.8757</text:p>
          </table:table-cell>
          <table:table-cell office:value-type="float" office:value="181.3108" calcext:value-type="float">
            <text:p>181.310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9.502" calcext:value-type="float">
            <text:p>1259.502</text:p>
          </table:table-cell>
          <table:table-cell office:value-type="float" office:value="717.7953" calcext:value-type="float">
            <text:p>717.7953</text:p>
          </table:table-cell>
          <table:table-cell office:value-type="float" office:value="0" calcext:value-type="float">
            <text:p>0</text:p>
          </table:table-cell>
          <table:table-cell office:value-type="float" office:value="0.3559096" calcext:value-type="float">
            <text:p>0.3559096</text:p>
          </table:table-cell>
          <table:table-cell office:value-type="float" office:value="0.306099" calcext:value-type="float">
            <text:p>0.306099</text:p>
          </table:table-cell>
          <table:table-cell office:value-type="float" office:value="0.3015497" calcext:value-type="float">
            <text:p>0.3015497</text:p>
          </table:table-cell>
          <table:table-cell office:value-type="float" office:value="0.3040749" calcext:value-type="float">
            <text:p>0.3040749</text:p>
          </table:table-cell>
          <table:table-cell office:value-type="float" office:value="0.3062061" calcext:value-type="float">
            <text:p>0.3062061</text:p>
          </table:table-cell>
          <table:table-cell office:value-type="float" office:value="0.308583" calcext:value-type="float">
            <text:p>0.308583</text:p>
          </table:table-cell>
          <table:table-cell office:value-type="float" office:value="0.357584" calcext:value-type="float">
            <text:p>0.357584</text:p>
          </table:table-cell>
          <table:table-cell office:value-type="float" office:value="0.3679563" calcext:value-type="float">
            <text:p>0.3679563</text:p>
          </table:table-cell>
          <table:table-cell office:value-type="float" office:value="0.3884012" calcext:value-type="float">
            <text:p>0.3884012</text:p>
          </table:table-cell>
          <table:table-cell office:value-type="float" office:value="0.413953" calcext:value-type="float">
            <text:p>0.413953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675E-015" calcext:value-type="float">
            <text:p>1.733675E-15</text:p>
          </table:table-cell>
          <table:table-cell office:value-type="float" office:value="1.677729E-015" calcext:value-type="float">
            <text:p>1.677729E-15</text:p>
          </table:table-cell>
          <table:table-cell office:value-type="float" office:value="1.199151E-016" calcext:value-type="float">
            <text:p>1.19915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9659702" calcext:value-type="float">
            <text:p>-0.009659702</text:p>
          </table:table-cell>
          <table:table-cell office:value-type="float" office:value="-0.01901822" calcext:value-type="float">
            <text:p>-0.01901822</text:p>
          </table:table-cell>
          <table:table-cell office:value-type="float" office:value="-0.01842402" calcext:value-type="float">
            <text:p>-0.01842402</text:p>
          </table:table-cell>
          <table:table-cell office:value-type="float" office:value="-0.01735804" calcext:value-type="float">
            <text:p>-0.01735804</text:p>
          </table:table-cell>
          <table:table-cell office:value-type="float" office:value="-0.01653934" calcext:value-type="float">
            <text:p>-0.01653934</text:p>
          </table:table-cell>
          <table:table-cell office:value-type="float" office:value="-0.01567312" calcext:value-type="float">
            <text:p>-0.01567312</text:p>
          </table:table-cell>
          <table:table-cell office:value-type="float" office:value="-0.01382189" calcext:value-type="float">
            <text:p>-0.01382189</text:p>
          </table:table-cell>
          <table:table-cell office:value-type="float" office:value="-0.01159625" calcext:value-type="float">
            <text:p>-0.01159625</text:p>
          </table:table-cell>
          <table:table-cell office:value-type="float" office:value="-0.006917443" calcext:value-type="float">
            <text:p>-0.006917443</text:p>
          </table:table-cell>
          <table:table-cell office:value-type="float" office:value="-0.003763365" calcext:value-type="float">
            <text:p>-0.003763365</text:p>
          </table:table-cell>
          <table:table-cell office:value-type="float" office:value="1651.044" calcext:value-type="float">
            <text:p>1651.044</text:p>
          </table:table-cell>
          <table:table-cell office:value-type="float" office:value="0" calcext:value-type="float">
            <text:p>0</text:p>
          </table:table-cell>
          <table:table-cell office:value-type="float" office:value="-119.0377" calcext:value-type="float">
            <text:p>-119.0377</text:p>
          </table:table-cell>
          <table:table-cell office:value-type="float" office:value="0.0006026832" calcext:value-type="float">
            <text:p>0.000602683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3" calcext:value-type="float">
            <text:p>-1.22849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1998" calcext:value-type="float">
            <text:p>14101998</text:p>
          </table:table-cell>
          <table:table-cell office:value-type="float" office:value="749.8821" calcext:value-type="float">
            <text:p>749.8821</text:p>
          </table:table-cell>
          <table:table-cell office:value-type="float" office:value="181.4866" calcext:value-type="float">
            <text:p>181.486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8.795" calcext:value-type="float">
            <text:p>1268.795</text:p>
          </table:table-cell>
          <table:table-cell office:value-type="float" office:value="721.3378" calcext:value-type="float">
            <text:p>721.3378</text:p>
          </table:table-cell>
          <table:table-cell office:value-type="float" office:value="0" calcext:value-type="float">
            <text:p>0</text:p>
          </table:table-cell>
          <table:table-cell office:value-type="float" office:value="0.3758112" calcext:value-type="float">
            <text:p>0.3758112</text:p>
          </table:table-cell>
          <table:table-cell office:value-type="float" office:value="0.3735506" calcext:value-type="float">
            <text:p>0.3735506</text:p>
          </table:table-cell>
          <table:table-cell office:value-type="float" office:value="0.3719915" calcext:value-type="float">
            <text:p>0.3719915</text:p>
          </table:table-cell>
          <table:table-cell office:value-type="float" office:value="0.3575954" calcext:value-type="float">
            <text:p>0.3575954</text:p>
          </table:table-cell>
          <table:table-cell office:value-type="float" office:value="0.3364629" calcext:value-type="float">
            <text:p>0.3364629</text:p>
          </table:table-cell>
          <table:table-cell office:value-type="float" office:value="0.3206951" calcext:value-type="float">
            <text:p>0.3206951</text:p>
          </table:table-cell>
          <table:table-cell office:value-type="float" office:value="0.3576012" calcext:value-type="float">
            <text:p>0.3576012</text:p>
          </table:table-cell>
          <table:table-cell office:value-type="float" office:value="0.3668722" calcext:value-type="float">
            <text:p>0.3668722</text:p>
          </table:table-cell>
          <table:table-cell office:value-type="float" office:value="0.3883418" calcext:value-type="float">
            <text:p>0.3883418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801E-015" calcext:value-type="float">
            <text:p>1.733801E-15</text:p>
          </table:table-cell>
          <table:table-cell office:value-type="float" office:value="1.677653E-015" calcext:value-type="float">
            <text:p>1.677653E-15</text:p>
          </table:table-cell>
          <table:table-cell office:value-type="float" office:value="1.199135E-016" calcext:value-type="float">
            <text:p>1.19913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3793133" calcext:value-type="float">
            <text:p>-0.003793133</text:p>
          </table:table-cell>
          <table:table-cell office:value-type="float" office:value="-0.004006534" calcext:value-type="float">
            <text:p>-0.004006534</text:p>
          </table:table-cell>
          <table:table-cell office:value-type="float" office:value="-0.004214385" calcext:value-type="float">
            <text:p>-0.004214385</text:p>
          </table:table-cell>
          <table:table-cell office:value-type="float" office:value="-0.005656631" calcext:value-type="float">
            <text:p>-0.005656631</text:p>
          </table:table-cell>
          <table:table-cell office:value-type="float" office:value="-0.008687831" calcext:value-type="float">
            <text:p>-0.008687831</text:p>
          </table:table-cell>
          <table:table-cell office:value-type="float" office:value="-0.01212151" calcext:value-type="float">
            <text:p>-0.01212151</text:p>
          </table:table-cell>
          <table:table-cell office:value-type="float" office:value="-0.01382532" calcext:value-type="float">
            <text:p>-0.01382532</text:p>
          </table:table-cell>
          <table:table-cell office:value-type="float" office:value="-0.01193022" calcext:value-type="float">
            <text:p>-0.01193022</text:p>
          </table:table-cell>
          <table:table-cell office:value-type="float" office:value="-0.006927692" calcext:value-type="float">
            <text:p>-0.006927692</text:p>
          </table:table-cell>
          <table:table-cell office:value-type="float" office:value="-0.003763421" calcext:value-type="float">
            <text:p>-0.003763421</text:p>
          </table:table-cell>
          <table:table-cell office:value-type="float" office:value="1658.074" calcext:value-type="float">
            <text:p>1658.074</text:p>
          </table:table-cell>
          <table:table-cell office:value-type="float" office:value="0" calcext:value-type="float">
            <text:p>0</text:p>
          </table:table-cell>
          <table:table-cell office:value-type="float" office:value="-118.8334" calcext:value-type="float">
            <text:p>-118.8334</text:p>
          </table:table-cell>
          <table:table-cell office:value-type="float" office:value="0.0006013643" calcext:value-type="float">
            <text:p>0.000601364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1998" calcext:value-type="float">
            <text:p>15101998</text:p>
          </table:table-cell>
          <table:table-cell office:value-type="float" office:value="749.8821" calcext:value-type="float">
            <text:p>749.8821</text:p>
          </table:table-cell>
          <table:table-cell office:value-type="float" office:value="181.6037" calcext:value-type="float">
            <text:p>181.6037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4.187" calcext:value-type="float">
            <text:p>1264.187</text:p>
          </table:table-cell>
          <table:table-cell office:value-type="float" office:value="725.8347" calcext:value-type="float">
            <text:p>725.8347</text:p>
          </table:table-cell>
          <table:table-cell office:value-type="float" office:value="0" calcext:value-type="float">
            <text:p>0</text:p>
          </table:table-cell>
          <table:table-cell office:value-type="float" office:value="0.3275053" calcext:value-type="float">
            <text:p>0.3275053</text:p>
          </table:table-cell>
          <table:table-cell office:value-type="float" office:value="0.3270305" calcext:value-type="float">
            <text:p>0.3270305</text:p>
          </table:table-cell>
          <table:table-cell office:value-type="float" office:value="0.3278126" calcext:value-type="float">
            <text:p>0.3278126</text:p>
          </table:table-cell>
          <table:table-cell office:value-type="float" office:value="0.3284962" calcext:value-type="float">
            <text:p>0.3284962</text:p>
          </table:table-cell>
          <table:table-cell office:value-type="float" office:value="0.3282572" calcext:value-type="float">
            <text:p>0.3282572</text:p>
          </table:table-cell>
          <table:table-cell office:value-type="float" office:value="0.3275237" calcext:value-type="float">
            <text:p>0.3275237</text:p>
          </table:table-cell>
          <table:table-cell office:value-type="float" office:value="0.363275" calcext:value-type="float">
            <text:p>0.363275</text:p>
          </table:table-cell>
          <table:table-cell office:value-type="float" office:value="0.3663654" calcext:value-type="float">
            <text:p>0.3663654</text:p>
          </table:table-cell>
          <table:table-cell office:value-type="float" office:value="0.3882809" calcext:value-type="float">
            <text:p>0.3882809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" calcext:value-type="float">
            <text:p>0.5107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3915E-015" calcext:value-type="float">
            <text:p>1.733915E-15</text:p>
          </table:table-cell>
          <table:table-cell office:value-type="float" office:value="1.677584E-015" calcext:value-type="float">
            <text:p>1.677584E-15</text:p>
          </table:table-cell>
          <table:table-cell office:value-type="float" office:value="1.199119E-016" calcext:value-type="float">
            <text:p>1.19911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029353" calcext:value-type="float">
            <text:p>-0.01029353</text:p>
          </table:table-cell>
          <table:table-cell office:value-type="float" office:value="-0.01042631" calcext:value-type="float">
            <text:p>-0.01042631</text:p>
          </table:table-cell>
          <table:table-cell office:value-type="float" office:value="-0.01026804" calcext:value-type="float">
            <text:p>-0.01026804</text:p>
          </table:table-cell>
          <table:table-cell office:value-type="float" office:value="-0.01012469" calcext:value-type="float">
            <text:p>-0.01012469</text:p>
          </table:table-cell>
          <table:table-cell office:value-type="float" office:value="-0.01018059" calcext:value-type="float">
            <text:p>-0.01018059</text:p>
          </table:table-cell>
          <table:table-cell office:value-type="float" office:value="-0.01034662" calcext:value-type="float">
            <text:p>-0.01034662</text:p>
          </table:table-cell>
          <table:table-cell office:value-type="float" office:value="-0.01187388" calcext:value-type="float">
            <text:p>-0.01187388</text:p>
          </table:table-cell>
          <table:table-cell office:value-type="float" office:value="-0.01209206" calcext:value-type="float">
            <text:p>-0.01209206</text:p>
          </table:table-cell>
          <table:table-cell office:value-type="float" office:value="-0.006938089" calcext:value-type="float">
            <text:p>-0.006938089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666.095" calcext:value-type="float">
            <text:p>1666.095</text:p>
          </table:table-cell>
          <table:table-cell office:value-type="float" office:value="0" calcext:value-type="float">
            <text:p>0</text:p>
          </table:table-cell>
          <table:table-cell office:value-type="float" office:value="-118.685" calcext:value-type="float">
            <text:p>-118.685</text:p>
          </table:table-cell>
          <table:table-cell office:value-type="float" office:value="0.0006002911" calcext:value-type="float">
            <text:p>0.000600291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1998" calcext:value-type="float">
            <text:p>16101998</text:p>
          </table:table-cell>
          <table:table-cell office:value-type="float" office:value="749.8821" calcext:value-type="float">
            <text:p>749.8821</text:p>
          </table:table-cell>
          <table:table-cell office:value-type="float" office:value="182.804" calcext:value-type="float">
            <text:p>182.80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0.089" calcext:value-type="float">
            <text:p>1260.089</text:p>
          </table:table-cell>
          <table:table-cell office:value-type="float" office:value="728.7328" calcext:value-type="float">
            <text:p>728.7328</text:p>
          </table:table-cell>
          <table:table-cell office:value-type="float" office:value="0" calcext:value-type="float">
            <text:p>0</text:p>
          </table:table-cell>
          <table:table-cell office:value-type="float" office:value="0.2311756" calcext:value-type="float">
            <text:p>0.2311756</text:p>
          </table:table-cell>
          <table:table-cell office:value-type="float" office:value="0.3082286" calcext:value-type="float">
            <text:p>0.3082286</text:p>
          </table:table-cell>
          <table:table-cell office:value-type="float" office:value="0.3110077" calcext:value-type="float">
            <text:p>0.3110077</text:p>
          </table:table-cell>
          <table:table-cell office:value-type="float" office:value="0.3137692" calcext:value-type="float">
            <text:p>0.3137692</text:p>
          </table:table-cell>
          <table:table-cell office:value-type="float" office:value="0.3156478" calcext:value-type="float">
            <text:p>0.3156478</text:p>
          </table:table-cell>
          <table:table-cell office:value-type="float" office:value="0.3172368" calcext:value-type="float">
            <text:p>0.3172368</text:p>
          </table:table-cell>
          <table:table-cell office:value-type="float" office:value="0.3621836" calcext:value-type="float">
            <text:p>0.3621836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3882286" calcext:value-type="float">
            <text:p>0.3882286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032E-015" calcext:value-type="float">
            <text:p>1.734032E-15</text:p>
          </table:table-cell>
          <table:table-cell office:value-type="float" office:value="1.677513E-015" calcext:value-type="float">
            <text:p>1.677513E-15</text:p>
          </table:table-cell>
          <table:table-cell office:value-type="float" office:value="1.199104E-016" calcext:value-type="float">
            <text:p>1.19910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015239" calcext:value-type="float">
            <text:p>-0.1015239</text:p>
          </table:table-cell>
          <table:table-cell office:value-type="float" office:value="-0.01574587" calcext:value-type="float">
            <text:p>-0.01574587</text:p>
          </table:table-cell>
          <table:table-cell office:value-type="float" office:value="-0.01481224" calcext:value-type="float">
            <text:p>-0.01481224</text:p>
          </table:table-cell>
          <table:table-cell office:value-type="float" office:value="-0.01393903" calcext:value-type="float">
            <text:p>-0.01393903</text:p>
          </table:table-cell>
          <table:table-cell office:value-type="float" office:value="-0.01337672" calcext:value-type="float">
            <text:p>-0.01337672</text:p>
          </table:table-cell>
          <table:table-cell office:value-type="float" office:value="-0.01292086" calcext:value-type="float">
            <text:p>-0.01292086</text:p>
          </table:table-cell>
          <table:table-cell office:value-type="float" office:value="-0.0122058" calcext:value-type="float">
            <text:p>-0.0122058</text:p>
          </table:table-cell>
          <table:table-cell office:value-type="float" office:value="-0.01214436" calcext:value-type="float">
            <text:p>-0.01214436</text:p>
          </table:table-cell>
          <table:table-cell office:value-type="float" office:value="-0.006947173" calcext:value-type="float">
            <text:p>-0.006947173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1672.531" calcext:value-type="float">
            <text:p>1672.531</text:p>
          </table:table-cell>
          <table:table-cell office:value-type="float" office:value="0" calcext:value-type="float">
            <text:p>0</text:p>
          </table:table-cell>
          <table:table-cell office:value-type="float" office:value="-118.4799" calcext:value-type="float">
            <text:p>-118.4799</text:p>
          </table:table-cell>
          <table:table-cell office:value-type="float" office:value="0.0005990523" calcext:value-type="float">
            <text:p>0.000599052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1998" calcext:value-type="float">
            <text:p>17101998</text:p>
          </table:table-cell>
          <table:table-cell office:value-type="float" office:value="749.8821" calcext:value-type="float">
            <text:p>749.8821</text:p>
          </table:table-cell>
          <table:table-cell office:value-type="float" office:value="183.4034" calcext:value-type="float">
            <text:p>183.403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7.975" calcext:value-type="float">
            <text:p>1257.975</text:p>
          </table:table-cell>
          <table:table-cell office:value-type="float" office:value="730.2494" calcext:value-type="float">
            <text:p>730.2494</text:p>
          </table:table-cell>
          <table:table-cell office:value-type="float" office:value="0" calcext:value-type="float">
            <text:p>0</text:p>
          </table:table-cell>
          <table:table-cell office:value-type="float" office:value="0.2047164" calcext:value-type="float">
            <text:p>0.2047164</text:p>
          </table:table-cell>
          <table:table-cell office:value-type="float" office:value="0.3017583" calcext:value-type="float">
            <text:p>0.3017583</text:p>
          </table:table-cell>
          <table:table-cell office:value-type="float" office:value="0.3036563" calcext:value-type="float">
            <text:p>0.3036563</text:p>
          </table:table-cell>
          <table:table-cell office:value-type="float" office:value="0.3062311" calcext:value-type="float">
            <text:p>0.3062311</text:p>
          </table:table-cell>
          <table:table-cell office:value-type="float" office:value="0.3086204" calcext:value-type="float">
            <text:p>0.3086204</text:p>
          </table:table-cell>
          <table:table-cell office:value-type="float" office:value="0.3110105" calcext:value-type="float">
            <text:p>0.3110105</text:p>
          </table:table-cell>
          <table:table-cell office:value-type="float" office:value="0.358665" calcext:value-type="float">
            <text:p>0.358665</text:p>
          </table:table-cell>
          <table:table-cell office:value-type="float" office:value="0.3657907" calcext:value-type="float">
            <text:p>0.3657907</text:p>
          </table:table-cell>
          <table:table-cell office:value-type="float" office:value="0.3882286" calcext:value-type="float">
            <text:p>0.3882286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144E-015" calcext:value-type="float">
            <text:p>1.734144E-15</text:p>
          </table:table-cell>
          <table:table-cell office:value-type="float" office:value="1.677446E-015" calcext:value-type="float">
            <text:p>1.677446E-15</text:p>
          </table:table-cell>
          <table:table-cell office:value-type="float" office:value="1.199089E-016" calcext:value-type="float">
            <text:p>1.19908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2136541" calcext:value-type="float">
            <text:p>-0.2136541</text:p>
          </table:table-cell>
          <table:table-cell office:value-type="float" office:value="-0.01827734" calcext:value-type="float">
            <text:p>-0.01827734</text:p>
          </table:table-cell>
          <table:table-cell office:value-type="float" office:value="-0.01751822" calcext:value-type="float">
            <text:p>-0.01751822</text:p>
          </table:table-cell>
          <table:table-cell office:value-type="float" office:value="-0.0165239" calcext:value-type="float">
            <text:p>-0.0165239</text:p>
          </table:table-cell>
          <table:table-cell office:value-type="float" office:value="-0.01565495" calcext:value-type="float">
            <text:p>-0.01565495</text:p>
          </table:table-cell>
          <table:table-cell office:value-type="float" office:value="-0.01483745" calcext:value-type="float">
            <text:p>-0.01483745</text:p>
          </table:table-cell>
          <table:table-cell office:value-type="float" office:value="-0.01340917" calcext:value-type="float">
            <text:p>-0.01340917</text:p>
          </table:table-cell>
          <table:table-cell office:value-type="float" office:value="-0.01227468" calcext:value-type="float">
            <text:p>-0.01227468</text:p>
          </table:table-cell>
          <table:table-cell office:value-type="float" office:value="-0.006947173" calcext:value-type="float">
            <text:p>-0.006947173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677.6" calcext:value-type="float">
            <text:p>1677.6</text:p>
          </table:table-cell>
          <table:table-cell office:value-type="float" office:value="0" calcext:value-type="float">
            <text:p>0</text:p>
          </table:table-cell>
          <table:table-cell office:value-type="float" office:value="-118.3095" calcext:value-type="float">
            <text:p>-118.3095</text:p>
          </table:table-cell>
          <table:table-cell office:value-type="float" office:value="0.0005979199" calcext:value-type="float">
            <text:p>0.000597919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1998" calcext:value-type="float">
            <text:p>18101998</text:p>
          </table:table-cell>
          <table:table-cell office:value-type="float" office:value="750.0822" calcext:value-type="float">
            <text:p>750.0822</text:p>
          </table:table-cell>
          <table:table-cell office:value-type="float" office:value="184.3036" calcext:value-type="float">
            <text:p>184.303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6.508" calcext:value-type="float">
            <text:p>1256.508</text:p>
          </table:table-cell>
          <table:table-cell office:value-type="float" office:value="731.0168" calcext:value-type="float">
            <text:p>731.0168</text:p>
          </table:table-cell>
          <table:table-cell office:value-type="float" office:value="0" calcext:value-type="float">
            <text:p>0</text:p>
          </table:table-cell>
          <table:table-cell office:value-type="float" office:value="0.1583158" calcext:value-type="float">
            <text:p>0.1583158</text:p>
          </table:table-cell>
          <table:table-cell office:value-type="float" office:value="0.2995655" calcext:value-type="float">
            <text:p>0.2995655</text:p>
          </table:table-cell>
          <table:table-cell office:value-type="float" office:value="0.300762" calcext:value-type="float">
            <text:p>0.300762</text:p>
          </table:table-cell>
          <table:table-cell office:value-type="float" office:value="0.3030017" calcext:value-type="float">
            <text:p>0.3030017</text:p>
          </table:table-cell>
          <table:table-cell office:value-type="float" office:value="0.3052546" calcext:value-type="float">
            <text:p>0.3052546</text:p>
          </table:table-cell>
          <table:table-cell office:value-type="float" office:value="0.3075539" calcext:value-type="float">
            <text:p>0.3075539</text:p>
          </table:table-cell>
          <table:table-cell office:value-type="float" office:value="0.3559654" calcext:value-type="float">
            <text:p>0.3559654</text:p>
          </table:table-cell>
          <table:table-cell office:value-type="float" office:value="0.365194" calcext:value-type="float">
            <text:p>0.365194</text:p>
          </table:table-cell>
          <table:table-cell office:value-type="float" office:value="0.3882283" calcext:value-type="float">
            <text:p>0.3882283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277E-015" calcext:value-type="float">
            <text:p>1.734277E-15</text:p>
          </table:table-cell>
          <table:table-cell office:value-type="float" office:value="1.677366E-015" calcext:value-type="float">
            <text:p>1.677366E-15</text:p>
          </table:table-cell>
          <table:table-cell office:value-type="float" office:value="1.199072E-016" calcext:value-type="float">
            <text:p>1.19907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9885952" calcext:value-type="float">
            <text:p>-0.9885952</text:p>
          </table:table-cell>
          <table:table-cell office:value-type="float" office:value="-0.01924874" calcext:value-type="float">
            <text:p>-0.01924874</text:p>
          </table:table-cell>
          <table:table-cell office:value-type="float" office:value="-0.01873645" calcext:value-type="float">
            <text:p>-0.01873645</text:p>
          </table:table-cell>
          <table:table-cell office:value-type="float" office:value="-0.01779577" calcext:value-type="float">
            <text:p>-0.01779577</text:p>
          </table:table-cell>
          <table:table-cell office:value-type="float" office:value="-0.01690154" calcext:value-type="float">
            <text:p>-0.01690154</text:p>
          </table:table-cell>
          <table:table-cell office:value-type="float" office:value="-0.01604103" calcext:value-type="float">
            <text:p>-0.01604103</text:p>
          </table:table-cell>
          <table:table-cell office:value-type="float" office:value="-0.01442654" calcext:value-type="float">
            <text:p>-0.01442654</text:p>
          </table:table-cell>
          <table:table-cell office:value-type="float" office:value="-0.01246822" calcext:value-type="float">
            <text:p>-0.01246822</text:p>
          </table:table-cell>
          <table:table-cell office:value-type="float" office:value="-0.006947219" calcext:value-type="float">
            <text:p>-0.006947219</text:p>
          </table:table-cell>
          <table:table-cell office:value-type="float" office:value="-0.00376341" calcext:value-type="float">
            <text:p>-0.00376341</text:p>
          </table:table-cell>
          <table:table-cell office:value-type="float" office:value="1681.921" calcext:value-type="float">
            <text:p>1681.921</text:p>
          </table:table-cell>
          <table:table-cell office:value-type="float" office:value="0" calcext:value-type="float">
            <text:p>0</text:p>
          </table:table-cell>
          <table:table-cell office:value-type="float" office:value="-118.0636" calcext:value-type="float">
            <text:p>-118.0636</text:p>
          </table:table-cell>
          <table:table-cell office:value-type="float" office:value="0.0005964703" calcext:value-type="float">
            <text:p>0.000596470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1998" calcext:value-type="float">
            <text:p>19101998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85.4238" calcext:value-type="float">
            <text:p>185.423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5.349" calcext:value-type="float">
            <text:p>1255.349</text:p>
          </table:table-cell>
          <table:table-cell office:value-type="float" office:value="731.4561" calcext:value-type="float">
            <text:p>731.4561</text:p>
          </table:table-cell>
          <table:table-cell office:value-type="float" office:value="0" calcext:value-type="float">
            <text:p>0</text:p>
          </table:table-cell>
          <table:table-cell office:value-type="float" office:value="0.08841835" calcext:value-type="float">
            <text:p>0.08841835</text:p>
          </table:table-cell>
          <table:table-cell office:value-type="float" office:value="0.299905" calcext:value-type="float">
            <text:p>0.299905</text:p>
          </table:table-cell>
          <table:table-cell office:value-type="float" office:value="0.3007329" calcext:value-type="float">
            <text:p>0.3007329</text:p>
          </table:table-cell>
          <table:table-cell office:value-type="float" office:value="0.3021362" calcext:value-type="float">
            <text:p>0.3021362</text:p>
          </table:table-cell>
          <table:table-cell office:value-type="float" office:value="0.3038884" calcext:value-type="float">
            <text:p>0.3038884</text:p>
          </table:table-cell>
          <table:table-cell office:value-type="float" office:value="0.3059322" calcext:value-type="float">
            <text:p>0.3059322</text:p>
          </table:table-cell>
          <table:table-cell office:value-type="float" office:value="0.3541613" calcext:value-type="float">
            <text:p>0.3541613</text:p>
          </table:table-cell>
          <table:table-cell office:value-type="float" office:value="0.3645504" calcext:value-type="float">
            <text:p>0.3645504</text:p>
          </table:table-cell>
          <table:table-cell office:value-type="float" office:value="0.3882057" calcext:value-type="float">
            <text:p>0.3882057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416E-015" calcext:value-type="float">
            <text:p>1.734416E-15</text:p>
          </table:table-cell>
          <table:table-cell office:value-type="float" office:value="1.677282E-015" calcext:value-type="float">
            <text:p>1.677282E-15</text:p>
          </table:table-cell>
          <table:table-cell office:value-type="float" office:value="1.199055E-016" calcext:value-type="float">
            <text:p>1.19905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7.03321" calcext:value-type="float">
            <text:p>-37.03321</text:p>
          </table:table-cell>
          <table:table-cell office:value-type="float" office:value="-0.01909849" calcext:value-type="float">
            <text:p>-0.01909849</text:p>
          </table:table-cell>
          <table:table-cell office:value-type="float" office:value="-0.01875054" calcext:value-type="float">
            <text:p>-0.01875054</text:p>
          </table:table-cell>
          <table:table-cell office:value-type="float" office:value="-0.01815718" calcext:value-type="float">
            <text:p>-0.01815718</text:p>
          </table:table-cell>
          <table:table-cell office:value-type="float" office:value="-0.01744127" calcext:value-type="float">
            <text:p>-0.01744127</text:p>
          </table:table-cell>
          <table:table-cell office:value-type="float" office:value="-0.01664553" calcext:value-type="float">
            <text:p>-0.01664553</text:p>
          </table:table-cell>
          <table:table-cell office:value-type="float" office:value="-0.0151543" calcext:value-type="float">
            <text:p>-0.0151543</text:p>
          </table:table-cell>
          <table:table-cell office:value-type="float" office:value="-0.01268126" calcext:value-type="float">
            <text:p>-0.01268126</text:p>
          </table:table-cell>
          <table:table-cell office:value-type="float" office:value="-0.006951024" calcext:value-type="float">
            <text:p>-0.006951024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685.909" calcext:value-type="float">
            <text:p>1685.909</text:p>
          </table:table-cell>
          <table:table-cell office:value-type="float" office:value="0" calcext:value-type="float">
            <text:p>0</text:p>
          </table:table-cell>
          <table:table-cell office:value-type="float" office:value="-117.8489" calcext:value-type="float">
            <text:p>-117.8489</text:p>
          </table:table-cell>
          <table:table-cell office:value-type="float" office:value="0.0005950751" calcext:value-type="float">
            <text:p>0.000595075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1998" calcext:value-type="float">
            <text:p>20101998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85.4742" calcext:value-type="float">
            <text:p>185.474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5.022" calcext:value-type="float">
            <text:p>1255.022</text:p>
          </table:table-cell>
          <table:table-cell office:value-type="float" office:value="731.7299" calcext:value-type="float">
            <text:p>731.7299</text:p>
          </table:table-cell>
          <table:table-cell office:value-type="float" office:value="0" calcext:value-type="float">
            <text:p>0</text:p>
          </table:table-cell>
          <table:table-cell office:value-type="float" office:value="0.0841217" calcext:value-type="float">
            <text:p>0.0841217</text:p>
          </table:table-cell>
          <table:table-cell office:value-type="float" office:value="0.2999442" calcext:value-type="float">
            <text:p>0.2999442</text:p>
          </table:table-cell>
          <table:table-cell office:value-type="float" office:value="0.3007472" calcext:value-type="float">
            <text:p>0.3007472</text:p>
          </table:table-cell>
          <table:table-cell office:value-type="float" office:value="0.3019849" calcext:value-type="float">
            <text:p>0.3019849</text:p>
          </table:table-cell>
          <table:table-cell office:value-type="float" office:value="0.3033761" calcext:value-type="float">
            <text:p>0.3033761</text:p>
          </table:table-cell>
          <table:table-cell office:value-type="float" office:value="0.305137" calcext:value-type="float">
            <text:p>0.305137</text:p>
          </table:table-cell>
          <table:table-cell office:value-type="float" office:value="0.3531308" calcext:value-type="float">
            <text:p>0.3531308</text:p>
          </table:table-cell>
          <table:table-cell office:value-type="float" office:value="0.363955" calcext:value-type="float">
            <text:p>0.363955</text:p>
          </table:table-cell>
          <table:table-cell office:value-type="float" office:value="0.3881537" calcext:value-type="float">
            <text:p>0.3881537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544E-015" calcext:value-type="float">
            <text:p>1.734544E-15</text:p>
          </table:table-cell>
          <table:table-cell office:value-type="float" office:value="1.677204E-015" calcext:value-type="float">
            <text:p>1.677204E-15</text:p>
          </table:table-cell>
          <table:table-cell office:value-type="float" office:value="1.199039E-016" calcext:value-type="float">
            <text:p>1.19903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9.64036" calcext:value-type="float">
            <text:p>-49.64036</text:p>
          </table:table-cell>
          <table:table-cell office:value-type="float" office:value="-0.01908038" calcext:value-type="float">
            <text:p>-0.01908038</text:p>
          </table:table-cell>
          <table:table-cell office:value-type="float" office:value="-0.01874336" calcext:value-type="float">
            <text:p>-0.01874336</text:p>
          </table:table-cell>
          <table:table-cell office:value-type="float" office:value="-0.0182229" calcext:value-type="float">
            <text:p>-0.0182229</text:p>
          </table:table-cell>
          <table:table-cell office:value-type="float" office:value="-0.01764872" calcext:value-type="float">
            <text:p>-0.01764872</text:p>
          </table:table-cell>
          <table:table-cell office:value-type="float" office:value="-0.01695006" calcext:value-type="float">
            <text:p>-0.01695006</text:p>
          </table:table-cell>
          <table:table-cell office:value-type="float" office:value="-0.015589" calcext:value-type="float">
            <text:p>-0.015589</text:p>
          </table:table-cell>
          <table:table-cell office:value-type="float" office:value="-0.01288231" calcext:value-type="float">
            <text:p>-0.01288231</text:p>
          </table:table-cell>
          <table:table-cell office:value-type="float" office:value="-0.006959919" calcext:value-type="float">
            <text:p>-0.006959919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689.745" calcext:value-type="float">
            <text:p>1689.745</text:p>
          </table:table-cell>
          <table:table-cell office:value-type="float" office:value="0" calcext:value-type="float">
            <text:p>0</text:p>
          </table:table-cell>
          <table:table-cell office:value-type="float" office:value="-117.711" calcext:value-type="float">
            <text:p>-117.711</text:p>
          </table:table-cell>
          <table:table-cell office:value-type="float" office:value="0.0005939556" calcext:value-type="float">
            <text:p>0.000593955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1998" calcext:value-type="float">
            <text:p>21101998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85.4425" calcext:value-type="float">
            <text:p>185.4425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871" calcext:value-type="float">
            <text:p>1254.871</text:p>
          </table:table-cell>
          <table:table-cell office:value-type="float" office:value="731.9119" calcext:value-type="float">
            <text:p>731.9119</text:p>
          </table:table-cell>
          <table:table-cell office:value-type="float" office:value="0" calcext:value-type="float">
            <text:p>0</text:p>
          </table:table-cell>
          <table:table-cell office:value-type="float" office:value="0.08783905" calcext:value-type="float">
            <text:p>0.08783905</text:p>
          </table:table-cell>
          <table:table-cell office:value-type="float" office:value="0.2999618" calcext:value-type="float">
            <text:p>0.2999618</text:p>
          </table:table-cell>
          <table:table-cell office:value-type="float" office:value="0.3007665" calcext:value-type="float">
            <text:p>0.3007665</text:p>
          </table:table-cell>
          <table:table-cell office:value-type="float" office:value="0.3019738" calcext:value-type="float">
            <text:p>0.3019738</text:p>
          </table:table-cell>
          <table:table-cell office:value-type="float" office:value="0.3031676" calcext:value-type="float">
            <text:p>0.3031676</text:p>
          </table:table-cell>
          <table:table-cell office:value-type="float" office:value="0.3047259" calcext:value-type="float">
            <text:p>0.3047259</text:p>
          </table:table-cell>
          <table:table-cell office:value-type="float" office:value="0.3525824" calcext:value-type="float">
            <text:p>0.3525824</text:p>
          </table:table-cell>
          <table:table-cell office:value-type="float" office:value="0.3634779" calcext:value-type="float">
            <text:p>0.3634779</text:p>
          </table:table-cell>
          <table:table-cell office:value-type="float" office:value="0.3880832" calcext:value-type="float">
            <text:p>0.3880832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659E-015" calcext:value-type="float">
            <text:p>1.734659E-15</text:p>
          </table:table-cell>
          <table:table-cell office:value-type="float" office:value="1.677134E-015" calcext:value-type="float">
            <text:p>1.677134E-15</text:p>
          </table:table-cell>
          <table:table-cell office:value-type="float" office:value="1.199024E-016" calcext:value-type="float">
            <text:p>1.19902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8.13551" calcext:value-type="float">
            <text:p>-38.13551</text:p>
          </table:table-cell>
          <table:table-cell office:value-type="float" office:value="-0.01907187" calcext:value-type="float">
            <text:p>-0.01907187</text:p>
          </table:table-cell>
          <table:table-cell office:value-type="float" office:value="-0.01873489" calcext:value-type="float">
            <text:p>-0.01873489</text:p>
          </table:table-cell>
          <table:table-cell office:value-type="float" office:value="-0.01822642" calcext:value-type="float">
            <text:p>-0.01822642</text:p>
          </table:table-cell>
          <table:table-cell office:value-type="float" office:value="-0.01773361" calcext:value-type="float">
            <text:p>-0.01773361</text:p>
          </table:table-cell>
          <table:table-cell office:value-type="float" office:value="-0.01711132" calcext:value-type="float">
            <text:p>-0.01711132</text:p>
          </table:table-cell>
          <table:table-cell office:value-type="float" office:value="-0.01582532" calcext:value-type="float">
            <text:p>-0.01582532</text:p>
          </table:table-cell>
          <table:table-cell office:value-type="float" office:value="-0.01304593" calcext:value-type="float">
            <text:p>-0.01304593</text:p>
          </table:table-cell>
          <table:table-cell office:value-type="float" office:value="-0.006972026" calcext:value-type="float">
            <text:p>-0.006972026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1693.505" calcext:value-type="float">
            <text:p>1693.505</text:p>
          </table:table-cell>
          <table:table-cell office:value-type="float" office:value="0" calcext:value-type="float">
            <text:p>0</text:p>
          </table:table-cell>
          <table:table-cell office:value-type="float" office:value="-117.601" calcext:value-type="float">
            <text:p>-117.601</text:p>
          </table:table-cell>
          <table:table-cell office:value-type="float" office:value="0.0005930089" calcext:value-type="float">
            <text:p>0.00059300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1998" calcext:value-type="float">
            <text:p>22101998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85.4719" calcext:value-type="float">
            <text:p>185.4719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721" calcext:value-type="float">
            <text:p>1254.721</text:p>
          </table:table-cell>
          <table:table-cell office:value-type="float" office:value="732.0351" calcext:value-type="float">
            <text:p>732.0351</text:p>
          </table:table-cell>
          <table:table-cell office:value-type="float" office:value="0" calcext:value-type="float">
            <text:p>0</text:p>
          </table:table-cell>
          <table:table-cell office:value-type="float" office:value="0.08554288" calcext:value-type="float">
            <text:p>0.08554288</text:p>
          </table:table-cell>
          <table:table-cell office:value-type="float" office:value="0.2999465" calcext:value-type="float">
            <text:p>0.2999465</text:p>
          </table:table-cell>
          <table:table-cell office:value-type="float" office:value="0.3007431" calcext:value-type="float">
            <text:p>0.3007431</text:p>
          </table:table-cell>
          <table:table-cell office:value-type="float" office:value="0.3019752" calcext:value-type="float">
            <text:p>0.3019752</text:p>
          </table:table-cell>
          <table:table-cell office:value-type="float" office:value="0.3032723" calcext:value-type="float">
            <text:p>0.3032723</text:p>
          </table:table-cell>
          <table:table-cell office:value-type="float" office:value="0.3046291" calcext:value-type="float">
            <text:p>0.3046291</text:p>
          </table:table-cell>
          <table:table-cell office:value-type="float" office:value="0.3522579" calcext:value-type="float">
            <text:p>0.3522579</text:p>
          </table:table-cell>
          <table:table-cell office:value-type="float" office:value="0.3630912" calcext:value-type="float">
            <text:p>0.3630912</text:p>
          </table:table-cell>
          <table:table-cell office:value-type="float" office:value="0.3880039" calcext:value-type="float">
            <text:p>0.3880039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77E-015" calcext:value-type="float">
            <text:p>1.73477E-15</text:p>
          </table:table-cell>
          <table:table-cell office:value-type="float" office:value="1.677067E-015" calcext:value-type="float">
            <text:p>1.677067E-15</text:p>
          </table:table-cell>
          <table:table-cell office:value-type="float" office:value="1.199009E-016" calcext:value-type="float">
            <text:p>1.19900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5.0937" calcext:value-type="float">
            <text:p>-45.0937</text:p>
          </table:table-cell>
          <table:table-cell office:value-type="float" office:value="-0.01907975" calcext:value-type="float">
            <text:p>-0.01907975</text:p>
          </table:table-cell>
          <table:table-cell office:value-type="float" office:value="-0.0187453" calcext:value-type="float">
            <text:p>-0.0187453</text:p>
          </table:table-cell>
          <table:table-cell office:value-type="float" office:value="-0.0182264" calcext:value-type="float">
            <text:p>-0.0182264</text:p>
          </table:table-cell>
          <table:table-cell office:value-type="float" office:value="-0.01769213" calcext:value-type="float">
            <text:p>-0.01769213</text:p>
          </table:table-cell>
          <table:table-cell office:value-type="float" office:value="-0.01714999" calcext:value-type="float">
            <text:p>-0.01714999</text:p>
          </table:table-cell>
          <table:table-cell office:value-type="float" office:value="-0.01596734" calcext:value-type="float">
            <text:p>-0.01596734</text:p>
          </table:table-cell>
          <table:table-cell office:value-type="float" office:value="-0.01318026" calcext:value-type="float">
            <text:p>-0.01318026</text:p>
          </table:table-cell>
          <table:table-cell office:value-type="float" office:value="-0.0069857" calcext:value-type="float">
            <text:p>-0.0069857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0" calcext:value-type="float">
            <text:p>0</text:p>
          </table:table-cell>
          <table:table-cell office:value-type="float" office:value="-117.5026" calcext:value-type="float">
            <text:p>-117.5026</text:p>
          </table:table-cell>
          <table:table-cell office:value-type="float" office:value="0.0005921038" calcext:value-type="float">
            <text:p>0.000592103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1998" calcext:value-type="float">
            <text:p>23101998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85.4147" calcext:value-type="float">
            <text:p>185.4147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688" calcext:value-type="float">
            <text:p>1254.688</text:p>
          </table:table-cell>
          <table:table-cell office:value-type="float" office:value="732.1371" calcext:value-type="float">
            <text:p>732.1371</text:p>
          </table:table-cell>
          <table:table-cell office:value-type="float" office:value="0" calcext:value-type="float">
            <text:p>0</text:p>
          </table:table-cell>
          <table:table-cell office:value-type="float" office:value="0.09188561" calcext:value-type="float">
            <text:p>0.09188561</text:p>
          </table:table-cell>
          <table:table-cell office:value-type="float" office:value="0.2999413" calcext:value-type="float">
            <text:p>0.2999413</text:p>
          </table:table-cell>
          <table:table-cell office:value-type="float" office:value="0.3007616" calcext:value-type="float">
            <text:p>0.3007616</text:p>
          </table:table-cell>
          <table:table-cell office:value-type="float" office:value="0.3020036" calcext:value-type="float">
            <text:p>0.3020036</text:p>
          </table:table-cell>
          <table:table-cell office:value-type="float" office:value="0.3032869" calcext:value-type="float">
            <text:p>0.3032869</text:p>
          </table:table-cell>
          <table:table-cell office:value-type="float" office:value="0.3045964" calcext:value-type="float">
            <text:p>0.3045964</text:p>
          </table:table-cell>
          <table:table-cell office:value-type="float" office:value="0.3520837" calcext:value-type="float">
            <text:p>0.3520837</text:p>
          </table:table-cell>
          <table:table-cell office:value-type="float" office:value="0.362788" calcext:value-type="float">
            <text:p>0.362788</text:p>
          </table:table-cell>
          <table:table-cell office:value-type="float" office:value="0.3879229" calcext:value-type="float">
            <text:p>0.3879229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4883E-015" calcext:value-type="float">
            <text:p>1.734883E-15</text:p>
          </table:table-cell>
          <table:table-cell office:value-type="float" office:value="1.676999E-015" calcext:value-type="float">
            <text:p>1.676999E-15</text:p>
          </table:table-cell>
          <table:table-cell office:value-type="float" office:value="1.198994E-016" calcext:value-type="float">
            <text:p>1.19899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9.06583" calcext:value-type="float">
            <text:p>-29.06583</text:p>
          </table:table-cell>
          <table:table-cell office:value-type="float" office:value="-0.01907975" calcext:value-type="float">
            <text:p>-0.01907975</text:p>
          </table:table-cell>
          <table:table-cell office:value-type="float" office:value="-0.01873715" calcext:value-type="float">
            <text:p>-0.01873715</text:p>
          </table:table-cell>
          <table:table-cell office:value-type="float" office:value="-0.01821436" calcext:value-type="float">
            <text:p>-0.01821436</text:p>
          </table:table-cell>
          <table:table-cell office:value-type="float" office:value="-0.01768599" calcext:value-type="float">
            <text:p>-0.01768599</text:p>
          </table:table-cell>
          <table:table-cell office:value-type="float" office:value="-0.01716272" calcext:value-type="float">
            <text:p>-0.01716272</text:p>
          </table:table-cell>
          <table:table-cell office:value-type="float" office:value="-0.01604409" calcext:value-type="float">
            <text:p>-0.01604409</text:p>
          </table:table-cell>
          <table:table-cell office:value-type="float" office:value="-0.01328672" calcext:value-type="float">
            <text:p>-0.01328672</text:p>
          </table:table-cell>
          <table:table-cell office:value-type="float" office:value="-0.006999708" calcext:value-type="float">
            <text:p>-0.006999708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1700.852" calcext:value-type="float">
            <text:p>1700.852</text:p>
          </table:table-cell>
          <table:table-cell office:value-type="float" office:value="0" calcext:value-type="float">
            <text:p>0</text:p>
          </table:table-cell>
          <table:table-cell office:value-type="float" office:value="-117.3634" calcext:value-type="float">
            <text:p>-117.3634</text:p>
          </table:table-cell>
          <table:table-cell office:value-type="float" office:value="0.0005910811" calcext:value-type="float">
            <text:p>0.000591081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1998" calcext:value-type="float">
            <text:p>24101998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85.4902" calcext:value-type="float">
            <text:p>185.490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538" calcext:value-type="float">
            <text:p>1254.538</text:p>
          </table:table-cell>
          <table:table-cell office:value-type="float" office:value="732.2226" calcext:value-type="float">
            <text:p>732.2226</text:p>
          </table:table-cell>
          <table:table-cell office:value-type="float" office:value="0" calcext:value-type="float">
            <text:p>0</text:p>
          </table:table-cell>
          <table:table-cell office:value-type="float" office:value="0.08517288" calcext:value-type="float">
            <text:p>0.08517288</text:p>
          </table:table-cell>
          <table:table-cell office:value-type="float" office:value="0.2999575" calcext:value-type="float">
            <text:p>0.2999575</text:p>
          </table:table-cell>
          <table:table-cell office:value-type="float" office:value="0.3007529" calcext:value-type="float">
            <text:p>0.3007529</text:p>
          </table:table-cell>
          <table:table-cell office:value-type="float" office:value="0.3019903" calcext:value-type="float">
            <text:p>0.3019903</text:p>
          </table:table-cell>
          <table:table-cell office:value-type="float" office:value="0.303265" calcext:value-type="float">
            <text:p>0.303265</text:p>
          </table:table-cell>
          <table:table-cell office:value-type="float" office:value="0.3045552" calcext:value-type="float">
            <text:p>0.3045552</text:p>
          </table:table-cell>
          <table:table-cell office:value-type="float" office:value="0.3519726" calcext:value-type="float">
            <text:p>0.3519726</text:p>
          </table:table-cell>
          <table:table-cell office:value-type="float" office:value="0.3625556" calcext:value-type="float">
            <text:p>0.3625556</text:p>
          </table:table-cell>
          <table:table-cell office:value-type="float" office:value="0.3878443" calcext:value-type="float">
            <text:p>0.3878443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019E-015" calcext:value-type="float">
            <text:p>1.735019E-15</text:p>
          </table:table-cell>
          <table:table-cell office:value-type="float" office:value="1.676915E-015" calcext:value-type="float">
            <text:p>1.676915E-15</text:p>
          </table:table-cell>
          <table:table-cell office:value-type="float" office:value="1.198977E-016" calcext:value-type="float">
            <text:p>1.19897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6.19054" calcext:value-type="float">
            <text:p>-46.19054</text:p>
          </table:table-cell>
          <table:table-cell office:value-type="float" office:value="-0.01907505" calcext:value-type="float">
            <text:p>-0.01907505</text:p>
          </table:table-cell>
          <table:table-cell office:value-type="float" office:value="-0.01874118" calcext:value-type="float">
            <text:p>-0.01874118</text:p>
          </table:table-cell>
          <table:table-cell office:value-type="float" office:value="-0.01821996" calcext:value-type="float">
            <text:p>-0.01821996</text:p>
          </table:table-cell>
          <table:table-cell office:value-type="float" office:value="-0.01769478" calcext:value-type="float">
            <text:p>-0.01769478</text:p>
          </table:table-cell>
          <table:table-cell office:value-type="float" office:value="-0.01717883" calcext:value-type="float">
            <text:p>-0.01717883</text:p>
          </table:table-cell>
          <table:table-cell office:value-type="float" office:value="-0.01609316" calcext:value-type="float">
            <text:p>-0.01609316</text:p>
          </table:table-cell>
          <table:table-cell office:value-type="float" office:value="-0.01336895" calcext:value-type="float">
            <text:p>-0.01336895</text:p>
          </table:table-cell>
          <table:table-cell office:value-type="float" office:value="-0.007013329" calcext:value-type="float">
            <text:p>-0.007013329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1704.504" calcext:value-type="float">
            <text:p>1704.504</text:p>
          </table:table-cell>
          <table:table-cell office:value-type="float" office:value="0" calcext:value-type="float">
            <text:p>0</text:p>
          </table:table-cell>
          <table:table-cell office:value-type="float" office:value="-117.1933" calcext:value-type="float">
            <text:p>-117.1933</text:p>
          </table:table-cell>
          <table:table-cell office:value-type="float" office:value="0.0005898249" calcext:value-type="float">
            <text:p>0.000589824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1998" calcext:value-type="float">
            <text:p>25101998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85.5507" calcext:value-type="float">
            <text:p>185.5507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416" calcext:value-type="float">
            <text:p>1254.416</text:p>
          </table:table-cell>
          <table:table-cell office:value-type="float" office:value="732.2905" calcext:value-type="float">
            <text:p>732.2905</text:p>
          </table:table-cell>
          <table:table-cell office:value-type="float" office:value="0" calcext:value-type="float">
            <text:p>0</text:p>
          </table:table-cell>
          <table:table-cell office:value-type="float" office:value="0.07968505" calcext:value-type="float">
            <text:p>0.07968505</text:p>
          </table:table-cell>
          <table:table-cell office:value-type="float" office:value="0.2999748" calcext:value-type="float">
            <text:p>0.2999748</text:p>
          </table:table-cell>
          <table:table-cell office:value-type="float" office:value="0.3007698" calcext:value-type="float">
            <text:p>0.3007698</text:p>
          </table:table-cell>
          <table:table-cell office:value-type="float" office:value="0.3019893" calcext:value-type="float">
            <text:p>0.3019893</text:p>
          </table:table-cell>
          <table:table-cell office:value-type="float" office:value="0.3032416" calcext:value-type="float">
            <text:p>0.3032416</text:p>
          </table:table-cell>
          <table:table-cell office:value-type="float" office:value="0.3045111" calcext:value-type="float">
            <text:p>0.3045111</text:p>
          </table:table-cell>
          <table:table-cell office:value-type="float" office:value="0.3518376" calcext:value-type="float">
            <text:p>0.3518376</text:p>
          </table:table-cell>
          <table:table-cell office:value-type="float" office:value="0.3623175" calcext:value-type="float">
            <text:p>0.3623175</text:p>
          </table:table-cell>
          <table:table-cell office:value-type="float" office:value="0.3878252" calcext:value-type="float">
            <text:p>0.3878252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154E-015" calcext:value-type="float">
            <text:p>1.735154E-15</text:p>
          </table:table-cell>
          <table:table-cell office:value-type="float" office:value="1.676834E-015" calcext:value-type="float">
            <text:p>1.676834E-15</text:p>
          </table:table-cell>
          <table:table-cell office:value-type="float" office:value="1.19896E-016" calcext:value-type="float">
            <text:p>1.1989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9.77039" calcext:value-type="float">
            <text:p>-69.77039</text:p>
          </table:table-cell>
          <table:table-cell office:value-type="float" office:value="-0.01906715" calcext:value-type="float">
            <text:p>-0.01906715</text:p>
          </table:table-cell>
          <table:table-cell office:value-type="float" office:value="-0.01873378" calcext:value-type="float">
            <text:p>-0.01873378</text:p>
          </table:table-cell>
          <table:table-cell office:value-type="float" office:value="-0.01822034" calcext:value-type="float">
            <text:p>-0.01822034</text:p>
          </table:table-cell>
          <table:table-cell office:value-type="float" office:value="-0.01770426" calcext:value-type="float">
            <text:p>-0.01770426</text:p>
          </table:table-cell>
          <table:table-cell office:value-type="float" office:value="-0.01719608" calcext:value-type="float">
            <text:p>-0.01719608</text:p>
          </table:table-cell>
          <table:table-cell office:value-type="float" office:value="-0.01615231" calcext:value-type="float">
            <text:p>-0.01615231</text:p>
          </table:table-cell>
          <table:table-cell office:value-type="float" office:value="-0.01345324" calcext:value-type="float">
            <text:p>-0.01345324</text:p>
          </table:table-cell>
          <table:table-cell office:value-type="float" office:value="-0.007016868" calcext:value-type="float">
            <text:p>-0.007016868</text:p>
          </table:table-cell>
          <table:table-cell office:value-type="float" office:value="-0.003763433" calcext:value-type="float">
            <text:p>-0.003763433</text:p>
          </table:table-cell>
          <table:table-cell office:value-type="float" office:value="1708.143" calcext:value-type="float">
            <text:p>1708.143</text:p>
          </table:table-cell>
          <table:table-cell office:value-type="float" office:value="0" calcext:value-type="float">
            <text:p>0</text:p>
          </table:table-cell>
          <table:table-cell office:value-type="float" office:value="-117.1002" calcext:value-type="float">
            <text:p>-117.1002</text:p>
          </table:table-cell>
          <table:table-cell office:value-type="float" office:value="0.0005887833" calcext:value-type="float">
            <text:p>0.000588783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1998" calcext:value-type="float">
            <text:p>26101998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85.5528" calcext:value-type="float">
            <text:p>185.552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363" calcext:value-type="float">
            <text:p>1254.363</text:p>
          </table:table-cell>
          <table:table-cell office:value-type="float" office:value="732.3448" calcext:value-type="float">
            <text:p>732.3448</text:p>
          </table:table-cell>
          <table:table-cell office:value-type="float" office:value="0" calcext:value-type="float">
            <text:p>0</text:p>
          </table:table-cell>
          <table:table-cell office:value-type="float" office:value="0.07991948" calcext:value-type="float">
            <text:p>0.07991948</text:p>
          </table:table-cell>
          <table:table-cell office:value-type="float" office:value="0.2999879" calcext:value-type="float">
            <text:p>0.2999879</text:p>
          </table:table-cell>
          <table:table-cell office:value-type="float" office:value="0.3007737" calcext:value-type="float">
            <text:p>0.3007737</text:p>
          </table:table-cell>
          <table:table-cell office:value-type="float" office:value="0.3019796" calcext:value-type="float">
            <text:p>0.3019796</text:p>
          </table:table-cell>
          <table:table-cell office:value-type="float" office:value="0.3032102" calcext:value-type="float">
            <text:p>0.3032102</text:p>
          </table:table-cell>
          <table:table-cell office:value-type="float" office:value="0.304455" calcext:value-type="float">
            <text:p>0.304455</text:p>
          </table:table-cell>
          <table:table-cell office:value-type="float" office:value="0.3516972" calcext:value-type="float">
            <text:p>0.3516972</text:p>
          </table:table-cell>
          <table:table-cell office:value-type="float" office:value="0.3620616" calcext:value-type="float">
            <text:p>0.3620616</text:p>
          </table:table-cell>
          <table:table-cell office:value-type="float" office:value="0.3878616" calcext:value-type="float">
            <text:p>0.3878616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263E-015" calcext:value-type="float">
            <text:p>1.735263E-15</text:p>
          </table:table-cell>
          <table:table-cell office:value-type="float" office:value="1.676768E-015" calcext:value-type="float">
            <text:p>1.676768E-15</text:p>
          </table:table-cell>
          <table:table-cell office:value-type="float" office:value="1.198945E-016" calcext:value-type="float">
            <text:p>1.19894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67.15117" calcext:value-type="float">
            <text:p>-67.15117</text:p>
          </table:table-cell>
          <table:table-cell office:value-type="float" office:value="-0.01906155" calcext:value-type="float">
            <text:p>-0.01906155</text:p>
          </table:table-cell>
          <table:table-cell office:value-type="float" office:value="-0.01873215" calcext:value-type="float">
            <text:p>-0.01873215</text:p>
          </table:table-cell>
          <table:table-cell office:value-type="float" office:value="-0.01822438" calcext:value-type="float">
            <text:p>-0.01822438</text:p>
          </table:table-cell>
          <table:table-cell office:value-type="float" office:value="-0.01771696" calcext:value-type="float">
            <text:p>-0.01771696</text:p>
          </table:table-cell>
          <table:table-cell office:value-type="float" office:value="-0.0172181" calcext:value-type="float">
            <text:p>-0.0172181</text:p>
          </table:table-cell>
          <table:table-cell office:value-type="float" office:value="-0.01621492" calcext:value-type="float">
            <text:p>-0.01621492</text:p>
          </table:table-cell>
          <table:table-cell office:value-type="float" office:value="-0.01354509" calcext:value-type="float">
            <text:p>-0.01354509</text:p>
          </table:table-cell>
          <table:table-cell office:value-type="float" office:value="-0.007010513" calcext:value-type="float">
            <text:p>-0.007010513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711.782" calcext:value-type="float">
            <text:p>1711.782</text:p>
          </table:table-cell>
          <table:table-cell office:value-type="float" office:value="0" calcext:value-type="float">
            <text:p>0</text:p>
          </table:table-cell>
          <table:table-cell office:value-type="float" office:value="-117.0404" calcext:value-type="float">
            <text:p>-117.0404</text:p>
          </table:table-cell>
          <table:table-cell office:value-type="float" office:value="0.0005880693" calcext:value-type="float">
            <text:p>0.000588069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1998" calcext:value-type="float">
            <text:p>27101998</text:p>
          </table:table-cell>
          <table:table-cell office:value-type="float" office:value="750.4818" calcext:value-type="float">
            <text:p>750.4818</text:p>
          </table:table-cell>
          <table:table-cell office:value-type="float" office:value="185.4075" calcext:value-type="float">
            <text:p>185.4075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466" calcext:value-type="float">
            <text:p>1254.466</text:p>
          </table:table-cell>
          <table:table-cell office:value-type="float" office:value="732.3889" calcext:value-type="float">
            <text:p>732.3889</text:p>
          </table:table-cell>
          <table:table-cell office:value-type="float" office:value="0" calcext:value-type="float">
            <text:p>0</text:p>
          </table:table-cell>
          <table:table-cell office:value-type="float" office:value="0.09507712" calcext:value-type="float">
            <text:p>0.09507712</text:p>
          </table:table-cell>
          <table:table-cell office:value-type="float" office:value="0.2999029" calcext:value-type="float">
            <text:p>0.2999029</text:p>
          </table:table-cell>
          <table:table-cell office:value-type="float" office:value="0.3007515" calcext:value-type="float">
            <text:p>0.3007515</text:p>
          </table:table-cell>
          <table:table-cell office:value-type="float" office:value="0.3019642" calcext:value-type="float">
            <text:p>0.3019642</text:p>
          </table:table-cell>
          <table:table-cell office:value-type="float" office:value="0.3031795" calcext:value-type="float">
            <text:p>0.3031795</text:p>
          </table:table-cell>
          <table:table-cell office:value-type="float" office:value="0.3044091" calcext:value-type="float">
            <text:p>0.3044091</text:p>
          </table:table-cell>
          <table:table-cell office:value-type="float" office:value="0.3516025" calcext:value-type="float">
            <text:p>0.3516025</text:p>
          </table:table-cell>
          <table:table-cell office:value-type="float" office:value="0.361865" calcext:value-type="float">
            <text:p>0.361865</text:p>
          </table:table-cell>
          <table:table-cell office:value-type="float" office:value="0.3878793" calcext:value-type="float">
            <text:p>0.3878793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6" calcext:value-type="float">
            <text:p>0.5107106</text:p>
          </table:table-cell>
          <table:table-cell office:value-type="float" office:value="0.511264" calcext:value-type="float">
            <text:p>0.511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373E-015" calcext:value-type="float">
            <text:p>1.735373E-15</text:p>
          </table:table-cell>
          <table:table-cell office:value-type="float" office:value="1.676701E-015" calcext:value-type="float">
            <text:p>1.676701E-15</text:p>
          </table:table-cell>
          <table:table-cell office:value-type="float" office:value="1.19893E-016" calcext:value-type="float">
            <text:p>1.1989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3.83735" calcext:value-type="float">
            <text:p>-23.83735</text:p>
          </table:table-cell>
          <table:table-cell office:value-type="float" office:value="-0.01909767" calcext:value-type="float">
            <text:p>-0.01909767</text:p>
          </table:table-cell>
          <table:table-cell office:value-type="float" office:value="-0.01874105" calcext:value-type="float">
            <text:p>-0.01874105</text:p>
          </table:table-cell>
          <table:table-cell office:value-type="float" office:value="-0.01823074" calcext:value-type="float">
            <text:p>-0.01823074</text:p>
          </table:table-cell>
          <table:table-cell office:value-type="float" office:value="-0.01772945" calcext:value-type="float">
            <text:p>-0.01772945</text:p>
          </table:table-cell>
          <table:table-cell office:value-type="float" office:value="-0.01723617" calcext:value-type="float">
            <text:p>-0.01723617</text:p>
          </table:table-cell>
          <table:table-cell office:value-type="float" office:value="-0.01625721" calcext:value-type="float">
            <text:p>-0.01625721</text:p>
          </table:table-cell>
          <table:table-cell office:value-type="float" office:value="-0.0136161" calcext:value-type="float">
            <text:p>-0.0136161</text:p>
          </table:table-cell>
          <table:table-cell office:value-type="float" office:value="-0.007007426" calcext:value-type="float">
            <text:p>-0.007007426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715.416" calcext:value-type="float">
            <text:p>1715.416</text:p>
          </table:table-cell>
          <table:table-cell office:value-type="float" office:value="0" calcext:value-type="float">
            <text:p>0</text:p>
          </table:table-cell>
          <table:table-cell office:value-type="float" office:value="-116.9613" calcext:value-type="float">
            <text:p>-116.9613</text:p>
          </table:table-cell>
          <table:table-cell office:value-type="float" office:value="0.0005872565" calcext:value-type="float">
            <text:p>0.000587256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1998" calcext:value-type="float">
            <text:p>28101998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6.1428" calcext:value-type="float">
            <text:p>186.142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6.292" calcext:value-type="float">
            <text:p>1266.292</text:p>
          </table:table-cell>
          <table:table-cell office:value-type="float" office:value="735.4234" calcext:value-type="float">
            <text:p>735.4234</text:p>
          </table:table-cell>
          <table:table-cell office:value-type="float" office:value="0" calcext:value-type="float">
            <text:p>0</text:p>
          </table:table-cell>
          <table:table-cell office:value-type="float" office:value="0.3467752" calcext:value-type="float">
            <text:p>0.3467752</text:p>
          </table:table-cell>
          <table:table-cell office:value-type="float" office:value="0.3484286" calcext:value-type="float">
            <text:p>0.3484286</text:p>
          </table:table-cell>
          <table:table-cell office:value-type="float" office:value="0.3503905" calcext:value-type="float">
            <text:p>0.3503905</text:p>
          </table:table-cell>
          <table:table-cell office:value-type="float" office:value="0.3472878" calcext:value-type="float">
            <text:p>0.3472878</text:p>
          </table:table-cell>
          <table:table-cell office:value-type="float" office:value="0.3370846" calcext:value-type="float">
            <text:p>0.3370846</text:p>
          </table:table-cell>
          <table:table-cell office:value-type="float" office:value="0.3257883" calcext:value-type="float">
            <text:p>0.3257883</text:p>
          </table:table-cell>
          <table:table-cell office:value-type="float" office:value="0.3653449" calcext:value-type="float">
            <text:p>0.3653449</text:p>
          </table:table-cell>
          <table:table-cell office:value-type="float" office:value="0.3624083" calcext:value-type="float">
            <text:p>0.3624083</text:p>
          </table:table-cell>
          <table:table-cell office:value-type="float" office:value="0.3876415" calcext:value-type="float">
            <text:p>0.3876415</text:p>
          </table:table-cell>
          <table:table-cell office:value-type="float" office:value="0.413718" calcext:value-type="float">
            <text:p>0.413718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489E-015" calcext:value-type="float">
            <text:p>1.735489E-15</text:p>
          </table:table-cell>
          <table:table-cell office:value-type="float" office:value="1.676631E-015" calcext:value-type="float">
            <text:p>1.676631E-15</text:p>
          </table:table-cell>
          <table:table-cell office:value-type="float" office:value="1.198915E-016" calcext:value-type="float">
            <text:p>1.19891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6876875" calcext:value-type="float">
            <text:p>-0.006876875</text:p>
          </table:table-cell>
          <table:table-cell office:value-type="float" office:value="-0.006661423" calcext:value-type="float">
            <text:p>-0.006661423</text:p>
          </table:table-cell>
          <table:table-cell office:value-type="float" office:value="-0.006417782" calcext:value-type="float">
            <text:p>-0.006417782</text:p>
          </table:table-cell>
          <table:table-cell office:value-type="float" office:value="-0.006849461" calcext:value-type="float">
            <text:p>-0.006849461</text:p>
          </table:table-cell>
          <table:table-cell office:value-type="float" office:value="-0.008488334" calcext:value-type="float">
            <text:p>-0.008488334</text:p>
          </table:table-cell>
          <table:table-cell office:value-type="float" office:value="-0.01084147" calcext:value-type="float">
            <text:p>-0.01084147</text:p>
          </table:table-cell>
          <table:table-cell office:value-type="float" office:value="-0.0112307" calcext:value-type="float">
            <text:p>-0.0112307</text:p>
          </table:table-cell>
          <table:table-cell office:value-type="float" office:value="-0.01342522" calcext:value-type="float">
            <text:p>-0.01342522</text:p>
          </table:table-cell>
          <table:table-cell office:value-type="float" office:value="-0.007048921" calcext:value-type="float">
            <text:p>-0.007048921</text:p>
          </table:table-cell>
          <table:table-cell office:value-type="float" office:value="-0.003784219" calcext:value-type="float">
            <text:p>-0.003784219</text:p>
          </table:table-cell>
          <table:table-cell office:value-type="float" office:value="1722.423" calcext:value-type="float">
            <text:p>1722.423</text:p>
          </table:table-cell>
          <table:table-cell office:value-type="float" office:value="0" calcext:value-type="float">
            <text:p>0</text:p>
          </table:table-cell>
          <table:table-cell office:value-type="float" office:value="-0.006959215" calcext:value-type="float">
            <text:p>-0.006959215</text:p>
          </table:table-cell>
          <table:table-cell office:value-type="float" office:value="0.0005794724" calcext:value-type="float">
            <text:p>0.000579472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9605" calcext:value-type="float">
            <text:p>-1.22960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1998" calcext:value-type="float">
            <text:p>29101998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7.2946" calcext:value-type="float">
            <text:p>187.294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1.61" calcext:value-type="float">
            <text:p>1261.61</text:p>
          </table:table-cell>
          <table:table-cell office:value-type="float" office:value="738.9514" calcext:value-type="float">
            <text:p>738.9514</text:p>
          </table:table-cell>
          <table:table-cell office:value-type="float" office:value="0" calcext:value-type="float">
            <text:p>0</text:p>
          </table:table-cell>
          <table:table-cell office:value-type="float" office:value="0.3072478" calcext:value-type="float">
            <text:p>0.3072478</text:p>
          </table:table-cell>
          <table:table-cell office:value-type="float" office:value="0.311653" calcext:value-type="float">
            <text:p>0.311653</text:p>
          </table:table-cell>
          <table:table-cell office:value-type="float" office:value="0.3155282" calcext:value-type="float">
            <text:p>0.3155282</text:p>
          </table:table-cell>
          <table:table-cell office:value-type="float" office:value="0.3198615" calcext:value-type="float">
            <text:p>0.3198615</text:p>
          </table:table-cell>
          <table:table-cell office:value-type="float" office:value="0.3219928" calcext:value-type="float">
            <text:p>0.3219928</text:p>
          </table:table-cell>
          <table:table-cell office:value-type="float" office:value="0.3230023" calcext:value-type="float">
            <text:p>0.3230023</text:p>
          </table:table-cell>
          <table:table-cell office:value-type="float" office:value="0.364676" calcext:value-type="float">
            <text:p>0.364676</text:p>
          </table:table-cell>
          <table:table-cell office:value-type="float" office:value="0.3634727" calcext:value-type="float">
            <text:p>0.3634727</text:p>
          </table:table-cell>
          <table:table-cell office:value-type="float" office:value="0.3876585" calcext:value-type="float">
            <text:p>0.3876585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591E-015" calcext:value-type="float">
            <text:p>1.735591E-15</text:p>
          </table:table-cell>
          <table:table-cell office:value-type="float" office:value="1.676569E-015" calcext:value-type="float">
            <text:p>1.676569E-15</text:p>
          </table:table-cell>
          <table:table-cell office:value-type="float" office:value="1.1989E-016" calcext:value-type="float">
            <text:p>1.198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616641" calcext:value-type="float">
            <text:p>-0.01616641</text:p>
          </table:table-cell>
          <table:table-cell office:value-type="float" office:value="-0.01461097" calcext:value-type="float">
            <text:p>-0.01461097</text:p>
          </table:table-cell>
          <table:table-cell office:value-type="float" office:value="-0.01339207" calcext:value-type="float">
            <text:p>-0.01339207</text:p>
          </table:table-cell>
          <table:table-cell office:value-type="float" office:value="-0.01217863" calcext:value-type="float">
            <text:p>-0.01217863</text:p>
          </table:table-cell>
          <table:table-cell office:value-type="float" office:value="-0.01163805" calcext:value-type="float">
            <text:p>-0.01163805</text:p>
          </table:table-cell>
          <table:table-cell office:value-type="float" office:value="-0.01139466" calcext:value-type="float">
            <text:p>-0.01139466</text:p>
          </table:table-cell>
          <table:table-cell office:value-type="float" office:value="-0.01142631" calcext:value-type="float">
            <text:p>-0.01142631</text:p>
          </table:table-cell>
          <table:table-cell office:value-type="float" office:value="-0.01305232" calcext:value-type="float">
            <text:p>-0.01305232</text:p>
          </table:table-cell>
          <table:table-cell office:value-type="float" office:value="-0.007045823" calcext:value-type="float">
            <text:p>-0.007045823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729.673" calcext:value-type="float">
            <text:p>1729.673</text:p>
          </table:table-cell>
          <table:table-cell office:value-type="float" office:value="0" calcext:value-type="float">
            <text:p>0</text:p>
          </table:table-cell>
          <table:table-cell office:value-type="float" office:value="-0.01634536" calcext:value-type="float">
            <text:p>-0.01634536</text:p>
          </table:table-cell>
          <table:table-cell office:value-type="float" office:value="0.0005737189" calcext:value-type="float">
            <text:p>0.000573718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1998" calcext:value-type="float">
            <text:p>30101998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8.6961" calcext:value-type="float">
            <text:p>188.696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8.262" calcext:value-type="float">
            <text:p>1258.262</text:p>
          </table:table-cell>
          <table:table-cell office:value-type="float" office:value="740.8961" calcext:value-type="float">
            <text:p>740.8961</text:p>
          </table:table-cell>
          <table:table-cell office:value-type="float" office:value="0" calcext:value-type="float">
            <text:p>0</text:p>
          </table:table-cell>
          <table:table-cell office:value-type="float" office:value="0.2211444" calcext:value-type="float">
            <text:p>0.2211444</text:p>
          </table:table-cell>
          <table:table-cell office:value-type="float" office:value="0.3018524" calcext:value-type="float">
            <text:p>0.3018524</text:p>
          </table:table-cell>
          <table:table-cell office:value-type="float" office:value="0.3047684" calcext:value-type="float">
            <text:p>0.3047684</text:p>
          </table:table-cell>
          <table:table-cell office:value-type="float" office:value="0.3085035" calcext:value-type="float">
            <text:p>0.3085035</text:p>
          </table:table-cell>
          <table:table-cell office:value-type="float" office:value="0.3113796" calcext:value-type="float">
            <text:p>0.3113796</text:p>
          </table:table-cell>
          <table:table-cell office:value-type="float" office:value="0.3137975" calcext:value-type="float">
            <text:p>0.3137975</text:p>
          </table:table-cell>
          <table:table-cell office:value-type="float" office:value="0.3606212" calcext:value-type="float">
            <text:p>0.3606212</text:p>
          </table:table-cell>
          <table:table-cell office:value-type="float" office:value="0.3639927" calcext:value-type="float">
            <text:p>0.3639927</text:p>
          </table:table-cell>
          <table:table-cell office:value-type="float" office:value="0.3877039" calcext:value-type="float">
            <text:p>0.3877039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682E-015" calcext:value-type="float">
            <text:p>1.735682E-15</text:p>
          </table:table-cell>
          <table:table-cell office:value-type="float" office:value="1.676512E-015" calcext:value-type="float">
            <text:p>1.676512E-15</text:p>
          </table:table-cell>
          <table:table-cell office:value-type="float" office:value="1.198888E-016" calcext:value-type="float">
            <text:p>1.19888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1318925" calcext:value-type="float">
            <text:p>-0.1318925</text:p>
          </table:table-cell>
          <table:table-cell office:value-type="float" office:value="-0.01824083" calcext:value-type="float">
            <text:p>-0.01824083</text:p>
          </table:table-cell>
          <table:table-cell office:value-type="float" office:value="-0.01707168" calcext:value-type="float">
            <text:p>-0.01707168</text:p>
          </table:table-cell>
          <table:table-cell office:value-type="float" office:value="-0.01568755" calcext:value-type="float">
            <text:p>-0.01568755</text:p>
          </table:table-cell>
          <table:table-cell office:value-type="float" office:value="-0.01470904" calcext:value-type="float">
            <text:p>-0.01470904</text:p>
          </table:table-cell>
          <table:table-cell office:value-type="float" office:value="-0.01394006" calcext:value-type="float">
            <text:p>-0.01394006</text:p>
          </table:table-cell>
          <table:table-cell office:value-type="float" office:value="-0.01272145" calcext:value-type="float">
            <text:p>-0.01272145</text:p>
          </table:table-cell>
          <table:table-cell office:value-type="float" office:value="-0.01287211" calcext:value-type="float">
            <text:p>-0.01287211</text:p>
          </table:table-cell>
          <table:table-cell office:value-type="float" office:value="-0.007037952" calcext:value-type="float">
            <text:p>-0.007037952</text:p>
          </table:table-cell>
          <table:table-cell office:value-type="float" office:value="-0.003763449" calcext:value-type="float">
            <text:p>-0.003763449</text:p>
          </table:table-cell>
          <table:table-cell office:value-type="float" office:value="1735.216" calcext:value-type="float">
            <text:p>1735.216</text:p>
          </table:table-cell>
          <table:table-cell office:value-type="float" office:value="0" calcext:value-type="float">
            <text:p>0</text:p>
          </table:table-cell>
          <table:table-cell office:value-type="float" office:value="-0.2007709" calcext:value-type="float">
            <text:p>-0.2007709</text:p>
          </table:table-cell>
          <table:table-cell office:value-type="float" office:value="0.0005680959" calcext:value-type="float">
            <text:p>0.00056809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1998" calcext:value-type="float">
            <text:p>31101998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89.748" calcext:value-type="float">
            <text:p>189.74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6.284" calcext:value-type="float">
            <text:p>1256.284</text:p>
          </table:table-cell>
          <table:table-cell office:value-type="float" office:value="741.8218" calcext:value-type="float">
            <text:p>741.8218</text:p>
          </table:table-cell>
          <table:table-cell office:value-type="float" office:value="0" calcext:value-type="float">
            <text:p>0</text:p>
          </table:table-cell>
          <table:table-cell office:value-type="float" office:value="0.1425339" calcext:value-type="float">
            <text:p>0.1425339</text:p>
          </table:table-cell>
          <table:table-cell office:value-type="float" office:value="0.3003461" calcext:value-type="float">
            <text:p>0.3003461</text:p>
          </table:table-cell>
          <table:table-cell office:value-type="float" office:value="0.301657" calcext:value-type="float">
            <text:p>0.301657</text:p>
          </table:table-cell>
          <table:table-cell office:value-type="float" office:value="0.3040186" calcext:value-type="float">
            <text:p>0.3040186</text:p>
          </table:table-cell>
          <table:table-cell office:value-type="float" office:value="0.3064105" calcext:value-type="float">
            <text:p>0.3064105</text:p>
          </table:table-cell>
          <table:table-cell office:value-type="float" office:value="0.3088075" calcext:value-type="float">
            <text:p>0.3088075</text:p>
          </table:table-cell>
          <table:table-cell office:value-type="float" office:value="0.3569682" calcext:value-type="float">
            <text:p>0.3569682</text:p>
          </table:table-cell>
          <table:table-cell office:value-type="float" office:value="0.3639946" calcext:value-type="float">
            <text:p>0.3639946</text:p>
          </table:table-cell>
          <table:table-cell office:value-type="float" office:value="0.387752" calcext:value-type="float">
            <text:p>0.387752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769E-015" calcext:value-type="float">
            <text:p>1.735769E-15</text:p>
          </table:table-cell>
          <table:table-cell office:value-type="float" office:value="1.676458E-015" calcext:value-type="float">
            <text:p>1.676458E-15</text:p>
          </table:table-cell>
          <table:table-cell office:value-type="float" office:value="1.198875E-016" calcext:value-type="float">
            <text:p>1.19887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.937815" calcext:value-type="float">
            <text:p>-1.937815</text:p>
          </table:table-cell>
          <table:table-cell office:value-type="float" office:value="-0.0189005" calcext:value-type="float">
            <text:p>-0.0189005</text:p>
          </table:table-cell>
          <table:table-cell office:value-type="float" office:value="-0.01835096" calcext:value-type="float">
            <text:p>-0.01835096</text:p>
          </table:table-cell>
          <table:table-cell office:value-type="float" office:value="-0.01738436" calcext:value-type="float">
            <text:p>-0.01738436</text:p>
          </table:table-cell>
          <table:table-cell office:value-type="float" office:value="-0.01646108" calcext:value-type="float">
            <text:p>-0.01646108</text:p>
          </table:table-cell>
          <table:table-cell office:value-type="float" office:value="-0.01559126" calcext:value-type="float">
            <text:p>-0.01559126</text:p>
          </table:table-cell>
          <table:table-cell office:value-type="float" office:value="-0.01403827" calcext:value-type="float">
            <text:p>-0.01403827</text:p>
          </table:table-cell>
          <table:table-cell office:value-type="float" office:value="-0.01287011" calcext:value-type="float">
            <text:p>-0.01287011</text:p>
          </table:table-cell>
          <table:table-cell office:value-type="float" office:value="-0.007029557" calcext:value-type="float">
            <text:p>-0.007029557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1739.728" calcext:value-type="float">
            <text:p>1739.728</text:p>
          </table:table-cell>
          <table:table-cell office:value-type="float" office:value="0" calcext:value-type="float">
            <text:p>0</text:p>
          </table:table-cell>
          <table:table-cell office:value-type="float" office:value="-3.043777" calcext:value-type="float">
            <text:p>-3.043777</text:p>
          </table:table-cell>
          <table:table-cell office:value-type="float" office:value="0.0005647158" calcext:value-type="float">
            <text:p>0.000564715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1998" calcext:value-type="float">
            <text:p>1111998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90.2658" calcext:value-type="float">
            <text:p>190.265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5.257" calcext:value-type="float">
            <text:p>1255.257</text:p>
          </table:table-cell>
          <table:table-cell office:value-type="float" office:value="742.335" calcext:value-type="float">
            <text:p>742.335</text:p>
          </table:table-cell>
          <table:table-cell office:value-type="float" office:value="0" calcext:value-type="float">
            <text:p>0</text:p>
          </table:table-cell>
          <table:table-cell office:value-type="float" office:value="0.09530307" calcext:value-type="float">
            <text:p>0.09530307</text:p>
          </table:table-cell>
          <table:table-cell office:value-type="float" office:value="0.3001423" calcext:value-type="float">
            <text:p>0.3001423</text:p>
          </table:table-cell>
          <table:table-cell office:value-type="float" office:value="0.3009795" calcext:value-type="float">
            <text:p>0.3009795</text:p>
          </table:table-cell>
          <table:table-cell office:value-type="float" office:value="0.3025859" calcext:value-type="float">
            <text:p>0.3025859</text:p>
          </table:table-cell>
          <table:table-cell office:value-type="float" office:value="0.3044095" calcext:value-type="float">
            <text:p>0.3044095</text:p>
          </table:table-cell>
          <table:table-cell office:value-type="float" office:value="0.3064496" calcext:value-type="float">
            <text:p>0.3064496</text:p>
          </table:table-cell>
          <table:table-cell office:value-type="float" office:value="0.3546351" calcext:value-type="float">
            <text:p>0.3546351</text:p>
          </table:table-cell>
          <table:table-cell office:value-type="float" office:value="0.3637308" calcext:value-type="float">
            <text:p>0.3637308</text:p>
          </table:table-cell>
          <table:table-cell office:value-type="float" office:value="0.3877806" calcext:value-type="float">
            <text:p>0.3877806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857E-015" calcext:value-type="float">
            <text:p>1.735857E-15</text:p>
          </table:table-cell>
          <table:table-cell office:value-type="float" office:value="1.676404E-015" calcext:value-type="float">
            <text:p>1.676404E-15</text:p>
          </table:table-cell>
          <table:table-cell office:value-type="float" office:value="1.198862E-016" calcext:value-type="float">
            <text:p>1.19886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2.85208" calcext:value-type="float">
            <text:p>-22.85208</text:p>
          </table:table-cell>
          <table:table-cell office:value-type="float" office:value="-0.01899284" calcext:value-type="float">
            <text:p>-0.01899284</text:p>
          </table:table-cell>
          <table:table-cell office:value-type="float" office:value="-0.01864208" calcext:value-type="float">
            <text:p>-0.01864208</text:p>
          </table:table-cell>
          <table:table-cell office:value-type="float" office:value="-0.01796926" calcext:value-type="float">
            <text:p>-0.01796926</text:p>
          </table:table-cell>
          <table:table-cell office:value-type="float" office:value="-0.01723365" calcext:value-type="float">
            <text:p>-0.01723365</text:p>
          </table:table-cell>
          <table:table-cell office:value-type="float" office:value="-0.01644983" calcext:value-type="float">
            <text:p>-0.01644983</text:p>
          </table:table-cell>
          <table:table-cell office:value-type="float" office:value="-0.01495856" calcext:value-type="float">
            <text:p>-0.01495856</text:p>
          </table:table-cell>
          <table:table-cell office:value-type="float" office:value="-0.01295941" calcext:value-type="float">
            <text:p>-0.01295941</text:p>
          </table:table-cell>
          <table:table-cell office:value-type="float" office:value="-0.007024548" calcext:value-type="float">
            <text:p>-0.007024548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743.826" calcext:value-type="float">
            <text:p>1743.826</text:p>
          </table:table-cell>
          <table:table-cell office:value-type="float" office:value="0" calcext:value-type="float">
            <text:p>0</text:p>
          </table:table-cell>
          <table:table-cell office:value-type="float" office:value="-9.301618" calcext:value-type="float">
            <text:p>-9.301618</text:p>
          </table:table-cell>
          <table:table-cell office:value-type="float" office:value="0.0005627573" calcext:value-type="float">
            <text:p>0.000562757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1998" calcext:value-type="float">
            <text:p>2111998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90.3387" calcext:value-type="float">
            <text:p>190.3387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891" calcext:value-type="float">
            <text:p>1254.891</text:p>
          </table:table-cell>
          <table:table-cell office:value-type="float" office:value="742.6368" calcext:value-type="float">
            <text:p>742.6368</text:p>
          </table:table-cell>
          <table:table-cell office:value-type="float" office:value="0" calcext:value-type="float">
            <text:p>0</text:p>
          </table:table-cell>
          <table:table-cell office:value-type="float" office:value="0.08947492" calcext:value-type="float">
            <text:p>0.08947492</text:p>
          </table:table-cell>
          <table:table-cell office:value-type="float" office:value="0.2999826" calcext:value-type="float">
            <text:p>0.2999826</text:p>
          </table:table-cell>
          <table:table-cell office:value-type="float" office:value="0.3008105" calcext:value-type="float">
            <text:p>0.3008105</text:p>
          </table:table-cell>
          <table:table-cell office:value-type="float" office:value="0.3020219" calcext:value-type="float">
            <text:p>0.3020219</text:p>
          </table:table-cell>
          <table:table-cell office:value-type="float" office:value="0.3035561" calcext:value-type="float">
            <text:p>0.3035561</text:p>
          </table:table-cell>
          <table:table-cell office:value-type="float" office:value="0.3053935" calcext:value-type="float">
            <text:p>0.3053935</text:p>
          </table:table-cell>
          <table:table-cell office:value-type="float" office:value="0.3532853" calcext:value-type="float">
            <text:p>0.3532853</text:p>
          </table:table-cell>
          <table:table-cell office:value-type="float" office:value="0.3633743" calcext:value-type="float">
            <text:p>0.3633743</text:p>
          </table:table-cell>
          <table:table-cell office:value-type="float" office:value="0.3877846" calcext:value-type="float">
            <text:p>0.3877846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934E-015" calcext:value-type="float">
            <text:p>1.735934E-15</text:p>
          </table:table-cell>
          <table:table-cell office:value-type="float" office:value="1.676354E-015" calcext:value-type="float">
            <text:p>1.676354E-15</text:p>
          </table:table-cell>
          <table:table-cell office:value-type="float" office:value="1.198851E-016" calcext:value-type="float">
            <text:p>1.19885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3.73639" calcext:value-type="float">
            <text:p>-33.73639</text:p>
          </table:table-cell>
          <table:table-cell office:value-type="float" office:value="-0.01906384" calcext:value-type="float">
            <text:p>-0.01906384</text:p>
          </table:table-cell>
          <table:table-cell office:value-type="float" office:value="-0.01871599" calcext:value-type="float">
            <text:p>-0.01871599</text:p>
          </table:table-cell>
          <table:table-cell office:value-type="float" office:value="-0.01820558" calcext:value-type="float">
            <text:p>-0.01820558</text:p>
          </table:table-cell>
          <table:table-cell office:value-type="float" office:value="-0.01757549" calcext:value-type="float">
            <text:p>-0.01757549</text:p>
          </table:table-cell>
          <table:table-cell office:value-type="float" office:value="-0.01685174" calcext:value-type="float">
            <text:p>-0.01685174</text:p>
          </table:table-cell>
          <table:table-cell office:value-type="float" office:value="-0.01552209" calcext:value-type="float">
            <text:p>-0.01552209</text:p>
          </table:table-cell>
          <table:table-cell office:value-type="float" office:value="-0.01308195" calcext:value-type="float">
            <text:p>-0.01308195</text:p>
          </table:table-cell>
          <table:table-cell office:value-type="float" office:value="-0.007023811" calcext:value-type="float">
            <text:p>-0.007023811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1747.711" calcext:value-type="float">
            <text:p>1747.711</text:p>
          </table:table-cell>
          <table:table-cell office:value-type="float" office:value="0" calcext:value-type="float">
            <text:p>0</text:p>
          </table:table-cell>
          <table:table-cell office:value-type="float" office:value="-12.97511" calcext:value-type="float">
            <text:p>-12.97511</text:p>
          </table:table-cell>
          <table:table-cell office:value-type="float" office:value="0.0005616109" calcext:value-type="float">
            <text:p>0.000561610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1998" calcext:value-type="float">
            <text:p>3111998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90.3892" calcext:value-type="float">
            <text:p>190.389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677" calcext:value-type="float">
            <text:p>1254.677</text:p>
          </table:table-cell>
          <table:table-cell office:value-type="float" office:value="742.808" calcext:value-type="float">
            <text:p>742.808</text:p>
          </table:table-cell>
          <table:table-cell office:value-type="float" office:value="0" calcext:value-type="float">
            <text:p>0</text:p>
          </table:table-cell>
          <table:table-cell office:value-type="float" office:value="0.08604392" calcext:value-type="float">
            <text:p>0.08604392</text:p>
          </table:table-cell>
          <table:table-cell office:value-type="float" office:value="0.2999633" calcext:value-type="float">
            <text:p>0.2999633</text:p>
          </table:table-cell>
          <table:table-cell office:value-type="float" office:value="0.3007688" calcext:value-type="float">
            <text:p>0.3007688</text:p>
          </table:table-cell>
          <table:table-cell office:value-type="float" office:value="0.3019986" calcext:value-type="float">
            <text:p>0.3019986</text:p>
          </table:table-cell>
          <table:table-cell office:value-type="float" office:value="0.3032146" calcext:value-type="float">
            <text:p>0.3032146</text:p>
          </table:table-cell>
          <table:table-cell office:value-type="float" office:value="0.3047861" calcext:value-type="float">
            <text:p>0.3047861</text:p>
          </table:table-cell>
          <table:table-cell office:value-type="float" office:value="0.3526046" calcext:value-type="float">
            <text:p>0.3526046</text:p>
          </table:table-cell>
          <table:table-cell office:value-type="float" office:value="0.3630504" calcext:value-type="float">
            <text:p>0.3630504</text:p>
          </table:table-cell>
          <table:table-cell office:value-type="float" office:value="0.387768" calcext:value-type="float">
            <text:p>0.387768</text:p>
          </table:table-cell>
          <table:table-cell office:value-type="float" office:value="0.413952" calcext:value-type="float">
            <text:p>0.413952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6005E-015" calcext:value-type="float">
            <text:p>1.736005E-15</text:p>
          </table:table-cell>
          <table:table-cell office:value-type="float" office:value="1.676309E-015" calcext:value-type="float">
            <text:p>1.676309E-15</text:p>
          </table:table-cell>
          <table:table-cell office:value-type="float" office:value="1.198841E-016" calcext:value-type="float">
            <text:p>1.19884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43.15985" calcext:value-type="float">
            <text:p>-43.15985</text:p>
          </table:table-cell>
          <table:table-cell office:value-type="float" office:value="-0.01907274" calcext:value-type="float">
            <text:p>-0.01907274</text:p>
          </table:table-cell>
          <table:table-cell office:value-type="float" office:value="-0.01873439" calcext:value-type="float">
            <text:p>-0.01873439</text:p>
          </table:table-cell>
          <table:table-cell office:value-type="float" office:value="-0.01821635" calcext:value-type="float">
            <text:p>-0.01821635</text:p>
          </table:table-cell>
          <table:table-cell office:value-type="float" office:value="-0.01771462" calcext:value-type="float">
            <text:p>-0.01771462</text:p>
          </table:table-cell>
          <table:table-cell office:value-type="float" office:value="-0.01708771" calcext:value-type="float">
            <text:p>-0.01708771</text:p>
          </table:table-cell>
          <table:table-cell office:value-type="float" office:value="-0.01581538" calcext:value-type="float">
            <text:p>-0.01581538</text:p>
          </table:table-cell>
          <table:table-cell office:value-type="float" office:value="-0.01319464" calcext:value-type="float">
            <text:p>-0.01319464</text:p>
          </table:table-cell>
          <table:table-cell office:value-type="float" office:value="-0.007026665" calcext:value-type="float">
            <text:p>-0.007026665</text:p>
          </table:table-cell>
          <table:table-cell office:value-type="float" office:value="-0.003763444" calcext:value-type="float">
            <text:p>-0.003763444</text:p>
          </table:table-cell>
          <table:table-cell office:value-type="float" office:value="1751.465" calcext:value-type="float">
            <text:p>1751.465</text:p>
          </table:table-cell>
          <table:table-cell office:value-type="float" office:value="0" calcext:value-type="float">
            <text:p>0</text:p>
          </table:table-cell>
          <table:table-cell office:value-type="float" office:value="-91.69357" calcext:value-type="float">
            <text:p>-91.69357</text:p>
          </table:table-cell>
          <table:table-cell office:value-type="float" office:value="0.0005607752" calcext:value-type="float">
            <text:p>0.000560775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1998" calcext:value-type="float">
            <text:p>4111998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90.3006" calcext:value-type="float">
            <text:p>190.300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67" calcext:value-type="float">
            <text:p>1254.67</text:p>
          </table:table-cell>
          <table:table-cell office:value-type="float" office:value="742.9047" calcext:value-type="float">
            <text:p>742.9047</text:p>
          </table:table-cell>
          <table:table-cell office:value-type="float" office:value="0" calcext:value-type="float">
            <text:p>0</text:p>
          </table:table-cell>
          <table:table-cell office:value-type="float" office:value="0.09605224" calcext:value-type="float">
            <text:p>0.09605224</text:p>
          </table:table-cell>
          <table:table-cell office:value-type="float" office:value="0.2998474" calcext:value-type="float">
            <text:p>0.2998474</text:p>
          </table:table-cell>
          <table:table-cell office:value-type="float" office:value="0.3007005" calcext:value-type="float">
            <text:p>0.3007005</text:p>
          </table:table-cell>
          <table:table-cell office:value-type="float" office:value="0.3019585" calcext:value-type="float">
            <text:p>0.3019585</text:p>
          </table:table-cell>
          <table:table-cell office:value-type="float" office:value="0.3032588" calcext:value-type="float">
            <text:p>0.3032588</text:p>
          </table:table-cell>
          <table:table-cell office:value-type="float" office:value="0.3046167" calcext:value-type="float">
            <text:p>0.3046167</text:p>
          </table:table-cell>
          <table:table-cell office:value-type="float" office:value="0.352217" calcext:value-type="float">
            <text:p>0.352217</text:p>
          </table:table-cell>
          <table:table-cell office:value-type="float" office:value="0.3627707" calcext:value-type="float">
            <text:p>0.3627707</text:p>
          </table:table-cell>
          <table:table-cell office:value-type="float" office:value="0.3877378" calcext:value-type="float">
            <text:p>0.3877378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6063E-015" calcext:value-type="float">
            <text:p>1.736063E-15</text:p>
          </table:table-cell>
          <table:table-cell office:value-type="float" office:value="1.676274E-015" calcext:value-type="float">
            <text:p>1.676274E-15</text:p>
          </table:table-cell>
          <table:table-cell office:value-type="float" office:value="1.198833E-016" calcext:value-type="float">
            <text:p>1.19883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2.04804" calcext:value-type="float">
            <text:p>-22.04804</text:p>
          </table:table-cell>
          <table:table-cell office:value-type="float" office:value="-0.01912354" calcext:value-type="float">
            <text:p>-0.01912354</text:p>
          </table:table-cell>
          <table:table-cell office:value-type="float" office:value="-0.01876358" calcext:value-type="float">
            <text:p>-0.01876358</text:p>
          </table:table-cell>
          <table:table-cell office:value-type="float" office:value="-0.01823352" calcext:value-type="float">
            <text:p>-0.01823352</text:p>
          </table:table-cell>
          <table:table-cell office:value-type="float" office:value="-0.01769781" calcext:value-type="float">
            <text:p>-0.01769781</text:p>
          </table:table-cell>
          <table:table-cell office:value-type="float" office:value="-0.01715496" calcext:value-type="float">
            <text:p>-0.01715496</text:p>
          </table:table-cell>
          <table:table-cell office:value-type="float" office:value="-0.01598511" calcext:value-type="float">
            <text:p>-0.01598511</text:p>
          </table:table-cell>
          <table:table-cell office:value-type="float" office:value="-0.01329286" calcext:value-type="float">
            <text:p>-0.01329286</text:p>
          </table:table-cell>
          <table:table-cell office:value-type="float" office:value="-0.007031904" calcext:value-type="float">
            <text:p>-0.007031904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1755.156" calcext:value-type="float">
            <text:p>1755.156</text:p>
          </table:table-cell>
          <table:table-cell office:value-type="float" office:value="0" calcext:value-type="float">
            <text:p>0</text:p>
          </table:table-cell>
          <table:table-cell office:value-type="float" office:value="-91.64671" calcext:value-type="float">
            <text:p>-91.64671</text:p>
          </table:table-cell>
          <table:table-cell office:value-type="float" office:value="0.000560306" calcext:value-type="float">
            <text:p>0.00056030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1998" calcext:value-type="float">
            <text:p>5111998</text:p>
          </table:table-cell>
          <table:table-cell office:value-type="float" office:value="766.0817" calcext:value-type="float">
            <text:p>766.0817</text:p>
          </table:table-cell>
          <table:table-cell office:value-type="float" office:value="190.3793" calcext:value-type="float">
            <text:p>190.3793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526" calcext:value-type="float">
            <text:p>1254.526</text:p>
          </table:table-cell>
          <table:table-cell office:value-type="float" office:value="742.9763" calcext:value-type="float">
            <text:p>742.9763</text:p>
          </table:table-cell>
          <table:table-cell office:value-type="float" office:value="0" calcext:value-type="float">
            <text:p>0</text:p>
          </table:table-cell>
          <table:table-cell office:value-type="float" office:value="0.08987178" calcext:value-type="float">
            <text:p>0.08987178</text:p>
          </table:table-cell>
          <table:table-cell office:value-type="float" office:value="0.2997862" calcext:value-type="float">
            <text:p>0.2997862</text:p>
          </table:table-cell>
          <table:table-cell office:value-type="float" office:value="0.3006276" calcext:value-type="float">
            <text:p>0.3006276</text:p>
          </table:table-cell>
          <table:table-cell office:value-type="float" office:value="0.3019237" calcext:value-type="float">
            <text:p>0.3019237</text:p>
          </table:table-cell>
          <table:table-cell office:value-type="float" office:value="0.3032427" calcext:value-type="float">
            <text:p>0.3032427</text:p>
          </table:table-cell>
          <table:table-cell office:value-type="float" office:value="0.3045632" calcext:value-type="float">
            <text:p>0.3045632</text:p>
          </table:table-cell>
          <table:table-cell office:value-type="float" office:value="0.3520219" calcext:value-type="float">
            <text:p>0.3520219</text:p>
          </table:table-cell>
          <table:table-cell office:value-type="float" office:value="0.362544" calcext:value-type="float">
            <text:p>0.362544</text:p>
          </table:table-cell>
          <table:table-cell office:value-type="float" office:value="0.3876996" calcext:value-type="float">
            <text:p>0.3876996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6119E-015" calcext:value-type="float">
            <text:p>1.736119E-15</text:p>
          </table:table-cell>
          <table:table-cell office:value-type="float" office:value="1.676242E-015" calcext:value-type="float">
            <text:p>1.676242E-15</text:p>
          </table:table-cell>
          <table:table-cell office:value-type="float" office:value="1.198825E-016" calcext:value-type="float">
            <text:p>1.198825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2.89848" calcext:value-type="float">
            <text:p>-32.89848</text:p>
          </table:table-cell>
          <table:table-cell office:value-type="float" office:value="-0.01915123" calcext:value-type="float">
            <text:p>-0.01915123</text:p>
          </table:table-cell>
          <table:table-cell office:value-type="float" office:value="-0.0187956" calcext:value-type="float">
            <text:p>-0.0187956</text:p>
          </table:table-cell>
          <table:table-cell office:value-type="float" office:value="-0.01824792" calcext:value-type="float">
            <text:p>-0.01824792</text:p>
          </table:table-cell>
          <table:table-cell office:value-type="float" office:value="-0.01770396" calcext:value-type="float">
            <text:p>-0.01770396</text:p>
          </table:table-cell>
          <table:table-cell office:value-type="float" office:value="-0.01717579" calcext:value-type="float">
            <text:p>-0.01717579</text:p>
          </table:table-cell>
          <table:table-cell office:value-type="float" office:value="-0.01607125" calcext:value-type="float">
            <text:p>-0.01607125</text:p>
          </table:table-cell>
          <table:table-cell office:value-type="float" office:value="-0.0133731" calcext:value-type="float">
            <text:p>-0.0133731</text:p>
          </table:table-cell>
          <table:table-cell office:value-type="float" office:value="-0.007038536" calcext:value-type="float">
            <text:p>-0.007038536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758.805" calcext:value-type="float">
            <text:p>1758.805</text:p>
          </table:table-cell>
          <table:table-cell office:value-type="float" office:value="0" calcext:value-type="float">
            <text:p>0</text:p>
          </table:table-cell>
          <table:table-cell office:value-type="float" office:value="-91.6031" calcext:value-type="float">
            <text:p>-91.6031</text:p>
          </table:table-cell>
          <table:table-cell office:value-type="float" office:value="0.0005598597" calcext:value-type="float">
            <text:p>0.000559859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1998" calcext:value-type="float">
            <text:p>6111998</text:p>
          </table:table-cell>
          <table:table-cell office:value-type="float" office:value="766.4816" calcext:value-type="float">
            <text:p>766.4816</text:p>
          </table:table-cell>
          <table:table-cell office:value-type="float" office:value="190.2731" calcext:value-type="float">
            <text:p>190.273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978" calcext:value-type="float">
            <text:p>1254.978</text:p>
          </table:table-cell>
          <table:table-cell office:value-type="float" office:value="743.0314" calcext:value-type="float">
            <text:p>743.0314</text:p>
          </table:table-cell>
          <table:table-cell office:value-type="float" office:value="0" calcext:value-type="float">
            <text:p>0</text:p>
          </table:table-cell>
          <table:table-cell office:value-type="float" office:value="0.1431754" calcext:value-type="float">
            <text:p>0.1431754</text:p>
          </table:table-cell>
          <table:table-cell office:value-type="float" office:value="0.2992536" calcext:value-type="float">
            <text:p>0.2992536</text:p>
          </table:table-cell>
          <table:table-cell office:value-type="float" office:value="0.3004494" calcext:value-type="float">
            <text:p>0.3004494</text:p>
          </table:table-cell>
          <table:table-cell office:value-type="float" office:value="0.3018604" calcext:value-type="float">
            <text:p>0.3018604</text:p>
          </table:table-cell>
          <table:table-cell office:value-type="float" office:value="0.3031892" calcext:value-type="float">
            <text:p>0.3031892</text:p>
          </table:table-cell>
          <table:table-cell office:value-type="float" office:value="0.3044953" calcext:value-type="float">
            <text:p>0.3044953</text:p>
          </table:table-cell>
          <table:table-cell office:value-type="float" office:value="0.3518537" calcext:value-type="float">
            <text:p>0.3518537</text:p>
          </table:table-cell>
          <table:table-cell office:value-type="float" office:value="0.3622989" calcext:value-type="float">
            <text:p>0.3622989</text:p>
          </table:table-cell>
          <table:table-cell office:value-type="float" office:value="0.3877195" calcext:value-type="float">
            <text:p>0.3877195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669E-015" calcext:value-type="float">
            <text:p>1.735669E-15</text:p>
          </table:table-cell>
          <table:table-cell office:value-type="float" office:value="1.67621E-015" calcext:value-type="float">
            <text:p>1.67621E-15</text:p>
          </table:table-cell>
          <table:table-cell office:value-type="float" office:value="1.198817E-016" calcext:value-type="float">
            <text:p>1.19881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.903878" calcext:value-type="float">
            <text:p>-1.903878</text:p>
          </table:table-cell>
          <table:table-cell office:value-type="float" office:value="-0.01938112" calcext:value-type="float">
            <text:p>-0.01938112</text:p>
          </table:table-cell>
          <table:table-cell office:value-type="float" office:value="-0.0188696" calcext:value-type="float">
            <text:p>-0.0188696</text:p>
          </table:table-cell>
          <table:table-cell office:value-type="float" office:value="-0.01827371" calcext:value-type="float">
            <text:p>-0.01827371</text:p>
          </table:table-cell>
          <table:table-cell office:value-type="float" office:value="-0.01772546" calcext:value-type="float">
            <text:p>-0.01772546</text:p>
          </table:table-cell>
          <table:table-cell office:value-type="float" office:value="-0.01720231" calcext:value-type="float">
            <text:p>-0.01720231</text:p>
          </table:table-cell>
          <table:table-cell office:value-type="float" office:value="-0.01614511" calcext:value-type="float">
            <text:p>-0.01614511</text:p>
          </table:table-cell>
          <table:table-cell office:value-type="float" office:value="-0.01345994" calcext:value-type="float">
            <text:p>-0.01345994</text:p>
          </table:table-cell>
          <table:table-cell office:value-type="float" office:value="-0.007035275" calcext:value-type="float">
            <text:p>-0.007035275</text:p>
          </table:table-cell>
          <table:table-cell office:value-type="float" office:value="-0.003763438" calcext:value-type="float">
            <text:p>-0.003763438</text:p>
          </table:table-cell>
          <table:table-cell office:value-type="float" office:value="1762.445" calcext:value-type="float">
            <text:p>1762.445</text:p>
          </table:table-cell>
          <table:table-cell office:value-type="float" office:value="0" calcext:value-type="float">
            <text:p>0</text:p>
          </table:table-cell>
          <table:table-cell office:value-type="float" office:value="-91.56567" calcext:value-type="float">
            <text:p>-91.56567</text:p>
          </table:table-cell>
          <table:table-cell office:value-type="float" office:value="0.0005594433" calcext:value-type="float">
            <text:p>0.000559443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1998" calcext:value-type="float">
            <text:p>7111998</text:p>
          </table:table-cell>
          <table:table-cell office:value-type="float" office:value="766.4816" calcext:value-type="float">
            <text:p>766.4816</text:p>
          </table:table-cell>
          <table:table-cell office:value-type="float" office:value="190.4981" calcext:value-type="float">
            <text:p>190.498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71" calcext:value-type="float">
            <text:p>1254.71</text:p>
          </table:table-cell>
          <table:table-cell office:value-type="float" office:value="743.0734" calcext:value-type="float">
            <text:p>743.0734</text:p>
          </table:table-cell>
          <table:table-cell office:value-type="float" office:value="0" calcext:value-type="float">
            <text:p>0</text:p>
          </table:table-cell>
          <table:table-cell office:value-type="float" office:value="0.1282387" calcext:value-type="float">
            <text:p>0.1282387</text:p>
          </table:table-cell>
          <table:table-cell office:value-type="float" office:value="0.2986447" calcext:value-type="float">
            <text:p>0.2986447</text:p>
          </table:table-cell>
          <table:table-cell office:value-type="float" office:value="0.2998665" calcext:value-type="float">
            <text:p>0.2998665</text:p>
          </table:table-cell>
          <table:table-cell office:value-type="float" office:value="0.3015032" calcext:value-type="float">
            <text:p>0.3015032</text:p>
          </table:table-cell>
          <table:table-cell office:value-type="float" office:value="0.302998" calcext:value-type="float">
            <text:p>0.302998</text:p>
          </table:table-cell>
          <table:table-cell office:value-type="float" office:value="0.3043686" calcext:value-type="float">
            <text:p>0.3043686</text:p>
          </table:table-cell>
          <table:table-cell office:value-type="float" office:value="0.3516849" calcext:value-type="float">
            <text:p>0.3516849</text:p>
          </table:table-cell>
          <table:table-cell office:value-type="float" office:value="0.3620466" calcext:value-type="float">
            <text:p>0.3620466</text:p>
          </table:table-cell>
          <table:table-cell office:value-type="float" office:value="0.3877783" calcext:value-type="float">
            <text:p>0.3877783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718E-015" calcext:value-type="float">
            <text:p>1.735718E-15</text:p>
          </table:table-cell>
          <table:table-cell office:value-type="float" office:value="1.676178E-015" calcext:value-type="float">
            <text:p>1.676178E-15</text:p>
          </table:table-cell>
          <table:table-cell office:value-type="float" office:value="1.198809E-016" calcext:value-type="float">
            <text:p>1.19880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3.724245" calcext:value-type="float">
            <text:p>-3.724245</text:p>
          </table:table-cell>
          <table:table-cell office:value-type="float" office:value="-0.01966204" calcext:value-type="float">
            <text:p>-0.01966204</text:p>
          </table:table-cell>
          <table:table-cell office:value-type="float" office:value="-0.01912731" calcext:value-type="float">
            <text:p>-0.01912731</text:p>
          </table:table-cell>
          <table:table-cell office:value-type="float" office:value="-0.0184238" calcext:value-type="float">
            <text:p>-0.0184238</text:p>
          </table:table-cell>
          <table:table-cell office:value-type="float" office:value="-0.01780248" calcext:value-type="float">
            <text:p>-0.01780248</text:p>
          </table:table-cell>
          <table:table-cell office:value-type="float" office:value="-0.01725173" calcext:value-type="float">
            <text:p>-0.01725173</text:p>
          </table:table-cell>
          <table:table-cell office:value-type="float" office:value="-0.01622027" calcext:value-type="float">
            <text:p>-0.01622027</text:p>
          </table:table-cell>
          <table:table-cell office:value-type="float" office:value="-0.01355049" calcext:value-type="float">
            <text:p>-0.01355049</text:p>
          </table:table-cell>
          <table:table-cell office:value-type="float" office:value="-0.007025" calcext:value-type="float">
            <text:p>-0.007025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766.083" calcext:value-type="float">
            <text:p>1766.083</text:p>
          </table:table-cell>
          <table:table-cell office:value-type="float" office:value="0" calcext:value-type="float">
            <text:p>0</text:p>
          </table:table-cell>
          <table:table-cell office:value-type="float" office:value="-91.51875" calcext:value-type="float">
            <text:p>-91.51875</text:p>
          </table:table-cell>
          <table:table-cell office:value-type="float" office:value="0.0005589573" calcext:value-type="float">
            <text:p>0.000558957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1998" calcext:value-type="float">
            <text:p>8111998</text:p>
          </table:table-cell>
          <table:table-cell office:value-type="float" office:value="766.4816" calcext:value-type="float">
            <text:p>766.4816</text:p>
          </table:table-cell>
          <table:table-cell office:value-type="float" office:value="190.7531" calcext:value-type="float">
            <text:p>190.753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425" calcext:value-type="float">
            <text:p>1254.425</text:p>
          </table:table-cell>
          <table:table-cell office:value-type="float" office:value="743.1111" calcext:value-type="float">
            <text:p>743.1111</text:p>
          </table:table-cell>
          <table:table-cell office:value-type="float" office:value="0" calcext:value-type="float">
            <text:p>0</text:p>
          </table:table-cell>
          <table:table-cell office:value-type="float" office:value="0.1082161" calcext:value-type="float">
            <text:p>0.1082161</text:p>
          </table:table-cell>
          <table:table-cell office:value-type="float" office:value="0.2986063" calcext:value-type="float">
            <text:p>0.2986063</text:p>
          </table:table-cell>
          <table:table-cell office:value-type="float" office:value="0.2996536" calcext:value-type="float">
            <text:p>0.2996536</text:p>
          </table:table-cell>
          <table:table-cell office:value-type="float" office:value="0.3012196" calcext:value-type="float">
            <text:p>0.3012196</text:p>
          </table:table-cell>
          <table:table-cell office:value-type="float" office:value="0.3027463" calcext:value-type="float">
            <text:p>0.3027463</text:p>
          </table:table-cell>
          <table:table-cell office:value-type="float" office:value="0.3041942" calcext:value-type="float">
            <text:p>0.3041942</text:p>
          </table:table-cell>
          <table:table-cell office:value-type="float" office:value="0.3515545" calcext:value-type="float">
            <text:p>0.3515545</text:p>
          </table:table-cell>
          <table:table-cell office:value-type="float" office:value="0.3618506" calcext:value-type="float">
            <text:p>0.3618506</text:p>
          </table:table-cell>
          <table:table-cell office:value-type="float" office:value="0.3878135" calcext:value-type="float">
            <text:p>0.3878135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12" calcext:value-type="float">
            <text:p>0.510711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766E-015" calcext:value-type="float">
            <text:p>1.735766E-15</text:p>
          </table:table-cell>
          <table:table-cell office:value-type="float" office:value="1.676147E-015" calcext:value-type="float">
            <text:p>1.676147E-15</text:p>
          </table:table-cell>
          <table:table-cell office:value-type="float" office:value="1.198801E-016" calcext:value-type="float">
            <text:p>1.198801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0.49208" calcext:value-type="float">
            <text:p>-10.49208</text:p>
          </table:table-cell>
          <table:table-cell office:value-type="float" office:value="-0.01968208" calcext:value-type="float">
            <text:p>-0.01968208</text:p>
          </table:table-cell>
          <table:table-cell office:value-type="float" office:value="-0.01922333" calcext:value-type="float">
            <text:p>-0.01922333</text:p>
          </table:table-cell>
          <table:table-cell office:value-type="float" office:value="-0.01854524" calcext:value-type="float">
            <text:p>-0.01854524</text:p>
          </table:table-cell>
          <table:table-cell office:value-type="float" office:value="-0.01790553" calcext:value-type="float">
            <text:p>-0.01790553</text:p>
          </table:table-cell>
          <table:table-cell office:value-type="float" office:value="-0.01732044" calcext:value-type="float">
            <text:p>-0.01732044</text:p>
          </table:table-cell>
          <table:table-cell office:value-type="float" office:value="-0.01627849" calcext:value-type="float">
            <text:p>-0.01627849</text:p>
          </table:table-cell>
          <table:table-cell office:value-type="float" office:value="-0.01362135" calcext:value-type="float">
            <text:p>-0.01362135</text:p>
          </table:table-cell>
          <table:table-cell office:value-type="float" office:value="-0.007018853" calcext:value-type="float">
            <text:p>-0.007018853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769.699" calcext:value-type="float">
            <text:p>1769.699</text:p>
          </table:table-cell>
          <table:table-cell office:value-type="float" office:value="0" calcext:value-type="float">
            <text:p>0</text:p>
          </table:table-cell>
          <table:table-cell office:value-type="float" office:value="-91.48122" calcext:value-type="float">
            <text:p>-91.48122</text:p>
          </table:table-cell>
          <table:table-cell office:value-type="float" office:value="0.0005585169" calcext:value-type="float">
            <text:p>0.000558516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1998" calcext:value-type="float">
            <text:p>9111998</text:p>
          </table:table-cell>
          <table:table-cell office:value-type="float" office:value="766.4816" calcext:value-type="float">
            <text:p>766.4816</text:p>
          </table:table-cell>
          <table:table-cell office:value-type="float" office:value="190.8788" calcext:value-type="float">
            <text:p>190.878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279" calcext:value-type="float">
            <text:p>1254.279</text:p>
          </table:table-cell>
          <table:table-cell office:value-type="float" office:value="743.14" calcext:value-type="float">
            <text:p>743.14</text:p>
          </table:table-cell>
          <table:table-cell office:value-type="float" office:value="0" calcext:value-type="float">
            <text:p>0</text:p>
          </table:table-cell>
          <table:table-cell office:value-type="float" office:value="0.09875601" calcext:value-type="float">
            <text:p>0.09875601</text:p>
          </table:table-cell>
          <table:table-cell office:value-type="float" office:value="0.2987392" calcext:value-type="float">
            <text:p>0.2987392</text:p>
          </table:table-cell>
          <table:table-cell office:value-type="float" office:value="0.2996673" calcext:value-type="float">
            <text:p>0.2996673</text:p>
          </table:table-cell>
          <table:table-cell office:value-type="float" office:value="0.3011099" calcext:value-type="float">
            <text:p>0.3011099</text:p>
          </table:table-cell>
          <table:table-cell office:value-type="float" office:value="0.3025879" calcext:value-type="float">
            <text:p>0.3025879</text:p>
          </table:table-cell>
          <table:table-cell office:value-type="float" office:value="0.3040584" calcext:value-type="float">
            <text:p>0.3040584</text:p>
          </table:table-cell>
          <table:table-cell office:value-type="float" office:value="0.3514435" calcext:value-type="float">
            <text:p>0.3514435</text:p>
          </table:table-cell>
          <table:table-cell office:value-type="float" office:value="0.3616982" calcext:value-type="float">
            <text:p>0.3616982</text:p>
          </table:table-cell>
          <table:table-cell office:value-type="float" office:value="0.3878326" calcext:value-type="float">
            <text:p>0.3878326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812E-015" calcext:value-type="float">
            <text:p>1.735812E-15</text:p>
          </table:table-cell>
          <table:table-cell office:value-type="float" office:value="1.676117E-015" calcext:value-type="float">
            <text:p>1.676117E-15</text:p>
          </table:table-cell>
          <table:table-cell office:value-type="float" office:value="1.198794E-016" calcext:value-type="float">
            <text:p>1.19879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8.60016" calcext:value-type="float">
            <text:p>-18.60016</text:p>
          </table:table-cell>
          <table:table-cell office:value-type="float" office:value="-0.01962155" calcext:value-type="float">
            <text:p>-0.01962155</text:p>
          </table:table-cell>
          <table:table-cell office:value-type="float" office:value="-0.01921774" calcext:value-type="float">
            <text:p>-0.01921774</text:p>
          </table:table-cell>
          <table:table-cell office:value-type="float" office:value="-0.01859274" calcext:value-type="float">
            <text:p>-0.01859274</text:p>
          </table:table-cell>
          <table:table-cell office:value-type="float" office:value="-0.01797112" calcext:value-type="float">
            <text:p>-0.01797112</text:p>
          </table:table-cell>
          <table:table-cell office:value-type="float" office:value="-0.01737442" calcext:value-type="float">
            <text:p>-0.01737442</text:p>
          </table:table-cell>
          <table:table-cell office:value-type="float" office:value="-0.01632817" calcext:value-type="float">
            <text:p>-0.01632817</text:p>
          </table:table-cell>
          <table:table-cell office:value-type="float" office:value="-0.01367672" calcext:value-type="float">
            <text:p>-0.01367672</text:p>
          </table:table-cell>
          <table:table-cell office:value-type="float" office:value="-0.007015517" calcext:value-type="float">
            <text:p>-0.007015517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773.294" calcext:value-type="float">
            <text:p>1773.294</text:p>
          </table:table-cell>
          <table:table-cell office:value-type="float" office:value="0" calcext:value-type="float">
            <text:p>0</text:p>
          </table:table-cell>
          <table:table-cell office:value-type="float" office:value="-91.43801" calcext:value-type="float">
            <text:p>-91.43801</text:p>
          </table:table-cell>
          <table:table-cell office:value-type="float" office:value="0.0005581052" calcext:value-type="float">
            <text:p>0.000558105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1998" calcext:value-type="float">
            <text:p>10111998</text:p>
          </table:table-cell>
          <table:table-cell office:value-type="float" office:value="785.3007" calcext:value-type="float">
            <text:p>785.3007</text:p>
          </table:table-cell>
          <table:table-cell office:value-type="float" office:value="190.885" calcext:value-type="float">
            <text:p>190.885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2.378" calcext:value-type="float">
            <text:p>1272.378</text:p>
          </table:table-cell>
          <table:table-cell office:value-type="float" office:value="743.86" calcext:value-type="float">
            <text:p>743.86</text:p>
          </table:table-cell>
          <table:table-cell office:value-type="float" office:value="0" calcext:value-type="float">
            <text:p>0</text:p>
          </table:table-cell>
          <table:table-cell office:value-type="float" office:value="0.4463378" calcext:value-type="float">
            <text:p>0.4463378</text:p>
          </table:table-cell>
          <table:table-cell office:value-type="float" office:value="0.4441802" calcext:value-type="float">
            <text:p>0.4441802</text:p>
          </table:table-cell>
          <table:table-cell office:value-type="float" office:value="0.4493945" calcext:value-type="float">
            <text:p>0.4493945</text:p>
          </table:table-cell>
          <table:table-cell office:value-type="float" office:value="0.3741646" calcext:value-type="float">
            <text:p>0.3741646</text:p>
          </table:table-cell>
          <table:table-cell office:value-type="float" office:value="0.3129455" calcext:value-type="float">
            <text:p>0.3129455</text:p>
          </table:table-cell>
          <table:table-cell office:value-type="float" office:value="0.3066377" calcext:value-type="float">
            <text:p>0.3066377</text:p>
          </table:table-cell>
          <table:table-cell office:value-type="float" office:value="0.3600248" calcext:value-type="float">
            <text:p>0.3600248</text:p>
          </table:table-cell>
          <table:table-cell office:value-type="float" office:value="0.3616727" calcext:value-type="float">
            <text:p>0.3616727</text:p>
          </table:table-cell>
          <table:table-cell office:value-type="float" office:value="0.3877137" calcext:value-type="float">
            <text:p>0.3877137</text:p>
          </table:table-cell>
          <table:table-cell office:value-type="float" office:value="0.4138118" calcext:value-type="float">
            <text:p>0.4138118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1336288" calcext:value-type="float">
            <text:p>1.336288E-06</text:p>
          </table:table-cell>
          <table:table-cell office:value-type="float" office:value="1.735858E-015" calcext:value-type="float">
            <text:p>1.735858E-15</text:p>
          </table:table-cell>
          <table:table-cell office:value-type="float" office:value="1.676086E-015" calcext:value-type="float">
            <text:p>1.676086E-15</text:p>
          </table:table-cell>
          <table:table-cell office:value-type="float" office:value="1.198786E-016" calcext:value-type="float">
            <text:p>1.19878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1201843" calcext:value-type="float">
            <text:p>-0.001201843</text:p>
          </table:table-cell>
          <table:table-cell office:value-type="float" office:value="-0.001257825" calcext:value-type="float">
            <text:p>-0.001257825</text:p>
          </table:table-cell>
          <table:table-cell office:value-type="float" office:value="-0.001150725" calcext:value-type="float">
            <text:p>-0.001150725</text:p>
          </table:table-cell>
          <table:table-cell office:value-type="float" office:value="-0.004611925" calcext:value-type="float">
            <text:p>-0.004611925</text:p>
          </table:table-cell>
          <table:table-cell office:value-type="float" office:value="-0.01460253" calcext:value-type="float">
            <text:p>-0.01460253</text:p>
          </table:table-cell>
          <table:table-cell office:value-type="float" office:value="-0.01646721" calcext:value-type="float">
            <text:p>-0.01646721</text:p>
          </table:table-cell>
          <table:table-cell office:value-type="float" office:value="-0.01292981" calcext:value-type="float">
            <text:p>-0.01292981</text:p>
          </table:table-cell>
          <table:table-cell office:value-type="float" office:value="-0.01368889" calcext:value-type="float">
            <text:p>-0.01368889</text:p>
          </table:table-cell>
          <table:table-cell office:value-type="float" office:value="-0.007036254" calcext:value-type="float">
            <text:p>-0.007036254</text:p>
          </table:table-cell>
          <table:table-cell office:value-type="float" office:value="-0.003776003" calcext:value-type="float">
            <text:p>-0.003776003</text:p>
          </table:table-cell>
          <table:table-cell office:value-type="float" office:value="1777.733" calcext:value-type="float">
            <text:p>1777.733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5574088" calcext:value-type="float">
            <text:p>0.000557408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9167" calcext:value-type="float">
            <text:p>-1.22916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1998" calcext:value-type="float">
            <text:p>11111998</text:p>
          </table:table-cell>
          <table:table-cell office:value-type="float" office:value="787.6815" calcext:value-type="float">
            <text:p>787.6815</text:p>
          </table:table-cell>
          <table:table-cell office:value-type="float" office:value="191.3535" calcext:value-type="float">
            <text:p>191.3535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8.829" calcext:value-type="float">
            <text:p>1268.829</text:p>
          </table:table-cell>
          <table:table-cell office:value-type="float" office:value="749.3214" calcext:value-type="float">
            <text:p>749.3214</text:p>
          </table:table-cell>
          <table:table-cell office:value-type="float" office:value="0" calcext:value-type="float">
            <text:p>0</text:p>
          </table:table-cell>
          <table:table-cell office:value-type="float" office:value="0.3452298" calcext:value-type="float">
            <text:p>0.3452298</text:p>
          </table:table-cell>
          <table:table-cell office:value-type="float" office:value="0.3463026" calcext:value-type="float">
            <text:p>0.3463026</text:p>
          </table:table-cell>
          <table:table-cell office:value-type="float" office:value="0.3483923" calcext:value-type="float">
            <text:p>0.3483923</text:p>
          </table:table-cell>
          <table:table-cell office:value-type="float" office:value="0.3502857" calcext:value-type="float">
            <text:p>0.3502857</text:p>
          </table:table-cell>
          <table:table-cell office:value-type="float" office:value="0.3514015" calcext:value-type="float">
            <text:p>0.3514015</text:p>
          </table:table-cell>
          <table:table-cell office:value-type="float" office:value="0.3514778" calcext:value-type="float">
            <text:p>0.3514778</text:p>
          </table:table-cell>
          <table:table-cell office:value-type="float" office:value="0.370272" calcext:value-type="float">
            <text:p>0.370272</text:p>
          </table:table-cell>
          <table:table-cell office:value-type="float" office:value="0.3624827" calcext:value-type="float">
            <text:p>0.3624827</text:p>
          </table:table-cell>
          <table:table-cell office:value-type="float" office:value="0.3877704" calcext:value-type="float">
            <text:p>0.3877704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1" calcext:value-type="float">
            <text:p>0.5107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916E-015" calcext:value-type="float">
            <text:p>1.735916E-15</text:p>
          </table:table-cell>
          <table:table-cell office:value-type="float" office:value="1.67605E-015" calcext:value-type="float">
            <text:p>1.67605E-15</text:p>
          </table:table-cell>
          <table:table-cell office:value-type="float" office:value="1.198778E-016" calcext:value-type="float">
            <text:p>1.19877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7110863" calcext:value-type="float">
            <text:p>-0.007110863</text:p>
          </table:table-cell>
          <table:table-cell office:value-type="float" office:value="-0.006979627" calcext:value-type="float">
            <text:p>-0.006979627</text:p>
          </table:table-cell>
          <table:table-cell office:value-type="float" office:value="-0.006714501" calcext:value-type="float">
            <text:p>-0.006714501</text:p>
          </table:table-cell>
          <table:table-cell office:value-type="float" office:value="-0.006474128" calcext:value-type="float">
            <text:p>-0.006474128</text:p>
          </table:table-cell>
          <table:table-cell office:value-type="float" office:value="-0.006333308" calcext:value-type="float">
            <text:p>-0.006333308</text:p>
          </table:table-cell>
          <table:table-cell office:value-type="float" office:value="-0.006323031" calcext:value-type="float">
            <text:p>-0.006323031</text:p>
          </table:table-cell>
          <table:table-cell office:value-type="float" office:value="-0.009907305" calcext:value-type="float">
            <text:p>-0.009907305</text:p>
          </table:table-cell>
          <table:table-cell office:value-type="float" office:value="-0.01340223" calcext:value-type="float">
            <text:p>-0.01340223</text:p>
          </table:table-cell>
          <table:table-cell office:value-type="float" office:value="-0.007026182" calcext:value-type="float">
            <text:p>-0.007026182</text:p>
          </table:table-cell>
          <table:table-cell office:value-type="float" office:value="-0.00376344" calcext:value-type="float">
            <text:p>-0.00376344</text:p>
          </table:table-cell>
          <table:table-cell office:value-type="float" office:value="1786.848" calcext:value-type="float">
            <text:p>1786.848</text:p>
          </table:table-cell>
          <table:table-cell office:value-type="float" office:value="0" calcext:value-type="float">
            <text:p>0</text:p>
          </table:table-cell>
          <table:table-cell office:value-type="float" office:value="-0.007336327" calcext:value-type="float">
            <text:p>-0.007336327</text:p>
          </table:table-cell>
          <table:table-cell office:value-type="float" office:value="0.0005502671" calcext:value-type="float">
            <text:p>0.000550267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1998" calcext:value-type="float">
            <text:p>12111998</text:p>
          </table:table-cell>
          <table:table-cell office:value-type="float" office:value="787.6815" calcext:value-type="float">
            <text:p>787.6815</text:p>
          </table:table-cell>
          <table:table-cell office:value-type="float" office:value="192.1988" calcext:value-type="float">
            <text:p>192.198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3.678" calcext:value-type="float">
            <text:p>1263.678</text:p>
          </table:table-cell>
          <table:table-cell office:value-type="float" office:value="753.6322" calcext:value-type="float">
            <text:p>753.6322</text:p>
          </table:table-cell>
          <table:table-cell office:value-type="float" office:value="0" calcext:value-type="float">
            <text:p>0</text:p>
          </table:table-cell>
          <table:table-cell office:value-type="float" office:value="0.3051304" calcext:value-type="float">
            <text:p>0.3051304</text:p>
          </table:table-cell>
          <table:table-cell office:value-type="float" office:value="0.3156777" calcext:value-type="float">
            <text:p>0.3156777</text:p>
          </table:table-cell>
          <table:table-cell office:value-type="float" office:value="0.3206607" calcext:value-type="float">
            <text:p>0.3206607</text:p>
          </table:table-cell>
          <table:table-cell office:value-type="float" office:value="0.3250595" calcext:value-type="float">
            <text:p>0.3250595</text:p>
          </table:table-cell>
          <table:table-cell office:value-type="float" office:value="0.3280939" calcext:value-type="float">
            <text:p>0.3280939</text:p>
          </table:table-cell>
          <table:table-cell office:value-type="float" office:value="0.3301861" calcext:value-type="float">
            <text:p>0.3301861</text:p>
          </table:table-cell>
          <table:table-cell office:value-type="float" office:value="0.3712996" calcext:value-type="float">
            <text:p>0.3712996</text:p>
          </table:table-cell>
          <table:table-cell office:value-type="float" office:value="0.3641302" calcext:value-type="float">
            <text:p>0.3641302</text:p>
          </table:table-cell>
          <table:table-cell office:value-type="float" office:value="0.3877674" calcext:value-type="float">
            <text:p>0.3877674</text:p>
          </table:table-cell>
          <table:table-cell office:value-type="float" office:value="0.4139521" calcext:value-type="float">
            <text:p>0.4139521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25" calcext:value-type="float">
            <text:p>0.511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870759" calcext:value-type="float">
            <text:p>0.01870759</text:p>
          </table:table-cell>
          <table:table-cell office:value-type="float" office:value="1.676017E-015" calcext:value-type="float">
            <text:p>1.676017E-15</text:p>
          </table:table-cell>
          <table:table-cell office:value-type="float" office:value="1.19877E-016" calcext:value-type="float">
            <text:p>1.19877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640543" calcext:value-type="float">
            <text:p>-0.01640543</text:p>
          </table:table-cell>
          <table:table-cell office:value-type="float" office:value="-0.01323198" calcext:value-type="float">
            <text:p>-0.01323198</text:p>
          </table:table-cell>
          <table:table-cell office:value-type="float" office:value="-0.01195482" calcext:value-type="float">
            <text:p>-0.01195482</text:p>
          </table:table-cell>
          <table:table-cell office:value-type="float" office:value="-0.0108902" calcext:value-type="float">
            <text:p>-0.0108902</text:p>
          </table:table-cell>
          <table:table-cell office:value-type="float" office:value="-0.01021195" calcext:value-type="float">
            <text:p>-0.01021195</text:p>
          </table:table-cell>
          <table:table-cell office:value-type="float" office:value="-0.009772692" calcext:value-type="float">
            <text:p>-0.009772692</text:p>
          </table:table-cell>
          <table:table-cell office:value-type="float" office:value="-0.009602672" calcext:value-type="float">
            <text:p>-0.009602672</text:p>
          </table:table-cell>
          <table:table-cell office:value-type="float" office:value="-0.01282938" calcext:value-type="float">
            <text:p>-0.01282938</text:p>
          </table:table-cell>
          <table:table-cell office:value-type="float" office:value="-0.0070269" calcext:value-type="float">
            <text:p>-0.0070269</text:p>
          </table:table-cell>
          <table:table-cell office:value-type="float" office:value="-0.00376344" calcext:value-type="float">
            <text:p>-0.00376344</text:p>
          </table:table-cell>
          <table:table-cell office:value-type="float" office:value="1794.739" calcext:value-type="float">
            <text:p>1794.739</text:p>
          </table:table-cell>
          <table:table-cell office:value-type="float" office:value="0" calcext:value-type="float">
            <text:p>0</text:p>
          </table:table-cell>
          <table:table-cell office:value-type="float" office:value="-0.01952051" calcext:value-type="float">
            <text:p>-0.01952051</text:p>
          </table:table-cell>
          <table:table-cell office:value-type="float" office:value="0.0005618565" calcext:value-type="float">
            <text:p>0.000561856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1998" calcext:value-type="float">
            <text:p>13111998</text:p>
          </table:table-cell>
          <table:table-cell office:value-type="float" office:value="787.6815" calcext:value-type="float">
            <text:p>787.6815</text:p>
          </table:table-cell>
          <table:table-cell office:value-type="float" office:value="192.7561" calcext:value-type="float">
            <text:p>192.756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0.631" calcext:value-type="float">
            <text:p>1260.631</text:p>
          </table:table-cell>
          <table:table-cell office:value-type="float" office:value="756.1264" calcext:value-type="float">
            <text:p>756.1264</text:p>
          </table:table-cell>
          <table:table-cell office:value-type="float" office:value="0" calcext:value-type="float">
            <text:p>0</text:p>
          </table:table-cell>
          <table:table-cell office:value-type="float" office:value="0.2689072" calcext:value-type="float">
            <text:p>0.2689072</text:p>
          </table:table-cell>
          <table:table-cell office:value-type="float" office:value="0.2979825" calcext:value-type="float">
            <text:p>0.2979825</text:p>
          </table:table-cell>
          <table:table-cell office:value-type="float" office:value="0.3059656" calcext:value-type="float">
            <text:p>0.3059656</text:p>
          </table:table-cell>
          <table:table-cell office:value-type="float" office:value="0.3113371" calcext:value-type="float">
            <text:p>0.3113371</text:p>
          </table:table-cell>
          <table:table-cell office:value-type="float" office:value="0.3148815" calcext:value-type="float">
            <text:p>0.3148815</text:p>
          </table:table-cell>
          <table:table-cell office:value-type="float" office:value="0.3181388" calcext:value-type="float">
            <text:p>0.3181388</text:p>
          </table:table-cell>
          <table:table-cell office:value-type="float" office:value="0.3659519" calcext:value-type="float">
            <text:p>0.3659519</text:p>
          </table:table-cell>
          <table:table-cell office:value-type="float" office:value="0.3650131" calcext:value-type="float">
            <text:p>0.3650131</text:p>
          </table:table-cell>
          <table:table-cell office:value-type="float" office:value="0.3878361" calcext:value-type="float">
            <text:p>0.3878361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24" calcext:value-type="float">
            <text:p>0.511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747385" calcext:value-type="float">
            <text:p>0.06747385</text:p>
          </table:table-cell>
          <table:table-cell office:value-type="float" office:value="1.675988E-015" calcext:value-type="float">
            <text:p>1.675988E-15</text:p>
          </table:table-cell>
          <table:table-cell office:value-type="float" office:value="1.198762E-016" calcext:value-type="float">
            <text:p>1.198762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3903027" calcext:value-type="float">
            <text:p>-0.03903027</text:p>
          </table:table-cell>
          <table:table-cell office:value-type="float" office:value="-0.0198504" calcext:value-type="float">
            <text:p>-0.0198504</text:p>
          </table:table-cell>
          <table:table-cell office:value-type="float" office:value="-0.01656873" calcext:value-type="float">
            <text:p>-0.01656873</text:p>
          </table:table-cell>
          <table:table-cell office:value-type="float" office:value="-0.01471258" calcext:value-type="float">
            <text:p>-0.01471258</text:p>
          </table:table-cell>
          <table:table-cell office:value-type="float" office:value="-0.01360598" calcext:value-type="float">
            <text:p>-0.01360598</text:p>
          </table:table-cell>
          <table:table-cell office:value-type="float" office:value="-0.0126675" calcext:value-type="float">
            <text:p>-0.0126675</text:p>
          </table:table-cell>
          <table:table-cell office:value-type="float" office:value="-0.01104114" calcext:value-type="float">
            <text:p>-0.01104114</text:p>
          </table:table-cell>
          <table:table-cell office:value-type="float" office:value="-0.0125315" calcext:value-type="float">
            <text:p>-0.0125315</text:p>
          </table:table-cell>
          <table:table-cell office:value-type="float" office:value="-0.007015048" calcext:value-type="float">
            <text:p>-0.007015048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1800.791" calcext:value-type="float">
            <text:p>1800.791</text:p>
          </table:table-cell>
          <table:table-cell office:value-type="float" office:value="0" calcext:value-type="float">
            <text:p>0</text:p>
          </table:table-cell>
          <table:table-cell office:value-type="float" office:value="-0.07524616" calcext:value-type="float">
            <text:p>-0.07524616</text:p>
          </table:table-cell>
          <table:table-cell office:value-type="float" office:value="0.0006014558" calcext:value-type="float">
            <text:p>0.000601455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1998" calcext:value-type="float">
            <text:p>14111998</text:p>
          </table:table-cell>
          <table:table-cell office:value-type="float" office:value="795.897" calcext:value-type="float">
            <text:p>795.897</text:p>
          </table:table-cell>
          <table:table-cell office:value-type="float" office:value="193.0665" calcext:value-type="float">
            <text:p>193.0665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6.853" calcext:value-type="float">
            <text:p>1266.853</text:p>
          </table:table-cell>
          <table:table-cell office:value-type="float" office:value="757.8112" calcext:value-type="float">
            <text:p>757.8112</text:p>
          </table:table-cell>
          <table:table-cell office:value-type="float" office:value="0" calcext:value-type="float">
            <text:p>0</text:p>
          </table:table-cell>
          <table:table-cell office:value-type="float" office:value="0.4479878" calcext:value-type="float">
            <text:p>0.4479878</text:p>
          </table:table-cell>
          <table:table-cell office:value-type="float" office:value="0.4457943" calcext:value-type="float">
            <text:p>0.4457943</text:p>
          </table:table-cell>
          <table:table-cell office:value-type="float" office:value="0.3748624" calcext:value-type="float">
            <text:p>0.3748624</text:p>
          </table:table-cell>
          <table:table-cell office:value-type="float" office:value="0.3160049" calcext:value-type="float">
            <text:p>0.3160049</text:p>
          </table:table-cell>
          <table:table-cell office:value-type="float" office:value="0.3093259" calcext:value-type="float">
            <text:p>0.3093259</text:p>
          </table:table-cell>
          <table:table-cell office:value-type="float" office:value="0.3119038" calcext:value-type="float">
            <text:p>0.3119038</text:p>
          </table:table-cell>
          <table:table-cell office:value-type="float" office:value="0.3620715" calcext:value-type="float">
            <text:p>0.3620715</text:p>
          </table:table-cell>
          <table:table-cell office:value-type="float" office:value="0.3652003" calcext:value-type="float">
            <text:p>0.3652003</text:p>
          </table:table-cell>
          <table:table-cell office:value-type="float" office:value="0.3879163" calcext:value-type="float">
            <text:p>0.3879163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6" calcext:value-type="float">
            <text:p>0.5107096</text:p>
          </table:table-cell>
          <table:table-cell office:value-type="float" office:value="0.5112641" calcext:value-type="float">
            <text:p>0.5112641</text:p>
          </table:table-cell>
          <table:table-cell office:value-type="float" office:value="0" calcext:value-type="float">
            <text:p>0</text:p>
          </table:table-cell>
          <table:table-cell office:value-type="float" office:value="0.0000009563664" calcext:value-type="float">
            <text:p>9.563664E-07</text:p>
          </table:table-cell>
          <table:table-cell office:value-type="float" office:value="1.929124E-015" calcext:value-type="float">
            <text:p>1.929124E-15</text:p>
          </table:table-cell>
          <table:table-cell office:value-type="float" office:value="1.675959E-015" calcext:value-type="float">
            <text:p>1.675959E-15</text:p>
          </table:table-cell>
          <table:table-cell office:value-type="float" office:value="1.198754E-016" calcext:value-type="float">
            <text:p>1.198754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01197046" calcext:value-type="float">
            <text:p>-0.001197046</text:p>
          </table:table-cell>
          <table:table-cell office:value-type="float" office:value="-0.001158013" calcext:value-type="float">
            <text:p>-0.001158013</text:p>
          </table:table-cell>
          <table:table-cell office:value-type="float" office:value="-0.004193621" calcext:value-type="float">
            <text:p>-0.004193621</text:p>
          </table:table-cell>
          <table:table-cell office:value-type="float" office:value="-0.01371912" calcext:value-type="float">
            <text:p>-0.01371912</text:p>
          </table:table-cell>
          <table:table-cell office:value-type="float" office:value="-0.01547305" calcext:value-type="float">
            <text:p>-0.01547305</text:p>
          </table:table-cell>
          <table:table-cell office:value-type="float" office:value="-0.01455191" calcext:value-type="float">
            <text:p>-0.01455191</text:p>
          </table:table-cell>
          <table:table-cell office:value-type="float" office:value="-0.01223762" calcext:value-type="float">
            <text:p>-0.01223762</text:p>
          </table:table-cell>
          <table:table-cell office:value-type="float" office:value="-0.01246834" calcext:value-type="float">
            <text:p>-0.01246834</text:p>
          </table:table-cell>
          <table:table-cell office:value-type="float" office:value="-0.007001126" calcext:value-type="float">
            <text:p>-0.007001126</text:p>
          </table:table-cell>
          <table:table-cell office:value-type="float" office:value="-0.00376343" calcext:value-type="float">
            <text:p>-0.00376343</text:p>
          </table:table-cell>
          <table:table-cell office:value-type="float" office:value="1805.995" calcext:value-type="float">
            <text:p>1805.99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05403524" calcext:value-type="float">
            <text:p>0.000540352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1998" calcext:value-type="float">
            <text:p>15111998</text:p>
          </table:table-cell>
          <table:table-cell office:value-type="float" office:value="797.2817" calcext:value-type="float">
            <text:p>797.2817</text:p>
          </table:table-cell>
          <table:table-cell office:value-type="float" office:value="193.5316" calcext:value-type="float">
            <text:p>193.531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3.656" calcext:value-type="float">
            <text:p>1263.656</text:p>
          </table:table-cell>
          <table:table-cell office:value-type="float" office:value="761.9344" calcext:value-type="float">
            <text:p>761.9344</text:p>
          </table:table-cell>
          <table:table-cell office:value-type="float" office:value="0" calcext:value-type="float">
            <text:p>0</text:p>
          </table:table-cell>
          <table:table-cell office:value-type="float" office:value="0.3216793" calcext:value-type="float">
            <text:p>0.3216793</text:p>
          </table:table-cell>
          <table:table-cell office:value-type="float" office:value="0.3254647" calcext:value-type="float">
            <text:p>0.3254647</text:p>
          </table:table-cell>
          <table:table-cell office:value-type="float" office:value="0.3280888" calcext:value-type="float">
            <text:p>0.3280888</text:p>
          </table:table-cell>
          <table:table-cell office:value-type="float" office:value="0.3287514" calcext:value-type="float">
            <text:p>0.3287514</text:p>
          </table:table-cell>
          <table:table-cell office:value-type="float" office:value="0.3268823" calcext:value-type="float">
            <text:p>0.3268823</text:p>
          </table:table-cell>
          <table:table-cell office:value-type="float" office:value="0.3246" calcext:value-type="float">
            <text:p>0.3246</text:p>
          </table:table-cell>
          <table:table-cell office:value-type="float" office:value="0.3619943" calcext:value-type="float">
            <text:p>0.3619943</text:p>
          </table:table-cell>
          <table:table-cell office:value-type="float" office:value="0.3650855" calcext:value-type="float">
            <text:p>0.3650855</text:p>
          </table:table-cell>
          <table:table-cell office:value-type="float" office:value="0.3879782" calcext:value-type="float">
            <text:p>0.3879782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00746" calcext:value-type="float">
            <text:p>0.007100746</text:p>
          </table:table-cell>
          <table:table-cell office:value-type="float" office:value="1.675928E-015" calcext:value-type="float">
            <text:p>1.675928E-15</text:p>
          </table:table-cell>
          <table:table-cell office:value-type="float" office:value="1.198746E-016" calcext:value-type="float">
            <text:p>1.198746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114956" calcext:value-type="float">
            <text:p>-0.0114956</text:p>
          </table:table-cell>
          <table:table-cell office:value-type="float" office:value="-0.01072639" calcext:value-type="float">
            <text:p>-0.01072639</text:p>
          </table:table-cell>
          <table:table-cell office:value-type="float" office:value="-0.01018897" calcext:value-type="float">
            <text:p>-0.01018897</text:p>
          </table:table-cell>
          <table:table-cell office:value-type="float" office:value="-0.0100596" calcext:value-type="float">
            <text:p>-0.0100596</text:p>
          </table:table-cell>
          <table:table-cell office:value-type="float" office:value="-0.01048257" calcext:value-type="float">
            <text:p>-0.01048257</text:p>
          </table:table-cell>
          <table:table-cell office:value-type="float" office:value="-0.0110293" calcext:value-type="float">
            <text:p>-0.0110293</text:p>
          </table:table-cell>
          <table:table-cell office:value-type="float" office:value="-0.01230366" calcext:value-type="float">
            <text:p>-0.01230366</text:p>
          </table:table-cell>
          <table:table-cell office:value-type="float" office:value="-0.01250614" calcext:value-type="float">
            <text:p>-0.01250614</text:p>
          </table:table-cell>
          <table:table-cell office:value-type="float" office:value="-0.006990385" calcext:value-type="float">
            <text:p>-0.006990385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813.682" calcext:value-type="float">
            <text:p>1813.682</text:p>
          </table:table-cell>
          <table:table-cell office:value-type="float" office:value="0" calcext:value-type="float">
            <text:p>0</text:p>
          </table:table-cell>
          <table:table-cell office:value-type="float" office:value="-0.01732111" calcext:value-type="float">
            <text:p>-0.01732111</text:p>
          </table:table-cell>
          <table:table-cell office:value-type="float" office:value="0.0005456402" calcext:value-type="float">
            <text:p>0.000545640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1998" calcext:value-type="float">
            <text:p>16111998</text:p>
          </table:table-cell>
          <table:table-cell office:value-type="float" office:value="797.4815" calcext:value-type="float">
            <text:p>797.4815</text:p>
          </table:table-cell>
          <table:table-cell office:value-type="float" office:value="194.0165" calcext:value-type="float">
            <text:p>194.0165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0.77" calcext:value-type="float">
            <text:p>1260.77</text:p>
          </table:table-cell>
          <table:table-cell office:value-type="float" office:value="764.5367" calcext:value-type="float">
            <text:p>764.5367</text:p>
          </table:table-cell>
          <table:table-cell office:value-type="float" office:value="0.5641137" calcext:value-type="float">
            <text:p>0.5641137</text:p>
          </table:table-cell>
          <table:table-cell office:value-type="float" office:value="0.2417238" calcext:value-type="float">
            <text:p>0.2417238</text:p>
          </table:table-cell>
          <table:table-cell office:value-type="float" office:value="0.300793" calcext:value-type="float">
            <text:p>0.300793</text:p>
          </table:table-cell>
          <table:table-cell office:value-type="float" office:value="0.3075892" calcext:value-type="float">
            <text:p>0.3075892</text:p>
          </table:table-cell>
          <table:table-cell office:value-type="float" office:value="0.3121372" calcext:value-type="float">
            <text:p>0.3121372</text:p>
          </table:table-cell>
          <table:table-cell office:value-type="float" office:value="0.3145679" calcext:value-type="float">
            <text:p>0.3145679</text:p>
          </table:table-cell>
          <table:table-cell office:value-type="float" office:value="0.3168741" calcext:value-type="float">
            <text:p>0.3168741</text:p>
          </table:table-cell>
          <table:table-cell office:value-type="float" office:value="0.3640136" calcext:value-type="float">
            <text:p>0.3640136</text:p>
          </table:table-cell>
          <table:table-cell office:value-type="float" office:value="0.3652848" calcext:value-type="float">
            <text:p>0.3652848</text:p>
          </table:table-cell>
          <table:table-cell office:value-type="float" office:value="0.3880277" calcext:value-type="float">
            <text:p>0.3880277</text:p>
          </table:table-cell>
          <table:table-cell office:value-type="float" office:value="0.4139522" calcext:value-type="float">
            <text:p>0.4139522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12" calcext:value-type="float">
            <text:p>0.5112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652335" calcext:value-type="float">
            <text:p>0.09652335</text:p>
          </table:table-cell>
          <table:table-cell office:value-type="float" office:value="1.675898E-015" calcext:value-type="float">
            <text:p>1.675898E-15</text:p>
          </table:table-cell>
          <table:table-cell office:value-type="float" office:value="1.198739E-016" calcext:value-type="float">
            <text:p>1.198739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0.07058196" calcext:value-type="float">
            <text:p>-0.07058196</text:p>
          </table:table-cell>
          <table:table-cell office:value-type="float" office:value="-0.0187067" calcext:value-type="float">
            <text:p>-0.0187067</text:p>
          </table:table-cell>
          <table:table-cell office:value-type="float" office:value="-0.01597011" calcext:value-type="float">
            <text:p>-0.01597011</text:p>
          </table:table-cell>
          <table:table-cell office:value-type="float" office:value="-0.01444908" calcext:value-type="float">
            <text:p>-0.01444908</text:p>
          </table:table-cell>
          <table:table-cell office:value-type="float" office:value="-0.0137022" calcext:value-type="float">
            <text:p>-0.0137022</text:p>
          </table:table-cell>
          <table:table-cell office:value-type="float" office:value="-0.0130282" calcext:value-type="float">
            <text:p>-0.0130282</text:p>
          </table:table-cell>
          <table:table-cell office:value-type="float" office:value="-0.01162324" calcext:value-type="float">
            <text:p>-0.01162324</text:p>
          </table:table-cell>
          <table:table-cell office:value-type="float" office:value="-0.01244139" calcext:value-type="float">
            <text:p>-0.01244139</text:p>
          </table:table-cell>
          <table:table-cell office:value-type="float" office:value="-0.006981837" calcext:value-type="float">
            <text:p>-0.006981837</text:p>
          </table:table-cell>
          <table:table-cell office:value-type="float" office:value="-0.003763411" calcext:value-type="float">
            <text:p>-0.003763411</text:p>
          </table:table-cell>
          <table:table-cell office:value-type="float" office:value="1819.844" calcext:value-type="float">
            <text:p>1819.844</text:p>
          </table:table-cell>
          <table:table-cell office:value-type="float" office:value="0" calcext:value-type="float">
            <text:p>0</text:p>
          </table:table-cell>
          <table:table-cell office:value-type="float" office:value="-0.1809569" calcext:value-type="float">
            <text:p>-0.1809569</text:p>
          </table:table-cell>
          <table:table-cell office:value-type="float" office:value="0.0006131612" calcext:value-type="float">
            <text:p>0.000613161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1998" calcext:value-type="float">
            <text:p>17111998</text:p>
          </table:table-cell>
          <table:table-cell office:value-type="float" office:value="798.0816" calcext:value-type="float">
            <text:p>798.0816</text:p>
          </table:table-cell>
          <table:table-cell office:value-type="float" office:value="194.3498" calcext:value-type="float">
            <text:p>194.349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9.732" calcext:value-type="float">
            <text:p>1259.732</text:p>
          </table:table-cell>
          <table:table-cell office:value-type="float" office:value="765.8412" calcext:value-type="float">
            <text:p>765.8412</text:p>
          </table:table-cell>
          <table:table-cell office:value-type="float" office:value="5.025567" calcext:value-type="float">
            <text:p>5.025567</text:p>
          </table:table-cell>
          <table:table-cell office:value-type="float" office:value="0.131026" calcext:value-type="float">
            <text:p>0.131026</text:p>
          </table:table-cell>
          <table:table-cell office:value-type="float" office:value="0.2962081" calcext:value-type="float">
            <text:p>0.2962081</text:p>
          </table:table-cell>
          <table:table-cell office:value-type="float" office:value="0.301827" calcext:value-type="float">
            <text:p>0.301827</text:p>
          </table:table-cell>
          <table:table-cell office:value-type="float" office:value="0.305393" calcext:value-type="float">
            <text:p>0.305393</text:p>
          </table:table-cell>
          <table:table-cell office:value-type="float" office:value="0.3081618" calcext:value-type="float">
            <text:p>0.3081618</text:p>
          </table:table-cell>
          <table:table-cell office:value-type="float" office:value="0.3109114" calcext:value-type="float">
            <text:p>0.3109114</text:p>
          </table:table-cell>
          <table:table-cell office:value-type="float" office:value="0.3592536" calcext:value-type="float">
            <text:p>0.3592536</text:p>
          </table:table-cell>
          <table:table-cell office:value-type="float" office:value="0.3651905" calcext:value-type="float">
            <text:p>0.3651905</text:p>
          </table:table-cell>
          <table:table-cell office:value-type="float" office:value="0.3880714" calcext:value-type="float">
            <text:p>0.3880714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02" calcext:value-type="float">
            <text:p>0.5107102</text:p>
          </table:table-cell>
          <table:table-cell office:value-type="float" office:value="0.5112606" calcext:value-type="float">
            <text:p>0.5112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74858" calcext:value-type="float">
            <text:p>0.2074858</text:p>
          </table:table-cell>
          <table:table-cell office:value-type="float" office:value="0.006368261" calcext:value-type="float">
            <text:p>0.006368261</text:p>
          </table:table-cell>
          <table:table-cell office:value-type="float" office:value="1.198733E-016" calcext:value-type="float">
            <text:p>1.19873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2.868424" calcext:value-type="float">
            <text:p>-2.868424</text:p>
          </table:table-cell>
          <table:table-cell office:value-type="float" office:value="-0.02054593" calcext:value-type="float">
            <text:p>-0.02054593</text:p>
          </table:table-cell>
          <table:table-cell office:value-type="float" office:value="-0.01824293" calcext:value-type="float">
            <text:p>-0.01824293</text:p>
          </table:table-cell>
          <table:table-cell office:value-type="float" office:value="-0.01683953" calcext:value-type="float">
            <text:p>-0.01683953</text:p>
          </table:table-cell>
          <table:table-cell office:value-type="float" office:value="-0.01581862" calcext:value-type="float">
            <text:p>-0.01581862</text:p>
          </table:table-cell>
          <table:table-cell office:value-type="float" office:value="-0.01487102" calcext:value-type="float">
            <text:p>-0.01487102</text:p>
          </table:table-cell>
          <table:table-cell office:value-type="float" office:value="-0.0131957" calcext:value-type="float">
            <text:p>-0.0131957</text:p>
          </table:table-cell>
          <table:table-cell office:value-type="float" office:value="-0.0124706" calcext:value-type="float">
            <text:p>-0.0124706</text:p>
          </table:table-cell>
          <table:table-cell office:value-type="float" office:value="-0.006974284" calcext:value-type="float">
            <text:p>-0.006974284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824.745" calcext:value-type="float">
            <text:p>1824.745</text:p>
          </table:table-cell>
          <table:table-cell office:value-type="float" office:value="0" calcext:value-type="float">
            <text:p>0</text:p>
          </table:table-cell>
          <table:table-cell office:value-type="float" office:value="-6.462255" calcext:value-type="float">
            <text:p>-6.462255</text:p>
          </table:table-cell>
          <table:table-cell office:value-type="float" office:value="0.0007058244" calcext:value-type="float">
            <text:p>0.0007058244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" calcext:value-type="float">
            <text:p>-1.228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1998" calcext:value-type="float">
            <text:p>18111998</text:p>
          </table:table-cell>
          <table:table-cell office:value-type="float" office:value="798.0816" calcext:value-type="float">
            <text:p>798.0816</text:p>
          </table:table-cell>
          <table:table-cell office:value-type="float" office:value="194.3431" calcext:value-type="float">
            <text:p>194.343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9.213" calcext:value-type="float">
            <text:p>1259.213</text:p>
          </table:table-cell>
          <table:table-cell office:value-type="float" office:value="766.3664" calcext:value-type="float">
            <text:p>766.3664</text:p>
          </table:table-cell>
          <table:table-cell office:value-type="float" office:value="5.043175" calcext:value-type="float">
            <text:p>5.043175</text:p>
          </table:table-cell>
          <table:table-cell office:value-type="float" office:value="0.1436662" calcext:value-type="float">
            <text:p>0.1436662</text:p>
          </table:table-cell>
          <table:table-cell office:value-type="float" office:value="0.2897571" calcext:value-type="float">
            <text:p>0.2897571</text:p>
          </table:table-cell>
          <table:table-cell office:value-type="float" office:value="0.29343" calcext:value-type="float">
            <text:p>0.29343</text:p>
          </table:table-cell>
          <table:table-cell office:value-type="float" office:value="0.2991848" calcext:value-type="float">
            <text:p>0.2991848</text:p>
          </table:table-cell>
          <table:table-cell office:value-type="float" office:value="0.3036041" calcext:value-type="float">
            <text:p>0.3036041</text:p>
          </table:table-cell>
          <table:table-cell office:value-type="float" office:value="0.3069228" calcext:value-type="float">
            <text:p>0.3069228</text:p>
          </table:table-cell>
          <table:table-cell office:value-type="float" office:value="0.3559562" calcext:value-type="float">
            <text:p>0.3559562</text:p>
          </table:table-cell>
          <table:table-cell office:value-type="float" office:value="0.3647649" calcext:value-type="float">
            <text:p>0.3647649</text:p>
          </table:table-cell>
          <table:table-cell office:value-type="float" office:value="0.388089" calcext:value-type="float">
            <text:p>0.388089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70198" calcext:value-type="float">
            <text:p>0.1970198</text:p>
          </table:table-cell>
          <table:table-cell office:value-type="float" office:value="0.07502067" calcext:value-type="float">
            <text:p>0.07502067</text:p>
          </table:table-cell>
          <table:table-cell office:value-type="float" office:value="9.679588E-016" calcext:value-type="float">
            <text:p>9.679588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.784672" calcext:value-type="float">
            <text:p>-1.784672</text:p>
          </table:table-cell>
          <table:table-cell office:value-type="float" office:value="-0.02415636" calcext:value-type="float">
            <text:p>-0.02415636</text:p>
          </table:table-cell>
          <table:table-cell office:value-type="float" office:value="-0.0222379" calcext:value-type="float">
            <text:p>-0.0222379</text:p>
          </table:table-cell>
          <table:table-cell office:value-type="float" office:value="-0.01943235" calcext:value-type="float">
            <text:p>-0.01943235</text:p>
          </table:table-cell>
          <table:table-cell office:value-type="float" office:value="-0.01754882" calcext:value-type="float">
            <text:p>-0.01754882</text:p>
          </table:table-cell>
          <table:table-cell office:value-type="float" office:value="-0.01626914" calcext:value-type="float">
            <text:p>-0.01626914</text:p>
          </table:table-cell>
          <table:table-cell office:value-type="float" office:value="-0.01442844" calcext:value-type="float">
            <text:p>-0.01442844</text:p>
          </table:table-cell>
          <table:table-cell office:value-type="float" office:value="-0.01261025" calcext:value-type="float">
            <text:p>-0.01261025</text:p>
          </table:table-cell>
          <table:table-cell office:value-type="float" office:value="-0.006971188" calcext:value-type="float">
            <text:p>-0.006971188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828.866" calcext:value-type="float">
            <text:p>1828.866</text:p>
          </table:table-cell>
          <table:table-cell office:value-type="float" office:value="0" calcext:value-type="float">
            <text:p>0</text:p>
          </table:table-cell>
          <table:table-cell office:value-type="float" office:value="-3.025414" calcext:value-type="float">
            <text:p>-3.025414</text:p>
          </table:table-cell>
          <table:table-cell office:value-type="float" office:value="0.000778559" calcext:value-type="float">
            <text:p>0.00077855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1998" calcext:value-type="float">
            <text:p>19111998</text:p>
          </table:table-cell>
          <table:table-cell office:value-type="float" office:value="798.3815" calcext:value-type="float">
            <text:p>798.3815</text:p>
          </table:table-cell>
          <table:table-cell office:value-type="float" office:value="194.3271" calcext:value-type="float">
            <text:p>194.327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9.284" calcext:value-type="float">
            <text:p>1259.284</text:p>
          </table:table-cell>
          <table:table-cell office:value-type="float" office:value="766.6093" calcext:value-type="float">
            <text:p>766.6093</text:p>
          </table:table-cell>
          <table:table-cell office:value-type="float" office:value="5.098347" calcext:value-type="float">
            <text:p>5.098347</text:p>
          </table:table-cell>
          <table:table-cell office:value-type="float" office:value="0.1529211" calcext:value-type="float">
            <text:p>0.1529211</text:p>
          </table:table-cell>
          <table:table-cell office:value-type="float" office:value="0.2924133" calcext:value-type="float">
            <text:p>0.2924133</text:p>
          </table:table-cell>
          <table:table-cell office:value-type="float" office:value="0.2942209" calcext:value-type="float">
            <text:p>0.2942209</text:p>
          </table:table-cell>
          <table:table-cell office:value-type="float" office:value="0.2979698" calcext:value-type="float">
            <text:p>0.2979698</text:p>
          </table:table-cell>
          <table:table-cell office:value-type="float" office:value="0.3018354" calcext:value-type="float">
            <text:p>0.3018354</text:p>
          </table:table-cell>
          <table:table-cell office:value-type="float" office:value="0.3048238" calcext:value-type="float">
            <text:p>0.3048238</text:p>
          </table:table-cell>
          <table:table-cell office:value-type="float" office:value="0.3538291" calcext:value-type="float">
            <text:p>0.3538291</text:p>
          </table:table-cell>
          <table:table-cell office:value-type="float" office:value="0.3642164" calcext:value-type="float">
            <text:p>0.3642164</text:p>
          </table:table-cell>
          <table:table-cell office:value-type="float" office:value="0.3880749" calcext:value-type="float">
            <text:p>0.3880749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55842" calcext:value-type="float">
            <text:p>0.2155842</text:p>
          </table:table-cell>
          <table:table-cell office:value-type="float" office:value="0.08449765" calcext:value-type="float">
            <text:p>0.08449765</text:p>
          </table:table-cell>
          <table:table-cell office:value-type="float" office:value="9.679543E-016" calcext:value-type="float">
            <text:p>9.679543E-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-1.249201" calcext:value-type="float">
            <text:p>-1.249201</text:p>
          </table:table-cell>
          <table:table-cell office:value-type="float" office:value="-0.02276463" calcext:value-type="float">
            <text:p>-0.02276463</text:p>
          </table:table-cell>
          <table:table-cell office:value-type="float" office:value="-0.02183282" calcext:value-type="float">
            <text:p>-0.02183282</text:p>
          </table:table-cell>
          <table:table-cell office:value-type="float" office:value="-0.01999548" calcext:value-type="float">
            <text:p>-0.01999548</text:p>
          </table:table-cell>
          <table:table-cell office:value-type="float" office:value="-0.01828031" calcext:value-type="float">
            <text:p>-0.01828031</text:p>
          </table:table-cell>
          <table:table-cell office:value-type="float" office:value="-0.01706877" calcext:value-type="float">
            <text:p>-0.01706877</text:p>
          </table:table-cell>
          <table:table-cell office:value-type="float" office:value="-0.01529047" calcext:value-type="float">
            <text:p>-0.01529047</text:p>
          </table:table-cell>
          <table:table-cell office:value-type="float" office:value="-0.01279366" calcext:value-type="float">
            <text:p>-0.01279366</text:p>
          </table:table-cell>
          <table:table-cell office:value-type="float" office:value="-0.006973566" calcext:value-type="float">
            <text:p>-0.006973566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832.671" calcext:value-type="float">
            <text:p>1832.671</text:p>
          </table:table-cell>
          <table:table-cell office:value-type="float" office:value="0" calcext:value-type="float">
            <text:p>0</text:p>
          </table:table-cell>
          <table:table-cell office:value-type="float" office:value="-2.313084" calcext:value-type="float">
            <text:p>-2.313084</text:p>
          </table:table-cell>
          <table:table-cell office:value-type="float" office:value="0.000804027" calcext:value-type="float">
            <text:p>0.000804027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1998" calcext:value-type="float">
            <text:p>20111998</text:p>
          </table:table-cell>
          <table:table-cell office:value-type="float" office:value="798.5815" calcext:value-type="float">
            <text:p>798.5815</text:p>
          </table:table-cell>
          <table:table-cell office:value-type="float" office:value="194.2028" calcext:value-type="float">
            <text:p>194.202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9.2" calcext:value-type="float">
            <text:p>1259.2</text:p>
          </table:table-cell>
          <table:table-cell office:value-type="float" office:value="767.0148" calcext:value-type="float">
            <text:p>767.0148</text:p>
          </table:table-cell>
          <table:table-cell office:value-type="float" office:value="2.59542" calcext:value-type="float">
            <text:p>2.59542</text:p>
          </table:table-cell>
          <table:table-cell office:value-type="float" office:value="0.2999509" calcext:value-type="float">
            <text:p>0.2999509</text:p>
          </table:table-cell>
          <table:table-cell office:value-type="float" office:value="0.3039301" calcext:value-type="float">
            <text:p>0.3039301</text:p>
          </table:table-cell>
          <table:table-cell office:value-type="float" office:value="0.3053584" calcext:value-type="float">
            <text:p>0.3053584</text:p>
          </table:table-cell>
          <table:table-cell office:value-type="float" office:value="0.3043625" calcext:value-type="float">
            <text:p>0.3043625</text:p>
          </table:table-cell>
          <table:table-cell office:value-type="float" office:value="0.3039445" calcext:value-type="float">
            <text:p>0.3039445</text:p>
          </table:table-cell>
          <table:table-cell office:value-type="float" office:value="0.3065481" calcext:value-type="float">
            <text:p>0.3065481</text:p>
          </table:table-cell>
          <table:table-cell office:value-type="float" office:value="0.3618251" calcext:value-type="float">
            <text:p>0.3618251</text:p>
          </table:table-cell>
          <table:table-cell office:value-type="float" office:value="0.3639477" calcext:value-type="float">
            <text:p>0.3639477</text:p>
          </table:table-cell>
          <table:table-cell office:value-type="float" office:value="0.388037" calcext:value-type="float">
            <text:p>0.388037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205377" calcext:value-type="float">
            <text:p>0.02205377</text:p>
          </table:table-cell>
          <table:table-cell office:value-type="float" office:value="0.008776439" calcext:value-type="float">
            <text:p>0.008776439</text:p>
          </table:table-cell>
          <table:table-cell office:value-type="float" office:value="9.285116E-016" calcext:value-type="float">
            <text:p>9.285116E-16</text:p>
          </table:table-cell>
          <table:table-cell office:value-type="float" office:value="9.300205E-016" calcext:value-type="float">
            <text:p>9.30020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867773" calcext:value-type="float">
            <text:p>-0.01867773</text:p>
          </table:table-cell>
          <table:table-cell office:value-type="float" office:value="-0.01724923" calcext:value-type="float">
            <text:p>-0.01724923</text:p>
          </table:table-cell>
          <table:table-cell office:value-type="float" office:value="-0.01681958" calcext:value-type="float">
            <text:p>-0.01681958</text:p>
          </table:table-cell>
          <table:table-cell office:value-type="float" office:value="-0.01725013" calcext:value-type="float">
            <text:p>-0.01725013</text:p>
          </table:table-cell>
          <table:table-cell office:value-type="float" office:value="-0.01743921" calcext:value-type="float">
            <text:p>-0.01743921</text:p>
          </table:table-cell>
          <table:table-cell office:value-type="float" office:value="-0.01644238" calcext:value-type="float">
            <text:p>-0.01644238</text:p>
          </table:table-cell>
          <table:table-cell office:value-type="float" office:value="-0.01237949" calcext:value-type="float">
            <text:p>-0.01237949</text:p>
          </table:table-cell>
          <table:table-cell office:value-type="float" office:value="-0.01288799" calcext:value-type="float">
            <text:p>-0.01288799</text:p>
          </table:table-cell>
          <table:table-cell office:value-type="float" office:value="-0.006980086" calcext:value-type="float">
            <text:p>-0.006980086</text:p>
          </table:table-cell>
          <table:table-cell office:value-type="float" office:value="-0.003763417" calcext:value-type="float">
            <text:p>-0.003763417</text:p>
          </table:table-cell>
          <table:table-cell office:value-type="float" office:value="1836.48" calcext:value-type="float">
            <text:p>1836.48</text:p>
          </table:table-cell>
          <table:table-cell office:value-type="float" office:value="0" calcext:value-type="float">
            <text:p>0</text:p>
          </table:table-cell>
          <table:table-cell office:value-type="float" office:value="-0.03937127" calcext:value-type="float">
            <text:p>-0.03937127</text:p>
          </table:table-cell>
          <table:table-cell office:value-type="float" office:value="0.0001186123" calcext:value-type="float">
            <text:p>0.000118612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1998" calcext:value-type="float">
            <text:p>21111998</text:p>
          </table:table-cell>
          <table:table-cell office:value-type="float" office:value="799.3814" calcext:value-type="float">
            <text:p>799.3814</text:p>
          </table:table-cell>
          <table:table-cell office:value-type="float" office:value="194.3503" calcext:value-type="float">
            <text:p>194.3503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9.079" calcext:value-type="float">
            <text:p>1259.079</text:p>
          </table:table-cell>
          <table:table-cell office:value-type="float" office:value="767.7879" calcext:value-type="float">
            <text:p>767.7879</text:p>
          </table:table-cell>
          <table:table-cell office:value-type="float" office:value="2.513821" calcext:value-type="float">
            <text:p>2.513821</text:p>
          </table:table-cell>
          <table:table-cell office:value-type="float" office:value="0.1903008" calcext:value-type="float">
            <text:p>0.1903008</text:p>
          </table:table-cell>
          <table:table-cell office:value-type="float" office:value="0.2724192" calcext:value-type="float">
            <text:p>0.2724192</text:p>
          </table:table-cell>
          <table:table-cell office:value-type="float" office:value="0.292394" calcext:value-type="float">
            <text:p>0.292394</text:p>
          </table:table-cell>
          <table:table-cell office:value-type="float" office:value="0.3018187" calcext:value-type="float">
            <text:p>0.3018187</text:p>
          </table:table-cell>
          <table:table-cell office:value-type="float" office:value="0.306049" calcext:value-type="float">
            <text:p>0.306049</text:p>
          </table:table-cell>
          <table:table-cell office:value-type="float" office:value="0.3110568" calcext:value-type="float">
            <text:p>0.3110568</text:p>
          </table:table-cell>
          <table:table-cell office:value-type="float" office:value="0.3663223" calcext:value-type="float">
            <text:p>0.3663223</text:p>
          </table:table-cell>
          <table:table-cell office:value-type="float" office:value="0.3646322" calcext:value-type="float">
            <text:p>0.3646322</text:p>
          </table:table-cell>
          <table:table-cell office:value-type="float" office:value="0.3880247" calcext:value-type="float">
            <text:p>0.3880247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595" calcext:value-type="float">
            <text:p>0.511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0763" calcext:value-type="float">
            <text:p>0.1640763</text:p>
          </table:table-cell>
          <table:table-cell office:value-type="float" office:value="0.008538577" calcext:value-type="float">
            <text:p>0.008538577</text:p>
          </table:table-cell>
          <table:table-cell office:value-type="float" office:value="9.285064E-016" calcext:value-type="float">
            <text:p>9.285064E-16</text:p>
          </table:table-cell>
          <table:table-cell office:value-type="float" office:value="9.300205E-016" calcext:value-type="float">
            <text:p>9.300205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30262" calcext:value-type="float">
            <text:p>3.0262E-05</text:p>
          </table:table-cell>
          <table:table-cell office:value-type="float" office:value="-0.283412" calcext:value-type="float">
            <text:p>-0.283412</text:p>
          </table:table-cell>
          <table:table-cell office:value-type="float" office:value="-0.03668917" calcext:value-type="float">
            <text:p>-0.03668917</text:p>
          </table:table-cell>
          <table:table-cell office:value-type="float" office:value="-0.02266122" calcext:value-type="float">
            <text:p>-0.02266122</text:p>
          </table:table-cell>
          <table:table-cell office:value-type="float" office:value="-0.01825771" calcext:value-type="float">
            <text:p>-0.01825771</text:p>
          </table:table-cell>
          <table:table-cell office:value-type="float" office:value="-0.01660604" calcext:value-type="float">
            <text:p>-0.01660604</text:p>
          </table:table-cell>
          <table:table-cell office:value-type="float" office:value="-0.01483959" calcext:value-type="float">
            <text:p>-0.01483959</text:p>
          </table:table-cell>
          <table:table-cell office:value-type="float" office:value="-0.01092608" calcext:value-type="float">
            <text:p>-0.01092608</text:p>
          </table:table-cell>
          <table:table-cell office:value-type="float" office:value="-0.01265839" calcext:value-type="float">
            <text:p>-0.01265839</text:p>
          </table:table-cell>
          <table:table-cell office:value-type="float" office:value="-0.00698229" calcext:value-type="float">
            <text:p>-0.00698229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840.821" calcext:value-type="float">
            <text:p>1840.821</text:p>
          </table:table-cell>
          <table:table-cell office:value-type="float" office:value="0" calcext:value-type="float">
            <text:p>0</text:p>
          </table:table-cell>
          <table:table-cell office:value-type="float" office:value="-3.109756" calcext:value-type="float">
            <text:p>-3.109756</text:p>
          </table:table-cell>
          <table:table-cell office:value-type="float" office:value="0.0002292808" calcext:value-type="float">
            <text:p>0.0002292808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502" calcext:value-type="float">
            <text:p>-1.2285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1998" calcext:value-type="float">
            <text:p>22111998</text:p>
          </table:table-cell>
          <table:table-cell office:value-type="float" office:value="799.3814" calcext:value-type="float">
            <text:p>799.3814</text:p>
          </table:table-cell>
          <table:table-cell office:value-type="float" office:value="194.4909" calcext:value-type="float">
            <text:p>194.4909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8.295" calcext:value-type="float">
            <text:p>1258.295</text:p>
          </table:table-cell>
          <table:table-cell office:value-type="float" office:value="768.4305" calcext:value-type="float">
            <text:p>768.4305</text:p>
          </table:table-cell>
          <table:table-cell office:value-type="float" office:value="1.088861" calcext:value-type="float">
            <text:p>1.088861</text:p>
          </table:table-cell>
          <table:table-cell office:value-type="float" office:value="0.2949486" calcext:value-type="float">
            <text:p>0.2949486</text:p>
          </table:table-cell>
          <table:table-cell office:value-type="float" office:value="0.2952777" calcext:value-type="float">
            <text:p>0.2952777</text:p>
          </table:table-cell>
          <table:table-cell office:value-type="float" office:value="0.2942065" calcext:value-type="float">
            <text:p>0.2942065</text:p>
          </table:table-cell>
          <table:table-cell office:value-type="float" office:value="0.2976987" calcext:value-type="float">
            <text:p>0.2976987</text:p>
          </table:table-cell>
          <table:table-cell office:value-type="float" office:value="0.3033561" calcext:value-type="float">
            <text:p>0.3033561</text:p>
          </table:table-cell>
          <table:table-cell office:value-type="float" office:value="0.308672" calcext:value-type="float">
            <text:p>0.308672</text:p>
          </table:table-cell>
          <table:table-cell office:value-type="float" office:value="0.3632602" calcext:value-type="float">
            <text:p>0.3632602</text:p>
          </table:table-cell>
          <table:table-cell office:value-type="float" office:value="0.3648766" calcext:value-type="float">
            <text:p>0.3648766</text:p>
          </table:table-cell>
          <table:table-cell office:value-type="float" office:value="0.3880427" calcext:value-type="float">
            <text:p>0.3880427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90717" calcext:value-type="float">
            <text:p>0.03890717</text:p>
          </table:table-cell>
          <table:table-cell office:value-type="float" office:value="0.0000004311702" calcext:value-type="float">
            <text:p>4.311702E-07</text:p>
          </table:table-cell>
          <table:table-cell office:value-type="float" office:value="9.429524E-016" calcext:value-type="float">
            <text:p>9.429524E-16</text:p>
          </table:table-cell>
          <table:table-cell office:value-type="float" office:value="9.300205E-016" calcext:value-type="float">
            <text:p>9.300205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142835" calcext:value-type="float">
            <text:p>-0.02142835</text:p>
          </table:table-cell>
          <table:table-cell office:value-type="float" office:value="-0.02118792" calcext:value-type="float">
            <text:p>-0.02118792</text:p>
          </table:table-cell>
          <table:table-cell office:value-type="float" office:value="-0.02187158" calcext:value-type="float">
            <text:p>-0.02187158</text:p>
          </table:table-cell>
          <table:table-cell office:value-type="float" office:value="-0.0201327" calcext:value-type="float">
            <text:p>-0.0201327</text:p>
          </table:table-cell>
          <table:table-cell office:value-type="float" office:value="-0.01765463" calcext:value-type="float">
            <text:p>-0.01765463</text:p>
          </table:table-cell>
          <table:table-cell office:value-type="float" office:value="-0.01564814" calcext:value-type="float">
            <text:p>-0.01564814</text:p>
          </table:table-cell>
          <table:table-cell office:value-type="float" office:value="-0.01188095" calcext:value-type="float">
            <text:p>-0.01188095</text:p>
          </table:table-cell>
          <table:table-cell office:value-type="float" office:value="-0.01257576" calcext:value-type="float">
            <text:p>-0.01257576</text:p>
          </table:table-cell>
          <table:table-cell office:value-type="float" office:value="-0.006979208" calcext:value-type="float">
            <text:p>-0.006979208</text:p>
          </table:table-cell>
          <table:table-cell office:value-type="float" office:value="-0.003763435" calcext:value-type="float">
            <text:p>-0.003763435</text:p>
          </table:table-cell>
          <table:table-cell office:value-type="float" office:value="1844.936" calcext:value-type="float">
            <text:p>1844.936</text:p>
          </table:table-cell>
          <table:table-cell office:value-type="float" office:value="0" calcext:value-type="float">
            <text:p>0</text:p>
          </table:table-cell>
          <table:table-cell office:value-type="float" office:value="-0.03739686" calcext:value-type="float">
            <text:p>-0.03739686</text:p>
          </table:table-cell>
          <table:table-cell office:value-type="float" office:value="0.00009332597" calcext:value-type="float">
            <text:p>9.332597E-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1998" calcext:value-type="float">
            <text:p>23111998</text:p>
          </table:table-cell>
          <table:table-cell office:value-type="float" office:value="799.5815" calcext:value-type="float">
            <text:p>799.5815</text:p>
          </table:table-cell>
          <table:table-cell office:value-type="float" office:value="195.2327" calcext:value-type="float">
            <text:p>195.2327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7.269" calcext:value-type="float">
            <text:p>1257.269</text:p>
          </table:table-cell>
          <table:table-cell office:value-type="float" office:value="768.9191" calcext:value-type="float">
            <text:p>768.9191</text:p>
          </table:table-cell>
          <table:table-cell office:value-type="float" office:value="0" calcext:value-type="float">
            <text:p>0</text:p>
          </table:table-cell>
          <table:table-cell office:value-type="float" office:value="0.2875752" calcext:value-type="float">
            <text:p>0.2875752</text:p>
          </table:table-cell>
          <table:table-cell office:value-type="float" office:value="0.2898654" calcext:value-type="float">
            <text:p>0.2898654</text:p>
          </table:table-cell>
          <table:table-cell office:value-type="float" office:value="0.2949857" calcext:value-type="float">
            <text:p>0.2949857</text:p>
          </table:table-cell>
          <table:table-cell office:value-type="float" office:value="0.2996727" calcext:value-type="float">
            <text:p>0.2996727</text:p>
          </table:table-cell>
          <table:table-cell office:value-type="float" office:value="0.3035296" calcext:value-type="float">
            <text:p>0.3035296</text:p>
          </table:table-cell>
          <table:table-cell office:value-type="float" office:value="0.3077208" calcext:value-type="float">
            <text:p>0.3077208</text:p>
          </table:table-cell>
          <table:table-cell office:value-type="float" office:value="0.3588389" calcext:value-type="float">
            <text:p>0.3588389</text:p>
          </table:table-cell>
          <table:table-cell office:value-type="float" office:value="0.3649285" calcext:value-type="float">
            <text:p>0.3649285</text:p>
          </table:table-cell>
          <table:table-cell office:value-type="float" office:value="0.3880661" calcext:value-type="float">
            <text:p>0.3880661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111" calcext:value-type="float">
            <text:p>0.5107111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5991E-015" calcext:value-type="float">
            <text:p>1.955991E-15</text:p>
          </table:table-cell>
          <table:table-cell office:value-type="float" office:value="1.915558E-015" calcext:value-type="float">
            <text:p>1.915558E-15</text:p>
          </table:table-cell>
          <table:table-cell office:value-type="float" office:value="9.429476E-016" calcext:value-type="float">
            <text:p>9.429476E-16</text:p>
          </table:table-cell>
          <table:table-cell office:value-type="float" office:value="9.300202E-016" calcext:value-type="float">
            <text:p>9.300202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564249" calcext:value-type="float">
            <text:p>-0.02564249</text:p>
          </table:table-cell>
          <table:table-cell office:value-type="float" office:value="-0.02420113" calcext:value-type="float">
            <text:p>-0.02420113</text:p>
          </table:table-cell>
          <table:table-cell office:value-type="float" office:value="-0.02140548" calcext:value-type="float">
            <text:p>-0.02140548</text:p>
          </table:table-cell>
          <table:table-cell office:value-type="float" office:value="-0.01920983" calcext:value-type="float">
            <text:p>-0.01920983</text:p>
          </table:table-cell>
          <table:table-cell office:value-type="float" office:value="-0.01758633" calcext:value-type="float">
            <text:p>-0.01758633</text:p>
          </table:table-cell>
          <table:table-cell office:value-type="float" office:value="-0.01598303" calcext:value-type="float">
            <text:p>-0.01598303</text:p>
          </table:table-cell>
          <table:table-cell office:value-type="float" office:value="-0.01333698" calcext:value-type="float">
            <text:p>-0.01333698</text:p>
          </table:table-cell>
          <table:table-cell office:value-type="float" office:value="-0.01255699" calcext:value-type="float">
            <text:p>-0.01255699</text:p>
          </table:table-cell>
          <table:table-cell office:value-type="float" office:value="-0.006975155" calcext:value-type="float">
            <text:p>-0.006975155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848.942" calcext:value-type="float">
            <text:p>1848.942</text:p>
          </table:table-cell>
          <table:table-cell office:value-type="float" office:value="0" calcext:value-type="float">
            <text:p>0</text:p>
          </table:table-cell>
          <table:table-cell office:value-type="float" office:value="-0.02622943" calcext:value-type="float">
            <text:p>-0.02622943</text:p>
          </table:table-cell>
          <table:table-cell office:value-type="float" office:value="0.00004084897" calcext:value-type="float">
            <text:p>4.08489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1998" calcext:value-type="float">
            <text:p>24111998</text:p>
          </table:table-cell>
          <table:table-cell office:value-type="float" office:value="799.7815" calcext:value-type="float">
            <text:p>799.7815</text:p>
          </table:table-cell>
          <table:table-cell office:value-type="float" office:value="196.0794" calcext:value-type="float">
            <text:p>196.079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6.323" calcext:value-type="float">
            <text:p>1256.323</text:p>
          </table:table-cell>
          <table:table-cell office:value-type="float" office:value="769.22" calcext:value-type="float">
            <text:p>769.22</text:p>
          </table:table-cell>
          <table:table-cell office:value-type="float" office:value="0" calcext:value-type="float">
            <text:p>0</text:p>
          </table:table-cell>
          <table:table-cell office:value-type="float" office:value="0.2684923" calcext:value-type="float">
            <text:p>0.2684923</text:p>
          </table:table-cell>
          <table:table-cell office:value-type="float" office:value="0.2786188" calcext:value-type="float">
            <text:p>0.2786188</text:p>
          </table:table-cell>
          <table:table-cell office:value-type="float" office:value="0.2900141" calcext:value-type="float">
            <text:p>0.2900141</text:p>
          </table:table-cell>
          <table:table-cell office:value-type="float" office:value="0.2978653" calcext:value-type="float">
            <text:p>0.2978653</text:p>
          </table:table-cell>
          <table:table-cell office:value-type="float" office:value="0.3023928" calcext:value-type="float">
            <text:p>0.3023928</text:p>
          </table:table-cell>
          <table:table-cell office:value-type="float" office:value="0.3055839" calcext:value-type="float">
            <text:p>0.3055839</text:p>
          </table:table-cell>
          <table:table-cell office:value-type="float" office:value="0.3550427" calcext:value-type="float">
            <text:p>0.3550427</text:p>
          </table:table-cell>
          <table:table-cell office:value-type="float" office:value="0.3645037" calcext:value-type="float">
            <text:p>0.3645037</text:p>
          </table:table-cell>
          <table:table-cell office:value-type="float" office:value="0.3880725" calcext:value-type="float">
            <text:p>0.3880725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27" calcext:value-type="float">
            <text:p>0.511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36647" calcext:value-type="float">
            <text:p>0.02936647</text:p>
          </table:table-cell>
          <table:table-cell office:value-type="float" office:value="1.915532E-015" calcext:value-type="float">
            <text:p>1.915532E-15</text:p>
          </table:table-cell>
          <table:table-cell office:value-type="float" office:value="9.429438E-016" calcext:value-type="float">
            <text:p>9.429438E-16</text:p>
          </table:table-cell>
          <table:table-cell office:value-type="float" office:value="9.300178E-016" calcext:value-type="float">
            <text:p>9.30017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3958059" calcext:value-type="float">
            <text:p>-0.03958059</text:p>
          </table:table-cell>
          <table:table-cell office:value-type="float" office:value="-0.03156295" calcext:value-type="float">
            <text:p>-0.03156295</text:p>
          </table:table-cell>
          <table:table-cell office:value-type="float" office:value="-0.02403847" calcext:value-type="float">
            <text:p>-0.02403847</text:p>
          </table:table-cell>
          <table:table-cell office:value-type="float" office:value="-0.02001923" calcext:value-type="float">
            <text:p>-0.02001923</text:p>
          </table:table-cell>
          <table:table-cell office:value-type="float" office:value="-0.01804453" calcext:value-type="float">
            <text:p>-0.01804453</text:p>
          </table:table-cell>
          <table:table-cell office:value-type="float" office:value="-0.01677532" calcext:value-type="float">
            <text:p>-0.01677532</text:p>
          </table:table-cell>
          <table:table-cell office:value-type="float" office:value="-0.01479058" calcext:value-type="float">
            <text:p>-0.01479058</text:p>
          </table:table-cell>
          <table:table-cell office:value-type="float" office:value="-0.01269728" calcext:value-type="float">
            <text:p>-0.01269728</text:p>
          </table:table-cell>
          <table:table-cell office:value-type="float" office:value="-0.006974011" calcext:value-type="float">
            <text:p>-0.006974011</text:p>
          </table:table-cell>
          <table:table-cell office:value-type="float" office:value="-0.003763428" calcext:value-type="float">
            <text:p>-0.003763428</text:p>
          </table:table-cell>
          <table:table-cell office:value-type="float" office:value="1852.814" calcext:value-type="float">
            <text:p>1852.814</text:p>
          </table:table-cell>
          <table:table-cell office:value-type="float" office:value="0" calcext:value-type="float">
            <text:p>0</text:p>
          </table:table-cell>
          <table:table-cell office:value-type="float" office:value="-0.04228975" calcext:value-type="float">
            <text:p>-0.04228975</text:p>
          </table:table-cell>
          <table:table-cell office:value-type="float" office:value="0.00006177337" calcext:value-type="float">
            <text:p>6.17733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1998" calcext:value-type="float">
            <text:p>25111998</text:p>
          </table:table-cell>
          <table:table-cell office:value-type="float" office:value="799.7815" calcext:value-type="float">
            <text:p>799.7815</text:p>
          </table:table-cell>
          <table:table-cell office:value-type="float" office:value="196.5811" calcext:value-type="float">
            <text:p>196.581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5.651" calcext:value-type="float">
            <text:p>1255.651</text:p>
          </table:table-cell>
          <table:table-cell office:value-type="float" office:value="769.3912" calcext:value-type="float">
            <text:p>769.3912</text:p>
          </table:table-cell>
          <table:table-cell office:value-type="float" office:value="0" calcext:value-type="float">
            <text:p>0</text:p>
          </table:table-cell>
          <table:table-cell office:value-type="float" office:value="0.2492141" calcext:value-type="float">
            <text:p>0.2492141</text:p>
          </table:table-cell>
          <table:table-cell office:value-type="float" office:value="0.2703033" calcext:value-type="float">
            <text:p>0.2703033</text:p>
          </table:table-cell>
          <table:table-cell office:value-type="float" office:value="0.2855107" calcext:value-type="float">
            <text:p>0.2855107</text:p>
          </table:table-cell>
          <table:table-cell office:value-type="float" office:value="0.294137" calcext:value-type="float">
            <text:p>0.294137</text:p>
          </table:table-cell>
          <table:table-cell office:value-type="float" office:value="0.2996214" calcext:value-type="float">
            <text:p>0.2996214</text:p>
          </table:table-cell>
          <table:table-cell office:value-type="float" office:value="0.3037375" calcext:value-type="float">
            <text:p>0.3037375</text:p>
          </table:table-cell>
          <table:table-cell office:value-type="float" office:value="0.3535319" calcext:value-type="float">
            <text:p>0.3535319</text:p>
          </table:table-cell>
          <table:table-cell office:value-type="float" office:value="0.3639711" calcext:value-type="float">
            <text:p>0.3639711</text:p>
          </table:table-cell>
          <table:table-cell office:value-type="float" office:value="0.3880493" calcext:value-type="float">
            <text:p>0.3880493</text:p>
          </table:table-cell>
          <table:table-cell office:value-type="float" office:value="0.4139526" calcext:value-type="float">
            <text:p>0.4139526</text:p>
          </table:table-cell>
          <table:table-cell office:value-type="float" office:value="0.5107089" calcext:value-type="float">
            <text:p>0.5107089</text:p>
          </table:table-cell>
          <table:table-cell office:value-type="float" office:value="0.5112619" calcext:value-type="float">
            <text:p>0.5112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41908" calcext:value-type="float">
            <text:p>0.08241908</text:p>
          </table:table-cell>
          <table:table-cell office:value-type="float" office:value="1.915515E-015" calcext:value-type="float">
            <text:p>1.915515E-15</text:p>
          </table:table-cell>
          <table:table-cell office:value-type="float" office:value="9.42939E-016" calcext:value-type="float">
            <text:p>9.42939E-16</text:p>
          </table:table-cell>
          <table:table-cell office:value-type="float" office:value="9.300178E-016" calcext:value-type="float">
            <text:p>9.30017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6111971" calcext:value-type="float">
            <text:p>-0.06111971</text:p>
          </table:table-cell>
          <table:table-cell office:value-type="float" office:value="-0.0380149" calcext:value-type="float">
            <text:p>-0.0380149</text:p>
          </table:table-cell>
          <table:table-cell office:value-type="float" office:value="-0.02679085" calcext:value-type="float">
            <text:p>-0.02679085</text:p>
          </table:table-cell>
          <table:table-cell office:value-type="float" office:value="-0.02185516" calcext:value-type="float">
            <text:p>-0.02185516</text:p>
          </table:table-cell>
          <table:table-cell office:value-type="float" office:value="-0.01923129" calcext:value-type="float">
            <text:p>-0.01923129</text:p>
          </table:table-cell>
          <table:table-cell office:value-type="float" office:value="-0.01749498" calcext:value-type="float">
            <text:p>-0.01749498</text:p>
          </table:table-cell>
          <table:table-cell office:value-type="float" office:value="-0.01541839" calcext:value-type="float">
            <text:p>-0.01541839</text:p>
          </table:table-cell>
          <table:table-cell office:value-type="float" office:value="-0.01287686" calcext:value-type="float">
            <text:p>-0.01287686</text:p>
          </table:table-cell>
          <table:table-cell office:value-type="float" office:value="-0.00697797" calcext:value-type="float">
            <text:p>-0.00697797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856.546" calcext:value-type="float">
            <text:p>1856.546</text:p>
          </table:table-cell>
          <table:table-cell office:value-type="float" office:value="0" calcext:value-type="float">
            <text:p>0</text:p>
          </table:table-cell>
          <table:table-cell office:value-type="float" office:value="-0.08770642" calcext:value-type="float">
            <text:p>-0.08770642</text:p>
          </table:table-cell>
          <table:table-cell office:value-type="float" office:value="0.0001051615" calcext:value-type="float">
            <text:p>0.000105161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1998" calcext:value-type="float">
            <text:p>26111998</text:p>
          </table:table-cell>
          <table:table-cell office:value-type="float" office:value="811.381" calcext:value-type="float">
            <text:p>811.381</text:p>
          </table:table-cell>
          <table:table-cell office:value-type="float" office:value="196.3708" calcext:value-type="float">
            <text:p>196.370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4.747" calcext:value-type="float">
            <text:p>1264.747</text:p>
          </table:table-cell>
          <table:table-cell office:value-type="float" office:value="772.1005" calcext:value-type="float">
            <text:p>772.1005</text:p>
          </table:table-cell>
          <table:table-cell office:value-type="float" office:value="0" calcext:value-type="float">
            <text:p>0</text:p>
          </table:table-cell>
          <table:table-cell office:value-type="float" office:value="0.3442275" calcext:value-type="float">
            <text:p>0.3442275</text:p>
          </table:table-cell>
          <table:table-cell office:value-type="float" office:value="0.3442262" calcext:value-type="float">
            <text:p>0.3442262</text:p>
          </table:table-cell>
          <table:table-cell office:value-type="float" office:value="0.3412531" calcext:value-type="float">
            <text:p>0.3412531</text:p>
          </table:table-cell>
          <table:table-cell office:value-type="float" office:value="0.3268742" calcext:value-type="float">
            <text:p>0.3268742</text:p>
          </table:table-cell>
          <table:table-cell office:value-type="float" office:value="0.3177754" calcext:value-type="float">
            <text:p>0.3177754</text:p>
          </table:table-cell>
          <table:table-cell office:value-type="float" office:value="0.3240958" calcext:value-type="float">
            <text:p>0.3240958</text:p>
          </table:table-cell>
          <table:table-cell office:value-type="float" office:value="0.3813823" calcext:value-type="float">
            <text:p>0.3813823</text:p>
          </table:table-cell>
          <table:table-cell office:value-type="float" office:value="0.3651894" calcext:value-type="float">
            <text:p>0.3651894</text:p>
          </table:table-cell>
          <table:table-cell office:value-type="float" office:value="0.3871902" calcext:value-type="float">
            <text:p>0.3871902</text:p>
          </table:table-cell>
          <table:table-cell office:value-type="float" office:value="0.4127612" calcext:value-type="float">
            <text:p>0.4127612</text:p>
          </table:table-cell>
          <table:table-cell office:value-type="float" office:value="0.5107088" calcext:value-type="float">
            <text:p>0.510708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864496" calcext:value-type="float">
            <text:p>8.864496E-07</text:p>
          </table:table-cell>
          <table:table-cell office:value-type="float" office:value="1.930312E-015" calcext:value-type="float">
            <text:p>1.930312E-15</text:p>
          </table:table-cell>
          <table:table-cell office:value-type="float" office:value="9.429342E-016" calcext:value-type="float">
            <text:p>9.429342E-16</text:p>
          </table:table-cell>
          <table:table-cell office:value-type="float" office:value="9.300178E-016" calcext:value-type="float">
            <text:p>9.300178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7176681" calcext:value-type="float">
            <text:p>-0.007176681</text:p>
          </table:table-cell>
          <table:table-cell office:value-type="float" office:value="-0.007198211" calcext:value-type="float">
            <text:p>-0.007198211</text:p>
          </table:table-cell>
          <table:table-cell office:value-type="float" office:value="-0.007719961" calcext:value-type="float">
            <text:p>-0.007719961</text:p>
          </table:table-cell>
          <table:table-cell office:value-type="float" office:value="-0.01056026" calcext:value-type="float">
            <text:p>-0.01056026</text:p>
          </table:table-cell>
          <table:table-cell office:value-type="float" office:value="-0.01288996" calcext:value-type="float">
            <text:p>-0.01288996</text:p>
          </table:table-cell>
          <table:table-cell office:value-type="float" office:value="-0.01116689" calcext:value-type="float">
            <text:p>-0.01116689</text:p>
          </table:table-cell>
          <table:table-cell office:value-type="float" office:value="-0.007372264" calcext:value-type="float">
            <text:p>-0.007372264</text:p>
          </table:table-cell>
          <table:table-cell office:value-type="float" office:value="-0.01247827" calcext:value-type="float">
            <text:p>-0.01247827</text:p>
          </table:table-cell>
          <table:table-cell office:value-type="float" office:value="-0.00712834" calcext:value-type="float">
            <text:p>-0.00712834</text:p>
          </table:table-cell>
          <table:table-cell office:value-type="float" office:value="-0.003869229" calcext:value-type="float">
            <text:p>-0.003869229</text:p>
          </table:table-cell>
          <table:table-cell office:value-type="float" office:value="1863.823" calcext:value-type="float">
            <text:p>1863.823</text:p>
          </table:table-cell>
          <table:table-cell office:value-type="float" office:value="0" calcext:value-type="float">
            <text:p>0</text:p>
          </table:table-cell>
          <table:table-cell office:value-type="float" office:value="-0.007240015" calcext:value-type="float">
            <text:p>-0.007240015</text:p>
          </table:table-cell>
          <table:table-cell office:value-type="float" office:value="0.00002871064" calcext:value-type="float">
            <text:p>2.871064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407" calcext:value-type="float">
            <text:p>-1.2340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1998" calcext:value-type="float">
            <text:p>27111998</text:p>
          </table:table-cell>
          <table:table-cell office:value-type="float" office:value="811.381" calcext:value-type="float">
            <text:p>811.381</text:p>
          </table:table-cell>
          <table:table-cell office:value-type="float" office:value="196.5844" calcext:value-type="float">
            <text:p>196.584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1.499" calcext:value-type="float">
            <text:p>1261.499</text:p>
          </table:table-cell>
          <table:table-cell office:value-type="float" office:value="775.1378" calcext:value-type="float">
            <text:p>775.1378</text:p>
          </table:table-cell>
          <table:table-cell office:value-type="float" office:value="0" calcext:value-type="float">
            <text:p>0</text:p>
          </table:table-cell>
          <table:table-cell office:value-type="float" office:value="0.3109593" calcext:value-type="float">
            <text:p>0.3109593</text:p>
          </table:table-cell>
          <table:table-cell office:value-type="float" office:value="0.3123308" calcext:value-type="float">
            <text:p>0.3123308</text:p>
          </table:table-cell>
          <table:table-cell office:value-type="float" office:value="0.314665" calcext:value-type="float">
            <text:p>0.314665</text:p>
          </table:table-cell>
          <table:table-cell office:value-type="float" office:value="0.316767" calcext:value-type="float">
            <text:p>0.316767</text:p>
          </table:table-cell>
          <table:table-cell office:value-type="float" office:value="0.3185336" calcext:value-type="float">
            <text:p>0.3185336</text:p>
          </table:table-cell>
          <table:table-cell office:value-type="float" office:value="0.3208614" calcext:value-type="float">
            <text:p>0.3208614</text:p>
          </table:table-cell>
          <table:table-cell office:value-type="float" office:value="0.3676784" calcext:value-type="float">
            <text:p>0.3676784</text:p>
          </table:table-cell>
          <table:table-cell office:value-type="float" office:value="0.3660786" calcext:value-type="float">
            <text:p>0.3660786</text:p>
          </table:table-cell>
          <table:table-cell office:value-type="float" office:value="0.3874344" calcext:value-type="float">
            <text:p>0.3874344</text:p>
          </table:table-cell>
          <table:table-cell office:value-type="float" office:value="0.4132199" calcext:value-type="float">
            <text:p>0.4132199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88073" calcext:value-type="float">
            <text:p>0.007188073</text:p>
          </table:table-cell>
          <table:table-cell office:value-type="float" office:value="1.930293E-015" calcext:value-type="float">
            <text:p>1.930293E-15</text:p>
          </table:table-cell>
          <table:table-cell office:value-type="float" office:value="9.429291E-016" calcext:value-type="float">
            <text:p>9.429291E-16</text:p>
          </table:table-cell>
          <table:table-cell office:value-type="float" office:value="9.300177E-016" calcext:value-type="float">
            <text:p>9.30017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475969" calcext:value-type="float">
            <text:p>-0.01475969</text:p>
          </table:table-cell>
          <table:table-cell office:value-type="float" office:value="-0.01434792" calcext:value-type="float">
            <text:p>-0.01434792</text:p>
          </table:table-cell>
          <table:table-cell office:value-type="float" office:value="-0.01364477" calcext:value-type="float">
            <text:p>-0.01364477</text:p>
          </table:table-cell>
          <table:table-cell office:value-type="float" office:value="-0.01304405" calcext:value-type="float">
            <text:p>-0.01304405</text:p>
          </table:table-cell>
          <table:table-cell office:value-type="float" office:value="-0.01256108" calcext:value-type="float">
            <text:p>-0.01256108</text:p>
          </table:table-cell>
          <table:table-cell office:value-type="float" office:value="-0.01194199" calcext:value-type="float">
            <text:p>-0.01194199</text:p>
          </table:table-cell>
          <table:table-cell office:value-type="float" office:value="-0.01054486" calcext:value-type="float">
            <text:p>-0.01054486</text:p>
          </table:table-cell>
          <table:table-cell office:value-type="float" office:value="-0.01218492" calcext:value-type="float">
            <text:p>-0.01218492</text:p>
          </table:table-cell>
          <table:table-cell office:value-type="float" office:value="-0.007085387" calcext:value-type="float">
            <text:p>-0.007085387</text:p>
          </table:table-cell>
          <table:table-cell office:value-type="float" office:value="-0.003828217" calcext:value-type="float">
            <text:p>-0.003828217</text:p>
          </table:table-cell>
          <table:table-cell office:value-type="float" office:value="1870.651" calcext:value-type="float">
            <text:p>1870.651</text:p>
          </table:table-cell>
          <table:table-cell office:value-type="float" office:value="0" calcext:value-type="float">
            <text:p>0</text:p>
          </table:table-cell>
          <table:table-cell office:value-type="float" office:value="-0.01495013" calcext:value-type="float">
            <text:p>-0.01495013</text:p>
          </table:table-cell>
          <table:table-cell office:value-type="float" office:value="0.00003239437" calcext:value-type="float">
            <text:p>3.23943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193" calcext:value-type="float">
            <text:p>-1.2319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1998" calcext:value-type="float">
            <text:p>28111998</text:p>
          </table:table-cell>
          <table:table-cell office:value-type="float" office:value="811.381" calcext:value-type="float">
            <text:p>811.381</text:p>
          </table:table-cell>
          <table:table-cell office:value-type="float" office:value="196.7411" calcext:value-type="float">
            <text:p>196.741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9.558" calcext:value-type="float">
            <text:p>1259.558</text:p>
          </table:table-cell>
          <table:table-cell office:value-type="float" office:value="776.9194" calcext:value-type="float">
            <text:p>776.9194</text:p>
          </table:table-cell>
          <table:table-cell office:value-type="float" office:value="0" calcext:value-type="float">
            <text:p>0</text:p>
          </table:table-cell>
          <table:table-cell office:value-type="float" office:value="0.299458" calcext:value-type="float">
            <text:p>0.299458</text:p>
          </table:table-cell>
          <table:table-cell office:value-type="float" office:value="0.3026227" calcext:value-type="float">
            <text:p>0.3026227</text:p>
          </table:table-cell>
          <table:table-cell office:value-type="float" office:value="0.306146" calcext:value-type="float">
            <text:p>0.306146</text:p>
          </table:table-cell>
          <table:table-cell office:value-type="float" office:value="0.3086843" calcext:value-type="float">
            <text:p>0.3086843</text:p>
          </table:table-cell>
          <table:table-cell office:value-type="float" office:value="0.3110974" calcext:value-type="float">
            <text:p>0.3110974</text:p>
          </table:table-cell>
          <table:table-cell office:value-type="float" office:value="0.3138015" calcext:value-type="float">
            <text:p>0.3138015</text:p>
          </table:table-cell>
          <table:table-cell office:value-type="float" office:value="0.3620037" calcext:value-type="float">
            <text:p>0.3620037</text:p>
          </table:table-cell>
          <table:table-cell office:value-type="float" office:value="0.3660446" calcext:value-type="float">
            <text:p>0.3660446</text:p>
          </table:table-cell>
          <table:table-cell office:value-type="float" office:value="0.3876557" calcext:value-type="float">
            <text:p>0.3876557</text:p>
          </table:table-cell>
          <table:table-cell office:value-type="float" office:value="0.413617" calcext:value-type="float">
            <text:p>0.413617</text:p>
          </table:table-cell>
          <table:table-cell office:value-type="float" office:value="0.5107099" calcext:value-type="float">
            <text:p>0.5107099</text:p>
          </table:table-cell>
          <table:table-cell office:value-type="float" office:value="0.5112631" calcext:value-type="float">
            <text:p>0.5112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87389" calcext:value-type="float">
            <text:p>0.01187389</text:p>
          </table:table-cell>
          <table:table-cell office:value-type="float" office:value="1.930274E-015" calcext:value-type="float">
            <text:p>1.930274E-15</text:p>
          </table:table-cell>
          <table:table-cell office:value-type="float" office:value="9.429241E-016" calcext:value-type="float">
            <text:p>9.429241E-16</text:p>
          </table:table-cell>
          <table:table-cell office:value-type="float" office:value="9.300177E-016" calcext:value-type="float">
            <text:p>9.300177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903983" calcext:value-type="float">
            <text:p>-0.01903983</text:p>
          </table:table-cell>
          <table:table-cell office:value-type="float" office:value="-0.01778625" calcext:value-type="float">
            <text:p>-0.01778625</text:p>
          </table:table-cell>
          <table:table-cell office:value-type="float" office:value="-0.01652234" calcext:value-type="float">
            <text:p>-0.01652234</text:p>
          </table:table-cell>
          <table:table-cell office:value-type="float" office:value="-0.01562506" calcext:value-type="float">
            <text:p>-0.01562506</text:p>
          </table:table-cell>
          <table:table-cell office:value-type="float" office:value="-0.01480812" calcext:value-type="float">
            <text:p>-0.01480812</text:p>
          </table:table-cell>
          <table:table-cell office:value-type="float" office:value="-0.01394183" calcext:value-type="float">
            <text:p>-0.01394183</text:p>
          </table:table-cell>
          <table:table-cell office:value-type="float" office:value="-0.01225757" calcext:value-type="float">
            <text:p>-0.01225757</text:p>
          </table:table-cell>
          <table:table-cell office:value-type="float" office:value="-0.01219391" calcext:value-type="float">
            <text:p>-0.01219391</text:p>
          </table:table-cell>
          <table:table-cell office:value-type="float" office:value="-0.007046626" calcext:value-type="float">
            <text:p>-0.007046626</text:p>
          </table:table-cell>
          <table:table-cell office:value-type="float" office:value="-0.003793097" calcext:value-type="float">
            <text:p>-0.003793097</text:p>
          </table:table-cell>
          <table:table-cell office:value-type="float" office:value="1876.209" calcext:value-type="float">
            <text:p>1876.209</text:p>
          </table:table-cell>
          <table:table-cell office:value-type="float" office:value="0" calcext:value-type="float">
            <text:p>0</text:p>
          </table:table-cell>
          <table:table-cell office:value-type="float" office:value="-0.01944626" calcext:value-type="float">
            <text:p>-0.01944626</text:p>
          </table:table-cell>
          <table:table-cell office:value-type="float" office:value="0.00003430579" calcext:value-type="float">
            <text:p>3.430579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0078" calcext:value-type="float">
            <text:p>-1.23007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1998" calcext:value-type="float">
            <text:p>29111998</text:p>
          </table:table-cell>
          <table:table-cell office:value-type="float" office:value="812.381" calcext:value-type="float">
            <text:p>812.381</text:p>
          </table:table-cell>
          <table:table-cell office:value-type="float" office:value="197.1298" calcext:value-type="float">
            <text:p>197.129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9.226" calcext:value-type="float">
            <text:p>1259.226</text:p>
          </table:table-cell>
          <table:table-cell office:value-type="float" office:value="777.8612" calcext:value-type="float">
            <text:p>777.8612</text:p>
          </table:table-cell>
          <table:table-cell office:value-type="float" office:value="0" calcext:value-type="float">
            <text:p>0</text:p>
          </table:table-cell>
          <table:table-cell office:value-type="float" office:value="0.3099493" calcext:value-type="float">
            <text:p>0.3099493</text:p>
          </table:table-cell>
          <table:table-cell office:value-type="float" office:value="0.3119574" calcext:value-type="float">
            <text:p>0.3119574</text:p>
          </table:table-cell>
          <table:table-cell office:value-type="float" office:value="0.3080264" calcext:value-type="float">
            <text:p>0.3080264</text:p>
          </table:table-cell>
          <table:table-cell office:value-type="float" office:value="0.3051598" calcext:value-type="float">
            <text:p>0.3051598</text:p>
          </table:table-cell>
          <table:table-cell office:value-type="float" office:value="0.3067276" calcext:value-type="float">
            <text:p>0.3067276</text:p>
          </table:table-cell>
          <table:table-cell office:value-type="float" office:value="0.3094262" calcext:value-type="float">
            <text:p>0.3094262</text:p>
          </table:table-cell>
          <table:table-cell office:value-type="float" office:value="0.3582627" calcext:value-type="float">
            <text:p>0.3582627</text:p>
          </table:table-cell>
          <table:table-cell office:value-type="float" office:value="0.3656121" calcext:value-type="float">
            <text:p>0.3656121</text:p>
          </table:table-cell>
          <table:table-cell office:value-type="float" office:value="0.387825" calcext:value-type="float">
            <text:p>0.387825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07" calcext:value-type="float">
            <text:p>0.5107107</text:p>
          </table:table-cell>
          <table:table-cell office:value-type="float" office:value="0.5112629" calcext:value-type="float">
            <text:p>0.5112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10101" calcext:value-type="float">
            <text:p>0.0210101</text:p>
          </table:table-cell>
          <table:table-cell office:value-type="float" office:value="1.930257E-015" calcext:value-type="float">
            <text:p>1.930257E-15</text:p>
          </table:table-cell>
          <table:table-cell office:value-type="float" office:value="9.42919E-016" calcext:value-type="float">
            <text:p>9.42919E-16</text:p>
          </table:table-cell>
          <table:table-cell office:value-type="float" office:value="9.300176E-016" calcext:value-type="float">
            <text:p>9.30017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473498" calcext:value-type="float">
            <text:p>-0.01473498</text:p>
          </table:table-cell>
          <table:table-cell office:value-type="float" office:value="-0.01419772" calcext:value-type="float">
            <text:p>-0.01419772</text:p>
          </table:table-cell>
          <table:table-cell office:value-type="float" office:value="-0.01587701" calcext:value-type="float">
            <text:p>-0.01587701</text:p>
          </table:table-cell>
          <table:table-cell office:value-type="float" office:value="-0.01696592" calcext:value-type="float">
            <text:p>-0.01696592</text:p>
          </table:table-cell>
          <table:table-cell office:value-type="float" office:value="-0.01635136" calcext:value-type="float">
            <text:p>-0.01635136</text:p>
          </table:table-cell>
          <table:table-cell office:value-type="float" office:value="-0.01537712" calcext:value-type="float">
            <text:p>-0.01537712</text:p>
          </table:table-cell>
          <table:table-cell office:value-type="float" office:value="-0.01355666" calcext:value-type="float">
            <text:p>-0.01355666</text:p>
          </table:table-cell>
          <table:table-cell office:value-type="float" office:value="-0.01233232" calcext:value-type="float">
            <text:p>-0.01233232</text:p>
          </table:table-cell>
          <table:table-cell office:value-type="float" office:value="-0.007017049" calcext:value-type="float">
            <text:p>-0.007017049</text:p>
          </table:table-cell>
          <table:table-cell office:value-type="float" office:value="-0.003763442" calcext:value-type="float">
            <text:p>-0.003763442</text:p>
          </table:table-cell>
          <table:table-cell office:value-type="float" office:value="1880.89" calcext:value-type="float">
            <text:p>1880.89</text:p>
          </table:table-cell>
          <table:table-cell office:value-type="float" office:value="0" calcext:value-type="float">
            <text:p>0</text:p>
          </table:table-cell>
          <table:table-cell office:value-type="float" office:value="-0.01596449" calcext:value-type="float">
            <text:p>-0.01596449</text:p>
          </table:table-cell>
          <table:table-cell office:value-type="float" office:value="0.00004091716" calcext:value-type="float">
            <text:p>4.091716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1998" calcext:value-type="float">
            <text:p>30111998</text:p>
          </table:table-cell>
          <table:table-cell office:value-type="float" office:value="812.381" calcext:value-type="float">
            <text:p>812.381</text:p>
          </table:table-cell>
          <table:table-cell office:value-type="float" office:value="197.4126" calcext:value-type="float">
            <text:p>197.412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8.016" calcext:value-type="float">
            <text:p>1258.016</text:p>
          </table:table-cell>
          <table:table-cell office:value-type="float" office:value="778.7923" calcext:value-type="float">
            <text:p>778.7923</text:p>
          </table:table-cell>
          <table:table-cell office:value-type="float" office:value="0" calcext:value-type="float">
            <text:p>0</text:p>
          </table:table-cell>
          <table:table-cell office:value-type="float" office:value="0.298947" calcext:value-type="float">
            <text:p>0.298947</text:p>
          </table:table-cell>
          <table:table-cell office:value-type="float" office:value="0.299562" calcext:value-type="float">
            <text:p>0.299562</text:p>
          </table:table-cell>
          <table:table-cell office:value-type="float" office:value="0.3023705" calcext:value-type="float">
            <text:p>0.3023705</text:p>
          </table:table-cell>
          <table:table-cell office:value-type="float" office:value="0.30408" calcext:value-type="float">
            <text:p>0.30408</text:p>
          </table:table-cell>
          <table:table-cell office:value-type="float" office:value="0.305533" calcext:value-type="float">
            <text:p>0.305533</text:p>
          </table:table-cell>
          <table:table-cell office:value-type="float" office:value="0.3075826" calcext:value-type="float">
            <text:p>0.3075826</text:p>
          </table:table-cell>
          <table:table-cell office:value-type="float" office:value="0.3564383" calcext:value-type="float">
            <text:p>0.3564383</text:p>
          </table:table-cell>
          <table:table-cell office:value-type="float" office:value="0.3650835" calcext:value-type="float">
            <text:p>0.3650835</text:p>
          </table:table-cell>
          <table:table-cell office:value-type="float" office:value="0.3879179" calcext:value-type="float">
            <text:p>0.3879179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2832426" calcext:value-type="float">
            <text:p>2.832426E-13</text:p>
          </table:table-cell>
          <table:table-cell office:value-type="float" office:value="1.930236E-015" calcext:value-type="float">
            <text:p>1.930236E-15</text:p>
          </table:table-cell>
          <table:table-cell office:value-type="float" office:value="9.429149E-016" calcext:value-type="float">
            <text:p>9.429149E-16</text:p>
          </table:table-cell>
          <table:table-cell office:value-type="float" office:value="9.300161E-016" calcext:value-type="float">
            <text:p>9.30016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974821" calcext:value-type="float">
            <text:p>-0.01974821</text:p>
          </table:table-cell>
          <table:table-cell office:value-type="float" office:value="-0.01928657" calcext:value-type="float">
            <text:p>-0.01928657</text:p>
          </table:table-cell>
          <table:table-cell office:value-type="float" office:value="-0.01802171" calcext:value-type="float">
            <text:p>-0.01802171</text:p>
          </table:table-cell>
          <table:table-cell office:value-type="float" office:value="-0.01735391" calcext:value-type="float">
            <text:p>-0.01735391</text:p>
          </table:table-cell>
          <table:table-cell office:value-type="float" office:value="-0.01679875" calcext:value-type="float">
            <text:p>-0.01679875</text:p>
          </table:table-cell>
          <table:table-cell office:value-type="float" office:value="-0.01603456" calcext:value-type="float">
            <text:p>-0.01603456</text:p>
          </table:table-cell>
          <table:table-cell office:value-type="float" office:value="-0.01424117" calcext:value-type="float">
            <text:p>-0.01424117</text:p>
          </table:table-cell>
          <table:table-cell office:value-type="float" office:value="-0.01250485" calcext:value-type="float">
            <text:p>-0.01250485</text:p>
          </table:table-cell>
          <table:table-cell office:value-type="float" office:value="-0.007000846" calcext:value-type="float">
            <text:p>-0.007000846</text:p>
          </table:table-cell>
          <table:table-cell office:value-type="float" office:value="-0.003763413" calcext:value-type="float">
            <text:p>-0.003763413</text:p>
          </table:table-cell>
          <table:table-cell office:value-type="float" office:value="1885.379" calcext:value-type="float">
            <text:p>1885.379</text:p>
          </table:table-cell>
          <table:table-cell office:value-type="float" office:value="0" calcext:value-type="float">
            <text:p>0</text:p>
          </table:table-cell>
          <table:table-cell office:value-type="float" office:value="-0.02016779" calcext:value-type="float">
            <text:p>-0.02016779</text:p>
          </table:table-cell>
          <table:table-cell office:value-type="float" office:value="0.00001888271" calcext:value-type="float">
            <text:p>1.88827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6" calcext:value-type="float">
            <text:p>-1.22849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1998" calcext:value-type="float">
            <text:p>1121998</text:p>
          </table:table-cell>
          <table:table-cell office:value-type="float" office:value="814.5811" calcext:value-type="float">
            <text:p>814.5811</text:p>
          </table:table-cell>
          <table:table-cell office:value-type="float" office:value="198.1362" calcext:value-type="float">
            <text:p>198.136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8.183" calcext:value-type="float">
            <text:p>1258.183</text:p>
          </table:table-cell>
          <table:table-cell office:value-type="float" office:value="780.1127" calcext:value-type="float">
            <text:p>780.1127</text:p>
          </table:table-cell>
          <table:table-cell office:value-type="float" office:value="0" calcext:value-type="float">
            <text:p>0</text:p>
          </table:table-cell>
          <table:table-cell office:value-type="float" office:value="0.3017449" calcext:value-type="float">
            <text:p>0.3017449</text:p>
          </table:table-cell>
          <table:table-cell office:value-type="float" office:value="0.3027015" calcext:value-type="float">
            <text:p>0.3027015</text:p>
          </table:table-cell>
          <table:table-cell office:value-type="float" office:value="0.3052304" calcext:value-type="float">
            <text:p>0.3052304</text:p>
          </table:table-cell>
          <table:table-cell office:value-type="float" office:value="0.3066954" calcext:value-type="float">
            <text:p>0.3066954</text:p>
          </table:table-cell>
          <table:table-cell office:value-type="float" office:value="0.3067207" calcext:value-type="float">
            <text:p>0.3067207</text:p>
          </table:table-cell>
          <table:table-cell office:value-type="float" office:value="0.3073967" calcext:value-type="float">
            <text:p>0.3073967</text:p>
          </table:table-cell>
          <table:table-cell office:value-type="float" office:value="0.3546727" calcext:value-type="float">
            <text:p>0.3546727</text:p>
          </table:table-cell>
          <table:table-cell office:value-type="float" office:value="0.3645039" calcext:value-type="float">
            <text:p>0.3645039</text:p>
          </table:table-cell>
          <table:table-cell office:value-type="float" office:value="0.3879601" calcext:value-type="float">
            <text:p>0.3879601</text:p>
          </table:table-cell>
          <table:table-cell office:value-type="float" office:value="0.4139524" calcext:value-type="float">
            <text:p>0.4139524</text:p>
          </table:table-cell>
          <table:table-cell office:value-type="float" office:value="0.5107097" calcext:value-type="float">
            <text:p>0.510709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7854526" calcext:value-type="float">
            <text:p>7.854526E-14</text:p>
          </table:table-cell>
          <table:table-cell office:value-type="float" office:value="1.930212E-015" calcext:value-type="float">
            <text:p>1.930212E-15</text:p>
          </table:table-cell>
          <table:table-cell office:value-type="float" office:value="9.429147E-016" calcext:value-type="float">
            <text:p>9.429147E-16</text:p>
          </table:table-cell>
          <table:table-cell office:value-type="float" office:value="9.300101E-016" calcext:value-type="float">
            <text:p>9.300101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832426" calcext:value-type="float">
            <text:p>-0.01832426</text:p>
          </table:table-cell>
          <table:table-cell office:value-type="float" office:value="-0.01791217" calcext:value-type="float">
            <text:p>-0.01791217</text:p>
          </table:table-cell>
          <table:table-cell office:value-type="float" office:value="-0.01687324" calcext:value-type="float">
            <text:p>-0.01687324</text:p>
          </table:table-cell>
          <table:table-cell office:value-type="float" office:value="-0.01633671" calcext:value-type="float">
            <text:p>-0.01633671</text:p>
          </table:table-cell>
          <table:table-cell office:value-type="float" office:value="-0.01635036" calcext:value-type="float">
            <text:p>-0.01635036</text:p>
          </table:table-cell>
          <table:table-cell office:value-type="float" office:value="-0.01610668" calcext:value-type="float">
            <text:p>-0.01610668</text:p>
          </table:table-cell>
          <table:table-cell office:value-type="float" office:value="-0.01494639" calcext:value-type="float">
            <text:p>-0.01494639</text:p>
          </table:table-cell>
          <table:table-cell office:value-type="float" office:value="-0.01269706" calcext:value-type="float">
            <text:p>-0.01269706</text:p>
          </table:table-cell>
          <table:table-cell office:value-type="float" office:value="-0.006993466" calcext:value-type="float">
            <text:p>-0.006993466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890.255" calcext:value-type="float">
            <text:p>1890.255</text:p>
          </table:table-cell>
          <table:table-cell office:value-type="float" office:value="0" calcext:value-type="float">
            <text:p>0</text:p>
          </table:table-cell>
          <table:table-cell office:value-type="float" office:value="-0.0186114" calcext:value-type="float">
            <text:p>-0.0186114</text:p>
          </table:table-cell>
          <table:table-cell office:value-type="float" office:value="0.0000149332" calcext:value-type="float">
            <text:p>1.49332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1998" calcext:value-type="float">
            <text:p>2121998</text:p>
          </table:table-cell>
          <table:table-cell office:value-type="float" office:value="814.5811" calcext:value-type="float">
            <text:p>814.5811</text:p>
          </table:table-cell>
          <table:table-cell office:value-type="float" office:value="198.386" calcext:value-type="float">
            <text:p>198.38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7.306" calcext:value-type="float">
            <text:p>1257.306</text:p>
          </table:table-cell>
          <table:table-cell office:value-type="float" office:value="780.747" calcext:value-type="float">
            <text:p>780.747</text:p>
          </table:table-cell>
          <table:table-cell office:value-type="float" office:value="0" calcext:value-type="float">
            <text:p>0</text:p>
          </table:table-cell>
          <table:table-cell office:value-type="float" office:value="0.2990459" calcext:value-type="float">
            <text:p>0.2990459</text:p>
          </table:table-cell>
          <table:table-cell office:value-type="float" office:value="0.2993073" calcext:value-type="float">
            <text:p>0.2993073</text:p>
          </table:table-cell>
          <table:table-cell office:value-type="float" office:value="0.3002534" calcext:value-type="float">
            <text:p>0.3002534</text:p>
          </table:table-cell>
          <table:table-cell office:value-type="float" office:value="0.3026545" calcext:value-type="float">
            <text:p>0.3026545</text:p>
          </table:table-cell>
          <table:table-cell office:value-type="float" office:value="0.3045101" calcext:value-type="float">
            <text:p>0.3045101</text:p>
          </table:table-cell>
          <table:table-cell office:value-type="float" office:value="0.306222" calcext:value-type="float">
            <text:p>0.306222</text:p>
          </table:table-cell>
          <table:table-cell office:value-type="float" office:value="0.3537563" calcext:value-type="float">
            <text:p>0.3537563</text:p>
          </table:table-cell>
          <table:table-cell office:value-type="float" office:value="0.3639683" calcext:value-type="float">
            <text:p>0.3639683</text:p>
          </table:table-cell>
          <table:table-cell office:value-type="float" office:value="0.3879618" calcext:value-type="float">
            <text:p>0.3879618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00000002898085" calcext:value-type="float">
            <text:p>2.898085E-14</text:p>
          </table:table-cell>
          <table:table-cell office:value-type="float" office:value="1.930185E-015" calcext:value-type="float">
            <text:p>1.930185E-15</text:p>
          </table:table-cell>
          <table:table-cell office:value-type="float" office:value="9.42912E-016" calcext:value-type="float">
            <text:p>9.42912E-16</text:p>
          </table:table-cell>
          <table:table-cell office:value-type="float" office:value="9.300069E-016" calcext:value-type="float">
            <text:p>9.30006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1947695" calcext:value-type="float">
            <text:p>-0.01947695</text:p>
          </table:table-cell>
          <table:table-cell office:value-type="float" office:value="-0.01938285" calcext:value-type="float">
            <text:p>-0.01938285</text:p>
          </table:table-cell>
          <table:table-cell office:value-type="float" office:value="-0.01895889" calcext:value-type="float">
            <text:p>-0.01895889</text:p>
          </table:table-cell>
          <table:table-cell office:value-type="float" office:value="-0.01793121" calcext:value-type="float">
            <text:p>-0.01793121</text:p>
          </table:table-cell>
          <table:table-cell office:value-type="float" office:value="-0.01719142" calcext:value-type="float">
            <text:p>-0.01719142</text:p>
          </table:table-cell>
          <table:table-cell office:value-type="float" office:value="-0.01653554" calcext:value-type="float">
            <text:p>-0.01653554</text:p>
          </table:table-cell>
          <table:table-cell office:value-type="float" office:value="-0.01532462" calcext:value-type="float">
            <text:p>-0.01532462</text:p>
          </table:table-cell>
          <table:table-cell office:value-type="float" office:value="-0.01287791" calcext:value-type="float">
            <text:p>-0.01287791</text:p>
          </table:table-cell>
          <table:table-cell office:value-type="float" office:value="-0.006993109" calcext:value-type="float">
            <text:p>-0.006993109</text:p>
          </table:table-cell>
          <table:table-cell office:value-type="float" office:value="-0.003763419" calcext:value-type="float">
            <text:p>-0.003763419</text:p>
          </table:table-cell>
          <table:table-cell office:value-type="float" office:value="1894.458" calcext:value-type="float">
            <text:p>1894.458</text:p>
          </table:table-cell>
          <table:table-cell office:value-type="float" office:value="0" calcext:value-type="float">
            <text:p>0</text:p>
          </table:table-cell>
          <table:table-cell office:value-type="float" office:value="-0.0193904" calcext:value-type="float">
            <text:p>-0.0193904</text:p>
          </table:table-cell>
          <table:table-cell office:value-type="float" office:value="0.00001183155" calcext:value-type="float">
            <text:p>1.18315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7" calcext:value-type="float">
            <text:p>-1.22849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1998" calcext:value-type="float">
            <text:p>3121998</text:p>
          </table:table-cell>
          <table:table-cell office:value-type="float" office:value="815.3149" calcext:value-type="float">
            <text:p>815.3149</text:p>
          </table:table-cell>
          <table:table-cell office:value-type="float" office:value="198.4146" calcext:value-type="float">
            <text:p>198.414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7.62" calcext:value-type="float">
            <text:p>1257.62</text:p>
          </table:table-cell>
          <table:table-cell office:value-type="float" office:value="781.1444" calcext:value-type="float">
            <text:p>781.1444</text:p>
          </table:table-cell>
          <table:table-cell office:value-type="float" office:value="0" calcext:value-type="float">
            <text:p>0</text:p>
          </table:table-cell>
          <table:table-cell office:value-type="float" office:value="0.2940325" calcext:value-type="float">
            <text:p>0.2940325</text:p>
          </table:table-cell>
          <table:table-cell office:value-type="float" office:value="0.2984219" calcext:value-type="float">
            <text:p>0.2984219</text:p>
          </table:table-cell>
          <table:table-cell office:value-type="float" office:value="0.3033771" calcext:value-type="float">
            <text:p>0.3033771</text:p>
          </table:table-cell>
          <table:table-cell office:value-type="float" office:value="0.3032411" calcext:value-type="float">
            <text:p>0.3032411</text:p>
          </table:table-cell>
          <table:table-cell office:value-type="float" office:value="0.3037349" calcext:value-type="float">
            <text:p>0.3037349</text:p>
          </table:table-cell>
          <table:table-cell office:value-type="float" office:value="0.3051937" calcext:value-type="float">
            <text:p>0.3051937</text:p>
          </table:table-cell>
          <table:table-cell office:value-type="float" office:value="0.3530641" calcext:value-type="float">
            <text:p>0.3530641</text:p>
          </table:table-cell>
          <table:table-cell office:value-type="float" office:value="0.3635114" calcext:value-type="float">
            <text:p>0.3635114</text:p>
          </table:table-cell>
          <table:table-cell office:value-type="float" office:value="0.3879354" calcext:value-type="float">
            <text:p>0.3879354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101" calcext:value-type="float">
            <text:p>0.5107101</text:p>
          </table:table-cell>
          <table:table-cell office:value-type="float" office:value="0.5112628" calcext:value-type="float">
            <text:p>0.511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37859" calcext:value-type="float">
            <text:p>0.04437859</text:p>
          </table:table-cell>
          <table:table-cell office:value-type="float" office:value="1.930159E-015" calcext:value-type="float">
            <text:p>1.930159E-15</text:p>
          </table:table-cell>
          <table:table-cell office:value-type="float" office:value="9.429078E-016" calcext:value-type="float">
            <text:p>9.429078E-16</text:p>
          </table:table-cell>
          <table:table-cell office:value-type="float" office:value="9.300049E-016" calcext:value-type="float">
            <text:p>9.300049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15741" calcext:value-type="float">
            <text:p>-0.0215741</text:p>
          </table:table-cell>
          <table:table-cell office:value-type="float" office:value="-0.01957981" calcext:value-type="float">
            <text:p>-0.01957981</text:p>
          </table:table-cell>
          <table:table-cell office:value-type="float" office:value="-0.01757668" calcext:value-type="float">
            <text:p>-0.01757668</text:p>
          </table:table-cell>
          <table:table-cell office:value-type="float" office:value="-0.01769903" calcext:value-type="float">
            <text:p>-0.01769903</text:p>
          </table:table-cell>
          <table:table-cell office:value-type="float" office:value="-0.01750803" calcext:value-type="float">
            <text:p>-0.01750803</text:p>
          </table:table-cell>
          <table:table-cell office:value-type="float" office:value="-0.01693027" calcext:value-type="float">
            <text:p>-0.01693027</text:p>
          </table:table-cell>
          <table:table-cell office:value-type="float" office:value="-0.01562542" calcext:value-type="float">
            <text:p>-0.01562542</text:p>
          </table:table-cell>
          <table:table-cell office:value-type="float" office:value="-0.01303453" calcext:value-type="float">
            <text:p>-0.01303453</text:p>
          </table:table-cell>
          <table:table-cell office:value-type="float" office:value="-0.006997642" calcext:value-type="float">
            <text:p>-0.006997642</text:p>
          </table:table-cell>
          <table:table-cell office:value-type="float" office:value="-0.003763424" calcext:value-type="float">
            <text:p>-0.003763424</text:p>
          </table:table-cell>
          <table:table-cell office:value-type="float" office:value="1898.431" calcext:value-type="float">
            <text:p>1898.431</text:p>
          </table:table-cell>
          <table:table-cell office:value-type="float" office:value="0" calcext:value-type="float">
            <text:p>0</text:p>
          </table:table-cell>
          <table:table-cell office:value-type="float" office:value="-0.02535749" calcext:value-type="float">
            <text:p>-0.02535749</text:p>
          </table:table-cell>
          <table:table-cell office:value-type="float" office:value="0.00004786311" calcext:value-type="float">
            <text:p>4.786311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1998" calcext:value-type="float">
            <text:p>4121998</text:p>
          </table:table-cell>
          <table:table-cell office:value-type="float" office:value="815.3149" calcext:value-type="float">
            <text:p>815.3149</text:p>
          </table:table-cell>
          <table:table-cell office:value-type="float" office:value="198.8598" calcext:value-type="float">
            <text:p>198.859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6.893" calcext:value-type="float">
            <text:p>1256.893</text:p>
          </table:table-cell>
          <table:table-cell office:value-type="float" office:value="781.431" calcext:value-type="float">
            <text:p>781.431</text:p>
          </table:table-cell>
          <table:table-cell office:value-type="float" office:value="0" calcext:value-type="float">
            <text:p>0</text:p>
          </table:table-cell>
          <table:table-cell office:value-type="float" office:value="0.2830065" calcext:value-type="float">
            <text:p>0.2830065</text:p>
          </table:table-cell>
          <table:table-cell office:value-type="float" office:value="0.2914601" calcext:value-type="float">
            <text:p>0.2914601</text:p>
          </table:table-cell>
          <table:table-cell office:value-type="float" office:value="0.299069" calcext:value-type="float">
            <text:p>0.299069</text:p>
          </table:table-cell>
          <table:table-cell office:value-type="float" office:value="0.3018545" calcext:value-type="float">
            <text:p>0.3018545</text:p>
          </table:table-cell>
          <table:table-cell office:value-type="float" office:value="0.3034115" calcext:value-type="float">
            <text:p>0.3034115</text:p>
          </table:table-cell>
          <table:table-cell office:value-type="float" office:value="0.305264" calcext:value-type="float">
            <text:p>0.305264</text:p>
          </table:table-cell>
          <table:table-cell office:value-type="float" office:value="0.3534489" calcext:value-type="float">
            <text:p>0.3534489</text:p>
          </table:table-cell>
          <table:table-cell office:value-type="float" office:value="0.3632159" calcext:value-type="float">
            <text:p>0.3632159</text:p>
          </table:table-cell>
          <table:table-cell office:value-type="float" office:value="0.3878933" calcext:value-type="float">
            <text:p>0.3878933</text:p>
          </table:table-cell>
          <table:table-cell office:value-type="float" office:value="0.4139523" calcext:value-type="float">
            <text:p>0.4139523</text:p>
          </table:table-cell>
          <table:table-cell office:value-type="float" office:value="0.5107108" calcext:value-type="float">
            <text:p>0.5107108</text:p>
          </table:table-cell>
          <table:table-cell office:value-type="float" office:value="0.511262" calcext:value-type="float">
            <text:p>0.511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719975" calcext:value-type="float">
            <text:p>0.02719975</text:p>
          </table:table-cell>
          <table:table-cell office:value-type="float" office:value="1.930137E-015" calcext:value-type="float">
            <text:p>1.930137E-15</text:p>
          </table:table-cell>
          <table:table-cell office:value-type="float" office:value="9.429034E-016" calcext:value-type="float">
            <text:p>9.429034E-16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778523" calcext:value-type="float">
            <text:p>-0.02778523</text:p>
          </table:table-cell>
          <table:table-cell office:value-type="float" office:value="-0.02294135" calcext:value-type="float">
            <text:p>-0.02294135</text:p>
          </table:table-cell>
          <table:table-cell office:value-type="float" office:value="-0.01941222" calcext:value-type="float">
            <text:p>-0.01941222</text:p>
          </table:table-cell>
          <table:table-cell office:value-type="float" office:value="-0.01826401" calcext:value-type="float">
            <text:p>-0.01826401</text:p>
          </table:table-cell>
          <table:table-cell office:value-type="float" office:value="-0.01763446" calcext:value-type="float">
            <text:p>-0.01763446</text:p>
          </table:table-cell>
          <table:table-cell office:value-type="float" office:value="-0.01690299" calcext:value-type="float">
            <text:p>-0.01690299</text:p>
          </table:table-cell>
          <table:table-cell office:value-type="float" office:value="-0.01545172" calcext:value-type="float">
            <text:p>-0.01545172</text:p>
          </table:table-cell>
          <table:table-cell office:value-type="float" office:value="-0.01313713" calcext:value-type="float">
            <text:p>-0.01313713</text:p>
          </table:table-cell>
          <table:table-cell office:value-type="float" office:value="-0.00700492" calcext:value-type="float">
            <text:p>-0.00700492</text:p>
          </table:table-cell>
          <table:table-cell office:value-type="float" office:value="-0.003763431" calcext:value-type="float">
            <text:p>-0.003763431</text:p>
          </table:table-cell>
          <table:table-cell office:value-type="float" office:value="1902.252" calcext:value-type="float">
            <text:p>1902.252</text:p>
          </table:table-cell>
          <table:table-cell office:value-type="float" office:value="0" calcext:value-type="float">
            <text:p>0</text:p>
          </table:table-cell>
          <table:table-cell office:value-type="float" office:value="-0.02903319" calcext:value-type="float">
            <text:p>-0.02903319</text:p>
          </table:table-cell>
          <table:table-cell office:value-type="float" office:value="0.00002904065" calcext:value-type="float">
            <text:p>2.904065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9" calcext:value-type="float">
            <text:p>-1.22849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1998" calcext:value-type="float">
            <text:p>5121998</text:p>
          </table:table-cell>
          <table:table-cell office:value-type="float" office:value="824.7148" calcext:value-type="float">
            <text:p>824.7148</text:p>
          </table:table-cell>
          <table:table-cell office:value-type="float" office:value="199.1871" calcext:value-type="float">
            <text:p>199.187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5.86" calcext:value-type="float">
            <text:p>1265.86</text:p>
          </table:table-cell>
          <table:table-cell office:value-type="float" office:value="781.5384" calcext:value-type="float">
            <text:p>781.5384</text:p>
          </table:table-cell>
          <table:table-cell office:value-type="float" office:value="64.86249" calcext:value-type="float">
            <text:p>64.86249</text:p>
          </table:table-cell>
          <table:table-cell office:value-type="float" office:value="0.2220177" calcext:value-type="float">
            <text:p>0.2220177</text:p>
          </table:table-cell>
          <table:table-cell office:value-type="float" office:value="0.2674805" calcext:value-type="float">
            <text:p>0.2674805</text:p>
          </table:table-cell>
          <table:table-cell office:value-type="float" office:value="0.2846373" calcext:value-type="float">
            <text:p>0.2846373</text:p>
          </table:table-cell>
          <table:table-cell office:value-type="float" office:value="0.2958821" calcext:value-type="float">
            <text:p>0.2958821</text:p>
          </table:table-cell>
          <table:table-cell office:value-type="float" office:value="0.3012915" calcext:value-type="float">
            <text:p>0.3012915</text:p>
          </table:table-cell>
          <table:table-cell office:value-type="float" office:value="0.3045427" calcext:value-type="float">
            <text:p>0.3045427</text:p>
          </table:table-cell>
          <table:table-cell office:value-type="float" office:value="0.3542466" calcext:value-type="float">
            <text:p>0.3542466</text:p>
          </table:table-cell>
          <table:table-cell office:value-type="float" office:value="0.362994" calcext:value-type="float">
            <text:p>0.362994</text:p>
          </table:table-cell>
          <table:table-cell office:value-type="float" office:value="0.3878448" calcext:value-type="float">
            <text:p>0.3878448</text:p>
          </table:table-cell>
          <table:table-cell office:value-type="float" office:value="0.4139525" calcext:value-type="float">
            <text:p>0.4139525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33" calcext:value-type="float">
            <text:p>0.511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10439" calcext:value-type="float">
            <text:p>0.2010439</text:p>
          </table:table-cell>
          <table:table-cell office:value-type="float" office:value="0.00000008540057" calcext:value-type="float">
            <text:p>8.540057E-08</text:p>
          </table:table-cell>
          <table:table-cell office:value-type="float" office:value="9.428987E-016" calcext:value-type="float">
            <text:p>9.428987E-16</text:p>
          </table:table-cell>
          <table:table-cell office:value-type="float" office:value="9.300036E-016" calcext:value-type="float">
            <text:p>9.30003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313066" calcext:value-type="float">
            <text:p>-0.1313066</text:p>
          </table:table-cell>
          <table:table-cell office:value-type="float" office:value="-0.04100424" calcext:value-type="float">
            <text:p>-0.04100424</text:p>
          </table:table-cell>
          <table:table-cell office:value-type="float" office:value="-0.02737973" calcext:value-type="float">
            <text:p>-0.02737973</text:p>
          </table:table-cell>
          <table:table-cell office:value-type="float" office:value="-0.02095689" calcext:value-type="float">
            <text:p>-0.02095689</text:p>
          </table:table-cell>
          <table:table-cell office:value-type="float" office:value="-0.01850129" calcext:value-type="float">
            <text:p>-0.01850129</text:p>
          </table:table-cell>
          <table:table-cell office:value-type="float" office:value="-0.01717998" calcext:value-type="float">
            <text:p>-0.01717998</text:p>
          </table:table-cell>
          <table:table-cell office:value-type="float" office:value="-0.01512655" calcext:value-type="float">
            <text:p>-0.01512655</text:p>
          </table:table-cell>
          <table:table-cell office:value-type="float" office:value="-0.01321506" calcext:value-type="float">
            <text:p>-0.01321506</text:p>
          </table:table-cell>
          <table:table-cell office:value-type="float" office:value="-0.007013309" calcext:value-type="float">
            <text:p>-0.007013309</text:p>
          </table:table-cell>
          <table:table-cell office:value-type="float" office:value="-0.003763446" calcext:value-type="float">
            <text:p>-0.003763446</text:p>
          </table:table-cell>
          <table:table-cell office:value-type="float" office:value="1905.971" calcext:value-type="float">
            <text:p>1905.971</text:p>
          </table:table-cell>
          <table:table-cell office:value-type="float" office:value="0" calcext:value-type="float">
            <text:p>0</text:p>
          </table:table-cell>
          <table:table-cell office:value-type="float" office:value="-0.5743784" calcext:value-type="float">
            <text:p>-0.5743784</text:p>
          </table:table-cell>
          <table:table-cell office:value-type="float" office:value="0.0001770203" calcext:value-type="float">
            <text:p>0.0001770203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28498" calcext:value-type="float">
            <text:p>-1.22849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1998" calcext:value-type="float">
            <text:p>6121998</text:p>
          </table:table-cell>
          <table:table-cell office:value-type="float" office:value="837.9156" calcext:value-type="float">
            <text:p>837.9156</text:p>
          </table:table-cell>
          <table:table-cell office:value-type="float" office:value="198.9841" calcext:value-type="float">
            <text:p>198.984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7.419" calcext:value-type="float">
            <text:p>1277.419</text:p>
          </table:table-cell>
          <table:table-cell office:value-type="float" office:value="783.3821" calcext:value-type="float">
            <text:p>783.3821</text:p>
          </table:table-cell>
          <table:table-cell office:value-type="float" office:value="65.58112" calcext:value-type="float">
            <text:p>65.58112</text:p>
          </table:table-cell>
          <table:table-cell office:value-type="float" office:value="0.3676983" calcext:value-type="float">
            <text:p>0.3676983</text:p>
          </table:table-cell>
          <table:table-cell office:value-type="float" office:value="0.3543099" calcext:value-type="float">
            <text:p>0.3543099</text:p>
          </table:table-cell>
          <table:table-cell office:value-type="float" office:value="0.3070482" calcext:value-type="float">
            <text:p>0.3070482</text:p>
          </table:table-cell>
          <table:table-cell office:value-type="float" office:value="0.2979575" calcext:value-type="float">
            <text:p>0.2979575</text:p>
          </table:table-cell>
          <table:table-cell office:value-type="float" office:value="0.3036897" calcext:value-type="float">
            <text:p>0.3036897</text:p>
          </table:table-cell>
          <table:table-cell office:value-type="float" office:value="0.3179161" calcext:value-type="float">
            <text:p>0.3179161</text:p>
          </table:table-cell>
          <table:table-cell office:value-type="float" office:value="0.3966541" calcext:value-type="float">
            <text:p>0.3966541</text:p>
          </table:table-cell>
          <table:table-cell office:value-type="float" office:value="0.3637891" calcext:value-type="float">
            <text:p>0.3637891</text:p>
          </table:table-cell>
          <table:table-cell office:value-type="float" office:value="0.3868692" calcext:value-type="float">
            <text:p>0.3868692</text:p>
          </table:table-cell>
          <table:table-cell office:value-type="float" office:value="0.4125682" calcext:value-type="float">
            <text:p>0.4125682</text:p>
          </table:table-cell>
          <table:table-cell office:value-type="float" office:value="0.510421" calcext:value-type="float">
            <text:p>0.510421</text:p>
          </table:table-cell>
          <table:table-cell office:value-type="float" office:value="0.5112642" calcext:value-type="float">
            <text:p>0.5112642</text:p>
          </table:table-cell>
          <table:table-cell office:value-type="float" office:value="0" calcext:value-type="float">
            <text:p>0</text:p>
          </table:table-cell>
          <table:table-cell office:value-type="float" office:value="0.00308418" calcext:value-type="float">
            <text:p>0.00308418</text:p>
          </table:table-cell>
          <table:table-cell office:value-type="float" office:value="0.1468559" calcext:value-type="float">
            <text:p>0.1468559</text:p>
          </table:table-cell>
          <table:table-cell office:value-type="float" office:value="1.949185E-015" calcext:value-type="float">
            <text:p>1.949185E-15</text:p>
          </table:table-cell>
          <table:table-cell office:value-type="float" office:value="9.428939E-016" calcext:value-type="float">
            <text:p>9.428939E-16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5510829" calcext:value-type="float">
            <text:p>-0.005510829</text:p>
          </table:table-cell>
          <table:table-cell office:value-type="float" office:value="-0.006083641" calcext:value-type="float">
            <text:p>-0.006083641</text:p>
          </table:table-cell>
          <table:table-cell office:value-type="float" office:value="-0.01657668" calcext:value-type="float">
            <text:p>-0.01657668</text:p>
          </table:table-cell>
          <table:table-cell office:value-type="float" office:value="-0.02010749" calcext:value-type="float">
            <text:p>-0.02010749</text:p>
          </table:table-cell>
          <table:table-cell office:value-type="float" office:value="-0.01757585" calcext:value-type="float">
            <text:p>-0.01757585</text:p>
          </table:table-cell>
          <table:table-cell office:value-type="float" office:value="-0.01287739" calcext:value-type="float">
            <text:p>-0.01287739</text:p>
          </table:table-cell>
          <table:table-cell office:value-type="float" office:value="-0.00526032" calcext:value-type="float">
            <text:p>-0.00526032</text:p>
          </table:table-cell>
          <table:table-cell office:value-type="float" office:value="-0.01294691" calcext:value-type="float">
            <text:p>-0.01294691</text:p>
          </table:table-cell>
          <table:table-cell office:value-type="float" office:value="-0.007180327" calcext:value-type="float">
            <text:p>-0.007180327</text:p>
          </table:table-cell>
          <table:table-cell office:value-type="float" office:value="-0.003882597" calcext:value-type="float">
            <text:p>-0.003882597</text:p>
          </table:table-cell>
          <table:table-cell office:value-type="float" office:value="1912.244" calcext:value-type="float">
            <text:p>1912.244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3240005" calcext:value-type="float">
            <text:p>0.003240005</text:p>
          </table:table-cell>
          <table:table-cell office:value-type="float" office:value="-9999.004" calcext:value-type="float">
            <text:p>-9999.004</text:p>
          </table:table-cell>
          <table:table-cell office:value-type="float" office:value="0.003084802" calcext:value-type="float">
            <text:p>0.00308480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1998" calcext:value-type="float">
            <text:p>7121998</text:p>
          </table:table-cell>
          <table:table-cell office:value-type="float" office:value="841.7761" calcext:value-type="float">
            <text:p>841.7761</text:p>
          </table:table-cell>
          <table:table-cell office:value-type="float" office:value="198.8709" calcext:value-type="float">
            <text:p>198.8709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6.364" calcext:value-type="float">
            <text:p>1276.364</text:p>
          </table:table-cell>
          <table:table-cell office:value-type="float" office:value="788.4086" calcext:value-type="float">
            <text:p>788.4086</text:p>
          </table:table-cell>
          <table:table-cell office:value-type="float" office:value="51.1789" calcext:value-type="float">
            <text:p>51.1789</text:p>
          </table:table-cell>
          <table:table-cell office:value-type="float" office:value="0.3297652" calcext:value-type="float">
            <text:p>0.3297652</text:p>
          </table:table-cell>
          <table:table-cell office:value-type="float" office:value="0.3330757" calcext:value-type="float">
            <text:p>0.3330757</text:p>
          </table:table-cell>
          <table:table-cell office:value-type="float" office:value="0.337779" calcext:value-type="float">
            <text:p>0.337779</text:p>
          </table:table-cell>
          <table:table-cell office:value-type="float" office:value="0.3391758" calcext:value-type="float">
            <text:p>0.3391758</text:p>
          </table:table-cell>
          <table:table-cell office:value-type="float" office:value="0.3401473" calcext:value-type="float">
            <text:p>0.3401473</text:p>
          </table:table-cell>
          <table:table-cell office:value-type="float" office:value="0.3436158" calcext:value-type="float">
            <text:p>0.3436158</text:p>
          </table:table-cell>
          <table:table-cell office:value-type="float" office:value="0.3897932" calcext:value-type="float">
            <text:p>0.3897932</text:p>
          </table:table-cell>
          <table:table-cell office:value-type="float" office:value="0.3664461" calcext:value-type="float">
            <text:p>0.3664461</text:p>
          </table:table-cell>
          <table:table-cell office:value-type="float" office:value="0.386323" calcext:value-type="float">
            <text:p>0.386323</text:p>
          </table:table-cell>
          <table:table-cell office:value-type="float" office:value="0.4116588" calcext:value-type="float">
            <text:p>0.4116588</text:p>
          </table:table-cell>
          <table:table-cell office:value-type="float" office:value="0.5107093" calcext:value-type="float">
            <text:p>0.5107093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181615" calcext:value-type="float">
            <text:p>0.05181615</text:p>
          </table:table-cell>
          <table:table-cell office:value-type="float" office:value="1.949174E-015" calcext:value-type="float">
            <text:p>1.949174E-15</text:p>
          </table:table-cell>
          <table:table-cell office:value-type="float" office:value="9.428892E-016" calcext:value-type="float">
            <text:p>9.428892E-16</text:p>
          </table:table-cell>
          <table:table-cell office:value-type="float" office:value="9.300036E-016" calcext:value-type="float">
            <text:p>9.300036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09703856" calcext:value-type="float">
            <text:p>-0.009703856</text:p>
          </table:table-cell>
          <table:table-cell office:value-type="float" office:value="-0.009091159" calcext:value-type="float">
            <text:p>-0.009091159</text:p>
          </table:table-cell>
          <table:table-cell office:value-type="float" office:value="-0.008291358" calcext:value-type="float">
            <text:p>-0.008291358</text:p>
          </table:table-cell>
          <table:table-cell office:value-type="float" office:value="-0.008101734" calcext:value-type="float">
            <text:p>-0.008101734</text:p>
          </table:table-cell>
          <table:table-cell office:value-type="float" office:value="-0.007969813" calcext:value-type="float">
            <text:p>-0.007969813</text:p>
          </table:table-cell>
          <table:table-cell office:value-type="float" office:value="-0.007427889" calcext:value-type="float">
            <text:p>-0.007427889</text:p>
          </table:table-cell>
          <table:table-cell office:value-type="float" office:value="-0.005995126" calcext:value-type="float">
            <text:p>-0.005995126</text:p>
          </table:table-cell>
          <table:table-cell office:value-type="float" office:value="-0.0120739" calcext:value-type="float">
            <text:p>-0.0120739</text:p>
          </table:table-cell>
          <table:table-cell office:value-type="float" office:value="-0.007283742" calcext:value-type="float">
            <text:p>-0.007283742</text:p>
          </table:table-cell>
          <table:table-cell office:value-type="float" office:value="-0.003969782" calcext:value-type="float">
            <text:p>-0.003969782</text:p>
          </table:table-cell>
          <table:table-cell office:value-type="float" office:value="1922.105" calcext:value-type="float">
            <text:p>1922.105</text:p>
          </table:table-cell>
          <table:table-cell office:value-type="float" office:value="0" calcext:value-type="float">
            <text:p>0</text:p>
          </table:table-cell>
          <table:table-cell office:value-type="float" office:value="-0.01260556" calcext:value-type="float">
            <text:p>-0.01260556</text:p>
          </table:table-cell>
          <table:table-cell office:value-type="float" office:value="0.00004501137" calcext:value-type="float">
            <text:p>4.501137E-05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9213" calcext:value-type="float">
            <text:p>-1.2392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1998" calcext:value-type="float">
            <text:p>8121998</text:p>
          </table:table-cell>
          <table:table-cell office:value-type="float" office:value="841.7761" calcext:value-type="float">
            <text:p>841.7761</text:p>
          </table:table-cell>
          <table:table-cell office:value-type="float" office:value="198.8904" calcext:value-type="float">
            <text:p>198.890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2.926" calcext:value-type="float">
            <text:p>1272.926</text:p>
          </table:table-cell>
          <table:table-cell office:value-type="float" office:value="791.8246" calcext:value-type="float">
            <text:p>791.8246</text:p>
          </table:table-cell>
          <table:table-cell office:value-type="float" office:value="50.77005" calcext:value-type="float">
            <text:p>50.77005</text:p>
          </table:table-cell>
          <table:table-cell office:value-type="float" office:value="0.2906231" calcext:value-type="float">
            <text:p>0.2906231</text:p>
          </table:table-cell>
          <table:table-cell office:value-type="float" office:value="0.2997864" calcext:value-type="float">
            <text:p>0.2997864</text:p>
          </table:table-cell>
          <table:table-cell office:value-type="float" office:value="0.3102524" calcext:value-type="float">
            <text:p>0.3102524</text:p>
          </table:table-cell>
          <table:table-cell office:value-type="float" office:value="0.318975" calcext:value-type="float">
            <text:p>0.318975</text:p>
          </table:table-cell>
          <table:table-cell office:value-type="float" office:value="0.3252895" calcext:value-type="float">
            <text:p>0.3252895</text:p>
          </table:table-cell>
          <table:table-cell office:value-type="float" office:value="0.3313686" calcext:value-type="float">
            <text:p>0.3313686</text:p>
          </table:table-cell>
          <table:table-cell office:value-type="float" office:value="0.3819329" calcext:value-type="float">
            <text:p>0.3819329</text:p>
          </table:table-cell>
          <table:table-cell office:value-type="float" office:value="0.3680867" calcext:value-type="float">
            <text:p>0.3680867</text:p>
          </table:table-cell>
          <table:table-cell office:value-type="float" office:value="0.3867851" calcext:value-type="float">
            <text:p>0.3867851</text:p>
          </table:table-cell>
          <table:table-cell office:value-type="float" office:value="0.4122605" calcext:value-type="float">
            <text:p>0.4122605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3" calcext:value-type="float">
            <text:p>0.51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6667" calcext:value-type="float">
            <text:p>0.1426667</text:p>
          </table:table-cell>
          <table:table-cell office:value-type="float" office:value="1.949162E-015" calcext:value-type="float">
            <text:p>1.949162E-15</text:p>
          </table:table-cell>
          <table:table-cell office:value-type="float" office:value="9.428849E-016" calcext:value-type="float">
            <text:p>9.428849E-16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349249" calcext:value-type="float">
            <text:p>-0.02349249</text:p>
          </table:table-cell>
          <table:table-cell office:value-type="float" office:value="-0.01899628" calcext:value-type="float">
            <text:p>-0.01899628</text:p>
          </table:table-cell>
          <table:table-cell office:value-type="float" office:value="-0.01501368" calcext:value-type="float">
            <text:p>-0.01501368</text:p>
          </table:table-cell>
          <table:table-cell office:value-type="float" office:value="-0.0124183" calcext:value-type="float">
            <text:p>-0.0124183</text:p>
          </table:table-cell>
          <table:table-cell office:value-type="float" office:value="-0.01085329" calcext:value-type="float">
            <text:p>-0.01085329</text:p>
          </table:table-cell>
          <table:table-cell office:value-type="float" office:value="-0.009542225" calcext:value-type="float">
            <text:p>-0.009542225</text:p>
          </table:table-cell>
          <table:table-cell office:value-type="float" office:value="-0.007311629" calcext:value-type="float">
            <text:p>-0.007311629</text:p>
          </table:table-cell>
          <table:table-cell office:value-type="float" office:value="-0.01156551" calcext:value-type="float">
            <text:p>-0.01156551</text:p>
          </table:table-cell>
          <table:table-cell office:value-type="float" office:value="-0.0072006" calcext:value-type="float">
            <text:p>-0.0072006</text:p>
          </table:table-cell>
          <table:table-cell office:value-type="float" office:value="-0.003914544" calcext:value-type="float">
            <text:p>-0.003914544</text:p>
          </table:table-cell>
          <table:table-cell office:value-type="float" office:value="1929.379" calcext:value-type="float">
            <text:p>1929.379</text:p>
          </table:table-cell>
          <table:table-cell office:value-type="float" office:value="0" calcext:value-type="float">
            <text:p>0</text:p>
          </table:table-cell>
          <table:table-cell office:value-type="float" office:value="-0.06350524" calcext:value-type="float">
            <text:p>-0.06350524</text:p>
          </table:table-cell>
          <table:table-cell office:value-type="float" office:value="0.0001398362" calcext:value-type="float">
            <text:p>0.0001398362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6406" calcext:value-type="float">
            <text:p>-1.2364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1998" calcext:value-type="float">
            <text:p>9121998</text:p>
          </table:table-cell>
          <table:table-cell office:value-type="float" office:value="841.7761" calcext:value-type="float">
            <text:p>841.7761</text:p>
          </table:table-cell>
          <table:table-cell office:value-type="float" office:value="198.9524" calcext:value-type="float">
            <text:p>198.9524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0.938" calcext:value-type="float">
            <text:p>1270.938</text:p>
          </table:table-cell>
          <table:table-cell office:value-type="float" office:value="793.7467" calcext:value-type="float">
            <text:p>793.7467</text:p>
          </table:table-cell>
          <table:table-cell office:value-type="float" office:value="48.03154" calcext:value-type="float">
            <text:p>48.03154</text:p>
          </table:table-cell>
          <table:table-cell office:value-type="float" office:value="0.2659407" calcext:value-type="float">
            <text:p>0.2659407</text:p>
          </table:table-cell>
          <table:table-cell office:value-type="float" office:value="0.2859628" calcext:value-type="float">
            <text:p>0.2859628</text:p>
          </table:table-cell>
          <table:table-cell office:value-type="float" office:value="0.3001755" calcext:value-type="float">
            <text:p>0.3001755</text:p>
          </table:table-cell>
          <table:table-cell office:value-type="float" office:value="0.3087775" calcext:value-type="float">
            <text:p>0.3087775</text:p>
          </table:table-cell>
          <table:table-cell office:value-type="float" office:value="0.3152751" calcext:value-type="float">
            <text:p>0.3152751</text:p>
          </table:table-cell>
          <table:table-cell office:value-type="float" office:value="0.3221714" calcext:value-type="float">
            <text:p>0.3221714</text:p>
          </table:table-cell>
          <table:table-cell office:value-type="float" office:value="0.3765734" calcext:value-type="float">
            <text:p>0.3765734</text:p>
          </table:table-cell>
          <table:table-cell office:value-type="float" office:value="0.3691285" calcext:value-type="float">
            <text:p>0.3691285</text:p>
          </table:table-cell>
          <table:table-cell office:value-type="float" office:value="0.387194" calcext:value-type="float">
            <text:p>0.387194</text:p>
          </table:table-cell>
          <table:table-cell office:value-type="float" office:value="0.4127839" calcext:value-type="float">
            <text:p>0.4127839</text:p>
          </table:table-cell>
          <table:table-cell office:value-type="float" office:value="0.5107095" calcext:value-type="float">
            <text:p>0.5107095</text:p>
          </table:table-cell>
          <table:table-cell office:value-type="float" office:value="0.5112621" calcext:value-type="float">
            <text:p>0.5112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7353" calcext:value-type="float">
            <text:p>0.1717353</text:p>
          </table:table-cell>
          <table:table-cell office:value-type="float" office:value="1.949152E-015" calcext:value-type="float">
            <text:p>1.949152E-15</text:p>
          </table:table-cell>
          <table:table-cell office:value-type="float" office:value="9.428799E-016" calcext:value-type="float">
            <text:p>9.428799E-16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1491774" calcext:value-type="float">
            <text:p>1.491774E-05</text:p>
          </table:table-cell>
          <table:table-cell office:value-type="float" office:value="-0.04122149" calcext:value-type="float">
            <text:p>-0.04122149</text:p>
          </table:table-cell>
          <table:table-cell office:value-type="float" office:value="-0.02634137" calcext:value-type="float">
            <text:p>-0.02634137</text:p>
          </table:table-cell>
          <table:table-cell office:value-type="float" office:value="-0.0188889" calcext:value-type="float">
            <text:p>-0.0188889</text:p>
          </table:table-cell>
          <table:table-cell office:value-type="float" office:value="-0.01558431" calcext:value-type="float">
            <text:p>-0.01558431</text:p>
          </table:table-cell>
          <table:table-cell office:value-type="float" office:value="-0.01350074" calcext:value-type="float">
            <text:p>-0.01350074</text:p>
          </table:table-cell>
          <table:table-cell office:value-type="float" office:value="-0.01161377" calcext:value-type="float">
            <text:p>-0.01161377</text:p>
          </table:table-cell>
          <table:table-cell office:value-type="float" office:value="-0.008377142" calcext:value-type="float">
            <text:p>-0.008377142</text:p>
          </table:table-cell>
          <table:table-cell office:value-type="float" office:value="-0.01125288" calcext:value-type="float">
            <text:p>-0.01125288</text:p>
          </table:table-cell>
          <table:table-cell office:value-type="float" office:value="-0.007127979" calcext:value-type="float">
            <text:p>-0.007127979</text:p>
          </table:table-cell>
          <table:table-cell office:value-type="float" office:value="-0.003867182" calcext:value-type="float">
            <text:p>-0.003867182</text:p>
          </table:table-cell>
          <table:table-cell office:value-type="float" office:value="1935.097" calcext:value-type="float">
            <text:p>1935.097</text:p>
          </table:table-cell>
          <table:table-cell office:value-type="float" office:value="0" calcext:value-type="float">
            <text:p>0</text:p>
          </table:table-cell>
          <table:table-cell office:value-type="float" office:value="-0.1721838" calcext:value-type="float">
            <text:p>-0.1721838</text:p>
          </table:table-cell>
          <table:table-cell office:value-type="float" office:value="0.0001735799" calcext:value-type="float">
            <text:p>0.000173579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3966" calcext:value-type="float">
            <text:p>-1.23396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1998" calcext:value-type="float">
            <text:p>10121998</text:p>
          </table:table-cell>
          <table:table-cell office:value-type="float" office:value="841.9759" calcext:value-type="float">
            <text:p>841.9759</text:p>
          </table:table-cell>
          <table:table-cell office:value-type="float" office:value="198.9032" calcext:value-type="float">
            <text:p>198.903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9.445" calcext:value-type="float">
            <text:p>1269.445</text:p>
          </table:table-cell>
          <table:table-cell office:value-type="float" office:value="795.4847" calcext:value-type="float">
            <text:p>795.4847</text:p>
          </table:table-cell>
          <table:table-cell office:value-type="float" office:value="43.08177" calcext:value-type="float">
            <text:p>43.08177</text:p>
          </table:table-cell>
          <table:table-cell office:value-type="float" office:value="0.2790426" calcext:value-type="float">
            <text:p>0.2790426</text:p>
          </table:table-cell>
          <table:table-cell office:value-type="float" office:value="0.2875901" calcext:value-type="float">
            <text:p>0.2875901</text:p>
          </table:table-cell>
          <table:table-cell office:value-type="float" office:value="0.2956722" calcext:value-type="float">
            <text:p>0.2956722</text:p>
          </table:table-cell>
          <table:table-cell office:value-type="float" office:value="0.302915" calcext:value-type="float">
            <text:p>0.302915</text:p>
          </table:table-cell>
          <table:table-cell office:value-type="float" office:value="0.3096406" calcext:value-type="float">
            <text:p>0.3096406</text:p>
          </table:table-cell>
          <table:table-cell office:value-type="float" office:value="0.3168322" calcext:value-type="float">
            <text:p>0.3168322</text:p>
          </table:table-cell>
          <table:table-cell office:value-type="float" office:value="0.373323" calcext:value-type="float">
            <text:p>0.373323</text:p>
          </table:table-cell>
          <table:table-cell office:value-type="float" office:value="0.3691678" calcext:value-type="float">
            <text:p>0.3691678</text:p>
          </table:table-cell>
          <table:table-cell office:value-type="float" office:value="0.3871711" calcext:value-type="float">
            <text:p>0.3871711</text:p>
          </table:table-cell>
          <table:table-cell office:value-type="float" office:value="0.4126092" calcext:value-type="float">
            <text:p>0.4126092</text:p>
          </table:table-cell>
          <table:table-cell office:value-type="float" office:value="0.5107104" calcext:value-type="float">
            <text:p>0.5107104</text:p>
          </table:table-cell>
          <table:table-cell office:value-type="float" office:value="0.5112635" calcext:value-type="float">
            <text:p>0.5112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6614" calcext:value-type="float">
            <text:p>0.1936614</text:p>
          </table:table-cell>
          <table:table-cell office:value-type="float" office:value="1.949142E-015" calcext:value-type="float">
            <text:p>1.949142E-15</text:p>
          </table:table-cell>
          <table:table-cell office:value-type="float" office:value="9.428749E-016" calcext:value-type="float">
            <text:p>9.428749E-16</text:p>
          </table:table-cell>
          <table:table-cell office:value-type="float" office:value="9.300033E-016" calcext:value-type="float">
            <text:p>9.3000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2250154" calcext:value-type="float">
            <text:p>2.250154E-05</text:p>
          </table:table-cell>
          <table:table-cell office:value-type="float" office:value="-0.03092368" calcext:value-type="float">
            <text:p>-0.03092368</text:p>
          </table:table-cell>
          <table:table-cell office:value-type="float" office:value="-0.02528135" calcext:value-type="float">
            <text:p>-0.02528135</text:p>
          </table:table-cell>
          <table:table-cell office:value-type="float" office:value="-0.02105367" calcext:value-type="float">
            <text:p>-0.02105367</text:p>
          </table:table-cell>
          <table:table-cell office:value-type="float" office:value="-0.01783067" calcext:value-type="float">
            <text:p>-0.01783067</text:p>
          </table:table-cell>
          <table:table-cell office:value-type="float" office:value="-0.01531081" calcext:value-type="float">
            <text:p>-0.01531081</text:p>
          </table:table-cell>
          <table:table-cell office:value-type="float" office:value="-0.01304732" calcext:value-type="float">
            <text:p>-0.01304732</text:p>
          </table:table-cell>
          <table:table-cell office:value-type="float" office:value="-0.009123556" calcext:value-type="float">
            <text:p>-0.009123556</text:p>
          </table:table-cell>
          <table:table-cell office:value-type="float" office:value="-0.01124006" calcext:value-type="float">
            <text:p>-0.01124006</text:p>
          </table:table-cell>
          <table:table-cell office:value-type="float" office:value="-0.007132018" calcext:value-type="float">
            <text:p>-0.007132018</text:p>
          </table:table-cell>
          <table:table-cell office:value-type="float" office:value="-0.003882921" calcext:value-type="float">
            <text:p>-0.003882921</text:p>
          </table:table-cell>
          <table:table-cell office:value-type="float" office:value="1940.992" calcext:value-type="float">
            <text:p>1940.992</text:p>
          </table:table-cell>
          <table:table-cell office:value-type="float" office:value="0" calcext:value-type="float">
            <text:p>0</text:p>
          </table:table-cell>
          <table:table-cell office:value-type="float" office:value="-0.1046725" calcext:value-type="float">
            <text:p>-0.1046725</text:p>
          </table:table-cell>
          <table:table-cell office:value-type="float" office:value="0.0002020907" calcext:value-type="float">
            <text:p>0.0002020907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4779" calcext:value-type="float">
            <text:p>-1.2347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1998" calcext:value-type="float">
            <text:p>11121998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9.126" calcext:value-type="float">
            <text:p>199.12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8.352" calcext:value-type="float">
            <text:p>1268.352</text:p>
          </table:table-cell>
          <table:table-cell office:value-type="float" office:value="796.5516" calcext:value-type="float">
            <text:p>796.5516</text:p>
          </table:table-cell>
          <table:table-cell office:value-type="float" office:value="43.21011" calcext:value-type="float">
            <text:p>43.21011</text:p>
          </table:table-cell>
          <table:table-cell office:value-type="float" office:value="0.200162" calcext:value-type="float">
            <text:p>0.200162</text:p>
          </table:table-cell>
          <table:table-cell office:value-type="float" office:value="0.2719452" calcext:value-type="float">
            <text:p>0.2719452</text:p>
          </table:table-cell>
          <table:table-cell office:value-type="float" office:value="0.2866456" calcext:value-type="float">
            <text:p>0.2866456</text:p>
          </table:table-cell>
          <table:table-cell office:value-type="float" office:value="0.2993779" calcext:value-type="float">
            <text:p>0.2993779</text:p>
          </table:table-cell>
          <table:table-cell office:value-type="float" office:value="0.3067695" calcext:value-type="float">
            <text:p>0.3067695</text:p>
          </table:table-cell>
          <table:table-cell office:value-type="float" office:value="0.3140104" calcext:value-type="float">
            <text:p>0.3140104</text:p>
          </table:table-cell>
          <table:table-cell office:value-type="float" office:value="0.3690018" calcext:value-type="float">
            <text:p>0.3690018</text:p>
          </table:table-cell>
          <table:table-cell office:value-type="float" office:value="0.369044" calcext:value-type="float">
            <text:p>0.369044</text:p>
          </table:table-cell>
          <table:table-cell office:value-type="float" office:value="0.3873287" calcext:value-type="float">
            <text:p>0.3873287</text:p>
          </table:table-cell>
          <table:table-cell office:value-type="float" office:value="0.4127626" calcext:value-type="float">
            <text:p>0.4127626</text:p>
          </table:table-cell>
          <table:table-cell office:value-type="float" office:value="0.5107098" calcext:value-type="float">
            <text:p>0.5107098</text:p>
          </table:table-cell>
          <table:table-cell office:value-type="float" office:value="0.5112616" calcext:value-type="float">
            <text:p>0.5112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4565" calcext:value-type="float">
            <text:p>0.2894565</text:p>
          </table:table-cell>
          <table:table-cell office:value-type="float" office:value="0.001650907" calcext:value-type="float">
            <text:p>0.001650907</text:p>
          </table:table-cell>
          <table:table-cell office:value-type="float" office:value="9.4287E-016" calcext:value-type="float">
            <text:p>9.4287E-16</text:p>
          </table:table-cell>
          <table:table-cell office:value-type="float" office:value="9.300033E-016" calcext:value-type="float">
            <text:p>9.300033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4544147" calcext:value-type="float">
            <text:p>4.544147E-05</text:p>
          </table:table-cell>
          <table:table-cell office:value-type="float" office:value="-0.2244779" calcext:value-type="float">
            <text:p>-0.2244779</text:p>
          </table:table-cell>
          <table:table-cell office:value-type="float" office:value="-0.03726943" calcext:value-type="float">
            <text:p>-0.03726943</text:p>
          </table:table-cell>
          <table:table-cell office:value-type="float" office:value="-0.02610383" calcext:value-type="float">
            <text:p>-0.02610383</text:p>
          </table:table-cell>
          <table:table-cell office:value-type="float" office:value="-0.01932846" calcext:value-type="float">
            <text:p>-0.01932846</text:p>
          </table:table-cell>
          <table:table-cell office:value-type="float" office:value="-0.01632761" calcext:value-type="float">
            <text:p>-0.01632761</text:p>
          </table:table-cell>
          <table:table-cell office:value-type="float" office:value="-0.0138856" calcext:value-type="float">
            <text:p>-0.0138856</text:p>
          </table:table-cell>
          <table:table-cell office:value-type="float" office:value="-0.01018284" calcext:value-type="float">
            <text:p>-0.01018284</text:p>
          </table:table-cell>
          <table:table-cell office:value-type="float" office:value="-0.0112751" calcext:value-type="float">
            <text:p>-0.0112751</text:p>
          </table:table-cell>
          <table:table-cell office:value-type="float" office:value="-0.007104166" calcext:value-type="float">
            <text:p>-0.007104166</text:p>
          </table:table-cell>
          <table:table-cell office:value-type="float" office:value="-0.003869104" calcext:value-type="float">
            <text:p>-0.003869104</text:p>
          </table:table-cell>
          <table:table-cell office:value-type="float" office:value="1946.063" calcext:value-type="float">
            <text:p>1946.063</text:p>
          </table:table-cell>
          <table:table-cell office:value-type="float" office:value="0" calcext:value-type="float">
            <text:p>0</text:p>
          </table:table-cell>
          <table:table-cell office:value-type="float" office:value="-2.959247" calcext:value-type="float">
            <text:p>-2.959247</text:p>
          </table:table-cell>
          <table:table-cell office:value-type="float" office:value="0.0002837419" calcext:value-type="float">
            <text:p>0.000283741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234066" calcext:value-type="float">
            <text:p>-1.23406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1998" calcext:value-type="float">
            <text:p>12121998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9.1123" calcext:value-type="float">
            <text:p>199.1123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5.295" calcext:value-type="float">
            <text:p>1265.295</text:p>
          </table:table-cell>
          <table:table-cell office:value-type="float" office:value="799.6244" calcext:value-type="float">
            <text:p>799.6244</text:p>
          </table:table-cell>
          <table:table-cell office:value-type="float" office:value="35.18225" calcext:value-type="float">
            <text:p>35.18225</text:p>
          </table:table-cell>
          <table:table-cell office:value-type="float" office:value="0.2673794" calcext:value-type="float">
            <text:p>0.2673794</text:p>
          </table:table-cell>
          <table:table-cell office:value-type="float" office:value="0.2809775" calcext:value-type="float">
            <text:p>0.2809775</text:p>
          </table:table-cell>
          <table:table-cell office:value-type="float" office:value="0.2886458" calcext:value-type="float">
            <text:p>0.2886458</text:p>
          </table:table-cell>
          <table:table-cell office:value-type="float" office:value="0.2972047" calcext:value-type="float">
            <text:p>0.2972047</text:p>
          </table:table-cell>
          <table:table-cell office:value-type="float" office:value="0.3041069" calcext:value-type="float">
            <text:p>0.3041069</text:p>
          </table:table-cell>
          <table:table-cell office:value-type="float" office:value="0.3121074" calcext:value-type="float">
            <text:p>0.3121074</text:p>
          </table:table-cell>
          <table:table-cell office:value-type="float" office:value="0.3703795" calcext:value-type="float">
            <text:p>0.3703795</text:p>
          </table:table-cell>
          <table:table-cell office:value-type="float" office:value="0.3680819" calcext:value-type="float">
            <text:p>0.3680819</text:p>
          </table:table-cell>
          <table:table-cell office:value-type="float" office:value="0.3862918" calcext:value-type="float">
            <text:p>0.3862918</text:p>
          </table:table-cell>
          <table:table-cell office:value-type="float" office:value="0.4110404" calcext:value-type="float">
            <text:p>0.4110404</text:p>
          </table:table-cell>
          <table:table-cell office:value-type="float" office:value="0.5096012" calcext:value-type="float">
            <text:p>0.5096012</text:p>
          </table:table-cell>
          <table:table-cell office:value-type="float" office:value="0.5112634" calcext:value-type="float">
            <text:p>0.511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8164" calcext:value-type="float">
            <text:p>0.238164</text:p>
          </table:table-cell>
          <table:table-cell office:value-type="float" office:value="1.92408E-015" calcext:value-type="float">
            <text:p>1.92408E-15</text:p>
          </table:table-cell>
          <table:table-cell office:value-type="float" office:value="9.428654E-016" calcext:value-type="float">
            <text:p>9.428654E-16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4022542" calcext:value-type="float">
            <text:p>-0.04022542</text:p>
          </table:table-cell>
          <table:table-cell office:value-type="float" office:value="-0.03000265" calcext:value-type="float">
            <text:p>-0.03000265</text:p>
          </table:table-cell>
          <table:table-cell office:value-type="float" office:value="-0.02490001" calcext:value-type="float">
            <text:p>-0.02490001</text:p>
          </table:table-cell>
          <table:table-cell office:value-type="float" office:value="-0.02034852" calcext:value-type="float">
            <text:p>-0.02034852</text:p>
          </table:table-cell>
          <table:table-cell office:value-type="float" office:value="-0.01735435" calcext:value-type="float">
            <text:p>-0.01735435</text:p>
          </table:table-cell>
          <table:table-cell office:value-type="float" office:value="-0.01448913" calcext:value-type="float">
            <text:p>-0.01448913</text:p>
          </table:table-cell>
          <table:table-cell office:value-type="float" office:value="-0.009816743" calcext:value-type="float">
            <text:p>-0.009816743</text:p>
          </table:table-cell>
          <table:table-cell office:value-type="float" office:value="-0.01155756" calcext:value-type="float">
            <text:p>-0.01155756</text:p>
          </table:table-cell>
          <table:table-cell office:value-type="float" office:value="-0.007284422" calcext:value-type="float">
            <text:p>-0.007284422</text:p>
          </table:table-cell>
          <table:table-cell office:value-type="float" office:value="-0.00402327" calcext:value-type="float">
            <text:p>-0.00402327</text:p>
          </table:table-cell>
          <table:table-cell office:value-type="float" office:value="1953.648" calcext:value-type="float">
            <text:p>1953.648</text:p>
          </table:table-cell>
          <table:table-cell office:value-type="float" office:value="0" calcext:value-type="float">
            <text:p>0</text:p>
          </table:table-cell>
          <table:table-cell office:value-type="float" office:value="-0.1196163" calcext:value-type="float">
            <text:p>-0.1196163</text:p>
          </table:table-cell>
          <table:table-cell office:value-type="float" office:value="0.0002054639" calcext:value-type="float">
            <text:p>0.0002054639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8515199" calcext:value-type="float">
            <text:p>-8.515199E-0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1998" calcext:value-type="float">
            <text:p>13121998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9.2423" calcext:value-type="float">
            <text:p>199.2423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0.853" calcext:value-type="float">
            <text:p>1260.853</text:p>
          </table:table-cell>
          <table:table-cell office:value-type="float" office:value="803.9383" calcext:value-type="float">
            <text:p>803.9383</text:p>
          </table:table-cell>
          <table:table-cell office:value-type="float" office:value="31.0315" calcext:value-type="float">
            <text:p>31.0315</text:p>
          </table:table-cell>
          <table:table-cell office:value-type="float" office:value="0.2044969" calcext:value-type="float">
            <text:p>0.2044969</text:p>
          </table:table-cell>
          <table:table-cell office:value-type="float" office:value="0.2799942" calcext:value-type="float">
            <text:p>0.2799942</text:p>
          </table:table-cell>
          <table:table-cell office:value-type="float" office:value="0.2882722" calcext:value-type="float">
            <text:p>0.2882722</text:p>
          </table:table-cell>
          <table:table-cell office:value-type="float" office:value="0.2965206" calcext:value-type="float">
            <text:p>0.2965206</text:p>
          </table:table-cell>
          <table:table-cell office:value-type="float" office:value="0.3028509" calcext:value-type="float">
            <text:p>0.3028509</text:p>
          </table:table-cell>
          <table:table-cell office:value-type="float" office:value="0.3093842" calcext:value-type="float">
            <text:p>0.3093842</text:p>
          </table:table-cell>
          <table:table-cell office:value-type="float" office:value="0.3654338" calcext:value-type="float">
            <text:p>0.3654338</text:p>
          </table:table-cell>
          <table:table-cell office:value-type="float" office:value="0.3664663" calcext:value-type="float">
            <text:p>0.3664663</text:p>
          </table:table-cell>
          <table:table-cell office:value-type="float" office:value="0.3846066" calcext:value-type="float">
            <text:p>0.3846066</text:p>
          </table:table-cell>
          <table:table-cell office:value-type="float" office:value="0.408248" calcext:value-type="float">
            <text:p>0.408248</text:p>
          </table:table-cell>
          <table:table-cell office:value-type="float" office:value="0.5076194" calcext:value-type="float">
            <text:p>0.5076194</text:p>
          </table:table-cell>
          <table:table-cell office:value-type="float" office:value="0.5112607" calcext:value-type="float">
            <text:p>0.5112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15229" calcext:value-type="float">
            <text:p>0.3015229</text:p>
          </table:table-cell>
          <table:table-cell office:value-type="float" office:value="0.002834807" calcext:value-type="float">
            <text:p>0.002834807</text:p>
          </table:table-cell>
          <table:table-cell office:value-type="float" office:value="9.428612E-016" calcext:value-type="float">
            <text:p>9.428612E-16</text:p>
          </table:table-cell>
          <table:table-cell office:value-type="float" office:value="9.300036E-016" calcext:value-type="float">
            <text:p>9.300036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03431462" calcext:value-type="float">
            <text:p>3.431462E-06</text:p>
          </table:table-cell>
          <table:table-cell office:value-type="float" office:value="-0.1892958" calcext:value-type="float">
            <text:p>-0.1892958</text:p>
          </table:table-cell>
          <table:table-cell office:value-type="float" office:value="-0.03078358" calcext:value-type="float">
            <text:p>-0.03078358</text:p>
          </table:table-cell>
          <table:table-cell office:value-type="float" office:value="-0.02511465" calcext:value-type="float">
            <text:p>-0.02511465</text:p>
          </table:table-cell>
          <table:table-cell office:value-type="float" office:value="-0.02067454" calcext:value-type="float">
            <text:p>-0.02067454</text:p>
          </table:table-cell>
          <table:table-cell office:value-type="float" office:value="-0.01785771" calcext:value-type="float">
            <text:p>-0.01785771</text:p>
          </table:table-cell>
          <table:table-cell office:value-type="float" office:value="-0.01539163" calcext:value-type="float">
            <text:p>-0.01539163</text:p>
          </table:table-cell>
          <table:table-cell office:value-type="float" office:value="-0.01117195" calcext:value-type="float">
            <text:p>-0.01117195</text:p>
          </table:table-cell>
          <table:table-cell office:value-type="float" office:value="-0.01205475" calcext:value-type="float">
            <text:p>-0.01205475</text:p>
          </table:table-cell>
          <table:table-cell office:value-type="float" office:value="-0.007596926" calcext:value-type="float">
            <text:p>-0.007596926</text:p>
          </table:table-cell>
          <table:table-cell office:value-type="float" office:value="-0.004295392" calcext:value-type="float">
            <text:p>-0.004295392</text:p>
          </table:table-cell>
          <table:table-cell office:value-type="float" office:value="1963.203" calcext:value-type="float">
            <text:p>1963.203</text:p>
          </table:table-cell>
          <table:table-cell office:value-type="float" office:value="0" calcext:value-type="float">
            <text:p>0</text:p>
          </table:table-cell>
          <table:table-cell office:value-type="float" office:value="-1.442726" calcext:value-type="float">
            <text:p>-1.442726</text:p>
          </table:table-cell>
          <table:table-cell office:value-type="float" office:value="0.000253119" calcext:value-type="float">
            <text:p>0.000253119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3496476" calcext:value-type="float">
            <text:p>-3.496476E-06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1998" calcext:value-type="float">
            <text:p>14121998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9.535" calcext:value-type="float">
            <text:p>199.535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6.228" calcext:value-type="float">
            <text:p>1256.228</text:p>
          </table:table-cell>
          <table:table-cell office:value-type="float" office:value="808.2701" calcext:value-type="float">
            <text:p>808.2701</text:p>
          </table:table-cell>
          <table:table-cell office:value-type="float" office:value="30.17388" calcext:value-type="float">
            <text:p>30.17388</text:p>
          </table:table-cell>
          <table:table-cell office:value-type="float" office:value="0.1347334" calcext:value-type="float">
            <text:p>0.1347334</text:p>
          </table:table-cell>
          <table:table-cell office:value-type="float" office:value="0.2712278" calcext:value-type="float">
            <text:p>0.2712278</text:p>
          </table:table-cell>
          <table:table-cell office:value-type="float" office:value="0.2835474" calcext:value-type="float">
            <text:p>0.2835474</text:p>
          </table:table-cell>
          <table:table-cell office:value-type="float" office:value="0.2937816" calcext:value-type="float">
            <text:p>0.2937816</text:p>
          </table:table-cell>
          <table:table-cell office:value-type="float" office:value="0.3005261" calcext:value-type="float">
            <text:p>0.3005261</text:p>
          </table:table-cell>
          <table:table-cell office:value-type="float" office:value="0.3046052" calcext:value-type="float">
            <text:p>0.3046052</text:p>
          </table:table-cell>
          <table:table-cell office:value-type="float" office:value="0.3564953" calcext:value-type="float">
            <text:p>0.3564953</text:p>
          </table:table-cell>
          <table:table-cell office:value-type="float" office:value="0.364345" calcext:value-type="float">
            <text:p>0.364345</text:p>
          </table:table-cell>
          <table:table-cell office:value-type="float" office:value="0.382915" calcext:value-type="float">
            <text:p>0.382915</text:p>
          </table:table-cell>
          <table:table-cell office:value-type="float" office:value="0.4055375" calcext:value-type="float">
            <text:p>0.4055375</text:p>
          </table:table-cell>
          <table:table-cell office:value-type="float" office:value="0.5047145" calcext:value-type="float">
            <text:p>0.5047145</text:p>
          </table:table-cell>
          <table:table-cell office:value-type="float" office:value="0.5112623" calcext:value-type="float">
            <text:p>0.5112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4577" calcext:value-type="float">
            <text:p>0.3714577</text:p>
          </table:table-cell>
          <table:table-cell office:value-type="float" office:value="0.05649974" calcext:value-type="float">
            <text:p>0.05649974</text:p>
          </table:table-cell>
          <table:table-cell office:value-type="float" office:value="9.837302E-016" calcext:value-type="float">
            <text:p>9.837302E-16</text:p>
          </table:table-cell>
          <table:table-cell office:value-type="float" office:value="9.300033E-016" calcext:value-type="float">
            <text:p>9.300033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2.628321" calcext:value-type="float">
            <text:p>-2.628321</text:p>
          </table:table-cell>
          <table:table-cell office:value-type="float" office:value="-0.03725672" calcext:value-type="float">
            <text:p>-0.03725672</text:p>
          </table:table-cell>
          <table:table-cell office:value-type="float" office:value="-0.02815504" calcext:value-type="float">
            <text:p>-0.02815504</text:p>
          </table:table-cell>
          <table:table-cell office:value-type="float" office:value="-0.02204484" calcext:value-type="float">
            <text:p>-0.02204484</text:p>
          </table:table-cell>
          <table:table-cell office:value-type="float" office:value="-0.01883251" calcext:value-type="float">
            <text:p>-0.01883251</text:p>
          </table:table-cell>
          <table:table-cell office:value-type="float" office:value="-0.01714264" calcext:value-type="float">
            <text:p>-0.01714264</text:p>
          </table:table-cell>
          <table:table-cell office:value-type="float" office:value="-0.01420678" calcext:value-type="float">
            <text:p>-0.01420678</text:p>
          </table:table-cell>
          <table:table-cell office:value-type="float" office:value="-0.01274439" calcext:value-type="float">
            <text:p>-0.01274439</text:p>
          </table:table-cell>
          <table:table-cell office:value-type="float" office:value="-0.007925496" calcext:value-type="float">
            <text:p>-0.007925496</text:p>
          </table:table-cell>
          <table:table-cell office:value-type="float" office:value="-0.004578807" calcext:value-type="float">
            <text:p>-0.004578807</text:p>
          </table:table-cell>
          <table:table-cell office:value-type="float" office:value="1972.936" calcext:value-type="float">
            <text:p>1972.936</text:p>
          </table:table-cell>
          <table:table-cell office:value-type="float" office:value="0" calcext:value-type="float">
            <text:p>0</text:p>
          </table:table-cell>
          <table:table-cell office:value-type="float" office:value="-4.750351" calcext:value-type="float">
            <text:p>-4.750351</text:p>
          </table:table-cell>
          <table:table-cell office:value-type="float" office:value="0.0003560589" calcext:value-type="float">
            <text:p>0.0003560589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1980407" calcext:value-type="float">
            <text:p>-1.980407E-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1998" calcext:value-type="float">
            <text:p>15121998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9.5392" calcext:value-type="float">
            <text:p>199.539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2.323" calcext:value-type="float">
            <text:p>1252.323</text:p>
          </table:table-cell>
          <table:table-cell office:value-type="float" office:value="812.1726" calcext:value-type="float">
            <text:p>812.1726</text:p>
          </table:table-cell>
          <table:table-cell office:value-type="float" office:value="21.76694" calcext:value-type="float">
            <text:p>21.76694</text:p>
          </table:table-cell>
          <table:table-cell office:value-type="float" office:value="0.2940727" calcext:value-type="float">
            <text:p>0.2940727</text:p>
          </table:table-cell>
          <table:table-cell office:value-type="float" office:value="0.2962801" calcext:value-type="float">
            <text:p>0.2962801</text:p>
          </table:table-cell>
          <table:table-cell office:value-type="float" office:value="0.2925472" calcext:value-type="float">
            <text:p>0.2925472</text:p>
          </table:table-cell>
          <table:table-cell office:value-type="float" office:value="0.2934274" calcext:value-type="float">
            <text:p>0.2934274</text:p>
          </table:table-cell>
          <table:table-cell office:value-type="float" office:value="0.2993664" calcext:value-type="float">
            <text:p>0.2993664</text:p>
          </table:table-cell>
          <table:table-cell office:value-type="float" office:value="0.3063544" calcext:value-type="float">
            <text:p>0.3063544</text:p>
          </table:table-cell>
          <table:table-cell office:value-type="float" office:value="0.3637028" calcext:value-type="float">
            <text:p>0.3637028</text:p>
          </table:table-cell>
          <table:table-cell office:value-type="float" office:value="0.3627861" calcext:value-type="float">
            <text:p>0.3627861</text:p>
          </table:table-cell>
          <table:table-cell office:value-type="float" office:value="0.381495" calcext:value-type="float">
            <text:p>0.381495</text:p>
          </table:table-cell>
          <table:table-cell office:value-type="float" office:value="0.4032027" calcext:value-type="float">
            <text:p>0.4032027</text:p>
          </table:table-cell>
          <table:table-cell office:value-type="float" office:value="0.5019459" calcext:value-type="float">
            <text:p>0.5019459</text:p>
          </table:table-cell>
          <table:table-cell office:value-type="float" office:value="0.5112636" calcext:value-type="float">
            <text:p>0.5112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9636" calcext:value-type="float">
            <text:p>0.2119636</text:p>
          </table:table-cell>
          <table:table-cell office:value-type="float" office:value="0.02817327" calcext:value-type="float">
            <text:p>0.02817327</text:p>
          </table:table-cell>
          <table:table-cell office:value-type="float" office:value="9.83726E-016" calcext:value-type="float">
            <text:p>9.83726E-16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2155862" calcext:value-type="float">
            <text:p>-0.02155862</text:p>
          </table:table-cell>
          <table:table-cell office:value-type="float" office:value="-0.02063099" calcext:value-type="float">
            <text:p>-0.02063099</text:p>
          </table:table-cell>
          <table:table-cell office:value-type="float" office:value="-0.02275142" calcext:value-type="float">
            <text:p>-0.02275142</text:p>
          </table:table-cell>
          <table:table-cell office:value-type="float" office:value="-0.02227829" calcext:value-type="float">
            <text:p>-0.02227829</text:p>
          </table:table-cell>
          <table:table-cell office:value-type="float" office:value="-0.01937347" calcext:value-type="float">
            <text:p>-0.01937347</text:p>
          </table:table-cell>
          <table:table-cell office:value-type="float" office:value="-0.01648704" calcext:value-type="float">
            <text:p>-0.01648704</text:p>
          </table:table-cell>
          <table:table-cell office:value-type="float" office:value="-0.01168238" calcext:value-type="float">
            <text:p>-0.01168238</text:p>
          </table:table-cell>
          <table:table-cell office:value-type="float" office:value="-0.01328468" calcext:value-type="float">
            <text:p>-0.01328468</text:p>
          </table:table-cell>
          <table:table-cell office:value-type="float" office:value="-0.00821339" calcext:value-type="float">
            <text:p>-0.00821339</text:p>
          </table:table-cell>
          <table:table-cell office:value-type="float" office:value="-0.004839697" calcext:value-type="float">
            <text:p>-0.004839697</text:p>
          </table:table-cell>
          <table:table-cell office:value-type="float" office:value="1982.343" calcext:value-type="float">
            <text:p>1982.343</text:p>
          </table:table-cell>
          <table:table-cell office:value-type="float" office:value="0" calcext:value-type="float">
            <text:p>0</text:p>
          </table:table-cell>
          <table:table-cell office:value-type="float" office:value="-0.02174944" calcext:value-type="float">
            <text:p>-0.02174944</text:p>
          </table:table-cell>
          <table:table-cell office:value-type="float" office:value="0.0001926698" calcext:value-type="float">
            <text:p>0.0001926698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05662878" calcext:value-type="float">
            <text:p>-5.662878E-0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1998" calcext:value-type="float">
            <text:p>16121998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199.7746" calcext:value-type="float">
            <text:p>199.7746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49.745" calcext:value-type="float">
            <text:p>1249.745</text:p>
          </table:table-cell>
          <table:table-cell office:value-type="float" office:value="814.515" calcext:value-type="float">
            <text:p>814.515</text:p>
          </table:table-cell>
          <table:table-cell office:value-type="float" office:value="19.16901" calcext:value-type="float">
            <text:p>19.16901</text:p>
          </table:table-cell>
          <table:table-cell office:value-type="float" office:value="0.2309014" calcext:value-type="float">
            <text:p>0.2309014</text:p>
          </table:table-cell>
          <table:table-cell office:value-type="float" office:value="0.292741" calcext:value-type="float">
            <text:p>0.292741</text:p>
          </table:table-cell>
          <table:table-cell office:value-type="float" office:value="0.2986325" calcext:value-type="float">
            <text:p>0.2986325</text:p>
          </table:table-cell>
          <table:table-cell office:value-type="float" office:value="0.2996732" calcext:value-type="float">
            <text:p>0.2996732</text:p>
          </table:table-cell>
          <table:table-cell office:value-type="float" office:value="0.3015637" calcext:value-type="float">
            <text:p>0.3015637</text:p>
          </table:table-cell>
          <table:table-cell office:value-type="float" office:value="0.3045192" calcext:value-type="float">
            <text:p>0.3045192</text:p>
          </table:table-cell>
          <table:table-cell office:value-type="float" office:value="0.3561864" calcext:value-type="float">
            <text:p>0.3561864</text:p>
          </table:table-cell>
          <table:table-cell office:value-type="float" office:value="0.361661" calcext:value-type="float">
            <text:p>0.361661</text:p>
          </table:table-cell>
          <table:table-cell office:value-type="float" office:value="0.3809159" calcext:value-type="float">
            <text:p>0.3809159</text:p>
          </table:table-cell>
          <table:table-cell office:value-type="float" office:value="0.4021914" calcext:value-type="float">
            <text:p>0.4021914</text:p>
          </table:table-cell>
          <table:table-cell office:value-type="float" office:value="0.5000882" calcext:value-type="float">
            <text:p>0.5000882</text:p>
          </table:table-cell>
          <table:table-cell office:value-type="float" office:value="0.5112605" calcext:value-type="float">
            <text:p>0.511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33" calcext:value-type="float">
            <text:p>0.27533</text:p>
          </table:table-cell>
          <table:table-cell office:value-type="float" office:value="0.008072737" calcext:value-type="float">
            <text:p>0.008072737</text:p>
          </table:table-cell>
          <table:table-cell office:value-type="float" office:value="9.83722E-016" calcext:value-type="float">
            <text:p>9.83722E-16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09025545" calcext:value-type="float">
            <text:p>-0.09025545</text:p>
          </table:table-cell>
          <table:table-cell office:value-type="float" office:value="-0.02254653" calcext:value-type="float">
            <text:p>-0.02254653</text:p>
          </table:table-cell>
          <table:table-cell office:value-type="float" office:value="-0.01962436" calcext:value-type="float">
            <text:p>-0.01962436</text:p>
          </table:table-cell>
          <table:table-cell office:value-type="float" office:value="-0.01922316" calcext:value-type="float">
            <text:p>-0.01922316</text:p>
          </table:table-cell>
          <table:table-cell office:value-type="float" office:value="-0.01840796" calcext:value-type="float">
            <text:p>-0.01840796</text:p>
          </table:table-cell>
          <table:table-cell office:value-type="float" office:value="-0.01718435" calcext:value-type="float">
            <text:p>-0.01718435</text:p>
          </table:table-cell>
          <table:table-cell office:value-type="float" office:value="-0.01432488" calcext:value-type="float">
            <text:p>-0.01432488</text:p>
          </table:table-cell>
          <table:table-cell office:value-type="float" office:value="-0.01368438" calcext:value-type="float">
            <text:p>-0.01368438</text:p>
          </table:table-cell>
          <table:table-cell office:value-type="float" office:value="-0.008334199" calcext:value-type="float">
            <text:p>-0.008334199</text:p>
          </table:table-cell>
          <table:table-cell office:value-type="float" office:value="-0.00495771" calcext:value-type="float">
            <text:p>-0.00495771</text:p>
          </table:table-cell>
          <table:table-cell office:value-type="float" office:value="1990.256" calcext:value-type="float">
            <text:p>1990.256</text:p>
          </table:table-cell>
          <table:table-cell office:value-type="float" office:value="0" calcext:value-type="float">
            <text:p>0</text:p>
          </table:table-cell>
          <table:table-cell office:value-type="float" office:value="-0.05713359" calcext:value-type="float">
            <text:p>-0.05713359</text:p>
          </table:table-cell>
          <table:table-cell office:value-type="float" office:value="0.0002190364" calcext:value-type="float">
            <text:p>0.0002190364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4018395" calcext:value-type="float">
            <text:p>-4.018395E-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1998" calcext:value-type="float">
            <text:p>17121998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200.012" calcext:value-type="float">
            <text:p>200.01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46.081" calcext:value-type="float">
            <text:p>1246.081</text:p>
          </table:table-cell>
          <table:table-cell office:value-type="float" office:value="817.9417" calcext:value-type="float">
            <text:p>817.9417</text:p>
          </table:table-cell>
          <table:table-cell office:value-type="float" office:value="18.73865" calcext:value-type="float">
            <text:p>18.73865</text:p>
          </table:table-cell>
          <table:table-cell office:value-type="float" office:value="0.118472" calcext:value-type="float">
            <text:p>0.118472</text:p>
          </table:table-cell>
          <table:table-cell office:value-type="float" office:value="0.2574022" calcext:value-type="float">
            <text:p>0.2574022</text:p>
          </table:table-cell>
          <table:table-cell office:value-type="float" office:value="0.283843" calcext:value-type="float">
            <text:p>0.283843</text:p>
          </table:table-cell>
          <table:table-cell office:value-type="float" office:value="0.2961864" calcext:value-type="float">
            <text:p>0.2961864</text:p>
          </table:table-cell>
          <table:table-cell office:value-type="float" office:value="0.3006031" calcext:value-type="float">
            <text:p>0.3006031</text:p>
          </table:table-cell>
          <table:table-cell office:value-type="float" office:value="0.3033419" calcext:value-type="float">
            <text:p>0.3033419</text:p>
          </table:table-cell>
          <table:table-cell office:value-type="float" office:value="0.3520995" calcext:value-type="float">
            <text:p>0.3520995</text:p>
          </table:table-cell>
          <table:table-cell office:value-type="float" office:value="0.3600006" calcext:value-type="float">
            <text:p>0.3600006</text:p>
          </table:table-cell>
          <table:table-cell office:value-type="float" office:value="0.3798248" calcext:value-type="float">
            <text:p>0.3798248</text:p>
          </table:table-cell>
          <table:table-cell office:value-type="float" office:value="0.4003738" calcext:value-type="float">
            <text:p>0.4003738</text:p>
          </table:table-cell>
          <table:table-cell office:value-type="float" office:value="0.4967549" calcext:value-type="float">
            <text:p>0.4967549</text:p>
          </table:table-cell>
          <table:table-cell office:value-type="float" office:value="0.5112602" calcext:value-type="float">
            <text:p>0.5112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75946" calcext:value-type="float">
            <text:p>0.3875946</text:p>
          </table:table-cell>
          <table:table-cell office:value-type="float" office:value="0.1015446" calcext:value-type="float">
            <text:p>0.1015446</text:p>
          </table:table-cell>
          <table:table-cell office:value-type="float" office:value="0.00361342" calcext:value-type="float">
            <text:p>0.00361342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5.884559" calcext:value-type="float">
            <text:p>-5.884559</text:p>
          </table:table-cell>
          <table:table-cell office:value-type="float" office:value="-0.0503008" calcext:value-type="float">
            <text:p>-0.0503008</text:p>
          </table:table-cell>
          <table:table-cell office:value-type="float" office:value="-0.02769954" calcext:value-type="float">
            <text:p>-0.02769954</text:p>
          </table:table-cell>
          <table:table-cell office:value-type="float" office:value="-0.02079353" calcext:value-type="float">
            <text:p>-0.02079353</text:p>
          </table:table-cell>
          <table:table-cell office:value-type="float" office:value="-0.01879902" calcext:value-type="float">
            <text:p>-0.01879902</text:p>
          </table:table-cell>
          <table:table-cell office:value-type="float" office:value="-0.01765877" calcext:value-type="float">
            <text:p>-0.01765877</text:p>
          </table:table-cell>
          <table:table-cell office:value-type="float" office:value="-0.01602643" calcext:value-type="float">
            <text:p>-0.01602643</text:p>
          </table:table-cell>
          <table:table-cell office:value-type="float" office:value="-0.01430303" calcext:value-type="float">
            <text:p>-0.01430303</text:p>
          </table:table-cell>
          <table:table-cell office:value-type="float" office:value="-0.008566935" calcext:value-type="float">
            <text:p>-0.008566935</text:p>
          </table:table-cell>
          <table:table-cell office:value-type="float" office:value="-0.005177882" calcext:value-type="float">
            <text:p>-0.005177882</text:p>
          </table:table-cell>
          <table:table-cell office:value-type="float" office:value="1999.327" calcext:value-type="float">
            <text:p>1999.327</text:p>
          </table:table-cell>
          <table:table-cell office:value-type="float" office:value="0" calcext:value-type="float">
            <text:p>0</text:p>
          </table:table-cell>
          <table:table-cell office:value-type="float" office:value="-8.711112" calcext:value-type="float">
            <text:p>-8.711112</text:p>
          </table:table-cell>
          <table:table-cell office:value-type="float" office:value="0.0004339274" calcext:value-type="float">
            <text:p>0.0004339274</text:p>
          </table:table-cell>
          <table:table-cell office:value-type="float" office:value="-9999" calcext:value-type="float">
            <text:p>-9999</text:p>
          </table:table-cell>
          <table:table-cell office:value-type="float" office:value="-0.000004390993" calcext:value-type="float">
            <text:p>-4.390993E-0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1998" calcext:value-type="float">
            <text:p>18121998</text:p>
          </table:table-cell>
          <table:table-cell office:value-type="float" office:value="842.1759" calcext:value-type="float">
            <text:p>842.1759</text:p>
          </table:table-cell>
          <table:table-cell office:value-type="float" office:value="200.4952" calcext:value-type="float">
            <text:p>200.495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45.441" calcext:value-type="float">
            <text:p>1245.441</text:p>
          </table:table-cell>
          <table:table-cell office:value-type="float" office:value="818.096" calcext:value-type="float">
            <text:p>818.096</text:p>
          </table:table-cell>
          <table:table-cell office:value-type="float" office:value="17.73814" calcext:value-type="float">
            <text:p>17.73814</text:p>
          </table:table-cell>
          <table:table-cell office:value-type="float" office:value="0.1115989" calcext:value-type="float">
            <text:p>0.1115989</text:p>
          </table:table-cell>
          <table:table-cell office:value-type="float" office:value="0.1345627" calcext:value-type="float">
            <text:p>0.1345627</text:p>
          </table:table-cell>
          <table:table-cell office:value-type="float" office:value="0.2531669" calcext:value-type="float">
            <text:p>0.2531669</text:p>
          </table:table-cell>
          <table:table-cell office:value-type="float" office:value="0.2879328" calcext:value-type="float">
            <text:p>0.2879328</text:p>
          </table:table-cell>
          <table:table-cell office:value-type="float" office:value="0.2965134" calcext:value-type="float">
            <text:p>0.2965134</text:p>
          </table:table-cell>
          <table:table-cell office:value-type="float" office:value="0.3010318" calcext:value-type="float">
            <text:p>0.3010318</text:p>
          </table:table-cell>
          <table:table-cell office:value-type="float" office:value="0.3504497" calcext:value-type="float">
            <text:p>0.3504497</text:p>
          </table:table-cell>
          <table:table-cell office:value-type="float" office:value="0.3592816" calcext:value-type="float">
            <text:p>0.3592816</text:p>
          </table:table-cell>
          <table:table-cell office:value-type="float" office:value="0.3800762" calcext:value-type="float">
            <text:p>0.3800762</text:p>
          </table:table-cell>
          <table:table-cell office:value-type="float" office:value="0.4007771" calcext:value-type="float">
            <text:p>0.4007771</text:p>
          </table:table-cell>
          <table:table-cell office:value-type="float" office:value="0.4958953" calcext:value-type="float">
            <text:p>0.4958953</text:p>
          </table:table-cell>
          <table:table-cell office:value-type="float" office:value="0.5112602" calcext:value-type="float">
            <text:p>0.5112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47193" calcext:value-type="float">
            <text:p>0.3747193</text:p>
          </table:table-cell>
          <table:table-cell office:value-type="float" office:value="0.2682291" calcext:value-type="float">
            <text:p>0.2682291</text:p>
          </table:table-cell>
          <table:table-cell office:value-type="float" office:value="0.04181302" calcext:value-type="float">
            <text:p>0.04181302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8.588229" calcext:value-type="float">
            <text:p>-8.588229</text:p>
          </table:table-cell>
          <table:table-cell office:value-type="float" office:value="-2.683976" calcext:value-type="float">
            <text:p>-2.683976</text:p>
          </table:table-cell>
          <table:table-cell office:value-type="float" office:value="-0.05645048" calcext:value-type="float">
            <text:p>-0.05645048</text:p>
          </table:table-cell>
          <table:table-cell office:value-type="float" office:value="-0.02531273" calcext:value-type="float">
            <text:p>-0.02531273</text:p>
          </table:table-cell>
          <table:table-cell office:value-type="float" office:value="-0.02066543" calcext:value-type="float">
            <text:p>-0.02066543</text:p>
          </table:table-cell>
          <table:table-cell office:value-type="float" office:value="-0.01860954" calcext:value-type="float">
            <text:p>-0.01860954</text:p>
          </table:table-cell>
          <table:table-cell office:value-type="float" office:value="-0.01677496" calcext:value-type="float">
            <text:p>-0.01677496</text:p>
          </table:table-cell>
          <table:table-cell office:value-type="float" office:value="-0.01458723" calcext:value-type="float">
            <text:p>-0.01458723</text:p>
          </table:table-cell>
          <table:table-cell office:value-type="float" office:value="-0.008518441" calcext:value-type="float">
            <text:p>-0.008518441</text:p>
          </table:table-cell>
          <table:table-cell office:value-type="float" office:value="-0.005133547" calcext:value-type="float">
            <text:p>-0.005133547</text:p>
          </table:table-cell>
          <table:table-cell office:value-type="float" office:value="2005.214" calcext:value-type="float">
            <text:p>2005.214</text:p>
          </table:table-cell>
          <table:table-cell office:value-type="float" office:value="0" calcext:value-type="float">
            <text:p>0</text:p>
          </table:table-cell>
          <table:table-cell office:value-type="float" office:value="-11.9811" calcext:value-type="float">
            <text:p>-11.9811</text:p>
          </table:table-cell>
          <table:table-cell office:value-type="float" office:value="0.0007759779" calcext:value-type="float">
            <text:p>0.0007759779</text:p>
          </table:table-cell>
          <table:table-cell office:value-type="float" office:value="-9999" calcext:value-type="float">
            <text:p>-9999</text:p>
          </table:table-cell>
          <table:table-cell office:value-type="float" office:value="-1.347644" calcext:value-type="float">
            <text:p>-1.34764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1998" calcext:value-type="float">
            <text:p>19121998</text:p>
          </table:table-cell>
          <table:table-cell office:value-type="float" office:value="848.9758" calcext:value-type="float">
            <text:p>848.9758</text:p>
          </table:table-cell>
          <table:table-cell office:value-type="float" office:value="200.5243" calcext:value-type="float">
            <text:p>200.5243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4.207" calcext:value-type="float">
            <text:p>1254.207</text:p>
          </table:table-cell>
          <table:table-cell office:value-type="float" office:value="816.0997" calcext:value-type="float">
            <text:p>816.0997</text:p>
          </table:table-cell>
          <table:table-cell office:value-type="float" office:value="24.76939" calcext:value-type="float">
            <text:p>24.76939</text:p>
          </table:table-cell>
          <table:table-cell office:value-type="float" office:value="0.1540624" calcext:value-type="float">
            <text:p>0.1540624</text:p>
          </table:table-cell>
          <table:table-cell office:value-type="float" office:value="0.1524718" calcext:value-type="float">
            <text:p>0.1524718</text:p>
          </table:table-cell>
          <table:table-cell office:value-type="float" office:value="0.1957456" calcext:value-type="float">
            <text:p>0.1957456</text:p>
          </table:table-cell>
          <table:table-cell office:value-type="float" office:value="0.2881044" calcext:value-type="float">
            <text:p>0.2881044</text:p>
          </table:table-cell>
          <table:table-cell office:value-type="float" office:value="0.2939042" calcext:value-type="float">
            <text:p>0.2939042</text:p>
          </table:table-cell>
          <table:table-cell office:value-type="float" office:value="0.2998577" calcext:value-type="float">
            <text:p>0.2998577</text:p>
          </table:table-cell>
          <table:table-cell office:value-type="float" office:value="0.3699312" calcext:value-type="float">
            <text:p>0.3699312</text:p>
          </table:table-cell>
          <table:table-cell office:value-type="float" office:value="0.359268" calcext:value-type="float">
            <text:p>0.359268</text:p>
          </table:table-cell>
          <table:table-cell office:value-type="float" office:value="0.3810951" calcext:value-type="float">
            <text:p>0.3810951</text:p>
          </table:table-cell>
          <table:table-cell office:value-type="float" office:value="0.4025341" calcext:value-type="float">
            <text:p>0.4025341</text:p>
          </table:table-cell>
          <table:table-cell office:value-type="float" office:value="0.4972999" calcext:value-type="float">
            <text:p>0.4972999</text:p>
          </table:table-cell>
          <table:table-cell office:value-type="float" office:value="0.511264" calcext:value-type="float">
            <text:p>0.511264</text:p>
          </table:table-cell>
          <table:table-cell office:value-type="float" office:value="0" calcext:value-type="float">
            <text:p>0</text:p>
          </table:table-cell>
          <table:table-cell office:value-type="float" office:value="0.003254926" calcext:value-type="float">
            <text:p>0.003254926</text:p>
          </table:table-cell>
          <table:table-cell office:value-type="float" office:value="0.3609107" calcext:value-type="float">
            <text:p>0.3609107</text:p>
          </table:table-cell>
          <table:table-cell office:value-type="float" office:value="0.2586372" calcext:value-type="float">
            <text:p>0.2586372</text:p>
          </table:table-cell>
          <table:table-cell office:value-type="float" office:value="0.1083998" calcext:value-type="float">
            <text:p>0.1083998</text:p>
          </table:table-cell>
          <table:table-cell office:value-type="float" office:value="9.300034E-016" calcext:value-type="float">
            <text:p>9.300034E-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302608" calcext:value-type="float">
            <text:p>3.02608E-05</text:p>
          </table:table-cell>
          <table:table-cell office:value-type="float" office:value="-1.731628" calcext:value-type="float">
            <text:p>-1.731628</text:p>
          </table:table-cell>
          <table:table-cell office:value-type="float" office:value="-1.308811" calcext:value-type="float">
            <text:p>-1.308811</text:p>
          </table:table-cell>
          <table:table-cell office:value-type="float" office:value="-0.2757963" calcext:value-type="float">
            <text:p>-0.2757963</text:p>
          </table:table-cell>
          <table:table-cell office:value-type="float" office:value="-0.0252638" calcext:value-type="float">
            <text:p>-0.0252638</text:p>
          </table:table-cell>
          <table:table-cell office:value-type="float" office:value="-0.02199936" calcext:value-type="float">
            <text:p>-0.02199936</text:p>
          </table:table-cell>
          <table:table-cell office:value-type="float" office:value="-0.01925029" calcext:value-type="float">
            <text:p>-0.01925029</text:p>
          </table:table-cell>
          <table:table-cell office:value-type="float" office:value="-0.01039096" calcext:value-type="float">
            <text:p>-0.01039096</text:p>
          </table:table-cell>
          <table:table-cell office:value-type="float" office:value="-0.01459298" calcext:value-type="float">
            <text:p>-0.01459298</text:p>
          </table:table-cell>
          <table:table-cell office:value-type="float" office:value="-0.008296325" calcext:value-type="float">
            <text:p>-0.008296325</text:p>
          </table:table-cell>
          <table:table-cell office:value-type="float" office:value="-0.004917328" calcext:value-type="float">
            <text:p>-0.004917328</text:p>
          </table:table-cell>
          <table:table-cell office:value-type="float" office:value="2008.835" calcext:value-type="float">
            <text:p>2008.835</text:p>
          </table:table-cell>
          <table:table-cell office:value-type="float" office:value="0" calcext:value-type="float">
            <text:p>0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.004506133" calcext:value-type="float">
            <text:p>0.004506133</text:p>
          </table:table-cell>
          <table:table-cell office:value-type="float" office:value="-9999.005" calcext:value-type="float">
            <text:p>-9999.005</text:p>
          </table:table-cell>
          <table:table-cell office:value-type="float" office:value="0.003255179" calcext:value-type="float">
            <text:p>0.00325517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1998" calcext:value-type="float">
            <text:p>20121998</text:p>
          </table:table-cell>
          <table:table-cell office:value-type="float" office:value="848.9758" calcext:value-type="float">
            <text:p>848.9758</text:p>
          </table:table-cell>
          <table:table-cell office:value-type="float" office:value="200.8362" calcext:value-type="float">
            <text:p>200.836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2.624" calcext:value-type="float">
            <text:p>1252.624</text:p>
          </table:table-cell>
          <table:table-cell office:value-type="float" office:value="817.3682" calcext:value-type="float">
            <text:p>817.3682</text:p>
          </table:table-cell>
          <table:table-cell office:value-type="float" office:value="23.96044" calcext:value-type="float">
            <text:p>23.96044</text:p>
          </table:table-cell>
          <table:table-cell office:value-type="float" office:value="0.111235" calcext:value-type="float">
            <text:p>0.111235</text:p>
          </table:table-cell>
          <table:table-cell office:value-type="float" office:value="0.1282849" calcext:value-type="float">
            <text:p>0.1282849</text:p>
          </table:table-cell>
          <table:table-cell office:value-type="float" office:value="0.1587562" calcext:value-type="float">
            <text:p>0.1587562</text:p>
          </table:table-cell>
          <table:table-cell office:value-type="float" office:value="0.2896753" calcext:value-type="float">
            <text:p>0.2896753</text:p>
          </table:table-cell>
          <table:table-cell office:value-type="float" office:value="0.3038204" calcext:value-type="float">
            <text:p>0.3038204</text:p>
          </table:table-cell>
          <table:table-cell office:value-type="float" office:value="0.3155042" calcext:value-type="float">
            <text:p>0.3155042</text:p>
          </table:table-cell>
          <table:table-cell office:value-type="float" office:value="0.3722543" calcext:value-type="float">
            <text:p>0.3722543</text:p>
          </table:table-cell>
          <table:table-cell office:value-type="float" office:value="0.3609475" calcext:value-type="float">
            <text:p>0.3609475</text:p>
          </table:table-cell>
          <table:table-cell office:value-type="float" office:value="0.3810792" calcext:value-type="float">
            <text:p>0.3810792</text:p>
          </table:table-cell>
          <table:table-cell office:value-type="float" office:value="0.4025369" calcext:value-type="float">
            <text:p>0.4025369</text:p>
          </table:table-cell>
          <table:table-cell office:value-type="float" office:value="0.4965315" calcext:value-type="float">
            <text:p>0.4965315</text:p>
          </table:table-cell>
          <table:table-cell office:value-type="float" office:value="0.5112605" calcext:value-type="float">
            <text:p>0.511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5832" calcext:value-type="float">
            <text:p>0.375832</text:p>
          </table:table-cell>
          <table:table-cell office:value-type="float" office:value="0.2901157" calcext:value-type="float">
            <text:p>0.2901157</text:p>
          </table:table-cell>
          <table:table-cell office:value-type="float" office:value="0.1485986" calcext:value-type="float">
            <text:p>0.1485986</text:p>
          </table:table-cell>
          <table:table-cell office:value-type="float" office:value="0.00888108" calcext:value-type="float">
            <text:p>0.0088810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07893233" calcext:value-type="float">
            <text:p>7.893233E-05</text:p>
          </table:table-cell>
          <table:table-cell office:value-type="float" office:value="-8.750934" calcext:value-type="float">
            <text:p>-8.750934</text:p>
          </table:table-cell>
          <table:table-cell office:value-type="float" office:value="-3.639113" calcext:value-type="float">
            <text:p>-3.639113</text:p>
          </table:table-cell>
          <table:table-cell office:value-type="float" office:value="-0.9761629" calcext:value-type="float">
            <text:p>-0.9761629</text:p>
          </table:table-cell>
          <table:table-cell office:value-type="float" office:value="-0.02425423" calcext:value-type="float">
            <text:p>-0.02425423</text:p>
          </table:table-cell>
          <table:table-cell office:value-type="float" office:value="-0.01747012" calcext:value-type="float">
            <text:p>-0.01747012</text:p>
          </table:table-cell>
          <table:table-cell office:value-type="float" office:value="-0.01341916" calcext:value-type="float">
            <text:p>-0.01341916</text:p>
          </table:table-cell>
          <table:table-cell office:value-type="float" office:value="-0.009337266" calcext:value-type="float">
            <text:p>-0.009337266</text:p>
          </table:table-cell>
          <table:table-cell office:value-type="float" office:value="-0.01395885" calcext:value-type="float">
            <text:p>-0.01395885</text:p>
          </table:table-cell>
          <table:table-cell office:value-type="float" office:value="-0.008305579" calcext:value-type="float">
            <text:p>-0.008305579</text:p>
          </table:table-cell>
          <table:table-cell office:value-type="float" office:value="-0.004922205" calcext:value-type="float">
            <text:p>-0.004922205</text:p>
          </table:table-cell>
          <table:table-cell office:value-type="float" office:value="2015.665" calcext:value-type="float">
            <text:p>2015.665</text:p>
          </table:table-cell>
          <table:table-cell office:value-type="float" office:value="0" calcext:value-type="float">
            <text:p>0</text:p>
          </table:table-cell>
          <table:table-cell office:value-type="float" office:value="-88.01251" calcext:value-type="float">
            <text:p>-88.01251</text:p>
          </table:table-cell>
          <table:table-cell office:value-type="float" office:value="0.001350337" calcext:value-type="float">
            <text:p>0.001350337</text:p>
          </table:table-cell>
          <table:table-cell office:value-type="float" office:value="-9999.002" calcext:value-type="float">
            <text:p>-9999.002</text:p>
          </table:table-cell>
          <table:table-cell office:value-type="float" office:value="-1.344689" calcext:value-type="float">
            <text:p>-1.34468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1998" calcext:value-type="float">
            <text:p>21121998</text:p>
          </table:table-cell>
          <table:table-cell office:value-type="float" office:value="865.3958" calcext:value-type="float">
            <text:p>865.3958</text:p>
          </table:table-cell>
          <table:table-cell office:value-type="float" office:value="200.7215" calcext:value-type="float">
            <text:p>200.7215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1.299" calcext:value-type="float">
            <text:p>1271.299</text:p>
          </table:table-cell>
          <table:table-cell office:value-type="float" office:value="815.2321" calcext:value-type="float">
            <text:p>815.2321</text:p>
          </table:table-cell>
          <table:table-cell office:value-type="float" office:value="151.6895" calcext:value-type="float">
            <text:p>151.6895</text:p>
          </table:table-cell>
          <table:table-cell office:value-type="float" office:value="0.1423175" calcext:value-type="float">
            <text:p>0.1423175</text:p>
          </table:table-cell>
          <table:table-cell office:value-type="float" office:value="0.1468684" calcext:value-type="float">
            <text:p>0.1468684</text:p>
          </table:table-cell>
          <table:table-cell office:value-type="float" office:value="0.1541817" calcext:value-type="float">
            <text:p>0.1541817</text:p>
          </table:table-cell>
          <table:table-cell office:value-type="float" office:value="0.2714206" calcext:value-type="float">
            <text:p>0.2714206</text:p>
          </table:table-cell>
          <table:table-cell office:value-type="float" office:value="0.2973433" calcext:value-type="float">
            <text:p>0.2973433</text:p>
          </table:table-cell>
          <table:table-cell office:value-type="float" office:value="0.3068758" calcext:value-type="float">
            <text:p>0.3068758</text:p>
          </table:table-cell>
          <table:table-cell office:value-type="float" office:value="0.3602099" calcext:value-type="float">
            <text:p>0.3602099</text:p>
          </table:table-cell>
          <table:table-cell office:value-type="float" office:value="0.3618015" calcext:value-type="float">
            <text:p>0.3618015</text:p>
          </table:table-cell>
          <table:table-cell office:value-type="float" office:value="0.3823549" calcext:value-type="float">
            <text:p>0.3823549</text:p>
          </table:table-cell>
          <table:table-cell office:value-type="float" office:value="0.4045737" calcext:value-type="float">
            <text:p>0.4045737</text:p>
          </table:table-cell>
          <table:table-cell office:value-type="float" office:value="0.4988985" calcext:value-type="float">
            <text:p>0.498898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5766" calcext:value-type="float">
            <text:p>0.3395766</text:p>
          </table:table-cell>
          <table:table-cell office:value-type="float" office:value="0.2703339" calcext:value-type="float">
            <text:p>0.2703339</text:p>
          </table:table-cell>
          <table:table-cell office:value-type="float" office:value="0.1542667" calcext:value-type="float">
            <text:p>0.1542667</text:p>
          </table:table-cell>
          <table:table-cell office:value-type="float" office:value="0.05046746" calcext:value-type="float">
            <text:p>0.050467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970744" calcext:value-type="float">
            <text:p>-1.970744</text:p>
          </table:table-cell>
          <table:table-cell office:value-type="float" office:value="-1.623518" calcext:value-type="float">
            <text:p>-1.623518</text:p>
          </table:table-cell>
          <table:table-cell office:value-type="float" office:value="-1.20384" calcext:value-type="float">
            <text:p>-1.20384</text:p>
          </table:table-cell>
          <table:table-cell office:value-type="float" office:value="-0.03750214" calcext:value-type="float">
            <text:p>-0.03750214</text:p>
          </table:table-cell>
          <table:table-cell office:value-type="float" office:value="-0.02025119" calcext:value-type="float">
            <text:p>-0.02025119</text:p>
          </table:table-cell>
          <table:table-cell office:value-type="float" office:value="-0.01626984" calcext:value-type="float">
            <text:p>-0.01626984</text:p>
          </table:table-cell>
          <table:table-cell office:value-type="float" office:value="-0.01284619" calcext:value-type="float">
            <text:p>-0.01284619</text:p>
          </table:table-cell>
          <table:table-cell office:value-type="float" office:value="-0.01364099" calcext:value-type="float">
            <text:p>-0.01364099</text:p>
          </table:table-cell>
          <table:table-cell office:value-type="float" office:value="-0.008043152" calcext:value-type="float">
            <text:p>-0.008043152</text:p>
          </table:table-cell>
          <table:table-cell office:value-type="float" office:value="-0.004689414" calcext:value-type="float">
            <text:p>-0.004689414</text:p>
          </table:table-cell>
          <table:table-cell office:value-type="float" office:value="2019.066" calcext:value-type="float">
            <text:p>2019.066</text:p>
          </table:table-cell>
          <table:table-cell office:value-type="float" office:value="0" calcext:value-type="float">
            <text:p>0</text:p>
          </table:table-cell>
          <table:table-cell office:value-type="float" office:value="-4.23724" calcext:value-type="float">
            <text:p>-4.23724</text:p>
          </table:table-cell>
          <table:table-cell office:value-type="float" office:value="0.001401865" calcext:value-type="float">
            <text:p>0.00140186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1.333694" calcext:value-type="float">
            <text:p>-1.33369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1998" calcext:value-type="float">
            <text:p>22121998</text:p>
          </table:table-cell>
          <table:table-cell office:value-type="float" office:value="870.9756" calcext:value-type="float">
            <text:p>870.9756</text:p>
          </table:table-cell>
          <table:table-cell office:value-type="float" office:value="200.7802" calcext:value-type="float">
            <text:p>200.7802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72.844" calcext:value-type="float">
            <text:p>1272.844</text:p>
          </table:table-cell>
          <table:table-cell office:value-type="float" office:value="819.2088" calcext:value-type="float">
            <text:p>819.2088</text:p>
          </table:table-cell>
          <table:table-cell office:value-type="float" office:value="145.752" calcext:value-type="float">
            <text:p>145.752</text:p>
          </table:table-cell>
          <table:table-cell office:value-type="float" office:value="0.1655158" calcext:value-type="float">
            <text:p>0.1655158</text:p>
          </table:table-cell>
          <table:table-cell office:value-type="float" office:value="0.1694281" calcext:value-type="float">
            <text:p>0.1694281</text:p>
          </table:table-cell>
          <table:table-cell office:value-type="float" office:value="0.175085" calcext:value-type="float">
            <text:p>0.175085</text:p>
          </table:table-cell>
          <table:table-cell office:value-type="float" office:value="0.2805836" calcext:value-type="float">
            <text:p>0.2805836</text:p>
          </table:table-cell>
          <table:table-cell office:value-type="float" office:value="0.2998933" calcext:value-type="float">
            <text:p>0.2998933</text:p>
          </table:table-cell>
          <table:table-cell office:value-type="float" office:value="0.3125403" calcext:value-type="float">
            <text:p>0.3125403</text:p>
          </table:table-cell>
          <table:table-cell office:value-type="float" office:value="0.3705353" calcext:value-type="float">
            <text:p>0.3705353</text:p>
          </table:table-cell>
          <table:table-cell office:value-type="float" office:value="0.3619393" calcext:value-type="float">
            <text:p>0.3619393</text:p>
          </table:table-cell>
          <table:table-cell office:value-type="float" office:value="0.3811359" calcext:value-type="float">
            <text:p>0.3811359</text:p>
          </table:table-cell>
          <table:table-cell office:value-type="float" office:value="0.4025571" calcext:value-type="float">
            <text:p>0.4025571</text:p>
          </table:table-cell>
          <table:table-cell office:value-type="float" office:value="0.4963287" calcext:value-type="float">
            <text:p>0.496328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61028" calcext:value-type="float">
            <text:p>0.3361028</text:p>
          </table:table-cell>
          <table:table-cell office:value-type="float" office:value="0.2476656" calcext:value-type="float">
            <text:p>0.2476656</text:p>
          </table:table-cell>
          <table:table-cell office:value-type="float" office:value="0.1332609" calcext:value-type="float">
            <text:p>0.1332609</text:p>
          </table:table-cell>
          <table:table-cell office:value-type="float" office:value="0.06114914" calcext:value-type="float">
            <text:p>0.061149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7693831" calcext:value-type="float">
            <text:p>-0.7693831</text:p>
          </table:table-cell>
          <table:table-cell office:value-type="float" office:value="-0.6716474" calcext:value-type="float">
            <text:p>-0.6716474</text:p>
          </table:table-cell>
          <table:table-cell office:value-type="float" office:value="-0.5507975" calcext:value-type="float">
            <text:p>-0.5507975</text:p>
          </table:table-cell>
          <table:table-cell office:value-type="float" office:value="-0.03047208" calcext:value-type="float">
            <text:p>-0.03047208</text:p>
          </table:table-cell>
          <table:table-cell office:value-type="float" office:value="-0.01911953" calcext:value-type="float">
            <text:p>-0.01911953</text:p>
          </table:table-cell>
          <table:table-cell office:value-type="float" office:value="-0.01431617" calcext:value-type="float">
            <text:p>-0.01431617</text:p>
          </table:table-cell>
          <table:table-cell office:value-type="float" office:value="-0.009753205" calcext:value-type="float">
            <text:p>-0.009753205</text:p>
          </table:table-cell>
          <table:table-cell office:value-type="float" office:value="-0.01358802" calcext:value-type="float">
            <text:p>-0.01358802</text:p>
          </table:table-cell>
          <table:table-cell office:value-type="float" office:value="-0.008288089" calcext:value-type="float">
            <text:p>-0.008288089</text:p>
          </table:table-cell>
          <table:table-cell office:value-type="float" office:value="-0.004914623" calcext:value-type="float">
            <text:p>-0.004914623</text:p>
          </table:table-cell>
          <table:table-cell office:value-type="float" office:value="2028.522" calcext:value-type="float">
            <text:p>2028.522</text:p>
          </table:table-cell>
          <table:table-cell office:value-type="float" office:value="0" calcext:value-type="float">
            <text:p>0</text:p>
          </table:table-cell>
          <table:table-cell office:value-type="float" office:value="-3.195931" calcext:value-type="float">
            <text:p>-3.195931</text:p>
          </table:table-cell>
          <table:table-cell office:value-type="float" office:value="0.001330935" calcext:value-type="float">
            <text:p>0.00133093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713074" calcext:value-type="float">
            <text:p>4.713074E-0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1998" calcext:value-type="float">
            <text:p>23121998</text:p>
          </table:table-cell>
          <table:table-cell office:value-type="float" office:value="870.9756" calcext:value-type="float">
            <text:p>870.9756</text:p>
          </table:table-cell>
          <table:table-cell office:value-type="float" office:value="200.8" calcext:value-type="float">
            <text:p>200.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9.063" calcext:value-type="float">
            <text:p>1269.063</text:p>
          </table:table-cell>
          <table:table-cell office:value-type="float" office:value="822.9698" calcext:value-type="float">
            <text:p>822.9698</text:p>
          </table:table-cell>
          <table:table-cell office:value-type="float" office:value="141.6066" calcext:value-type="float">
            <text:p>141.6066</text:p>
          </table:table-cell>
          <table:table-cell office:value-type="float" office:value="0.1546149" calcext:value-type="float">
            <text:p>0.1546149</text:p>
          </table:table-cell>
          <table:table-cell office:value-type="float" office:value="0.1691578" calcext:value-type="float">
            <text:p>0.1691578</text:p>
          </table:table-cell>
          <table:table-cell office:value-type="float" office:value="0.1834674" calcext:value-type="float">
            <text:p>0.1834674</text:p>
          </table:table-cell>
          <table:table-cell office:value-type="float" office:value="0.2915332" calcext:value-type="float">
            <text:p>0.2915332</text:p>
          </table:table-cell>
          <table:table-cell office:value-type="float" office:value="0.2986365" calcext:value-type="float">
            <text:p>0.2986365</text:p>
          </table:table-cell>
          <table:table-cell office:value-type="float" office:value="0.3045142" calcext:value-type="float">
            <text:p>0.3045142</text:p>
          </table:table-cell>
          <table:table-cell office:value-type="float" office:value="0.3575401" calcext:value-type="float">
            <text:p>0.3575401</text:p>
          </table:table-cell>
          <table:table-cell office:value-type="float" office:value="0.3608949" calcext:value-type="float">
            <text:p>0.3608949</text:p>
          </table:table-cell>
          <table:table-cell office:value-type="float" office:value="0.3800158" calcext:value-type="float">
            <text:p>0.3800158</text:p>
          </table:table-cell>
          <table:table-cell office:value-type="float" office:value="0.4006599" calcext:value-type="float">
            <text:p>0.4006599</text:p>
          </table:table-cell>
          <table:table-cell office:value-type="float" office:value="0.4933005" calcext:value-type="float">
            <text:p>0.4933005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19123" calcext:value-type="float">
            <text:p>0.3519123</text:p>
          </table:table-cell>
          <table:table-cell office:value-type="float" office:value="0.2469442" calcext:value-type="float">
            <text:p>0.2469442</text:p>
          </table:table-cell>
          <table:table-cell office:value-type="float" office:value="0.1259013" calcext:value-type="float">
            <text:p>0.1259013</text:p>
          </table:table-cell>
          <table:table-cell office:value-type="float" office:value="0.06208333" calcext:value-type="float">
            <text:p>0.062083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166813" calcext:value-type="float">
            <text:p>-1.166813</text:p>
          </table:table-cell>
          <table:table-cell office:value-type="float" office:value="-0.6770988" calcext:value-type="float">
            <text:p>-0.6770988</text:p>
          </table:table-cell>
          <table:table-cell office:value-type="float" office:value="-0.4124379" calcext:value-type="float">
            <text:p>-0.4124379</text:p>
          </table:table-cell>
          <table:table-cell office:value-type="float" office:value="-0.02329311" calcext:value-type="float">
            <text:p>-0.02329311</text:p>
          </table:table-cell>
          <table:table-cell office:value-type="float" office:value="-0.01968459" calcext:value-type="float">
            <text:p>-0.01968459</text:p>
          </table:table-cell>
          <table:table-cell office:value-type="float" office:value="-0.01717319" calcext:value-type="float">
            <text:p>-0.01717319</text:p>
          </table:table-cell>
          <table:table-cell office:value-type="float" office:value="-0.01380449" calcext:value-type="float">
            <text:p>-0.01380449</text:p>
          </table:table-cell>
          <table:table-cell office:value-type="float" office:value="-0.0139671" calcext:value-type="float">
            <text:p>-0.0139671</text:p>
          </table:table-cell>
          <table:table-cell office:value-type="float" office:value="-0.008525698" calcext:value-type="float">
            <text:p>-0.008525698</text:p>
          </table:table-cell>
          <table:table-cell office:value-type="float" office:value="-0.005142475" calcext:value-type="float">
            <text:p>-0.005142475</text:p>
          </table:table-cell>
          <table:table-cell office:value-type="float" office:value="2037.939" calcext:value-type="float">
            <text:p>2037.939</text:p>
          </table:table-cell>
          <table:table-cell office:value-type="float" office:value="0" calcext:value-type="float">
            <text:p>0</text:p>
          </table:table-cell>
          <table:table-cell office:value-type="float" office:value="-2.635782" calcext:value-type="float">
            <text:p>-2.635782</text:p>
          </table:table-cell>
          <table:table-cell office:value-type="float" office:value="0.00131501" calcext:value-type="float">
            <text:p>0.0013150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08189818" calcext:value-type="float">
            <text:p>8.189818E-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1998" calcext:value-type="float">
            <text:p>24121998</text:p>
          </table:table-cell>
          <table:table-cell office:value-type="float" office:value="872.9755" calcext:value-type="float">
            <text:p>872.9755</text:p>
          </table:table-cell>
          <table:table-cell office:value-type="float" office:value="200.8029" calcext:value-type="float">
            <text:p>200.8029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7.888" calcext:value-type="float">
            <text:p>1267.888</text:p>
          </table:table-cell>
          <table:table-cell office:value-type="float" office:value="826.1431" calcext:value-type="float">
            <text:p>826.1431</text:p>
          </table:table-cell>
          <table:table-cell office:value-type="float" office:value="155.6046" calcext:value-type="float">
            <text:p>155.6046</text:p>
          </table:table-cell>
          <table:table-cell office:value-type="float" office:value="0.1573466" calcext:value-type="float">
            <text:p>0.1573466</text:p>
          </table:table-cell>
          <table:table-cell office:value-type="float" office:value="0.171365" calcext:value-type="float">
            <text:p>0.171365</text:p>
          </table:table-cell>
          <table:table-cell office:value-type="float" office:value="0.1873668" calcext:value-type="float">
            <text:p>0.1873668</text:p>
          </table:table-cell>
          <table:table-cell office:value-type="float" office:value="0.2949893" calcext:value-type="float">
            <text:p>0.2949893</text:p>
          </table:table-cell>
          <table:table-cell office:value-type="float" office:value="0.298613" calcext:value-type="float">
            <text:p>0.298613</text:p>
          </table:table-cell>
          <table:table-cell office:value-type="float" office:value="0.3025398" calcext:value-type="float">
            <text:p>0.3025398</text:p>
          </table:table-cell>
          <table:table-cell office:value-type="float" office:value="0.3523002" calcext:value-type="float">
            <text:p>0.3523002</text:p>
          </table:table-cell>
          <table:table-cell office:value-type="float" office:value="0.3594579" calcext:value-type="float">
            <text:p>0.3594579</text:p>
          </table:table-cell>
          <table:table-cell office:value-type="float" office:value="0.3790467" calcext:value-type="float">
            <text:p>0.3790467</text:p>
          </table:table-cell>
          <table:table-cell office:value-type="float" office:value="0.3990243" calcext:value-type="float">
            <text:p>0.3990243</text:p>
          </table:table-cell>
          <table:table-cell office:value-type="float" office:value="0.4902233" calcext:value-type="float">
            <text:p>0.4902233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9163" calcext:value-type="float">
            <text:p>0.349163</text:p>
          </table:table-cell>
          <table:table-cell office:value-type="float" office:value="0.2480517" calcext:value-type="float">
            <text:p>0.2480517</text:p>
          </table:table-cell>
          <table:table-cell office:value-type="float" office:value="0.1232698" calcext:value-type="float">
            <text:p>0.1232698</text:p>
          </table:table-cell>
          <table:table-cell office:value-type="float" office:value="0.06133098" calcext:value-type="float">
            <text:p>0.061330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057113" calcext:value-type="float">
            <text:p>-1.057113</text:p>
          </table:table-cell>
          <table:table-cell office:value-type="float" office:value="-0.6264507" calcext:value-type="float">
            <text:p>-0.6264507</text:p>
          </table:table-cell>
          <table:table-cell office:value-type="float" office:value="-0.3625456" calcext:value-type="float">
            <text:p>-0.3625456</text:p>
          </table:table-cell>
          <table:table-cell office:value-type="float" office:value="-0.02145004" calcext:value-type="float">
            <text:p>-0.02145004</text:p>
          </table:table-cell>
          <table:table-cell office:value-type="float" office:value="-0.01969956" calcext:value-type="float">
            <text:p>-0.01969956</text:p>
          </table:table-cell>
          <table:table-cell office:value-type="float" office:value="-0.0179824" calcext:value-type="float">
            <text:p>-0.0179824</text:p>
          </table:table-cell>
          <table:table-cell office:value-type="float" office:value="-0.01593539" calcext:value-type="float">
            <text:p>-0.01593539</text:p>
          </table:table-cell>
          <table:table-cell office:value-type="float" office:value="-0.01451238" calcext:value-type="float">
            <text:p>-0.01451238</text:p>
          </table:table-cell>
          <table:table-cell office:value-type="float" office:value="-0.008737323" calcext:value-type="float">
            <text:p>-0.008737323</text:p>
          </table:table-cell>
          <table:table-cell office:value-type="float" office:value="-0.005348287" calcext:value-type="float">
            <text:p>-0.005348287</text:p>
          </table:table-cell>
          <table:table-cell office:value-type="float" office:value="2046.863" calcext:value-type="float">
            <text:p>2046.863</text:p>
          </table:table-cell>
          <table:table-cell office:value-type="float" office:value="0" calcext:value-type="float">
            <text:p>0</text:p>
          </table:table-cell>
          <table:table-cell office:value-type="float" office:value="-2.256721" calcext:value-type="float">
            <text:p>-2.256721</text:p>
          </table:table-cell>
          <table:table-cell office:value-type="float" office:value="0.00130011" calcext:value-type="float">
            <text:p>0.00130011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3611203" calcext:value-type="float">
            <text:p>3.611203E-0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1998" calcext:value-type="float">
            <text:p>25121998</text:p>
          </table:table-cell>
          <table:table-cell office:value-type="float" office:value="873.3756" calcext:value-type="float">
            <text:p>873.3756</text:p>
          </table:table-cell>
          <table:table-cell office:value-type="float" office:value="200.7319" calcext:value-type="float">
            <text:p>200.7319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5.481" calcext:value-type="float">
            <text:p>1265.481</text:p>
          </table:table-cell>
          <table:table-cell office:value-type="float" office:value="829.0213" calcext:value-type="float">
            <text:p>829.0213</text:p>
          </table:table-cell>
          <table:table-cell office:value-type="float" office:value="156.9309" calcext:value-type="float">
            <text:p>156.9309</text:p>
          </table:table-cell>
          <table:table-cell office:value-type="float" office:value="0.1607348" calcext:value-type="float">
            <text:p>0.1607348</text:p>
          </table:table-cell>
          <table:table-cell office:value-type="float" office:value="0.1764802" calcext:value-type="float">
            <text:p>0.1764802</text:p>
          </table:table-cell>
          <table:table-cell office:value-type="float" office:value="0.1922527" calcext:value-type="float">
            <text:p>0.1922527</text:p>
          </table:table-cell>
          <table:table-cell office:value-type="float" office:value="0.2968206" calcext:value-type="float">
            <text:p>0.2968206</text:p>
          </table:table-cell>
          <table:table-cell office:value-type="float" office:value="0.2990146" calcext:value-type="float">
            <text:p>0.2990146</text:p>
          </table:table-cell>
          <table:table-cell office:value-type="float" office:value="0.3015071" calcext:value-type="float">
            <text:p>0.3015071</text:p>
          </table:table-cell>
          <table:table-cell office:value-type="float" office:value="0.349925" calcext:value-type="float">
            <text:p>0.349925</text:p>
          </table:table-cell>
          <table:table-cell office:value-type="float" office:value="0.3581119" calcext:value-type="float">
            <text:p>0.3581119</text:p>
          </table:table-cell>
          <table:table-cell office:value-type="float" office:value="0.3782074" calcext:value-type="float">
            <text:p>0.3782074</text:p>
          </table:table-cell>
          <table:table-cell office:value-type="float" office:value="0.3976305" calcext:value-type="float">
            <text:p>0.3976305</text:p>
          </table:table-cell>
          <table:table-cell office:value-type="float" office:value="0.4871106" calcext:value-type="float">
            <text:p>0.4871106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57831" calcext:value-type="float">
            <text:p>0.3457831</text:p>
          </table:table-cell>
          <table:table-cell office:value-type="float" office:value="0.2462043" calcext:value-type="float">
            <text:p>0.2462043</text:p>
          </table:table-cell>
          <table:table-cell office:value-type="float" office:value="0.1199639" calcext:value-type="float">
            <text:p>0.1199639</text:p>
          </table:table-cell>
          <table:table-cell office:value-type="float" office:value="0.05877833" calcext:value-type="float">
            <text:p>0.058778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9250034" calcext:value-type="float">
            <text:p>-0.9250034</text:p>
          </table:table-cell>
          <table:table-cell office:value-type="float" office:value="-0.522742" calcext:value-type="float">
            <text:p>-0.522742</text:p>
          </table:table-cell>
          <table:table-cell office:value-type="float" office:value="-0.3097114" calcext:value-type="float">
            <text:p>-0.3097114</text:p>
          </table:table-cell>
          <table:table-cell office:value-type="float" office:value="-0.02054301" calcext:value-type="float">
            <text:p>-0.02054301</text:p>
          </table:table-cell>
          <table:table-cell office:value-type="float" office:value="-0.01951718" calcext:value-type="float">
            <text:p>-0.01951718</text:p>
          </table:table-cell>
          <table:table-cell office:value-type="float" office:value="-0.01841808" calcext:value-type="float">
            <text:p>-0.01841808</text:p>
          </table:table-cell>
          <table:table-cell office:value-type="float" office:value="-0.01701633" calcext:value-type="float">
            <text:p>-0.01701633</text:p>
          </table:table-cell>
          <table:table-cell office:value-type="float" office:value="-0.01504544" calcext:value-type="float">
            <text:p>-0.01504544</text:p>
          </table:table-cell>
          <table:table-cell office:value-type="float" office:value="-0.008925317" calcext:value-type="float">
            <text:p>-0.008925317</text:p>
          </table:table-cell>
          <table:table-cell office:value-type="float" office:value="-0.005530915" calcext:value-type="float">
            <text:p>-0.005530915</text:p>
          </table:table-cell>
          <table:table-cell office:value-type="float" office:value="2055.527" calcext:value-type="float">
            <text:p>2055.527</text:p>
          </table:table-cell>
          <table:table-cell office:value-type="float" office:value="0" calcext:value-type="float">
            <text:p>0</text:p>
          </table:table-cell>
          <table:table-cell office:value-type="float" office:value="-1.951077" calcext:value-type="float">
            <text:p>-1.951077</text:p>
          </table:table-cell>
          <table:table-cell office:value-type="float" office:value="0.001271205" calcext:value-type="float">
            <text:p>0.00127120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2886518" calcext:value-type="float">
            <text:p>2.886518E-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1998" calcext:value-type="float">
            <text:p>26121998</text:p>
          </table:table-cell>
          <table:table-cell office:value-type="float" office:value="873.3756" calcext:value-type="float">
            <text:p>873.3756</text:p>
          </table:table-cell>
          <table:table-cell office:value-type="float" office:value="200.7418" calcext:value-type="float">
            <text:p>200.741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2.863" calcext:value-type="float">
            <text:p>1262.863</text:p>
          </table:table-cell>
          <table:table-cell office:value-type="float" office:value="831.6294" calcext:value-type="float">
            <text:p>831.6294</text:p>
          </table:table-cell>
          <table:table-cell office:value-type="float" office:value="152.7592" calcext:value-type="float">
            <text:p>152.7592</text:p>
          </table:table-cell>
          <table:table-cell office:value-type="float" office:value="0.1690192" calcext:value-type="float">
            <text:p>0.1690192</text:p>
          </table:table-cell>
          <table:table-cell office:value-type="float" office:value="0.1826491" calcext:value-type="float">
            <text:p>0.1826491</text:p>
          </table:table-cell>
          <table:table-cell office:value-type="float" office:value="0.197577" calcext:value-type="float">
            <text:p>0.197577</text:p>
          </table:table-cell>
          <table:table-cell office:value-type="float" office:value="0.2980999" calcext:value-type="float">
            <text:p>0.2980999</text:p>
          </table:table-cell>
          <table:table-cell office:value-type="float" office:value="0.2994792" calcext:value-type="float">
            <text:p>0.2994792</text:p>
          </table:table-cell>
          <table:table-cell office:value-type="float" office:value="0.3012438" calcext:value-type="float">
            <text:p>0.3012438</text:p>
          </table:table-cell>
          <table:table-cell office:value-type="float" office:value="0.3493158" calcext:value-type="float">
            <text:p>0.3493158</text:p>
          </table:table-cell>
          <table:table-cell office:value-type="float" office:value="0.3569237" calcext:value-type="float">
            <text:p>0.3569237</text:p>
          </table:table-cell>
          <table:table-cell office:value-type="float" office:value="0.3775528" calcext:value-type="float">
            <text:p>0.3775528</text:p>
          </table:table-cell>
          <table:table-cell office:value-type="float" office:value="0.3964214" calcext:value-type="float">
            <text:p>0.3964214</text:p>
          </table:table-cell>
          <table:table-cell office:value-type="float" office:value="0.4839967" calcext:value-type="float">
            <text:p>0.4839967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4902" calcext:value-type="float">
            <text:p>0.3374902</text:p>
          </table:table-cell>
          <table:table-cell office:value-type="float" office:value="0.2434094" calcext:value-type="float">
            <text:p>0.2434094</text:p>
          </table:table-cell>
          <table:table-cell office:value-type="float" office:value="0.1165749" calcext:value-type="float">
            <text:p>0.1165749</text:p>
          </table:table-cell>
          <table:table-cell office:value-type="float" office:value="0.05461637" calcext:value-type="float">
            <text:p>0.054616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6811702" calcext:value-type="float">
            <text:p>-0.6811702</text:p>
          </table:table-cell>
          <table:table-cell office:value-type="float" office:value="-0.4241155" calcext:value-type="float">
            <text:p>-0.4241155</text:p>
          </table:table-cell>
          <table:table-cell office:value-type="float" office:value="-0.2621351" calcext:value-type="float">
            <text:p>-0.2621351</text:p>
          </table:table-cell>
          <table:table-cell office:value-type="float" office:value="-0.01993894" calcext:value-type="float">
            <text:p>-0.01993894</text:p>
          </table:table-cell>
          <table:table-cell office:value-type="float" office:value="-0.01930902" calcext:value-type="float">
            <text:p>-0.01930902</text:p>
          </table:table-cell>
          <table:table-cell office:value-type="float" office:value="-0.01853284" calcext:value-type="float">
            <text:p>-0.01853284</text:p>
          </table:table-cell>
          <table:table-cell office:value-type="float" office:value="-0.01731014" calcext:value-type="float">
            <text:p>-0.01731014</text:p>
          </table:table-cell>
          <table:table-cell office:value-type="float" office:value="-0.01553392" calcext:value-type="float">
            <text:p>-0.01553392</text:p>
          </table:table-cell>
          <table:table-cell office:value-type="float" office:value="-0.009075368" calcext:value-type="float">
            <text:p>-0.009075368</text:p>
          </table:table-cell>
          <table:table-cell office:value-type="float" office:value="-0.005694867" calcext:value-type="float">
            <text:p>-0.005694867</text:p>
          </table:table-cell>
          <table:table-cell office:value-type="float" office:value="2064.01" calcext:value-type="float">
            <text:p>2064.01</text:p>
          </table:table-cell>
          <table:table-cell office:value-type="float" office:value="0" calcext:value-type="float">
            <text:p>0</text:p>
          </table:table-cell>
          <table:table-cell office:value-type="float" office:value="-1.582312" calcext:value-type="float">
            <text:p>-1.582312</text:p>
          </table:table-cell>
          <table:table-cell office:value-type="float" office:value="0.001230652" calcext:value-type="float">
            <text:p>0.001230652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628673" calcext:value-type="float">
            <text:p>4.628673E-0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1998" calcext:value-type="float">
            <text:p>27121998</text:p>
          </table:table-cell>
          <table:table-cell office:value-type="float" office:value="873.3756" calcext:value-type="float">
            <text:p>873.3756</text:p>
          </table:table-cell>
          <table:table-cell office:value-type="float" office:value="200.7069" calcext:value-type="float">
            <text:p>200.7069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60.533" calcext:value-type="float">
            <text:p>1260.533</text:p>
          </table:table-cell>
          <table:table-cell office:value-type="float" office:value="833.9951" calcext:value-type="float">
            <text:p>833.9951</text:p>
          </table:table-cell>
          <table:table-cell office:value-type="float" office:value="149.7446" calcext:value-type="float">
            <text:p>149.7446</text:p>
          </table:table-cell>
          <table:table-cell office:value-type="float" office:value="0.1711452" calcext:value-type="float">
            <text:p>0.1711452</text:p>
          </table:table-cell>
          <table:table-cell office:value-type="float" office:value="0.1882289" calcext:value-type="float">
            <text:p>0.1882289</text:p>
          </table:table-cell>
          <table:table-cell office:value-type="float" office:value="0.2035246" calcext:value-type="float">
            <text:p>0.2035246</text:p>
          </table:table-cell>
          <table:table-cell office:value-type="float" office:value="0.2990133" calcext:value-type="float">
            <text:p>0.2990133</text:p>
          </table:table-cell>
          <table:table-cell office:value-type="float" office:value="0.3000447" calcext:value-type="float">
            <text:p>0.3000447</text:p>
          </table:table-cell>
          <table:table-cell office:value-type="float" office:value="0.3013959" calcext:value-type="float">
            <text:p>0.3013959</text:p>
          </table:table-cell>
          <table:table-cell office:value-type="float" office:value="0.3489244" calcext:value-type="float">
            <text:p>0.3489244</text:p>
          </table:table-cell>
          <table:table-cell office:value-type="float" office:value="0.3565692" calcext:value-type="float">
            <text:p>0.3565692</text:p>
          </table:table-cell>
          <table:table-cell office:value-type="float" office:value="0.377066" calcext:value-type="float">
            <text:p>0.377066</text:p>
          </table:table-cell>
          <table:table-cell office:value-type="float" office:value="0.3967122" calcext:value-type="float">
            <text:p>0.3967122</text:p>
          </table:table-cell>
          <table:table-cell office:value-type="float" office:value="0.4794742" calcext:value-type="float">
            <text:p>0.4794742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53731" calcext:value-type="float">
            <text:p>0.3353731</text:p>
          </table:table-cell>
          <table:table-cell office:value-type="float" office:value="0.241382" calcext:value-type="float">
            <text:p>0.241382</text:p>
          </table:table-cell>
          <table:table-cell office:value-type="float" office:value="0.1131816" calcext:value-type="float">
            <text:p>0.1131816</text:p>
          </table:table-cell>
          <table:table-cell office:value-type="float" office:value="0.04891109" calcext:value-type="float">
            <text:p>0.048911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6261188" calcext:value-type="float">
            <text:p>-0.6261188</text:p>
          </table:table-cell>
          <table:table-cell office:value-type="float" office:value="-0.3523211" calcext:value-type="float">
            <text:p>-0.3523211</text:p>
          </table:table-cell>
          <table:table-cell office:value-type="float" office:value="-0.2186525" calcext:value-type="float">
            <text:p>-0.2186525</text:p>
          </table:table-cell>
          <table:table-cell office:value-type="float" office:value="-0.01951277" calcext:value-type="float">
            <text:p>-0.01951277</text:p>
          </table:table-cell>
          <table:table-cell office:value-type="float" office:value="-0.01905737" calcext:value-type="float">
            <text:p>-0.01905737</text:p>
          </table:table-cell>
          <table:table-cell office:value-type="float" office:value="-0.01846924" calcext:value-type="float">
            <text:p>-0.01846924</text:p>
          </table:table-cell>
          <table:table-cell office:value-type="float" office:value="-0.0174999" calcext:value-type="float">
            <text:p>-0.0174999</text:p>
          </table:table-cell>
          <table:table-cell office:value-type="float" office:value="-0.01568731" calcext:value-type="float">
            <text:p>-0.01568731</text:p>
          </table:table-cell>
          <table:table-cell office:value-type="float" office:value="-0.009188605" calcext:value-type="float">
            <text:p>-0.009188605</text:p>
          </table:table-cell>
          <table:table-cell office:value-type="float" office:value="-0.005654938" calcext:value-type="float">
            <text:p>-0.005654938</text:p>
          </table:table-cell>
          <table:table-cell office:value-type="float" office:value="2072.269" calcext:value-type="float">
            <text:p>2072.269</text:p>
          </table:table-cell>
          <table:table-cell office:value-type="float" office:value="0" calcext:value-type="float">
            <text:p>0</text:p>
          </table:table-cell>
          <table:table-cell office:value-type="float" office:value="-2.02116" calcext:value-type="float">
            <text:p>-2.02116</text:p>
          </table:table-cell>
          <table:table-cell office:value-type="float" office:value="0.001190243" calcext:value-type="float">
            <text:p>0.001190243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1853332" calcext:value-type="float">
            <text:p>1.853332E-0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1998" calcext:value-type="float">
            <text:p>28121998</text:p>
          </table:table-cell>
          <table:table-cell office:value-type="float" office:value="873.3756" calcext:value-type="float">
            <text:p>873.3756</text:p>
          </table:table-cell>
          <table:table-cell office:value-type="float" office:value="200.721" calcext:value-type="float">
            <text:p>200.72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8.317" calcext:value-type="float">
            <text:p>1258.317</text:p>
          </table:table-cell>
          <table:table-cell office:value-type="float" office:value="836.1962" calcext:value-type="float">
            <text:p>836.1962</text:p>
          </table:table-cell>
          <table:table-cell office:value-type="float" office:value="145.567" calcext:value-type="float">
            <text:p>145.567</text:p>
          </table:table-cell>
          <table:table-cell office:value-type="float" office:value="0.1746445" calcext:value-type="float">
            <text:p>0.1746445</text:p>
          </table:table-cell>
          <table:table-cell office:value-type="float" office:value="0.1939128" calcext:value-type="float">
            <text:p>0.1939128</text:p>
          </table:table-cell>
          <table:table-cell office:value-type="float" office:value="0.2094172" calcext:value-type="float">
            <text:p>0.2094172</text:p>
          </table:table-cell>
          <table:table-cell office:value-type="float" office:value="0.2995663" calcext:value-type="float">
            <text:p>0.2995663</text:p>
          </table:table-cell>
          <table:table-cell office:value-type="float" office:value="0.3005249" calcext:value-type="float">
            <text:p>0.3005249</text:p>
          </table:table-cell>
          <table:table-cell office:value-type="float" office:value="0.3016838" calcext:value-type="float">
            <text:p>0.3016838</text:p>
          </table:table-cell>
          <table:table-cell office:value-type="float" office:value="0.3488299" calcext:value-type="float">
            <text:p>0.3488299</text:p>
          </table:table-cell>
          <table:table-cell office:value-type="float" office:value="0.3565707" calcext:value-type="float">
            <text:p>0.3565707</text:p>
          </table:table-cell>
          <table:table-cell office:value-type="float" office:value="0.37668" calcext:value-type="float">
            <text:p>0.37668</text:p>
          </table:table-cell>
          <table:table-cell office:value-type="float" office:value="0.3956075" calcext:value-type="float">
            <text:p>0.3956075</text:p>
          </table:table-cell>
          <table:table-cell office:value-type="float" office:value="0.4764504" calcext:value-type="float">
            <text:p>0.4764504</text:p>
          </table:table-cell>
          <table:table-cell office:value-type="float" office:value="0.5112641" calcext:value-type="float">
            <text:p>0.5112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18843" calcext:value-type="float">
            <text:p>0.3318843</text:p>
          </table:table-cell>
          <table:table-cell office:value-type="float" office:value="0.2411273" calcext:value-type="float">
            <text:p>0.2411273</text:p>
          </table:table-cell>
          <table:table-cell office:value-type="float" office:value="0.1104744" calcext:value-type="float">
            <text:p>0.1104744</text:p>
          </table:table-cell>
          <table:table-cell office:value-type="float" office:value="0.04209317" calcext:value-type="float">
            <text:p>0.042093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5528393" calcext:value-type="float">
            <text:p>-0.5528393</text:p>
          </table:table-cell>
          <table:table-cell office:value-type="float" office:value="-0.2937193" calcext:value-type="float">
            <text:p>-0.2937193</text:p>
          </table:table-cell>
          <table:table-cell office:value-type="float" office:value="-0.1836315" calcext:value-type="float">
            <text:p>-0.1836315</text:p>
          </table:table-cell>
          <table:table-cell office:value-type="float" office:value="-0.01926423" calcext:value-type="float">
            <text:p>-0.01926423</text:p>
          </table:table-cell>
          <table:table-cell office:value-type="float" office:value="-0.01884638" calcext:value-type="float">
            <text:p>-0.01884638</text:p>
          </table:table-cell>
          <table:table-cell office:value-type="float" office:value="-0.01834753" calcext:value-type="float">
            <text:p>-0.01834753</text:p>
          </table:table-cell>
          <table:table-cell office:value-type="float" office:value="-0.01754672" calcext:value-type="float">
            <text:p>-0.01754672</text:p>
          </table:table-cell>
          <table:table-cell office:value-type="float" office:value="-0.01568714" calcext:value-type="float">
            <text:p>-0.01568714</text:p>
          </table:table-cell>
          <table:table-cell office:value-type="float" office:value="-0.009279485" calcext:value-type="float">
            <text:p>-0.009279485</text:p>
          </table:table-cell>
          <table:table-cell office:value-type="float" office:value="-0.005808224" calcext:value-type="float">
            <text:p>-0.005808224</text:p>
          </table:table-cell>
          <table:table-cell office:value-type="float" office:value="2080.405" calcext:value-type="float">
            <text:p>2080.405</text:p>
          </table:table-cell>
          <table:table-cell office:value-type="float" office:value="0" calcext:value-type="float">
            <text:p>0</text:p>
          </table:table-cell>
          <table:table-cell office:value-type="float" office:value="-1.218102" calcext:value-type="float">
            <text:p>-1.218102</text:p>
          </table:table-cell>
          <table:table-cell office:value-type="float" office:value="0.001147736" calcext:value-type="float">
            <text:p>0.001147736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1703156" calcext:value-type="float">
            <text:p>1.703156E-0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1998" calcext:value-type="float">
            <text:p>29121998</text:p>
          </table:table-cell>
          <table:table-cell office:value-type="float" office:value="874.5756" calcext:value-type="float">
            <text:p>874.5756</text:p>
          </table:table-cell>
          <table:table-cell office:value-type="float" office:value="200.5241" calcext:value-type="float">
            <text:p>200.5241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7.586" calcext:value-type="float">
            <text:p>1257.586</text:p>
          </table:table-cell>
          <table:table-cell office:value-type="float" office:value="838.324" calcext:value-type="float">
            <text:p>838.324</text:p>
          </table:table-cell>
          <table:table-cell office:value-type="float" office:value="152.8642" calcext:value-type="float">
            <text:p>152.8642</text:p>
          </table:table-cell>
          <table:table-cell office:value-type="float" office:value="0.1719423" calcext:value-type="float">
            <text:p>0.1719423</text:p>
          </table:table-cell>
          <table:table-cell office:value-type="float" office:value="0.1954991" calcext:value-type="float">
            <text:p>0.1954991</text:p>
          </table:table-cell>
          <table:table-cell office:value-type="float" office:value="0.2139402" calcext:value-type="float">
            <text:p>0.2139402</text:p>
          </table:table-cell>
          <table:table-cell office:value-type="float" office:value="0.2997756" calcext:value-type="float">
            <text:p>0.2997756</text:p>
          </table:table-cell>
          <table:table-cell office:value-type="float" office:value="0.3008319" calcext:value-type="float">
            <text:p>0.3008319</text:p>
          </table:table-cell>
          <table:table-cell office:value-type="float" office:value="0.3019502" calcext:value-type="float">
            <text:p>0.3019502</text:p>
          </table:table-cell>
          <table:table-cell office:value-type="float" office:value="0.3488909" calcext:value-type="float">
            <text:p>0.3488909</text:p>
          </table:table-cell>
          <table:table-cell office:value-type="float" office:value="0.3565717" calcext:value-type="float">
            <text:p>0.3565717</text:p>
          </table:table-cell>
          <table:table-cell office:value-type="float" office:value="0.3763784" calcext:value-type="float">
            <text:p>0.3763784</text:p>
          </table:table-cell>
          <table:table-cell office:value-type="float" office:value="0.3960771" calcext:value-type="float">
            <text:p>0.3960771</text:p>
          </table:table-cell>
          <table:table-cell office:value-type="float" office:value="0.4719322" calcext:value-type="float">
            <text:p>0.4719322</text:p>
          </table:table-cell>
          <table:table-cell office:value-type="float" office:value="0.5112642" calcext:value-type="float">
            <text:p>0.5112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45585" calcext:value-type="float">
            <text:p>0.3345585</text:p>
          </table:table-cell>
          <table:table-cell office:value-type="float" office:value="0.2476068" calcext:value-type="float">
            <text:p>0.2476068</text:p>
          </table:table-cell>
          <table:table-cell office:value-type="float" office:value="0.1095342" calcext:value-type="float">
            <text:p>0.1095342</text:p>
          </table:table-cell>
          <table:table-cell office:value-type="float" office:value="0.03472292" calcext:value-type="float">
            <text:p>0.034722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6140564" calcext:value-type="float">
            <text:p>-0.6140564</text:p>
          </table:table-cell>
          <table:table-cell office:value-type="float" office:value="-0.2796368" calcext:value-type="float">
            <text:p>-0.2796368</text:p>
          </table:table-cell>
          <table:table-cell office:value-type="float" office:value="-0.1611296" calcext:value-type="float">
            <text:p>-0.1611296</text:p>
          </table:table-cell>
          <table:table-cell office:value-type="float" office:value="-0.01916793" calcext:value-type="float">
            <text:p>-0.01916793</text:p>
          </table:table-cell>
          <table:table-cell office:value-type="float" office:value="-0.01871233" calcext:value-type="float">
            <text:p>-0.01871233</text:p>
          </table:table-cell>
          <table:table-cell office:value-type="float" office:value="-0.01823524" calcext:value-type="float">
            <text:p>-0.01823524</text:p>
          </table:table-cell>
          <table:table-cell office:value-type="float" office:value="-0.01751764" calcext:value-type="float">
            <text:p>-0.01751764</text:p>
          </table:table-cell>
          <table:table-cell office:value-type="float" office:value="-0.01568671" calcext:value-type="float">
            <text:p>-0.01568671</text:p>
          </table:table-cell>
          <table:table-cell office:value-type="float" office:value="-0.00935127" calcext:value-type="float">
            <text:p>-0.00935127</text:p>
          </table:table-cell>
          <table:table-cell office:value-type="float" office:value="-0.005742473" calcext:value-type="float">
            <text:p>-0.005742473</text:p>
          </table:table-cell>
          <table:table-cell office:value-type="float" office:value="2088.491" calcext:value-type="float">
            <text:p>2088.491</text:p>
          </table:table-cell>
          <table:table-cell office:value-type="float" office:value="0" calcext:value-type="float">
            <text:p>0</text:p>
          </table:table-cell>
          <table:table-cell office:value-type="float" office:value="-1.826981" calcext:value-type="float">
            <text:p>-1.826981</text:p>
          </table:table-cell>
          <table:table-cell office:value-type="float" office:value="0.00112425" calcext:value-type="float">
            <text:p>0.0011242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0.000000402797" calcext:value-type="float">
            <text:p>4.02797E-0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1998" calcext:value-type="float">
            <text:p>30121998</text:p>
          </table:table-cell>
          <table:table-cell office:value-type="float" office:value="876.1754" calcext:value-type="float">
            <text:p>876.1754</text:p>
          </table:table-cell>
          <table:table-cell office:value-type="float" office:value="200.5588" calcext:value-type="float">
            <text:p>200.5588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7.083" calcext:value-type="float">
            <text:p>1257.083</text:p>
          </table:table-cell>
          <table:table-cell office:value-type="float" office:value="840.3914" calcext:value-type="float">
            <text:p>840.3914</text:p>
          </table:table-cell>
          <table:table-cell office:value-type="float" office:value="167.7303" calcext:value-type="float">
            <text:p>167.7303</text:p>
          </table:table-cell>
          <table:table-cell office:value-type="float" office:value="0.1557358" calcext:value-type="float">
            <text:p>0.1557358</text:p>
          </table:table-cell>
          <table:table-cell office:value-type="float" office:value="0.1924356" calcext:value-type="float">
            <text:p>0.1924356</text:p>
          </table:table-cell>
          <table:table-cell office:value-type="float" office:value="0.2167874" calcext:value-type="float">
            <text:p>0.2167874</text:p>
          </table:table-cell>
          <table:table-cell office:value-type="float" office:value="0.2996579" calcext:value-type="float">
            <text:p>0.2996579</text:p>
          </table:table-cell>
          <table:table-cell office:value-type="float" office:value="0.3008623" calcext:value-type="float">
            <text:p>0.3008623</text:p>
          </table:table-cell>
          <table:table-cell office:value-type="float" office:value="0.3020792" calcext:value-type="float">
            <text:p>0.3020792</text:p>
          </table:table-cell>
          <table:table-cell office:value-type="float" office:value="0.3489896" calcext:value-type="float">
            <text:p>0.3489896</text:p>
          </table:table-cell>
          <table:table-cell office:value-type="float" office:value="0.3565717" calcext:value-type="float">
            <text:p>0.3565717</text:p>
          </table:table-cell>
          <table:table-cell office:value-type="float" office:value="0.3761413" calcext:value-type="float">
            <text:p>0.3761413</text:p>
          </table:table-cell>
          <table:table-cell office:value-type="float" office:value="0.3950195" calcext:value-type="float">
            <text:p>0.3950195</text:p>
          </table:table-cell>
          <table:table-cell office:value-type="float" office:value="0.4690103" calcext:value-type="float">
            <text:p>0.4690103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07944" calcext:value-type="float">
            <text:p>0.3507944</text:p>
          </table:table-cell>
          <table:table-cell office:value-type="float" office:value="0.2616034" calcext:value-type="float">
            <text:p>0.2616034</text:p>
          </table:table-cell>
          <table:table-cell office:value-type="float" office:value="0.1106779" calcext:value-type="float">
            <text:p>0.1106779</text:p>
          </table:table-cell>
          <table:table-cell office:value-type="float" office:value="0.02716942" calcext:value-type="float">
            <text:p>0.027169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113881" calcext:value-type="float">
            <text:p>-1.113881</text:p>
          </table:table-cell>
          <table:table-cell office:value-type="float" office:value="-0.3061783" calcext:value-type="float">
            <text:p>-0.3061783</text:p>
          </table:table-cell>
          <table:table-cell office:value-type="float" office:value="-0.1483482" calcext:value-type="float">
            <text:p>-0.1483482</text:p>
          </table:table-cell>
          <table:table-cell office:value-type="float" office:value="-0.01922168" calcext:value-type="float">
            <text:p>-0.01922168</text:p>
          </table:table-cell>
          <table:table-cell office:value-type="float" office:value="-0.01869877" calcext:value-type="float">
            <text:p>-0.01869877</text:p>
          </table:table-cell>
          <table:table-cell office:value-type="float" office:value="-0.01818058" calcext:value-type="float">
            <text:p>-0.01818058</text:p>
          </table:table-cell>
          <table:table-cell office:value-type="float" office:value="-0.01746985" calcext:value-type="float">
            <text:p>-0.01746985</text:p>
          </table:table-cell>
          <table:table-cell office:value-type="float" office:value="-0.01568729" calcext:value-type="float">
            <text:p>-0.01568729</text:p>
          </table:table-cell>
          <table:table-cell office:value-type="float" office:value="-0.009408045" calcext:value-type="float">
            <text:p>-0.009408045</text:p>
          </table:table-cell>
          <table:table-cell office:value-type="float" office:value="-0.005891642" calcext:value-type="float">
            <text:p>-0.005891642</text:p>
          </table:table-cell>
          <table:table-cell office:value-type="float" office:value="2096.571" calcext:value-type="float">
            <text:p>2096.571</text:p>
          </table:table-cell>
          <table:table-cell office:value-type="float" office:value="0" calcext:value-type="float">
            <text:p>0</text:p>
          </table:table-cell>
          <table:table-cell office:value-type="float" office:value="-2.379188" calcext:value-type="float">
            <text:p>-2.379188</text:p>
          </table:table-cell>
          <table:table-cell office:value-type="float" office:value="0.001127719" calcext:value-type="float">
            <text:p>0.001127719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3483729" calcext:value-type="float">
            <text:p>-3.483729E-0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1998" calcext:value-type="float">
            <text:p>31121998</text:p>
          </table:table-cell>
          <table:table-cell office:value-type="float" office:value="877.3755" calcext:value-type="float">
            <text:p>877.3755</text:p>
          </table:table-cell>
          <table:table-cell office:value-type="float" office:value="200.5753" calcext:value-type="float">
            <text:p>200.5753</text:p>
          </table:table-cell>
          <table:table-cell office:value-type="float" office:value="10.8323" calcext:value-type="float">
            <text:p>10.8323</text:p>
          </table:table-cell>
          <table:table-cell office:value-type="float" office:value="1256.313" calcext:value-type="float">
            <text:p>1256.313</text:p>
          </table:table-cell>
          <table:table-cell office:value-type="float" office:value="842.35" calcext:value-type="float">
            <text:p>842.35</text:p>
          </table:table-cell>
          <table:table-cell office:value-type="float" office:value="176.4957" calcext:value-type="float">
            <text:p>176.4957</text:p>
          </table:table-cell>
          <table:table-cell office:value-type="float" office:value="0.1492004" calcext:value-type="float">
            <text:p>0.1492004</text:p>
          </table:table-cell>
          <table:table-cell office:value-type="float" office:value="0.180962" calcext:value-type="float">
            <text:p>0.180962</text:p>
          </table:table-cell>
          <table:table-cell office:value-type="float" office:value="0.213895" calcext:value-type="float">
            <text:p>0.213895</text:p>
          </table:table-cell>
          <table:table-cell office:value-type="float" office:value="0.2988048" calcext:value-type="float">
            <text:p>0.2988048</text:p>
          </table:table-cell>
          <table:table-cell office:value-type="float" office:value="0.3005912" calcext:value-type="float">
            <text:p>0.3005912</text:p>
          </table:table-cell>
          <table:table-cell office:value-type="float" office:value="0.3020245" calcext:value-type="float">
            <text:p>0.3020245</text:p>
          </table:table-cell>
          <table:table-cell office:value-type="float" office:value="0.3490416" calcext:value-type="float">
            <text:p>0.3490416</text:p>
          </table:table-cell>
          <table:table-cell office:value-type="float" office:value="0.3565706" calcext:value-type="float">
            <text:p>0.3565706</text:p>
          </table:table-cell>
          <table:table-cell office:value-type="float" office:value="0.3759342" calcext:value-type="float">
            <text:p>0.3759342</text:p>
          </table:table-cell>
          <table:table-cell office:value-type="float" office:value="0.3940947" calcext:value-type="float">
            <text:p>0.3940947</text:p>
          </table:table-cell>
          <table:table-cell office:value-type="float" office:value="0.4661037" calcext:value-type="float">
            <text:p>0.4661037</text:p>
          </table:table-cell>
          <table:table-cell office:value-type="float" office:value="0.5112637" calcext:value-type="float">
            <text:p>0.5112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73263" calcext:value-type="float">
            <text:p>0.3573263</text:p>
          </table:table-cell>
          <table:table-cell office:value-type="float" office:value="0.2881672" calcext:value-type="float">
            <text:p>0.2881672</text:p>
          </table:table-cell>
          <table:table-cell office:value-type="float" office:value="0.1173084" calcext:value-type="float">
            <text:p>0.1173084</text:p>
          </table:table-cell>
          <table:table-cell office:value-type="float" office:value="0.02089552" calcext:value-type="float">
            <text:p>0.020895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.454746" calcext:value-type="float">
            <text:p>-1.454746</text:p>
          </table:table-cell>
          <table:table-cell office:value-type="float" office:value="-0.4463594" calcext:value-type="float">
            <text:p>-0.4463594</text:p>
          </table:table-cell>
          <table:table-cell office:value-type="float" office:value="-0.1608864" calcext:value-type="float">
            <text:p>-0.1608864</text:p>
          </table:table-cell>
          <table:table-cell office:value-type="float" office:value="-0.01960066" calcext:value-type="float">
            <text:p>-0.01960066</text:p>
          </table:table-cell>
          <table:table-cell office:value-type="float" office:value="-0.01881365" calcext:value-type="float">
            <text:p>-0.01881365</text:p>
          </table:table-cell>
          <table:table-cell office:value-type="float" office:value="-0.01820218" calcext:value-type="float">
            <text:p>-0.01820218</text:p>
          </table:table-cell>
          <table:table-cell office:value-type="float" office:value="-0.01744443" calcext:value-type="float">
            <text:p>-0.01744443</text:p>
          </table:table-cell>
          <table:table-cell office:value-type="float" office:value="-0.01568716" calcext:value-type="float">
            <text:p>-0.01568716</text:p>
          </table:table-cell>
          <table:table-cell office:value-type="float" office:value="-0.009457918" calcext:value-type="float">
            <text:p>-0.009457918</text:p>
          </table:table-cell>
          <table:table-cell office:value-type="float" office:value="-0.006025606" calcext:value-type="float">
            <text:p>-0.006025606</text:p>
          </table:table-cell>
          <table:table-cell office:value-type="float" office:value="2104.612" calcext:value-type="float">
            <text:p>2104.612</text:p>
          </table:table-cell>
          <table:table-cell office:value-type="float" office:value="0" calcext:value-type="float">
            <text:p>0</text:p>
          </table:table-cell>
          <table:table-cell office:value-type="float" office:value="-2.513037" calcext:value-type="float">
            <text:p>-2.513037</text:p>
          </table:table-cell>
          <table:table-cell office:value-type="float" office:value="0.001165285" calcext:value-type="float">
            <text:p>0.001165285</text:p>
          </table:table-cell>
          <table:table-cell office:value-type="float" office:value="-9999.001" calcext:value-type="float">
            <text:p>-9999.001</text:p>
          </table:table-cell>
          <table:table-cell office:value-type="float" office:value="-0.0000004343456" calcext:value-type="float">
            <text:p>-4.343456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3:38:26.487069288</dc:date>
    <meta:editing-duration>PT12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